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771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2.115cm"/>
    </style:style>
    <style:style style:name="co12" style:family="table-column">
      <style:table-column-properties fo:break-before="auto" style:column-width="2.494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242cm"/>
    </style:style>
    <style:style style:name="co15" style:family="table-column">
      <style:table-column-properties fo:break-before="auto" style:column-width="2.392cm"/>
    </style:style>
    <style:style style:name="co16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2.671cm"/>
    </style:style>
    <style:style style:name="co18" style:family="table-column">
      <style:table-column-properties fo:break-before="auto" style:column-width="1.813cm"/>
    </style:style>
    <style:style style:name="co19" style:family="table-column">
      <style:table-column-properties fo:break-before="auto" style:column-width="1.233cm"/>
    </style:style>
    <style:style style:name="co20" style:family="table-column">
      <style:table-column-properties fo:break-before="auto" style:column-width="3.327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711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872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939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82cm"/>
    </style:style>
    <style:style style:name="co31" style:family="table-column">
      <style:table-column-properties fo:break-before="auto" style:column-width="5.47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Stamp</text:p>
          </table:table-cell>
          <table:table-cell office:value-type="string" calcext:value-type="string">
            <text:p>DateTimeStampStartOffse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azePointXLeft</text:p>
          </table:table-cell>
          <table:table-cell office:value-type="string" calcext:value-type="string">
            <text:p>GazePointYLeft</text:p>
          </table:table-cell>
          <table:table-cell office:value-type="string" calcext:value-type="string">
            <text:p>CamXLeft</text:p>
          </table:table-cell>
          <table:table-cell office:value-type="string" calcext:value-type="string">
            <text:p>CamYLeft</text:p>
          </table:table-cell>
          <table:table-cell office:value-type="string" calcext:value-type="string">
            <text:p>DistanceLeft</text:p>
          </table:table-cell>
          <table:table-cell office:value-type="string" calcext:value-type="string">
            <text:p>PupilLeft</text:p>
          </table:table-cell>
          <table:table-cell office:value-type="string" calcext:value-type="string">
            <text:p>ValidityLeft</text:p>
          </table:table-cell>
          <table:table-cell office:value-type="string" calcext:value-type="string">
            <text:p>GazePointXRight</text:p>
          </table:table-cell>
          <table:table-cell office:value-type="string" calcext:value-type="string">
            <text:p>GazePointYRight</text:p>
          </table:table-cell>
          <table:table-cell office:value-type="string" calcext:value-type="string">
            <text:p>CamXRight</text:p>
          </table:table-cell>
          <table:table-cell office:value-type="string" calcext:value-type="string">
            <text:p>CamYRight</text:p>
          </table:table-cell>
          <table:table-cell office:value-type="string" calcext:value-type="string">
            <text:p>DistanceRight</text:p>
          </table:table-cell>
          <table:table-cell office:value-type="string" calcext:value-type="string">
            <text:p>PupilRight</text:p>
          </table:table-cell>
          <table:table-cell office:value-type="string" calcext:value-type="string">
            <text:p>ValidityRight</text:p>
          </table:table-cell>
          <table:table-cell office:value-type="string" calcext:value-type="string">
            <text:p>FixationIndex</text:p>
          </table:table-cell>
          <table:table-cell office:value-type="string" calcext:value-type="string">
            <text:p>GazePointX</text:p>
          </table:table-cell>
          <table:table-cell office:value-type="string" calcext:value-type="string">
            <text:p>GazePoin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Key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StimuliName</text:p>
          </table:table-cell>
          <table:table-cell office:value-type="string" calcext:value-type="string">
            <text:p>StimuliID</text:p>
          </table:table-cell>
          <table:table-cell office:value-type="string" calcext:value-type="string">
            <text:p>MediaWidth</text:p>
          </table:table-cell>
          <table:table-cell office:value-type="string" calcext:value-type="string">
            <text:p>MediaHeight</text:p>
          </table:table-cell>
          <table:table-cell office:value-type="string" calcext:value-type="string">
            <text:p>MediaPosX</text:p>
          </table:table-cell>
          <table:table-cell office:value-type="string" calcext:value-type="string">
            <text:p>MediaPosY</text:p>
          </table:table-cell>
          <table:table-cell office:value-type="string" calcext:value-type="string">
            <text:p>MappedFixationPointX</text:p>
          </table:table-cell>
          <table:table-cell office:value-type="string" calcext:value-type="string">
            <text:p>MappedFixationPointY</text:p>
          </table:table-cell>
          <table:table-cell office:value-type="string" calcext:value-type="string">
            <text:p>FixationDuration</text:p>
          </table:table-cell>
          <table:table-cell office:value-type="string" calcext:value-type="string">
            <text:p>AoiIds</text:p>
          </table:table-cell>
          <table:table-cell office:value-type="string" calcext:value-type="string">
            <text:p>AoiNames</text:p>
          </table:table-cell>
          <table:table-cell office:value-type="string" calcext:value-type="string">
            <text:p>WebGroupImage</text:p>
          </table:table-cell>
          <table:table-cell office:value-type="string" calcext:value-type="string">
            <text:p>MappedGazeDataPointX</text:p>
          </table:table-cell>
          <table:table-cell office:value-type="string" calcext:value-type="string">
            <text:p>MappedGazeDataPointY</text:p>
          </table:table-cell>
          <table:table-cell office:value-type="string" calcext:value-type="string">
            <text:p>MicroSecondTimestamp</text:p>
          </table:table-cell>
          <table:table-cell office:value-type="string" calcext:value-type="string">
            <text:p>AbsoluteMicroSecondTimestamp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4:37:15.376</text:p>
          </table:table-cell>
          <table:table-cell office:value-type="string" calcext:value-type="string">
            <text:p>00:00:00.017</text:p>
          </table:table-cell>
          <table:table-cell office:value-type="float" office:value="0" calcext:value-type="float">
            <text:p>0</text:p>
          </table:table-cell>
          <table:table-cell office:value-type="float" office:value="630.2711" calcext:value-type="float">
            <text:p>630,2711</text:p>
          </table:table-cell>
          <table:table-cell office:value-type="float" office:value="315.9948" calcext:value-type="float">
            <text:p>315,9948</text:p>
          </table:table-cell>
          <table:table-cell office:value-type="float" office:value="0.6358925" calcext:value-type="float">
            <text:p>0,6358925</text:p>
          </table:table-cell>
          <table:table-cell office:value-type="float" office:value="0.3042837" calcext:value-type="float">
            <text:p>0,3042837</text:p>
          </table:table-cell>
          <table:table-cell office:value-type="float" office:value="693.0518" calcext:value-type="float">
            <text:p>693,0518</text:p>
          </table:table-cell>
          <table:table-cell office:value-type="float" office:value="3.81559" calcext:value-type="float">
            <text:p>3,81559</text:p>
          </table:table-cell>
          <table:table-cell office:value-type="float" office:value="0" calcext:value-type="float">
            <text:p>0</text:p>
          </table:table-cell>
          <table:table-cell office:value-type="float" office:value="646.3735" calcext:value-type="float">
            <text:p>646,3735</text:p>
          </table:table-cell>
          <table:table-cell office:value-type="float" office:value="318.561" calcext:value-type="float">
            <text:p>318,561</text:p>
          </table:table-cell>
          <table:table-cell office:value-type="float" office:value="0.375759" calcext:value-type="float">
            <text:p>0,375759</text:p>
          </table:table-cell>
          <table:table-cell office:value-type="float" office:value="0.3101471" calcext:value-type="float">
            <text:p>0,3101471</text:p>
          </table:table-cell>
          <table:table-cell office:value-type="float" office:value="696.3912" calcext:value-type="float">
            <text:p>696,3912</text:p>
          </table:table-cell>
          <table:table-cell office:value-type="float" office:value="3.840127" calcext:value-type="float">
            <text:p>3,84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317" calcext:value-type="float">
            <text:p>317</text:p>
          </table:table-cell>
          <table:table-cell office:value-type="float" office:value="17196" calcext:value-type="float">
            <text:p>17196</text:p>
          </table:table-cell>
          <table:table-cell office:value-type="float" office:value="368583115" calcext:value-type="float">
            <text:p>3685831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4:37:15.396</text:p>
          </table:table-cell>
          <table:table-cell office:value-type="string" calcext:value-type="string">
            <text:p>00:00:00.037</text:p>
          </table:table-cell>
          <table:table-cell office:value-type="float" office:value="1" calcext:value-type="float">
            <text:p>1</text:p>
          </table:table-cell>
          <table:table-cell office:value-type="float" office:value="619.8772" calcext:value-type="float">
            <text:p>619,8772</text:p>
          </table:table-cell>
          <table:table-cell office:value-type="float" office:value="322.3088" calcext:value-type="float">
            <text:p>322,3088</text:p>
          </table:table-cell>
          <table:table-cell office:value-type="float" office:value="0.6358174" calcext:value-type="float">
            <text:p>0,6358174</text:p>
          </table:table-cell>
          <table:table-cell office:value-type="float" office:value="0.3043774" calcext:value-type="float">
            <text:p>0,3043774</text:p>
          </table:table-cell>
          <table:table-cell office:value-type="float" office:value="693.0518" calcext:value-type="float">
            <text:p>693,0518</text:p>
          </table:table-cell>
          <table:table-cell office:value-type="float" office:value="3.80807" calcext:value-type="float">
            <text:p>3,80807</text:p>
          </table:table-cell>
          <table:table-cell office:value-type="float" office:value="0" calcext:value-type="float">
            <text:p>0</text:p>
          </table:table-cell>
          <table:table-cell office:value-type="float" office:value="654.5246" calcext:value-type="float">
            <text:p>654,5246</text:p>
          </table:table-cell>
          <table:table-cell office:value-type="float" office:value="324.2791" calcext:value-type="float">
            <text:p>324,2791</text:p>
          </table:table-cell>
          <table:table-cell office:value-type="float" office:value="0.3757305" calcext:value-type="float">
            <text:p>0,3757305</text:p>
          </table:table-cell>
          <table:table-cell office:value-type="float" office:value="0.3101786" calcext:value-type="float">
            <text:p>0,3101786</text:p>
          </table:table-cell>
          <table:table-cell office:value-type="float" office:value="696.3912" calcext:value-type="float">
            <text:p>696,3912</text:p>
          </table:table-cell>
          <table:table-cell office:value-type="float" office:value="3.886728" calcext:value-type="float">
            <text:p>3,886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23" calcext:value-type="float">
            <text:p>323</text:p>
          </table:table-cell>
          <table:table-cell office:value-type="float" office:value="37065" calcext:value-type="float">
            <text:p>37065</text:p>
          </table:table-cell>
          <table:table-cell office:value-type="float" office:value="368602984" calcext:value-type="float">
            <text:p>36860298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4:37:15.416</text:p>
          </table:table-cell>
          <table:table-cell office:value-type="string" calcext:value-type="string">
            <text:p>00:00:00.057</text:p>
          </table:table-cell>
          <table:table-cell office:value-type="float" office:value="2" calcext:value-type="float">
            <text:p>2</text:p>
          </table:table-cell>
          <table:table-cell office:value-type="float" office:value="632.4906" calcext:value-type="float">
            <text:p>632,4906</text:p>
          </table:table-cell>
          <table:table-cell office:value-type="float" office:value="350.9333" calcext:value-type="float">
            <text:p>350,9333</text:p>
          </table:table-cell>
          <table:table-cell office:value-type="float" office:value="0.63578" calcext:value-type="float">
            <text:p>0,63578</text:p>
          </table:table-cell>
          <table:table-cell office:value-type="float" office:value="0.3044532" calcext:value-type="float">
            <text:p>0,3044532</text:p>
          </table:table-cell>
          <table:table-cell office:value-type="float" office:value="693.0518" calcext:value-type="float">
            <text:p>693,0518</text:p>
          </table:table-cell>
          <table:table-cell office:value-type="float" office:value="3.868851" calcext:value-type="float">
            <text:p>3,868851</text:p>
          </table:table-cell>
          <table:table-cell office:value-type="float" office:value="0" calcext:value-type="float">
            <text:p>0</text:p>
          </table:table-cell>
          <table:table-cell office:value-type="float" office:value="663.6801" calcext:value-type="float">
            <text:p>663,6801</text:p>
          </table:table-cell>
          <table:table-cell office:value-type="float" office:value="354.5182" calcext:value-type="float">
            <text:p>354,5182</text:p>
          </table:table-cell>
          <table:table-cell office:value-type="float" office:value="0.3756818" calcext:value-type="float">
            <text:p>0,3756818</text:p>
          </table:table-cell>
          <table:table-cell office:value-type="float" office:value="0.3102357" calcext:value-type="float">
            <text:p>0,3102357</text:p>
          </table:table-cell>
          <table:table-cell office:value-type="float" office:value="696.3912" calcext:value-type="float">
            <text:p>696,3912</text:p>
          </table:table-cell>
          <table:table-cell office:value-type="float" office:value="3.852187" calcext:value-type="float">
            <text:p>3,85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53" calcext:value-type="float">
            <text:p>35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53" calcext:value-type="float">
            <text:p>353</text:p>
          </table:table-cell>
          <table:table-cell office:value-type="float" office:value="57073" calcext:value-type="float">
            <text:p>57073</text:p>
          </table:table-cell>
          <table:table-cell office:value-type="float" office:value="368622992" calcext:value-type="float">
            <text:p>36862299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14:37:15.436</text:p>
          </table:table-cell>
          <table:table-cell office:value-type="string" calcext:value-type="string">
            <text:p>00:00:00.076</text:p>
          </table:table-cell>
          <table:table-cell office:value-type="float" office:value="3" calcext:value-type="float">
            <text:p>3</text:p>
          </table:table-cell>
          <table:table-cell office:value-type="float" office:value="630.7086" calcext:value-type="float">
            <text:p>630,7086</text:p>
          </table:table-cell>
          <table:table-cell office:value-type="float" office:value="359.2052" calcext:value-type="float">
            <text:p>359,2052</text:p>
          </table:table-cell>
          <table:table-cell office:value-type="float" office:value="0.6357477" calcext:value-type="float">
            <text:p>0,6357477</text:p>
          </table:table-cell>
          <table:table-cell office:value-type="float" office:value="0.3048583" calcext:value-type="float">
            <text:p>0,3048583</text:p>
          </table:table-cell>
          <table:table-cell office:value-type="float" office:value="692.5906" calcext:value-type="float">
            <text:p>692,5906</text:p>
          </table:table-cell>
          <table:table-cell office:value-type="float" office:value="3.860949" calcext:value-type="float">
            <text:p>3,860949</text:p>
          </table:table-cell>
          <table:table-cell office:value-type="float" office:value="0" calcext:value-type="float">
            <text:p>0</text:p>
          </table:table-cell>
          <table:table-cell office:value-type="float" office:value="666.8347" calcext:value-type="float">
            <text:p>666,8347</text:p>
          </table:table-cell>
          <table:table-cell office:value-type="float" office:value="362.9425" calcext:value-type="float">
            <text:p>362,9425</text:p>
          </table:table-cell>
          <table:table-cell office:value-type="float" office:value="0.3756271" calcext:value-type="float">
            <text:p>0,3756271</text:p>
          </table:table-cell>
          <table:table-cell office:value-type="float" office:value="0.3104088" calcext:value-type="float">
            <text:p>0,3104088</text:p>
          </table:table-cell>
          <table:table-cell office:value-type="float" office:value="693.929" calcext:value-type="float">
            <text:p>693,929</text:p>
          </table:table-cell>
          <table:table-cell office:value-type="float" office:value="3.858492" calcext:value-type="float">
            <text:p>3,858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361" calcext:value-type="float">
            <text:p>3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361" calcext:value-type="float">
            <text:p>361</text:p>
          </table:table-cell>
          <table:table-cell office:value-type="float" office:value="76933" calcext:value-type="float">
            <text:p>76933</text:p>
          </table:table-cell>
          <table:table-cell office:value-type="float" office:value="368642852" calcext:value-type="float">
            <text:p>36864285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14:37:15.456</text:p>
          </table:table-cell>
          <table:table-cell office:value-type="string" calcext:value-type="string">
            <text:p>00:00:00.096</text:p>
          </table:table-cell>
          <table:table-cell office:value-type="float" office:value="4" calcext:value-type="float">
            <text:p>4</text:p>
          </table:table-cell>
          <table:table-cell office:value-type="float" office:value="634.1886" calcext:value-type="float">
            <text:p>634,1886</text:p>
          </table:table-cell>
          <table:table-cell office:value-type="float" office:value="310.7953" calcext:value-type="float">
            <text:p>310,7953</text:p>
          </table:table-cell>
          <table:table-cell office:value-type="float" office:value="0.6357656" calcext:value-type="float">
            <text:p>0,6357656</text:p>
          </table:table-cell>
          <table:table-cell office:value-type="float" office:value="0.3049994" calcext:value-type="float">
            <text:p>0,3049994</text:p>
          </table:table-cell>
          <table:table-cell office:value-type="float" office:value="692.5906" calcext:value-type="float">
            <text:p>692,5906</text:p>
          </table:table-cell>
          <table:table-cell office:value-type="float" office:value="3.841636" calcext:value-type="float">
            <text:p>3,841636</text:p>
          </table:table-cell>
          <table:table-cell office:value-type="float" office:value="0" calcext:value-type="float">
            <text:p>0</text:p>
          </table:table-cell>
          <table:table-cell office:value-type="float" office:value="662.605" calcext:value-type="float">
            <text:p>662,605</text:p>
          </table:table-cell>
          <table:table-cell office:value-type="float" office:value="337.0233" calcext:value-type="float">
            <text:p>337,0233</text:p>
          </table:table-cell>
          <table:table-cell office:value-type="float" office:value="0.3756555" calcext:value-type="float">
            <text:p>0,3756555</text:p>
          </table:table-cell>
          <table:table-cell office:value-type="float" office:value="0.3102541" calcext:value-type="float">
            <text:p>0,3102541</text:p>
          </table:table-cell>
          <table:table-cell office:value-type="float" office:value="693.929" calcext:value-type="float">
            <text:p>693,929</text:p>
          </table:table-cell>
          <table:table-cell office:value-type="float" office:value="3.881112" calcext:value-type="float">
            <text:p>3,88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24" calcext:value-type="float">
            <text:p>3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24" calcext:value-type="float">
            <text:p>324</text:p>
          </table:table-cell>
          <table:table-cell office:value-type="float" office:value="96940" calcext:value-type="float">
            <text:p>96940</text:p>
          </table:table-cell>
          <table:table-cell office:value-type="float" office:value="368662859" calcext:value-type="float">
            <text:p>368662859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14:37:15.476</text:p>
          </table:table-cell>
          <table:table-cell office:value-type="string" calcext:value-type="string">
            <text:p>00:00:00.116</text:p>
          </table:table-cell>
          <table:table-cell office:value-type="float" office:value="5" calcext:value-type="float">
            <text:p>5</text:p>
          </table:table-cell>
          <table:table-cell office:value-type="float" office:value="627.739" calcext:value-type="float">
            <text:p>627,739</text:p>
          </table:table-cell>
          <table:table-cell office:value-type="float" office:value="317.0405" calcext:value-type="float">
            <text:p>317,0405</text:p>
          </table:table-cell>
          <table:table-cell office:value-type="float" office:value="0.6358553" calcext:value-type="float">
            <text:p>0,6358553</text:p>
          </table:table-cell>
          <table:table-cell office:value-type="float" office:value="0.3051575" calcext:value-type="float">
            <text:p>0,3051575</text:p>
          </table:table-cell>
          <table:table-cell office:value-type="float" office:value="692.5906" calcext:value-type="float">
            <text:p>692,5906</text:p>
          </table:table-cell>
          <table:table-cell office:value-type="float" office:value="3.859078" calcext:value-type="float">
            <text:p>3,859078</text:p>
          </table:table-cell>
          <table:table-cell office:value-type="float" office:value="0" calcext:value-type="float">
            <text:p>0</text:p>
          </table:table-cell>
          <table:table-cell office:value-type="float" office:value="666.6418" calcext:value-type="float">
            <text:p>666,6418</text:p>
          </table:table-cell>
          <table:table-cell office:value-type="float" office:value="342.77" calcext:value-type="float">
            <text:p>342,77</text:p>
          </table:table-cell>
          <table:table-cell office:value-type="float" office:value="0.3757181" calcext:value-type="float">
            <text:p>0,3757181</text:p>
          </table:table-cell>
          <table:table-cell office:value-type="float" office:value="0.3101958" calcext:value-type="float">
            <text:p>0,3101958</text:p>
          </table:table-cell>
          <table:table-cell office:value-type="float" office:value="693.929" calcext:value-type="float">
            <text:p>693,929</text:p>
          </table:table-cell>
          <table:table-cell office:value-type="float" office:value="3.852344" calcext:value-type="float">
            <text:p>3,85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30" calcext:value-type="float">
            <text:p>330</text:p>
          </table:table-cell>
          <table:table-cell office:value-type="float" office:value="116850" calcext:value-type="float">
            <text:p>116850</text:p>
          </table:table-cell>
          <table:table-cell office:value-type="float" office:value="368682769" calcext:value-type="float">
            <text:p>36868276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14:37:15.496</text:p>
          </table:table-cell>
          <table:table-cell office:value-type="string" calcext:value-type="string">
            <text:p>00:00:00.136</text:p>
          </table:table-cell>
          <table:table-cell office:value-type="float" office:value="6" calcext:value-type="float">
            <text:p>6</text:p>
          </table:table-cell>
          <table:table-cell office:value-type="float" office:value="630.2199" calcext:value-type="float">
            <text:p>630,2199</text:p>
          </table:table-cell>
          <table:table-cell office:value-type="float" office:value="319.8188" calcext:value-type="float">
            <text:p>319,8188</text:p>
          </table:table-cell>
          <table:table-cell office:value-type="float" office:value="0.6359588" calcext:value-type="float">
            <text:p>0,6359588</text:p>
          </table:table-cell>
          <table:table-cell office:value-type="float" office:value="0.3052636" calcext:value-type="float">
            <text:p>0,3052636</text:p>
          </table:table-cell>
          <table:table-cell office:value-type="float" office:value="692.5906" calcext:value-type="float">
            <text:p>692,5906</text:p>
          </table:table-cell>
          <table:table-cell office:value-type="float" office:value="3.817059" calcext:value-type="float">
            <text:p>3,817059</text:p>
          </table:table-cell>
          <table:table-cell office:value-type="float" office:value="0" calcext:value-type="float">
            <text:p>0</text:p>
          </table:table-cell>
          <table:table-cell office:value-type="float" office:value="659.8351" calcext:value-type="float">
            <text:p>659,8351</text:p>
          </table:table-cell>
          <table:table-cell office:value-type="float" office:value="344.7188" calcext:value-type="float">
            <text:p>344,7188</text:p>
          </table:table-cell>
          <table:table-cell office:value-type="float" office:value="0.3757353" calcext:value-type="float">
            <text:p>0,3757353</text:p>
          </table:table-cell>
          <table:table-cell office:value-type="float" office:value="0.3101726" calcext:value-type="float">
            <text:p>0,3101726</text:p>
          </table:table-cell>
          <table:table-cell office:value-type="float" office:value="693.929" calcext:value-type="float">
            <text:p>693,929</text:p>
          </table:table-cell>
          <table:table-cell office:value-type="float" office:value="3.889308" calcext:value-type="float">
            <text:p>3,88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32" calcext:value-type="float">
            <text:p>332</text:p>
          </table:table-cell>
          <table:table-cell office:value-type="float" office:value="136852" calcext:value-type="float">
            <text:p>136852</text:p>
          </table:table-cell>
          <table:table-cell office:value-type="float" office:value="368702771" calcext:value-type="float">
            <text:p>36870277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4:37:15.516</text:p>
          </table:table-cell>
          <table:table-cell office:value-type="string" calcext:value-type="string">
            <text:p>00:00:00.156</text:p>
          </table:table-cell>
          <table:table-cell office:value-type="float" office:value="7" calcext:value-type="float">
            <text:p>7</text:p>
          </table:table-cell>
          <table:table-cell office:value-type="float" office:value="625.5013" calcext:value-type="float">
            <text:p>625,5013</text:p>
          </table:table-cell>
          <table:table-cell office:value-type="float" office:value="319.742" calcext:value-type="float">
            <text:p>319,742</text:p>
          </table:table-cell>
          <table:table-cell office:value-type="float" office:value="0.6360793" calcext:value-type="float">
            <text:p>0,6360793</text:p>
          </table:table-cell>
          <table:table-cell office:value-type="float" office:value="0.3053449" calcext:value-type="float">
            <text:p>0,3053449</text:p>
          </table:table-cell>
          <table:table-cell office:value-type="float" office:value="692.5906" calcext:value-type="float">
            <text:p>692,5906</text:p>
          </table:table-cell>
          <table:table-cell office:value-type="float" office:value="3.967024" calcext:value-type="float">
            <text:p>3,967024</text:p>
          </table:table-cell>
          <table:table-cell office:value-type="float" office:value="0" calcext:value-type="float">
            <text:p>0</text:p>
          </table:table-cell>
          <table:table-cell office:value-type="float" office:value="648.2872" calcext:value-type="float">
            <text:p>648,2872</text:p>
          </table:table-cell>
          <table:table-cell office:value-type="float" office:value="339.1156" calcext:value-type="float">
            <text:p>339,1156</text:p>
          </table:table-cell>
          <table:table-cell office:value-type="float" office:value="0.3757671" calcext:value-type="float">
            <text:p>0,3757671</text:p>
          </table:table-cell>
          <table:table-cell office:value-type="float" office:value="0.3101477" calcext:value-type="float">
            <text:p>0,3101477</text:p>
          </table:table-cell>
          <table:table-cell office:value-type="float" office:value="693.929" calcext:value-type="float">
            <text:p>693,929</text:p>
          </table:table-cell>
          <table:table-cell office:value-type="float" office:value="3.878094" calcext:value-type="float">
            <text:p>3,87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29" calcext:value-type="float">
            <text:p>329</text:p>
          </table:table-cell>
          <table:table-cell office:value-type="float" office:value="156725" calcext:value-type="float">
            <text:p>156725</text:p>
          </table:table-cell>
          <table:table-cell office:value-type="float" office:value="368722644" calcext:value-type="float">
            <text:p>36872264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14:37:15.536</text:p>
          </table:table-cell>
          <table:table-cell office:value-type="string" calcext:value-type="string">
            <text:p>00:00:00.176</text:p>
          </table:table-cell>
          <table:table-cell office:value-type="float" office:value="8" calcext:value-type="float">
            <text:p>8</text:p>
          </table:table-cell>
          <table:table-cell office:value-type="float" office:value="625.8212" calcext:value-type="float">
            <text:p>625,8212</text:p>
          </table:table-cell>
          <table:table-cell office:value-type="float" office:value="318.4026" calcext:value-type="float">
            <text:p>318,4026</text:p>
          </table:table-cell>
          <table:table-cell office:value-type="float" office:value="0.6361717" calcext:value-type="float">
            <text:p>0,6361717</text:p>
          </table:table-cell>
          <table:table-cell office:value-type="float" office:value="0.3054465" calcext:value-type="float">
            <text:p>0,3054465</text:p>
          </table:table-cell>
          <table:table-cell office:value-type="float" office:value="693.6891" calcext:value-type="float">
            <text:p>693,6891</text:p>
          </table:table-cell>
          <table:table-cell office:value-type="float" office:value="3.981792" calcext:value-type="float">
            <text:p>3,981792</text:p>
          </table:table-cell>
          <table:table-cell office:value-type="float" office:value="0" calcext:value-type="float">
            <text:p>0</text:p>
          </table:table-cell>
          <table:table-cell office:value-type="float" office:value="648.1094" calcext:value-type="float">
            <text:p>648,1094</text:p>
          </table:table-cell>
          <table:table-cell office:value-type="float" office:value="341.1378" calcext:value-type="float">
            <text:p>341,1378</text:p>
          </table:table-cell>
          <table:table-cell office:value-type="float" office:value="0.3759217" calcext:value-type="float">
            <text:p>0,3759217</text:p>
          </table:table-cell>
          <table:table-cell office:value-type="float" office:value="0.3100835" calcext:value-type="float">
            <text:p>0,3100835</text:p>
          </table:table-cell>
          <table:table-cell office:value-type="float" office:value="694.5491" calcext:value-type="float">
            <text:p>694,5491</text:p>
          </table:table-cell>
          <table:table-cell office:value-type="float" office:value="3.876049" calcext:value-type="float">
            <text:p>3,87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30" calcext:value-type="float">
            <text:p>330</text:p>
          </table:table-cell>
          <table:table-cell office:value-type="float" office:value="176711" calcext:value-type="float">
            <text:p>176711</text:p>
          </table:table-cell>
          <table:table-cell office:value-type="float" office:value="368742630" calcext:value-type="float">
            <text:p>36874263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14:37:15.556</text:p>
          </table:table-cell>
          <table:table-cell office:value-type="string" calcext:value-type="string">
            <text:p>00:00:00.196</text:p>
          </table:table-cell>
          <table:table-cell office:value-type="float" office:value="9" calcext:value-type="float">
            <text:p>9</text:p>
          </table:table-cell>
          <table:table-cell office:value-type="float" office:value="640.73" calcext:value-type="float">
            <text:p>640,73</text:p>
          </table:table-cell>
          <table:table-cell office:value-type="float" office:value="321.1205" calcext:value-type="float">
            <text:p>321,1205</text:p>
          </table:table-cell>
          <table:table-cell office:value-type="float" office:value="0.6363136" calcext:value-type="float">
            <text:p>0,6363136</text:p>
          </table:table-cell>
          <table:table-cell office:value-type="float" office:value="0.3054087" calcext:value-type="float">
            <text:p>0,3054087</text:p>
          </table:table-cell>
          <table:table-cell office:value-type="float" office:value="693.6891" calcext:value-type="float">
            <text:p>693,6891</text:p>
          </table:table-cell>
          <table:table-cell office:value-type="float" office:value="3.906184" calcext:value-type="float">
            <text:p>3,906184</text:p>
          </table:table-cell>
          <table:table-cell office:value-type="float" office:value="0" calcext:value-type="float">
            <text:p>0</text:p>
          </table:table-cell>
          <table:table-cell office:value-type="float" office:value="663.6633" calcext:value-type="float">
            <text:p>663,6633</text:p>
          </table:table-cell>
          <table:table-cell office:value-type="float" office:value="314.3436" calcext:value-type="float">
            <text:p>314,3436</text:p>
          </table:table-cell>
          <table:table-cell office:value-type="float" office:value="0.3759318" calcext:value-type="float">
            <text:p>0,3759318</text:p>
          </table:table-cell>
          <table:table-cell office:value-type="float" office:value="0.3099177" calcext:value-type="float">
            <text:p>0,3099177</text:p>
          </table:table-cell>
          <table:table-cell office:value-type="float" office:value="694.5491" calcext:value-type="float">
            <text:p>694,5491</text:p>
          </table:table-cell>
          <table:table-cell office:value-type="float" office:value="3.909235" calcext:value-type="float">
            <text:p>3,90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18" calcext:value-type="float">
            <text:p>3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318" calcext:value-type="float">
            <text:p>318</text:p>
          </table:table-cell>
          <table:table-cell office:value-type="float" office:value="196593" calcext:value-type="float">
            <text:p>196593</text:p>
          </table:table-cell>
          <table:table-cell office:value-type="float" office:value="368762512" calcext:value-type="float">
            <text:p>36876251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14:37:15.576</text:p>
          </table:table-cell>
          <table:table-cell office:value-type="string" calcext:value-type="string">
            <text:p>00:00:00.216</text:p>
          </table:table-cell>
          <table:table-cell office:value-type="float" office:value="10" calcext:value-type="float">
            <text:p>10</text:p>
          </table:table-cell>
          <table:table-cell office:value-type="float" office:value="636.9976" calcext:value-type="float">
            <text:p>636,9976</text:p>
          </table:table-cell>
          <table:table-cell office:value-type="float" office:value="332.5156" calcext:value-type="float">
            <text:p>332,5156</text:p>
          </table:table-cell>
          <table:table-cell office:value-type="float" office:value="0.636333" calcext:value-type="float">
            <text:p>0,636333</text:p>
          </table:table-cell>
          <table:table-cell office:value-type="float" office:value="0.3053508" calcext:value-type="float">
            <text:p>0,3053508</text:p>
          </table:table-cell>
          <table:table-cell office:value-type="float" office:value="693.6891" calcext:value-type="float">
            <text:p>693,6891</text:p>
          </table:table-cell>
          <table:table-cell office:value-type="float" office:value="3.908343" calcext:value-type="float">
            <text:p>3,908343</text:p>
          </table:table-cell>
          <table:table-cell office:value-type="float" office:value="0" calcext:value-type="float">
            <text:p>0</text:p>
          </table:table-cell>
          <table:table-cell office:value-type="float" office:value="673.2964" calcext:value-type="float">
            <text:p>673,2964</text:p>
          </table:table-cell>
          <table:table-cell office:value-type="float" office:value="312.0726" calcext:value-type="float">
            <text:p>312,0726</text:p>
          </table:table-cell>
          <table:table-cell office:value-type="float" office:value="0.3759806" calcext:value-type="float">
            <text:p>0,3759806</text:p>
          </table:table-cell>
          <table:table-cell office:value-type="float" office:value="0.3097929" calcext:value-type="float">
            <text:p>0,3097929</text:p>
          </table:table-cell>
          <table:table-cell office:value-type="float" office:value="694.5491" calcext:value-type="float">
            <text:p>694,5491</text:p>
          </table:table-cell>
          <table:table-cell office:value-type="float" office:value="3.919464" calcext:value-type="float">
            <text:p>3,91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22" calcext:value-type="float">
            <text:p>3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322" calcext:value-type="float">
            <text:p>322</text:p>
          </table:table-cell>
          <table:table-cell office:value-type="float" office:value="216586" calcext:value-type="float">
            <text:p>216586</text:p>
          </table:table-cell>
          <table:table-cell office:value-type="float" office:value="368782505" calcext:value-type="float">
            <text:p>36878250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14:37:15.595</text:p>
          </table:table-cell>
          <table:table-cell office:value-type="string" calcext:value-type="string">
            <text:p>00:00:00.236</text:p>
          </table:table-cell>
          <table:table-cell office:value-type="float" office:value="11" calcext:value-type="float">
            <text:p>11</text:p>
          </table:table-cell>
          <table:table-cell office:value-type="float" office:value="633.9298" calcext:value-type="float">
            <text:p>633,9298</text:p>
          </table:table-cell>
          <table:table-cell office:value-type="float" office:value="298.4723" calcext:value-type="float">
            <text:p>298,4723</text:p>
          </table:table-cell>
          <table:table-cell office:value-type="float" office:value="0.6362308" calcext:value-type="float">
            <text:p>0,6362308</text:p>
          </table:table-cell>
          <table:table-cell office:value-type="float" office:value="0.3052959" calcext:value-type="float">
            <text:p>0,3052959</text:p>
          </table:table-cell>
          <table:table-cell office:value-type="float" office:value="693.6891" calcext:value-type="float">
            <text:p>693,6891</text:p>
          </table:table-cell>
          <table:table-cell office:value-type="float" office:value="3.950599" calcext:value-type="float">
            <text:p>3,950599</text:p>
          </table:table-cell>
          <table:table-cell office:value-type="float" office:value="0" calcext:value-type="float">
            <text:p>0</text:p>
          </table:table-cell>
          <table:table-cell office:value-type="float" office:value="661.9263" calcext:value-type="float">
            <text:p>661,9263</text:p>
          </table:table-cell>
          <table:table-cell office:value-type="float" office:value="340.1566" calcext:value-type="float">
            <text:p>340,1566</text:p>
          </table:table-cell>
          <table:table-cell office:value-type="float" office:value="0.3758822" calcext:value-type="float">
            <text:p>0,3758822</text:p>
          </table:table-cell>
          <table:table-cell office:value-type="float" office:value="0.309456" calcext:value-type="float">
            <text:p>0,309456</text:p>
          </table:table-cell>
          <table:table-cell office:value-type="float" office:value="694.5491" calcext:value-type="float">
            <text:p>694,5491</text:p>
          </table:table-cell>
          <table:table-cell office:value-type="float" office:value="3.930279" calcext:value-type="float">
            <text:p>3,930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19" calcext:value-type="float">
            <text:p>31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19" calcext:value-type="float">
            <text:p>319</text:p>
          </table:table-cell>
          <table:table-cell office:value-type="float" office:value="236456" calcext:value-type="float">
            <text:p>236456</text:p>
          </table:table-cell>
          <table:table-cell office:value-type="float" office:value="368802375" calcext:value-type="float">
            <text:p>36880237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14:37:15.615</text:p>
          </table:table-cell>
          <table:table-cell office:value-type="string" calcext:value-type="string">
            <text:p>00:00:00.256</text:p>
          </table:table-cell>
          <table:table-cell office:value-type="float" office:value="12" calcext:value-type="float">
            <text:p>12</text:p>
          </table:table-cell>
          <table:table-cell office:value-type="float" office:value="631.2424" calcext:value-type="float">
            <text:p>631,2424</text:p>
          </table:table-cell>
          <table:table-cell office:value-type="float" office:value="301.6582" calcext:value-type="float">
            <text:p>301,6582</text:p>
          </table:table-cell>
          <table:table-cell office:value-type="float" office:value="0.6361963" calcext:value-type="float">
            <text:p>0,6361963</text:p>
          </table:table-cell>
          <table:table-cell office:value-type="float" office:value="0.3052367" calcext:value-type="float">
            <text:p>0,3052367</text:p>
          </table:table-cell>
          <table:table-cell office:value-type="float" office:value="693.6891" calcext:value-type="float">
            <text:p>693,6891</text:p>
          </table:table-cell>
          <table:table-cell office:value-type="float" office:value="3.976259" calcext:value-type="float">
            <text:p>3,976259</text:p>
          </table:table-cell>
          <table:table-cell office:value-type="float" office:value="0" calcext:value-type="float">
            <text:p>0</text:p>
          </table:table-cell>
          <table:table-cell office:value-type="float" office:value="668.9765" calcext:value-type="float">
            <text:p>668,9765</text:p>
          </table:table-cell>
          <table:table-cell office:value-type="float" office:value="331.9483" calcext:value-type="float">
            <text:p>331,9483</text:p>
          </table:table-cell>
          <table:table-cell office:value-type="float" office:value="0.3758542" calcext:value-type="float">
            <text:p>0,3758542</text:p>
          </table:table-cell>
          <table:table-cell office:value-type="float" office:value="0.3093125" calcext:value-type="float">
            <text:p>0,3093125</text:p>
          </table:table-cell>
          <table:table-cell office:value-type="float" office:value="694.5491" calcext:value-type="float">
            <text:p>694,5491</text:p>
          </table:table-cell>
          <table:table-cell office:value-type="float" office:value="3.909771" calcext:value-type="float">
            <text:p>3,90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17" calcext:value-type="float">
            <text:p>317</text:p>
          </table:table-cell>
          <table:table-cell office:value-type="float" office:value="256469" calcext:value-type="float">
            <text:p>256469</text:p>
          </table:table-cell>
          <table:table-cell office:value-type="float" office:value="368822388" calcext:value-type="float">
            <text:p>368822388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14:37:15.635</text:p>
          </table:table-cell>
          <table:table-cell office:value-type="string" calcext:value-type="string">
            <text:p>00:00:00.276</text:p>
          </table:table-cell>
          <table:table-cell office:value-type="float" office:value="13" calcext:value-type="float">
            <text:p>13</text:p>
          </table:table-cell>
          <table:table-cell office:value-type="float" office:value="630.1774" calcext:value-type="float">
            <text:p>630,1774</text:p>
          </table:table-cell>
          <table:table-cell office:value-type="float" office:value="304.5412" calcext:value-type="float">
            <text:p>304,5412</text:p>
          </table:table-cell>
          <table:table-cell office:value-type="float" office:value="0.6361828" calcext:value-type="float">
            <text:p>0,6361828</text:p>
          </table:table-cell>
          <table:table-cell office:value-type="float" office:value="0.3051733" calcext:value-type="float">
            <text:p>0,3051733</text:p>
          </table:table-cell>
          <table:table-cell office:value-type="float" office:value="693.9405" calcext:value-type="float">
            <text:p>693,9405</text:p>
          </table:table-cell>
          <table:table-cell office:value-type="float" office:value="3.995143" calcext:value-type="float">
            <text:p>3,995143</text:p>
          </table:table-cell>
          <table:table-cell office:value-type="float" office:value="0" calcext:value-type="float">
            <text:p>0</text:p>
          </table:table-cell>
          <table:table-cell office:value-type="float" office:value="664.9325" calcext:value-type="float">
            <text:p>664,9325</text:p>
          </table:table-cell>
          <table:table-cell office:value-type="float" office:value="339.0855" calcext:value-type="float">
            <text:p>339,0855</text:p>
          </table:table-cell>
          <table:table-cell office:value-type="float" office:value="0.375978" calcext:value-type="float">
            <text:p>0,375978</text:p>
          </table:table-cell>
          <table:table-cell office:value-type="float" office:value="0.3093165" calcext:value-type="float">
            <text:p>0,3093165</text:p>
          </table:table-cell>
          <table:table-cell office:value-type="float" office:value="694.4363" calcext:value-type="float">
            <text:p>694,4363</text:p>
          </table:table-cell>
          <table:table-cell office:value-type="float" office:value="3.917018" calcext:value-type="float">
            <text:p>3,91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22" calcext:value-type="float">
            <text:p>3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22" calcext:value-type="float">
            <text:p>322</text:p>
          </table:table-cell>
          <table:table-cell office:value-type="float" office:value="276329" calcext:value-type="float">
            <text:p>276329</text:p>
          </table:table-cell>
          <table:table-cell office:value-type="float" office:value="368842248" calcext:value-type="float">
            <text:p>368842248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14:37:15.655</text:p>
          </table:table-cell>
          <table:table-cell office:value-type="string" calcext:value-type="string">
            <text:p>00:00:00.296</text:p>
          </table:table-cell>
          <table:table-cell office:value-type="float" office:value="14" calcext:value-type="float">
            <text:p>14</text:p>
          </table:table-cell>
          <table:table-cell office:value-type="float" office:value="631.6003" calcext:value-type="float">
            <text:p>631,6003</text:p>
          </table:table-cell>
          <table:table-cell office:value-type="float" office:value="307.3564" calcext:value-type="float">
            <text:p>307,3564</text:p>
          </table:table-cell>
          <table:table-cell office:value-type="float" office:value="0.6361149" calcext:value-type="float">
            <text:p>0,6361149</text:p>
          </table:table-cell>
          <table:table-cell office:value-type="float" office:value="0.3051724" calcext:value-type="float">
            <text:p>0,3051724</text:p>
          </table:table-cell>
          <table:table-cell office:value-type="float" office:value="693.9405" calcext:value-type="float">
            <text:p>693,9405</text:p>
          </table:table-cell>
          <table:table-cell office:value-type="float" office:value="4.009139" calcext:value-type="float">
            <text:p>4,009139</text:p>
          </table:table-cell>
          <table:table-cell office:value-type="float" office:value="0" calcext:value-type="float">
            <text:p>0</text:p>
          </table:table-cell>
          <table:table-cell office:value-type="float" office:value="660.8153" calcext:value-type="float">
            <text:p>660,8153</text:p>
          </table:table-cell>
          <table:table-cell office:value-type="float" office:value="342.0936" calcext:value-type="float">
            <text:p>342,0936</text:p>
          </table:table-cell>
          <table:table-cell office:value-type="float" office:value="0.3758635" calcext:value-type="float">
            <text:p>0,3758635</text:p>
          </table:table-cell>
          <table:table-cell office:value-type="float" office:value="0.3092414" calcext:value-type="float">
            <text:p>0,3092414</text:p>
          </table:table-cell>
          <table:table-cell office:value-type="float" office:value="694.4363" calcext:value-type="float">
            <text:p>694,4363</text:p>
          </table:table-cell>
          <table:table-cell office:value-type="float" office:value="3.957589" calcext:value-type="float">
            <text:p>3,95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325" calcext:value-type="float">
            <text:p>3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25" calcext:value-type="float">
            <text:p>325</text:p>
          </table:table-cell>
          <table:table-cell office:value-type="float" office:value="296195" calcext:value-type="float">
            <text:p>296195</text:p>
          </table:table-cell>
          <table:table-cell office:value-type="float" office:value="368862114" calcext:value-type="float">
            <text:p>368862114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14:37:15.675</text:p>
          </table:table-cell>
          <table:table-cell office:value-type="string" calcext:value-type="string">
            <text:p>00:00:00.316</text:p>
          </table:table-cell>
          <table:table-cell office:value-type="float" office:value="15" calcext:value-type="float">
            <text:p>15</text:p>
          </table:table-cell>
          <table:table-cell office:value-type="float" office:value="618.6708" calcext:value-type="float">
            <text:p>618,6708</text:p>
          </table:table-cell>
          <table:table-cell office:value-type="float" office:value="328.4825" calcext:value-type="float">
            <text:p>328,4825</text:p>
          </table:table-cell>
          <table:table-cell office:value-type="float" office:value="0.6358865" calcext:value-type="float">
            <text:p>0,6358865</text:p>
          </table:table-cell>
          <table:table-cell office:value-type="float" office:value="0.3050687" calcext:value-type="float">
            <text:p>0,3050687</text:p>
          </table:table-cell>
          <table:table-cell office:value-type="float" office:value="693.9405" calcext:value-type="float">
            <text:p>693,9405</text:p>
          </table:table-cell>
          <table:table-cell office:value-type="float" office:value="4.005509" calcext:value-type="float">
            <text:p>4,005509</text:p>
          </table:table-cell>
          <table:table-cell office:value-type="float" office:value="0" calcext:value-type="float">
            <text:p>0</text:p>
          </table:table-cell>
          <table:table-cell office:value-type="float" office:value="651.2354" calcext:value-type="float">
            <text:p>651,2354</text:p>
          </table:table-cell>
          <table:table-cell office:value-type="float" office:value="336.1357" calcext:value-type="float">
            <text:p>336,1357</text:p>
          </table:table-cell>
          <table:table-cell office:value-type="float" office:value="0.3757436" calcext:value-type="float">
            <text:p>0,3757436</text:p>
          </table:table-cell>
          <table:table-cell office:value-type="float" office:value="0.3092026" calcext:value-type="float">
            <text:p>0,3092026</text:p>
          </table:table-cell>
          <table:table-cell office:value-type="float" office:value="694.4363" calcext:value-type="float">
            <text:p>694,4363</text:p>
          </table:table-cell>
          <table:table-cell office:value-type="float" office:value="3.955087" calcext:value-type="float">
            <text:p>3,95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332" calcext:value-type="float">
            <text:p>332</text:p>
          </table:table-cell>
          <table:table-cell office:value-type="float" office:value="316141" calcext:value-type="float">
            <text:p>316141</text:p>
          </table:table-cell>
          <table:table-cell office:value-type="float" office:value="368882060" calcext:value-type="float">
            <text:p>36888206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14:37:15.695</text:p>
          </table:table-cell>
          <table:table-cell office:value-type="string" calcext:value-type="string">
            <text:p>00:00:00.336</text:p>
          </table:table-cell>
          <table:table-cell office:value-type="float" office:value="16" calcext:value-type="float">
            <text:p>16</text:p>
          </table:table-cell>
          <table:table-cell office:value-type="float" office:value="646.3319" calcext:value-type="float">
            <text:p>646,3319</text:p>
          </table:table-cell>
          <table:table-cell office:value-type="float" office:value="322.3806" calcext:value-type="float">
            <text:p>322,3806</text:p>
          </table:table-cell>
          <table:table-cell office:value-type="float" office:value="0.6356856" calcext:value-type="float">
            <text:p>0,6356856</text:p>
          </table:table-cell>
          <table:table-cell office:value-type="float" office:value="0.3049604" calcext:value-type="float">
            <text:p>0,3049604</text:p>
          </table:table-cell>
          <table:table-cell office:value-type="float" office:value="693.9405" calcext:value-type="float">
            <text:p>693,9405</text:p>
          </table:table-cell>
          <table:table-cell office:value-type="float" office:value="3.951083" calcext:value-type="float">
            <text:p>3,951083</text:p>
          </table:table-cell>
          <table:table-cell office:value-type="float" office:value="0" calcext:value-type="float">
            <text:p>0</text:p>
          </table:table-cell>
          <table:table-cell office:value-type="float" office:value="686.0289" calcext:value-type="float">
            <text:p>686,0289</text:p>
          </table:table-cell>
          <table:table-cell office:value-type="float" office:value="332.6319" calcext:value-type="float">
            <text:p>332,6319</text:p>
          </table:table-cell>
          <table:table-cell office:value-type="float" office:value="0.3756357" calcext:value-type="float">
            <text:p>0,3756357</text:p>
          </table:table-cell>
          <table:table-cell office:value-type="float" office:value="0.3092161" calcext:value-type="float">
            <text:p>0,3092161</text:p>
          </table:table-cell>
          <table:table-cell office:value-type="float" office:value="694.4363" calcext:value-type="float">
            <text:p>694,4363</text:p>
          </table:table-cell>
          <table:table-cell office:value-type="float" office:value="3.940668" calcext:value-type="float">
            <text:p>3,94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28" calcext:value-type="float">
            <text:p>328</text:p>
          </table:table-cell>
          <table:table-cell office:value-type="float" office:value="336205" calcext:value-type="float">
            <text:p>336205</text:p>
          </table:table-cell>
          <table:table-cell office:value-type="float" office:value="368902124" calcext:value-type="float">
            <text:p>36890212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14:37:15.715</text:p>
          </table:table-cell>
          <table:table-cell office:value-type="string" calcext:value-type="string">
            <text:p>00:00:00.356</text:p>
          </table:table-cell>
          <table:table-cell office:value-type="float" office:value="17" calcext:value-type="float">
            <text:p>17</text:p>
          </table:table-cell>
          <table:table-cell office:value-type="float" office:value="638.1446" calcext:value-type="float">
            <text:p>638,1446</text:p>
          </table:table-cell>
          <table:table-cell office:value-type="float" office:value="341.4111" calcext:value-type="float">
            <text:p>341,4111</text:p>
          </table:table-cell>
          <table:table-cell office:value-type="float" office:value="0.6352527" calcext:value-type="float">
            <text:p>0,6352527</text:p>
          </table:table-cell>
          <table:table-cell office:value-type="float" office:value="0.3046349" calcext:value-type="float">
            <text:p>0,3046349</text:p>
          </table:table-cell>
          <table:table-cell office:value-type="float" office:value="693.9405" calcext:value-type="float">
            <text:p>693,9405</text:p>
          </table:table-cell>
          <table:table-cell office:value-type="float" office:value="4.019347" calcext:value-type="float">
            <text:p>4,019347</text:p>
          </table:table-cell>
          <table:table-cell office:value-type="float" office:value="0" calcext:value-type="float">
            <text:p>0</text:p>
          </table:table-cell>
          <table:table-cell office:value-type="float" office:value="671.6946" calcext:value-type="float">
            <text:p>671,6946</text:p>
          </table:table-cell>
          <table:table-cell office:value-type="float" office:value="314.4058" calcext:value-type="float">
            <text:p>314,4058</text:p>
          </table:table-cell>
          <table:table-cell office:value-type="float" office:value="0.3751192" calcext:value-type="float">
            <text:p>0,3751192</text:p>
          </table:table-cell>
          <table:table-cell office:value-type="float" office:value="0.3090963" calcext:value-type="float">
            <text:p>0,3090963</text:p>
          </table:table-cell>
          <table:table-cell office:value-type="float" office:value="694.4363" calcext:value-type="float">
            <text:p>694,4363</text:p>
          </table:table-cell>
          <table:table-cell office:value-type="float" office:value="3.955844" calcext:value-type="float">
            <text:p>3,95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356074" calcext:value-type="float">
            <text:p>356074</text:p>
          </table:table-cell>
          <table:table-cell office:value-type="float" office:value="368921993" calcext:value-type="float">
            <text:p>368921993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14:37:15.735</text:p>
          </table:table-cell>
          <table:table-cell office:value-type="string" calcext:value-type="string">
            <text:p>00:00:00.376</text:p>
          </table:table-cell>
          <table:table-cell office:value-type="float" office:value="18" calcext:value-type="float">
            <text:p>18</text:p>
          </table:table-cell>
          <table:table-cell office:value-type="float" office:value="637.8792" calcext:value-type="float">
            <text:p>637,8792</text:p>
          </table:table-cell>
          <table:table-cell office:value-type="float" office:value="340.0762" calcext:value-type="float">
            <text:p>340,0762</text:p>
          </table:table-cell>
          <table:table-cell office:value-type="float" office:value="0.6349818" calcext:value-type="float">
            <text:p>0,6349818</text:p>
          </table:table-cell>
          <table:table-cell office:value-type="float" office:value="0.3044557" calcext:value-type="float">
            <text:p>0,3044557</text:p>
          </table:table-cell>
          <table:table-cell office:value-type="float" office:value="695.4988" calcext:value-type="float">
            <text:p>695,4988</text:p>
          </table:table-cell>
          <table:table-cell office:value-type="float" office:value="4.013479" calcext:value-type="float">
            <text:p>4,013479</text:p>
          </table:table-cell>
          <table:table-cell office:value-type="float" office:value="0" calcext:value-type="float">
            <text:p>0</text:p>
          </table:table-cell>
          <table:table-cell office:value-type="float" office:value="675.9783" calcext:value-type="float">
            <text:p>675,9783</text:p>
          </table:table-cell>
          <table:table-cell office:value-type="float" office:value="312.285" calcext:value-type="float">
            <text:p>312,285</text:p>
          </table:table-cell>
          <table:table-cell office:value-type="float" office:value="0.3749492" calcext:value-type="float">
            <text:p>0,3749492</text:p>
          </table:table-cell>
          <table:table-cell office:value-type="float" office:value="0.3089077" calcext:value-type="float">
            <text:p>0,3089077</text:p>
          </table:table-cell>
          <table:table-cell office:value-type="float" office:value="692.733" calcext:value-type="float">
            <text:p>692,733</text:p>
          </table:table-cell>
          <table:table-cell office:value-type="float" office:value="3.941909" calcext:value-type="float">
            <text:p>3,94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26" calcext:value-type="float">
            <text:p>326</text:p>
          </table:table-cell>
          <table:table-cell office:value-type="float" office:value="376007" calcext:value-type="float">
            <text:p>376007</text:p>
          </table:table-cell>
          <table:table-cell office:value-type="float" office:value="368941926" calcext:value-type="float">
            <text:p>368941926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14:37:15.755</text:p>
          </table:table-cell>
          <table:table-cell office:value-type="string" calcext:value-type="string">
            <text:p>00:00:00.395</text:p>
          </table:table-cell>
          <table:table-cell office:value-type="float" office:value="19" calcext:value-type="float">
            <text:p>19</text:p>
          </table:table-cell>
          <table:table-cell office:value-type="float" office:value="632.1955" calcext:value-type="float">
            <text:p>632,1955</text:p>
          </table:table-cell>
          <table:table-cell office:value-type="float" office:value="309.3646" calcext:value-type="float">
            <text:p>309,3646</text:p>
          </table:table-cell>
          <table:table-cell office:value-type="float" office:value="0.6346619" calcext:value-type="float">
            <text:p>0,6346619</text:p>
          </table:table-cell>
          <table:table-cell office:value-type="float" office:value="0.3042355" calcext:value-type="float">
            <text:p>0,3042355</text:p>
          </table:table-cell>
          <table:table-cell office:value-type="float" office:value="695.4988" calcext:value-type="float">
            <text:p>695,4988</text:p>
          </table:table-cell>
          <table:table-cell office:value-type="float" office:value="4.025976" calcext:value-type="float">
            <text:p>4,025976</text:p>
          </table:table-cell>
          <table:table-cell office:value-type="float" office:value="0" calcext:value-type="float">
            <text:p>0</text:p>
          </table:table-cell>
          <table:table-cell office:value-type="float" office:value="663.5116" calcext:value-type="float">
            <text:p>663,5116</text:p>
          </table:table-cell>
          <table:table-cell office:value-type="float" office:value="355.14" calcext:value-type="float">
            <text:p>355,14</text:p>
          </table:table-cell>
          <table:table-cell office:value-type="float" office:value="0.3746077" calcext:value-type="float">
            <text:p>0,3746077</text:p>
          </table:table-cell>
          <table:table-cell office:value-type="float" office:value="0.3084711" calcext:value-type="float">
            <text:p>0,3084711</text:p>
          </table:table-cell>
          <table:table-cell office:value-type="float" office:value="692.733" calcext:value-type="float">
            <text:p>692,733</text:p>
          </table:table-cell>
          <table:table-cell office:value-type="float" office:value="3.938134" calcext:value-type="float">
            <text:p>3,93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5863" calcext:value-type="float">
            <text:p>395863</text:p>
          </table:table-cell>
          <table:table-cell office:value-type="float" office:value="368961782" calcext:value-type="float">
            <text:p>368961782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14:37:15.775</text:p>
          </table:table-cell>
          <table:table-cell office:value-type="string" calcext:value-type="string">
            <text:p>00:00:00.415</text:p>
          </table:table-cell>
          <table:table-cell office:value-type="float" office:value="20" calcext:value-type="float">
            <text:p>20</text:p>
          </table:table-cell>
          <table:table-cell office:value-type="float" office:value="625.9712" calcext:value-type="float">
            <text:p>625,9712</text:p>
          </table:table-cell>
          <table:table-cell office:value-type="float" office:value="313.4482" calcext:value-type="float">
            <text:p>313,4482</text:p>
          </table:table-cell>
          <table:table-cell office:value-type="float" office:value="0.6343881" calcext:value-type="float">
            <text:p>0,6343881</text:p>
          </table:table-cell>
          <table:table-cell office:value-type="float" office:value="0.3038551" calcext:value-type="float">
            <text:p>0,3038551</text:p>
          </table:table-cell>
          <table:table-cell office:value-type="float" office:value="695.4988" calcext:value-type="float">
            <text:p>695,4988</text:p>
          </table:table-cell>
          <table:table-cell office:value-type="float" office:value="4.040473" calcext:value-type="float">
            <text:p>4,040473</text:p>
          </table:table-cell>
          <table:table-cell office:value-type="float" office:value="0" calcext:value-type="float">
            <text:p>0</text:p>
          </table:table-cell>
          <table:table-cell office:value-type="float" office:value="655.3422" calcext:value-type="float">
            <text:p>655,3422</text:p>
          </table:table-cell>
          <table:table-cell office:value-type="float" office:value="343.2674" calcext:value-type="float">
            <text:p>343,2674</text:p>
          </table:table-cell>
          <table:table-cell office:value-type="float" office:value="0.3743137" calcext:value-type="float">
            <text:p>0,3743137</text:p>
          </table:table-cell>
          <table:table-cell office:value-type="float" office:value="0.3082431" calcext:value-type="float">
            <text:p>0,3082431</text:p>
          </table:table-cell>
          <table:table-cell office:value-type="float" office:value="692.733" calcext:value-type="float">
            <text:p>692,733</text:p>
          </table:table-cell>
          <table:table-cell office:value-type="float" office:value="3.927691" calcext:value-type="float">
            <text:p>3,92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28" calcext:value-type="float">
            <text:p>328</text:p>
          </table:table-cell>
          <table:table-cell office:value-type="float" office:value="415774" calcext:value-type="float">
            <text:p>415774</text:p>
          </table:table-cell>
          <table:table-cell office:value-type="float" office:value="368981693" calcext:value-type="float">
            <text:p>36898169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14:37:15.795</text:p>
          </table:table-cell>
          <table:table-cell office:value-type="string" calcext:value-type="string">
            <text:p>00:00:00.435</text:p>
          </table:table-cell>
          <table:table-cell office:value-type="float" office:value="21" calcext:value-type="float">
            <text:p>21</text:p>
          </table:table-cell>
          <table:table-cell office:value-type="float" office:value="623.7441" calcext:value-type="float">
            <text:p>623,7441</text:p>
          </table:table-cell>
          <table:table-cell office:value-type="float" office:value="336.9225" calcext:value-type="float">
            <text:p>336,9225</text:p>
          </table:table-cell>
          <table:table-cell office:value-type="float" office:value="0.6343527" calcext:value-type="float">
            <text:p>0,6343527</text:p>
          </table:table-cell>
          <table:table-cell office:value-type="float" office:value="0.3035341" calcext:value-type="float">
            <text:p>0,3035341</text:p>
          </table:table-cell>
          <table:table-cell office:value-type="float" office:value="695.4988" calcext:value-type="float">
            <text:p>695,4988</text:p>
          </table:table-cell>
          <table:table-cell office:value-type="float" office:value="4.060805" calcext:value-type="float">
            <text:p>4,060805</text:p>
          </table:table-cell>
          <table:table-cell office:value-type="float" office:value="0" calcext:value-type="float">
            <text:p>0</text:p>
          </table:table-cell>
          <table:table-cell office:value-type="float" office:value="671.5977" calcext:value-type="float">
            <text:p>671,5977</text:p>
          </table:table-cell>
          <table:table-cell office:value-type="float" office:value="326.0635" calcext:value-type="float">
            <text:p>326,0635</text:p>
          </table:table-cell>
          <table:table-cell office:value-type="float" office:value="0.3743023" calcext:value-type="float">
            <text:p>0,3743023</text:p>
          </table:table-cell>
          <table:table-cell office:value-type="float" office:value="0.3081644" calcext:value-type="float">
            <text:p>0,3081644</text:p>
          </table:table-cell>
          <table:table-cell office:value-type="float" office:value="692.733" calcext:value-type="float">
            <text:p>692,733</text:p>
          </table:table-cell>
          <table:table-cell office:value-type="float" office:value="3.950807" calcext:value-type="float">
            <text:p>3,95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31" calcext:value-type="float">
            <text:p>3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31" calcext:value-type="float">
            <text:p>331</text:p>
          </table:table-cell>
          <table:table-cell office:value-type="float" office:value="435746" calcext:value-type="float">
            <text:p>435746</text:p>
          </table:table-cell>
          <table:table-cell office:value-type="float" office:value="369001665" calcext:value-type="float">
            <text:p>369001665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14:37:15.815</text:p>
          </table:table-cell>
          <table:table-cell office:value-type="string" calcext:value-type="string">
            <text:p>00:00:00.455</text:p>
          </table:table-cell>
          <table:table-cell office:value-type="float" office:value="22" calcext:value-type="float">
            <text:p>22</text:p>
          </table:table-cell>
          <table:table-cell office:value-type="float" office:value="629.427" calcext:value-type="float">
            <text:p>629,427</text:p>
          </table:table-cell>
          <table:table-cell office:value-type="float" office:value="342.6321" calcext:value-type="float">
            <text:p>342,6321</text:p>
          </table:table-cell>
          <table:table-cell office:value-type="float" office:value="0.6344548" calcext:value-type="float">
            <text:p>0,6344548</text:p>
          </table:table-cell>
          <table:table-cell office:value-type="float" office:value="0.3034973" calcext:value-type="float">
            <text:p>0,3034973</text:p>
          </table:table-cell>
          <table:table-cell office:value-type="float" office:value="695.4988" calcext:value-type="float">
            <text:p>695,4988</text:p>
          </table:table-cell>
          <table:table-cell office:value-type="float" office:value="4.040597" calcext:value-type="float">
            <text:p>4,040597</text:p>
          </table:table-cell>
          <table:table-cell office:value-type="float" office:value="0" calcext:value-type="float">
            <text:p>0</text:p>
          </table:table-cell>
          <table:table-cell office:value-type="float" office:value="664.7712" calcext:value-type="float">
            <text:p>664,7712</text:p>
          </table:table-cell>
          <table:table-cell office:value-type="float" office:value="334.0586" calcext:value-type="float">
            <text:p>334,0586</text:p>
          </table:table-cell>
          <table:table-cell office:value-type="float" office:value="0.3743856" calcext:value-type="float">
            <text:p>0,3743856</text:p>
          </table:table-cell>
          <table:table-cell office:value-type="float" office:value="0.3080676" calcext:value-type="float">
            <text:p>0,3080676</text:p>
          </table:table-cell>
          <table:table-cell office:value-type="float" office:value="692.733" calcext:value-type="float">
            <text:p>692,733</text:p>
          </table:table-cell>
          <table:table-cell office:value-type="float" office:value="3.952557" calcext:value-type="float">
            <text:p>3,95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338" calcext:value-type="float">
            <text:p>3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38" calcext:value-type="float">
            <text:p>338</text:p>
          </table:table-cell>
          <table:table-cell office:value-type="float" office:value="455633" calcext:value-type="float">
            <text:p>455633</text:p>
          </table:table-cell>
          <table:table-cell office:value-type="float" office:value="369021552" calcext:value-type="float">
            <text:p>369021552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14:37:15.835</text:p>
          </table:table-cell>
          <table:table-cell office:value-type="string" calcext:value-type="string">
            <text:p>00:00:00.475</text:p>
          </table:table-cell>
          <table:table-cell office:value-type="float" office:value="23" calcext:value-type="float">
            <text:p>23</text:p>
          </table:table-cell>
          <table:table-cell office:value-type="float" office:value="629.3516" calcext:value-type="float">
            <text:p>629,3516</text:p>
          </table:table-cell>
          <table:table-cell office:value-type="float" office:value="350.4956" calcext:value-type="float">
            <text:p>350,4956</text:p>
          </table:table-cell>
          <table:table-cell office:value-type="float" office:value="0.6346468" calcext:value-type="float">
            <text:p>0,6346468</text:p>
          </table:table-cell>
          <table:table-cell office:value-type="float" office:value="0.3036569" calcext:value-type="float">
            <text:p>0,3036569</text:p>
          </table:table-cell>
          <table:table-cell office:value-type="float" office:value="694.894" calcext:value-type="float">
            <text:p>694,894</text:p>
          </table:table-cell>
          <table:table-cell office:value-type="float" office:value="4.04401" calcext:value-type="float">
            <text:p>4,04401</text:p>
          </table:table-cell>
          <table:table-cell office:value-type="float" office:value="0" calcext:value-type="float">
            <text:p>0</text:p>
          </table:table-cell>
          <table:table-cell office:value-type="float" office:value="666.205" calcext:value-type="float">
            <text:p>666,205</text:p>
          </table:table-cell>
          <table:table-cell office:value-type="float" office:value="320.4333" calcext:value-type="float">
            <text:p>320,4333</text:p>
          </table:table-cell>
          <table:table-cell office:value-type="float" office:value="0.3745891" calcext:value-type="float">
            <text:p>0,3745891</text:p>
          </table:table-cell>
          <table:table-cell office:value-type="float" office:value="0.3081665" calcext:value-type="float">
            <text:p>0,3081665</text:p>
          </table:table-cell>
          <table:table-cell office:value-type="float" office:value="694.9972" calcext:value-type="float">
            <text:p>694,9972</text:p>
          </table:table-cell>
          <table:table-cell office:value-type="float" office:value="3.966815" calcext:value-type="float">
            <text:p>3,96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35" calcext:value-type="float">
            <text:p>335</text:p>
          </table:table-cell>
          <table:table-cell office:value-type="float" office:value="475614" calcext:value-type="float">
            <text:p>475614</text:p>
          </table:table-cell>
          <table:table-cell office:value-type="float" office:value="369041533" calcext:value-type="float">
            <text:p>369041533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14:37:15.855</text:p>
          </table:table-cell>
          <table:table-cell office:value-type="string" calcext:value-type="string">
            <text:p>00:00:00.495</text:p>
          </table:table-cell>
          <table:table-cell office:value-type="float" office:value="24" calcext:value-type="float">
            <text:p>24</text:p>
          </table:table-cell>
          <table:table-cell office:value-type="float" office:value="646.3055" calcext:value-type="float">
            <text:p>646,3055</text:p>
          </table:table-cell>
          <table:table-cell office:value-type="float" office:value="344.6418" calcext:value-type="float">
            <text:p>344,6418</text:p>
          </table:table-cell>
          <table:table-cell office:value-type="float" office:value="0.6347145" calcext:value-type="float">
            <text:p>0,6347145</text:p>
          </table:table-cell>
          <table:table-cell office:value-type="float" office:value="0.3036427" calcext:value-type="float">
            <text:p>0,3036427</text:p>
          </table:table-cell>
          <table:table-cell office:value-type="float" office:value="694.894" calcext:value-type="float">
            <text:p>694,894</text:p>
          </table:table-cell>
          <table:table-cell office:value-type="float" office:value="4.06803" calcext:value-type="float">
            <text:p>4,06803</text:p>
          </table:table-cell>
          <table:table-cell office:value-type="float" office:value="0" calcext:value-type="float">
            <text:p>0</text:p>
          </table:table-cell>
          <table:table-cell office:value-type="float" office:value="674.9509" calcext:value-type="float">
            <text:p>674,9509</text:p>
          </table:table-cell>
          <table:table-cell office:value-type="float" office:value="340.0795" calcext:value-type="float">
            <text:p>340,0795</text:p>
          </table:table-cell>
          <table:table-cell office:value-type="float" office:value="0.3746226" calcext:value-type="float">
            <text:p>0,3746226</text:p>
          </table:table-cell>
          <table:table-cell office:value-type="float" office:value="0.3081764" calcext:value-type="float">
            <text:p>0,3081764</text:p>
          </table:table-cell>
          <table:table-cell office:value-type="float" office:value="694.9972" calcext:value-type="float">
            <text:p>694,9972</text:p>
          </table:table-cell>
          <table:table-cell office:value-type="float" office:value="4.010244" calcext:value-type="float">
            <text:p>4,01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342" calcext:value-type="float">
            <text:p>3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342" calcext:value-type="float">
            <text:p>342</text:p>
          </table:table-cell>
          <table:table-cell office:value-type="float" office:value="495595" calcext:value-type="float">
            <text:p>495595</text:p>
          </table:table-cell>
          <table:table-cell office:value-type="float" office:value="369061514" calcext:value-type="float">
            <text:p>369061514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14:37:15.874</text:p>
          </table:table-cell>
          <table:table-cell office:value-type="string" calcext:value-type="string">
            <text:p>00:00:00.515</text:p>
          </table:table-cell>
          <table:table-cell office:value-type="float" office:value="25" calcext:value-type="float">
            <text:p>25</text:p>
          </table:table-cell>
          <table:table-cell office:value-type="float" office:value="637.8763" calcext:value-type="float">
            <text:p>637,8763</text:p>
          </table:table-cell>
          <table:table-cell office:value-type="float" office:value="311.9154" calcext:value-type="float">
            <text:p>311,9154</text:p>
          </table:table-cell>
          <table:table-cell office:value-type="float" office:value="0.634806" calcext:value-type="float">
            <text:p>0,634806</text:p>
          </table:table-cell>
          <table:table-cell office:value-type="float" office:value="0.3038129" calcext:value-type="float">
            <text:p>0,3038129</text:p>
          </table:table-cell>
          <table:table-cell office:value-type="float" office:value="694.894" calcext:value-type="float">
            <text:p>694,894</text:p>
          </table:table-cell>
          <table:table-cell office:value-type="float" office:value="4.066741" calcext:value-type="float">
            <text:p>4,066741</text:p>
          </table:table-cell>
          <table:table-cell office:value-type="float" office:value="0" calcext:value-type="float">
            <text:p>0</text:p>
          </table:table-cell>
          <table:table-cell office:value-type="float" office:value="682.3502" calcext:value-type="float">
            <text:p>682,3502</text:p>
          </table:table-cell>
          <table:table-cell office:value-type="float" office:value="322.7606" calcext:value-type="float">
            <text:p>322,7606</text:p>
          </table:table-cell>
          <table:table-cell office:value-type="float" office:value="0.3747131" calcext:value-type="float">
            <text:p>0,3747131</text:p>
          </table:table-cell>
          <table:table-cell office:value-type="float" office:value="0.3081926" calcext:value-type="float">
            <text:p>0,3081926</text:p>
          </table:table-cell>
          <table:table-cell office:value-type="float" office:value="694.9972" calcext:value-type="float">
            <text:p>694,9972</text:p>
          </table:table-cell>
          <table:table-cell office:value-type="float" office:value="4.02197" calcext:value-type="float">
            <text:p>4,0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317" calcext:value-type="float">
            <text:p>317</text:p>
          </table:table-cell>
          <table:table-cell office:value-type="float" office:value="515465" calcext:value-type="float">
            <text:p>515465</text:p>
          </table:table-cell>
          <table:table-cell office:value-type="float" office:value="369081384" calcext:value-type="float">
            <text:p>369081384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14:37:15.894</text:p>
          </table:table-cell>
          <table:table-cell office:value-type="string" calcext:value-type="string">
            <text:p>00:00:00.535</text:p>
          </table:table-cell>
          <table:table-cell office:value-type="float" office:value="26" calcext:value-type="float">
            <text:p>26</text:p>
          </table:table-cell>
          <table:table-cell office:value-type="float" office:value="647.4481" calcext:value-type="float">
            <text:p>647,4481</text:p>
          </table:table-cell>
          <table:table-cell office:value-type="float" office:value="343.8325" calcext:value-type="float">
            <text:p>343,8325</text:p>
          </table:table-cell>
          <table:table-cell office:value-type="float" office:value="0.6349661" calcext:value-type="float">
            <text:p>0,6349661</text:p>
          </table:table-cell>
          <table:table-cell office:value-type="float" office:value="0.3037796" calcext:value-type="float">
            <text:p>0,3037796</text:p>
          </table:table-cell>
          <table:table-cell office:value-type="float" office:value="694.894" calcext:value-type="float">
            <text:p>694,894</text:p>
          </table:table-cell>
          <table:table-cell office:value-type="float" office:value="4.015729" calcext:value-type="float">
            <text:p>4,015729</text:p>
          </table:table-cell>
          <table:table-cell office:value-type="float" office:value="0" calcext:value-type="float">
            <text:p>0</text:p>
          </table:table-cell>
          <table:table-cell office:value-type="float" office:value="687.6035" calcext:value-type="float">
            <text:p>687,6035</text:p>
          </table:table-cell>
          <table:table-cell office:value-type="float" office:value="329.5894" calcext:value-type="float">
            <text:p>329,5894</text:p>
          </table:table-cell>
          <table:table-cell office:value-type="float" office:value="0.374911" calcext:value-type="float">
            <text:p>0,374911</text:p>
          </table:table-cell>
          <table:table-cell office:value-type="float" office:value="0.3080857" calcext:value-type="float">
            <text:p>0,3080857</text:p>
          </table:table-cell>
          <table:table-cell office:value-type="float" office:value="694.9972" calcext:value-type="float">
            <text:p>694,9972</text:p>
          </table:table-cell>
          <table:table-cell office:value-type="float" office:value="3.988672" calcext:value-type="float">
            <text:p>3,98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37" calcext:value-type="float">
            <text:p>337</text:p>
          </table:table-cell>
          <table:table-cell office:value-type="float" office:value="535353" calcext:value-type="float">
            <text:p>535353</text:p>
          </table:table-cell>
          <table:table-cell office:value-type="float" office:value="369101272" calcext:value-type="float">
            <text:p>369101272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14:37:15.914</text:p>
          </table:table-cell>
          <table:table-cell office:value-type="string" calcext:value-type="string">
            <text:p>00:00:00.555</text:p>
          </table:table-cell>
          <table:table-cell office:value-type="float" office:value="27" calcext:value-type="float">
            <text:p>27</text:p>
          </table:table-cell>
          <table:table-cell office:value-type="float" office:value="624.0627" calcext:value-type="float">
            <text:p>624,0627</text:p>
          </table:table-cell>
          <table:table-cell office:value-type="float" office:value="332.0888" calcext:value-type="float">
            <text:p>332,0888</text:p>
          </table:table-cell>
          <table:table-cell office:value-type="float" office:value="0.6351032" calcext:value-type="float">
            <text:p>0,6351032</text:p>
          </table:table-cell>
          <table:table-cell office:value-type="float" office:value="0.3035505" calcext:value-type="float">
            <text:p>0,3035505</text:p>
          </table:table-cell>
          <table:table-cell office:value-type="float" office:value="694.894" calcext:value-type="float">
            <text:p>694,894</text:p>
          </table:table-cell>
          <table:table-cell office:value-type="float" office:value="4.095783" calcext:value-type="float">
            <text:p>4,095783</text:p>
          </table:table-cell>
          <table:table-cell office:value-type="float" office:value="0" calcext:value-type="float">
            <text:p>0</text:p>
          </table:table-cell>
          <table:table-cell office:value-type="float" office:value="675.8261" calcext:value-type="float">
            <text:p>675,8261</text:p>
          </table:table-cell>
          <table:table-cell office:value-type="float" office:value="330.3109" calcext:value-type="float">
            <text:p>330,3109</text:p>
          </table:table-cell>
          <table:table-cell office:value-type="float" office:value="0.3750468" calcext:value-type="float">
            <text:p>0,3750468</text:p>
          </table:table-cell>
          <table:table-cell office:value-type="float" office:value="0.3078354" calcext:value-type="float">
            <text:p>0,3078354</text:p>
          </table:table-cell>
          <table:table-cell office:value-type="float" office:value="694.9972" calcext:value-type="float">
            <text:p>694,9972</text:p>
          </table:table-cell>
          <table:table-cell office:value-type="float" office:value="3.974208" calcext:value-type="float">
            <text:p>3,97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31" calcext:value-type="float">
            <text:p>3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31" calcext:value-type="float">
            <text:p>331</text:p>
          </table:table-cell>
          <table:table-cell office:value-type="float" office:value="555349" calcext:value-type="float">
            <text:p>555349</text:p>
          </table:table-cell>
          <table:table-cell office:value-type="float" office:value="369121268" calcext:value-type="float">
            <text:p>369121268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14:37:15.934</text:p>
          </table:table-cell>
          <table:table-cell office:value-type="string" calcext:value-type="string">
            <text:p>00:00:00.575</text:p>
          </table:table-cell>
          <table:table-cell office:value-type="float" office:value="28" calcext:value-type="float">
            <text:p>28</text:p>
          </table:table-cell>
          <table:table-cell office:value-type="float" office:value="623.5329" calcext:value-type="float">
            <text:p>623,5329</text:p>
          </table:table-cell>
          <table:table-cell office:value-type="float" office:value="321.8806" calcext:value-type="float">
            <text:p>321,8806</text:p>
          </table:table-cell>
          <table:table-cell office:value-type="float" office:value="0.6353415" calcext:value-type="float">
            <text:p>0,6353415</text:p>
          </table:table-cell>
          <table:table-cell office:value-type="float" office:value="0.3035159" calcext:value-type="float">
            <text:p>0,3035159</text:p>
          </table:table-cell>
          <table:table-cell office:value-type="float" office:value="695.2708" calcext:value-type="float">
            <text:p>695,2708</text:p>
          </table:table-cell>
          <table:table-cell office:value-type="float" office:value="4.086842" calcext:value-type="float">
            <text:p>4,086842</text:p>
          </table:table-cell>
          <table:table-cell office:value-type="float" office:value="0" calcext:value-type="float">
            <text:p>0</text:p>
          </table:table-cell>
          <table:table-cell office:value-type="float" office:value="681.3198" calcext:value-type="float">
            <text:p>681,3198</text:p>
          </table:table-cell>
          <table:table-cell office:value-type="float" office:value="332.3793" calcext:value-type="float">
            <text:p>332,3793</text:p>
          </table:table-cell>
          <table:table-cell office:value-type="float" office:value="0.3752509" calcext:value-type="float">
            <text:p>0,3752509</text:p>
          </table:table-cell>
          <table:table-cell office:value-type="float" office:value="0.3077482" calcext:value-type="float">
            <text:p>0,3077482</text:p>
          </table:table-cell>
          <table:table-cell office:value-type="float" office:value="694.8896" calcext:value-type="float">
            <text:p>694,8896</text:p>
          </table:table-cell>
          <table:table-cell office:value-type="float" office:value="3.968148" calcext:value-type="float">
            <text:p>3,96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27" calcext:value-type="float">
            <text:p>3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327" calcext:value-type="float">
            <text:p>327</text:p>
          </table:table-cell>
          <table:table-cell office:value-type="float" office:value="575275" calcext:value-type="float">
            <text:p>575275</text:p>
          </table:table-cell>
          <table:table-cell office:value-type="float" office:value="369141194" calcext:value-type="float">
            <text:p>369141194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14:37:15.954</text:p>
          </table:table-cell>
          <table:table-cell office:value-type="string" calcext:value-type="string">
            <text:p>00:00:00.595</text:p>
          </table:table-cell>
          <table:table-cell office:value-type="float" office:value="29" calcext:value-type="float">
            <text:p>29</text:p>
          </table:table-cell>
          <table:table-cell office:value-type="float" office:value="642.413" calcext:value-type="float">
            <text:p>642,413</text:p>
          </table:table-cell>
          <table:table-cell office:value-type="float" office:value="312.3035" calcext:value-type="float">
            <text:p>312,3035</text:p>
          </table:table-cell>
          <table:table-cell office:value-type="float" office:value="0.635464" calcext:value-type="float">
            <text:p>0,635464</text:p>
          </table:table-cell>
          <table:table-cell office:value-type="float" office:value="0.3035108" calcext:value-type="float">
            <text:p>0,3035108</text:p>
          </table:table-cell>
          <table:table-cell office:value-type="float" office:value="695.2708" calcext:value-type="float">
            <text:p>695,2708</text:p>
          </table:table-cell>
          <table:table-cell office:value-type="float" office:value="4.062812" calcext:value-type="float">
            <text:p>4,062812</text:p>
          </table:table-cell>
          <table:table-cell office:value-type="float" office:value="0" calcext:value-type="float">
            <text:p>0</text:p>
          </table:table-cell>
          <table:table-cell office:value-type="float" office:value="671.5818" calcext:value-type="float">
            <text:p>671,5818</text:p>
          </table:table-cell>
          <table:table-cell office:value-type="float" office:value="342.7407" calcext:value-type="float">
            <text:p>342,7407</text:p>
          </table:table-cell>
          <table:table-cell office:value-type="float" office:value="0.3753577" calcext:value-type="float">
            <text:p>0,3753577</text:p>
          </table:table-cell>
          <table:table-cell office:value-type="float" office:value="0.3074865" calcext:value-type="float">
            <text:p>0,3074865</text:p>
          </table:table-cell>
          <table:table-cell office:value-type="float" office:value="694.8896" calcext:value-type="float">
            <text:p>694,8896</text:p>
          </table:table-cell>
          <table:table-cell office:value-type="float" office:value="3.999707" calcext:value-type="float">
            <text:p>3,99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28" calcext:value-type="float">
            <text:p>328</text:p>
          </table:table-cell>
          <table:table-cell office:value-type="float" office:value="595271" calcext:value-type="float">
            <text:p>595271</text:p>
          </table:table-cell>
          <table:table-cell office:value-type="float" office:value="369161190" calcext:value-type="float">
            <text:p>369161190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14:37:15.974</text:p>
          </table:table-cell>
          <table:table-cell office:value-type="string" calcext:value-type="string">
            <text:p>00:00:00.615</text:p>
          </table:table-cell>
          <table:table-cell office:value-type="float" office:value="30" calcext:value-type="float">
            <text:p>30</text:p>
          </table:table-cell>
          <table:table-cell office:value-type="float" office:value="636.5399" calcext:value-type="float">
            <text:p>636,5399</text:p>
          </table:table-cell>
          <table:table-cell office:value-type="float" office:value="307.2423" calcext:value-type="float">
            <text:p>307,2423</text:p>
          </table:table-cell>
          <table:table-cell office:value-type="float" office:value="0.635515" calcext:value-type="float">
            <text:p>0,635515</text:p>
          </table:table-cell>
          <table:table-cell office:value-type="float" office:value="0.3038399" calcext:value-type="float">
            <text:p>0,3038399</text:p>
          </table:table-cell>
          <table:table-cell office:value-type="float" office:value="695.2708" calcext:value-type="float">
            <text:p>695,2708</text:p>
          </table:table-cell>
          <table:table-cell office:value-type="float" office:value="4.074024" calcext:value-type="float">
            <text:p>4,074024</text:p>
          </table:table-cell>
          <table:table-cell office:value-type="float" office:value="0" calcext:value-type="float">
            <text:p>0</text:p>
          </table:table-cell>
          <table:table-cell office:value-type="float" office:value="679.6209" calcext:value-type="float">
            <text:p>679,6209</text:p>
          </table:table-cell>
          <table:table-cell office:value-type="float" office:value="343.2581" calcext:value-type="float">
            <text:p>343,2581</text:p>
          </table:table-cell>
          <table:table-cell office:value-type="float" office:value="0.3754114" calcext:value-type="float">
            <text:p>0,3754114</text:p>
          </table:table-cell>
          <table:table-cell office:value-type="float" office:value="0.3075138" calcext:value-type="float">
            <text:p>0,3075138</text:p>
          </table:table-cell>
          <table:table-cell office:value-type="float" office:value="694.8896" calcext:value-type="float">
            <text:p>694,8896</text:p>
          </table:table-cell>
          <table:table-cell office:value-type="float" office:value="3.99169" calcext:value-type="float">
            <text:p>3,9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325" calcext:value-type="float">
            <text:p>3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25" calcext:value-type="float">
            <text:p>325</text:p>
          </table:table-cell>
          <table:table-cell office:value-type="float" office:value="615144" calcext:value-type="float">
            <text:p>615144</text:p>
          </table:table-cell>
          <table:table-cell office:value-type="float" office:value="369181063" calcext:value-type="float">
            <text:p>369181063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14:37:15.994</text:p>
          </table:table-cell>
          <table:table-cell office:value-type="string" calcext:value-type="string">
            <text:p>00:00:00.635</text:p>
          </table:table-cell>
          <table:table-cell office:value-type="float" office:value="31" calcext:value-type="float">
            <text:p>31</text:p>
          </table:table-cell>
          <table:table-cell office:value-type="float" office:value="642.8155" calcext:value-type="float">
            <text:p>642,8155</text:p>
          </table:table-cell>
          <table:table-cell office:value-type="float" office:value="326.558" calcext:value-type="float">
            <text:p>326,558</text:p>
          </table:table-cell>
          <table:table-cell office:value-type="float" office:value="0.6355801" calcext:value-type="float">
            <text:p>0,6355801</text:p>
          </table:table-cell>
          <table:table-cell office:value-type="float" office:value="0.3042636" calcext:value-type="float">
            <text:p>0,3042636</text:p>
          </table:table-cell>
          <table:table-cell office:value-type="float" office:value="695.2708" calcext:value-type="float">
            <text:p>695,2708</text:p>
          </table:table-cell>
          <table:table-cell office:value-type="float" office:value="4.024808" calcext:value-type="float">
            <text:p>4,024808</text:p>
          </table:table-cell>
          <table:table-cell office:value-type="float" office:value="0" calcext:value-type="float">
            <text:p>0</text:p>
          </table:table-cell>
          <table:table-cell office:value-type="float" office:value="693.6299" calcext:value-type="float">
            <text:p>693,6299</text:p>
          </table:table-cell>
          <table:table-cell office:value-type="float" office:value="318.1359" calcext:value-type="float">
            <text:p>318,1359</text:p>
          </table:table-cell>
          <table:table-cell office:value-type="float" office:value="0.3754769" calcext:value-type="float">
            <text:p>0,3754769</text:p>
          </table:table-cell>
          <table:table-cell office:value-type="float" office:value="0.3077562" calcext:value-type="float">
            <text:p>0,3077562</text:p>
          </table:table-cell>
          <table:table-cell office:value-type="float" office:value="694.8896" calcext:value-type="float">
            <text:p>694,8896</text:p>
          </table:table-cell>
          <table:table-cell office:value-type="float" office:value="3.992835" calcext:value-type="float">
            <text:p>3,99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22" calcext:value-type="float">
            <text:p>3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22" calcext:value-type="float">
            <text:p>322</text:p>
          </table:table-cell>
          <table:table-cell office:value-type="float" office:value="635092" calcext:value-type="float">
            <text:p>635092</text:p>
          </table:table-cell>
          <table:table-cell office:value-type="float" office:value="369201011" calcext:value-type="float">
            <text:p>369201011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14:37:16.014</text:p>
          </table:table-cell>
          <table:table-cell office:value-type="string" calcext:value-type="string">
            <text:p>00:00:00.654</text:p>
          </table:table-cell>
          <table:table-cell office:value-type="float" office:value="32" calcext:value-type="float">
            <text:p>32</text:p>
          </table:table-cell>
          <table:table-cell office:value-type="float" office:value="636.0933" calcext:value-type="float">
            <text:p>636,0933</text:p>
          </table:table-cell>
          <table:table-cell office:value-type="float" office:value="329.6598" calcext:value-type="float">
            <text:p>329,6598</text:p>
          </table:table-cell>
          <table:table-cell office:value-type="float" office:value="0.6356359" calcext:value-type="float">
            <text:p>0,6356359</text:p>
          </table:table-cell>
          <table:table-cell office:value-type="float" office:value="0.3044447" calcext:value-type="float">
            <text:p>0,3044447</text:p>
          </table:table-cell>
          <table:table-cell office:value-type="float" office:value="695.2708" calcext:value-type="float">
            <text:p>695,2708</text:p>
          </table:table-cell>
          <table:table-cell office:value-type="float" office:value="4.008282" calcext:value-type="float">
            <text:p>4,008282</text:p>
          </table:table-cell>
          <table:table-cell office:value-type="float" office:value="0" calcext:value-type="float">
            <text:p>0</text:p>
          </table:table-cell>
          <table:table-cell office:value-type="float" office:value="693.8785" calcext:value-type="float">
            <text:p>693,8785</text:p>
          </table:table-cell>
          <table:table-cell office:value-type="float" office:value="323.3515" calcext:value-type="float">
            <text:p>323,3515</text:p>
          </table:table-cell>
          <table:table-cell office:value-type="float" office:value="0.3755676" calcext:value-type="float">
            <text:p>0,3755676</text:p>
          </table:table-cell>
          <table:table-cell office:value-type="float" office:value="0.3078952" calcext:value-type="float">
            <text:p>0,3078952</text:p>
          </table:table-cell>
          <table:table-cell office:value-type="float" office:value="694.8896" calcext:value-type="float">
            <text:p>694,8896</text:p>
          </table:table-cell>
          <table:table-cell office:value-type="float" office:value="3.99207" calcext:value-type="float">
            <text:p>3,99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27" calcext:value-type="float">
            <text:p>3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27" calcext:value-type="float">
            <text:p>327</text:p>
          </table:table-cell>
          <table:table-cell office:value-type="float" office:value="654967" calcext:value-type="float">
            <text:p>654967</text:p>
          </table:table-cell>
          <table:table-cell office:value-type="float" office:value="369220886" calcext:value-type="float">
            <text:p>369220886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14:37:16.034</text:p>
          </table:table-cell>
          <table:table-cell office:value-type="string" calcext:value-type="string">
            <text:p>00:00:00.675</text:p>
          </table:table-cell>
          <table:table-cell office:value-type="float" office:value="33" calcext:value-type="float">
            <text:p>33</text:p>
          </table:table-cell>
          <table:table-cell office:value-type="float" office:value="638.3846" calcext:value-type="float">
            <text:p>638,3846</text:p>
          </table:table-cell>
          <table:table-cell office:value-type="float" office:value="329.9753" calcext:value-type="float">
            <text:p>329,9753</text:p>
          </table:table-cell>
          <table:table-cell office:value-type="float" office:value="0.6357343" calcext:value-type="float">
            <text:p>0,6357343</text:p>
          </table:table-cell>
          <table:table-cell office:value-type="float" office:value="0.3046946" calcext:value-type="float">
            <text:p>0,3046946</text:p>
          </table:table-cell>
          <table:table-cell office:value-type="float" office:value="696.1866" calcext:value-type="float">
            <text:p>696,1866</text:p>
          </table:table-cell>
          <table:table-cell office:value-type="float" office:value="3.996844" calcext:value-type="float">
            <text:p>3,996844</text:p>
          </table:table-cell>
          <table:table-cell office:value-type="float" office:value="0" calcext:value-type="float">
            <text:p>0</text:p>
          </table:table-cell>
          <table:table-cell office:value-type="float" office:value="690.4341" calcext:value-type="float">
            <text:p>690,4341</text:p>
          </table:table-cell>
          <table:table-cell office:value-type="float" office:value="336.8633" calcext:value-type="float">
            <text:p>336,8633</text:p>
          </table:table-cell>
          <table:table-cell office:value-type="float" office:value="0.375704" calcext:value-type="float">
            <text:p>0,375704</text:p>
          </table:table-cell>
          <table:table-cell office:value-type="float" office:value="0.3078843" calcext:value-type="float">
            <text:p>0,3078843</text:p>
          </table:table-cell>
          <table:table-cell office:value-type="float" office:value="691.3492" calcext:value-type="float">
            <text:p>691,3492</text:p>
          </table:table-cell>
          <table:table-cell office:value-type="float" office:value="3.97289" calcext:value-type="float">
            <text:p>3,97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333" calcext:value-type="float">
            <text:p>3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333" calcext:value-type="float">
            <text:p>333</text:p>
          </table:table-cell>
          <table:table-cell office:value-type="float" office:value="675015" calcext:value-type="float">
            <text:p>675015</text:p>
          </table:table-cell>
          <table:table-cell office:value-type="float" office:value="369240934" calcext:value-type="float">
            <text:p>369240934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4:37:16.054</text:p>
          </table:table-cell>
          <table:table-cell office:value-type="string" calcext:value-type="string">
            <text:p>00:00:00.694</text:p>
          </table:table-cell>
          <table:table-cell office:value-type="float" office:value="34" calcext:value-type="float">
            <text:p>34</text:p>
          </table:table-cell>
          <table:table-cell office:value-type="float" office:value="622.9114" calcext:value-type="float">
            <text:p>622,9114</text:p>
          </table:table-cell>
          <table:table-cell office:value-type="float" office:value="372.8485" calcext:value-type="float">
            <text:p>372,8485</text:p>
          </table:table-cell>
          <table:table-cell office:value-type="float" office:value="0.6359759" calcext:value-type="float">
            <text:p>0,6359759</text:p>
          </table:table-cell>
          <table:table-cell office:value-type="float" office:value="0.3046528" calcext:value-type="float">
            <text:p>0,3046528</text:p>
          </table:table-cell>
          <table:table-cell office:value-type="float" office:value="696.1866" calcext:value-type="float">
            <text:p>696,1866</text:p>
          </table:table-cell>
          <table:table-cell office:value-type="float" office:value="4.098159" calcext:value-type="float">
            <text:p>4,098159</text:p>
          </table:table-cell>
          <table:table-cell office:value-type="float" office:value="0" calcext:value-type="float">
            <text:p>0</text:p>
          </table:table-cell>
          <table:table-cell office:value-type="float" office:value="658.4508" calcext:value-type="float">
            <text:p>658,4508</text:p>
          </table:table-cell>
          <table:table-cell office:value-type="float" office:value="369.7067" calcext:value-type="float">
            <text:p>369,7067</text:p>
          </table:table-cell>
          <table:table-cell office:value-type="float" office:value="0.3758891" calcext:value-type="float">
            <text:p>0,3758891</text:p>
          </table:table-cell>
          <table:table-cell office:value-type="float" office:value="0.3074995" calcext:value-type="float">
            <text:p>0,3074995</text:p>
          </table:table-cell>
          <table:table-cell office:value-type="float" office:value="691.3492" calcext:value-type="float">
            <text:p>691,3492</text:p>
          </table:table-cell>
          <table:table-cell office:value-type="float" office:value="3.981918" calcext:value-type="float">
            <text:p>3,98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71" calcext:value-type="float">
            <text:p>37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71" calcext:value-type="float">
            <text:p>371</text:p>
          </table:table-cell>
          <table:table-cell office:value-type="float" office:value="694901" calcext:value-type="float">
            <text:p>694901</text:p>
          </table:table-cell>
          <table:table-cell office:value-type="float" office:value="369260820" calcext:value-type="float">
            <text:p>369260820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4:37:16.074</text:p>
          </table:table-cell>
          <table:table-cell office:value-type="string" calcext:value-type="string">
            <text:p>00:00:00.714</text:p>
          </table:table-cell>
          <table:table-cell office:value-type="float" office:value="35" calcext:value-type="float">
            <text:p>35</text:p>
          </table:table-cell>
          <table:table-cell office:value-type="float" office:value="628.8149" calcext:value-type="float">
            <text:p>628,8149</text:p>
          </table:table-cell>
          <table:table-cell office:value-type="float" office:value="334.0651" calcext:value-type="float">
            <text:p>334,0651</text:p>
          </table:table-cell>
          <table:table-cell office:value-type="float" office:value="0.6364006" calcext:value-type="float">
            <text:p>0,6364006</text:p>
          </table:table-cell>
          <table:table-cell office:value-type="float" office:value="0.3045766" calcext:value-type="float">
            <text:p>0,3045766</text:p>
          </table:table-cell>
          <table:table-cell office:value-type="float" office:value="696.1866" calcext:value-type="float">
            <text:p>696,1866</text:p>
          </table:table-cell>
          <table:table-cell office:value-type="float" office:value="4.083474" calcext:value-type="float">
            <text:p>4,083474</text:p>
          </table:table-cell>
          <table:table-cell office:value-type="float" office:value="0" calcext:value-type="float">
            <text:p>0</text:p>
          </table:table-cell>
          <table:table-cell office:value-type="float" office:value="687.6776" calcext:value-type="float">
            <text:p>687,6776</text:p>
          </table:table-cell>
          <table:table-cell office:value-type="float" office:value="357.3486" calcext:value-type="float">
            <text:p>357,3486</text:p>
          </table:table-cell>
          <table:table-cell office:value-type="float" office:value="0.3763956" calcext:value-type="float">
            <text:p>0,3763956</text:p>
          </table:table-cell>
          <table:table-cell office:value-type="float" office:value="0.3072909" calcext:value-type="float">
            <text:p>0,3072909</text:p>
          </table:table-cell>
          <table:table-cell office:value-type="float" office:value="691.3492" calcext:value-type="float">
            <text:p>691,3492</text:p>
          </table:table-cell>
          <table:table-cell office:value-type="float" office:value="3.98694" calcext:value-type="float">
            <text:p>3,98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346" calcext:value-type="float">
            <text:p>34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46" calcext:value-type="float">
            <text:p>346</text:p>
          </table:table-cell>
          <table:table-cell office:value-type="float" office:value="714876" calcext:value-type="float">
            <text:p>714876</text:p>
          </table:table-cell>
          <table:table-cell office:value-type="float" office:value="369280795" calcext:value-type="float">
            <text:p>36928079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4:37:16.094</text:p>
          </table:table-cell>
          <table:table-cell office:value-type="string" calcext:value-type="string">
            <text:p>00:00:00.734</text:p>
          </table:table-cell>
          <table:table-cell office:value-type="float" office:value="36" calcext:value-type="float">
            <text:p>36</text:p>
          </table:table-cell>
          <table:table-cell office:value-type="float" office:value="624.1137" calcext:value-type="float">
            <text:p>624,1137</text:p>
          </table:table-cell>
          <table:table-cell office:value-type="float" office:value="359.3909" calcext:value-type="float">
            <text:p>359,3909</text:p>
          </table:table-cell>
          <table:table-cell office:value-type="float" office:value="0.636683" calcext:value-type="float">
            <text:p>0,636683</text:p>
          </table:table-cell>
          <table:table-cell office:value-type="float" office:value="0.3044992" calcext:value-type="float">
            <text:p>0,3044992</text:p>
          </table:table-cell>
          <table:table-cell office:value-type="float" office:value="696.1866" calcext:value-type="float">
            <text:p>696,1866</text:p>
          </table:table-cell>
          <table:table-cell office:value-type="float" office:value="4.052409" calcext:value-type="float">
            <text:p>4,052409</text:p>
          </table:table-cell>
          <table:table-cell office:value-type="float" office:value="0" calcext:value-type="float">
            <text:p>0</text:p>
          </table:table-cell>
          <table:table-cell office:value-type="float" office:value="667.7969" calcext:value-type="float">
            <text:p>667,7969</text:p>
          </table:table-cell>
          <table:table-cell office:value-type="float" office:value="338.2767" calcext:value-type="float">
            <text:p>338,2767</text:p>
          </table:table-cell>
          <table:table-cell office:value-type="float" office:value="0.3765676" calcext:value-type="float">
            <text:p>0,3765676</text:p>
          </table:table-cell>
          <table:table-cell office:value-type="float" office:value="0.3071394" calcext:value-type="float">
            <text:p>0,3071394</text:p>
          </table:table-cell>
          <table:table-cell office:value-type="float" office:value="691.3492" calcext:value-type="float">
            <text:p>691,3492</text:p>
          </table:table-cell>
          <table:table-cell office:value-type="float" office:value="4.00834" calcext:value-type="float">
            <text:p>4,0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349" calcext:value-type="float">
            <text:p>34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49" calcext:value-type="float">
            <text:p>349</text:p>
          </table:table-cell>
          <table:table-cell office:value-type="float" office:value="734758" calcext:value-type="float">
            <text:p>734758</text:p>
          </table:table-cell>
          <table:table-cell office:value-type="float" office:value="369300677" calcext:value-type="float">
            <text:p>369300677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14:37:16.114</text:p>
          </table:table-cell>
          <table:table-cell office:value-type="string" calcext:value-type="string">
            <text:p>00:00:00.754</text:p>
          </table:table-cell>
          <table:table-cell office:value-type="float" office:value="37" calcext:value-type="float">
            <text:p>37</text:p>
          </table:table-cell>
          <table:table-cell office:value-type="float" office:value="715.4227" calcext:value-type="float">
            <text:p>715,4227</text:p>
          </table:table-cell>
          <table:table-cell office:value-type="float" office:value="382.9232" calcext:value-type="float">
            <text:p>382,9232</text:p>
          </table:table-cell>
          <table:table-cell office:value-type="float" office:value="0.6359487" calcext:value-type="float">
            <text:p>0,6359487</text:p>
          </table:table-cell>
          <table:table-cell office:value-type="float" office:value="0.305361" calcext:value-type="float">
            <text:p>0,305361</text:p>
          </table:table-cell>
          <table:table-cell office:value-type="float" office:value="696.1866" calcext:value-type="float">
            <text:p>696,1866</text:p>
          </table:table-cell>
          <table:table-cell office:value-type="float" office:value="4.067276" calcext:value-type="float">
            <text:p>4,067276</text:p>
          </table:table-cell>
          <table:table-cell office:value-type="float" office:value="0" calcext:value-type="float">
            <text:p>0</text:p>
          </table:table-cell>
          <table:table-cell office:value-type="float" office:value="768.7697" calcext:value-type="float">
            <text:p>768,7697</text:p>
          </table:table-cell>
          <table:table-cell office:value-type="float" office:value="423.7167" calcext:value-type="float">
            <text:p>423,7167</text:p>
          </table:table-cell>
          <table:table-cell office:value-type="float" office:value="0.3759638" calcext:value-type="float">
            <text:p>0,3759638</text:p>
          </table:table-cell>
          <table:table-cell office:value-type="float" office:value="0.3080306" calcext:value-type="float">
            <text:p>0,3080306</text:p>
          </table:table-cell>
          <table:table-cell office:value-type="float" office:value="691.3492" calcext:value-type="float">
            <text:p>691,3492</text:p>
          </table:table-cell>
          <table:table-cell office:value-type="float" office:value="4.003624" calcext:value-type="float">
            <text:p>4,003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03" calcext:value-type="float">
            <text:p>4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403" calcext:value-type="float">
            <text:p>403</text:p>
          </table:table-cell>
          <table:table-cell office:value-type="float" office:value="754713" calcext:value-type="float">
            <text:p>754713</text:p>
          </table:table-cell>
          <table:table-cell office:value-type="float" office:value="369320632" calcext:value-type="float">
            <text:p>36932063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14:37:16.134</text:p>
          </table:table-cell>
          <table:table-cell office:value-type="string" calcext:value-type="string">
            <text:p>00:00:00.774</text:p>
          </table:table-cell>
          <table:table-cell office:value-type="float" office:value="38" calcext:value-type="float">
            <text:p>38</text:p>
          </table:table-cell>
          <table:table-cell office:value-type="float" office:value="720.7518" calcext:value-type="float">
            <text:p>720,7518</text:p>
          </table:table-cell>
          <table:table-cell office:value-type="float" office:value="379.2971" calcext:value-type="float">
            <text:p>379,2971</text:p>
          </table:table-cell>
          <table:table-cell office:value-type="float" office:value="0.6323023" calcext:value-type="float">
            <text:p>0,6323023</text:p>
          </table:table-cell>
          <table:table-cell office:value-type="float" office:value="0.3080564" calcext:value-type="float">
            <text:p>0,3080564</text:p>
          </table:table-cell>
          <table:table-cell office:value-type="float" office:value="692.3988" calcext:value-type="float">
            <text:p>692,3988</text:p>
          </table:table-cell>
          <table:table-cell office:value-type="float" office:value="4.030186" calcext:value-type="float">
            <text:p>4,030186</text:p>
          </table:table-cell>
          <table:table-cell office:value-type="float" office:value="0" calcext:value-type="float">
            <text:p>0</text:p>
          </table:table-cell>
          <table:table-cell office:value-type="float" office:value="789.6479" calcext:value-type="float">
            <text:p>789,6479</text:p>
          </table:table-cell>
          <table:table-cell office:value-type="float" office:value="412.1323" calcext:value-type="float">
            <text:p>412,1323</text:p>
          </table:table-cell>
          <table:table-cell office:value-type="float" office:value="0.3734196" calcext:value-type="float">
            <text:p>0,3734196</text:p>
          </table:table-cell>
          <table:table-cell office:value-type="float" office:value="0.3110421" calcext:value-type="float">
            <text:p>0,3110421</text:p>
          </table:table-cell>
          <table:table-cell office:value-type="float" office:value="693.6661" calcext:value-type="float">
            <text:p>693,6661</text:p>
          </table:table-cell>
          <table:table-cell office:value-type="float" office:value="4.011877" calcext:value-type="float">
            <text:p>4,01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396" calcext:value-type="float">
            <text:p>39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28" calcext:value-type="float">
            <text:p>32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396" calcext:value-type="float">
            <text:p>396</text:p>
          </table:table-cell>
          <table:table-cell office:value-type="float" office:value="774638" calcext:value-type="float">
            <text:p>774638</text:p>
          </table:table-cell>
          <table:table-cell office:value-type="float" office:value="369340557" calcext:value-type="float">
            <text:p>369340557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14:37:16.154</text:p>
          </table:table-cell>
          <table:table-cell office:value-type="string" calcext:value-type="string">
            <text:p>00:00:00.794</text:p>
          </table:table-cell>
          <table:table-cell office:value-type="float" office:value="39" calcext:value-type="float">
            <text:p>39</text:p>
          </table:table-cell>
          <table:table-cell office:value-type="float" office:value="1375.307" calcext:value-type="float">
            <text:p>1375,307</text:p>
          </table:table-cell>
          <table:table-cell office:value-type="float" office:value="853.5906" calcext:value-type="float">
            <text:p>853,5906</text:p>
          </table:table-cell>
          <table:table-cell office:value-type="float" office:value="0.6284545" calcext:value-type="float">
            <text:p>0,6284545</text:p>
          </table:table-cell>
          <table:table-cell office:value-type="float" office:value="0.3110804" calcext:value-type="float">
            <text:p>0,3110804</text:p>
          </table:table-cell>
          <table:table-cell office:value-type="float" office:value="692.3988" calcext:value-type="float">
            <text:p>692,3988</text:p>
          </table:table-cell>
          <table:table-cell office:value-type="float" office:value="4.156935" calcext:value-type="float">
            <text:p>4,156935</text:p>
          </table:table-cell>
          <table:table-cell office:value-type="float" office:value="0" calcext:value-type="float">
            <text:p>0</text:p>
          </table:table-cell>
          <table:table-cell office:value-type="float" office:value="1461.86" calcext:value-type="float">
            <text:p>1461,86</text:p>
          </table:table-cell>
          <table:table-cell office:value-type="float" office:value="909.0833" calcext:value-type="float">
            <text:p>909,0833</text:p>
          </table:table-cell>
          <table:table-cell office:value-type="float" office:value="0.3707937" calcext:value-type="float">
            <text:p>0,3707937</text:p>
          </table:table-cell>
          <table:table-cell office:value-type="float" office:value="0.3144119" calcext:value-type="float">
            <text:p>0,3144119</text:p>
          </table:table-cell>
          <table:table-cell office:value-type="float" office:value="693.6661" calcext:value-type="float">
            <text:p>693,6661</text:p>
          </table:table-cell>
          <table:table-cell office:value-type="float" office:value="4.021077" calcext:value-type="float">
            <text:p>4,02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9" calcext:value-type="float">
            <text:p>1419</text:p>
          </table:table-cell>
          <table:table-cell office:value-type="float" office:value="881" calcext:value-type="float">
            <text:p>88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881" calcext:value-type="float">
            <text:p>881</text:p>
          </table:table-cell>
          <table:table-cell office:value-type="float" office:value="794627" calcext:value-type="float">
            <text:p>794627</text:p>
          </table:table-cell>
          <table:table-cell office:value-type="float" office:value="369360546" calcext:value-type="float">
            <text:p>369360546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14:37:16.173</text:p>
          </table:table-cell>
          <table:table-cell office:value-type="string" calcext:value-type="string">
            <text:p>00:00:00.814</text:p>
          </table:table-cell>
          <table:table-cell office:value-type="float" office:value="40" calcext:value-type="float">
            <text:p>40</text:p>
          </table:table-cell>
          <table:table-cell office:value-type="float" office:value="1736.437" calcext:value-type="float">
            <text:p>1736,437</text:p>
          </table:table-cell>
          <table:table-cell office:value-type="float" office:value="1089.658" calcext:value-type="float">
            <text:p>1089,658</text:p>
          </table:table-cell>
          <table:table-cell office:value-type="float" office:value="0.6255412" calcext:value-type="float">
            <text:p>0,6255412</text:p>
          </table:table-cell>
          <table:table-cell office:value-type="float" office:value="0.3130904" calcext:value-type="float">
            <text:p>0,3130904</text:p>
          </table:table-cell>
          <table:table-cell office:value-type="float" office:value="692.3988" calcext:value-type="float">
            <text:p>692,3988</text:p>
          </table:table-cell>
          <table:table-cell office:value-type="float" office:value="4.12126" calcext:value-type="float">
            <text:p>4,12126</text:p>
          </table:table-cell>
          <table:table-cell office:value-type="float" office:value="0" calcext:value-type="float">
            <text:p>0</text:p>
          </table:table-cell>
          <table:table-cell office:value-type="float" office:value="1791.743" calcext:value-type="float">
            <text:p>1791,743</text:p>
          </table:table-cell>
          <table:table-cell office:value-type="float" office:value="1137.086" calcext:value-type="float">
            <text:p>1137,086</text:p>
          </table:table-cell>
          <table:table-cell office:value-type="float" office:value="0.368532" calcext:value-type="float">
            <text:p>0,368532</text:p>
          </table:table-cell>
          <table:table-cell office:value-type="float" office:value="0.3168629" calcext:value-type="float">
            <text:p>0,3168629</text:p>
          </table:table-cell>
          <table:table-cell office:value-type="float" office:value="693.6661" calcext:value-type="float">
            <text:p>693,6661</text:p>
          </table:table-cell>
          <table:table-cell office:value-type="float" office:value="4.005627" calcext:value-type="float">
            <text:p>4,005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office:value-type="float" office:value="1113" calcext:value-type="float">
            <text:p>11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1113" calcext:value-type="float">
            <text:p>1113</text:p>
          </table:table-cell>
          <table:table-cell office:value-type="float" office:value="814496" calcext:value-type="float">
            <text:p>814496</text:p>
          </table:table-cell>
          <table:table-cell office:value-type="float" office:value="369380415" calcext:value-type="float">
            <text:p>369380415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14:37:16.193</text:p>
          </table:table-cell>
          <table:table-cell office:value-type="string" calcext:value-type="string">
            <text:p>00:00:00.834</text:p>
          </table:table-cell>
          <table:table-cell office:value-type="float" office:value="41" calcext:value-type="float">
            <text:p>41</text:p>
          </table:table-cell>
          <table:table-cell office:value-type="float" office:value="2023.647" calcext:value-type="float">
            <text:p>2023,647</text:p>
          </table:table-cell>
          <table:table-cell office:value-type="float" office:value="1203.809" calcext:value-type="float">
            <text:p>1203,809</text:p>
          </table:table-cell>
          <table:table-cell office:value-type="float" office:value="0.6231011" calcext:value-type="float">
            <text:p>0,6231011</text:p>
          </table:table-cell>
          <table:table-cell office:value-type="float" office:value="0.3146444" calcext:value-type="float">
            <text:p>0,3146444</text:p>
          </table:table-cell>
          <table:table-cell office:value-type="float" office:value="692.3988" calcext:value-type="float">
            <text:p>692,3988</text:p>
          </table:table-cell>
          <table:table-cell office:value-type="float" office:value="4.09177" calcext:value-type="float">
            <text:p>4,09177</text:p>
          </table:table-cell>
          <table:table-cell office:value-type="float" office:value="0" calcext:value-type="float">
            <text:p>0</text:p>
          </table:table-cell>
          <table:table-cell office:value-type="float" office:value="2229.091" calcext:value-type="float">
            <text:p>2229,091</text:p>
          </table:table-cell>
          <table:table-cell office:value-type="float" office:value="1269.085" calcext:value-type="float">
            <text:p>1269,085</text:p>
          </table:table-cell>
          <table:table-cell office:value-type="float" office:value="0.366679" calcext:value-type="float">
            <text:p>0,366679</text:p>
          </table:table-cell>
          <table:table-cell office:value-type="float" office:value="0.3185557" calcext:value-type="float">
            <text:p>0,3185557</text:p>
          </table:table-cell>
          <table:table-cell office:value-type="float" office:value="693.6661" calcext:value-type="float">
            <text:p>693,6661</text:p>
          </table:table-cell>
          <table:table-cell office:value-type="float" office:value="4.026951" calcext:value-type="float">
            <text:p>4,026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6" calcext:value-type="float">
            <text:p>212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26" calcext:value-type="float">
            <text:p>2126</text:p>
          </table:table-cell>
          <table:table-cell office:value-type="float" office:value="1236" calcext:value-type="float">
            <text:p>1236</text:p>
          </table:table-cell>
          <table:table-cell office:value-type="float" office:value="834370" calcext:value-type="float">
            <text:p>834370</text:p>
          </table:table-cell>
          <table:table-cell office:value-type="float" office:value="369400289" calcext:value-type="float">
            <text:p>369400289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14:37:16.213</text:p>
          </table:table-cell>
          <table:table-cell office:value-type="string" calcext:value-type="string">
            <text:p>00:00:00.854</text:p>
          </table:table-cell>
          <table:table-cell office:value-type="float" office:value="42" calcext:value-type="float">
            <text:p>42</text:p>
          </table:table-cell>
          <table:table-cell office:value-type="float" office:value="2382.441" calcext:value-type="float">
            <text:p>2382,441</text:p>
          </table:table-cell>
          <table:table-cell office:value-type="float" office:value="1286.048" calcext:value-type="float">
            <text:p>1286,048</text:p>
          </table:table-cell>
          <table:table-cell office:value-type="float" office:value="0.6216992" calcext:value-type="float">
            <text:p>0,6216992</text:p>
          </table:table-cell>
          <table:table-cell office:value-type="float" office:value="0.3148566" calcext:value-type="float">
            <text:p>0,3148566</text:p>
          </table:table-cell>
          <table:table-cell office:value-type="float" office:value="692.3988" calcext:value-type="float">
            <text:p>692,3988</text:p>
          </table:table-cell>
          <table:table-cell office:value-type="float" office:value="4.070805" calcext:value-type="float">
            <text:p>4,070805</text:p>
          </table:table-cell>
          <table:table-cell office:value-type="float" office:value="0" calcext:value-type="float">
            <text:p>0</text:p>
          </table:table-cell>
          <table:table-cell office:value-type="float" office:value="2557.221" calcext:value-type="float">
            <text:p>2557,221</text:p>
          </table:table-cell>
          <table:table-cell office:value-type="float" office:value="1348.395" calcext:value-type="float">
            <text:p>1348,395</text:p>
          </table:table-cell>
          <table:table-cell office:value-type="float" office:value="0.365656" calcext:value-type="float">
            <text:p>0,365656</text:p>
          </table:table-cell>
          <table:table-cell office:value-type="float" office:value="0.3188831" calcext:value-type="float">
            <text:p>0,3188831</text:p>
          </table:table-cell>
          <table:table-cell office:value-type="float" office:value="693.6661" calcext:value-type="float">
            <text:p>693,6661</text:p>
          </table:table-cell>
          <table:table-cell office:value-type="float" office:value="3.986354" calcext:value-type="float">
            <text:p>3,986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0" calcext:value-type="float">
            <text:p>2470</text:p>
          </table:table-cell>
          <table:table-cell office:value-type="float" office:value="1317" calcext:value-type="float">
            <text:p>13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70" calcext:value-type="float">
            <text:p>2470</text:p>
          </table:table-cell>
          <table:table-cell office:value-type="float" office:value="1317" calcext:value-type="float">
            <text:p>1317</text:p>
          </table:table-cell>
          <table:table-cell office:value-type="float" office:value="854310" calcext:value-type="float">
            <text:p>854310</text:p>
          </table:table-cell>
          <table:table-cell office:value-type="float" office:value="369420229" calcext:value-type="float">
            <text:p>369420229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14:37:16.233</text:p>
          </table:table-cell>
          <table:table-cell office:value-type="string" calcext:value-type="string">
            <text:p>00:00:00.874</text:p>
          </table:table-cell>
          <table:table-cell office:value-type="float" office:value="43" calcext:value-type="float">
            <text:p>43</text:p>
          </table:table-cell>
          <table:table-cell office:value-type="float" office:value="2713.228" calcext:value-type="float">
            <text:p>2713,228</text:p>
          </table:table-cell>
          <table:table-cell office:value-type="float" office:value="1375.778" calcext:value-type="float">
            <text:p>1375,778</text:p>
          </table:table-cell>
          <table:table-cell office:value-type="float" office:value="0.6217234" calcext:value-type="float">
            <text:p>0,6217234</text:p>
          </table:table-cell>
          <table:table-cell office:value-type="float" office:value="0.3147641" calcext:value-type="float">
            <text:p>0,3147641</text:p>
          </table:table-cell>
          <table:table-cell office:value-type="float" office:value="685.1469" calcext:value-type="float">
            <text:p>685,1469</text:p>
          </table:table-cell>
          <table:table-cell office:value-type="float" office:value="4.008793" calcext:value-type="float">
            <text:p>4,008793</text:p>
          </table:table-cell>
          <table:table-cell office:value-type="float" office:value="0" calcext:value-type="float">
            <text:p>0</text:p>
          </table:table-cell>
          <table:table-cell office:value-type="float" office:value="2694.538" calcext:value-type="float">
            <text:p>2694,538</text:p>
          </table:table-cell>
          <table:table-cell office:value-type="float" office:value="1414.694" calcext:value-type="float">
            <text:p>1414,694</text:p>
          </table:table-cell>
          <table:table-cell office:value-type="float" office:value="0.3648957" calcext:value-type="float">
            <text:p>0,3648957</text:p>
          </table:table-cell>
          <table:table-cell office:value-type="float" office:value="0.3187991" calcext:value-type="float">
            <text:p>0,3187991</text:p>
          </table:table-cell>
          <table:table-cell office:value-type="float" office:value="662.7535" calcext:value-type="float">
            <text:p>662,7535</text:p>
          </table:table-cell>
          <table:table-cell office:value-type="float" office:value="3.815085" calcext:value-type="float">
            <text:p>3,815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float" office:value="1395" calcext:value-type="float">
            <text:p>13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04" calcext:value-type="float">
            <text:p>2704</text:p>
          </table:table-cell>
          <table:table-cell office:value-type="float" office:value="1395" calcext:value-type="float">
            <text:p>1395</text:p>
          </table:table-cell>
          <table:table-cell office:value-type="float" office:value="874364" calcext:value-type="float">
            <text:p>874364</text:p>
          </table:table-cell>
          <table:table-cell office:value-type="float" office:value="369440283" calcext:value-type="float">
            <text:p>369440283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14:37:16.253</text:p>
          </table:table-cell>
          <table:table-cell office:value-type="string" calcext:value-type="string">
            <text:p>00:00:00.894</text:p>
          </table:table-cell>
          <table:table-cell office:value-type="float" office:value="44" calcext:value-type="float">
            <text:p>44</text:p>
          </table:table-cell>
          <table:table-cell office:value-type="float" office:value="2331.418" calcext:value-type="float">
            <text:p>2331,418</text:p>
          </table:table-cell>
          <table:table-cell office:value-type="float" office:value="1300.154" calcext:value-type="float">
            <text:p>1300,154</text:p>
          </table:table-cell>
          <table:table-cell office:value-type="float" office:value="0.6218067" calcext:value-type="float">
            <text:p>0,6218067</text:p>
          </table:table-cell>
          <table:table-cell office:value-type="float" office:value="0.3149291" calcext:value-type="float">
            <text:p>0,3149291</text:p>
          </table:table-cell>
          <table:table-cell office:value-type="float" office:value="685.1469" calcext:value-type="float">
            <text:p>685,1469</text:p>
          </table:table-cell>
          <table:table-cell office:value-type="float" office:value="4.071258" calcext:value-type="float">
            <text:p>4,071258</text:p>
          </table:table-cell>
          <table:table-cell office:value-type="float" office:value="0" calcext:value-type="float">
            <text:p>0</text:p>
          </table:table-cell>
          <table:table-cell office:value-type="float" office:value="2583.524" calcext:value-type="float">
            <text:p>2583,524</text:p>
          </table:table-cell>
          <table:table-cell office:value-type="float" office:value="1374.871" calcext:value-type="float">
            <text:p>1374,871</text:p>
          </table:table-cell>
          <table:table-cell office:value-type="float" office:value="0.3654504" calcext:value-type="float">
            <text:p>0,3654504</text:p>
          </table:table-cell>
          <table:table-cell office:value-type="float" office:value="0.3183665" calcext:value-type="float">
            <text:p>0,3183665</text:p>
          </table:table-cell>
          <table:table-cell office:value-type="float" office:value="662.7535" calcext:value-type="float">
            <text:p>662,7535</text:p>
          </table:table-cell>
          <table:table-cell office:value-type="float" office:value="3.865859" calcext:value-type="float">
            <text:p>3,8658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7" calcext:value-type="float">
            <text:p>2457</text:p>
          </table:table-cell>
          <table:table-cell office:value-type="float" office:value="1338" calcext:value-type="float">
            <text:p>13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57" calcext:value-type="float">
            <text:p>2457</text:p>
          </table:table-cell>
          <table:table-cell office:value-type="float" office:value="1338" calcext:value-type="float">
            <text:p>1338</text:p>
          </table:table-cell>
          <table:table-cell office:value-type="float" office:value="894235" calcext:value-type="float">
            <text:p>894235</text:p>
          </table:table-cell>
          <table:table-cell office:value-type="float" office:value="369460154" calcext:value-type="float">
            <text:p>369460154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14:37:16.273</text:p>
          </table:table-cell>
          <table:table-cell office:value-type="string" calcext:value-type="string">
            <text:p>00:00:00.914</text:p>
          </table:table-cell>
          <table:table-cell office:value-type="float" office:value="45" calcext:value-type="float">
            <text:p>45</text:p>
          </table:table-cell>
          <table:table-cell office:value-type="float" office:value="2292.412" calcext:value-type="float">
            <text:p>2292,412</text:p>
          </table:table-cell>
          <table:table-cell office:value-type="float" office:value="1296.005" calcext:value-type="float">
            <text:p>1296,005</text:p>
          </table:table-cell>
          <table:table-cell office:value-type="float" office:value="0.6220968" calcext:value-type="float">
            <text:p>0,6220968</text:p>
          </table:table-cell>
          <table:table-cell office:value-type="float" office:value="0.3154314" calcext:value-type="float">
            <text:p>0,3154314</text:p>
          </table:table-cell>
          <table:table-cell office:value-type="float" office:value="685.1469" calcext:value-type="float">
            <text:p>685,1469</text:p>
          </table:table-cell>
          <table:table-cell office:value-type="float" office:value="4.008317" calcext:value-type="float">
            <text:p>4,008317</text:p>
          </table:table-cell>
          <table:table-cell office:value-type="float" office:value="0" calcext:value-type="float">
            <text:p>0</text:p>
          </table:table-cell>
          <table:table-cell office:value-type="float" office:value="2713.718" calcext:value-type="float">
            <text:p>2713,718</text:p>
          </table:table-cell>
          <table:table-cell office:value-type="float" office:value="1366.901" calcext:value-type="float">
            <text:p>1366,901</text:p>
          </table:table-cell>
          <table:table-cell office:value-type="float" office:value="0.3657911" calcext:value-type="float">
            <text:p>0,3657911</text:p>
          </table:table-cell>
          <table:table-cell office:value-type="float" office:value="0.3185742" calcext:value-type="float">
            <text:p>0,3185742</text:p>
          </table:table-cell>
          <table:table-cell office:value-type="float" office:value="662.7535" calcext:value-type="float">
            <text:p>662,7535</text:p>
          </table:table-cell>
          <table:table-cell office:value-type="float" office:value="3.756442" calcext:value-type="float">
            <text:p>3,756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3" calcext:value-type="float">
            <text:p>2503</text:p>
          </table:table-cell>
          <table:table-cell office:value-type="float" office:value="1331" calcext:value-type="float">
            <text:p>13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03" calcext:value-type="float">
            <text:p>2503</text:p>
          </table:table-cell>
          <table:table-cell office:value-type="float" office:value="1331" calcext:value-type="float">
            <text:p>1331</text:p>
          </table:table-cell>
          <table:table-cell office:value-type="float" office:value="914220" calcext:value-type="float">
            <text:p>914220</text:p>
          </table:table-cell>
          <table:table-cell office:value-type="float" office:value="369480139" calcext:value-type="float">
            <text:p>369480139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14:37:16.293</text:p>
          </table:table-cell>
          <table:table-cell office:value-type="string" calcext:value-type="string">
            <text:p>00:00:00.934</text:p>
          </table:table-cell>
          <table:table-cell office:value-type="float" office:value="46" calcext:value-type="float">
            <text:p>46</text:p>
          </table:table-cell>
          <table:table-cell office:value-type="float" office:value="2334.103" calcext:value-type="float">
            <text:p>2334,103</text:p>
          </table:table-cell>
          <table:table-cell office:value-type="float" office:value="1307.757" calcext:value-type="float">
            <text:p>1307,757</text:p>
          </table:table-cell>
          <table:table-cell office:value-type="float" office:value="0.6224695" calcext:value-type="float">
            <text:p>0,6224695</text:p>
          </table:table-cell>
          <table:table-cell office:value-type="float" office:value="0.3159038" calcext:value-type="float">
            <text:p>0,3159038</text:p>
          </table:table-cell>
          <table:table-cell office:value-type="float" office:value="685.1469" calcext:value-type="float">
            <text:p>685,1469</text:p>
          </table:table-cell>
          <table:table-cell office:value-type="float" office:value="4.041074" calcext:value-type="float">
            <text:p>4,041074</text:p>
          </table:table-cell>
          <table:table-cell office:value-type="float" office:value="0" calcext:value-type="float">
            <text:p>0</text:p>
          </table:table-cell>
          <table:table-cell office:value-type="float" office:value="2742.648" calcext:value-type="float">
            <text:p>2742,648</text:p>
          </table:table-cell>
          <table:table-cell office:value-type="float" office:value="1360.137" calcext:value-type="float">
            <text:p>1360,137</text:p>
          </table:table-cell>
          <table:table-cell office:value-type="float" office:value="0.3661239" calcext:value-type="float">
            <text:p>0,3661239</text:p>
          </table:table-cell>
          <table:table-cell office:value-type="float" office:value="0.318841" calcext:value-type="float">
            <text:p>0,318841</text:p>
          </table:table-cell>
          <table:table-cell office:value-type="float" office:value="662.7535" calcext:value-type="float">
            <text:p>662,7535</text:p>
          </table:table-cell>
          <table:table-cell office:value-type="float" office:value="3.782865" calcext:value-type="float">
            <text:p>3,782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38" calcext:value-type="float">
            <text:p>2538</text:p>
          </table:table-cell>
          <table:table-cell office:value-type="float" office:value="1334" calcext:value-type="float">
            <text:p>13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317" calcext:value-type="float">
            <text:p>131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1334" calcext:value-type="float">
            <text:p>1334</text:p>
          </table:table-cell>
          <table:table-cell office:value-type="float" office:value="934093" calcext:value-type="float">
            <text:p>934093</text:p>
          </table:table-cell>
          <table:table-cell office:value-type="float" office:value="369500012" calcext:value-type="float">
            <text:p>369500012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14:37:16.313</text:p>
          </table:table-cell>
          <table:table-cell office:value-type="string" calcext:value-type="string">
            <text:p>00:00:00.953</text:p>
          </table:table-cell>
          <table:table-cell office:value-type="float" office:value="47" calcext:value-type="float">
            <text:p>47</text:p>
          </table:table-cell>
          <table:table-cell office:value-type="float" office:value="2311.287" calcext:value-type="float">
            <text:p>2311,287</text:p>
          </table:table-cell>
          <table:table-cell office:value-type="float" office:value="1291.828" calcext:value-type="float">
            <text:p>1291,828</text:p>
          </table:table-cell>
          <table:table-cell office:value-type="float" office:value="0.6229144" calcext:value-type="float">
            <text:p>0,6229144</text:p>
          </table:table-cell>
          <table:table-cell office:value-type="float" office:value="0.3165224" calcext:value-type="float">
            <text:p>0,3165224</text:p>
          </table:table-cell>
          <table:table-cell office:value-type="float" office:value="685.1469" calcext:value-type="float">
            <text:p>685,1469</text:p>
          </table:table-cell>
          <table:table-cell office:value-type="float" office:value="4.013363" calcext:value-type="float">
            <text:p>4,013363</text:p>
          </table:table-cell>
          <table:table-cell office:value-type="float" office:value="0" calcext:value-type="float">
            <text:p>0</text:p>
          </table:table-cell>
          <table:table-cell office:value-type="float" office:value="2551.484" calcext:value-type="float">
            <text:p>2551,484</text:p>
          </table:table-cell>
          <table:table-cell office:value-type="float" office:value="1341.373" calcext:value-type="float">
            <text:p>1341,373</text:p>
          </table:table-cell>
          <table:table-cell office:value-type="float" office:value="0.3665484" calcext:value-type="float">
            <text:p>0,3665484</text:p>
          </table:table-cell>
          <table:table-cell office:value-type="float" office:value="0.3190062" calcext:value-type="float">
            <text:p>0,3190062</text:p>
          </table:table-cell>
          <table:table-cell office:value-type="float" office:value="662.7535" calcext:value-type="float">
            <text:p>662,7535</text:p>
          </table:table-cell>
          <table:table-cell office:value-type="float" office:value="3.838747" calcext:value-type="float">
            <text:p>3,8387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1" calcext:value-type="float">
            <text:p>2431</text:p>
          </table:table-cell>
          <table:table-cell office:value-type="float" office:value="1317" calcext:value-type="float">
            <text:p>13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31" calcext:value-type="float">
            <text:p>2431</text:p>
          </table:table-cell>
          <table:table-cell office:value-type="float" office:value="1317" calcext:value-type="float">
            <text:p>1317</text:p>
          </table:table-cell>
          <table:table-cell office:value-type="float" office:value="953910" calcext:value-type="float">
            <text:p>953910</text:p>
          </table:table-cell>
          <table:table-cell office:value-type="float" office:value="369519829" calcext:value-type="float">
            <text:p>369519829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14:37:16.333</text:p>
          </table:table-cell>
          <table:table-cell office:value-type="string" calcext:value-type="string">
            <text:p>00:00:00.973</text:p>
          </table:table-cell>
          <table:table-cell office:value-type="float" office:value="48" calcext:value-type="float">
            <text:p>48</text:p>
          </table:table-cell>
          <table:table-cell office:value-type="float" office:value="2328.184" calcext:value-type="float">
            <text:p>2328,184</text:p>
          </table:table-cell>
          <table:table-cell office:value-type="float" office:value="1295.041" calcext:value-type="float">
            <text:p>1295,041</text:p>
          </table:table-cell>
          <table:table-cell office:value-type="float" office:value="0.6233206" calcext:value-type="float">
            <text:p>0,6233206</text:p>
          </table:table-cell>
          <table:table-cell office:value-type="float" office:value="0.3168688" calcext:value-type="float">
            <text:p>0,3168688</text:p>
          </table:table-cell>
          <table:table-cell office:value-type="float" office:value="688.3057" calcext:value-type="float">
            <text:p>688,3057</text:p>
          </table:table-cell>
          <table:table-cell office:value-type="float" office:value="4.043921" calcext:value-type="float">
            <text:p>4,043921</text:p>
          </table:table-cell>
          <table:table-cell office:value-type="float" office:value="0" calcext:value-type="float">
            <text:p>0</text:p>
          </table:table-cell>
          <table:table-cell office:value-type="float" office:value="1795.379" calcext:value-type="float">
            <text:p>1795,379</text:p>
          </table:table-cell>
          <table:table-cell office:value-type="float" office:value="1283.319" calcext:value-type="float">
            <text:p>1283,319</text:p>
          </table:table-cell>
          <table:table-cell office:value-type="float" office:value="0.3669546" calcext:value-type="float">
            <text:p>0,3669546</text:p>
          </table:table-cell>
          <table:table-cell office:value-type="float" office:value="0.3193526" calcext:value-type="float">
            <text:p>0,3193526</text:p>
          </table:table-cell>
          <table:table-cell office:value-type="float" office:value="542.1363" calcext:value-type="float">
            <text:p>542,1363</text:p>
          </table:table-cell>
          <table:table-cell office:value-type="float" office:value="3.122143" calcext:value-type="float">
            <text:p>3,122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62" calcext:value-type="float">
            <text:p>2062</text:p>
          </table:table-cell>
          <table:table-cell office:value-type="float" office:value="1289" calcext:value-type="float">
            <text:p>128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062" calcext:value-type="float">
            <text:p>2062</text:p>
          </table:table-cell>
          <table:table-cell office:value-type="float" office:value="1289" calcext:value-type="float">
            <text:p>1289</text:p>
          </table:table-cell>
          <table:table-cell office:value-type="float" office:value="973973" calcext:value-type="float">
            <text:p>973973</text:p>
          </table:table-cell>
          <table:table-cell office:value-type="float" office:value="369539892" calcext:value-type="float">
            <text:p>369539892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14:37:16.353</text:p>
          </table:table-cell>
          <table:table-cell office:value-type="string" calcext:value-type="string">
            <text:p>00:00:00.993</text:p>
          </table:table-cell>
          <table:table-cell office:value-type="float" office:value="49" calcext:value-type="float">
            <text:p>49</text:p>
          </table:table-cell>
          <table:table-cell office:value-type="float" office:value="2209.019" calcext:value-type="float">
            <text:p>2209,019</text:p>
          </table:table-cell>
          <table:table-cell office:value-type="float" office:value="1072.628" calcext:value-type="float">
            <text:p>1072,628</text:p>
          </table:table-cell>
          <table:table-cell office:value-type="float" office:value="0.6236742" calcext:value-type="float">
            <text:p>0,6236742</text:p>
          </table:table-cell>
          <table:table-cell office:value-type="float" office:value="0.3157831" calcext:value-type="float">
            <text:p>0,3157831</text:p>
          </table:table-cell>
          <table:table-cell office:value-type="float" office:value="688.3057" calcext:value-type="float">
            <text:p>688,3057</text:p>
          </table:table-cell>
          <table:table-cell office:value-type="float" office:value="4.083826" calcext:value-type="float">
            <text:p>4,083826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236742" calcext:value-type="float">
            <text:p>0,6236742</text:p>
          </table:table-cell>
          <table:table-cell office:value-type="float" office:value="0.3157831" calcext:value-type="float">
            <text:p>0,31578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09" calcext:value-type="float">
            <text:p>2209</text:p>
          </table:table-cell>
          <table:table-cell office:value-type="float" office:value="1073" calcext:value-type="float">
            <text:p>107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9" calcext:value-type="float">
            <text:p>2209</text:p>
          </table:table-cell>
          <table:table-cell office:value-type="float" office:value="1073" calcext:value-type="float">
            <text:p>1073</text:p>
          </table:table-cell>
          <table:table-cell office:value-type="float" office:value="993832" calcext:value-type="float">
            <text:p>993832</text:p>
          </table:table-cell>
          <table:table-cell office:value-type="float" office:value="369559751" calcext:value-type="float">
            <text:p>369559751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14:37:16.373</text:p>
          </table:table-cell>
          <table:table-cell office:value-type="string" calcext:value-type="string">
            <text:p>00:00:01.013</text:p>
          </table:table-cell>
          <table:table-cell office:value-type="float" office:value="50" calcext:value-type="float">
            <text:p>50</text:p>
          </table:table-cell>
          <table:table-cell office:value-type="float" office:value="2227.378" calcext:value-type="float">
            <text:p>2227,378</text:p>
          </table:table-cell>
          <table:table-cell office:value-type="float" office:value="1078.895" calcext:value-type="float">
            <text:p>1078,895</text:p>
          </table:table-cell>
          <table:table-cell office:value-type="float" office:value="0.6236283" calcext:value-type="float">
            <text:p>0,6236283</text:p>
          </table:table-cell>
          <table:table-cell office:value-type="float" office:value="0.3148864" calcext:value-type="float">
            <text:p>0,3148864</text:p>
          </table:table-cell>
          <table:table-cell office:value-type="float" office:value="688.3057" calcext:value-type="float">
            <text:p>688,3057</text:p>
          </table:table-cell>
          <table:table-cell office:value-type="float" office:value="4.122542" calcext:value-type="float">
            <text:p>4,122542</text:p>
          </table:table-cell>
          <table:table-cell office:value-type="float" office:value="0" calcext:value-type="float">
            <text:p>0</text:p>
          </table:table-cell>
          <table:table-cell office:value-type="float" office:value="2463.339" calcext:value-type="float">
            <text:p>2463,339</text:p>
          </table:table-cell>
          <table:table-cell office:value-type="float" office:value="1131.342" calcext:value-type="float">
            <text:p>1131,342</text:p>
          </table:table-cell>
          <table:table-cell office:value-type="float" office:value="0.3665507" calcext:value-type="float">
            <text:p>0,3665507</text:p>
          </table:table-cell>
          <table:table-cell office:value-type="float" office:value="0.3173727" calcext:value-type="float">
            <text:p>0,3173727</text:p>
          </table:table-cell>
          <table:table-cell office:value-type="float" office:value="691.7932" calcext:value-type="float">
            <text:p>691,7932</text:p>
          </table:table-cell>
          <table:table-cell office:value-type="float" office:value="4.025408" calcext:value-type="float">
            <text:p>4,0254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45" calcext:value-type="float">
            <text:p>2345</text:p>
          </table:table-cell>
          <table:table-cell office:value-type="float" office:value="1105" calcext:value-type="float">
            <text:p>11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105" calcext:value-type="float">
            <text:p>1105</text:p>
          </table:table-cell>
          <table:table-cell office:value-type="float" office:value="1013839" calcext:value-type="float">
            <text:p>1013839</text:p>
          </table:table-cell>
          <table:table-cell office:value-type="float" office:value="369579758" calcext:value-type="float">
            <text:p>369579758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14:37:16.393</text:p>
          </table:table-cell>
          <table:table-cell office:value-type="string" calcext:value-type="string">
            <text:p>00:00:01.033</text:p>
          </table:table-cell>
          <table:table-cell office:value-type="float" office:value="51" calcext:value-type="float">
            <text:p>51</text:p>
          </table:table-cell>
          <table:table-cell office:value-type="float" office:value="2228.233" calcext:value-type="float">
            <text:p>2228,233</text:p>
          </table:table-cell>
          <table:table-cell office:value-type="float" office:value="1075.666" calcext:value-type="float">
            <text:p>1075,666</text:p>
          </table:table-cell>
          <table:table-cell office:value-type="float" office:value="0.6237025" calcext:value-type="float">
            <text:p>0,6237025</text:p>
          </table:table-cell>
          <table:table-cell office:value-type="float" office:value="0.3148669" calcext:value-type="float">
            <text:p>0,3148669</text:p>
          </table:table-cell>
          <table:table-cell office:value-type="float" office:value="688.3057" calcext:value-type="float">
            <text:p>688,3057</text:p>
          </table:table-cell>
          <table:table-cell office:value-type="float" office:value="4.1112" calcext:value-type="float">
            <text:p>4,1112</text:p>
          </table:table-cell>
          <table:table-cell office:value-type="float" office:value="0" calcext:value-type="float">
            <text:p>0</text:p>
          </table:table-cell>
          <table:table-cell office:value-type="float" office:value="2559.662" calcext:value-type="float">
            <text:p>2559,662</text:p>
          </table:table-cell>
          <table:table-cell office:value-type="float" office:value="1113.773" calcext:value-type="float">
            <text:p>1113,773</text:p>
          </table:table-cell>
          <table:table-cell office:value-type="float" office:value="0.3663036" calcext:value-type="float">
            <text:p>0,3663036</text:p>
          </table:table-cell>
          <table:table-cell office:value-type="float" office:value="0.3176178" calcext:value-type="float">
            <text:p>0,3176178</text:p>
          </table:table-cell>
          <table:table-cell office:value-type="float" office:value="691.7932" calcext:value-type="float">
            <text:p>691,7932</text:p>
          </table:table-cell>
          <table:table-cell office:value-type="float" office:value="4.018505" calcext:value-type="float">
            <text:p>4,0185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94" calcext:value-type="float">
            <text:p>2394</text:p>
          </table:table-cell>
          <table:table-cell office:value-type="float" office:value="1095" calcext:value-type="float">
            <text:p>10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94" calcext:value-type="float">
            <text:p>2394</text:p>
          </table:table-cell>
          <table:table-cell office:value-type="float" office:value="1095" calcext:value-type="float">
            <text:p>1095</text:p>
          </table:table-cell>
          <table:table-cell office:value-type="float" office:value="1033699" calcext:value-type="float">
            <text:p>1033699</text:p>
          </table:table-cell>
          <table:table-cell office:value-type="float" office:value="369599618" calcext:value-type="float">
            <text:p>369599618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14:37:16.413</text:p>
          </table:table-cell>
          <table:table-cell office:value-type="string" calcext:value-type="string">
            <text:p>00:00:01.053</text:p>
          </table:table-cell>
          <table:table-cell office:value-type="float" office:value="52" calcext:value-type="float">
            <text:p>52</text:p>
          </table:table-cell>
          <table:table-cell office:value-type="float" office:value="2243.46" calcext:value-type="float">
            <text:p>2243,46</text:p>
          </table:table-cell>
          <table:table-cell office:value-type="float" office:value="1071.076" calcext:value-type="float">
            <text:p>1071,076</text:p>
          </table:table-cell>
          <table:table-cell office:value-type="float" office:value="0.6235691" calcext:value-type="float">
            <text:p>0,6235691</text:p>
          </table:table-cell>
          <table:table-cell office:value-type="float" office:value="0.3146759" calcext:value-type="float">
            <text:p>0,3146759</text:p>
          </table:table-cell>
          <table:table-cell office:value-type="float" office:value="688.3057" calcext:value-type="float">
            <text:p>688,3057</text:p>
          </table:table-cell>
          <table:table-cell office:value-type="float" office:value="4.123403" calcext:value-type="float">
            <text:p>4,123403</text:p>
          </table:table-cell>
          <table:table-cell office:value-type="float" office:value="0" calcext:value-type="float">
            <text:p>0</text:p>
          </table:table-cell>
          <table:table-cell office:value-type="float" office:value="1652.138" calcext:value-type="float">
            <text:p>1652,138</text:p>
          </table:table-cell>
          <table:table-cell office:value-type="float" office:value="1154.192" calcext:value-type="float">
            <text:p>1154,192</text:p>
          </table:table-cell>
          <table:table-cell office:value-type="float" office:value="0.3660194" calcext:value-type="float">
            <text:p>0,3660194</text:p>
          </table:table-cell>
          <table:table-cell office:value-type="float" office:value="0.3175788" calcext:value-type="float">
            <text:p>0,3175788</text:p>
          </table:table-cell>
          <table:table-cell office:value-type="float" office:value="550.0698" calcext:value-type="float">
            <text:p>550,0698</text:p>
          </table:table-cell>
          <table:table-cell office:value-type="float" office:value="3.251335" calcext:value-type="float">
            <text:p>3,251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float" office:value="1113" calcext:value-type="float">
            <text:p>11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948" calcext:value-type="float">
            <text:p>1948</text:p>
          </table:table-cell>
          <table:table-cell office:value-type="float" office:value="1113" calcext:value-type="float">
            <text:p>1113</text:p>
          </table:table-cell>
          <table:table-cell office:value-type="float" office:value="1053704" calcext:value-type="float">
            <text:p>1053704</text:p>
          </table:table-cell>
          <table:table-cell office:value-type="float" office:value="369619623" calcext:value-type="float">
            <text:p>369619623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14:37:16.433</text:p>
          </table:table-cell>
          <table:table-cell office:value-type="string" calcext:value-type="string">
            <text:p>00:00:01.073</text:p>
          </table:table-cell>
          <table:table-cell office:value-type="float" office:value="53" calcext:value-type="float">
            <text:p>53</text:p>
          </table:table-cell>
          <table:table-cell office:value-type="float" office:value="2112.992" calcext:value-type="float">
            <text:p>2112,992</text:p>
          </table:table-cell>
          <table:table-cell office:value-type="float" office:value="1083.013" calcext:value-type="float">
            <text:p>1083,013</text:p>
          </table:table-cell>
          <table:table-cell office:value-type="float" office:value="0.6234511" calcext:value-type="float">
            <text:p>0,6234511</text:p>
          </table:table-cell>
          <table:table-cell office:value-type="float" office:value="0.3144505" calcext:value-type="float">
            <text:p>0,3144505</text:p>
          </table:table-cell>
          <table:table-cell office:value-type="float" office:value="665.2751" calcext:value-type="float">
            <text:p>665,2751</text:p>
          </table:table-cell>
          <table:table-cell office:value-type="float" office:value="3.986534" calcext:value-type="float">
            <text:p>3,986534</text:p>
          </table:table-cell>
          <table:table-cell office:value-type="float" office:value="0" calcext:value-type="float">
            <text:p>0</text:p>
          </table:table-cell>
          <table:table-cell office:value-type="float" office:value="2270.53" calcext:value-type="float">
            <text:p>2270,53</text:p>
          </table:table-cell>
          <table:table-cell office:value-type="float" office:value="1120.297" calcext:value-type="float">
            <text:p>1120,297</text:p>
          </table:table-cell>
          <table:table-cell office:value-type="float" office:value="0.365692" calcext:value-type="float">
            <text:p>0,365692</text:p>
          </table:table-cell>
          <table:table-cell office:value-type="float" office:value="0.3175883" calcext:value-type="float">
            <text:p>0,3175883</text:p>
          </table:table-cell>
          <table:table-cell office:value-type="float" office:value="669.5048" calcext:value-type="float">
            <text:p>669,5048</text:p>
          </table:table-cell>
          <table:table-cell office:value-type="float" office:value="3.936251" calcext:value-type="float">
            <text:p>3,9362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92" calcext:value-type="float">
            <text:p>2192</text:p>
          </table:table-cell>
          <table:table-cell office:value-type="float" office:value="1102" calcext:value-type="float">
            <text:p>11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1102" calcext:value-type="float">
            <text:p>1102</text:p>
          </table:table-cell>
          <table:table-cell office:value-type="float" office:value="1073540" calcext:value-type="float">
            <text:p>1073540</text:p>
          </table:table-cell>
          <table:table-cell office:value-type="float" office:value="369639459" calcext:value-type="float">
            <text:p>369639459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14:37:16.453</text:p>
          </table:table-cell>
          <table:table-cell office:value-type="string" calcext:value-type="string">
            <text:p>00:00:01.093</text:p>
          </table:table-cell>
          <table:table-cell office:value-type="float" office:value="54" calcext:value-type="float">
            <text:p>54</text:p>
          </table:table-cell>
          <table:table-cell office:value-type="float" office:value="2122.542" calcext:value-type="float">
            <text:p>2122,542</text:p>
          </table:table-cell>
          <table:table-cell office:value-type="float" office:value="1087.386" calcext:value-type="float">
            <text:p>1087,386</text:p>
          </table:table-cell>
          <table:table-cell office:value-type="float" office:value="0.6231593" calcext:value-type="float">
            <text:p>0,6231593</text:p>
          </table:table-cell>
          <table:table-cell office:value-type="float" office:value="0.3142656" calcext:value-type="float">
            <text:p>0,3142656</text:p>
          </table:table-cell>
          <table:table-cell office:value-type="float" office:value="665.2751" calcext:value-type="float">
            <text:p>665,2751</text:p>
          </table:table-cell>
          <table:table-cell office:value-type="float" office:value="3.994233" calcext:value-type="float">
            <text:p>3,994233</text:p>
          </table:table-cell>
          <table:table-cell office:value-type="float" office:value="0" calcext:value-type="float">
            <text:p>0</text:p>
          </table:table-cell>
          <table:table-cell office:value-type="float" office:value="2291.383" calcext:value-type="float">
            <text:p>2291,383</text:p>
          </table:table-cell>
          <table:table-cell office:value-type="float" office:value="1130.52" calcext:value-type="float">
            <text:p>1130,52</text:p>
          </table:table-cell>
          <table:table-cell office:value-type="float" office:value="0.3654332" calcext:value-type="float">
            <text:p>0,3654332</text:p>
          </table:table-cell>
          <table:table-cell office:value-type="float" office:value="0.3177036" calcext:value-type="float">
            <text:p>0,3177036</text:p>
          </table:table-cell>
          <table:table-cell office:value-type="float" office:value="669.5048" calcext:value-type="float">
            <text:p>669,5048</text:p>
          </table:table-cell>
          <table:table-cell office:value-type="float" office:value="3.940323" calcext:value-type="float">
            <text:p>3,9403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07" calcext:value-type="float">
            <text:p>2207</text:p>
          </table:table-cell>
          <table:table-cell office:value-type="float" office:value="1109" calcext:value-type="float">
            <text:p>11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1109" calcext:value-type="float">
            <text:p>1109</text:p>
          </table:table-cell>
          <table:table-cell office:value-type="float" office:value="1093599" calcext:value-type="float">
            <text:p>1093599</text:p>
          </table:table-cell>
          <table:table-cell office:value-type="float" office:value="369659518" calcext:value-type="float">
            <text:p>369659518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14:37:16.472</text:p>
          </table:table-cell>
          <table:table-cell office:value-type="string" calcext:value-type="string">
            <text:p>00:00:01.113</text:p>
          </table:table-cell>
          <table:table-cell office:value-type="float" office:value="55" calcext:value-type="float">
            <text:p>55</text:p>
          </table:table-cell>
          <table:table-cell office:value-type="float" office:value="2112.337" calcext:value-type="float">
            <text:p>2112,337</text:p>
          </table:table-cell>
          <table:table-cell office:value-type="float" office:value="1070.34" calcext:value-type="float">
            <text:p>1070,34</text:p>
          </table:table-cell>
          <table:table-cell office:value-type="float" office:value="0.6229227" calcext:value-type="float">
            <text:p>0,6229227</text:p>
          </table:table-cell>
          <table:table-cell office:value-type="float" office:value="0.3143786" calcext:value-type="float">
            <text:p>0,3143786</text:p>
          </table:table-cell>
          <table:table-cell office:value-type="float" office:value="665.2751" calcext:value-type="float">
            <text:p>665,2751</text:p>
          </table:table-cell>
          <table:table-cell office:value-type="float" office:value="4.020627" calcext:value-type="float">
            <text:p>4,020627</text:p>
          </table:table-cell>
          <table:table-cell office:value-type="float" office:value="0" calcext:value-type="float">
            <text:p>0</text:p>
          </table:table-cell>
          <table:table-cell office:value-type="float" office:value="2237.012" calcext:value-type="float">
            <text:p>2237,012</text:p>
          </table:table-cell>
          <table:table-cell office:value-type="float" office:value="1125.168" calcext:value-type="float">
            <text:p>1125,168</text:p>
          </table:table-cell>
          <table:table-cell office:value-type="float" office:value="0.3650493" calcext:value-type="float">
            <text:p>0,3650493</text:p>
          </table:table-cell>
          <table:table-cell office:value-type="float" office:value="0.317811" calcext:value-type="float">
            <text:p>0,317811</text:p>
          </table:table-cell>
          <table:table-cell office:value-type="float" office:value="669.5048" calcext:value-type="float">
            <text:p>669,5048</text:p>
          </table:table-cell>
          <table:table-cell office:value-type="float" office:value="3.915005" calcext:value-type="float">
            <text:p>3,9150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5" calcext:value-type="float">
            <text:p>2175</text:p>
          </table:table-cell>
          <table:table-cell office:value-type="float" office:value="1098" calcext:value-type="float">
            <text:p>10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75" calcext:value-type="float">
            <text:p>2175</text:p>
          </table:table-cell>
          <table:table-cell office:value-type="float" office:value="1098" calcext:value-type="float">
            <text:p>1098</text:p>
          </table:table-cell>
          <table:table-cell office:value-type="float" office:value="1113397" calcext:value-type="float">
            <text:p>1113397</text:p>
          </table:table-cell>
          <table:table-cell office:value-type="float" office:value="369679316" calcext:value-type="float">
            <text:p>369679316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14:37:16.492</text:p>
          </table:table-cell>
          <table:table-cell office:value-type="string" calcext:value-type="string">
            <text:p>00:00:01.133</text:p>
          </table:table-cell>
          <table:table-cell office:value-type="float" office:value="56" calcext:value-type="float">
            <text:p>56</text:p>
          </table:table-cell>
          <table:table-cell office:value-type="float" office:value="2107.151" calcext:value-type="float">
            <text:p>2107,151</text:p>
          </table:table-cell>
          <table:table-cell office:value-type="float" office:value="1057.857" calcext:value-type="float">
            <text:p>1057,857</text:p>
          </table:table-cell>
          <table:table-cell office:value-type="float" office:value="0.6227641" calcext:value-type="float">
            <text:p>0,6227641</text:p>
          </table:table-cell>
          <table:table-cell office:value-type="float" office:value="0.3146102" calcext:value-type="float">
            <text:p>0,3146102</text:p>
          </table:table-cell>
          <table:table-cell office:value-type="float" office:value="665.2751" calcext:value-type="float">
            <text:p>665,2751</text:p>
          </table:table-cell>
          <table:table-cell office:value-type="float" office:value="3.981756" calcext:value-type="float">
            <text:p>3,981756</text:p>
          </table:table-cell>
          <table:table-cell office:value-type="float" office:value="0" calcext:value-type="float">
            <text:p>0</text:p>
          </table:table-cell>
          <table:table-cell office:value-type="float" office:value="2163.763" calcext:value-type="float">
            <text:p>2163,763</text:p>
          </table:table-cell>
          <table:table-cell office:value-type="float" office:value="1140.664" calcext:value-type="float">
            <text:p>1140,664</text:p>
          </table:table-cell>
          <table:table-cell office:value-type="float" office:value="0.3649273" calcext:value-type="float">
            <text:p>0,3649273</text:p>
          </table:table-cell>
          <table:table-cell office:value-type="float" office:value="0.3179145" calcext:value-type="float">
            <text:p>0,3179145</text:p>
          </table:table-cell>
          <table:table-cell office:value-type="float" office:value="669.5048" calcext:value-type="float">
            <text:p>669,5048</text:p>
          </table:table-cell>
          <table:table-cell office:value-type="float" office:value="3.952245" calcext:value-type="float">
            <text:p>3,952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office:value-type="float" office:value="1099" calcext:value-type="float">
            <text:p>10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float" office:value="1099" calcext:value-type="float">
            <text:p>1099</text:p>
          </table:table-cell>
          <table:table-cell office:value-type="float" office:value="1133412" calcext:value-type="float">
            <text:p>1133412</text:p>
          </table:table-cell>
          <table:table-cell office:value-type="float" office:value="369699331" calcext:value-type="float">
            <text:p>36969933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14:37:16.512</text:p>
          </table:table-cell>
          <table:table-cell office:value-type="string" calcext:value-type="string">
            <text:p>00:00:01.153</text:p>
          </table:table-cell>
          <table:table-cell office:value-type="float" office:value="57" calcext:value-type="float">
            <text:p>57</text:p>
          </table:table-cell>
          <table:table-cell office:value-type="float" office:value="2357.494" calcext:value-type="float">
            <text:p>2357,494</text:p>
          </table:table-cell>
          <table:table-cell office:value-type="float" office:value="1272.201" calcext:value-type="float">
            <text:p>1272,201</text:p>
          </table:table-cell>
          <table:table-cell office:value-type="float" office:value="0.6217718" calcext:value-type="float">
            <text:p>0,6217718</text:p>
          </table:table-cell>
          <table:table-cell office:value-type="float" office:value="0.3160359" calcext:value-type="float">
            <text:p>0,3160359</text:p>
          </table:table-cell>
          <table:table-cell office:value-type="float" office:value="665.2751" calcext:value-type="float">
            <text:p>665,2751</text:p>
          </table:table-cell>
          <table:table-cell office:value-type="float" office:value="4.016193" calcext:value-type="float">
            <text:p>4,016193</text:p>
          </table:table-cell>
          <table:table-cell office:value-type="float" office:value="0" calcext:value-type="float">
            <text:p>0</text:p>
          </table:table-cell>
          <table:table-cell office:value-type="float" office:value="2464.142" calcext:value-type="float">
            <text:p>2464,142</text:p>
          </table:table-cell>
          <table:table-cell office:value-type="float" office:value="1324.797" calcext:value-type="float">
            <text:p>1324,797</text:p>
          </table:table-cell>
          <table:table-cell office:value-type="float" office:value="0.3658885" calcext:value-type="float">
            <text:p>0,3658885</text:p>
          </table:table-cell>
          <table:table-cell office:value-type="float" office:value="0.3196743" calcext:value-type="float">
            <text:p>0,3196743</text:p>
          </table:table-cell>
          <table:table-cell office:value-type="float" office:value="669.5048" calcext:value-type="float">
            <text:p>669,5048</text:p>
          </table:table-cell>
          <table:table-cell office:value-type="float" office:value="3.993309" calcext:value-type="float">
            <text:p>3,993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1" calcext:value-type="float">
            <text:p>2411</text:p>
          </table:table-cell>
          <table:table-cell office:value-type="float" office:value="1298" calcext:value-type="float">
            <text:p>12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107" calcext:value-type="float">
            <text:p>110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11" calcext:value-type="float">
            <text:p>2411</text:p>
          </table:table-cell>
          <table:table-cell office:value-type="float" office:value="1298" calcext:value-type="float">
            <text:p>1298</text:p>
          </table:table-cell>
          <table:table-cell office:value-type="float" office:value="1153342" calcext:value-type="float">
            <text:p>1153342</text:p>
          </table:table-cell>
          <table:table-cell office:value-type="float" office:value="369719261" calcext:value-type="float">
            <text:p>369719261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14:37:16.532</text:p>
          </table:table-cell>
          <table:table-cell office:value-type="string" calcext:value-type="string">
            <text:p>00:00:01.173</text:p>
          </table:table-cell>
          <table:table-cell office:value-type="float" office:value="58" calcext:value-type="float">
            <text:p>58</text:p>
          </table:table-cell>
          <table:table-cell office:value-type="float" office:value="2447.221" calcext:value-type="float">
            <text:p>2447,221</text:p>
          </table:table-cell>
          <table:table-cell office:value-type="float" office:value="1278.81" calcext:value-type="float">
            <text:p>1278,81</text:p>
          </table:table-cell>
          <table:table-cell office:value-type="float" office:value="0.620635" calcext:value-type="float">
            <text:p>0,620635</text:p>
          </table:table-cell>
          <table:table-cell office:value-type="float" office:value="0.3176652" calcext:value-type="float">
            <text:p>0,3176652</text:p>
          </table:table-cell>
          <table:table-cell office:value-type="float" office:value="675.4498" calcext:value-type="float">
            <text:p>675,4498</text:p>
          </table:table-cell>
          <table:table-cell office:value-type="float" office:value="4.060907" calcext:value-type="float">
            <text:p>4,060907</text:p>
          </table:table-cell>
          <table:table-cell office:value-type="float" office:value="0" calcext:value-type="float">
            <text:p>0</text:p>
          </table:table-cell>
          <table:table-cell office:value-type="float" office:value="2048.053" calcext:value-type="float">
            <text:p>2048,053</text:p>
          </table:table-cell>
          <table:table-cell office:value-type="float" office:value="1305.999" calcext:value-type="float">
            <text:p>1305,999</text:p>
          </table:table-cell>
          <table:table-cell office:value-type="float" office:value="0.3647518" calcext:value-type="float">
            <text:p>0,3647518</text:p>
          </table:table-cell>
          <table:table-cell office:value-type="float" office:value="0.3213036" calcext:value-type="float">
            <text:p>0,3213036</text:p>
          </table:table-cell>
          <table:table-cell office:value-type="float" office:value="584.4955" calcext:value-type="float">
            <text:p>584,4955</text:p>
          </table:table-cell>
          <table:table-cell office:value-type="float" office:value="3.504112" calcext:value-type="float">
            <text:p>3,504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48" calcext:value-type="float">
            <text:p>2248</text:p>
          </table:table-cell>
          <table:table-cell office:value-type="float" office:value="1292" calcext:value-type="float">
            <text:p>129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292" calcext:value-type="float">
            <text:p>1292</text:p>
          </table:table-cell>
          <table:table-cell office:value-type="float" office:value="1173355" calcext:value-type="float">
            <text:p>1173355</text:p>
          </table:table-cell>
          <table:table-cell office:value-type="float" office:value="369739274" calcext:value-type="float">
            <text:p>36973927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14:37:16.552</text:p>
          </table:table-cell>
          <table:table-cell office:value-type="string" calcext:value-type="string">
            <text:p>00:00:01.193</text:p>
          </table:table-cell>
          <table:table-cell office:value-type="float" office:value="59" calcext:value-type="float">
            <text:p>59</text:p>
          </table:table-cell>
          <table:table-cell office:value-type="float" office:value="2671.641" calcext:value-type="float">
            <text:p>2671,641</text:p>
          </table:table-cell>
          <table:table-cell office:value-type="float" office:value="1415.826" calcext:value-type="float">
            <text:p>1415,826</text:p>
          </table:table-cell>
          <table:table-cell office:value-type="float" office:value="0.6207715" calcext:value-type="float">
            <text:p>0,6207715</text:p>
          </table:table-cell>
          <table:table-cell office:value-type="float" office:value="0.3178306" calcext:value-type="float">
            <text:p>0,3178306</text:p>
          </table:table-cell>
          <table:table-cell office:value-type="float" office:value="675.4498" calcext:value-type="float">
            <text:p>675,4498</text:p>
          </table:table-cell>
          <table:table-cell office:value-type="float" office:value="4.026537" calcext:value-type="float">
            <text:p>4,026537</text:p>
          </table:table-cell>
          <table:table-cell office:value-type="float" office:value="0" calcext:value-type="float">
            <text:p>0</text:p>
          </table:table-cell>
          <table:table-cell office:value-type="float" office:value="3406.673" calcext:value-type="float">
            <text:p>3406,673</text:p>
          </table:table-cell>
          <table:table-cell office:value-type="float" office:value="1550.404" calcext:value-type="float">
            <text:p>1550,404</text:p>
          </table:table-cell>
          <table:table-cell office:value-type="float" office:value="0.3650841" calcext:value-type="float">
            <text:p>0,3650841</text:p>
          </table:table-cell>
          <table:table-cell office:value-type="float" office:value="0.3214979" calcext:value-type="float">
            <text:p>0,3214979</text:p>
          </table:table-cell>
          <table:table-cell office:value-type="float" office:value="678.8645" calcext:value-type="float">
            <text:p>678,8645</text:p>
          </table:table-cell>
          <table:table-cell office:value-type="float" office:value="4.053161" calcext:value-type="float">
            <text:p>4,053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39" calcext:value-type="float">
            <text:p>3039</text:p>
          </table:table-cell>
          <table:table-cell office:value-type="float" office:value="1483" calcext:value-type="float">
            <text:p>14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039" calcext:value-type="float">
            <text:p>3039</text:p>
          </table:table-cell>
          <table:table-cell office:value-type="float" office:value="1483" calcext:value-type="float">
            <text:p>1483</text:p>
          </table:table-cell>
          <table:table-cell office:value-type="float" office:value="1193239" calcext:value-type="float">
            <text:p>1193239</text:p>
          </table:table-cell>
          <table:table-cell office:value-type="float" office:value="369759158" calcext:value-type="float">
            <text:p>369759158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14:37:16.572</text:p>
          </table:table-cell>
          <table:table-cell office:value-type="string" calcext:value-type="string">
            <text:p>00:00:01.213</text:p>
          </table:table-cell>
          <table:table-cell office:value-type="float" office:value="60" calcext:value-type="float">
            <text:p>60</text:p>
          </table:table-cell>
          <table:table-cell office:value-type="float" office:value="2722.801" calcext:value-type="float">
            <text:p>2722,801</text:p>
          </table:table-cell>
          <table:table-cell office:value-type="float" office:value="1441.725" calcext:value-type="float">
            <text:p>1441,725</text:p>
          </table:table-cell>
          <table:table-cell office:value-type="float" office:value="0.6208746" calcext:value-type="float">
            <text:p>0,6208746</text:p>
          </table:table-cell>
          <table:table-cell office:value-type="float" office:value="0.3181452" calcext:value-type="float">
            <text:p>0,3181452</text:p>
          </table:table-cell>
          <table:table-cell office:value-type="float" office:value="675.4498" calcext:value-type="float">
            <text:p>675,4498</text:p>
          </table:table-cell>
          <table:table-cell office:value-type="float" office:value="4.047829" calcext:value-type="float">
            <text:p>4,047829</text:p>
          </table:table-cell>
          <table:table-cell office:value-type="float" office:value="0" calcext:value-type="float">
            <text:p>0</text:p>
          </table:table-cell>
          <table:table-cell office:value-type="float" office:value="2288.476" calcext:value-type="float">
            <text:p>2288,476</text:p>
          </table:table-cell>
          <table:table-cell office:value-type="float" office:value="1404.818" calcext:value-type="float">
            <text:p>1404,818</text:p>
          </table:table-cell>
          <table:table-cell office:value-type="float" office:value="0.3650564" calcext:value-type="float">
            <text:p>0,3650564</text:p>
          </table:table-cell>
          <table:table-cell office:value-type="float" office:value="0.3217738" calcext:value-type="float">
            <text:p>0,3217738</text:p>
          </table:table-cell>
          <table:table-cell office:value-type="float" office:value="583.4179" calcext:value-type="float">
            <text:p>583,4179</text:p>
          </table:table-cell>
          <table:table-cell office:value-type="float" office:value="3.527702" calcext:value-type="float">
            <text:p>3,527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06" calcext:value-type="float">
            <text:p>2506</text:p>
          </table:table-cell>
          <table:table-cell office:value-type="float" office:value="1423" calcext:value-type="float">
            <text:p>14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float" office:value="1423" calcext:value-type="float">
            <text:p>1423</text:p>
          </table:table-cell>
          <table:table-cell office:value-type="float" office:value="1213094" calcext:value-type="float">
            <text:p>1213094</text:p>
          </table:table-cell>
          <table:table-cell office:value-type="float" office:value="369779013" calcext:value-type="float">
            <text:p>369779013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14:37:16.592</text:p>
          </table:table-cell>
          <table:table-cell office:value-type="string" calcext:value-type="string">
            <text:p>00:00:01.233</text:p>
          </table:table-cell>
          <table:table-cell office:value-type="float" office:value="61" calcext:value-type="float">
            <text:p>61</text:p>
          </table:table-cell>
          <table:table-cell office:value-type="float" office:value="2678.181" calcext:value-type="float">
            <text:p>2678,181</text:p>
          </table:table-cell>
          <table:table-cell office:value-type="float" office:value="1416.218" calcext:value-type="float">
            <text:p>1416,218</text:p>
          </table:table-cell>
          <table:table-cell office:value-type="float" office:value="0.6210067" calcext:value-type="float">
            <text:p>0,6210067</text:p>
          </table:table-cell>
          <table:table-cell office:value-type="float" office:value="0.3185927" calcext:value-type="float">
            <text:p>0,3185927</text:p>
          </table:table-cell>
          <table:table-cell office:value-type="float" office:value="675.4498" calcext:value-type="float">
            <text:p>675,4498</text:p>
          </table:table-cell>
          <table:table-cell office:value-type="float" office:value="4.022348" calcext:value-type="float">
            <text:p>4,022348</text:p>
          </table:table-cell>
          <table:table-cell office:value-type="float" office:value="0" calcext:value-type="float">
            <text:p>0</text:p>
          </table:table-cell>
          <table:table-cell office:value-type="float" office:value="2177.191" calcext:value-type="float">
            <text:p>2177,191</text:p>
          </table:table-cell>
          <table:table-cell office:value-type="float" office:value="1413.525" calcext:value-type="float">
            <text:p>1413,525</text:p>
          </table:table-cell>
          <table:table-cell office:value-type="float" office:value="0.3650593" calcext:value-type="float">
            <text:p>0,3650593</text:p>
          </table:table-cell>
          <table:table-cell office:value-type="float" office:value="0.3218805" calcext:value-type="float">
            <text:p>0,3218805</text:p>
          </table:table-cell>
          <table:table-cell office:value-type="float" office:value="566.6772" calcext:value-type="float">
            <text:p>566,6772</text:p>
          </table:table-cell>
          <table:table-cell office:value-type="float" office:value="3.425738" calcext:value-type="float">
            <text:p>3,425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28" calcext:value-type="float">
            <text:p>2428</text:p>
          </table:table-cell>
          <table:table-cell office:value-type="float" office:value="1415" calcext:value-type="float">
            <text:p>141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28" calcext:value-type="float">
            <text:p>2428</text:p>
          </table:table-cell>
          <table:table-cell office:value-type="float" office:value="1415" calcext:value-type="float">
            <text:p>1415</text:p>
          </table:table-cell>
          <table:table-cell office:value-type="float" office:value="1233095" calcext:value-type="float">
            <text:p>1233095</text:p>
          </table:table-cell>
          <table:table-cell office:value-type="float" office:value="369799014" calcext:value-type="float">
            <text:p>369799014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14:37:16.612</text:p>
          </table:table-cell>
          <table:table-cell office:value-type="string" calcext:value-type="string">
            <text:p>00:00:01.252</text:p>
          </table:table-cell>
          <table:table-cell office:value-type="float" office:value="62" calcext:value-type="float">
            <text:p>62</text:p>
          </table:table-cell>
          <table:table-cell office:value-type="float" office:value="2688.437" calcext:value-type="float">
            <text:p>2688,437</text:p>
          </table:table-cell>
          <table:table-cell office:value-type="float" office:value="1438.902" calcext:value-type="float">
            <text:p>1438,902</text:p>
          </table:table-cell>
          <table:table-cell office:value-type="float" office:value="0.6210814" calcext:value-type="float">
            <text:p>0,6210814</text:p>
          </table:table-cell>
          <table:table-cell office:value-type="float" office:value="0.3187446" calcext:value-type="float">
            <text:p>0,3187446</text:p>
          </table:table-cell>
          <table:table-cell office:value-type="float" office:value="675.4498" calcext:value-type="float">
            <text:p>675,4498</text:p>
          </table:table-cell>
          <table:table-cell office:value-type="float" office:value="4.044669" calcext:value-type="float">
            <text:p>4,044669</text:p>
          </table:table-cell>
          <table:table-cell office:value-type="float" office:value="0" calcext:value-type="float">
            <text:p>0</text:p>
          </table:table-cell>
          <table:table-cell office:value-type="float" office:value="2053.189" calcext:value-type="float">
            <text:p>2053,189</text:p>
          </table:table-cell>
          <table:table-cell office:value-type="float" office:value="1393.288" calcext:value-type="float">
            <text:p>1393,288</text:p>
          </table:table-cell>
          <table:table-cell office:value-type="float" office:value="0.3651025" calcext:value-type="float">
            <text:p>0,3651025</text:p>
          </table:table-cell>
          <table:table-cell office:value-type="float" office:value="0.3221013" calcext:value-type="float">
            <text:p>0,3221013</text:p>
          </table:table-cell>
          <table:table-cell office:value-type="float" office:value="553.1747" calcext:value-type="float">
            <text:p>553,1747</text:p>
          </table:table-cell>
          <table:table-cell office:value-type="float" office:value="3.3657" calcext:value-type="float">
            <text:p>3,3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71" calcext:value-type="float">
            <text:p>2371</text:p>
          </table:table-cell>
          <table:table-cell office:value-type="float" office:value="1416" calcext:value-type="float">
            <text:p>14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float" office:value="1416" calcext:value-type="float">
            <text:p>1416</text:p>
          </table:table-cell>
          <table:table-cell office:value-type="float" office:value="1252897" calcext:value-type="float">
            <text:p>1252897</text:p>
          </table:table-cell>
          <table:table-cell office:value-type="float" office:value="369818816" calcext:value-type="float">
            <text:p>369818816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14:37:16.632</text:p>
          </table:table-cell>
          <table:table-cell office:value-type="string" calcext:value-type="string">
            <text:p>00:00:01.272</text:p>
          </table:table-cell>
          <table:table-cell office:value-type="float" office:value="63" calcext:value-type="float">
            <text:p>63</text:p>
          </table:table-cell>
          <table:table-cell office:value-type="float" office:value="2679.121" calcext:value-type="float">
            <text:p>2679,121</text:p>
          </table:table-cell>
          <table:table-cell office:value-type="float" office:value="1429.225" calcext:value-type="float">
            <text:p>1429,225</text:p>
          </table:table-cell>
          <table:table-cell office:value-type="float" office:value="0.6212257" calcext:value-type="float">
            <text:p>0,6212257</text:p>
          </table:table-cell>
          <table:table-cell office:value-type="float" office:value="0.3188828" calcext:value-type="float">
            <text:p>0,3188828</text:p>
          </table:table-cell>
          <table:table-cell office:value-type="float" office:value="673.7394" calcext:value-type="float">
            <text:p>673,7394</text:p>
          </table:table-cell>
          <table:table-cell office:value-type="float" office:value="4.025242" calcext:value-type="float">
            <text:p>4,025242</text:p>
          </table:table-cell>
          <table:table-cell office:value-type="float" office:value="0" calcext:value-type="float">
            <text:p>0</text:p>
          </table:table-cell>
          <table:table-cell office:value-type="float" office:value="3324.632" calcext:value-type="float">
            <text:p>3324,632</text:p>
          </table:table-cell>
          <table:table-cell office:value-type="float" office:value="1523.188" calcext:value-type="float">
            <text:p>1523,188</text:p>
          </table:table-cell>
          <table:table-cell office:value-type="float" office:value="0.3643413" calcext:value-type="float">
            <text:p>0,3643413</text:p>
          </table:table-cell>
          <table:table-cell office:value-type="float" office:value="0.3225386" calcext:value-type="float">
            <text:p>0,3225386</text:p>
          </table:table-cell>
          <table:table-cell office:value-type="float" office:value="675.5092" calcext:value-type="float">
            <text:p>675,5092</text:p>
          </table:table-cell>
          <table:table-cell office:value-type="float" office:value="4.08399" calcext:value-type="float">
            <text:p>4,08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2" calcext:value-type="float">
            <text:p>3002</text:p>
          </table:table-cell>
          <table:table-cell office:value-type="float" office:value="1476" calcext:value-type="float">
            <text:p>147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002" calcext:value-type="float">
            <text:p>3002</text:p>
          </table:table-cell>
          <table:table-cell office:value-type="float" office:value="1476" calcext:value-type="float">
            <text:p>1476</text:p>
          </table:table-cell>
          <table:table-cell office:value-type="float" office:value="1272870" calcext:value-type="float">
            <text:p>1272870</text:p>
          </table:table-cell>
          <table:table-cell office:value-type="float" office:value="369838789" calcext:value-type="float">
            <text:p>369838789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14:37:16.652</text:p>
          </table:table-cell>
          <table:table-cell office:value-type="string" calcext:value-type="string">
            <text:p>00:00:01.292</text:p>
          </table:table-cell>
          <table:table-cell office:value-type="float" office:value="64" calcext:value-type="float">
            <text:p>64</text:p>
          </table:table-cell>
          <table:table-cell office:value-type="float" office:value="2673.332" calcext:value-type="float">
            <text:p>2673,332</text:p>
          </table:table-cell>
          <table:table-cell office:value-type="float" office:value="1446.835" calcext:value-type="float">
            <text:p>1446,835</text:p>
          </table:table-cell>
          <table:table-cell office:value-type="float" office:value="0.6211997" calcext:value-type="float">
            <text:p>0,6211997</text:p>
          </table:table-cell>
          <table:table-cell office:value-type="float" office:value="0.3188841" calcext:value-type="float">
            <text:p>0,3188841</text:p>
          </table:table-cell>
          <table:table-cell office:value-type="float" office:value="673.7394" calcext:value-type="float">
            <text:p>673,7394</text:p>
          </table:table-cell>
          <table:table-cell office:value-type="float" office:value="4.002469" calcext:value-type="float">
            <text:p>4,002469</text:p>
          </table:table-cell>
          <table:table-cell office:value-type="float" office:value="0" calcext:value-type="float">
            <text:p>0</text:p>
          </table:table-cell>
          <table:table-cell office:value-type="float" office:value="3326.775" calcext:value-type="float">
            <text:p>3326,775</text:p>
          </table:table-cell>
          <table:table-cell office:value-type="float" office:value="1529.841" calcext:value-type="float">
            <text:p>1529,841</text:p>
          </table:table-cell>
          <table:table-cell office:value-type="float" office:value="0.3650703" calcext:value-type="float">
            <text:p>0,3650703</text:p>
          </table:table-cell>
          <table:table-cell office:value-type="float" office:value="0.3225072" calcext:value-type="float">
            <text:p>0,3225072</text:p>
          </table:table-cell>
          <table:table-cell office:value-type="float" office:value="675.5092" calcext:value-type="float">
            <text:p>675,5092</text:p>
          </table:table-cell>
          <table:table-cell office:value-type="float" office:value="4.096612" calcext:value-type="float">
            <text:p>4,096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488" calcext:value-type="float">
            <text:p>148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488" calcext:value-type="float">
            <text:p>1488</text:p>
          </table:table-cell>
          <table:table-cell office:value-type="float" office:value="1292918" calcext:value-type="float">
            <text:p>1292918</text:p>
          </table:table-cell>
          <table:table-cell office:value-type="float" office:value="369858837" calcext:value-type="float">
            <text:p>369858837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14:37:16.672</text:p>
          </table:table-cell>
          <table:table-cell office:value-type="string" calcext:value-type="string">
            <text:p>00:00:01.312</text:p>
          </table:table-cell>
          <table:table-cell office:value-type="float" office:value="65" calcext:value-type="float">
            <text:p>65</text:p>
          </table:table-cell>
          <table:table-cell office:value-type="float" office:value="2663.162" calcext:value-type="float">
            <text:p>2663,162</text:p>
          </table:table-cell>
          <table:table-cell office:value-type="float" office:value="1456.386" calcext:value-type="float">
            <text:p>1456,386</text:p>
          </table:table-cell>
          <table:table-cell office:value-type="float" office:value="0.6211151" calcext:value-type="float">
            <text:p>0,6211151</text:p>
          </table:table-cell>
          <table:table-cell office:value-type="float" office:value="0.318873" calcext:value-type="float">
            <text:p>0,318873</text:p>
          </table:table-cell>
          <table:table-cell office:value-type="float" office:value="673.7394" calcext:value-type="float">
            <text:p>673,7394</text:p>
          </table:table-cell>
          <table:table-cell office:value-type="float" office:value="4.087286" calcext:value-type="float">
            <text:p>4,087286</text:p>
          </table:table-cell>
          <table:table-cell office:value-type="float" office:value="0" calcext:value-type="float">
            <text:p>0</text:p>
          </table:table-cell>
          <table:table-cell office:value-type="float" office:value="3055.275" calcext:value-type="float">
            <text:p>3055,275</text:p>
          </table:table-cell>
          <table:table-cell office:value-type="float" office:value="1525.755" calcext:value-type="float">
            <text:p>1525,755</text:p>
          </table:table-cell>
          <table:table-cell office:value-type="float" office:value="0.3648297" calcext:value-type="float">
            <text:p>0,3648297</text:p>
          </table:table-cell>
          <table:table-cell office:value-type="float" office:value="0.3227147" calcext:value-type="float">
            <text:p>0,3227147</text:p>
          </table:table-cell>
          <table:table-cell office:value-type="float" office:value="675.5092" calcext:value-type="float">
            <text:p>675,5092</text:p>
          </table:table-cell>
          <table:table-cell office:value-type="float" office:value="4.02292" calcext:value-type="float">
            <text:p>4,0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59" calcext:value-type="float">
            <text:p>2859</text:p>
          </table:table-cell>
          <table:table-cell office:value-type="float" office:value="1491" calcext:value-type="float">
            <text:p>149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59" calcext:value-type="float">
            <text:p>2859</text:p>
          </table:table-cell>
          <table:table-cell office:value-type="float" office:value="1491" calcext:value-type="float">
            <text:p>1491</text:p>
          </table:table-cell>
          <table:table-cell office:value-type="float" office:value="1312728" calcext:value-type="float">
            <text:p>1312728</text:p>
          </table:table-cell>
          <table:table-cell office:value-type="float" office:value="369878647" calcext:value-type="float">
            <text:p>369878647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14:37:16.692</text:p>
          </table:table-cell>
          <table:table-cell office:value-type="string" calcext:value-type="string">
            <text:p>00:00:01.332</text:p>
          </table:table-cell>
          <table:table-cell office:value-type="float" office:value="66" calcext:value-type="float">
            <text:p>66</text:p>
          </table:table-cell>
          <table:table-cell office:value-type="float" office:value="2700.256" calcext:value-type="float">
            <text:p>2700,256</text:p>
          </table:table-cell>
          <table:table-cell office:value-type="float" office:value="1458.823" calcext:value-type="float">
            <text:p>1458,823</text:p>
          </table:table-cell>
          <table:table-cell office:value-type="float" office:value="0.6209697" calcext:value-type="float">
            <text:p>0,6209697</text:p>
          </table:table-cell>
          <table:table-cell office:value-type="float" office:value="0.3189195" calcext:value-type="float">
            <text:p>0,3189195</text:p>
          </table:table-cell>
          <table:table-cell office:value-type="float" office:value="673.7394" calcext:value-type="float">
            <text:p>673,7394</text:p>
          </table:table-cell>
          <table:table-cell office:value-type="float" office:value="4.09361" calcext:value-type="float">
            <text:p>4,09361</text:p>
          </table:table-cell>
          <table:table-cell office:value-type="float" office:value="0" calcext:value-type="float">
            <text:p>0</text:p>
          </table:table-cell>
          <table:table-cell office:value-type="float" office:value="3236.626" calcext:value-type="float">
            <text:p>3236,626</text:p>
          </table:table-cell>
          <table:table-cell office:value-type="float" office:value="1512.799" calcext:value-type="float">
            <text:p>1512,799</text:p>
          </table:table-cell>
          <table:table-cell office:value-type="float" office:value="0.3645693" calcext:value-type="float">
            <text:p>0,3645693</text:p>
          </table:table-cell>
          <table:table-cell office:value-type="float" office:value="0.3229511" calcext:value-type="float">
            <text:p>0,3229511</text:p>
          </table:table-cell>
          <table:table-cell office:value-type="float" office:value="675.5092" calcext:value-type="float">
            <text:p>675,5092</text:p>
          </table:table-cell>
          <table:table-cell office:value-type="float" office:value="4.107111" calcext:value-type="float">
            <text:p>4,107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68" calcext:value-type="float">
            <text:p>2968</text:p>
          </table:table-cell>
          <table:table-cell office:value-type="float" office:value="1486" calcext:value-type="float">
            <text:p>14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68" calcext:value-type="float">
            <text:p>2968</text:p>
          </table:table-cell>
          <table:table-cell office:value-type="float" office:value="1486" calcext:value-type="float">
            <text:p>1486</text:p>
          </table:table-cell>
          <table:table-cell office:value-type="float" office:value="1332603" calcext:value-type="float">
            <text:p>1332603</text:p>
          </table:table-cell>
          <table:table-cell office:value-type="float" office:value="369898522" calcext:value-type="float">
            <text:p>369898522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14:37:16.712</text:p>
          </table:table-cell>
          <table:table-cell office:value-type="string" calcext:value-type="string">
            <text:p>00:00:01.352</text:p>
          </table:table-cell>
          <table:table-cell office:value-type="float" office:value="67" calcext:value-type="float">
            <text:p>67</text:p>
          </table:table-cell>
          <table:table-cell office:value-type="float" office:value="2675.418" calcext:value-type="float">
            <text:p>2675,418</text:p>
          </table:table-cell>
          <table:table-cell office:value-type="float" office:value="1478.026" calcext:value-type="float">
            <text:p>1478,026</text:p>
          </table:table-cell>
          <table:table-cell office:value-type="float" office:value="0.6205103" calcext:value-type="float">
            <text:p>0,6205103</text:p>
          </table:table-cell>
          <table:table-cell office:value-type="float" office:value="0.3194836" calcext:value-type="float">
            <text:p>0,3194836</text:p>
          </table:table-cell>
          <table:table-cell office:value-type="float" office:value="673.7394" calcext:value-type="float">
            <text:p>673,7394</text:p>
          </table:table-cell>
          <table:table-cell office:value-type="float" office:value="4.066506" calcext:value-type="float">
            <text:p>4,066506</text:p>
          </table:table-cell>
          <table:table-cell office:value-type="float" office:value="0" calcext:value-type="float">
            <text:p>0</text:p>
          </table:table-cell>
          <table:table-cell office:value-type="float" office:value="3308.336" calcext:value-type="float">
            <text:p>3308,336</text:p>
          </table:table-cell>
          <table:table-cell office:value-type="float" office:value="1581.738" calcext:value-type="float">
            <text:p>1581,738</text:p>
          </table:table-cell>
          <table:table-cell office:value-type="float" office:value="0.3642457" calcext:value-type="float">
            <text:p>0,3642457</text:p>
          </table:table-cell>
          <table:table-cell office:value-type="float" office:value="0.3234584" calcext:value-type="float">
            <text:p>0,3234584</text:p>
          </table:table-cell>
          <table:table-cell office:value-type="float" office:value="675.5092" calcext:value-type="float">
            <text:p>675,5092</text:p>
          </table:table-cell>
          <table:table-cell office:value-type="float" office:value="4.088678" calcext:value-type="float">
            <text:p>4,088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92" calcext:value-type="float">
            <text:p>2992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float" office:value="1530" calcext:value-type="float">
            <text:p>1530</text:p>
          </table:table-cell>
          <table:table-cell office:value-type="float" office:value="1352597" calcext:value-type="float">
            <text:p>1352597</text:p>
          </table:table-cell>
          <table:table-cell office:value-type="float" office:value="369918516" calcext:value-type="float">
            <text:p>369918516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14:37:16.732</text:p>
          </table:table-cell>
          <table:table-cell office:value-type="string" calcext:value-type="string">
            <text:p>00:00:01.372</text:p>
          </table:table-cell>
          <table:table-cell office:value-type="float" office:value="68" calcext:value-type="float">
            <text:p>68</text:p>
          </table:table-cell>
          <table:table-cell office:value-type="float" office:value="2670.504" calcext:value-type="float">
            <text:p>2670,504</text:p>
          </table:table-cell>
          <table:table-cell office:value-type="float" office:value="1484.067" calcext:value-type="float">
            <text:p>1484,067</text:p>
          </table:table-cell>
          <table:table-cell office:value-type="float" office:value="0.6202935" calcext:value-type="float">
            <text:p>0,6202935</text:p>
          </table:table-cell>
          <table:table-cell office:value-type="float" office:value="0.3196332" calcext:value-type="float">
            <text:p>0,3196332</text:p>
          </table:table-cell>
          <table:table-cell office:value-type="float" office:value="671.5639" calcext:value-type="float">
            <text:p>671,5639</text:p>
          </table:table-cell>
          <table:table-cell office:value-type="float" office:value="4.049007" calcext:value-type="float">
            <text:p>4,049007</text:p>
          </table:table-cell>
          <table:table-cell office:value-type="float" office:value="0" calcext:value-type="float">
            <text:p>0</text:p>
          </table:table-cell>
          <table:table-cell office:value-type="float" office:value="1999.573" calcext:value-type="float">
            <text:p>1999,573</text:p>
          </table:table-cell>
          <table:table-cell office:value-type="float" office:value="1419.307" calcext:value-type="float">
            <text:p>1419,307</text:p>
          </table:table-cell>
          <table:table-cell office:value-type="float" office:value="0.3640289" calcext:value-type="float">
            <text:p>0,3640289</text:p>
          </table:table-cell>
          <table:table-cell office:value-type="float" office:value="0.323608" calcext:value-type="float">
            <text:p>0,323608</text:p>
          </table:table-cell>
          <table:table-cell office:value-type="float" office:value="547.4576" calcext:value-type="float">
            <text:p>547,4576</text:p>
          </table:table-cell>
          <table:table-cell office:value-type="float" office:value="3.325802" calcext:value-type="float">
            <text:p>3,325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5" calcext:value-type="float">
            <text:p>2335</text:p>
          </table:table-cell>
          <table:table-cell office:value-type="float" office:value="1452" calcext:value-type="float">
            <text:p>145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35" calcext:value-type="float">
            <text:p>2335</text:p>
          </table:table-cell>
          <table:table-cell office:value-type="float" office:value="1452" calcext:value-type="float">
            <text:p>1452</text:p>
          </table:table-cell>
          <table:table-cell office:value-type="float" office:value="1372598" calcext:value-type="float">
            <text:p>1372598</text:p>
          </table:table-cell>
          <table:table-cell office:value-type="float" office:value="369938517" calcext:value-type="float">
            <text:p>369938517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14:37:16.751</text:p>
          </table:table-cell>
          <table:table-cell office:value-type="string" calcext:value-type="string">
            <text:p>00:00:01.392</text:p>
          </table:table-cell>
          <table:table-cell office:value-type="float" office:value="69" calcext:value-type="float">
            <text:p>69</text:p>
          </table:table-cell>
          <table:table-cell office:value-type="float" office:value="2716.958" calcext:value-type="float">
            <text:p>2716,958</text:p>
          </table:table-cell>
          <table:table-cell office:value-type="float" office:value="1481.023" calcext:value-type="float">
            <text:p>1481,023</text:p>
          </table:table-cell>
          <table:table-cell office:value-type="float" office:value="0.6201082" calcext:value-type="float">
            <text:p>0,6201082</text:p>
          </table:table-cell>
          <table:table-cell office:value-type="float" office:value="0.3196673" calcext:value-type="float">
            <text:p>0,3196673</text:p>
          </table:table-cell>
          <table:table-cell office:value-type="float" office:value="671.5639" calcext:value-type="float">
            <text:p>671,5639</text:p>
          </table:table-cell>
          <table:table-cell office:value-type="float" office:value="4.054868" calcext:value-type="float">
            <text:p>4,054868</text:p>
          </table:table-cell>
          <table:table-cell office:value-type="float" office:value="0" calcext:value-type="float">
            <text:p>0</text:p>
          </table:table-cell>
          <table:table-cell office:value-type="float" office:value="2000.396" calcext:value-type="float">
            <text:p>2000,396</text:p>
          </table:table-cell>
          <table:table-cell office:value-type="float" office:value="1417.949" calcext:value-type="float">
            <text:p>1417,949</text:p>
          </table:table-cell>
          <table:table-cell office:value-type="float" office:value="0.3635545" calcext:value-type="float">
            <text:p>0,3635545</text:p>
          </table:table-cell>
          <table:table-cell office:value-type="float" office:value="0.3237193" calcext:value-type="float">
            <text:p>0,3237193</text:p>
          </table:table-cell>
          <table:table-cell office:value-type="float" office:value="549.2615" calcext:value-type="float">
            <text:p>549,2615</text:p>
          </table:table-cell>
          <table:table-cell office:value-type="float" office:value="3.426652" calcext:value-type="float">
            <text:p>3,426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  <table:table-cell office:value-type="float" office:value="1449" calcext:value-type="float">
            <text:p>144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59" calcext:value-type="float">
            <text:p>2359</text:p>
          </table:table-cell>
          <table:table-cell office:value-type="float" office:value="1449" calcext:value-type="float">
            <text:p>1449</text:p>
          </table:table-cell>
          <table:table-cell office:value-type="float" office:value="1392469" calcext:value-type="float">
            <text:p>1392469</text:p>
          </table:table-cell>
          <table:table-cell office:value-type="float" office:value="369958388" calcext:value-type="float">
            <text:p>369958388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14:37:16.771</text:p>
          </table:table-cell>
          <table:table-cell office:value-type="string" calcext:value-type="string">
            <text:p>00:00:01.412</text:p>
          </table:table-cell>
          <table:table-cell office:value-type="float" office:value="70" calcext:value-type="float">
            <text:p>70</text:p>
          </table:table-cell>
          <table:table-cell office:value-type="float" office:value="2668.481" calcext:value-type="float">
            <text:p>2668,481</text:p>
          </table:table-cell>
          <table:table-cell office:value-type="float" office:value="1480.916" calcext:value-type="float">
            <text:p>1480,916</text:p>
          </table:table-cell>
          <table:table-cell office:value-type="float" office:value="0.6197515" calcext:value-type="float">
            <text:p>0,6197515</text:p>
          </table:table-cell>
          <table:table-cell office:value-type="float" office:value="0.319643" calcext:value-type="float">
            <text:p>0,319643</text:p>
          </table:table-cell>
          <table:table-cell office:value-type="float" office:value="671.5639" calcext:value-type="float">
            <text:p>671,5639</text:p>
          </table:table-cell>
          <table:table-cell office:value-type="float" office:value="4.036921" calcext:value-type="float">
            <text:p>4,036921</text:p>
          </table:table-cell>
          <table:table-cell office:value-type="float" office:value="0" calcext:value-type="float">
            <text:p>0</text:p>
          </table:table-cell>
          <table:table-cell office:value-type="float" office:value="3298.36" calcext:value-type="float">
            <text:p>3298,36</text:p>
          </table:table-cell>
          <table:table-cell office:value-type="float" office:value="1584.435" calcext:value-type="float">
            <text:p>1584,435</text:p>
          </table:table-cell>
          <table:table-cell office:value-type="float" office:value="0.3633175" calcext:value-type="float">
            <text:p>0,3633175</text:p>
          </table:table-cell>
          <table:table-cell office:value-type="float" office:value="0.3237922" calcext:value-type="float">
            <text:p>0,3237922</text:p>
          </table:table-cell>
          <table:table-cell office:value-type="float" office:value="674.8815" calcext:value-type="float">
            <text:p>674,8815</text:p>
          </table:table-cell>
          <table:table-cell office:value-type="float" office:value="4.202009" calcext:value-type="float">
            <text:p>4,202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  <table:table-cell office:value-type="float" office:value="1533" calcext:value-type="float">
            <text:p>15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83" calcext:value-type="float">
            <text:p>2983</text:p>
          </table:table-cell>
          <table:table-cell office:value-type="float" office:value="1533" calcext:value-type="float">
            <text:p>1533</text:p>
          </table:table-cell>
          <table:table-cell office:value-type="float" office:value="1412462" calcext:value-type="float">
            <text:p>1412462</text:p>
          </table:table-cell>
          <table:table-cell office:value-type="float" office:value="369978381" calcext:value-type="float">
            <text:p>369978381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14:37:16.791</text:p>
          </table:table-cell>
          <table:table-cell office:value-type="string" calcext:value-type="string">
            <text:p>00:00:01.432</text:p>
          </table:table-cell>
          <table:table-cell office:value-type="float" office:value="71" calcext:value-type="float">
            <text:p>71</text:p>
          </table:table-cell>
          <table:table-cell office:value-type="float" office:value="2614.16" calcext:value-type="float">
            <text:p>2614,16</text:p>
          </table:table-cell>
          <table:table-cell office:value-type="float" office:value="1445.295" calcext:value-type="float">
            <text:p>1445,295</text:p>
          </table:table-cell>
          <table:table-cell office:value-type="float" office:value="0.6199678" calcext:value-type="float">
            <text:p>0,6199678</text:p>
          </table:table-cell>
          <table:table-cell office:value-type="float" office:value="0.319445" calcext:value-type="float">
            <text:p>0,319445</text:p>
          </table:table-cell>
          <table:table-cell office:value-type="float" office:value="671.5639" calcext:value-type="float">
            <text:p>671,5639</text:p>
          </table:table-cell>
          <table:table-cell office:value-type="float" office:value="4.126508" calcext:value-type="float">
            <text:p>4,126508</text:p>
          </table:table-cell>
          <table:table-cell office:value-type="float" office:value="0" calcext:value-type="float">
            <text:p>0</text:p>
          </table:table-cell>
          <table:table-cell office:value-type="float" office:value="2062.122" calcext:value-type="float">
            <text:p>2062,122</text:p>
          </table:table-cell>
          <table:table-cell office:value-type="float" office:value="1422.212" calcext:value-type="float">
            <text:p>1422,212</text:p>
          </table:table-cell>
          <table:table-cell office:value-type="float" office:value="0.3632801" calcext:value-type="float">
            <text:p>0,3632801</text:p>
          </table:table-cell>
          <table:table-cell office:value-type="float" office:value="0.3237021" calcext:value-type="float">
            <text:p>0,3237021</text:p>
          </table:table-cell>
          <table:table-cell office:value-type="float" office:value="558.2484" calcext:value-type="float">
            <text:p>558,2484</text:p>
          </table:table-cell>
          <table:table-cell office:value-type="float" office:value="3.456412" calcext:value-type="float">
            <text:p>3,456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8" calcext:value-type="float">
            <text:p>2338</text:p>
          </table:table-cell>
          <table:table-cell office:value-type="float" office:value="1434" calcext:value-type="float">
            <text:p>14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38" calcext:value-type="float">
            <text:p>2338</text:p>
          </table:table-cell>
          <table:table-cell office:value-type="float" office:value="1434" calcext:value-type="float">
            <text:p>1434</text:p>
          </table:table-cell>
          <table:table-cell office:value-type="float" office:value="1432331" calcext:value-type="float">
            <text:p>1432331</text:p>
          </table:table-cell>
          <table:table-cell office:value-type="float" office:value="369998250" calcext:value-type="float">
            <text:p>369998250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14:37:16.811</text:p>
          </table:table-cell>
          <table:table-cell office:value-type="string" calcext:value-type="string">
            <text:p>00:00:01.452</text:p>
          </table:table-cell>
          <table:table-cell office:value-type="float" office:value="72" calcext:value-type="float">
            <text:p>72</text:p>
          </table:table-cell>
          <table:table-cell office:value-type="float" office:value="1793.591" calcext:value-type="float">
            <text:p>1793,591</text:p>
          </table:table-cell>
          <table:table-cell office:value-type="float" office:value="1004.703" calcext:value-type="float">
            <text:p>1004,703</text:p>
          </table:table-cell>
          <table:table-cell office:value-type="float" office:value="0.6230177" calcext:value-type="float">
            <text:p>0,6230177</text:p>
          </table:table-cell>
          <table:table-cell office:value-type="float" office:value="0.316578" calcext:value-type="float">
            <text:p>0,316578</text:p>
          </table:table-cell>
          <table:table-cell office:value-type="float" office:value="671.5639" calcext:value-type="float">
            <text:p>671,5639</text:p>
          </table:table-cell>
          <table:table-cell office:value-type="float" office:value="4.125837" calcext:value-type="float">
            <text:p>4,125837</text:p>
          </table:table-cell>
          <table:table-cell office:value-type="float" office:value="0" calcext:value-type="float">
            <text:p>0</text:p>
          </table:table-cell>
          <table:table-cell office:value-type="float" office:value="1542.53" calcext:value-type="float">
            <text:p>1542,53</text:p>
          </table:table-cell>
          <table:table-cell office:value-type="float" office:value="1112.077" calcext:value-type="float">
            <text:p>1112,077</text:p>
          </table:table-cell>
          <table:table-cell office:value-type="float" office:value="0.3648382" calcext:value-type="float">
            <text:p>0,3648382</text:p>
          </table:table-cell>
          <table:table-cell office:value-type="float" office:value="0.3204461" calcext:value-type="float">
            <text:p>0,3204461</text:p>
          </table:table-cell>
          <table:table-cell office:value-type="float" office:value="558.3274" calcext:value-type="float">
            <text:p>558,3274</text:p>
          </table:table-cell>
          <table:table-cell office:value-type="float" office:value="3.596825" calcext:value-type="float">
            <text:p>3,596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  <table:table-cell office:value-type="float" office:value="1058" calcext:value-type="float">
            <text:p>10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668" calcext:value-type="float">
            <text:p>1668</text:p>
          </table:table-cell>
          <table:table-cell office:value-type="float" office:value="1058" calcext:value-type="float">
            <text:p>1058</text:p>
          </table:table-cell>
          <table:table-cell office:value-type="float" office:value="1452218" calcext:value-type="float">
            <text:p>1452218</text:p>
          </table:table-cell>
          <table:table-cell office:value-type="float" office:value="370018137" calcext:value-type="float">
            <text:p>370018137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14:37:16.831</text:p>
          </table:table-cell>
          <table:table-cell office:value-type="string" calcext:value-type="string">
            <text:p>00:00:01.472</text:p>
          </table:table-cell>
          <table:table-cell office:value-type="float" office:value="73" calcext:value-type="float">
            <text:p>73</text:p>
          </table:table-cell>
          <table:table-cell office:value-type="float" office:value="1778.655" calcext:value-type="float">
            <text:p>1778,655</text:p>
          </table:table-cell>
          <table:table-cell office:value-type="float" office:value="955.1072" calcext:value-type="float">
            <text:p>955,1072</text:p>
          </table:table-cell>
          <table:table-cell office:value-type="float" office:value="0.6275257" calcext:value-type="float">
            <text:p>0,6275257</text:p>
          </table:table-cell>
          <table:table-cell office:value-type="float" office:value="0.3134772" calcext:value-type="float">
            <text:p>0,3134772</text:p>
          </table:table-cell>
          <table:table-cell office:value-type="float" office:value="688.3199" calcext:value-type="float">
            <text:p>688,3199</text:p>
          </table:table-cell>
          <table:table-cell office:value-type="float" office:value="4.22467" calcext:value-type="float">
            <text:p>4,22467</text:p>
          </table:table-cell>
          <table:table-cell office:value-type="float" office:value="0" calcext:value-type="float">
            <text:p>0</text:p>
          </table:table-cell>
          <table:table-cell office:value-type="float" office:value="2023.514" calcext:value-type="float">
            <text:p>2023,514</text:p>
          </table:table-cell>
          <table:table-cell office:value-type="float" office:value="1028.432" calcext:value-type="float">
            <text:p>1028,432</text:p>
          </table:table-cell>
          <table:table-cell office:value-type="float" office:value="0.3691563" calcext:value-type="float">
            <text:p>0,3691563</text:p>
          </table:table-cell>
          <table:table-cell office:value-type="float" office:value="0.3167425" calcext:value-type="float">
            <text:p>0,3167425</text:p>
          </table:table-cell>
          <table:table-cell office:value-type="float" office:value="683.8917" calcext:value-type="float">
            <text:p>683,8917</text:p>
          </table:table-cell>
          <table:table-cell office:value-type="float" office:value="4.383921" calcext:value-type="float">
            <text:p>4,3839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01" calcext:value-type="float">
            <text:p>1901</text:p>
          </table:table-cell>
          <table:table-cell office:value-type="float" office:value="992" calcext:value-type="float">
            <text:p>99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992" calcext:value-type="float">
            <text:p>992</text:p>
          </table:table-cell>
          <table:table-cell office:value-type="float" office:value="1472207" calcext:value-type="float">
            <text:p>1472207</text:p>
          </table:table-cell>
          <table:table-cell office:value-type="float" office:value="370038126" calcext:value-type="float">
            <text:p>370038126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14:37:16.851</text:p>
          </table:table-cell>
          <table:table-cell office:value-type="string" calcext:value-type="string">
            <text:p>00:00:01.492</text:p>
          </table:table-cell>
          <table:table-cell office:value-type="float" office:value="74" calcext:value-type="float">
            <text:p>74</text:p>
          </table:table-cell>
          <table:table-cell office:value-type="float" office:value="896.6765" calcext:value-type="float">
            <text:p>896,6765</text:p>
          </table:table-cell>
          <table:table-cell office:value-type="float" office:value="580.9022" calcext:value-type="float">
            <text:p>580,9022</text:p>
          </table:table-cell>
          <table:table-cell office:value-type="float" office:value="0.6322137" calcext:value-type="float">
            <text:p>0,6322137</text:p>
          </table:table-cell>
          <table:table-cell office:value-type="float" office:value="0.3111278" calcext:value-type="float">
            <text:p>0,3111278</text:p>
          </table:table-cell>
          <table:table-cell office:value-type="float" office:value="688.3199" calcext:value-type="float">
            <text:p>688,3199</text:p>
          </table:table-cell>
          <table:table-cell office:value-type="float" office:value="4.240171" calcext:value-type="float">
            <text:p>4,240171</text:p>
          </table:table-cell>
          <table:table-cell office:value-type="float" office:value="0" calcext:value-type="float">
            <text:p>0</text:p>
          </table:table-cell>
          <table:table-cell office:value-type="float" office:value="1044.195" calcext:value-type="float">
            <text:p>1044,195</text:p>
          </table:table-cell>
          <table:table-cell office:value-type="float" office:value="637.6164" calcext:value-type="float">
            <text:p>637,6164</text:p>
          </table:table-cell>
          <table:table-cell office:value-type="float" office:value="0.3739936" calcext:value-type="float">
            <text:p>0,3739936</text:p>
          </table:table-cell>
          <table:table-cell office:value-type="float" office:value="0.3140117" calcext:value-type="float">
            <text:p>0,3140117</text:p>
          </table:table-cell>
          <table:table-cell office:value-type="float" office:value="683.8917" calcext:value-type="float">
            <text:p>683,8917</text:p>
          </table:table-cell>
          <table:table-cell office:value-type="float" office:value="4.259221" calcext:value-type="float">
            <text:p>4,2592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  <table:table-cell office:value-type="float" office:value="609" calcext:value-type="float">
            <text:p>6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609" calcext:value-type="float">
            <text:p>609</text:p>
          </table:table-cell>
          <table:table-cell office:value-type="float" office:value="1492078" calcext:value-type="float">
            <text:p>1492078</text:p>
          </table:table-cell>
          <table:table-cell office:value-type="float" office:value="370057997" calcext:value-type="float">
            <text:p>370057997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14:37:16.863</text:p>
          </table:table-cell>
          <table:table-cell table:number-columns-repeated="19"/>
          <table:table-cell office:value-type="string" calcext:value-type="string">
            <text:p>InstructionStar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ruction Element</text:p>
          </table:table-cell>
          <table:table-cell table:number-columns-repeated="16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14:37:16.871</text:p>
          </table:table-cell>
          <table:table-cell office:value-type="string" calcext:value-type="string">
            <text:p>00:00:01.512</text:p>
          </table:table-cell>
          <table:table-cell office:value-type="float" office:value="75" calcext:value-type="float">
            <text:p>75</text:p>
          </table:table-cell>
          <table:table-cell office:value-type="float" office:value="645.5872" calcext:value-type="float">
            <text:p>645,5872</text:p>
          </table:table-cell>
          <table:table-cell office:value-type="float" office:value="526.4632" calcext:value-type="float">
            <text:p>526,4632</text:p>
          </table:table-cell>
          <table:table-cell office:value-type="float" office:value="0.6359893" calcext:value-type="float">
            <text:p>0,6359893</text:p>
          </table:table-cell>
          <table:table-cell office:value-type="float" office:value="0.3101447" calcext:value-type="float">
            <text:p>0,3101447</text:p>
          </table:table-cell>
          <table:table-cell office:value-type="float" office:value="688.3199" calcext:value-type="float">
            <text:p>688,3199</text:p>
          </table:table-cell>
          <table:table-cell office:value-type="float" office:value="4.200822" calcext:value-type="float">
            <text:p>4,200822</text:p>
          </table:table-cell>
          <table:table-cell office:value-type="float" office:value="0" calcext:value-type="float">
            <text:p>0</text:p>
          </table:table-cell>
          <table:table-cell office:value-type="float" office:value="732.5092" calcext:value-type="float">
            <text:p>732,5092</text:p>
          </table:table-cell>
          <table:table-cell office:value-type="float" office:value="568.7919" calcext:value-type="float">
            <text:p>568,7919</text:p>
          </table:table-cell>
          <table:table-cell office:value-type="float" office:value="0.3780057" calcext:value-type="float">
            <text:p>0,3780057</text:p>
          </table:table-cell>
          <table:table-cell office:value-type="float" office:value="0.3123642" calcext:value-type="float">
            <text:p>0,3123642</text:p>
          </table:table-cell>
          <table:table-cell office:value-type="float" office:value="683.8917" calcext:value-type="float">
            <text:p>683,8917</text:p>
          </table:table-cell>
          <table:table-cell office:value-type="float" office:value="4.219244" calcext:value-type="float">
            <text:p>4,2192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548" calcext:value-type="float">
            <text:p>54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548" calcext:value-type="float">
            <text:p>548</text:p>
          </table:table-cell>
          <table:table-cell office:value-type="float" office:value="1512217" calcext:value-type="float">
            <text:p>1512217</text:p>
          </table:table-cell>
          <table:table-cell office:value-type="float" office:value="370078136" calcext:value-type="float">
            <text:p>370078136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14:37:16.891</text:p>
          </table:table-cell>
          <table:table-cell office:value-type="string" calcext:value-type="string">
            <text:p>00:00:01.531</text:p>
          </table:table-cell>
          <table:table-cell office:value-type="float" office:value="76" calcext:value-type="float">
            <text:p>76</text:p>
          </table:table-cell>
          <table:table-cell office:value-type="float" office:value="613.9419" calcext:value-type="float">
            <text:p>613,9419</text:p>
          </table:table-cell>
          <table:table-cell office:value-type="float" office:value="510.3835" calcext:value-type="float">
            <text:p>510,3835</text:p>
          </table:table-cell>
          <table:table-cell office:value-type="float" office:value="0.6378655" calcext:value-type="float">
            <text:p>0,6378655</text:p>
          </table:table-cell>
          <table:table-cell office:value-type="float" office:value="0.3098977" calcext:value-type="float">
            <text:p>0,3098977</text:p>
          </table:table-cell>
          <table:table-cell office:value-type="float" office:value="688.3199" calcext:value-type="float">
            <text:p>688,3199</text:p>
          </table:table-cell>
          <table:table-cell office:value-type="float" office:value="4.176176" calcext:value-type="float">
            <text:p>4,176176</text:p>
          </table:table-cell>
          <table:table-cell office:value-type="float" office:value="0" calcext:value-type="float">
            <text:p>0</text:p>
          </table:table-cell>
          <table:table-cell office:value-type="float" office:value="650.2365" calcext:value-type="float">
            <text:p>650,2365</text:p>
          </table:table-cell>
          <table:table-cell office:value-type="float" office:value="541.5328" calcext:value-type="float">
            <text:p>541,5328</text:p>
          </table:table-cell>
          <table:table-cell office:value-type="float" office:value="0.3797453" calcext:value-type="float">
            <text:p>0,3797453</text:p>
          </table:table-cell>
          <table:table-cell office:value-type="float" office:value="0.3118565" calcext:value-type="float">
            <text:p>0,3118565</text:p>
          </table:table-cell>
          <table:table-cell office:value-type="float" office:value="683.8917" calcext:value-type="float">
            <text:p>683,8917</text:p>
          </table:table-cell>
          <table:table-cell office:value-type="float" office:value="4.277461" calcext:value-type="float">
            <text:p>4,2774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526" calcext:value-type="float">
            <text:p>5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526" calcext:value-type="float">
            <text:p>526</text:p>
          </table:table-cell>
          <table:table-cell office:value-type="float" office:value="1531971" calcext:value-type="float">
            <text:p>1531971</text:p>
          </table:table-cell>
          <table:table-cell office:value-type="float" office:value="370097890" calcext:value-type="float">
            <text:p>370097890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14:37:16.911</text:p>
          </table:table-cell>
          <table:table-cell office:value-type="string" calcext:value-type="string">
            <text:p>00:00:01.551</text:p>
          </table:table-cell>
          <table:table-cell office:value-type="float" office:value="77" calcext:value-type="float">
            <text:p>77</text:p>
          </table:table-cell>
          <table:table-cell office:value-type="float" office:value="574.2861" calcext:value-type="float">
            <text:p>574,2861</text:p>
          </table:table-cell>
          <table:table-cell office:value-type="float" office:value="479.0676" calcext:value-type="float">
            <text:p>479,0676</text:p>
          </table:table-cell>
          <table:table-cell office:value-type="float" office:value="0.6386581" calcext:value-type="float">
            <text:p>0,6386581</text:p>
          </table:table-cell>
          <table:table-cell office:value-type="float" office:value="0.3100099" calcext:value-type="float">
            <text:p>0,3100099</text:p>
          </table:table-cell>
          <table:table-cell office:value-type="float" office:value="688.3199" calcext:value-type="float">
            <text:p>688,3199</text:p>
          </table:table-cell>
          <table:table-cell office:value-type="float" office:value="4.199503" calcext:value-type="float">
            <text:p>4,199503</text:p>
          </table:table-cell>
          <table:table-cell office:value-type="float" office:value="0" calcext:value-type="float">
            <text:p>0</text:p>
          </table:table-cell>
          <table:table-cell office:value-type="float" office:value="626.3391" calcext:value-type="float">
            <text:p>626,3391</text:p>
          </table:table-cell>
          <table:table-cell office:value-type="float" office:value="525.3909" calcext:value-type="float">
            <text:p>525,3909</text:p>
          </table:table-cell>
          <table:table-cell office:value-type="float" office:value="0.3799839" calcext:value-type="float">
            <text:p>0,3799839</text:p>
          </table:table-cell>
          <table:table-cell office:value-type="float" office:value="0.3118277" calcext:value-type="float">
            <text:p>0,3118277</text:p>
          </table:table-cell>
          <table:table-cell office:value-type="float" office:value="683.8917" calcext:value-type="float">
            <text:p>683,8917</text:p>
          </table:table-cell>
          <table:table-cell office:value-type="float" office:value="4.326115" calcext:value-type="float">
            <text:p>4,3261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502" calcext:value-type="float">
            <text:p>5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2" calcext:value-type="float">
            <text:p>502</text:p>
          </table:table-cell>
          <table:table-cell office:value-type="float" office:value="1551964" calcext:value-type="float">
            <text:p>1551964</text:p>
          </table:table-cell>
          <table:table-cell office:value-type="float" office:value="370117883" calcext:value-type="float">
            <text:p>370117883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14:37:16.931</text:p>
          </table:table-cell>
          <table:table-cell office:value-type="string" calcext:value-type="string">
            <text:p>00:00:01.571</text:p>
          </table:table-cell>
          <table:table-cell office:value-type="float" office:value="78" calcext:value-type="float">
            <text:p>78</text:p>
          </table:table-cell>
          <table:table-cell office:value-type="float" office:value="541.8416" calcext:value-type="float">
            <text:p>541,8416</text:p>
          </table:table-cell>
          <table:table-cell office:value-type="float" office:value="437.0474" calcext:value-type="float">
            <text:p>437,0474</text:p>
          </table:table-cell>
          <table:table-cell office:value-type="float" office:value="0.6393613" calcext:value-type="float">
            <text:p>0,6393613</text:p>
          </table:table-cell>
          <table:table-cell office:value-type="float" office:value="0.3100629" calcext:value-type="float">
            <text:p>0,3100629</text:p>
          </table:table-cell>
          <table:table-cell office:value-type="float" office:value="698.2862" calcext:value-type="float">
            <text:p>698,2862</text:p>
          </table:table-cell>
          <table:table-cell office:value-type="float" office:value="4.249558" calcext:value-type="float">
            <text:p>4,249558</text:p>
          </table:table-cell>
          <table:table-cell office:value-type="float" office:value="0" calcext:value-type="float">
            <text:p>0</text:p>
          </table:table-cell>
          <table:table-cell office:value-type="float" office:value="618.742" calcext:value-type="float">
            <text:p>618,742</text:p>
          </table:table-cell>
          <table:table-cell office:value-type="float" office:value="481.2137" calcext:value-type="float">
            <text:p>481,2137</text:p>
          </table:table-cell>
          <table:table-cell office:value-type="float" office:value="0.3802619" calcext:value-type="float">
            <text:p>0,3802619</text:p>
          </table:table-cell>
          <table:table-cell office:value-type="float" office:value="0.3117532" calcext:value-type="float">
            <text:p>0,3117532</text:p>
          </table:table-cell>
          <table:table-cell office:value-type="float" office:value="697.5865" calcext:value-type="float">
            <text:p>697,5865</text:p>
          </table:table-cell>
          <table:table-cell office:value-type="float" office:value="4.410057" calcext:value-type="float">
            <text:p>4,4100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571840" calcext:value-type="float">
            <text:p>1571840</text:p>
          </table:table-cell>
          <table:table-cell office:value-type="float" office:value="370137759" calcext:value-type="float">
            <text:p>370137759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14:37:16.951</text:p>
          </table:table-cell>
          <table:table-cell office:value-type="string" calcext:value-type="string">
            <text:p>00:00:01.591</text:p>
          </table:table-cell>
          <table:table-cell office:value-type="float" office:value="79" calcext:value-type="float">
            <text:p>79</text:p>
          </table:table-cell>
          <table:table-cell office:value-type="float" office:value="602.2058" calcext:value-type="float">
            <text:p>602,2058</text:p>
          </table:table-cell>
          <table:table-cell office:value-type="float" office:value="496.071" calcext:value-type="float">
            <text:p>496,071</text:p>
          </table:table-cell>
          <table:table-cell office:value-type="float" office:value="0.6398165" calcext:value-type="float">
            <text:p>0,6398165</text:p>
          </table:table-cell>
          <table:table-cell office:value-type="float" office:value="0.3102683" calcext:value-type="float">
            <text:p>0,3102683</text:p>
          </table:table-cell>
          <table:table-cell office:value-type="float" office:value="698.2862" calcext:value-type="float">
            <text:p>698,2862</text:p>
          </table:table-cell>
          <table:table-cell office:value-type="float" office:value="4.213595" calcext:value-type="float">
            <text:p>4,213595</text:p>
          </table:table-cell>
          <table:table-cell office:value-type="float" office:value="0" calcext:value-type="float">
            <text:p>0</text:p>
          </table:table-cell>
          <table:table-cell office:value-type="float" office:value="630.2043" calcext:value-type="float">
            <text:p>630,2043</text:p>
          </table:table-cell>
          <table:table-cell office:value-type="float" office:value="522.5271" calcext:value-type="float">
            <text:p>522,5271</text:p>
          </table:table-cell>
          <table:table-cell office:value-type="float" office:value="0.3804079" calcext:value-type="float">
            <text:p>0,3804079</text:p>
          </table:table-cell>
          <table:table-cell office:value-type="float" office:value="0.3119451" calcext:value-type="float">
            <text:p>0,3119451</text:p>
          </table:table-cell>
          <table:table-cell office:value-type="float" office:value="697.5865" calcext:value-type="float">
            <text:p>697,5865</text:p>
          </table:table-cell>
          <table:table-cell office:value-type="float" office:value="4.375237" calcext:value-type="float">
            <text:p>4,3752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509" calcext:value-type="float">
            <text:p>5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509" calcext:value-type="float">
            <text:p>509</text:p>
          </table:table-cell>
          <table:table-cell office:value-type="float" office:value="1591811" calcext:value-type="float">
            <text:p>1591811</text:p>
          </table:table-cell>
          <table:table-cell office:value-type="float" office:value="370157730" calcext:value-type="float">
            <text:p>370157730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14:37:16.971</text:p>
          </table:table-cell>
          <table:table-cell office:value-type="string" calcext:value-type="string">
            <text:p>00:00:01.611</text:p>
          </table:table-cell>
          <table:table-cell office:value-type="float" office:value="80" calcext:value-type="float">
            <text:p>80</text:p>
          </table:table-cell>
          <table:table-cell office:value-type="float" office:value="577.731" calcext:value-type="float">
            <text:p>577,731</text:p>
          </table:table-cell>
          <table:table-cell office:value-type="float" office:value="487.0725" calcext:value-type="float">
            <text:p>487,0725</text:p>
          </table:table-cell>
          <table:table-cell office:value-type="float" office:value="0.6400145" calcext:value-type="float">
            <text:p>0,6400145</text:p>
          </table:table-cell>
          <table:table-cell office:value-type="float" office:value="0.3105974" calcext:value-type="float">
            <text:p>0,3105974</text:p>
          </table:table-cell>
          <table:table-cell office:value-type="float" office:value="698.2862" calcext:value-type="float">
            <text:p>698,2862</text:p>
          </table:table-cell>
          <table:table-cell office:value-type="float" office:value="4.304867" calcext:value-type="float">
            <text:p>4,304867</text:p>
          </table:table-cell>
          <table:table-cell office:value-type="float" office:value="0" calcext:value-type="float">
            <text:p>0</text:p>
          </table:table-cell>
          <table:table-cell office:value-type="float" office:value="642.0696" calcext:value-type="float">
            <text:p>642,0696</text:p>
          </table:table-cell>
          <table:table-cell office:value-type="float" office:value="517.5267" calcext:value-type="float">
            <text:p>517,5267</text:p>
          </table:table-cell>
          <table:table-cell office:value-type="float" office:value="0.3804028" calcext:value-type="float">
            <text:p>0,3804028</text:p>
          </table:table-cell>
          <table:table-cell office:value-type="float" office:value="0.3120973" calcext:value-type="float">
            <text:p>0,3120973</text:p>
          </table:table-cell>
          <table:table-cell office:value-type="float" office:value="697.5865" calcext:value-type="float">
            <text:p>697,5865</text:p>
          </table:table-cell>
          <table:table-cell office:value-type="float" office:value="4.422787" calcext:value-type="float">
            <text:p>4,4227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0" calcext:value-type="float">
            <text:p>610</text:p>
          </table:table-cell>
          <table:table-cell office:value-type="float" office:value="502" calcext:value-type="float">
            <text:p>5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02" calcext:value-type="float">
            <text:p>502</text:p>
          </table:table-cell>
          <table:table-cell office:value-type="float" office:value="1611710" calcext:value-type="float">
            <text:p>1611710</text:p>
          </table:table-cell>
          <table:table-cell office:value-type="float" office:value="370177629" calcext:value-type="float">
            <text:p>370177629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14:37:16.991</text:p>
          </table:table-cell>
          <table:table-cell office:value-type="string" calcext:value-type="string">
            <text:p>00:00:01.631</text:p>
          </table:table-cell>
          <table:table-cell office:value-type="float" office:value="81" calcext:value-type="float">
            <text:p>81</text:p>
          </table:table-cell>
          <table:table-cell office:value-type="float" office:value="569.7363" calcext:value-type="float">
            <text:p>569,7363</text:p>
          </table:table-cell>
          <table:table-cell office:value-type="float" office:value="454.4213" calcext:value-type="float">
            <text:p>454,4213</text:p>
          </table:table-cell>
          <table:table-cell office:value-type="float" office:value="0.6400578" calcext:value-type="float">
            <text:p>0,6400578</text:p>
          </table:table-cell>
          <table:table-cell office:value-type="float" office:value="0.3109668" calcext:value-type="float">
            <text:p>0,3109668</text:p>
          </table:table-cell>
          <table:table-cell office:value-type="float" office:value="698.2862" calcext:value-type="float">
            <text:p>698,2862</text:p>
          </table:table-cell>
          <table:table-cell office:value-type="float" office:value="4.264006" calcext:value-type="float">
            <text:p>4,264006</text:p>
          </table:table-cell>
          <table:table-cell office:value-type="float" office:value="0" calcext:value-type="float">
            <text:p>0</text:p>
          </table:table-cell>
          <table:table-cell office:value-type="float" office:value="630.5778" calcext:value-type="float">
            <text:p>630,5778</text:p>
          </table:table-cell>
          <table:table-cell office:value-type="float" office:value="520.045" calcext:value-type="float">
            <text:p>520,045</text:p>
          </table:table-cell>
          <table:table-cell office:value-type="float" office:value="0.380292" calcext:value-type="float">
            <text:p>0,380292</text:p>
          </table:table-cell>
          <table:table-cell office:value-type="float" office:value="0.3123927" calcext:value-type="float">
            <text:p>0,3123927</text:p>
          </table:table-cell>
          <table:table-cell office:value-type="float" office:value="697.5865" calcext:value-type="float">
            <text:p>697,5865</text:p>
          </table:table-cell>
          <table:table-cell office:value-type="float" office:value="4.383066" calcext:value-type="float">
            <text:p>4,383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87" calcext:value-type="float">
            <text:p>48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87" calcext:value-type="float">
            <text:p>487</text:p>
          </table:table-cell>
          <table:table-cell office:value-type="float" office:value="1631555" calcext:value-type="float">
            <text:p>1631555</text:p>
          </table:table-cell>
          <table:table-cell office:value-type="float" office:value="370197474" calcext:value-type="float">
            <text:p>370197474</text:p>
          </table:table-cell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14:37:17.011</text:p>
          </table:table-cell>
          <table:table-cell office:value-type="string" calcext:value-type="string">
            <text:p>00:00:01.651</text:p>
          </table:table-cell>
          <table:table-cell office:value-type="float" office:value="82" calcext:value-type="float">
            <text:p>82</text:p>
          </table:table-cell>
          <table:table-cell office:value-type="float" office:value="580.1672" calcext:value-type="float">
            <text:p>580,1672</text:p>
          </table:table-cell>
          <table:table-cell office:value-type="float" office:value="474.389" calcext:value-type="float">
            <text:p>474,389</text:p>
          </table:table-cell>
          <table:table-cell office:value-type="float" office:value="0.6400567" calcext:value-type="float">
            <text:p>0,6400567</text:p>
          </table:table-cell>
          <table:table-cell office:value-type="float" office:value="0.3110184" calcext:value-type="float">
            <text:p>0,3110184</text:p>
          </table:table-cell>
          <table:table-cell office:value-type="float" office:value="698.2862" calcext:value-type="float">
            <text:p>698,2862</text:p>
          </table:table-cell>
          <table:table-cell office:value-type="float" office:value="4.259888" calcext:value-type="float">
            <text:p>4,259888</text:p>
          </table:table-cell>
          <table:table-cell office:value-type="float" office:value="0" calcext:value-type="float">
            <text:p>0</text:p>
          </table:table-cell>
          <table:table-cell office:value-type="float" office:value="628.9651" calcext:value-type="float">
            <text:p>628,9651</text:p>
          </table:table-cell>
          <table:table-cell office:value-type="float" office:value="517.1365" calcext:value-type="float">
            <text:p>517,1365</text:p>
          </table:table-cell>
          <table:table-cell office:value-type="float" office:value="0.3801627" calcext:value-type="float">
            <text:p>0,3801627</text:p>
          </table:table-cell>
          <table:table-cell office:value-type="float" office:value="0.3126652" calcext:value-type="float">
            <text:p>0,3126652</text:p>
          </table:table-cell>
          <table:table-cell office:value-type="float" office:value="697.5865" calcext:value-type="float">
            <text:p>697,5865</text:p>
          </table:table-cell>
          <table:table-cell office:value-type="float" office:value="4.36257" calcext:value-type="float">
            <text:p>4,362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5" calcext:value-type="float">
            <text:p>605</text:p>
          </table:table-cell>
          <table:table-cell office:value-type="float" office:value="496" calcext:value-type="float">
            <text:p>49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496" calcext:value-type="float">
            <text:p>496</text:p>
          </table:table-cell>
          <table:table-cell office:value-type="float" office:value="1651573" calcext:value-type="float">
            <text:p>1651573</text:p>
          </table:table-cell>
          <table:table-cell office:value-type="float" office:value="370217492" calcext:value-type="float">
            <text:p>370217492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14:37:17.031</text:p>
          </table:table-cell>
          <table:table-cell office:value-type="string" calcext:value-type="string">
            <text:p>00:00:01.671</text:p>
          </table:table-cell>
          <table:table-cell office:value-type="float" office:value="83" calcext:value-type="float">
            <text:p>83</text:p>
          </table:table-cell>
          <table:table-cell office:value-type="float" office:value="579.3775" calcext:value-type="float">
            <text:p>579,3775</text:p>
          </table:table-cell>
          <table:table-cell office:value-type="float" office:value="462.9639" calcext:value-type="float">
            <text:p>462,9639</text:p>
          </table:table-cell>
          <table:table-cell office:value-type="float" office:value="0.6399106" calcext:value-type="float">
            <text:p>0,6399106</text:p>
          </table:table-cell>
          <table:table-cell office:value-type="float" office:value="0.3109369" calcext:value-type="float">
            <text:p>0,3109369</text:p>
          </table:table-cell>
          <table:table-cell office:value-type="float" office:value="696.8561" calcext:value-type="float">
            <text:p>696,8561</text:p>
          </table:table-cell>
          <table:table-cell office:value-type="float" office:value="4.247333" calcext:value-type="float">
            <text:p>4,247333</text:p>
          </table:table-cell>
          <table:table-cell office:value-type="float" office:value="0" calcext:value-type="float">
            <text:p>0</text:p>
          </table:table-cell>
          <table:table-cell office:value-type="float" office:value="626.2992" calcext:value-type="float">
            <text:p>626,2992</text:p>
          </table:table-cell>
          <table:table-cell office:value-type="float" office:value="523.9509" calcext:value-type="float">
            <text:p>523,9509</text:p>
          </table:table-cell>
          <table:table-cell office:value-type="float" office:value="0.3800217" calcext:value-type="float">
            <text:p>0,3800217</text:p>
          </table:table-cell>
          <table:table-cell office:value-type="float" office:value="0.3126507" calcext:value-type="float">
            <text:p>0,3126507</text:p>
          </table:table-cell>
          <table:table-cell office:value-type="float" office:value="693.9189" calcext:value-type="float">
            <text:p>693,9189</text:p>
          </table:table-cell>
          <table:table-cell office:value-type="float" office:value="4.353093" calcext:value-type="float">
            <text:p>4,3530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493" calcext:value-type="float">
            <text:p>49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493" calcext:value-type="float">
            <text:p>493</text:p>
          </table:table-cell>
          <table:table-cell office:value-type="float" office:value="1671554" calcext:value-type="float">
            <text:p>1671554</text:p>
          </table:table-cell>
          <table:table-cell office:value-type="float" office:value="370237473" calcext:value-type="float">
            <text:p>370237473</text:p>
          </table:table-cell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14:37:17.050</text:p>
          </table:table-cell>
          <table:table-cell office:value-type="string" calcext:value-type="string">
            <text:p>00:00:01.691</text:p>
          </table:table-cell>
          <table:table-cell office:value-type="float" office:value="84" calcext:value-type="float">
            <text:p>84</text:p>
          </table:table-cell>
          <table:table-cell office:value-type="float" office:value="570.8652" calcext:value-type="float">
            <text:p>570,8652</text:p>
          </table:table-cell>
          <table:table-cell office:value-type="float" office:value="482.8885" calcext:value-type="float">
            <text:p>482,8885</text:p>
          </table:table-cell>
          <table:table-cell office:value-type="float" office:value="0.6396319" calcext:value-type="float">
            <text:p>0,6396319</text:p>
          </table:table-cell>
          <table:table-cell office:value-type="float" office:value="0.3107648" calcext:value-type="float">
            <text:p>0,3107648</text:p>
          </table:table-cell>
          <table:table-cell office:value-type="float" office:value="696.8561" calcext:value-type="float">
            <text:p>696,8561</text:p>
          </table:table-cell>
          <table:table-cell office:value-type="float" office:value="4.242053" calcext:value-type="float">
            <text:p>4,242053</text:p>
          </table:table-cell>
          <table:table-cell office:value-type="float" office:value="0" calcext:value-type="float">
            <text:p>0</text:p>
          </table:table-cell>
          <table:table-cell office:value-type="float" office:value="640.2216" calcext:value-type="float">
            <text:p>640,2216</text:p>
          </table:table-cell>
          <table:table-cell office:value-type="float" office:value="532.7634" calcext:value-type="float">
            <text:p>532,7634</text:p>
          </table:table-cell>
          <table:table-cell office:value-type="float" office:value="0.3798257" calcext:value-type="float">
            <text:p>0,3798257</text:p>
          </table:table-cell>
          <table:table-cell office:value-type="float" office:value="0.312546" calcext:value-type="float">
            <text:p>0,312546</text:p>
          </table:table-cell>
          <table:table-cell office:value-type="float" office:value="693.9189" calcext:value-type="float">
            <text:p>693,9189</text:p>
          </table:table-cell>
          <table:table-cell office:value-type="float" office:value="4.276393" calcext:value-type="float">
            <text:p>4,2763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6" calcext:value-type="float">
            <text:p>606</text:p>
          </table:table-cell>
          <table:table-cell office:value-type="float" office:value="508" calcext:value-type="float">
            <text:p>5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08" calcext:value-type="float">
            <text:p>508</text:p>
          </table:table-cell>
          <table:table-cell office:value-type="float" office:value="1691442" calcext:value-type="float">
            <text:p>1691442</text:p>
          </table:table-cell>
          <table:table-cell office:value-type="float" office:value="370257361" calcext:value-type="float">
            <text:p>370257361</text:p>
          </table:table-cell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14:37:17.070</text:p>
          </table:table-cell>
          <table:table-cell office:value-type="string" calcext:value-type="string">
            <text:p>00:00:01.711</text:p>
          </table:table-cell>
          <table:table-cell office:value-type="float" office:value="85" calcext:value-type="float">
            <text:p>85</text:p>
          </table:table-cell>
          <table:table-cell office:value-type="float" office:value="576.1263" calcext:value-type="float">
            <text:p>576,1263</text:p>
          </table:table-cell>
          <table:table-cell office:value-type="float" office:value="513.9752" calcext:value-type="float">
            <text:p>513,9752</text:p>
          </table:table-cell>
          <table:table-cell office:value-type="float" office:value="0.639387" calcext:value-type="float">
            <text:p>0,639387</text:p>
          </table:table-cell>
          <table:table-cell office:value-type="float" office:value="0.3102183" calcext:value-type="float">
            <text:p>0,3102183</text:p>
          </table:table-cell>
          <table:table-cell office:value-type="float" office:value="696.8561" calcext:value-type="float">
            <text:p>696,8561</text:p>
          </table:table-cell>
          <table:table-cell office:value-type="float" office:value="4.245741" calcext:value-type="float">
            <text:p>4,245741</text:p>
          </table:table-cell>
          <table:table-cell office:value-type="float" office:value="0" calcext:value-type="float">
            <text:p>0</text:p>
          </table:table-cell>
          <table:table-cell office:value-type="float" office:value="609.1379" calcext:value-type="float">
            <text:p>609,1379</text:p>
          </table:table-cell>
          <table:table-cell office:value-type="float" office:value="533.0167" calcext:value-type="float">
            <text:p>533,0167</text:p>
          </table:table-cell>
          <table:table-cell office:value-type="float" office:value="0.3794161" calcext:value-type="float">
            <text:p>0,3794161</text:p>
          </table:table-cell>
          <table:table-cell office:value-type="float" office:value="0.3122351" calcext:value-type="float">
            <text:p>0,3122351</text:p>
          </table:table-cell>
          <table:table-cell office:value-type="float" office:value="693.9189" calcext:value-type="float">
            <text:p>693,9189</text:p>
          </table:table-cell>
          <table:table-cell office:value-type="float" office:value="4.324349" calcext:value-type="float">
            <text:p>4,3243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office:value-type="float" office:value="1711413" calcext:value-type="float">
            <text:p>1711413</text:p>
          </table:table-cell>
          <table:table-cell office:value-type="float" office:value="370277332" calcext:value-type="float">
            <text:p>370277332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14:37:17.090</text:p>
          </table:table-cell>
          <table:table-cell office:value-type="string" calcext:value-type="string">
            <text:p>00:00:01.731</text:p>
          </table:table-cell>
          <table:table-cell office:value-type="float" office:value="86" calcext:value-type="float">
            <text:p>86</text:p>
          </table:table-cell>
          <table:table-cell office:value-type="float" office:value="610.6645" calcext:value-type="float">
            <text:p>610,6645</text:p>
          </table:table-cell>
          <table:table-cell office:value-type="float" office:value="508.1996" calcext:value-type="float">
            <text:p>508,1996</text:p>
          </table:table-cell>
          <table:table-cell office:value-type="float" office:value="0.6392376" calcext:value-type="float">
            <text:p>0,6392376</text:p>
          </table:table-cell>
          <table:table-cell office:value-type="float" office:value="0.3100675" calcext:value-type="float">
            <text:p>0,3100675</text:p>
          </table:table-cell>
          <table:table-cell office:value-type="float" office:value="696.8561" calcext:value-type="float">
            <text:p>696,8561</text:p>
          </table:table-cell>
          <table:table-cell office:value-type="float" office:value="4.24579" calcext:value-type="float">
            <text:p>4,24579</text:p>
          </table:table-cell>
          <table:table-cell office:value-type="float" office:value="0" calcext:value-type="float">
            <text:p>0</text:p>
          </table:table-cell>
          <table:table-cell office:value-type="float" office:value="615.7725" calcext:value-type="float">
            <text:p>615,7725</text:p>
          </table:table-cell>
          <table:table-cell office:value-type="float" office:value="545.3552" calcext:value-type="float">
            <text:p>545,3552</text:p>
          </table:table-cell>
          <table:table-cell office:value-type="float" office:value="0.379249" calcext:value-type="float">
            <text:p>0,379249</text:p>
          </table:table-cell>
          <table:table-cell office:value-type="float" office:value="0.3120975" calcext:value-type="float">
            <text:p>0,3120975</text:p>
          </table:table-cell>
          <table:table-cell office:value-type="float" office:value="693.9189" calcext:value-type="float">
            <text:p>693,9189</text:p>
          </table:table-cell>
          <table:table-cell office:value-type="float" office:value="4.350295" calcext:value-type="float">
            <text:p>4,3502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office:value-type="float" office:value="1731293" calcext:value-type="float">
            <text:p>1731293</text:p>
          </table:table-cell>
          <table:table-cell office:value-type="float" office:value="370297212" calcext:value-type="float">
            <text:p>370297212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14:37:17.110</text:p>
          </table:table-cell>
          <table:table-cell office:value-type="string" calcext:value-type="string">
            <text:p>00:00:01.751</text:p>
          </table:table-cell>
          <table:table-cell office:value-type="float" office:value="87" calcext:value-type="float">
            <text:p>87</text:p>
          </table:table-cell>
          <table:table-cell office:value-type="float" office:value="582.5512" calcext:value-type="float">
            <text:p>582,5512</text:p>
          </table:table-cell>
          <table:table-cell office:value-type="float" office:value="480.4281" calcext:value-type="float">
            <text:p>480,4281</text:p>
          </table:table-cell>
          <table:table-cell office:value-type="float" office:value="0.63883" calcext:value-type="float">
            <text:p>0,63883</text:p>
          </table:table-cell>
          <table:table-cell office:value-type="float" office:value="0.3099245" calcext:value-type="float">
            <text:p>0,3099245</text:p>
          </table:table-cell>
          <table:table-cell office:value-type="float" office:value="696.8561" calcext:value-type="float">
            <text:p>696,8561</text:p>
          </table:table-cell>
          <table:table-cell office:value-type="float" office:value="4.21481" calcext:value-type="float">
            <text:p>4,21481</text:p>
          </table:table-cell>
          <table:table-cell office:value-type="float" office:value="0" calcext:value-type="float">
            <text:p>0</text:p>
          </table:table-cell>
          <table:table-cell office:value-type="float" office:value="616.8979" calcext:value-type="float">
            <text:p>616,8979</text:p>
          </table:table-cell>
          <table:table-cell office:value-type="float" office:value="543.626" calcext:value-type="float">
            <text:p>543,626</text:p>
          </table:table-cell>
          <table:table-cell office:value-type="float" office:value="0.3789483" calcext:value-type="float">
            <text:p>0,3789483</text:p>
          </table:table-cell>
          <table:table-cell office:value-type="float" office:value="0.3121344" calcext:value-type="float">
            <text:p>0,3121344</text:p>
          </table:table-cell>
          <table:table-cell office:value-type="float" office:value="693.9189" calcext:value-type="float">
            <text:p>693,9189</text:p>
          </table:table-cell>
          <table:table-cell office:value-type="float" office:value="4.269246" calcext:value-type="float">
            <text:p>4,2692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12" calcext:value-type="float">
            <text:p>512</text:p>
          </table:table-cell>
          <table:table-cell office:value-type="float" office:value="1751209" calcext:value-type="float">
            <text:p>1751209</text:p>
          </table:table-cell>
          <table:table-cell office:value-type="float" office:value="370317128" calcext:value-type="float">
            <text:p>370317128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14:37:17.130</text:p>
          </table:table-cell>
          <table:table-cell office:value-type="string" calcext:value-type="string">
            <text:p>00:00:01.771</text:p>
          </table:table-cell>
          <table:table-cell office:value-type="float" office:value="88" calcext:value-type="float">
            <text:p>88</text:p>
          </table:table-cell>
          <table:table-cell office:value-type="float" office:value="596.5693" calcext:value-type="float">
            <text:p>596,5693</text:p>
          </table:table-cell>
          <table:table-cell office:value-type="float" office:value="493.0544" calcext:value-type="float">
            <text:p>493,0544</text:p>
          </table:table-cell>
          <table:table-cell office:value-type="float" office:value="0.6386018" calcext:value-type="float">
            <text:p>0,6386018</text:p>
          </table:table-cell>
          <table:table-cell office:value-type="float" office:value="0.3098669" calcext:value-type="float">
            <text:p>0,3098669</text:p>
          </table:table-cell>
          <table:table-cell office:value-type="float" office:value="697.5371" calcext:value-type="float">
            <text:p>697,5371</text:p>
          </table:table-cell>
          <table:table-cell office:value-type="float" office:value="4.218382" calcext:value-type="float">
            <text:p>4,218382</text:p>
          </table:table-cell>
          <table:table-cell office:value-type="float" office:value="0" calcext:value-type="float">
            <text:p>0</text:p>
          </table:table-cell>
          <table:table-cell office:value-type="float" office:value="618.7471" calcext:value-type="float">
            <text:p>618,7471</text:p>
          </table:table-cell>
          <table:table-cell office:value-type="float" office:value="539.6089" calcext:value-type="float">
            <text:p>539,6089</text:p>
          </table:table-cell>
          <table:table-cell office:value-type="float" office:value="0.3786515" calcext:value-type="float">
            <text:p>0,3786515</text:p>
          </table:table-cell>
          <table:table-cell office:value-type="float" office:value="0.3124338" calcext:value-type="float">
            <text:p>0,3124338</text:p>
          </table:table-cell>
          <table:table-cell office:value-type="float" office:value="694.917" calcext:value-type="float">
            <text:p>694,917</text:p>
          </table:table-cell>
          <table:table-cell office:value-type="float" office:value="4.305099" calcext:value-type="float">
            <text:p>4,3050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office:value-type="float" office:value="1771206" calcext:value-type="float">
            <text:p>1771206</text:p>
          </table:table-cell>
          <table:table-cell office:value-type="float" office:value="370337125" calcext:value-type="float">
            <text:p>370337125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14:37:17.150</text:p>
          </table:table-cell>
          <table:table-cell office:value-type="string" calcext:value-type="string">
            <text:p>00:00:01.791</text:p>
          </table:table-cell>
          <table:table-cell office:value-type="float" office:value="89" calcext:value-type="float">
            <text:p>89</text:p>
          </table:table-cell>
          <table:table-cell office:value-type="float" office:value="593.21" calcext:value-type="float">
            <text:p>593,21</text:p>
          </table:table-cell>
          <table:table-cell office:value-type="float" office:value="503.5705" calcext:value-type="float">
            <text:p>503,5705</text:p>
          </table:table-cell>
          <table:table-cell office:value-type="float" office:value="0.6381842" calcext:value-type="float">
            <text:p>0,6381842</text:p>
          </table:table-cell>
          <table:table-cell office:value-type="float" office:value="0.309956" calcext:value-type="float">
            <text:p>0,309956</text:p>
          </table:table-cell>
          <table:table-cell office:value-type="float" office:value="697.5371" calcext:value-type="float">
            <text:p>697,5371</text:p>
          </table:table-cell>
          <table:table-cell office:value-type="float" office:value="4.235798" calcext:value-type="float">
            <text:p>4,235798</text:p>
          </table:table-cell>
          <table:table-cell office:value-type="float" office:value="0" calcext:value-type="float">
            <text:p>0</text:p>
          </table:table-cell>
          <table:table-cell office:value-type="float" office:value="627.8325" calcext:value-type="float">
            <text:p>627,8325</text:p>
          </table:table-cell>
          <table:table-cell office:value-type="float" office:value="522.3985" calcext:value-type="float">
            <text:p>522,3985</text:p>
          </table:table-cell>
          <table:table-cell office:value-type="float" office:value="0.3783302" calcext:value-type="float">
            <text:p>0,3783302</text:p>
          </table:table-cell>
          <table:table-cell office:value-type="float" office:value="0.3128184" calcext:value-type="float">
            <text:p>0,3128184</text:p>
          </table:table-cell>
          <table:table-cell office:value-type="float" office:value="694.917" calcext:value-type="float">
            <text:p>694,917</text:p>
          </table:table-cell>
          <table:table-cell office:value-type="float" office:value="4.254011" calcext:value-type="float">
            <text:p>4,2540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12" calcext:value-type="float">
            <text:p>51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1791060" calcext:value-type="float">
            <text:p>1791060</text:p>
          </table:table-cell>
          <table:table-cell office:value-type="float" office:value="370356979" calcext:value-type="float">
            <text:p>370356979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14:37:17.170</text:p>
          </table:table-cell>
          <table:table-cell office:value-type="string" calcext:value-type="string">
            <text:p>00:00:01.811</text:p>
          </table:table-cell>
          <table:table-cell office:value-type="float" office:value="90" calcext:value-type="float">
            <text:p>90</text:p>
          </table:table-cell>
          <table:table-cell office:value-type="float" office:value="623.0626" calcext:value-type="float">
            <text:p>623,0626</text:p>
          </table:table-cell>
          <table:table-cell office:value-type="float" office:value="493.8263" calcext:value-type="float">
            <text:p>493,8263</text:p>
          </table:table-cell>
          <table:table-cell office:value-type="float" office:value="0.6374987" calcext:value-type="float">
            <text:p>0,6374987</text:p>
          </table:table-cell>
          <table:table-cell office:value-type="float" office:value="0.3101256" calcext:value-type="float">
            <text:p>0,3101256</text:p>
          </table:table-cell>
          <table:table-cell office:value-type="float" office:value="697.5371" calcext:value-type="float">
            <text:p>697,5371</text:p>
          </table:table-cell>
          <table:table-cell office:value-type="float" office:value="4.258014" calcext:value-type="float">
            <text:p>4,258014</text:p>
          </table:table-cell>
          <table:table-cell office:value-type="float" office:value="0" calcext:value-type="float">
            <text:p>0</text:p>
          </table:table-cell>
          <table:table-cell office:value-type="float" office:value="662.6986" calcext:value-type="float">
            <text:p>662,6986</text:p>
          </table:table-cell>
          <table:table-cell office:value-type="float" office:value="556.2488" calcext:value-type="float">
            <text:p>556,2488</text:p>
          </table:table-cell>
          <table:table-cell office:value-type="float" office:value="0.3776235" calcext:value-type="float">
            <text:p>0,3776235</text:p>
          </table:table-cell>
          <table:table-cell office:value-type="float" office:value="0.3130794" calcext:value-type="float">
            <text:p>0,3130794</text:p>
          </table:table-cell>
          <table:table-cell office:value-type="float" office:value="694.917" calcext:value-type="float">
            <text:p>694,917</text:p>
          </table:table-cell>
          <table:table-cell office:value-type="float" office:value="4.287904" calcext:value-type="float">
            <text:p>4,2879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525" calcext:value-type="float">
            <text:p>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525" calcext:value-type="float">
            <text:p>525</text:p>
          </table:table-cell>
          <table:table-cell office:value-type="float" office:value="1811075" calcext:value-type="float">
            <text:p>1811075</text:p>
          </table:table-cell>
          <table:table-cell office:value-type="float" office:value="370376994" calcext:value-type="float">
            <text:p>370376994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14:37:17.190</text:p>
          </table:table-cell>
          <table:table-cell office:value-type="string" calcext:value-type="string">
            <text:p>00:00:01.831</text:p>
          </table:table-cell>
          <table:table-cell office:value-type="float" office:value="91" calcext:value-type="float">
            <text:p>91</text:p>
          </table:table-cell>
          <table:table-cell office:value-type="float" office:value="644.5728" calcext:value-type="float">
            <text:p>644,5728</text:p>
          </table:table-cell>
          <table:table-cell office:value-type="float" office:value="503.4257" calcext:value-type="float">
            <text:p>503,4257</text:p>
          </table:table-cell>
          <table:table-cell office:value-type="float" office:value="0.6365525" calcext:value-type="float">
            <text:p>0,6365525</text:p>
          </table:table-cell>
          <table:table-cell office:value-type="float" office:value="0.3103066" calcext:value-type="float">
            <text:p>0,3103066</text:p>
          </table:table-cell>
          <table:table-cell office:value-type="float" office:value="697.5371" calcext:value-type="float">
            <text:p>697,5371</text:p>
          </table:table-cell>
          <table:table-cell office:value-type="float" office:value="4.21495" calcext:value-type="float">
            <text:p>4,21495</text:p>
          </table:table-cell>
          <table:table-cell office:value-type="float" office:value="0" calcext:value-type="float">
            <text:p>0</text:p>
          </table:table-cell>
          <table:table-cell office:value-type="float" office:value="691.43" calcext:value-type="float">
            <text:p>691,43</text:p>
          </table:table-cell>
          <table:table-cell office:value-type="float" office:value="546.2197" calcext:value-type="float">
            <text:p>546,2197</text:p>
          </table:table-cell>
          <table:table-cell office:value-type="float" office:value="0.3768369" calcext:value-type="float">
            <text:p>0,3768369</text:p>
          </table:table-cell>
          <table:table-cell office:value-type="float" office:value="0.3136635" calcext:value-type="float">
            <text:p>0,3136635</text:p>
          </table:table-cell>
          <table:table-cell office:value-type="float" office:value="694.917" calcext:value-type="float">
            <text:p>694,917</text:p>
          </table:table-cell>
          <table:table-cell office:value-type="float" office:value="4.222579" calcext:value-type="float">
            <text:p>4,2225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office:value-type="float" office:value="1831066" calcext:value-type="float">
            <text:p>1831066</text:p>
          </table:table-cell>
          <table:table-cell office:value-type="float" office:value="370396985" calcext:value-type="float">
            <text:p>370396985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14:37:17.210</text:p>
          </table:table-cell>
          <table:table-cell office:value-type="string" calcext:value-type="string">
            <text:p>00:00:01.850</text:p>
          </table:table-cell>
          <table:table-cell office:value-type="float" office:value="92" calcext:value-type="float">
            <text:p>92</text:p>
          </table:table-cell>
          <table:table-cell office:value-type="float" office:value="654.6979" calcext:value-type="float">
            <text:p>654,6979</text:p>
          </table:table-cell>
          <table:table-cell office:value-type="float" office:value="519.8988" calcext:value-type="float">
            <text:p>519,8988</text:p>
          </table:table-cell>
          <table:table-cell office:value-type="float" office:value="0.6364303" calcext:value-type="float">
            <text:p>0,6364303</text:p>
          </table:table-cell>
          <table:table-cell office:value-type="float" office:value="0.3103898" calcext:value-type="float">
            <text:p>0,3103898</text:p>
          </table:table-cell>
          <table:table-cell office:value-type="float" office:value="697.5371" calcext:value-type="float">
            <text:p>697,5371</text:p>
          </table:table-cell>
          <table:table-cell office:value-type="float" office:value="4.173232" calcext:value-type="float">
            <text:p>4,173232</text:p>
          </table:table-cell>
          <table:table-cell office:value-type="float" office:value="0" calcext:value-type="float">
            <text:p>0</text:p>
          </table:table-cell>
          <table:table-cell office:value-type="float" office:value="674.5959" calcext:value-type="float">
            <text:p>674,5959</text:p>
          </table:table-cell>
          <table:table-cell office:value-type="float" office:value="549.824" calcext:value-type="float">
            <text:p>549,824</text:p>
          </table:table-cell>
          <table:table-cell office:value-type="float" office:value="0.3765093" calcext:value-type="float">
            <text:p>0,3765093</text:p>
          </table:table-cell>
          <table:table-cell office:value-type="float" office:value="0.3137928" calcext:value-type="float">
            <text:p>0,3137928</text:p>
          </table:table-cell>
          <table:table-cell office:value-type="float" office:value="694.917" calcext:value-type="float">
            <text:p>694,917</text:p>
          </table:table-cell>
          <table:table-cell office:value-type="float" office:value="4.181718" calcext:value-type="float">
            <text:p>4,1817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35" calcext:value-type="float">
            <text:p>535</text:p>
          </table:table-cell>
          <table:table-cell office:value-type="float" office:value="1850936" calcext:value-type="float">
            <text:p>1850936</text:p>
          </table:table-cell>
          <table:table-cell office:value-type="float" office:value="370416855" calcext:value-type="float">
            <text:p>370416855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14:37:17.230</text:p>
          </table:table-cell>
          <table:table-cell office:value-type="string" calcext:value-type="string">
            <text:p>00:00:01.870</text:p>
          </table:table-cell>
          <table:table-cell office:value-type="float" office:value="93" calcext:value-type="float">
            <text:p>93</text:p>
          </table:table-cell>
          <table:table-cell office:value-type="float" office:value="664.0784" calcext:value-type="float">
            <text:p>664,0784</text:p>
          </table:table-cell>
          <table:table-cell office:value-type="float" office:value="520.6183" calcext:value-type="float">
            <text:p>520,6183</text:p>
          </table:table-cell>
          <table:table-cell office:value-type="float" office:value="0.6361753" calcext:value-type="float">
            <text:p>0,6361753</text:p>
          </table:table-cell>
          <table:table-cell office:value-type="float" office:value="0.3105379" calcext:value-type="float">
            <text:p>0,3105379</text:p>
          </table:table-cell>
          <table:table-cell office:value-type="float" office:value="696.9761" calcext:value-type="float">
            <text:p>696,9761</text:p>
          </table:table-cell>
          <table:table-cell office:value-type="float" office:value="4.165114" calcext:value-type="float">
            <text:p>4,165114</text:p>
          </table:table-cell>
          <table:table-cell office:value-type="float" office:value="0" calcext:value-type="float">
            <text:p>0</text:p>
          </table:table-cell>
          <table:table-cell office:value-type="float" office:value="685.4003" calcext:value-type="float">
            <text:p>685,4003</text:p>
          </table:table-cell>
          <table:table-cell office:value-type="float" office:value="556.1038" calcext:value-type="float">
            <text:p>556,1038</text:p>
          </table:table-cell>
          <table:table-cell office:value-type="float" office:value="0.3763068" calcext:value-type="float">
            <text:p>0,3763068</text:p>
          </table:table-cell>
          <table:table-cell office:value-type="float" office:value="0.3138914" calcext:value-type="float">
            <text:p>0,3138914</text:p>
          </table:table-cell>
          <table:table-cell office:value-type="float" office:value="693.3413" calcext:value-type="float">
            <text:p>693,3413</text:p>
          </table:table-cell>
          <table:table-cell office:value-type="float" office:value="4.167144" calcext:value-type="float">
            <text:p>4,167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538" calcext:value-type="float">
            <text:p>5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38" calcext:value-type="float">
            <text:p>538</text:p>
          </table:table-cell>
          <table:table-cell office:value-type="float" office:value="1870789" calcext:value-type="float">
            <text:p>1870789</text:p>
          </table:table-cell>
          <table:table-cell office:value-type="float" office:value="370436708" calcext:value-type="float">
            <text:p>370436708</text:p>
          </table:table-cell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14:37:17.250</text:p>
          </table:table-cell>
          <table:table-cell office:value-type="string" calcext:value-type="string">
            <text:p>00:00:01.890</text:p>
          </table:table-cell>
          <table:table-cell office:value-type="float" office:value="94" calcext:value-type="float">
            <text:p>94</text:p>
          </table:table-cell>
          <table:table-cell office:value-type="float" office:value="650.0554" calcext:value-type="float">
            <text:p>650,0554</text:p>
          </table:table-cell>
          <table:table-cell office:value-type="float" office:value="512.9954" calcext:value-type="float">
            <text:p>512,9954</text:p>
          </table:table-cell>
          <table:table-cell office:value-type="float" office:value="0.6359456" calcext:value-type="float">
            <text:p>0,6359456</text:p>
          </table:table-cell>
          <table:table-cell office:value-type="float" office:value="0.3105911" calcext:value-type="float">
            <text:p>0,3105911</text:p>
          </table:table-cell>
          <table:table-cell office:value-type="float" office:value="696.9761" calcext:value-type="float">
            <text:p>696,9761</text:p>
          </table:table-cell>
          <table:table-cell office:value-type="float" office:value="4.202005" calcext:value-type="float">
            <text:p>4,202005</text:p>
          </table:table-cell>
          <table:table-cell office:value-type="float" office:value="0" calcext:value-type="float">
            <text:p>0</text:p>
          </table:table-cell>
          <table:table-cell office:value-type="float" office:value="682.1732" calcext:value-type="float">
            <text:p>682,1732</text:p>
          </table:table-cell>
          <table:table-cell office:value-type="float" office:value="556.4418" calcext:value-type="float">
            <text:p>556,4418</text:p>
          </table:table-cell>
          <table:table-cell office:value-type="float" office:value="0.3760981" calcext:value-type="float">
            <text:p>0,3760981</text:p>
          </table:table-cell>
          <table:table-cell office:value-type="float" office:value="0.3139731" calcext:value-type="float">
            <text:p>0,3139731</text:p>
          </table:table-cell>
          <table:table-cell office:value-type="float" office:value="693.3413" calcext:value-type="float">
            <text:p>693,3413</text:p>
          </table:table-cell>
          <table:table-cell office:value-type="float" office:value="4.155356" calcext:value-type="float">
            <text:p>4,1553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535" calcext:value-type="float">
            <text:p>535</text:p>
          </table:table-cell>
          <table:table-cell office:value-type="float" office:value="1890817" calcext:value-type="float">
            <text:p>1890817</text:p>
          </table:table-cell>
          <table:table-cell office:value-type="float" office:value="370456736" calcext:value-type="float">
            <text:p>370456736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14:37:17.270</text:p>
          </table:table-cell>
          <table:table-cell office:value-type="string" calcext:value-type="string">
            <text:p>00:00:01.910</text:p>
          </table:table-cell>
          <table:table-cell office:value-type="float" office:value="95" calcext:value-type="float">
            <text:p>95</text:p>
          </table:table-cell>
          <table:table-cell office:value-type="float" office:value="653.604" calcext:value-type="float">
            <text:p>653,604</text:p>
          </table:table-cell>
          <table:table-cell office:value-type="float" office:value="493.4795" calcext:value-type="float">
            <text:p>493,4795</text:p>
          </table:table-cell>
          <table:table-cell office:value-type="float" office:value="0.6358513" calcext:value-type="float">
            <text:p>0,6358513</text:p>
          </table:table-cell>
          <table:table-cell office:value-type="float" office:value="0.3105121" calcext:value-type="float">
            <text:p>0,3105121</text:p>
          </table:table-cell>
          <table:table-cell office:value-type="float" office:value="696.9761" calcext:value-type="float">
            <text:p>696,9761</text:p>
          </table:table-cell>
          <table:table-cell office:value-type="float" office:value="4.191489" calcext:value-type="float">
            <text:p>4,191489</text:p>
          </table:table-cell>
          <table:table-cell office:value-type="float" office:value="0" calcext:value-type="float">
            <text:p>0</text:p>
          </table:table-cell>
          <table:table-cell office:value-type="float" office:value="680.903" calcext:value-type="float">
            <text:p>680,903</text:p>
          </table:table-cell>
          <table:table-cell office:value-type="float" office:value="556.1118" calcext:value-type="float">
            <text:p>556,1118</text:p>
          </table:table-cell>
          <table:table-cell office:value-type="float" office:value="0.3758953" calcext:value-type="float">
            <text:p>0,3758953</text:p>
          </table:table-cell>
          <table:table-cell office:value-type="float" office:value="0.3139509" calcext:value-type="float">
            <text:p>0,3139509</text:p>
          </table:table-cell>
          <table:table-cell office:value-type="float" office:value="693.3413" calcext:value-type="float">
            <text:p>693,3413</text:p>
          </table:table-cell>
          <table:table-cell office:value-type="float" office:value="4.155904" calcext:value-type="float">
            <text:p>4,1559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525" calcext:value-type="float">
            <text:p>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25" calcext:value-type="float">
            <text:p>525</text:p>
          </table:table-cell>
          <table:table-cell office:value-type="float" office:value="1910678" calcext:value-type="float">
            <text:p>1910678</text:p>
          </table:table-cell>
          <table:table-cell office:value-type="float" office:value="370476597" calcext:value-type="float">
            <text:p>370476597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14:37:17.290</text:p>
          </table:table-cell>
          <table:table-cell office:value-type="string" calcext:value-type="string">
            <text:p>00:00:01.930</text:p>
          </table:table-cell>
          <table:table-cell office:value-type="float" office:value="96" calcext:value-type="float">
            <text:p>96</text:p>
          </table:table-cell>
          <table:table-cell office:value-type="float" office:value="654.687" calcext:value-type="float">
            <text:p>654,687</text:p>
          </table:table-cell>
          <table:table-cell office:value-type="float" office:value="532.223" calcext:value-type="float">
            <text:p>532,223</text:p>
          </table:table-cell>
          <table:table-cell office:value-type="float" office:value="0.6358846" calcext:value-type="float">
            <text:p>0,6358846</text:p>
          </table:table-cell>
          <table:table-cell office:value-type="float" office:value="0.3103172" calcext:value-type="float">
            <text:p>0,3103172</text:p>
          </table:table-cell>
          <table:table-cell office:value-type="float" office:value="696.9761" calcext:value-type="float">
            <text:p>696,9761</text:p>
          </table:table-cell>
          <table:table-cell office:value-type="float" office:value="4.172617" calcext:value-type="float">
            <text:p>4,172617</text:p>
          </table:table-cell>
          <table:table-cell office:value-type="float" office:value="0" calcext:value-type="float">
            <text:p>0</text:p>
          </table:table-cell>
          <table:table-cell office:value-type="float" office:value="672.3252" calcext:value-type="float">
            <text:p>672,3252</text:p>
          </table:table-cell>
          <table:table-cell office:value-type="float" office:value="545.2396" calcext:value-type="float">
            <text:p>545,2396</text:p>
          </table:table-cell>
          <table:table-cell office:value-type="float" office:value="0.3758869" calcext:value-type="float">
            <text:p>0,3758869</text:p>
          </table:table-cell>
          <table:table-cell office:value-type="float" office:value="0.3138709" calcext:value-type="float">
            <text:p>0,3138709</text:p>
          </table:table-cell>
          <table:table-cell office:value-type="float" office:value="693.3413" calcext:value-type="float">
            <text:p>693,3413</text:p>
          </table:table-cell>
          <table:table-cell office:value-type="float" office:value="4.104582" calcext:value-type="float">
            <text:p>4,1045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39" calcext:value-type="float">
            <text:p>539</text:p>
          </table:table-cell>
          <table:table-cell office:value-type="float" office:value="1930705" calcext:value-type="float">
            <text:p>1930705</text:p>
          </table:table-cell>
          <table:table-cell office:value-type="float" office:value="370496624" calcext:value-type="float">
            <text:p>370496624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14:37:17.310</text:p>
          </table:table-cell>
          <table:table-cell office:value-type="string" calcext:value-type="string">
            <text:p>00:00:01.950</text:p>
          </table:table-cell>
          <table:table-cell office:value-type="float" office:value="97" calcext:value-type="float">
            <text:p>97</text:p>
          </table:table-cell>
          <table:table-cell office:value-type="float" office:value="657.931" calcext:value-type="float">
            <text:p>657,931</text:p>
          </table:table-cell>
          <table:table-cell office:value-type="float" office:value="515.0587" calcext:value-type="float">
            <text:p>515,0587</text:p>
          </table:table-cell>
          <table:table-cell office:value-type="float" office:value="0.6360765" calcext:value-type="float">
            <text:p>0,6360765</text:p>
          </table:table-cell>
          <table:table-cell office:value-type="float" office:value="0.3102455" calcext:value-type="float">
            <text:p>0,3102455</text:p>
          </table:table-cell>
          <table:table-cell office:value-type="float" office:value="696.9761" calcext:value-type="float">
            <text:p>696,9761</text:p>
          </table:table-cell>
          <table:table-cell office:value-type="float" office:value="4.168234" calcext:value-type="float">
            <text:p>4,168234</text:p>
          </table:table-cell>
          <table:table-cell office:value-type="float" office:value="0" calcext:value-type="float">
            <text:p>0</text:p>
          </table:table-cell>
          <table:table-cell office:value-type="float" office:value="685.9797" calcext:value-type="float">
            <text:p>685,9797</text:p>
          </table:table-cell>
          <table:table-cell office:value-type="float" office:value="532.2213" calcext:value-type="float">
            <text:p>532,2213</text:p>
          </table:table-cell>
          <table:table-cell office:value-type="float" office:value="0.3760643" calcext:value-type="float">
            <text:p>0,3760643</text:p>
          </table:table-cell>
          <table:table-cell office:value-type="float" office:value="0.3137701" calcext:value-type="float">
            <text:p>0,3137701</text:p>
          </table:table-cell>
          <table:table-cell office:value-type="float" office:value="693.3413" calcext:value-type="float">
            <text:p>693,3413</text:p>
          </table:table-cell>
          <table:table-cell office:value-type="float" office:value="4.131482" calcext:value-type="float">
            <text:p>4,1314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2" calcext:value-type="float">
            <text:p>672</text:p>
          </table:table-cell>
          <table:table-cell office:value-type="float" office:value="524" calcext:value-type="float">
            <text:p>5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524" calcext:value-type="float">
            <text:p>524</text:p>
          </table:table-cell>
          <table:table-cell office:value-type="float" office:value="1950553" calcext:value-type="float">
            <text:p>1950553</text:p>
          </table:table-cell>
          <table:table-cell office:value-type="float" office:value="370516472" calcext:value-type="float">
            <text:p>370516472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14:37:17.330</text:p>
          </table:table-cell>
          <table:table-cell office:value-type="string" calcext:value-type="string">
            <text:p>00:00:01.970</text:p>
          </table:table-cell>
          <table:table-cell office:value-type="float" office:value="98" calcext:value-type="float">
            <text:p>98</text:p>
          </table:table-cell>
          <table:table-cell office:value-type="float" office:value="659.3633" calcext:value-type="float">
            <text:p>659,3633</text:p>
          </table:table-cell>
          <table:table-cell office:value-type="float" office:value="514.9797" calcext:value-type="float">
            <text:p>514,9797</text:p>
          </table:table-cell>
          <table:table-cell office:value-type="float" office:value="0.6363106" calcext:value-type="float">
            <text:p>0,6363106</text:p>
          </table:table-cell>
          <table:table-cell office:value-type="float" office:value="0.3102462" calcext:value-type="float">
            <text:p>0,3102462</text:p>
          </table:table-cell>
          <table:table-cell office:value-type="float" office:value="697.0378" calcext:value-type="float">
            <text:p>697,0378</text:p>
          </table:table-cell>
          <table:table-cell office:value-type="float" office:value="4.164208" calcext:value-type="float">
            <text:p>4,164208</text:p>
          </table:table-cell>
          <table:table-cell office:value-type="float" office:value="0" calcext:value-type="float">
            <text:p>0</text:p>
          </table:table-cell>
          <table:table-cell office:value-type="float" office:value="682.4291" calcext:value-type="float">
            <text:p>682,4291</text:p>
          </table:table-cell>
          <table:table-cell office:value-type="float" office:value="531.1138" calcext:value-type="float">
            <text:p>531,1138</text:p>
          </table:table-cell>
          <table:table-cell office:value-type="float" office:value="0.3762429" calcext:value-type="float">
            <text:p>0,3762429</text:p>
          </table:table-cell>
          <table:table-cell office:value-type="float" office:value="0.3136125" calcext:value-type="float">
            <text:p>0,3136125</text:p>
          </table:table-cell>
          <table:table-cell office:value-type="float" office:value="691.2083" calcext:value-type="float">
            <text:p>691,2083</text:p>
          </table:table-cell>
          <table:table-cell office:value-type="float" office:value="4.104679" calcext:value-type="float">
            <text:p>4,1046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523" calcext:value-type="float">
            <text:p>5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23" calcext:value-type="float">
            <text:p>523</text:p>
          </table:table-cell>
          <table:table-cell office:value-type="float" office:value="1970520" calcext:value-type="float">
            <text:p>1970520</text:p>
          </table:table-cell>
          <table:table-cell office:value-type="float" office:value="370536439" calcext:value-type="float">
            <text:p>370536439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14:37:17.349</text:p>
          </table:table-cell>
          <table:table-cell office:value-type="string" calcext:value-type="string">
            <text:p>00:00:01.990</text:p>
          </table:table-cell>
          <table:table-cell office:value-type="float" office:value="99" calcext:value-type="float">
            <text:p>99</text:p>
          </table:table-cell>
          <table:table-cell office:value-type="float" office:value="661.7081" calcext:value-type="float">
            <text:p>661,7081</text:p>
          </table:table-cell>
          <table:table-cell office:value-type="float" office:value="513.9896" calcext:value-type="float">
            <text:p>513,9896</text:p>
          </table:table-cell>
          <table:table-cell office:value-type="float" office:value="0.6364698" calcext:value-type="float">
            <text:p>0,6364698</text:p>
          </table:table-cell>
          <table:table-cell office:value-type="float" office:value="0.3101723" calcext:value-type="float">
            <text:p>0,3101723</text:p>
          </table:table-cell>
          <table:table-cell office:value-type="float" office:value="697.0378" calcext:value-type="float">
            <text:p>697,0378</text:p>
          </table:table-cell>
          <table:table-cell office:value-type="float" office:value="4.176709" calcext:value-type="float">
            <text:p>4,176709</text:p>
          </table:table-cell>
          <table:table-cell office:value-type="float" office:value="0" calcext:value-type="float">
            <text:p>0</text:p>
          </table:table-cell>
          <table:table-cell office:value-type="float" office:value="680.9217" calcext:value-type="float">
            <text:p>680,9217</text:p>
          </table:table-cell>
          <table:table-cell office:value-type="float" office:value="554.3099" calcext:value-type="float">
            <text:p>554,3099</text:p>
          </table:table-cell>
          <table:table-cell office:value-type="float" office:value="0.3763891" calcext:value-type="float">
            <text:p>0,3763891</text:p>
          </table:table-cell>
          <table:table-cell office:value-type="float" office:value="0.3136801" calcext:value-type="float">
            <text:p>0,3136801</text:p>
          </table:table-cell>
          <table:table-cell office:value-type="float" office:value="691.2083" calcext:value-type="float">
            <text:p>691,2083</text:p>
          </table:table-cell>
          <table:table-cell office:value-type="float" office:value="4.147573" calcext:value-type="float">
            <text:p>4,1475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534" calcext:value-type="float">
            <text:p>5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34" calcext:value-type="float">
            <text:p>534</text:p>
          </table:table-cell>
          <table:table-cell office:value-type="float" office:value="1990415" calcext:value-type="float">
            <text:p>1990415</text:p>
          </table:table-cell>
          <table:table-cell office:value-type="float" office:value="370556334" calcext:value-type="float">
            <text:p>37055633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14:37:17.369</text:p>
          </table:table-cell>
          <table:table-cell office:value-type="string" calcext:value-type="string">
            <text:p>00:00:02.010</text:p>
          </table:table-cell>
          <table:table-cell office:value-type="float" office:value="100" calcext:value-type="float">
            <text:p>100</text:p>
          </table:table-cell>
          <table:table-cell office:value-type="float" office:value="664.1039" calcext:value-type="float">
            <text:p>664,1039</text:p>
          </table:table-cell>
          <table:table-cell office:value-type="float" office:value="529.1619" calcext:value-type="float">
            <text:p>529,1619</text:p>
          </table:table-cell>
          <table:table-cell office:value-type="float" office:value="0.6365544" calcext:value-type="float">
            <text:p>0,6365544</text:p>
          </table:table-cell>
          <table:table-cell office:value-type="float" office:value="0.3103887" calcext:value-type="float">
            <text:p>0,3103887</text:p>
          </table:table-cell>
          <table:table-cell office:value-type="float" office:value="697.0378" calcext:value-type="float">
            <text:p>697,0378</text:p>
          </table:table-cell>
          <table:table-cell office:value-type="float" office:value="4.177261" calcext:value-type="float">
            <text:p>4,177261</text:p>
          </table:table-cell>
          <table:table-cell office:value-type="float" office:value="0" calcext:value-type="float">
            <text:p>0</text:p>
          </table:table-cell>
          <table:table-cell office:value-type="float" office:value="682.8964" calcext:value-type="float">
            <text:p>682,8964</text:p>
          </table:table-cell>
          <table:table-cell office:value-type="float" office:value="546.2512" calcext:value-type="float">
            <text:p>546,2512</text:p>
          </table:table-cell>
          <table:table-cell office:value-type="float" office:value="0.3764523" calcext:value-type="float">
            <text:p>0,3764523</text:p>
          </table:table-cell>
          <table:table-cell office:value-type="float" office:value="0.313832" calcext:value-type="float">
            <text:p>0,313832</text:p>
          </table:table-cell>
          <table:table-cell office:value-type="float" office:value="691.2083" calcext:value-type="float">
            <text:p>691,2083</text:p>
          </table:table-cell>
          <table:table-cell office:value-type="float" office:value="4.103567" calcext:value-type="float">
            <text:p>4,1035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float" office:value="538" calcext:value-type="float">
            <text:p>5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538" calcext:value-type="float">
            <text:p>538</text:p>
          </table:table-cell>
          <table:table-cell office:value-type="float" office:value="2010439" calcext:value-type="float">
            <text:p>2010439</text:p>
          </table:table-cell>
          <table:table-cell office:value-type="float" office:value="370576358" calcext:value-type="float">
            <text:p>370576358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14:37:17.389</text:p>
          </table:table-cell>
          <table:table-cell office:value-type="string" calcext:value-type="string">
            <text:p>00:00:02.030</text:p>
          </table:table-cell>
          <table:table-cell office:value-type="float" office:value="101" calcext:value-type="float">
            <text:p>101</text:p>
          </table:table-cell>
          <table:table-cell office:value-type="float" office:value="656.3922" calcext:value-type="float">
            <text:p>656,3922</text:p>
          </table:table-cell>
          <table:table-cell office:value-type="float" office:value="510.5258" calcext:value-type="float">
            <text:p>510,5258</text:p>
          </table:table-cell>
          <table:table-cell office:value-type="float" office:value="0.6365818" calcext:value-type="float">
            <text:p>0,6365818</text:p>
          </table:table-cell>
          <table:table-cell office:value-type="float" office:value="0.3107696" calcext:value-type="float">
            <text:p>0,3107696</text:p>
          </table:table-cell>
          <table:table-cell office:value-type="float" office:value="697.0378" calcext:value-type="float">
            <text:p>697,0378</text:p>
          </table:table-cell>
          <table:table-cell office:value-type="float" office:value="4.152863" calcext:value-type="float">
            <text:p>4,152863</text:p>
          </table:table-cell>
          <table:table-cell office:value-type="float" office:value="0" calcext:value-type="float">
            <text:p>0</text:p>
          </table:table-cell>
          <table:table-cell office:value-type="float" office:value="676.3035" calcext:value-type="float">
            <text:p>676,3035</text:p>
          </table:table-cell>
          <table:table-cell office:value-type="float" office:value="560.3162" calcext:value-type="float">
            <text:p>560,3162</text:p>
          </table:table-cell>
          <table:table-cell office:value-type="float" office:value="0.3764477" calcext:value-type="float">
            <text:p>0,3764477</text:p>
          </table:table-cell>
          <table:table-cell office:value-type="float" office:value="0.313944" calcext:value-type="float">
            <text:p>0,313944</text:p>
          </table:table-cell>
          <table:table-cell office:value-type="float" office:value="691.2083" calcext:value-type="float">
            <text:p>691,2083</text:p>
          </table:table-cell>
          <table:table-cell office:value-type="float" office:value="4.077749" calcext:value-type="float">
            <text:p>4,0777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535" calcext:value-type="float">
            <text:p>535</text:p>
          </table:table-cell>
          <table:table-cell office:value-type="float" office:value="2030264" calcext:value-type="float">
            <text:p>2030264</text:p>
          </table:table-cell>
          <table:table-cell office:value-type="float" office:value="370596183" calcext:value-type="float">
            <text:p>370596183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14:37:17.409</text:p>
          </table:table-cell>
          <table:table-cell office:value-type="string" calcext:value-type="string">
            <text:p>00:00:02.050</text:p>
          </table:table-cell>
          <table:table-cell office:value-type="float" office:value="102" calcext:value-type="float">
            <text:p>102</text:p>
          </table:table-cell>
          <table:table-cell office:value-type="float" office:value="661.3636" calcext:value-type="float">
            <text:p>661,3636</text:p>
          </table:table-cell>
          <table:table-cell office:value-type="float" office:value="515.9489" calcext:value-type="float">
            <text:p>515,9489</text:p>
          </table:table-cell>
          <table:table-cell office:value-type="float" office:value="0.6365007" calcext:value-type="float">
            <text:p>0,6365007</text:p>
          </table:table-cell>
          <table:table-cell office:value-type="float" office:value="0.3110024" calcext:value-type="float">
            <text:p>0,3110024</text:p>
          </table:table-cell>
          <table:table-cell office:value-type="float" office:value="697.0378" calcext:value-type="float">
            <text:p>697,0378</text:p>
          </table:table-cell>
          <table:table-cell office:value-type="float" office:value="4.189582" calcext:value-type="float">
            <text:p>4,189582</text:p>
          </table:table-cell>
          <table:table-cell office:value-type="float" office:value="0" calcext:value-type="float">
            <text:p>0</text:p>
          </table:table-cell>
          <table:table-cell office:value-type="float" office:value="687.4761" calcext:value-type="float">
            <text:p>687,4761</text:p>
          </table:table-cell>
          <table:table-cell office:value-type="float" office:value="561.4308" calcext:value-type="float">
            <text:p>561,4308</text:p>
          </table:table-cell>
          <table:table-cell office:value-type="float" office:value="0.3763634" calcext:value-type="float">
            <text:p>0,3763634</text:p>
          </table:table-cell>
          <table:table-cell office:value-type="float" office:value="0.3141358" calcext:value-type="float">
            <text:p>0,3141358</text:p>
          </table:table-cell>
          <table:table-cell office:value-type="float" office:value="691.2083" calcext:value-type="float">
            <text:p>691,2083</text:p>
          </table:table-cell>
          <table:table-cell office:value-type="float" office:value="4.056873" calcext:value-type="float">
            <text:p>4,0568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539" calcext:value-type="float">
            <text:p>539</text:p>
          </table:table-cell>
          <table:table-cell office:value-type="float" office:value="2050263" calcext:value-type="float">
            <text:p>2050263</text:p>
          </table:table-cell>
          <table:table-cell office:value-type="float" office:value="370616182" calcext:value-type="float">
            <text:p>370616182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14:37:17.429</text:p>
          </table:table-cell>
          <table:table-cell office:value-type="string" calcext:value-type="string">
            <text:p>00:00:02.070</text:p>
          </table:table-cell>
          <table:table-cell office:value-type="float" office:value="103" calcext:value-type="float">
            <text:p>103</text:p>
          </table:table-cell>
          <table:table-cell office:value-type="float" office:value="660.6013" calcext:value-type="float">
            <text:p>660,6013</text:p>
          </table:table-cell>
          <table:table-cell office:value-type="float" office:value="520.6669" calcext:value-type="float">
            <text:p>520,6669</text:p>
          </table:table-cell>
          <table:table-cell office:value-type="float" office:value="0.6362792" calcext:value-type="float">
            <text:p>0,6362792</text:p>
          </table:table-cell>
          <table:table-cell office:value-type="float" office:value="0.3111155" calcext:value-type="float">
            <text:p>0,3111155</text:p>
          </table:table-cell>
          <table:table-cell office:value-type="float" office:value="696.3088" calcext:value-type="float">
            <text:p>696,3088</text:p>
          </table:table-cell>
          <table:table-cell office:value-type="float" office:value="4.180596" calcext:value-type="float">
            <text:p>4,180596</text:p>
          </table:table-cell>
          <table:table-cell office:value-type="float" office:value="0" calcext:value-type="float">
            <text:p>0</text:p>
          </table:table-cell>
          <table:table-cell office:value-type="float" office:value="689.2258" calcext:value-type="float">
            <text:p>689,2258</text:p>
          </table:table-cell>
          <table:table-cell office:value-type="float" office:value="557.3964" calcext:value-type="float">
            <text:p>557,3964</text:p>
          </table:table-cell>
          <table:table-cell office:value-type="float" office:value="0.3760929" calcext:value-type="float">
            <text:p>0,3760929</text:p>
          </table:table-cell>
          <table:table-cell office:value-type="float" office:value="0.3146169" calcext:value-type="float">
            <text:p>0,3146169</text:p>
          </table:table-cell>
          <table:table-cell office:value-type="float" office:value="694.533" calcext:value-type="float">
            <text:p>694,533</text:p>
          </table:table-cell>
          <table:table-cell office:value-type="float" office:value="4.054782" calcext:value-type="float">
            <text:p>4,0547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39" calcext:value-type="float">
            <text:p>539</text:p>
          </table:table-cell>
          <table:table-cell office:value-type="float" office:value="2070116" calcext:value-type="float">
            <text:p>2070116</text:p>
          </table:table-cell>
          <table:table-cell office:value-type="float" office:value="370636035" calcext:value-type="float">
            <text:p>370636035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14:37:17.449</text:p>
          </table:table-cell>
          <table:table-cell office:value-type="string" calcext:value-type="string">
            <text:p>00:00:02.090</text:p>
          </table:table-cell>
          <table:table-cell office:value-type="float" office:value="104" calcext:value-type="float">
            <text:p>104</text:p>
          </table:table-cell>
          <table:table-cell office:value-type="float" office:value="652.128" calcext:value-type="float">
            <text:p>652,128</text:p>
          </table:table-cell>
          <table:table-cell office:value-type="float" office:value="518.5833" calcext:value-type="float">
            <text:p>518,5833</text:p>
          </table:table-cell>
          <table:table-cell office:value-type="float" office:value="0.6358914" calcext:value-type="float">
            <text:p>0,6358914</text:p>
          </table:table-cell>
          <table:table-cell office:value-type="float" office:value="0.3112223" calcext:value-type="float">
            <text:p>0,3112223</text:p>
          </table:table-cell>
          <table:table-cell office:value-type="float" office:value="696.3088" calcext:value-type="float">
            <text:p>696,3088</text:p>
          </table:table-cell>
          <table:table-cell office:value-type="float" office:value="4.18374" calcext:value-type="float">
            <text:p>4,18374</text:p>
          </table:table-cell>
          <table:table-cell office:value-type="float" office:value="0" calcext:value-type="float">
            <text:p>0</text:p>
          </table:table-cell>
          <table:table-cell office:value-type="float" office:value="662.1618" calcext:value-type="float">
            <text:p>662,1618</text:p>
          </table:table-cell>
          <table:table-cell office:value-type="float" office:value="563.994" calcext:value-type="float">
            <text:p>563,994</text:p>
          </table:table-cell>
          <table:table-cell office:value-type="float" office:value="0.3757336" calcext:value-type="float">
            <text:p>0,3757336</text:p>
          </table:table-cell>
          <table:table-cell office:value-type="float" office:value="0.3148637" calcext:value-type="float">
            <text:p>0,3148637</text:p>
          </table:table-cell>
          <table:table-cell office:value-type="float" office:value="694.533" calcext:value-type="float">
            <text:p>694,533</text:p>
          </table:table-cell>
          <table:table-cell office:value-type="float" office:value="4.188057" calcext:value-type="float">
            <text:p>4,1880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541" calcext:value-type="float">
            <text:p>54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541" calcext:value-type="float">
            <text:p>541</text:p>
          </table:table-cell>
          <table:table-cell office:value-type="float" office:value="2090185" calcext:value-type="float">
            <text:p>2090185</text:p>
          </table:table-cell>
          <table:table-cell office:value-type="float" office:value="370656104" calcext:value-type="float">
            <text:p>370656104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14:37:17.469</text:p>
          </table:table-cell>
          <table:table-cell office:value-type="string" calcext:value-type="string">
            <text:p>00:00:02.110</text:p>
          </table:table-cell>
          <table:table-cell office:value-type="float" office:value="105" calcext:value-type="float">
            <text:p>105</text:p>
          </table:table-cell>
          <table:table-cell office:value-type="float" office:value="673.295" calcext:value-type="float">
            <text:p>673,295</text:p>
          </table:table-cell>
          <table:table-cell office:value-type="float" office:value="517.8782" calcext:value-type="float">
            <text:p>517,8782</text:p>
          </table:table-cell>
          <table:table-cell office:value-type="float" office:value="0.6357424" calcext:value-type="float">
            <text:p>0,6357424</text:p>
          </table:table-cell>
          <table:table-cell office:value-type="float" office:value="0.3113193" calcext:value-type="float">
            <text:p>0,3113193</text:p>
          </table:table-cell>
          <table:table-cell office:value-type="float" office:value="696.3088" calcext:value-type="float">
            <text:p>696,3088</text:p>
          </table:table-cell>
          <table:table-cell office:value-type="float" office:value="4.168397" calcext:value-type="float">
            <text:p>4,168397</text:p>
          </table:table-cell>
          <table:table-cell office:value-type="float" office:value="0" calcext:value-type="float">
            <text:p>0</text:p>
          </table:table-cell>
          <table:table-cell office:value-type="float" office:value="687.2381" calcext:value-type="float">
            <text:p>687,2381</text:p>
          </table:table-cell>
          <table:table-cell office:value-type="float" office:value="544.7565" calcext:value-type="float">
            <text:p>544,7565</text:p>
          </table:table-cell>
          <table:table-cell office:value-type="float" office:value="0.3755727" calcext:value-type="float">
            <text:p>0,3755727</text:p>
          </table:table-cell>
          <table:table-cell office:value-type="float" office:value="0.3149428" calcext:value-type="float">
            <text:p>0,3149428</text:p>
          </table:table-cell>
          <table:table-cell office:value-type="float" office:value="694.533" calcext:value-type="float">
            <text:p>694,533</text:p>
          </table:table-cell>
          <table:table-cell office:value-type="float" office:value="4.089284" calcext:value-type="float">
            <text:p>4,0892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531" calcext:value-type="float">
            <text:p>5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31" calcext:value-type="float">
            <text:p>531</text:p>
          </table:table-cell>
          <table:table-cell office:value-type="float" office:value="2110025" calcext:value-type="float">
            <text:p>2110025</text:p>
          </table:table-cell>
          <table:table-cell office:value-type="float" office:value="370675944" calcext:value-type="float">
            <text:p>370675944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14:37:17.489</text:p>
          </table:table-cell>
          <table:table-cell office:value-type="string" calcext:value-type="string">
            <text:p>00:00:02.130</text:p>
          </table:table-cell>
          <table:table-cell office:value-type="float" office:value="106" calcext:value-type="float">
            <text:p>106</text:p>
          </table:table-cell>
          <table:table-cell office:value-type="float" office:value="668.6111" calcext:value-type="float">
            <text:p>668,6111</text:p>
          </table:table-cell>
          <table:table-cell office:value-type="float" office:value="512.5398" calcext:value-type="float">
            <text:p>512,5398</text:p>
          </table:table-cell>
          <table:table-cell office:value-type="float" office:value="0.6357027" calcext:value-type="float">
            <text:p>0,6357027</text:p>
          </table:table-cell>
          <table:table-cell office:value-type="float" office:value="0.3113099" calcext:value-type="float">
            <text:p>0,3113099</text:p>
          </table:table-cell>
          <table:table-cell office:value-type="float" office:value="696.3088" calcext:value-type="float">
            <text:p>696,3088</text:p>
          </table:table-cell>
          <table:table-cell office:value-type="float" office:value="4.155077" calcext:value-type="float">
            <text:p>4,155077</text:p>
          </table:table-cell>
          <table:table-cell office:value-type="float" office:value="0" calcext:value-type="float">
            <text:p>0</text:p>
          </table:table-cell>
          <table:table-cell office:value-type="float" office:value="688.5731" calcext:value-type="float">
            <text:p>688,5731</text:p>
          </table:table-cell>
          <table:table-cell office:value-type="float" office:value="550.8366" calcext:value-type="float">
            <text:p>550,8366</text:p>
          </table:table-cell>
          <table:table-cell office:value-type="float" office:value="0.3754427" calcext:value-type="float">
            <text:p>0,3754427</text:p>
          </table:table-cell>
          <table:table-cell office:value-type="float" office:value="0.3149621" calcext:value-type="float">
            <text:p>0,3149621</text:p>
          </table:table-cell>
          <table:table-cell office:value-type="float" office:value="694.533" calcext:value-type="float">
            <text:p>694,533</text:p>
          </table:table-cell>
          <table:table-cell office:value-type="float" office:value="4.072223" calcext:value-type="float">
            <text:p>4,0722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532" calcext:value-type="float">
            <text:p>5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32" calcext:value-type="float">
            <text:p>532</text:p>
          </table:table-cell>
          <table:table-cell office:value-type="float" office:value="2130006" calcext:value-type="float">
            <text:p>2130006</text:p>
          </table:table-cell>
          <table:table-cell office:value-type="float" office:value="370695925" calcext:value-type="float">
            <text:p>370695925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14:37:17.509</text:p>
          </table:table-cell>
          <table:table-cell office:value-type="string" calcext:value-type="string">
            <text:p>00:00:02.149</text:p>
          </table:table-cell>
          <table:table-cell office:value-type="float" office:value="107" calcext:value-type="float">
            <text:p>107</text:p>
          </table:table-cell>
          <table:table-cell office:value-type="float" office:value="677.6907" calcext:value-type="float">
            <text:p>677,6907</text:p>
          </table:table-cell>
          <table:table-cell office:value-type="float" office:value="523.7181" calcext:value-type="float">
            <text:p>523,7181</text:p>
          </table:table-cell>
          <table:table-cell office:value-type="float" office:value="0.6357204" calcext:value-type="float">
            <text:p>0,6357204</text:p>
          </table:table-cell>
          <table:table-cell office:value-type="float" office:value="0.3111545" calcext:value-type="float">
            <text:p>0,3111545</text:p>
          </table:table-cell>
          <table:table-cell office:value-type="float" office:value="696.3088" calcext:value-type="float">
            <text:p>696,3088</text:p>
          </table:table-cell>
          <table:table-cell office:value-type="float" office:value="4.131656" calcext:value-type="float">
            <text:p>4,131656</text:p>
          </table:table-cell>
          <table:table-cell office:value-type="float" office:value="0" calcext:value-type="float">
            <text:p>0</text:p>
          </table:table-cell>
          <table:table-cell office:value-type="float" office:value="685.5554" calcext:value-type="float">
            <text:p>685,5554</text:p>
          </table:table-cell>
          <table:table-cell office:value-type="float" office:value="538.8818" calcext:value-type="float">
            <text:p>538,8818</text:p>
          </table:table-cell>
          <table:table-cell office:value-type="float" office:value="0.3754521" calcext:value-type="float">
            <text:p>0,3754521</text:p>
          </table:table-cell>
          <table:table-cell office:value-type="float" office:value="0.3149218" calcext:value-type="float">
            <text:p>0,3149218</text:p>
          </table:table-cell>
          <table:table-cell office:value-type="float" office:value="694.533" calcext:value-type="float">
            <text:p>694,533</text:p>
          </table:table-cell>
          <table:table-cell office:value-type="float" office:value="4.09155" calcext:value-type="float">
            <text:p>4,091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531" calcext:value-type="float">
            <text:p>5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531" calcext:value-type="float">
            <text:p>531</text:p>
          </table:table-cell>
          <table:table-cell office:value-type="float" office:value="2149874" calcext:value-type="float">
            <text:p>2149874</text:p>
          </table:table-cell>
          <table:table-cell office:value-type="float" office:value="370715793" calcext:value-type="float">
            <text:p>370715793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14:37:17.529</text:p>
          </table:table-cell>
          <table:table-cell office:value-type="string" calcext:value-type="string">
            <text:p>00:00:02.169</text:p>
          </table:table-cell>
          <table:table-cell office:value-type="float" office:value="108" calcext:value-type="float">
            <text:p>108</text:p>
          </table:table-cell>
          <table:table-cell office:value-type="float" office:value="677.5052" calcext:value-type="float">
            <text:p>677,5052</text:p>
          </table:table-cell>
          <table:table-cell office:value-type="float" office:value="524.369" calcext:value-type="float">
            <text:p>524,369</text:p>
          </table:table-cell>
          <table:table-cell office:value-type="float" office:value="0.635763" calcext:value-type="float">
            <text:p>0,635763</text:p>
          </table:table-cell>
          <table:table-cell office:value-type="float" office:value="0.3110504" calcext:value-type="float">
            <text:p>0,3110504</text:p>
          </table:table-cell>
          <table:table-cell office:value-type="float" office:value="695.7123" calcext:value-type="float">
            <text:p>695,7123</text:p>
          </table:table-cell>
          <table:table-cell office:value-type="float" office:value="4.112901" calcext:value-type="float">
            <text:p>4,112901</text:p>
          </table:table-cell>
          <table:table-cell office:value-type="float" office:value="0" calcext:value-type="float">
            <text:p>0</text:p>
          </table:table-cell>
          <table:table-cell office:value-type="float" office:value="684.7883" calcext:value-type="float">
            <text:p>684,7883</text:p>
          </table:table-cell>
          <table:table-cell office:value-type="float" office:value="541.4713" calcext:value-type="float">
            <text:p>541,4713</text:p>
          </table:table-cell>
          <table:table-cell office:value-type="float" office:value="0.3754907" calcext:value-type="float">
            <text:p>0,3754907</text:p>
          </table:table-cell>
          <table:table-cell office:value-type="float" office:value="0.3147845" calcext:value-type="float">
            <text:p>0,3147845</text:p>
          </table:table-cell>
          <table:table-cell office:value-type="float" office:value="692.9948" calcext:value-type="float">
            <text:p>692,9948</text:p>
          </table:table-cell>
          <table:table-cell office:value-type="float" office:value="4.07786" calcext:value-type="float">
            <text:p>4,077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533" calcext:value-type="float">
            <text:p>5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533" calcext:value-type="float">
            <text:p>533</text:p>
          </table:table-cell>
          <table:table-cell office:value-type="float" office:value="2169730" calcext:value-type="float">
            <text:p>2169730</text:p>
          </table:table-cell>
          <table:table-cell office:value-type="float" office:value="370735649" calcext:value-type="float">
            <text:p>370735649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14:37:17.549</text:p>
          </table:table-cell>
          <table:table-cell office:value-type="string" calcext:value-type="string">
            <text:p>00:00:02.189</text:p>
          </table:table-cell>
          <table:table-cell office:value-type="float" office:value="109" calcext:value-type="float">
            <text:p>109</text:p>
          </table:table-cell>
          <table:table-cell office:value-type="float" office:value="655.2356" calcext:value-type="float">
            <text:p>655,2356</text:p>
          </table:table-cell>
          <table:table-cell office:value-type="float" office:value="510.5153" calcext:value-type="float">
            <text:p>510,5153</text:p>
          </table:table-cell>
          <table:table-cell office:value-type="float" office:value="0.6358249" calcext:value-type="float">
            <text:p>0,6358249</text:p>
          </table:table-cell>
          <table:table-cell office:value-type="float" office:value="0.3109753" calcext:value-type="float">
            <text:p>0,3109753</text:p>
          </table:table-cell>
          <table:table-cell office:value-type="float" office:value="695.7123" calcext:value-type="float">
            <text:p>695,7123</text:p>
          </table:table-cell>
          <table:table-cell office:value-type="float" office:value="4.149877" calcext:value-type="float">
            <text:p>4,149877</text:p>
          </table:table-cell>
          <table:table-cell office:value-type="float" office:value="0" calcext:value-type="float">
            <text:p>0</text:p>
          </table:table-cell>
          <table:table-cell office:value-type="float" office:value="694.2018" calcext:value-type="float">
            <text:p>694,2018</text:p>
          </table:table-cell>
          <table:table-cell office:value-type="float" office:value="529.5093" calcext:value-type="float">
            <text:p>529,5093</text:p>
          </table:table-cell>
          <table:table-cell office:value-type="float" office:value="0.3756518" calcext:value-type="float">
            <text:p>0,3756518</text:p>
          </table:table-cell>
          <table:table-cell office:value-type="float" office:value="0.3147125" calcext:value-type="float">
            <text:p>0,3147125</text:p>
          </table:table-cell>
          <table:table-cell office:value-type="float" office:value="692.9948" calcext:value-type="float">
            <text:p>692,9948</text:p>
          </table:table-cell>
          <table:table-cell office:value-type="float" office:value="4.054316" calcext:value-type="float">
            <text:p>4,0543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20" calcext:value-type="float">
            <text:p>520</text:p>
          </table:table-cell>
          <table:table-cell office:value-type="float" office:value="2189764" calcext:value-type="float">
            <text:p>2189764</text:p>
          </table:table-cell>
          <table:table-cell office:value-type="float" office:value="370755683" calcext:value-type="float">
            <text:p>370755683</text:p>
          </table:table-cell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14:37:17.569</text:p>
          </table:table-cell>
          <table:table-cell office:value-type="string" calcext:value-type="string">
            <text:p>00:00:02.209</text:p>
          </table:table-cell>
          <table:table-cell office:value-type="float" office:value="110" calcext:value-type="float">
            <text:p>110</text:p>
          </table:table-cell>
          <table:table-cell office:value-type="float" office:value="654.833" calcext:value-type="float">
            <text:p>654,833</text:p>
          </table:table-cell>
          <table:table-cell office:value-type="float" office:value="516.9539" calcext:value-type="float">
            <text:p>516,9539</text:p>
          </table:table-cell>
          <table:table-cell office:value-type="float" office:value="0.6359282" calcext:value-type="float">
            <text:p>0,6359282</text:p>
          </table:table-cell>
          <table:table-cell office:value-type="float" office:value="0.3109356" calcext:value-type="float">
            <text:p>0,3109356</text:p>
          </table:table-cell>
          <table:table-cell office:value-type="float" office:value="695.7123" calcext:value-type="float">
            <text:p>695,7123</text:p>
          </table:table-cell>
          <table:table-cell office:value-type="float" office:value="4.122155" calcext:value-type="float">
            <text:p>4,122155</text:p>
          </table:table-cell>
          <table:table-cell office:value-type="float" office:value="0" calcext:value-type="float">
            <text:p>0</text:p>
          </table:table-cell>
          <table:table-cell office:value-type="float" office:value="686.3793" calcext:value-type="float">
            <text:p>686,3793</text:p>
          </table:table-cell>
          <table:table-cell office:value-type="float" office:value="534.2535" calcext:value-type="float">
            <text:p>534,2535</text:p>
          </table:table-cell>
          <table:table-cell office:value-type="float" office:value="0.3757279" calcext:value-type="float">
            <text:p>0,3757279</text:p>
          </table:table-cell>
          <table:table-cell office:value-type="float" office:value="0.3146642" calcext:value-type="float">
            <text:p>0,3146642</text:p>
          </table:table-cell>
          <table:table-cell office:value-type="float" office:value="692.9948" calcext:value-type="float">
            <text:p>692,9948</text:p>
          </table:table-cell>
          <table:table-cell office:value-type="float" office:value="4.039217" calcext:value-type="float">
            <text:p>4,0392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526" calcext:value-type="float">
            <text:p>5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26" calcext:value-type="float">
            <text:p>526</text:p>
          </table:table-cell>
          <table:table-cell office:value-type="float" office:value="2209736" calcext:value-type="float">
            <text:p>2209736</text:p>
          </table:table-cell>
          <table:table-cell office:value-type="float" office:value="370775655" calcext:value-type="float">
            <text:p>370775655</text:p>
          </table:table-cell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14:37:17.589</text:p>
          </table:table-cell>
          <table:table-cell office:value-type="string" calcext:value-type="string">
            <text:p>00:00:02.229</text:p>
          </table:table-cell>
          <table:table-cell office:value-type="float" office:value="111" calcext:value-type="float">
            <text:p>111</text:p>
          </table:table-cell>
          <table:table-cell office:value-type="float" office:value="657.5823" calcext:value-type="float">
            <text:p>657,5823</text:p>
          </table:table-cell>
          <table:table-cell office:value-type="float" office:value="516.7546" calcext:value-type="float">
            <text:p>516,7546</text:p>
          </table:table-cell>
          <table:table-cell office:value-type="float" office:value="0.6360302" calcext:value-type="float">
            <text:p>0,6360302</text:p>
          </table:table-cell>
          <table:table-cell office:value-type="float" office:value="0.3110109" calcext:value-type="float">
            <text:p>0,3110109</text:p>
          </table:table-cell>
          <table:table-cell office:value-type="float" office:value="695.7123" calcext:value-type="float">
            <text:p>695,7123</text:p>
          </table:table-cell>
          <table:table-cell office:value-type="float" office:value="4.086883" calcext:value-type="float">
            <text:p>4,086883</text:p>
          </table:table-cell>
          <table:table-cell office:value-type="float" office:value="0" calcext:value-type="float">
            <text:p>0</text:p>
          </table:table-cell>
          <table:table-cell office:value-type="float" office:value="684.9348" calcext:value-type="float">
            <text:p>684,9348</text:p>
          </table:table-cell>
          <table:table-cell office:value-type="float" office:value="545.3796" calcext:value-type="float">
            <text:p>545,3796</text:p>
          </table:table-cell>
          <table:table-cell office:value-type="float" office:value="0.3757656" calcext:value-type="float">
            <text:p>0,3757656</text:p>
          </table:table-cell>
          <table:table-cell office:value-type="float" office:value="0.3147362" calcext:value-type="float">
            <text:p>0,3147362</text:p>
          </table:table-cell>
          <table:table-cell office:value-type="float" office:value="692.9948" calcext:value-type="float">
            <text:p>692,9948</text:p>
          </table:table-cell>
          <table:table-cell office:value-type="float" office:value="4.054393" calcext:value-type="float">
            <text:p>4,0543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531" calcext:value-type="float">
            <text:p>5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531" calcext:value-type="float">
            <text:p>531</text:p>
          </table:table-cell>
          <table:table-cell office:value-type="float" office:value="2229587" calcext:value-type="float">
            <text:p>2229587</text:p>
          </table:table-cell>
          <table:table-cell office:value-type="float" office:value="370795506" calcext:value-type="float">
            <text:p>370795506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14:37:17.608</text:p>
          </table:table-cell>
          <table:table-cell office:value-type="string" calcext:value-type="string">
            <text:p>00:00:02.249</text:p>
          </table:table-cell>
          <table:table-cell office:value-type="float" office:value="112" calcext:value-type="float">
            <text:p>112</text:p>
          </table:table-cell>
          <table:table-cell office:value-type="float" office:value="666.8031" calcext:value-type="float">
            <text:p>666,8031</text:p>
          </table:table-cell>
          <table:table-cell office:value-type="float" office:value="525.3924" calcext:value-type="float">
            <text:p>525,3924</text:p>
          </table:table-cell>
          <table:table-cell office:value-type="float" office:value="0.6359364" calcext:value-type="float">
            <text:p>0,6359364</text:p>
          </table:table-cell>
          <table:table-cell office:value-type="float" office:value="0.3112256" calcext:value-type="float">
            <text:p>0,3112256</text:p>
          </table:table-cell>
          <table:table-cell office:value-type="float" office:value="695.7123" calcext:value-type="float">
            <text:p>695,7123</text:p>
          </table:table-cell>
          <table:table-cell office:value-type="float" office:value="4.11259" calcext:value-type="float">
            <text:p>4,11259</text:p>
          </table:table-cell>
          <table:table-cell office:value-type="float" office:value="0" calcext:value-type="float">
            <text:p>0</text:p>
          </table:table-cell>
          <table:table-cell office:value-type="float" office:value="681.6882" calcext:value-type="float">
            <text:p>681,6882</text:p>
          </table:table-cell>
          <table:table-cell office:value-type="float" office:value="543.0577" calcext:value-type="float">
            <text:p>543,0577</text:p>
          </table:table-cell>
          <table:table-cell office:value-type="float" office:value="0.3757281" calcext:value-type="float">
            <text:p>0,3757281</text:p>
          </table:table-cell>
          <table:table-cell office:value-type="float" office:value="0.3149089" calcext:value-type="float">
            <text:p>0,3149089</text:p>
          </table:table-cell>
          <table:table-cell office:value-type="float" office:value="692.9948" calcext:value-type="float">
            <text:p>692,9948</text:p>
          </table:table-cell>
          <table:table-cell office:value-type="float" office:value="4.052576" calcext:value-type="float">
            <text:p>4,052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float" office:value="534" calcext:value-type="float">
            <text:p>5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534" calcext:value-type="float">
            <text:p>534</text:p>
          </table:table-cell>
          <table:table-cell office:value-type="float" office:value="2249477" calcext:value-type="float">
            <text:p>2249477</text:p>
          </table:table-cell>
          <table:table-cell office:value-type="float" office:value="370815396" calcext:value-type="float">
            <text:p>370815396</text:p>
          </table:table-cell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14:37:17.628</text:p>
          </table:table-cell>
          <table:table-cell office:value-type="string" calcext:value-type="string">
            <text:p>00:00:02.269</text:p>
          </table:table-cell>
          <table:table-cell office:value-type="float" office:value="113" calcext:value-type="float">
            <text:p>113</text:p>
          </table:table-cell>
          <table:table-cell office:value-type="float" office:value="668.8469" calcext:value-type="float">
            <text:p>668,8469</text:p>
          </table:table-cell>
          <table:table-cell office:value-type="float" office:value="528.4949" calcext:value-type="float">
            <text:p>528,4949</text:p>
          </table:table-cell>
          <table:table-cell office:value-type="float" office:value="0.6357688" calcext:value-type="float">
            <text:p>0,6357688</text:p>
          </table:table-cell>
          <table:table-cell office:value-type="float" office:value="0.3117632" calcext:value-type="float">
            <text:p>0,3117632</text:p>
          </table:table-cell>
          <table:table-cell office:value-type="float" office:value="695.4056" calcext:value-type="float">
            <text:p>695,4056</text:p>
          </table:table-cell>
          <table:table-cell office:value-type="float" office:value="4.095897" calcext:value-type="float">
            <text:p>4,095897</text:p>
          </table:table-cell>
          <table:table-cell office:value-type="float" office:value="0" calcext:value-type="float">
            <text:p>0</text:p>
          </table:table-cell>
          <table:table-cell office:value-type="float" office:value="680.7145" calcext:value-type="float">
            <text:p>680,7145</text:p>
          </table:table-cell>
          <table:table-cell office:value-type="float" office:value="541.4832" calcext:value-type="float">
            <text:p>541,4832</text:p>
          </table:table-cell>
          <table:table-cell office:value-type="float" office:value="0.3755327" calcext:value-type="float">
            <text:p>0,3755327</text:p>
          </table:table-cell>
          <table:table-cell office:value-type="float" office:value="0.3151721" calcext:value-type="float">
            <text:p>0,3151721</text:p>
          </table:table-cell>
          <table:table-cell office:value-type="float" office:value="692.3995" calcext:value-type="float">
            <text:p>692,3995</text:p>
          </table:table-cell>
          <table:table-cell office:value-type="float" office:value="4.04531" calcext:value-type="float">
            <text:p>4,045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35" calcext:value-type="float">
            <text:p>535</text:p>
          </table:table-cell>
          <table:table-cell office:value-type="float" office:value="2269498" calcext:value-type="float">
            <text:p>2269498</text:p>
          </table:table-cell>
          <table:table-cell office:value-type="float" office:value="370835417" calcext:value-type="float">
            <text:p>370835417</text:p>
          </table:table-cell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14:37:17.648</text:p>
          </table:table-cell>
          <table:table-cell office:value-type="string" calcext:value-type="string">
            <text:p>00:00:02.289</text:p>
          </table:table-cell>
          <table:table-cell office:value-type="float" office:value="114" calcext:value-type="float">
            <text:p>114</text:p>
          </table:table-cell>
          <table:table-cell office:value-type="float" office:value="660.6839" calcext:value-type="float">
            <text:p>660,6839</text:p>
          </table:table-cell>
          <table:table-cell office:value-type="float" office:value="515.8004" calcext:value-type="float">
            <text:p>515,8004</text:p>
          </table:table-cell>
          <table:table-cell office:value-type="float" office:value="0.6353835" calcext:value-type="float">
            <text:p>0,6353835</text:p>
          </table:table-cell>
          <table:table-cell office:value-type="float" office:value="0.3121752" calcext:value-type="float">
            <text:p>0,3121752</text:p>
          </table:table-cell>
          <table:table-cell office:value-type="float" office:value="695.4056" calcext:value-type="float">
            <text:p>695,4056</text:p>
          </table:table-cell>
          <table:table-cell office:value-type="float" office:value="4.059144" calcext:value-type="float">
            <text:p>4,059144</text:p>
          </table:table-cell>
          <table:table-cell office:value-type="float" office:value="0" calcext:value-type="float">
            <text:p>0</text:p>
          </table:table-cell>
          <table:table-cell office:value-type="float" office:value="674.9661" calcext:value-type="float">
            <text:p>674,9661</text:p>
          </table:table-cell>
          <table:table-cell office:value-type="float" office:value="537.3299" calcext:value-type="float">
            <text:p>537,3299</text:p>
          </table:table-cell>
          <table:table-cell office:value-type="float" office:value="0.3751062" calcext:value-type="float">
            <text:p>0,3751062</text:p>
          </table:table-cell>
          <table:table-cell office:value-type="float" office:value="0.3155025" calcext:value-type="float">
            <text:p>0,3155025</text:p>
          </table:table-cell>
          <table:table-cell office:value-type="float" office:value="692.3995" calcext:value-type="float">
            <text:p>692,3995</text:p>
          </table:table-cell>
          <table:table-cell office:value-type="float" office:value="4.013462" calcext:value-type="float">
            <text:p>4,0134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8" calcext:value-type="float">
            <text:p>668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27" calcext:value-type="float">
            <text:p>527</text:p>
          </table:table-cell>
          <table:table-cell office:value-type="float" office:value="2289362" calcext:value-type="float">
            <text:p>2289362</text:p>
          </table:table-cell>
          <table:table-cell office:value-type="float" office:value="370855281" calcext:value-type="float">
            <text:p>370855281</text:p>
          </table:table-cell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14:37:17.668</text:p>
          </table:table-cell>
          <table:table-cell office:value-type="string" calcext:value-type="string">
            <text:p>00:00:02.309</text:p>
          </table:table-cell>
          <table:table-cell office:value-type="float" office:value="115" calcext:value-type="float">
            <text:p>115</text:p>
          </table:table-cell>
          <table:table-cell office:value-type="float" office:value="674.209" calcext:value-type="float">
            <text:p>674,209</text:p>
          </table:table-cell>
          <table:table-cell office:value-type="float" office:value="499.9125" calcext:value-type="float">
            <text:p>499,9125</text:p>
          </table:table-cell>
          <table:table-cell office:value-type="float" office:value="0.6349767" calcext:value-type="float">
            <text:p>0,6349767</text:p>
          </table:table-cell>
          <table:table-cell office:value-type="float" office:value="0.3127639" calcext:value-type="float">
            <text:p>0,3127639</text:p>
          </table:table-cell>
          <table:table-cell office:value-type="float" office:value="695.4056" calcext:value-type="float">
            <text:p>695,4056</text:p>
          </table:table-cell>
          <table:table-cell office:value-type="float" office:value="4.086981" calcext:value-type="float">
            <text:p>4,086981</text:p>
          </table:table-cell>
          <table:table-cell office:value-type="float" office:value="0" calcext:value-type="float">
            <text:p>0</text:p>
          </table:table-cell>
          <table:table-cell office:value-type="float" office:value="684.2477" calcext:value-type="float">
            <text:p>684,2477</text:p>
          </table:table-cell>
          <table:table-cell office:value-type="float" office:value="539.2335" calcext:value-type="float">
            <text:p>539,2335</text:p>
          </table:table-cell>
          <table:table-cell office:value-type="float" office:value="0.3748041" calcext:value-type="float">
            <text:p>0,3748041</text:p>
          </table:table-cell>
          <table:table-cell office:value-type="float" office:value="0.315765" calcext:value-type="float">
            <text:p>0,315765</text:p>
          </table:table-cell>
          <table:table-cell office:value-type="float" office:value="692.3995" calcext:value-type="float">
            <text:p>692,3995</text:p>
          </table:table-cell>
          <table:table-cell office:value-type="float" office:value="3.988861" calcext:value-type="float">
            <text:p>3,9888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20" calcext:value-type="float">
            <text:p>520</text:p>
          </table:table-cell>
          <table:table-cell office:value-type="float" office:value="2309329" calcext:value-type="float">
            <text:p>2309329</text:p>
          </table:table-cell>
          <table:table-cell office:value-type="float" office:value="370875248" calcext:value-type="float">
            <text:p>370875248</text:p>
          </table:table-cell>
        </table:table-row>
        <table:table-row table:style-name="ro2">
          <table:table-cell office:value-type="float" office:value="2329" calcext:value-type="float">
            <text:p>2329</text:p>
          </table:table-cell>
          <table:table-cell office:value-type="string" calcext:value-type="string">
            <text:p>14:37:17.688</text:p>
          </table:table-cell>
          <table:table-cell office:value-type="string" calcext:value-type="string">
            <text:p>00:00:02.329</text:p>
          </table:table-cell>
          <table:table-cell office:value-type="float" office:value="116" calcext:value-type="float">
            <text:p>116</text:p>
          </table:table-cell>
          <table:table-cell office:value-type="float" office:value="652.7308" calcext:value-type="float">
            <text:p>652,7308</text:p>
          </table:table-cell>
          <table:table-cell office:value-type="float" office:value="508.7079" calcext:value-type="float">
            <text:p>508,7079</text:p>
          </table:table-cell>
          <table:table-cell office:value-type="float" office:value="0.6345033" calcext:value-type="float">
            <text:p>0,6345033</text:p>
          </table:table-cell>
          <table:table-cell office:value-type="float" office:value="0.3129571" calcext:value-type="float">
            <text:p>0,3129571</text:p>
          </table:table-cell>
          <table:table-cell office:value-type="float" office:value="695.4056" calcext:value-type="float">
            <text:p>695,4056</text:p>
          </table:table-cell>
          <table:table-cell office:value-type="float" office:value="4.071244" calcext:value-type="float">
            <text:p>4,071244</text:p>
          </table:table-cell>
          <table:table-cell office:value-type="float" office:value="0" calcext:value-type="float">
            <text:p>0</text:p>
          </table:table-cell>
          <table:table-cell office:value-type="float" office:value="687.3727" calcext:value-type="float">
            <text:p>687,3727</text:p>
          </table:table-cell>
          <table:table-cell office:value-type="float" office:value="520.9469" calcext:value-type="float">
            <text:p>520,9469</text:p>
          </table:table-cell>
          <table:table-cell office:value-type="float" office:value="0.3743369" calcext:value-type="float">
            <text:p>0,3743369</text:p>
          </table:table-cell>
          <table:table-cell office:value-type="float" office:value="0.3157687" calcext:value-type="float">
            <text:p>0,3157687</text:p>
          </table:table-cell>
          <table:table-cell office:value-type="float" office:value="692.3995" calcext:value-type="float">
            <text:p>692,3995</text:p>
          </table:table-cell>
          <table:table-cell office:value-type="float" office:value="3.944146" calcext:value-type="float">
            <text:p>3,944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office:value-type="float" office:value="515" calcext:value-type="float">
            <text:p>51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515" calcext:value-type="float">
            <text:p>515</text:p>
          </table:table-cell>
          <table:table-cell office:value-type="float" office:value="2329205" calcext:value-type="float">
            <text:p>2329205</text:p>
          </table:table-cell>
          <table:table-cell office:value-type="float" office:value="370895124" calcext:value-type="float">
            <text:p>370895124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14:37:17.708</text:p>
          </table:table-cell>
          <table:table-cell office:value-type="string" calcext:value-type="string">
            <text:p>00:00:02.349</text:p>
          </table:table-cell>
          <table:table-cell office:value-type="float" office:value="117" calcext:value-type="float">
            <text:p>117</text:p>
          </table:table-cell>
          <table:table-cell office:value-type="float" office:value="656.3116" calcext:value-type="float">
            <text:p>656,3116</text:p>
          </table:table-cell>
          <table:table-cell office:value-type="float" office:value="522.3321" calcext:value-type="float">
            <text:p>522,3321</text:p>
          </table:table-cell>
          <table:table-cell office:value-type="float" office:value="0.634339" calcext:value-type="float">
            <text:p>0,634339</text:p>
          </table:table-cell>
          <table:table-cell office:value-type="float" office:value="0.3130167" calcext:value-type="float">
            <text:p>0,3130167</text:p>
          </table:table-cell>
          <table:table-cell office:value-type="float" office:value="695.4056" calcext:value-type="float">
            <text:p>695,4056</text:p>
          </table:table-cell>
          <table:table-cell office:value-type="float" office:value="4.128143" calcext:value-type="float">
            <text:p>4,128143</text:p>
          </table:table-cell>
          <table:table-cell office:value-type="float" office:value="0" calcext:value-type="float">
            <text:p>0</text:p>
          </table:table-cell>
          <table:table-cell office:value-type="float" office:value="686.9294" calcext:value-type="float">
            <text:p>686,9294</text:p>
          </table:table-cell>
          <table:table-cell office:value-type="float" office:value="533.3256" calcext:value-type="float">
            <text:p>533,3256</text:p>
          </table:table-cell>
          <table:table-cell office:value-type="float" office:value="0.3742438" calcext:value-type="float">
            <text:p>0,3742438</text:p>
          </table:table-cell>
          <table:table-cell office:value-type="float" office:value="0.3155589" calcext:value-type="float">
            <text:p>0,3155589</text:p>
          </table:table-cell>
          <table:table-cell office:value-type="float" office:value="692.3995" calcext:value-type="float">
            <text:p>692,3995</text:p>
          </table:table-cell>
          <table:table-cell office:value-type="float" office:value="3.981481" calcext:value-type="float">
            <text:p>3,9814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office:value-type="float" office:value="2349246" calcext:value-type="float">
            <text:p>2349246</text:p>
          </table:table-cell>
          <table:table-cell office:value-type="float" office:value="370915165" calcext:value-type="float">
            <text:p>370915165</text:p>
          </table:table-cell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string" calcext:value-type="string">
            <text:p>14:37:17.728</text:p>
          </table:table-cell>
          <table:table-cell office:value-type="string" calcext:value-type="string">
            <text:p>00:00:02.369</text:p>
          </table:table-cell>
          <table:table-cell office:value-type="float" office:value="118" calcext:value-type="float">
            <text:p>118</text:p>
          </table:table-cell>
          <table:table-cell office:value-type="float" office:value="657.6761" calcext:value-type="float">
            <text:p>657,6761</text:p>
          </table:table-cell>
          <table:table-cell office:value-type="float" office:value="516.5745" calcext:value-type="float">
            <text:p>516,5745</text:p>
          </table:table-cell>
          <table:table-cell office:value-type="float" office:value="0.6344123" calcext:value-type="float">
            <text:p>0,6344123</text:p>
          </table:table-cell>
          <table:table-cell office:value-type="float" office:value="0.3130761" calcext:value-type="float">
            <text:p>0,3130761</text:p>
          </table:table-cell>
          <table:table-cell office:value-type="float" office:value="695.8274" calcext:value-type="float">
            <text:p>695,8274</text:p>
          </table:table-cell>
          <table:table-cell office:value-type="float" office:value="4.139047" calcext:value-type="float">
            <text:p>4,139047</text:p>
          </table:table-cell>
          <table:table-cell office:value-type="float" office:value="0" calcext:value-type="float">
            <text:p>0</text:p>
          </table:table-cell>
          <table:table-cell office:value-type="float" office:value="687.4417" calcext:value-type="float">
            <text:p>687,4417</text:p>
          </table:table-cell>
          <table:table-cell office:value-type="float" office:value="530.5054" calcext:value-type="float">
            <text:p>530,5054</text:p>
          </table:table-cell>
          <table:table-cell office:value-type="float" office:value="0.3742856" calcext:value-type="float">
            <text:p>0,3742856</text:p>
          </table:table-cell>
          <table:table-cell office:value-type="float" office:value="0.3151644" calcext:value-type="float">
            <text:p>0,3151644</text:p>
          </table:table-cell>
          <table:table-cell office:value-type="float" office:value="692.1345" calcext:value-type="float">
            <text:p>692,1345</text:p>
          </table:table-cell>
          <table:table-cell office:value-type="float" office:value="3.962648" calcext:value-type="float">
            <text:p>3,9626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3" calcext:value-type="float">
            <text:p>673</text:p>
          </table:table-cell>
          <table:table-cell office:value-type="float" office:value="524" calcext:value-type="float">
            <text:p>5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524" calcext:value-type="float">
            <text:p>524</text:p>
          </table:table-cell>
          <table:table-cell office:value-type="float" office:value="2369105" calcext:value-type="float">
            <text:p>2369105</text:p>
          </table:table-cell>
          <table:table-cell office:value-type="float" office:value="370935024" calcext:value-type="float">
            <text:p>370935024</text:p>
          </table:table-cell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string" calcext:value-type="string">
            <text:p>14:37:17.748</text:p>
          </table:table-cell>
          <table:table-cell office:value-type="string" calcext:value-type="string">
            <text:p>00:00:02.389</text:p>
          </table:table-cell>
          <table:table-cell office:value-type="float" office:value="119" calcext:value-type="float">
            <text:p>119</text:p>
          </table:table-cell>
          <table:table-cell office:value-type="float" office:value="663.8205" calcext:value-type="float">
            <text:p>663,8205</text:p>
          </table:table-cell>
          <table:table-cell office:value-type="float" office:value="521.4816" calcext:value-type="float">
            <text:p>521,4816</text:p>
          </table:table-cell>
          <table:table-cell office:value-type="float" office:value="0.6346482" calcext:value-type="float">
            <text:p>0,6346482</text:p>
          </table:table-cell>
          <table:table-cell office:value-type="float" office:value="0.3129327" calcext:value-type="float">
            <text:p>0,3129327</text:p>
          </table:table-cell>
          <table:table-cell office:value-type="float" office:value="695.8274" calcext:value-type="float">
            <text:p>695,8274</text:p>
          </table:table-cell>
          <table:table-cell office:value-type="float" office:value="4.063047" calcext:value-type="float">
            <text:p>4,063047</text:p>
          </table:table-cell>
          <table:table-cell office:value-type="float" office:value="0" calcext:value-type="float">
            <text:p>0</text:p>
          </table:table-cell>
          <table:table-cell office:value-type="float" office:value="651.161" calcext:value-type="float">
            <text:p>651,161</text:p>
          </table:table-cell>
          <table:table-cell office:value-type="float" office:value="562.9832" calcext:value-type="float">
            <text:p>562,9832</text:p>
          </table:table-cell>
          <table:table-cell office:value-type="float" office:value="0.3744113" calcext:value-type="float">
            <text:p>0,3744113</text:p>
          </table:table-cell>
          <table:table-cell office:value-type="float" office:value="0.3147961" calcext:value-type="float">
            <text:p>0,3147961</text:p>
          </table:table-cell>
          <table:table-cell office:value-type="float" office:value="692.1345" calcext:value-type="float">
            <text:p>692,1345</text:p>
          </table:table-cell>
          <table:table-cell office:value-type="float" office:value="4.04553" calcext:value-type="float">
            <text:p>4,045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7" calcext:value-type="float">
            <text:p>657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542" calcext:value-type="float">
            <text:p>542</text:p>
          </table:table-cell>
          <table:table-cell office:value-type="float" office:value="2389305" calcext:value-type="float">
            <text:p>2389305</text:p>
          </table:table-cell>
          <table:table-cell office:value-type="float" office:value="370955224" calcext:value-type="float">
            <text:p>370955224</text:p>
          </table:table-cell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14:37:17.768</text:p>
          </table:table-cell>
          <table:table-cell office:value-type="string" calcext:value-type="string">
            <text:p>00:00:02.408</text:p>
          </table:table-cell>
          <table:table-cell office:value-type="float" office:value="120" calcext:value-type="float">
            <text:p>120</text:p>
          </table:table-cell>
          <table:table-cell office:value-type="float" office:value="680.7844" calcext:value-type="float">
            <text:p>680,7844</text:p>
          </table:table-cell>
          <table:table-cell office:value-type="float" office:value="507.9168" calcext:value-type="float">
            <text:p>507,9168</text:p>
          </table:table-cell>
          <table:table-cell office:value-type="float" office:value="0.6350245" calcext:value-type="float">
            <text:p>0,6350245</text:p>
          </table:table-cell>
          <table:table-cell office:value-type="float" office:value="0.312773" calcext:value-type="float">
            <text:p>0,312773</text:p>
          </table:table-cell>
          <table:table-cell office:value-type="float" office:value="695.8274" calcext:value-type="float">
            <text:p>695,8274</text:p>
          </table:table-cell>
          <table:table-cell office:value-type="float" office:value="4.075845" calcext:value-type="float">
            <text:p>4,075845</text:p>
          </table:table-cell>
          <table:table-cell office:value-type="float" office:value="0" calcext:value-type="float">
            <text:p>0</text:p>
          </table:table-cell>
          <table:table-cell office:value-type="float" office:value="683.0916" calcext:value-type="float">
            <text:p>683,0916</text:p>
          </table:table-cell>
          <table:table-cell office:value-type="float" office:value="564.8728" calcext:value-type="float">
            <text:p>564,8728</text:p>
          </table:table-cell>
          <table:table-cell office:value-type="float" office:value="0.3747626" calcext:value-type="float">
            <text:p>0,3747626</text:p>
          </table:table-cell>
          <table:table-cell office:value-type="float" office:value="0.3144513" calcext:value-type="float">
            <text:p>0,3144513</text:p>
          </table:table-cell>
          <table:table-cell office:value-type="float" office:value="692.1345" calcext:value-type="float">
            <text:p>692,1345</text:p>
          </table:table-cell>
          <table:table-cell office:value-type="float" office:value="4.087163" calcext:value-type="float">
            <text:p>4,087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536" calcext:value-type="float">
            <text:p>5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536" calcext:value-type="float">
            <text:p>536</text:p>
          </table:table-cell>
          <table:table-cell office:value-type="float" office:value="2408945" calcext:value-type="float">
            <text:p>2408945</text:p>
          </table:table-cell>
          <table:table-cell office:value-type="float" office:value="370974864" calcext:value-type="float">
            <text:p>370974864</text:p>
          </table:table-cell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14:37:17.788</text:p>
          </table:table-cell>
          <table:table-cell office:value-type="string" calcext:value-type="string">
            <text:p>00:00:02.428</text:p>
          </table:table-cell>
          <table:table-cell office:value-type="float" office:value="121" calcext:value-type="float">
            <text:p>121</text:p>
          </table:table-cell>
          <table:table-cell office:value-type="float" office:value="657.5065" calcext:value-type="float">
            <text:p>657,5065</text:p>
          </table:table-cell>
          <table:table-cell office:value-type="float" office:value="524.9498" calcext:value-type="float">
            <text:p>524,9498</text:p>
          </table:table-cell>
          <table:table-cell office:value-type="float" office:value="0.6354334" calcext:value-type="float">
            <text:p>0,6354334</text:p>
          </table:table-cell>
          <table:table-cell office:value-type="float" office:value="0.3122492" calcext:value-type="float">
            <text:p>0,3122492</text:p>
          </table:table-cell>
          <table:table-cell office:value-type="float" office:value="695.8274" calcext:value-type="float">
            <text:p>695,8274</text:p>
          </table:table-cell>
          <table:table-cell office:value-type="float" office:value="4.027062" calcext:value-type="float">
            <text:p>4,027062</text:p>
          </table:table-cell>
          <table:table-cell office:value-type="float" office:value="0" calcext:value-type="float">
            <text:p>0</text:p>
          </table:table-cell>
          <table:table-cell office:value-type="float" office:value="680.0259" calcext:value-type="float">
            <text:p>680,0259</text:p>
          </table:table-cell>
          <table:table-cell office:value-type="float" office:value="553.1424" calcext:value-type="float">
            <text:p>553,1424</text:p>
          </table:table-cell>
          <table:table-cell office:value-type="float" office:value="0.3749403" calcext:value-type="float">
            <text:p>0,3749403</text:p>
          </table:table-cell>
          <table:table-cell office:value-type="float" office:value="0.3140114" calcext:value-type="float">
            <text:p>0,3140114</text:p>
          </table:table-cell>
          <table:table-cell office:value-type="float" office:value="692.1345" calcext:value-type="float">
            <text:p>692,1345</text:p>
          </table:table-cell>
          <table:table-cell office:value-type="float" office:value="3.956159" calcext:value-type="float">
            <text:p>3,956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539" calcext:value-type="float">
            <text:p>539</text:p>
          </table:table-cell>
          <table:table-cell office:value-type="float" office:value="2428979" calcext:value-type="float">
            <text:p>2428979</text:p>
          </table:table-cell>
          <table:table-cell office:value-type="float" office:value="370994898" calcext:value-type="float">
            <text:p>370994898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14:37:17.808</text:p>
          </table:table-cell>
          <table:table-cell office:value-type="string" calcext:value-type="string">
            <text:p>00:00:02.448</text:p>
          </table:table-cell>
          <table:table-cell office:value-type="float" office:value="122" calcext:value-type="float">
            <text:p>122</text:p>
          </table:table-cell>
          <table:table-cell office:value-type="float" office:value="677.9791" calcext:value-type="float">
            <text:p>677,9791</text:p>
          </table:table-cell>
          <table:table-cell office:value-type="float" office:value="536.3053" calcext:value-type="float">
            <text:p>536,3053</text:p>
          </table:table-cell>
          <table:table-cell office:value-type="float" office:value="0.6357687" calcext:value-type="float">
            <text:p>0,6357687</text:p>
          </table:table-cell>
          <table:table-cell office:value-type="float" office:value="0.3120045" calcext:value-type="float">
            <text:p>0,3120045</text:p>
          </table:table-cell>
          <table:table-cell office:value-type="float" office:value="695.8274" calcext:value-type="float">
            <text:p>695,8274</text:p>
          </table:table-cell>
          <table:table-cell office:value-type="float" office:value="4.055829" calcext:value-type="float">
            <text:p>4,055829</text:p>
          </table:table-cell>
          <table:table-cell office:value-type="float" office:value="0" calcext:value-type="float">
            <text:p>0</text:p>
          </table:table-cell>
          <table:table-cell office:value-type="float" office:value="673.6909" calcext:value-type="float">
            <text:p>673,6909</text:p>
          </table:table-cell>
          <table:table-cell office:value-type="float" office:value="548.1852" calcext:value-type="float">
            <text:p>548,1852</text:p>
          </table:table-cell>
          <table:table-cell office:value-type="float" office:value="0.3750476" calcext:value-type="float">
            <text:p>0,3750476</text:p>
          </table:table-cell>
          <table:table-cell office:value-type="float" office:value="0.3138331" calcext:value-type="float">
            <text:p>0,3138331</text:p>
          </table:table-cell>
          <table:table-cell office:value-type="float" office:value="692.1345" calcext:value-type="float">
            <text:p>692,1345</text:p>
          </table:table-cell>
          <table:table-cell office:value-type="float" office:value="3.959805" calcext:value-type="float">
            <text:p>3,9598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542" calcext:value-type="float">
            <text:p>542</text:p>
          </table:table-cell>
          <table:table-cell office:value-type="float" office:value="2448826" calcext:value-type="float">
            <text:p>2448826</text:p>
          </table:table-cell>
          <table:table-cell office:value-type="float" office:value="371014745" calcext:value-type="float">
            <text:p>371014745</text:p>
          </table:table-cell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14:37:17.828</text:p>
          </table:table-cell>
          <table:table-cell office:value-type="string" calcext:value-type="string">
            <text:p>00:00:02.468</text:p>
          </table:table-cell>
          <table:table-cell office:value-type="float" office:value="123" calcext:value-type="float">
            <text:p>123</text:p>
          </table:table-cell>
          <table:table-cell office:value-type="float" office:value="668.1113" calcext:value-type="float">
            <text:p>668,1113</text:p>
          </table:table-cell>
          <table:table-cell office:value-type="float" office:value="533.7581" calcext:value-type="float">
            <text:p>533,7581</text:p>
          </table:table-cell>
          <table:table-cell office:value-type="float" office:value="0.6364053" calcext:value-type="float">
            <text:p>0,6364053</text:p>
          </table:table-cell>
          <table:table-cell office:value-type="float" office:value="0.3118134" calcext:value-type="float">
            <text:p>0,3118134</text:p>
          </table:table-cell>
          <table:table-cell office:value-type="float" office:value="696.5429" calcext:value-type="float">
            <text:p>696,5429</text:p>
          </table:table-cell>
          <table:table-cell office:value-type="float" office:value="4.053461" calcext:value-type="float">
            <text:p>4,053461</text:p>
          </table:table-cell>
          <table:table-cell office:value-type="float" office:value="0" calcext:value-type="float">
            <text:p>0</text:p>
          </table:table-cell>
          <table:table-cell office:value-type="float" office:value="671.1641" calcext:value-type="float">
            <text:p>671,1641</text:p>
          </table:table-cell>
          <table:table-cell office:value-type="float" office:value="543.8716" calcext:value-type="float">
            <text:p>543,8716</text:p>
          </table:table-cell>
          <table:table-cell office:value-type="float" office:value="0.3756984" calcext:value-type="float">
            <text:p>0,3756984</text:p>
          </table:table-cell>
          <table:table-cell office:value-type="float" office:value="0.313677" calcext:value-type="float">
            <text:p>0,313677</text:p>
          </table:table-cell>
          <table:table-cell office:value-type="float" office:value="691.8821" calcext:value-type="float">
            <text:p>691,8821</text:p>
          </table:table-cell>
          <table:table-cell office:value-type="float" office:value="3.962051" calcext:value-type="float">
            <text:p>3,9620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539" calcext:value-type="float">
            <text:p>539</text:p>
          </table:table-cell>
          <table:table-cell office:value-type="float" office:value="2468801" calcext:value-type="float">
            <text:p>2468801</text:p>
          </table:table-cell>
          <table:table-cell office:value-type="float" office:value="371034720" calcext:value-type="float">
            <text:p>371034720</text:p>
          </table:table-cell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string" calcext:value-type="string">
            <text:p>14:37:17.848</text:p>
          </table:table-cell>
          <table:table-cell office:value-type="string" calcext:value-type="string">
            <text:p>00:00:02.488</text:p>
          </table:table-cell>
          <table:table-cell office:value-type="float" office:value="124" calcext:value-type="float">
            <text:p>124</text:p>
          </table:table-cell>
          <table:table-cell office:value-type="float" office:value="650.2813" calcext:value-type="float">
            <text:p>650,2813</text:p>
          </table:table-cell>
          <table:table-cell office:value-type="float" office:value="528.293" calcext:value-type="float">
            <text:p>528,293</text:p>
          </table:table-cell>
          <table:table-cell office:value-type="float" office:value="0.6363754" calcext:value-type="float">
            <text:p>0,6363754</text:p>
          </table:table-cell>
          <table:table-cell office:value-type="float" office:value="0.3119947" calcext:value-type="float">
            <text:p>0,3119947</text:p>
          </table:table-cell>
          <table:table-cell office:value-type="float" office:value="696.5429" calcext:value-type="float">
            <text:p>696,5429</text:p>
          </table:table-cell>
          <table:table-cell office:value-type="float" office:value="4.028129" calcext:value-type="float">
            <text:p>4,028129</text:p>
          </table:table-cell>
          <table:table-cell office:value-type="float" office:value="0" calcext:value-type="float">
            <text:p>0</text:p>
          </table:table-cell>
          <table:table-cell office:value-type="float" office:value="660.0281" calcext:value-type="float">
            <text:p>660,0281</text:p>
          </table:table-cell>
          <table:table-cell office:value-type="float" office:value="515.0405" calcext:value-type="float">
            <text:p>515,0405</text:p>
          </table:table-cell>
          <table:table-cell office:value-type="float" office:value="0.3757174" calcext:value-type="float">
            <text:p>0,3757174</text:p>
          </table:table-cell>
          <table:table-cell office:value-type="float" office:value="0.3139487" calcext:value-type="float">
            <text:p>0,3139487</text:p>
          </table:table-cell>
          <table:table-cell office:value-type="float" office:value="691.8821" calcext:value-type="float">
            <text:p>691,8821</text:p>
          </table:table-cell>
          <table:table-cell office:value-type="float" office:value="3.973261" calcext:value-type="float">
            <text:p>3,9732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22" calcext:value-type="float">
            <text:p>522</text:p>
          </table:table-cell>
          <table:table-cell office:value-type="float" office:value="2488720" calcext:value-type="float">
            <text:p>2488720</text:p>
          </table:table-cell>
          <table:table-cell office:value-type="float" office:value="371054639" calcext:value-type="float">
            <text:p>371054639</text:p>
          </table:table-cell>
        </table:table-row>
        <table:table-row table:style-name="ro2">
          <table:table-cell office:value-type="float" office:value="2509" calcext:value-type="float">
            <text:p>2509</text:p>
          </table:table-cell>
          <table:table-cell office:value-type="string" calcext:value-type="string">
            <text:p>14:37:17.868</text:p>
          </table:table-cell>
          <table:table-cell office:value-type="string" calcext:value-type="string">
            <text:p>00:00:02.508</text:p>
          </table:table-cell>
          <table:table-cell office:value-type="float" office:value="125" calcext:value-type="float">
            <text:p>125</text:p>
          </table:table-cell>
          <table:table-cell office:value-type="float" office:value="636.499" calcext:value-type="float">
            <text:p>636,499</text:p>
          </table:table-cell>
          <table:table-cell office:value-type="float" office:value="519.9929" calcext:value-type="float">
            <text:p>519,9929</text:p>
          </table:table-cell>
          <table:table-cell office:value-type="float" office:value="0.6360373" calcext:value-type="float">
            <text:p>0,6360373</text:p>
          </table:table-cell>
          <table:table-cell office:value-type="float" office:value="0.3122153" calcext:value-type="float">
            <text:p>0,3122153</text:p>
          </table:table-cell>
          <table:table-cell office:value-type="float" office:value="696.5429" calcext:value-type="float">
            <text:p>696,5429</text:p>
          </table:table-cell>
          <table:table-cell office:value-type="float" office:value="4.066673" calcext:value-type="float">
            <text:p>4,066673</text:p>
          </table:table-cell>
          <table:table-cell office:value-type="float" office:value="0" calcext:value-type="float">
            <text:p>0</text:p>
          </table:table-cell>
          <table:table-cell office:value-type="float" office:value="657.1512" calcext:value-type="float">
            <text:p>657,1512</text:p>
          </table:table-cell>
          <table:table-cell office:value-type="float" office:value="537.1885" calcext:value-type="float">
            <text:p>537,1885</text:p>
          </table:table-cell>
          <table:table-cell office:value-type="float" office:value="0.3756409" calcext:value-type="float">
            <text:p>0,3756409</text:p>
          </table:table-cell>
          <table:table-cell office:value-type="float" office:value="0.3144681" calcext:value-type="float">
            <text:p>0,3144681</text:p>
          </table:table-cell>
          <table:table-cell office:value-type="float" office:value="691.8821" calcext:value-type="float">
            <text:p>691,8821</text:p>
          </table:table-cell>
          <table:table-cell office:value-type="float" office:value="3.953579" calcext:value-type="float">
            <text:p>3,9535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29" calcext:value-type="float">
            <text:p>5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29" calcext:value-type="float">
            <text:p>529</text:p>
          </table:table-cell>
          <table:table-cell office:value-type="float" office:value="2508705" calcext:value-type="float">
            <text:p>2508705</text:p>
          </table:table-cell>
          <table:table-cell office:value-type="float" office:value="371074624" calcext:value-type="float">
            <text:p>371074624</text:p>
          </table:table-cell>
        </table:table-row>
        <table:table-row table:style-name="ro2">
          <table:table-cell office:value-type="float" office:value="2529" calcext:value-type="float">
            <text:p>2529</text:p>
          </table:table-cell>
          <table:table-cell office:value-type="string" calcext:value-type="string">
            <text:p>14:37:17.888</text:p>
          </table:table-cell>
          <table:table-cell office:value-type="string" calcext:value-type="string">
            <text:p>00:00:02.528</text:p>
          </table:table-cell>
          <table:table-cell office:value-type="float" office:value="126" calcext:value-type="float">
            <text:p>126</text:p>
          </table:table-cell>
          <table:table-cell office:value-type="float" office:value="639.1248" calcext:value-type="float">
            <text:p>639,1248</text:p>
          </table:table-cell>
          <table:table-cell office:value-type="float" office:value="521.7571" calcext:value-type="float">
            <text:p>521,7571</text:p>
          </table:table-cell>
          <table:table-cell office:value-type="float" office:value="0.6357845" calcext:value-type="float">
            <text:p>0,6357845</text:p>
          </table:table-cell>
          <table:table-cell office:value-type="float" office:value="0.3122443" calcext:value-type="float">
            <text:p>0,3122443</text:p>
          </table:table-cell>
          <table:table-cell office:value-type="float" office:value="696.5429" calcext:value-type="float">
            <text:p>696,5429</text:p>
          </table:table-cell>
          <table:table-cell office:value-type="float" office:value="4.077683" calcext:value-type="float">
            <text:p>4,077683</text:p>
          </table:table-cell>
          <table:table-cell office:value-type="float" office:value="0" calcext:value-type="float">
            <text:p>0</text:p>
          </table:table-cell>
          <table:table-cell office:value-type="float" office:value="665.879" calcext:value-type="float">
            <text:p>665,879</text:p>
          </table:table-cell>
          <table:table-cell office:value-type="float" office:value="515.4699" calcext:value-type="float">
            <text:p>515,4699</text:p>
          </table:table-cell>
          <table:table-cell office:value-type="float" office:value="0.3754376" calcext:value-type="float">
            <text:p>0,3754376</text:p>
          </table:table-cell>
          <table:table-cell office:value-type="float" office:value="0.3148162" calcext:value-type="float">
            <text:p>0,3148162</text:p>
          </table:table-cell>
          <table:table-cell office:value-type="float" office:value="691.8821" calcext:value-type="float">
            <text:p>691,8821</text:p>
          </table:table-cell>
          <table:table-cell office:value-type="float" office:value="3.962136" calcext:value-type="float">
            <text:p>3,9621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3" calcext:value-type="float">
            <text:p>653</text:p>
          </table:table-cell>
          <table:table-cell office:value-type="float" office:value="519" calcext:value-type="float">
            <text:p>51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519" calcext:value-type="float">
            <text:p>519</text:p>
          </table:table-cell>
          <table:table-cell office:value-type="float" office:value="2528549" calcext:value-type="float">
            <text:p>2528549</text:p>
          </table:table-cell>
          <table:table-cell office:value-type="float" office:value="371094468" calcext:value-type="float">
            <text:p>371094468</text:p>
          </table:table-cell>
        </table:table-row>
        <table:table-row table:style-name="ro2">
          <table:table-cell office:value-type="float" office:value="2548" calcext:value-type="float">
            <text:p>2548</text:p>
          </table:table-cell>
          <table:table-cell office:value-type="string" calcext:value-type="string">
            <text:p>14:37:17.907</text:p>
          </table:table-cell>
          <table:table-cell office:value-type="string" calcext:value-type="string">
            <text:p>00:00:02.548</text:p>
          </table:table-cell>
          <table:table-cell office:value-type="float" office:value="127" calcext:value-type="float">
            <text:p>127</text:p>
          </table:table-cell>
          <table:table-cell office:value-type="float" office:value="643.4667" calcext:value-type="float">
            <text:p>643,4667</text:p>
          </table:table-cell>
          <table:table-cell office:value-type="float" office:value="524.6905" calcext:value-type="float">
            <text:p>524,6905</text:p>
          </table:table-cell>
          <table:table-cell office:value-type="float" office:value="0.6354398" calcext:value-type="float">
            <text:p>0,6354398</text:p>
          </table:table-cell>
          <table:table-cell office:value-type="float" office:value="0.3122815" calcext:value-type="float">
            <text:p>0,3122815</text:p>
          </table:table-cell>
          <table:table-cell office:value-type="float" office:value="696.5429" calcext:value-type="float">
            <text:p>696,5429</text:p>
          </table:table-cell>
          <table:table-cell office:value-type="float" office:value="4.0269" calcext:value-type="float">
            <text:p>4,0269</text:p>
          </table:table-cell>
          <table:table-cell office:value-type="float" office:value="0" calcext:value-type="float">
            <text:p>0</text:p>
          </table:table-cell>
          <table:table-cell office:value-type="float" office:value="639.222" calcext:value-type="float">
            <text:p>639,222</text:p>
          </table:table-cell>
          <table:table-cell office:value-type="float" office:value="533.8942" calcext:value-type="float">
            <text:p>533,8942</text:p>
          </table:table-cell>
          <table:table-cell office:value-type="float" office:value="0.3750184" calcext:value-type="float">
            <text:p>0,3750184</text:p>
          </table:table-cell>
          <table:table-cell office:value-type="float" office:value="0.3149081" calcext:value-type="float">
            <text:p>0,3149081</text:p>
          </table:table-cell>
          <table:table-cell office:value-type="float" office:value="691.8821" calcext:value-type="float">
            <text:p>691,8821</text:p>
          </table:table-cell>
          <table:table-cell office:value-type="float" office:value="3.959714" calcext:value-type="float">
            <text:p>3,9597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1" calcext:value-type="float">
            <text:p>641</text:p>
          </table:table-cell>
          <table:table-cell office:value-type="float" office:value="529" calcext:value-type="float">
            <text:p>5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529" calcext:value-type="float">
            <text:p>529</text:p>
          </table:table-cell>
          <table:table-cell office:value-type="float" office:value="2548458" calcext:value-type="float">
            <text:p>2548458</text:p>
          </table:table-cell>
          <table:table-cell office:value-type="float" office:value="371114377" calcext:value-type="float">
            <text:p>371114377</text:p>
          </table:table-cell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string" calcext:value-type="string">
            <text:p>14:37:17.927</text:p>
          </table:table-cell>
          <table:table-cell office:value-type="string" calcext:value-type="string">
            <text:p>00:00:02.568</text:p>
          </table:table-cell>
          <table:table-cell office:value-type="float" office:value="128" calcext:value-type="float">
            <text:p>128</text:p>
          </table:table-cell>
          <table:table-cell office:value-type="float" office:value="637.2115" calcext:value-type="float">
            <text:p>637,2115</text:p>
          </table:table-cell>
          <table:table-cell office:value-type="float" office:value="522.1857" calcext:value-type="float">
            <text:p>522,1857</text:p>
          </table:table-cell>
          <table:table-cell office:value-type="float" office:value="0.6350084" calcext:value-type="float">
            <text:p>0,6350084</text:p>
          </table:table-cell>
          <table:table-cell office:value-type="float" office:value="0.3123969" calcext:value-type="float">
            <text:p>0,3123969</text:p>
          </table:table-cell>
          <table:table-cell office:value-type="float" office:value="695.5444" calcext:value-type="float">
            <text:p>695,5444</text:p>
          </table:table-cell>
          <table:table-cell office:value-type="float" office:value="4.043205" calcext:value-type="float">
            <text:p>4,043205</text:p>
          </table:table-cell>
          <table:table-cell office:value-type="float" office:value="0" calcext:value-type="float">
            <text:p>0</text:p>
          </table:table-cell>
          <table:table-cell office:value-type="float" office:value="639.5652" calcext:value-type="float">
            <text:p>639,5652</text:p>
          </table:table-cell>
          <table:table-cell office:value-type="float" office:value="519.6908" calcext:value-type="float">
            <text:p>519,6908</text:p>
          </table:table-cell>
          <table:table-cell office:value-type="float" office:value="0.374634" calcext:value-type="float">
            <text:p>0,374634</text:p>
          </table:table-cell>
          <table:table-cell office:value-type="float" office:value="0.3150412" calcext:value-type="float">
            <text:p>0,3150412</text:p>
          </table:table-cell>
          <table:table-cell office:value-type="float" office:value="695.0197" calcext:value-type="float">
            <text:p>695,0197</text:p>
          </table:table-cell>
          <table:table-cell office:value-type="float" office:value="3.974657" calcext:value-type="float">
            <text:p>3,9746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521" calcext:value-type="float">
            <text:p>521</text:p>
          </table:table-cell>
          <table:table-cell office:value-type="float" office:value="2568424" calcext:value-type="float">
            <text:p>2568424</text:p>
          </table:table-cell>
          <table:table-cell office:value-type="float" office:value="371134343" calcext:value-type="float">
            <text:p>371134343</text:p>
          </table:table-cell>
        </table:table-row>
        <table:table-row table:style-name="ro2">
          <table:table-cell office:value-type="float" office:value="2588" calcext:value-type="float">
            <text:p>2588</text:p>
          </table:table-cell>
          <table:table-cell office:value-type="string" calcext:value-type="string">
            <text:p>14:37:17.947</text:p>
          </table:table-cell>
          <table:table-cell office:value-type="string" calcext:value-type="string">
            <text:p>00:00:02.588</text:p>
          </table:table-cell>
          <table:table-cell office:value-type="float" office:value="129" calcext:value-type="float">
            <text:p>129</text:p>
          </table:table-cell>
          <table:table-cell office:value-type="float" office:value="641.8175" calcext:value-type="float">
            <text:p>641,8175</text:p>
          </table:table-cell>
          <table:table-cell office:value-type="float" office:value="514.0579" calcext:value-type="float">
            <text:p>514,0579</text:p>
          </table:table-cell>
          <table:table-cell office:value-type="float" office:value="0.6346" calcext:value-type="float">
            <text:p>0,6346</text:p>
          </table:table-cell>
          <table:table-cell office:value-type="float" office:value="0.3125052" calcext:value-type="float">
            <text:p>0,3125052</text:p>
          </table:table-cell>
          <table:table-cell office:value-type="float" office:value="695.5444" calcext:value-type="float">
            <text:p>695,5444</text:p>
          </table:table-cell>
          <table:table-cell office:value-type="float" office:value="4.053787" calcext:value-type="float">
            <text:p>4,053787</text:p>
          </table:table-cell>
          <table:table-cell office:value-type="float" office:value="0" calcext:value-type="float">
            <text:p>0</text:p>
          </table:table-cell>
          <table:table-cell office:value-type="float" office:value="652.1897" calcext:value-type="float">
            <text:p>652,1897</text:p>
          </table:table-cell>
          <table:table-cell office:value-type="float" office:value="546.6776" calcext:value-type="float">
            <text:p>546,6776</text:p>
          </table:table-cell>
          <table:table-cell office:value-type="float" office:value="0.3742595" calcext:value-type="float">
            <text:p>0,3742595</text:p>
          </table:table-cell>
          <table:table-cell office:value-type="float" office:value="0.3149931" calcext:value-type="float">
            <text:p>0,3149931</text:p>
          </table:table-cell>
          <table:table-cell office:value-type="float" office:value="695.0197" calcext:value-type="float">
            <text:p>695,0197</text:p>
          </table:table-cell>
          <table:table-cell office:value-type="float" office:value="3.953617" calcext:value-type="float">
            <text:p>3,9536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30" calcext:value-type="float">
            <text:p>5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530" calcext:value-type="float">
            <text:p>530</text:p>
          </table:table-cell>
          <table:table-cell office:value-type="float" office:value="2588480" calcext:value-type="float">
            <text:p>2588480</text:p>
          </table:table-cell>
          <table:table-cell office:value-type="float" office:value="371154399" calcext:value-type="float">
            <text:p>371154399</text:p>
          </table:table-cell>
        </table:table-row>
        <table:table-row table:style-name="ro2">
          <table:table-cell office:value-type="float" office:value="2608" calcext:value-type="float">
            <text:p>2608</text:p>
          </table:table-cell>
          <table:table-cell office:value-type="string" calcext:value-type="string">
            <text:p>14:37:17.967</text:p>
          </table:table-cell>
          <table:table-cell office:value-type="string" calcext:value-type="string">
            <text:p>00:00:02.608</text:p>
          </table:table-cell>
          <table:table-cell office:value-type="float" office:value="130" calcext:value-type="float">
            <text:p>130</text:p>
          </table:table-cell>
          <table:table-cell office:value-type="float" office:value="636.6744" calcext:value-type="float">
            <text:p>636,6744</text:p>
          </table:table-cell>
          <table:table-cell office:value-type="float" office:value="497.2731" calcext:value-type="float">
            <text:p>497,2731</text:p>
          </table:table-cell>
          <table:table-cell office:value-type="float" office:value="0.634381" calcext:value-type="float">
            <text:p>0,634381</text:p>
          </table:table-cell>
          <table:table-cell office:value-type="float" office:value="0.3128288" calcext:value-type="float">
            <text:p>0,3128288</text:p>
          </table:table-cell>
          <table:table-cell office:value-type="float" office:value="695.5444" calcext:value-type="float">
            <text:p>695,5444</text:p>
          </table:table-cell>
          <table:table-cell office:value-type="float" office:value="4.089489" calcext:value-type="float">
            <text:p>4,089489</text:p>
          </table:table-cell>
          <table:table-cell office:value-type="float" office:value="0" calcext:value-type="float">
            <text:p>0</text:p>
          </table:table-cell>
          <table:table-cell office:value-type="float" office:value="676.1243" calcext:value-type="float">
            <text:p>676,1243</text:p>
          </table:table-cell>
          <table:table-cell office:value-type="float" office:value="514.8728" calcext:value-type="float">
            <text:p>514,8728</text:p>
          </table:table-cell>
          <table:table-cell office:value-type="float" office:value="0.3741209" calcext:value-type="float">
            <text:p>0,3741209</text:p>
          </table:table-cell>
          <table:table-cell office:value-type="float" office:value="0.3150651" calcext:value-type="float">
            <text:p>0,3150651</text:p>
          </table:table-cell>
          <table:table-cell office:value-type="float" office:value="695.0197" calcext:value-type="float">
            <text:p>695,0197</text:p>
          </table:table-cell>
          <table:table-cell office:value-type="float" office:value="3.945564" calcext:value-type="float">
            <text:p>3,9455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506" calcext:value-type="float">
            <text:p>50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506" calcext:value-type="float">
            <text:p>506</text:p>
          </table:table-cell>
          <table:table-cell office:value-type="float" office:value="2608326" calcext:value-type="float">
            <text:p>2608326</text:p>
          </table:table-cell>
          <table:table-cell office:value-type="float" office:value="371174245" calcext:value-type="float">
            <text:p>371174245</text:p>
          </table:table-cell>
        </table:table-row>
        <table:table-row table:style-name="ro2">
          <table:table-cell office:value-type="float" office:value="2628" calcext:value-type="float">
            <text:p>2628</text:p>
          </table:table-cell>
          <table:table-cell office:value-type="string" calcext:value-type="string">
            <text:p>14:37:17.987</text:p>
          </table:table-cell>
          <table:table-cell office:value-type="string" calcext:value-type="string">
            <text:p>00:00:02.628</text:p>
          </table:table-cell>
          <table:table-cell office:value-type="float" office:value="131" calcext:value-type="float">
            <text:p>131</text:p>
          </table:table-cell>
          <table:table-cell office:value-type="float" office:value="627.7568" calcext:value-type="float">
            <text:p>627,7568</text:p>
          </table:table-cell>
          <table:table-cell office:value-type="float" office:value="530.6875" calcext:value-type="float">
            <text:p>530,6875</text:p>
          </table:table-cell>
          <table:table-cell office:value-type="float" office:value="0.6343693" calcext:value-type="float">
            <text:p>0,6343693</text:p>
          </table:table-cell>
          <table:table-cell office:value-type="float" office:value="0.3130238" calcext:value-type="float">
            <text:p>0,3130238</text:p>
          </table:table-cell>
          <table:table-cell office:value-type="float" office:value="695.5444" calcext:value-type="float">
            <text:p>695,5444</text:p>
          </table:table-cell>
          <table:table-cell office:value-type="float" office:value="4.021006" calcext:value-type="float">
            <text:p>4,021006</text:p>
          </table:table-cell>
          <table:table-cell office:value-type="float" office:value="0" calcext:value-type="float">
            <text:p>0</text:p>
          </table:table-cell>
          <table:table-cell office:value-type="float" office:value="679.8516" calcext:value-type="float">
            <text:p>679,8516</text:p>
          </table:table-cell>
          <table:table-cell office:value-type="float" office:value="523.4155" calcext:value-type="float">
            <text:p>523,4155</text:p>
          </table:table-cell>
          <table:table-cell office:value-type="float" office:value="0.3741554" calcext:value-type="float">
            <text:p>0,3741554</text:p>
          </table:table-cell>
          <table:table-cell office:value-type="float" office:value="0.3153172" calcext:value-type="float">
            <text:p>0,3153172</text:p>
          </table:table-cell>
          <table:table-cell office:value-type="float" office:value="695.0197" calcext:value-type="float">
            <text:p>695,0197</text:p>
          </table:table-cell>
          <table:table-cell office:value-type="float" office:value="3.964254" calcext:value-type="float">
            <text:p>3,9642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527" calcext:value-type="float">
            <text:p>527</text:p>
          </table:table-cell>
          <table:table-cell office:value-type="float" office:value="2628301" calcext:value-type="float">
            <text:p>2628301</text:p>
          </table:table-cell>
          <table:table-cell office:value-type="float" office:value="371194220" calcext:value-type="float">
            <text:p>371194220</text:p>
          </table:table-cell>
        </table:table-row>
        <table:table-row table:style-name="ro2">
          <table:table-cell office:value-type="float" office:value="2648" calcext:value-type="float">
            <text:p>2648</text:p>
          </table:table-cell>
          <table:table-cell office:value-type="string" calcext:value-type="string">
            <text:p>14:37:18.007</text:p>
          </table:table-cell>
          <table:table-cell office:value-type="string" calcext:value-type="string">
            <text:p>00:00:02.648</text:p>
          </table:table-cell>
          <table:table-cell office:value-type="float" office:value="132" calcext:value-type="float">
            <text:p>132</text:p>
          </table:table-cell>
          <table:table-cell office:value-type="float" office:value="641.64" calcext:value-type="float">
            <text:p>641,64</text:p>
          </table:table-cell>
          <table:table-cell office:value-type="float" office:value="513.3976" calcext:value-type="float">
            <text:p>513,3976</text:p>
          </table:table-cell>
          <table:table-cell office:value-type="float" office:value="0.6346849" calcext:value-type="float">
            <text:p>0,6346849</text:p>
          </table:table-cell>
          <table:table-cell office:value-type="float" office:value="0.3135261" calcext:value-type="float">
            <text:p>0,3135261</text:p>
          </table:table-cell>
          <table:table-cell office:value-type="float" office:value="695.5444" calcext:value-type="float">
            <text:p>695,5444</text:p>
          </table:table-cell>
          <table:table-cell office:value-type="float" office:value="4.037177" calcext:value-type="float">
            <text:p>4,037177</text:p>
          </table:table-cell>
          <table:table-cell office:value-type="float" office:value="0" calcext:value-type="float">
            <text:p>0</text:p>
          </table:table-cell>
          <table:table-cell office:value-type="float" office:value="658.6987" calcext:value-type="float">
            <text:p>658,6987</text:p>
          </table:table-cell>
          <table:table-cell office:value-type="float" office:value="508.4697" calcext:value-type="float">
            <text:p>508,4697</text:p>
          </table:table-cell>
          <table:table-cell office:value-type="float" office:value="0.3743218" calcext:value-type="float">
            <text:p>0,3743218</text:p>
          </table:table-cell>
          <table:table-cell office:value-type="float" office:value="0.3153987" calcext:value-type="float">
            <text:p>0,3153987</text:p>
          </table:table-cell>
          <table:table-cell office:value-type="float" office:value="695.0197" calcext:value-type="float">
            <text:p>695,0197</text:p>
          </table:table-cell>
          <table:table-cell office:value-type="float" office:value="3.984744" calcext:value-type="float">
            <text:p>3,9847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11" calcext:value-type="float">
            <text:p>511</text:p>
          </table:table-cell>
          <table:table-cell office:value-type="float" office:value="2648180" calcext:value-type="float">
            <text:p>2648180</text:p>
          </table:table-cell>
          <table:table-cell office:value-type="float" office:value="371214099" calcext:value-type="float">
            <text:p>371214099</text:p>
          </table:table-cell>
        </table:table-row>
        <table:table-row table:style-name="ro2">
          <table:table-cell office:value-type="float" office:value="2668" calcext:value-type="float">
            <text:p>2668</text:p>
          </table:table-cell>
          <table:table-cell office:value-type="string" calcext:value-type="string">
            <text:p>14:37:18.027</text:p>
          </table:table-cell>
          <table:table-cell office:value-type="string" calcext:value-type="string">
            <text:p>00:00:02.668</text:p>
          </table:table-cell>
          <table:table-cell office:value-type="float" office:value="133" calcext:value-type="float">
            <text:p>133</text:p>
          </table:table-cell>
          <table:table-cell office:value-type="float" office:value="636.6251" calcext:value-type="float">
            <text:p>636,6251</text:p>
          </table:table-cell>
          <table:table-cell office:value-type="float" office:value="514.1683" calcext:value-type="float">
            <text:p>514,1683</text:p>
          </table:table-cell>
          <table:table-cell office:value-type="float" office:value="0.6351674" calcext:value-type="float">
            <text:p>0,6351674</text:p>
          </table:table-cell>
          <table:table-cell office:value-type="float" office:value="0.3139143" calcext:value-type="float">
            <text:p>0,3139143</text:p>
          </table:table-cell>
          <table:table-cell office:value-type="float" office:value="694.7949" calcext:value-type="float">
            <text:p>694,7949</text:p>
          </table:table-cell>
          <table:table-cell office:value-type="float" office:value="4.032313" calcext:value-type="float">
            <text:p>4,032313</text:p>
          </table:table-cell>
          <table:table-cell office:value-type="float" office:value="0" calcext:value-type="float">
            <text:p>0</text:p>
          </table:table-cell>
          <table:table-cell office:value-type="float" office:value="667.111" calcext:value-type="float">
            <text:p>667,111</text:p>
          </table:table-cell>
          <table:table-cell office:value-type="float" office:value="516.3195" calcext:value-type="float">
            <text:p>516,3195</text:p>
          </table:table-cell>
          <table:table-cell office:value-type="float" office:value="0.374837" calcext:value-type="float">
            <text:p>0,374837</text:p>
          </table:table-cell>
          <table:table-cell office:value-type="float" office:value="0.3152746" calcext:value-type="float">
            <text:p>0,3152746</text:p>
          </table:table-cell>
          <table:table-cell office:value-type="float" office:value="691.1725" calcext:value-type="float">
            <text:p>691,1725</text:p>
          </table:table-cell>
          <table:table-cell office:value-type="float" office:value="3.96662" calcext:value-type="float">
            <text:p>3,966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15" calcext:value-type="float">
            <text:p>51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515" calcext:value-type="float">
            <text:p>515</text:p>
          </table:table-cell>
          <table:table-cell office:value-type="float" office:value="2668049" calcext:value-type="float">
            <text:p>2668049</text:p>
          </table:table-cell>
          <table:table-cell office:value-type="float" office:value="371233968" calcext:value-type="float">
            <text:p>371233968</text:p>
          </table:table-cell>
        </table:table-row>
        <table:table-row table:style-name="ro2">
          <table:table-cell office:value-type="float" office:value="2688" calcext:value-type="float">
            <text:p>2688</text:p>
          </table:table-cell>
          <table:table-cell office:value-type="string" calcext:value-type="string">
            <text:p>14:37:18.047</text:p>
          </table:table-cell>
          <table:table-cell office:value-type="string" calcext:value-type="string">
            <text:p>00:00:02.688</text:p>
          </table:table-cell>
          <table:table-cell office:value-type="float" office:value="134" calcext:value-type="float">
            <text:p>134</text:p>
          </table:table-cell>
          <table:table-cell office:value-type="float" office:value="633.8981" calcext:value-type="float">
            <text:p>633,8981</text:p>
          </table:table-cell>
          <table:table-cell office:value-type="float" office:value="534.5972" calcext:value-type="float">
            <text:p>534,5972</text:p>
          </table:table-cell>
          <table:table-cell office:value-type="float" office:value="0.6357894" calcext:value-type="float">
            <text:p>0,6357894</text:p>
          </table:table-cell>
          <table:table-cell office:value-type="float" office:value="0.3140647" calcext:value-type="float">
            <text:p>0,3140647</text:p>
          </table:table-cell>
          <table:table-cell office:value-type="float" office:value="694.7949" calcext:value-type="float">
            <text:p>694,7949</text:p>
          </table:table-cell>
          <table:table-cell office:value-type="float" office:value="4.023509" calcext:value-type="float">
            <text:p>4,023509</text:p>
          </table:table-cell>
          <table:table-cell office:value-type="float" office:value="0" calcext:value-type="float">
            <text:p>0</text:p>
          </table:table-cell>
          <table:table-cell office:value-type="float" office:value="671.1609" calcext:value-type="float">
            <text:p>671,1609</text:p>
          </table:table-cell>
          <table:table-cell office:value-type="float" office:value="536.746" calcext:value-type="float">
            <text:p>536,746</text:p>
          </table:table-cell>
          <table:table-cell office:value-type="float" office:value="0.3755573" calcext:value-type="float">
            <text:p>0,3755573</text:p>
          </table:table-cell>
          <table:table-cell office:value-type="float" office:value="0.3149885" calcext:value-type="float">
            <text:p>0,3149885</text:p>
          </table:table-cell>
          <table:table-cell office:value-type="float" office:value="691.1725" calcext:value-type="float">
            <text:p>691,1725</text:p>
          </table:table-cell>
          <table:table-cell office:value-type="float" office:value="3.943039" calcext:value-type="float">
            <text:p>3,9430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3" calcext:value-type="float">
            <text:p>653</text:p>
          </table:table-cell>
          <table:table-cell office:value-type="float" office:value="536" calcext:value-type="float">
            <text:p>5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536" calcext:value-type="float">
            <text:p>536</text:p>
          </table:table-cell>
          <table:table-cell office:value-type="float" office:value="2688091" calcext:value-type="float">
            <text:p>2688091</text:p>
          </table:table-cell>
          <table:table-cell office:value-type="float" office:value="371254010" calcext:value-type="float">
            <text:p>371254010</text:p>
          </table:table-cell>
        </table:table-row>
        <table:table-row table:style-name="ro2">
          <table:table-cell office:value-type="float" office:value="2708" calcext:value-type="float">
            <text:p>2708</text:p>
          </table:table-cell>
          <table:table-cell office:value-type="string" calcext:value-type="string">
            <text:p>14:37:18.067</text:p>
          </table:table-cell>
          <table:table-cell office:value-type="string" calcext:value-type="string">
            <text:p>00:00:02.707</text:p>
          </table:table-cell>
          <table:table-cell office:value-type="float" office:value="135" calcext:value-type="float">
            <text:p>135</text:p>
          </table:table-cell>
          <table:table-cell office:value-type="float" office:value="642.6293" calcext:value-type="float">
            <text:p>642,6293</text:p>
          </table:table-cell>
          <table:table-cell office:value-type="float" office:value="533.7269" calcext:value-type="float">
            <text:p>533,7269</text:p>
          </table:table-cell>
          <table:table-cell office:value-type="float" office:value="0.6364715" calcext:value-type="float">
            <text:p>0,6364715</text:p>
          </table:table-cell>
          <table:table-cell office:value-type="float" office:value="0.3142211" calcext:value-type="float">
            <text:p>0,3142211</text:p>
          </table:table-cell>
          <table:table-cell office:value-type="float" office:value="694.7949" calcext:value-type="float">
            <text:p>694,7949</text:p>
          </table:table-cell>
          <table:table-cell office:value-type="float" office:value="4.059122" calcext:value-type="float">
            <text:p>4,059122</text:p>
          </table:table-cell>
          <table:table-cell office:value-type="float" office:value="0" calcext:value-type="float">
            <text:p>0</text:p>
          </table:table-cell>
          <table:table-cell office:value-type="float" office:value="669.0028" calcext:value-type="float">
            <text:p>669,0028</text:p>
          </table:table-cell>
          <table:table-cell office:value-type="float" office:value="528.998" calcext:value-type="float">
            <text:p>528,998</text:p>
          </table:table-cell>
          <table:table-cell office:value-type="float" office:value="0.3761854" calcext:value-type="float">
            <text:p>0,3761854</text:p>
          </table:table-cell>
          <table:table-cell office:value-type="float" office:value="0.3148192" calcext:value-type="float">
            <text:p>0,3148192</text:p>
          </table:table-cell>
          <table:table-cell office:value-type="float" office:value="691.1725" calcext:value-type="float">
            <text:p>691,1725</text:p>
          </table:table-cell>
          <table:table-cell office:value-type="float" office:value="3.970365" calcext:value-type="float">
            <text:p>3,9703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531" calcext:value-type="float">
            <text:p>5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531" calcext:value-type="float">
            <text:p>531</text:p>
          </table:table-cell>
          <table:table-cell office:value-type="float" office:value="2707907" calcext:value-type="float">
            <text:p>2707907</text:p>
          </table:table-cell>
          <table:table-cell office:value-type="float" office:value="371273826" calcext:value-type="float">
            <text:p>371273826</text:p>
          </table:table-cell>
        </table:table-row>
        <table:table-row table:style-name="ro2">
          <table:table-cell office:value-type="float" office:value="2728" calcext:value-type="float">
            <text:p>2728</text:p>
          </table:table-cell>
          <table:table-cell office:value-type="string" calcext:value-type="string">
            <text:p>14:37:18.087</text:p>
          </table:table-cell>
          <table:table-cell office:value-type="string" calcext:value-type="string">
            <text:p>00:00:02.727</text:p>
          </table:table-cell>
          <table:table-cell office:value-type="float" office:value="136" calcext:value-type="float">
            <text:p>136</text:p>
          </table:table-cell>
          <table:table-cell office:value-type="float" office:value="640.9639" calcext:value-type="float">
            <text:p>640,9639</text:p>
          </table:table-cell>
          <table:table-cell office:value-type="float" office:value="520.8021" calcext:value-type="float">
            <text:p>520,8021</text:p>
          </table:table-cell>
          <table:table-cell office:value-type="float" office:value="0.6369364" calcext:value-type="float">
            <text:p>0,6369364</text:p>
          </table:table-cell>
          <table:table-cell office:value-type="float" office:value="0.3143532" calcext:value-type="float">
            <text:p>0,3143532</text:p>
          </table:table-cell>
          <table:table-cell office:value-type="float" office:value="694.7949" calcext:value-type="float">
            <text:p>694,7949</text:p>
          </table:table-cell>
          <table:table-cell office:value-type="float" office:value="4.040852" calcext:value-type="float">
            <text:p>4,040852</text:p>
          </table:table-cell>
          <table:table-cell office:value-type="float" office:value="0" calcext:value-type="float">
            <text:p>0</text:p>
          </table:table-cell>
          <table:table-cell office:value-type="float" office:value="658.3978" calcext:value-type="float">
            <text:p>658,3978</text:p>
          </table:table-cell>
          <table:table-cell office:value-type="float" office:value="533.6657" calcext:value-type="float">
            <text:p>533,6657</text:p>
          </table:table-cell>
          <table:table-cell office:value-type="float" office:value="0.376543" calcext:value-type="float">
            <text:p>0,376543</text:p>
          </table:table-cell>
          <table:table-cell office:value-type="float" office:value="0.3146397" calcext:value-type="float">
            <text:p>0,3146397</text:p>
          </table:table-cell>
          <table:table-cell office:value-type="float" office:value="691.1725" calcext:value-type="float">
            <text:p>691,1725</text:p>
          </table:table-cell>
          <table:table-cell office:value-type="float" office:value="3.902776" calcext:value-type="float">
            <text:p>3,9027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27" calcext:value-type="float">
            <text:p>527</text:p>
          </table:table-cell>
          <table:table-cell office:value-type="float" office:value="2727919" calcext:value-type="float">
            <text:p>2727919</text:p>
          </table:table-cell>
          <table:table-cell office:value-type="float" office:value="371293838" calcext:value-type="float">
            <text:p>371293838</text:p>
          </table:table-cell>
        </table:table-row>
        <table:table-row table:style-name="ro2">
          <table:table-cell office:value-type="float" office:value="2748" calcext:value-type="float">
            <text:p>2748</text:p>
          </table:table-cell>
          <table:table-cell office:value-type="string" calcext:value-type="string">
            <text:p>14:37:18.107</text:p>
          </table:table-cell>
          <table:table-cell office:value-type="string" calcext:value-type="string">
            <text:p>00:00:02.747</text:p>
          </table:table-cell>
          <table:table-cell office:value-type="float" office:value="137" calcext:value-type="float">
            <text:p>137</text:p>
          </table:table-cell>
          <table:table-cell office:value-type="float" office:value="658.0109" calcext:value-type="float">
            <text:p>658,0109</text:p>
          </table:table-cell>
          <table:table-cell office:value-type="float" office:value="541.0906" calcext:value-type="float">
            <text:p>541,0906</text:p>
          </table:table-cell>
          <table:table-cell office:value-type="float" office:value="0.6371017" calcext:value-type="float">
            <text:p>0,6371017</text:p>
          </table:table-cell>
          <table:table-cell office:value-type="float" office:value="0.3144073" calcext:value-type="float">
            <text:p>0,3144073</text:p>
          </table:table-cell>
          <table:table-cell office:value-type="float" office:value="694.7949" calcext:value-type="float">
            <text:p>694,7949</text:p>
          </table:table-cell>
          <table:table-cell office:value-type="float" office:value="4.078743" calcext:value-type="float">
            <text:p>4,078743</text:p>
          </table:table-cell>
          <table:table-cell office:value-type="float" office:value="0" calcext:value-type="float">
            <text:p>0</text:p>
          </table:table-cell>
          <table:table-cell office:value-type="float" office:value="651.3156" calcext:value-type="float">
            <text:p>651,3156</text:p>
          </table:table-cell>
          <table:table-cell office:value-type="float" office:value="536.2484" calcext:value-type="float">
            <text:p>536,2484</text:p>
          </table:table-cell>
          <table:table-cell office:value-type="float" office:value="0.3766963" calcext:value-type="float">
            <text:p>0,3766963</text:p>
          </table:table-cell>
          <table:table-cell office:value-type="float" office:value="0.3145699" calcext:value-type="float">
            <text:p>0,3145699</text:p>
          </table:table-cell>
          <table:table-cell office:value-type="float" office:value="691.1725" calcext:value-type="float">
            <text:p>691,1725</text:p>
          </table:table-cell>
          <table:table-cell office:value-type="float" office:value="3.962748" calcext:value-type="float">
            <text:p>3,9627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39" calcext:value-type="float">
            <text:p>539</text:p>
          </table:table-cell>
          <table:table-cell office:value-type="float" office:value="2747918" calcext:value-type="float">
            <text:p>2747918</text:p>
          </table:table-cell>
          <table:table-cell office:value-type="float" office:value="371313837" calcext:value-type="float">
            <text:p>371313837</text:p>
          </table:table-cell>
        </table:table-row>
        <table:table-row table:style-name="ro2">
          <table:table-cell office:value-type="float" office:value="2768" calcext:value-type="float">
            <text:p>2768</text:p>
          </table:table-cell>
          <table:table-cell office:value-type="string" calcext:value-type="string">
            <text:p>14:37:18.127</text:p>
          </table:table-cell>
          <table:table-cell office:value-type="string" calcext:value-type="string">
            <text:p>00:00:02.767</text:p>
          </table:table-cell>
          <table:table-cell office:value-type="float" office:value="138" calcext:value-type="float">
            <text:p>138</text:p>
          </table:table-cell>
          <table:table-cell office:value-type="float" office:value="663.646" calcext:value-type="float">
            <text:p>663,646</text:p>
          </table:table-cell>
          <table:table-cell office:value-type="float" office:value="534.6376" calcext:value-type="float">
            <text:p>534,6376</text:p>
          </table:table-cell>
          <table:table-cell office:value-type="float" office:value="0.636862" calcext:value-type="float">
            <text:p>0,636862</text:p>
          </table:table-cell>
          <table:table-cell office:value-type="float" office:value="0.3144429" calcext:value-type="float">
            <text:p>0,3144429</text:p>
          </table:table-cell>
          <table:table-cell office:value-type="float" office:value="696.3374" calcext:value-type="float">
            <text:p>696,3374</text:p>
          </table:table-cell>
          <table:table-cell office:value-type="float" office:value="4.087957" calcext:value-type="float">
            <text:p>4,087957</text:p>
          </table:table-cell>
          <table:table-cell office:value-type="float" office:value="0" calcext:value-type="float">
            <text:p>0</text:p>
          </table:table-cell>
          <table:table-cell office:value-type="float" office:value="646.3467" calcext:value-type="float">
            <text:p>646,3467</text:p>
          </table:table-cell>
          <table:table-cell office:value-type="float" office:value="531.6336" calcext:value-type="float">
            <text:p>531,6336</text:p>
          </table:table-cell>
          <table:table-cell office:value-type="float" office:value="0.376561" calcext:value-type="float">
            <text:p>0,376561</text:p>
          </table:table-cell>
          <table:table-cell office:value-type="float" office:value="0.3146257" calcext:value-type="float">
            <text:p>0,3146257</text:p>
          </table:table-cell>
          <table:table-cell office:value-type="float" office:value="692.0005" calcext:value-type="float">
            <text:p>692,0005</text:p>
          </table:table-cell>
          <table:table-cell office:value-type="float" office:value="3.942244" calcext:value-type="float">
            <text:p>3,9422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533" calcext:value-type="float">
            <text:p>5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533" calcext:value-type="float">
            <text:p>533</text:p>
          </table:table-cell>
          <table:table-cell office:value-type="float" office:value="2767782" calcext:value-type="float">
            <text:p>2767782</text:p>
          </table:table-cell>
          <table:table-cell office:value-type="float" office:value="371333701" calcext:value-type="float">
            <text:p>371333701</text:p>
          </table:table-cell>
        </table:table-row>
        <table:table-row table:style-name="ro2">
          <table:table-cell office:value-type="float" office:value="2788" calcext:value-type="float">
            <text:p>2788</text:p>
          </table:table-cell>
          <table:table-cell office:value-type="string" calcext:value-type="string">
            <text:p>14:37:18.147</text:p>
          </table:table-cell>
          <table:table-cell office:value-type="string" calcext:value-type="string">
            <text:p>00:00:02.787</text:p>
          </table:table-cell>
          <table:table-cell office:value-type="float" office:value="139" calcext:value-type="float">
            <text:p>139</text:p>
          </table:table-cell>
          <table:table-cell office:value-type="float" office:value="656.1829" calcext:value-type="float">
            <text:p>656,1829</text:p>
          </table:table-cell>
          <table:table-cell office:value-type="float" office:value="540.1111" calcext:value-type="float">
            <text:p>540,1111</text:p>
          </table:table-cell>
          <table:table-cell office:value-type="float" office:value="0.6364788" calcext:value-type="float">
            <text:p>0,6364788</text:p>
          </table:table-cell>
          <table:table-cell office:value-type="float" office:value="0.3145239" calcext:value-type="float">
            <text:p>0,3145239</text:p>
          </table:table-cell>
          <table:table-cell office:value-type="float" office:value="696.3374" calcext:value-type="float">
            <text:p>696,3374</text:p>
          </table:table-cell>
          <table:table-cell office:value-type="float" office:value="4.158636" calcext:value-type="float">
            <text:p>4,158636</text:p>
          </table:table-cell>
          <table:table-cell office:value-type="float" office:value="0" calcext:value-type="float">
            <text:p>0</text:p>
          </table:table-cell>
          <table:table-cell office:value-type="float" office:value="674.2426" calcext:value-type="float">
            <text:p>674,2426</text:p>
          </table:table-cell>
          <table:table-cell office:value-type="float" office:value="523.3896" calcext:value-type="float">
            <text:p>523,3896</text:p>
          </table:table-cell>
          <table:table-cell office:value-type="float" office:value="0.3762398" calcext:value-type="float">
            <text:p>0,3762398</text:p>
          </table:table-cell>
          <table:table-cell office:value-type="float" office:value="0.3148881" calcext:value-type="float">
            <text:p>0,3148881</text:p>
          </table:table-cell>
          <table:table-cell office:value-type="float" office:value="692.0005" calcext:value-type="float">
            <text:p>692,0005</text:p>
          </table:table-cell>
          <table:table-cell office:value-type="float" office:value="3.962771" calcext:value-type="float">
            <text:p>3,9627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2787684" calcext:value-type="float">
            <text:p>2787684</text:p>
          </table:table-cell>
          <table:table-cell office:value-type="float" office:value="371353603" calcext:value-type="float">
            <text:p>371353603</text:p>
          </table:table-cell>
        </table:table-row>
        <table:table-row table:style-name="ro2">
          <table:table-cell office:value-type="float" office:value="2808" calcext:value-type="float">
            <text:p>2808</text:p>
          </table:table-cell>
          <table:table-cell office:value-type="string" calcext:value-type="string">
            <text:p>14:37:18.167</text:p>
          </table:table-cell>
          <table:table-cell office:value-type="string" calcext:value-type="string">
            <text:p>00:00:02.807</text:p>
          </table:table-cell>
          <table:table-cell office:value-type="float" office:value="140" calcext:value-type="float">
            <text:p>140</text:p>
          </table:table-cell>
          <table:table-cell office:value-type="float" office:value="547.2216" calcext:value-type="float">
            <text:p>547,2216</text:p>
          </table:table-cell>
          <table:table-cell office:value-type="float" office:value="464.9359" calcext:value-type="float">
            <text:p>464,9359</text:p>
          </table:table-cell>
          <table:table-cell office:value-type="float" office:value="0.6365437" calcext:value-type="float">
            <text:p>0,6365437</text:p>
          </table:table-cell>
          <table:table-cell office:value-type="float" office:value="0.3140357" calcext:value-type="float">
            <text:p>0,3140357</text:p>
          </table:table-cell>
          <table:table-cell office:value-type="float" office:value="696.3374" calcext:value-type="float">
            <text:p>696,3374</text:p>
          </table:table-cell>
          <table:table-cell office:value-type="float" office:value="4.084147" calcext:value-type="float">
            <text:p>4,084147</text:p>
          </table:table-cell>
          <table:table-cell office:value-type="float" office:value="0" calcext:value-type="float">
            <text:p>0</text:p>
          </table:table-cell>
          <table:table-cell office:value-type="float" office:value="613.0588" calcext:value-type="float">
            <text:p>613,0588</text:p>
          </table:table-cell>
          <table:table-cell office:value-type="float" office:value="458.4515" calcext:value-type="float">
            <text:p>458,4515</text:p>
          </table:table-cell>
          <table:table-cell office:value-type="float" office:value="0.3764" calcext:value-type="float">
            <text:p>0,3764</text:p>
          </table:table-cell>
          <table:table-cell office:value-type="float" office:value="0.314525" calcext:value-type="float">
            <text:p>0,314525</text:p>
          </table:table-cell>
          <table:table-cell office:value-type="float" office:value="692.0005" calcext:value-type="float">
            <text:p>692,0005</text:p>
          </table:table-cell>
          <table:table-cell office:value-type="float" office:value="3.994288" calcext:value-type="float">
            <text:p>3,994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float" office:value="462" calcext:value-type="float">
            <text:p>46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31" calcext:value-type="float">
            <text:p>531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62" calcext:value-type="float">
            <text:p>462</text:p>
          </table:table-cell>
          <table:table-cell office:value-type="float" office:value="2807635" calcext:value-type="float">
            <text:p>2807635</text:p>
          </table:table-cell>
          <table:table-cell office:value-type="float" office:value="371373554" calcext:value-type="float">
            <text:p>371373554</text:p>
          </table:table-cell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14:37:18.187</text:p>
          </table:table-cell>
          <table:table-cell office:value-type="string" calcext:value-type="string">
            <text:p>00:00:02.827</text:p>
          </table:table-cell>
          <table:table-cell office:value-type="float" office:value="141" calcext:value-type="float">
            <text:p>141</text:p>
          </table:table-cell>
          <table:table-cell office:value-type="float" office:value="458.8617" calcext:value-type="float">
            <text:p>458,8617</text:p>
          </table:table-cell>
          <table:table-cell office:value-type="float" office:value="352.5474" calcext:value-type="float">
            <text:p>352,5474</text:p>
          </table:table-cell>
          <table:table-cell office:value-type="float" office:value="0.6371833" calcext:value-type="float">
            <text:p>0,6371833</text:p>
          </table:table-cell>
          <table:table-cell office:value-type="float" office:value="0.3127092" calcext:value-type="float">
            <text:p>0,3127092</text:p>
          </table:table-cell>
          <table:table-cell office:value-type="float" office:value="696.3374" calcext:value-type="float">
            <text:p>696,3374</text:p>
          </table:table-cell>
          <table:table-cell office:value-type="float" office:value="4.010765" calcext:value-type="float">
            <text:p>4,010765</text:p>
          </table:table-cell>
          <table:table-cell office:value-type="float" office:value="0" calcext:value-type="float">
            <text:p>0</text:p>
          </table:table-cell>
          <table:table-cell office:value-type="float" office:value="509.9462" calcext:value-type="float">
            <text:p>509,9462</text:p>
          </table:table-cell>
          <table:table-cell office:value-type="float" office:value="353.5997" calcext:value-type="float">
            <text:p>353,5997</text:p>
          </table:table-cell>
          <table:table-cell office:value-type="float" office:value="0.3777557" calcext:value-type="float">
            <text:p>0,3777557</text:p>
          </table:table-cell>
          <table:table-cell office:value-type="float" office:value="0.313198" calcext:value-type="float">
            <text:p>0,313198</text:p>
          </table:table-cell>
          <table:table-cell office:value-type="float" office:value="692.0005" calcext:value-type="float">
            <text:p>692,0005</text:p>
          </table:table-cell>
          <table:table-cell office:value-type="float" office:value="3.977432" calcext:value-type="float">
            <text:p>3,9774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353" calcext:value-type="float">
            <text:p>35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353" calcext:value-type="float">
            <text:p>353</text:p>
          </table:table-cell>
          <table:table-cell office:value-type="float" office:value="2827523" calcext:value-type="float">
            <text:p>2827523</text:p>
          </table:table-cell>
          <table:table-cell office:value-type="float" office:value="371393442" calcext:value-type="float">
            <text:p>371393442</text:p>
          </table:table-cell>
        </table:table-row>
        <table:table-row table:style-name="ro2">
          <table:table-cell office:value-type="float" office:value="2848" calcext:value-type="float">
            <text:p>2848</text:p>
          </table:table-cell>
          <table:table-cell office:value-type="string" calcext:value-type="string">
            <text:p>14:37:18.207</text:p>
          </table:table-cell>
          <table:table-cell office:value-type="string" calcext:value-type="string">
            <text:p>00:00:02.847</text:p>
          </table:table-cell>
          <table:table-cell office:value-type="float" office:value="142" calcext:value-type="float">
            <text:p>142</text:p>
          </table:table-cell>
          <table:table-cell office:value-type="float" office:value="370.6448" calcext:value-type="float">
            <text:p>370,6448</text:p>
          </table:table-cell>
          <table:table-cell office:value-type="float" office:value="299.3535" calcext:value-type="float">
            <text:p>299,3535</text:p>
          </table:table-cell>
          <table:table-cell office:value-type="float" office:value="0.6374804" calcext:value-type="float">
            <text:p>0,6374804</text:p>
          </table:table-cell>
          <table:table-cell office:value-type="float" office:value="0.312068" calcext:value-type="float">
            <text:p>0,312068</text:p>
          </table:table-cell>
          <table:table-cell office:value-type="float" office:value="696.3374" calcext:value-type="float">
            <text:p>696,3374</text:p>
          </table:table-cell>
          <table:table-cell office:value-type="float" office:value="4.010008" calcext:value-type="float">
            <text:p>4,010008</text:p>
          </table:table-cell>
          <table:table-cell office:value-type="float" office:value="0" calcext:value-type="float">
            <text:p>0</text:p>
          </table:table-cell>
          <table:table-cell office:value-type="float" office:value="424.9127" calcext:value-type="float">
            <text:p>424,9127</text:p>
          </table:table-cell>
          <table:table-cell office:value-type="float" office:value="269.6798" calcext:value-type="float">
            <text:p>269,6798</text:p>
          </table:table-cell>
          <table:table-cell office:value-type="float" office:value="0.3784892" calcext:value-type="float">
            <text:p>0,3784892</text:p>
          </table:table-cell>
          <table:table-cell office:value-type="float" office:value="0.3128806" calcext:value-type="float">
            <text:p>0,3128806</text:p>
          </table:table-cell>
          <table:table-cell office:value-type="float" office:value="692.0005" calcext:value-type="float">
            <text:p>692,0005</text:p>
          </table:table-cell>
          <table:table-cell office:value-type="float" office:value="4.064688" calcext:value-type="float">
            <text:p>4,0646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85" calcext:value-type="float">
            <text:p>285</text:p>
          </table:table-cell>
          <table:table-cell office:value-type="float" office:value="2847523" calcext:value-type="float">
            <text:p>2847523</text:p>
          </table:table-cell>
          <table:table-cell office:value-type="float" office:value="371413442" calcext:value-type="float">
            <text:p>371413442</text:p>
          </table:table-cell>
        </table:table-row>
        <table:table-row table:style-name="ro2">
          <table:table-cell office:value-type="float" office:value="2867" calcext:value-type="float">
            <text:p>2867</text:p>
          </table:table-cell>
          <table:table-cell office:value-type="string" calcext:value-type="string">
            <text:p>14:37:18.226</text:p>
          </table:table-cell>
          <table:table-cell office:value-type="string" calcext:value-type="string">
            <text:p>00:00:02.867</text:p>
          </table:table-cell>
          <table:table-cell office:value-type="float" office:value="143" calcext:value-type="float">
            <text:p>143</text:p>
          </table:table-cell>
          <table:table-cell office:value-type="float" office:value="289.6379" calcext:value-type="float">
            <text:p>289,6379</text:p>
          </table:table-cell>
          <table:table-cell office:value-type="float" office:value="269.0007" calcext:value-type="float">
            <text:p>269,0007</text:p>
          </table:table-cell>
          <table:table-cell office:value-type="float" office:value="0.63735" calcext:value-type="float">
            <text:p>0,63735</text:p>
          </table:table-cell>
          <table:table-cell office:value-type="float" office:value="0.311801" calcext:value-type="float">
            <text:p>0,311801</text:p>
          </table:table-cell>
          <table:table-cell office:value-type="float" office:value="687.2234" calcext:value-type="float">
            <text:p>687,2234</text:p>
          </table:table-cell>
          <table:table-cell office:value-type="float" office:value="3.958461" calcext:value-type="float">
            <text:p>3,958461</text:p>
          </table:table-cell>
          <table:table-cell office:value-type="float" office:value="0" calcext:value-type="float">
            <text:p>0</text:p>
          </table:table-cell>
          <table:table-cell office:value-type="float" office:value="348.0118" calcext:value-type="float">
            <text:p>348,0118</text:p>
          </table:table-cell>
          <table:table-cell office:value-type="float" office:value="178.8006" calcext:value-type="float">
            <text:p>178,8006</text:p>
          </table:table-cell>
          <table:table-cell office:value-type="float" office:value="0.3782548" calcext:value-type="float">
            <text:p>0,3782548</text:p>
          </table:table-cell>
          <table:table-cell office:value-type="float" office:value="0.3127921" calcext:value-type="float">
            <text:p>0,3127921</text:p>
          </table:table-cell>
          <table:table-cell office:value-type="float" office:value="693.5973" calcext:value-type="float">
            <text:p>693,5973</text:p>
          </table:table-cell>
          <table:table-cell office:value-type="float" office:value="4.093847" calcext:value-type="float">
            <text:p>4,0938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224" calcext:value-type="float">
            <text:p>2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4" calcext:value-type="float">
            <text:p>224</text:p>
          </table:table-cell>
          <table:table-cell office:value-type="float" office:value="2867393" calcext:value-type="float">
            <text:p>2867393</text:p>
          </table:table-cell>
          <table:table-cell office:value-type="float" office:value="371433312" calcext:value-type="float">
            <text:p>371433312</text:p>
          </table:table-cell>
        </table:table-row>
        <table:table-row table:style-name="ro2">
          <table:table-cell office:value-type="float" office:value="2887" calcext:value-type="float">
            <text:p>2887</text:p>
          </table:table-cell>
          <table:table-cell office:value-type="string" calcext:value-type="string">
            <text:p>14:37:18.246</text:p>
          </table:table-cell>
          <table:table-cell office:value-type="string" calcext:value-type="string">
            <text:p>00:00:02.887</text:p>
          </table:table-cell>
          <table:table-cell office:value-type="float" office:value="144" calcext:value-type="float">
            <text:p>144</text:p>
          </table:table-cell>
          <table:table-cell office:value-type="float" office:value="368.5046" calcext:value-type="float">
            <text:p>368,5046</text:p>
          </table:table-cell>
          <table:table-cell office:value-type="float" office:value="293.2516" calcext:value-type="float">
            <text:p>293,2516</text:p>
          </table:table-cell>
          <table:table-cell office:value-type="float" office:value="0.6372449" calcext:value-type="float">
            <text:p>0,6372449</text:p>
          </table:table-cell>
          <table:table-cell office:value-type="float" office:value="0.3117228" calcext:value-type="float">
            <text:p>0,3117228</text:p>
          </table:table-cell>
          <table:table-cell office:value-type="float" office:value="687.2234" calcext:value-type="float">
            <text:p>687,2234</text:p>
          </table:table-cell>
          <table:table-cell office:value-type="float" office:value="3.959201" calcext:value-type="float">
            <text:p>3,959201</text:p>
          </table:table-cell>
          <table:table-cell office:value-type="float" office:value="0" calcext:value-type="float">
            <text:p>0</text:p>
          </table:table-cell>
          <table:table-cell office:value-type="float" office:value="420.5347" calcext:value-type="float">
            <text:p>420,5347</text:p>
          </table:table-cell>
          <table:table-cell office:value-type="float" office:value="260.8192" calcext:value-type="float">
            <text:p>260,8192</text:p>
          </table:table-cell>
          <table:table-cell office:value-type="float" office:value="0.3778658" calcext:value-type="float">
            <text:p>0,3778658</text:p>
          </table:table-cell>
          <table:table-cell office:value-type="float" office:value="0.3129467" calcext:value-type="float">
            <text:p>0,3129467</text:p>
          </table:table-cell>
          <table:table-cell office:value-type="float" office:value="693.5973" calcext:value-type="float">
            <text:p>693,5973</text:p>
          </table:table-cell>
          <table:table-cell office:value-type="float" office:value="3.998425" calcext:value-type="float">
            <text:p>3,9984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77" calcext:value-type="float">
            <text:p>277</text:p>
          </table:table-cell>
          <table:table-cell office:value-type="float" office:value="2887454" calcext:value-type="float">
            <text:p>2887454</text:p>
          </table:table-cell>
          <table:table-cell office:value-type="float" office:value="371453373" calcext:value-type="float">
            <text:p>371453373</text:p>
          </table:table-cell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14:37:18.266</text:p>
          </table:table-cell>
          <table:table-cell office:value-type="string" calcext:value-type="string">
            <text:p>00:00:02.907</text:p>
          </table:table-cell>
          <table:table-cell office:value-type="float" office:value="145" calcext:value-type="float">
            <text:p>145</text:p>
          </table:table-cell>
          <table:table-cell office:value-type="float" office:value="375.3663" calcext:value-type="float">
            <text:p>375,3663</text:p>
          </table:table-cell>
          <table:table-cell office:value-type="float" office:value="303.311" calcext:value-type="float">
            <text:p>303,311</text:p>
          </table:table-cell>
          <table:table-cell office:value-type="float" office:value="0.6372526" calcext:value-type="float">
            <text:p>0,6372526</text:p>
          </table:table-cell>
          <table:table-cell office:value-type="float" office:value="0.3117737" calcext:value-type="float">
            <text:p>0,3117737</text:p>
          </table:table-cell>
          <table:table-cell office:value-type="float" office:value="687.2234" calcext:value-type="float">
            <text:p>687,2234</text:p>
          </table:table-cell>
          <table:table-cell office:value-type="float" office:value="3.949509" calcext:value-type="float">
            <text:p>3,949509</text:p>
          </table:table-cell>
          <table:table-cell office:value-type="float" office:value="0" calcext:value-type="float">
            <text:p>0</text:p>
          </table:table-cell>
          <table:table-cell office:value-type="float" office:value="429.3953" calcext:value-type="float">
            <text:p>429,3953</text:p>
          </table:table-cell>
          <table:table-cell office:value-type="float" office:value="269.3738" calcext:value-type="float">
            <text:p>269,3738</text:p>
          </table:table-cell>
          <table:table-cell office:value-type="float" office:value="0.3777496" calcext:value-type="float">
            <text:p>0,3777496</text:p>
          </table:table-cell>
          <table:table-cell office:value-type="float" office:value="0.3129833" calcext:value-type="float">
            <text:p>0,3129833</text:p>
          </table:table-cell>
          <table:table-cell office:value-type="float" office:value="693.5973" calcext:value-type="float">
            <text:p>693,5973</text:p>
          </table:table-cell>
          <table:table-cell office:value-type="float" office:value="4.009044" calcext:value-type="float">
            <text:p>4,0090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86" calcext:value-type="float">
            <text:p>286</text:p>
          </table:table-cell>
          <table:table-cell office:value-type="float" office:value="2907251" calcext:value-type="float">
            <text:p>2907251</text:p>
          </table:table-cell>
          <table:table-cell office:value-type="float" office:value="371473170" calcext:value-type="float">
            <text:p>371473170</text:p>
          </table:table-cell>
        </table:table-row>
        <table:table-row table:style-name="ro2">
          <table:table-cell office:value-type="float" office:value="2927" calcext:value-type="float">
            <text:p>2927</text:p>
          </table:table-cell>
          <table:table-cell office:value-type="string" calcext:value-type="string">
            <text:p>14:37:18.286</text:p>
          </table:table-cell>
          <table:table-cell office:value-type="string" calcext:value-type="string">
            <text:p>00:00:02.927</text:p>
          </table:table-cell>
          <table:table-cell office:value-type="float" office:value="146" calcext:value-type="float">
            <text:p>146</text:p>
          </table:table-cell>
          <table:table-cell office:value-type="float" office:value="366.1859" calcext:value-type="float">
            <text:p>366,1859</text:p>
          </table:table-cell>
          <table:table-cell office:value-type="float" office:value="279.8641" calcext:value-type="float">
            <text:p>279,8641</text:p>
          </table:table-cell>
          <table:table-cell office:value-type="float" office:value="0.6373469" calcext:value-type="float">
            <text:p>0,6373469</text:p>
          </table:table-cell>
          <table:table-cell office:value-type="float" office:value="0.3118482" calcext:value-type="float">
            <text:p>0,3118482</text:p>
          </table:table-cell>
          <table:table-cell office:value-type="float" office:value="687.2234" calcext:value-type="float">
            <text:p>687,2234</text:p>
          </table:table-cell>
          <table:table-cell office:value-type="float" office:value="3.987358" calcext:value-type="float">
            <text:p>3,987358</text:p>
          </table:table-cell>
          <table:table-cell office:value-type="float" office:value="0" calcext:value-type="float">
            <text:p>0</text:p>
          </table:table-cell>
          <table:table-cell office:value-type="float" office:value="421.4565" calcext:value-type="float">
            <text:p>421,4565</text:p>
          </table:table-cell>
          <table:table-cell office:value-type="float" office:value="264.8712" calcext:value-type="float">
            <text:p>264,8712</text:p>
          </table:table-cell>
          <table:table-cell office:value-type="float" office:value="0.3776579" calcext:value-type="float">
            <text:p>0,3776579</text:p>
          </table:table-cell>
          <table:table-cell office:value-type="float" office:value="0.3130926" calcext:value-type="float">
            <text:p>0,3130926</text:p>
          </table:table-cell>
          <table:table-cell office:value-type="float" office:value="693.5973" calcext:value-type="float">
            <text:p>693,5973</text:p>
          </table:table-cell>
          <table:table-cell office:value-type="float" office:value="4.006825" calcext:value-type="float">
            <text:p>4,0068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72" calcext:value-type="float">
            <text:p>272</text:p>
          </table:table-cell>
          <table:table-cell office:value-type="float" office:value="2927259" calcext:value-type="float">
            <text:p>2927259</text:p>
          </table:table-cell>
          <table:table-cell office:value-type="float" office:value="371493178" calcext:value-type="float">
            <text:p>371493178</text:p>
          </table:table-cell>
        </table:table-row>
        <table:table-row table:style-name="ro2">
          <table:table-cell office:value-type="float" office:value="2947" calcext:value-type="float">
            <text:p>2947</text:p>
          </table:table-cell>
          <table:table-cell office:value-type="string" calcext:value-type="string">
            <text:p>14:37:18.306</text:p>
          </table:table-cell>
          <table:table-cell office:value-type="string" calcext:value-type="string">
            <text:p>00:00:02.947</text:p>
          </table:table-cell>
          <table:table-cell office:value-type="float" office:value="147" calcext:value-type="float">
            <text:p>147</text:p>
          </table:table-cell>
          <table:table-cell office:value-type="float" office:value="384.3643" calcext:value-type="float">
            <text:p>384,3643</text:p>
          </table:table-cell>
          <table:table-cell office:value-type="float" office:value="297.4897" calcext:value-type="float">
            <text:p>297,4897</text:p>
          </table:table-cell>
          <table:table-cell office:value-type="float" office:value="0.6376364" calcext:value-type="float">
            <text:p>0,6376364</text:p>
          </table:table-cell>
          <table:table-cell office:value-type="float" office:value="0.3119778" calcext:value-type="float">
            <text:p>0,3119778</text:p>
          </table:table-cell>
          <table:table-cell office:value-type="float" office:value="687.2234" calcext:value-type="float">
            <text:p>687,2234</text:p>
          </table:table-cell>
          <table:table-cell office:value-type="float" office:value="4.008748" calcext:value-type="float">
            <text:p>4,008748</text:p>
          </table:table-cell>
          <table:table-cell office:value-type="float" office:value="0" calcext:value-type="float">
            <text:p>0</text:p>
          </table:table-cell>
          <table:table-cell office:value-type="float" office:value="421.29" calcext:value-type="float">
            <text:p>421,29</text:p>
          </table:table-cell>
          <table:table-cell office:value-type="float" office:value="292.5815" calcext:value-type="float">
            <text:p>292,58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3131623" calcext:value-type="float">
            <text:p>0,3131623</text:p>
          </table:table-cell>
          <table:table-cell office:value-type="float" office:value="693.5973" calcext:value-type="float">
            <text:p>693,5973</text:p>
          </table:table-cell>
          <table:table-cell office:value-type="float" office:value="4.018873" calcext:value-type="float">
            <text:p>4,0188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5" calcext:value-type="float">
            <text:p>295</text:p>
          </table:table-cell>
          <table:table-cell office:value-type="float" office:value="2947152" calcext:value-type="float">
            <text:p>2947152</text:p>
          </table:table-cell>
          <table:table-cell office:value-type="float" office:value="371513071" calcext:value-type="float">
            <text:p>371513071</text:p>
          </table:table-cell>
        </table:table-row>
        <table:table-row table:style-name="ro2">
          <table:table-cell office:value-type="float" office:value="2967" calcext:value-type="float">
            <text:p>2967</text:p>
          </table:table-cell>
          <table:table-cell office:value-type="string" calcext:value-type="string">
            <text:p>14:37:18.326</text:p>
          </table:table-cell>
          <table:table-cell office:value-type="string" calcext:value-type="string">
            <text:p>00:00:02.967</text:p>
          </table:table-cell>
          <table:table-cell office:value-type="float" office:value="148" calcext:value-type="float">
            <text:p>148</text:p>
          </table:table-cell>
          <table:table-cell office:value-type="float" office:value="382.8553" calcext:value-type="float">
            <text:p>382,8553</text:p>
          </table:table-cell>
          <table:table-cell office:value-type="float" office:value="290.2086" calcext:value-type="float">
            <text:p>290,2086</text:p>
          </table:table-cell>
          <table:table-cell office:value-type="float" office:value="0.6378158" calcext:value-type="float">
            <text:p>0,6378158</text:p>
          </table:table-cell>
          <table:table-cell office:value-type="float" office:value="0.312113" calcext:value-type="float">
            <text:p>0,312113</text:p>
          </table:table-cell>
          <table:table-cell office:value-type="float" office:value="690.2643" calcext:value-type="float">
            <text:p>690,2643</text:p>
          </table:table-cell>
          <table:table-cell office:value-type="float" office:value="4.034691" calcext:value-type="float">
            <text:p>4,034691</text:p>
          </table:table-cell>
          <table:table-cell office:value-type="float" office:value="0" calcext:value-type="float">
            <text:p>0</text:p>
          </table:table-cell>
          <table:table-cell office:value-type="float" office:value="422.1814" calcext:value-type="float">
            <text:p>422,1814</text:p>
          </table:table-cell>
          <table:table-cell office:value-type="float" office:value="307.276" calcext:value-type="float">
            <text:p>307,276</text:p>
          </table:table-cell>
          <table:table-cell office:value-type="float" office:value="0.3778436" calcext:value-type="float">
            <text:p>0,3778436</text:p>
          </table:table-cell>
          <table:table-cell office:value-type="float" office:value="0.313495" calcext:value-type="float">
            <text:p>0,313495</text:p>
          </table:table-cell>
          <table:table-cell office:value-type="float" office:value="690.0167" calcext:value-type="float">
            <text:p>690,0167</text:p>
          </table:table-cell>
          <table:table-cell office:value-type="float" office:value="4.001319" calcext:value-type="float">
            <text:p>4,0013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299" calcext:value-type="float">
            <text:p>2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9" calcext:value-type="float">
            <text:p>299</text:p>
          </table:table-cell>
          <table:table-cell office:value-type="float" office:value="2967001" calcext:value-type="float">
            <text:p>2967001</text:p>
          </table:table-cell>
          <table:table-cell office:value-type="float" office:value="371532920" calcext:value-type="float">
            <text:p>371532920</text:p>
          </table:table-cell>
        </table:table-row>
        <table:table-row table:style-name="ro2">
          <table:table-cell office:value-type="float" office:value="2987" calcext:value-type="float">
            <text:p>2987</text:p>
          </table:table-cell>
          <table:table-cell office:value-type="string" calcext:value-type="string">
            <text:p>14:37:18.346</text:p>
          </table:table-cell>
          <table:table-cell office:value-type="string" calcext:value-type="string">
            <text:p>00:00:02.986</text:p>
          </table:table-cell>
          <table:table-cell office:value-type="float" office:value="149" calcext:value-type="float">
            <text:p>149</text:p>
          </table:table-cell>
          <table:table-cell office:value-type="float" office:value="358.3413" calcext:value-type="float">
            <text:p>358,3413</text:p>
          </table:table-cell>
          <table:table-cell office:value-type="float" office:value="286.1582" calcext:value-type="float">
            <text:p>286,1582</text:p>
          </table:table-cell>
          <table:table-cell office:value-type="float" office:value="0.6379618" calcext:value-type="float">
            <text:p>0,6379618</text:p>
          </table:table-cell>
          <table:table-cell office:value-type="float" office:value="0.3121582" calcext:value-type="float">
            <text:p>0,3121582</text:p>
          </table:table-cell>
          <table:table-cell office:value-type="float" office:value="690.2643" calcext:value-type="float">
            <text:p>690,2643</text:p>
          </table:table-cell>
          <table:table-cell office:value-type="float" office:value="3.995321" calcext:value-type="float">
            <text:p>3,995321</text:p>
          </table:table-cell>
          <table:table-cell office:value-type="float" office:value="0" calcext:value-type="float">
            <text:p>0</text:p>
          </table:table-cell>
          <table:table-cell office:value-type="float" office:value="403.8645" calcext:value-type="float">
            <text:p>403,8645</text:p>
          </table:table-cell>
          <table:table-cell office:value-type="float" office:value="268.7737" calcext:value-type="float">
            <text:p>268,7737</text:p>
          </table:table-cell>
          <table:table-cell office:value-type="float" office:value="0.3778995" calcext:value-type="float">
            <text:p>0,3778995</text:p>
          </table:table-cell>
          <table:table-cell office:value-type="float" office:value="0.3135036" calcext:value-type="float">
            <text:p>0,3135036</text:p>
          </table:table-cell>
          <table:table-cell office:value-type="float" office:value="690.0167" calcext:value-type="float">
            <text:p>690,0167</text:p>
          </table:table-cell>
          <table:table-cell office:value-type="float" office:value="3.986939" calcext:value-type="float">
            <text:p>3,9869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office:value-type="float" office:value="2986978" calcext:value-type="float">
            <text:p>2986978</text:p>
          </table:table-cell>
          <table:table-cell office:value-type="float" office:value="371552897" calcext:value-type="float">
            <text:p>371552897</text:p>
          </table:table-cell>
        </table:table-row>
        <table:table-row table:style-name="ro2">
          <table:table-cell office:value-type="float" office:value="3007" calcext:value-type="float">
            <text:p>3007</text:p>
          </table:table-cell>
          <table:table-cell office:value-type="string" calcext:value-type="string">
            <text:p>14:37:18.366</text:p>
          </table:table-cell>
          <table:table-cell office:value-type="string" calcext:value-type="string">
            <text:p>00:00:03.007</text:p>
          </table:table-cell>
          <table:table-cell office:value-type="float" office:value="150" calcext:value-type="float">
            <text:p>150</text:p>
          </table:table-cell>
          <table:table-cell office:value-type="float" office:value="371.7043" calcext:value-type="float">
            <text:p>371,7043</text:p>
          </table:table-cell>
          <table:table-cell office:value-type="float" office:value="293.4705" calcext:value-type="float">
            <text:p>293,4705</text:p>
          </table:table-cell>
          <table:table-cell office:value-type="float" office:value="0.6380383" calcext:value-type="float">
            <text:p>0,6380383</text:p>
          </table:table-cell>
          <table:table-cell office:value-type="float" office:value="0.3121954" calcext:value-type="float">
            <text:p>0,3121954</text:p>
          </table:table-cell>
          <table:table-cell office:value-type="float" office:value="690.2643" calcext:value-type="float">
            <text:p>690,2643</text:p>
          </table:table-cell>
          <table:table-cell office:value-type="float" office:value="4.016307" calcext:value-type="float">
            <text:p>4,016307</text:p>
          </table:table-cell>
          <table:table-cell office:value-type="float" office:value="0" calcext:value-type="float">
            <text:p>0</text:p>
          </table:table-cell>
          <table:table-cell office:value-type="float" office:value="398.1877" calcext:value-type="float">
            <text:p>398,1877</text:p>
          </table:table-cell>
          <table:table-cell office:value-type="float" office:value="285.1291" calcext:value-type="float">
            <text:p>285,1291</text:p>
          </table:table-cell>
          <table:table-cell office:value-type="float" office:value="0.3779179" calcext:value-type="float">
            <text:p>0,3779179</text:p>
          </table:table-cell>
          <table:table-cell office:value-type="float" office:value="0.3135305" calcext:value-type="float">
            <text:p>0,3135305</text:p>
          </table:table-cell>
          <table:table-cell office:value-type="float" office:value="690.0167" calcext:value-type="float">
            <text:p>690,0167</text:p>
          </table:table-cell>
          <table:table-cell office:value-type="float" office:value="3.950613" calcext:value-type="float">
            <text:p>3,9506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5" calcext:value-type="float">
            <text:p>385</text:p>
          </table:table-cell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89" calcext:value-type="float">
            <text:p>289</text:p>
          </table:table-cell>
          <table:table-cell office:value-type="float" office:value="3007018" calcext:value-type="float">
            <text:p>3007018</text:p>
          </table:table-cell>
          <table:table-cell office:value-type="float" office:value="371572937" calcext:value-type="float">
            <text:p>371572937</text:p>
          </table:table-cell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string" calcext:value-type="string">
            <text:p>14:37:18.386</text:p>
          </table:table-cell>
          <table:table-cell office:value-type="string" calcext:value-type="string">
            <text:p>00:00:03.026</text:p>
          </table:table-cell>
          <table:table-cell office:value-type="float" office:value="151" calcext:value-type="float">
            <text:p>151</text:p>
          </table:table-cell>
          <table:table-cell office:value-type="float" office:value="367.7893" calcext:value-type="float">
            <text:p>367,7893</text:p>
          </table:table-cell>
          <table:table-cell office:value-type="float" office:value="297.2864" calcext:value-type="float">
            <text:p>297,2864</text:p>
          </table:table-cell>
          <table:table-cell office:value-type="float" office:value="0.6380023" calcext:value-type="float">
            <text:p>0,6380023</text:p>
          </table:table-cell>
          <table:table-cell office:value-type="float" office:value="0.3121948" calcext:value-type="float">
            <text:p>0,3121948</text:p>
          </table:table-cell>
          <table:table-cell office:value-type="float" office:value="690.2643" calcext:value-type="float">
            <text:p>690,2643</text:p>
          </table:table-cell>
          <table:table-cell office:value-type="float" office:value="3.987483" calcext:value-type="float">
            <text:p>3,987483</text:p>
          </table:table-cell>
          <table:table-cell office:value-type="float" office:value="0" calcext:value-type="float">
            <text:p>0</text:p>
          </table:table-cell>
          <table:table-cell office:value-type="float" office:value="410.7396" calcext:value-type="float">
            <text:p>410,7396</text:p>
          </table:table-cell>
          <table:table-cell office:value-type="float" office:value="275.7939" calcext:value-type="float">
            <text:p>275,7939</text:p>
          </table:table-cell>
          <table:table-cell office:value-type="float" office:value="0.3778694" calcext:value-type="float">
            <text:p>0,3778694</text:p>
          </table:table-cell>
          <table:table-cell office:value-type="float" office:value="0.3134325" calcext:value-type="float">
            <text:p>0,3134325</text:p>
          </table:table-cell>
          <table:table-cell office:value-type="float" office:value="690.0167" calcext:value-type="float">
            <text:p>690,0167</text:p>
          </table:table-cell>
          <table:table-cell office:value-type="float" office:value="3.991175" calcext:value-type="float">
            <text:p>3,9911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87" calcext:value-type="float">
            <text:p>287</text:p>
          </table:table-cell>
          <table:table-cell office:value-type="float" office:value="3026876" calcext:value-type="float">
            <text:p>3026876</text:p>
          </table:table-cell>
          <table:table-cell office:value-type="float" office:value="371592795" calcext:value-type="float">
            <text:p>371592795</text:p>
          </table:table-cell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string" calcext:value-type="string">
            <text:p>14:37:18.406</text:p>
          </table:table-cell>
          <table:table-cell office:value-type="string" calcext:value-type="string">
            <text:p>00:00:03.046</text:p>
          </table:table-cell>
          <table:table-cell office:value-type="float" office:value="152" calcext:value-type="float">
            <text:p>152</text:p>
          </table:table-cell>
          <table:table-cell office:value-type="float" office:value="364.2219" calcext:value-type="float">
            <text:p>364,2219</text:p>
          </table:table-cell>
          <table:table-cell office:value-type="float" office:value="296.4451" calcext:value-type="float">
            <text:p>296,4451</text:p>
          </table:table-cell>
          <table:table-cell office:value-type="float" office:value="0.6379516" calcext:value-type="float">
            <text:p>0,6379516</text:p>
          </table:table-cell>
          <table:table-cell office:value-type="float" office:value="0.3121584" calcext:value-type="float">
            <text:p>0,3121584</text:p>
          </table:table-cell>
          <table:table-cell office:value-type="float" office:value="690.2643" calcext:value-type="float">
            <text:p>690,2643</text:p>
          </table:table-cell>
          <table:table-cell office:value-type="float" office:value="3.929618" calcext:value-type="float">
            <text:p>3,929618</text:p>
          </table:table-cell>
          <table:table-cell office:value-type="float" office:value="0" calcext:value-type="float">
            <text:p>0</text:p>
          </table:table-cell>
          <table:table-cell office:value-type="float" office:value="406.1119" calcext:value-type="float">
            <text:p>406,1119</text:p>
          </table:table-cell>
          <table:table-cell office:value-type="float" office:value="291.4903" calcext:value-type="float">
            <text:p>291,4903</text:p>
          </table:table-cell>
          <table:table-cell office:value-type="float" office:value="0.3777953" calcext:value-type="float">
            <text:p>0,3777953</text:p>
          </table:table-cell>
          <table:table-cell office:value-type="float" office:value="0.3131748" calcext:value-type="float">
            <text:p>0,3131748</text:p>
          </table:table-cell>
          <table:table-cell office:value-type="float" office:value="690.0167" calcext:value-type="float">
            <text:p>690,0167</text:p>
          </table:table-cell>
          <table:table-cell office:value-type="float" office:value="3.947414" calcext:value-type="float">
            <text:p>3,9474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5" calcext:value-type="float">
            <text:p>385</text:p>
          </table:table-cell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94" calcext:value-type="float">
            <text:p>294</text:p>
          </table:table-cell>
          <table:table-cell office:value-type="float" office:value="3046856" calcext:value-type="float">
            <text:p>3046856</text:p>
          </table:table-cell>
          <table:table-cell office:value-type="float" office:value="371612775" calcext:value-type="float">
            <text:p>371612775</text:p>
          </table:table-cell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14:37:18.426</text:p>
          </table:table-cell>
          <table:table-cell office:value-type="string" calcext:value-type="string">
            <text:p>00:00:03.066</text:p>
          </table:table-cell>
          <table:table-cell office:value-type="float" office:value="153" calcext:value-type="float">
            <text:p>153</text:p>
          </table:table-cell>
          <table:table-cell office:value-type="float" office:value="369.4564" calcext:value-type="float">
            <text:p>369,4564</text:p>
          </table:table-cell>
          <table:table-cell office:value-type="float" office:value="296.4951" calcext:value-type="float">
            <text:p>296,4951</text:p>
          </table:table-cell>
          <table:table-cell office:value-type="float" office:value="0.6378999" calcext:value-type="float">
            <text:p>0,6378999</text:p>
          </table:table-cell>
          <table:table-cell office:value-type="float" office:value="0.3121784" calcext:value-type="float">
            <text:p>0,3121784</text:p>
          </table:table-cell>
          <table:table-cell office:value-type="float" office:value="689.9649" calcext:value-type="float">
            <text:p>689,9649</text:p>
          </table:table-cell>
          <table:table-cell office:value-type="float" office:value="3.925781" calcext:value-type="float">
            <text:p>3,925781</text:p>
          </table:table-cell>
          <table:table-cell office:value-type="float" office:value="0" calcext:value-type="float">
            <text:p>0</text:p>
          </table:table-cell>
          <table:table-cell office:value-type="float" office:value="407.7089" calcext:value-type="float">
            <text:p>407,7089</text:p>
          </table:table-cell>
          <table:table-cell office:value-type="float" office:value="279.3323" calcext:value-type="float">
            <text:p>279,3323</text:p>
          </table:table-cell>
          <table:table-cell office:value-type="float" office:value="0.3776554" calcext:value-type="float">
            <text:p>0,3776554</text:p>
          </table:table-cell>
          <table:table-cell office:value-type="float" office:value="0.3131675" calcext:value-type="float">
            <text:p>0,3131675</text:p>
          </table:table-cell>
          <table:table-cell office:value-type="float" office:value="694.4485" calcext:value-type="float">
            <text:p>694,4485</text:p>
          </table:table-cell>
          <table:table-cell office:value-type="float" office:value="3.984478" calcext:value-type="float">
            <text:p>3,9844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3066735" calcext:value-type="float">
            <text:p>3066735</text:p>
          </table:table-cell>
          <table:table-cell office:value-type="float" office:value="371632654" calcext:value-type="float">
            <text:p>371632654</text:p>
          </table:table-cell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string" calcext:value-type="string">
            <text:p>14:37:18.446</text:p>
          </table:table-cell>
          <table:table-cell office:value-type="string" calcext:value-type="string">
            <text:p>00:00:03.086</text:p>
          </table:table-cell>
          <table:table-cell office:value-type="float" office:value="154" calcext:value-type="float">
            <text:p>154</text:p>
          </table:table-cell>
          <table:table-cell office:value-type="float" office:value="386.0285" calcext:value-type="float">
            <text:p>386,0285</text:p>
          </table:table-cell>
          <table:table-cell office:value-type="float" office:value="286.902" calcext:value-type="float">
            <text:p>286,902</text:p>
          </table:table-cell>
          <table:table-cell office:value-type="float" office:value="0.6378546" calcext:value-type="float">
            <text:p>0,6378546</text:p>
          </table:table-cell>
          <table:table-cell office:value-type="float" office:value="0.3120738" calcext:value-type="float">
            <text:p>0,3120738</text:p>
          </table:table-cell>
          <table:table-cell office:value-type="float" office:value="689.9649" calcext:value-type="float">
            <text:p>689,9649</text:p>
          </table:table-cell>
          <table:table-cell office:value-type="float" office:value="3.917964" calcext:value-type="float">
            <text:p>3,917964</text:p>
          </table:table-cell>
          <table:table-cell office:value-type="float" office:value="0" calcext:value-type="float">
            <text:p>0</text:p>
          </table:table-cell>
          <table:table-cell office:value-type="float" office:value="412.0351" calcext:value-type="float">
            <text:p>412,0351</text:p>
          </table:table-cell>
          <table:table-cell office:value-type="float" office:value="265.6698" calcext:value-type="float">
            <text:p>265,6698</text:p>
          </table:table-cell>
          <table:table-cell office:value-type="float" office:value="0.37756" calcext:value-type="float">
            <text:p>0,37756</text:p>
          </table:table-cell>
          <table:table-cell office:value-type="float" office:value="0.3130928" calcext:value-type="float">
            <text:p>0,3130928</text:p>
          </table:table-cell>
          <table:table-cell office:value-type="float" office:value="694.4485" calcext:value-type="float">
            <text:p>694,4485</text:p>
          </table:table-cell>
          <table:table-cell office:value-type="float" office:value="3.993357" calcext:value-type="float">
            <text:p>3,9933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76" calcext:value-type="float">
            <text:p>276</text:p>
          </table:table-cell>
          <table:table-cell office:value-type="float" office:value="3086614" calcext:value-type="float">
            <text:p>3086614</text:p>
          </table:table-cell>
          <table:table-cell office:value-type="float" office:value="371652533" calcext:value-type="float">
            <text:p>371652533</text:p>
          </table:table-cell>
        </table:table-row>
        <table:table-row table:style-name="ro2">
          <table:table-cell office:value-type="float" office:value="3107" calcext:value-type="float">
            <text:p>3107</text:p>
          </table:table-cell>
          <table:table-cell office:value-type="string" calcext:value-type="string">
            <text:p>14:37:18.466</text:p>
          </table:table-cell>
          <table:table-cell office:value-type="string" calcext:value-type="string">
            <text:p>00:00:03.106</text:p>
          </table:table-cell>
          <table:table-cell office:value-type="float" office:value="155" calcext:value-type="float">
            <text:p>155</text:p>
          </table:table-cell>
          <table:table-cell office:value-type="float" office:value="382.633" calcext:value-type="float">
            <text:p>382,633</text:p>
          </table:table-cell>
          <table:table-cell office:value-type="float" office:value="289.98" calcext:value-type="float">
            <text:p>289,98</text:p>
          </table:table-cell>
          <table:table-cell office:value-type="float" office:value="0.6377606" calcext:value-type="float">
            <text:p>0,6377606</text:p>
          </table:table-cell>
          <table:table-cell office:value-type="float" office:value="0.3121168" calcext:value-type="float">
            <text:p>0,3121168</text:p>
          </table:table-cell>
          <table:table-cell office:value-type="float" office:value="689.9649" calcext:value-type="float">
            <text:p>689,9649</text:p>
          </table:table-cell>
          <table:table-cell office:value-type="float" office:value="3.948821" calcext:value-type="float">
            <text:p>3,948821</text:p>
          </table:table-cell>
          <table:table-cell office:value-type="float" office:value="0" calcext:value-type="float">
            <text:p>0</text:p>
          </table:table-cell>
          <table:table-cell office:value-type="float" office:value="383.3809" calcext:value-type="float">
            <text:p>383,3809</text:p>
          </table:table-cell>
          <table:table-cell office:value-type="float" office:value="276.3586" calcext:value-type="float">
            <text:p>276,3586</text:p>
          </table:table-cell>
          <table:table-cell office:value-type="float" office:value="0.3773308" calcext:value-type="float">
            <text:p>0,3773308</text:p>
          </table:table-cell>
          <table:table-cell office:value-type="float" office:value="0.3131537" calcext:value-type="float">
            <text:p>0,3131537</text:p>
          </table:table-cell>
          <table:table-cell office:value-type="float" office:value="694.4485" calcext:value-type="float">
            <text:p>694,4485</text:p>
          </table:table-cell>
          <table:table-cell office:value-type="float" office:value="3.903877" calcext:value-type="float">
            <text:p>3,9038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283" calcext:value-type="float">
            <text:p>2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83" calcext:value-type="float">
            <text:p>283</text:p>
          </table:table-cell>
          <table:table-cell office:value-type="float" office:value="3106623" calcext:value-type="float">
            <text:p>3106623</text:p>
          </table:table-cell>
          <table:table-cell office:value-type="float" office:value="371672542" calcext:value-type="float">
            <text:p>371672542</text:p>
          </table:table-cell>
        </table:table-row>
        <table:table-row table:style-name="ro2">
          <table:table-cell office:value-type="float" office:value="3127" calcext:value-type="float">
            <text:p>3127</text:p>
          </table:table-cell>
          <table:table-cell office:value-type="string" calcext:value-type="string">
            <text:p>14:37:18.486</text:p>
          </table:table-cell>
          <table:table-cell office:value-type="string" calcext:value-type="string">
            <text:p>00:00:03.126</text:p>
          </table:table-cell>
          <table:table-cell office:value-type="float" office:value="156" calcext:value-type="float">
            <text:p>156</text:p>
          </table:table-cell>
          <table:table-cell office:value-type="float" office:value="374.0437" calcext:value-type="float">
            <text:p>374,0437</text:p>
          </table:table-cell>
          <table:table-cell office:value-type="float" office:value="308.0087" calcext:value-type="float">
            <text:p>308,0087</text:p>
          </table:table-cell>
          <table:table-cell office:value-type="float" office:value="0.6375585" calcext:value-type="float">
            <text:p>0,6375585</text:p>
          </table:table-cell>
          <table:table-cell office:value-type="float" office:value="0.3122245" calcext:value-type="float">
            <text:p>0,3122245</text:p>
          </table:table-cell>
          <table:table-cell office:value-type="float" office:value="689.9649" calcext:value-type="float">
            <text:p>689,9649</text:p>
          </table:table-cell>
          <table:table-cell office:value-type="float" office:value="3.902185" calcext:value-type="float">
            <text:p>3,902185</text:p>
          </table:table-cell>
          <table:table-cell office:value-type="float" office:value="0" calcext:value-type="float">
            <text:p>0</text:p>
          </table:table-cell>
          <table:table-cell office:value-type="float" office:value="400.5831" calcext:value-type="float">
            <text:p>400,5831</text:p>
          </table:table-cell>
          <table:table-cell office:value-type="float" office:value="247.7739" calcext:value-type="float">
            <text:p>247,7739</text:p>
          </table:table-cell>
          <table:table-cell office:value-type="float" office:value="0.3772218" calcext:value-type="float">
            <text:p>0,3772218</text:p>
          </table:table-cell>
          <table:table-cell office:value-type="float" office:value="0.3134666" calcext:value-type="float">
            <text:p>0,3134666</text:p>
          </table:table-cell>
          <table:table-cell office:value-type="float" office:value="694.4485" calcext:value-type="float">
            <text:p>694,4485</text:p>
          </table:table-cell>
          <table:table-cell office:value-type="float" office:value="3.941608" calcext:value-type="float">
            <text:p>3,9416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7" calcext:value-type="float">
            <text:p>387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78" calcext:value-type="float">
            <text:p>278</text:p>
          </table:table-cell>
          <table:table-cell office:value-type="float" office:value="3126517" calcext:value-type="float">
            <text:p>3126517</text:p>
          </table:table-cell>
          <table:table-cell office:value-type="float" office:value="371692436" calcext:value-type="float">
            <text:p>371692436</text:p>
          </table:table-cell>
        </table:table-row>
        <table:table-row table:style-name="ro2">
          <table:table-cell office:value-type="float" office:value="3146" calcext:value-type="float">
            <text:p>3146</text:p>
          </table:table-cell>
          <table:table-cell office:value-type="string" calcext:value-type="string">
            <text:p>14:37:18.505</text:p>
          </table:table-cell>
          <table:table-cell office:value-type="string" calcext:value-type="string">
            <text:p>00:00:03.146</text:p>
          </table:table-cell>
          <table:table-cell office:value-type="float" office:value="157" calcext:value-type="float">
            <text:p>157</text:p>
          </table:table-cell>
          <table:table-cell office:value-type="float" office:value="382.9403" calcext:value-type="float">
            <text:p>382,9403</text:p>
          </table:table-cell>
          <table:table-cell office:value-type="float" office:value="297.2957" calcext:value-type="float">
            <text:p>297,2957</text:p>
          </table:table-cell>
          <table:table-cell office:value-type="float" office:value="0.6373678" calcext:value-type="float">
            <text:p>0,6373678</text:p>
          </table:table-cell>
          <table:table-cell office:value-type="float" office:value="0.3124116" calcext:value-type="float">
            <text:p>0,3124116</text:p>
          </table:table-cell>
          <table:table-cell office:value-type="float" office:value="689.9649" calcext:value-type="float">
            <text:p>689,9649</text:p>
          </table:table-cell>
          <table:table-cell office:value-type="float" office:value="3.877066" calcext:value-type="float">
            <text:p>3,877066</text:p>
          </table:table-cell>
          <table:table-cell office:value-type="float" office:value="0" calcext:value-type="float">
            <text:p>0</text:p>
          </table:table-cell>
          <table:table-cell office:value-type="float" office:value="420.8433" calcext:value-type="float">
            <text:p>420,8433</text:p>
          </table:table-cell>
          <table:table-cell office:value-type="float" office:value="258.5289" calcext:value-type="float">
            <text:p>258,5289</text:p>
          </table:table-cell>
          <table:table-cell office:value-type="float" office:value="0.3771349" calcext:value-type="float">
            <text:p>0,3771349</text:p>
          </table:table-cell>
          <table:table-cell office:value-type="float" office:value="0.3138457" calcext:value-type="float">
            <text:p>0,3138457</text:p>
          </table:table-cell>
          <table:table-cell office:value-type="float" office:value="694.4485" calcext:value-type="float">
            <text:p>694,4485</text:p>
          </table:table-cell>
          <table:table-cell office:value-type="float" office:value="3.918817" calcext:value-type="float">
            <text:p>3,9188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78" calcext:value-type="float">
            <text:p>278</text:p>
          </table:table-cell>
          <table:table-cell office:value-type="float" office:value="3146466" calcext:value-type="float">
            <text:p>3146466</text:p>
          </table:table-cell>
          <table:table-cell office:value-type="float" office:value="371712385" calcext:value-type="float">
            <text:p>371712385</text:p>
          </table:table-cell>
        </table:table-row>
        <table:table-row table:style-name="ro2">
          <table:table-cell office:value-type="float" office:value="3166" calcext:value-type="float">
            <text:p>3166</text:p>
          </table:table-cell>
          <table:table-cell office:value-type="string" calcext:value-type="string">
            <text:p>14:37:18.525</text:p>
          </table:table-cell>
          <table:table-cell office:value-type="string" calcext:value-type="string">
            <text:p>00:00:03.166</text:p>
          </table:table-cell>
          <table:table-cell office:value-type="float" office:value="158" calcext:value-type="float">
            <text:p>158</text:p>
          </table:table-cell>
          <table:table-cell office:value-type="float" office:value="380.114" calcext:value-type="float">
            <text:p>380,114</text:p>
          </table:table-cell>
          <table:table-cell office:value-type="float" office:value="310.9938" calcext:value-type="float">
            <text:p>310,9938</text:p>
          </table:table-cell>
          <table:table-cell office:value-type="float" office:value="0.6373205" calcext:value-type="float">
            <text:p>0,6373205</text:p>
          </table:table-cell>
          <table:table-cell office:value-type="float" office:value="0.3125284" calcext:value-type="float">
            <text:p>0,3125284</text:p>
          </table:table-cell>
          <table:table-cell office:value-type="float" office:value="687.1671" calcext:value-type="float">
            <text:p>687,1671</text:p>
          </table:table-cell>
          <table:table-cell office:value-type="float" office:value="3.862213" calcext:value-type="float">
            <text:p>3,862213</text:p>
          </table:table-cell>
          <table:table-cell office:value-type="float" office:value="0" calcext:value-type="float">
            <text:p>0</text:p>
          </table:table-cell>
          <table:table-cell office:value-type="float" office:value="413.1877" calcext:value-type="float">
            <text:p>413,1877</text:p>
          </table:table-cell>
          <table:table-cell office:value-type="float" office:value="266.741" calcext:value-type="float">
            <text:p>266,741</text:p>
          </table:table-cell>
          <table:table-cell office:value-type="float" office:value="0.3770528" calcext:value-type="float">
            <text:p>0,3770528</text:p>
          </table:table-cell>
          <table:table-cell office:value-type="float" office:value="0.313852" calcext:value-type="float">
            <text:p>0,313852</text:p>
          </table:table-cell>
          <table:table-cell office:value-type="float" office:value="690.1606" calcext:value-type="float">
            <text:p>690,1606</text:p>
          </table:table-cell>
          <table:table-cell office:value-type="float" office:value="3.912851" calcext:value-type="float">
            <text:p>3,9128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89" calcext:value-type="float">
            <text:p>289</text:p>
          </table:table-cell>
          <table:table-cell office:value-type="float" office:value="3166478" calcext:value-type="float">
            <text:p>3166478</text:p>
          </table:table-cell>
          <table:table-cell office:value-type="float" office:value="371732397" calcext:value-type="float">
            <text:p>371732397</text:p>
          </table:table-cell>
        </table:table-row>
        <table:table-row table:style-name="ro2">
          <table:table-cell office:value-type="float" office:value="3186" calcext:value-type="float">
            <text:p>3186</text:p>
          </table:table-cell>
          <table:table-cell office:value-type="string" calcext:value-type="string">
            <text:p>14:37:18.545</text:p>
          </table:table-cell>
          <table:table-cell office:value-type="string" calcext:value-type="string">
            <text:p>00:00:03.186</text:p>
          </table:table-cell>
          <table:table-cell office:value-type="float" office:value="159" calcext:value-type="float">
            <text:p>159</text:p>
          </table:table-cell>
          <table:table-cell office:value-type="float" office:value="391.0816" calcext:value-type="float">
            <text:p>391,0816</text:p>
          </table:table-cell>
          <table:table-cell office:value-type="float" office:value="328.6839" calcext:value-type="float">
            <text:p>328,6839</text:p>
          </table:table-cell>
          <table:table-cell office:value-type="float" office:value="0.6372688" calcext:value-type="float">
            <text:p>0,6372688</text:p>
          </table:table-cell>
          <table:table-cell office:value-type="float" office:value="0.3122264" calcext:value-type="float">
            <text:p>0,3122264</text:p>
          </table:table-cell>
          <table:table-cell office:value-type="float" office:value="687.1671" calcext:value-type="float">
            <text:p>687,1671</text:p>
          </table:table-cell>
          <table:table-cell office:value-type="float" office:value="3.829367" calcext:value-type="float">
            <text:p>3,829367</text:p>
          </table:table-cell>
          <table:table-cell office:value-type="float" office:value="0" calcext:value-type="float">
            <text:p>0</text:p>
          </table:table-cell>
          <table:table-cell office:value-type="float" office:value="424.3796" calcext:value-type="float">
            <text:p>424,3796</text:p>
          </table:table-cell>
          <table:table-cell office:value-type="float" office:value="259.8855" calcext:value-type="float">
            <text:p>259,8855</text:p>
          </table:table-cell>
          <table:table-cell office:value-type="float" office:value="0.3770624" calcext:value-type="float">
            <text:p>0,3770624</text:p>
          </table:table-cell>
          <table:table-cell office:value-type="float" office:value="0.3138582" calcext:value-type="float">
            <text:p>0,3138582</text:p>
          </table:table-cell>
          <table:table-cell office:value-type="float" office:value="690.1606" calcext:value-type="float">
            <text:p>690,1606</text:p>
          </table:table-cell>
          <table:table-cell office:value-type="float" office:value="3.850784" calcext:value-type="float">
            <text:p>3,8507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86" calcext:value-type="float">
            <text:p>28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3186329" calcext:value-type="float">
            <text:p>3186329</text:p>
          </table:table-cell>
          <table:table-cell office:value-type="float" office:value="371752248" calcext:value-type="float">
            <text:p>371752248</text:p>
          </table:table-cell>
        </table:table-row>
        <table:table-row table:style-name="ro2">
          <table:table-cell office:value-type="float" office:value="3206" calcext:value-type="float">
            <text:p>3206</text:p>
          </table:table-cell>
          <table:table-cell office:value-type="string" calcext:value-type="string">
            <text:p>14:37:18.565</text:p>
          </table:table-cell>
          <table:table-cell office:value-type="string" calcext:value-type="string">
            <text:p>00:00:03.206</text:p>
          </table:table-cell>
          <table:table-cell office:value-type="float" office:value="160" calcext:value-type="float">
            <text:p>160</text:p>
          </table:table-cell>
          <table:table-cell office:value-type="float" office:value="545.3593" calcext:value-type="float">
            <text:p>545,3593</text:p>
          </table:table-cell>
          <table:table-cell office:value-type="float" office:value="336.3293" calcext:value-type="float">
            <text:p>336,3293</text:p>
          </table:table-cell>
          <table:table-cell office:value-type="float" office:value="0.6357064" calcext:value-type="float">
            <text:p>0,6357064</text:p>
          </table:table-cell>
          <table:table-cell office:value-type="float" office:value="0.3121673" calcext:value-type="float">
            <text:p>0,3121673</text:p>
          </table:table-cell>
          <table:table-cell office:value-type="float" office:value="687.1671" calcext:value-type="float">
            <text:p>687,1671</text:p>
          </table:table-cell>
          <table:table-cell office:value-type="float" office:value="3.843636" calcext:value-type="float">
            <text:p>3,843636</text:p>
          </table:table-cell>
          <table:table-cell office:value-type="float" office:value="0" calcext:value-type="float">
            <text:p>0</text:p>
          </table:table-cell>
          <table:table-cell office:value-type="float" office:value="603.3097" calcext:value-type="float">
            <text:p>603,3097</text:p>
          </table:table-cell>
          <table:table-cell office:value-type="float" office:value="322.4567" calcext:value-type="float">
            <text:p>322,4567</text:p>
          </table:table-cell>
          <table:table-cell office:value-type="float" office:value="0.3751822" calcext:value-type="float">
            <text:p>0,3751822</text:p>
          </table:table-cell>
          <table:table-cell office:value-type="float" office:value="0.3140757" calcext:value-type="float">
            <text:p>0,3140757</text:p>
          </table:table-cell>
          <table:table-cell office:value-type="float" office:value="690.1606" calcext:value-type="float">
            <text:p>690,1606</text:p>
          </table:table-cell>
          <table:table-cell office:value-type="float" office:value="3.825309" calcext:value-type="float">
            <text:p>3,8253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4" calcext:value-type="float">
            <text:p>574</text:p>
          </table:table-cell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29" calcext:value-type="float">
            <text:p>329</text:p>
          </table:table-cell>
          <table:table-cell office:value-type="float" office:value="3206239" calcext:value-type="float">
            <text:p>3206239</text:p>
          </table:table-cell>
          <table:table-cell office:value-type="float" office:value="371772158" calcext:value-type="float">
            <text:p>371772158</text:p>
          </table:table-cell>
        </table:table-row>
        <table:table-row table:style-name="ro2">
          <table:table-cell office:value-type="float" office:value="3226" calcext:value-type="float">
            <text:p>3226</text:p>
          </table:table-cell>
          <table:table-cell office:value-type="string" calcext:value-type="string">
            <text:p>14:37:18.585</text:p>
          </table:table-cell>
          <table:table-cell office:value-type="string" calcext:value-type="string">
            <text:p>00:00:03.226</text:p>
          </table:table-cell>
          <table:table-cell office:value-type="float" office:value="161" calcext:value-type="float">
            <text:p>161</text:p>
          </table:table-cell>
          <table:table-cell office:value-type="float" office:value="652.0403" calcext:value-type="float">
            <text:p>652,0403</text:p>
          </table:table-cell>
          <table:table-cell office:value-type="float" office:value="400.9418" calcext:value-type="float">
            <text:p>400,9418</text:p>
          </table:table-cell>
          <table:table-cell office:value-type="float" office:value="0.6337978" calcext:value-type="float">
            <text:p>0,6337978</text:p>
          </table:table-cell>
          <table:table-cell office:value-type="float" office:value="0.3130789" calcext:value-type="float">
            <text:p>0,3130789</text:p>
          </table:table-cell>
          <table:table-cell office:value-type="float" office:value="687.1671" calcext:value-type="float">
            <text:p>687,1671</text:p>
          </table:table-cell>
          <table:table-cell office:value-type="float" office:value="3.903257" calcext:value-type="float">
            <text:p>3,903257</text:p>
          </table:table-cell>
          <table:table-cell office:value-type="float" office:value="0" calcext:value-type="float">
            <text:p>0</text:p>
          </table:table-cell>
          <table:table-cell office:value-type="float" office:value="694.9344" calcext:value-type="float">
            <text:p>694,9344</text:p>
          </table:table-cell>
          <table:table-cell office:value-type="float" office:value="393.6279" calcext:value-type="float">
            <text:p>393,6279</text:p>
          </table:table-cell>
          <table:table-cell office:value-type="float" office:value="0.3737549" calcext:value-type="float">
            <text:p>0,3737549</text:p>
          </table:table-cell>
          <table:table-cell office:value-type="float" office:value="0.3151139" calcext:value-type="float">
            <text:p>0,3151139</text:p>
          </table:table-cell>
          <table:table-cell office:value-type="float" office:value="690.1606" calcext:value-type="float">
            <text:p>690,1606</text:p>
          </table:table-cell>
          <table:table-cell office:value-type="float" office:value="3.792142" calcext:value-type="float">
            <text:p>3,7921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3" calcext:value-type="float">
            <text:p>673</text:p>
          </table:table-cell>
          <table:table-cell office:value-type="float" office:value="397" calcext:value-type="float">
            <text:p>39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97" calcext:value-type="float">
            <text:p>397</text:p>
          </table:table-cell>
          <table:table-cell office:value-type="float" office:value="3226221" calcext:value-type="float">
            <text:p>3226221</text:p>
          </table:table-cell>
          <table:table-cell office:value-type="float" office:value="371792140" calcext:value-type="float">
            <text:p>371792140</text:p>
          </table:table-cell>
        </table:table-row>
        <table:table-row table:style-name="ro2">
          <table:table-cell office:value-type="float" office:value="3246" calcext:value-type="float">
            <text:p>3246</text:p>
          </table:table-cell>
          <table:table-cell office:value-type="string" calcext:value-type="string">
            <text:p>14:37:18.605</text:p>
          </table:table-cell>
          <table:table-cell office:value-type="string" calcext:value-type="string">
            <text:p>00:00:03.246</text:p>
          </table:table-cell>
          <table:table-cell office:value-type="float" office:value="162" calcext:value-type="float">
            <text:p>162</text:p>
          </table:table-cell>
          <table:table-cell office:value-type="float" office:value="704.1171" calcext:value-type="float">
            <text:p>704,1171</text:p>
          </table:table-cell>
          <table:table-cell office:value-type="float" office:value="429.1011" calcext:value-type="float">
            <text:p>429,1011</text:p>
          </table:table-cell>
          <table:table-cell office:value-type="float" office:value="0.6330612" calcext:value-type="float">
            <text:p>0,6330612</text:p>
          </table:table-cell>
          <table:table-cell office:value-type="float" office:value="0.3138725" calcext:value-type="float">
            <text:p>0,3138725</text:p>
          </table:table-cell>
          <table:table-cell office:value-type="float" office:value="687.1671" calcext:value-type="float">
            <text:p>687,1671</text:p>
          </table:table-cell>
          <table:table-cell office:value-type="float" office:value="3.905997" calcext:value-type="float">
            <text:p>3,905997</text:p>
          </table:table-cell>
          <table:table-cell office:value-type="float" office:value="0" calcext:value-type="float">
            <text:p>0</text:p>
          </table:table-cell>
          <table:table-cell office:value-type="float" office:value="754.6365" calcext:value-type="float">
            <text:p>754,6365</text:p>
          </table:table-cell>
          <table:table-cell office:value-type="float" office:value="437.6982" calcext:value-type="float">
            <text:p>437,6982</text:p>
          </table:table-cell>
          <table:table-cell office:value-type="float" office:value="0.3735076" calcext:value-type="float">
            <text:p>0,3735076</text:p>
          </table:table-cell>
          <table:table-cell office:value-type="float" office:value="0.3159132" calcext:value-type="float">
            <text:p>0,3159132</text:p>
          </table:table-cell>
          <table:table-cell office:value-type="float" office:value="690.1606" calcext:value-type="float">
            <text:p>690,1606</text:p>
          </table:table-cell>
          <table:table-cell office:value-type="float" office:value="3.8097" calcext:value-type="float">
            <text:p>3,80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433" calcext:value-type="float">
            <text:p>4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433" calcext:value-type="float">
            <text:p>433</text:p>
          </table:table-cell>
          <table:table-cell office:value-type="float" office:value="3246083" calcext:value-type="float">
            <text:p>3246083</text:p>
          </table:table-cell>
          <table:table-cell office:value-type="float" office:value="371812002" calcext:value-type="float">
            <text:p>371812002</text:p>
          </table:table-cell>
        </table:table-row>
        <table:table-row table:style-name="ro2">
          <table:table-cell office:value-type="float" office:value="3266" calcext:value-type="float">
            <text:p>3266</text:p>
          </table:table-cell>
          <table:table-cell office:value-type="string" calcext:value-type="string">
            <text:p>14:37:18.625</text:p>
          </table:table-cell>
          <table:table-cell office:value-type="string" calcext:value-type="string">
            <text:p>00:00:03.266</text:p>
          </table:table-cell>
          <table:table-cell office:value-type="float" office:value="163" calcext:value-type="float">
            <text:p>163</text:p>
          </table:table-cell>
          <table:table-cell office:value-type="float" office:value="758.8486" calcext:value-type="float">
            <text:p>758,8486</text:p>
          </table:table-cell>
          <table:table-cell office:value-type="float" office:value="438.9618" calcext:value-type="float">
            <text:p>438,9618</text:p>
          </table:table-cell>
          <table:table-cell office:value-type="float" office:value="0.6332582" calcext:value-type="float">
            <text:p>0,6332582</text:p>
          </table:table-cell>
          <table:table-cell office:value-type="float" office:value="0.3141026" calcext:value-type="float">
            <text:p>0,3141026</text:p>
          </table:table-cell>
          <table:table-cell office:value-type="float" office:value="696.3147" calcext:value-type="float">
            <text:p>696,3147</text:p>
          </table:table-cell>
          <table:table-cell office:value-type="float" office:value="3.959077" calcext:value-type="float">
            <text:p>3,959077</text:p>
          </table:table-cell>
          <table:table-cell office:value-type="float" office:value="0" calcext:value-type="float">
            <text:p>0</text:p>
          </table:table-cell>
          <table:table-cell office:value-type="float" office:value="816.6114" calcext:value-type="float">
            <text:p>816,6114</text:p>
          </table:table-cell>
          <table:table-cell office:value-type="float" office:value="476.7024" calcext:value-type="float">
            <text:p>476,7024</text:p>
          </table:table-cell>
          <table:table-cell office:value-type="float" office:value="0.3733531" calcext:value-type="float">
            <text:p>0,3733531</text:p>
          </table:table-cell>
          <table:table-cell office:value-type="float" office:value="0.316162" calcext:value-type="float">
            <text:p>0,316162</text:p>
          </table:table-cell>
          <table:table-cell office:value-type="float" office:value="692.4922" calcext:value-type="float">
            <text:p>692,4922</text:p>
          </table:table-cell>
          <table:table-cell office:value-type="float" office:value="3.805842" calcext:value-type="float">
            <text:p>3,8058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88" calcext:value-type="float">
            <text:p>788</text:p>
          </table:table-cell>
          <table:table-cell office:value-type="float" office:value="458" calcext:value-type="float">
            <text:p>4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458" calcext:value-type="float">
            <text:p>458</text:p>
          </table:table-cell>
          <table:table-cell office:value-type="float" office:value="3266103" calcext:value-type="float">
            <text:p>3266103</text:p>
          </table:table-cell>
          <table:table-cell office:value-type="float" office:value="371832022" calcext:value-type="float">
            <text:p>371832022</text:p>
          </table:table-cell>
        </table:table-row>
        <table:table-row table:style-name="ro2">
          <table:table-cell office:value-type="float" office:value="3286" calcext:value-type="float">
            <text:p>3286</text:p>
          </table:table-cell>
          <table:table-cell office:value-type="string" calcext:value-type="string">
            <text:p>14:37:18.645</text:p>
          </table:table-cell>
          <table:table-cell office:value-type="string" calcext:value-type="string">
            <text:p>00:00:03.286</text:p>
          </table:table-cell>
          <table:table-cell office:value-type="float" office:value="164" calcext:value-type="float">
            <text:p>164</text:p>
          </table:table-cell>
          <table:table-cell office:value-type="float" office:value="717.774" calcext:value-type="float">
            <text:p>717,774</text:p>
          </table:table-cell>
          <table:table-cell office:value-type="float" office:value="420.6505" calcext:value-type="float">
            <text:p>420,6505</text:p>
          </table:table-cell>
          <table:table-cell office:value-type="float" office:value="0.6333145" calcext:value-type="float">
            <text:p>0,6333145</text:p>
          </table:table-cell>
          <table:table-cell office:value-type="float" office:value="0.314671" calcext:value-type="float">
            <text:p>0,314671</text:p>
          </table:table-cell>
          <table:table-cell office:value-type="float" office:value="696.3147" calcext:value-type="float">
            <text:p>696,3147</text:p>
          </table:table-cell>
          <table:table-cell office:value-type="float" office:value="4.010125" calcext:value-type="float">
            <text:p>4,010125</text:p>
          </table:table-cell>
          <table:table-cell office:value-type="float" office:value="0" calcext:value-type="float">
            <text:p>0</text:p>
          </table:table-cell>
          <table:table-cell office:value-type="float" office:value="739.502" calcext:value-type="float">
            <text:p>739,502</text:p>
          </table:table-cell>
          <table:table-cell office:value-type="float" office:value="426.6916" calcext:value-type="float">
            <text:p>426,6916</text:p>
          </table:table-cell>
          <table:table-cell office:value-type="float" office:value="0.3732322" calcext:value-type="float">
            <text:p>0,3732322</text:p>
          </table:table-cell>
          <table:table-cell office:value-type="float" office:value="0.3166474" calcext:value-type="float">
            <text:p>0,3166474</text:p>
          </table:table-cell>
          <table:table-cell office:value-type="float" office:value="692.4922" calcext:value-type="float">
            <text:p>692,4922</text:p>
          </table:table-cell>
          <table:table-cell office:value-type="float" office:value="3.794958" calcext:value-type="float">
            <text:p>3,7949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9" calcext:value-type="float">
            <text:p>729</text:p>
          </table:table-cell>
          <table:table-cell office:value-type="float" office:value="424" calcext:value-type="float">
            <text:p>4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424" calcext:value-type="float">
            <text:p>424</text:p>
          </table:table-cell>
          <table:table-cell office:value-type="float" office:value="3286109" calcext:value-type="float">
            <text:p>3286109</text:p>
          </table:table-cell>
          <table:table-cell office:value-type="float" office:value="371852028" calcext:value-type="float">
            <text:p>371852028</text:p>
          </table:table-cell>
        </table:table-row>
        <table:table-row table:style-name="ro2">
          <table:table-cell office:value-type="float" office:value="3306" calcext:value-type="float">
            <text:p>3306</text:p>
          </table:table-cell>
          <table:table-cell office:value-type="string" calcext:value-type="string">
            <text:p>14:37:18.665</text:p>
          </table:table-cell>
          <table:table-cell office:value-type="string" calcext:value-type="string">
            <text:p>00:00:03.305</text:p>
          </table:table-cell>
          <table:table-cell office:value-type="float" office:value="165" calcext:value-type="float">
            <text:p>165</text:p>
          </table:table-cell>
          <table:table-cell office:value-type="float" office:value="718.5355" calcext:value-type="float">
            <text:p>718,5355</text:p>
          </table:table-cell>
          <table:table-cell office:value-type="float" office:value="419.6005" calcext:value-type="float">
            <text:p>419,6005</text:p>
          </table:table-cell>
          <table:table-cell office:value-type="float" office:value="0.6333869" calcext:value-type="float">
            <text:p>0,6333869</text:p>
          </table:table-cell>
          <table:table-cell office:value-type="float" office:value="0.3150648" calcext:value-type="float">
            <text:p>0,3150648</text:p>
          </table:table-cell>
          <table:table-cell office:value-type="float" office:value="696.3147" calcext:value-type="float">
            <text:p>696,3147</text:p>
          </table:table-cell>
          <table:table-cell office:value-type="float" office:value="3.925603" calcext:value-type="float">
            <text:p>3,925603</text:p>
          </table:table-cell>
          <table:table-cell office:value-type="float" office:value="0" calcext:value-type="float">
            <text:p>0</text:p>
          </table:table-cell>
          <table:table-cell office:value-type="float" office:value="736.6843" calcext:value-type="float">
            <text:p>736,6843</text:p>
          </table:table-cell>
          <table:table-cell office:value-type="float" office:value="426.8174" calcext:value-type="float">
            <text:p>426,8174</text:p>
          </table:table-cell>
          <table:table-cell office:value-type="float" office:value="0.3730725" calcext:value-type="float">
            <text:p>0,3730725</text:p>
          </table:table-cell>
          <table:table-cell office:value-type="float" office:value="0.316948" calcext:value-type="float">
            <text:p>0,316948</text:p>
          </table:table-cell>
          <table:table-cell office:value-type="float" office:value="692.4922" calcext:value-type="float">
            <text:p>692,4922</text:p>
          </table:table-cell>
          <table:table-cell office:value-type="float" office:value="3.808553" calcext:value-type="float">
            <text:p>3,808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423" calcext:value-type="float">
            <text:p>4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423" calcext:value-type="float">
            <text:p>423</text:p>
          </table:table-cell>
          <table:table-cell office:value-type="float" office:value="3305926" calcext:value-type="float">
            <text:p>3305926</text:p>
          </table:table-cell>
          <table:table-cell office:value-type="float" office:value="371871845" calcext:value-type="float">
            <text:p>371871845</text:p>
          </table:table-cell>
        </table:table-row>
        <table:table-row table:style-name="ro2">
          <table:table-cell office:value-type="float" office:value="3326" calcext:value-type="float">
            <text:p>3326</text:p>
          </table:table-cell>
          <table:table-cell office:value-type="string" calcext:value-type="string">
            <text:p>14:37:18.685</text:p>
          </table:table-cell>
          <table:table-cell office:value-type="string" calcext:value-type="string">
            <text:p>00:00:03.325</text:p>
          </table:table-cell>
          <table:table-cell office:value-type="float" office:value="166" calcext:value-type="float">
            <text:p>166</text:p>
          </table:table-cell>
          <table:table-cell office:value-type="float" office:value="732.0413" calcext:value-type="float">
            <text:p>732,0413</text:p>
          </table:table-cell>
          <table:table-cell office:value-type="float" office:value="382.4558" calcext:value-type="float">
            <text:p>382,4558</text:p>
          </table:table-cell>
          <table:table-cell office:value-type="float" office:value="0.6334548" calcext:value-type="float">
            <text:p>0,6334548</text:p>
          </table:table-cell>
          <table:table-cell office:value-type="float" office:value="0.3158115" calcext:value-type="float">
            <text:p>0,3158115</text:p>
          </table:table-cell>
          <table:table-cell office:value-type="float" office:value="696.3147" calcext:value-type="float">
            <text:p>696,3147</text:p>
          </table:table-cell>
          <table:table-cell office:value-type="float" office:value="3.945427" calcext:value-type="float">
            <text:p>3,945427</text:p>
          </table:table-cell>
          <table:table-cell office:value-type="float" office:value="0" calcext:value-type="float">
            <text:p>0</text:p>
          </table:table-cell>
          <table:table-cell office:value-type="float" office:value="741.809" calcext:value-type="float">
            <text:p>741,809</text:p>
          </table:table-cell>
          <table:table-cell office:value-type="float" office:value="420.741" calcext:value-type="float">
            <text:p>420,741</text:p>
          </table:table-cell>
          <table:table-cell office:value-type="float" office:value="0.373036" calcext:value-type="float">
            <text:p>0,373036</text:p>
          </table:table-cell>
          <table:table-cell office:value-type="float" office:value="0.3174488" calcext:value-type="float">
            <text:p>0,3174488</text:p>
          </table:table-cell>
          <table:table-cell office:value-type="float" office:value="692.4922" calcext:value-type="float">
            <text:p>692,4922</text:p>
          </table:table-cell>
          <table:table-cell office:value-type="float" office:value="3.847259" calcext:value-type="float">
            <text:p>3,8472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3325832" calcext:value-type="float">
            <text:p>3325832</text:p>
          </table:table-cell>
          <table:table-cell office:value-type="float" office:value="371891751" calcext:value-type="float">
            <text:p>371891751</text:p>
          </table:table-cell>
        </table:table-row>
        <table:table-row table:style-name="ro2">
          <table:table-cell office:value-type="float" office:value="3346" calcext:value-type="float">
            <text:p>3346</text:p>
          </table:table-cell>
          <table:table-cell office:value-type="string" calcext:value-type="string">
            <text:p>14:37:18.705</text:p>
          </table:table-cell>
          <table:table-cell office:value-type="string" calcext:value-type="string">
            <text:p>00:00:03.345</text:p>
          </table:table-cell>
          <table:table-cell office:value-type="float" office:value="167" calcext:value-type="float">
            <text:p>167</text:p>
          </table:table-cell>
          <table:table-cell office:value-type="float" office:value="779.9766" calcext:value-type="float">
            <text:p>779,9766</text:p>
          </table:table-cell>
          <table:table-cell office:value-type="float" office:value="413.1626" calcext:value-type="float">
            <text:p>413,1626</text:p>
          </table:table-cell>
          <table:table-cell office:value-type="float" office:value="0.6328772" calcext:value-type="float">
            <text:p>0,6328772</text:p>
          </table:table-cell>
          <table:table-cell office:value-type="float" office:value="0.3160438" calcext:value-type="float">
            <text:p>0,3160438</text:p>
          </table:table-cell>
          <table:table-cell office:value-type="float" office:value="696.3147" calcext:value-type="float">
            <text:p>696,3147</text:p>
          </table:table-cell>
          <table:table-cell office:value-type="float" office:value="3.976325" calcext:value-type="float">
            <text:p>3,976325</text:p>
          </table:table-cell>
          <table:table-cell office:value-type="float" office:value="0" calcext:value-type="float">
            <text:p>0</text:p>
          </table:table-cell>
          <table:table-cell office:value-type="float" office:value="805.9589" calcext:value-type="float">
            <text:p>805,9589</text:p>
          </table:table-cell>
          <table:table-cell office:value-type="float" office:value="414.6809" calcext:value-type="float">
            <text:p>414,6809</text:p>
          </table:table-cell>
          <table:table-cell office:value-type="float" office:value="0.3724197" calcext:value-type="float">
            <text:p>0,3724197</text:p>
          </table:table-cell>
          <table:table-cell office:value-type="float" office:value="0.3176744" calcext:value-type="float">
            <text:p>0,3176744</text:p>
          </table:table-cell>
          <table:table-cell office:value-type="float" office:value="692.4922" calcext:value-type="float">
            <text:p>692,4922</text:p>
          </table:table-cell>
          <table:table-cell office:value-type="float" office:value="3.829879" calcext:value-type="float">
            <text:p>3,8298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3" calcext:value-type="float">
            <text:p>793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414" calcext:value-type="float">
            <text:p>414</text:p>
          </table:table-cell>
          <table:table-cell office:value-type="float" office:value="3345689" calcext:value-type="float">
            <text:p>3345689</text:p>
          </table:table-cell>
          <table:table-cell office:value-type="float" office:value="371911608" calcext:value-type="float">
            <text:p>371911608</text:p>
          </table:table-cell>
        </table:table-row>
        <table:table-row table:style-name="ro2">
          <table:table-cell office:value-type="float" office:value="3366" calcext:value-type="float">
            <text:p>3366</text:p>
          </table:table-cell>
          <table:table-cell office:value-type="string" calcext:value-type="string">
            <text:p>14:37:18.725</text:p>
          </table:table-cell>
          <table:table-cell office:value-type="string" calcext:value-type="string">
            <text:p>00:00:03.365</text:p>
          </table:table-cell>
          <table:table-cell office:value-type="float" office:value="168" calcext:value-type="float">
            <text:p>168</text:p>
          </table:table-cell>
          <table:table-cell office:value-type="float" office:value="785.9348" calcext:value-type="float">
            <text:p>785,9348</text:p>
          </table:table-cell>
          <table:table-cell office:value-type="float" office:value="412.5257" calcext:value-type="float">
            <text:p>412,5257</text:p>
          </table:table-cell>
          <table:table-cell office:value-type="float" office:value="0.6300398" calcext:value-type="float">
            <text:p>0,6300398</text:p>
          </table:table-cell>
          <table:table-cell office:value-type="float" office:value="0.3155445" calcext:value-type="float">
            <text:p>0,3155445</text:p>
          </table:table-cell>
          <table:table-cell office:value-type="float" office:value="691.8675" calcext:value-type="float">
            <text:p>691,8675</text:p>
          </table:table-cell>
          <table:table-cell office:value-type="float" office:value="3.911871" calcext:value-type="float">
            <text:p>3,911871</text:p>
          </table:table-cell>
          <table:table-cell office:value-type="float" office:value="0" calcext:value-type="float">
            <text:p>0</text:p>
          </table:table-cell>
          <table:table-cell office:value-type="float" office:value="813.2486" calcext:value-type="float">
            <text:p>813,2486</text:p>
          </table:table-cell>
          <table:table-cell office:value-type="float" office:value="409.779" calcext:value-type="float">
            <text:p>409,779</text:p>
          </table:table-cell>
          <table:table-cell office:value-type="float" office:value="0.3703084" calcext:value-type="float">
            <text:p>0,3703084</text:p>
          </table:table-cell>
          <table:table-cell office:value-type="float" office:value="0.3168044" calcext:value-type="float">
            <text:p>0,3168044</text:p>
          </table:table-cell>
          <table:table-cell office:value-type="float" office:value="693.5521" calcext:value-type="float">
            <text:p>693,5521</text:p>
          </table:table-cell>
          <table:table-cell office:value-type="float" office:value="3.855592" calcext:value-type="float">
            <text:p>3,8555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411" calcext:value-type="float">
            <text:p>4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11" calcext:value-type="float">
            <text:p>411</text:p>
          </table:table-cell>
          <table:table-cell office:value-type="float" office:value="3365707" calcext:value-type="float">
            <text:p>3365707</text:p>
          </table:table-cell>
          <table:table-cell office:value-type="float" office:value="371931626" calcext:value-type="float">
            <text:p>371931626</text:p>
          </table:table-cell>
        </table:table-row>
        <table:table-row table:style-name="ro2">
          <table:table-cell office:value-type="float" office:value="3386" calcext:value-type="float">
            <text:p>3386</text:p>
          </table:table-cell>
          <table:table-cell office:value-type="string" calcext:value-type="string">
            <text:p>14:37:18.745</text:p>
          </table:table-cell>
          <table:table-cell office:value-type="string" calcext:value-type="string">
            <text:p>00:00:03.385</text:p>
          </table:table-cell>
          <table:table-cell office:value-type="float" office:value="169" calcext:value-type="float">
            <text:p>169</text:p>
          </table:table-cell>
          <table:table-cell office:value-type="float" office:value="1123.214" calcext:value-type="float">
            <text:p>1123,214</text:p>
          </table:table-cell>
          <table:table-cell office:value-type="float" office:value="167.69" calcext:value-type="float">
            <text:p>167,69</text:p>
          </table:table-cell>
          <table:table-cell office:value-type="float" office:value="0.6280348" calcext:value-type="float">
            <text:p>0,6280348</text:p>
          </table:table-cell>
          <table:table-cell office:value-type="float" office:value="0.3148043" calcext:value-type="float">
            <text:p>0,3148043</text:p>
          </table:table-cell>
          <table:table-cell office:value-type="float" office:value="691.8675" calcext:value-type="float">
            <text:p>691,8675</text:p>
          </table:table-cell>
          <table:table-cell office:value-type="float" office:value="4.005322" calcext:value-type="float">
            <text:p>4,005322</text:p>
          </table:table-cell>
          <table:table-cell office:value-type="float" office:value="0" calcext:value-type="float">
            <text:p>0</text:p>
          </table:table-cell>
          <table:table-cell office:value-type="float" office:value="1184.401" calcext:value-type="float">
            <text:p>1184,401</text:p>
          </table:table-cell>
          <table:table-cell office:value-type="float" office:value="201.3027" calcext:value-type="float">
            <text:p>201,3027</text:p>
          </table:table-cell>
          <table:table-cell office:value-type="float" office:value="0.3688437" calcext:value-type="float">
            <text:p>0,3688437</text:p>
          </table:table-cell>
          <table:table-cell office:value-type="float" office:value="0.3158773" calcext:value-type="float">
            <text:p>0,3158773</text:p>
          </table:table-cell>
          <table:table-cell office:value-type="float" office:value="693.5521" calcext:value-type="float">
            <text:p>693,5521</text:p>
          </table:table-cell>
          <table:table-cell office:value-type="float" office:value="3.786945" calcext:value-type="float">
            <text:p>3,7869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54" calcext:value-type="float">
            <text:p>1154</text:p>
          </table:table-cell>
          <table:table-cell office:value-type="float" office:value="184" calcext:value-type="float">
            <text:p>18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184" calcext:value-type="float">
            <text:p>184</text:p>
          </table:table-cell>
          <table:table-cell office:value-type="float" office:value="3385687" calcext:value-type="float">
            <text:p>3385687</text:p>
          </table:table-cell>
          <table:table-cell office:value-type="float" office:value="371951606" calcext:value-type="float">
            <text:p>371951606</text:p>
          </table:table-cell>
        </table:table-row>
        <table:table-row table:style-name="ro2">
          <table:table-cell office:value-type="float" office:value="3406" calcext:value-type="float">
            <text:p>3406</text:p>
          </table:table-cell>
          <table:table-cell office:value-type="string" calcext:value-type="string">
            <text:p>14:37:18.765</text:p>
          </table:table-cell>
          <table:table-cell office:value-type="string" calcext:value-type="string">
            <text:p>00:00:03.405</text:p>
          </table:table-cell>
          <table:table-cell office:value-type="float" office:value="170" calcext:value-type="float">
            <text:p>170</text:p>
          </table:table-cell>
          <table:table-cell office:value-type="float" office:value="1229.985" calcext:value-type="float">
            <text:p>1229,985</text:p>
          </table:table-cell>
          <table:table-cell office:value-type="float" office:value="88.86176" calcext:value-type="float">
            <text:p>88,86176</text:p>
          </table:table-cell>
          <table:table-cell office:value-type="float" office:value="0.6270595" calcext:value-type="float">
            <text:p>0,6270595</text:p>
          </table:table-cell>
          <table:table-cell office:value-type="float" office:value="0.3141383" calcext:value-type="float">
            <text:p>0,3141383</text:p>
          </table:table-cell>
          <table:table-cell office:value-type="float" office:value="691.8675" calcext:value-type="float">
            <text:p>691,8675</text:p>
          </table:table-cell>
          <table:table-cell office:value-type="float" office:value="3.951545" calcext:value-type="float">
            <text:p>3,951545</text:p>
          </table:table-cell>
          <table:table-cell office:value-type="float" office:value="0" calcext:value-type="float">
            <text:p>0</text:p>
          </table:table-cell>
          <table:table-cell office:value-type="float" office:value="1270.059" calcext:value-type="float">
            <text:p>1270,059</text:p>
          </table:table-cell>
          <table:table-cell office:value-type="float" office:value="144.9053" calcext:value-type="float">
            <text:p>144,9053</text:p>
          </table:table-cell>
          <table:table-cell office:value-type="float" office:value="0.3679217" calcext:value-type="float">
            <text:p>0,3679217</text:p>
          </table:table-cell>
          <table:table-cell office:value-type="float" office:value="0.3150256" calcext:value-type="float">
            <text:p>0,3150256</text:p>
          </table:table-cell>
          <table:table-cell office:value-type="float" office:value="693.5521" calcext:value-type="float">
            <text:p>693,5521</text:p>
          </table:table-cell>
          <table:table-cell office:value-type="float" office:value="3.773534" calcext:value-type="float">
            <text:p>3,7735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1250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17" calcext:value-type="float">
            <text:p>117</text:p>
          </table:table-cell>
          <table:table-cell office:value-type="float" office:value="3405547" calcext:value-type="float">
            <text:p>3405547</text:p>
          </table:table-cell>
          <table:table-cell office:value-type="float" office:value="371971466" calcext:value-type="float">
            <text:p>371971466</text:p>
          </table:table-cell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14:37:18.785</text:p>
          </table:table-cell>
          <table:table-cell office:value-type="string" calcext:value-type="string">
            <text:p>00:00:03.425</text:p>
          </table:table-cell>
          <table:table-cell office:value-type="float" office:value="171" calcext:value-type="float">
            <text:p>171</text:p>
          </table:table-cell>
          <table:table-cell office:value-type="float" office:value="1223.914" calcext:value-type="float">
            <text:p>1223,914</text:p>
          </table:table-cell>
          <table:table-cell office:value-type="float" office:value="86.51932" calcext:value-type="float">
            <text:p>86,51932</text:p>
          </table:table-cell>
          <table:table-cell office:value-type="float" office:value="0.6272104" calcext:value-type="float">
            <text:p>0,6272104</text:p>
          </table:table-cell>
          <table:table-cell office:value-type="float" office:value="0.3140711" calcext:value-type="float">
            <text:p>0,3140711</text:p>
          </table:table-cell>
          <table:table-cell office:value-type="float" office:value="691.8675" calcext:value-type="float">
            <text:p>691,8675</text:p>
          </table:table-cell>
          <table:table-cell office:value-type="float" office:value="3.882969" calcext:value-type="float">
            <text:p>3,882969</text:p>
          </table:table-cell>
          <table:table-cell office:value-type="float" office:value="0" calcext:value-type="float">
            <text:p>0</text:p>
          </table:table-cell>
          <table:table-cell office:value-type="float" office:value="1263.238" calcext:value-type="float">
            <text:p>1263,238</text:p>
          </table:table-cell>
          <table:table-cell office:value-type="float" office:value="121.1606" calcext:value-type="float">
            <text:p>121,1606</text:p>
          </table:table-cell>
          <table:table-cell office:value-type="float" office:value="0.3678423" calcext:value-type="float">
            <text:p>0,3678423</text:p>
          </table:table-cell>
          <table:table-cell office:value-type="float" office:value="0.3149162" calcext:value-type="float">
            <text:p>0,3149162</text:p>
          </table:table-cell>
          <table:table-cell office:value-type="float" office:value="693.5521" calcext:value-type="float">
            <text:p>693,5521</text:p>
          </table:table-cell>
          <table:table-cell office:value-type="float" office:value="3.742784" calcext:value-type="float">
            <text:p>3,7427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104" calcext:value-type="float">
            <text:p>104</text:p>
          </table:table-cell>
          <table:table-cell office:value-type="float" office:value="3425533" calcext:value-type="float">
            <text:p>3425533</text:p>
          </table:table-cell>
          <table:table-cell office:value-type="float" office:value="371991452" calcext:value-type="float">
            <text:p>371991452</text:p>
          </table:table-cell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string" calcext:value-type="string">
            <text:p>14:37:18.804</text:p>
          </table:table-cell>
          <table:table-cell office:value-type="string" calcext:value-type="string">
            <text:p>00:00:03.445</text:p>
          </table:table-cell>
          <table:table-cell office:value-type="float" office:value="172" calcext:value-type="float">
            <text:p>172</text:p>
          </table:table-cell>
          <table:table-cell office:value-type="float" office:value="1225.657" calcext:value-type="float">
            <text:p>1225,657</text:p>
          </table:table-cell>
          <table:table-cell office:value-type="float" office:value="59.85868" calcext:value-type="float">
            <text:p>59,85868</text:p>
          </table:table-cell>
          <table:table-cell office:value-type="float" office:value="0.6274875" calcext:value-type="float">
            <text:p>0,6274875</text:p>
          </table:table-cell>
          <table:table-cell office:value-type="float" office:value="0.3140044" calcext:value-type="float">
            <text:p>0,3140044</text:p>
          </table:table-cell>
          <table:table-cell office:value-type="float" office:value="691.8675" calcext:value-type="float">
            <text:p>691,8675</text:p>
          </table:table-cell>
          <table:table-cell office:value-type="float" office:value="3.964834" calcext:value-type="float">
            <text:p>3,964834</text:p>
          </table:table-cell>
          <table:table-cell office:value-type="float" office:value="0" calcext:value-type="float">
            <text:p>0</text:p>
          </table:table-cell>
          <table:table-cell office:value-type="float" office:value="1277.665" calcext:value-type="float">
            <text:p>1277,665</text:p>
          </table:table-cell>
          <table:table-cell office:value-type="float" office:value="131.9657" calcext:value-type="float">
            <text:p>131,9657</text:p>
          </table:table-cell>
          <table:table-cell office:value-type="float" office:value="0.3677935" calcext:value-type="float">
            <text:p>0,3677935</text:p>
          </table:table-cell>
          <table:table-cell office:value-type="float" office:value="0.3149351" calcext:value-type="float">
            <text:p>0,3149351</text:p>
          </table:table-cell>
          <table:table-cell office:value-type="float" office:value="693.5521" calcext:value-type="float">
            <text:p>693,5521</text:p>
          </table:table-cell>
          <table:table-cell office:value-type="float" office:value="3.737547" calcext:value-type="float">
            <text:p>3,7375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2" calcext:value-type="float">
            <text:p>1252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96" calcext:value-type="float">
            <text:p>96</text:p>
          </table:table-cell>
          <table:table-cell office:value-type="float" office:value="3445433" calcext:value-type="float">
            <text:p>3445433</text:p>
          </table:table-cell>
          <table:table-cell office:value-type="float" office:value="372011352" calcext:value-type="float">
            <text:p>372011352</text:p>
          </table:table-cell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string" calcext:value-type="string">
            <text:p>14:37:18.824</text:p>
          </table:table-cell>
          <table:table-cell office:value-type="string" calcext:value-type="string">
            <text:p>00:00:03.465</text:p>
          </table:table-cell>
          <table:table-cell office:value-type="float" office:value="173" calcext:value-type="float">
            <text:p>173</text:p>
          </table:table-cell>
          <table:table-cell office:value-type="float" office:value="1215.989" calcext:value-type="float">
            <text:p>1215,989</text:p>
          </table:table-cell>
          <table:table-cell office:value-type="float" office:value="62.39722" calcext:value-type="float">
            <text:p>62,39722</text:p>
          </table:table-cell>
          <table:table-cell office:value-type="float" office:value="0.6275377" calcext:value-type="float">
            <text:p>0,6275377</text:p>
          </table:table-cell>
          <table:table-cell office:value-type="float" office:value="0.3139054" calcext:value-type="float">
            <text:p>0,3139054</text:p>
          </table:table-cell>
          <table:table-cell office:value-type="float" office:value="687.9152" calcext:value-type="float">
            <text:p>687,9152</text:p>
          </table:table-cell>
          <table:table-cell office:value-type="float" office:value="3.92459" calcext:value-type="float">
            <text:p>3,92459</text:p>
          </table:table-cell>
          <table:table-cell office:value-type="float" office:value="0" calcext:value-type="float">
            <text:p>0</text:p>
          </table:table-cell>
          <table:table-cell office:value-type="float" office:value="1271.069" calcext:value-type="float">
            <text:p>1271,069</text:p>
          </table:table-cell>
          <table:table-cell office:value-type="float" office:value="127.8089" calcext:value-type="float">
            <text:p>127,8089</text:p>
          </table:table-cell>
          <table:table-cell office:value-type="float" office:value="0.3675778" calcext:value-type="float">
            <text:p>0,3675778</text:p>
          </table:table-cell>
          <table:table-cell office:value-type="float" office:value="0.3149735" calcext:value-type="float">
            <text:p>0,3149735</text:p>
          </table:table-cell>
          <table:table-cell office:value-type="float" office:value="690.7838" calcext:value-type="float">
            <text:p>690,7838</text:p>
          </table:table-cell>
          <table:table-cell office:value-type="float" office:value="3.717894" calcext:value-type="float">
            <text:p>3,717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95" calcext:value-type="float">
            <text:p>95</text:p>
          </table:table-cell>
          <table:table-cell office:value-type="float" office:value="3465288" calcext:value-type="float">
            <text:p>3465288</text:p>
          </table:table-cell>
          <table:table-cell office:value-type="float" office:value="372031207" calcext:value-type="float">
            <text:p>372031207</text:p>
          </table:table-cell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string" calcext:value-type="string">
            <text:p>14:37:18.844</text:p>
          </table:table-cell>
          <table:table-cell office:value-type="string" calcext:value-type="string">
            <text:p>00:00:03.485</text:p>
          </table:table-cell>
          <table:table-cell office:value-type="float" office:value="174" calcext:value-type="float">
            <text:p>174</text:p>
          </table:table-cell>
          <table:table-cell office:value-type="float" office:value="1220.443" calcext:value-type="float">
            <text:p>1220,443</text:p>
          </table:table-cell>
          <table:table-cell office:value-type="float" office:value="70.07869" calcext:value-type="float">
            <text:p>70,07869</text:p>
          </table:table-cell>
          <table:table-cell office:value-type="float" office:value="0.627414" calcext:value-type="float">
            <text:p>0,627414</text:p>
          </table:table-cell>
          <table:table-cell office:value-type="float" office:value="0.313815" calcext:value-type="float">
            <text:p>0,313815</text:p>
          </table:table-cell>
          <table:table-cell office:value-type="float" office:value="687.9152" calcext:value-type="float">
            <text:p>687,9152</text:p>
          </table:table-cell>
          <table:table-cell office:value-type="float" office:value="3.932053" calcext:value-type="float">
            <text:p>3,932053</text:p>
          </table:table-cell>
          <table:table-cell office:value-type="float" office:value="0" calcext:value-type="float">
            <text:p>0</text:p>
          </table:table-cell>
          <table:table-cell office:value-type="float" office:value="1266.731" calcext:value-type="float">
            <text:p>1266,731</text:p>
          </table:table-cell>
          <table:table-cell office:value-type="float" office:value="122.985" calcext:value-type="float">
            <text:p>122,985</text:p>
          </table:table-cell>
          <table:table-cell office:value-type="float" office:value="0.3672024" calcext:value-type="float">
            <text:p>0,3672024</text:p>
          </table:table-cell>
          <table:table-cell office:value-type="float" office:value="0.3149429" calcext:value-type="float">
            <text:p>0,3149429</text:p>
          </table:table-cell>
          <table:table-cell office:value-type="float" office:value="690.7838" calcext:value-type="float">
            <text:p>690,7838</text:p>
          </table:table-cell>
          <table:table-cell office:value-type="float" office:value="3.758654" calcext:value-type="float">
            <text:p>3,7586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97" calcext:value-type="float">
            <text:p>97</text:p>
          </table:table-cell>
          <table:table-cell office:value-type="float" office:value="3485289" calcext:value-type="float">
            <text:p>3485289</text:p>
          </table:table-cell>
          <table:table-cell office:value-type="float" office:value="372051208" calcext:value-type="float">
            <text:p>372051208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string" calcext:value-type="string">
            <text:p>14:37:18.864</text:p>
          </table:table-cell>
          <table:table-cell office:value-type="string" calcext:value-type="string">
            <text:p>00:00:03.505</text:p>
          </table:table-cell>
          <table:table-cell office:value-type="float" office:value="175" calcext:value-type="float">
            <text:p>175</text:p>
          </table:table-cell>
          <table:table-cell office:value-type="float" office:value="1212.81" calcext:value-type="float">
            <text:p>1212,81</text:p>
          </table:table-cell>
          <table:table-cell office:value-type="float" office:value="76.76714" calcext:value-type="float">
            <text:p>76,76714</text:p>
          </table:table-cell>
          <table:table-cell office:value-type="float" office:value="0.6272274" calcext:value-type="float">
            <text:p>0,6272274</text:p>
          </table:table-cell>
          <table:table-cell office:value-type="float" office:value="0.3136849" calcext:value-type="float">
            <text:p>0,3136849</text:p>
          </table:table-cell>
          <table:table-cell office:value-type="float" office:value="687.9152" calcext:value-type="float">
            <text:p>687,9152</text:p>
          </table:table-cell>
          <table:table-cell office:value-type="float" office:value="3.875432" calcext:value-type="float">
            <text:p>3,875432</text:p>
          </table:table-cell>
          <table:table-cell office:value-type="float" office:value="0" calcext:value-type="float">
            <text:p>0</text:p>
          </table:table-cell>
          <table:table-cell office:value-type="float" office:value="1278.805" calcext:value-type="float">
            <text:p>1278,805</text:p>
          </table:table-cell>
          <table:table-cell office:value-type="float" office:value="134.0439" calcext:value-type="float">
            <text:p>134,0439</text:p>
          </table:table-cell>
          <table:table-cell office:value-type="float" office:value="0.3670597" calcext:value-type="float">
            <text:p>0,3670597</text:p>
          </table:table-cell>
          <table:table-cell office:value-type="float" office:value="0.3149217" calcext:value-type="float">
            <text:p>0,3149217</text:p>
          </table:table-cell>
          <table:table-cell office:value-type="float" office:value="690.7838" calcext:value-type="float">
            <text:p>690,7838</text:p>
          </table:table-cell>
          <table:table-cell office:value-type="float" office:value="3.784746" calcext:value-type="float">
            <text:p>3,784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6" calcext:value-type="float">
            <text:p>124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05" calcext:value-type="float">
            <text:p>105</text:p>
          </table:table-cell>
          <table:table-cell office:value-type="float" office:value="3505191" calcext:value-type="float">
            <text:p>3505191</text:p>
          </table:table-cell>
          <table:table-cell office:value-type="float" office:value="372071110" calcext:value-type="float">
            <text:p>372071110</text:p>
          </table:table-cell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string" calcext:value-type="string">
            <text:p>14:37:18.884</text:p>
          </table:table-cell>
          <table:table-cell office:value-type="string" calcext:value-type="string">
            <text:p>00:00:03.525</text:p>
          </table:table-cell>
          <table:table-cell office:value-type="float" office:value="176" calcext:value-type="float">
            <text:p>176</text:p>
          </table:table-cell>
          <table:table-cell office:value-type="float" office:value="1230.981" calcext:value-type="float">
            <text:p>1230,981</text:p>
          </table:table-cell>
          <table:table-cell office:value-type="float" office:value="84.58562" calcext:value-type="float">
            <text:p>84,58562</text:p>
          </table:table-cell>
          <table:table-cell office:value-type="float" office:value="0.6271426" calcext:value-type="float">
            <text:p>0,6271426</text:p>
          </table:table-cell>
          <table:table-cell office:value-type="float" office:value="0.3133175" calcext:value-type="float">
            <text:p>0,3133175</text:p>
          </table:table-cell>
          <table:table-cell office:value-type="float" office:value="687.9152" calcext:value-type="float">
            <text:p>687,9152</text:p>
          </table:table-cell>
          <table:table-cell office:value-type="float" office:value="3.889506" calcext:value-type="float">
            <text:p>3,889506</text:p>
          </table:table-cell>
          <table:table-cell office:value-type="float" office:value="0" calcext:value-type="float">
            <text:p>0</text:p>
          </table:table-cell>
          <table:table-cell office:value-type="float" office:value="1269.374" calcext:value-type="float">
            <text:p>1269,374</text:p>
          </table:table-cell>
          <table:table-cell office:value-type="float" office:value="120.8786" calcext:value-type="float">
            <text:p>120,8786</text:p>
          </table:table-cell>
          <table:table-cell office:value-type="float" office:value="0.3668234" calcext:value-type="float">
            <text:p>0,3668234</text:p>
          </table:table-cell>
          <table:table-cell office:value-type="float" office:value="0.3148922" calcext:value-type="float">
            <text:p>0,3148922</text:p>
          </table:table-cell>
          <table:table-cell office:value-type="float" office:value="690.7838" calcext:value-type="float">
            <text:p>690,7838</text:p>
          </table:table-cell>
          <table:table-cell office:value-type="float" office:value="3.724121" calcext:value-type="float">
            <text:p>3,724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0" calcext:value-type="float">
            <text:p>1250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03" calcext:value-type="float">
            <text:p>103</text:p>
          </table:table-cell>
          <table:table-cell office:value-type="float" office:value="3525265" calcext:value-type="float">
            <text:p>3525265</text:p>
          </table:table-cell>
          <table:table-cell office:value-type="float" office:value="372091184" calcext:value-type="float">
            <text:p>372091184</text:p>
          </table:table-cell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string" calcext:value-type="string">
            <text:p>14:37:18.904</text:p>
          </table:table-cell>
          <table:table-cell office:value-type="string" calcext:value-type="string">
            <text:p>00:00:03.545</text:p>
          </table:table-cell>
          <table:table-cell office:value-type="float" office:value="177" calcext:value-type="float">
            <text:p>177</text:p>
          </table:table-cell>
          <table:table-cell office:value-type="float" office:value="1230.241" calcext:value-type="float">
            <text:p>1230,241</text:p>
          </table:table-cell>
          <table:table-cell office:value-type="float" office:value="86.95167" calcext:value-type="float">
            <text:p>86,95167</text:p>
          </table:table-cell>
          <table:table-cell office:value-type="float" office:value="0.6270519" calcext:value-type="float">
            <text:p>0,6270519</text:p>
          </table:table-cell>
          <table:table-cell office:value-type="float" office:value="0.3130628" calcext:value-type="float">
            <text:p>0,3130628</text:p>
          </table:table-cell>
          <table:table-cell office:value-type="float" office:value="687.9152" calcext:value-type="float">
            <text:p>687,9152</text:p>
          </table:table-cell>
          <table:table-cell office:value-type="float" office:value="3.854739" calcext:value-type="float">
            <text:p>3,854739</text:p>
          </table:table-cell>
          <table:table-cell office:value-type="float" office:value="0" calcext:value-type="float">
            <text:p>0</text:p>
          </table:table-cell>
          <table:table-cell office:value-type="float" office:value="1259.345" calcext:value-type="float">
            <text:p>1259,345</text:p>
          </table:table-cell>
          <table:table-cell office:value-type="float" office:value="115.3707" calcext:value-type="float">
            <text:p>115,3707</text:p>
          </table:table-cell>
          <table:table-cell office:value-type="float" office:value="0.3665049" calcext:value-type="float">
            <text:p>0,3665049</text:p>
          </table:table-cell>
          <table:table-cell office:value-type="float" office:value="0.3148079" calcext:value-type="float">
            <text:p>0,3148079</text:p>
          </table:table-cell>
          <table:table-cell office:value-type="float" office:value="690.7838" calcext:value-type="float">
            <text:p>690,7838</text:p>
          </table:table-cell>
          <table:table-cell office:value-type="float" office:value="3.70926" calcext:value-type="float">
            <text:p>3,709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101" calcext:value-type="float">
            <text:p>101</text:p>
          </table:table-cell>
          <table:table-cell office:value-type="float" office:value="3545127" calcext:value-type="float">
            <text:p>3545127</text:p>
          </table:table-cell>
          <table:table-cell office:value-type="float" office:value="372111046" calcext:value-type="float">
            <text:p>372111046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string" calcext:value-type="string">
            <text:p>14:37:18.924</text:p>
          </table:table-cell>
          <table:table-cell office:value-type="string" calcext:value-type="string">
            <text:p>00:00:03.565</text:p>
          </table:table-cell>
          <table:table-cell office:value-type="float" office:value="178" calcext:value-type="float">
            <text:p>178</text:p>
          </table:table-cell>
          <table:table-cell office:value-type="float" office:value="1234.952" calcext:value-type="float">
            <text:p>1234,952</text:p>
          </table:table-cell>
          <table:table-cell office:value-type="float" office:value="86.60419" calcext:value-type="float">
            <text:p>86,60419</text:p>
          </table:table-cell>
          <table:table-cell office:value-type="float" office:value="0.626937" calcext:value-type="float">
            <text:p>0,626937</text:p>
          </table:table-cell>
          <table:table-cell office:value-type="float" office:value="0.3130886" calcext:value-type="float">
            <text:p>0,3130886</text:p>
          </table:table-cell>
          <table:table-cell office:value-type="float" office:value="688.6227" calcext:value-type="float">
            <text:p>688,6227</text:p>
          </table:table-cell>
          <table:table-cell office:value-type="float" office:value="3.856366" calcext:value-type="float">
            <text:p>3,856366</text:p>
          </table:table-cell>
          <table:table-cell office:value-type="float" office:value="0" calcext:value-type="float">
            <text:p>0</text:p>
          </table:table-cell>
          <table:table-cell office:value-type="float" office:value="1251.54" calcext:value-type="float">
            <text:p>1251,54</text:p>
          </table:table-cell>
          <table:table-cell office:value-type="float" office:value="129.6796" calcext:value-type="float">
            <text:p>129,6796</text:p>
          </table:table-cell>
          <table:table-cell office:value-type="float" office:value="0.3664539" calcext:value-type="float">
            <text:p>0,3664539</text:p>
          </table:table-cell>
          <table:table-cell office:value-type="float" office:value="0.3147959" calcext:value-type="float">
            <text:p>0,3147959</text:p>
          </table:table-cell>
          <table:table-cell office:value-type="float" office:value="686.5772" calcext:value-type="float">
            <text:p>686,5772</text:p>
          </table:table-cell>
          <table:table-cell office:value-type="float" office:value="3.67263" calcext:value-type="float">
            <text:p>3,672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3" calcext:value-type="float">
            <text:p>1243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108" calcext:value-type="float">
            <text:p>108</text:p>
          </table:table-cell>
          <table:table-cell office:value-type="float" office:value="3565049" calcext:value-type="float">
            <text:p>3565049</text:p>
          </table:table-cell>
          <table:table-cell office:value-type="float" office:value="372130968" calcext:value-type="float">
            <text:p>372130968</text:p>
          </table:table-cell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string" calcext:value-type="string">
            <text:p>14:37:18.944</text:p>
          </table:table-cell>
          <table:table-cell office:value-type="string" calcext:value-type="string">
            <text:p>00:00:03.584</text:p>
          </table:table-cell>
          <table:table-cell office:value-type="float" office:value="179" calcext:value-type="float">
            <text:p>179</text:p>
          </table:table-cell>
          <table:table-cell office:value-type="float" office:value="1234.401" calcext:value-type="float">
            <text:p>1234,401</text:p>
          </table:table-cell>
          <table:table-cell office:value-type="float" office:value="76.69837" calcext:value-type="float">
            <text:p>76,69837</text:p>
          </table:table-cell>
          <table:table-cell office:value-type="float" office:value="0.6269139" calcext:value-type="float">
            <text:p>0,6269139</text:p>
          </table:table-cell>
          <table:table-cell office:value-type="float" office:value="0.3131091" calcext:value-type="float">
            <text:p>0,3131091</text:p>
          </table:table-cell>
          <table:table-cell office:value-type="float" office:value="688.6227" calcext:value-type="float">
            <text:p>688,6227</text:p>
          </table:table-cell>
          <table:table-cell office:value-type="float" office:value="3.923919" calcext:value-type="float">
            <text:p>3,923919</text:p>
          </table:table-cell>
          <table:table-cell office:value-type="float" office:value="0" calcext:value-type="float">
            <text:p>0</text:p>
          </table:table-cell>
          <table:table-cell office:value-type="float" office:value="1248.017" calcext:value-type="float">
            <text:p>1248,017</text:p>
          </table:table-cell>
          <table:table-cell office:value-type="float" office:value="134.1919" calcext:value-type="float">
            <text:p>134,1919</text:p>
          </table:table-cell>
          <table:table-cell office:value-type="float" office:value="0.3663709" calcext:value-type="float">
            <text:p>0,3663709</text:p>
          </table:table-cell>
          <table:table-cell office:value-type="float" office:value="0.3148963" calcext:value-type="float">
            <text:p>0,3148963</text:p>
          </table:table-cell>
          <table:table-cell office:value-type="float" office:value="686.5772" calcext:value-type="float">
            <text:p>686,5772</text:p>
          </table:table-cell>
          <table:table-cell office:value-type="float" office:value="3.715595" calcext:value-type="float">
            <text:p>3,7155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1" calcext:value-type="float">
            <text:p>124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5" calcext:value-type="float">
            <text:p>105</text:p>
          </table:table-cell>
          <table:table-cell office:value-type="float" office:value="3584912" calcext:value-type="float">
            <text:p>3584912</text:p>
          </table:table-cell>
          <table:table-cell office:value-type="float" office:value="372150831" calcext:value-type="float">
            <text:p>372150831</text:p>
          </table:table-cell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string" calcext:value-type="string">
            <text:p>14:37:18.964</text:p>
          </table:table-cell>
          <table:table-cell office:value-type="string" calcext:value-type="string">
            <text:p>00:00:03.604</text:p>
          </table:table-cell>
          <table:table-cell office:value-type="float" office:value="180" calcext:value-type="float">
            <text:p>180</text:p>
          </table:table-cell>
          <table:table-cell office:value-type="float" office:value="1251.674" calcext:value-type="float">
            <text:p>1251,674</text:p>
          </table:table-cell>
          <table:table-cell office:value-type="float" office:value="71.46442" calcext:value-type="float">
            <text:p>71,46442</text:p>
          </table:table-cell>
          <table:table-cell office:value-type="float" office:value="0.6268575" calcext:value-type="float">
            <text:p>0,6268575</text:p>
          </table:table-cell>
          <table:table-cell office:value-type="float" office:value="0.3132246" calcext:value-type="float">
            <text:p>0,3132246</text:p>
          </table:table-cell>
          <table:table-cell office:value-type="float" office:value="688.6227" calcext:value-type="float">
            <text:p>688,6227</text:p>
          </table:table-cell>
          <table:table-cell office:value-type="float" office:value="3.89586" calcext:value-type="float">
            <text:p>3,89586</text:p>
          </table:table-cell>
          <table:table-cell office:value-type="float" office:value="0" calcext:value-type="float">
            <text:p>0</text:p>
          </table:table-cell>
          <table:table-cell office:value-type="float" office:value="1260.572" calcext:value-type="float">
            <text:p>1260,572</text:p>
          </table:table-cell>
          <table:table-cell office:value-type="float" office:value="147.1226" calcext:value-type="float">
            <text:p>147,1226</text:p>
          </table:table-cell>
          <table:table-cell office:value-type="float" office:value="0.366341" calcext:value-type="float">
            <text:p>0,366341</text:p>
          </table:table-cell>
          <table:table-cell office:value-type="float" office:value="0.314983" calcext:value-type="float">
            <text:p>0,314983</text:p>
          </table:table-cell>
          <table:table-cell office:value-type="float" office:value="686.5772" calcext:value-type="float">
            <text:p>686,5772</text:p>
          </table:table-cell>
          <table:table-cell office:value-type="float" office:value="3.746228" calcext:value-type="float">
            <text:p>3,7462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6" calcext:value-type="float">
            <text:p>1256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109" calcext:value-type="float">
            <text:p>109</text:p>
          </table:table-cell>
          <table:table-cell office:value-type="float" office:value="3604929" calcext:value-type="float">
            <text:p>3604929</text:p>
          </table:table-cell>
          <table:table-cell office:value-type="float" office:value="372170848" calcext:value-type="float">
            <text:p>372170848</text:p>
          </table:table-cell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string" calcext:value-type="string">
            <text:p>14:37:18.984</text:p>
          </table:table-cell>
          <table:table-cell office:value-type="string" calcext:value-type="string">
            <text:p>00:00:03.624</text:p>
          </table:table-cell>
          <table:table-cell office:value-type="float" office:value="181" calcext:value-type="float">
            <text:p>181</text:p>
          </table:table-cell>
          <table:table-cell office:value-type="float" office:value="1254.102" calcext:value-type="float">
            <text:p>1254,102</text:p>
          </table:table-cell>
          <table:table-cell office:value-type="float" office:value="63.40239" calcext:value-type="float">
            <text:p>63,40239</text:p>
          </table:table-cell>
          <table:table-cell office:value-type="float" office:value="0.6269149" calcext:value-type="float">
            <text:p>0,6269149</text:p>
          </table:table-cell>
          <table:table-cell office:value-type="float" office:value="0.3133622" calcext:value-type="float">
            <text:p>0,3133622</text:p>
          </table:table-cell>
          <table:table-cell office:value-type="float" office:value="688.6227" calcext:value-type="float">
            <text:p>688,6227</text:p>
          </table:table-cell>
          <table:table-cell office:value-type="float" office:value="3.897886" calcext:value-type="float">
            <text:p>3,897886</text:p>
          </table:table-cell>
          <table:table-cell office:value-type="float" office:value="0" calcext:value-type="float">
            <text:p>0</text:p>
          </table:table-cell>
          <table:table-cell office:value-type="float" office:value="1262.211" calcext:value-type="float">
            <text:p>1262,211</text:p>
          </table:table-cell>
          <table:table-cell office:value-type="float" office:value="141.9002" calcext:value-type="float">
            <text:p>141,9002</text:p>
          </table:table-cell>
          <table:table-cell office:value-type="float" office:value="0.3663634" calcext:value-type="float">
            <text:p>0,3663634</text:p>
          </table:table-cell>
          <table:table-cell office:value-type="float" office:value="0.3150494" calcext:value-type="float">
            <text:p>0,3150494</text:p>
          </table:table-cell>
          <table:table-cell office:value-type="float" office:value="686.5772" calcext:value-type="float">
            <text:p>686,5772</text:p>
          </table:table-cell>
          <table:table-cell office:value-type="float" office:value="3.790171" calcext:value-type="float">
            <text:p>3,7901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8" calcext:value-type="float">
            <text:p>1258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103" calcext:value-type="float">
            <text:p>103</text:p>
          </table:table-cell>
          <table:table-cell office:value-type="float" office:value="3624760" calcext:value-type="float">
            <text:p>3624760</text:p>
          </table:table-cell>
          <table:table-cell office:value-type="float" office:value="372190679" calcext:value-type="float">
            <text:p>372190679</text:p>
          </table:table-cell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string" calcext:value-type="string">
            <text:p>14:37:19.004</text:p>
          </table:table-cell>
          <table:table-cell office:value-type="string" calcext:value-type="string">
            <text:p>00:00:03.644</text:p>
          </table:table-cell>
          <table:table-cell office:value-type="float" office:value="182" calcext:value-type="float">
            <text:p>182</text:p>
          </table:table-cell>
          <table:table-cell office:value-type="float" office:value="1245.192" calcext:value-type="float">
            <text:p>1245,192</text:p>
          </table:table-cell>
          <table:table-cell office:value-type="float" office:value="84.96864" calcext:value-type="float">
            <text:p>84,96864</text:p>
          </table:table-cell>
          <table:table-cell office:value-type="float" office:value="0.6270532" calcext:value-type="float">
            <text:p>0,6270532</text:p>
          </table:table-cell>
          <table:table-cell office:value-type="float" office:value="0.313226" calcext:value-type="float">
            <text:p>0,313226</text:p>
          </table:table-cell>
          <table:table-cell office:value-type="float" office:value="688.6227" calcext:value-type="float">
            <text:p>688,6227</text:p>
          </table:table-cell>
          <table:table-cell office:value-type="float" office:value="3.901912" calcext:value-type="float">
            <text:p>3,901912</text:p>
          </table:table-cell>
          <table:table-cell office:value-type="float" office:value="0" calcext:value-type="float">
            <text:p>0</text:p>
          </table:table-cell>
          <table:table-cell office:value-type="float" office:value="1252.43" calcext:value-type="float">
            <text:p>1252,43</text:p>
          </table:table-cell>
          <table:table-cell office:value-type="float" office:value="130.3702" calcext:value-type="float">
            <text:p>130,3702</text:p>
          </table:table-cell>
          <table:table-cell office:value-type="float" office:value="0.3664367" calcext:value-type="float">
            <text:p>0,3664367</text:p>
          </table:table-cell>
          <table:table-cell office:value-type="float" office:value="0.3150049" calcext:value-type="float">
            <text:p>0,3150049</text:p>
          </table:table-cell>
          <table:table-cell office:value-type="float" office:value="686.5772" calcext:value-type="float">
            <text:p>686,5772</text:p>
          </table:table-cell>
          <table:table-cell office:value-type="float" office:value="3.719557" calcext:value-type="float">
            <text:p>3,719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9" calcext:value-type="float">
            <text:p>1249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108" calcext:value-type="float">
            <text:p>108</text:p>
          </table:table-cell>
          <table:table-cell office:value-type="float" office:value="3644761" calcext:value-type="float">
            <text:p>3644761</text:p>
          </table:table-cell>
          <table:table-cell office:value-type="float" office:value="372210680" calcext:value-type="float">
            <text:p>372210680</text:p>
          </table:table-cell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string" calcext:value-type="string">
            <text:p>14:37:19.024</text:p>
          </table:table-cell>
          <table:table-cell office:value-type="string" calcext:value-type="string">
            <text:p>00:00:03.664</text:p>
          </table:table-cell>
          <table:table-cell office:value-type="float" office:value="183" calcext:value-type="float">
            <text:p>183</text:p>
          </table:table-cell>
          <table:table-cell office:value-type="float" office:value="1243.471" calcext:value-type="float">
            <text:p>1243,471</text:p>
          </table:table-cell>
          <table:table-cell office:value-type="float" office:value="86.21903" calcext:value-type="float">
            <text:p>86,21903</text:p>
          </table:table-cell>
          <table:table-cell office:value-type="float" office:value="0.6271546" calcext:value-type="float">
            <text:p>0,6271546</text:p>
          </table:table-cell>
          <table:table-cell office:value-type="float" office:value="0.3130395" calcext:value-type="float">
            <text:p>0,3130395</text:p>
          </table:table-cell>
          <table:table-cell office:value-type="float" office:value="687.0641" calcext:value-type="float">
            <text:p>687,0641</text:p>
          </table:table-cell>
          <table:table-cell office:value-type="float" office:value="3.896055" calcext:value-type="float">
            <text:p>3,896055</text:p>
          </table:table-cell>
          <table:table-cell office:value-type="float" office:value="0" calcext:value-type="float">
            <text:p>0</text:p>
          </table:table-cell>
          <table:table-cell office:value-type="float" office:value="1263.494" calcext:value-type="float">
            <text:p>1263,494</text:p>
          </table:table-cell>
          <table:table-cell office:value-type="float" office:value="129.1431" calcext:value-type="float">
            <text:p>129,1431</text:p>
          </table:table-cell>
          <table:table-cell office:value-type="float" office:value="0.3665966" calcext:value-type="float">
            <text:p>0,3665966</text:p>
          </table:table-cell>
          <table:table-cell office:value-type="float" office:value="0.3148389" calcext:value-type="float">
            <text:p>0,3148389</text:p>
          </table:table-cell>
          <table:table-cell office:value-type="float" office:value="688.6254" calcext:value-type="float">
            <text:p>688,6254</text:p>
          </table:table-cell>
          <table:table-cell office:value-type="float" office:value="3.757001" calcext:value-type="float">
            <text:p>3,757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108" calcext:value-type="float">
            <text:p>108</text:p>
          </table:table-cell>
          <table:table-cell office:value-type="float" office:value="3664649" calcext:value-type="float">
            <text:p>3664649</text:p>
          </table:table-cell>
          <table:table-cell office:value-type="float" office:value="372230568" calcext:value-type="float">
            <text:p>372230568</text:p>
          </table:table-cell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string" calcext:value-type="string">
            <text:p>14:37:19.044</text:p>
          </table:table-cell>
          <table:table-cell office:value-type="string" calcext:value-type="string">
            <text:p>00:00:03.684</text:p>
          </table:table-cell>
          <table:table-cell office:value-type="float" office:value="184" calcext:value-type="float">
            <text:p>184</text:p>
          </table:table-cell>
          <table:table-cell office:value-type="float" office:value="1223.299" calcext:value-type="float">
            <text:p>1223,299</text:p>
          </table:table-cell>
          <table:table-cell office:value-type="float" office:value="58.87436" calcext:value-type="float">
            <text:p>58,87436</text:p>
          </table:table-cell>
          <table:table-cell office:value-type="float" office:value="0.6272203" calcext:value-type="float">
            <text:p>0,6272203</text:p>
          </table:table-cell>
          <table:table-cell office:value-type="float" office:value="0.3127554" calcext:value-type="float">
            <text:p>0,3127554</text:p>
          </table:table-cell>
          <table:table-cell office:value-type="float" office:value="687.0641" calcext:value-type="float">
            <text:p>687,0641</text:p>
          </table:table-cell>
          <table:table-cell office:value-type="float" office:value="3.829326" calcext:value-type="float">
            <text:p>3,829326</text:p>
          </table:table-cell>
          <table:table-cell office:value-type="float" office:value="0" calcext:value-type="float">
            <text:p>0</text:p>
          </table:table-cell>
          <table:table-cell office:value-type="float" office:value="1269.048" calcext:value-type="float">
            <text:p>1269,048</text:p>
          </table:table-cell>
          <table:table-cell office:value-type="float" office:value="139.6145" calcext:value-type="float">
            <text:p>139,6145</text:p>
          </table:table-cell>
          <table:table-cell office:value-type="float" office:value="0.3666959" calcext:value-type="float">
            <text:p>0,3666959</text:p>
          </table:table-cell>
          <table:table-cell office:value-type="float" office:value="0.3143549" calcext:value-type="float">
            <text:p>0,3143549</text:p>
          </table:table-cell>
          <table:table-cell office:value-type="float" office:value="688.6254" calcext:value-type="float">
            <text:p>688,6254</text:p>
          </table:table-cell>
          <table:table-cell office:value-type="float" office:value="3.756603" calcext:value-type="float">
            <text:p>3,7566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6" calcext:value-type="float">
            <text:p>1246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99" calcext:value-type="float">
            <text:p>99</text:p>
          </table:table-cell>
          <table:table-cell office:value-type="float" office:value="3684662" calcext:value-type="float">
            <text:p>3684662</text:p>
          </table:table-cell>
          <table:table-cell office:value-type="float" office:value="372250581" calcext:value-type="float">
            <text:p>372250581</text:p>
          </table:table-cell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string" calcext:value-type="string">
            <text:p>14:37:19.063</text:p>
          </table:table-cell>
          <table:table-cell office:value-type="string" calcext:value-type="string">
            <text:p>00:00:03.704</text:p>
          </table:table-cell>
          <table:table-cell office:value-type="float" office:value="185" calcext:value-type="float">
            <text:p>185</text:p>
          </table:table-cell>
          <table:table-cell office:value-type="float" office:value="1231.711" calcext:value-type="float">
            <text:p>1231,711</text:p>
          </table:table-cell>
          <table:table-cell office:value-type="float" office:value="63.40152" calcext:value-type="float">
            <text:p>63,40152</text:p>
          </table:table-cell>
          <table:table-cell office:value-type="float" office:value="0.627264" calcext:value-type="float">
            <text:p>0,627264</text:p>
          </table:table-cell>
          <table:table-cell office:value-type="float" office:value="0.3123626" calcext:value-type="float">
            <text:p>0,3123626</text:p>
          </table:table-cell>
          <table:table-cell office:value-type="float" office:value="687.0641" calcext:value-type="float">
            <text:p>687,0641</text:p>
          </table:table-cell>
          <table:table-cell office:value-type="float" office:value="3.874734" calcext:value-type="float">
            <text:p>3,874734</text:p>
          </table:table-cell>
          <table:table-cell office:value-type="float" office:value="0" calcext:value-type="float">
            <text:p>0</text:p>
          </table:table-cell>
          <table:table-cell office:value-type="float" office:value="1267.069" calcext:value-type="float">
            <text:p>1267,069</text:p>
          </table:table-cell>
          <table:table-cell office:value-type="float" office:value="123.1936" calcext:value-type="float">
            <text:p>123,1936</text:p>
          </table:table-cell>
          <table:table-cell office:value-type="float" office:value="0.3668368" calcext:value-type="float">
            <text:p>0,3668368</text:p>
          </table:table-cell>
          <table:table-cell office:value-type="float" office:value="0.3140053" calcext:value-type="float">
            <text:p>0,3140053</text:p>
          </table:table-cell>
          <table:table-cell office:value-type="float" office:value="688.6254" calcext:value-type="float">
            <text:p>688,6254</text:p>
          </table:table-cell>
          <table:table-cell office:value-type="float" office:value="3.738699" calcext:value-type="float">
            <text:p>3,7386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9" calcext:value-type="float">
            <text:p>1249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93" calcext:value-type="float">
            <text:p>93</text:p>
          </table:table-cell>
          <table:table-cell office:value-type="float" office:value="3704493" calcext:value-type="float">
            <text:p>3704493</text:p>
          </table:table-cell>
          <table:table-cell office:value-type="float" office:value="372270412" calcext:value-type="float">
            <text:p>372270412</text:p>
          </table:table-cell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string" calcext:value-type="string">
            <text:p>14:37:19.083</text:p>
          </table:table-cell>
          <table:table-cell office:value-type="string" calcext:value-type="string">
            <text:p>00:00:03.724</text:p>
          </table:table-cell>
          <table:table-cell office:value-type="float" office:value="186" calcext:value-type="float">
            <text:p>186</text:p>
          </table:table-cell>
          <table:table-cell office:value-type="float" office:value="1222.776" calcext:value-type="float">
            <text:p>1222,776</text:p>
          </table:table-cell>
          <table:table-cell office:value-type="float" office:value="80.4635" calcext:value-type="float">
            <text:p>80,4635</text:p>
          </table:table-cell>
          <table:table-cell office:value-type="float" office:value="0.6272327" calcext:value-type="float">
            <text:p>0,6272327</text:p>
          </table:table-cell>
          <table:table-cell office:value-type="float" office:value="0.3122112" calcext:value-type="float">
            <text:p>0,3122112</text:p>
          </table:table-cell>
          <table:table-cell office:value-type="float" office:value="687.0641" calcext:value-type="float">
            <text:p>687,0641</text:p>
          </table:table-cell>
          <table:table-cell office:value-type="float" office:value="3.885026" calcext:value-type="float">
            <text:p>3,885026</text:p>
          </table:table-cell>
          <table:table-cell office:value-type="float" office:value="0" calcext:value-type="float">
            <text:p>0</text:p>
          </table:table-cell>
          <table:table-cell office:value-type="float" office:value="1269.158" calcext:value-type="float">
            <text:p>1269,158</text:p>
          </table:table-cell>
          <table:table-cell office:value-type="float" office:value="127.6241" calcext:value-type="float">
            <text:p>127,6241</text:p>
          </table:table-cell>
          <table:table-cell office:value-type="float" office:value="0.3667857" calcext:value-type="float">
            <text:p>0,3667857</text:p>
          </table:table-cell>
          <table:table-cell office:value-type="float" office:value="0.3138824" calcext:value-type="float">
            <text:p>0,3138824</text:p>
          </table:table-cell>
          <table:table-cell office:value-type="float" office:value="688.6254" calcext:value-type="float">
            <text:p>688,6254</text:p>
          </table:table-cell>
          <table:table-cell office:value-type="float" office:value="3.707977" calcext:value-type="float">
            <text:p>3,7079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6" calcext:value-type="float">
            <text:p>1246</text:p>
          </table:table-cell>
          <table:table-cell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04" calcext:value-type="float">
            <text:p>104</text:p>
          </table:table-cell>
          <table:table-cell office:value-type="float" office:value="3724477" calcext:value-type="float">
            <text:p>3724477</text:p>
          </table:table-cell>
          <table:table-cell office:value-type="float" office:value="372290396" calcext:value-type="float">
            <text:p>372290396</text:p>
          </table:table-cell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string" calcext:value-type="string">
            <text:p>14:37:19.103</text:p>
          </table:table-cell>
          <table:table-cell office:value-type="string" calcext:value-type="string">
            <text:p>00:00:03.744</text:p>
          </table:table-cell>
          <table:table-cell office:value-type="float" office:value="187" calcext:value-type="float">
            <text:p>187</text:p>
          </table:table-cell>
          <table:table-cell office:value-type="float" office:value="1232.475" calcext:value-type="float">
            <text:p>1232,475</text:p>
          </table:table-cell>
          <table:table-cell office:value-type="float" office:value="72.12383" calcext:value-type="float">
            <text:p>72,12383</text:p>
          </table:table-cell>
          <table:table-cell office:value-type="float" office:value="0.6271362" calcext:value-type="float">
            <text:p>0,6271362</text:p>
          </table:table-cell>
          <table:table-cell office:value-type="float" office:value="0.3122384" calcext:value-type="float">
            <text:p>0,3122384</text:p>
          </table:table-cell>
          <table:table-cell office:value-type="float" office:value="687.0641" calcext:value-type="float">
            <text:p>687,0641</text:p>
          </table:table-cell>
          <table:table-cell office:value-type="float" office:value="3.847833" calcext:value-type="float">
            <text:p>3,847833</text:p>
          </table:table-cell>
          <table:table-cell office:value-type="float" office:value="0" calcext:value-type="float">
            <text:p>0</text:p>
          </table:table-cell>
          <table:table-cell office:value-type="float" office:value="1256.792" calcext:value-type="float">
            <text:p>1256,792</text:p>
          </table:table-cell>
          <table:table-cell office:value-type="float" office:value="116.7408" calcext:value-type="float">
            <text:p>116,7408</text:p>
          </table:table-cell>
          <table:table-cell office:value-type="float" office:value="0.366537" calcext:value-type="float">
            <text:p>0,366537</text:p>
          </table:table-cell>
          <table:table-cell office:value-type="float" office:value="0.3138428" calcext:value-type="float">
            <text:p>0,3138428</text:p>
          </table:table-cell>
          <table:table-cell office:value-type="float" office:value="688.6254" calcext:value-type="float">
            <text:p>688,6254</text:p>
          </table:table-cell>
          <table:table-cell office:value-type="float" office:value="3.724381" calcext:value-type="float">
            <text:p>3,7243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94" calcext:value-type="float">
            <text:p>94</text:p>
          </table:table-cell>
          <table:table-cell office:value-type="float" office:value="3744374" calcext:value-type="float">
            <text:p>3744374</text:p>
          </table:table-cell>
          <table:table-cell office:value-type="float" office:value="372310293" calcext:value-type="float">
            <text:p>372310293</text:p>
          </table:table-cell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string" calcext:value-type="string">
            <text:p>14:37:19.123</text:p>
          </table:table-cell>
          <table:table-cell office:value-type="string" calcext:value-type="string">
            <text:p>00:00:03.764</text:p>
          </table:table-cell>
          <table:table-cell office:value-type="float" office:value="188" calcext:value-type="float">
            <text:p>188</text:p>
          </table:table-cell>
          <table:table-cell office:value-type="float" office:value="1232.477" calcext:value-type="float">
            <text:p>1232,477</text:p>
          </table:table-cell>
          <table:table-cell office:value-type="float" office:value="75.7335" calcext:value-type="float">
            <text:p>75,7335</text:p>
          </table:table-cell>
          <table:table-cell office:value-type="float" office:value="0.6269236" calcext:value-type="float">
            <text:p>0,6269236</text:p>
          </table:table-cell>
          <table:table-cell office:value-type="float" office:value="0.3125429" calcext:value-type="float">
            <text:p>0,3125429</text:p>
          </table:table-cell>
          <table:table-cell office:value-type="float" office:value="688.5497" calcext:value-type="float">
            <text:p>688,5497</text:p>
          </table:table-cell>
          <table:table-cell office:value-type="float" office:value="3.882757" calcext:value-type="float">
            <text:p>3,882757</text:p>
          </table:table-cell>
          <table:table-cell office:value-type="float" office:value="0" calcext:value-type="float">
            <text:p>0</text:p>
          </table:table-cell>
          <table:table-cell office:value-type="float" office:value="1251.376" calcext:value-type="float">
            <text:p>1251,376</text:p>
          </table:table-cell>
          <table:table-cell office:value-type="float" office:value="123.4038" calcext:value-type="float">
            <text:p>123,4038</text:p>
          </table:table-cell>
          <table:table-cell office:value-type="float" office:value="0.3664054" calcext:value-type="float">
            <text:p>0,3664054</text:p>
          </table:table-cell>
          <table:table-cell office:value-type="float" office:value="0.3137506" calcext:value-type="float">
            <text:p>0,3137506</text:p>
          </table:table-cell>
          <table:table-cell office:value-type="float" office:value="686.2673" calcext:value-type="float">
            <text:p>686,2673</text:p>
          </table:table-cell>
          <table:table-cell office:value-type="float" office:value="3.697078" calcext:value-type="float">
            <text:p>3,6970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float" office:value="3764365" calcext:value-type="float">
            <text:p>3764365</text:p>
          </table:table-cell>
          <table:table-cell office:value-type="float" office:value="372330284" calcext:value-type="float">
            <text:p>372330284</text:p>
          </table:table-cell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string" calcext:value-type="string">
            <text:p>14:37:19.143</text:p>
          </table:table-cell>
          <table:table-cell office:value-type="string" calcext:value-type="string">
            <text:p>00:00:03.784</text:p>
          </table:table-cell>
          <table:table-cell office:value-type="float" office:value="189" calcext:value-type="float">
            <text:p>189</text:p>
          </table:table-cell>
          <table:table-cell office:value-type="float" office:value="1235.109" calcext:value-type="float">
            <text:p>1235,109</text:p>
          </table:table-cell>
          <table:table-cell office:value-type="float" office:value="69.02266" calcext:value-type="float">
            <text:p>69,02266</text:p>
          </table:table-cell>
          <table:table-cell office:value-type="float" office:value="0.6267324" calcext:value-type="float">
            <text:p>0,6267324</text:p>
          </table:table-cell>
          <table:table-cell office:value-type="float" office:value="0.312845" calcext:value-type="float">
            <text:p>0,312845</text:p>
          </table:table-cell>
          <table:table-cell office:value-type="float" office:value="688.5497" calcext:value-type="float">
            <text:p>688,5497</text:p>
          </table:table-cell>
          <table:table-cell office:value-type="float" office:value="3.791476" calcext:value-type="float">
            <text:p>3,791476</text:p>
          </table:table-cell>
          <table:table-cell office:value-type="float" office:value="0" calcext:value-type="float">
            <text:p>0</text:p>
          </table:table-cell>
          <table:table-cell office:value-type="float" office:value="1282.927" calcext:value-type="float">
            <text:p>1282,927</text:p>
          </table:table-cell>
          <table:table-cell office:value-type="float" office:value="112.0964" calcext:value-type="float">
            <text:p>112,0964</text:p>
          </table:table-cell>
          <table:table-cell office:value-type="float" office:value="0.366316" calcext:value-type="float">
            <text:p>0,366316</text:p>
          </table:table-cell>
          <table:table-cell office:value-type="float" office:value="0.3137985" calcext:value-type="float">
            <text:p>0,3137985</text:p>
          </table:table-cell>
          <table:table-cell office:value-type="float" office:value="686.2673" calcext:value-type="float">
            <text:p>686,2673</text:p>
          </table:table-cell>
          <table:table-cell office:value-type="float" office:value="3.682624" calcext:value-type="float">
            <text:p>3,6826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9" calcext:value-type="float">
            <text:p>1259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91" calcext:value-type="float">
            <text:p>91</text:p>
          </table:table-cell>
          <table:table-cell office:value-type="float" office:value="3784215" calcext:value-type="float">
            <text:p>3784215</text:p>
          </table:table-cell>
          <table:table-cell office:value-type="float" office:value="372350134" calcext:value-type="float">
            <text:p>372350134</text:p>
          </table:table-cell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string" calcext:value-type="string">
            <text:p>14:37:19.163</text:p>
          </table:table-cell>
          <table:table-cell office:value-type="string" calcext:value-type="string">
            <text:p>00:00:03.804</text:p>
          </table:table-cell>
          <table:table-cell office:value-type="float" office:value="190" calcext:value-type="float">
            <text:p>190</text:p>
          </table:table-cell>
          <table:table-cell office:value-type="float" office:value="1242.983" calcext:value-type="float">
            <text:p>1242,983</text:p>
          </table:table-cell>
          <table:table-cell office:value-type="float" office:value="66.86267" calcext:value-type="float">
            <text:p>66,86267</text:p>
          </table:table-cell>
          <table:table-cell office:value-type="float" office:value="0.6268042" calcext:value-type="float">
            <text:p>0,6268042</text:p>
          </table:table-cell>
          <table:table-cell office:value-type="float" office:value="0.3129654" calcext:value-type="float">
            <text:p>0,3129654</text:p>
          </table:table-cell>
          <table:table-cell office:value-type="float" office:value="688.5497" calcext:value-type="float">
            <text:p>688,5497</text:p>
          </table:table-cell>
          <table:table-cell office:value-type="float" office:value="3.805045" calcext:value-type="float">
            <text:p>3,805045</text:p>
          </table:table-cell>
          <table:table-cell office:value-type="float" office:value="0" calcext:value-type="float">
            <text:p>0</text:p>
          </table:table-cell>
          <table:table-cell office:value-type="float" office:value="1245.486" calcext:value-type="float">
            <text:p>1245,486</text:p>
          </table:table-cell>
          <table:table-cell office:value-type="float" office:value="128.9861" calcext:value-type="float">
            <text:p>128,9861</text:p>
          </table:table-cell>
          <table:table-cell office:value-type="float" office:value="0.3663366" calcext:value-type="float">
            <text:p>0,3663366</text:p>
          </table:table-cell>
          <table:table-cell office:value-type="float" office:value="0.313478" calcext:value-type="float">
            <text:p>0,313478</text:p>
          </table:table-cell>
          <table:table-cell office:value-type="float" office:value="686.2673" calcext:value-type="float">
            <text:p>686,2673</text:p>
          </table:table-cell>
          <table:table-cell office:value-type="float" office:value="3.69749" calcext:value-type="float">
            <text:p>3,697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98" calcext:value-type="float">
            <text:p>98</text:p>
          </table:table-cell>
          <table:table-cell office:value-type="float" office:value="3804244" calcext:value-type="float">
            <text:p>3804244</text:p>
          </table:table-cell>
          <table:table-cell office:value-type="float" office:value="372370163" calcext:value-type="float">
            <text:p>372370163</text:p>
          </table:table-cell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string" calcext:value-type="string">
            <text:p>14:37:19.183</text:p>
          </table:table-cell>
          <table:table-cell office:value-type="string" calcext:value-type="string">
            <text:p>00:00:03.824</text:p>
          </table:table-cell>
          <table:table-cell office:value-type="float" office:value="191" calcext:value-type="float">
            <text:p>191</text:p>
          </table:table-cell>
          <table:table-cell office:value-type="float" office:value="1246.282" calcext:value-type="float">
            <text:p>1246,282</text:p>
          </table:table-cell>
          <table:table-cell office:value-type="float" office:value="58.54389" calcext:value-type="float">
            <text:p>58,54389</text:p>
          </table:table-cell>
          <table:table-cell office:value-type="float" office:value="0.6270541" calcext:value-type="float">
            <text:p>0,6270541</text:p>
          </table:table-cell>
          <table:table-cell office:value-type="float" office:value="0.312955" calcext:value-type="float">
            <text:p>0,312955</text:p>
          </table:table-cell>
          <table:table-cell office:value-type="float" office:value="688.5497" calcext:value-type="float">
            <text:p>688,5497</text:p>
          </table:table-cell>
          <table:table-cell office:value-type="float" office:value="3.857875" calcext:value-type="float">
            <text:p>3,857875</text:p>
          </table:table-cell>
          <table:table-cell office:value-type="float" office:value="0" calcext:value-type="float">
            <text:p>0</text:p>
          </table:table-cell>
          <table:table-cell office:value-type="float" office:value="1249.365" calcext:value-type="float">
            <text:p>1249,365</text:p>
          </table:table-cell>
          <table:table-cell office:value-type="float" office:value="133.0922" calcext:value-type="float">
            <text:p>133,0922</text:p>
          </table:table-cell>
          <table:table-cell office:value-type="float" office:value="0.3664824" calcext:value-type="float">
            <text:p>0,3664824</text:p>
          </table:table-cell>
          <table:table-cell office:value-type="float" office:value="0.313033" calcext:value-type="float">
            <text:p>0,313033</text:p>
          </table:table-cell>
          <table:table-cell office:value-type="float" office:value="686.2673" calcext:value-type="float">
            <text:p>686,2673</text:p>
          </table:table-cell>
          <table:table-cell office:value-type="float" office:value="3.643189" calcext:value-type="float">
            <text:p>3,6431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96" calcext:value-type="float">
            <text:p>96</text:p>
          </table:table-cell>
          <table:table-cell office:value-type="float" office:value="3824092" calcext:value-type="float">
            <text:p>3824092</text:p>
          </table:table-cell>
          <table:table-cell office:value-type="float" office:value="372390011" calcext:value-type="float">
            <text:p>372390011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string" calcext:value-type="string">
            <text:p>14:37:19.203</text:p>
          </table:table-cell>
          <table:table-cell office:value-type="string" calcext:value-type="string">
            <text:p>00:00:03.844</text:p>
          </table:table-cell>
          <table:table-cell office:value-type="float" office:value="192" calcext:value-type="float">
            <text:p>192</text:p>
          </table:table-cell>
          <table:table-cell office:value-type="float" office:value="1231.164" calcext:value-type="float">
            <text:p>1231,164</text:p>
          </table:table-cell>
          <table:table-cell office:value-type="float" office:value="49.96184" calcext:value-type="float">
            <text:p>49,96184</text:p>
          </table:table-cell>
          <table:table-cell office:value-type="float" office:value="0.6273284" calcext:value-type="float">
            <text:p>0,6273284</text:p>
          </table:table-cell>
          <table:table-cell office:value-type="float" office:value="0.3128315" calcext:value-type="float">
            <text:p>0,3128315</text:p>
          </table:table-cell>
          <table:table-cell office:value-type="float" office:value="688.5497" calcext:value-type="float">
            <text:p>688,5497</text:p>
          </table:table-cell>
          <table:table-cell office:value-type="float" office:value="3.840008" calcext:value-type="float">
            <text:p>3,840008</text:p>
          </table:table-cell>
          <table:table-cell office:value-type="float" office:value="0" calcext:value-type="float">
            <text:p>0</text:p>
          </table:table-cell>
          <table:table-cell office:value-type="float" office:value="1266.18" calcext:value-type="float">
            <text:p>1266,18</text:p>
          </table:table-cell>
          <table:table-cell office:value-type="float" office:value="121.6797" calcext:value-type="float">
            <text:p>121,6797</text:p>
          </table:table-cell>
          <table:table-cell office:value-type="float" office:value="0.3669864" calcext:value-type="float">
            <text:p>0,3669864</text:p>
          </table:table-cell>
          <table:table-cell office:value-type="float" office:value="0.3126785" calcext:value-type="float">
            <text:p>0,3126785</text:p>
          </table:table-cell>
          <table:table-cell office:value-type="float" office:value="686.2673" calcext:value-type="float">
            <text:p>686,2673</text:p>
          </table:table-cell>
          <table:table-cell office:value-type="float" office:value="3.675455" calcext:value-type="float">
            <text:p>3,6754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9" calcext:value-type="float">
            <text:p>1249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86" calcext:value-type="float">
            <text:p>86</text:p>
          </table:table-cell>
          <table:table-cell office:value-type="float" office:value="3844100" calcext:value-type="float">
            <text:p>3844100</text:p>
          </table:table-cell>
          <table:table-cell office:value-type="float" office:value="372410019" calcext:value-type="float">
            <text:p>372410019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string" calcext:value-type="string">
            <text:p>14:37:19.223</text:p>
          </table:table-cell>
          <table:table-cell office:value-type="string" calcext:value-type="string">
            <text:p>00:00:03.863</text:p>
          </table:table-cell>
          <table:table-cell office:value-type="float" office:value="193" calcext:value-type="float">
            <text:p>193</text:p>
          </table:table-cell>
          <table:table-cell office:value-type="float" office:value="1235.102" calcext:value-type="float">
            <text:p>1235,102</text:p>
          </table:table-cell>
          <table:table-cell office:value-type="float" office:value="46.9575" calcext:value-type="float">
            <text:p>46,9575</text:p>
          </table:table-cell>
          <table:table-cell office:value-type="float" office:value="0.6278841" calcext:value-type="float">
            <text:p>0,6278841</text:p>
          </table:table-cell>
          <table:table-cell office:value-type="float" office:value="0.3125444" calcext:value-type="float">
            <text:p>0,3125444</text:p>
          </table:table-cell>
          <table:table-cell office:value-type="float" office:value="687.8585" calcext:value-type="float">
            <text:p>687,8585</text:p>
          </table:table-cell>
          <table:table-cell office:value-type="float" office:value="3.860292" calcext:value-type="float">
            <text:p>3,860292</text:p>
          </table:table-cell>
          <table:table-cell office:value-type="float" office:value="0" calcext:value-type="float">
            <text:p>0</text:p>
          </table:table-cell>
          <table:table-cell office:value-type="float" office:value="1254.761" calcext:value-type="float">
            <text:p>1254,761</text:p>
          </table:table-cell>
          <table:table-cell office:value-type="float" office:value="120.7137" calcext:value-type="float">
            <text:p>120,7137</text:p>
          </table:table-cell>
          <table:table-cell office:value-type="float" office:value="0.3674308" calcext:value-type="float">
            <text:p>0,3674308</text:p>
          </table:table-cell>
          <table:table-cell office:value-type="float" office:value="0.3119983" calcext:value-type="float">
            <text:p>0,3119983</text:p>
          </table:table-cell>
          <table:table-cell office:value-type="float" office:value="689.9273" calcext:value-type="float">
            <text:p>689,9273</text:p>
          </table:table-cell>
          <table:table-cell office:value-type="float" office:value="3.687644" calcext:value-type="float">
            <text:p>3,6876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84" calcext:value-type="float">
            <text:p>84</text:p>
          </table:table-cell>
          <table:table-cell office:value-type="float" office:value="3863962" calcext:value-type="float">
            <text:p>3863962</text:p>
          </table:table-cell>
          <table:table-cell office:value-type="float" office:value="372429881" calcext:value-type="float">
            <text:p>372429881</text:p>
          </table:table-cell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string" calcext:value-type="string">
            <text:p>14:37:19.243</text:p>
          </table:table-cell>
          <table:table-cell office:value-type="string" calcext:value-type="string">
            <text:p>00:00:03.883</text:p>
          </table:table-cell>
          <table:table-cell office:value-type="float" office:value="194" calcext:value-type="float">
            <text:p>194</text:p>
          </table:table-cell>
          <table:table-cell office:value-type="float" office:value="1232.577" calcext:value-type="float">
            <text:p>1232,577</text:p>
          </table:table-cell>
          <table:table-cell office:value-type="float" office:value="72.44731" calcext:value-type="float">
            <text:p>72,44731</text:p>
          </table:table-cell>
          <table:table-cell office:value-type="float" office:value="0.6285262" calcext:value-type="float">
            <text:p>0,6285262</text:p>
          </table:table-cell>
          <table:table-cell office:value-type="float" office:value="0.3123924" calcext:value-type="float">
            <text:p>0,3123924</text:p>
          </table:table-cell>
          <table:table-cell office:value-type="float" office:value="687.8585" calcext:value-type="float">
            <text:p>687,8585</text:p>
          </table:table-cell>
          <table:table-cell office:value-type="float" office:value="3.820261" calcext:value-type="float">
            <text:p>3,820261</text:p>
          </table:table-cell>
          <table:table-cell office:value-type="float" office:value="0" calcext:value-type="float">
            <text:p>0</text:p>
          </table:table-cell>
          <table:table-cell office:value-type="float" office:value="1254.128" calcext:value-type="float">
            <text:p>1254,128</text:p>
          </table:table-cell>
          <table:table-cell office:value-type="float" office:value="124.522" calcext:value-type="float">
            <text:p>124,522</text:p>
          </table:table-cell>
          <table:table-cell office:value-type="float" office:value="0.3680024" calcext:value-type="float">
            <text:p>0,3680024</text:p>
          </table:table-cell>
          <table:table-cell office:value-type="float" office:value="0.3114563" calcext:value-type="float">
            <text:p>0,3114563</text:p>
          </table:table-cell>
          <table:table-cell office:value-type="float" office:value="689.9273" calcext:value-type="float">
            <text:p>689,9273</text:p>
          </table:table-cell>
          <table:table-cell office:value-type="float" office:value="3.71981" calcext:value-type="float">
            <text:p>3,719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3" calcext:value-type="float">
            <text:p>1243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8" calcext:value-type="float">
            <text:p>98</text:p>
          </table:table-cell>
          <table:table-cell office:value-type="float" office:value="3883836" calcext:value-type="float">
            <text:p>3883836</text:p>
          </table:table-cell>
          <table:table-cell office:value-type="float" office:value="372449755" calcext:value-type="float">
            <text:p>372449755</text:p>
          </table:table-cell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string" calcext:value-type="string">
            <text:p>14:37:19.263</text:p>
          </table:table-cell>
          <table:table-cell office:value-type="string" calcext:value-type="string">
            <text:p>00:00:03.903</text:p>
          </table:table-cell>
          <table:table-cell office:value-type="float" office:value="195" calcext:value-type="float">
            <text:p>195</text:p>
          </table:table-cell>
          <table:table-cell office:value-type="float" office:value="1238.032" calcext:value-type="float">
            <text:p>1238,032</text:p>
          </table:table-cell>
          <table:table-cell office:value-type="float" office:value="78.13892" calcext:value-type="float">
            <text:p>78,13892</text:p>
          </table:table-cell>
          <table:table-cell office:value-type="float" office:value="0.62918" calcext:value-type="float">
            <text:p>0,62918</text:p>
          </table:table-cell>
          <table:table-cell office:value-type="float" office:value="0.3123157" calcext:value-type="float">
            <text:p>0,3123157</text:p>
          </table:table-cell>
          <table:table-cell office:value-type="float" office:value="687.8585" calcext:value-type="float">
            <text:p>687,8585</text:p>
          </table:table-cell>
          <table:table-cell office:value-type="float" office:value="3.836462" calcext:value-type="float">
            <text:p>3,836462</text:p>
          </table:table-cell>
          <table:table-cell office:value-type="float" office:value="0" calcext:value-type="float">
            <text:p>0</text:p>
          </table:table-cell>
          <table:table-cell office:value-type="float" office:value="1252.795" calcext:value-type="float">
            <text:p>1252,795</text:p>
          </table:table-cell>
          <table:table-cell office:value-type="float" office:value="131.8135" calcext:value-type="float">
            <text:p>131,8135</text:p>
          </table:table-cell>
          <table:table-cell office:value-type="float" office:value="0.368617" calcext:value-type="float">
            <text:p>0,368617</text:p>
          </table:table-cell>
          <table:table-cell office:value-type="float" office:value="0.3111178" calcext:value-type="float">
            <text:p>0,3111178</text:p>
          </table:table-cell>
          <table:table-cell office:value-type="float" office:value="689.9273" calcext:value-type="float">
            <text:p>689,9273</text:p>
          </table:table-cell>
          <table:table-cell office:value-type="float" office:value="3.707371" calcext:value-type="float">
            <text:p>3,7073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105" calcext:value-type="float">
            <text:p>105</text:p>
          </table:table-cell>
          <table:table-cell office:value-type="float" office:value="3903858" calcext:value-type="float">
            <text:p>3903858</text:p>
          </table:table-cell>
          <table:table-cell office:value-type="float" office:value="372469777" calcext:value-type="float">
            <text:p>372469777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string" calcext:value-type="string">
            <text:p>14:37:19.283</text:p>
          </table:table-cell>
          <table:table-cell office:value-type="string" calcext:value-type="string">
            <text:p>00:00:03.923</text:p>
          </table:table-cell>
          <table:table-cell office:value-type="float" office:value="196" calcext:value-type="float">
            <text:p>196</text:p>
          </table:table-cell>
          <table:table-cell office:value-type="float" office:value="1231.068" calcext:value-type="float">
            <text:p>1231,068</text:p>
          </table:table-cell>
          <table:table-cell office:value-type="float" office:value="76.43654" calcext:value-type="float">
            <text:p>76,43654</text:p>
          </table:table-cell>
          <table:table-cell office:value-type="float" office:value="0.629728" calcext:value-type="float">
            <text:p>0,629728</text:p>
          </table:table-cell>
          <table:table-cell office:value-type="float" office:value="0.3124096" calcext:value-type="float">
            <text:p>0,3124096</text:p>
          </table:table-cell>
          <table:table-cell office:value-type="float" office:value="687.8585" calcext:value-type="float">
            <text:p>687,8585</text:p>
          </table:table-cell>
          <table:table-cell office:value-type="float" office:value="3.788471" calcext:value-type="float">
            <text:p>3,788471</text:p>
          </table:table-cell>
          <table:table-cell office:value-type="float" office:value="0" calcext:value-type="float">
            <text:p>0</text:p>
          </table:table-cell>
          <table:table-cell office:value-type="float" office:value="1248.711" calcext:value-type="float">
            <text:p>1248,711</text:p>
          </table:table-cell>
          <table:table-cell office:value-type="float" office:value="144.0177" calcext:value-type="float">
            <text:p>144,0177</text:p>
          </table:table-cell>
          <table:table-cell office:value-type="float" office:value="0.3692567" calcext:value-type="float">
            <text:p>0,3692567</text:p>
          </table:table-cell>
          <table:table-cell office:value-type="float" office:value="0.3110746" calcext:value-type="float">
            <text:p>0,3110746</text:p>
          </table:table-cell>
          <table:table-cell office:value-type="float" office:value="689.9273" calcext:value-type="float">
            <text:p>689,9273</text:p>
          </table:table-cell>
          <table:table-cell office:value-type="float" office:value="3.714695" calcext:value-type="float">
            <text:p>3,7146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110" calcext:value-type="float">
            <text:p>110</text:p>
          </table:table-cell>
          <table:table-cell office:value-type="float" office:value="3923831" calcext:value-type="float">
            <text:p>3923831</text:p>
          </table:table-cell>
          <table:table-cell office:value-type="float" office:value="372489750" calcext:value-type="float">
            <text:p>372489750</text:p>
          </table:table-cell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string" calcext:value-type="string">
            <text:p>14:37:19.303</text:p>
          </table:table-cell>
          <table:table-cell office:value-type="string" calcext:value-type="string">
            <text:p>00:00:03.943</text:p>
          </table:table-cell>
          <table:table-cell office:value-type="float" office:value="197" calcext:value-type="float">
            <text:p>197</text:p>
          </table:table-cell>
          <table:table-cell office:value-type="float" office:value="1222.601" calcext:value-type="float">
            <text:p>1222,601</text:p>
          </table:table-cell>
          <table:table-cell office:value-type="float" office:value="59.8411" calcext:value-type="float">
            <text:p>59,8411</text:p>
          </table:table-cell>
          <table:table-cell office:value-type="float" office:value="0.6300611" calcext:value-type="float">
            <text:p>0,6300611</text:p>
          </table:table-cell>
          <table:table-cell office:value-type="float" office:value="0.3124955" calcext:value-type="float">
            <text:p>0,3124955</text:p>
          </table:table-cell>
          <table:table-cell office:value-type="float" office:value="687.8585" calcext:value-type="float">
            <text:p>687,8585</text:p>
          </table:table-cell>
          <table:table-cell office:value-type="float" office:value="3.865109" calcext:value-type="float">
            <text:p>3,865109</text:p>
          </table:table-cell>
          <table:table-cell office:value-type="float" office:value="0" calcext:value-type="float">
            <text:p>0</text:p>
          </table:table-cell>
          <table:table-cell office:value-type="float" office:value="1268.02" calcext:value-type="float">
            <text:p>1268,02</text:p>
          </table:table-cell>
          <table:table-cell office:value-type="float" office:value="125.5409" calcext:value-type="float">
            <text:p>125,5409</text:p>
          </table:table-cell>
          <table:table-cell office:value-type="float" office:value="0.3697045" calcext:value-type="float">
            <text:p>0,3697045</text:p>
          </table:table-cell>
          <table:table-cell office:value-type="float" office:value="0.3111984" calcext:value-type="float">
            <text:p>0,3111984</text:p>
          </table:table-cell>
          <table:table-cell office:value-type="float" office:value="689.9273" calcext:value-type="float">
            <text:p>689,9273</text:p>
          </table:table-cell>
          <table:table-cell office:value-type="float" office:value="3.745608" calcext:value-type="float">
            <text:p>3,7456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5" calcext:value-type="float">
            <text:p>1245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93" calcext:value-type="float">
            <text:p>93</text:p>
          </table:table-cell>
          <table:table-cell office:value-type="float" office:value="3943710" calcext:value-type="float">
            <text:p>3943710</text:p>
          </table:table-cell>
          <table:table-cell office:value-type="float" office:value="372509629" calcext:value-type="float">
            <text:p>372509629</text:p>
          </table:table-cell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string" calcext:value-type="string">
            <text:p>14:37:19.323</text:p>
          </table:table-cell>
          <table:table-cell office:value-type="string" calcext:value-type="string">
            <text:p>00:00:03.963</text:p>
          </table:table-cell>
          <table:table-cell office:value-type="float" office:value="198" calcext:value-type="float">
            <text:p>198</text:p>
          </table:table-cell>
          <table:table-cell office:value-type="float" office:value="1220.604" calcext:value-type="float">
            <text:p>1220,604</text:p>
          </table:table-cell>
          <table:table-cell office:value-type="float" office:value="60.51567" calcext:value-type="float">
            <text:p>60,51567</text:p>
          </table:table-cell>
          <table:table-cell office:value-type="float" office:value="0.6302629" calcext:value-type="float">
            <text:p>0,6302629</text:p>
          </table:table-cell>
          <table:table-cell office:value-type="float" office:value="0.3125605" calcext:value-type="float">
            <text:p>0,3125605</text:p>
          </table:table-cell>
          <table:table-cell office:value-type="float" office:value="688.1135" calcext:value-type="float">
            <text:p>688,1135</text:p>
          </table:table-cell>
          <table:table-cell office:value-type="float" office:value="3.860044" calcext:value-type="float">
            <text:p>3,860044</text:p>
          </table:table-cell>
          <table:table-cell office:value-type="float" office:value="0" calcext:value-type="float">
            <text:p>0</text:p>
          </table:table-cell>
          <table:table-cell office:value-type="float" office:value="1265.949" calcext:value-type="float">
            <text:p>1265,949</text:p>
          </table:table-cell>
          <table:table-cell office:value-type="float" office:value="135.4228" calcext:value-type="float">
            <text:p>135,4228</text:p>
          </table:table-cell>
          <table:table-cell office:value-type="float" office:value="0.3699007" calcext:value-type="float">
            <text:p>0,3699007</text:p>
          </table:table-cell>
          <table:table-cell office:value-type="float" office:value="0.3114322" calcext:value-type="float">
            <text:p>0,3114322</text:p>
          </table:table-cell>
          <table:table-cell office:value-type="float" office:value="688.9093" calcext:value-type="float">
            <text:p>688,9093</text:p>
          </table:table-cell>
          <table:table-cell office:value-type="float" office:value="3.738025" calcext:value-type="float">
            <text:p>3,738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3" calcext:value-type="float">
            <text:p>1243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8" calcext:value-type="float">
            <text:p>98</text:p>
          </table:table-cell>
          <table:table-cell office:value-type="float" office:value="3963696" calcext:value-type="float">
            <text:p>3963696</text:p>
          </table:table-cell>
          <table:table-cell office:value-type="float" office:value="372529615" calcext:value-type="float">
            <text:p>372529615</text:p>
          </table:table-cell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string" calcext:value-type="string">
            <text:p>14:37:19.343</text:p>
          </table:table-cell>
          <table:table-cell office:value-type="string" calcext:value-type="string">
            <text:p>00:00:03.983</text:p>
          </table:table-cell>
          <table:table-cell office:value-type="float" office:value="199" calcext:value-type="float">
            <text:p>199</text:p>
          </table:table-cell>
          <table:table-cell office:value-type="float" office:value="1233.008" calcext:value-type="float">
            <text:p>1233,008</text:p>
          </table:table-cell>
          <table:table-cell office:value-type="float" office:value="59.7781" calcext:value-type="float">
            <text:p>59,7781</text:p>
          </table:table-cell>
          <table:table-cell office:value-type="float" office:value="0.6303067" calcext:value-type="float">
            <text:p>0,6303067</text:p>
          </table:table-cell>
          <table:table-cell office:value-type="float" office:value="0.3126799" calcext:value-type="float">
            <text:p>0,3126799</text:p>
          </table:table-cell>
          <table:table-cell office:value-type="float" office:value="688.1135" calcext:value-type="float">
            <text:p>688,1135</text:p>
          </table:table-cell>
          <table:table-cell office:value-type="float" office:value="3.790712" calcext:value-type="float">
            <text:p>3,790712</text:p>
          </table:table-cell>
          <table:table-cell office:value-type="float" office:value="0" calcext:value-type="float">
            <text:p>0</text:p>
          </table:table-cell>
          <table:table-cell office:value-type="float" office:value="1252.644" calcext:value-type="float">
            <text:p>1252,644</text:p>
          </table:table-cell>
          <table:table-cell office:value-type="float" office:value="125.2181" calcext:value-type="float">
            <text:p>125,2181</text:p>
          </table:table-cell>
          <table:table-cell office:value-type="float" office:value="0.3699383" calcext:value-type="float">
            <text:p>0,3699383</text:p>
          </table:table-cell>
          <table:table-cell office:value-type="float" office:value="0.3116291" calcext:value-type="float">
            <text:p>0,3116291</text:p>
          </table:table-cell>
          <table:table-cell office:value-type="float" office:value="688.9093" calcext:value-type="float">
            <text:p>688,9093</text:p>
          </table:table-cell>
          <table:table-cell office:value-type="float" office:value="3.724653" calcext:value-type="float">
            <text:p>3,7246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3" calcext:value-type="float">
            <text:p>1243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92" calcext:value-type="float">
            <text:p>92</text:p>
          </table:table-cell>
          <table:table-cell office:value-type="float" office:value="3983564" calcext:value-type="float">
            <text:p>3983564</text:p>
          </table:table-cell>
          <table:table-cell office:value-type="float" office:value="372549483" calcext:value-type="float">
            <text:p>372549483</text:p>
          </table:table-cell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string" calcext:value-type="string">
            <text:p>14:37:19.362</text:p>
          </table:table-cell>
          <table:table-cell office:value-type="string" calcext:value-type="string">
            <text:p>00:00:04.003</text:p>
          </table:table-cell>
          <table:table-cell office:value-type="float" office:value="200" calcext:value-type="float">
            <text:p>200</text:p>
          </table:table-cell>
          <table:table-cell office:value-type="float" office:value="1067.934" calcext:value-type="float">
            <text:p>1067,934</text:p>
          </table:table-cell>
          <table:table-cell office:value-type="float" office:value="30.68168" calcext:value-type="float">
            <text:p>30,68168</text:p>
          </table:table-cell>
          <table:table-cell office:value-type="float" office:value="0.6314915" calcext:value-type="float">
            <text:p>0,6314915</text:p>
          </table:table-cell>
          <table:table-cell office:value-type="float" office:value="0.3120604" calcext:value-type="float">
            <text:p>0,3120604</text:p>
          </table:table-cell>
          <table:table-cell office:value-type="float" office:value="688.1135" calcext:value-type="float">
            <text:p>688,1135</text:p>
          </table:table-cell>
          <table:table-cell office:value-type="float" office:value="3.823938" calcext:value-type="float">
            <text:p>3,823938</text:p>
          </table:table-cell>
          <table:table-cell office:value-type="float" office:value="0" calcext:value-type="float">
            <text:p>0</text:p>
          </table:table-cell>
          <table:table-cell office:value-type="float" office:value="1142.637" calcext:value-type="float">
            <text:p>1142,637</text:p>
          </table:table-cell>
          <table:table-cell office:value-type="float" office:value="96.79177" calcext:value-type="float">
            <text:p>96,79177</text:p>
          </table:table-cell>
          <table:table-cell office:value-type="float" office:value="0.3712349" calcext:value-type="float">
            <text:p>0,3712349</text:p>
          </table:table-cell>
          <table:table-cell office:value-type="float" office:value="0.3111271" calcext:value-type="float">
            <text:p>0,3111271</text:p>
          </table:table-cell>
          <table:table-cell office:value-type="float" office:value="688.9093" calcext:value-type="float">
            <text:p>688,9093</text:p>
          </table:table-cell>
          <table:table-cell office:value-type="float" office:value="3.686965" calcext:value-type="float">
            <text:p>3,6869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05" calcext:value-type="float">
            <text:p>110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00" calcext:value-type="float">
            <text:p>1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64" calcext:value-type="float">
            <text:p>64</text:p>
          </table:table-cell>
          <table:table-cell office:value-type="float" office:value="4003459" calcext:value-type="float">
            <text:p>4003459</text:p>
          </table:table-cell>
          <table:table-cell office:value-type="float" office:value="372569378" calcext:value-type="float">
            <text:p>372569378</text:p>
          </table:table-cell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string" calcext:value-type="string">
            <text:p>14:37:19.382</text:p>
          </table:table-cell>
          <table:table-cell office:value-type="string" calcext:value-type="string">
            <text:p>00:00:04.023</text:p>
          </table:table-cell>
          <table:table-cell office:value-type="float" office:value="201" calcext:value-type="float">
            <text:p>201</text:p>
          </table:table-cell>
          <table:table-cell office:value-type="float" office:value="944.4058" calcext:value-type="float">
            <text:p>944,4058</text:p>
          </table:table-cell>
          <table:table-cell office:value-type="float" office:value="87.16774" calcext:value-type="float">
            <text:p>87,16774</text:p>
          </table:table-cell>
          <table:table-cell office:value-type="float" office:value="0.6329098" calcext:value-type="float">
            <text:p>0,6329098</text:p>
          </table:table-cell>
          <table:table-cell office:value-type="float" office:value="0.3125066" calcext:value-type="float">
            <text:p>0,3125066</text:p>
          </table:table-cell>
          <table:table-cell office:value-type="float" office:value="688.1135" calcext:value-type="float">
            <text:p>688,1135</text:p>
          </table:table-cell>
          <table:table-cell office:value-type="float" office:value="3.781104" calcext:value-type="float">
            <text:p>3,781104</text:p>
          </table:table-cell>
          <table:table-cell office:value-type="float" office:value="0" calcext:value-type="float">
            <text:p>0</text:p>
          </table:table-cell>
          <table:table-cell office:value-type="float" office:value="980.4773" calcext:value-type="float">
            <text:p>980,4773</text:p>
          </table:table-cell>
          <table:table-cell office:value-type="float" office:value="126.2625" calcext:value-type="float">
            <text:p>126,2625</text:p>
          </table:table-cell>
          <table:table-cell office:value-type="float" office:value="0.3729357" calcext:value-type="float">
            <text:p>0,3729357</text:p>
          </table:table-cell>
          <table:table-cell office:value-type="float" office:value="0.3115253" calcext:value-type="float">
            <text:p>0,3115253</text:p>
          </table:table-cell>
          <table:table-cell office:value-type="float" office:value="688.9093" calcext:value-type="float">
            <text:p>688,9093</text:p>
          </table:table-cell>
          <table:table-cell office:value-type="float" office:value="3.782516" calcext:value-type="float">
            <text:p>3,7825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2" calcext:value-type="float">
            <text:p>962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07" calcext:value-type="float">
            <text:p>107</text:p>
          </table:table-cell>
          <table:table-cell office:value-type="float" office:value="4023435" calcext:value-type="float">
            <text:p>4023435</text:p>
          </table:table-cell>
          <table:table-cell office:value-type="float" office:value="372589354" calcext:value-type="float">
            <text:p>372589354</text:p>
          </table:table-cell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string" calcext:value-type="string">
            <text:p>14:37:19.402</text:p>
          </table:table-cell>
          <table:table-cell office:value-type="string" calcext:value-type="string">
            <text:p>00:00:04.043</text:p>
          </table:table-cell>
          <table:table-cell office:value-type="float" office:value="202" calcext:value-type="float">
            <text:p>202</text:p>
          </table:table-cell>
          <table:table-cell office:value-type="float" office:value="900.4236" calcext:value-type="float">
            <text:p>900,4236</text:p>
          </table:table-cell>
          <table:table-cell office:value-type="float" office:value="247.8099" calcext:value-type="float">
            <text:p>247,8099</text:p>
          </table:table-cell>
          <table:table-cell office:value-type="float" office:value="0.6329281" calcext:value-type="float">
            <text:p>0,6329281</text:p>
          </table:table-cell>
          <table:table-cell office:value-type="float" office:value="0.3139951" calcext:value-type="float">
            <text:p>0,3139951</text:p>
          </table:table-cell>
          <table:table-cell office:value-type="float" office:value="688.1135" calcext:value-type="float">
            <text:p>688,1135</text:p>
          </table:table-cell>
          <table:table-cell office:value-type="float" office:value="3.788258" calcext:value-type="float">
            <text:p>3,788258</text:p>
          </table:table-cell>
          <table:table-cell office:value-type="float" office:value="0" calcext:value-type="float">
            <text:p>0</text:p>
          </table:table-cell>
          <table:table-cell office:value-type="float" office:value="946.3901" calcext:value-type="float">
            <text:p>946,3901</text:p>
          </table:table-cell>
          <table:table-cell office:value-type="float" office:value="268.9139" calcext:value-type="float">
            <text:p>268,9139</text:p>
          </table:table-cell>
          <table:table-cell office:value-type="float" office:value="0.373549" calcext:value-type="float">
            <text:p>0,373549</text:p>
          </table:table-cell>
          <table:table-cell office:value-type="float" office:value="0.3134273" calcext:value-type="float">
            <text:p>0,3134273</text:p>
          </table:table-cell>
          <table:table-cell office:value-type="float" office:value="688.9093" calcext:value-type="float">
            <text:p>688,9093</text:p>
          </table:table-cell>
          <table:table-cell office:value-type="float" office:value="3.790912" calcext:value-type="float">
            <text:p>3,7909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3" calcext:value-type="float">
            <text:p>923</text:p>
          </table:table-cell>
          <table:table-cell office:value-type="float" office:value="258" calcext:value-type="float">
            <text:p>2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258" calcext:value-type="float">
            <text:p>258</text:p>
          </table:table-cell>
          <table:table-cell office:value-type="float" office:value="4043319" calcext:value-type="float">
            <text:p>4043319</text:p>
          </table:table-cell>
          <table:table-cell office:value-type="float" office:value="372609238" calcext:value-type="float">
            <text:p>372609238</text:p>
          </table:table-cell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string" calcext:value-type="string">
            <text:p>14:37:19.422</text:p>
          </table:table-cell>
          <table:table-cell office:value-type="string" calcext:value-type="string">
            <text:p>00:00:04.063</text:p>
          </table:table-cell>
          <table:table-cell office:value-type="float" office:value="203" calcext:value-type="float">
            <text:p>203</text:p>
          </table:table-cell>
          <table:table-cell office:value-type="float" office:value="852.7131" calcext:value-type="float">
            <text:p>852,7131</text:p>
          </table:table-cell>
          <table:table-cell office:value-type="float" office:value="237.3728" calcext:value-type="float">
            <text:p>237,3728</text:p>
          </table:table-cell>
          <table:table-cell office:value-type="float" office:value="0.6334174" calcext:value-type="float">
            <text:p>0,6334174</text:p>
          </table:table-cell>
          <table:table-cell office:value-type="float" office:value="0.3157356" calcext:value-type="float">
            <text:p>0,3157356</text:p>
          </table:table-cell>
          <table:table-cell office:value-type="float" office:value="693.8004" calcext:value-type="float">
            <text:p>693,8004</text:p>
          </table:table-cell>
          <table:table-cell office:value-type="float" office:value="3.824295" calcext:value-type="float">
            <text:p>3,824295</text:p>
          </table:table-cell>
          <table:table-cell office:value-type="float" office:value="0" calcext:value-type="float">
            <text:p>0</text:p>
          </table:table-cell>
          <table:table-cell office:value-type="float" office:value="922.3321" calcext:value-type="float">
            <text:p>922,3321</text:p>
          </table:table-cell>
          <table:table-cell office:value-type="float" office:value="258.3744" calcext:value-type="float">
            <text:p>258,3744</text:p>
          </table:table-cell>
          <table:table-cell office:value-type="float" office:value="0.3743072" calcext:value-type="float">
            <text:p>0,3743072</text:p>
          </table:table-cell>
          <table:table-cell office:value-type="float" office:value="0.3151804" calcext:value-type="float">
            <text:p>0,3151804</text:p>
          </table:table-cell>
          <table:table-cell office:value-type="float" office:value="692.8654" calcext:value-type="float">
            <text:p>692,8654</text:p>
          </table:table-cell>
          <table:table-cell office:value-type="float" office:value="3.820419" calcext:value-type="float">
            <text:p>3,8204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88" calcext:value-type="float">
            <text:p>888</text:p>
          </table:table-cell>
          <table:table-cell office:value-type="float" office:value="248" calcext:value-type="float">
            <text:p>24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248" calcext:value-type="float">
            <text:p>248</text:p>
          </table:table-cell>
          <table:table-cell office:value-type="float" office:value="4063294" calcext:value-type="float">
            <text:p>4063294</text:p>
          </table:table-cell>
          <table:table-cell office:value-type="float" office:value="372629213" calcext:value-type="float">
            <text:p>372629213</text:p>
          </table:table-cell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string" calcext:value-type="string">
            <text:p>14:37:19.442</text:p>
          </table:table-cell>
          <table:table-cell office:value-type="string" calcext:value-type="string">
            <text:p>00:00:04.083</text:p>
          </table:table-cell>
          <table:table-cell office:value-type="float" office:value="204" calcext:value-type="float">
            <text:p>204</text:p>
          </table:table-cell>
          <table:table-cell office:value-type="float" office:value="772.8002" calcext:value-type="float">
            <text:p>772,8002</text:p>
          </table:table-cell>
          <table:table-cell office:value-type="float" office:value="454.3473" calcext:value-type="float">
            <text:p>454,3473</text:p>
          </table:table-cell>
          <table:table-cell office:value-type="float" office:value="0.6344936" calcext:value-type="float">
            <text:p>0,6344936</text:p>
          </table:table-cell>
          <table:table-cell office:value-type="float" office:value="0.316814" calcext:value-type="float">
            <text:p>0,316814</text:p>
          </table:table-cell>
          <table:table-cell office:value-type="float" office:value="693.8004" calcext:value-type="float">
            <text:p>693,8004</text:p>
          </table:table-cell>
          <table:table-cell office:value-type="float" office:value="3.839904" calcext:value-type="float">
            <text:p>3,839904</text:p>
          </table:table-cell>
          <table:table-cell office:value-type="float" office:value="0" calcext:value-type="float">
            <text:p>0</text:p>
          </table:table-cell>
          <table:table-cell office:value-type="float" office:value="820.2787" calcext:value-type="float">
            <text:p>820,2787</text:p>
          </table:table-cell>
          <table:table-cell office:value-type="float" office:value="464.031" calcext:value-type="float">
            <text:p>464,031</text:p>
          </table:table-cell>
          <table:table-cell office:value-type="float" office:value="0.3755747" calcext:value-type="float">
            <text:p>0,3755747</text:p>
          </table:table-cell>
          <table:table-cell office:value-type="float" office:value="0.3163303" calcext:value-type="float">
            <text:p>0,3163303</text:p>
          </table:table-cell>
          <table:table-cell office:value-type="float" office:value="692.8654" calcext:value-type="float">
            <text:p>692,8654</text:p>
          </table:table-cell>
          <table:table-cell office:value-type="float" office:value="3.763717" calcext:value-type="float">
            <text:p>3,7637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59" calcext:value-type="float">
            <text:p>459</text:p>
          </table:table-cell>
          <table:table-cell office:value-type="float" office:value="4083297" calcext:value-type="float">
            <text:p>4083297</text:p>
          </table:table-cell>
          <table:table-cell office:value-type="float" office:value="372649216" calcext:value-type="float">
            <text:p>372649216</text:p>
          </table:table-cell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string" calcext:value-type="string">
            <text:p>14:37:19.462</text:p>
          </table:table-cell>
          <table:table-cell office:value-type="string" calcext:value-type="string">
            <text:p>00:00:04.103</text:p>
          </table:table-cell>
          <table:table-cell office:value-type="float" office:value="205" calcext:value-type="float">
            <text:p>205</text:p>
          </table:table-cell>
          <table:table-cell office:value-type="float" office:value="783.2291" calcext:value-type="float">
            <text:p>783,2291</text:p>
          </table:table-cell>
          <table:table-cell office:value-type="float" office:value="427.2927" calcext:value-type="float">
            <text:p>427,2927</text:p>
          </table:table-cell>
          <table:table-cell office:value-type="float" office:value="0.6353131" calcext:value-type="float">
            <text:p>0,6353131</text:p>
          </table:table-cell>
          <table:table-cell office:value-type="float" office:value="0.31684" calcext:value-type="float">
            <text:p>0,31684</text:p>
          </table:table-cell>
          <table:table-cell office:value-type="float" office:value="693.8004" calcext:value-type="float">
            <text:p>693,8004</text:p>
          </table:table-cell>
          <table:table-cell office:value-type="float" office:value="3.793141" calcext:value-type="float">
            <text:p>3,793141</text:p>
          </table:table-cell>
          <table:table-cell office:value-type="float" office:value="0" calcext:value-type="float">
            <text:p>0</text:p>
          </table:table-cell>
          <table:table-cell office:value-type="float" office:value="825.4506" calcext:value-type="float">
            <text:p>825,4506</text:p>
          </table:table-cell>
          <table:table-cell office:value-type="float" office:value="438.1942" calcext:value-type="float">
            <text:p>438,1942</text:p>
          </table:table-cell>
          <table:table-cell office:value-type="float" office:value="0.3757741" calcext:value-type="float">
            <text:p>0,3757741</text:p>
          </table:table-cell>
          <table:table-cell office:value-type="float" office:value="0.3167534" calcext:value-type="float">
            <text:p>0,3167534</text:p>
          </table:table-cell>
          <table:table-cell office:value-type="float" office:value="692.8654" calcext:value-type="float">
            <text:p>692,8654</text:p>
          </table:table-cell>
          <table:table-cell office:value-type="float" office:value="3.762815" calcext:value-type="float">
            <text:p>3,7628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433" calcext:value-type="float">
            <text:p>4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433" calcext:value-type="float">
            <text:p>433</text:p>
          </table:table-cell>
          <table:table-cell office:value-type="float" office:value="4103187" calcext:value-type="float">
            <text:p>4103187</text:p>
          </table:table-cell>
          <table:table-cell office:value-type="float" office:value="372669106" calcext:value-type="float">
            <text:p>372669106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string" calcext:value-type="string">
            <text:p>14:37:19.482</text:p>
          </table:table-cell>
          <table:table-cell office:value-type="string" calcext:value-type="string">
            <text:p>00:00:04.123</text:p>
          </table:table-cell>
          <table:table-cell office:value-type="float" office:value="206" calcext:value-type="float">
            <text:p>206</text:p>
          </table:table-cell>
          <table:table-cell office:value-type="float" office:value="783.6895" calcext:value-type="float">
            <text:p>783,6895</text:p>
          </table:table-cell>
          <table:table-cell office:value-type="float" office:value="469.8367" calcext:value-type="float">
            <text:p>469,8367</text:p>
          </table:table-cell>
          <table:table-cell office:value-type="float" office:value="0.635857" calcext:value-type="float">
            <text:p>0,635857</text:p>
          </table:table-cell>
          <table:table-cell office:value-type="float" office:value="0.3168348" calcext:value-type="float">
            <text:p>0,3168348</text:p>
          </table:table-cell>
          <table:table-cell office:value-type="float" office:value="693.8004" calcext:value-type="float">
            <text:p>693,8004</text:p>
          </table:table-cell>
          <table:table-cell office:value-type="float" office:value="3.72352" calcext:value-type="float">
            <text:p>3,72352</text:p>
          </table:table-cell>
          <table:table-cell office:value-type="float" office:value="0" calcext:value-type="float">
            <text:p>0</text:p>
          </table:table-cell>
          <table:table-cell office:value-type="float" office:value="821.3922" calcext:value-type="float">
            <text:p>821,3922</text:p>
          </table:table-cell>
          <table:table-cell office:value-type="float" office:value="458.6659" calcext:value-type="float">
            <text:p>458,6659</text:p>
          </table:table-cell>
          <table:table-cell office:value-type="float" office:value="0.3762091" calcext:value-type="float">
            <text:p>0,3762091</text:p>
          </table:table-cell>
          <table:table-cell office:value-type="float" office:value="0.3170579" calcext:value-type="float">
            <text:p>0,3170579</text:p>
          </table:table-cell>
          <table:table-cell office:value-type="float" office:value="692.8654" calcext:value-type="float">
            <text:p>692,8654</text:p>
          </table:table-cell>
          <table:table-cell office:value-type="float" office:value="3.784015" calcext:value-type="float">
            <text:p>3,784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3" calcext:value-type="float">
            <text:p>803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464" calcext:value-type="float">
            <text:p>464</text:p>
          </table:table-cell>
          <table:table-cell office:value-type="float" office:value="4123043" calcext:value-type="float">
            <text:p>4123043</text:p>
          </table:table-cell>
          <table:table-cell office:value-type="float" office:value="372688962" calcext:value-type="float">
            <text:p>372688962</text:p>
          </table:table-cell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string" calcext:value-type="string">
            <text:p>14:37:19.502</text:p>
          </table:table-cell>
          <table:table-cell office:value-type="string" calcext:value-type="string">
            <text:p>00:00:04.143</text:p>
          </table:table-cell>
          <table:table-cell office:value-type="float" office:value="207" calcext:value-type="float">
            <text:p>207</text:p>
          </table:table-cell>
          <table:table-cell office:value-type="float" office:value="794.14" calcext:value-type="float">
            <text:p>794,14</text:p>
          </table:table-cell>
          <table:table-cell office:value-type="float" office:value="443.8279" calcext:value-type="float">
            <text:p>443,8279</text:p>
          </table:table-cell>
          <table:table-cell office:value-type="float" office:value="0.6364701" calcext:value-type="float">
            <text:p>0,6364701</text:p>
          </table:table-cell>
          <table:table-cell office:value-type="float" office:value="0.3168157" calcext:value-type="float">
            <text:p>0,3168157</text:p>
          </table:table-cell>
          <table:table-cell office:value-type="float" office:value="693.8004" calcext:value-type="float">
            <text:p>693,8004</text:p>
          </table:table-cell>
          <table:table-cell office:value-type="float" office:value="3.785595" calcext:value-type="float">
            <text:p>3,785595</text:p>
          </table:table-cell>
          <table:table-cell office:value-type="float" office:value="0" calcext:value-type="float">
            <text:p>0</text:p>
          </table:table-cell>
          <table:table-cell office:value-type="float" office:value="830.1477" calcext:value-type="float">
            <text:p>830,1477</text:p>
          </table:table-cell>
          <table:table-cell office:value-type="float" office:value="446.4734" calcext:value-type="float">
            <text:p>446,4734</text:p>
          </table:table-cell>
          <table:table-cell office:value-type="float" office:value="0.3764154" calcext:value-type="float">
            <text:p>0,3764154</text:p>
          </table:table-cell>
          <table:table-cell office:value-type="float" office:value="0.3175642" calcext:value-type="float">
            <text:p>0,3175642</text:p>
          </table:table-cell>
          <table:table-cell office:value-type="float" office:value="692.8654" calcext:value-type="float">
            <text:p>692,8654</text:p>
          </table:table-cell>
          <table:table-cell office:value-type="float" office:value="3.715188" calcext:value-type="float">
            <text:p>3,7151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2" calcext:value-type="float">
            <text:p>812</text:p>
          </table:table-cell>
          <table:table-cell office:value-type="float" office:value="445" calcext:value-type="float">
            <text:p>44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445" calcext:value-type="float">
            <text:p>445</text:p>
          </table:table-cell>
          <table:table-cell office:value-type="float" office:value="4143044" calcext:value-type="float">
            <text:p>4143044</text:p>
          </table:table-cell>
          <table:table-cell office:value-type="float" office:value="372708963" calcext:value-type="float">
            <text:p>372708963</text:p>
          </table:table-cell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string" calcext:value-type="string">
            <text:p>14:37:19.522</text:p>
          </table:table-cell>
          <table:table-cell office:value-type="string" calcext:value-type="string">
            <text:p>00:00:04.162</text:p>
          </table:table-cell>
          <table:table-cell office:value-type="float" office:value="208" calcext:value-type="float">
            <text:p>208</text:p>
          </table:table-cell>
          <table:table-cell office:value-type="float" office:value="797.1379" calcext:value-type="float">
            <text:p>797,1379</text:p>
          </table:table-cell>
          <table:table-cell office:value-type="float" office:value="440.3469" calcext:value-type="float">
            <text:p>440,3469</text:p>
          </table:table-cell>
          <table:table-cell office:value-type="float" office:value="0.6367218" calcext:value-type="float">
            <text:p>0,6367218</text:p>
          </table:table-cell>
          <table:table-cell office:value-type="float" office:value="0.3163822" calcext:value-type="float">
            <text:p>0,3163822</text:p>
          </table:table-cell>
          <table:table-cell office:value-type="float" office:value="693.6263" calcext:value-type="float">
            <text:p>693,6263</text:p>
          </table:table-cell>
          <table:table-cell office:value-type="float" office:value="3.75896" calcext:value-type="float">
            <text:p>3,75896</text:p>
          </table:table-cell>
          <table:table-cell office:value-type="float" office:value="0" calcext:value-type="float">
            <text:p>0</text:p>
          </table:table-cell>
          <table:table-cell office:value-type="float" office:value="828.0027" calcext:value-type="float">
            <text:p>828,0027</text:p>
          </table:table-cell>
          <table:table-cell office:value-type="float" office:value="457.1347" calcext:value-type="float">
            <text:p>457,1347</text:p>
          </table:table-cell>
          <table:table-cell office:value-type="float" office:value="0.3764909" calcext:value-type="float">
            <text:p>0,3764909</text:p>
          </table:table-cell>
          <table:table-cell office:value-type="float" office:value="0.3175395" calcext:value-type="float">
            <text:p>0,3175395</text:p>
          </table:table-cell>
          <table:table-cell office:value-type="float" office:value="692.0789" calcext:value-type="float">
            <text:p>692,0789</text:p>
          </table:table-cell>
          <table:table-cell office:value-type="float" office:value="3.71191" calcext:value-type="float">
            <text:p>3,711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3" calcext:value-type="float">
            <text:p>813</text:p>
          </table:table-cell>
          <table:table-cell office:value-type="float" office:value="449" calcext:value-type="float">
            <text:p>44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449" calcext:value-type="float">
            <text:p>449</text:p>
          </table:table-cell>
          <table:table-cell office:value-type="float" office:value="4162907" calcext:value-type="float">
            <text:p>4162907</text:p>
          </table:table-cell>
          <table:table-cell office:value-type="float" office:value="372728826" calcext:value-type="float">
            <text:p>372728826</text:p>
          </table:table-cell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string" calcext:value-type="string">
            <text:p>14:37:19.542</text:p>
          </table:table-cell>
          <table:table-cell office:value-type="string" calcext:value-type="string">
            <text:p>00:00:04.182</text:p>
          </table:table-cell>
          <table:table-cell office:value-type="float" office:value="209" calcext:value-type="float">
            <text:p>209</text:p>
          </table:table-cell>
          <table:table-cell office:value-type="float" office:value="786.3337" calcext:value-type="float">
            <text:p>786,3337</text:p>
          </table:table-cell>
          <table:table-cell office:value-type="float" office:value="459.8036" calcext:value-type="float">
            <text:p>459,8036</text:p>
          </table:table-cell>
          <table:table-cell office:value-type="float" office:value="0.6367255" calcext:value-type="float">
            <text:p>0,6367255</text:p>
          </table:table-cell>
          <table:table-cell office:value-type="float" office:value="0.3156879" calcext:value-type="float">
            <text:p>0,3156879</text:p>
          </table:table-cell>
          <table:table-cell office:value-type="float" office:value="693.6263" calcext:value-type="float">
            <text:p>693,6263</text:p>
          </table:table-cell>
          <table:table-cell office:value-type="float" office:value="3.785127" calcext:value-type="float">
            <text:p>3,785127</text:p>
          </table:table-cell>
          <table:table-cell office:value-type="float" office:value="0" calcext:value-type="float">
            <text:p>0</text:p>
          </table:table-cell>
          <table:table-cell office:value-type="float" office:value="810.2198" calcext:value-type="float">
            <text:p>810,2198</text:p>
          </table:table-cell>
          <table:table-cell office:value-type="float" office:value="461.6127" calcext:value-type="float">
            <text:p>461,6127</text:p>
          </table:table-cell>
          <table:table-cell office:value-type="float" office:value="0.3764239" calcext:value-type="float">
            <text:p>0,3764239</text:p>
          </table:table-cell>
          <table:table-cell office:value-type="float" office:value="0.3170092" calcext:value-type="float">
            <text:p>0,3170092</text:p>
          </table:table-cell>
          <table:table-cell office:value-type="float" office:value="692.0789" calcext:value-type="float">
            <text:p>692,0789</text:p>
          </table:table-cell>
          <table:table-cell office:value-type="float" office:value="3.699909" calcext:value-type="float">
            <text:p>3,6999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8" calcext:value-type="float">
            <text:p>798</text:p>
          </table:table-cell>
          <table:table-cell office:value-type="float" office:value="461" calcext:value-type="float">
            <text:p>4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461" calcext:value-type="float">
            <text:p>461</text:p>
          </table:table-cell>
          <table:table-cell office:value-type="float" office:value="4182901" calcext:value-type="float">
            <text:p>4182901</text:p>
          </table:table-cell>
          <table:table-cell office:value-type="float" office:value="372748820" calcext:value-type="float">
            <text:p>372748820</text:p>
          </table:table-cell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string" calcext:value-type="string">
            <text:p>14:37:19.562</text:p>
          </table:table-cell>
          <table:table-cell office:value-type="string" calcext:value-type="string">
            <text:p>00:00:04.202</text:p>
          </table:table-cell>
          <table:table-cell office:value-type="float" office:value="210" calcext:value-type="float">
            <text:p>210</text:p>
          </table:table-cell>
          <table:table-cell office:value-type="float" office:value="787.922" calcext:value-type="float">
            <text:p>787,922</text:p>
          </table:table-cell>
          <table:table-cell office:value-type="float" office:value="456.8337" calcext:value-type="float">
            <text:p>456,8337</text:p>
          </table:table-cell>
          <table:table-cell office:value-type="float" office:value="0.6365095" calcext:value-type="float">
            <text:p>0,6365095</text:p>
          </table:table-cell>
          <table:table-cell office:value-type="float" office:value="0.3148483" calcext:value-type="float">
            <text:p>0,3148483</text:p>
          </table:table-cell>
          <table:table-cell office:value-type="float" office:value="693.6263" calcext:value-type="float">
            <text:p>693,6263</text:p>
          </table:table-cell>
          <table:table-cell office:value-type="float" office:value="3.760156" calcext:value-type="float">
            <text:p>3,760156</text:p>
          </table:table-cell>
          <table:table-cell office:value-type="float" office:value="0" calcext:value-type="float">
            <text:p>0</text:p>
          </table:table-cell>
          <table:table-cell office:value-type="float" office:value="812.5854" calcext:value-type="float">
            <text:p>812,5854</text:p>
          </table:table-cell>
          <table:table-cell office:value-type="float" office:value="479.5681" calcext:value-type="float">
            <text:p>479,5681</text:p>
          </table:table-cell>
          <table:table-cell office:value-type="float" office:value="0.3761007" calcext:value-type="float">
            <text:p>0,3761007</text:p>
          </table:table-cell>
          <table:table-cell office:value-type="float" office:value="0.3167704" calcext:value-type="float">
            <text:p>0,3167704</text:p>
          </table:table-cell>
          <table:table-cell office:value-type="float" office:value="692.0789" calcext:value-type="float">
            <text:p>692,0789</text:p>
          </table:table-cell>
          <table:table-cell office:value-type="float" office:value="3.724476" calcext:value-type="float">
            <text:p>3,7244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68" calcext:value-type="float">
            <text:p>468</text:p>
          </table:table-cell>
          <table:table-cell office:value-type="float" office:value="4202798" calcext:value-type="float">
            <text:p>4202798</text:p>
          </table:table-cell>
          <table:table-cell office:value-type="float" office:value="372768717" calcext:value-type="float">
            <text:p>372768717</text:p>
          </table:table-cell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string" calcext:value-type="string">
            <text:p>14:37:19.582</text:p>
          </table:table-cell>
          <table:table-cell office:value-type="string" calcext:value-type="string">
            <text:p>00:00:04.222</text:p>
          </table:table-cell>
          <table:table-cell office:value-type="float" office:value="211" calcext:value-type="float">
            <text:p>211</text:p>
          </table:table-cell>
          <table:table-cell office:value-type="float" office:value="777.0015" calcext:value-type="float">
            <text:p>777,0015</text:p>
          </table:table-cell>
          <table:table-cell office:value-type="float" office:value="460.5739" calcext:value-type="float">
            <text:p>460,5739</text:p>
          </table:table-cell>
          <table:table-cell office:value-type="float" office:value="0.6360381" calcext:value-type="float">
            <text:p>0,6360381</text:p>
          </table:table-cell>
          <table:table-cell office:value-type="float" office:value="0.3140326" calcext:value-type="float">
            <text:p>0,3140326</text:p>
          </table:table-cell>
          <table:table-cell office:value-type="float" office:value="693.6263" calcext:value-type="float">
            <text:p>693,6263</text:p>
          </table:table-cell>
          <table:table-cell office:value-type="float" office:value="3.731872" calcext:value-type="float">
            <text:p>3,731872</text:p>
          </table:table-cell>
          <table:table-cell office:value-type="float" office:value="0" calcext:value-type="float">
            <text:p>0</text:p>
          </table:table-cell>
          <table:table-cell office:value-type="float" office:value="818.9395" calcext:value-type="float">
            <text:p>818,9395</text:p>
          </table:table-cell>
          <table:table-cell office:value-type="float" office:value="473.6893" calcext:value-type="float">
            <text:p>473,6893</text:p>
          </table:table-cell>
          <table:table-cell office:value-type="float" office:value="0.3756135" calcext:value-type="float">
            <text:p>0,3756135</text:p>
          </table:table-cell>
          <table:table-cell office:value-type="float" office:value="0.3163191" calcext:value-type="float">
            <text:p>0,3163191</text:p>
          </table:table-cell>
          <table:table-cell office:value-type="float" office:value="692.0789" calcext:value-type="float">
            <text:p>692,0789</text:p>
          </table:table-cell>
          <table:table-cell office:value-type="float" office:value="3.712179" calcext:value-type="float">
            <text:p>3,712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8" calcext:value-type="float">
            <text:p>798</text:p>
          </table:table-cell>
          <table:table-cell office:value-type="float" office:value="467" calcext:value-type="float">
            <text:p>46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467" calcext:value-type="float">
            <text:p>467</text:p>
          </table:table-cell>
          <table:table-cell office:value-type="float" office:value="4222774" calcext:value-type="float">
            <text:p>4222774</text:p>
          </table:table-cell>
          <table:table-cell office:value-type="float" office:value="372788693" calcext:value-type="float">
            <text:p>372788693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string" calcext:value-type="string">
            <text:p>14:37:19.602</text:p>
          </table:table-cell>
          <table:table-cell office:value-type="string" calcext:value-type="string">
            <text:p>00:00:04.242</text:p>
          </table:table-cell>
          <table:table-cell office:value-type="float" office:value="212" calcext:value-type="float">
            <text:p>212</text:p>
          </table:table-cell>
          <table:table-cell office:value-type="float" office:value="802.6876" calcext:value-type="float">
            <text:p>802,6876</text:p>
          </table:table-cell>
          <table:table-cell office:value-type="float" office:value="434.3127" calcext:value-type="float">
            <text:p>434,3127</text:p>
          </table:table-cell>
          <table:table-cell office:value-type="float" office:value="0.635572" calcext:value-type="float">
            <text:p>0,635572</text:p>
          </table:table-cell>
          <table:table-cell office:value-type="float" office:value="0.313799" calcext:value-type="float">
            <text:p>0,313799</text:p>
          </table:table-cell>
          <table:table-cell office:value-type="float" office:value="693.6263" calcext:value-type="float">
            <text:p>693,6263</text:p>
          </table:table-cell>
          <table:table-cell office:value-type="float" office:value="3.749368" calcext:value-type="float">
            <text:p>3,749368</text:p>
          </table:table-cell>
          <table:table-cell office:value-type="float" office:value="0" calcext:value-type="float">
            <text:p>0</text:p>
          </table:table-cell>
          <table:table-cell office:value-type="float" office:value="821.4968" calcext:value-type="float">
            <text:p>821,4968</text:p>
          </table:table-cell>
          <table:table-cell office:value-type="float" office:value="467.8985" calcext:value-type="float">
            <text:p>467,8985</text:p>
          </table:table-cell>
          <table:table-cell office:value-type="float" office:value="0.3749818" calcext:value-type="float">
            <text:p>0,3749818</text:p>
          </table:table-cell>
          <table:table-cell office:value-type="float" office:value="0.3159765" calcext:value-type="float">
            <text:p>0,3159765</text:p>
          </table:table-cell>
          <table:table-cell office:value-type="float" office:value="692.0789" calcext:value-type="float">
            <text:p>692,0789</text:p>
          </table:table-cell>
          <table:table-cell office:value-type="float" office:value="3.726056" calcext:value-type="float">
            <text:p>3,726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2" calcext:value-type="float">
            <text:p>812</text:p>
          </table:table-cell>
          <table:table-cell office:value-type="float" office:value="451" calcext:value-type="float">
            <text:p>45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451" calcext:value-type="float">
            <text:p>451</text:p>
          </table:table-cell>
          <table:table-cell office:value-type="float" office:value="4242654" calcext:value-type="float">
            <text:p>4242654</text:p>
          </table:table-cell>
          <table:table-cell office:value-type="float" office:value="372808573" calcext:value-type="float">
            <text:p>372808573</text:p>
          </table:table-cell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string" calcext:value-type="string">
            <text:p>14:37:19.622</text:p>
          </table:table-cell>
          <table:table-cell office:value-type="string" calcext:value-type="string">
            <text:p>00:00:04.262</text:p>
          </table:table-cell>
          <table:table-cell office:value-type="float" office:value="213" calcext:value-type="float">
            <text:p>213</text:p>
          </table:table-cell>
          <table:table-cell office:value-type="float" office:value="802.51" calcext:value-type="float">
            <text:p>802,51</text:p>
          </table:table-cell>
          <table:table-cell office:value-type="float" office:value="428.5468" calcext:value-type="float">
            <text:p>428,5468</text:p>
          </table:table-cell>
          <table:table-cell office:value-type="float" office:value="0.6349365" calcext:value-type="float">
            <text:p>0,6349365</text:p>
          </table:table-cell>
          <table:table-cell office:value-type="float" office:value="0.3136908" calcext:value-type="float">
            <text:p>0,3136908</text:p>
          </table:table-cell>
          <table:table-cell office:value-type="float" office:value="695.2998" calcext:value-type="float">
            <text:p>695,2998</text:p>
          </table:table-cell>
          <table:table-cell office:value-type="float" office:value="3.745068" calcext:value-type="float">
            <text:p>3,745068</text:p>
          </table:table-cell>
          <table:table-cell office:value-type="float" office:value="0" calcext:value-type="float">
            <text:p>0</text:p>
          </table:table-cell>
          <table:table-cell office:value-type="float" office:value="827.0051" calcext:value-type="float">
            <text:p>827,0051</text:p>
          </table:table-cell>
          <table:table-cell office:value-type="float" office:value="473.1035" calcext:value-type="float">
            <text:p>473,1035</text:p>
          </table:table-cell>
          <table:table-cell office:value-type="float" office:value="0.3743435" calcext:value-type="float">
            <text:p>0,3743435</text:p>
          </table:table-cell>
          <table:table-cell office:value-type="float" office:value="0.3161138" calcext:value-type="float">
            <text:p>0,3161138</text:p>
          </table:table-cell>
          <table:table-cell office:value-type="float" office:value="693.7203" calcext:value-type="float">
            <text:p>693,7203</text:p>
          </table:table-cell>
          <table:table-cell office:value-type="float" office:value="3.731027" calcext:value-type="float">
            <text:p>3,731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5" calcext:value-type="float">
            <text:p>815</text:p>
          </table:table-cell>
          <table:table-cell office:value-type="float" office:value="451" calcext:value-type="float">
            <text:p>45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451" calcext:value-type="float">
            <text:p>451</text:p>
          </table:table-cell>
          <table:table-cell office:value-type="float" office:value="4262662" calcext:value-type="float">
            <text:p>4262662</text:p>
          </table:table-cell>
          <table:table-cell office:value-type="float" office:value="372828581" calcext:value-type="float">
            <text:p>372828581</text:p>
          </table:table-cell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string" calcext:value-type="string">
            <text:p>14:37:19.642</text:p>
          </table:table-cell>
          <table:table-cell office:value-type="string" calcext:value-type="string">
            <text:p>00:00:04.282</text:p>
          </table:table-cell>
          <table:table-cell office:value-type="float" office:value="214" calcext:value-type="float">
            <text:p>214</text:p>
          </table:table-cell>
          <table:table-cell office:value-type="float" office:value="782.6489" calcext:value-type="float">
            <text:p>782,6489</text:p>
          </table:table-cell>
          <table:table-cell office:value-type="float" office:value="447.72" calcext:value-type="float">
            <text:p>447,72</text:p>
          </table:table-cell>
          <table:table-cell office:value-type="float" office:value="0.6343603" calcext:value-type="float">
            <text:p>0,6343603</text:p>
          </table:table-cell>
          <table:table-cell office:value-type="float" office:value="0.3139099" calcext:value-type="float">
            <text:p>0,3139099</text:p>
          </table:table-cell>
          <table:table-cell office:value-type="float" office:value="695.2998" calcext:value-type="float">
            <text:p>695,2998</text:p>
          </table:table-cell>
          <table:table-cell office:value-type="float" office:value="3.79758" calcext:value-type="float">
            <text:p>3,79758</text:p>
          </table:table-cell>
          <table:table-cell office:value-type="float" office:value="0" calcext:value-type="float">
            <text:p>0</text:p>
          </table:table-cell>
          <table:table-cell office:value-type="float" office:value="815.7206" calcext:value-type="float">
            <text:p>815,7206</text:p>
          </table:table-cell>
          <table:table-cell office:value-type="float" office:value="462.006" calcext:value-type="float">
            <text:p>462,006</text:p>
          </table:table-cell>
          <table:table-cell office:value-type="float" office:value="0.3737482" calcext:value-type="float">
            <text:p>0,3737482</text:p>
          </table:table-cell>
          <table:table-cell office:value-type="float" office:value="0.3161834" calcext:value-type="float">
            <text:p>0,3161834</text:p>
          </table:table-cell>
          <table:table-cell office:value-type="float" office:value="693.7203" calcext:value-type="float">
            <text:p>693,7203</text:p>
          </table:table-cell>
          <table:table-cell office:value-type="float" office:value="3.686175" calcext:value-type="float">
            <text:p>3,6861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9" calcext:value-type="float">
            <text:p>799</text:p>
          </table:table-cell>
          <table:table-cell office:value-type="float" office:value="455" calcext:value-type="float">
            <text:p>45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55" calcext:value-type="float">
            <text:p>455</text:p>
          </table:table-cell>
          <table:table-cell office:value-type="float" office:value="4282527" calcext:value-type="float">
            <text:p>4282527</text:p>
          </table:table-cell>
          <table:table-cell office:value-type="float" office:value="372848446" calcext:value-type="float">
            <text:p>372848446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string" calcext:value-type="string">
            <text:p>14:37:19.662</text:p>
          </table:table-cell>
          <table:table-cell office:value-type="string" calcext:value-type="string">
            <text:p>00:00:04.302</text:p>
          </table:table-cell>
          <table:table-cell office:value-type="float" office:value="215" calcext:value-type="float">
            <text:p>215</text:p>
          </table:table-cell>
          <table:table-cell office:value-type="float" office:value="776.9064" calcext:value-type="float">
            <text:p>776,9064</text:p>
          </table:table-cell>
          <table:table-cell office:value-type="float" office:value="472.427" calcext:value-type="float">
            <text:p>472,427</text:p>
          </table:table-cell>
          <table:table-cell office:value-type="float" office:value="0.6339186" calcext:value-type="float">
            <text:p>0,6339186</text:p>
          </table:table-cell>
          <table:table-cell office:value-type="float" office:value="0.3141029" calcext:value-type="float">
            <text:p>0,3141029</text:p>
          </table:table-cell>
          <table:table-cell office:value-type="float" office:value="695.2998" calcext:value-type="float">
            <text:p>695,2998</text:p>
          </table:table-cell>
          <table:table-cell office:value-type="float" office:value="3.711411" calcext:value-type="float">
            <text:p>3,711411</text:p>
          </table:table-cell>
          <table:table-cell office:value-type="float" office:value="0" calcext:value-type="float">
            <text:p>0</text:p>
          </table:table-cell>
          <table:table-cell office:value-type="float" office:value="823.0077" calcext:value-type="float">
            <text:p>823,0077</text:p>
          </table:table-cell>
          <table:table-cell office:value-type="float" office:value="467.1259" calcext:value-type="float">
            <text:p>467,1259</text:p>
          </table:table-cell>
          <table:table-cell office:value-type="float" office:value="0.3733834" calcext:value-type="float">
            <text:p>0,3733834</text:p>
          </table:table-cell>
          <table:table-cell office:value-type="float" office:value="0.3166533" calcext:value-type="float">
            <text:p>0,3166533</text:p>
          </table:table-cell>
          <table:table-cell office:value-type="float" office:value="693.7203" calcext:value-type="float">
            <text:p>693,7203</text:p>
          </table:table-cell>
          <table:table-cell office:value-type="float" office:value="3.731757" calcext:value-type="float">
            <text:p>3,7317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470" calcext:value-type="float">
            <text:p>4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70" calcext:value-type="float">
            <text:p>470</text:p>
          </table:table-cell>
          <table:table-cell office:value-type="float" office:value="4302529" calcext:value-type="float">
            <text:p>4302529</text:p>
          </table:table-cell>
          <table:table-cell office:value-type="float" office:value="372868448" calcext:value-type="float">
            <text:p>372868448</text:p>
          </table:table-cell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string" calcext:value-type="string">
            <text:p>14:37:19.681</text:p>
          </table:table-cell>
          <table:table-cell office:value-type="string" calcext:value-type="string">
            <text:p>00:00:04.322</text:p>
          </table:table-cell>
          <table:table-cell office:value-type="float" office:value="216" calcext:value-type="float">
            <text:p>216</text:p>
          </table:table-cell>
          <table:table-cell office:value-type="float" office:value="796.5764" calcext:value-type="float">
            <text:p>796,5764</text:p>
          </table:table-cell>
          <table:table-cell office:value-type="float" office:value="455.1281" calcext:value-type="float">
            <text:p>455,1281</text:p>
          </table:table-cell>
          <table:table-cell office:value-type="float" office:value="0.6335599" calcext:value-type="float">
            <text:p>0,6335599</text:p>
          </table:table-cell>
          <table:table-cell office:value-type="float" office:value="0.3145914" calcext:value-type="float">
            <text:p>0,3145914</text:p>
          </table:table-cell>
          <table:table-cell office:value-type="float" office:value="695.2998" calcext:value-type="float">
            <text:p>695,2998</text:p>
          </table:table-cell>
          <table:table-cell office:value-type="float" office:value="3.713119" calcext:value-type="float">
            <text:p>3,713119</text:p>
          </table:table-cell>
          <table:table-cell office:value-type="float" office:value="0" calcext:value-type="float">
            <text:p>0</text:p>
          </table:table-cell>
          <table:table-cell office:value-type="float" office:value="806.6174" calcext:value-type="float">
            <text:p>806,6174</text:p>
          </table:table-cell>
          <table:table-cell office:value-type="float" office:value="453.8582" calcext:value-type="float">
            <text:p>453,8582</text:p>
          </table:table-cell>
          <table:table-cell office:value-type="float" office:value="0.3728609" calcext:value-type="float">
            <text:p>0,3728609</text:p>
          </table:table-cell>
          <table:table-cell office:value-type="float" office:value="0.3168503" calcext:value-type="float">
            <text:p>0,3168503</text:p>
          </table:table-cell>
          <table:table-cell office:value-type="float" office:value="693.7203" calcext:value-type="float">
            <text:p>693,7203</text:p>
          </table:table-cell>
          <table:table-cell office:value-type="float" office:value="3.664988" calcext:value-type="float">
            <text:p>3,664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4322383" calcext:value-type="float">
            <text:p>4322383</text:p>
          </table:table-cell>
          <table:table-cell office:value-type="float" office:value="372888302" calcext:value-type="float">
            <text:p>372888302</text:p>
          </table:table-cell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string" calcext:value-type="string">
            <text:p>14:37:19.701</text:p>
          </table:table-cell>
          <table:table-cell office:value-type="string" calcext:value-type="string">
            <text:p>00:00:04.342</text:p>
          </table:table-cell>
          <table:table-cell office:value-type="float" office:value="217" calcext:value-type="float">
            <text:p>217</text:p>
          </table:table-cell>
          <table:table-cell office:value-type="float" office:value="776.9131" calcext:value-type="float">
            <text:p>776,9131</text:p>
          </table:table-cell>
          <table:table-cell office:value-type="float" office:value="440.7984" calcext:value-type="float">
            <text:p>440,7984</text:p>
          </table:table-cell>
          <table:table-cell office:value-type="float" office:value="0.6332771" calcext:value-type="float">
            <text:p>0,6332771</text:p>
          </table:table-cell>
          <table:table-cell office:value-type="float" office:value="0.314884" calcext:value-type="float">
            <text:p>0,314884</text:p>
          </table:table-cell>
          <table:table-cell office:value-type="float" office:value="695.2998" calcext:value-type="float">
            <text:p>695,2998</text:p>
          </table:table-cell>
          <table:table-cell office:value-type="float" office:value="3.767894" calcext:value-type="float">
            <text:p>3,767894</text:p>
          </table:table-cell>
          <table:table-cell office:value-type="float" office:value="0" calcext:value-type="float">
            <text:p>0</text:p>
          </table:table-cell>
          <table:table-cell office:value-type="float" office:value="819.0026" calcext:value-type="float">
            <text:p>819,0026</text:p>
          </table:table-cell>
          <table:table-cell office:value-type="float" office:value="478.0913" calcext:value-type="float">
            <text:p>478,0913</text:p>
          </table:table-cell>
          <table:table-cell office:value-type="float" office:value="0.3726416" calcext:value-type="float">
            <text:p>0,3726416</text:p>
          </table:table-cell>
          <table:table-cell office:value-type="float" office:value="0.3169252" calcext:value-type="float">
            <text:p>0,3169252</text:p>
          </table:table-cell>
          <table:table-cell office:value-type="float" office:value="693.7203" calcext:value-type="float">
            <text:p>693,7203</text:p>
          </table:table-cell>
          <table:table-cell office:value-type="float" office:value="3.757298" calcext:value-type="float">
            <text:p>3,7572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459" calcext:value-type="float">
            <text:p>459</text:p>
          </table:table-cell>
          <table:table-cell office:value-type="float" office:value="4342392" calcext:value-type="float">
            <text:p>4342392</text:p>
          </table:table-cell>
          <table:table-cell office:value-type="float" office:value="372908311" calcext:value-type="float">
            <text:p>372908311</text:p>
          </table:table-cell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string" calcext:value-type="string">
            <text:p>14:37:19.721</text:p>
          </table:table-cell>
          <table:table-cell office:value-type="string" calcext:value-type="string">
            <text:p>00:00:04.362</text:p>
          </table:table-cell>
          <table:table-cell office:value-type="float" office:value="218" calcext:value-type="float">
            <text:p>218</text:p>
          </table:table-cell>
          <table:table-cell office:value-type="float" office:value="784.1316" calcext:value-type="float">
            <text:p>784,1316</text:p>
          </table:table-cell>
          <table:table-cell office:value-type="float" office:value="449.374" calcext:value-type="float">
            <text:p>449,374</text:p>
          </table:table-cell>
          <table:table-cell office:value-type="float" office:value="0.6331763" calcext:value-type="float">
            <text:p>0,6331763</text:p>
          </table:table-cell>
          <table:table-cell office:value-type="float" office:value="0.3151923" calcext:value-type="float">
            <text:p>0,3151923</text:p>
          </table:table-cell>
          <table:table-cell office:value-type="float" office:value="694.6158" calcext:value-type="float">
            <text:p>694,6158</text:p>
          </table:table-cell>
          <table:table-cell office:value-type="float" office:value="3.719218" calcext:value-type="float">
            <text:p>3,719218</text:p>
          </table:table-cell>
          <table:table-cell office:value-type="float" office:value="0" calcext:value-type="float">
            <text:p>0</text:p>
          </table:table-cell>
          <table:table-cell office:value-type="float" office:value="820.2256" calcext:value-type="float">
            <text:p>820,2256</text:p>
          </table:table-cell>
          <table:table-cell office:value-type="float" office:value="476.0636" calcext:value-type="float">
            <text:p>476,0636</text:p>
          </table:table-cell>
          <table:table-cell office:value-type="float" office:value="0.3724896" calcext:value-type="float">
            <text:p>0,3724896</text:p>
          </table:table-cell>
          <table:table-cell office:value-type="float" office:value="0.3173122" calcext:value-type="float">
            <text:p>0,3173122</text:p>
          </table:table-cell>
          <table:table-cell office:value-type="float" office:value="694.2585" calcext:value-type="float">
            <text:p>694,2585</text:p>
          </table:table-cell>
          <table:table-cell office:value-type="float" office:value="3.746366" calcext:value-type="float">
            <text:p>3,7463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2" calcext:value-type="float">
            <text:p>802</text:p>
          </table:table-cell>
          <table:table-cell office:value-type="float" office:value="463" calcext:value-type="float">
            <text:p>46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463" calcext:value-type="float">
            <text:p>463</text:p>
          </table:table-cell>
          <table:table-cell office:value-type="float" office:value="4362327" calcext:value-type="float">
            <text:p>4362327</text:p>
          </table:table-cell>
          <table:table-cell office:value-type="float" office:value="372928246" calcext:value-type="float">
            <text:p>372928246</text:p>
          </table:table-cell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string" calcext:value-type="string">
            <text:p>14:37:19.741</text:p>
          </table:table-cell>
          <table:table-cell office:value-type="string" calcext:value-type="string">
            <text:p>00:00:04.382</text:p>
          </table:table-cell>
          <table:table-cell office:value-type="float" office:value="219" calcext:value-type="float">
            <text:p>219</text:p>
          </table:table-cell>
          <table:table-cell office:value-type="float" office:value="785.1303" calcext:value-type="float">
            <text:p>785,1303</text:p>
          </table:table-cell>
          <table:table-cell office:value-type="float" office:value="457.6727" calcext:value-type="float">
            <text:p>457,6727</text:p>
          </table:table-cell>
          <table:table-cell office:value-type="float" office:value="0.6331986" calcext:value-type="float">
            <text:p>0,6331986</text:p>
          </table:table-cell>
          <table:table-cell office:value-type="float" office:value="0.3158041" calcext:value-type="float">
            <text:p>0,3158041</text:p>
          </table:table-cell>
          <table:table-cell office:value-type="float" office:value="694.6158" calcext:value-type="float">
            <text:p>694,6158</text:p>
          </table:table-cell>
          <table:table-cell office:value-type="float" office:value="3.741016" calcext:value-type="float">
            <text:p>3,741016</text:p>
          </table:table-cell>
          <table:table-cell office:value-type="float" office:value="0" calcext:value-type="float">
            <text:p>0</text:p>
          </table:table-cell>
          <table:table-cell office:value-type="float" office:value="812.6519" calcext:value-type="float">
            <text:p>812,6519</text:p>
          </table:table-cell>
          <table:table-cell office:value-type="float" office:value="478.2946" calcext:value-type="float">
            <text:p>478,2946</text:p>
          </table:table-cell>
          <table:table-cell office:value-type="float" office:value="0.3724394" calcext:value-type="float">
            <text:p>0,3724394</text:p>
          </table:table-cell>
          <table:table-cell office:value-type="float" office:value="0.3178067" calcext:value-type="float">
            <text:p>0,3178067</text:p>
          </table:table-cell>
          <table:table-cell office:value-type="float" office:value="694.2585" calcext:value-type="float">
            <text:p>694,2585</text:p>
          </table:table-cell>
          <table:table-cell office:value-type="float" office:value="3.71339" calcext:value-type="float">
            <text:p>3,713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99" calcext:value-type="float">
            <text:p>799</text:p>
          </table:table-cell>
          <table:table-cell office:value-type="float" office:value="468" calcext:value-type="float">
            <text:p>46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68" calcext:value-type="float">
            <text:p>468</text:p>
          </table:table-cell>
          <table:table-cell office:value-type="float" office:value="4382202" calcext:value-type="float">
            <text:p>4382202</text:p>
          </table:table-cell>
          <table:table-cell office:value-type="float" office:value="372948121" calcext:value-type="float">
            <text:p>372948121</text:p>
          </table:table-cell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string" calcext:value-type="string">
            <text:p>14:37:19.761</text:p>
          </table:table-cell>
          <table:table-cell office:value-type="string" calcext:value-type="string">
            <text:p>00:00:04.402</text:p>
          </table:table-cell>
          <table:table-cell office:value-type="float" office:value="220" calcext:value-type="float">
            <text:p>220</text:p>
          </table:table-cell>
          <table:table-cell office:value-type="float" office:value="788.8781" calcext:value-type="float">
            <text:p>788,8781</text:p>
          </table:table-cell>
          <table:table-cell office:value-type="float" office:value="460.2232" calcext:value-type="float">
            <text:p>460,2232</text:p>
          </table:table-cell>
          <table:table-cell office:value-type="float" office:value="0.6333107" calcext:value-type="float">
            <text:p>0,6333107</text:p>
          </table:table-cell>
          <table:table-cell office:value-type="float" office:value="0.3165345" calcext:value-type="float">
            <text:p>0,3165345</text:p>
          </table:table-cell>
          <table:table-cell office:value-type="float" office:value="694.6158" calcext:value-type="float">
            <text:p>694,6158</text:p>
          </table:table-cell>
          <table:table-cell office:value-type="float" office:value="3.725972" calcext:value-type="float">
            <text:p>3,725972</text:p>
          </table:table-cell>
          <table:table-cell office:value-type="float" office:value="0" calcext:value-type="float">
            <text:p>0</text:p>
          </table:table-cell>
          <table:table-cell office:value-type="float" office:value="810.9988" calcext:value-type="float">
            <text:p>810,9988</text:p>
          </table:table-cell>
          <table:table-cell office:value-type="float" office:value="468.4199" calcext:value-type="float">
            <text:p>468,4199</text:p>
          </table:table-cell>
          <table:table-cell office:value-type="float" office:value="0.3724973" calcext:value-type="float">
            <text:p>0,3724973</text:p>
          </table:table-cell>
          <table:table-cell office:value-type="float" office:value="0.3186472" calcext:value-type="float">
            <text:p>0,3186472</text:p>
          </table:table-cell>
          <table:table-cell office:value-type="float" office:value="694.2585" calcext:value-type="float">
            <text:p>694,2585</text:p>
          </table:table-cell>
          <table:table-cell office:value-type="float" office:value="3.738945" calcext:value-type="float">
            <text:p>3,7389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64" calcext:value-type="float">
            <text:p>464</text:p>
          </table:table-cell>
          <table:table-cell office:value-type="float" office:value="4402200" calcext:value-type="float">
            <text:p>4402200</text:p>
          </table:table-cell>
          <table:table-cell office:value-type="float" office:value="372968119" calcext:value-type="float">
            <text:p>372968119</text:p>
          </table:table-cell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string" calcext:value-type="string">
            <text:p>14:37:19.781</text:p>
          </table:table-cell>
          <table:table-cell office:value-type="string" calcext:value-type="string">
            <text:p>00:00:04.422</text:p>
          </table:table-cell>
          <table:table-cell office:value-type="float" office:value="221" calcext:value-type="float">
            <text:p>221</text:p>
          </table:table-cell>
          <table:table-cell office:value-type="float" office:value="785.0394" calcext:value-type="float">
            <text:p>785,0394</text:p>
          </table:table-cell>
          <table:table-cell office:value-type="float" office:value="424.3436" calcext:value-type="float">
            <text:p>424,3436</text:p>
          </table:table-cell>
          <table:table-cell office:value-type="float" office:value="0.6334519" calcext:value-type="float">
            <text:p>0,6334519</text:p>
          </table:table-cell>
          <table:table-cell office:value-type="float" office:value="0.3172591" calcext:value-type="float">
            <text:p>0,3172591</text:p>
          </table:table-cell>
          <table:table-cell office:value-type="float" office:value="694.6158" calcext:value-type="float">
            <text:p>694,6158</text:p>
          </table:table-cell>
          <table:table-cell office:value-type="float" office:value="3.792424" calcext:value-type="float">
            <text:p>3,792424</text:p>
          </table:table-cell>
          <table:table-cell office:value-type="float" office:value="0" calcext:value-type="float">
            <text:p>0</text:p>
          </table:table-cell>
          <table:table-cell office:value-type="float" office:value="829.2493" calcext:value-type="float">
            <text:p>829,2493</text:p>
          </table:table-cell>
          <table:table-cell office:value-type="float" office:value="451.4876" calcext:value-type="float">
            <text:p>451,4876</text:p>
          </table:table-cell>
          <table:table-cell office:value-type="float" office:value="0.3725649" calcext:value-type="float">
            <text:p>0,3725649</text:p>
          </table:table-cell>
          <table:table-cell office:value-type="float" office:value="0.3195148" calcext:value-type="float">
            <text:p>0,3195148</text:p>
          </table:table-cell>
          <table:table-cell office:value-type="float" office:value="694.2585" calcext:value-type="float">
            <text:p>694,2585</text:p>
          </table:table-cell>
          <table:table-cell office:value-type="float" office:value="3.752691" calcext:value-type="float">
            <text:p>3,7526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  <table:table-cell office:value-type="float" office:value="438" calcext:value-type="float">
            <text:p>4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438" calcext:value-type="float">
            <text:p>438</text:p>
          </table:table-cell>
          <table:table-cell office:value-type="float" office:value="4422077" calcext:value-type="float">
            <text:p>4422077</text:p>
          </table:table-cell>
          <table:table-cell office:value-type="float" office:value="372987996" calcext:value-type="float">
            <text:p>372987996</text:p>
          </table:table-cell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string" calcext:value-type="string">
            <text:p>14:37:19.801</text:p>
          </table:table-cell>
          <table:table-cell office:value-type="string" calcext:value-type="string">
            <text:p>00:00:04.441</text:p>
          </table:table-cell>
          <table:table-cell office:value-type="float" office:value="222" calcext:value-type="float">
            <text:p>222</text:p>
          </table:table-cell>
          <table:table-cell office:value-type="float" office:value="787.1994" calcext:value-type="float">
            <text:p>787,1994</text:p>
          </table:table-cell>
          <table:table-cell office:value-type="float" office:value="469.157" calcext:value-type="float">
            <text:p>469,157</text:p>
          </table:table-cell>
          <table:table-cell office:value-type="float" office:value="0.6335485" calcext:value-type="float">
            <text:p>0,6335485</text:p>
          </table:table-cell>
          <table:table-cell office:value-type="float" office:value="0.3180892" calcext:value-type="float">
            <text:p>0,3180892</text:p>
          </table:table-cell>
          <table:table-cell office:value-type="float" office:value="694.6158" calcext:value-type="float">
            <text:p>694,6158</text:p>
          </table:table-cell>
          <table:table-cell office:value-type="float" office:value="3.799061" calcext:value-type="float">
            <text:p>3,799061</text:p>
          </table:table-cell>
          <table:table-cell office:value-type="float" office:value="0" calcext:value-type="float">
            <text:p>0</text:p>
          </table:table-cell>
          <table:table-cell office:value-type="float" office:value="818.7612" calcext:value-type="float">
            <text:p>818,7612</text:p>
          </table:table-cell>
          <table:table-cell office:value-type="float" office:value="471.2543" calcext:value-type="float">
            <text:p>471,2543</text:p>
          </table:table-cell>
          <table:table-cell office:value-type="float" office:value="0.3726798" calcext:value-type="float">
            <text:p>0,3726798</text:p>
          </table:table-cell>
          <table:table-cell office:value-type="float" office:value="0.3202401" calcext:value-type="float">
            <text:p>0,3202401</text:p>
          </table:table-cell>
          <table:table-cell office:value-type="float" office:value="694.2585" calcext:value-type="float">
            <text:p>694,2585</text:p>
          </table:table-cell>
          <table:table-cell office:value-type="float" office:value="3.736511" calcext:value-type="float">
            <text:p>3,7365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3" calcext:value-type="float">
            <text:p>803</text:p>
          </table:table-cell>
          <table:table-cell office:value-type="float" office:value="470" calcext:value-type="float">
            <text:p>4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470" calcext:value-type="float">
            <text:p>470</text:p>
          </table:table-cell>
          <table:table-cell office:value-type="float" office:value="4441995" calcext:value-type="float">
            <text:p>4441995</text:p>
          </table:table-cell>
          <table:table-cell office:value-type="float" office:value="373007914" calcext:value-type="float">
            <text:p>373007914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string" calcext:value-type="string">
            <text:p>14:37:19.821</text:p>
          </table:table-cell>
          <table:table-cell office:value-type="string" calcext:value-type="string">
            <text:p>00:00:04.462</text:p>
          </table:table-cell>
          <table:table-cell office:value-type="float" office:value="223" calcext:value-type="float">
            <text:p>223</text:p>
          </table:table-cell>
          <table:table-cell office:value-type="float" office:value="787.4456" calcext:value-type="float">
            <text:p>787,4456</text:p>
          </table:table-cell>
          <table:table-cell office:value-type="float" office:value="463.3738" calcext:value-type="float">
            <text:p>463,3738</text:p>
          </table:table-cell>
          <table:table-cell office:value-type="float" office:value="0.6337055" calcext:value-type="float">
            <text:p>0,6337055</text:p>
          </table:table-cell>
          <table:table-cell office:value-type="float" office:value="0.3190591" calcext:value-type="float">
            <text:p>0,3190591</text:p>
          </table:table-cell>
          <table:table-cell office:value-type="float" office:value="694.2505" calcext:value-type="float">
            <text:p>694,2505</text:p>
          </table:table-cell>
          <table:table-cell office:value-type="float" office:value="3.803761" calcext:value-type="float">
            <text:p>3,803761</text:p>
          </table:table-cell>
          <table:table-cell office:value-type="float" office:value="0" calcext:value-type="float">
            <text:p>0</text:p>
          </table:table-cell>
          <table:table-cell office:value-type="float" office:value="819.9976" calcext:value-type="float">
            <text:p>819,9976</text:p>
          </table:table-cell>
          <table:table-cell office:value-type="float" office:value="468.9787" calcext:value-type="float">
            <text:p>468,9787</text:p>
          </table:table-cell>
          <table:table-cell office:value-type="float" office:value="0.3727915" calcext:value-type="float">
            <text:p>0,3727915</text:p>
          </table:table-cell>
          <table:table-cell office:value-type="float" office:value="0.3209094" calcext:value-type="float">
            <text:p>0,3209094</text:p>
          </table:table-cell>
          <table:table-cell office:value-type="float" office:value="692.7904" calcext:value-type="float">
            <text:p>692,7904</text:p>
          </table:table-cell>
          <table:table-cell office:value-type="float" office:value="3.732628" calcext:value-type="float">
            <text:p>3,7326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466" calcext:value-type="float">
            <text:p>4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466" calcext:value-type="float">
            <text:p>466</text:p>
          </table:table-cell>
          <table:table-cell office:value-type="float" office:value="4462001" calcext:value-type="float">
            <text:p>4462001</text:p>
          </table:table-cell>
          <table:table-cell office:value-type="float" office:value="373027920" calcext:value-type="float">
            <text:p>373027920</text:p>
          </table:table-cell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string" calcext:value-type="string">
            <text:p>14:37:19.841</text:p>
          </table:table-cell>
          <table:table-cell office:value-type="string" calcext:value-type="string">
            <text:p>00:00:04.481</text:p>
          </table:table-cell>
          <table:table-cell office:value-type="float" office:value="224" calcext:value-type="float">
            <text:p>224</text:p>
          </table:table-cell>
          <table:table-cell office:value-type="float" office:value="931.6871" calcext:value-type="float">
            <text:p>931,6871</text:p>
          </table:table-cell>
          <table:table-cell office:value-type="float" office:value="357.542" calcext:value-type="float">
            <text:p>357,542</text:p>
          </table:table-cell>
          <table:table-cell office:value-type="float" office:value="0.6322733" calcext:value-type="float">
            <text:p>0,6322733</text:p>
          </table:table-cell>
          <table:table-cell office:value-type="float" office:value="0.3189027" calcext:value-type="float">
            <text:p>0,3189027</text:p>
          </table:table-cell>
          <table:table-cell office:value-type="float" office:value="694.2505" calcext:value-type="float">
            <text:p>694,2505</text:p>
          </table:table-cell>
          <table:table-cell office:value-type="float" office:value="3.833953" calcext:value-type="float">
            <text:p>3,833953</text:p>
          </table:table-cell>
          <table:table-cell office:value-type="float" office:value="0" calcext:value-type="float">
            <text:p>0</text:p>
          </table:table-cell>
          <table:table-cell office:value-type="float" office:value="988.3111" calcext:value-type="float">
            <text:p>988,3111</text:p>
          </table:table-cell>
          <table:table-cell office:value-type="float" office:value="402.3703" calcext:value-type="float">
            <text:p>402,3703</text:p>
          </table:table-cell>
          <table:table-cell office:value-type="float" office:value="0.3714525" calcext:value-type="float">
            <text:p>0,3714525</text:p>
          </table:table-cell>
          <table:table-cell office:value-type="float" office:value="0.3207324" calcext:value-type="float">
            <text:p>0,3207324</text:p>
          </table:table-cell>
          <table:table-cell office:value-type="float" office:value="692.7904" calcext:value-type="float">
            <text:p>692,7904</text:p>
          </table:table-cell>
          <table:table-cell office:value-type="float" office:value="3.697391" calcext:value-type="float">
            <text:p>3,6973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0" calcext:value-type="float">
            <text:p>380</text:p>
          </table:table-cell>
          <table:table-cell office:value-type="float" office:value="4481861" calcext:value-type="float">
            <text:p>4481861</text:p>
          </table:table-cell>
          <table:table-cell office:value-type="float" office:value="373047780" calcext:value-type="float">
            <text:p>373047780</text:p>
          </table:table-cell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string" calcext:value-type="string">
            <text:p>14:37:19.861</text:p>
          </table:table-cell>
          <table:table-cell office:value-type="string" calcext:value-type="string">
            <text:p>00:00:04.501</text:p>
          </table:table-cell>
          <table:table-cell office:value-type="float" office:value="225" calcext:value-type="float">
            <text:p>225</text:p>
          </table:table-cell>
          <table:table-cell office:value-type="float" office:value="1094.952" calcext:value-type="float">
            <text:p>1094,952</text:p>
          </table:table-cell>
          <table:table-cell office:value-type="float" office:value="246.9664" calcext:value-type="float">
            <text:p>246,9664</text:p>
          </table:table-cell>
          <table:table-cell office:value-type="float" office:value="0.6296068" calcext:value-type="float">
            <text:p>0,6296068</text:p>
          </table:table-cell>
          <table:table-cell office:value-type="float" office:value="0.3178567" calcext:value-type="float">
            <text:p>0,3178567</text:p>
          </table:table-cell>
          <table:table-cell office:value-type="float" office:value="694.2505" calcext:value-type="float">
            <text:p>694,2505</text:p>
          </table:table-cell>
          <table:table-cell office:value-type="float" office:value="3.854263" calcext:value-type="float">
            <text:p>3,854263</text:p>
          </table:table-cell>
          <table:table-cell office:value-type="float" office:value="0" calcext:value-type="float">
            <text:p>0</text:p>
          </table:table-cell>
          <table:table-cell office:value-type="float" office:value="1147.435" calcext:value-type="float">
            <text:p>1147,435</text:p>
          </table:table-cell>
          <table:table-cell office:value-type="float" office:value="296.1389" calcext:value-type="float">
            <text:p>296,1389</text:p>
          </table:table-cell>
          <table:table-cell office:value-type="float" office:value="0.3694797" calcext:value-type="float">
            <text:p>0,3694797</text:p>
          </table:table-cell>
          <table:table-cell office:value-type="float" office:value="0.3198074" calcext:value-type="float">
            <text:p>0,3198074</text:p>
          </table:table-cell>
          <table:table-cell office:value-type="float" office:value="692.7904" calcext:value-type="float">
            <text:p>692,7904</text:p>
          </table:table-cell>
          <table:table-cell office:value-type="float" office:value="3.770561" calcext:value-type="float">
            <text:p>3,7705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1" calcext:value-type="float">
            <text:p>1121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272" calcext:value-type="float">
            <text:p>272</text:p>
          </table:table-cell>
          <table:table-cell office:value-type="float" office:value="4501897" calcext:value-type="float">
            <text:p>4501897</text:p>
          </table:table-cell>
          <table:table-cell office:value-type="float" office:value="373067816" calcext:value-type="float">
            <text:p>373067816</text:p>
          </table:table-cell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string" calcext:value-type="string">
            <text:p>14:37:19.881</text:p>
          </table:table-cell>
          <table:table-cell office:value-type="string" calcext:value-type="string">
            <text:p>00:00:04.521</text:p>
          </table:table-cell>
          <table:table-cell office:value-type="float" office:value="226" calcext:value-type="float">
            <text:p>226</text:p>
          </table:table-cell>
          <table:table-cell office:value-type="float" office:value="1185.921" calcext:value-type="float">
            <text:p>1185,921</text:p>
          </table:table-cell>
          <table:table-cell office:value-type="float" office:value="153.6114" calcext:value-type="float">
            <text:p>153,6114</text:p>
          </table:table-cell>
          <table:table-cell office:value-type="float" office:value="0.6282866" calcext:value-type="float">
            <text:p>0,6282866</text:p>
          </table:table-cell>
          <table:table-cell office:value-type="float" office:value="0.3169562" calcext:value-type="float">
            <text:p>0,3169562</text:p>
          </table:table-cell>
          <table:table-cell office:value-type="float" office:value="694.2505" calcext:value-type="float">
            <text:p>694,2505</text:p>
          </table:table-cell>
          <table:table-cell office:value-type="float" office:value="3.834959" calcext:value-type="float">
            <text:p>3,834959</text:p>
          </table:table-cell>
          <table:table-cell office:value-type="float" office:value="0" calcext:value-type="float">
            <text:p>0</text:p>
          </table:table-cell>
          <table:table-cell office:value-type="float" office:value="1226.614" calcext:value-type="float">
            <text:p>1226,614</text:p>
          </table:table-cell>
          <table:table-cell office:value-type="float" office:value="194.2963" calcext:value-type="float">
            <text:p>194,2963</text:p>
          </table:table-cell>
          <table:table-cell office:value-type="float" office:value="0.3685856" calcext:value-type="float">
            <text:p>0,3685856</text:p>
          </table:table-cell>
          <table:table-cell office:value-type="float" office:value="0.3188208" calcext:value-type="float">
            <text:p>0,3188208</text:p>
          </table:table-cell>
          <table:table-cell office:value-type="float" office:value="692.7904" calcext:value-type="float">
            <text:p>692,7904</text:p>
          </table:table-cell>
          <table:table-cell office:value-type="float" office:value="3.783827" calcext:value-type="float">
            <text:p>3,7838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174" calcext:value-type="float">
            <text:p>174</text:p>
          </table:table-cell>
          <table:table-cell office:value-type="float" office:value="4521729" calcext:value-type="float">
            <text:p>4521729</text:p>
          </table:table-cell>
          <table:table-cell office:value-type="float" office:value="373087648" calcext:value-type="float">
            <text:p>373087648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string" calcext:value-type="string">
            <text:p>14:37:19.901</text:p>
          </table:table-cell>
          <table:table-cell office:value-type="string" calcext:value-type="string">
            <text:p>00:00:04.541</text:p>
          </table:table-cell>
          <table:table-cell office:value-type="float" office:value="227" calcext:value-type="float">
            <text:p>227</text:p>
          </table:table-cell>
          <table:table-cell office:value-type="float" office:value="1182.07" calcext:value-type="float">
            <text:p>1182,07</text:p>
          </table:table-cell>
          <table:table-cell office:value-type="float" office:value="134.5709" calcext:value-type="float">
            <text:p>134,5709</text:p>
          </table:table-cell>
          <table:table-cell office:value-type="float" office:value="0.6280928" calcext:value-type="float">
            <text:p>0,6280928</text:p>
          </table:table-cell>
          <table:table-cell office:value-type="float" office:value="0.3167282" calcext:value-type="float">
            <text:p>0,3167282</text:p>
          </table:table-cell>
          <table:table-cell office:value-type="float" office:value="694.2505" calcext:value-type="float">
            <text:p>694,2505</text:p>
          </table:table-cell>
          <table:table-cell office:value-type="float" office:value="3.85855" calcext:value-type="float">
            <text:p>3,85855</text:p>
          </table:table-cell>
          <table:table-cell office:value-type="float" office:value="0" calcext:value-type="float">
            <text:p>0</text:p>
          </table:table-cell>
          <table:table-cell office:value-type="float" office:value="1227.174" calcext:value-type="float">
            <text:p>1227,174</text:p>
          </table:table-cell>
          <table:table-cell office:value-type="float" office:value="190.293" calcext:value-type="float">
            <text:p>190,293</text:p>
          </table:table-cell>
          <table:table-cell office:value-type="float" office:value="0.3683489" calcext:value-type="float">
            <text:p>0,3683489</text:p>
          </table:table-cell>
          <table:table-cell office:value-type="float" office:value="0.3187279" calcext:value-type="float">
            <text:p>0,3187279</text:p>
          </table:table-cell>
          <table:table-cell office:value-type="float" office:value="692.7904" calcext:value-type="float">
            <text:p>692,7904</text:p>
          </table:table-cell>
          <table:table-cell office:value-type="float" office:value="3.760481" calcext:value-type="float">
            <text:p>3,7604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5" calcext:value-type="float">
            <text:p>1205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62" calcext:value-type="float">
            <text:p>162</text:p>
          </table:table-cell>
          <table:table-cell office:value-type="float" office:value="4541650" calcext:value-type="float">
            <text:p>4541650</text:p>
          </table:table-cell>
          <table:table-cell office:value-type="float" office:value="373107569" calcext:value-type="float">
            <text:p>373107569</text:p>
          </table:table-cell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string" calcext:value-type="string">
            <text:p>14:37:19.921</text:p>
          </table:table-cell>
          <table:table-cell office:value-type="string" calcext:value-type="string">
            <text:p>00:00:04.561</text:p>
          </table:table-cell>
          <table:table-cell office:value-type="float" office:value="228" calcext:value-type="float">
            <text:p>228</text:p>
          </table:table-cell>
          <table:table-cell office:value-type="float" office:value="1159.51" calcext:value-type="float">
            <text:p>1159,51</text:p>
          </table:table-cell>
          <table:table-cell office:value-type="float" office:value="133.7666" calcext:value-type="float">
            <text:p>133,7666</text:p>
          </table:table-cell>
          <table:table-cell office:value-type="float" office:value="0.6280321" calcext:value-type="float">
            <text:p>0,6280321</text:p>
          </table:table-cell>
          <table:table-cell office:value-type="float" office:value="0.3166246" calcext:value-type="float">
            <text:p>0,3166246</text:p>
          </table:table-cell>
          <table:table-cell office:value-type="float" office:value="688.2679" calcext:value-type="float">
            <text:p>688,2679</text:p>
          </table:table-cell>
          <table:table-cell office:value-type="float" office:value="3.821407" calcext:value-type="float">
            <text:p>3,821407</text:p>
          </table:table-cell>
          <table:table-cell office:value-type="float" office:value="0" calcext:value-type="float">
            <text:p>0</text:p>
          </table:table-cell>
          <table:table-cell office:value-type="float" office:value="1221.677" calcext:value-type="float">
            <text:p>1221,677</text:p>
          </table:table-cell>
          <table:table-cell office:value-type="float" office:value="193.3702" calcext:value-type="float">
            <text:p>193,3702</text:p>
          </table:table-cell>
          <table:table-cell office:value-type="float" office:value="0.3678973" calcext:value-type="float">
            <text:p>0,3678973</text:p>
          </table:table-cell>
          <table:table-cell office:value-type="float" office:value="0.318846" calcext:value-type="float">
            <text:p>0,318846</text:p>
          </table:table-cell>
          <table:table-cell office:value-type="float" office:value="690.0208" calcext:value-type="float">
            <text:p>690,0208</text:p>
          </table:table-cell>
          <table:table-cell office:value-type="float" office:value="3.746991" calcext:value-type="float">
            <text:p>3,7469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1" calcext:value-type="float">
            <text:p>119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164" calcext:value-type="float">
            <text:p>164</text:p>
          </table:table-cell>
          <table:table-cell office:value-type="float" office:value="4561600" calcext:value-type="float">
            <text:p>4561600</text:p>
          </table:table-cell>
          <table:table-cell office:value-type="float" office:value="373127519" calcext:value-type="float">
            <text:p>373127519</text:p>
          </table:table-cell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string" calcext:value-type="string">
            <text:p>14:37:19.940</text:p>
          </table:table-cell>
          <table:table-cell office:value-type="string" calcext:value-type="string">
            <text:p>00:00:04.581</text:p>
          </table:table-cell>
          <table:table-cell office:value-type="float" office:value="229" calcext:value-type="float">
            <text:p>229</text:p>
          </table:table-cell>
          <table:table-cell office:value-type="float" office:value="1196.881" calcext:value-type="float">
            <text:p>1196,881</text:p>
          </table:table-cell>
          <table:table-cell office:value-type="float" office:value="152.3499" calcext:value-type="float">
            <text:p>152,3499</text:p>
          </table:table-cell>
          <table:table-cell office:value-type="float" office:value="0.6278779" calcext:value-type="float">
            <text:p>0,6278779</text:p>
          </table:table-cell>
          <table:table-cell office:value-type="float" office:value="0.3164449" calcext:value-type="float">
            <text:p>0,3164449</text:p>
          </table:table-cell>
          <table:table-cell office:value-type="float" office:value="688.2679" calcext:value-type="float">
            <text:p>688,2679</text:p>
          </table:table-cell>
          <table:table-cell office:value-type="float" office:value="3.839355" calcext:value-type="float">
            <text:p>3,839355</text:p>
          </table:table-cell>
          <table:table-cell office:value-type="float" office:value="0" calcext:value-type="float">
            <text:p>0</text:p>
          </table:table-cell>
          <table:table-cell office:value-type="float" office:value="1231.966" calcext:value-type="float">
            <text:p>1231,966</text:p>
          </table:table-cell>
          <table:table-cell office:value-type="float" office:value="179.2381" calcext:value-type="float">
            <text:p>179,2381</text:p>
          </table:table-cell>
          <table:table-cell office:value-type="float" office:value="0.367588" calcext:value-type="float">
            <text:p>0,367588</text:p>
          </table:table-cell>
          <table:table-cell office:value-type="float" office:value="0.318864" calcext:value-type="float">
            <text:p>0,318864</text:p>
          </table:table-cell>
          <table:table-cell office:value-type="float" office:value="690.0208" calcext:value-type="float">
            <text:p>690,0208</text:p>
          </table:table-cell>
          <table:table-cell office:value-type="float" office:value="3.755885" calcext:value-type="float">
            <text:p>3,7558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4" calcext:value-type="float">
            <text:p>1214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166" calcext:value-type="float">
            <text:p>166</text:p>
          </table:table-cell>
          <table:table-cell office:value-type="float" office:value="4581463" calcext:value-type="float">
            <text:p>4581463</text:p>
          </table:table-cell>
          <table:table-cell office:value-type="float" office:value="373147382" calcext:value-type="float">
            <text:p>373147382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string" calcext:value-type="string">
            <text:p>14:37:19.960</text:p>
          </table:table-cell>
          <table:table-cell office:value-type="string" calcext:value-type="string">
            <text:p>00:00:04.601</text:p>
          </table:table-cell>
          <table:table-cell office:value-type="float" office:value="230" calcext:value-type="float">
            <text:p>230</text:p>
          </table:table-cell>
          <table:table-cell office:value-type="float" office:value="1198.974" calcext:value-type="float">
            <text:p>1198,974</text:p>
          </table:table-cell>
          <table:table-cell office:value-type="float" office:value="163.3679" calcext:value-type="float">
            <text:p>163,3679</text:p>
          </table:table-cell>
          <table:table-cell office:value-type="float" office:value="0.6277829" calcext:value-type="float">
            <text:p>0,6277829</text:p>
          </table:table-cell>
          <table:table-cell office:value-type="float" office:value="0.3160756" calcext:value-type="float">
            <text:p>0,3160756</text:p>
          </table:table-cell>
          <table:table-cell office:value-type="float" office:value="688.2679" calcext:value-type="float">
            <text:p>688,2679</text:p>
          </table:table-cell>
          <table:table-cell office:value-type="float" office:value="3.81166" calcext:value-type="float">
            <text:p>3,81166</text:p>
          </table:table-cell>
          <table:table-cell office:value-type="float" office:value="0" calcext:value-type="float">
            <text:p>0</text:p>
          </table:table-cell>
          <table:table-cell office:value-type="float" office:value="1211.352" calcext:value-type="float">
            <text:p>1211,352</text:p>
          </table:table-cell>
          <table:table-cell office:value-type="float" office:value="175.4223" calcext:value-type="float">
            <text:p>175,4223</text:p>
          </table:table-cell>
          <table:table-cell office:value-type="float" office:value="0.3671708" calcext:value-type="float">
            <text:p>0,3671708</text:p>
          </table:table-cell>
          <table:table-cell office:value-type="float" office:value="0.318803" calcext:value-type="float">
            <text:p>0,318803</text:p>
          </table:table-cell>
          <table:table-cell office:value-type="float" office:value="690.0208" calcext:value-type="float">
            <text:p>690,0208</text:p>
          </table:table-cell>
          <table:table-cell office:value-type="float" office:value="3.739643" calcext:value-type="float">
            <text:p>3,7396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5" calcext:value-type="float">
            <text:p>120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69" calcext:value-type="float">
            <text:p>169</text:p>
          </table:table-cell>
          <table:table-cell office:value-type="float" office:value="4601495" calcext:value-type="float">
            <text:p>4601495</text:p>
          </table:table-cell>
          <table:table-cell office:value-type="float" office:value="373167414" calcext:value-type="float">
            <text:p>373167414</text:p>
          </table:table-cell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string" calcext:value-type="string">
            <text:p>14:37:19.980</text:p>
          </table:table-cell>
          <table:table-cell office:value-type="string" calcext:value-type="string">
            <text:p>00:00:04.621</text:p>
          </table:table-cell>
          <table:table-cell office:value-type="float" office:value="231" calcext:value-type="float">
            <text:p>231</text:p>
          </table:table-cell>
          <table:table-cell office:value-type="float" office:value="1192.16" calcext:value-type="float">
            <text:p>1192,16</text:p>
          </table:table-cell>
          <table:table-cell office:value-type="float" office:value="145.9239" calcext:value-type="float">
            <text:p>145,9239</text:p>
          </table:table-cell>
          <table:table-cell office:value-type="float" office:value="0.6276745" calcext:value-type="float">
            <text:p>0,6276745</text:p>
          </table:table-cell>
          <table:table-cell office:value-type="float" office:value="0.3158988" calcext:value-type="float">
            <text:p>0,3158988</text:p>
          </table:table-cell>
          <table:table-cell office:value-type="float" office:value="688.2679" calcext:value-type="float">
            <text:p>688,2679</text:p>
          </table:table-cell>
          <table:table-cell office:value-type="float" office:value="3.848749" calcext:value-type="float">
            <text:p>3,848749</text:p>
          </table:table-cell>
          <table:table-cell office:value-type="float" office:value="0" calcext:value-type="float">
            <text:p>0</text:p>
          </table:table-cell>
          <table:table-cell office:value-type="float" office:value="1220.594" calcext:value-type="float">
            <text:p>1220,594</text:p>
          </table:table-cell>
          <table:table-cell office:value-type="float" office:value="188.5317" calcext:value-type="float">
            <text:p>188,5317</text:p>
          </table:table-cell>
          <table:table-cell office:value-type="float" office:value="0.3670728" calcext:value-type="float">
            <text:p>0,3670728</text:p>
          </table:table-cell>
          <table:table-cell office:value-type="float" office:value="0.3187496" calcext:value-type="float">
            <text:p>0,3187496</text:p>
          </table:table-cell>
          <table:table-cell office:value-type="float" office:value="690.0208" calcext:value-type="float">
            <text:p>690,0208</text:p>
          </table:table-cell>
          <table:table-cell office:value-type="float" office:value="3.831601" calcext:value-type="float">
            <text:p>3,8316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167" calcext:value-type="float">
            <text:p>167</text:p>
          </table:table-cell>
          <table:table-cell office:value-type="float" office:value="4621342" calcext:value-type="float">
            <text:p>4621342</text:p>
          </table:table-cell>
          <table:table-cell office:value-type="float" office:value="373187261" calcext:value-type="float">
            <text:p>373187261</text:p>
          </table:table-cell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string" calcext:value-type="string">
            <text:p>14:37:20.000</text:p>
          </table:table-cell>
          <table:table-cell office:value-type="string" calcext:value-type="string">
            <text:p>00:00:04.641</text:p>
          </table:table-cell>
          <table:table-cell office:value-type="float" office:value="232" calcext:value-type="float">
            <text:p>232</text:p>
          </table:table-cell>
          <table:table-cell office:value-type="float" office:value="1200.642" calcext:value-type="float">
            <text:p>1200,642</text:p>
          </table:table-cell>
          <table:table-cell office:value-type="float" office:value="137.2838" calcext:value-type="float">
            <text:p>137,2838</text:p>
          </table:table-cell>
          <table:table-cell office:value-type="float" office:value="0.6276315" calcext:value-type="float">
            <text:p>0,6276315</text:p>
          </table:table-cell>
          <table:table-cell office:value-type="float" office:value="0.3157319" calcext:value-type="float">
            <text:p>0,3157319</text:p>
          </table:table-cell>
          <table:table-cell office:value-type="float" office:value="688.2679" calcext:value-type="float">
            <text:p>688,2679</text:p>
          </table:table-cell>
          <table:table-cell office:value-type="float" office:value="3.855282" calcext:value-type="float">
            <text:p>3,855282</text:p>
          </table:table-cell>
          <table:table-cell office:value-type="float" office:value="0" calcext:value-type="float">
            <text:p>0</text:p>
          </table:table-cell>
          <table:table-cell office:value-type="float" office:value="1233.898" calcext:value-type="float">
            <text:p>1233,898</text:p>
          </table:table-cell>
          <table:table-cell office:value-type="float" office:value="179.7579" calcext:value-type="float">
            <text:p>179,7579</text:p>
          </table:table-cell>
          <table:table-cell office:value-type="float" office:value="0.366994" calcext:value-type="float">
            <text:p>0,366994</text:p>
          </table:table-cell>
          <table:table-cell office:value-type="float" office:value="0.3186971" calcext:value-type="float">
            <text:p>0,3186971</text:p>
          </table:table-cell>
          <table:table-cell office:value-type="float" office:value="690.0208" calcext:value-type="float">
            <text:p>690,0208</text:p>
          </table:table-cell>
          <table:table-cell office:value-type="float" office:value="3.749087" calcext:value-type="float">
            <text:p>3,749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7" calcext:value-type="float">
            <text:p>1217</text:p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159" calcext:value-type="float">
            <text:p>159</text:p>
          </table:table-cell>
          <table:table-cell office:value-type="float" office:value="4641361" calcext:value-type="float">
            <text:p>4641361</text:p>
          </table:table-cell>
          <table:table-cell office:value-type="float" office:value="373207280" calcext:value-type="float">
            <text:p>373207280</text:p>
          </table:table-cell>
        </table:table-row>
        <table:table-row table:style-name="ro2">
          <table:table-cell office:value-type="float" office:value="4661" calcext:value-type="float">
            <text:p>4661</text:p>
          </table:table-cell>
          <table:table-cell office:value-type="string" calcext:value-type="string">
            <text:p>14:37:20.020</text:p>
          </table:table-cell>
          <table:table-cell office:value-type="string" calcext:value-type="string">
            <text:p>00:00:04.661</text:p>
          </table:table-cell>
          <table:table-cell office:value-type="float" office:value="233" calcext:value-type="float">
            <text:p>233</text:p>
          </table:table-cell>
          <table:table-cell office:value-type="float" office:value="1199.027" calcext:value-type="float">
            <text:p>1199,027</text:p>
          </table:table-cell>
          <table:table-cell office:value-type="float" office:value="135.6087" calcext:value-type="float">
            <text:p>135,6087</text:p>
          </table:table-cell>
          <table:table-cell office:value-type="float" office:value="0.6275305" calcext:value-type="float">
            <text:p>0,6275305</text:p>
          </table:table-cell>
          <table:table-cell office:value-type="float" office:value="0.3154601" calcext:value-type="float">
            <text:p>0,3154601</text:p>
          </table:table-cell>
          <table:table-cell office:value-type="float" office:value="688.8685" calcext:value-type="float">
            <text:p>688,8685</text:p>
          </table:table-cell>
          <table:table-cell office:value-type="float" office:value="3.855286" calcext:value-type="float">
            <text:p>3,855286</text:p>
          </table:table-cell>
          <table:table-cell office:value-type="float" office:value="0" calcext:value-type="float">
            <text:p>0</text:p>
          </table:table-cell>
          <table:table-cell office:value-type="float" office:value="1225.276" calcext:value-type="float">
            <text:p>1225,276</text:p>
          </table:table-cell>
          <table:table-cell office:value-type="float" office:value="183.398" calcext:value-type="float">
            <text:p>183,398</text:p>
          </table:table-cell>
          <table:table-cell office:value-type="float" office:value="0.3668069" calcext:value-type="float">
            <text:p>0,3668069</text:p>
          </table:table-cell>
          <table:table-cell office:value-type="float" office:value="0.3186046" calcext:value-type="float">
            <text:p>0,3186046</text:p>
          </table:table-cell>
          <table:table-cell office:value-type="float" office:value="689.3056" calcext:value-type="float">
            <text:p>689,3056</text:p>
          </table:table-cell>
          <table:table-cell office:value-type="float" office:value="3.759614" calcext:value-type="float">
            <text:p>3,7596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160" calcext:value-type="float">
            <text:p>160</text:p>
          </table:table-cell>
          <table:table-cell office:value-type="float" office:value="4661258" calcext:value-type="float">
            <text:p>4661258</text:p>
          </table:table-cell>
          <table:table-cell office:value-type="float" office:value="373227177" calcext:value-type="float">
            <text:p>373227177</text:p>
          </table:table-cell>
        </table:table-row>
        <table:table-row table:style-name="ro2">
          <table:table-cell office:value-type="float" office:value="4681" calcext:value-type="float">
            <text:p>4681</text:p>
          </table:table-cell>
          <table:table-cell office:value-type="string" calcext:value-type="string">
            <text:p>14:37:20.040</text:p>
          </table:table-cell>
          <table:table-cell office:value-type="string" calcext:value-type="string">
            <text:p>00:00:04.681</text:p>
          </table:table-cell>
          <table:table-cell office:value-type="float" office:value="234" calcext:value-type="float">
            <text:p>234</text:p>
          </table:table-cell>
          <table:table-cell office:value-type="float" office:value="1191.439" calcext:value-type="float">
            <text:p>1191,439</text:p>
          </table:table-cell>
          <table:table-cell office:value-type="float" office:value="155.02" calcext:value-type="float">
            <text:p>155,02</text:p>
          </table:table-cell>
          <table:table-cell office:value-type="float" office:value="0.6272987" calcext:value-type="float">
            <text:p>0,6272987</text:p>
          </table:table-cell>
          <table:table-cell office:value-type="float" office:value="0.3152446" calcext:value-type="float">
            <text:p>0,3152446</text:p>
          </table:table-cell>
          <table:table-cell office:value-type="float" office:value="688.8685" calcext:value-type="float">
            <text:p>688,8685</text:p>
          </table:table-cell>
          <table:table-cell office:value-type="float" office:value="3.815972" calcext:value-type="float">
            <text:p>3,815972</text:p>
          </table:table-cell>
          <table:table-cell office:value-type="float" office:value="0" calcext:value-type="float">
            <text:p>0</text:p>
          </table:table-cell>
          <table:table-cell office:value-type="float" office:value="1213.726" calcext:value-type="float">
            <text:p>1213,726</text:p>
          </table:table-cell>
          <table:table-cell office:value-type="float" office:value="162.1051" calcext:value-type="float">
            <text:p>162,1051</text:p>
          </table:table-cell>
          <table:table-cell office:value-type="float" office:value="0.3665578" calcext:value-type="float">
            <text:p>0,3665578</text:p>
          </table:table-cell>
          <table:table-cell office:value-type="float" office:value="0.3185542" calcext:value-type="float">
            <text:p>0,3185542</text:p>
          </table:table-cell>
          <table:table-cell office:value-type="float" office:value="689.3056" calcext:value-type="float">
            <text:p>689,3056</text:p>
          </table:table-cell>
          <table:table-cell office:value-type="float" office:value="3.762456" calcext:value-type="float">
            <text:p>3,7624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3" calcext:value-type="float">
            <text:p>1203</text:p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159" calcext:value-type="float">
            <text:p>159</text:p>
          </table:table-cell>
          <table:table-cell office:value-type="float" office:value="4681196" calcext:value-type="float">
            <text:p>4681196</text:p>
          </table:table-cell>
          <table:table-cell office:value-type="float" office:value="373247115" calcext:value-type="float">
            <text:p>373247115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string" calcext:value-type="string">
            <text:p>14:37:20.060</text:p>
          </table:table-cell>
          <table:table-cell office:value-type="string" calcext:value-type="string">
            <text:p>00:00:04.701</text:p>
          </table:table-cell>
          <table:table-cell office:value-type="float" office:value="235" calcext:value-type="float">
            <text:p>235</text:p>
          </table:table-cell>
          <table:table-cell office:value-type="float" office:value="1189.152" calcext:value-type="float">
            <text:p>1189,152</text:p>
          </table:table-cell>
          <table:table-cell office:value-type="float" office:value="149.878" calcext:value-type="float">
            <text:p>149,878</text:p>
          </table:table-cell>
          <table:table-cell office:value-type="float" office:value="0.627097" calcext:value-type="float">
            <text:p>0,627097</text:p>
          </table:table-cell>
          <table:table-cell office:value-type="float" office:value="0.3150002" calcext:value-type="float">
            <text:p>0,3150002</text:p>
          </table:table-cell>
          <table:table-cell office:value-type="float" office:value="688.8685" calcext:value-type="float">
            <text:p>688,8685</text:p>
          </table:table-cell>
          <table:table-cell office:value-type="float" office:value="3.807226" calcext:value-type="float">
            <text:p>3,807226</text:p>
          </table:table-cell>
          <table:table-cell office:value-type="float" office:value="0" calcext:value-type="float">
            <text:p>0</text:p>
          </table:table-cell>
          <table:table-cell office:value-type="float" office:value="1225.228" calcext:value-type="float">
            <text:p>1225,228</text:p>
          </table:table-cell>
          <table:table-cell office:value-type="float" office:value="171.7561" calcext:value-type="float">
            <text:p>171,7561</text:p>
          </table:table-cell>
          <table:table-cell office:value-type="float" office:value="0.3662972" calcext:value-type="float">
            <text:p>0,3662972</text:p>
          </table:table-cell>
          <table:table-cell office:value-type="float" office:value="0.3183029" calcext:value-type="float">
            <text:p>0,3183029</text:p>
          </table:table-cell>
          <table:table-cell office:value-type="float" office:value="689.3056" calcext:value-type="float">
            <text:p>689,3056</text:p>
          </table:table-cell>
          <table:table-cell office:value-type="float" office:value="3.759604" calcext:value-type="float">
            <text:p>3,7596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7" calcext:value-type="float">
            <text:p>1207</text:p>
          </table:table-cell>
          <table:table-cell office:value-type="float" office:value="161" calcext:value-type="float">
            <text:p>1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61" calcext:value-type="float">
            <text:p>161</text:p>
          </table:table-cell>
          <table:table-cell office:value-type="float" office:value="4701263" calcext:value-type="float">
            <text:p>4701263</text:p>
          </table:table-cell>
          <table:table-cell office:value-type="float" office:value="373267182" calcext:value-type="float">
            <text:p>373267182</text:p>
          </table:table-cell>
        </table:table-row>
        <table:table-row table:style-name="ro2">
          <table:table-cell office:value-type="float" office:value="4721" calcext:value-type="float">
            <text:p>4721</text:p>
          </table:table-cell>
          <table:table-cell office:value-type="string" calcext:value-type="string">
            <text:p>14:37:20.080</text:p>
          </table:table-cell>
          <table:table-cell office:value-type="string" calcext:value-type="string">
            <text:p>00:00:04.721</text:p>
          </table:table-cell>
          <table:table-cell office:value-type="float" office:value="236" calcext:value-type="float">
            <text:p>236</text:p>
          </table:table-cell>
          <table:table-cell office:value-type="float" office:value="1188.471" calcext:value-type="float">
            <text:p>1188,471</text:p>
          </table:table-cell>
          <table:table-cell office:value-type="float" office:value="144.3572" calcext:value-type="float">
            <text:p>144,3572</text:p>
          </table:table-cell>
          <table:table-cell office:value-type="float" office:value="0.6264797" calcext:value-type="float">
            <text:p>0,6264797</text:p>
          </table:table-cell>
          <table:table-cell office:value-type="float" office:value="0.3148451" calcext:value-type="float">
            <text:p>0,3148451</text:p>
          </table:table-cell>
          <table:table-cell office:value-type="float" office:value="688.8685" calcext:value-type="float">
            <text:p>688,8685</text:p>
          </table:table-cell>
          <table:table-cell office:value-type="float" office:value="3.824754" calcext:value-type="float">
            <text:p>3,824754</text:p>
          </table:table-cell>
          <table:table-cell office:value-type="float" office:value="0" calcext:value-type="float">
            <text:p>0</text:p>
          </table:table-cell>
          <table:table-cell office:value-type="float" office:value="1216.227" calcext:value-type="float">
            <text:p>1216,227</text:p>
          </table:table-cell>
          <table:table-cell office:value-type="float" office:value="195.8835" calcext:value-type="float">
            <text:p>195,8835</text:p>
          </table:table-cell>
          <table:table-cell office:value-type="float" office:value="0.3656823" calcext:value-type="float">
            <text:p>0,3656823</text:p>
          </table:table-cell>
          <table:table-cell office:value-type="float" office:value="0.3179864" calcext:value-type="float">
            <text:p>0,3179864</text:p>
          </table:table-cell>
          <table:table-cell office:value-type="float" office:value="689.3056" calcext:value-type="float">
            <text:p>689,3056</text:p>
          </table:table-cell>
          <table:table-cell office:value-type="float" office:value="3.782767" calcext:value-type="float">
            <text:p>3,7827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2" calcext:value-type="float">
            <text:p>1202</text:p>
          </table:table-cell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70" calcext:value-type="float">
            <text:p>170</text:p>
          </table:table-cell>
          <table:table-cell office:value-type="float" office:value="4721255" calcext:value-type="float">
            <text:p>4721255</text:p>
          </table:table-cell>
          <table:table-cell office:value-type="float" office:value="373287174" calcext:value-type="float">
            <text:p>373287174</text:p>
          </table:table-cell>
        </table:table-row>
        <table:table-row table:style-name="ro2">
          <table:table-cell office:value-type="float" office:value="4741" calcext:value-type="float">
            <text:p>4741</text:p>
          </table:table-cell>
          <table:table-cell office:value-type="string" calcext:value-type="string">
            <text:p>14:37:20.100</text:p>
          </table:table-cell>
          <table:table-cell office:value-type="string" calcext:value-type="string">
            <text:p>00:00:04.741</text:p>
          </table:table-cell>
          <table:table-cell office:value-type="float" office:value="237" calcext:value-type="float">
            <text:p>237</text:p>
          </table:table-cell>
          <table:table-cell office:value-type="float" office:value="1179.528" calcext:value-type="float">
            <text:p>1179,528</text:p>
          </table:table-cell>
          <table:table-cell office:value-type="float" office:value="134.3669" calcext:value-type="float">
            <text:p>134,3669</text:p>
          </table:table-cell>
          <table:table-cell office:value-type="float" office:value="0.6257633" calcext:value-type="float">
            <text:p>0,6257633</text:p>
          </table:table-cell>
          <table:table-cell office:value-type="float" office:value="0.314689" calcext:value-type="float">
            <text:p>0,314689</text:p>
          </table:table-cell>
          <table:table-cell office:value-type="float" office:value="688.8685" calcext:value-type="float">
            <text:p>688,8685</text:p>
          </table:table-cell>
          <table:table-cell office:value-type="float" office:value="3.882641" calcext:value-type="float">
            <text:p>3,882641</text:p>
          </table:table-cell>
          <table:table-cell office:value-type="float" office:value="0" calcext:value-type="float">
            <text:p>0</text:p>
          </table:table-cell>
          <table:table-cell office:value-type="float" office:value="1229.329" calcext:value-type="float">
            <text:p>1229,329</text:p>
          </table:table-cell>
          <table:table-cell office:value-type="float" office:value="191.1295" calcext:value-type="float">
            <text:p>191,1295</text:p>
          </table:table-cell>
          <table:table-cell office:value-type="float" office:value="0.3649312" calcext:value-type="float">
            <text:p>0,3649312</text:p>
          </table:table-cell>
          <table:table-cell office:value-type="float" office:value="0.3179621" calcext:value-type="float">
            <text:p>0,3179621</text:p>
          </table:table-cell>
          <table:table-cell office:value-type="float" office:value="689.3056" calcext:value-type="float">
            <text:p>689,3056</text:p>
          </table:table-cell>
          <table:table-cell office:value-type="float" office:value="3.729023" calcext:value-type="float">
            <text:p>3,7290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163" calcext:value-type="float">
            <text:p>163</text:p>
          </table:table-cell>
          <table:table-cell office:value-type="float" office:value="4741345" calcext:value-type="float">
            <text:p>4741345</text:p>
          </table:table-cell>
          <table:table-cell office:value-type="float" office:value="373307264" calcext:value-type="float">
            <text:p>373307264</text:p>
          </table:table-cell>
        </table:table-row>
        <table:table-row table:style-name="ro2">
          <table:table-cell office:value-type="float" office:value="4761" calcext:value-type="float">
            <text:p>4761</text:p>
          </table:table-cell>
          <table:table-cell office:value-type="string" calcext:value-type="string">
            <text:p>14:37:20.120</text:p>
          </table:table-cell>
          <table:table-cell office:value-type="string" calcext:value-type="string">
            <text:p>00:00:04.760</text:p>
          </table:table-cell>
          <table:table-cell office:value-type="float" office:value="238" calcext:value-type="float">
            <text:p>238</text:p>
          </table:table-cell>
          <table:table-cell office:value-type="float" office:value="1176.781" calcext:value-type="float">
            <text:p>1176,781</text:p>
          </table:table-cell>
          <table:table-cell office:value-type="float" office:value="131.8984" calcext:value-type="float">
            <text:p>131,8984</text:p>
          </table:table-cell>
          <table:table-cell office:value-type="float" office:value="0.624885" calcext:value-type="float">
            <text:p>0,624885</text:p>
          </table:table-cell>
          <table:table-cell office:value-type="float" office:value="0.3144643" calcext:value-type="float">
            <text:p>0,3144643</text:p>
          </table:table-cell>
          <table:table-cell office:value-type="float" office:value="687.7823" calcext:value-type="float">
            <text:p>687,7823</text:p>
          </table:table-cell>
          <table:table-cell office:value-type="float" office:value="3.882274" calcext:value-type="float">
            <text:p>3,882274</text:p>
          </table:table-cell>
          <table:table-cell office:value-type="float" office:value="0" calcext:value-type="float">
            <text:p>0</text:p>
          </table:table-cell>
          <table:table-cell office:value-type="float" office:value="1230.719" calcext:value-type="float">
            <text:p>1230,719</text:p>
          </table:table-cell>
          <table:table-cell office:value-type="float" office:value="184.8969" calcext:value-type="float">
            <text:p>184,8969</text:p>
          </table:table-cell>
          <table:table-cell office:value-type="float" office:value="0.3640153" calcext:value-type="float">
            <text:p>0,3640153</text:p>
          </table:table-cell>
          <table:table-cell office:value-type="float" office:value="0.3180666" calcext:value-type="float">
            <text:p>0,3180666</text:p>
          </table:table-cell>
          <table:table-cell office:value-type="float" office:value="690.6351" calcext:value-type="float">
            <text:p>690,6351</text:p>
          </table:table-cell>
          <table:table-cell office:value-type="float" office:value="3.737563" calcext:value-type="float">
            <text:p>3,7375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158" calcext:value-type="float">
            <text:p>158</text:p>
          </table:table-cell>
          <table:table-cell office:value-type="float" office:value="4760984" calcext:value-type="float">
            <text:p>4760984</text:p>
          </table:table-cell>
          <table:table-cell office:value-type="float" office:value="373326903" calcext:value-type="float">
            <text:p>373326903</text:p>
          </table:table-cell>
        </table:table-row>
        <table:table-row table:style-name="ro2">
          <table:table-cell office:value-type="float" office:value="4781" calcext:value-type="float">
            <text:p>4781</text:p>
          </table:table-cell>
          <table:table-cell office:value-type="string" calcext:value-type="string">
            <text:p>14:37:20.140</text:p>
          </table:table-cell>
          <table:table-cell office:value-type="string" calcext:value-type="string">
            <text:p>00:00:04.780</text:p>
          </table:table-cell>
          <table:table-cell office:value-type="float" office:value="239" calcext:value-type="float">
            <text:p>239</text:p>
          </table:table-cell>
          <table:table-cell office:value-type="float" office:value="1193.341" calcext:value-type="float">
            <text:p>1193,341</text:p>
          </table:table-cell>
          <table:table-cell office:value-type="float" office:value="168.9732" calcext:value-type="float">
            <text:p>168,9732</text:p>
          </table:table-cell>
          <table:table-cell office:value-type="float" office:value="0.6237805" calcext:value-type="float">
            <text:p>0,6237805</text:p>
          </table:table-cell>
          <table:table-cell office:value-type="float" office:value="0.3144024" calcext:value-type="float">
            <text:p>0,3144024</text:p>
          </table:table-cell>
          <table:table-cell office:value-type="float" office:value="687.7823" calcext:value-type="float">
            <text:p>687,7823</text:p>
          </table:table-cell>
          <table:table-cell office:value-type="float" office:value="3.796369" calcext:value-type="float">
            <text:p>3,796369</text:p>
          </table:table-cell>
          <table:table-cell office:value-type="float" office:value="0" calcext:value-type="float">
            <text:p>0</text:p>
          </table:table-cell>
          <table:table-cell office:value-type="float" office:value="1214.225" calcext:value-type="float">
            <text:p>1214,225</text:p>
          </table:table-cell>
          <table:table-cell office:value-type="float" office:value="175.3908" calcext:value-type="float">
            <text:p>175,3908</text:p>
          </table:table-cell>
          <table:table-cell office:value-type="float" office:value="0.3629264" calcext:value-type="float">
            <text:p>0,3629264</text:p>
          </table:table-cell>
          <table:table-cell office:value-type="float" office:value="0.3182165" calcext:value-type="float">
            <text:p>0,3182165</text:p>
          </table:table-cell>
          <table:table-cell office:value-type="float" office:value="690.6351" calcext:value-type="float">
            <text:p>690,6351</text:p>
          </table:table-cell>
          <table:table-cell office:value-type="float" office:value="3.756089" calcext:value-type="float">
            <text:p>3,7560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172" calcext:value-type="float">
            <text:p>172</text:p>
          </table:table-cell>
          <table:table-cell office:value-type="float" office:value="4780817" calcext:value-type="float">
            <text:p>4780817</text:p>
          </table:table-cell>
          <table:table-cell office:value-type="float" office:value="373346736" calcext:value-type="float">
            <text:p>373346736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string" calcext:value-type="string">
            <text:p>14:37:20.160</text:p>
          </table:table-cell>
          <table:table-cell office:value-type="string" calcext:value-type="string">
            <text:p>00:00:04.800</text:p>
          </table:table-cell>
          <table:table-cell office:value-type="float" office:value="240" calcext:value-type="float">
            <text:p>240</text:p>
          </table:table-cell>
          <table:table-cell office:value-type="float" office:value="1185.575" calcext:value-type="float">
            <text:p>1185,575</text:p>
          </table:table-cell>
          <table:table-cell office:value-type="float" office:value="149.4152" calcext:value-type="float">
            <text:p>149,4152</text:p>
          </table:table-cell>
          <table:table-cell office:value-type="float" office:value="0.6228652" calcext:value-type="float">
            <text:p>0,6228652</text:p>
          </table:table-cell>
          <table:table-cell office:value-type="float" office:value="0.3145232" calcext:value-type="float">
            <text:p>0,3145232</text:p>
          </table:table-cell>
          <table:table-cell office:value-type="float" office:value="687.7823" calcext:value-type="float">
            <text:p>687,7823</text:p>
          </table:table-cell>
          <table:table-cell office:value-type="float" office:value="3.832732" calcext:value-type="float">
            <text:p>3,832732</text:p>
          </table:table-cell>
          <table:table-cell office:value-type="float" office:value="0" calcext:value-type="float">
            <text:p>0</text:p>
          </table:table-cell>
          <table:table-cell office:value-type="float" office:value="1227.521" calcext:value-type="float">
            <text:p>1227,521</text:p>
          </table:table-cell>
          <table:table-cell office:value-type="float" office:value="163.6784" calcext:value-type="float">
            <text:p>163,6784</text:p>
          </table:table-cell>
          <table:table-cell office:value-type="float" office:value="0.362059" calcext:value-type="float">
            <text:p>0,362059</text:p>
          </table:table-cell>
          <table:table-cell office:value-type="float" office:value="0.3185849" calcext:value-type="float">
            <text:p>0,3185849</text:p>
          </table:table-cell>
          <table:table-cell office:value-type="float" office:value="690.6351" calcext:value-type="float">
            <text:p>690,6351</text:p>
          </table:table-cell>
          <table:table-cell office:value-type="float" office:value="3.745747" calcext:value-type="float">
            <text:p>3,7457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7" calcext:value-type="float">
            <text:p>1207</text:p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57" calcext:value-type="float">
            <text:p>157</text:p>
          </table:table-cell>
          <table:table-cell office:value-type="float" office:value="4800724" calcext:value-type="float">
            <text:p>4800724</text:p>
          </table:table-cell>
          <table:table-cell office:value-type="float" office:value="373366643" calcext:value-type="float">
            <text:p>373366643</text:p>
          </table:table-cell>
        </table:table-row>
        <table:table-row table:style-name="ro2">
          <table:table-cell office:value-type="float" office:value="4821" calcext:value-type="float">
            <text:p>4821</text:p>
          </table:table-cell>
          <table:table-cell office:value-type="string" calcext:value-type="string">
            <text:p>14:37:20.180</text:p>
          </table:table-cell>
          <table:table-cell office:value-type="string" calcext:value-type="string">
            <text:p>00:00:04.820</text:p>
          </table:table-cell>
          <table:table-cell office:value-type="float" office:value="241" calcext:value-type="float">
            <text:p>241</text:p>
          </table:table-cell>
          <table:table-cell office:value-type="float" office:value="1188.158" calcext:value-type="float">
            <text:p>1188,158</text:p>
          </table:table-cell>
          <table:table-cell office:value-type="float" office:value="147.7251" calcext:value-type="float">
            <text:p>147,7251</text:p>
          </table:table-cell>
          <table:table-cell office:value-type="float" office:value="0.6222225" calcext:value-type="float">
            <text:p>0,6222225</text:p>
          </table:table-cell>
          <table:table-cell office:value-type="float" office:value="0.3147382" calcext:value-type="float">
            <text:p>0,3147382</text:p>
          </table:table-cell>
          <table:table-cell office:value-type="float" office:value="687.7823" calcext:value-type="float">
            <text:p>687,7823</text:p>
          </table:table-cell>
          <table:table-cell office:value-type="float" office:value="3.817006" calcext:value-type="float">
            <text:p>3,817006</text:p>
          </table:table-cell>
          <table:table-cell office:value-type="float" office:value="0" calcext:value-type="float">
            <text:p>0</text:p>
          </table:table-cell>
          <table:table-cell office:value-type="float" office:value="1209.873" calcext:value-type="float">
            <text:p>1209,873</text:p>
          </table:table-cell>
          <table:table-cell office:value-type="float" office:value="171.358" calcext:value-type="float">
            <text:p>171,358</text:p>
          </table:table-cell>
          <table:table-cell office:value-type="float" office:value="0.3614211" calcext:value-type="float">
            <text:p>0,3614211</text:p>
          </table:table-cell>
          <table:table-cell office:value-type="float" office:value="0.3186844" calcext:value-type="float">
            <text:p>0,3186844</text:p>
          </table:table-cell>
          <table:table-cell office:value-type="float" office:value="690.6351" calcext:value-type="float">
            <text:p>690,6351</text:p>
          </table:table-cell>
          <table:table-cell office:value-type="float" office:value="3.727621" calcext:value-type="float">
            <text:p>3,7276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9" calcext:value-type="float">
            <text:p>1199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60" calcext:value-type="float">
            <text:p>160</text:p>
          </table:table-cell>
          <table:table-cell office:value-type="float" office:value="4820697" calcext:value-type="float">
            <text:p>4820697</text:p>
          </table:table-cell>
          <table:table-cell office:value-type="float" office:value="373386616" calcext:value-type="float">
            <text:p>373386616</text:p>
          </table:table-cell>
        </table:table-row>
        <table:table-row table:style-name="ro2">
          <table:table-cell office:value-type="float" office:value="4841" calcext:value-type="float">
            <text:p>4841</text:p>
          </table:table-cell>
          <table:table-cell office:value-type="string" calcext:value-type="string">
            <text:p>14:37:20.200</text:p>
          </table:table-cell>
          <table:table-cell office:value-type="string" calcext:value-type="string">
            <text:p>00:00:04.840</text:p>
          </table:table-cell>
          <table:table-cell office:value-type="float" office:value="242" calcext:value-type="float">
            <text:p>242</text:p>
          </table:table-cell>
          <table:table-cell office:value-type="float" office:value="1185.222" calcext:value-type="float">
            <text:p>1185,222</text:p>
          </table:table-cell>
          <table:table-cell office:value-type="float" office:value="153.4177" calcext:value-type="float">
            <text:p>153,4177</text:p>
          </table:table-cell>
          <table:table-cell office:value-type="float" office:value="0.6222096" calcext:value-type="float">
            <text:p>0,6222096</text:p>
          </table:table-cell>
          <table:table-cell office:value-type="float" office:value="0.3148867" calcext:value-type="float">
            <text:p>0,3148867</text:p>
          </table:table-cell>
          <table:table-cell office:value-type="float" office:value="687.7823" calcext:value-type="float">
            <text:p>687,7823</text:p>
          </table:table-cell>
          <table:table-cell office:value-type="float" office:value="3.796075" calcext:value-type="float">
            <text:p>3,796075</text:p>
          </table:table-cell>
          <table:table-cell office:value-type="float" office:value="0" calcext:value-type="float">
            <text:p>0</text:p>
          </table:table-cell>
          <table:table-cell office:value-type="float" office:value="1215.3" calcext:value-type="float">
            <text:p>1215,3</text:p>
          </table:table-cell>
          <table:table-cell office:value-type="float" office:value="173.6353" calcext:value-type="float">
            <text:p>173,6353</text:p>
          </table:table-cell>
          <table:table-cell office:value-type="float" office:value="0.3614096" calcext:value-type="float">
            <text:p>0,3614096</text:p>
          </table:table-cell>
          <table:table-cell office:value-type="float" office:value="0.3187416" calcext:value-type="float">
            <text:p>0,3187416</text:p>
          </table:table-cell>
          <table:table-cell office:value-type="float" office:value="690.6351" calcext:value-type="float">
            <text:p>690,6351</text:p>
          </table:table-cell>
          <table:table-cell office:value-type="float" office:value="3.722896" calcext:value-type="float">
            <text:p>3,7228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4" calcext:value-type="float">
            <text:p>164</text:p>
          </table:table-cell>
          <table:table-cell office:value-type="float" office:value="4840563" calcext:value-type="float">
            <text:p>4840563</text:p>
          </table:table-cell>
          <table:table-cell office:value-type="float" office:value="373406482" calcext:value-type="float">
            <text:p>373406482</text:p>
          </table:table-cell>
        </table:table-row>
        <table:table-row table:style-name="ro2">
          <table:table-cell office:value-type="float" office:value="4861" calcext:value-type="float">
            <text:p>4861</text:p>
          </table:table-cell>
          <table:table-cell office:value-type="string" calcext:value-type="string">
            <text:p>14:37:20.220</text:p>
          </table:table-cell>
          <table:table-cell office:value-type="string" calcext:value-type="string">
            <text:p>00:00:04.860</text:p>
          </table:table-cell>
          <table:table-cell office:value-type="float" office:value="243" calcext:value-type="float">
            <text:p>243</text:p>
          </table:table-cell>
          <table:table-cell office:value-type="float" office:value="1184.742" calcext:value-type="float">
            <text:p>1184,742</text:p>
          </table:table-cell>
          <table:table-cell office:value-type="float" office:value="154.9245" calcext:value-type="float">
            <text:p>154,9245</text:p>
          </table:table-cell>
          <table:table-cell office:value-type="float" office:value="0.6228165" calcext:value-type="float">
            <text:p>0,6228165</text:p>
          </table:table-cell>
          <table:table-cell office:value-type="float" office:value="0.315082" calcext:value-type="float">
            <text:p>0,315082</text:p>
          </table:table-cell>
          <table:table-cell office:value-type="float" office:value="687.6703" calcext:value-type="float">
            <text:p>687,6703</text:p>
          </table:table-cell>
          <table:table-cell office:value-type="float" office:value="3.8097" calcext:value-type="float">
            <text:p>3,8097</text:p>
          </table:table-cell>
          <table:table-cell office:value-type="float" office:value="0" calcext:value-type="float">
            <text:p>0</text:p>
          </table:table-cell>
          <table:table-cell office:value-type="float" office:value="1212.603" calcext:value-type="float">
            <text:p>1212,603</text:p>
          </table:table-cell>
          <table:table-cell office:value-type="float" office:value="173.905" calcext:value-type="float">
            <text:p>173,905</text:p>
          </table:table-cell>
          <table:table-cell office:value-type="float" office:value="0.3619683" calcext:value-type="float">
            <text:p>0,3619683</text:p>
          </table:table-cell>
          <table:table-cell office:value-type="float" office:value="0.3188149" calcext:value-type="float">
            <text:p>0,3188149</text:p>
          </table:table-cell>
          <table:table-cell office:value-type="float" office:value="689.0253" calcext:value-type="float">
            <text:p>689,0253</text:p>
          </table:table-cell>
          <table:table-cell office:value-type="float" office:value="3.709785" calcext:value-type="float">
            <text:p>3,7097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9" calcext:value-type="float">
            <text:p>1199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64" calcext:value-type="float">
            <text:p>164</text:p>
          </table:table-cell>
          <table:table-cell office:value-type="float" office:value="4860587" calcext:value-type="float">
            <text:p>4860587</text:p>
          </table:table-cell>
          <table:table-cell office:value-type="float" office:value="373426506" calcext:value-type="float">
            <text:p>373426506</text:p>
          </table:table-cell>
        </table:table-row>
        <table:table-row table:style-name="ro2">
          <table:table-cell office:value-type="float" office:value="4881" calcext:value-type="float">
            <text:p>4881</text:p>
          </table:table-cell>
          <table:table-cell office:value-type="string" calcext:value-type="string">
            <text:p>14:37:20.240</text:p>
          </table:table-cell>
          <table:table-cell office:value-type="string" calcext:value-type="string">
            <text:p>00:00:04.880</text:p>
          </table:table-cell>
          <table:table-cell office:value-type="float" office:value="244" calcext:value-type="float">
            <text:p>244</text:p>
          </table:table-cell>
          <table:table-cell office:value-type="float" office:value="1186.269" calcext:value-type="float">
            <text:p>1186,269</text:p>
          </table:table-cell>
          <table:table-cell office:value-type="float" office:value="151.5899" calcext:value-type="float">
            <text:p>151,5899</text:p>
          </table:table-cell>
          <table:table-cell office:value-type="float" office:value="0.6236066" calcext:value-type="float">
            <text:p>0,6236066</text:p>
          </table:table-cell>
          <table:table-cell office:value-type="float" office:value="0.3152471" calcext:value-type="float">
            <text:p>0,3152471</text:p>
          </table:table-cell>
          <table:table-cell office:value-type="float" office:value="687.6703" calcext:value-type="float">
            <text:p>687,6703</text:p>
          </table:table-cell>
          <table:table-cell office:value-type="float" office:value="3.80273" calcext:value-type="float">
            <text:p>3,80273</text:p>
          </table:table-cell>
          <table:table-cell office:value-type="float" office:value="0" calcext:value-type="float">
            <text:p>0</text:p>
          </table:table-cell>
          <table:table-cell office:value-type="float" office:value="1211.833" calcext:value-type="float">
            <text:p>1211,833</text:p>
          </table:table-cell>
          <table:table-cell office:value-type="float" office:value="183.2819" calcext:value-type="float">
            <text:p>183,2819</text:p>
          </table:table-cell>
          <table:table-cell office:value-type="float" office:value="0.3627683" calcext:value-type="float">
            <text:p>0,3627683</text:p>
          </table:table-cell>
          <table:table-cell office:value-type="float" office:value="0.3187787" calcext:value-type="float">
            <text:p>0,3187787</text:p>
          </table:table-cell>
          <table:table-cell office:value-type="float" office:value="689.0253" calcext:value-type="float">
            <text:p>689,0253</text:p>
          </table:table-cell>
          <table:table-cell office:value-type="float" office:value="3.761376" calcext:value-type="float">
            <text:p>3,761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9" calcext:value-type="float">
            <text:p>1199</text:p>
          </table:table-cell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67" calcext:value-type="float">
            <text:p>167</text:p>
          </table:table-cell>
          <table:table-cell office:value-type="float" office:value="4880588" calcext:value-type="float">
            <text:p>4880588</text:p>
          </table:table-cell>
          <table:table-cell office:value-type="float" office:value="373446507" calcext:value-type="float">
            <text:p>373446507</text:p>
          </table:table-cell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string" calcext:value-type="string">
            <text:p>14:37:20.259</text:p>
          </table:table-cell>
          <table:table-cell office:value-type="string" calcext:value-type="string">
            <text:p>00:00:04.900</text:p>
          </table:table-cell>
          <table:table-cell office:value-type="float" office:value="245" calcext:value-type="float">
            <text:p>245</text:p>
          </table:table-cell>
          <table:table-cell office:value-type="float" office:value="1190.602" calcext:value-type="float">
            <text:p>1190,602</text:p>
          </table:table-cell>
          <table:table-cell office:value-type="float" office:value="160.5941" calcext:value-type="float">
            <text:p>160,5941</text:p>
          </table:table-cell>
          <table:table-cell office:value-type="float" office:value="0.6244494" calcext:value-type="float">
            <text:p>0,6244494</text:p>
          </table:table-cell>
          <table:table-cell office:value-type="float" office:value="0.3153499" calcext:value-type="float">
            <text:p>0,3153499</text:p>
          </table:table-cell>
          <table:table-cell office:value-type="float" office:value="687.6703" calcext:value-type="float">
            <text:p>687,6703</text:p>
          </table:table-cell>
          <table:table-cell office:value-type="float" office:value="3.825388" calcext:value-type="float">
            <text:p>3,825388</text:p>
          </table:table-cell>
          <table:table-cell office:value-type="float" office:value="0" calcext:value-type="float">
            <text:p>0</text:p>
          </table:table-cell>
          <table:table-cell office:value-type="float" office:value="1205.599" calcext:value-type="float">
            <text:p>1205,599</text:p>
          </table:table-cell>
          <table:table-cell office:value-type="float" office:value="179.3265" calcext:value-type="float">
            <text:p>179,3265</text:p>
          </table:table-cell>
          <table:table-cell office:value-type="float" office:value="0.3635643" calcext:value-type="float">
            <text:p>0,3635643</text:p>
          </table:table-cell>
          <table:table-cell office:value-type="float" office:value="0.3187773" calcext:value-type="float">
            <text:p>0,3187773</text:p>
          </table:table-cell>
          <table:table-cell office:value-type="float" office:value="689.0253" calcext:value-type="float">
            <text:p>689,0253</text:p>
          </table:table-cell>
          <table:table-cell office:value-type="float" office:value="3.71481" calcext:value-type="float">
            <text:p>3,714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98" calcext:value-type="float">
            <text:p>1198</text:p>
          </table:table-cell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64" calcext:value-type="float">
            <text:p>16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170" calcext:value-type="float">
            <text:p>170</text:p>
          </table:table-cell>
          <table:table-cell office:value-type="float" office:value="4900459" calcext:value-type="float">
            <text:p>4900459</text:p>
          </table:table-cell>
          <table:table-cell office:value-type="float" office:value="373466378" calcext:value-type="float">
            <text:p>373466378</text:p>
          </table:table-cell>
        </table:table-row>
        <table:table-row table:style-name="ro2">
          <table:table-cell office:value-type="float" office:value="4920" calcext:value-type="float">
            <text:p>4920</text:p>
          </table:table-cell>
          <table:table-cell office:value-type="string" calcext:value-type="string">
            <text:p>14:37:20.279</text:p>
          </table:table-cell>
          <table:table-cell office:value-type="string" calcext:value-type="string">
            <text:p>00:00:04.920</text:p>
          </table:table-cell>
          <table:table-cell office:value-type="float" office:value="246" calcext:value-type="float">
            <text:p>246</text:p>
          </table:table-cell>
          <table:table-cell office:value-type="float" office:value="1197.039" calcext:value-type="float">
            <text:p>1197,039</text:p>
          </table:table-cell>
          <table:table-cell office:value-type="float" office:value="28.37729" calcext:value-type="float">
            <text:p>28,37729</text:p>
          </table:table-cell>
          <table:table-cell office:value-type="float" office:value="0.6249837" calcext:value-type="float">
            <text:p>0,6249837</text:p>
          </table:table-cell>
          <table:table-cell office:value-type="float" office:value="0.3146734" calcext:value-type="float">
            <text:p>0,3146734</text:p>
          </table:table-cell>
          <table:table-cell office:value-type="float" office:value="687.6703" calcext:value-type="float">
            <text:p>687,6703</text:p>
          </table:table-cell>
          <table:table-cell office:value-type="float" office:value="3.729314" calcext:value-type="float">
            <text:p>3,729314</text:p>
          </table:table-cell>
          <table:table-cell office:value-type="float" office:value="0" calcext:value-type="float">
            <text:p>0</text:p>
          </table:table-cell>
          <table:table-cell office:value-type="float" office:value="1215.393" calcext:value-type="float">
            <text:p>1215,393</text:p>
          </table:table-cell>
          <table:table-cell office:value-type="float" office:value="77.05497" calcext:value-type="float">
            <text:p>77,05497</text:p>
          </table:table-cell>
          <table:table-cell office:value-type="float" office:value="0.3645515" calcext:value-type="float">
            <text:p>0,3645515</text:p>
          </table:table-cell>
          <table:table-cell office:value-type="float" office:value="0.3177543" calcext:value-type="float">
            <text:p>0,3177543</text:p>
          </table:table-cell>
          <table:table-cell office:value-type="float" office:value="689.0253" calcext:value-type="float">
            <text:p>689,0253</text:p>
          </table:table-cell>
          <table:table-cell office:value-type="float" office:value="3.693117" calcext:value-type="float">
            <text:p>3,6931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6" calcext:value-type="float">
            <text:p>1206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53" calcext:value-type="float">
            <text:p>53</text:p>
          </table:table-cell>
          <table:table-cell office:value-type="float" office:value="4920294" calcext:value-type="float">
            <text:p>4920294</text:p>
          </table:table-cell>
          <table:table-cell office:value-type="float" office:value="373486213" calcext:value-type="float">
            <text:p>373486213</text:p>
          </table:table-cell>
        </table:table-row>
        <table:table-row table:style-name="ro2">
          <table:table-cell office:value-type="float" office:value="4940" calcext:value-type="float">
            <text:p>4940</text:p>
          </table:table-cell>
          <table:table-cell office:value-type="string" calcext:value-type="string">
            <text:p>14:37:20.299</text:p>
          </table:table-cell>
          <table:table-cell office:value-type="string" calcext:value-type="string">
            <text:p>00:00:04.940</text:p>
          </table:table-cell>
          <table:table-cell office:value-type="float" office:value="247" calcext:value-type="float">
            <text:p>247</text:p>
          </table:table-cell>
          <table:table-cell office:value-type="float" office:value="1193.052" calcext:value-type="float">
            <text:p>1193,052</text:p>
          </table:table-cell>
          <table:table-cell office:value-type="float" office:value="49.56667" calcext:value-type="float">
            <text:p>49,56667</text:p>
          </table:table-cell>
          <table:table-cell office:value-type="float" office:value="0.625522" calcext:value-type="float">
            <text:p>0,625522</text:p>
          </table:table-cell>
          <table:table-cell office:value-type="float" office:value="0.3141778" calcext:value-type="float">
            <text:p>0,3141778</text:p>
          </table:table-cell>
          <table:table-cell office:value-type="float" office:value="687.6703" calcext:value-type="float">
            <text:p>687,6703</text:p>
          </table:table-cell>
          <table:table-cell office:value-type="float" office:value="3.750432" calcext:value-type="float">
            <text:p>3,750432</text:p>
          </table:table-cell>
          <table:table-cell office:value-type="float" office:value="0" calcext:value-type="float">
            <text:p>0</text:p>
          </table:table-cell>
          <table:table-cell office:value-type="float" office:value="1224.248" calcext:value-type="float">
            <text:p>1224,248</text:p>
          </table:table-cell>
          <table:table-cell office:value-type="float" office:value="94.99595" calcext:value-type="float">
            <text:p>94,99595</text:p>
          </table:table-cell>
          <table:table-cell office:value-type="float" office:value="0.3650454" calcext:value-type="float">
            <text:p>0,3650454</text:p>
          </table:table-cell>
          <table:table-cell office:value-type="float" office:value="0.3172109" calcext:value-type="float">
            <text:p>0,3172109</text:p>
          </table:table-cell>
          <table:table-cell office:value-type="float" office:value="689.0253" calcext:value-type="float">
            <text:p>689,0253</text:p>
          </table:table-cell>
          <table:table-cell office:value-type="float" office:value="3.688341" calcext:value-type="float">
            <text:p>3,6883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209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72" calcext:value-type="float">
            <text:p>72</text:p>
          </table:table-cell>
          <table:table-cell office:value-type="float" office:value="4940350" calcext:value-type="float">
            <text:p>4940350</text:p>
          </table:table-cell>
          <table:table-cell office:value-type="float" office:value="373506269" calcext:value-type="float">
            <text:p>373506269</text:p>
          </table:table-cell>
        </table:table-row>
        <table:table-row table:style-name="ro2">
          <table:table-cell office:value-type="float" office:value="4960" calcext:value-type="float">
            <text:p>4960</text:p>
          </table:table-cell>
          <table:table-cell office:value-type="string" calcext:value-type="string">
            <text:p>14:37:20.319</text:p>
          </table:table-cell>
          <table:table-cell office:value-type="string" calcext:value-type="string">
            <text:p>00:00:04.960</text:p>
          </table:table-cell>
          <table:table-cell office:value-type="float" office:value="248" calcext:value-type="float">
            <text:p>248</text:p>
          </table:table-cell>
          <table:table-cell office:value-type="float" office:value="1194.296" calcext:value-type="float">
            <text:p>1194,296</text:p>
          </table:table-cell>
          <table:table-cell office:value-type="float" office:value="74.40609" calcext:value-type="float">
            <text:p>74,40609</text:p>
          </table:table-cell>
          <table:table-cell office:value-type="float" office:value="0.6257656" calcext:value-type="float">
            <text:p>0,6257656</text:p>
          </table:table-cell>
          <table:table-cell office:value-type="float" office:value="0.3141296" calcext:value-type="float">
            <text:p>0,3141296</text:p>
          </table:table-cell>
          <table:table-cell office:value-type="float" office:value="686.2597" calcext:value-type="float">
            <text:p>686,2597</text:p>
          </table:table-cell>
          <table:table-cell office:value-type="float" office:value="3.725975" calcext:value-type="float">
            <text:p>3,725975</text:p>
          </table:table-cell>
          <table:table-cell office:value-type="float" office:value="0" calcext:value-type="float">
            <text:p>0</text:p>
          </table:table-cell>
          <table:table-cell office:value-type="float" office:value="1229.747" calcext:value-type="float">
            <text:p>1229,747</text:p>
          </table:table-cell>
          <table:table-cell office:value-type="float" office:value="104.8668" calcext:value-type="float">
            <text:p>104,8668</text:p>
          </table:table-cell>
          <table:table-cell office:value-type="float" office:value="0.3652049" calcext:value-type="float">
            <text:p>0,3652049</text:p>
          </table:table-cell>
          <table:table-cell office:value-type="float" office:value="0.3169634" calcext:value-type="float">
            <text:p>0,3169634</text:p>
          </table:table-cell>
          <table:table-cell office:value-type="float" office:value="692.0826" calcext:value-type="float">
            <text:p>692,0826</text:p>
          </table:table-cell>
          <table:table-cell office:value-type="float" office:value="3.69938" calcext:value-type="float">
            <text:p>3,699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2" calcext:value-type="float">
            <text:p>1212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90" calcext:value-type="float">
            <text:p>90</text:p>
          </table:table-cell>
          <table:table-cell office:value-type="float" office:value="4960203" calcext:value-type="float">
            <text:p>4960203</text:p>
          </table:table-cell>
          <table:table-cell office:value-type="float" office:value="373526122" calcext:value-type="float">
            <text:p>373526122</text:p>
          </table:table-cell>
        </table:table-row>
        <table:table-row table:style-name="ro2">
          <table:table-cell office:value-type="float" office:value="4980" calcext:value-type="float">
            <text:p>4980</text:p>
          </table:table-cell>
          <table:table-cell office:value-type="string" calcext:value-type="string">
            <text:p>14:37:20.339</text:p>
          </table:table-cell>
          <table:table-cell office:value-type="string" calcext:value-type="string">
            <text:p>00:00:04.980</text:p>
          </table:table-cell>
          <table:table-cell office:value-type="float" office:value="249" calcext:value-type="float">
            <text:p>249</text:p>
          </table:table-cell>
          <table:table-cell office:value-type="float" office:value="1192.607" calcext:value-type="float">
            <text:p>1192,607</text:p>
          </table:table-cell>
          <table:table-cell office:value-type="float" office:value="26.29917" calcext:value-type="float">
            <text:p>26,29917</text:p>
          </table:table-cell>
          <table:table-cell office:value-type="float" office:value="0.6256828" calcext:value-type="float">
            <text:p>0,6256828</text:p>
          </table:table-cell>
          <table:table-cell office:value-type="float" office:value="0.3138708" calcext:value-type="float">
            <text:p>0,3138708</text:p>
          </table:table-cell>
          <table:table-cell office:value-type="float" office:value="686.2597" calcext:value-type="float">
            <text:p>686,2597</text:p>
          </table:table-cell>
          <table:table-cell office:value-type="float" office:value="3.771909" calcext:value-type="float">
            <text:p>3,771909</text:p>
          </table:table-cell>
          <table:table-cell office:value-type="float" office:value="0" calcext:value-type="float">
            <text:p>0</text:p>
          </table:table-cell>
          <table:table-cell office:value-type="float" office:value="1214.643" calcext:value-type="float">
            <text:p>1214,643</text:p>
          </table:table-cell>
          <table:table-cell office:value-type="float" office:value="80.93864" calcext:value-type="float">
            <text:p>80,93864</text:p>
          </table:table-cell>
          <table:table-cell office:value-type="float" office:value="0.365024" calcext:value-type="float">
            <text:p>0,365024</text:p>
          </table:table-cell>
          <table:table-cell office:value-type="float" office:value="0.3168121" calcext:value-type="float">
            <text:p>0,3168121</text:p>
          </table:table-cell>
          <table:table-cell office:value-type="float" office:value="692.0826" calcext:value-type="float">
            <text:p>692,0826</text:p>
          </table:table-cell>
          <table:table-cell office:value-type="float" office:value="3.683258" calcext:value-type="float">
            <text:p>3,6832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4" calcext:value-type="float">
            <text:p>1204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54" calcext:value-type="float">
            <text:p>54</text:p>
          </table:table-cell>
          <table:table-cell office:value-type="float" office:value="4980186" calcext:value-type="float">
            <text:p>4980186</text:p>
          </table:table-cell>
          <table:table-cell office:value-type="float" office:value="373546105" calcext:value-type="float">
            <text:p>37354610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string" calcext:value-type="string">
            <text:p>14:37:20.359</text:p>
          </table:table-cell>
          <table:table-cell office:value-type="string" calcext:value-type="string">
            <text:p>00:00:05.000</text:p>
          </table:table-cell>
          <table:table-cell office:value-type="float" office:value="250" calcext:value-type="float">
            <text:p>250</text:p>
          </table:table-cell>
          <table:table-cell office:value-type="float" office:value="1183.171" calcext:value-type="float">
            <text:p>1183,171</text:p>
          </table:table-cell>
          <table:table-cell office:value-type="float" office:value="38.04722" calcext:value-type="float">
            <text:p>38,04722</text:p>
          </table:table-cell>
          <table:table-cell office:value-type="float" office:value="0.6251602" calcext:value-type="float">
            <text:p>0,6251602</text:p>
          </table:table-cell>
          <table:table-cell office:value-type="float" office:value="0.3133416" calcext:value-type="float">
            <text:p>0,3133416</text:p>
          </table:table-cell>
          <table:table-cell office:value-type="float" office:value="686.2597" calcext:value-type="float">
            <text:p>686,2597</text:p>
          </table:table-cell>
          <table:table-cell office:value-type="float" office:value="3.78312" calcext:value-type="float">
            <text:p>3,78312</text:p>
          </table:table-cell>
          <table:table-cell office:value-type="float" office:value="0" calcext:value-type="float">
            <text:p>0</text:p>
          </table:table-cell>
          <table:table-cell office:value-type="float" office:value="1218.033" calcext:value-type="float">
            <text:p>1218,033</text:p>
          </table:table-cell>
          <table:table-cell office:value-type="float" office:value="54.98598" calcext:value-type="float">
            <text:p>54,98598</text:p>
          </table:table-cell>
          <table:table-cell office:value-type="float" office:value="0.3646154" calcext:value-type="float">
            <text:p>0,3646154</text:p>
          </table:table-cell>
          <table:table-cell office:value-type="float" office:value="0.3167012" calcext:value-type="float">
            <text:p>0,3167012</text:p>
          </table:table-cell>
          <table:table-cell office:value-type="float" office:value="692.0826" calcext:value-type="float">
            <text:p>692,0826</text:p>
          </table:table-cell>
          <table:table-cell office:value-type="float" office:value="3.676188" calcext:value-type="float">
            <text:p>3,6761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1" calcext:value-type="float">
            <text:p>1201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47" calcext:value-type="float">
            <text:p>47</text:p>
          </table:table-cell>
          <table:table-cell office:value-type="float" office:value="5000081" calcext:value-type="float">
            <text:p>5000081</text:p>
          </table:table-cell>
          <table:table-cell office:value-type="float" office:value="373566000" calcext:value-type="float">
            <text:p>373566000</text:p>
          </table:table-cell>
        </table:table-row>
        <table:table-row table:style-name="ro2">
          <table:table-cell office:value-type="float" office:value="5020" calcext:value-type="float">
            <text:p>5020</text:p>
          </table:table-cell>
          <table:table-cell office:value-type="string" calcext:value-type="string">
            <text:p>14:37:20.379</text:p>
          </table:table-cell>
          <table:table-cell office:value-type="string" calcext:value-type="string">
            <text:p>00:00:05.020</text:p>
          </table:table-cell>
          <table:table-cell office:value-type="float" office:value="251" calcext:value-type="float">
            <text:p>251</text:p>
          </table:table-cell>
          <table:table-cell office:value-type="float" office:value="1193.244" calcext:value-type="float">
            <text:p>1193,244</text:p>
          </table:table-cell>
          <table:table-cell office:value-type="float" office:value="18.00073" calcext:value-type="float">
            <text:p>18,00073</text:p>
          </table:table-cell>
          <table:table-cell office:value-type="float" office:value="0.6243234" calcext:value-type="float">
            <text:p>0,6243234</text:p>
          </table:table-cell>
          <table:table-cell office:value-type="float" office:value="0.3129646" calcext:value-type="float">
            <text:p>0,3129646</text:p>
          </table:table-cell>
          <table:table-cell office:value-type="float" office:value="686.2597" calcext:value-type="float">
            <text:p>686,2597</text:p>
          </table:table-cell>
          <table:table-cell office:value-type="float" office:value="3.752757" calcext:value-type="float">
            <text:p>3,752757</text:p>
          </table:table-cell>
          <table:table-cell office:value-type="float" office:value="0" calcext:value-type="float">
            <text:p>0</text:p>
          </table:table-cell>
          <table:table-cell office:value-type="float" office:value="1219.647" calcext:value-type="float">
            <text:p>1219,647</text:p>
          </table:table-cell>
          <table:table-cell office:value-type="float" office:value="66.43195" calcext:value-type="float">
            <text:p>66,43195</text:p>
          </table:table-cell>
          <table:table-cell office:value-type="float" office:value="0.3637708" calcext:value-type="float">
            <text:p>0,3637708</text:p>
          </table:table-cell>
          <table:table-cell office:value-type="float" office:value="0.3166251" calcext:value-type="float">
            <text:p>0,3166251</text:p>
          </table:table-cell>
          <table:table-cell office:value-type="float" office:value="692.0826" calcext:value-type="float">
            <text:p>692,0826</text:p>
          </table:table-cell>
          <table:table-cell office:value-type="float" office:value="3.661334" calcext:value-type="float">
            <text:p>3,6613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6" calcext:value-type="float">
            <text:p>1206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42" calcext:value-type="float">
            <text:p>42</text:p>
          </table:table-cell>
          <table:table-cell office:value-type="float" office:value="5020052" calcext:value-type="float">
            <text:p>5020052</text:p>
          </table:table-cell>
          <table:table-cell office:value-type="float" office:value="373585971" calcext:value-type="float">
            <text:p>373585971</text:p>
          </table:table-cell>
        </table:table-row>
        <table:table-row table:style-name="ro2">
          <table:table-cell office:value-type="float" office:value="5040" calcext:value-type="float">
            <text:p>5040</text:p>
          </table:table-cell>
          <table:table-cell office:value-type="string" calcext:value-type="string">
            <text:p>14:37:20.399</text:p>
          </table:table-cell>
          <table:table-cell office:value-type="string" calcext:value-type="string">
            <text:p>00:00:05.039</text:p>
          </table:table-cell>
          <table:table-cell office:value-type="float" office:value="252" calcext:value-type="float">
            <text:p>252</text:p>
          </table:table-cell>
          <table:table-cell office:value-type="float" office:value="1192.681" calcext:value-type="float">
            <text:p>1192,681</text:p>
          </table:table-cell>
          <table:table-cell office:value-type="float" office:value="24.48979" calcext:value-type="float">
            <text:p>24,48979</text:p>
          </table:table-cell>
          <table:table-cell office:value-type="float" office:value="0.623453" calcext:value-type="float">
            <text:p>0,623453</text:p>
          </table:table-cell>
          <table:table-cell office:value-type="float" office:value="0.3123968" calcext:value-type="float">
            <text:p>0,3123968</text:p>
          </table:table-cell>
          <table:table-cell office:value-type="float" office:value="686.2597" calcext:value-type="float">
            <text:p>686,2597</text:p>
          </table:table-cell>
          <table:table-cell office:value-type="float" office:value="3.790515" calcext:value-type="float">
            <text:p>3,790515</text:p>
          </table:table-cell>
          <table:table-cell office:value-type="float" office:value="0" calcext:value-type="float">
            <text:p>0</text:p>
          </table:table-cell>
          <table:table-cell office:value-type="float" office:value="1231.544" calcext:value-type="float">
            <text:p>1231,544</text:p>
          </table:table-cell>
          <table:table-cell office:value-type="float" office:value="64.1777" calcext:value-type="float">
            <text:p>64,1777</text:p>
          </table:table-cell>
          <table:table-cell office:value-type="float" office:value="0.362852" calcext:value-type="float">
            <text:p>0,362852</text:p>
          </table:table-cell>
          <table:table-cell office:value-type="float" office:value="0.31642" calcext:value-type="float">
            <text:p>0,31642</text:p>
          </table:table-cell>
          <table:table-cell office:value-type="float" office:value="692.0826" calcext:value-type="float">
            <text:p>692,0826</text:p>
          </table:table-cell>
          <table:table-cell office:value-type="float" office:value="3.755502" calcext:value-type="float">
            <text:p>3,7555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 office:value-type="float" office:value="5039945" calcext:value-type="float">
            <text:p>5039945</text:p>
          </table:table-cell>
          <table:table-cell office:value-type="float" office:value="373605864" calcext:value-type="float">
            <text:p>373605864</text:p>
          </table:table-cell>
        </table:table-row>
        <table:table-row table:style-name="ro2">
          <table:table-cell office:value-type="float" office:value="5060" calcext:value-type="float">
            <text:p>5060</text:p>
          </table:table-cell>
          <table:table-cell office:value-type="string" calcext:value-type="string">
            <text:p>14:37:20.419</text:p>
          </table:table-cell>
          <table:table-cell office:value-type="string" calcext:value-type="string">
            <text:p>00:00:05.059</text:p>
          </table:table-cell>
          <table:table-cell office:value-type="float" office:value="253" calcext:value-type="float">
            <text:p>253</text:p>
          </table:table-cell>
          <table:table-cell office:value-type="float" office:value="1193.066" calcext:value-type="float">
            <text:p>1193,066</text:p>
          </table:table-cell>
          <table:table-cell office:value-type="float" office:value="19.3299" calcext:value-type="float">
            <text:p>19,3299</text:p>
          </table:table-cell>
          <table:table-cell office:value-type="float" office:value="0.622646" calcext:value-type="float">
            <text:p>0,622646</text:p>
          </table:table-cell>
          <table:table-cell office:value-type="float" office:value="0.3120362" calcext:value-type="float">
            <text:p>0,3120362</text:p>
          </table:table-cell>
          <table:table-cell office:value-type="float" office:value="687.7858" calcext:value-type="float">
            <text:p>687,7858</text:p>
          </table:table-cell>
          <table:table-cell office:value-type="float" office:value="3.790998" calcext:value-type="float">
            <text:p>3,790998</text:p>
          </table:table-cell>
          <table:table-cell office:value-type="float" office:value="0" calcext:value-type="float">
            <text:p>0</text:p>
          </table:table-cell>
          <table:table-cell office:value-type="float" office:value="1230.763" calcext:value-type="float">
            <text:p>1230,763</text:p>
          </table:table-cell>
          <table:table-cell office:value-type="float" office:value="68.47832" calcext:value-type="float">
            <text:p>68,47832</text:p>
          </table:table-cell>
          <table:table-cell office:value-type="float" office:value="0.3621423" calcext:value-type="float">
            <text:p>0,3621423</text:p>
          </table:table-cell>
          <table:table-cell office:value-type="float" office:value="0.3161706" calcext:value-type="float">
            <text:p>0,3161706</text:p>
          </table:table-cell>
          <table:table-cell office:value-type="float" office:value="690.5254" calcext:value-type="float">
            <text:p>690,5254</text:p>
          </table:table-cell>
          <table:table-cell office:value-type="float" office:value="3.746099" calcext:value-type="float">
            <text:p>3,7460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44" calcext:value-type="float">
            <text:p>44</text:p>
          </table:table-cell>
          <table:table-cell office:value-type="float" office:value="5059939" calcext:value-type="float">
            <text:p>5059939</text:p>
          </table:table-cell>
          <table:table-cell office:value-type="float" office:value="373625858" calcext:value-type="float">
            <text:p>373625858</text:p>
          </table:table-cell>
        </table:table-row>
        <table:table-row table:style-name="ro2">
          <table:table-cell office:value-type="float" office:value="5080" calcext:value-type="float">
            <text:p>5080</text:p>
          </table:table-cell>
          <table:table-cell office:value-type="string" calcext:value-type="string">
            <text:p>14:37:20.439</text:p>
          </table:table-cell>
          <table:table-cell office:value-type="string" calcext:value-type="string">
            <text:p>00:00:05.079</text:p>
          </table:table-cell>
          <table:table-cell office:value-type="float" office:value="254" calcext:value-type="float">
            <text:p>254</text:p>
          </table:table-cell>
          <table:table-cell office:value-type="float" office:value="1179.832" calcext:value-type="float">
            <text:p>1179,832</text:p>
          </table:table-cell>
          <table:table-cell office:value-type="float" office:value="14.21007" calcext:value-type="float">
            <text:p>14,21007</text:p>
          </table:table-cell>
          <table:table-cell office:value-type="float" office:value="0.6222252" calcext:value-type="float">
            <text:p>0,6222252</text:p>
          </table:table-cell>
          <table:table-cell office:value-type="float" office:value="0.3118167" calcext:value-type="float">
            <text:p>0,3118167</text:p>
          </table:table-cell>
          <table:table-cell office:value-type="float" office:value="687.7858" calcext:value-type="float">
            <text:p>687,7858</text:p>
          </table:table-cell>
          <table:table-cell office:value-type="float" office:value="3.773873" calcext:value-type="float">
            <text:p>3,773873</text:p>
          </table:table-cell>
          <table:table-cell office:value-type="float" office:value="0" calcext:value-type="float">
            <text:p>0</text:p>
          </table:table-cell>
          <table:table-cell office:value-type="float" office:value="1227.79" calcext:value-type="float">
            <text:p>1227,79</text:p>
          </table:table-cell>
          <table:table-cell office:value-type="float" office:value="81.42439" calcext:value-type="float">
            <text:p>81,42439</text:p>
          </table:table-cell>
          <table:table-cell office:value-type="float" office:value="0.3618837" calcext:value-type="float">
            <text:p>0,3618837</text:p>
          </table:table-cell>
          <table:table-cell office:value-type="float" office:value="0.3159763" calcext:value-type="float">
            <text:p>0,3159763</text:p>
          </table:table-cell>
          <table:table-cell office:value-type="float" office:value="690.5254" calcext:value-type="float">
            <text:p>690,5254</text:p>
          </table:table-cell>
          <table:table-cell office:value-type="float" office:value="3.704325" calcext:value-type="float">
            <text:p>3,7043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4" calcext:value-type="float">
            <text:p>1204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48" calcext:value-type="float">
            <text:p>48</text:p>
          </table:table-cell>
          <table:table-cell office:value-type="float" office:value="5079767" calcext:value-type="float">
            <text:p>5079767</text:p>
          </table:table-cell>
          <table:table-cell office:value-type="float" office:value="373645686" calcext:value-type="float">
            <text:p>373645686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string" calcext:value-type="string">
            <text:p>14:37:20.459</text:p>
          </table:table-cell>
          <table:table-cell office:value-type="string" calcext:value-type="string">
            <text:p>00:00:05.099</text:p>
          </table:table-cell>
          <table:table-cell office:value-type="float" office:value="255" calcext:value-type="float">
            <text:p>255</text:p>
          </table:table-cell>
          <table:table-cell office:value-type="float" office:value="1182.665" calcext:value-type="float">
            <text:p>1182,665</text:p>
          </table:table-cell>
          <table:table-cell office:value-type="float" office:value="25.33065" calcext:value-type="float">
            <text:p>25,33065</text:p>
          </table:table-cell>
          <table:table-cell office:value-type="float" office:value="0.6223516" calcext:value-type="float">
            <text:p>0,6223516</text:p>
          </table:table-cell>
          <table:table-cell office:value-type="float" office:value="0.3115937" calcext:value-type="float">
            <text:p>0,3115937</text:p>
          </table:table-cell>
          <table:table-cell office:value-type="float" office:value="687.7858" calcext:value-type="float">
            <text:p>687,7858</text:p>
          </table:table-cell>
          <table:table-cell office:value-type="float" office:value="3.817838" calcext:value-type="float">
            <text:p>3,817838</text:p>
          </table:table-cell>
          <table:table-cell office:value-type="float" office:value="0" calcext:value-type="float">
            <text:p>0</text:p>
          </table:table-cell>
          <table:table-cell office:value-type="float" office:value="1233.896" calcext:value-type="float">
            <text:p>1233,896</text:p>
          </table:table-cell>
          <table:table-cell office:value-type="float" office:value="76.97898" calcext:value-type="float">
            <text:p>76,97898</text:p>
          </table:table-cell>
          <table:table-cell office:value-type="float" office:value="0.3620022" calcext:value-type="float">
            <text:p>0,3620022</text:p>
          </table:table-cell>
          <table:table-cell office:value-type="float" office:value="0.3159025" calcext:value-type="float">
            <text:p>0,3159025</text:p>
          </table:table-cell>
          <table:table-cell office:value-type="float" office:value="690.5254" calcext:value-type="float">
            <text:p>690,5254</text:p>
          </table:table-cell>
          <table:table-cell office:value-type="float" office:value="3.702513" calcext:value-type="float">
            <text:p>3,7025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8" calcext:value-type="float">
            <text:p>120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51" calcext:value-type="float">
            <text:p>51</text:p>
          </table:table-cell>
          <table:table-cell office:value-type="float" office:value="5099789" calcext:value-type="float">
            <text:p>5099789</text:p>
          </table:table-cell>
          <table:table-cell office:value-type="float" office:value="373665708" calcext:value-type="float">
            <text:p>373665708</text:p>
          </table:table-cell>
        </table:table-row>
        <table:table-row table:style-name="ro2">
          <table:table-cell office:value-type="float" office:value="5120" calcext:value-type="float">
            <text:p>5120</text:p>
          </table:table-cell>
          <table:table-cell office:value-type="string" calcext:value-type="string">
            <text:p>14:37:20.479</text:p>
          </table:table-cell>
          <table:table-cell office:value-type="string" calcext:value-type="string">
            <text:p>00:00:05.119</text:p>
          </table:table-cell>
          <table:table-cell office:value-type="float" office:value="256" calcext:value-type="float">
            <text:p>256</text:p>
          </table:table-cell>
          <table:table-cell office:value-type="float" office:value="1204.769" calcext:value-type="float">
            <text:p>1204,769</text:p>
          </table:table-cell>
          <table:table-cell office:value-type="float" office:value="29.886" calcext:value-type="float">
            <text:p>29,886</text:p>
          </table:table-cell>
          <table:table-cell office:value-type="float" office:value="0.6228207" calcext:value-type="float">
            <text:p>0,6228207</text:p>
          </table:table-cell>
          <table:table-cell office:value-type="float" office:value="0.3117145" calcext:value-type="float">
            <text:p>0,3117145</text:p>
          </table:table-cell>
          <table:table-cell office:value-type="float" office:value="687.7858" calcext:value-type="float">
            <text:p>687,7858</text:p>
          </table:table-cell>
          <table:table-cell office:value-type="float" office:value="3.773034" calcext:value-type="float">
            <text:p>3,773034</text:p>
          </table:table-cell>
          <table:table-cell office:value-type="float" office:value="0" calcext:value-type="float">
            <text:p>0</text:p>
          </table:table-cell>
          <table:table-cell office:value-type="float" office:value="1213.423" calcext:value-type="float">
            <text:p>1213,423</text:p>
          </table:table-cell>
          <table:table-cell office:value-type="float" office:value="84.21584" calcext:value-type="float">
            <text:p>84,21584</text:p>
          </table:table-cell>
          <table:table-cell office:value-type="float" office:value="0.3622734" calcext:value-type="float">
            <text:p>0,3622734</text:p>
          </table:table-cell>
          <table:table-cell office:value-type="float" office:value="0.3159779" calcext:value-type="float">
            <text:p>0,3159779</text:p>
          </table:table-cell>
          <table:table-cell office:value-type="float" office:value="690.5254" calcext:value-type="float">
            <text:p>690,5254</text:p>
          </table:table-cell>
          <table:table-cell office:value-type="float" office:value="3.696929" calcext:value-type="float">
            <text:p>3,6969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9" calcext:value-type="float">
            <text:p>1209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57" calcext:value-type="float">
            <text:p>57</text:p>
          </table:table-cell>
          <table:table-cell office:value-type="float" office:value="5119667" calcext:value-type="float">
            <text:p>5119667</text:p>
          </table:table-cell>
          <table:table-cell office:value-type="float" office:value="373685586" calcext:value-type="float">
            <text:p>373685586</text:p>
          </table:table-cell>
        </table:table-row>
        <table:table-row table:style-name="ro2">
          <table:table-cell office:value-type="float" office:value="5140" calcext:value-type="float">
            <text:p>5140</text:p>
          </table:table-cell>
          <table:table-cell office:value-type="string" calcext:value-type="string">
            <text:p>14:37:20.499</text:p>
          </table:table-cell>
          <table:table-cell office:value-type="string" calcext:value-type="string">
            <text:p>00:00:05.139</text:p>
          </table:table-cell>
          <table:table-cell office:value-type="float" office:value="257" calcext:value-type="float">
            <text:p>257</text:p>
          </table:table-cell>
          <table:table-cell office:value-type="float" office:value="1205.916" calcext:value-type="float">
            <text:p>1205,916</text:p>
          </table:table-cell>
          <table:table-cell office:value-type="float" office:value="16.30136" calcext:value-type="float">
            <text:p>16,30136</text:p>
          </table:table-cell>
          <table:table-cell office:value-type="float" office:value="0.6234518" calcext:value-type="float">
            <text:p>0,6234518</text:p>
          </table:table-cell>
          <table:table-cell office:value-type="float" office:value="0.3119537" calcext:value-type="float">
            <text:p>0,3119537</text:p>
          </table:table-cell>
          <table:table-cell office:value-type="float" office:value="687.7858" calcext:value-type="float">
            <text:p>687,7858</text:p>
          </table:table-cell>
          <table:table-cell office:value-type="float" office:value="3.776393" calcext:value-type="float">
            <text:p>3,776393</text:p>
          </table:table-cell>
          <table:table-cell office:value-type="float" office:value="0" calcext:value-type="float">
            <text:p>0</text:p>
          </table:table-cell>
          <table:table-cell office:value-type="float" office:value="1227.251" calcext:value-type="float">
            <text:p>1227,251</text:p>
          </table:table-cell>
          <table:table-cell office:value-type="float" office:value="96.55608" calcext:value-type="float">
            <text:p>96,55608</text:p>
          </table:table-cell>
          <table:table-cell office:value-type="float" office:value="0.3628396" calcext:value-type="float">
            <text:p>0,3628396</text:p>
          </table:table-cell>
          <table:table-cell office:value-type="float" office:value="0.3161561" calcext:value-type="float">
            <text:p>0,3161561</text:p>
          </table:table-cell>
          <table:table-cell office:value-type="float" office:value="690.5254" calcext:value-type="float">
            <text:p>690,5254</text:p>
          </table:table-cell>
          <table:table-cell office:value-type="float" office:value="3.655915" calcext:value-type="float">
            <text:p>3,6559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7" calcext:value-type="float">
            <text:p>1217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56" calcext:value-type="float">
            <text:p>56</text:p>
          </table:table-cell>
          <table:table-cell office:value-type="float" office:value="5139706" calcext:value-type="float">
            <text:p>5139706</text:p>
          </table:table-cell>
          <table:table-cell office:value-type="float" office:value="373705625" calcext:value-type="float">
            <text:p>373705625</text:p>
          </table:table-cell>
        </table:table-row>
        <table:table-row table:style-name="ro2">
          <table:table-cell office:value-type="float" office:value="5160" calcext:value-type="float">
            <text:p>5160</text:p>
          </table:table-cell>
          <table:table-cell office:value-type="string" calcext:value-type="string">
            <text:p>14:37:20.519</text:p>
          </table:table-cell>
          <table:table-cell office:value-type="string" calcext:value-type="string">
            <text:p>00:00:05.159</text:p>
          </table:table-cell>
          <table:table-cell office:value-type="float" office:value="258" calcext:value-type="float">
            <text:p>258</text:p>
          </table:table-cell>
          <table:table-cell office:value-type="float" office:value="1210.507" calcext:value-type="float">
            <text:p>1210,507</text:p>
          </table:table-cell>
          <table:table-cell office:value-type="float" office:value="21.5342" calcext:value-type="float">
            <text:p>21,5342</text:p>
          </table:table-cell>
          <table:table-cell office:value-type="float" office:value="0.6239778" calcext:value-type="float">
            <text:p>0,6239778</text:p>
          </table:table-cell>
          <table:table-cell office:value-type="float" office:value="0.3122622" calcext:value-type="float">
            <text:p>0,3122622</text:p>
          </table:table-cell>
          <table:table-cell office:value-type="float" office:value="688.269" calcext:value-type="float">
            <text:p>688,269</text:p>
          </table:table-cell>
          <table:table-cell office:value-type="float" office:value="3.789959" calcext:value-type="float">
            <text:p>3,789959</text:p>
          </table:table-cell>
          <table:table-cell office:value-type="float" office:value="0" calcext:value-type="float">
            <text:p>0</text:p>
          </table:table-cell>
          <table:table-cell office:value-type="float" office:value="1222.69" calcext:value-type="float">
            <text:p>1222,69</text:p>
          </table:table-cell>
          <table:table-cell office:value-type="float" office:value="102.4767" calcext:value-type="float">
            <text:p>102,4767</text:p>
          </table:table-cell>
          <table:table-cell office:value-type="float" office:value="0.363448" calcext:value-type="float">
            <text:p>0,363448</text:p>
          </table:table-cell>
          <table:table-cell office:value-type="float" office:value="0.3165899" calcext:value-type="float">
            <text:p>0,3165899</text:p>
          </table:table-cell>
          <table:table-cell office:value-type="float" office:value="689.0078" calcext:value-type="float">
            <text:p>689,0078</text:p>
          </table:table-cell>
          <table:table-cell office:value-type="float" office:value="3.641818" calcext:value-type="float">
            <text:p>3,6418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17" calcext:value-type="float">
            <text:p>1217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2" calcext:value-type="float">
            <text:p>62</text:p>
          </table:table-cell>
          <table:table-cell office:value-type="float" office:value="5159506" calcext:value-type="float">
            <text:p>5159506</text:p>
          </table:table-cell>
          <table:table-cell office:value-type="float" office:value="373725425" calcext:value-type="float">
            <text:p>373725425</text:p>
          </table:table-cell>
        </table:table-row>
        <table:table-row table:style-name="ro2">
          <table:table-cell office:value-type="float" office:value="5180" calcext:value-type="float">
            <text:p>5180</text:p>
          </table:table-cell>
          <table:table-cell office:value-type="string" calcext:value-type="string">
            <text:p>14:37:20.539</text:p>
          </table:table-cell>
          <table:table-cell office:value-type="string" calcext:value-type="string">
            <text:p>00:00:05.179</text:p>
          </table:table-cell>
          <table:table-cell office:value-type="float" office:value="259" calcext:value-type="float">
            <text:p>259</text:p>
          </table:table-cell>
          <table:table-cell office:value-type="float" office:value="1087.019" calcext:value-type="float">
            <text:p>1087,019</text:p>
          </table:table-cell>
          <table:table-cell office:value-type="float" office:value="124.6416" calcext:value-type="float">
            <text:p>124,6416</text:p>
          </table:table-cell>
          <table:table-cell office:value-type="float" office:value="0.6253522" calcext:value-type="float">
            <text:p>0,6253522</text:p>
          </table:table-cell>
          <table:table-cell office:value-type="float" office:value="0.3134719" calcext:value-type="float">
            <text:p>0,3134719</text:p>
          </table:table-cell>
          <table:table-cell office:value-type="float" office:value="688.269" calcext:value-type="float">
            <text:p>688,269</text:p>
          </table:table-cell>
          <table:table-cell office:value-type="float" office:value="3.78585" calcext:value-type="float">
            <text:p>3,78585</text:p>
          </table:table-cell>
          <table:table-cell office:value-type="float" office:value="0" calcext:value-type="float">
            <text:p>0</text:p>
          </table:table-cell>
          <table:table-cell office:value-type="float" office:value="1128.009" calcext:value-type="float">
            <text:p>1128,009</text:p>
          </table:table-cell>
          <table:table-cell office:value-type="float" office:value="144.7111" calcext:value-type="float">
            <text:p>144,7111</text:p>
          </table:table-cell>
          <table:table-cell office:value-type="float" office:value="0.3648388" calcext:value-type="float">
            <text:p>0,3648388</text:p>
          </table:table-cell>
          <table:table-cell office:value-type="float" office:value="0.3177946" calcext:value-type="float">
            <text:p>0,3177946</text:p>
          </table:table-cell>
          <table:table-cell office:value-type="float" office:value="689.0078" calcext:value-type="float">
            <text:p>689,0078</text:p>
          </table:table-cell>
          <table:table-cell office:value-type="float" office:value="3.717691" calcext:value-type="float">
            <text:p>3,7176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8" calcext:value-type="float">
            <text:p>1108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4" calcext:value-type="float">
            <text:p>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135" calcext:value-type="float">
            <text:p>135</text:p>
          </table:table-cell>
          <table:table-cell office:value-type="float" office:value="5179535" calcext:value-type="float">
            <text:p>5179535</text:p>
          </table:table-cell>
          <table:table-cell office:value-type="float" office:value="373745454" calcext:value-type="float">
            <text:p>373745454</text:p>
          </table:table-cell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string" calcext:value-type="string">
            <text:p>14:37:20.558</text:p>
          </table:table-cell>
          <table:table-cell office:value-type="string" calcext:value-type="string">
            <text:p>00:00:05.199</text:p>
          </table:table-cell>
          <table:table-cell office:value-type="float" office:value="260" calcext:value-type="float">
            <text:p>260</text:p>
          </table:table-cell>
          <table:table-cell office:value-type="float" office:value="866.4789" calcext:value-type="float">
            <text:p>866,4789</text:p>
          </table:table-cell>
          <table:table-cell office:value-type="float" office:value="277.8088" calcext:value-type="float">
            <text:p>277,8088</text:p>
          </table:table-cell>
          <table:table-cell office:value-type="float" office:value="0.6280624" calcext:value-type="float">
            <text:p>0,6280624</text:p>
          </table:table-cell>
          <table:table-cell office:value-type="float" office:value="0.3157598" calcext:value-type="float">
            <text:p>0,3157598</text:p>
          </table:table-cell>
          <table:table-cell office:value-type="float" office:value="688.269" calcext:value-type="float">
            <text:p>688,269</text:p>
          </table:table-cell>
          <table:table-cell office:value-type="float" office:value="3.777727" calcext:value-type="float">
            <text:p>3,777727</text:p>
          </table:table-cell>
          <table:table-cell office:value-type="float" office:value="0" calcext:value-type="float">
            <text:p>0</text:p>
          </table:table-cell>
          <table:table-cell office:value-type="float" office:value="897.1989" calcext:value-type="float">
            <text:p>897,1989</text:p>
          </table:table-cell>
          <table:table-cell office:value-type="float" office:value="298.3756" calcext:value-type="float">
            <text:p>298,3756</text:p>
          </table:table-cell>
          <table:table-cell office:value-type="float" office:value="0.3682693" calcext:value-type="float">
            <text:p>0,3682693</text:p>
          </table:table-cell>
          <table:table-cell office:value-type="float" office:value="0.3197283" calcext:value-type="float">
            <text:p>0,3197283</text:p>
          </table:table-cell>
          <table:table-cell office:value-type="float" office:value="689.0078" calcext:value-type="float">
            <text:p>689,0078</text:p>
          </table:table-cell>
          <table:table-cell office:value-type="float" office:value="3.753772" calcext:value-type="float">
            <text:p>3,7537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288" calcext:value-type="float">
            <text:p>288</text:p>
          </table:table-cell>
          <table:table-cell office:value-type="float" office:value="5199417" calcext:value-type="float">
            <text:p>5199417</text:p>
          </table:table-cell>
          <table:table-cell office:value-type="float" office:value="373765336" calcext:value-type="float">
            <text:p>373765336</text:p>
          </table:table-cell>
        </table:table-row>
        <table:table-row table:style-name="ro2">
          <table:table-cell office:value-type="float" office:value="5219" calcext:value-type="float">
            <text:p>5219</text:p>
          </table:table-cell>
          <table:table-cell office:value-type="string" calcext:value-type="string">
            <text:p>14:37:20.578</text:p>
          </table:table-cell>
          <table:table-cell office:value-type="string" calcext:value-type="string">
            <text:p>00:00:05.219</text:p>
          </table:table-cell>
          <table:table-cell office:value-type="float" office:value="261" calcext:value-type="float">
            <text:p>261</text:p>
          </table:table-cell>
          <table:table-cell office:value-type="float" office:value="724.3457" calcext:value-type="float">
            <text:p>724,3457</text:p>
          </table:table-cell>
          <table:table-cell office:value-type="float" office:value="433.0329" calcext:value-type="float">
            <text:p>433,0329</text:p>
          </table:table-cell>
          <table:table-cell office:value-type="float" office:value="0.6296881" calcext:value-type="float">
            <text:p>0,6296881</text:p>
          </table:table-cell>
          <table:table-cell office:value-type="float" office:value="0.3176059" calcext:value-type="float">
            <text:p>0,3176059</text:p>
          </table:table-cell>
          <table:table-cell office:value-type="float" office:value="688.269" calcext:value-type="float">
            <text:p>688,269</text:p>
          </table:table-cell>
          <table:table-cell office:value-type="float" office:value="3.659296" calcext:value-type="float">
            <text:p>3,659296</text:p>
          </table:table-cell>
          <table:table-cell office:value-type="float" office:value="0" calcext:value-type="float">
            <text:p>0</text:p>
          </table:table-cell>
          <table:table-cell office:value-type="float" office:value="747.1539" calcext:value-type="float">
            <text:p>747,1539</text:p>
          </table:table-cell>
          <table:table-cell office:value-type="float" office:value="444.5154" calcext:value-type="float">
            <text:p>444,5154</text:p>
          </table:table-cell>
          <table:table-cell office:value-type="float" office:value="0.3708368" calcext:value-type="float">
            <text:p>0,3708368</text:p>
          </table:table-cell>
          <table:table-cell office:value-type="float" office:value="0.321531" calcext:value-type="float">
            <text:p>0,321531</text:p>
          </table:table-cell>
          <table:table-cell office:value-type="float" office:value="689.0078" calcext:value-type="float">
            <text:p>689,0078</text:p>
          </table:table-cell>
          <table:table-cell office:value-type="float" office:value="3.657738" calcext:value-type="float">
            <text:p>3,6577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6" calcext:value-type="float">
            <text:p>736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439" calcext:value-type="float">
            <text:p>439</text:p>
          </table:table-cell>
          <table:table-cell office:value-type="float" office:value="5219259" calcext:value-type="float">
            <text:p>5219259</text:p>
          </table:table-cell>
          <table:table-cell office:value-type="float" office:value="373785178" calcext:value-type="float">
            <text:p>373785178</text:p>
          </table:table-cell>
        </table:table-row>
        <table:table-row table:style-name="ro2">
          <table:table-cell office:value-type="float" office:value="5239" calcext:value-type="float">
            <text:p>5239</text:p>
          </table:table-cell>
          <table:table-cell office:value-type="string" calcext:value-type="string">
            <text:p>14:37:20.598</text:p>
          </table:table-cell>
          <table:table-cell office:value-type="string" calcext:value-type="string">
            <text:p>00:00:05.239</text:p>
          </table:table-cell>
          <table:table-cell office:value-type="float" office:value="262" calcext:value-type="float">
            <text:p>262</text:p>
          </table:table-cell>
          <table:table-cell office:value-type="float" office:value="688.4105" calcext:value-type="float">
            <text:p>688,4105</text:p>
          </table:table-cell>
          <table:table-cell office:value-type="float" office:value="476.813" calcext:value-type="float">
            <text:p>476,813</text:p>
          </table:table-cell>
          <table:table-cell office:value-type="float" office:value="0.6305878" calcext:value-type="float">
            <text:p>0,6305878</text:p>
          </table:table-cell>
          <table:table-cell office:value-type="float" office:value="0.3178609" calcext:value-type="float">
            <text:p>0,3178609</text:p>
          </table:table-cell>
          <table:table-cell office:value-type="float" office:value="688.269" calcext:value-type="float">
            <text:p>688,269</text:p>
          </table:table-cell>
          <table:table-cell office:value-type="float" office:value="3.74925" calcext:value-type="float">
            <text:p>3,74925</text:p>
          </table:table-cell>
          <table:table-cell office:value-type="float" office:value="0" calcext:value-type="float">
            <text:p>0</text:p>
          </table:table-cell>
          <table:table-cell office:value-type="float" office:value="677.4093" calcext:value-type="float">
            <text:p>677,4093</text:p>
          </table:table-cell>
          <table:table-cell office:value-type="float" office:value="495.0302" calcext:value-type="float">
            <text:p>495,0302</text:p>
          </table:table-cell>
          <table:table-cell office:value-type="float" office:value="0.3717123" calcext:value-type="float">
            <text:p>0,3717123</text:p>
          </table:table-cell>
          <table:table-cell office:value-type="float" office:value="0.3218845" calcext:value-type="float">
            <text:p>0,3218845</text:p>
          </table:table-cell>
          <table:table-cell office:value-type="float" office:value="689.0078" calcext:value-type="float">
            <text:p>689,0078</text:p>
          </table:table-cell>
          <table:table-cell office:value-type="float" office:value="3.730389" calcext:value-type="float">
            <text:p>3,73038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3" calcext:value-type="float">
            <text:p>683</text:p>
          </table:table-cell>
          <table:table-cell office:value-type="float" office:value="486" calcext:value-type="float">
            <text:p>4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486" calcext:value-type="float">
            <text:p>486</text:p>
          </table:table-cell>
          <table:table-cell office:value-type="float" office:value="5239296" calcext:value-type="float">
            <text:p>5239296</text:p>
          </table:table-cell>
          <table:table-cell office:value-type="float" office:value="373805215" calcext:value-type="float">
            <text:p>373805215</text:p>
          </table:table-cell>
        </table:table-row>
        <table:table-row table:style-name="ro2">
          <table:table-cell office:value-type="float" office:value="5259" calcext:value-type="float">
            <text:p>5259</text:p>
          </table:table-cell>
          <table:table-cell office:value-type="string" calcext:value-type="string">
            <text:p>14:37:20.618</text:p>
          </table:table-cell>
          <table:table-cell office:value-type="string" calcext:value-type="string">
            <text:p>00:00:05.259</text:p>
          </table:table-cell>
          <table:table-cell office:value-type="float" office:value="263" calcext:value-type="float">
            <text:p>263</text:p>
          </table:table-cell>
          <table:table-cell office:value-type="float" office:value="651.7831" calcext:value-type="float">
            <text:p>651,7831</text:p>
          </table:table-cell>
          <table:table-cell office:value-type="float" office:value="510.6762" calcext:value-type="float">
            <text:p>510,6762</text:p>
          </table:table-cell>
          <table:table-cell office:value-type="float" office:value="0.6306592" calcext:value-type="float">
            <text:p>0,6306592</text:p>
          </table:table-cell>
          <table:table-cell office:value-type="float" office:value="0.3177153" calcext:value-type="float">
            <text:p>0,3177153</text:p>
          </table:table-cell>
          <table:table-cell office:value-type="float" office:value="693.5417" calcext:value-type="float">
            <text:p>693,5417</text:p>
          </table:table-cell>
          <table:table-cell office:value-type="float" office:value="3.740049" calcext:value-type="float">
            <text:p>3,740049</text:p>
          </table:table-cell>
          <table:table-cell office:value-type="float" office:value="0" calcext:value-type="float">
            <text:p>0</text:p>
          </table:table-cell>
          <table:table-cell office:value-type="float" office:value="607.2061" calcext:value-type="float">
            <text:p>607,2061</text:p>
          </table:table-cell>
          <table:table-cell office:value-type="float" office:value="541.7859" calcext:value-type="float">
            <text:p>541,7859</text:p>
          </table:table-cell>
          <table:table-cell office:value-type="float" office:value="0.3713708" calcext:value-type="float">
            <text:p>0,3713708</text:p>
          </table:table-cell>
          <table:table-cell office:value-type="float" office:value="0.3218633" calcext:value-type="float">
            <text:p>0,3218633</text:p>
          </table:table-cell>
          <table:table-cell office:value-type="float" office:value="690.9936" calcext:value-type="float">
            <text:p>690,9936</text:p>
          </table:table-cell>
          <table:table-cell office:value-type="float" office:value="3.735869" calcext:value-type="float">
            <text:p>3,7358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526" calcext:value-type="float">
            <text:p>5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526" calcext:value-type="float">
            <text:p>526</text:p>
          </table:table-cell>
          <table:table-cell office:value-type="float" office:value="5259260" calcext:value-type="float">
            <text:p>5259260</text:p>
          </table:table-cell>
          <table:table-cell office:value-type="float" office:value="373825179" calcext:value-type="float">
            <text:p>373825179</text:p>
          </table:table-cell>
        </table:table-row>
        <table:table-row table:style-name="ro2">
          <table:table-cell office:value-type="float" office:value="5279" calcext:value-type="float">
            <text:p>5279</text:p>
          </table:table-cell>
          <table:table-cell office:value-type="string" calcext:value-type="string">
            <text:p>14:37:20.638</text:p>
          </table:table-cell>
          <table:table-cell office:value-type="string" calcext:value-type="string">
            <text:p>00:00:05.279</text:p>
          </table:table-cell>
          <table:table-cell office:value-type="float" office:value="264" calcext:value-type="float">
            <text:p>264</text:p>
          </table:table-cell>
          <table:table-cell office:value-type="float" office:value="675.0709" calcext:value-type="float">
            <text:p>675,0709</text:p>
          </table:table-cell>
          <table:table-cell office:value-type="float" office:value="470.0633" calcext:value-type="float">
            <text:p>470,0633</text:p>
          </table:table-cell>
          <table:table-cell office:value-type="float" office:value="0.6306566" calcext:value-type="float">
            <text:p>0,6306566</text:p>
          </table:table-cell>
          <table:table-cell office:value-type="float" office:value="0.3175404" calcext:value-type="float">
            <text:p>0,3175404</text:p>
          </table:table-cell>
          <table:table-cell office:value-type="float" office:value="693.5417" calcext:value-type="float">
            <text:p>693,5417</text:p>
          </table:table-cell>
          <table:table-cell office:value-type="float" office:value="3.767067" calcext:value-type="float">
            <text:p>3,767067</text:p>
          </table:table-cell>
          <table:table-cell office:value-type="float" office:value="0" calcext:value-type="float">
            <text:p>0</text:p>
          </table:table-cell>
          <table:table-cell office:value-type="float" office:value="690.556" calcext:value-type="float">
            <text:p>690,556</text:p>
          </table:table-cell>
          <table:table-cell office:value-type="float" office:value="491.2553" calcext:value-type="float">
            <text:p>491,2553</text:p>
          </table:table-cell>
          <table:table-cell office:value-type="float" office:value="0.3711456" calcext:value-type="float">
            <text:p>0,3711456</text:p>
          </table:table-cell>
          <table:table-cell office:value-type="float" office:value="0.3217285" calcext:value-type="float">
            <text:p>0,3217285</text:p>
          </table:table-cell>
          <table:table-cell office:value-type="float" office:value="690.9936" calcext:value-type="float">
            <text:p>690,9936</text:p>
          </table:table-cell>
          <table:table-cell office:value-type="float" office:value="3.74273" calcext:value-type="float">
            <text:p>3,742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3" calcext:value-type="float">
            <text:p>683</text:p>
          </table:table-cell>
          <table:table-cell office:value-type="float" office:value="481" calcext:value-type="float">
            <text:p>48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481" calcext:value-type="float">
            <text:p>481</text:p>
          </table:table-cell>
          <table:table-cell office:value-type="float" office:value="5279134" calcext:value-type="float">
            <text:p>5279134</text:p>
          </table:table-cell>
          <table:table-cell office:value-type="float" office:value="373845053" calcext:value-type="float">
            <text:p>373845053</text:p>
          </table:table-cell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string" calcext:value-type="string">
            <text:p>14:37:20.658</text:p>
          </table:table-cell>
          <table:table-cell office:value-type="string" calcext:value-type="string">
            <text:p>00:00:05.299</text:p>
          </table:table-cell>
          <table:table-cell office:value-type="float" office:value="265" calcext:value-type="float">
            <text:p>265</text:p>
          </table:table-cell>
          <table:table-cell office:value-type="float" office:value="678.9753" calcext:value-type="float">
            <text:p>678,9753</text:p>
          </table:table-cell>
          <table:table-cell office:value-type="float" office:value="477.8319" calcext:value-type="float">
            <text:p>477,8319</text:p>
          </table:table-cell>
          <table:table-cell office:value-type="float" office:value="0.6305095" calcext:value-type="float">
            <text:p>0,6305095</text:p>
          </table:table-cell>
          <table:table-cell office:value-type="float" office:value="0.3172694" calcext:value-type="float">
            <text:p>0,3172694</text:p>
          </table:table-cell>
          <table:table-cell office:value-type="float" office:value="693.5417" calcext:value-type="float">
            <text:p>693,5417</text:p>
          </table:table-cell>
          <table:table-cell office:value-type="float" office:value="3.728797" calcext:value-type="float">
            <text:p>3,728797</text:p>
          </table:table-cell>
          <table:table-cell office:value-type="float" office:value="0" calcext:value-type="float">
            <text:p>0</text:p>
          </table:table-cell>
          <table:table-cell office:value-type="float" office:value="673.2183" calcext:value-type="float">
            <text:p>673,2183</text:p>
          </table:table-cell>
          <table:table-cell office:value-type="float" office:value="512.8687" calcext:value-type="float">
            <text:p>512,8687</text:p>
          </table:table-cell>
          <table:table-cell office:value-type="float" office:value="0.3707258" calcext:value-type="float">
            <text:p>0,3707258</text:p>
          </table:table-cell>
          <table:table-cell office:value-type="float" office:value="0.3216834" calcext:value-type="float">
            <text:p>0,3216834</text:p>
          </table:table-cell>
          <table:table-cell office:value-type="float" office:value="690.9936" calcext:value-type="float">
            <text:p>690,9936</text:p>
          </table:table-cell>
          <table:table-cell office:value-type="float" office:value="3.700844" calcext:value-type="float">
            <text:p>3,7008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office:value-type="float" office:value="495" calcext:value-type="float">
            <text:p>4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95" calcext:value-type="float">
            <text:p>495</text:p>
          </table:table-cell>
          <table:table-cell office:value-type="float" office:value="5299150" calcext:value-type="float">
            <text:p>5299150</text:p>
          </table:table-cell>
          <table:table-cell office:value-type="float" office:value="373865069" calcext:value-type="float">
            <text:p>373865069</text:p>
          </table:table-cell>
        </table:table-row>
        <table:table-row table:style-name="ro2">
          <table:table-cell office:value-type="float" office:value="5319" calcext:value-type="float">
            <text:p>5319</text:p>
          </table:table-cell>
          <table:table-cell office:value-type="string" calcext:value-type="string">
            <text:p>14:37:20.678</text:p>
          </table:table-cell>
          <table:table-cell office:value-type="string" calcext:value-type="string">
            <text:p>00:00:05.318</text:p>
          </table:table-cell>
          <table:table-cell office:value-type="float" office:value="266" calcext:value-type="float">
            <text:p>266</text:p>
          </table:table-cell>
          <table:table-cell office:value-type="float" office:value="668.7384" calcext:value-type="float">
            <text:p>668,7384</text:p>
          </table:table-cell>
          <table:table-cell office:value-type="float" office:value="486.4673" calcext:value-type="float">
            <text:p>486,4673</text:p>
          </table:table-cell>
          <table:table-cell office:value-type="float" office:value="0.630242" calcext:value-type="float">
            <text:p>0,630242</text:p>
          </table:table-cell>
          <table:table-cell office:value-type="float" office:value="0.3169779" calcext:value-type="float">
            <text:p>0,3169779</text:p>
          </table:table-cell>
          <table:table-cell office:value-type="float" office:value="693.5417" calcext:value-type="float">
            <text:p>693,5417</text:p>
          </table:table-cell>
          <table:table-cell office:value-type="float" office:value="3.768784" calcext:value-type="float">
            <text:p>3,768784</text:p>
          </table:table-cell>
          <table:table-cell office:value-type="float" office:value="0" calcext:value-type="float">
            <text:p>0</text:p>
          </table:table-cell>
          <table:table-cell office:value-type="float" office:value="688.2756" calcext:value-type="float">
            <text:p>688,2756</text:p>
          </table:table-cell>
          <table:table-cell office:value-type="float" office:value="494.8145" calcext:value-type="float">
            <text:p>494,8145</text:p>
          </table:table-cell>
          <table:table-cell office:value-type="float" office:value="0.3706238" calcext:value-type="float">
            <text:p>0,3706238</text:p>
          </table:table-cell>
          <table:table-cell office:value-type="float" office:value="0.3216908" calcext:value-type="float">
            <text:p>0,3216908</text:p>
          </table:table-cell>
          <table:table-cell office:value-type="float" office:value="690.9936" calcext:value-type="float">
            <text:p>690,9936</text:p>
          </table:table-cell>
          <table:table-cell office:value-type="float" office:value="3.695585" calcext:value-type="float">
            <text:p>3,6955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office:value-type="float" office:value="491" calcext:value-type="float">
            <text:p>49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491" calcext:value-type="float">
            <text:p>491</text:p>
          </table:table-cell>
          <table:table-cell office:value-type="float" office:value="5318971" calcext:value-type="float">
            <text:p>5318971</text:p>
          </table:table-cell>
          <table:table-cell office:value-type="float" office:value="373884890" calcext:value-type="float">
            <text:p>373884890</text:p>
          </table:table-cell>
        </table:table-row>
        <table:table-row table:style-name="ro2">
          <table:table-cell office:value-type="float" office:value="5339" calcext:value-type="float">
            <text:p>5339</text:p>
          </table:table-cell>
          <table:table-cell office:value-type="string" calcext:value-type="string">
            <text:p>14:37:20.698</text:p>
          </table:table-cell>
          <table:table-cell office:value-type="string" calcext:value-type="string">
            <text:p>00:00:05.338</text:p>
          </table:table-cell>
          <table:table-cell office:value-type="float" office:value="267" calcext:value-type="float">
            <text:p>267</text:p>
          </table:table-cell>
          <table:table-cell office:value-type="float" office:value="678.6642" calcext:value-type="float">
            <text:p>678,6642</text:p>
          </table:table-cell>
          <table:table-cell office:value-type="float" office:value="510.4663" calcext:value-type="float">
            <text:p>510,4663</text:p>
          </table:table-cell>
          <table:table-cell office:value-type="float" office:value="0.6301548" calcext:value-type="float">
            <text:p>0,6301548</text:p>
          </table:table-cell>
          <table:table-cell office:value-type="float" office:value="0.3169206" calcext:value-type="float">
            <text:p>0,3169206</text:p>
          </table:table-cell>
          <table:table-cell office:value-type="float" office:value="693.5417" calcext:value-type="float">
            <text:p>693,5417</text:p>
          </table:table-cell>
          <table:table-cell office:value-type="float" office:value="3.809164" calcext:value-type="float">
            <text:p>3,809164</text:p>
          </table:table-cell>
          <table:table-cell office:value-type="float" office:value="0" calcext:value-type="float">
            <text:p>0</text:p>
          </table:table-cell>
          <table:table-cell office:value-type="float" office:value="679.4946" calcext:value-type="float">
            <text:p>679,4946</text:p>
          </table:table-cell>
          <table:table-cell office:value-type="float" office:value="492.805" calcext:value-type="float">
            <text:p>492,805</text:p>
          </table:table-cell>
          <table:table-cell office:value-type="float" office:value="0.3704211" calcext:value-type="float">
            <text:p>0,3704211</text:p>
          </table:table-cell>
          <table:table-cell office:value-type="float" office:value="0.321637" calcext:value-type="float">
            <text:p>0,321637</text:p>
          </table:table-cell>
          <table:table-cell office:value-type="float" office:value="690.9936" calcext:value-type="float">
            <text:p>690,9936</text:p>
          </table:table-cell>
          <table:table-cell office:value-type="float" office:value="3.715316" calcext:value-type="float">
            <text:p>3,7153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office:value-type="float" office:value="502" calcext:value-type="float">
            <text:p>5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02" calcext:value-type="float">
            <text:p>502</text:p>
          </table:table-cell>
          <table:table-cell office:value-type="float" office:value="5338881" calcext:value-type="float">
            <text:p>5338881</text:p>
          </table:table-cell>
          <table:table-cell office:value-type="float" office:value="373904800" calcext:value-type="float">
            <text:p>373904800</text:p>
          </table:table-cell>
        </table:table-row>
        <table:table-row table:style-name="ro2">
          <table:table-cell office:value-type="float" office:value="5359" calcext:value-type="float">
            <text:p>5359</text:p>
          </table:table-cell>
          <table:table-cell office:value-type="string" calcext:value-type="string">
            <text:p>14:37:20.718</text:p>
          </table:table-cell>
          <table:table-cell office:value-type="string" calcext:value-type="string">
            <text:p>00:00:05.358</text:p>
          </table:table-cell>
          <table:table-cell office:value-type="float" office:value="268" calcext:value-type="float">
            <text:p>268</text:p>
          </table:table-cell>
          <table:table-cell office:value-type="float" office:value="674.9297" calcext:value-type="float">
            <text:p>674,9297</text:p>
          </table:table-cell>
          <table:table-cell office:value-type="float" office:value="520.6127" calcext:value-type="float">
            <text:p>520,6127</text:p>
          </table:table-cell>
          <table:table-cell office:value-type="float" office:value="0.6302813" calcext:value-type="float">
            <text:p>0,6302813</text:p>
          </table:table-cell>
          <table:table-cell office:value-type="float" office:value="0.3168051" calcext:value-type="float">
            <text:p>0,3168051</text:p>
          </table:table-cell>
          <table:table-cell office:value-type="float" office:value="692.986" calcext:value-type="float">
            <text:p>692,986</text:p>
          </table:table-cell>
          <table:table-cell office:value-type="float" office:value="3.800584" calcext:value-type="float">
            <text:p>3,800584</text:p>
          </table:table-cell>
          <table:table-cell office:value-type="float" office:value="0" calcext:value-type="float">
            <text:p>0</text:p>
          </table:table-cell>
          <table:table-cell office:value-type="float" office:value="684.5377" calcext:value-type="float">
            <text:p>684,5377</text:p>
          </table:table-cell>
          <table:table-cell office:value-type="float" office:value="502.1575" calcext:value-type="float">
            <text:p>502,1575</text:p>
          </table:table-cell>
          <table:table-cell office:value-type="float" office:value="0.3704374" calcext:value-type="float">
            <text:p>0,3704374</text:p>
          </table:table-cell>
          <table:table-cell office:value-type="float" office:value="0.3214846" calcext:value-type="float">
            <text:p>0,3214846</text:p>
          </table:table-cell>
          <table:table-cell office:value-type="float" office:value="689.5908" calcext:value-type="float">
            <text:p>689,5908</text:p>
          </table:table-cell>
          <table:table-cell office:value-type="float" office:value="3.711083" calcext:value-type="float">
            <text:p>3,7110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11" calcext:value-type="float">
            <text:p>511</text:p>
          </table:table-cell>
          <table:table-cell office:value-type="float" office:value="5358892" calcext:value-type="float">
            <text:p>5358892</text:p>
          </table:table-cell>
          <table:table-cell office:value-type="float" office:value="373924811" calcext:value-type="float">
            <text:p>373924811</text:p>
          </table:table-cell>
        </table:table-row>
        <table:table-row table:style-name="ro2">
          <table:table-cell office:value-type="float" office:value="5379" calcext:value-type="float">
            <text:p>5379</text:p>
          </table:table-cell>
          <table:table-cell office:value-type="string" calcext:value-type="string">
            <text:p>14:37:20.738</text:p>
          </table:table-cell>
          <table:table-cell office:value-type="string" calcext:value-type="string">
            <text:p>00:00:05.378</text:p>
          </table:table-cell>
          <table:table-cell office:value-type="float" office:value="269" calcext:value-type="float">
            <text:p>269</text:p>
          </table:table-cell>
          <table:table-cell office:value-type="float" office:value="680.366" calcext:value-type="float">
            <text:p>680,366</text:p>
          </table:table-cell>
          <table:table-cell office:value-type="float" office:value="487.9356" calcext:value-type="float">
            <text:p>487,9356</text:p>
          </table:table-cell>
          <table:table-cell office:value-type="float" office:value="0.63044" calcext:value-type="float">
            <text:p>0,63044</text:p>
          </table:table-cell>
          <table:table-cell office:value-type="float" office:value="0.3166681" calcext:value-type="float">
            <text:p>0,3166681</text:p>
          </table:table-cell>
          <table:table-cell office:value-type="float" office:value="692.986" calcext:value-type="float">
            <text:p>692,986</text:p>
          </table:table-cell>
          <table:table-cell office:value-type="float" office:value="3.791079" calcext:value-type="float">
            <text:p>3,791079</text:p>
          </table:table-cell>
          <table:table-cell office:value-type="float" office:value="0" calcext:value-type="float">
            <text:p>0</text:p>
          </table:table-cell>
          <table:table-cell office:value-type="float" office:value="687.93" calcext:value-type="float">
            <text:p>687,93</text:p>
          </table:table-cell>
          <table:table-cell office:value-type="float" office:value="497.9879" calcext:value-type="float">
            <text:p>497,9879</text:p>
          </table:table-cell>
          <table:table-cell office:value-type="float" office:value="0.3705503" calcext:value-type="float">
            <text:p>0,3705503</text:p>
          </table:table-cell>
          <table:table-cell office:value-type="float" office:value="0.321208" calcext:value-type="float">
            <text:p>0,321208</text:p>
          </table:table-cell>
          <table:table-cell office:value-type="float" office:value="689.5908" calcext:value-type="float">
            <text:p>689,5908</text:p>
          </table:table-cell>
          <table:table-cell office:value-type="float" office:value="3.727237" calcext:value-type="float">
            <text:p>3,7272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5378737" calcext:value-type="float">
            <text:p>5378737</text:p>
          </table:table-cell>
          <table:table-cell office:value-type="float" office:value="373944656" calcext:value-type="float">
            <text:p>373944656</text:p>
          </table:table-cell>
        </table:table-row>
        <table:table-row table:style-name="ro2">
          <table:table-cell office:value-type="float" office:value="5399" calcext:value-type="float">
            <text:p>5399</text:p>
          </table:table-cell>
          <table:table-cell office:value-type="string" calcext:value-type="string">
            <text:p>14:37:20.758</text:p>
          </table:table-cell>
          <table:table-cell office:value-type="string" calcext:value-type="string">
            <text:p>00:00:05.398</text:p>
          </table:table-cell>
          <table:table-cell office:value-type="float" office:value="270" calcext:value-type="float">
            <text:p>270</text:p>
          </table:table-cell>
          <table:table-cell office:value-type="float" office:value="684.8406" calcext:value-type="float">
            <text:p>684,8406</text:p>
          </table:table-cell>
          <table:table-cell office:value-type="float" office:value="486.2652" calcext:value-type="float">
            <text:p>486,2652</text:p>
          </table:table-cell>
          <table:table-cell office:value-type="float" office:value="0.6306096" calcext:value-type="float">
            <text:p>0,6306096</text:p>
          </table:table-cell>
          <table:table-cell office:value-type="float" office:value="0.3166203" calcext:value-type="float">
            <text:p>0,3166203</text:p>
          </table:table-cell>
          <table:table-cell office:value-type="float" office:value="692.986" calcext:value-type="float">
            <text:p>692,986</text:p>
          </table:table-cell>
          <table:table-cell office:value-type="float" office:value="3.752549" calcext:value-type="float">
            <text:p>3,752549</text:p>
          </table:table-cell>
          <table:table-cell office:value-type="float" office:value="0" calcext:value-type="float">
            <text:p>0</text:p>
          </table:table-cell>
          <table:table-cell office:value-type="float" office:value="684.301" calcext:value-type="float">
            <text:p>684,301</text:p>
          </table:table-cell>
          <table:table-cell office:value-type="float" office:value="502.5698" calcext:value-type="float">
            <text:p>502,5698</text:p>
          </table:table-cell>
          <table:table-cell office:value-type="float" office:value="0.3705893" calcext:value-type="float">
            <text:p>0,3705893</text:p>
          </table:table-cell>
          <table:table-cell office:value-type="float" office:value="0.3212114" calcext:value-type="float">
            <text:p>0,3212114</text:p>
          </table:table-cell>
          <table:table-cell office:value-type="float" office:value="689.5908" calcext:value-type="float">
            <text:p>689,5908</text:p>
          </table:table-cell>
          <table:table-cell office:value-type="float" office:value="3.709342" calcext:value-type="float">
            <text:p>3,7093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5" calcext:value-type="float">
            <text:p>685</text:p>
          </table:table-cell>
          <table:table-cell office:value-type="float" office:value="494" calcext:value-type="float">
            <text:p>4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494" calcext:value-type="float">
            <text:p>494</text:p>
          </table:table-cell>
          <table:table-cell office:value-type="float" office:value="5398753" calcext:value-type="float">
            <text:p>5398753</text:p>
          </table:table-cell>
          <table:table-cell office:value-type="float" office:value="373964672" calcext:value-type="float">
            <text:p>373964672</text:p>
          </table:table-cell>
        </table:table-row>
        <table:table-row table:style-name="ro2">
          <table:table-cell office:value-type="float" office:value="5419" calcext:value-type="float">
            <text:p>5419</text:p>
          </table:table-cell>
          <table:table-cell office:value-type="string" calcext:value-type="string">
            <text:p>14:37:20.778</text:p>
          </table:table-cell>
          <table:table-cell office:value-type="string" calcext:value-type="string">
            <text:p>00:00:05.418</text:p>
          </table:table-cell>
          <table:table-cell office:value-type="float" office:value="271" calcext:value-type="float">
            <text:p>271</text:p>
          </table:table-cell>
          <table:table-cell office:value-type="float" office:value="688.0073" calcext:value-type="float">
            <text:p>688,0073</text:p>
          </table:table-cell>
          <table:table-cell office:value-type="float" office:value="507.3049" calcext:value-type="float">
            <text:p>507,3049</text:p>
          </table:table-cell>
          <table:table-cell office:value-type="float" office:value="0.6306434" calcext:value-type="float">
            <text:p>0,6306434</text:p>
          </table:table-cell>
          <table:table-cell office:value-type="float" office:value="0.3167851" calcext:value-type="float">
            <text:p>0,3167851</text:p>
          </table:table-cell>
          <table:table-cell office:value-type="float" office:value="692.986" calcext:value-type="float">
            <text:p>692,986</text:p>
          </table:table-cell>
          <table:table-cell office:value-type="float" office:value="3.770907" calcext:value-type="float">
            <text:p>3,770907</text:p>
          </table:table-cell>
          <table:table-cell office:value-type="float" office:value="0" calcext:value-type="float">
            <text:p>0</text:p>
          </table:table-cell>
          <table:table-cell office:value-type="float" office:value="684.6079" calcext:value-type="float">
            <text:p>684,6079</text:p>
          </table:table-cell>
          <table:table-cell office:value-type="float" office:value="468.1598" calcext:value-type="float">
            <text:p>468,1598</text:p>
          </table:table-cell>
          <table:table-cell office:value-type="float" office:value="0.3705782" calcext:value-type="float">
            <text:p>0,3705782</text:p>
          </table:table-cell>
          <table:table-cell office:value-type="float" office:value="0.3215479" calcext:value-type="float">
            <text:p>0,3215479</text:p>
          </table:table-cell>
          <table:table-cell office:value-type="float" office:value="689.5908" calcext:value-type="float">
            <text:p>689,5908</text:p>
          </table:table-cell>
          <table:table-cell office:value-type="float" office:value="3.726654" calcext:value-type="float">
            <text:p>3,72665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6" calcext:value-type="float">
            <text:p>686</text:p>
          </table:table-cell>
          <table:table-cell office:value-type="float" office:value="488" calcext:value-type="float">
            <text:p>48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488" calcext:value-type="float">
            <text:p>488</text:p>
          </table:table-cell>
          <table:table-cell office:value-type="float" office:value="5418604" calcext:value-type="float">
            <text:p>5418604</text:p>
          </table:table-cell>
          <table:table-cell office:value-type="float" office:value="373984523" calcext:value-type="float">
            <text:p>373984523</text:p>
          </table:table-cell>
        </table:table-row>
        <table:table-row table:style-name="ro2">
          <table:table-cell office:value-type="float" office:value="5439" calcext:value-type="float">
            <text:p>5439</text:p>
          </table:table-cell>
          <table:table-cell office:value-type="string" calcext:value-type="string">
            <text:p>14:37:20.798</text:p>
          </table:table-cell>
          <table:table-cell office:value-type="string" calcext:value-type="string">
            <text:p>00:00:05.438</text:p>
          </table:table-cell>
          <table:table-cell office:value-type="float" office:value="272" calcext:value-type="float">
            <text:p>272</text:p>
          </table:table-cell>
          <table:table-cell office:value-type="float" office:value="684.192" calcext:value-type="float">
            <text:p>684,192</text:p>
          </table:table-cell>
          <table:table-cell office:value-type="float" office:value="511.5461" calcext:value-type="float">
            <text:p>511,5461</text:p>
          </table:table-cell>
          <table:table-cell office:value-type="float" office:value="0.6305202" calcext:value-type="float">
            <text:p>0,6305202</text:p>
          </table:table-cell>
          <table:table-cell office:value-type="float" office:value="0.3170514" calcext:value-type="float">
            <text:p>0,3170514</text:p>
          </table:table-cell>
          <table:table-cell office:value-type="float" office:value="692.986" calcext:value-type="float">
            <text:p>692,986</text:p>
          </table:table-cell>
          <table:table-cell office:value-type="float" office:value="3.819756" calcext:value-type="float">
            <text:p>3,819756</text:p>
          </table:table-cell>
          <table:table-cell office:value-type="float" office:value="0" calcext:value-type="float">
            <text:p>0</text:p>
          </table:table-cell>
          <table:table-cell office:value-type="float" office:value="670.075" calcext:value-type="float">
            <text:p>670,075</text:p>
          </table:table-cell>
          <table:table-cell office:value-type="float" office:value="506.4102" calcext:value-type="float">
            <text:p>506,4102</text:p>
          </table:table-cell>
          <table:table-cell office:value-type="float" office:value="0.370369" calcext:value-type="float">
            <text:p>0,370369</text:p>
          </table:table-cell>
          <table:table-cell office:value-type="float" office:value="0.3218126" calcext:value-type="float">
            <text:p>0,3218126</text:p>
          </table:table-cell>
          <table:table-cell office:value-type="float" office:value="689.5908" calcext:value-type="float">
            <text:p>689,5908</text:p>
          </table:table-cell>
          <table:table-cell office:value-type="float" office:value="3.710923" calcext:value-type="float">
            <text:p>3,7109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7" calcext:value-type="float">
            <text:p>677</text:p>
          </table:table-cell>
          <table:table-cell office:value-type="float" office:value="509" calcext:value-type="float">
            <text:p>5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509" calcext:value-type="float">
            <text:p>509</text:p>
          </table:table-cell>
          <table:table-cell office:value-type="float" office:value="5438609" calcext:value-type="float">
            <text:p>5438609</text:p>
          </table:table-cell>
          <table:table-cell office:value-type="float" office:value="374004528" calcext:value-type="float">
            <text:p>374004528</text:p>
          </table:table-cell>
        </table:table-row>
        <table:table-row table:style-name="ro2">
          <table:table-cell office:value-type="float" office:value="5458" calcext:value-type="float">
            <text:p>5458</text:p>
          </table:table-cell>
          <table:table-cell office:value-type="string" calcext:value-type="string">
            <text:p>14:37:20.817</text:p>
          </table:table-cell>
          <table:table-cell office:value-type="string" calcext:value-type="string">
            <text:p>00:00:05.458</text:p>
          </table:table-cell>
          <table:table-cell office:value-type="float" office:value="273" calcext:value-type="float">
            <text:p>273</text:p>
          </table:table-cell>
          <table:table-cell office:value-type="float" office:value="685.0951" calcext:value-type="float">
            <text:p>685,0951</text:p>
          </table:table-cell>
          <table:table-cell office:value-type="float" office:value="516.5432" calcext:value-type="float">
            <text:p>516,5432</text:p>
          </table:table-cell>
          <table:table-cell office:value-type="float" office:value="0.6301615" calcext:value-type="float">
            <text:p>0,6301615</text:p>
          </table:table-cell>
          <table:table-cell office:value-type="float" office:value="0.317442" calcext:value-type="float">
            <text:p>0,317442</text:p>
          </table:table-cell>
          <table:table-cell office:value-type="float" office:value="692.2381" calcext:value-type="float">
            <text:p>692,2381</text:p>
          </table:table-cell>
          <table:table-cell office:value-type="float" office:value="3.803494" calcext:value-type="float">
            <text:p>3,803494</text:p>
          </table:table-cell>
          <table:table-cell office:value-type="float" office:value="0" calcext:value-type="float">
            <text:p>0</text:p>
          </table:table-cell>
          <table:table-cell office:value-type="float" office:value="667.3945" calcext:value-type="float">
            <text:p>667,3945</text:p>
          </table:table-cell>
          <table:table-cell office:value-type="float" office:value="495.8116" calcext:value-type="float">
            <text:p>495,8116</text:p>
          </table:table-cell>
          <table:table-cell office:value-type="float" office:value="0.3700073" calcext:value-type="float">
            <text:p>0,3700073</text:p>
          </table:table-cell>
          <table:table-cell office:value-type="float" office:value="0.322396" calcext:value-type="float">
            <text:p>0,322396</text:p>
          </table:table-cell>
          <table:table-cell office:value-type="float" office:value="690.0776" calcext:value-type="float">
            <text:p>690,0776</text:p>
          </table:table-cell>
          <table:table-cell office:value-type="float" office:value="3.71976" calcext:value-type="float">
            <text:p>3,71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office:value-type="float" office:value="506" calcext:value-type="float">
            <text:p>50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506" calcext:value-type="float">
            <text:p>506</text:p>
          </table:table-cell>
          <table:table-cell office:value-type="float" office:value="5458494" calcext:value-type="float">
            <text:p>5458494</text:p>
          </table:table-cell>
          <table:table-cell office:value-type="float" office:value="374024413" calcext:value-type="float">
            <text:p>374024413</text:p>
          </table:table-cell>
        </table:table-row>
        <table:table-row table:style-name="ro2">
          <table:table-cell office:value-type="float" office:value="5478" calcext:value-type="float">
            <text:p>5478</text:p>
          </table:table-cell>
          <table:table-cell office:value-type="string" calcext:value-type="string">
            <text:p>14:37:20.837</text:p>
          </table:table-cell>
          <table:table-cell office:value-type="string" calcext:value-type="string">
            <text:p>00:00:05.478</text:p>
          </table:table-cell>
          <table:table-cell office:value-type="float" office:value="274" calcext:value-type="float">
            <text:p>274</text:p>
          </table:table-cell>
          <table:table-cell office:value-type="float" office:value="662.7646" calcext:value-type="float">
            <text:p>662,7646</text:p>
          </table:table-cell>
          <table:table-cell office:value-type="float" office:value="488.814" calcext:value-type="float">
            <text:p>488,814</text:p>
          </table:table-cell>
          <table:table-cell office:value-type="float" office:value="0.6293918" calcext:value-type="float">
            <text:p>0,6293918</text:p>
          </table:table-cell>
          <table:table-cell office:value-type="float" office:value="0.3177078" calcext:value-type="float">
            <text:p>0,3177078</text:p>
          </table:table-cell>
          <table:table-cell office:value-type="float" office:value="692.2381" calcext:value-type="float">
            <text:p>692,2381</text:p>
          </table:table-cell>
          <table:table-cell office:value-type="float" office:value="3.709341" calcext:value-type="float">
            <text:p>3,709341</text:p>
          </table:table-cell>
          <table:table-cell office:value-type="float" office:value="0" calcext:value-type="float">
            <text:p>0</text:p>
          </table:table-cell>
          <table:table-cell office:value-type="float" office:value="671.7474" calcext:value-type="float">
            <text:p>671,7474</text:p>
          </table:table-cell>
          <table:table-cell office:value-type="float" office:value="522.4565" calcext:value-type="float">
            <text:p>522,4565</text:p>
          </table:table-cell>
          <table:table-cell office:value-type="float" office:value="0.3692638" calcext:value-type="float">
            <text:p>0,3692638</text:p>
          </table:table-cell>
          <table:table-cell office:value-type="float" office:value="0.3227218" calcext:value-type="float">
            <text:p>0,3227218</text:p>
          </table:table-cell>
          <table:table-cell office:value-type="float" office:value="690.0776" calcext:value-type="float">
            <text:p>690,0776</text:p>
          </table:table-cell>
          <table:table-cell office:value-type="float" office:value="3.782253" calcext:value-type="float">
            <text:p>3,7822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7" calcext:value-type="float">
            <text:p>667</text:p>
          </table:table-cell>
          <table:table-cell office:value-type="float" office:value="506" calcext:value-type="float">
            <text:p>50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06" calcext:value-type="float">
            <text:p>506</text:p>
          </table:table-cell>
          <table:table-cell office:value-type="float" office:value="5478457" calcext:value-type="float">
            <text:p>5478457</text:p>
          </table:table-cell>
          <table:table-cell office:value-type="float" office:value="374044376" calcext:value-type="float">
            <text:p>374044376</text:p>
          </table:table-cell>
        </table:table-row>
        <table:table-row table:style-name="ro2">
          <table:table-cell office:value-type="float" office:value="5498" calcext:value-type="float">
            <text:p>5498</text:p>
          </table:table-cell>
          <table:table-cell office:value-type="string" calcext:value-type="string">
            <text:p>14:37:20.857</text:p>
          </table:table-cell>
          <table:table-cell office:value-type="string" calcext:value-type="string">
            <text:p>00:00:05.498</text:p>
          </table:table-cell>
          <table:table-cell office:value-type="float" office:value="275" calcext:value-type="float">
            <text:p>275</text:p>
          </table:table-cell>
          <table:table-cell office:value-type="float" office:value="676.1364" calcext:value-type="float">
            <text:p>676,1364</text:p>
          </table:table-cell>
          <table:table-cell office:value-type="float" office:value="496.9214" calcext:value-type="float">
            <text:p>496,9214</text:p>
          </table:table-cell>
          <table:table-cell office:value-type="float" office:value="0.6282302" calcext:value-type="float">
            <text:p>0,6282302</text:p>
          </table:table-cell>
          <table:table-cell office:value-type="float" office:value="0.317894" calcext:value-type="float">
            <text:p>0,317894</text:p>
          </table:table-cell>
          <table:table-cell office:value-type="float" office:value="692.2381" calcext:value-type="float">
            <text:p>692,2381</text:p>
          </table:table-cell>
          <table:table-cell office:value-type="float" office:value="3.791142" calcext:value-type="float">
            <text:p>3,791142</text:p>
          </table:table-cell>
          <table:table-cell office:value-type="float" office:value="0" calcext:value-type="float">
            <text:p>0</text:p>
          </table:table-cell>
          <table:table-cell office:value-type="float" office:value="663.8843" calcext:value-type="float">
            <text:p>663,8843</text:p>
          </table:table-cell>
          <table:table-cell office:value-type="float" office:value="492.1244" calcext:value-type="float">
            <text:p>492,1244</text:p>
          </table:table-cell>
          <table:table-cell office:value-type="float" office:value="0.36801" calcext:value-type="float">
            <text:p>0,36801</text:p>
          </table:table-cell>
          <table:table-cell office:value-type="float" office:value="0.3235043" calcext:value-type="float">
            <text:p>0,3235043</text:p>
          </table:table-cell>
          <table:table-cell office:value-type="float" office:value="690.0776" calcext:value-type="float">
            <text:p>690,0776</text:p>
          </table:table-cell>
          <table:table-cell office:value-type="float" office:value="3.80932" calcext:value-type="float">
            <text:p>3,809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0" calcext:value-type="float">
            <text:p>670</text:p>
          </table:table-cell>
          <table:table-cell office:value-type="float" office:value="495" calcext:value-type="float">
            <text:p>4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95" calcext:value-type="float">
            <text:p>495</text:p>
          </table:table-cell>
          <table:table-cell office:value-type="float" office:value="5498381" calcext:value-type="float">
            <text:p>5498381</text:p>
          </table:table-cell>
          <table:table-cell office:value-type="float" office:value="374064300" calcext:value-type="float">
            <text:p>374064300</text:p>
          </table:table-cell>
        </table:table-row>
        <table:table-row table:style-name="ro2">
          <table:table-cell office:value-type="float" office:value="5518" calcext:value-type="float">
            <text:p>5518</text:p>
          </table:table-cell>
          <table:table-cell office:value-type="string" calcext:value-type="string">
            <text:p>14:37:20.877</text:p>
          </table:table-cell>
          <table:table-cell office:value-type="string" calcext:value-type="string">
            <text:p>00:00:05.518</text:p>
          </table:table-cell>
          <table:table-cell office:value-type="float" office:value="276" calcext:value-type="float">
            <text:p>276</text:p>
          </table:table-cell>
          <table:table-cell office:value-type="float" office:value="670.8929" calcext:value-type="float">
            <text:p>670,8929</text:p>
          </table:table-cell>
          <table:table-cell office:value-type="float" office:value="478.1878" calcext:value-type="float">
            <text:p>478,1878</text:p>
          </table:table-cell>
          <table:table-cell office:value-type="float" office:value="0.6267401" calcext:value-type="float">
            <text:p>0,6267401</text:p>
          </table:table-cell>
          <table:table-cell office:value-type="float" office:value="0.3185078" calcext:value-type="float">
            <text:p>0,3185078</text:p>
          </table:table-cell>
          <table:table-cell office:value-type="float" office:value="692.2381" calcext:value-type="float">
            <text:p>692,2381</text:p>
          </table:table-cell>
          <table:table-cell office:value-type="float" office:value="3.799629" calcext:value-type="float">
            <text:p>3,799629</text:p>
          </table:table-cell>
          <table:table-cell office:value-type="float" office:value="0" calcext:value-type="float">
            <text:p>0</text:p>
          </table:table-cell>
          <table:table-cell office:value-type="float" office:value="670.9042" calcext:value-type="float">
            <text:p>670,9042</text:p>
          </table:table-cell>
          <table:table-cell office:value-type="float" office:value="492.1577" calcext:value-type="float">
            <text:p>492,1577</text:p>
          </table:table-cell>
          <table:table-cell office:value-type="float" office:value="0.3665741" calcext:value-type="float">
            <text:p>0,3665741</text:p>
          </table:table-cell>
          <table:table-cell office:value-type="float" office:value="0.3241636" calcext:value-type="float">
            <text:p>0,3241636</text:p>
          </table:table-cell>
          <table:table-cell office:value-type="float" office:value="690.0776" calcext:value-type="float">
            <text:p>690,0776</text:p>
          </table:table-cell>
          <table:table-cell office:value-type="float" office:value="3.720914" calcext:value-type="float">
            <text:p>3,7209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1" calcext:value-type="float">
            <text:p>671</text:p>
          </table:table-cell>
          <table:table-cell office:value-type="float" office:value="485" calcext:value-type="float">
            <text:p>48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485" calcext:value-type="float">
            <text:p>485</text:p>
          </table:table-cell>
          <table:table-cell office:value-type="float" office:value="5518337" calcext:value-type="float">
            <text:p>5518337</text:p>
          </table:table-cell>
          <table:table-cell office:value-type="float" office:value="374084256" calcext:value-type="float">
            <text:p>374084256</text:p>
          </table:table-cell>
        </table:table-row>
        <table:table-row table:style-name="ro2">
          <table:table-cell office:value-type="float" office:value="5538" calcext:value-type="float">
            <text:p>5538</text:p>
          </table:table-cell>
          <table:table-cell office:value-type="string" calcext:value-type="string">
            <text:p>14:37:20.897</text:p>
          </table:table-cell>
          <table:table-cell office:value-type="string" calcext:value-type="string">
            <text:p>00:00:05.538</text:p>
          </table:table-cell>
          <table:table-cell office:value-type="float" office:value="277" calcext:value-type="float">
            <text:p>277</text:p>
          </table:table-cell>
          <table:table-cell office:value-type="float" office:value="678.1721" calcext:value-type="float">
            <text:p>678,1721</text:p>
          </table:table-cell>
          <table:table-cell office:value-type="float" office:value="481.2067" calcext:value-type="float">
            <text:p>481,2067</text:p>
          </table:table-cell>
          <table:table-cell office:value-type="float" office:value="0.6253631" calcext:value-type="float">
            <text:p>0,6253631</text:p>
          </table:table-cell>
          <table:table-cell office:value-type="float" office:value="0.3188502" calcext:value-type="float">
            <text:p>0,3188502</text:p>
          </table:table-cell>
          <table:table-cell office:value-type="float" office:value="692.2381" calcext:value-type="float">
            <text:p>692,2381</text:p>
          </table:table-cell>
          <table:table-cell office:value-type="float" office:value="3.80287" calcext:value-type="float">
            <text:p>3,80287</text:p>
          </table:table-cell>
          <table:table-cell office:value-type="float" office:value="0" calcext:value-type="float">
            <text:p>0</text:p>
          </table:table-cell>
          <table:table-cell office:value-type="float" office:value="674.4751" calcext:value-type="float">
            <text:p>674,4751</text:p>
          </table:table-cell>
          <table:table-cell office:value-type="float" office:value="512.4563" calcext:value-type="float">
            <text:p>512,4563</text:p>
          </table:table-cell>
          <table:table-cell office:value-type="float" office:value="0.3651612" calcext:value-type="float">
            <text:p>0,3651612</text:p>
          </table:table-cell>
          <table:table-cell office:value-type="float" office:value="0.3247108" calcext:value-type="float">
            <text:p>0,3247108</text:p>
          </table:table-cell>
          <table:table-cell office:value-type="float" office:value="690.0776" calcext:value-type="float">
            <text:p>690,0776</text:p>
          </table:table-cell>
          <table:table-cell office:value-type="float" office:value="3.739086" calcext:value-type="float">
            <text:p>3,73908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97" calcext:value-type="float">
            <text:p>497</text:p>
          </table:table-cell>
          <table:table-cell office:value-type="float" office:value="5538218" calcext:value-type="float">
            <text:p>5538218</text:p>
          </table:table-cell>
          <table:table-cell office:value-type="float" office:value="374104137" calcext:value-type="float">
            <text:p>374104137</text:p>
          </table:table-cell>
        </table:table-row>
        <table:table-row table:style-name="ro2">
          <table:table-cell office:value-type="float" office:value="5558" calcext:value-type="float">
            <text:p>5558</text:p>
          </table:table-cell>
          <table:table-cell office:value-type="string" calcext:value-type="string">
            <text:p>14:37:20.917</text:p>
          </table:table-cell>
          <table:table-cell office:value-type="string" calcext:value-type="string">
            <text:p>00:00:05.558</text:p>
          </table:table-cell>
          <table:table-cell office:value-type="float" office:value="278" calcext:value-type="float">
            <text:p>278</text:p>
          </table:table-cell>
          <table:table-cell office:value-type="float" office:value="677.0269" calcext:value-type="float">
            <text:p>677,0269</text:p>
          </table:table-cell>
          <table:table-cell office:value-type="float" office:value="476.1867" calcext:value-type="float">
            <text:p>476,1867</text:p>
          </table:table-cell>
          <table:table-cell office:value-type="float" office:value="0.6241233" calcext:value-type="float">
            <text:p>0,6241233</text:p>
          </table:table-cell>
          <table:table-cell office:value-type="float" office:value="0.3193415" calcext:value-type="float">
            <text:p>0,3193415</text:p>
          </table:table-cell>
          <table:table-cell office:value-type="float" office:value="694.0443" calcext:value-type="float">
            <text:p>694,0443</text:p>
          </table:table-cell>
          <table:table-cell office:value-type="float" office:value="3.815722" calcext:value-type="float">
            <text:p>3,815722</text:p>
          </table:table-cell>
          <table:table-cell office:value-type="float" office:value="0" calcext:value-type="float">
            <text:p>0</text:p>
          </table:table-cell>
          <table:table-cell office:value-type="float" office:value="674.1478" calcext:value-type="float">
            <text:p>674,1478</text:p>
          </table:table-cell>
          <table:table-cell office:value-type="float" office:value="489.1935" calcext:value-type="float">
            <text:p>489,1935</text:p>
          </table:table-cell>
          <table:table-cell office:value-type="float" office:value="0.3639548" calcext:value-type="float">
            <text:p>0,3639548</text:p>
          </table:table-cell>
          <table:table-cell office:value-type="float" office:value="0.3254225" calcext:value-type="float">
            <text:p>0,3254225</text:p>
          </table:table-cell>
          <table:table-cell office:value-type="float" office:value="693.5502" calcext:value-type="float">
            <text:p>693,5502</text:p>
          </table:table-cell>
          <table:table-cell office:value-type="float" office:value="3.745068" calcext:value-type="float">
            <text:p>3,7450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6" calcext:value-type="float">
            <text:p>676</text:p>
          </table:table-cell>
          <table:table-cell office:value-type="float" office:value="483" calcext:value-type="float">
            <text:p>4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493" calcext:value-type="float">
            <text:p>49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83" calcext:value-type="float">
            <text:p>483</text:p>
          </table:table-cell>
          <table:table-cell office:value-type="float" office:value="5558204" calcext:value-type="float">
            <text:p>5558204</text:p>
          </table:table-cell>
          <table:table-cell office:value-type="float" office:value="374124123" calcext:value-type="float">
            <text:p>374124123</text:p>
          </table:table-cell>
        </table:table-row>
        <table:table-row table:style-name="ro2">
          <table:table-cell office:value-type="float" office:value="5578" calcext:value-type="float">
            <text:p>5578</text:p>
          </table:table-cell>
          <table:table-cell office:value-type="string" calcext:value-type="string">
            <text:p>14:37:20.937</text:p>
          </table:table-cell>
          <table:table-cell office:value-type="string" calcext:value-type="string">
            <text:p>00:00:05.578</text:p>
          </table:table-cell>
          <table:table-cell office:value-type="float" office:value="279" calcext:value-type="float">
            <text:p>279</text:p>
          </table:table-cell>
          <table:table-cell office:value-type="float" office:value="830.4351" calcext:value-type="float">
            <text:p>830,4351</text:p>
          </table:table-cell>
          <table:table-cell office:value-type="float" office:value="343.0213" calcext:value-type="float">
            <text:p>343,0213</text:p>
          </table:table-cell>
          <table:table-cell office:value-type="float" office:value="0.621429" calcext:value-type="float">
            <text:p>0,621429</text:p>
          </table:table-cell>
          <table:table-cell office:value-type="float" office:value="0.3186666" calcext:value-type="float">
            <text:p>0,3186666</text:p>
          </table:table-cell>
          <table:table-cell office:value-type="float" office:value="694.0443" calcext:value-type="float">
            <text:p>694,0443</text:p>
          </table:table-cell>
          <table:table-cell office:value-type="float" office:value="3.879337" calcext:value-type="float">
            <text:p>3,879337</text:p>
          </table:table-cell>
          <table:table-cell office:value-type="float" office:value="0" calcext:value-type="float">
            <text:p>0</text:p>
          </table:table-cell>
          <table:table-cell office:value-type="float" office:value="877.193" calcext:value-type="float">
            <text:p>877,193</text:p>
          </table:table-cell>
          <table:table-cell office:value-type="float" office:value="388.0136" calcext:value-type="float">
            <text:p>388,0136</text:p>
          </table:table-cell>
          <table:table-cell office:value-type="float" office:value="0.3614908" calcext:value-type="float">
            <text:p>0,3614908</text:p>
          </table:table-cell>
          <table:table-cell office:value-type="float" office:value="0.3248222" calcext:value-type="float">
            <text:p>0,3248222</text:p>
          </table:table-cell>
          <table:table-cell office:value-type="float" office:value="693.5502" calcext:value-type="float">
            <text:p>693,5502</text:p>
          </table:table-cell>
          <table:table-cell office:value-type="float" office:value="3.79689" calcext:value-type="float">
            <text:p>3,796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4" calcext:value-type="float">
            <text:p>854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366" calcext:value-type="float">
            <text:p>366</text:p>
          </table:table-cell>
          <table:table-cell office:value-type="float" office:value="5578085" calcext:value-type="float">
            <text:p>5578085</text:p>
          </table:table-cell>
          <table:table-cell office:value-type="float" office:value="374144004" calcext:value-type="float">
            <text:p>374144004</text:p>
          </table:table-cell>
        </table:table-row>
        <table:table-row table:style-name="ro2">
          <table:table-cell office:value-type="float" office:value="5598" calcext:value-type="float">
            <text:p>5598</text:p>
          </table:table-cell>
          <table:table-cell office:value-type="string" calcext:value-type="string">
            <text:p>14:37:20.957</text:p>
          </table:table-cell>
          <table:table-cell office:value-type="string" calcext:value-type="string">
            <text:p>00:00:05.597</text:p>
          </table:table-cell>
          <table:table-cell office:value-type="float" office:value="280" calcext:value-type="float">
            <text:p>280</text:p>
          </table:table-cell>
          <table:table-cell office:value-type="float" office:value="963.562" calcext:value-type="float">
            <text:p>963,562</text:p>
          </table:table-cell>
          <table:table-cell office:value-type="float" office:value="256.9017" calcext:value-type="float">
            <text:p>256,9017</text:p>
          </table:table-cell>
          <table:table-cell office:value-type="float" office:value="0.6191839" calcext:value-type="float">
            <text:p>0,6191839</text:p>
          </table:table-cell>
          <table:table-cell office:value-type="float" office:value="0.3177771" calcext:value-type="float">
            <text:p>0,3177771</text:p>
          </table:table-cell>
          <table:table-cell office:value-type="float" office:value="694.0443" calcext:value-type="float">
            <text:p>694,0443</text:p>
          </table:table-cell>
          <table:table-cell office:value-type="float" office:value="3.839026" calcext:value-type="float">
            <text:p>3,839026</text:p>
          </table:table-cell>
          <table:table-cell office:value-type="float" office:value="0" calcext:value-type="float">
            <text:p>0</text:p>
          </table:table-cell>
          <table:table-cell office:value-type="float" office:value="994.5067" calcext:value-type="float">
            <text:p>994,5067</text:p>
          </table:table-cell>
          <table:table-cell office:value-type="float" office:value="278.3703" calcext:value-type="float">
            <text:p>278,3703</text:p>
          </table:table-cell>
          <table:table-cell office:value-type="float" office:value="0.35969" calcext:value-type="float">
            <text:p>0,35969</text:p>
          </table:table-cell>
          <table:table-cell office:value-type="float" office:value="0.3243382" calcext:value-type="float">
            <text:p>0,3243382</text:p>
          </table:table-cell>
          <table:table-cell office:value-type="float" office:value="693.5502" calcext:value-type="float">
            <text:p>693,5502</text:p>
          </table:table-cell>
          <table:table-cell office:value-type="float" office:value="3.82839" calcext:value-type="float">
            <text:p>3,828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268" calcext:value-type="float">
            <text:p>268</text:p>
          </table:table-cell>
          <table:table-cell office:value-type="float" office:value="5597986" calcext:value-type="float">
            <text:p>5597986</text:p>
          </table:table-cell>
          <table:table-cell office:value-type="float" office:value="374163905" calcext:value-type="float">
            <text:p>374163905</text:p>
          </table:table-cell>
        </table:table-row>
        <table:table-row table:style-name="ro2">
          <table:table-cell office:value-type="float" office:value="5618" calcext:value-type="float">
            <text:p>5618</text:p>
          </table:table-cell>
          <table:table-cell office:value-type="string" calcext:value-type="string">
            <text:p>14:37:20.977</text:p>
          </table:table-cell>
          <table:table-cell office:value-type="string" calcext:value-type="string">
            <text:p>00:00:05.617</text:p>
          </table:table-cell>
          <table:table-cell office:value-type="float" office:value="281" calcext:value-type="float">
            <text:p>281</text:p>
          </table:table-cell>
          <table:table-cell office:value-type="float" office:value="1019.07" calcext:value-type="float">
            <text:p>1019,07</text:p>
          </table:table-cell>
          <table:table-cell office:value-type="float" office:value="202.8094" calcext:value-type="float">
            <text:p>202,8094</text:p>
          </table:table-cell>
          <table:table-cell office:value-type="float" office:value="0.6180418" calcext:value-type="float">
            <text:p>0,6180418</text:p>
          </table:table-cell>
          <table:table-cell office:value-type="float" office:value="0.3169881" calcext:value-type="float">
            <text:p>0,3169881</text:p>
          </table:table-cell>
          <table:table-cell office:value-type="float" office:value="694.0443" calcext:value-type="float">
            <text:p>694,0443</text:p>
          </table:table-cell>
          <table:table-cell office:value-type="float" office:value="3.90402" calcext:value-type="float">
            <text:p>3,90402</text:p>
          </table:table-cell>
          <table:table-cell office:value-type="float" office:value="0" calcext:value-type="float">
            <text:p>0</text:p>
          </table:table-cell>
          <table:table-cell office:value-type="float" office:value="1042.487" calcext:value-type="float">
            <text:p>1042,487</text:p>
          </table:table-cell>
          <table:table-cell office:value-type="float" office:value="251.4914" calcext:value-type="float">
            <text:p>251,4914</text:p>
          </table:table-cell>
          <table:table-cell office:value-type="float" office:value="0.3586642" calcext:value-type="float">
            <text:p>0,3586642</text:p>
          </table:table-cell>
          <table:table-cell office:value-type="float" office:value="0.3235233" calcext:value-type="float">
            <text:p>0,3235233</text:p>
          </table:table-cell>
          <table:table-cell office:value-type="float" office:value="693.5502" calcext:value-type="float">
            <text:p>693,5502</text:p>
          </table:table-cell>
          <table:table-cell office:value-type="float" office:value="3.824023" calcext:value-type="float">
            <text:p>3,8240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1" calcext:value-type="float">
            <text:p>1031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227" calcext:value-type="float">
            <text:p>227</text:p>
          </table:table-cell>
          <table:table-cell office:value-type="float" office:value="5617935" calcext:value-type="float">
            <text:p>5617935</text:p>
          </table:table-cell>
          <table:table-cell office:value-type="float" office:value="374183854" calcext:value-type="float">
            <text:p>374183854</text:p>
          </table:table-cell>
        </table:table-row>
        <table:table-row table:style-name="ro2">
          <table:table-cell office:value-type="float" office:value="5638" calcext:value-type="float">
            <text:p>5638</text:p>
          </table:table-cell>
          <table:table-cell office:value-type="string" calcext:value-type="string">
            <text:p>14:37:20.997</text:p>
          </table:table-cell>
          <table:table-cell office:value-type="string" calcext:value-type="string">
            <text:p>00:00:05.638</text:p>
          </table:table-cell>
          <table:table-cell office:value-type="float" office:value="282" calcext:value-type="float">
            <text:p>282</text:p>
          </table:table-cell>
          <table:table-cell office:value-type="float" office:value="1036.38" calcext:value-type="float">
            <text:p>1036,38</text:p>
          </table:table-cell>
          <table:table-cell office:value-type="float" office:value="206.4054" calcext:value-type="float">
            <text:p>206,4054</text:p>
          </table:table-cell>
          <table:table-cell office:value-type="float" office:value="0.6183159" calcext:value-type="float">
            <text:p>0,6183159</text:p>
          </table:table-cell>
          <table:table-cell office:value-type="float" office:value="0.3168977" calcext:value-type="float">
            <text:p>0,3168977</text:p>
          </table:table-cell>
          <table:table-cell office:value-type="float" office:value="694.0443" calcext:value-type="float">
            <text:p>694,0443</text:p>
          </table:table-cell>
          <table:table-cell office:value-type="float" office:value="3.88173" calcext:value-type="float">
            <text:p>3,88173</text:p>
          </table:table-cell>
          <table:table-cell office:value-type="float" office:value="0" calcext:value-type="float">
            <text:p>0</text:p>
          </table:table-cell>
          <table:table-cell office:value-type="float" office:value="1034.333" calcext:value-type="float">
            <text:p>1034,333</text:p>
          </table:table-cell>
          <table:table-cell office:value-type="float" office:value="249.8473" calcext:value-type="float">
            <text:p>249,8473</text:p>
          </table:table-cell>
          <table:table-cell office:value-type="float" office:value="0.3585114" calcext:value-type="float">
            <text:p>0,3585114</text:p>
          </table:table-cell>
          <table:table-cell office:value-type="float" office:value="0.3234901" calcext:value-type="float">
            <text:p>0,3234901</text:p>
          </table:table-cell>
          <table:table-cell office:value-type="float" office:value="693.5502" calcext:value-type="float">
            <text:p>693,5502</text:p>
          </table:table-cell>
          <table:table-cell office:value-type="float" office:value="3.857549" calcext:value-type="float">
            <text:p>3,8575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5638076" calcext:value-type="float">
            <text:p>5638076</text:p>
          </table:table-cell>
          <table:table-cell office:value-type="float" office:value="374203995" calcext:value-type="float">
            <text:p>374203995</text:p>
          </table:table-cell>
        </table:table-row>
        <table:table-row table:style-name="ro2">
          <table:table-cell office:value-type="float" office:value="5658" calcext:value-type="float">
            <text:p>5658</text:p>
          </table:table-cell>
          <table:table-cell office:value-type="string" calcext:value-type="string">
            <text:p>14:37:21.017</text:p>
          </table:table-cell>
          <table:table-cell office:value-type="string" calcext:value-type="string">
            <text:p>00:00:05.657</text:p>
          </table:table-cell>
          <table:table-cell office:value-type="float" office:value="283" calcext:value-type="float">
            <text:p>283</text:p>
          </table:table-cell>
          <table:table-cell office:value-type="float" office:value="1043.705" calcext:value-type="float">
            <text:p>1043,705</text:p>
          </table:table-cell>
          <table:table-cell office:value-type="float" office:value="224.9462" calcext:value-type="float">
            <text:p>224,9462</text:p>
          </table:table-cell>
          <table:table-cell office:value-type="float" office:value="0.6184993" calcext:value-type="float">
            <text:p>0,6184993</text:p>
          </table:table-cell>
          <table:table-cell office:value-type="float" office:value="0.3168319" calcext:value-type="float">
            <text:p>0,3168319</text:p>
          </table:table-cell>
          <table:table-cell office:value-type="float" office:value="688.928" calcext:value-type="float">
            <text:p>688,928</text:p>
          </table:table-cell>
          <table:table-cell office:value-type="float" office:value="3.850355" calcext:value-type="float">
            <text:p>3,850355</text:p>
          </table:table-cell>
          <table:table-cell office:value-type="float" office:value="0" calcext:value-type="float">
            <text:p>0</text:p>
          </table:table-cell>
          <table:table-cell office:value-type="float" office:value="1023.313" calcext:value-type="float">
            <text:p>1023,313</text:p>
          </table:table-cell>
          <table:table-cell office:value-type="float" office:value="256.2714" calcext:value-type="float">
            <text:p>256,2714</text:p>
          </table:table-cell>
          <table:table-cell office:value-type="float" office:value="0.3585092" calcext:value-type="float">
            <text:p>0,3585092</text:p>
          </table:table-cell>
          <table:table-cell office:value-type="float" office:value="0.3234144" calcext:value-type="float">
            <text:p>0,3234144</text:p>
          </table:table-cell>
          <table:table-cell office:value-type="float" office:value="690.2261" calcext:value-type="float">
            <text:p>690,2261</text:p>
          </table:table-cell>
          <table:table-cell office:value-type="float" office:value="3.847882" calcext:value-type="float">
            <text:p>3,8478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4" calcext:value-type="float">
            <text:p>1034</text:p>
          </table:table-cell>
          <table:table-cell office:value-type="float" office:value="241" calcext:value-type="float">
            <text:p>24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241" calcext:value-type="float">
            <text:p>241</text:p>
          </table:table-cell>
          <table:table-cell office:value-type="float" office:value="5657815" calcext:value-type="float">
            <text:p>5657815</text:p>
          </table:table-cell>
          <table:table-cell office:value-type="float" office:value="374223734" calcext:value-type="float">
            <text:p>374223734</text:p>
          </table:table-cell>
        </table:table-row>
        <table:table-row table:style-name="ro2">
          <table:table-cell office:value-type="float" office:value="5678" calcext:value-type="float">
            <text:p>5678</text:p>
          </table:table-cell>
          <table:table-cell office:value-type="string" calcext:value-type="string">
            <text:p>14:37:21.037</text:p>
          </table:table-cell>
          <table:table-cell office:value-type="string" calcext:value-type="string">
            <text:p>00:00:05.677</text:p>
          </table:table-cell>
          <table:table-cell office:value-type="float" office:value="284" calcext:value-type="float">
            <text:p>284</text:p>
          </table:table-cell>
          <table:table-cell office:value-type="float" office:value="1014.304" calcext:value-type="float">
            <text:p>1014,304</text:p>
          </table:table-cell>
          <table:table-cell office:value-type="float" office:value="192.6836" calcext:value-type="float">
            <text:p>192,6836</text:p>
          </table:table-cell>
          <table:table-cell office:value-type="float" office:value="0.6186044" calcext:value-type="float">
            <text:p>0,6186044</text:p>
          </table:table-cell>
          <table:table-cell office:value-type="float" office:value="0.3167708" calcext:value-type="float">
            <text:p>0,3167708</text:p>
          </table:table-cell>
          <table:table-cell office:value-type="float" office:value="688.928" calcext:value-type="float">
            <text:p>688,928</text:p>
          </table:table-cell>
          <table:table-cell office:value-type="float" office:value="3.900092" calcext:value-type="float">
            <text:p>3,900092</text:p>
          </table:table-cell>
          <table:table-cell office:value-type="float" office:value="0" calcext:value-type="float">
            <text:p>0</text:p>
          </table:table-cell>
          <table:table-cell office:value-type="float" office:value="1041.873" calcext:value-type="float">
            <text:p>1041,873</text:p>
          </table:table-cell>
          <table:table-cell office:value-type="float" office:value="228.2463" calcext:value-type="float">
            <text:p>228,2463</text:p>
          </table:table-cell>
          <table:table-cell office:value-type="float" office:value="0.3584613" calcext:value-type="float">
            <text:p>0,3584613</text:p>
          </table:table-cell>
          <table:table-cell office:value-type="float" office:value="0.3235256" calcext:value-type="float">
            <text:p>0,3235256</text:p>
          </table:table-cell>
          <table:table-cell office:value-type="float" office:value="690.2261" calcext:value-type="float">
            <text:p>690,2261</text:p>
          </table:table-cell>
          <table:table-cell office:value-type="float" office:value="3.811289" calcext:value-type="float">
            <text:p>3,81128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8" calcext:value-type="float">
            <text:p>1028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210" calcext:value-type="float">
            <text:p>210</text:p>
          </table:table-cell>
          <table:table-cell office:value-type="float" office:value="5677794" calcext:value-type="float">
            <text:p>5677794</text:p>
          </table:table-cell>
          <table:table-cell office:value-type="float" office:value="374243713" calcext:value-type="float">
            <text:p>374243713</text:p>
          </table:table-cell>
        </table:table-row>
        <table:table-row table:style-name="ro2">
          <table:table-cell office:value-type="float" office:value="5698" calcext:value-type="float">
            <text:p>5698</text:p>
          </table:table-cell>
          <table:table-cell office:value-type="string" calcext:value-type="string">
            <text:p>14:37:21.057</text:p>
          </table:table-cell>
          <table:table-cell office:value-type="string" calcext:value-type="string">
            <text:p>00:00:05.697</text:p>
          </table:table-cell>
          <table:table-cell office:value-type="float" office:value="285" calcext:value-type="float">
            <text:p>285</text:p>
          </table:table-cell>
          <table:table-cell office:value-type="float" office:value="1014.224" calcext:value-type="float">
            <text:p>1014,224</text:p>
          </table:table-cell>
          <table:table-cell office:value-type="float" office:value="222.8008" calcext:value-type="float">
            <text:p>222,8008</text:p>
          </table:table-cell>
          <table:table-cell office:value-type="float" office:value="0.6186292" calcext:value-type="float">
            <text:p>0,6186292</text:p>
          </table:table-cell>
          <table:table-cell office:value-type="float" office:value="0.316649" calcext:value-type="float">
            <text:p>0,316649</text:p>
          </table:table-cell>
          <table:table-cell office:value-type="float" office:value="688.928" calcext:value-type="float">
            <text:p>688,928</text:p>
          </table:table-cell>
          <table:table-cell office:value-type="float" office:value="3.907968" calcext:value-type="float">
            <text:p>3,907968</text:p>
          </table:table-cell>
          <table:table-cell office:value-type="float" office:value="0" calcext:value-type="float">
            <text:p>0</text:p>
          </table:table-cell>
          <table:table-cell office:value-type="float" office:value="1048.458" calcext:value-type="float">
            <text:p>1048,458</text:p>
          </table:table-cell>
          <table:table-cell office:value-type="float" office:value="241.4817" calcext:value-type="float">
            <text:p>241,4817</text:p>
          </table:table-cell>
          <table:table-cell office:value-type="float" office:value="0.3583392" calcext:value-type="float">
            <text:p>0,3583392</text:p>
          </table:table-cell>
          <table:table-cell office:value-type="float" office:value="0.3235017" calcext:value-type="float">
            <text:p>0,3235017</text:p>
          </table:table-cell>
          <table:table-cell office:value-type="float" office:value="690.2261" calcext:value-type="float">
            <text:p>690,2261</text:p>
          </table:table-cell>
          <table:table-cell office:value-type="float" office:value="3.827746" calcext:value-type="float">
            <text:p>3,8277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1" calcext:value-type="float">
            <text:p>1031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232" calcext:value-type="float">
            <text:p>232</text:p>
          </table:table-cell>
          <table:table-cell office:value-type="float" office:value="5697697" calcext:value-type="float">
            <text:p>5697697</text:p>
          </table:table-cell>
          <table:table-cell office:value-type="float" office:value="374263616" calcext:value-type="float">
            <text:p>374263616</text:p>
          </table:table-cell>
        </table:table-row>
        <table:table-row table:style-name="ro2">
          <table:table-cell office:value-type="float" office:value="5718" calcext:value-type="float">
            <text:p>5718</text:p>
          </table:table-cell>
          <table:table-cell office:value-type="string" calcext:value-type="string">
            <text:p>14:37:21.077</text:p>
          </table:table-cell>
          <table:table-cell office:value-type="string" calcext:value-type="string">
            <text:p>00:00:05.717</text:p>
          </table:table-cell>
          <table:table-cell office:value-type="float" office:value="286" calcext:value-type="float">
            <text:p>286</text:p>
          </table:table-cell>
          <table:table-cell office:value-type="float" office:value="1029.94" calcext:value-type="float">
            <text:p>1029,94</text:p>
          </table:table-cell>
          <table:table-cell office:value-type="float" office:value="214.1904" calcext:value-type="float">
            <text:p>214,1904</text:p>
          </table:table-cell>
          <table:table-cell office:value-type="float" office:value="0.6185157" calcext:value-type="float">
            <text:p>0,6185157</text:p>
          </table:table-cell>
          <table:table-cell office:value-type="float" office:value="0.3163332" calcext:value-type="float">
            <text:p>0,3163332</text:p>
          </table:table-cell>
          <table:table-cell office:value-type="float" office:value="688.928" calcext:value-type="float">
            <text:p>688,928</text:p>
          </table:table-cell>
          <table:table-cell office:value-type="float" office:value="3.889558" calcext:value-type="float">
            <text:p>3,889558</text:p>
          </table:table-cell>
          <table:table-cell office:value-type="float" office:value="0" calcext:value-type="float">
            <text:p>0</text:p>
          </table:table-cell>
          <table:table-cell office:value-type="float" office:value="1040.647" calcext:value-type="float">
            <text:p>1040,647</text:p>
          </table:table-cell>
          <table:table-cell office:value-type="float" office:value="258.1421" calcext:value-type="float">
            <text:p>258,1421</text:p>
          </table:table-cell>
          <table:table-cell office:value-type="float" office:value="0.3578911" calcext:value-type="float">
            <text:p>0,3578911</text:p>
          </table:table-cell>
          <table:table-cell office:value-type="float" office:value="0.3234759" calcext:value-type="float">
            <text:p>0,3234759</text:p>
          </table:table-cell>
          <table:table-cell office:value-type="float" office:value="690.2261" calcext:value-type="float">
            <text:p>690,2261</text:p>
          </table:table-cell>
          <table:table-cell office:value-type="float" office:value="3.815859" calcext:value-type="float">
            <text:p>3,8158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36" calcext:value-type="float">
            <text:p>2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36" calcext:value-type="float">
            <text:p>236</text:p>
          </table:table-cell>
          <table:table-cell office:value-type="float" office:value="5717536" calcext:value-type="float">
            <text:p>5717536</text:p>
          </table:table-cell>
          <table:table-cell office:value-type="float" office:value="374283455" calcext:value-type="float">
            <text:p>374283455</text:p>
          </table:table-cell>
        </table:table-row>
        <table:table-row table:style-name="ro2">
          <table:table-cell office:value-type="float" office:value="5738" calcext:value-type="float">
            <text:p>5738</text:p>
          </table:table-cell>
          <table:table-cell office:value-type="string" calcext:value-type="string">
            <text:p>14:37:21.097</text:p>
          </table:table-cell>
          <table:table-cell office:value-type="string" calcext:value-type="string">
            <text:p>00:00:05.737</text:p>
          </table:table-cell>
          <table:table-cell office:value-type="float" office:value="287" calcext:value-type="float">
            <text:p>287</text:p>
          </table:table-cell>
          <table:table-cell office:value-type="float" office:value="1032.576" calcext:value-type="float">
            <text:p>1032,576</text:p>
          </table:table-cell>
          <table:table-cell office:value-type="float" office:value="236.4371" calcext:value-type="float">
            <text:p>236,4371</text:p>
          </table:table-cell>
          <table:table-cell office:value-type="float" office:value="0.6182305" calcext:value-type="float">
            <text:p>0,6182305</text:p>
          </table:table-cell>
          <table:table-cell office:value-type="float" office:value="0.3159499" calcext:value-type="float">
            <text:p>0,3159499</text:p>
          </table:table-cell>
          <table:table-cell office:value-type="float" office:value="688.928" calcext:value-type="float">
            <text:p>688,928</text:p>
          </table:table-cell>
          <table:table-cell office:value-type="float" office:value="3.92172" calcext:value-type="float">
            <text:p>3,92172</text:p>
          </table:table-cell>
          <table:table-cell office:value-type="float" office:value="0" calcext:value-type="float">
            <text:p>0</text:p>
          </table:table-cell>
          <table:table-cell office:value-type="float" office:value="1051.054" calcext:value-type="float">
            <text:p>1051,054</text:p>
          </table:table-cell>
          <table:table-cell office:value-type="float" office:value="251.9441" calcext:value-type="float">
            <text:p>251,9441</text:p>
          </table:table-cell>
          <table:table-cell office:value-type="float" office:value="0.3576737" calcext:value-type="float">
            <text:p>0,3576737</text:p>
          </table:table-cell>
          <table:table-cell office:value-type="float" office:value="0.3234563" calcext:value-type="float">
            <text:p>0,3234563</text:p>
          </table:table-cell>
          <table:table-cell office:value-type="float" office:value="690.2261" calcext:value-type="float">
            <text:p>690,2261</text:p>
          </table:table-cell>
          <table:table-cell office:value-type="float" office:value="3.790693" calcext:value-type="float">
            <text:p>3,7906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244" calcext:value-type="float">
            <text:p>244</text:p>
          </table:table-cell>
          <table:table-cell office:value-type="float" office:value="5737539" calcext:value-type="float">
            <text:p>5737539</text:p>
          </table:table-cell>
          <table:table-cell office:value-type="float" office:value="374303458" calcext:value-type="float">
            <text:p>374303458</text:p>
          </table:table-cell>
        </table:table-row>
        <table:table-row table:style-name="ro2">
          <table:table-cell office:value-type="float" office:value="5757" calcext:value-type="float">
            <text:p>5757</text:p>
          </table:table-cell>
          <table:table-cell office:value-type="string" calcext:value-type="string">
            <text:p>14:37:21.116</text:p>
          </table:table-cell>
          <table:table-cell office:value-type="string" calcext:value-type="string">
            <text:p>00:00:05.757</text:p>
          </table:table-cell>
          <table:table-cell office:value-type="float" office:value="288" calcext:value-type="float">
            <text:p>288</text:p>
          </table:table-cell>
          <table:table-cell office:value-type="float" office:value="1037.013" calcext:value-type="float">
            <text:p>1037,013</text:p>
          </table:table-cell>
          <table:table-cell office:value-type="float" office:value="237.9914" calcext:value-type="float">
            <text:p>237,9914</text:p>
          </table:table-cell>
          <table:table-cell office:value-type="float" office:value="0.6179233" calcext:value-type="float">
            <text:p>0,6179233</text:p>
          </table:table-cell>
          <table:table-cell office:value-type="float" office:value="0.3156479" calcext:value-type="float">
            <text:p>0,3156479</text:p>
          </table:table-cell>
          <table:table-cell office:value-type="float" office:value="689.0563" calcext:value-type="float">
            <text:p>689,0563</text:p>
          </table:table-cell>
          <table:table-cell office:value-type="float" office:value="3.920874" calcext:value-type="float">
            <text:p>3,920874</text:p>
          </table:table-cell>
          <table:table-cell office:value-type="float" office:value="0" calcext:value-type="float">
            <text:p>0</text:p>
          </table:table-cell>
          <table:table-cell office:value-type="float" office:value="1052.364" calcext:value-type="float">
            <text:p>1052,364</text:p>
          </table:table-cell>
          <table:table-cell office:value-type="float" office:value="243.5844" calcext:value-type="float">
            <text:p>243,5844</text:p>
          </table:table-cell>
          <table:table-cell office:value-type="float" office:value="0.3572184" calcext:value-type="float">
            <text:p>0,3572184</text:p>
          </table:table-cell>
          <table:table-cell office:value-type="float" office:value="0.3232448" calcext:value-type="float">
            <text:p>0,3232448</text:p>
          </table:table-cell>
          <table:table-cell office:value-type="float" office:value="691.446" calcext:value-type="float">
            <text:p>691,446</text:p>
          </table:table-cell>
          <table:table-cell office:value-type="float" office:value="3.800723" calcext:value-type="float">
            <text:p>3,8007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5" calcext:value-type="float">
            <text:p>1045</text:p>
          </table:table-cell>
          <table:table-cell office:value-type="float" office:value="241" calcext:value-type="float">
            <text:p>24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241" calcext:value-type="float">
            <text:p>241</text:p>
          </table:table-cell>
          <table:table-cell office:value-type="float" office:value="5757476" calcext:value-type="float">
            <text:p>5757476</text:p>
          </table:table-cell>
          <table:table-cell office:value-type="float" office:value="374323395" calcext:value-type="float">
            <text:p>374323395</text:p>
          </table:table-cell>
        </table:table-row>
        <table:table-row table:style-name="ro2">
          <table:table-cell office:value-type="float" office:value="5777" calcext:value-type="float">
            <text:p>5777</text:p>
          </table:table-cell>
          <table:table-cell office:value-type="string" calcext:value-type="string">
            <text:p>14:37:21.136</text:p>
          </table:table-cell>
          <table:table-cell office:value-type="string" calcext:value-type="string">
            <text:p>00:00:05.777</text:p>
          </table:table-cell>
          <table:table-cell office:value-type="float" office:value="289" calcext:value-type="float">
            <text:p>289</text:p>
          </table:table-cell>
          <table:table-cell office:value-type="float" office:value="1032.621" calcext:value-type="float">
            <text:p>1032,621</text:p>
          </table:table-cell>
          <table:table-cell office:value-type="float" office:value="205.7876" calcext:value-type="float">
            <text:p>205,7876</text:p>
          </table:table-cell>
          <table:table-cell office:value-type="float" office:value="0.6176676" calcext:value-type="float">
            <text:p>0,6176676</text:p>
          </table:table-cell>
          <table:table-cell office:value-type="float" office:value="0.3150436" calcext:value-type="float">
            <text:p>0,3150436</text:p>
          </table:table-cell>
          <table:table-cell office:value-type="float" office:value="689.0563" calcext:value-type="float">
            <text:p>689,0563</text:p>
          </table:table-cell>
          <table:table-cell office:value-type="float" office:value="3.965396" calcext:value-type="float">
            <text:p>3,965396</text:p>
          </table:table-cell>
          <table:table-cell office:value-type="float" office:value="0" calcext:value-type="float">
            <text:p>0</text:p>
          </table:table-cell>
          <table:table-cell office:value-type="float" office:value="1049.791" calcext:value-type="float">
            <text:p>1049,791</text:p>
          </table:table-cell>
          <table:table-cell office:value-type="float" office:value="264.4025" calcext:value-type="float">
            <text:p>264,4025</text:p>
          </table:table-cell>
          <table:table-cell office:value-type="float" office:value="0.3569442" calcext:value-type="float">
            <text:p>0,3569442</text:p>
          </table:table-cell>
          <table:table-cell office:value-type="float" office:value="0.323013" calcext:value-type="float">
            <text:p>0,323013</text:p>
          </table:table-cell>
          <table:table-cell office:value-type="float" office:value="691.446" calcext:value-type="float">
            <text:p>691,446</text:p>
          </table:table-cell>
          <table:table-cell office:value-type="float" office:value="3.816232" calcext:value-type="float">
            <text:p>3,8162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1" calcext:value-type="float">
            <text:p>1041</text:p>
          </table:table-cell>
          <table:table-cell office:value-type="float" office:value="235" calcext:value-type="float">
            <text:p>2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235" calcext:value-type="float">
            <text:p>235</text:p>
          </table:table-cell>
          <table:table-cell office:value-type="float" office:value="5777403" calcext:value-type="float">
            <text:p>5777403</text:p>
          </table:table-cell>
          <table:table-cell office:value-type="float" office:value="374343322" calcext:value-type="float">
            <text:p>374343322</text:p>
          </table:table-cell>
        </table:table-row>
        <table:table-row table:style-name="ro2">
          <table:table-cell office:value-type="float" office:value="5797" calcext:value-type="float">
            <text:p>5797</text:p>
          </table:table-cell>
          <table:table-cell office:value-type="string" calcext:value-type="string">
            <text:p>14:37:21.156</text:p>
          </table:table-cell>
          <table:table-cell office:value-type="string" calcext:value-type="string">
            <text:p>00:00:05.797</text:p>
          </table:table-cell>
          <table:table-cell office:value-type="float" office:value="290" calcext:value-type="float">
            <text:p>290</text:p>
          </table:table-cell>
          <table:table-cell office:value-type="float" office:value="1012.944" calcext:value-type="float">
            <text:p>1012,944</text:p>
          </table:table-cell>
          <table:table-cell office:value-type="float" office:value="203.7016" calcext:value-type="float">
            <text:p>203,7016</text:p>
          </table:table-cell>
          <table:table-cell office:value-type="float" office:value="0.6172858" calcext:value-type="float">
            <text:p>0,6172858</text:p>
          </table:table-cell>
          <table:table-cell office:value-type="float" office:value="0.3147017" calcext:value-type="float">
            <text:p>0,3147017</text:p>
          </table:table-cell>
          <table:table-cell office:value-type="float" office:value="689.0563" calcext:value-type="float">
            <text:p>689,0563</text:p>
          </table:table-cell>
          <table:table-cell office:value-type="float" office:value="3.973988" calcext:value-type="float">
            <text:p>3,973988</text:p>
          </table:table-cell>
          <table:table-cell office:value-type="float" office:value="0" calcext:value-type="float">
            <text:p>0</text:p>
          </table:table-cell>
          <table:table-cell office:value-type="float" office:value="1049.364" calcext:value-type="float">
            <text:p>1049,364</text:p>
          </table:table-cell>
          <table:table-cell office:value-type="float" office:value="252.0506" calcext:value-type="float">
            <text:p>252,0506</text:p>
          </table:table-cell>
          <table:table-cell office:value-type="float" office:value="0.356531" calcext:value-type="float">
            <text:p>0,356531</text:p>
          </table:table-cell>
          <table:table-cell office:value-type="float" office:value="0.3227031" calcext:value-type="float">
            <text:p>0,3227031</text:p>
          </table:table-cell>
          <table:table-cell office:value-type="float" office:value="691.446" calcext:value-type="float">
            <text:p>691,446</text:p>
          </table:table-cell>
          <table:table-cell office:value-type="float" office:value="3.858411" calcext:value-type="float">
            <text:p>3,858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1" calcext:value-type="float">
            <text:p>1031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228" calcext:value-type="float">
            <text:p>228</text:p>
          </table:table-cell>
          <table:table-cell office:value-type="float" office:value="5797438" calcext:value-type="float">
            <text:p>5797438</text:p>
          </table:table-cell>
          <table:table-cell office:value-type="float" office:value="374363357" calcext:value-type="float">
            <text:p>374363357</text:p>
          </table:table-cell>
        </table:table-row>
        <table:table-row table:style-name="ro2">
          <table:table-cell office:value-type="float" office:value="5817" calcext:value-type="float">
            <text:p>5817</text:p>
          </table:table-cell>
          <table:table-cell office:value-type="string" calcext:value-type="string">
            <text:p>14:37:21.176</text:p>
          </table:table-cell>
          <table:table-cell office:value-type="string" calcext:value-type="string">
            <text:p>00:00:05.817</text:p>
          </table:table-cell>
          <table:table-cell office:value-type="float" office:value="291" calcext:value-type="float">
            <text:p>291</text:p>
          </table:table-cell>
          <table:table-cell office:value-type="float" office:value="1023.161" calcext:value-type="float">
            <text:p>1023,161</text:p>
          </table:table-cell>
          <table:table-cell office:value-type="float" office:value="222.4868" calcext:value-type="float">
            <text:p>222,4868</text:p>
          </table:table-cell>
          <table:table-cell office:value-type="float" office:value="0.617087" calcext:value-type="float">
            <text:p>0,617087</text:p>
          </table:table-cell>
          <table:table-cell office:value-type="float" office:value="0.3140125" calcext:value-type="float">
            <text:p>0,3140125</text:p>
          </table:table-cell>
          <table:table-cell office:value-type="float" office:value="689.0563" calcext:value-type="float">
            <text:p>689,0563</text:p>
          </table:table-cell>
          <table:table-cell office:value-type="float" office:value="3.947217" calcext:value-type="float">
            <text:p>3,947217</text:p>
          </table:table-cell>
          <table:table-cell office:value-type="float" office:value="0" calcext:value-type="float">
            <text:p>0</text:p>
          </table:table-cell>
          <table:table-cell office:value-type="float" office:value="1046.631" calcext:value-type="float">
            <text:p>1046,631</text:p>
          </table:table-cell>
          <table:table-cell office:value-type="float" office:value="247.0475" calcext:value-type="float">
            <text:p>247,0475</text:p>
          </table:table-cell>
          <table:table-cell office:value-type="float" office:value="0.3563349" calcext:value-type="float">
            <text:p>0,3563349</text:p>
          </table:table-cell>
          <table:table-cell office:value-type="float" office:value="0.3225032" calcext:value-type="float">
            <text:p>0,3225032</text:p>
          </table:table-cell>
          <table:table-cell office:value-type="float" office:value="691.446" calcext:value-type="float">
            <text:p>691,446</text:p>
          </table:table-cell>
          <table:table-cell office:value-type="float" office:value="3.81806" calcext:value-type="float">
            <text:p>3,818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35" calcext:value-type="float">
            <text:p>2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35" calcext:value-type="float">
            <text:p>235</text:p>
          </table:table-cell>
          <table:table-cell office:value-type="float" office:value="5817280" calcext:value-type="float">
            <text:p>5817280</text:p>
          </table:table-cell>
          <table:table-cell office:value-type="float" office:value="374383199" calcext:value-type="float">
            <text:p>374383199</text:p>
          </table:table-cell>
        </table:table-row>
        <table:table-row table:style-name="ro2">
          <table:table-cell office:value-type="float" office:value="5837" calcext:value-type="float">
            <text:p>5837</text:p>
          </table:table-cell>
          <table:table-cell office:value-type="string" calcext:value-type="string">
            <text:p>14:37:21.196</text:p>
          </table:table-cell>
          <table:table-cell office:value-type="string" calcext:value-type="string">
            <text:p>00:00:05.837</text:p>
          </table:table-cell>
          <table:table-cell office:value-type="float" office:value="292" calcext:value-type="float">
            <text:p>292</text:p>
          </table:table-cell>
          <table:table-cell office:value-type="float" office:value="1027.238" calcext:value-type="float">
            <text:p>1027,238</text:p>
          </table:table-cell>
          <table:table-cell office:value-type="float" office:value="207.7937" calcext:value-type="float">
            <text:p>207,7937</text:p>
          </table:table-cell>
          <table:table-cell office:value-type="float" office:value="0.6169971" calcext:value-type="float">
            <text:p>0,6169971</text:p>
          </table:table-cell>
          <table:table-cell office:value-type="float" office:value="0.3138209" calcext:value-type="float">
            <text:p>0,3138209</text:p>
          </table:table-cell>
          <table:table-cell office:value-type="float" office:value="689.0563" calcext:value-type="float">
            <text:p>689,0563</text:p>
          </table:table-cell>
          <table:table-cell office:value-type="float" office:value="3.957251" calcext:value-type="float">
            <text:p>3,957251</text:p>
          </table:table-cell>
          <table:table-cell office:value-type="float" office:value="0" calcext:value-type="float">
            <text:p>0</text:p>
          </table:table-cell>
          <table:table-cell office:value-type="float" office:value="1060.623" calcext:value-type="float">
            <text:p>1060,623</text:p>
          </table:table-cell>
          <table:table-cell office:value-type="float" office:value="237.4095" calcext:value-type="float">
            <text:p>237,4095</text:p>
          </table:table-cell>
          <table:table-cell office:value-type="float" office:value="0.3562574" calcext:value-type="float">
            <text:p>0,3562574</text:p>
          </table:table-cell>
          <table:table-cell office:value-type="float" office:value="0.3221622" calcext:value-type="float">
            <text:p>0,3221622</text:p>
          </table:table-cell>
          <table:table-cell office:value-type="float" office:value="691.446" calcext:value-type="float">
            <text:p>691,446</text:p>
          </table:table-cell>
          <table:table-cell office:value-type="float" office:value="3.817433" calcext:value-type="float">
            <text:p>3,8174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4" calcext:value-type="float">
            <text:p>1044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223" calcext:value-type="float">
            <text:p>223</text:p>
          </table:table-cell>
          <table:table-cell office:value-type="float" office:value="5837209" calcext:value-type="float">
            <text:p>5837209</text:p>
          </table:table-cell>
          <table:table-cell office:value-type="float" office:value="374403128" calcext:value-type="float">
            <text:p>374403128</text:p>
          </table:table-cell>
        </table:table-row>
        <table:table-row table:style-name="ro2">
          <table:table-cell office:value-type="float" office:value="5857" calcext:value-type="float">
            <text:p>5857</text:p>
          </table:table-cell>
          <table:table-cell office:value-type="string" calcext:value-type="string">
            <text:p>14:37:21.216</text:p>
          </table:table-cell>
          <table:table-cell office:value-type="string" calcext:value-type="string">
            <text:p>00:00:05.857</text:p>
          </table:table-cell>
          <table:table-cell office:value-type="float" office:value="293" calcext:value-type="float">
            <text:p>293</text:p>
          </table:table-cell>
          <table:table-cell office:value-type="float" office:value="1022.523" calcext:value-type="float">
            <text:p>1022,523</text:p>
          </table:table-cell>
          <table:table-cell office:value-type="float" office:value="207.1023" calcext:value-type="float">
            <text:p>207,1023</text:p>
          </table:table-cell>
          <table:table-cell office:value-type="float" office:value="0.617018" calcext:value-type="float">
            <text:p>0,617018</text:p>
          </table:table-cell>
          <table:table-cell office:value-type="float" office:value="0.3136291" calcext:value-type="float">
            <text:p>0,3136291</text:p>
          </table:table-cell>
          <table:table-cell office:value-type="float" office:value="690.8154" calcext:value-type="float">
            <text:p>690,8154</text:p>
          </table:table-cell>
          <table:table-cell office:value-type="float" office:value="3.963943" calcext:value-type="float">
            <text:p>3,963943</text:p>
          </table:table-cell>
          <table:table-cell office:value-type="float" office:value="0" calcext:value-type="float">
            <text:p>0</text:p>
          </table:table-cell>
          <table:table-cell office:value-type="float" office:value="1055.679" calcext:value-type="float">
            <text:p>1055,679</text:p>
          </table:table-cell>
          <table:table-cell office:value-type="float" office:value="237.3917" calcext:value-type="float">
            <text:p>237,3917</text:p>
          </table:table-cell>
          <table:table-cell office:value-type="float" office:value="0.3562946" calcext:value-type="float">
            <text:p>0,3562946</text:p>
          </table:table-cell>
          <table:table-cell office:value-type="float" office:value="0.3221092" calcext:value-type="float">
            <text:p>0,3221092</text:p>
          </table:table-cell>
          <table:table-cell office:value-type="float" office:value="688.8591" calcext:value-type="float">
            <text:p>688,8591</text:p>
          </table:table-cell>
          <table:table-cell office:value-type="float" office:value="3.814674" calcext:value-type="float">
            <text:p>3,8146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9" calcext:value-type="float">
            <text:p>103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222" calcext:value-type="float">
            <text:p>222</text:p>
          </table:table-cell>
          <table:table-cell office:value-type="float" office:value="5857171" calcext:value-type="float">
            <text:p>5857171</text:p>
          </table:table-cell>
          <table:table-cell office:value-type="float" office:value="374423090" calcext:value-type="float">
            <text:p>374423090</text:p>
          </table:table-cell>
        </table:table-row>
        <table:table-row table:style-name="ro2">
          <table:table-cell office:value-type="float" office:value="5877" calcext:value-type="float">
            <text:p>5877</text:p>
          </table:table-cell>
          <table:table-cell office:value-type="string" calcext:value-type="string">
            <text:p>14:37:21.236</text:p>
          </table:table-cell>
          <table:table-cell office:value-type="string" calcext:value-type="string">
            <text:p>00:00:05.877</text:p>
          </table:table-cell>
          <table:table-cell office:value-type="float" office:value="294" calcext:value-type="float">
            <text:p>294</text:p>
          </table:table-cell>
          <table:table-cell office:value-type="float" office:value="1018.47" calcext:value-type="float">
            <text:p>1018,47</text:p>
          </table:table-cell>
          <table:table-cell office:value-type="float" office:value="196.8012" calcext:value-type="float">
            <text:p>196,8012</text:p>
          </table:table-cell>
          <table:table-cell office:value-type="float" office:value="0.6171082" calcext:value-type="float">
            <text:p>0,6171082</text:p>
          </table:table-cell>
          <table:table-cell office:value-type="float" office:value="0.3138407" calcext:value-type="float">
            <text:p>0,3138407</text:p>
          </table:table-cell>
          <table:table-cell office:value-type="float" office:value="690.8154" calcext:value-type="float">
            <text:p>690,8154</text:p>
          </table:table-cell>
          <table:table-cell office:value-type="float" office:value="4.010477" calcext:value-type="float">
            <text:p>4,010477</text:p>
          </table:table-cell>
          <table:table-cell office:value-type="float" office:value="0" calcext:value-type="float">
            <text:p>0</text:p>
          </table:table-cell>
          <table:table-cell office:value-type="float" office:value="1040.766" calcext:value-type="float">
            <text:p>1040,766</text:p>
          </table:table-cell>
          <table:table-cell office:value-type="float" office:value="256.362" calcext:value-type="float">
            <text:p>256,362</text:p>
          </table:table-cell>
          <table:table-cell office:value-type="float" office:value="0.356374" calcext:value-type="float">
            <text:p>0,356374</text:p>
          </table:table-cell>
          <table:table-cell office:value-type="float" office:value="0.3223602" calcext:value-type="float">
            <text:p>0,3223602</text:p>
          </table:table-cell>
          <table:table-cell office:value-type="float" office:value="688.8591" calcext:value-type="float">
            <text:p>688,8591</text:p>
          </table:table-cell>
          <table:table-cell office:value-type="float" office:value="3.817165" calcext:value-type="float">
            <text:p>3,817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0" calcext:value-type="float">
            <text:p>1030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227" calcext:value-type="float">
            <text:p>227</text:p>
          </table:table-cell>
          <table:table-cell office:value-type="float" office:value="5877269" calcext:value-type="float">
            <text:p>5877269</text:p>
          </table:table-cell>
          <table:table-cell office:value-type="float" office:value="374443188" calcext:value-type="float">
            <text:p>374443188</text:p>
          </table:table-cell>
        </table:table-row>
        <table:table-row table:style-name="ro2">
          <table:table-cell office:value-type="float" office:value="5897" calcext:value-type="float">
            <text:p>5897</text:p>
          </table:table-cell>
          <table:table-cell office:value-type="string" calcext:value-type="string">
            <text:p>14:37:21.256</text:p>
          </table:table-cell>
          <table:table-cell office:value-type="string" calcext:value-type="string">
            <text:p>00:00:05.897</text:p>
          </table:table-cell>
          <table:table-cell office:value-type="float" office:value="295" calcext:value-type="float">
            <text:p>295</text:p>
          </table:table-cell>
          <table:table-cell office:value-type="float" office:value="1011.553" calcext:value-type="float">
            <text:p>1011,553</text:p>
          </table:table-cell>
          <table:table-cell office:value-type="float" office:value="226.8467" calcext:value-type="float">
            <text:p>226,8467</text:p>
          </table:table-cell>
          <table:table-cell office:value-type="float" office:value="0.6172656" calcext:value-type="float">
            <text:p>0,6172656</text:p>
          </table:table-cell>
          <table:table-cell office:value-type="float" office:value="0.3140585" calcext:value-type="float">
            <text:p>0,3140585</text:p>
          </table:table-cell>
          <table:table-cell office:value-type="float" office:value="690.8154" calcext:value-type="float">
            <text:p>690,8154</text:p>
          </table:table-cell>
          <table:table-cell office:value-type="float" office:value="3.989362" calcext:value-type="float">
            <text:p>3,989362</text:p>
          </table:table-cell>
          <table:table-cell office:value-type="float" office:value="0" calcext:value-type="float">
            <text:p>0</text:p>
          </table:table-cell>
          <table:table-cell office:value-type="float" office:value="1041.15" calcext:value-type="float">
            <text:p>1041,15</text:p>
          </table:table-cell>
          <table:table-cell office:value-type="float" office:value="258.2117" calcext:value-type="float">
            <text:p>258,2117</text:p>
          </table:table-cell>
          <table:table-cell office:value-type="float" office:value="0.3565583" calcext:value-type="float">
            <text:p>0,3565583</text:p>
          </table:table-cell>
          <table:table-cell office:value-type="float" office:value="0.3225858" calcext:value-type="float">
            <text:p>0,3225858</text:p>
          </table:table-cell>
          <table:table-cell office:value-type="float" office:value="688.8591" calcext:value-type="float">
            <text:p>688,8591</text:p>
          </table:table-cell>
          <table:table-cell office:value-type="float" office:value="3.813094" calcext:value-type="float">
            <text:p>3,8130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6" calcext:value-type="float">
            <text:p>1026</text:p>
          </table:table-cell>
          <table:table-cell office:value-type="float" office:value="243" calcext:value-type="float">
            <text:p>24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243" calcext:value-type="float">
            <text:p>243</text:p>
          </table:table-cell>
          <table:table-cell office:value-type="float" office:value="5897028" calcext:value-type="float">
            <text:p>5897028</text:p>
          </table:table-cell>
          <table:table-cell office:value-type="float" office:value="374462947" calcext:value-type="float">
            <text:p>374462947</text:p>
          </table:table-cell>
        </table:table-row>
        <table:table-row table:style-name="ro2">
          <table:table-cell office:value-type="float" office:value="5917" calcext:value-type="float">
            <text:p>5917</text:p>
          </table:table-cell>
          <table:table-cell office:value-type="string" calcext:value-type="string">
            <text:p>14:37:21.276</text:p>
          </table:table-cell>
          <table:table-cell office:value-type="string" calcext:value-type="string">
            <text:p>00:00:05.916</text:p>
          </table:table-cell>
          <table:table-cell office:value-type="float" office:value="296" calcext:value-type="float">
            <text:p>296</text:p>
          </table:table-cell>
          <table:table-cell office:value-type="float" office:value="1031.893" calcext:value-type="float">
            <text:p>1031,893</text:p>
          </table:table-cell>
          <table:table-cell office:value-type="float" office:value="203.4025" calcext:value-type="float">
            <text:p>203,4025</text:p>
          </table:table-cell>
          <table:table-cell office:value-type="float" office:value="0.6175603" calcext:value-type="float">
            <text:p>0,6175603</text:p>
          </table:table-cell>
          <table:table-cell office:value-type="float" office:value="0.3146321" calcext:value-type="float">
            <text:p>0,3146321</text:p>
          </table:table-cell>
          <table:table-cell office:value-type="float" office:value="690.8154" calcext:value-type="float">
            <text:p>690,8154</text:p>
          </table:table-cell>
          <table:table-cell office:value-type="float" office:value="3.924804" calcext:value-type="float">
            <text:p>3,924804</text:p>
          </table:table-cell>
          <table:table-cell office:value-type="float" office:value="0" calcext:value-type="float">
            <text:p>0</text:p>
          </table:table-cell>
          <table:table-cell office:value-type="float" office:value="1049.851" calcext:value-type="float">
            <text:p>1049,851</text:p>
          </table:table-cell>
          <table:table-cell office:value-type="float" office:value="272.8415" calcext:value-type="float">
            <text:p>272,8415</text:p>
          </table:table-cell>
          <table:table-cell office:value-type="float" office:value="0.356864" calcext:value-type="float">
            <text:p>0,356864</text:p>
          </table:table-cell>
          <table:table-cell office:value-type="float" office:value="0.3228473" calcext:value-type="float">
            <text:p>0,3228473</text:p>
          </table:table-cell>
          <table:table-cell office:value-type="float" office:value="688.8591" calcext:value-type="float">
            <text:p>688,8591</text:p>
          </table:table-cell>
          <table:table-cell office:value-type="float" office:value="3.823579" calcext:value-type="float">
            <text:p>3,8235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1" calcext:value-type="float">
            <text:p>1041</text:p>
          </table:table-cell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238" calcext:value-type="float">
            <text:p>238</text:p>
          </table:table-cell>
          <table:table-cell office:value-type="float" office:value="5916888" calcext:value-type="float">
            <text:p>5916888</text:p>
          </table:table-cell>
          <table:table-cell office:value-type="float" office:value="374482807" calcext:value-type="float">
            <text:p>374482807</text:p>
          </table:table-cell>
        </table:table-row>
        <table:table-row table:style-name="ro2">
          <table:table-cell office:value-type="float" office:value="5937" calcext:value-type="float">
            <text:p>5937</text:p>
          </table:table-cell>
          <table:table-cell office:value-type="string" calcext:value-type="string">
            <text:p>14:37:21.296</text:p>
          </table:table-cell>
          <table:table-cell office:value-type="string" calcext:value-type="string">
            <text:p>00:00:05.936</text:p>
          </table:table-cell>
          <table:table-cell office:value-type="float" office:value="297" calcext:value-type="float">
            <text:p>297</text:p>
          </table:table-cell>
          <table:table-cell office:value-type="float" office:value="1027.944" calcext:value-type="float">
            <text:p>1027,944</text:p>
          </table:table-cell>
          <table:table-cell office:value-type="float" office:value="224.6745" calcext:value-type="float">
            <text:p>224,6745</text:p>
          </table:table-cell>
          <table:table-cell office:value-type="float" office:value="0.6177343" calcext:value-type="float">
            <text:p>0,6177343</text:p>
          </table:table-cell>
          <table:table-cell office:value-type="float" office:value="0.3149348" calcext:value-type="float">
            <text:p>0,3149348</text:p>
          </table:table-cell>
          <table:table-cell office:value-type="float" office:value="690.8154" calcext:value-type="float">
            <text:p>690,8154</text:p>
          </table:table-cell>
          <table:table-cell office:value-type="float" office:value="4.010347" calcext:value-type="float">
            <text:p>4,010347</text:p>
          </table:table-cell>
          <table:table-cell office:value-type="float" office:value="0" calcext:value-type="float">
            <text:p>0</text:p>
          </table:table-cell>
          <table:table-cell office:value-type="float" office:value="1041.717" calcext:value-type="float">
            <text:p>1041,717</text:p>
          </table:table-cell>
          <table:table-cell office:value-type="float" office:value="250.5309" calcext:value-type="float">
            <text:p>250,5309</text:p>
          </table:table-cell>
          <table:table-cell office:value-type="float" office:value="0.3570049" calcext:value-type="float">
            <text:p>0,3570049</text:p>
          </table:table-cell>
          <table:table-cell office:value-type="float" office:value="0.3233331" calcext:value-type="float">
            <text:p>0,3233331</text:p>
          </table:table-cell>
          <table:table-cell office:value-type="float" office:value="688.8591" calcext:value-type="float">
            <text:p>688,8591</text:p>
          </table:table-cell>
          <table:table-cell office:value-type="float" office:value="3.791825" calcext:value-type="float">
            <text:p>3,7918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38" calcext:value-type="float">
            <text:p>238</text:p>
          </table:table-cell>
          <table:table-cell office:value-type="float" office:value="5936947" calcext:value-type="float">
            <text:p>5936947</text:p>
          </table:table-cell>
          <table:table-cell office:value-type="float" office:value="374502866" calcext:value-type="float">
            <text:p>374502866</text:p>
          </table:table-cell>
        </table:table-row>
        <table:table-row table:style-name="ro2">
          <table:table-cell office:value-type="float" office:value="5957" calcext:value-type="float">
            <text:p>5957</text:p>
          </table:table-cell>
          <table:table-cell office:value-type="string" calcext:value-type="string">
            <text:p>14:37:21.316</text:p>
          </table:table-cell>
          <table:table-cell office:value-type="string" calcext:value-type="string">
            <text:p>00:00:05.956</text:p>
          </table:table-cell>
          <table:table-cell office:value-type="float" office:value="298" calcext:value-type="float">
            <text:p>298</text:p>
          </table:table-cell>
          <table:table-cell office:value-type="float" office:value="1025.102" calcext:value-type="float">
            <text:p>1025,102</text:p>
          </table:table-cell>
          <table:table-cell office:value-type="float" office:value="221.0277" calcext:value-type="float">
            <text:p>221,0277</text:p>
          </table:table-cell>
          <table:table-cell office:value-type="float" office:value="0.617811" calcext:value-type="float">
            <text:p>0,617811</text:p>
          </table:table-cell>
          <table:table-cell office:value-type="float" office:value="0.3153139" calcext:value-type="float">
            <text:p>0,3153139</text:p>
          </table:table-cell>
          <table:table-cell office:value-type="float" office:value="689.152" calcext:value-type="float">
            <text:p>689,152</text:p>
          </table:table-cell>
          <table:table-cell office:value-type="float" office:value="3.974357" calcext:value-type="float">
            <text:p>3,974357</text:p>
          </table:table-cell>
          <table:table-cell office:value-type="float" office:value="0" calcext:value-type="float">
            <text:p>0</text:p>
          </table:table-cell>
          <table:table-cell office:value-type="float" office:value="1047.19" calcext:value-type="float">
            <text:p>1047,19</text:p>
          </table:table-cell>
          <table:table-cell office:value-type="float" office:value="249.4983" calcext:value-type="float">
            <text:p>249,4983</text:p>
          </table:table-cell>
          <table:table-cell office:value-type="float" office:value="0.3570936" calcext:value-type="float">
            <text:p>0,3570936</text:p>
          </table:table-cell>
          <table:table-cell office:value-type="float" office:value="0.3233974" calcext:value-type="float">
            <text:p>0,3233974</text:p>
          </table:table-cell>
          <table:table-cell office:value-type="float" office:value="690.9589" calcext:value-type="float">
            <text:p>690,9589</text:p>
          </table:table-cell>
          <table:table-cell office:value-type="float" office:value="3.801478" calcext:value-type="float">
            <text:p>3,80147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float" office:value="235" calcext:value-type="float">
            <text:p>2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235" calcext:value-type="float">
            <text:p>235</text:p>
          </table:table-cell>
          <table:table-cell office:value-type="float" office:value="5956773" calcext:value-type="float">
            <text:p>5956773</text:p>
          </table:table-cell>
          <table:table-cell office:value-type="float" office:value="374522692" calcext:value-type="float">
            <text:p>374522692</text:p>
          </table:table-cell>
        </table:table-row>
        <table:table-row table:style-name="ro2">
          <table:table-cell office:value-type="float" office:value="5977" calcext:value-type="float">
            <text:p>5977</text:p>
          </table:table-cell>
          <table:table-cell office:value-type="string" calcext:value-type="string">
            <text:p>14:37:21.336</text:p>
          </table:table-cell>
          <table:table-cell office:value-type="string" calcext:value-type="string">
            <text:p>00:00:05.976</text:p>
          </table:table-cell>
          <table:table-cell office:value-type="float" office:value="299" calcext:value-type="float">
            <text:p>299</text:p>
          </table:table-cell>
          <table:table-cell office:value-type="float" office:value="1015.503" calcext:value-type="float">
            <text:p>1015,503</text:p>
          </table:table-cell>
          <table:table-cell office:value-type="float" office:value="217.6098" calcext:value-type="float">
            <text:p>217,6098</text:p>
          </table:table-cell>
          <table:table-cell office:value-type="float" office:value="0.6178586" calcext:value-type="float">
            <text:p>0,6178586</text:p>
          </table:table-cell>
          <table:table-cell office:value-type="float" office:value="0.3154486" calcext:value-type="float">
            <text:p>0,3154486</text:p>
          </table:table-cell>
          <table:table-cell office:value-type="float" office:value="689.152" calcext:value-type="float">
            <text:p>689,152</text:p>
          </table:table-cell>
          <table:table-cell office:value-type="float" office:value="3.9049" calcext:value-type="float">
            <text:p>3,9049</text:p>
          </table:table-cell>
          <table:table-cell office:value-type="float" office:value="0" calcext:value-type="float">
            <text:p>0</text:p>
          </table:table-cell>
          <table:table-cell office:value-type="float" office:value="1042.179" calcext:value-type="float">
            <text:p>1042,179</text:p>
          </table:table-cell>
          <table:table-cell office:value-type="float" office:value="267.2876" calcext:value-type="float">
            <text:p>267,2876</text:p>
          </table:table-cell>
          <table:table-cell office:value-type="float" office:value="0.357121" calcext:value-type="float">
            <text:p>0,357121</text:p>
          </table:table-cell>
          <table:table-cell office:value-type="float" office:value="0.3235251" calcext:value-type="float">
            <text:p>0,3235251</text:p>
          </table:table-cell>
          <table:table-cell office:value-type="float" office:value="690.9589" calcext:value-type="float">
            <text:p>690,9589</text:p>
          </table:table-cell>
          <table:table-cell office:value-type="float" office:value="3.827935" calcext:value-type="float">
            <text:p>3,82793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9" calcext:value-type="float">
            <text:p>1029</text:p>
          </table:table-cell>
          <table:table-cell office:value-type="float" office:value="242" calcext:value-type="float">
            <text:p>2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242" calcext:value-type="float">
            <text:p>242</text:p>
          </table:table-cell>
          <table:table-cell office:value-type="float" office:value="5976746" calcext:value-type="float">
            <text:p>5976746</text:p>
          </table:table-cell>
          <table:table-cell office:value-type="float" office:value="374542665" calcext:value-type="float">
            <text:p>374542665</text:p>
          </table:table-cell>
        </table:table-row>
        <table:table-row table:style-name="ro2">
          <table:table-cell office:value-type="float" office:value="5997" calcext:value-type="float">
            <text:p>5997</text:p>
          </table:table-cell>
          <table:table-cell office:value-type="string" calcext:value-type="string">
            <text:p>14:37:21.356</text:p>
          </table:table-cell>
          <table:table-cell office:value-type="string" calcext:value-type="string">
            <text:p>00:00:05.996</text:p>
          </table:table-cell>
          <table:table-cell office:value-type="float" office:value="300" calcext:value-type="float">
            <text:p>300</text:p>
          </table:table-cell>
          <table:table-cell office:value-type="float" office:value="1012.2" calcext:value-type="float">
            <text:p>1012,2</text:p>
          </table:table-cell>
          <table:table-cell office:value-type="float" office:value="195.323" calcext:value-type="float">
            <text:p>195,323</text:p>
          </table:table-cell>
          <table:table-cell office:value-type="float" office:value="0.618017" calcext:value-type="float">
            <text:p>0,618017</text:p>
          </table:table-cell>
          <table:table-cell office:value-type="float" office:value="0.3155333" calcext:value-type="float">
            <text:p>0,3155333</text:p>
          </table:table-cell>
          <table:table-cell office:value-type="float" office:value="689.152" calcext:value-type="float">
            <text:p>689,152</text:p>
          </table:table-cell>
          <table:table-cell office:value-type="float" office:value="3.955346" calcext:value-type="float">
            <text:p>3,955346</text:p>
          </table:table-cell>
          <table:table-cell office:value-type="float" office:value="0" calcext:value-type="float">
            <text:p>0</text:p>
          </table:table-cell>
          <table:table-cell office:value-type="float" office:value="1053.763" calcext:value-type="float">
            <text:p>1053,763</text:p>
          </table:table-cell>
          <table:table-cell office:value-type="float" office:value="261.5832" calcext:value-type="float">
            <text:p>261,5832</text:p>
          </table:table-cell>
          <table:table-cell office:value-type="float" office:value="0.3572591" calcext:value-type="float">
            <text:p>0,3572591</text:p>
          </table:table-cell>
          <table:table-cell office:value-type="float" office:value="0.3234871" calcext:value-type="float">
            <text:p>0,3234871</text:p>
          </table:table-cell>
          <table:table-cell office:value-type="float" office:value="690.9589" calcext:value-type="float">
            <text:p>690,9589</text:p>
          </table:table-cell>
          <table:table-cell office:value-type="float" office:value="3.795869" calcext:value-type="float">
            <text:p>3,7958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3" calcext:value-type="float">
            <text:p>1033</text:p>
          </table:table-cell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228" calcext:value-type="float">
            <text:p>228</text:p>
          </table:table-cell>
          <table:table-cell office:value-type="float" office:value="5996674" calcext:value-type="float">
            <text:p>5996674</text:p>
          </table:table-cell>
          <table:table-cell office:value-type="float" office:value="374562593" calcext:value-type="float">
            <text:p>374562593</text:p>
          </table:table-cell>
        </table:table-row>
        <table:table-row table:style-name="ro2">
          <table:table-cell office:value-type="float" office:value="6017" calcext:value-type="float">
            <text:p>6017</text:p>
          </table:table-cell>
          <table:table-cell office:value-type="string" calcext:value-type="string">
            <text:p>14:37:21.376</text:p>
          </table:table-cell>
          <table:table-cell office:value-type="string" calcext:value-type="string">
            <text:p>00:00:06.016</text:p>
          </table:table-cell>
          <table:table-cell office:value-type="float" office:value="301" calcext:value-type="float">
            <text:p>301</text:p>
          </table:table-cell>
          <table:table-cell office:value-type="float" office:value="1041.893" calcext:value-type="float">
            <text:p>1041,893</text:p>
          </table:table-cell>
          <table:table-cell office:value-type="float" office:value="206.4974" calcext:value-type="float">
            <text:p>206,4974</text:p>
          </table:table-cell>
          <table:table-cell office:value-type="float" office:value="0.6182904" calcext:value-type="float">
            <text:p>0,6182904</text:p>
          </table:table-cell>
          <table:table-cell office:value-type="float" office:value="0.3155135" calcext:value-type="float">
            <text:p>0,3155135</text:p>
          </table:table-cell>
          <table:table-cell office:value-type="float" office:value="689.152" calcext:value-type="float">
            <text:p>689,152</text:p>
          </table:table-cell>
          <table:table-cell office:value-type="float" office:value="3.916785" calcext:value-type="float">
            <text:p>3,916785</text:p>
          </table:table-cell>
          <table:table-cell office:value-type="float" office:value="0" calcext:value-type="float">
            <text:p>0</text:p>
          </table:table-cell>
          <table:table-cell office:value-type="float" office:value="1067.588" calcext:value-type="float">
            <text:p>1067,588</text:p>
          </table:table-cell>
          <table:table-cell office:value-type="float" office:value="245.9086" calcext:value-type="float">
            <text:p>245,9086</text:p>
          </table:table-cell>
          <table:table-cell office:value-type="float" office:value="0.3575921" calcext:value-type="float">
            <text:p>0,3575921</text:p>
          </table:table-cell>
          <table:table-cell office:value-type="float" office:value="0.3234557" calcext:value-type="float">
            <text:p>0,3234557</text:p>
          </table:table-cell>
          <table:table-cell office:value-type="float" office:value="690.9589" calcext:value-type="float">
            <text:p>690,9589</text:p>
          </table:table-cell>
          <table:table-cell office:value-type="float" office:value="3.808042" calcext:value-type="float">
            <text:p>3,8080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55" calcext:value-type="float">
            <text:p>1055</text:p>
          </table:table-cell>
          <table:table-cell office:value-type="float" office:value="226" calcext:value-type="float">
            <text:p>2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226" calcext:value-type="float">
            <text:p>226</text:p>
          </table:table-cell>
          <table:table-cell office:value-type="float" office:value="6016512" calcext:value-type="float">
            <text:p>6016512</text:p>
          </table:table-cell>
          <table:table-cell office:value-type="float" office:value="374582431" calcext:value-type="float">
            <text:p>374582431</text:p>
          </table:table-cell>
        </table:table-row>
        <table:table-row table:style-name="ro2">
          <table:table-cell office:value-type="float" office:value="6037" calcext:value-type="float">
            <text:p>6037</text:p>
          </table:table-cell>
          <table:table-cell office:value-type="string" calcext:value-type="string">
            <text:p>14:37:21.396</text:p>
          </table:table-cell>
          <table:table-cell office:value-type="string" calcext:value-type="string">
            <text:p>00:00:06.036</text:p>
          </table:table-cell>
          <table:table-cell office:value-type="float" office:value="302" calcext:value-type="float">
            <text:p>302</text:p>
          </table:table-cell>
          <table:table-cell office:value-type="float" office:value="1027.97" calcext:value-type="float">
            <text:p>1027,97</text:p>
          </table:table-cell>
          <table:table-cell office:value-type="float" office:value="211.587" calcext:value-type="float">
            <text:p>211,587</text:p>
          </table:table-cell>
          <table:table-cell office:value-type="float" office:value="0.6184654" calcext:value-type="float">
            <text:p>0,6184654</text:p>
          </table:table-cell>
          <table:table-cell office:value-type="float" office:value="0.3155085" calcext:value-type="float">
            <text:p>0,3155085</text:p>
          </table:table-cell>
          <table:table-cell office:value-type="float" office:value="689.152" calcext:value-type="float">
            <text:p>689,152</text:p>
          </table:table-cell>
          <table:table-cell office:value-type="float" office:value="3.892192" calcext:value-type="float">
            <text:p>3,892192</text:p>
          </table:table-cell>
          <table:table-cell office:value-type="float" office:value="0" calcext:value-type="float">
            <text:p>0</text:p>
          </table:table-cell>
          <table:table-cell office:value-type="float" office:value="1044.495" calcext:value-type="float">
            <text:p>1044,495</text:p>
          </table:table-cell>
          <table:table-cell office:value-type="float" office:value="253.1848" calcext:value-type="float">
            <text:p>253,1848</text:p>
          </table:table-cell>
          <table:table-cell office:value-type="float" office:value="0.3577424" calcext:value-type="float">
            <text:p>0,3577424</text:p>
          </table:table-cell>
          <table:table-cell office:value-type="float" office:value="0.323441" calcext:value-type="float">
            <text:p>0,323441</text:p>
          </table:table-cell>
          <table:table-cell office:value-type="float" office:value="690.9589" calcext:value-type="float">
            <text:p>690,9589</text:p>
          </table:table-cell>
          <table:table-cell office:value-type="float" office:value="3.824532" calcext:value-type="float">
            <text:p>3,8245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232" calcext:value-type="float">
            <text:p>232</text:p>
          </table:table-cell>
          <table:table-cell office:value-type="float" office:value="6036543" calcext:value-type="float">
            <text:p>6036543</text:p>
          </table:table-cell>
          <table:table-cell office:value-type="float" office:value="374602462" calcext:value-type="float">
            <text:p>374602462</text:p>
          </table:table-cell>
        </table:table-row>
        <table:table-row table:style-name="ro2">
          <table:table-cell office:value-type="float" office:value="6056" calcext:value-type="float">
            <text:p>6056</text:p>
          </table:table-cell>
          <table:table-cell office:value-type="string" calcext:value-type="string">
            <text:p>14:37:21.415</text:p>
          </table:table-cell>
          <table:table-cell office:value-type="string" calcext:value-type="string">
            <text:p>00:00:06.056</text:p>
          </table:table-cell>
          <table:table-cell office:value-type="float" office:value="303" calcext:value-type="float">
            <text:p>303</text:p>
          </table:table-cell>
          <table:table-cell office:value-type="float" office:value="1031.997" calcext:value-type="float">
            <text:p>1031,997</text:p>
          </table:table-cell>
          <table:table-cell office:value-type="float" office:value="202.8178" calcext:value-type="float">
            <text:p>202,8178</text:p>
          </table:table-cell>
          <table:table-cell office:value-type="float" office:value="0.6186274" calcext:value-type="float">
            <text:p>0,6186274</text:p>
          </table:table-cell>
          <table:table-cell office:value-type="float" office:value="0.3155809" calcext:value-type="float">
            <text:p>0,3155809</text:p>
          </table:table-cell>
          <table:table-cell office:value-type="float" office:value="689.2767" calcext:value-type="float">
            <text:p>689,2767</text:p>
          </table:table-cell>
          <table:table-cell office:value-type="float" office:value="3.9074" calcext:value-type="float">
            <text:p>3,9074</text:p>
          </table:table-cell>
          <table:table-cell office:value-type="float" office:value="0" calcext:value-type="float">
            <text:p>0</text:p>
          </table:table-cell>
          <table:table-cell office:value-type="float" office:value="1053.522" calcext:value-type="float">
            <text:p>1053,522</text:p>
          </table:table-cell>
          <table:table-cell office:value-type="float" office:value="243.4144" calcext:value-type="float">
            <text:p>243,4144</text:p>
          </table:table-cell>
          <table:table-cell office:value-type="float" office:value="0.3578562" calcext:value-type="float">
            <text:p>0,3578562</text:p>
          </table:table-cell>
          <table:table-cell office:value-type="float" office:value="0.323379" calcext:value-type="float">
            <text:p>0,323379</text:p>
          </table:table-cell>
          <table:table-cell office:value-type="float" office:value="691.7347" calcext:value-type="float">
            <text:p>691,7347</text:p>
          </table:table-cell>
          <table:table-cell office:value-type="float" office:value="3.8154" calcext:value-type="float">
            <text:p>3,81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3" calcext:value-type="float">
            <text:p>1043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223" calcext:value-type="float">
            <text:p>223</text:p>
          </table:table-cell>
          <table:table-cell office:value-type="float" office:value="6056479" calcext:value-type="float">
            <text:p>6056479</text:p>
          </table:table-cell>
          <table:table-cell office:value-type="float" office:value="374622398" calcext:value-type="float">
            <text:p>374622398</text:p>
          </table:table-cell>
        </table:table-row>
        <table:table-row table:style-name="ro2">
          <table:table-cell office:value-type="float" office:value="6076" calcext:value-type="float">
            <text:p>6076</text:p>
          </table:table-cell>
          <table:table-cell office:value-type="string" calcext:value-type="string">
            <text:p>14:37:21.435</text:p>
          </table:table-cell>
          <table:table-cell office:value-type="string" calcext:value-type="string">
            <text:p>00:00:06.076</text:p>
          </table:table-cell>
          <table:table-cell office:value-type="float" office:value="304" calcext:value-type="float">
            <text:p>304</text:p>
          </table:table-cell>
          <table:table-cell office:value-type="float" office:value="1027.504" calcext:value-type="float">
            <text:p>1027,504</text:p>
          </table:table-cell>
          <table:table-cell office:value-type="float" office:value="199.0813" calcext:value-type="float">
            <text:p>199,0813</text:p>
          </table:table-cell>
          <table:table-cell office:value-type="float" office:value="0.6187491" calcext:value-type="float">
            <text:p>0,6187491</text:p>
          </table:table-cell>
          <table:table-cell office:value-type="float" office:value="0.3157125" calcext:value-type="float">
            <text:p>0,3157125</text:p>
          </table:table-cell>
          <table:table-cell office:value-type="float" office:value="689.2767" calcext:value-type="float">
            <text:p>689,2767</text:p>
          </table:table-cell>
          <table:table-cell office:value-type="float" office:value="3.888841" calcext:value-type="float">
            <text:p>3,888841</text:p>
          </table:table-cell>
          <table:table-cell office:value-type="float" office:value="0" calcext:value-type="float">
            <text:p>0</text:p>
          </table:table-cell>
          <table:table-cell office:value-type="float" office:value="1042.663" calcext:value-type="float">
            <text:p>1042,663</text:p>
          </table:table-cell>
          <table:table-cell office:value-type="float" office:value="248.9342" calcext:value-type="float">
            <text:p>248,9342</text:p>
          </table:table-cell>
          <table:table-cell office:value-type="float" office:value="0.3579703" calcext:value-type="float">
            <text:p>0,3579703</text:p>
          </table:table-cell>
          <table:table-cell office:value-type="float" office:value="0.3234689" calcext:value-type="float">
            <text:p>0,3234689</text:p>
          </table:table-cell>
          <table:table-cell office:value-type="float" office:value="691.7347" calcext:value-type="float">
            <text:p>691,7347</text:p>
          </table:table-cell>
          <table:table-cell office:value-type="float" office:value="3.778497" calcext:value-type="float">
            <text:p>3,7784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24" calcext:value-type="float">
            <text:p>2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24" calcext:value-type="float">
            <text:p>224</text:p>
          </table:table-cell>
          <table:table-cell office:value-type="float" office:value="6076363" calcext:value-type="float">
            <text:p>6076363</text:p>
          </table:table-cell>
          <table:table-cell office:value-type="float" office:value="374642282" calcext:value-type="float">
            <text:p>374642282</text:p>
          </table:table-cell>
        </table:table-row>
        <table:table-row table:style-name="ro2">
          <table:table-cell office:value-type="float" office:value="6096" calcext:value-type="float">
            <text:p>6096</text:p>
          </table:table-cell>
          <table:table-cell office:value-type="string" calcext:value-type="string">
            <text:p>14:37:21.455</text:p>
          </table:table-cell>
          <table:table-cell office:value-type="string" calcext:value-type="string">
            <text:p>00:00:06.096</text:p>
          </table:table-cell>
          <table:table-cell office:value-type="float" office:value="305" calcext:value-type="float">
            <text:p>305</text:p>
          </table:table-cell>
          <table:table-cell office:value-type="float" office:value="1030.254" calcext:value-type="float">
            <text:p>1030,254</text:p>
          </table:table-cell>
          <table:table-cell office:value-type="float" office:value="200.7197" calcext:value-type="float">
            <text:p>200,7197</text:p>
          </table:table-cell>
          <table:table-cell office:value-type="float" office:value="0.6190002" calcext:value-type="float">
            <text:p>0,6190002</text:p>
          </table:table-cell>
          <table:table-cell office:value-type="float" office:value="0.315755" calcext:value-type="float">
            <text:p>0,315755</text:p>
          </table:table-cell>
          <table:table-cell office:value-type="float" office:value="689.2767" calcext:value-type="float">
            <text:p>689,2767</text:p>
          </table:table-cell>
          <table:table-cell office:value-type="float" office:value="3.887385" calcext:value-type="float">
            <text:p>3,887385</text:p>
          </table:table-cell>
          <table:table-cell office:value-type="float" office:value="0" calcext:value-type="float">
            <text:p>0</text:p>
          </table:table-cell>
          <table:table-cell office:value-type="float" office:value="1058.44" calcext:value-type="float">
            <text:p>1058,44</text:p>
          </table:table-cell>
          <table:table-cell office:value-type="float" office:value="253.785" calcext:value-type="float">
            <text:p>253,785</text:p>
          </table:table-cell>
          <table:table-cell office:value-type="float" office:value="0.3582212" calcext:value-type="float">
            <text:p>0,3582212</text:p>
          </table:table-cell>
          <table:table-cell office:value-type="float" office:value="0.3234869" calcext:value-type="float">
            <text:p>0,3234869</text:p>
          </table:table-cell>
          <table:table-cell office:value-type="float" office:value="691.7347" calcext:value-type="float">
            <text:p>691,7347</text:p>
          </table:table-cell>
          <table:table-cell office:value-type="float" office:value="3.744599" calcext:value-type="float">
            <text:p>3,7445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4" calcext:value-type="float">
            <text:p>1044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227" calcext:value-type="float">
            <text:p>227</text:p>
          </table:table-cell>
          <table:table-cell office:value-type="float" office:value="6096372" calcext:value-type="float">
            <text:p>6096372</text:p>
          </table:table-cell>
          <table:table-cell office:value-type="float" office:value="374662291" calcext:value-type="float">
            <text:p>374662291</text:p>
          </table:table-cell>
        </table:table-row>
        <table:table-row table:style-name="ro2">
          <table:table-cell office:value-type="float" office:value="6116" calcext:value-type="float">
            <text:p>6116</text:p>
          </table:table-cell>
          <table:table-cell office:value-type="string" calcext:value-type="string">
            <text:p>14:37:21.475</text:p>
          </table:table-cell>
          <table:table-cell office:value-type="string" calcext:value-type="string">
            <text:p>00:00:06.116</text:p>
          </table:table-cell>
          <table:table-cell office:value-type="float" office:value="306" calcext:value-type="float">
            <text:p>306</text:p>
          </table:table-cell>
          <table:table-cell office:value-type="float" office:value="1034.639" calcext:value-type="float">
            <text:p>1034,639</text:p>
          </table:table-cell>
          <table:table-cell office:value-type="float" office:value="188.1048" calcext:value-type="float">
            <text:p>188,1048</text:p>
          </table:table-cell>
          <table:table-cell office:value-type="float" office:value="0.619193" calcext:value-type="float">
            <text:p>0,619193</text:p>
          </table:table-cell>
          <table:table-cell office:value-type="float" office:value="0.3158093" calcext:value-type="float">
            <text:p>0,3158093</text:p>
          </table:table-cell>
          <table:table-cell office:value-type="float" office:value="689.2767" calcext:value-type="float">
            <text:p>689,2767</text:p>
          </table:table-cell>
          <table:table-cell office:value-type="float" office:value="3.868733" calcext:value-type="float">
            <text:p>3,868733</text:p>
          </table:table-cell>
          <table:table-cell office:value-type="float" office:value="0" calcext:value-type="float">
            <text:p>0</text:p>
          </table:table-cell>
          <table:table-cell office:value-type="float" office:value="1057.702" calcext:value-type="float">
            <text:p>1057,702</text:p>
          </table:table-cell>
          <table:table-cell office:value-type="float" office:value="246.8345" calcext:value-type="float">
            <text:p>246,8345</text:p>
          </table:table-cell>
          <table:table-cell office:value-type="float" office:value="0.3584168" calcext:value-type="float">
            <text:p>0,3584168</text:p>
          </table:table-cell>
          <table:table-cell office:value-type="float" office:value="0.3235019" calcext:value-type="float">
            <text:p>0,3235019</text:p>
          </table:table-cell>
          <table:table-cell office:value-type="float" office:value="691.7347" calcext:value-type="float">
            <text:p>691,7347</text:p>
          </table:table-cell>
          <table:table-cell office:value-type="float" office:value="3.770046" calcext:value-type="float">
            <text:p>3,7700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6" calcext:value-type="float">
            <text:p>1046</text:p>
          </table:table-cell>
          <table:table-cell office:value-type="float" office:value="217" calcext:value-type="float">
            <text:p>2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217" calcext:value-type="float">
            <text:p>217</text:p>
          </table:table-cell>
          <table:table-cell office:value-type="float" office:value="6116235" calcext:value-type="float">
            <text:p>6116235</text:p>
          </table:table-cell>
          <table:table-cell office:value-type="float" office:value="374682154" calcext:value-type="float">
            <text:p>374682154</text:p>
          </table:table-cell>
        </table:table-row>
        <table:table-row table:style-name="ro2">
          <table:table-cell office:value-type="float" office:value="6136" calcext:value-type="float">
            <text:p>6136</text:p>
          </table:table-cell>
          <table:table-cell office:value-type="string" calcext:value-type="string">
            <text:p>14:37:21.495</text:p>
          </table:table-cell>
          <table:table-cell office:value-type="string" calcext:value-type="string">
            <text:p>00:00:06.136</text:p>
          </table:table-cell>
          <table:table-cell office:value-type="float" office:value="307" calcext:value-type="float">
            <text:p>307</text:p>
          </table:table-cell>
          <table:table-cell office:value-type="float" office:value="1019.813" calcext:value-type="float">
            <text:p>1019,813</text:p>
          </table:table-cell>
          <table:table-cell office:value-type="float" office:value="184.5415" calcext:value-type="float">
            <text:p>184,5415</text:p>
          </table:table-cell>
          <table:table-cell office:value-type="float" office:value="0.6192706" calcext:value-type="float">
            <text:p>0,6192706</text:p>
          </table:table-cell>
          <table:table-cell office:value-type="float" office:value="0.3157642" calcext:value-type="float">
            <text:p>0,3157642</text:p>
          </table:table-cell>
          <table:table-cell office:value-type="float" office:value="689.2767" calcext:value-type="float">
            <text:p>689,2767</text:p>
          </table:table-cell>
          <table:table-cell office:value-type="float" office:value="3.875105" calcext:value-type="float">
            <text:p>3,875105</text:p>
          </table:table-cell>
          <table:table-cell office:value-type="float" office:value="0" calcext:value-type="float">
            <text:p>0</text:p>
          </table:table-cell>
          <table:table-cell office:value-type="float" office:value="1049.331" calcext:value-type="float">
            <text:p>1049,331</text:p>
          </table:table-cell>
          <table:table-cell office:value-type="float" office:value="244.1986" calcext:value-type="float">
            <text:p>244,1986</text:p>
          </table:table-cell>
          <table:table-cell office:value-type="float" office:value="0.3584869" calcext:value-type="float">
            <text:p>0,3584869</text:p>
          </table:table-cell>
          <table:table-cell office:value-type="float" office:value="0.3234774" calcext:value-type="float">
            <text:p>0,3234774</text:p>
          </table:table-cell>
          <table:table-cell office:value-type="float" office:value="691.7347" calcext:value-type="float">
            <text:p>691,7347</text:p>
          </table:table-cell>
          <table:table-cell office:value-type="float" office:value="3.730058" calcext:value-type="float">
            <text:p>3,7300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14" calcext:value-type="float">
            <text:p>2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14" calcext:value-type="float">
            <text:p>214</text:p>
          </table:table-cell>
          <table:table-cell office:value-type="float" office:value="6136141" calcext:value-type="float">
            <text:p>6136141</text:p>
          </table:table-cell>
          <table:table-cell office:value-type="float" office:value="374702060" calcext:value-type="float">
            <text:p>374702060</text:p>
          </table:table-cell>
        </table:table-row>
        <table:table-row table:style-name="ro2">
          <table:table-cell office:value-type="float" office:value="6156" calcext:value-type="float">
            <text:p>6156</text:p>
          </table:table-cell>
          <table:table-cell office:value-type="string" calcext:value-type="string">
            <text:p>14:37:21.515</text:p>
          </table:table-cell>
          <table:table-cell office:value-type="string" calcext:value-type="string">
            <text:p>00:00:06.156</text:p>
          </table:table-cell>
          <table:table-cell office:value-type="float" office:value="308" calcext:value-type="float">
            <text:p>308</text:p>
          </table:table-cell>
          <table:table-cell office:value-type="float" office:value="1023.066" calcext:value-type="float">
            <text:p>1023,066</text:p>
          </table:table-cell>
          <table:table-cell office:value-type="float" office:value="180.5489" calcext:value-type="float">
            <text:p>180,5489</text:p>
          </table:table-cell>
          <table:table-cell office:value-type="float" office:value="0.6193981" calcext:value-type="float">
            <text:p>0,6193981</text:p>
          </table:table-cell>
          <table:table-cell office:value-type="float" office:value="0.3156768" calcext:value-type="float">
            <text:p>0,3156768</text:p>
          </table:table-cell>
          <table:table-cell office:value-type="float" office:value="689.3365" calcext:value-type="float">
            <text:p>689,3365</text:p>
          </table:table-cell>
          <table:table-cell office:value-type="float" office:value="3.868895" calcext:value-type="float">
            <text:p>3,868895</text:p>
          </table:table-cell>
          <table:table-cell office:value-type="float" office:value="0" calcext:value-type="float">
            <text:p>0</text:p>
          </table:table-cell>
          <table:table-cell office:value-type="float" office:value="1059.42" calcext:value-type="float">
            <text:p>1059,42</text:p>
          </table:table-cell>
          <table:table-cell office:value-type="float" office:value="244.161" calcext:value-type="float">
            <text:p>244,161</text:p>
          </table:table-cell>
          <table:table-cell office:value-type="float" office:value="0.3585544" calcext:value-type="float">
            <text:p>0,3585544</text:p>
          </table:table-cell>
          <table:table-cell office:value-type="float" office:value="0.3233364" calcext:value-type="float">
            <text:p>0,3233364</text:p>
          </table:table-cell>
          <table:table-cell office:value-type="float" office:value="691.8098" calcext:value-type="float">
            <text:p>691,8098</text:p>
          </table:table-cell>
          <table:table-cell office:value-type="float" office:value="3.734086" calcext:value-type="float">
            <text:p>3,7340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1" calcext:value-type="float">
            <text:p>1041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212" calcext:value-type="float">
            <text:p>212</text:p>
          </table:table-cell>
          <table:table-cell office:value-type="float" office:value="6156114" calcext:value-type="float">
            <text:p>6156114</text:p>
          </table:table-cell>
          <table:table-cell office:value-type="float" office:value="374722033" calcext:value-type="float">
            <text:p>374722033</text:p>
          </table:table-cell>
        </table:table-row>
        <table:table-row table:style-name="ro2">
          <table:table-cell office:value-type="float" office:value="6176" calcext:value-type="float">
            <text:p>6176</text:p>
          </table:table-cell>
          <table:table-cell office:value-type="string" calcext:value-type="string">
            <text:p>14:37:21.535</text:p>
          </table:table-cell>
          <table:table-cell office:value-type="string" calcext:value-type="string">
            <text:p>00:00:06.176</text:p>
          </table:table-cell>
          <table:table-cell office:value-type="float" office:value="309" calcext:value-type="float">
            <text:p>309</text:p>
          </table:table-cell>
          <table:table-cell office:value-type="float" office:value="1025.87" calcext:value-type="float">
            <text:p>1025,87</text:p>
          </table:table-cell>
          <table:table-cell office:value-type="float" office:value="194.7231" calcext:value-type="float">
            <text:p>194,7231</text:p>
          </table:table-cell>
          <table:table-cell office:value-type="float" office:value="0.6193301" calcext:value-type="float">
            <text:p>0,6193301</text:p>
          </table:table-cell>
          <table:table-cell office:value-type="float" office:value="0.3156143" calcext:value-type="float">
            <text:p>0,3156143</text:p>
          </table:table-cell>
          <table:table-cell office:value-type="float" office:value="689.3365" calcext:value-type="float">
            <text:p>689,3365</text:p>
          </table:table-cell>
          <table:table-cell office:value-type="float" office:value="3.820906" calcext:value-type="float">
            <text:p>3,820906</text:p>
          </table:table-cell>
          <table:table-cell office:value-type="float" office:value="0" calcext:value-type="float">
            <text:p>0</text:p>
          </table:table-cell>
          <table:table-cell office:value-type="float" office:value="1044.958" calcext:value-type="float">
            <text:p>1044,958</text:p>
          </table:table-cell>
          <table:table-cell office:value-type="float" office:value="251.6961" calcext:value-type="float">
            <text:p>251,6961</text:p>
          </table:table-cell>
          <table:table-cell office:value-type="float" office:value="0.3585237" calcext:value-type="float">
            <text:p>0,3585237</text:p>
          </table:table-cell>
          <table:table-cell office:value-type="float" office:value="0.3234336" calcext:value-type="float">
            <text:p>0,3234336</text:p>
          </table:table-cell>
          <table:table-cell office:value-type="float" office:value="691.8098" calcext:value-type="float">
            <text:p>691,8098</text:p>
          </table:table-cell>
          <table:table-cell office:value-type="float" office:value="3.701948" calcext:value-type="float">
            <text:p>3,7019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223" calcext:value-type="float">
            <text:p>223</text:p>
          </table:table-cell>
          <table:table-cell office:value-type="float" office:value="6176116" calcext:value-type="float">
            <text:p>6176116</text:p>
          </table:table-cell>
          <table:table-cell office:value-type="float" office:value="374742035" calcext:value-type="float">
            <text:p>374742035</text:p>
          </table:table-cell>
        </table:table-row>
        <table:table-row table:style-name="ro2">
          <table:table-cell office:value-type="float" office:value="6196" calcext:value-type="float">
            <text:p>6196</text:p>
          </table:table-cell>
          <table:table-cell office:value-type="string" calcext:value-type="string">
            <text:p>14:37:21.555</text:p>
          </table:table-cell>
          <table:table-cell office:value-type="string" calcext:value-type="string">
            <text:p>00:00:06.196</text:p>
          </table:table-cell>
          <table:table-cell office:value-type="float" office:value="310" calcext:value-type="float">
            <text:p>310</text:p>
          </table:table-cell>
          <table:table-cell office:value-type="float" office:value="1033.491" calcext:value-type="float">
            <text:p>1033,491</text:p>
          </table:table-cell>
          <table:table-cell office:value-type="float" office:value="203.9513" calcext:value-type="float">
            <text:p>203,9513</text:p>
          </table:table-cell>
          <table:table-cell office:value-type="float" office:value="0.6192122" calcext:value-type="float">
            <text:p>0,6192122</text:p>
          </table:table-cell>
          <table:table-cell office:value-type="float" office:value="0.3153961" calcext:value-type="float">
            <text:p>0,3153961</text:p>
          </table:table-cell>
          <table:table-cell office:value-type="float" office:value="689.3365" calcext:value-type="float">
            <text:p>689,3365</text:p>
          </table:table-cell>
          <table:table-cell office:value-type="float" office:value="3.83568" calcext:value-type="float">
            <text:p>3,83568</text:p>
          </table:table-cell>
          <table:table-cell office:value-type="float" office:value="0" calcext:value-type="float">
            <text:p>0</text:p>
          </table:table-cell>
          <table:table-cell office:value-type="float" office:value="1060.898" calcext:value-type="float">
            <text:p>1060,898</text:p>
          </table:table-cell>
          <table:table-cell office:value-type="float" office:value="243.9227" calcext:value-type="float">
            <text:p>243,9227</text:p>
          </table:table-cell>
          <table:table-cell office:value-type="float" office:value="0.3584384" calcext:value-type="float">
            <text:p>0,3584384</text:p>
          </table:table-cell>
          <table:table-cell office:value-type="float" office:value="0.3234894" calcext:value-type="float">
            <text:p>0,3234894</text:p>
          </table:table-cell>
          <table:table-cell office:value-type="float" office:value="691.8098" calcext:value-type="float">
            <text:p>691,8098</text:p>
          </table:table-cell>
          <table:table-cell office:value-type="float" office:value="3.727411" calcext:value-type="float">
            <text:p>3,727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float" office:value="224" calcext:value-type="float">
            <text:p>2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224" calcext:value-type="float">
            <text:p>224</text:p>
          </table:table-cell>
          <table:table-cell office:value-type="float" office:value="6196038" calcext:value-type="float">
            <text:p>6196038</text:p>
          </table:table-cell>
          <table:table-cell office:value-type="float" office:value="374761957" calcext:value-type="float">
            <text:p>374761957</text:p>
          </table:table-cell>
        </table:table-row>
        <table:table-row table:style-name="ro2">
          <table:table-cell office:value-type="float" office:value="6216" calcext:value-type="float">
            <text:p>6216</text:p>
          </table:table-cell>
          <table:table-cell office:value-type="string" calcext:value-type="string">
            <text:p>14:37:21.575</text:p>
          </table:table-cell>
          <table:table-cell office:value-type="string" calcext:value-type="string">
            <text:p>00:00:06.215</text:p>
          </table:table-cell>
          <table:table-cell office:value-type="float" office:value="311" calcext:value-type="float">
            <text:p>311</text:p>
          </table:table-cell>
          <table:table-cell office:value-type="float" office:value="1043.59" calcext:value-type="float">
            <text:p>1043,59</text:p>
          </table:table-cell>
          <table:table-cell office:value-type="float" office:value="186.071" calcext:value-type="float">
            <text:p>186,071</text:p>
          </table:table-cell>
          <table:table-cell office:value-type="float" office:value="0.6185873" calcext:value-type="float">
            <text:p>0,6185873</text:p>
          </table:table-cell>
          <table:table-cell office:value-type="float" office:value="0.3153361" calcext:value-type="float">
            <text:p>0,3153361</text:p>
          </table:table-cell>
          <table:table-cell office:value-type="float" office:value="689.3365" calcext:value-type="float">
            <text:p>689,3365</text:p>
          </table:table-cell>
          <table:table-cell office:value-type="float" office:value="3.858018" calcext:value-type="float">
            <text:p>3,858018</text:p>
          </table:table-cell>
          <table:table-cell office:value-type="float" office:value="0" calcext:value-type="float">
            <text:p>0</text:p>
          </table:table-cell>
          <table:table-cell office:value-type="float" office:value="1066.563" calcext:value-type="float">
            <text:p>1066,563</text:p>
          </table:table-cell>
          <table:table-cell office:value-type="float" office:value="260.7898" calcext:value-type="float">
            <text:p>260,7898</text:p>
          </table:table-cell>
          <table:table-cell office:value-type="float" office:value="0.3577711" calcext:value-type="float">
            <text:p>0,3577711</text:p>
          </table:table-cell>
          <table:table-cell office:value-type="float" office:value="0.323548" calcext:value-type="float">
            <text:p>0,323548</text:p>
          </table:table-cell>
          <table:table-cell office:value-type="float" office:value="691.8098" calcext:value-type="float">
            <text:p>691,8098</text:p>
          </table:table-cell>
          <table:table-cell office:value-type="float" office:value="3.725397" calcext:value-type="float">
            <text:p>3,7253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55" calcext:value-type="float">
            <text:p>1055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223" calcext:value-type="float">
            <text:p>223</text:p>
          </table:table-cell>
          <table:table-cell office:value-type="float" office:value="6215961" calcext:value-type="float">
            <text:p>6215961</text:p>
          </table:table-cell>
          <table:table-cell office:value-type="float" office:value="374781880" calcext:value-type="float">
            <text:p>374781880</text:p>
          </table:table-cell>
        </table:table-row>
        <table:table-row table:style-name="ro2">
          <table:table-cell office:value-type="float" office:value="6236" calcext:value-type="float">
            <text:p>6236</text:p>
          </table:table-cell>
          <table:table-cell office:value-type="string" calcext:value-type="string">
            <text:p>14:37:21.595</text:p>
          </table:table-cell>
          <table:table-cell office:value-type="string" calcext:value-type="string">
            <text:p>00:00:06.235</text:p>
          </table:table-cell>
          <table:table-cell office:value-type="float" office:value="312" calcext:value-type="float">
            <text:p>312</text:p>
          </table:table-cell>
          <table:table-cell office:value-type="float" office:value="1207.031" calcext:value-type="float">
            <text:p>1207,031</text:p>
          </table:table-cell>
          <table:table-cell office:value-type="float" office:value="295.9056" calcext:value-type="float">
            <text:p>295,9056</text:p>
          </table:table-cell>
          <table:table-cell office:value-type="float" office:value="0.6163927" calcext:value-type="float">
            <text:p>0,6163927</text:p>
          </table:table-cell>
          <table:table-cell office:value-type="float" office:value="0.3166639" calcext:value-type="float">
            <text:p>0,3166639</text:p>
          </table:table-cell>
          <table:table-cell office:value-type="float" office:value="689.3365" calcext:value-type="float">
            <text:p>689,3365</text:p>
          </table:table-cell>
          <table:table-cell office:value-type="float" office:value="3.817252" calcext:value-type="float">
            <text:p>3,817252</text:p>
          </table:table-cell>
          <table:table-cell office:value-type="float" office:value="0" calcext:value-type="float">
            <text:p>0</text:p>
          </table:table-cell>
          <table:table-cell office:value-type="float" office:value="1242.828" calcext:value-type="float">
            <text:p>1242,828</text:p>
          </table:table-cell>
          <table:table-cell office:value-type="float" office:value="339.1465" calcext:value-type="float">
            <text:p>339,1465</text:p>
          </table:table-cell>
          <table:table-cell office:value-type="float" office:value="0.3559908" calcext:value-type="float">
            <text:p>0,3559908</text:p>
          </table:table-cell>
          <table:table-cell office:value-type="float" office:value="0.3251146" calcext:value-type="float">
            <text:p>0,3251146</text:p>
          </table:table-cell>
          <table:table-cell office:value-type="float" office:value="691.8098" calcext:value-type="float">
            <text:p>691,8098</text:p>
          </table:table-cell>
          <table:table-cell office:value-type="float" office:value="3.685104" calcext:value-type="float">
            <text:p>3,6851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25" calcext:value-type="float">
            <text:p>1225</text:p>
          </table:table-cell>
          <table:table-cell office:value-type="float" office:value="318" calcext:value-type="float">
            <text:p>3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28" calcext:value-type="float">
            <text:p>228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318" calcext:value-type="float">
            <text:p>318</text:p>
          </table:table-cell>
          <table:table-cell office:value-type="float" office:value="6235864" calcext:value-type="float">
            <text:p>6235864</text:p>
          </table:table-cell>
          <table:table-cell office:value-type="float" office:value="374801783" calcext:value-type="float">
            <text:p>374801783</text:p>
          </table:table-cell>
        </table:table-row>
        <table:table-row table:style-name="ro2">
          <table:table-cell office:value-type="float" office:value="6256" calcext:value-type="float">
            <text:p>6256</text:p>
          </table:table-cell>
          <table:table-cell office:value-type="string" calcext:value-type="string">
            <text:p>14:37:21.615</text:p>
          </table:table-cell>
          <table:table-cell office:value-type="string" calcext:value-type="string">
            <text:p>00:00:06.255</text:p>
          </table:table-cell>
          <table:table-cell office:value-type="float" office:value="313" calcext:value-type="float">
            <text:p>313</text:p>
          </table:table-cell>
          <table:table-cell office:value-type="float" office:value="1222.995" calcext:value-type="float">
            <text:p>1222,995</text:p>
          </table:table-cell>
          <table:table-cell office:value-type="float" office:value="312.1365" calcext:value-type="float">
            <text:p>312,1365</text:p>
          </table:table-cell>
          <table:table-cell office:value-type="float" office:value="0.6152308" calcext:value-type="float">
            <text:p>0,6152308</text:p>
          </table:table-cell>
          <table:table-cell office:value-type="float" office:value="0.3185483" calcext:value-type="float">
            <text:p>0,3185483</text:p>
          </table:table-cell>
          <table:table-cell office:value-type="float" office:value="686.2592" calcext:value-type="float">
            <text:p>686,2592</text:p>
          </table:table-cell>
          <table:table-cell office:value-type="float" office:value="3.813375" calcext:value-type="float">
            <text:p>3,813375</text:p>
          </table:table-cell>
          <table:table-cell office:value-type="float" office:value="0" calcext:value-type="float">
            <text:p>0</text:p>
          </table:table-cell>
          <table:table-cell office:value-type="float" office:value="1260.286" calcext:value-type="float">
            <text:p>1260,286</text:p>
          </table:table-cell>
          <table:table-cell office:value-type="float" office:value="358.5557" calcext:value-type="float">
            <text:p>358,5557</text:p>
          </table:table-cell>
          <table:table-cell office:value-type="float" office:value="0.3554484" calcext:value-type="float">
            <text:p>0,3554484</text:p>
          </table:table-cell>
          <table:table-cell office:value-type="float" office:value="0.3271618" calcext:value-type="float">
            <text:p>0,3271618</text:p>
          </table:table-cell>
          <table:table-cell office:value-type="float" office:value="686.6868" calcext:value-type="float">
            <text:p>686,6868</text:p>
          </table:table-cell>
          <table:table-cell office:value-type="float" office:value="3.669444" calcext:value-type="float">
            <text:p>3,6694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42" calcext:value-type="float">
            <text:p>1242</text:p>
          </table:table-cell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335" calcext:value-type="float">
            <text:p>335</text:p>
          </table:table-cell>
          <table:table-cell office:value-type="float" office:value="6255767" calcext:value-type="float">
            <text:p>6255767</text:p>
          </table:table-cell>
          <table:table-cell office:value-type="float" office:value="374821686" calcext:value-type="float">
            <text:p>374821686</text:p>
          </table:table-cell>
        </table:table-row>
        <table:table-row table:style-name="ro2">
          <table:table-cell office:value-type="float" office:value="6276" calcext:value-type="float">
            <text:p>6276</text:p>
          </table:table-cell>
          <table:table-cell office:value-type="string" calcext:value-type="string">
            <text:p>14:37:21.635</text:p>
          </table:table-cell>
          <table:table-cell office:value-type="string" calcext:value-type="string">
            <text:p>00:00:06.275</text:p>
          </table:table-cell>
          <table:table-cell office:value-type="float" office:value="314" calcext:value-type="float">
            <text:p>314</text:p>
          </table:table-cell>
          <table:table-cell office:value-type="float" office:value="1229.587" calcext:value-type="float">
            <text:p>1229,587</text:p>
          </table:table-cell>
          <table:table-cell office:value-type="float" office:value="566.283" calcext:value-type="float">
            <text:p>566,283</text:p>
          </table:table-cell>
          <table:table-cell office:value-type="float" office:value="0.6148188" calcext:value-type="float">
            <text:p>0,6148188</text:p>
          </table:table-cell>
          <table:table-cell office:value-type="float" office:value="0.3199457" calcext:value-type="float">
            <text:p>0,3199457</text:p>
          </table:table-cell>
          <table:table-cell office:value-type="float" office:value="686.2592" calcext:value-type="float">
            <text:p>686,2592</text:p>
          </table:table-cell>
          <table:table-cell office:value-type="float" office:value="3.803619" calcext:value-type="float">
            <text:p>3,803619</text:p>
          </table:table-cell>
          <table:table-cell office:value-type="float" office:value="0" calcext:value-type="float">
            <text:p>0</text:p>
          </table:table-cell>
          <table:table-cell office:value-type="float" office:value="1234.703" calcext:value-type="float">
            <text:p>1234,703</text:p>
          </table:table-cell>
          <table:table-cell office:value-type="float" office:value="631.9347" calcext:value-type="float">
            <text:p>631,9347</text:p>
          </table:table-cell>
          <table:table-cell office:value-type="float" office:value="0.3553934" calcext:value-type="float">
            <text:p>0,3553934</text:p>
          </table:table-cell>
          <table:table-cell office:value-type="float" office:value="0.3285989" calcext:value-type="float">
            <text:p>0,3285989</text:p>
          </table:table-cell>
          <table:table-cell office:value-type="float" office:value="686.6868" calcext:value-type="float">
            <text:p>686,6868</text:p>
          </table:table-cell>
          <table:table-cell office:value-type="float" office:value="3.6153" calcext:value-type="float">
            <text:p>3,6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2" calcext:value-type="float">
            <text:p>1232</text:p>
          </table:table-cell>
          <table:table-cell office:value-type="float" office:value="599" calcext:value-type="float">
            <text:p>5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599" calcext:value-type="float">
            <text:p>599</text:p>
          </table:table-cell>
          <table:table-cell office:value-type="float" office:value="6275709" calcext:value-type="float">
            <text:p>6275709</text:p>
          </table:table-cell>
          <table:table-cell office:value-type="float" office:value="374841628" calcext:value-type="float">
            <text:p>374841628</text:p>
          </table:table-cell>
        </table:table-row>
        <table:table-row table:style-name="ro2">
          <table:table-cell office:value-type="float" office:value="6296" calcext:value-type="float">
            <text:p>6296</text:p>
          </table:table-cell>
          <table:table-cell office:value-type="string" calcext:value-type="string">
            <text:p>14:37:21.655</text:p>
          </table:table-cell>
          <table:table-cell office:value-type="string" calcext:value-type="string">
            <text:p>00:00:06.295</text:p>
          </table:table-cell>
          <table:table-cell office:value-type="float" office:value="315" calcext:value-type="float">
            <text:p>315</text:p>
          </table:table-cell>
          <table:table-cell office:value-type="float" office:value="1218.46" calcext:value-type="float">
            <text:p>1218,46</text:p>
          </table:table-cell>
          <table:table-cell office:value-type="float" office:value="583.5695" calcext:value-type="float">
            <text:p>583,5695</text:p>
          </table:table-cell>
          <table:table-cell office:value-type="float" office:value="0.614842" calcext:value-type="float">
            <text:p>0,614842</text:p>
          </table:table-cell>
          <table:table-cell office:value-type="float" office:value="0.3205504" calcext:value-type="float">
            <text:p>0,3205504</text:p>
          </table:table-cell>
          <table:table-cell office:value-type="float" office:value="686.2592" calcext:value-type="float">
            <text:p>686,2592</text:p>
          </table:table-cell>
          <table:table-cell office:value-type="float" office:value="3.82624" calcext:value-type="float">
            <text:p>3,82624</text:p>
          </table:table-cell>
          <table:table-cell office:value-type="float" office:value="0" calcext:value-type="float">
            <text:p>0</text:p>
          </table:table-cell>
          <table:table-cell office:value-type="float" office:value="1240.972" calcext:value-type="float">
            <text:p>1240,972</text:p>
          </table:table-cell>
          <table:table-cell office:value-type="float" office:value="604.2728" calcext:value-type="float">
            <text:p>604,2728</text:p>
          </table:table-cell>
          <table:table-cell office:value-type="float" office:value="0.3553858" calcext:value-type="float">
            <text:p>0,3553858</text:p>
          </table:table-cell>
          <table:table-cell office:value-type="float" office:value="0.3292604" calcext:value-type="float">
            <text:p>0,3292604</text:p>
          </table:table-cell>
          <table:table-cell office:value-type="float" office:value="686.6868" calcext:value-type="float">
            <text:p>686,6868</text:p>
          </table:table-cell>
          <table:table-cell office:value-type="float" office:value="3.655295" calcext:value-type="float">
            <text:p>3,6552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0" calcext:value-type="float">
            <text:p>1230</text:p>
          </table:table-cell>
          <table:table-cell office:value-type="float" office:value="594" calcext:value-type="float">
            <text:p>5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594" calcext:value-type="float">
            <text:p>594</text:p>
          </table:table-cell>
          <table:table-cell office:value-type="float" office:value="6295583" calcext:value-type="float">
            <text:p>6295583</text:p>
          </table:table-cell>
          <table:table-cell office:value-type="float" office:value="374861502" calcext:value-type="float">
            <text:p>374861502</text:p>
          </table:table-cell>
        </table:table-row>
        <table:table-row table:style-name="ro2">
          <table:table-cell office:value-type="float" office:value="6316" calcext:value-type="float">
            <text:p>6316</text:p>
          </table:table-cell>
          <table:table-cell office:value-type="string" calcext:value-type="string">
            <text:p>14:37:21.675</text:p>
          </table:table-cell>
          <table:table-cell office:value-type="string" calcext:value-type="string">
            <text:p>00:00:06.315</text:p>
          </table:table-cell>
          <table:table-cell office:value-type="float" office:value="316" calcext:value-type="float">
            <text:p>316</text:p>
          </table:table-cell>
          <table:table-cell office:value-type="float" office:value="1213.592" calcext:value-type="float">
            <text:p>1213,592</text:p>
          </table:table-cell>
          <table:table-cell office:value-type="float" office:value="584.4721" calcext:value-type="float">
            <text:p>584,4721</text:p>
          </table:table-cell>
          <table:table-cell office:value-type="float" office:value="0.6148923" calcext:value-type="float">
            <text:p>0,6148923</text:p>
          </table:table-cell>
          <table:table-cell office:value-type="float" office:value="0.3203573" calcext:value-type="float">
            <text:p>0,3203573</text:p>
          </table:table-cell>
          <table:table-cell office:value-type="float" office:value="686.2592" calcext:value-type="float">
            <text:p>686,2592</text:p>
          </table:table-cell>
          <table:table-cell office:value-type="float" office:value="3.783046" calcext:value-type="float">
            <text:p>3,783046</text:p>
          </table:table-cell>
          <table:table-cell office:value-type="float" office:value="0" calcext:value-type="float">
            <text:p>0</text:p>
          </table:table-cell>
          <table:table-cell office:value-type="float" office:value="1219.552" calcext:value-type="float">
            <text:p>1219,552</text:p>
          </table:table-cell>
          <table:table-cell office:value-type="float" office:value="619.3068" calcext:value-type="float">
            <text:p>619,3068</text:p>
          </table:table-cell>
          <table:table-cell office:value-type="float" office:value="0.3550334" calcext:value-type="float">
            <text:p>0,3550334</text:p>
          </table:table-cell>
          <table:table-cell office:value-type="float" office:value="0.3291774" calcext:value-type="float">
            <text:p>0,3291774</text:p>
          </table:table-cell>
          <table:table-cell office:value-type="float" office:value="686.6868" calcext:value-type="float">
            <text:p>686,6868</text:p>
          </table:table-cell>
          <table:table-cell office:value-type="float" office:value="3.60921" calcext:value-type="float">
            <text:p>3,609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7" calcext:value-type="float">
            <text:p>1217</text:p>
          </table:table-cell>
          <table:table-cell office:value-type="float" office:value="602" calcext:value-type="float">
            <text:p>6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02" calcext:value-type="float">
            <text:p>602</text:p>
          </table:table-cell>
          <table:table-cell office:value-type="float" office:value="6315614" calcext:value-type="float">
            <text:p>6315614</text:p>
          </table:table-cell>
          <table:table-cell office:value-type="float" office:value="374881533" calcext:value-type="float">
            <text:p>374881533</text:p>
          </table:table-cell>
        </table:table-row>
        <table:table-row table:style-name="ro2">
          <table:table-cell office:value-type="float" office:value="6336" calcext:value-type="float">
            <text:p>6336</text:p>
          </table:table-cell>
          <table:table-cell office:value-type="string" calcext:value-type="string">
            <text:p>14:37:21.695</text:p>
          </table:table-cell>
          <table:table-cell office:value-type="string" calcext:value-type="string">
            <text:p>00:00:06.335</text:p>
          </table:table-cell>
          <table:table-cell office:value-type="float" office:value="317" calcext:value-type="float">
            <text:p>317</text:p>
          </table:table-cell>
          <table:table-cell office:value-type="float" office:value="1193.2" calcext:value-type="float">
            <text:p>1193,2</text:p>
          </table:table-cell>
          <table:table-cell office:value-type="float" office:value="611.0998" calcext:value-type="float">
            <text:p>611,0998</text:p>
          </table:table-cell>
          <table:table-cell office:value-type="float" office:value="0.6150299" calcext:value-type="float">
            <text:p>0,6150299</text:p>
          </table:table-cell>
          <table:table-cell office:value-type="float" office:value="0.3200914" calcext:value-type="float">
            <text:p>0,3200914</text:p>
          </table:table-cell>
          <table:table-cell office:value-type="float" office:value="686.2592" calcext:value-type="float">
            <text:p>686,2592</text:p>
          </table:table-cell>
          <table:table-cell office:value-type="float" office:value="3.840791" calcext:value-type="float">
            <text:p>3,840791</text:p>
          </table:table-cell>
          <table:table-cell office:value-type="float" office:value="0" calcext:value-type="float">
            <text:p>0</text:p>
          </table:table-cell>
          <table:table-cell office:value-type="float" office:value="1217.145" calcext:value-type="float">
            <text:p>1217,145</text:p>
          </table:table-cell>
          <table:table-cell office:value-type="float" office:value="623.6504" calcext:value-type="float">
            <text:p>623,6504</text:p>
          </table:table-cell>
          <table:table-cell office:value-type="float" office:value="0.355113" calcext:value-type="float">
            <text:p>0,355113</text:p>
          </table:table-cell>
          <table:table-cell office:value-type="float" office:value="0.3290829" calcext:value-type="float">
            <text:p>0,3290829</text:p>
          </table:table-cell>
          <table:table-cell office:value-type="float" office:value="686.6868" calcext:value-type="float">
            <text:p>686,6868</text:p>
          </table:table-cell>
          <table:table-cell office:value-type="float" office:value="3.650879" calcext:value-type="float">
            <text:p>3,6508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5" calcext:value-type="float">
            <text:p>1205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17" calcext:value-type="float">
            <text:p>617</text:p>
          </table:table-cell>
          <table:table-cell office:value-type="float" office:value="6335577" calcext:value-type="float">
            <text:p>6335577</text:p>
          </table:table-cell>
          <table:table-cell office:value-type="float" office:value="374901496" calcext:value-type="float">
            <text:p>374901496</text:p>
          </table:table-cell>
        </table:table-row>
        <table:table-row table:style-name="ro2">
          <table:table-cell office:value-type="float" office:value="6355" calcext:value-type="float">
            <text:p>6355</text:p>
          </table:table-cell>
          <table:table-cell office:value-type="string" calcext:value-type="string">
            <text:p>14:37:21.714</text:p>
          </table:table-cell>
          <table:table-cell office:value-type="string" calcext:value-type="string">
            <text:p>00:00:06.355</text:p>
          </table:table-cell>
          <table:table-cell office:value-type="float" office:value="318" calcext:value-type="float">
            <text:p>318</text:p>
          </table:table-cell>
          <table:table-cell office:value-type="float" office:value="1185.556" calcext:value-type="float">
            <text:p>1185,556</text:p>
          </table:table-cell>
          <table:table-cell office:value-type="float" office:value="617.2597" calcext:value-type="float">
            <text:p>617,2597</text:p>
          </table:table-cell>
          <table:table-cell office:value-type="float" office:value="0.6154056" calcext:value-type="float">
            <text:p>0,6154056</text:p>
          </table:table-cell>
          <table:table-cell office:value-type="float" office:value="0.3200358" calcext:value-type="float">
            <text:p>0,3200358</text:p>
          </table:table-cell>
          <table:table-cell office:value-type="float" office:value="688.0335" calcext:value-type="float">
            <text:p>688,0335</text:p>
          </table:table-cell>
          <table:table-cell office:value-type="float" office:value="3.840827" calcext:value-type="float">
            <text:p>3,840827</text:p>
          </table:table-cell>
          <table:table-cell office:value-type="float" office:value="0" calcext:value-type="float">
            <text:p>0</text:p>
          </table:table-cell>
          <table:table-cell office:value-type="float" office:value="1220.901" calcext:value-type="float">
            <text:p>1220,901</text:p>
          </table:table-cell>
          <table:table-cell office:value-type="float" office:value="606.608" calcext:value-type="float">
            <text:p>606,608</text:p>
          </table:table-cell>
          <table:table-cell office:value-type="float" office:value="0.3553331" calcext:value-type="float">
            <text:p>0,3553331</text:p>
          </table:table-cell>
          <table:table-cell office:value-type="float" office:value="0.3289923" calcext:value-type="float">
            <text:p>0,3289923</text:p>
          </table:table-cell>
          <table:table-cell office:value-type="float" office:value="690.4335" calcext:value-type="float">
            <text:p>690,4335</text:p>
          </table:table-cell>
          <table:table-cell office:value-type="float" office:value="3.653228" calcext:value-type="float">
            <text:p>3,6532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612" calcext:value-type="float">
            <text:p>61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12" calcext:value-type="float">
            <text:p>612</text:p>
          </table:table-cell>
          <table:table-cell office:value-type="float" office:value="6355461" calcext:value-type="float">
            <text:p>6355461</text:p>
          </table:table-cell>
          <table:table-cell office:value-type="float" office:value="374921380" calcext:value-type="float">
            <text:p>374921380</text:p>
          </table:table-cell>
        </table:table-row>
        <table:table-row table:style-name="ro2">
          <table:table-cell office:value-type="float" office:value="6375" calcext:value-type="float">
            <text:p>6375</text:p>
          </table:table-cell>
          <table:table-cell office:value-type="string" calcext:value-type="string">
            <text:p>14:37:21.734</text:p>
          </table:table-cell>
          <table:table-cell office:value-type="string" calcext:value-type="string">
            <text:p>00:00:06.375</text:p>
          </table:table-cell>
          <table:table-cell office:value-type="float" office:value="319" calcext:value-type="float">
            <text:p>319</text:p>
          </table:table-cell>
          <table:table-cell office:value-type="float" office:value="1224.752" calcext:value-type="float">
            <text:p>1224,752</text:p>
          </table:table-cell>
          <table:table-cell office:value-type="float" office:value="606.3534" calcext:value-type="float">
            <text:p>606,3534</text:p>
          </table:table-cell>
          <table:table-cell office:value-type="float" office:value="0.6156505" calcext:value-type="float">
            <text:p>0,6156505</text:p>
          </table:table-cell>
          <table:table-cell office:value-type="float" office:value="0.3201361" calcext:value-type="float">
            <text:p>0,3201361</text:p>
          </table:table-cell>
          <table:table-cell office:value-type="float" office:value="688.0335" calcext:value-type="float">
            <text:p>688,0335</text:p>
          </table:table-cell>
          <table:table-cell office:value-type="float" office:value="3.788566" calcext:value-type="float">
            <text:p>3,788566</text:p>
          </table:table-cell>
          <table:table-cell office:value-type="float" office:value="0" calcext:value-type="float">
            <text:p>0</text:p>
          </table:table-cell>
          <table:table-cell office:value-type="float" office:value="1228.921" calcext:value-type="float">
            <text:p>1228,921</text:p>
          </table:table-cell>
          <table:table-cell office:value-type="float" office:value="614.8273" calcext:value-type="float">
            <text:p>614,8273</text:p>
          </table:table-cell>
          <table:table-cell office:value-type="float" office:value="0.3555189" calcext:value-type="float">
            <text:p>0,3555189</text:p>
          </table:table-cell>
          <table:table-cell office:value-type="float" office:value="0.3291275" calcext:value-type="float">
            <text:p>0,3291275</text:p>
          </table:table-cell>
          <table:table-cell office:value-type="float" office:value="690.4335" calcext:value-type="float">
            <text:p>690,4335</text:p>
          </table:table-cell>
          <table:table-cell office:value-type="float" office:value="3.693637" calcext:value-type="float">
            <text:p>3,6936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27" calcext:value-type="float">
            <text:p>1227</text:p>
          </table:table-cell>
          <table:table-cell office:value-type="float" office:value="611" calcext:value-type="float">
            <text:p>6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11" calcext:value-type="float">
            <text:p>611</text:p>
          </table:table-cell>
          <table:table-cell office:value-type="float" office:value="6375318" calcext:value-type="float">
            <text:p>6375318</text:p>
          </table:table-cell>
          <table:table-cell office:value-type="float" office:value="374941237" calcext:value-type="float">
            <text:p>374941237</text:p>
          </table:table-cell>
        </table:table-row>
        <table:table-row table:style-name="ro2">
          <table:table-cell office:value-type="float" office:value="6395" calcext:value-type="float">
            <text:p>6395</text:p>
          </table:table-cell>
          <table:table-cell office:value-type="string" calcext:value-type="string">
            <text:p>14:37:21.754</text:p>
          </table:table-cell>
          <table:table-cell office:value-type="string" calcext:value-type="string">
            <text:p>00:00:06.395</text:p>
          </table:table-cell>
          <table:table-cell office:value-type="float" office:value="320" calcext:value-type="float">
            <text:p>320</text:p>
          </table:table-cell>
          <table:table-cell office:value-type="float" office:value="1199.17" calcext:value-type="float">
            <text:p>1199,17</text:p>
          </table:table-cell>
          <table:table-cell office:value-type="float" office:value="612.3765" calcext:value-type="float">
            <text:p>612,3765</text:p>
          </table:table-cell>
          <table:table-cell office:value-type="float" office:value="0.6157997" calcext:value-type="float">
            <text:p>0,6157997</text:p>
          </table:table-cell>
          <table:table-cell office:value-type="float" office:value="0.3204016" calcext:value-type="float">
            <text:p>0,3204016</text:p>
          </table:table-cell>
          <table:table-cell office:value-type="float" office:value="688.0335" calcext:value-type="float">
            <text:p>688,0335</text:p>
          </table:table-cell>
          <table:table-cell office:value-type="float" office:value="3.792536" calcext:value-type="float">
            <text:p>3,792536</text:p>
          </table:table-cell>
          <table:table-cell office:value-type="float" office:value="0" calcext:value-type="float">
            <text:p>0</text:p>
          </table:table-cell>
          <table:table-cell office:value-type="float" office:value="1233.79" calcext:value-type="float">
            <text:p>1233,79</text:p>
          </table:table-cell>
          <table:table-cell office:value-type="float" office:value="613.1702" calcext:value-type="float">
            <text:p>613,1702</text:p>
          </table:table-cell>
          <table:table-cell office:value-type="float" office:value="0.3556089" calcext:value-type="float">
            <text:p>0,3556089</text:p>
          </table:table-cell>
          <table:table-cell office:value-type="float" office:value="0.3292689" calcext:value-type="float">
            <text:p>0,3292689</text:p>
          </table:table-cell>
          <table:table-cell office:value-type="float" office:value="690.4335" calcext:value-type="float">
            <text:p>690,4335</text:p>
          </table:table-cell>
          <table:table-cell office:value-type="float" office:value="3.673939" calcext:value-type="float">
            <text:p>3,6739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6" calcext:value-type="float">
            <text:p>1216</text:p>
          </table:table-cell>
          <table:table-cell office:value-type="float" office:value="613" calcext:value-type="float">
            <text:p>6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13" calcext:value-type="float">
            <text:p>613</text:p>
          </table:table-cell>
          <table:table-cell office:value-type="float" office:value="6395366" calcext:value-type="float">
            <text:p>6395366</text:p>
          </table:table-cell>
          <table:table-cell office:value-type="float" office:value="374961285" calcext:value-type="float">
            <text:p>374961285</text:p>
          </table:table-cell>
        </table:table-row>
        <table:table-row table:style-name="ro2">
          <table:table-cell office:value-type="float" office:value="6415" calcext:value-type="float">
            <text:p>6415</text:p>
          </table:table-cell>
          <table:table-cell office:value-type="string" calcext:value-type="string">
            <text:p>14:37:21.774</text:p>
          </table:table-cell>
          <table:table-cell office:value-type="string" calcext:value-type="string">
            <text:p>00:00:06.415</text:p>
          </table:table-cell>
          <table:table-cell office:value-type="float" office:value="321" calcext:value-type="float">
            <text:p>321</text:p>
          </table:table-cell>
          <table:table-cell office:value-type="float" office:value="1212.273" calcext:value-type="float">
            <text:p>1212,273</text:p>
          </table:table-cell>
          <table:table-cell office:value-type="float" office:value="606.7963" calcext:value-type="float">
            <text:p>606,7963</text:p>
          </table:table-cell>
          <table:table-cell office:value-type="float" office:value="0.6159544" calcext:value-type="float">
            <text:p>0,6159544</text:p>
          </table:table-cell>
          <table:table-cell office:value-type="float" office:value="0.3204824" calcext:value-type="float">
            <text:p>0,3204824</text:p>
          </table:table-cell>
          <table:table-cell office:value-type="float" office:value="688.0335" calcext:value-type="float">
            <text:p>688,0335</text:p>
          </table:table-cell>
          <table:table-cell office:value-type="float" office:value="3.809236" calcext:value-type="float">
            <text:p>3,809236</text:p>
          </table:table-cell>
          <table:table-cell office:value-type="float" office:value="0" calcext:value-type="float">
            <text:p>0</text:p>
          </table:table-cell>
          <table:table-cell office:value-type="float" office:value="1207.968" calcext:value-type="float">
            <text:p>1207,968</text:p>
          </table:table-cell>
          <table:table-cell office:value-type="float" office:value="638.0424" calcext:value-type="float">
            <text:p>638,0424</text:p>
          </table:table-cell>
          <table:table-cell office:value-type="float" office:value="0.3556188" calcext:value-type="float">
            <text:p>0,3556188</text:p>
          </table:table-cell>
          <table:table-cell office:value-type="float" office:value="0.3292966" calcext:value-type="float">
            <text:p>0,3292966</text:p>
          </table:table-cell>
          <table:table-cell office:value-type="float" office:value="690.4335" calcext:value-type="float">
            <text:p>690,4335</text:p>
          </table:table-cell>
          <table:table-cell office:value-type="float" office:value="3.647178" calcext:value-type="float">
            <text:p>3,647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622" calcext:value-type="float">
            <text:p>6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22" calcext:value-type="float">
            <text:p>622</text:p>
          </table:table-cell>
          <table:table-cell office:value-type="float" office:value="6415173" calcext:value-type="float">
            <text:p>6415173</text:p>
          </table:table-cell>
          <table:table-cell office:value-type="float" office:value="374981092" calcext:value-type="float">
            <text:p>374981092</text:p>
          </table:table-cell>
        </table:table-row>
        <table:table-row table:style-name="ro2">
          <table:table-cell office:value-type="float" office:value="6435" calcext:value-type="float">
            <text:p>6435</text:p>
          </table:table-cell>
          <table:table-cell office:value-type="string" calcext:value-type="string">
            <text:p>14:37:21.794</text:p>
          </table:table-cell>
          <table:table-cell office:value-type="string" calcext:value-type="string">
            <text:p>00:00:06.435</text:p>
          </table:table-cell>
          <table:table-cell office:value-type="float" office:value="322" calcext:value-type="float">
            <text:p>322</text:p>
          </table:table-cell>
          <table:table-cell office:value-type="float" office:value="1199.524" calcext:value-type="float">
            <text:p>1199,524</text:p>
          </table:table-cell>
          <table:table-cell office:value-type="float" office:value="615.2169" calcext:value-type="float">
            <text:p>615,2169</text:p>
          </table:table-cell>
          <table:table-cell office:value-type="float" office:value="0.6158808" calcext:value-type="float">
            <text:p>0,6158808</text:p>
          </table:table-cell>
          <table:table-cell office:value-type="float" office:value="0.320329" calcext:value-type="float">
            <text:p>0,320329</text:p>
          </table:table-cell>
          <table:table-cell office:value-type="float" office:value="688.0335" calcext:value-type="float">
            <text:p>688,0335</text:p>
          </table:table-cell>
          <table:table-cell office:value-type="float" office:value="3.817822" calcext:value-type="float">
            <text:p>3,817822</text:p>
          </table:table-cell>
          <table:table-cell office:value-type="float" office:value="0" calcext:value-type="float">
            <text:p>0</text:p>
          </table:table-cell>
          <table:table-cell office:value-type="float" office:value="1219.679" calcext:value-type="float">
            <text:p>1219,679</text:p>
          </table:table-cell>
          <table:table-cell office:value-type="float" office:value="638.6641" calcext:value-type="float">
            <text:p>638,6641</text:p>
          </table:table-cell>
          <table:table-cell office:value-type="float" office:value="0.3555983" calcext:value-type="float">
            <text:p>0,3555983</text:p>
          </table:table-cell>
          <table:table-cell office:value-type="float" office:value="0.3292928" calcext:value-type="float">
            <text:p>0,3292928</text:p>
          </table:table-cell>
          <table:table-cell office:value-type="float" office:value="690.4335" calcext:value-type="float">
            <text:p>690,4335</text:p>
          </table:table-cell>
          <table:table-cell office:value-type="float" office:value="3.722003" calcext:value-type="float">
            <text:p>3,7220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627" calcext:value-type="float">
            <text:p>6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27" calcext:value-type="float">
            <text:p>627</text:p>
          </table:table-cell>
          <table:table-cell office:value-type="float" office:value="6435184" calcext:value-type="float">
            <text:p>6435184</text:p>
          </table:table-cell>
          <table:table-cell office:value-type="float" office:value="375001103" calcext:value-type="float">
            <text:p>375001103</text:p>
          </table:table-cell>
        </table:table-row>
        <table:table-row table:style-name="ro2">
          <table:table-cell office:value-type="float" office:value="6455" calcext:value-type="float">
            <text:p>6455</text:p>
          </table:table-cell>
          <table:table-cell office:value-type="string" calcext:value-type="string">
            <text:p>14:37:21.814</text:p>
          </table:table-cell>
          <table:table-cell office:value-type="string" calcext:value-type="string">
            <text:p>00:00:06.455</text:p>
          </table:table-cell>
          <table:table-cell office:value-type="float" office:value="323" calcext:value-type="float">
            <text:p>323</text:p>
          </table:table-cell>
          <table:table-cell office:value-type="float" office:value="1201.811" calcext:value-type="float">
            <text:p>1201,811</text:p>
          </table:table-cell>
          <table:table-cell office:value-type="float" office:value="617.4376" calcext:value-type="float">
            <text:p>617,4376</text:p>
          </table:table-cell>
          <table:table-cell office:value-type="float" office:value="0.6157092" calcext:value-type="float">
            <text:p>0,6157092</text:p>
          </table:table-cell>
          <table:table-cell office:value-type="float" office:value="0.3198114" calcext:value-type="float">
            <text:p>0,3198114</text:p>
          </table:table-cell>
          <table:table-cell office:value-type="float" office:value="686.2652" calcext:value-type="float">
            <text:p>686,2652</text:p>
          </table:table-cell>
          <table:table-cell office:value-type="float" office:value="3.816892" calcext:value-type="float">
            <text:p>3,816892</text:p>
          </table:table-cell>
          <table:table-cell office:value-type="float" office:value="0" calcext:value-type="float">
            <text:p>0</text:p>
          </table:table-cell>
          <table:table-cell office:value-type="float" office:value="1214.152" calcext:value-type="float">
            <text:p>1214,152</text:p>
          </table:table-cell>
          <table:table-cell office:value-type="float" office:value="640.7122" calcext:value-type="float">
            <text:p>640,7122</text:p>
          </table:table-cell>
          <table:table-cell office:value-type="float" office:value="0.3553731" calcext:value-type="float">
            <text:p>0,3553731</text:p>
          </table:table-cell>
          <table:table-cell office:value-type="float" office:value="0.3290912" calcext:value-type="float">
            <text:p>0,3290912</text:p>
          </table:table-cell>
          <table:table-cell office:value-type="float" office:value="689.585" calcext:value-type="float">
            <text:p>689,585</text:p>
          </table:table-cell>
          <table:table-cell office:value-type="float" office:value="3.703419" calcext:value-type="float">
            <text:p>3,7034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8" calcext:value-type="float">
            <text:p>1208</text:p>
          </table:table-cell>
          <table:table-cell office:value-type="float" office:value="629" calcext:value-type="float">
            <text:p>6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629" calcext:value-type="float">
            <text:p>629</text:p>
          </table:table-cell>
          <table:table-cell office:value-type="float" office:value="6455059" calcext:value-type="float">
            <text:p>6455059</text:p>
          </table:table-cell>
          <table:table-cell office:value-type="float" office:value="375020978" calcext:value-type="float">
            <text:p>375020978</text:p>
          </table:table-cell>
        </table:table-row>
        <table:table-row table:style-name="ro2">
          <table:table-cell office:value-type="float" office:value="6475" calcext:value-type="float">
            <text:p>6475</text:p>
          </table:table-cell>
          <table:table-cell office:value-type="string" calcext:value-type="string">
            <text:p>14:37:21.834</text:p>
          </table:table-cell>
          <table:table-cell office:value-type="string" calcext:value-type="string">
            <text:p>00:00:06.475</text:p>
          </table:table-cell>
          <table:table-cell office:value-type="float" office:value="324" calcext:value-type="float">
            <text:p>324</text:p>
          </table:table-cell>
          <table:table-cell office:value-type="float" office:value="1206.431" calcext:value-type="float">
            <text:p>1206,431</text:p>
          </table:table-cell>
          <table:table-cell office:value-type="float" office:value="605.9941" calcext:value-type="float">
            <text:p>605,9941</text:p>
          </table:table-cell>
          <table:table-cell office:value-type="float" office:value="0.6153604" calcext:value-type="float">
            <text:p>0,6153604</text:p>
          </table:table-cell>
          <table:table-cell office:value-type="float" office:value="0.3192112" calcext:value-type="float">
            <text:p>0,3192112</text:p>
          </table:table-cell>
          <table:table-cell office:value-type="float" office:value="686.2652" calcext:value-type="float">
            <text:p>686,2652</text:p>
          </table:table-cell>
          <table:table-cell office:value-type="float" office:value="3.821885" calcext:value-type="float">
            <text:p>3,821885</text:p>
          </table:table-cell>
          <table:table-cell office:value-type="float" office:value="0" calcext:value-type="float">
            <text:p>0</text:p>
          </table:table-cell>
          <table:table-cell office:value-type="float" office:value="1220.191" calcext:value-type="float">
            <text:p>1220,191</text:p>
          </table:table-cell>
          <table:table-cell office:value-type="float" office:value="644.6528" calcext:value-type="float">
            <text:p>644,6528</text:p>
          </table:table-cell>
          <table:table-cell office:value-type="float" office:value="0.354937" calcext:value-type="float">
            <text:p>0,354937</text:p>
          </table:table-cell>
          <table:table-cell office:value-type="float" office:value="0.3285557" calcext:value-type="float">
            <text:p>0,3285557</text:p>
          </table:table-cell>
          <table:table-cell office:value-type="float" office:value="689.585" calcext:value-type="float">
            <text:p>689,585</text:p>
          </table:table-cell>
          <table:table-cell office:value-type="float" office:value="3.626418" calcext:value-type="float">
            <text:p>3,6264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3" calcext:value-type="float">
            <text:p>1213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25" calcext:value-type="float">
            <text:p>625</text:p>
          </table:table-cell>
          <table:table-cell office:value-type="float" office:value="6475051" calcext:value-type="float">
            <text:p>6475051</text:p>
          </table:table-cell>
          <table:table-cell office:value-type="float" office:value="375040970" calcext:value-type="float">
            <text:p>375040970</text:p>
          </table:table-cell>
        </table:table-row>
        <table:table-row table:style-name="ro2">
          <table:table-cell office:value-type="float" office:value="6495" calcext:value-type="float">
            <text:p>6495</text:p>
          </table:table-cell>
          <table:table-cell office:value-type="string" calcext:value-type="string">
            <text:p>14:37:21.854</text:p>
          </table:table-cell>
          <table:table-cell office:value-type="string" calcext:value-type="string">
            <text:p>00:00:06.494</text:p>
          </table:table-cell>
          <table:table-cell office:value-type="float" office:value="325" calcext:value-type="float">
            <text:p>325</text:p>
          </table:table-cell>
          <table:table-cell office:value-type="float" office:value="1222.77" calcext:value-type="float">
            <text:p>1222,77</text:p>
          </table:table-cell>
          <table:table-cell office:value-type="float" office:value="600.916" calcext:value-type="float">
            <text:p>600,916</text:p>
          </table:table-cell>
          <table:table-cell office:value-type="float" office:value="0.6149095" calcext:value-type="float">
            <text:p>0,6149095</text:p>
          </table:table-cell>
          <table:table-cell office:value-type="float" office:value="0.3187552" calcext:value-type="float">
            <text:p>0,3187552</text:p>
          </table:table-cell>
          <table:table-cell office:value-type="float" office:value="686.2652" calcext:value-type="float">
            <text:p>686,2652</text:p>
          </table:table-cell>
          <table:table-cell office:value-type="float" office:value="3.824996" calcext:value-type="float">
            <text:p>3,824996</text:p>
          </table:table-cell>
          <table:table-cell office:value-type="float" office:value="0" calcext:value-type="float">
            <text:p>0</text:p>
          </table:table-cell>
          <table:table-cell office:value-type="float" office:value="1224.513" calcext:value-type="float">
            <text:p>1224,513</text:p>
          </table:table-cell>
          <table:table-cell office:value-type="float" office:value="645.8667" calcext:value-type="float">
            <text:p>645,8667</text:p>
          </table:table-cell>
          <table:table-cell office:value-type="float" office:value="0.3544881" calcext:value-type="float">
            <text:p>0,3544881</text:p>
          </table:table-cell>
          <table:table-cell office:value-type="float" office:value="0.3284333" calcext:value-type="float">
            <text:p>0,3284333</text:p>
          </table:table-cell>
          <table:table-cell office:value-type="float" office:value="689.585" calcext:value-type="float">
            <text:p>689,585</text:p>
          </table:table-cell>
          <table:table-cell office:value-type="float" office:value="3.686296" calcext:value-type="float">
            <text:p>3,6862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24" calcext:value-type="float">
            <text:p>1224</text:p>
          </table:table-cell>
          <table:table-cell office:value-type="float" office:value="623" calcext:value-type="float">
            <text:p>6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23" calcext:value-type="float">
            <text:p>623</text:p>
          </table:table-cell>
          <table:table-cell office:value-type="float" office:value="6494991" calcext:value-type="float">
            <text:p>6494991</text:p>
          </table:table-cell>
          <table:table-cell office:value-type="float" office:value="375060910" calcext:value-type="float">
            <text:p>375060910</text:p>
          </table:table-cell>
        </table:table-row>
        <table:table-row table:style-name="ro2">
          <table:table-cell office:value-type="float" office:value="6515" calcext:value-type="float">
            <text:p>6515</text:p>
          </table:table-cell>
          <table:table-cell office:value-type="string" calcext:value-type="string">
            <text:p>14:37:21.874</text:p>
          </table:table-cell>
          <table:table-cell office:value-type="string" calcext:value-type="string">
            <text:p>00:00:06.514</text:p>
          </table:table-cell>
          <table:table-cell office:value-type="float" office:value="326" calcext:value-type="float">
            <text:p>326</text:p>
          </table:table-cell>
          <table:table-cell office:value-type="float" office:value="1186.816" calcext:value-type="float">
            <text:p>1186,816</text:p>
          </table:table-cell>
          <table:table-cell office:value-type="float" office:value="616.1147" calcext:value-type="float">
            <text:p>616,1147</text:p>
          </table:table-cell>
          <table:table-cell office:value-type="float" office:value="0.6143267" calcext:value-type="float">
            <text:p>0,6143267</text:p>
          </table:table-cell>
          <table:table-cell office:value-type="float" office:value="0.3185596" calcext:value-type="float">
            <text:p>0,3185596</text:p>
          </table:table-cell>
          <table:table-cell office:value-type="float" office:value="686.2652" calcext:value-type="float">
            <text:p>686,2652</text:p>
          </table:table-cell>
          <table:table-cell office:value-type="float" office:value="3.840351" calcext:value-type="float">
            <text:p>3,840351</text:p>
          </table:table-cell>
          <table:table-cell office:value-type="float" office:value="0" calcext:value-type="float">
            <text:p>0</text:p>
          </table:table-cell>
          <table:table-cell office:value-type="float" office:value="1205.454" calcext:value-type="float">
            <text:p>1205,454</text:p>
          </table:table-cell>
          <table:table-cell office:value-type="float" office:value="660.0302" calcext:value-type="float">
            <text:p>660,0302</text:p>
          </table:table-cell>
          <table:table-cell office:value-type="float" office:value="0.3541284" calcext:value-type="float">
            <text:p>0,3541284</text:p>
          </table:table-cell>
          <table:table-cell office:value-type="float" office:value="0.3283792" calcext:value-type="float">
            <text:p>0,3283792</text:p>
          </table:table-cell>
          <table:table-cell office:value-type="float" office:value="689.585" calcext:value-type="float">
            <text:p>689,585</text:p>
          </table:table-cell>
          <table:table-cell office:value-type="float" office:value="3.6755" calcext:value-type="float">
            <text:p>3,67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96" calcext:value-type="float">
            <text:p>1196</text:p>
          </table:table-cell>
          <table:table-cell office:value-type="float" office:value="638" calcext:value-type="float">
            <text:p>6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38" calcext:value-type="float">
            <text:p>638</text:p>
          </table:table-cell>
          <table:table-cell office:value-type="float" office:value="6514812" calcext:value-type="float">
            <text:p>6514812</text:p>
          </table:table-cell>
          <table:table-cell office:value-type="float" office:value="375080731" calcext:value-type="float">
            <text:p>375080731</text:p>
          </table:table-cell>
        </table:table-row>
        <table:table-row table:style-name="ro2">
          <table:table-cell office:value-type="float" office:value="6535" calcext:value-type="float">
            <text:p>6535</text:p>
          </table:table-cell>
          <table:table-cell office:value-type="string" calcext:value-type="string">
            <text:p>14:37:21.894</text:p>
          </table:table-cell>
          <table:table-cell office:value-type="string" calcext:value-type="string">
            <text:p>00:00:06.534</text:p>
          </table:table-cell>
          <table:table-cell office:value-type="float" office:value="327" calcext:value-type="float">
            <text:p>327</text:p>
          </table:table-cell>
          <table:table-cell office:value-type="float" office:value="1221.916" calcext:value-type="float">
            <text:p>1221,916</text:p>
          </table:table-cell>
          <table:table-cell office:value-type="float" office:value="605.6402" calcext:value-type="float">
            <text:p>605,6402</text:p>
          </table:table-cell>
          <table:table-cell office:value-type="float" office:value="0.614091" calcext:value-type="float">
            <text:p>0,614091</text:p>
          </table:table-cell>
          <table:table-cell office:value-type="float" office:value="0.3186184" calcext:value-type="float">
            <text:p>0,3186184</text:p>
          </table:table-cell>
          <table:table-cell office:value-type="float" office:value="686.2652" calcext:value-type="float">
            <text:p>686,2652</text:p>
          </table:table-cell>
          <table:table-cell office:value-type="float" office:value="3.814645" calcext:value-type="float">
            <text:p>3,814645</text:p>
          </table:table-cell>
          <table:table-cell office:value-type="float" office:value="0" calcext:value-type="float">
            <text:p>0</text:p>
          </table:table-cell>
          <table:table-cell office:value-type="float" office:value="1216.672" calcext:value-type="float">
            <text:p>1216,672</text:p>
          </table:table-cell>
          <table:table-cell office:value-type="float" office:value="645.5923" calcext:value-type="float">
            <text:p>645,5923</text:p>
          </table:table-cell>
          <table:table-cell office:value-type="float" office:value="0.3537225" calcext:value-type="float">
            <text:p>0,3537225</text:p>
          </table:table-cell>
          <table:table-cell office:value-type="float" office:value="0.3285868" calcext:value-type="float">
            <text:p>0,3285868</text:p>
          </table:table-cell>
          <table:table-cell office:value-type="float" office:value="689.585" calcext:value-type="float">
            <text:p>689,585</text:p>
          </table:table-cell>
          <table:table-cell office:value-type="float" office:value="3.646109" calcext:value-type="float">
            <text:p>3,646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9" calcext:value-type="float">
            <text:p>1219</text:p>
          </table:table-cell>
          <table:table-cell office:value-type="float" office:value="626" calcext:value-type="float">
            <text:p>6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26" calcext:value-type="float">
            <text:p>626</text:p>
          </table:table-cell>
          <table:table-cell office:value-type="float" office:value="6534819" calcext:value-type="float">
            <text:p>6534819</text:p>
          </table:table-cell>
          <table:table-cell office:value-type="float" office:value="375100738" calcext:value-type="float">
            <text:p>375100738</text:p>
          </table:table-cell>
        </table:table-row>
        <table:table-row table:style-name="ro2">
          <table:table-cell office:value-type="float" office:value="6555" calcext:value-type="float">
            <text:p>6555</text:p>
          </table:table-cell>
          <table:table-cell office:value-type="string" calcext:value-type="string">
            <text:p>14:37:21.914</text:p>
          </table:table-cell>
          <table:table-cell office:value-type="string" calcext:value-type="string">
            <text:p>00:00:06.554</text:p>
          </table:table-cell>
          <table:table-cell office:value-type="float" office:value="328" calcext:value-type="float">
            <text:p>328</text:p>
          </table:table-cell>
          <table:table-cell office:value-type="float" office:value="1210.834" calcext:value-type="float">
            <text:p>1210,834</text:p>
          </table:table-cell>
          <table:table-cell office:value-type="float" office:value="605.7791" calcext:value-type="float">
            <text:p>605,7791</text:p>
          </table:table-cell>
          <table:table-cell office:value-type="float" office:value="0.6138755" calcext:value-type="float">
            <text:p>0,6138755</text:p>
          </table:table-cell>
          <table:table-cell office:value-type="float" office:value="0.318743" calcext:value-type="float">
            <text:p>0,318743</text:p>
          </table:table-cell>
          <table:table-cell office:value-type="float" office:value="687.4526" calcext:value-type="float">
            <text:p>687,4526</text:p>
          </table:table-cell>
          <table:table-cell office:value-type="float" office:value="3.825829" calcext:value-type="float">
            <text:p>3,825829</text:p>
          </table:table-cell>
          <table:table-cell office:value-type="float" office:value="0" calcext:value-type="float">
            <text:p>0</text:p>
          </table:table-cell>
          <table:table-cell office:value-type="float" office:value="1217.976" calcext:value-type="float">
            <text:p>1217,976</text:p>
          </table:table-cell>
          <table:table-cell office:value-type="float" office:value="646.1179" calcext:value-type="float">
            <text:p>646,1179</text:p>
          </table:table-cell>
          <table:table-cell office:value-type="float" office:value="0.3536319" calcext:value-type="float">
            <text:p>0,3536319</text:p>
          </table:table-cell>
          <table:table-cell office:value-type="float" office:value="0.3291156" calcext:value-type="float">
            <text:p>0,3291156</text:p>
          </table:table-cell>
          <table:table-cell office:value-type="float" office:value="692.0724" calcext:value-type="float">
            <text:p>692,0724</text:p>
          </table:table-cell>
          <table:table-cell office:value-type="float" office:value="3.687816" calcext:value-type="float">
            <text:p>3,6878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4" calcext:value-type="float">
            <text:p>1214</text:p>
          </table:table-cell>
          <table:table-cell office:value-type="float" office:value="626" calcext:value-type="float">
            <text:p>6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26" calcext:value-type="float">
            <text:p>626</text:p>
          </table:table-cell>
          <table:table-cell office:value-type="float" office:value="6554674" calcext:value-type="float">
            <text:p>6554674</text:p>
          </table:table-cell>
          <table:table-cell office:value-type="float" office:value="375120593" calcext:value-type="float">
            <text:p>375120593</text:p>
          </table:table-cell>
        </table:table-row>
        <table:table-row table:style-name="ro2">
          <table:table-cell office:value-type="float" office:value="6575" calcext:value-type="float">
            <text:p>6575</text:p>
          </table:table-cell>
          <table:table-cell office:value-type="string" calcext:value-type="string">
            <text:p>14:37:21.934</text:p>
          </table:table-cell>
          <table:table-cell office:value-type="string" calcext:value-type="string">
            <text:p>00:00:06.574</text:p>
          </table:table-cell>
          <table:table-cell office:value-type="float" office:value="329" calcext:value-type="float">
            <text:p>329</text:p>
          </table:table-cell>
          <table:table-cell office:value-type="float" office:value="1210.475" calcext:value-type="float">
            <text:p>1210,475</text:p>
          </table:table-cell>
          <table:table-cell office:value-type="float" office:value="619.541" calcext:value-type="float">
            <text:p>619,541</text:p>
          </table:table-cell>
          <table:table-cell office:value-type="float" office:value="0.6138952" calcext:value-type="float">
            <text:p>0,6138952</text:p>
          </table:table-cell>
          <table:table-cell office:value-type="float" office:value="0.318955" calcext:value-type="float">
            <text:p>0,318955</text:p>
          </table:table-cell>
          <table:table-cell office:value-type="float" office:value="687.4526" calcext:value-type="float">
            <text:p>687,4526</text:p>
          </table:table-cell>
          <table:table-cell office:value-type="float" office:value="3.820895" calcext:value-type="float">
            <text:p>3,820895</text:p>
          </table:table-cell>
          <table:table-cell office:value-type="float" office:value="0" calcext:value-type="float">
            <text:p>0</text:p>
          </table:table-cell>
          <table:table-cell office:value-type="float" office:value="1219.893" calcext:value-type="float">
            <text:p>1219,893</text:p>
          </table:table-cell>
          <table:table-cell office:value-type="float" office:value="651.6078" calcext:value-type="float">
            <text:p>651,6078</text:p>
          </table:table-cell>
          <table:table-cell office:value-type="float" office:value="0.3536115" calcext:value-type="float">
            <text:p>0,3536115</text:p>
          </table:table-cell>
          <table:table-cell office:value-type="float" office:value="0.3294078" calcext:value-type="float">
            <text:p>0,3294078</text:p>
          </table:table-cell>
          <table:table-cell office:value-type="float" office:value="692.0724" calcext:value-type="float">
            <text:p>692,0724</text:p>
          </table:table-cell>
          <table:table-cell office:value-type="float" office:value="3.650249" calcext:value-type="float">
            <text:p>3,650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5" calcext:value-type="float">
            <text:p>1215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6" calcext:value-type="float">
            <text:p>636</text:p>
          </table:table-cell>
          <table:table-cell office:value-type="float" office:value="6574684" calcext:value-type="float">
            <text:p>6574684</text:p>
          </table:table-cell>
          <table:table-cell office:value-type="float" office:value="375140603" calcext:value-type="float">
            <text:p>375140603</text:p>
          </table:table-cell>
        </table:table-row>
        <table:table-row table:style-name="ro2">
          <table:table-cell office:value-type="float" office:value="6595" calcext:value-type="float">
            <text:p>6595</text:p>
          </table:table-cell>
          <table:table-cell office:value-type="string" calcext:value-type="string">
            <text:p>14:37:21.954</text:p>
          </table:table-cell>
          <table:table-cell office:value-type="string" calcext:value-type="string">
            <text:p>00:00:06.594</text:p>
          </table:table-cell>
          <table:table-cell office:value-type="float" office:value="330" calcext:value-type="float">
            <text:p>330</text:p>
          </table:table-cell>
          <table:table-cell office:value-type="float" office:value="1206.077" calcext:value-type="float">
            <text:p>1206,077</text:p>
          </table:table-cell>
          <table:table-cell office:value-type="float" office:value="618.4298" calcext:value-type="float">
            <text:p>618,4298</text:p>
          </table:table-cell>
          <table:table-cell office:value-type="float" office:value="0.6140826" calcext:value-type="float">
            <text:p>0,6140826</text:p>
          </table:table-cell>
          <table:table-cell office:value-type="float" office:value="0.3194039" calcext:value-type="float">
            <text:p>0,3194039</text:p>
          </table:table-cell>
          <table:table-cell office:value-type="float" office:value="687.4526" calcext:value-type="float">
            <text:p>687,4526</text:p>
          </table:table-cell>
          <table:table-cell office:value-type="float" office:value="3.844609" calcext:value-type="float">
            <text:p>3,844609</text:p>
          </table:table-cell>
          <table:table-cell office:value-type="float" office:value="0" calcext:value-type="float">
            <text:p>0</text:p>
          </table:table-cell>
          <table:table-cell office:value-type="float" office:value="1222.529" calcext:value-type="float">
            <text:p>1222,529</text:p>
          </table:table-cell>
          <table:table-cell office:value-type="float" office:value="649.1842" calcext:value-type="float">
            <text:p>649,1842</text:p>
          </table:table-cell>
          <table:table-cell office:value-type="float" office:value="0.3538977" calcext:value-type="float">
            <text:p>0,3538977</text:p>
          </table:table-cell>
          <table:table-cell office:value-type="float" office:value="0.3296177" calcext:value-type="float">
            <text:p>0,3296177</text:p>
          </table:table-cell>
          <table:table-cell office:value-type="float" office:value="692.0724" calcext:value-type="float">
            <text:p>692,0724</text:p>
          </table:table-cell>
          <table:table-cell office:value-type="float" office:value="3.738861" calcext:value-type="float">
            <text:p>3,7388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4" calcext:value-type="float">
            <text:p>1214</text:p>
          </table:table-cell>
          <table:table-cell office:value-type="float" office:value="634" calcext:value-type="float">
            <text:p>6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4" calcext:value-type="float">
            <text:p>634</text:p>
          </table:table-cell>
          <table:table-cell office:value-type="float" office:value="6594723" calcext:value-type="float">
            <text:p>6594723</text:p>
          </table:table-cell>
          <table:table-cell office:value-type="float" office:value="375160642" calcext:value-type="float">
            <text:p>375160642</text:p>
          </table:table-cell>
        </table:table-row>
        <table:table-row table:style-name="ro2">
          <table:table-cell office:value-type="float" office:value="6615" calcext:value-type="float">
            <text:p>6615</text:p>
          </table:table-cell>
          <table:table-cell office:value-type="string" calcext:value-type="string">
            <text:p>14:37:21.974</text:p>
          </table:table-cell>
          <table:table-cell office:value-type="string" calcext:value-type="string">
            <text:p>00:00:06.614</text:p>
          </table:table-cell>
          <table:table-cell office:value-type="float" office:value="331" calcext:value-type="float">
            <text:p>331</text:p>
          </table:table-cell>
          <table:table-cell office:value-type="float" office:value="1195.217" calcext:value-type="float">
            <text:p>1195,217</text:p>
          </table:table-cell>
          <table:table-cell office:value-type="float" office:value="613.7881" calcext:value-type="float">
            <text:p>613,7881</text:p>
          </table:table-cell>
          <table:table-cell office:value-type="float" office:value="0.6142714" calcext:value-type="float">
            <text:p>0,6142714</text:p>
          </table:table-cell>
          <table:table-cell office:value-type="float" office:value="0.3195825" calcext:value-type="float">
            <text:p>0,3195825</text:p>
          </table:table-cell>
          <table:table-cell office:value-type="float" office:value="687.4526" calcext:value-type="float">
            <text:p>687,4526</text:p>
          </table:table-cell>
          <table:table-cell office:value-type="float" office:value="3.856565" calcext:value-type="float">
            <text:p>3,856565</text:p>
          </table:table-cell>
          <table:table-cell office:value-type="float" office:value="0" calcext:value-type="float">
            <text:p>0</text:p>
          </table:table-cell>
          <table:table-cell office:value-type="float" office:value="1224.523" calcext:value-type="float">
            <text:p>1224,523</text:p>
          </table:table-cell>
          <table:table-cell office:value-type="float" office:value="641.9605" calcext:value-type="float">
            <text:p>641,9605</text:p>
          </table:table-cell>
          <table:table-cell office:value-type="float" office:value="0.3541356" calcext:value-type="float">
            <text:p>0,3541356</text:p>
          </table:table-cell>
          <table:table-cell office:value-type="float" office:value="0.3296219" calcext:value-type="float">
            <text:p>0,3296219</text:p>
          </table:table-cell>
          <table:table-cell office:value-type="float" office:value="692.0724" calcext:value-type="float">
            <text:p>692,0724</text:p>
          </table:table-cell>
          <table:table-cell office:value-type="float" office:value="3.741949" calcext:value-type="float">
            <text:p>3,7419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628" calcext:value-type="float">
            <text:p>6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28" calcext:value-type="float">
            <text:p>628</text:p>
          </table:table-cell>
          <table:table-cell office:value-type="float" office:value="6614543" calcext:value-type="float">
            <text:p>6614543</text:p>
          </table:table-cell>
          <table:table-cell office:value-type="float" office:value="375180462" calcext:value-type="float">
            <text:p>375180462</text:p>
          </table:table-cell>
        </table:table-row>
        <table:table-row table:style-name="ro2">
          <table:table-cell office:value-type="float" office:value="6634" calcext:value-type="float">
            <text:p>6634</text:p>
          </table:table-cell>
          <table:table-cell office:value-type="string" calcext:value-type="string">
            <text:p>14:37:21.993</text:p>
          </table:table-cell>
          <table:table-cell office:value-type="string" calcext:value-type="string">
            <text:p>00:00:06.634</text:p>
          </table:table-cell>
          <table:table-cell office:value-type="float" office:value="332" calcext:value-type="float">
            <text:p>332</text:p>
          </table:table-cell>
          <table:table-cell office:value-type="float" office:value="1222.459" calcext:value-type="float">
            <text:p>1222,459</text:p>
          </table:table-cell>
          <table:table-cell office:value-type="float" office:value="616.3919" calcext:value-type="float">
            <text:p>616,3919</text:p>
          </table:table-cell>
          <table:table-cell office:value-type="float" office:value="0.6146464" calcext:value-type="float">
            <text:p>0,6146464</text:p>
          </table:table-cell>
          <table:table-cell office:value-type="float" office:value="0.3195374" calcext:value-type="float">
            <text:p>0,3195374</text:p>
          </table:table-cell>
          <table:table-cell office:value-type="float" office:value="687.4526" calcext:value-type="float">
            <text:p>687,4526</text:p>
          </table:table-cell>
          <table:table-cell office:value-type="float" office:value="3.820913" calcext:value-type="float">
            <text:p>3,820913</text:p>
          </table:table-cell>
          <table:table-cell office:value-type="float" office:value="0" calcext:value-type="float">
            <text:p>0</text:p>
          </table:table-cell>
          <table:table-cell office:value-type="float" office:value="1216.416" calcext:value-type="float">
            <text:p>1216,416</text:p>
          </table:table-cell>
          <table:table-cell office:value-type="float" office:value="639.4654" calcext:value-type="float">
            <text:p>639,4654</text:p>
          </table:table-cell>
          <table:table-cell office:value-type="float" office:value="0.3543416" calcext:value-type="float">
            <text:p>0,3543416</text:p>
          </table:table-cell>
          <table:table-cell office:value-type="float" office:value="0.3294905" calcext:value-type="float">
            <text:p>0,3294905</text:p>
          </table:table-cell>
          <table:table-cell office:value-type="float" office:value="692.0724" calcext:value-type="float">
            <text:p>692,0724</text:p>
          </table:table-cell>
          <table:table-cell office:value-type="float" office:value="3.747899" calcext:value-type="float">
            <text:p>3,7478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9" calcext:value-type="float">
            <text:p>1219</text:p>
          </table:table-cell>
          <table:table-cell office:value-type="float" office:value="628" calcext:value-type="float">
            <text:p>6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28" calcext:value-type="float">
            <text:p>628</text:p>
          </table:table-cell>
          <table:table-cell office:value-type="float" office:value="6634400" calcext:value-type="float">
            <text:p>6634400</text:p>
          </table:table-cell>
          <table:table-cell office:value-type="float" office:value="375200319" calcext:value-type="float">
            <text:p>375200319</text:p>
          </table:table-cell>
        </table:table-row>
        <table:table-row table:style-name="ro2">
          <table:table-cell office:value-type="float" office:value="6654" calcext:value-type="float">
            <text:p>6654</text:p>
          </table:table-cell>
          <table:table-cell office:value-type="string" calcext:value-type="string">
            <text:p>14:37:22.013</text:p>
          </table:table-cell>
          <table:table-cell office:value-type="string" calcext:value-type="string">
            <text:p>00:00:06.654</text:p>
          </table:table-cell>
          <table:table-cell office:value-type="float" office:value="333" calcext:value-type="float">
            <text:p>333</text:p>
          </table:table-cell>
          <table:table-cell office:value-type="float" office:value="1215.733" calcext:value-type="float">
            <text:p>1215,733</text:p>
          </table:table-cell>
          <table:table-cell office:value-type="float" office:value="616.4423" calcext:value-type="float">
            <text:p>616,4423</text:p>
          </table:table-cell>
          <table:table-cell office:value-type="float" office:value="0.6148831" calcext:value-type="float">
            <text:p>0,6148831</text:p>
          </table:table-cell>
          <table:table-cell office:value-type="float" office:value="0.3194732" calcext:value-type="float">
            <text:p>0,3194732</text:p>
          </table:table-cell>
          <table:table-cell office:value-type="float" office:value="686.605" calcext:value-type="float">
            <text:p>686,605</text:p>
          </table:table-cell>
          <table:table-cell office:value-type="float" office:value="3.831185" calcext:value-type="float">
            <text:p>3,831185</text:p>
          </table:table-cell>
          <table:table-cell office:value-type="float" office:value="0" calcext:value-type="float">
            <text:p>0</text:p>
          </table:table-cell>
          <table:table-cell office:value-type="float" office:value="1215.423" calcext:value-type="float">
            <text:p>1215,423</text:p>
          </table:table-cell>
          <table:table-cell office:value-type="float" office:value="640.2507" calcext:value-type="float">
            <text:p>640,2507</text:p>
          </table:table-cell>
          <table:table-cell office:value-type="float" office:value="0.3546722" calcext:value-type="float">
            <text:p>0,3546722</text:p>
          </table:table-cell>
          <table:table-cell office:value-type="float" office:value="0.3293941" calcext:value-type="float">
            <text:p>0,3293941</text:p>
          </table:table-cell>
          <table:table-cell office:value-type="float" office:value="690.9108" calcext:value-type="float">
            <text:p>690,9108</text:p>
          </table:table-cell>
          <table:table-cell office:value-type="float" office:value="3.745846" calcext:value-type="float">
            <text:p>3,7458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6" calcext:value-type="float">
            <text:p>1216</text:p>
          </table:table-cell>
          <table:table-cell office:value-type="float" office:value="628" calcext:value-type="float">
            <text:p>6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28" calcext:value-type="float">
            <text:p>628</text:p>
          </table:table-cell>
          <table:table-cell office:value-type="float" office:value="6654435" calcext:value-type="float">
            <text:p>6654435</text:p>
          </table:table-cell>
          <table:table-cell office:value-type="float" office:value="375220354" calcext:value-type="float">
            <text:p>375220354</text:p>
          </table:table-cell>
        </table:table-row>
        <table:table-row table:style-name="ro2">
          <table:table-cell office:value-type="float" office:value="6674" calcext:value-type="float">
            <text:p>6674</text:p>
          </table:table-cell>
          <table:table-cell office:value-type="string" calcext:value-type="string">
            <text:p>14:37:22.033</text:p>
          </table:table-cell>
          <table:table-cell office:value-type="string" calcext:value-type="string">
            <text:p>00:00:06.674</text:p>
          </table:table-cell>
          <table:table-cell office:value-type="float" office:value="334" calcext:value-type="float">
            <text:p>334</text:p>
          </table:table-cell>
          <table:table-cell office:value-type="float" office:value="1194.062" calcext:value-type="float">
            <text:p>1194,062</text:p>
          </table:table-cell>
          <table:table-cell office:value-type="float" office:value="606.2145" calcext:value-type="float">
            <text:p>606,2145</text:p>
          </table:table-cell>
          <table:table-cell office:value-type="float" office:value="0.6149794" calcext:value-type="float">
            <text:p>0,6149794</text:p>
          </table:table-cell>
          <table:table-cell office:value-type="float" office:value="0.3195073" calcext:value-type="float">
            <text:p>0,3195073</text:p>
          </table:table-cell>
          <table:table-cell office:value-type="float" office:value="686.605" calcext:value-type="float">
            <text:p>686,605</text:p>
          </table:table-cell>
          <table:table-cell office:value-type="float" office:value="3.816434" calcext:value-type="float">
            <text:p>3,816434</text:p>
          </table:table-cell>
          <table:table-cell office:value-type="float" office:value="0" calcext:value-type="float">
            <text:p>0</text:p>
          </table:table-cell>
          <table:table-cell office:value-type="float" office:value="1234.274" calcext:value-type="float">
            <text:p>1234,274</text:p>
          </table:table-cell>
          <table:table-cell office:value-type="float" office:value="627.6611" calcext:value-type="float">
            <text:p>627,6611</text:p>
          </table:table-cell>
          <table:table-cell office:value-type="float" office:value="0.3548394" calcext:value-type="float">
            <text:p>0,3548394</text:p>
          </table:table-cell>
          <table:table-cell office:value-type="float" office:value="0.3293049" calcext:value-type="float">
            <text:p>0,3293049</text:p>
          </table:table-cell>
          <table:table-cell office:value-type="float" office:value="690.9108" calcext:value-type="float">
            <text:p>690,9108</text:p>
          </table:table-cell>
          <table:table-cell office:value-type="float" office:value="3.789905" calcext:value-type="float">
            <text:p>3,7899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4" calcext:value-type="float">
            <text:p>1214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17" calcext:value-type="float">
            <text:p>617</text:p>
          </table:table-cell>
          <table:table-cell office:value-type="float" office:value="6674300" calcext:value-type="float">
            <text:p>6674300</text:p>
          </table:table-cell>
          <table:table-cell office:value-type="float" office:value="375240219" calcext:value-type="float">
            <text:p>375240219</text:p>
          </table:table-cell>
        </table:table-row>
        <table:table-row table:style-name="ro2">
          <table:table-cell office:value-type="float" office:value="6694" calcext:value-type="float">
            <text:p>6694</text:p>
          </table:table-cell>
          <table:table-cell office:value-type="string" calcext:value-type="string">
            <text:p>14:37:22.053</text:p>
          </table:table-cell>
          <table:table-cell office:value-type="string" calcext:value-type="string">
            <text:p>00:00:06.694</text:p>
          </table:table-cell>
          <table:table-cell office:value-type="float" office:value="335" calcext:value-type="float">
            <text:p>335</text:p>
          </table:table-cell>
          <table:table-cell office:value-type="float" office:value="1191.23" calcext:value-type="float">
            <text:p>1191,23</text:p>
          </table:table-cell>
          <table:table-cell office:value-type="float" office:value="634.0817" calcext:value-type="float">
            <text:p>634,0817</text:p>
          </table:table-cell>
          <table:table-cell office:value-type="float" office:value="0.6150228" calcext:value-type="float">
            <text:p>0,6150228</text:p>
          </table:table-cell>
          <table:table-cell office:value-type="float" office:value="0.3191982" calcext:value-type="float">
            <text:p>0,3191982</text:p>
          </table:table-cell>
          <table:table-cell office:value-type="float" office:value="686.605" calcext:value-type="float">
            <text:p>686,605</text:p>
          </table:table-cell>
          <table:table-cell office:value-type="float" office:value="3.847329" calcext:value-type="float">
            <text:p>3,847329</text:p>
          </table:table-cell>
          <table:table-cell office:value-type="float" office:value="0" calcext:value-type="float">
            <text:p>0</text:p>
          </table:table-cell>
          <table:table-cell office:value-type="float" office:value="1215.303" calcext:value-type="float">
            <text:p>1215,303</text:p>
          </table:table-cell>
          <table:table-cell office:value-type="float" office:value="635.5986" calcext:value-type="float">
            <text:p>635,5986</text:p>
          </table:table-cell>
          <table:table-cell office:value-type="float" office:value="0.3548619" calcext:value-type="float">
            <text:p>0,3548619</text:p>
          </table:table-cell>
          <table:table-cell office:value-type="float" office:value="0.3292959" calcext:value-type="float">
            <text:p>0,3292959</text:p>
          </table:table-cell>
          <table:table-cell office:value-type="float" office:value="690.9108" calcext:value-type="float">
            <text:p>690,9108</text:p>
          </table:table-cell>
          <table:table-cell office:value-type="float" office:value="3.738235" calcext:value-type="float">
            <text:p>3,7382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635" calcext:value-type="float">
            <text:p>6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35" calcext:value-type="float">
            <text:p>635</text:p>
          </table:table-cell>
          <table:table-cell office:value-type="float" office:value="6694302" calcext:value-type="float">
            <text:p>6694302</text:p>
          </table:table-cell>
          <table:table-cell office:value-type="float" office:value="375260221" calcext:value-type="float">
            <text:p>375260221</text:p>
          </table:table-cell>
        </table:table-row>
        <table:table-row table:style-name="ro2">
          <table:table-cell office:value-type="float" office:value="6714" calcext:value-type="float">
            <text:p>6714</text:p>
          </table:table-cell>
          <table:table-cell office:value-type="string" calcext:value-type="string">
            <text:p>14:37:22.073</text:p>
          </table:table-cell>
          <table:table-cell office:value-type="string" calcext:value-type="string">
            <text:p>00:00:06.714</text:p>
          </table:table-cell>
          <table:table-cell office:value-type="float" office:value="336" calcext:value-type="float">
            <text:p>336</text:p>
          </table:table-cell>
          <table:table-cell office:value-type="float" office:value="1188.729" calcext:value-type="float">
            <text:p>1188,729</text:p>
          </table:table-cell>
          <table:table-cell office:value-type="float" office:value="614.3941" calcext:value-type="float">
            <text:p>614,3941</text:p>
          </table:table-cell>
          <table:table-cell office:value-type="float" office:value="0.6149963" calcext:value-type="float">
            <text:p>0,6149963</text:p>
          </table:table-cell>
          <table:table-cell office:value-type="float" office:value="0.3188497" calcext:value-type="float">
            <text:p>0,3188497</text:p>
          </table:table-cell>
          <table:table-cell office:value-type="float" office:value="686.605" calcext:value-type="float">
            <text:p>686,605</text:p>
          </table:table-cell>
          <table:table-cell office:value-type="float" office:value="3.838168" calcext:value-type="float">
            <text:p>3,838168</text:p>
          </table:table-cell>
          <table:table-cell office:value-type="float" office:value="0" calcext:value-type="float">
            <text:p>0</text:p>
          </table:table-cell>
          <table:table-cell office:value-type="float" office:value="1224.273" calcext:value-type="float">
            <text:p>1224,273</text:p>
          </table:table-cell>
          <table:table-cell office:value-type="float" office:value="620.8869" calcext:value-type="float">
            <text:p>620,8869</text:p>
          </table:table-cell>
          <table:table-cell office:value-type="float" office:value="0.354852" calcext:value-type="float">
            <text:p>0,354852</text:p>
          </table:table-cell>
          <table:table-cell office:value-type="float" office:value="0.329299" calcext:value-type="float">
            <text:p>0,329299</text:p>
          </table:table-cell>
          <table:table-cell office:value-type="float" office:value="690.9108" calcext:value-type="float">
            <text:p>690,9108</text:p>
          </table:table-cell>
          <table:table-cell office:value-type="float" office:value="3.793106" calcext:value-type="float">
            <text:p>3,7931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float" office:value="618" calcext:value-type="float">
            <text:p>6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18" calcext:value-type="float">
            <text:p>618</text:p>
          </table:table-cell>
          <table:table-cell office:value-type="float" office:value="6714156" calcext:value-type="float">
            <text:p>6714156</text:p>
          </table:table-cell>
          <table:table-cell office:value-type="float" office:value="375280075" calcext:value-type="float">
            <text:p>375280075</text:p>
          </table:table-cell>
        </table:table-row>
        <table:table-row table:style-name="ro2">
          <table:table-cell office:value-type="float" office:value="6734" calcext:value-type="float">
            <text:p>6734</text:p>
          </table:table-cell>
          <table:table-cell office:value-type="string" calcext:value-type="string">
            <text:p>14:37:22.093</text:p>
          </table:table-cell>
          <table:table-cell office:value-type="string" calcext:value-type="string">
            <text:p>00:00:06.734</text:p>
          </table:table-cell>
          <table:table-cell office:value-type="float" office:value="337" calcext:value-type="float">
            <text:p>337</text:p>
          </table:table-cell>
          <table:table-cell office:value-type="float" office:value="1197.638" calcext:value-type="float">
            <text:p>1197,638</text:p>
          </table:table-cell>
          <table:table-cell office:value-type="float" office:value="608.3483" calcext:value-type="float">
            <text:p>608,3483</text:p>
          </table:table-cell>
          <table:table-cell office:value-type="float" office:value="0.6149378" calcext:value-type="float">
            <text:p>0,6149378</text:p>
          </table:table-cell>
          <table:table-cell office:value-type="float" office:value="0.3186907" calcext:value-type="float">
            <text:p>0,3186907</text:p>
          </table:table-cell>
          <table:table-cell office:value-type="float" office:value="686.605" calcext:value-type="float">
            <text:p>686,605</text:p>
          </table:table-cell>
          <table:table-cell office:value-type="float" office:value="3.868015" calcext:value-type="float">
            <text:p>3,868015</text:p>
          </table:table-cell>
          <table:table-cell office:value-type="float" office:value="0" calcext:value-type="float">
            <text:p>0</text:p>
          </table:table-cell>
          <table:table-cell office:value-type="float" office:value="1235.755" calcext:value-type="float">
            <text:p>1235,755</text:p>
          </table:table-cell>
          <table:table-cell office:value-type="float" office:value="645.7141" calcext:value-type="float">
            <text:p>645,7141</text:p>
          </table:table-cell>
          <table:table-cell office:value-type="float" office:value="0.3547333" calcext:value-type="float">
            <text:p>0,3547333</text:p>
          </table:table-cell>
          <table:table-cell office:value-type="float" office:value="0.3293682" calcext:value-type="float">
            <text:p>0,3293682</text:p>
          </table:table-cell>
          <table:table-cell office:value-type="float" office:value="690.9108" calcext:value-type="float">
            <text:p>690,9108</text:p>
          </table:table-cell>
          <table:table-cell office:value-type="float" office:value="3.736568" calcext:value-type="float">
            <text:p>3,7365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7" calcext:value-type="float">
            <text:p>1217</text:p>
          </table:table-cell>
          <table:table-cell office:value-type="float" office:value="627" calcext:value-type="float">
            <text:p>6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27" calcext:value-type="float">
            <text:p>627</text:p>
          </table:table-cell>
          <table:table-cell office:value-type="float" office:value="6734154" calcext:value-type="float">
            <text:p>6734154</text:p>
          </table:table-cell>
          <table:table-cell office:value-type="float" office:value="375300073" calcext:value-type="float">
            <text:p>375300073</text:p>
          </table:table-cell>
        </table:table-row>
        <table:table-row table:style-name="ro2">
          <table:table-cell office:value-type="float" office:value="6754" calcext:value-type="float">
            <text:p>6754</text:p>
          </table:table-cell>
          <table:table-cell office:value-type="string" calcext:value-type="string">
            <text:p>14:37:22.113</text:p>
          </table:table-cell>
          <table:table-cell office:value-type="string" calcext:value-type="string">
            <text:p>00:00:06.754</text:p>
          </table:table-cell>
          <table:table-cell office:value-type="float" office:value="338" calcext:value-type="float">
            <text:p>338</text:p>
          </table:table-cell>
          <table:table-cell office:value-type="float" office:value="1196.941" calcext:value-type="float">
            <text:p>1196,941</text:p>
          </table:table-cell>
          <table:table-cell office:value-type="float" office:value="616.4368" calcext:value-type="float">
            <text:p>616,4368</text:p>
          </table:table-cell>
          <table:table-cell office:value-type="float" office:value="0.6147166" calcext:value-type="float">
            <text:p>0,6147166</text:p>
          </table:table-cell>
          <table:table-cell office:value-type="float" office:value="0.318181" calcext:value-type="float">
            <text:p>0,318181</text:p>
          </table:table-cell>
          <table:table-cell office:value-type="float" office:value="687.4075" calcext:value-type="float">
            <text:p>687,4075</text:p>
          </table:table-cell>
          <table:table-cell office:value-type="float" office:value="3.876235" calcext:value-type="float">
            <text:p>3,876235</text:p>
          </table:table-cell>
          <table:table-cell office:value-type="float" office:value="0" calcext:value-type="float">
            <text:p>0</text:p>
          </table:table-cell>
          <table:table-cell office:value-type="float" office:value="1230.585" calcext:value-type="float">
            <text:p>1230,585</text:p>
          </table:table-cell>
          <table:table-cell office:value-type="float" office:value="643.9114" calcext:value-type="float">
            <text:p>643,9114</text:p>
          </table:table-cell>
          <table:table-cell office:value-type="float" office:value="0.3544125" calcext:value-type="float">
            <text:p>0,3544125</text:p>
          </table:table-cell>
          <table:table-cell office:value-type="float" office:value="0.3297542" calcext:value-type="float">
            <text:p>0,3297542</text:p>
          </table:table-cell>
          <table:table-cell office:value-type="float" office:value="691.7201" calcext:value-type="float">
            <text:p>691,7201</text:p>
          </table:table-cell>
          <table:table-cell office:value-type="float" office:value="3.758558" calcext:value-type="float">
            <text:p>3,7585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4" calcext:value-type="float">
            <text:p>1214</text:p>
          </table:table-cell>
          <table:table-cell office:value-type="float" office:value="630" calcext:value-type="float">
            <text:p>6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0" calcext:value-type="float">
            <text:p>630</text:p>
          </table:table-cell>
          <table:table-cell office:value-type="float" office:value="6754069" calcext:value-type="float">
            <text:p>6754069</text:p>
          </table:table-cell>
          <table:table-cell office:value-type="float" office:value="375319988" calcext:value-type="float">
            <text:p>375319988</text:p>
          </table:table-cell>
        </table:table-row>
        <table:table-row table:style-name="ro2">
          <table:table-cell office:value-type="float" office:value="6774" calcext:value-type="float">
            <text:p>6774</text:p>
          </table:table-cell>
          <table:table-cell office:value-type="string" calcext:value-type="string">
            <text:p>14:37:22.133</text:p>
          </table:table-cell>
          <table:table-cell office:value-type="string" calcext:value-type="string">
            <text:p>00:00:06.774</text:p>
          </table:table-cell>
          <table:table-cell office:value-type="float" office:value="339" calcext:value-type="float">
            <text:p>339</text:p>
          </table:table-cell>
          <table:table-cell office:value-type="float" office:value="1193.933" calcext:value-type="float">
            <text:p>1193,933</text:p>
          </table:table-cell>
          <table:table-cell office:value-type="float" office:value="616.9323" calcext:value-type="float">
            <text:p>616,9323</text:p>
          </table:table-cell>
          <table:table-cell office:value-type="float" office:value="0.6145036" calcext:value-type="float">
            <text:p>0,6145036</text:p>
          </table:table-cell>
          <table:table-cell office:value-type="float" office:value="0.3177386" calcext:value-type="float">
            <text:p>0,3177386</text:p>
          </table:table-cell>
          <table:table-cell office:value-type="float" office:value="687.4075" calcext:value-type="float">
            <text:p>687,4075</text:p>
          </table:table-cell>
          <table:table-cell office:value-type="float" office:value="3.86679" calcext:value-type="float">
            <text:p>3,86679</text:p>
          </table:table-cell>
          <table:table-cell office:value-type="float" office:value="0" calcext:value-type="float">
            <text:p>0</text:p>
          </table:table-cell>
          <table:table-cell office:value-type="float" office:value="1210.149" calcext:value-type="float">
            <text:p>1210,149</text:p>
          </table:table-cell>
          <table:table-cell office:value-type="float" office:value="622.7787" calcext:value-type="float">
            <text:p>622,7787</text:p>
          </table:table-cell>
          <table:table-cell office:value-type="float" office:value="0.3541952" calcext:value-type="float">
            <text:p>0,3541952</text:p>
          </table:table-cell>
          <table:table-cell office:value-type="float" office:value="0.3298286" calcext:value-type="float">
            <text:p>0,3298286</text:p>
          </table:table-cell>
          <table:table-cell office:value-type="float" office:value="691.7201" calcext:value-type="float">
            <text:p>691,7201</text:p>
          </table:table-cell>
          <table:table-cell office:value-type="float" office:value="3.770133" calcext:value-type="float">
            <text:p>3,770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2" calcext:value-type="float">
            <text:p>1202</text:p>
          </table:table-cell>
          <table:table-cell office:value-type="float" office:value="620" calcext:value-type="float">
            <text:p>6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624" calcext:value-type="float">
            <text:p>624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20" calcext:value-type="float">
            <text:p>620</text:p>
          </table:table-cell>
          <table:table-cell office:value-type="float" office:value="6774058" calcext:value-type="float">
            <text:p>6774058</text:p>
          </table:table-cell>
          <table:table-cell office:value-type="float" office:value="375339977" calcext:value-type="float">
            <text:p>375339977</text:p>
          </table:table-cell>
        </table:table-row>
        <table:table-row table:style-name="ro2">
          <table:table-cell office:value-type="float" office:value="6794" calcext:value-type="float">
            <text:p>6794</text:p>
          </table:table-cell>
          <table:table-cell office:value-type="string" calcext:value-type="string">
            <text:p>14:37:22.153</text:p>
          </table:table-cell>
          <table:table-cell office:value-type="string" calcext:value-type="string">
            <text:p>00:00:06.793</text:p>
          </table:table-cell>
          <table:table-cell office:value-type="float" office:value="340" calcext:value-type="float">
            <text:p>340</text:p>
          </table:table-cell>
          <table:table-cell office:value-type="float" office:value="901.4344" calcext:value-type="float">
            <text:p>901,4344</text:p>
          </table:table-cell>
          <table:table-cell office:value-type="float" office:value="546.1668" calcext:value-type="float">
            <text:p>546,1668</text:p>
          </table:table-cell>
          <table:table-cell office:value-type="float" office:value="0.6169671" calcext:value-type="float">
            <text:p>0,6169671</text:p>
          </table:table-cell>
          <table:table-cell office:value-type="float" office:value="0.3165385" calcext:value-type="float">
            <text:p>0,3165385</text:p>
          </table:table-cell>
          <table:table-cell office:value-type="float" office:value="687.4075" calcext:value-type="float">
            <text:p>687,4075</text:p>
          </table:table-cell>
          <table:table-cell office:value-type="float" office:value="3.934789" calcext:value-type="float">
            <text:p>3,934789</text:p>
          </table:table-cell>
          <table:table-cell office:value-type="float" office:value="0" calcext:value-type="float">
            <text:p>0</text:p>
          </table:table-cell>
          <table:table-cell office:value-type="float" office:value="990.0691" calcext:value-type="float">
            <text:p>990,0691</text:p>
          </table:table-cell>
          <table:table-cell office:value-type="float" office:value="551.6692" calcext:value-type="float">
            <text:p>551,6692</text:p>
          </table:table-cell>
          <table:table-cell office:value-type="float" office:value="0.356481" calcext:value-type="float">
            <text:p>0,356481</text:p>
          </table:table-cell>
          <table:table-cell office:value-type="float" office:value="0.3289975" calcext:value-type="float">
            <text:p>0,3289975</text:p>
          </table:table-cell>
          <table:table-cell office:value-type="float" office:value="691.7201" calcext:value-type="float">
            <text:p>691,7201</text:p>
          </table:table-cell>
          <table:table-cell office:value-type="float" office:value="3.853453" calcext:value-type="float">
            <text:p>3,8534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46" calcext:value-type="float">
            <text:p>946</text:p>
          </table:table-cell>
          <table:table-cell office:value-type="float" office:value="549" calcext:value-type="float">
            <text:p>54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549" calcext:value-type="float">
            <text:p>549</text:p>
          </table:table-cell>
          <table:table-cell office:value-type="float" office:value="6793891" calcext:value-type="float">
            <text:p>6793891</text:p>
          </table:table-cell>
          <table:table-cell office:value-type="float" office:value="375359810" calcext:value-type="float">
            <text:p>375359810</text:p>
          </table:table-cell>
        </table:table-row>
        <table:table-row table:style-name="ro2">
          <table:table-cell office:value-type="float" office:value="6814" calcext:value-type="float">
            <text:p>6814</text:p>
          </table:table-cell>
          <table:table-cell office:value-type="string" calcext:value-type="string">
            <text:p>14:37:22.173</text:p>
          </table:table-cell>
          <table:table-cell office:value-type="string" calcext:value-type="string">
            <text:p>00:00:06.813</text:p>
          </table:table-cell>
          <table:table-cell office:value-type="float" office:value="341" calcext:value-type="float">
            <text:p>341</text:p>
          </table:table-cell>
          <table:table-cell office:value-type="float" office:value="684.1614" calcext:value-type="float">
            <text:p>684,1614</text:p>
          </table:table-cell>
          <table:table-cell office:value-type="float" office:value="508.9407" calcext:value-type="float">
            <text:p>508,9407</text:p>
          </table:table-cell>
          <table:table-cell office:value-type="float" office:value="0.6194018" calcext:value-type="float">
            <text:p>0,6194018</text:p>
          </table:table-cell>
          <table:table-cell office:value-type="float" office:value="0.3156952" calcext:value-type="float">
            <text:p>0,3156952</text:p>
          </table:table-cell>
          <table:table-cell office:value-type="float" office:value="687.4075" calcext:value-type="float">
            <text:p>687,4075</text:p>
          </table:table-cell>
          <table:table-cell office:value-type="float" office:value="3.88335" calcext:value-type="float">
            <text:p>3,88335</text:p>
          </table:table-cell>
          <table:table-cell office:value-type="float" office:value="0" calcext:value-type="float">
            <text:p>0</text:p>
          </table:table-cell>
          <table:table-cell office:value-type="float" office:value="721.8967" calcext:value-type="float">
            <text:p>721,8967</text:p>
          </table:table-cell>
          <table:table-cell office:value-type="float" office:value="532.7011" calcext:value-type="float">
            <text:p>532,7011</text:p>
          </table:table-cell>
          <table:table-cell office:value-type="float" office:value="0.359386" calcext:value-type="float">
            <text:p>0,359386</text:p>
          </table:table-cell>
          <table:table-cell office:value-type="float" office:value="0.328195" calcext:value-type="float">
            <text:p>0,328195</text:p>
          </table:table-cell>
          <table:table-cell office:value-type="float" office:value="691.7201" calcext:value-type="float">
            <text:p>691,7201</text:p>
          </table:table-cell>
          <table:table-cell office:value-type="float" office:value="3.813441" calcext:value-type="float">
            <text:p>3,8134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3" calcext:value-type="float">
            <text:p>703</text:p>
          </table:table-cell>
          <table:table-cell office:value-type="float" office:value="521" calcext:value-type="float">
            <text:p>52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521" calcext:value-type="float">
            <text:p>521</text:p>
          </table:table-cell>
          <table:table-cell office:value-type="float" office:value="6813890" calcext:value-type="float">
            <text:p>6813890</text:p>
          </table:table-cell>
          <table:table-cell office:value-type="float" office:value="375379809" calcext:value-type="float">
            <text:p>375379809</text:p>
          </table:table-cell>
        </table:table-row>
        <table:table-row table:style-name="ro2">
          <table:table-cell office:value-type="float" office:value="6834" calcext:value-type="float">
            <text:p>6834</text:p>
          </table:table-cell>
          <table:table-cell office:value-type="string" calcext:value-type="string">
            <text:p>14:37:22.193</text:p>
          </table:table-cell>
          <table:table-cell office:value-type="string" calcext:value-type="string">
            <text:p>00:00:06.833</text:p>
          </table:table-cell>
          <table:table-cell office:value-type="float" office:value="342" calcext:value-type="float">
            <text:p>342</text:p>
          </table:table-cell>
          <table:table-cell office:value-type="float" office:value="701.9482" calcext:value-type="float">
            <text:p>701,9482</text:p>
          </table:table-cell>
          <table:table-cell office:value-type="float" office:value="535.9983" calcext:value-type="float">
            <text:p>535,9983</text:p>
          </table:table-cell>
          <table:table-cell office:value-type="float" office:value="0.6198335" calcext:value-type="float">
            <text:p>0,6198335</text:p>
          </table:table-cell>
          <table:table-cell office:value-type="float" office:value="0.3149438" calcext:value-type="float">
            <text:p>0,3149438</text:p>
          </table:table-cell>
          <table:table-cell office:value-type="float" office:value="687.4075" calcext:value-type="float">
            <text:p>687,4075</text:p>
          </table:table-cell>
          <table:table-cell office:value-type="float" office:value="3.83637" calcext:value-type="float">
            <text:p>3,83637</text:p>
          </table:table-cell>
          <table:table-cell office:value-type="float" office:value="0" calcext:value-type="float">
            <text:p>0</text:p>
          </table:table-cell>
          <table:table-cell office:value-type="float" office:value="693.0347" calcext:value-type="float">
            <text:p>693,0347</text:p>
          </table:table-cell>
          <table:table-cell office:value-type="float" office:value="552.4146" calcext:value-type="float">
            <text:p>552,4146</text:p>
          </table:table-cell>
          <table:table-cell office:value-type="float" office:value="0.3599649" calcext:value-type="float">
            <text:p>0,3599649</text:p>
          </table:table-cell>
          <table:table-cell office:value-type="float" office:value="0.3275625" calcext:value-type="float">
            <text:p>0,3275625</text:p>
          </table:table-cell>
          <table:table-cell office:value-type="float" office:value="691.7201" calcext:value-type="float">
            <text:p>691,7201</text:p>
          </table:table-cell>
          <table:table-cell office:value-type="float" office:value="3.895163" calcext:value-type="float">
            <text:p>3,8951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7" calcext:value-type="float">
            <text:p>697</text:p>
          </table:table-cell>
          <table:table-cell office:value-type="float" office:value="544" calcext:value-type="float">
            <text:p>5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544" calcext:value-type="float">
            <text:p>544</text:p>
          </table:table-cell>
          <table:table-cell office:value-type="float" office:value="6833786" calcext:value-type="float">
            <text:p>6833786</text:p>
          </table:table-cell>
          <table:table-cell office:value-type="float" office:value="375399705" calcext:value-type="float">
            <text:p>375399705</text:p>
          </table:table-cell>
        </table:table-row>
        <table:table-row table:style-name="ro2">
          <table:table-cell office:value-type="float" office:value="6854" calcext:value-type="float">
            <text:p>6854</text:p>
          </table:table-cell>
          <table:table-cell office:value-type="string" calcext:value-type="string">
            <text:p>14:37:22.213</text:p>
          </table:table-cell>
          <table:table-cell office:value-type="string" calcext:value-type="string">
            <text:p>00:00:06.853</text:p>
          </table:table-cell>
          <table:table-cell office:value-type="float" office:value="343" calcext:value-type="float">
            <text:p>343</text:p>
          </table:table-cell>
          <table:table-cell office:value-type="float" office:value="719.1379" calcext:value-type="float">
            <text:p>719,1379</text:p>
          </table:table-cell>
          <table:table-cell office:value-type="float" office:value="505.7218" calcext:value-type="float">
            <text:p>505,7218</text:p>
          </table:table-cell>
          <table:table-cell office:value-type="float" office:value="0.6197432" calcext:value-type="float">
            <text:p>0,6197432</text:p>
          </table:table-cell>
          <table:table-cell office:value-type="float" office:value="0.314518" calcext:value-type="float">
            <text:p>0,314518</text:p>
          </table:table-cell>
          <table:table-cell office:value-type="float" office:value="693.2029" calcext:value-type="float">
            <text:p>693,2029</text:p>
          </table:table-cell>
          <table:table-cell office:value-type="float" office:value="3.88642" calcext:value-type="float">
            <text:p>3,88642</text:p>
          </table:table-cell>
          <table:table-cell office:value-type="float" office:value="0" calcext:value-type="float">
            <text:p>0</text:p>
          </table:table-cell>
          <table:table-cell office:value-type="float" office:value="666.5713" calcext:value-type="float">
            <text:p>666,5713</text:p>
          </table:table-cell>
          <table:table-cell office:value-type="float" office:value="547.8067" calcext:value-type="float">
            <text:p>547,8067</text:p>
          </table:table-cell>
          <table:table-cell office:value-type="float" office:value="0.3597637" calcext:value-type="float">
            <text:p>0,3597637</text:p>
          </table:table-cell>
          <table:table-cell office:value-type="float" office:value="0.3273722" calcext:value-type="float">
            <text:p>0,3273722</text:p>
          </table:table-cell>
          <table:table-cell office:value-type="float" office:value="690.4918" calcext:value-type="float">
            <text:p>690,4918</text:p>
          </table:table-cell>
          <table:table-cell office:value-type="float" office:value="3.889035" calcext:value-type="float">
            <text:p>3,8890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3" calcext:value-type="float">
            <text:p>693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27" calcext:value-type="float">
            <text:p>527</text:p>
          </table:table-cell>
          <table:table-cell office:value-type="float" office:value="6853731" calcext:value-type="float">
            <text:p>6853731</text:p>
          </table:table-cell>
          <table:table-cell office:value-type="float" office:value="375419650" calcext:value-type="float">
            <text:p>375419650</text:p>
          </table:table-cell>
        </table:table-row>
        <table:table-row table:style-name="ro2">
          <table:table-cell office:value-type="float" office:value="6874" calcext:value-type="float">
            <text:p>6874</text:p>
          </table:table-cell>
          <table:table-cell office:value-type="string" calcext:value-type="string">
            <text:p>14:37:22.233</text:p>
          </table:table-cell>
          <table:table-cell office:value-type="string" calcext:value-type="string">
            <text:p>00:00:06.873</text:p>
          </table:table-cell>
          <table:table-cell office:value-type="float" office:value="344" calcext:value-type="float">
            <text:p>344</text:p>
          </table:table-cell>
          <table:table-cell office:value-type="float" office:value="671.3911" calcext:value-type="float">
            <text:p>671,3911</text:p>
          </table:table-cell>
          <table:table-cell office:value-type="float" office:value="535.0504" calcext:value-type="float">
            <text:p>535,0504</text:p>
          </table:table-cell>
          <table:table-cell office:value-type="float" office:value="0.6197905" calcext:value-type="float">
            <text:p>0,6197905</text:p>
          </table:table-cell>
          <table:table-cell office:value-type="float" office:value="0.3141548" calcext:value-type="float">
            <text:p>0,3141548</text:p>
          </table:table-cell>
          <table:table-cell office:value-type="float" office:value="693.2029" calcext:value-type="float">
            <text:p>693,2029</text:p>
          </table:table-cell>
          <table:table-cell office:value-type="float" office:value="3.938811" calcext:value-type="float">
            <text:p>3,938811</text:p>
          </table:table-cell>
          <table:table-cell office:value-type="float" office:value="0" calcext:value-type="float">
            <text:p>0</text:p>
          </table:table-cell>
          <table:table-cell office:value-type="float" office:value="685.1269" calcext:value-type="float">
            <text:p>685,1269</text:p>
          </table:table-cell>
          <table:table-cell office:value-type="float" office:value="533.2059" calcext:value-type="float">
            <text:p>533,2059</text:p>
          </table:table-cell>
          <table:table-cell office:value-type="float" office:value="0.3596811" calcext:value-type="float">
            <text:p>0,3596811</text:p>
          </table:table-cell>
          <table:table-cell office:value-type="float" office:value="0.3271785" calcext:value-type="float">
            <text:p>0,3271785</text:p>
          </table:table-cell>
          <table:table-cell office:value-type="float" office:value="690.4918" calcext:value-type="float">
            <text:p>690,4918</text:p>
          </table:table-cell>
          <table:table-cell office:value-type="float" office:value="3.874452" calcext:value-type="float">
            <text:p>3,8744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 office:value-type="float" office:value="534" calcext:value-type="float">
            <text:p>5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534" calcext:value-type="float">
            <text:p>534</text:p>
          </table:table-cell>
          <table:table-cell office:value-type="float" office:value="6873633" calcext:value-type="float">
            <text:p>6873633</text:p>
          </table:table-cell>
          <table:table-cell office:value-type="float" office:value="375439552" calcext:value-type="float">
            <text:p>375439552</text:p>
          </table:table-cell>
        </table:table-row>
        <table:table-row table:style-name="ro2">
          <table:table-cell office:value-type="float" office:value="6894" calcext:value-type="float">
            <text:p>6894</text:p>
          </table:table-cell>
          <table:table-cell office:value-type="string" calcext:value-type="string">
            <text:p>14:37:22.253</text:p>
          </table:table-cell>
          <table:table-cell office:value-type="string" calcext:value-type="string">
            <text:p>00:00:06.893</text:p>
          </table:table-cell>
          <table:table-cell office:value-type="float" office:value="345" calcext:value-type="float">
            <text:p>345</text:p>
          </table:table-cell>
          <table:table-cell office:value-type="float" office:value="668.96" calcext:value-type="float">
            <text:p>668,96</text:p>
          </table:table-cell>
          <table:table-cell office:value-type="float" office:value="520.0309" calcext:value-type="float">
            <text:p>520,0309</text:p>
          </table:table-cell>
          <table:table-cell office:value-type="float" office:value="0.6197703" calcext:value-type="float">
            <text:p>0,6197703</text:p>
          </table:table-cell>
          <table:table-cell office:value-type="float" office:value="0.3140995" calcext:value-type="float">
            <text:p>0,3140995</text:p>
          </table:table-cell>
          <table:table-cell office:value-type="float" office:value="693.2029" calcext:value-type="float">
            <text:p>693,2029</text:p>
          </table:table-cell>
          <table:table-cell office:value-type="float" office:value="3.935405" calcext:value-type="float">
            <text:p>3,935405</text:p>
          </table:table-cell>
          <table:table-cell office:value-type="float" office:value="0" calcext:value-type="float">
            <text:p>0</text:p>
          </table:table-cell>
          <table:table-cell office:value-type="float" office:value="688.0925" calcext:value-type="float">
            <text:p>688,0925</text:p>
          </table:table-cell>
          <table:table-cell office:value-type="float" office:value="528.947" calcext:value-type="float">
            <text:p>528,947</text:p>
          </table:table-cell>
          <table:table-cell office:value-type="float" office:value="0.3594572" calcext:value-type="float">
            <text:p>0,3594572</text:p>
          </table:table-cell>
          <table:table-cell office:value-type="float" office:value="0.3269718" calcext:value-type="float">
            <text:p>0,3269718</text:p>
          </table:table-cell>
          <table:table-cell office:value-type="float" office:value="690.4918" calcext:value-type="float">
            <text:p>690,4918</text:p>
          </table:table-cell>
          <table:table-cell office:value-type="float" office:value="3.830803" calcext:value-type="float">
            <text:p>3,8308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9" calcext:value-type="float">
            <text:p>679</text:p>
          </table:table-cell>
          <table:table-cell office:value-type="float" office:value="524" calcext:value-type="float">
            <text:p>5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24" calcext:value-type="float">
            <text:p>524</text:p>
          </table:table-cell>
          <table:table-cell office:value-type="float" office:value="6893669" calcext:value-type="float">
            <text:p>6893669</text:p>
          </table:table-cell>
          <table:table-cell office:value-type="float" office:value="375459588" calcext:value-type="float">
            <text:p>375459588</text:p>
          </table:table-cell>
        </table:table-row>
        <table:table-row table:style-name="ro2">
          <table:table-cell office:value-type="float" office:value="6914" calcext:value-type="float">
            <text:p>6914</text:p>
          </table:table-cell>
          <table:table-cell office:value-type="string" calcext:value-type="string">
            <text:p>14:37:22.273</text:p>
          </table:table-cell>
          <table:table-cell office:value-type="string" calcext:value-type="string">
            <text:p>00:00:06.913</text:p>
          </table:table-cell>
          <table:table-cell office:value-type="float" office:value="346" calcext:value-type="float">
            <text:p>346</text:p>
          </table:table-cell>
          <table:table-cell office:value-type="float" office:value="668.902" calcext:value-type="float">
            <text:p>668,902</text:p>
          </table:table-cell>
          <table:table-cell office:value-type="float" office:value="533.5966" calcext:value-type="float">
            <text:p>533,5966</text:p>
          </table:table-cell>
          <table:table-cell office:value-type="float" office:value="0.6197538" calcext:value-type="float">
            <text:p>0,6197538</text:p>
          </table:table-cell>
          <table:table-cell office:value-type="float" office:value="0.3142114" calcext:value-type="float">
            <text:p>0,3142114</text:p>
          </table:table-cell>
          <table:table-cell office:value-type="float" office:value="693.2029" calcext:value-type="float">
            <text:p>693,2029</text:p>
          </table:table-cell>
          <table:table-cell office:value-type="float" office:value="3.953438" calcext:value-type="float">
            <text:p>3,953438</text:p>
          </table:table-cell>
          <table:table-cell office:value-type="float" office:value="0" calcext:value-type="float">
            <text:p>0</text:p>
          </table:table-cell>
          <table:table-cell office:value-type="float" office:value="682.1317" calcext:value-type="float">
            <text:p>682,1317</text:p>
          </table:table-cell>
          <table:table-cell office:value-type="float" office:value="545.1143" calcext:value-type="float">
            <text:p>545,1143</text:p>
          </table:table-cell>
          <table:table-cell office:value-type="float" office:value="0.359325" calcext:value-type="float">
            <text:p>0,359325</text:p>
          </table:table-cell>
          <table:table-cell office:value-type="float" office:value="0.3269438" calcext:value-type="float">
            <text:p>0,3269438</text:p>
          </table:table-cell>
          <table:table-cell office:value-type="float" office:value="690.4918" calcext:value-type="float">
            <text:p>690,4918</text:p>
          </table:table-cell>
          <table:table-cell office:value-type="float" office:value="3.82096" calcext:value-type="float">
            <text:p>3,820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 office:value-type="float" office:value="539" calcext:value-type="float">
            <text:p>5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539" calcext:value-type="float">
            <text:p>539</text:p>
          </table:table-cell>
          <table:table-cell office:value-type="float" office:value="6913504" calcext:value-type="float">
            <text:p>6913504</text:p>
          </table:table-cell>
          <table:table-cell office:value-type="float" office:value="375479423" calcext:value-type="float">
            <text:p>375479423</text:p>
          </table:table-cell>
        </table:table-row>
        <table:table-row table:style-name="ro2">
          <table:table-cell office:value-type="float" office:value="6933" calcext:value-type="float">
            <text:p>6933</text:p>
          </table:table-cell>
          <table:table-cell office:value-type="string" calcext:value-type="string">
            <text:p>14:37:22.292</text:p>
          </table:table-cell>
          <table:table-cell office:value-type="string" calcext:value-type="string">
            <text:p>00:00:06.933</text:p>
          </table:table-cell>
          <table:table-cell office:value-type="float" office:value="347" calcext:value-type="float">
            <text:p>347</text:p>
          </table:table-cell>
          <table:table-cell office:value-type="float" office:value="668.7934" calcext:value-type="float">
            <text:p>668,7934</text:p>
          </table:table-cell>
          <table:table-cell office:value-type="float" office:value="508.0739" calcext:value-type="float">
            <text:p>508,0739</text:p>
          </table:table-cell>
          <table:table-cell office:value-type="float" office:value="0.6197805" calcext:value-type="float">
            <text:p>0,6197805</text:p>
          </table:table-cell>
          <table:table-cell office:value-type="float" office:value="0.3146148" calcext:value-type="float">
            <text:p>0,3146148</text:p>
          </table:table-cell>
          <table:table-cell office:value-type="float" office:value="693.2029" calcext:value-type="float">
            <text:p>693,2029</text:p>
          </table:table-cell>
          <table:table-cell office:value-type="float" office:value="3.947332" calcext:value-type="float">
            <text:p>3,947332</text:p>
          </table:table-cell>
          <table:table-cell office:value-type="float" office:value="0" calcext:value-type="float">
            <text:p>0</text:p>
          </table:table-cell>
          <table:table-cell office:value-type="float" office:value="667.5449" calcext:value-type="float">
            <text:p>667,5449</text:p>
          </table:table-cell>
          <table:table-cell office:value-type="float" office:value="541.3796" calcext:value-type="float">
            <text:p>541,3796</text:p>
          </table:table-cell>
          <table:table-cell office:value-type="float" office:value="0.3593008" calcext:value-type="float">
            <text:p>0,3593008</text:p>
          </table:table-cell>
          <table:table-cell office:value-type="float" office:value="0.3271234" calcext:value-type="float">
            <text:p>0,3271234</text:p>
          </table:table-cell>
          <table:table-cell office:value-type="float" office:value="690.4918" calcext:value-type="float">
            <text:p>690,4918</text:p>
          </table:table-cell>
          <table:table-cell office:value-type="float" office:value="3.887414" calcext:value-type="float">
            <text:p>3,8874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office:value-type="float" office:value="6933387" calcext:value-type="float">
            <text:p>6933387</text:p>
          </table:table-cell>
          <table:table-cell office:value-type="float" office:value="375499306" calcext:value-type="float">
            <text:p>375499306</text:p>
          </table:table-cell>
        </table:table-row>
        <table:table-row table:style-name="ro2">
          <table:table-cell office:value-type="float" office:value="6953" calcext:value-type="float">
            <text:p>6953</text:p>
          </table:table-cell>
          <table:table-cell office:value-type="string" calcext:value-type="string">
            <text:p>14:37:22.312</text:p>
          </table:table-cell>
          <table:table-cell office:value-type="string" calcext:value-type="string">
            <text:p>00:00:06.953</text:p>
          </table:table-cell>
          <table:table-cell office:value-type="float" office:value="348" calcext:value-type="float">
            <text:p>348</text:p>
          </table:table-cell>
          <table:table-cell office:value-type="float" office:value="668.6798" calcext:value-type="float">
            <text:p>668,6798</text:p>
          </table:table-cell>
          <table:table-cell office:value-type="float" office:value="507.6718" calcext:value-type="float">
            <text:p>507,6718</text:p>
          </table:table-cell>
          <table:table-cell office:value-type="float" office:value="0.6198468" calcext:value-type="float">
            <text:p>0,6198468</text:p>
          </table:table-cell>
          <table:table-cell office:value-type="float" office:value="0.3148749" calcext:value-type="float">
            <text:p>0,3148749</text:p>
          </table:table-cell>
          <table:table-cell office:value-type="float" office:value="693.8365" calcext:value-type="float">
            <text:p>693,8365</text:p>
          </table:table-cell>
          <table:table-cell office:value-type="float" office:value="3.954342" calcext:value-type="float">
            <text:p>3,954342</text:p>
          </table:table-cell>
          <table:table-cell office:value-type="float" office:value="0" calcext:value-type="float">
            <text:p>0</text:p>
          </table:table-cell>
          <table:table-cell office:value-type="float" office:value="666.1105" calcext:value-type="float">
            <text:p>666,1105</text:p>
          </table:table-cell>
          <table:table-cell office:value-type="float" office:value="541.2833" calcext:value-type="float">
            <text:p>541,2833</text:p>
          </table:table-cell>
          <table:table-cell office:value-type="float" office:value="0.3594199" calcext:value-type="float">
            <text:p>0,3594199</text:p>
          </table:table-cell>
          <table:table-cell office:value-type="float" office:value="0.3271994" calcext:value-type="float">
            <text:p>0,3271994</text:p>
          </table:table-cell>
          <table:table-cell office:value-type="float" office:value="691.7647" calcext:value-type="float">
            <text:p>691,7647</text:p>
          </table:table-cell>
          <table:table-cell office:value-type="float" office:value="3.871103" calcext:value-type="float">
            <text:p>3,8711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524" calcext:value-type="float">
            <text:p>5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24" calcext:value-type="float">
            <text:p>524</text:p>
          </table:table-cell>
          <table:table-cell office:value-type="float" office:value="6953387" calcext:value-type="float">
            <text:p>6953387</text:p>
          </table:table-cell>
          <table:table-cell office:value-type="float" office:value="375519306" calcext:value-type="float">
            <text:p>375519306</text:p>
          </table:table-cell>
        </table:table-row>
        <table:table-row table:style-name="ro2">
          <table:table-cell office:value-type="float" office:value="6973" calcext:value-type="float">
            <text:p>6973</text:p>
          </table:table-cell>
          <table:table-cell office:value-type="string" calcext:value-type="string">
            <text:p>14:37:22.332</text:p>
          </table:table-cell>
          <table:table-cell office:value-type="string" calcext:value-type="string">
            <text:p>00:00:06.973</text:p>
          </table:table-cell>
          <table:table-cell office:value-type="float" office:value="349" calcext:value-type="float">
            <text:p>349</text:p>
          </table:table-cell>
          <table:table-cell office:value-type="float" office:value="654.223" calcext:value-type="float">
            <text:p>654,223</text:p>
          </table:table-cell>
          <table:table-cell office:value-type="float" office:value="554.2639" calcext:value-type="float">
            <text:p>554,2639</text:p>
          </table:table-cell>
          <table:table-cell office:value-type="float" office:value="0.6201611" calcext:value-type="float">
            <text:p>0,6201611</text:p>
          </table:table-cell>
          <table:table-cell office:value-type="float" office:value="0.3151965" calcext:value-type="float">
            <text:p>0,3151965</text:p>
          </table:table-cell>
          <table:table-cell office:value-type="float" office:value="693.8365" calcext:value-type="float">
            <text:p>693,8365</text:p>
          </table:table-cell>
          <table:table-cell office:value-type="float" office:value="4.012262" calcext:value-type="float">
            <text:p>4,012262</text:p>
          </table:table-cell>
          <table:table-cell office:value-type="float" office:value="0" calcext:value-type="float">
            <text:p>0</text:p>
          </table:table-cell>
          <table:table-cell office:value-type="float" office:value="675.1251" calcext:value-type="float">
            <text:p>675,1251</text:p>
          </table:table-cell>
          <table:table-cell office:value-type="float" office:value="562.3387" calcext:value-type="float">
            <text:p>562,3387</text:p>
          </table:table-cell>
          <table:table-cell office:value-type="float" office:value="0.3598294" calcext:value-type="float">
            <text:p>0,3598294</text:p>
          </table:table-cell>
          <table:table-cell office:value-type="float" office:value="0.3273303" calcext:value-type="float">
            <text:p>0,3273303</text:p>
          </table:table-cell>
          <table:table-cell office:value-type="float" office:value="691.7647" calcext:value-type="float">
            <text:p>691,7647</text:p>
          </table:table-cell>
          <table:table-cell office:value-type="float" office:value="3.895966" calcext:value-type="float">
            <text:p>3,8959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5" calcext:value-type="float">
            <text:p>665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58" calcext:value-type="float">
            <text:p>558</text:p>
          </table:table-cell>
          <table:table-cell office:value-type="float" office:value="6973343" calcext:value-type="float">
            <text:p>6973343</text:p>
          </table:table-cell>
          <table:table-cell office:value-type="float" office:value="375539262" calcext:value-type="float">
            <text:p>375539262</text:p>
          </table:table-cell>
        </table:table-row>
        <table:table-row table:style-name="ro2">
          <table:table-cell office:value-type="float" office:value="6993" calcext:value-type="float">
            <text:p>6993</text:p>
          </table:table-cell>
          <table:table-cell office:value-type="string" calcext:value-type="string">
            <text:p>14:37:22.352</text:p>
          </table:table-cell>
          <table:table-cell office:value-type="string" calcext:value-type="string">
            <text:p>00:00:06.993</text:p>
          </table:table-cell>
          <table:table-cell office:value-type="float" office:value="350" calcext:value-type="float">
            <text:p>350</text:p>
          </table:table-cell>
          <table:table-cell office:value-type="float" office:value="663.031" calcext:value-type="float">
            <text:p>663,031</text:p>
          </table:table-cell>
          <table:table-cell office:value-type="float" office:value="514.8154" calcext:value-type="float">
            <text:p>514,8154</text:p>
          </table:table-cell>
          <table:table-cell office:value-type="float" office:value="0.6207598" calcext:value-type="float">
            <text:p>0,6207598</text:p>
          </table:table-cell>
          <table:table-cell office:value-type="float" office:value="0.3156911" calcext:value-type="float">
            <text:p>0,3156911</text:p>
          </table:table-cell>
          <table:table-cell office:value-type="float" office:value="693.8365" calcext:value-type="float">
            <text:p>693,8365</text:p>
          </table:table-cell>
          <table:table-cell office:value-type="float" office:value="3.954652" calcext:value-type="float">
            <text:p>3,954652</text:p>
          </table:table-cell>
          <table:table-cell office:value-type="float" office:value="0" calcext:value-type="float">
            <text:p>0</text:p>
          </table:table-cell>
          <table:table-cell office:value-type="float" office:value="676.4855" calcext:value-type="float">
            <text:p>676,4855</text:p>
          </table:table-cell>
          <table:table-cell office:value-type="float" office:value="549.851" calcext:value-type="float">
            <text:p>549,851</text:p>
          </table:table-cell>
          <table:table-cell office:value-type="float" office:value="0.3603001" calcext:value-type="float">
            <text:p>0,3603001</text:p>
          </table:table-cell>
          <table:table-cell office:value-type="float" office:value="0.3273778" calcext:value-type="float">
            <text:p>0,3273778</text:p>
          </table:table-cell>
          <table:table-cell office:value-type="float" office:value="691.7647" calcext:value-type="float">
            <text:p>691,7647</text:p>
          </table:table-cell>
          <table:table-cell office:value-type="float" office:value="3.900288" calcext:value-type="float">
            <text:p>3,9002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0" calcext:value-type="float">
            <text:p>670</text:p>
          </table:table-cell>
          <table:table-cell office:value-type="float" office:value="532" calcext:value-type="float">
            <text:p>5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532" calcext:value-type="float">
            <text:p>532</text:p>
          </table:table-cell>
          <table:table-cell office:value-type="float" office:value="6993258" calcext:value-type="float">
            <text:p>6993258</text:p>
          </table:table-cell>
          <table:table-cell office:value-type="float" office:value="375559177" calcext:value-type="float">
            <text:p>375559177</text:p>
          </table:table-cell>
        </table:table-row>
        <table:table-row table:style-name="ro2">
          <table:table-cell office:value-type="float" office:value="7013" calcext:value-type="float">
            <text:p>7013</text:p>
          </table:table-cell>
          <table:table-cell office:value-type="string" calcext:value-type="string">
            <text:p>14:37:22.372</text:p>
          </table:table-cell>
          <table:table-cell office:value-type="string" calcext:value-type="string">
            <text:p>00:00:07.013</text:p>
          </table:table-cell>
          <table:table-cell office:value-type="float" office:value="351" calcext:value-type="float">
            <text:p>351</text:p>
          </table:table-cell>
          <table:table-cell office:value-type="float" office:value="662.3958" calcext:value-type="float">
            <text:p>662,3958</text:p>
          </table:table-cell>
          <table:table-cell office:value-type="float" office:value="530.4263" calcext:value-type="float">
            <text:p>530,4263</text:p>
          </table:table-cell>
          <table:table-cell office:value-type="float" office:value="0.6214119" calcext:value-type="float">
            <text:p>0,6214119</text:p>
          </table:table-cell>
          <table:table-cell office:value-type="float" office:value="0.3158601" calcext:value-type="float">
            <text:p>0,3158601</text:p>
          </table:table-cell>
          <table:table-cell office:value-type="float" office:value="693.8365" calcext:value-type="float">
            <text:p>693,8365</text:p>
          </table:table-cell>
          <table:table-cell office:value-type="float" office:value="3.974714" calcext:value-type="float">
            <text:p>3,974714</text:p>
          </table:table-cell>
          <table:table-cell office:value-type="float" office:value="0" calcext:value-type="float">
            <text:p>0</text:p>
          </table:table-cell>
          <table:table-cell office:value-type="float" office:value="667.902" calcext:value-type="float">
            <text:p>667,902</text:p>
          </table:table-cell>
          <table:table-cell office:value-type="float" office:value="532.0624" calcext:value-type="float">
            <text:p>532,0624</text:p>
          </table:table-cell>
          <table:table-cell office:value-type="float" office:value="0.3608208" calcext:value-type="float">
            <text:p>0,3608208</text:p>
          </table:table-cell>
          <table:table-cell office:value-type="float" office:value="0.3274075" calcext:value-type="float">
            <text:p>0,3274075</text:p>
          </table:table-cell>
          <table:table-cell office:value-type="float" office:value="691.7647" calcext:value-type="float">
            <text:p>691,7647</text:p>
          </table:table-cell>
          <table:table-cell office:value-type="float" office:value="3.886162" calcext:value-type="float">
            <text:p>3,8861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5" calcext:value-type="float">
            <text:p>665</text:p>
          </table:table-cell>
          <table:table-cell office:value-type="float" office:value="531" calcext:value-type="float">
            <text:p>5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31" calcext:value-type="float">
            <text:p>531</text:p>
          </table:table-cell>
          <table:table-cell office:value-type="float" office:value="7013235" calcext:value-type="float">
            <text:p>7013235</text:p>
          </table:table-cell>
          <table:table-cell office:value-type="float" office:value="375579154" calcext:value-type="float">
            <text:p>375579154</text:p>
          </table:table-cell>
        </table:table-row>
        <table:table-row table:style-name="ro2">
          <table:table-cell office:value-type="float" office:value="7033" calcext:value-type="float">
            <text:p>7033</text:p>
          </table:table-cell>
          <table:table-cell office:value-type="string" calcext:value-type="string">
            <text:p>14:37:22.392</text:p>
          </table:table-cell>
          <table:table-cell office:value-type="string" calcext:value-type="string">
            <text:p>00:00:07.033</text:p>
          </table:table-cell>
          <table:table-cell office:value-type="float" office:value="352" calcext:value-type="float">
            <text:p>352</text:p>
          </table:table-cell>
          <table:table-cell office:value-type="float" office:value="669.5651" calcext:value-type="float">
            <text:p>669,5651</text:p>
          </table:table-cell>
          <table:table-cell office:value-type="float" office:value="519.3893" calcext:value-type="float">
            <text:p>519,3893</text:p>
          </table:table-cell>
          <table:table-cell office:value-type="float" office:value="0.6220251" calcext:value-type="float">
            <text:p>0,6220251</text:p>
          </table:table-cell>
          <table:table-cell office:value-type="float" office:value="0.3159346" calcext:value-type="float">
            <text:p>0,3159346</text:p>
          </table:table-cell>
          <table:table-cell office:value-type="float" office:value="693.8365" calcext:value-type="float">
            <text:p>693,8365</text:p>
          </table:table-cell>
          <table:table-cell office:value-type="float" office:value="3.944324" calcext:value-type="float">
            <text:p>3,944324</text:p>
          </table:table-cell>
          <table:table-cell office:value-type="float" office:value="0" calcext:value-type="float">
            <text:p>0</text:p>
          </table:table-cell>
          <table:table-cell office:value-type="float" office:value="674.132" calcext:value-type="float">
            <text:p>674,132</text:p>
          </table:table-cell>
          <table:table-cell office:value-type="float" office:value="539.9564" calcext:value-type="float">
            <text:p>539,9564</text:p>
          </table:table-cell>
          <table:table-cell office:value-type="float" office:value="0.3613591" calcext:value-type="float">
            <text:p>0,3613591</text:p>
          </table:table-cell>
          <table:table-cell office:value-type="float" office:value="0.3274238" calcext:value-type="float">
            <text:p>0,3274238</text:p>
          </table:table-cell>
          <table:table-cell office:value-type="float" office:value="691.7647" calcext:value-type="float">
            <text:p>691,7647</text:p>
          </table:table-cell>
          <table:table-cell office:value-type="float" office:value="3.834723" calcext:value-type="float">
            <text:p>3,8347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530" calcext:value-type="float">
            <text:p>5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530" calcext:value-type="float">
            <text:p>530</text:p>
          </table:table-cell>
          <table:table-cell office:value-type="float" office:value="7033117" calcext:value-type="float">
            <text:p>7033117</text:p>
          </table:table-cell>
          <table:table-cell office:value-type="float" office:value="375599036" calcext:value-type="float">
            <text:p>375599036</text:p>
          </table:table-cell>
        </table:table-row>
        <table:table-row table:style-name="ro2">
          <table:table-cell office:value-type="float" office:value="7053" calcext:value-type="float">
            <text:p>7053</text:p>
          </table:table-cell>
          <table:table-cell office:value-type="string" calcext:value-type="string">
            <text:p>14:37:22.412</text:p>
          </table:table-cell>
          <table:table-cell office:value-type="string" calcext:value-type="string">
            <text:p>00:00:07.052</text:p>
          </table:table-cell>
          <table:table-cell office:value-type="float" office:value="353" calcext:value-type="float">
            <text:p>353</text:p>
          </table:table-cell>
          <table:table-cell office:value-type="float" office:value="671.4831" calcext:value-type="float">
            <text:p>671,4831</text:p>
          </table:table-cell>
          <table:table-cell office:value-type="float" office:value="528.6985" calcext:value-type="float">
            <text:p>528,6985</text:p>
          </table:table-cell>
          <table:table-cell office:value-type="float" office:value="0.6223451" calcext:value-type="float">
            <text:p>0,6223451</text:p>
          </table:table-cell>
          <table:table-cell office:value-type="float" office:value="0.3160323" calcext:value-type="float">
            <text:p>0,3160323</text:p>
          </table:table-cell>
          <table:table-cell office:value-type="float" office:value="692.4372" calcext:value-type="float">
            <text:p>692,4372</text:p>
          </table:table-cell>
          <table:table-cell office:value-type="float" office:value="3.939864" calcext:value-type="float">
            <text:p>3,939864</text:p>
          </table:table-cell>
          <table:table-cell office:value-type="float" office:value="0" calcext:value-type="float">
            <text:p>0</text:p>
          </table:table-cell>
          <table:table-cell office:value-type="float" office:value="673.5023" calcext:value-type="float">
            <text:p>673,5023</text:p>
          </table:table-cell>
          <table:table-cell office:value-type="float" office:value="527.0549" calcext:value-type="float">
            <text:p>527,0549</text:p>
          </table:table-cell>
          <table:table-cell office:value-type="float" office:value="0.361781" calcext:value-type="float">
            <text:p>0,361781</text:p>
          </table:table-cell>
          <table:table-cell office:value-type="float" office:value="0.3273945" calcext:value-type="float">
            <text:p>0,3273945</text:p>
          </table:table-cell>
          <table:table-cell office:value-type="float" office:value="693.5505" calcext:value-type="float">
            <text:p>693,5505</text:p>
          </table:table-cell>
          <table:table-cell office:value-type="float" office:value="3.837812" calcext:value-type="float">
            <text:p>3,8378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528" calcext:value-type="float">
            <text:p>528</text:p>
          </table:table-cell>
          <table:table-cell office:value-type="float" office:value="7052993" calcext:value-type="float">
            <text:p>7052993</text:p>
          </table:table-cell>
          <table:table-cell office:value-type="float" office:value="375618912" calcext:value-type="float">
            <text:p>375618912</text:p>
          </table:table-cell>
        </table:table-row>
        <table:table-row table:style-name="ro2">
          <table:table-cell office:value-type="float" office:value="7073" calcext:value-type="float">
            <text:p>7073</text:p>
          </table:table-cell>
          <table:table-cell office:value-type="string" calcext:value-type="string">
            <text:p>14:37:22.432</text:p>
          </table:table-cell>
          <table:table-cell office:value-type="string" calcext:value-type="string">
            <text:p>00:00:07.072</text:p>
          </table:table-cell>
          <table:table-cell office:value-type="float" office:value="354" calcext:value-type="float">
            <text:p>354</text:p>
          </table:table-cell>
          <table:table-cell office:value-type="float" office:value="677.4988" calcext:value-type="float">
            <text:p>677,4988</text:p>
          </table:table-cell>
          <table:table-cell office:value-type="float" office:value="524.6356" calcext:value-type="float">
            <text:p>524,6356</text:p>
          </table:table-cell>
          <table:table-cell office:value-type="float" office:value="0.6222277" calcext:value-type="float">
            <text:p>0,6222277</text:p>
          </table:table-cell>
          <table:table-cell office:value-type="float" office:value="0.3162996" calcext:value-type="float">
            <text:p>0,3162996</text:p>
          </table:table-cell>
          <table:table-cell office:value-type="float" office:value="692.4372" calcext:value-type="float">
            <text:p>692,4372</text:p>
          </table:table-cell>
          <table:table-cell office:value-type="float" office:value="3.99528" calcext:value-type="float">
            <text:p>3,99528</text:p>
          </table:table-cell>
          <table:table-cell office:value-type="float" office:value="0" calcext:value-type="float">
            <text:p>0</text:p>
          </table:table-cell>
          <table:table-cell office:value-type="float" office:value="718.5835" calcext:value-type="float">
            <text:p>718,5835</text:p>
          </table:table-cell>
          <table:table-cell office:value-type="float" office:value="564.0463" calcext:value-type="float">
            <text:p>564,0463</text:p>
          </table:table-cell>
          <table:table-cell office:value-type="float" office:value="0.3616958" calcext:value-type="float">
            <text:p>0,3616958</text:p>
          </table:table-cell>
          <table:table-cell office:value-type="float" office:value="0.3275305" calcext:value-type="float">
            <text:p>0,3275305</text:p>
          </table:table-cell>
          <table:table-cell office:value-type="float" office:value="693.5505" calcext:value-type="float">
            <text:p>693,5505</text:p>
          </table:table-cell>
          <table:table-cell office:value-type="float" office:value="3.870411" calcext:value-type="float">
            <text:p>3,8704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8" calcext:value-type="float">
            <text:p>698</text:p>
          </table:table-cell>
          <table:table-cell office:value-type="float" office:value="544" calcext:value-type="float">
            <text:p>5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544" calcext:value-type="float">
            <text:p>544</text:p>
          </table:table-cell>
          <table:table-cell office:value-type="float" office:value="7072960" calcext:value-type="float">
            <text:p>7072960</text:p>
          </table:table-cell>
          <table:table-cell office:value-type="float" office:value="375638879" calcext:value-type="float">
            <text:p>375638879</text:p>
          </table:table-cell>
        </table:table-row>
        <table:table-row table:style-name="ro2">
          <table:table-cell office:value-type="float" office:value="7093" calcext:value-type="float">
            <text:p>7093</text:p>
          </table:table-cell>
          <table:table-cell office:value-type="string" calcext:value-type="string">
            <text:p>14:37:22.452</text:p>
          </table:table-cell>
          <table:table-cell office:value-type="string" calcext:value-type="string">
            <text:p>00:00:07.092</text:p>
          </table:table-cell>
          <table:table-cell office:value-type="float" office:value="355" calcext:value-type="float">
            <text:p>355</text:p>
          </table:table-cell>
          <table:table-cell office:value-type="float" office:value="990.1759" calcext:value-type="float">
            <text:p>990,1759</text:p>
          </table:table-cell>
          <table:table-cell office:value-type="float" office:value="719.2025" calcext:value-type="float">
            <text:p>719,2025</text:p>
          </table:table-cell>
          <table:table-cell office:value-type="float" office:value="0.6188095" calcext:value-type="float">
            <text:p>0,6188095</text:p>
          </table:table-cell>
          <table:table-cell office:value-type="float" office:value="0.3184704" calcext:value-type="float">
            <text:p>0,3184704</text:p>
          </table:table-cell>
          <table:table-cell office:value-type="float" office:value="692.4372" calcext:value-type="float">
            <text:p>692,4372</text:p>
          </table:table-cell>
          <table:table-cell office:value-type="float" office:value="4.059767" calcext:value-type="float">
            <text:p>4,059767</text:p>
          </table:table-cell>
          <table:table-cell office:value-type="float" office:value="0" calcext:value-type="float">
            <text:p>0</text:p>
          </table:table-cell>
          <table:table-cell office:value-type="float" office:value="1064.086" calcext:value-type="float">
            <text:p>1064,086</text:p>
          </table:table-cell>
          <table:table-cell office:value-type="float" office:value="756.8565" calcext:value-type="float">
            <text:p>756,8565</text:p>
          </table:table-cell>
          <table:table-cell office:value-type="float" office:value="0.35911" calcext:value-type="float">
            <text:p>0,35911</text:p>
          </table:table-cell>
          <table:table-cell office:value-type="float" office:value="0.3298376" calcext:value-type="float">
            <text:p>0,3298376</text:p>
          </table:table-cell>
          <table:table-cell office:value-type="float" office:value="693.5505" calcext:value-type="float">
            <text:p>693,5505</text:p>
          </table:table-cell>
          <table:table-cell office:value-type="float" office:value="3.938802" calcext:value-type="float">
            <text:p>3,9388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27" calcext:value-type="float">
            <text:p>1027</text:p>
          </table:table-cell>
          <table:table-cell office:value-type="float" office:value="738" calcext:value-type="float">
            <text:p>7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738" calcext:value-type="float">
            <text:p>738</text:p>
          </table:table-cell>
          <table:table-cell office:value-type="float" office:value="7092884" calcext:value-type="float">
            <text:p>7092884</text:p>
          </table:table-cell>
          <table:table-cell office:value-type="float" office:value="375658803" calcext:value-type="float">
            <text:p>375658803</text:p>
          </table:table-cell>
        </table:table-row>
        <table:table-row table:style-name="ro2">
          <table:table-cell office:value-type="float" office:value="7113" calcext:value-type="float">
            <text:p>7113</text:p>
          </table:table-cell>
          <table:table-cell office:value-type="string" calcext:value-type="string">
            <text:p>14:37:22.472</text:p>
          </table:table-cell>
          <table:table-cell office:value-type="string" calcext:value-type="string">
            <text:p>00:00:07.112</text:p>
          </table:table-cell>
          <table:table-cell office:value-type="float" office:value="356" calcext:value-type="float">
            <text:p>356</text:p>
          </table:table-cell>
          <table:table-cell office:value-type="float" office:value="1338.353" calcext:value-type="float">
            <text:p>1338,353</text:p>
          </table:table-cell>
          <table:table-cell office:value-type="float" office:value="914.0854" calcext:value-type="float">
            <text:p>914,0854</text:p>
          </table:table-cell>
          <table:table-cell office:value-type="float" office:value="0.6149415" calcext:value-type="float">
            <text:p>0,6149415</text:p>
          </table:table-cell>
          <table:table-cell office:value-type="float" office:value="0.320664" calcext:value-type="float">
            <text:p>0,320664</text:p>
          </table:table-cell>
          <table:table-cell office:value-type="float" office:value="692.4372" calcext:value-type="float">
            <text:p>692,4372</text:p>
          </table:table-cell>
          <table:table-cell office:value-type="float" office:value="4.063899" calcext:value-type="float">
            <text:p>4,063899</text:p>
          </table:table-cell>
          <table:table-cell office:value-type="float" office:value="0" calcext:value-type="float">
            <text:p>0</text:p>
          </table:table-cell>
          <table:table-cell office:value-type="float" office:value="1426.058" calcext:value-type="float">
            <text:p>1426,058</text:p>
          </table:table-cell>
          <table:table-cell office:value-type="float" office:value="990.4967" calcext:value-type="float">
            <text:p>990,4967</text:p>
          </table:table-cell>
          <table:table-cell office:value-type="float" office:value="0.3563531" calcext:value-type="float">
            <text:p>0,3563531</text:p>
          </table:table-cell>
          <table:table-cell office:value-type="float" office:value="0.3323069" calcext:value-type="float">
            <text:p>0,3323069</text:p>
          </table:table-cell>
          <table:table-cell office:value-type="float" office:value="693.5505" calcext:value-type="float">
            <text:p>693,5505</text:p>
          </table:table-cell>
          <table:table-cell office:value-type="float" office:value="3.83676" calcext:value-type="float">
            <text:p>3,836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82" calcext:value-type="float">
            <text:p>1382</text:p>
          </table:table-cell>
          <table:table-cell office:value-type="float" office:value="952" calcext:value-type="float">
            <text:p>95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952" calcext:value-type="float">
            <text:p>952</text:p>
          </table:table-cell>
          <table:table-cell office:value-type="float" office:value="7112839" calcext:value-type="float">
            <text:p>7112839</text:p>
          </table:table-cell>
          <table:table-cell office:value-type="float" office:value="375678758" calcext:value-type="float">
            <text:p>375678758</text:p>
          </table:table-cell>
        </table:table-row>
        <table:table-row table:style-name="ro2">
          <table:table-cell office:value-type="float" office:value="7133" calcext:value-type="float">
            <text:p>7133</text:p>
          </table:table-cell>
          <table:table-cell office:value-type="string" calcext:value-type="string">
            <text:p>14:37:22.492</text:p>
          </table:table-cell>
          <table:table-cell office:value-type="string" calcext:value-type="string">
            <text:p>00:00:07.132</text:p>
          </table:table-cell>
          <table:table-cell office:value-type="float" office:value="357" calcext:value-type="float">
            <text:p>357</text:p>
          </table:table-cell>
          <table:table-cell office:value-type="float" office:value="1743.907" calcext:value-type="float">
            <text:p>1743,907</text:p>
          </table:table-cell>
          <table:table-cell office:value-type="float" office:value="1136.394" calcext:value-type="float">
            <text:p>1136,394</text:p>
          </table:table-cell>
          <table:table-cell office:value-type="float" office:value="0.6118448" calcext:value-type="float">
            <text:p>0,6118448</text:p>
          </table:table-cell>
          <table:table-cell office:value-type="float" office:value="0.3225417" calcext:value-type="float">
            <text:p>0,3225417</text:p>
          </table:table-cell>
          <table:table-cell office:value-type="float" office:value="692.4372" calcext:value-type="float">
            <text:p>692,4372</text:p>
          </table:table-cell>
          <table:table-cell office:value-type="float" office:value="3.975426" calcext:value-type="float">
            <text:p>3,975426</text:p>
          </table:table-cell>
          <table:table-cell office:value-type="float" office:value="0" calcext:value-type="float">
            <text:p>0</text:p>
          </table:table-cell>
          <table:table-cell office:value-type="float" office:value="1817.295" calcext:value-type="float">
            <text:p>1817,295</text:p>
          </table:table-cell>
          <table:table-cell office:value-type="float" office:value="1208.128" calcext:value-type="float">
            <text:p>1208,128</text:p>
          </table:table-cell>
          <table:table-cell office:value-type="float" office:value="0.3542098" calcext:value-type="float">
            <text:p>0,3542098</text:p>
          </table:table-cell>
          <table:table-cell office:value-type="float" office:value="0.3343008" calcext:value-type="float">
            <text:p>0,3343008</text:p>
          </table:table-cell>
          <table:table-cell office:value-type="float" office:value="693.5505" calcext:value-type="float">
            <text:p>693,5505</text:p>
          </table:table-cell>
          <table:table-cell office:value-type="float" office:value="3.773494" calcext:value-type="float">
            <text:p>3,7734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81" calcext:value-type="float">
            <text:p>1781</text:p>
          </table:table-cell>
          <table:table-cell office:value-type="float" office:value="1172" calcext:value-type="float">
            <text:p>11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1172" calcext:value-type="float">
            <text:p>1172</text:p>
          </table:table-cell>
          <table:table-cell office:value-type="float" office:value="7132835" calcext:value-type="float">
            <text:p>7132835</text:p>
          </table:table-cell>
          <table:table-cell office:value-type="float" office:value="375698754" calcext:value-type="float">
            <text:p>375698754</text:p>
          </table:table-cell>
        </table:table-row>
        <table:table-row table:style-name="ro2">
          <table:table-cell office:value-type="float" office:value="7153" calcext:value-type="float">
            <text:p>7153</text:p>
          </table:table-cell>
          <table:table-cell office:value-type="string" calcext:value-type="string">
            <text:p>14:37:22.512</text:p>
          </table:table-cell>
          <table:table-cell office:value-type="string" calcext:value-type="string">
            <text:p>00:00:07.152</text:p>
          </table:table-cell>
          <table:table-cell office:value-type="float" office:value="358" calcext:value-type="float">
            <text:p>358</text:p>
          </table:table-cell>
          <table:table-cell office:value-type="float" office:value="2108.426" calcext:value-type="float">
            <text:p>2108,426</text:p>
          </table:table-cell>
          <table:table-cell office:value-type="float" office:value="1380.377" calcext:value-type="float">
            <text:p>1380,377</text:p>
          </table:table-cell>
          <table:table-cell office:value-type="float" office:value="0.6096298" calcext:value-type="float">
            <text:p>0,6096298</text:p>
          </table:table-cell>
          <table:table-cell office:value-type="float" office:value="0.3237111" calcext:value-type="float">
            <text:p>0,3237111</text:p>
          </table:table-cell>
          <table:table-cell office:value-type="float" office:value="668.0549" calcext:value-type="float">
            <text:p>668,0549</text:p>
          </table:table-cell>
          <table:table-cell office:value-type="float" office:value="3.870507" calcext:value-type="float">
            <text:p>3,870507</text:p>
          </table:table-cell>
          <table:table-cell office:value-type="float" office:value="0" calcext:value-type="float">
            <text:p>0</text:p>
          </table:table-cell>
          <table:table-cell office:value-type="float" office:value="2197.472" calcext:value-type="float">
            <text:p>2197,472</text:p>
          </table:table-cell>
          <table:table-cell office:value-type="float" office:value="1446.258" calcext:value-type="float">
            <text:p>1446,258</text:p>
          </table:table-cell>
          <table:table-cell office:value-type="float" office:value="0.3528714" calcext:value-type="float">
            <text:p>0,3528714</text:p>
          </table:table-cell>
          <table:table-cell office:value-type="float" office:value="0.3356138" calcext:value-type="float">
            <text:p>0,3356138</text:p>
          </table:table-cell>
          <table:table-cell office:value-type="float" office:value="672.4638" calcext:value-type="float">
            <text:p>672,4638</text:p>
          </table:table-cell>
          <table:table-cell office:value-type="float" office:value="3.663053" calcext:value-type="float">
            <text:p>3,6630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53" calcext:value-type="float">
            <text:p>2153</text:p>
          </table:table-cell>
          <table:table-cell office:value-type="float" office:value="1413" calcext:value-type="float">
            <text:p>14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1413" calcext:value-type="float">
            <text:p>1413</text:p>
          </table:table-cell>
          <table:table-cell office:value-type="float" office:value="7152711" calcext:value-type="float">
            <text:p>7152711</text:p>
          </table:table-cell>
          <table:table-cell office:value-type="float" office:value="375718630" calcext:value-type="float">
            <text:p>375718630</text:p>
          </table:table-cell>
        </table:table-row>
        <table:table-row table:style-name="ro2">
          <table:table-cell office:value-type="float" office:value="7173" calcext:value-type="float">
            <text:p>7173</text:p>
          </table:table-cell>
          <table:table-cell office:value-type="string" calcext:value-type="string">
            <text:p>14:37:22.532</text:p>
          </table:table-cell>
          <table:table-cell office:value-type="string" calcext:value-type="string">
            <text:p>00:00:07.172</text:p>
          </table:table-cell>
          <table:table-cell office:value-type="float" office:value="359" calcext:value-type="float">
            <text:p>359</text:p>
          </table:table-cell>
          <table:table-cell office:value-type="float" office:value="2345.548" calcext:value-type="float">
            <text:p>2345,548</text:p>
          </table:table-cell>
          <table:table-cell office:value-type="float" office:value="1394.475" calcext:value-type="float">
            <text:p>1394,475</text:p>
          </table:table-cell>
          <table:table-cell office:value-type="float" office:value="0.6084061" calcext:value-type="float">
            <text:p>0,6084061</text:p>
          </table:table-cell>
          <table:table-cell office:value-type="float" office:value="0.324425" calcext:value-type="float">
            <text:p>0,324425</text:p>
          </table:table-cell>
          <table:table-cell office:value-type="float" office:value="668.0549" calcext:value-type="float">
            <text:p>668,0549</text:p>
          </table:table-cell>
          <table:table-cell office:value-type="float" office:value="3.784983" calcext:value-type="float">
            <text:p>3,784983</text:p>
          </table:table-cell>
          <table:table-cell office:value-type="float" office:value="0" calcext:value-type="float">
            <text:p>0</text:p>
          </table:table-cell>
          <table:table-cell office:value-type="float" office:value="3268.422" calcext:value-type="float">
            <text:p>3268,422</text:p>
          </table:table-cell>
          <table:table-cell office:value-type="float" office:value="1547.036" calcext:value-type="float">
            <text:p>1547,036</text:p>
          </table:table-cell>
          <table:table-cell office:value-type="float" office:value="0.3532901" calcext:value-type="float">
            <text:p>0,3532901</text:p>
          </table:table-cell>
          <table:table-cell office:value-type="float" office:value="0.3363577" calcext:value-type="float">
            <text:p>0,3363577</text:p>
          </table:table-cell>
          <table:table-cell office:value-type="float" office:value="672.4638" calcext:value-type="float">
            <text:p>672,4638</text:p>
          </table:table-cell>
          <table:table-cell office:value-type="float" office:value="3.707543" calcext:value-type="float">
            <text:p>3,7075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07" calcext:value-type="float">
            <text:p>2807</text:p>
          </table:table-cell>
          <table:table-cell office:value-type="float" office:value="1471" calcext:value-type="float">
            <text:p>147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07" calcext:value-type="float">
            <text:p>2807</text:p>
          </table:table-cell>
          <table:table-cell office:value-type="float" office:value="1471" calcext:value-type="float">
            <text:p>1471</text:p>
          </table:table-cell>
          <table:table-cell office:value-type="float" office:value="7172592" calcext:value-type="float">
            <text:p>7172592</text:p>
          </table:table-cell>
          <table:table-cell office:value-type="float" office:value="375738511" calcext:value-type="float">
            <text:p>375738511</text:p>
          </table:table-cell>
        </table:table-row>
        <table:table-row table:style-name="ro2">
          <table:table-cell office:value-type="float" office:value="7193" calcext:value-type="float">
            <text:p>7193</text:p>
          </table:table-cell>
          <table:table-cell office:value-type="string" calcext:value-type="string">
            <text:p>14:37:22.552</text:p>
          </table:table-cell>
          <table:table-cell office:value-type="string" calcext:value-type="string">
            <text:p>00:00:07.192</text:p>
          </table:table-cell>
          <table:table-cell office:value-type="float" office:value="360" calcext:value-type="float">
            <text:p>360</text:p>
          </table:table-cell>
          <table:table-cell office:value-type="float" office:value="2401.683" calcext:value-type="float">
            <text:p>2401,683</text:p>
          </table:table-cell>
          <table:table-cell office:value-type="float" office:value="1394.225" calcext:value-type="float">
            <text:p>1394,225</text:p>
          </table:table-cell>
          <table:table-cell office:value-type="float" office:value="0.6087185" calcext:value-type="float">
            <text:p>0,6087185</text:p>
          </table:table-cell>
          <table:table-cell office:value-type="float" office:value="0.3243997" calcext:value-type="float">
            <text:p>0,3243997</text:p>
          </table:table-cell>
          <table:table-cell office:value-type="float" office:value="668.0549" calcext:value-type="float">
            <text:p>668,0549</text:p>
          </table:table-cell>
          <table:table-cell office:value-type="float" office:value="3.831002" calcext:value-type="float">
            <text:p>3,831002</text:p>
          </table:table-cell>
          <table:table-cell office:value-type="float" office:value="0" calcext:value-type="float">
            <text:p>0</text:p>
          </table:table-cell>
          <table:table-cell office:value-type="float" office:value="3221.441" calcext:value-type="float">
            <text:p>3221,441</text:p>
          </table:table-cell>
          <table:table-cell office:value-type="float" office:value="1561.302" calcext:value-type="float">
            <text:p>1561,302</text:p>
          </table:table-cell>
          <table:table-cell office:value-type="float" office:value="0.3531893" calcext:value-type="float">
            <text:p>0,3531893</text:p>
          </table:table-cell>
          <table:table-cell office:value-type="float" office:value="0.3361664" calcext:value-type="float">
            <text:p>0,3361664</text:p>
          </table:table-cell>
          <table:table-cell office:value-type="float" office:value="672.4638" calcext:value-type="float">
            <text:p>672,4638</text:p>
          </table:table-cell>
          <table:table-cell office:value-type="float" office:value="3.729684" calcext:value-type="float">
            <text:p>3,72968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12" calcext:value-type="float">
            <text:p>2812</text:p>
          </table:table-cell>
          <table:table-cell office:value-type="float" office:value="1478" calcext:value-type="float">
            <text:p>14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12" calcext:value-type="float">
            <text:p>2812</text:p>
          </table:table-cell>
          <table:table-cell office:value-type="float" office:value="1478" calcext:value-type="float">
            <text:p>1478</text:p>
          </table:table-cell>
          <table:table-cell office:value-type="float" office:value="7192583" calcext:value-type="float">
            <text:p>7192583</text:p>
          </table:table-cell>
          <table:table-cell office:value-type="float" office:value="375758502" calcext:value-type="float">
            <text:p>375758502</text:p>
          </table:table-cell>
        </table:table-row>
        <table:table-row table:style-name="ro2">
          <table:table-cell office:value-type="float" office:value="7212" calcext:value-type="float">
            <text:p>7212</text:p>
          </table:table-cell>
          <table:table-cell office:value-type="string" calcext:value-type="string">
            <text:p>14:37:22.571</text:p>
          </table:table-cell>
          <table:table-cell office:value-type="string" calcext:value-type="string">
            <text:p>00:00:07.212</text:p>
          </table:table-cell>
          <table:table-cell office:value-type="float" office:value="361" calcext:value-type="float">
            <text:p>361</text:p>
          </table:table-cell>
          <table:table-cell office:value-type="float" office:value="2442.49" calcext:value-type="float">
            <text:p>2442,49</text:p>
          </table:table-cell>
          <table:table-cell office:value-type="float" office:value="1413.223" calcext:value-type="float">
            <text:p>1413,223</text:p>
          </table:table-cell>
          <table:table-cell office:value-type="float" office:value="0.6088703" calcext:value-type="float">
            <text:p>0,6088703</text:p>
          </table:table-cell>
          <table:table-cell office:value-type="float" office:value="0.3243345" calcext:value-type="float">
            <text:p>0,3243345</text:p>
          </table:table-cell>
          <table:table-cell office:value-type="float" office:value="668.0549" calcext:value-type="float">
            <text:p>668,0549</text:p>
          </table:table-cell>
          <table:table-cell office:value-type="float" office:value="3.915666" calcext:value-type="float">
            <text:p>3,915666</text:p>
          </table:table-cell>
          <table:table-cell office:value-type="float" office:value="0" calcext:value-type="float">
            <text:p>0</text:p>
          </table:table-cell>
          <table:table-cell office:value-type="float" office:value="3241.782" calcext:value-type="float">
            <text:p>3241,782</text:p>
          </table:table-cell>
          <table:table-cell office:value-type="float" office:value="1576.59" calcext:value-type="float">
            <text:p>1576,59</text:p>
          </table:table-cell>
          <table:table-cell office:value-type="float" office:value="0.3532802" calcext:value-type="float">
            <text:p>0,3532802</text:p>
          </table:table-cell>
          <table:table-cell office:value-type="float" office:value="0.3358294" calcext:value-type="float">
            <text:p>0,3358294</text:p>
          </table:table-cell>
          <table:table-cell office:value-type="float" office:value="672.4638" calcext:value-type="float">
            <text:p>672,4638</text:p>
          </table:table-cell>
          <table:table-cell office:value-type="float" office:value="3.728029" calcext:value-type="float">
            <text:p>3,7280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42" calcext:value-type="float">
            <text:p>2842</text:p>
          </table:table-cell>
          <table:table-cell office:value-type="float" office:value="1495" calcext:value-type="float">
            <text:p>14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42" calcext:value-type="float">
            <text:p>2842</text:p>
          </table:table-cell>
          <table:table-cell office:value-type="float" office:value="1495" calcext:value-type="float">
            <text:p>1495</text:p>
          </table:table-cell>
          <table:table-cell office:value-type="float" office:value="7212479" calcext:value-type="float">
            <text:p>7212479</text:p>
          </table:table-cell>
          <table:table-cell office:value-type="float" office:value="375778398" calcext:value-type="float">
            <text:p>375778398</text:p>
          </table:table-cell>
        </table:table-row>
        <table:table-row table:style-name="ro2">
          <table:table-cell office:value-type="float" office:value="7233" calcext:value-type="float">
            <text:p>7233</text:p>
          </table:table-cell>
          <table:table-cell office:value-type="string" calcext:value-type="string">
            <text:p>14:37:22.592</text:p>
          </table:table-cell>
          <table:table-cell office:value-type="string" calcext:value-type="string">
            <text:p>00:00:07.232</text:p>
          </table:table-cell>
          <table:table-cell office:value-type="float" office:value="362" calcext:value-type="float">
            <text:p>362</text:p>
          </table:table-cell>
          <table:table-cell office:value-type="float" office:value="2460.69" calcext:value-type="float">
            <text:p>2460,69</text:p>
          </table:table-cell>
          <table:table-cell office:value-type="float" office:value="1433.473" calcext:value-type="float">
            <text:p>1433,473</text:p>
          </table:table-cell>
          <table:table-cell office:value-type="float" office:value="0.6091326" calcext:value-type="float">
            <text:p>0,6091326</text:p>
          </table:table-cell>
          <table:table-cell office:value-type="float" office:value="0.3241174" calcext:value-type="float">
            <text:p>0,3241174</text:p>
          </table:table-cell>
          <table:table-cell office:value-type="float" office:value="668.0549" calcext:value-type="float">
            <text:p>668,0549</text:p>
          </table:table-cell>
          <table:table-cell office:value-type="float" office:value="3.936033" calcext:value-type="float">
            <text:p>3,936033</text:p>
          </table:table-cell>
          <table:table-cell office:value-type="float" office:value="0" calcext:value-type="float">
            <text:p>0</text:p>
          </table:table-cell>
          <table:table-cell office:value-type="float" office:value="3244.423" calcext:value-type="float">
            <text:p>3244,423</text:p>
          </table:table-cell>
          <table:table-cell office:value-type="float" office:value="1602.365" calcext:value-type="float">
            <text:p>1602,365</text:p>
          </table:table-cell>
          <table:table-cell office:value-type="float" office:value="0.3533611" calcext:value-type="float">
            <text:p>0,3533611</text:p>
          </table:table-cell>
          <table:table-cell office:value-type="float" office:value="0.3356909" calcext:value-type="float">
            <text:p>0,3356909</text:p>
          </table:table-cell>
          <table:table-cell office:value-type="float" office:value="672.4638" calcext:value-type="float">
            <text:p>672,4638</text:p>
          </table:table-cell>
          <table:table-cell office:value-type="float" office:value="3.735164" calcext:value-type="float">
            <text:p>3,7351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53" calcext:value-type="float">
            <text:p>2853</text:p>
          </table:table-cell>
          <table:table-cell office:value-type="float" office:value="1518" calcext:value-type="float">
            <text:p>15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53" calcext:value-type="float">
            <text:p>2853</text:p>
          </table:table-cell>
          <table:table-cell office:value-type="float" office:value="1518" calcext:value-type="float">
            <text:p>1518</text:p>
          </table:table-cell>
          <table:table-cell office:value-type="float" office:value="7232564" calcext:value-type="float">
            <text:p>7232564</text:p>
          </table:table-cell>
          <table:table-cell office:value-type="float" office:value="375798483" calcext:value-type="float">
            <text:p>375798483</text:p>
          </table:table-cell>
        </table:table-row>
        <table:table-row table:style-name="ro2">
          <table:table-cell office:value-type="float" office:value="7252" calcext:value-type="float">
            <text:p>7252</text:p>
          </table:table-cell>
          <table:table-cell office:value-type="string" calcext:value-type="string">
            <text:p>14:37:22.611</text:p>
          </table:table-cell>
          <table:table-cell office:value-type="string" calcext:value-type="string">
            <text:p>00:00:07.252</text:p>
          </table:table-cell>
          <table:table-cell office:value-type="float" office:value="363" calcext:value-type="float">
            <text:p>363</text:p>
          </table:table-cell>
          <table:table-cell office:value-type="float" office:value="2527.466" calcext:value-type="float">
            <text:p>2527,466</text:p>
          </table:table-cell>
          <table:table-cell office:value-type="float" office:value="1448.069" calcext:value-type="float">
            <text:p>1448,069</text:p>
          </table:table-cell>
          <table:table-cell office:value-type="float" office:value="0.6094354" calcext:value-type="float">
            <text:p>0,6094354</text:p>
          </table:table-cell>
          <table:table-cell office:value-type="float" office:value="0.3239781" calcext:value-type="float">
            <text:p>0,3239781</text:p>
          </table:table-cell>
          <table:table-cell office:value-type="float" office:value="675.6069" calcext:value-type="float">
            <text:p>675,6069</text:p>
          </table:table-cell>
          <table:table-cell office:value-type="float" office:value="3.999631" calcext:value-type="float">
            <text:p>3,999631</text:p>
          </table:table-cell>
          <table:table-cell office:value-type="float" office:value="0" calcext:value-type="float">
            <text:p>0</text:p>
          </table:table-cell>
          <table:table-cell office:value-type="float" office:value="3003.063" calcext:value-type="float">
            <text:p>3003,063</text:p>
          </table:table-cell>
          <table:table-cell office:value-type="float" office:value="1585.212" calcext:value-type="float">
            <text:p>1585,212</text:p>
          </table:table-cell>
          <table:table-cell office:value-type="float" office:value="0.3523965" calcext:value-type="float">
            <text:p>0,3523965</text:p>
          </table:table-cell>
          <table:table-cell office:value-type="float" office:value="0.3359907" calcext:value-type="float">
            <text:p>0,3359907</text:p>
          </table:table-cell>
          <table:table-cell office:value-type="float" office:value="653.3366" calcext:value-type="float">
            <text:p>653,3366</text:p>
          </table:table-cell>
          <table:table-cell office:value-type="float" office:value="3.633692" calcext:value-type="float">
            <text:p>3,6336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65" calcext:value-type="float">
            <text:p>2765</text:p>
          </table:table-cell>
          <table:table-cell office:value-type="float" office:value="1517" calcext:value-type="float">
            <text:p>15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474" calcext:value-type="float">
            <text:p>14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65" calcext:value-type="float">
            <text:p>2765</text:p>
          </table:table-cell>
          <table:table-cell office:value-type="float" office:value="1517" calcext:value-type="float">
            <text:p>1517</text:p>
          </table:table-cell>
          <table:table-cell office:value-type="float" office:value="7252323" calcext:value-type="float">
            <text:p>7252323</text:p>
          </table:table-cell>
          <table:table-cell office:value-type="float" office:value="375818242" calcext:value-type="float">
            <text:p>375818242</text:p>
          </table:table-cell>
        </table:table-row>
        <table:table-row table:style-name="ro2">
          <table:table-cell office:value-type="float" office:value="7272" calcext:value-type="float">
            <text:p>7272</text:p>
          </table:table-cell>
          <table:table-cell office:value-type="string" calcext:value-type="string">
            <text:p>14:37:22.631</text:p>
          </table:table-cell>
          <table:table-cell office:value-type="string" calcext:value-type="string">
            <text:p>00:00:07.272</text:p>
          </table:table-cell>
          <table:table-cell office:value-type="float" office:value="364" calcext:value-type="float">
            <text:p>364</text:p>
          </table:table-cell>
          <table:table-cell office:value-type="float" office:value="2487.676" calcext:value-type="float">
            <text:p>2487,676</text:p>
          </table:table-cell>
          <table:table-cell office:value-type="float" office:value="1462.74" calcext:value-type="float">
            <text:p>1462,74</text:p>
          </table:table-cell>
          <table:table-cell office:value-type="float" office:value="0.6095991" calcext:value-type="float">
            <text:p>0,6095991</text:p>
          </table:table-cell>
          <table:table-cell office:value-type="float" office:value="0.3236636" calcext:value-type="float">
            <text:p>0,3236636</text:p>
          </table:table-cell>
          <table:table-cell office:value-type="float" office:value="675.6069" calcext:value-type="float">
            <text:p>675,6069</text:p>
          </table:table-cell>
          <table:table-cell office:value-type="float" office:value="3.981052" calcext:value-type="float">
            <text:p>3,981052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095991" calcext:value-type="float">
            <text:p>0,6095991</text:p>
          </table:table-cell>
          <table:table-cell office:value-type="float" office:value="0.3236636" calcext:value-type="float">
            <text:p>0,32366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1463" calcext:value-type="float">
            <text:p>146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88" calcext:value-type="float">
            <text:p>2488</text:p>
          </table:table-cell>
          <table:table-cell office:value-type="float" office:value="1463" calcext:value-type="float">
            <text:p>1463</text:p>
          </table:table-cell>
          <table:table-cell office:value-type="float" office:value="7272338" calcext:value-type="float">
            <text:p>7272338</text:p>
          </table:table-cell>
          <table:table-cell office:value-type="float" office:value="375838257" calcext:value-type="float">
            <text:p>375838257</text:p>
          </table:table-cell>
        </table:table-row>
        <table:table-row table:style-name="ro2">
          <table:table-cell office:value-type="float" office:value="7292" calcext:value-type="float">
            <text:p>7292</text:p>
          </table:table-cell>
          <table:table-cell office:value-type="string" calcext:value-type="string">
            <text:p>14:37:22.651</text:p>
          </table:table-cell>
          <table:table-cell office:value-type="string" calcext:value-type="string">
            <text:p>00:00:07.292</text:p>
          </table:table-cell>
          <table:table-cell office:value-type="float" office:value="365" calcext:value-type="float">
            <text:p>365</text:p>
          </table:table-cell>
          <table:table-cell office:value-type="float" office:value="2526.062" calcext:value-type="float">
            <text:p>2526,062</text:p>
          </table:table-cell>
          <table:table-cell office:value-type="float" office:value="1460.162" calcext:value-type="float">
            <text:p>1460,162</text:p>
          </table:table-cell>
          <table:table-cell office:value-type="float" office:value="0.6100816" calcext:value-type="float">
            <text:p>0,6100816</text:p>
          </table:table-cell>
          <table:table-cell office:value-type="float" office:value="0.3234988" calcext:value-type="float">
            <text:p>0,3234988</text:p>
          </table:table-cell>
          <table:table-cell office:value-type="float" office:value="675.6069" calcext:value-type="float">
            <text:p>675,6069</text:p>
          </table:table-cell>
          <table:table-cell office:value-type="float" office:value="3.961015" calcext:value-type="float">
            <text:p>3,961015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00816" calcext:value-type="float">
            <text:p>0,6100816</text:p>
          </table:table-cell>
          <table:table-cell office:value-type="float" office:value="0.3234988" calcext:value-type="float">
            <text:p>0,323498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26" calcext:value-type="float">
            <text:p>2526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float" office:value="1460" calcext:value-type="float">
            <text:p>1460</text:p>
          </table:table-cell>
          <table:table-cell office:value-type="float" office:value="7292384" calcext:value-type="float">
            <text:p>7292384</text:p>
          </table:table-cell>
          <table:table-cell office:value-type="float" office:value="375858303" calcext:value-type="float">
            <text:p>375858303</text:p>
          </table:table-cell>
        </table:table-row>
        <table:table-row table:style-name="ro2">
          <table:table-cell office:value-type="float" office:value="7312" calcext:value-type="float">
            <text:p>7312</text:p>
          </table:table-cell>
          <table:table-cell office:value-type="string" calcext:value-type="string">
            <text:p>14:37:22.671</text:p>
          </table:table-cell>
          <table:table-cell office:value-type="string" calcext:value-type="string">
            <text:p>00:00:07.312</text:p>
          </table:table-cell>
          <table:table-cell office:value-type="float" office:value="366" calcext:value-type="float">
            <text:p>366</text:p>
          </table:table-cell>
          <table:table-cell office:value-type="float" office:value="2478.946" calcext:value-type="float">
            <text:p>2478,946</text:p>
          </table:table-cell>
          <table:table-cell office:value-type="float" office:value="1431.992" calcext:value-type="float">
            <text:p>1431,992</text:p>
          </table:table-cell>
          <table:table-cell office:value-type="float" office:value="0.6103089" calcext:value-type="float">
            <text:p>0,6103089</text:p>
          </table:table-cell>
          <table:table-cell office:value-type="float" office:value="0.3232822" calcext:value-type="float">
            <text:p>0,3232822</text:p>
          </table:table-cell>
          <table:table-cell office:value-type="float" office:value="675.6069" calcext:value-type="float">
            <text:p>675,6069</text:p>
          </table:table-cell>
          <table:table-cell office:value-type="float" office:value="3.904964" calcext:value-type="float">
            <text:p>3,904964</text:p>
          </table:table-cell>
          <table:table-cell office:value-type="float" office:value="0" calcext:value-type="float">
            <text:p>0</text:p>
          </table:table-cell>
          <table:table-cell office:value-type="float" office:value="3003.944" calcext:value-type="float">
            <text:p>3003,944</text:p>
          </table:table-cell>
          <table:table-cell office:value-type="float" office:value="1586.322" calcext:value-type="float">
            <text:p>1586,322</text:p>
          </table:table-cell>
          <table:table-cell office:value-type="float" office:value="0.3542682" calcext:value-type="float">
            <text:p>0,3542682</text:p>
          </table:table-cell>
          <table:table-cell office:value-type="float" office:value="0.3347912" calcext:value-type="float">
            <text:p>0,3347912</text:p>
          </table:table-cell>
          <table:table-cell office:value-type="float" office:value="653.3366" calcext:value-type="float">
            <text:p>653,3366</text:p>
          </table:table-cell>
          <table:table-cell office:value-type="float" office:value="3.638493" calcext:value-type="float">
            <text:p>3,63849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41" calcext:value-type="float">
            <text:p>2741</text:p>
          </table:table-cell>
          <table:table-cell office:value-type="float" office:value="1509" calcext:value-type="float">
            <text:p>15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41" calcext:value-type="float">
            <text:p>2741</text:p>
          </table:table-cell>
          <table:table-cell office:value-type="float" office:value="1509" calcext:value-type="float">
            <text:p>1509</text:p>
          </table:table-cell>
          <table:table-cell office:value-type="float" office:value="7312272" calcext:value-type="float">
            <text:p>7312272</text:p>
          </table:table-cell>
          <table:table-cell office:value-type="float" office:value="375878191" calcext:value-type="float">
            <text:p>375878191</text:p>
          </table:table-cell>
        </table:table-row>
        <table:table-row table:style-name="ro2">
          <table:table-cell office:value-type="float" office:value="7332" calcext:value-type="float">
            <text:p>7332</text:p>
          </table:table-cell>
          <table:table-cell office:value-type="string" calcext:value-type="string">
            <text:p>14:37:22.691</text:p>
          </table:table-cell>
          <table:table-cell office:value-type="string" calcext:value-type="string">
            <text:p>00:00:07.332</text:p>
          </table:table-cell>
          <table:table-cell office:value-type="float" office:value="367" calcext:value-type="float">
            <text:p>367</text:p>
          </table:table-cell>
          <table:table-cell office:value-type="float" office:value="2488.237" calcext:value-type="float">
            <text:p>2488,237</text:p>
          </table:table-cell>
          <table:table-cell office:value-type="float" office:value="1466.155" calcext:value-type="float">
            <text:p>1466,155</text:p>
          </table:table-cell>
          <table:table-cell office:value-type="float" office:value="0.6107425" calcext:value-type="float">
            <text:p>0,6107425</text:p>
          </table:table-cell>
          <table:table-cell office:value-type="float" office:value="0.3229313" calcext:value-type="float">
            <text:p>0,3229313</text:p>
          </table:table-cell>
          <table:table-cell office:value-type="float" office:value="675.6069" calcext:value-type="float">
            <text:p>675,6069</text:p>
          </table:table-cell>
          <table:table-cell office:value-type="float" office:value="3.91516" calcext:value-type="float">
            <text:p>3,91516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07425" calcext:value-type="float">
            <text:p>0,6107425</text:p>
          </table:table-cell>
          <table:table-cell office:value-type="float" office:value="0.3229313" calcext:value-type="float">
            <text:p>0,32293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1466" calcext:value-type="float">
            <text:p>14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488" calcext:value-type="float">
            <text:p>2488</text:p>
          </table:table-cell>
          <table:table-cell office:value-type="float" office:value="1466" calcext:value-type="float">
            <text:p>1466</text:p>
          </table:table-cell>
          <table:table-cell office:value-type="float" office:value="7332179" calcext:value-type="float">
            <text:p>7332179</text:p>
          </table:table-cell>
          <table:table-cell office:value-type="float" office:value="375898098" calcext:value-type="float">
            <text:p>375898098</text:p>
          </table:table-cell>
        </table:table-row>
        <table:table-row table:style-name="ro2">
          <table:table-cell office:value-type="float" office:value="7352" calcext:value-type="float">
            <text:p>7352</text:p>
          </table:table-cell>
          <table:table-cell office:value-type="string" calcext:value-type="string">
            <text:p>14:37:22.711</text:p>
          </table:table-cell>
          <table:table-cell office:value-type="string" calcext:value-type="string">
            <text:p>00:00:07.352</text:p>
          </table:table-cell>
          <table:table-cell office:value-type="float" office:value="368" calcext:value-type="float">
            <text:p>368</text:p>
          </table:table-cell>
          <table:table-cell office:value-type="float" office:value="2515.669" calcext:value-type="float">
            <text:p>2515,669</text:p>
          </table:table-cell>
          <table:table-cell office:value-type="float" office:value="1460.749" calcext:value-type="float">
            <text:p>1460,749</text:p>
          </table:table-cell>
          <table:table-cell office:value-type="float" office:value="0.6110678" calcext:value-type="float">
            <text:p>0,6110678</text:p>
          </table:table-cell>
          <table:table-cell office:value-type="float" office:value="0.3229025" calcext:value-type="float">
            <text:p>0,3229025</text:p>
          </table:table-cell>
          <table:table-cell office:value-type="float" office:value="678.3812" calcext:value-type="float">
            <text:p>678,3812</text:p>
          </table:table-cell>
          <table:table-cell office:value-type="float" office:value="3.940942" calcext:value-type="float">
            <text:p>3,940942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10678" calcext:value-type="float">
            <text:p>0,6110678</text:p>
          </table:table-cell>
          <table:table-cell office:value-type="float" office:value="0.3229025" calcext:value-type="float">
            <text:p>0,32290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16" calcext:value-type="float">
            <text:p>2516</text:p>
          </table:table-cell>
          <table:table-cell office:value-type="float" office:value="1461" calcext:value-type="float">
            <text:p>14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16" calcext:value-type="float">
            <text:p>2516</text:p>
          </table:table-cell>
          <table:table-cell office:value-type="float" office:value="1461" calcext:value-type="float">
            <text:p>1461</text:p>
          </table:table-cell>
          <table:table-cell office:value-type="float" office:value="7352055" calcext:value-type="float">
            <text:p>7352055</text:p>
          </table:table-cell>
          <table:table-cell office:value-type="float" office:value="375917974" calcext:value-type="float">
            <text:p>375917974</text:p>
          </table:table-cell>
        </table:table-row>
        <table:table-row table:style-name="ro2">
          <table:table-cell office:value-type="float" office:value="7372" calcext:value-type="float">
            <text:p>7372</text:p>
          </table:table-cell>
          <table:table-cell office:value-type="string" calcext:value-type="string">
            <text:p>14:37:22.731</text:p>
          </table:table-cell>
          <table:table-cell office:value-type="string" calcext:value-type="string">
            <text:p>00:00:07.371</text:p>
          </table:table-cell>
          <table:table-cell office:value-type="float" office:value="369" calcext:value-type="float">
            <text:p>369</text:p>
          </table:table-cell>
          <table:table-cell office:value-type="float" office:value="2543.714" calcext:value-type="float">
            <text:p>2543,714</text:p>
          </table:table-cell>
          <table:table-cell office:value-type="float" office:value="1446.646" calcext:value-type="float">
            <text:p>1446,646</text:p>
          </table:table-cell>
          <table:table-cell office:value-type="float" office:value="0.6113834" calcext:value-type="float">
            <text:p>0,6113834</text:p>
          </table:table-cell>
          <table:table-cell office:value-type="float" office:value="0.3227802" calcext:value-type="float">
            <text:p>0,3227802</text:p>
          </table:table-cell>
          <table:table-cell office:value-type="float" office:value="678.3812" calcext:value-type="float">
            <text:p>678,3812</text:p>
          </table:table-cell>
          <table:table-cell office:value-type="float" office:value="4.018886" calcext:value-type="float">
            <text:p>4,018886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13834" calcext:value-type="float">
            <text:p>0,6113834</text:p>
          </table:table-cell>
          <table:table-cell office:value-type="float" office:value="0.3227802" calcext:value-type="float">
            <text:p>0,322780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44" calcext:value-type="float">
            <text:p>2544</text:p>
          </table:table-cell>
          <table:table-cell office:value-type="float" office:value="1447" calcext:value-type="float">
            <text:p>144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44" calcext:value-type="float">
            <text:p>2544</text:p>
          </table:table-cell>
          <table:table-cell office:value-type="float" office:value="1447" calcext:value-type="float">
            <text:p>1447</text:p>
          </table:table-cell>
          <table:table-cell office:value-type="float" office:value="7371921" calcext:value-type="float">
            <text:p>7371921</text:p>
          </table:table-cell>
          <table:table-cell office:value-type="float" office:value="375937840" calcext:value-type="float">
            <text:p>375937840</text:p>
          </table:table-cell>
        </table:table-row>
        <table:table-row table:style-name="ro2">
          <table:table-cell office:value-type="float" office:value="7392" calcext:value-type="float">
            <text:p>7392</text:p>
          </table:table-cell>
          <table:table-cell office:value-type="string" calcext:value-type="string">
            <text:p>14:37:22.751</text:p>
          </table:table-cell>
          <table:table-cell office:value-type="string" calcext:value-type="string">
            <text:p>00:00:07.391</text:p>
          </table:table-cell>
          <table:table-cell office:value-type="float" office:value="370" calcext:value-type="float">
            <text:p>370</text:p>
          </table:table-cell>
          <table:table-cell office:value-type="float" office:value="2801.672" calcext:value-type="float">
            <text:p>2801,672</text:p>
          </table:table-cell>
          <table:table-cell office:value-type="float" office:value="1426.992" calcext:value-type="float">
            <text:p>1426,992</text:p>
          </table:table-cell>
          <table:table-cell office:value-type="float" office:value="0.6108956" calcext:value-type="float">
            <text:p>0,6108956</text:p>
          </table:table-cell>
          <table:table-cell office:value-type="float" office:value="0.3225408" calcext:value-type="float">
            <text:p>0,3225408</text:p>
          </table:table-cell>
          <table:table-cell office:value-type="float" office:value="678.3812" calcext:value-type="float">
            <text:p>678,3812</text:p>
          </table:table-cell>
          <table:table-cell office:value-type="float" office:value="4.025932" calcext:value-type="float">
            <text:p>4,025932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08956" calcext:value-type="float">
            <text:p>0,6108956</text:p>
          </table:table-cell>
          <table:table-cell office:value-type="float" office:value="0.3225408" calcext:value-type="float">
            <text:p>0,32254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02" calcext:value-type="float">
            <text:p>2802</text:p>
          </table:table-cell>
          <table:table-cell office:value-type="float" office:value="1427" calcext:value-type="float">
            <text:p>14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02" calcext:value-type="float">
            <text:p>2802</text:p>
          </table:table-cell>
          <table:table-cell office:value-type="float" office:value="1427" calcext:value-type="float">
            <text:p>1427</text:p>
          </table:table-cell>
          <table:table-cell office:value-type="float" office:value="7391924" calcext:value-type="float">
            <text:p>7391924</text:p>
          </table:table-cell>
          <table:table-cell office:value-type="float" office:value="375957843" calcext:value-type="float">
            <text:p>375957843</text:p>
          </table:table-cell>
        </table:table-row>
        <table:table-row table:style-name="ro2">
          <table:table-cell office:value-type="float" office:value="7412" calcext:value-type="float">
            <text:p>7412</text:p>
          </table:table-cell>
          <table:table-cell office:value-type="string" calcext:value-type="string">
            <text:p>14:37:22.771</text:p>
          </table:table-cell>
          <table:table-cell office:value-type="string" calcext:value-type="string">
            <text:p>00:00:07.411</text:p>
          </table:table-cell>
          <table:table-cell office:value-type="float" office:value="371" calcext:value-type="float">
            <text:p>371</text:p>
          </table:table-cell>
          <table:table-cell office:value-type="float" office:value="2813.233" calcext:value-type="float">
            <text:p>2813,233</text:p>
          </table:table-cell>
          <table:table-cell office:value-type="float" office:value="1453.078" calcext:value-type="float">
            <text:p>1453,078</text:p>
          </table:table-cell>
          <table:table-cell office:value-type="float" office:value="0.6114496" calcext:value-type="float">
            <text:p>0,6114496</text:p>
          </table:table-cell>
          <table:table-cell office:value-type="float" office:value="0.322506" calcext:value-type="float">
            <text:p>0,322506</text:p>
          </table:table-cell>
          <table:table-cell office:value-type="float" office:value="678.3812" calcext:value-type="float">
            <text:p>678,3812</text:p>
          </table:table-cell>
          <table:table-cell office:value-type="float" office:value="4.020004" calcext:value-type="float">
            <text:p>4,020004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14496" calcext:value-type="float">
            <text:p>0,6114496</text:p>
          </table:table-cell>
          <table:table-cell office:value-type="float" office:value="0.322506" calcext:value-type="float">
            <text:p>0,3225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13" calcext:value-type="float">
            <text:p>2813</text:p>
          </table:table-cell>
          <table:table-cell office:value-type="float" office:value="1453" calcext:value-type="float">
            <text:p>145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13" calcext:value-type="float">
            <text:p>2813</text:p>
          </table:table-cell>
          <table:table-cell office:value-type="float" office:value="1453" calcext:value-type="float">
            <text:p>1453</text:p>
          </table:table-cell>
          <table:table-cell office:value-type="float" office:value="7411815" calcext:value-type="float">
            <text:p>7411815</text:p>
          </table:table-cell>
          <table:table-cell office:value-type="float" office:value="375977734" calcext:value-type="float">
            <text:p>375977734</text:p>
          </table:table-cell>
        </table:table-row>
        <table:table-row table:style-name="ro2">
          <table:table-cell office:value-type="float" office:value="7432" calcext:value-type="float">
            <text:p>7432</text:p>
          </table:table-cell>
          <table:table-cell office:value-type="string" calcext:value-type="string">
            <text:p>14:37:22.791</text:p>
          </table:table-cell>
          <table:table-cell office:value-type="string" calcext:value-type="string">
            <text:p>00:00:07.431</text:p>
          </table:table-cell>
          <table:table-cell office:value-type="float" office:value="372" calcext:value-type="float">
            <text:p>372</text:p>
          </table:table-cell>
          <table:table-cell office:value-type="float" office:value="2840.748" calcext:value-type="float">
            <text:p>2840,748</text:p>
          </table:table-cell>
          <table:table-cell office:value-type="float" office:value="1474.258" calcext:value-type="float">
            <text:p>1474,258</text:p>
          </table:table-cell>
          <table:table-cell office:value-type="float" office:value="0.6119848" calcext:value-type="float">
            <text:p>0,6119848</text:p>
          </table:table-cell>
          <table:table-cell office:value-type="float" office:value="0.322601" calcext:value-type="float">
            <text:p>0,322601</text:p>
          </table:table-cell>
          <table:table-cell office:value-type="float" office:value="678.3812" calcext:value-type="float">
            <text:p>678,3812</text:p>
          </table:table-cell>
          <table:table-cell office:value-type="float" office:value="4.078308" calcext:value-type="float">
            <text:p>4,078308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19848" calcext:value-type="float">
            <text:p>0,6119848</text:p>
          </table:table-cell>
          <table:table-cell office:value-type="float" office:value="0.322601" calcext:value-type="float">
            <text:p>0,3226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41" calcext:value-type="float">
            <text:p>2841</text:p>
          </table:table-cell>
          <table:table-cell office:value-type="float" office:value="1474" calcext:value-type="float">
            <text:p>147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41" calcext:value-type="float">
            <text:p>2841</text:p>
          </table:table-cell>
          <table:table-cell office:value-type="float" office:value="1474" calcext:value-type="float">
            <text:p>1474</text:p>
          </table:table-cell>
          <table:table-cell office:value-type="float" office:value="7431807" calcext:value-type="float">
            <text:p>7431807</text:p>
          </table:table-cell>
          <table:table-cell office:value-type="float" office:value="375997726" calcext:value-type="float">
            <text:p>375997726</text:p>
          </table:table-cell>
        </table:table-row>
        <table:table-row table:style-name="ro2">
          <table:table-cell office:value-type="float" office:value="7452" calcext:value-type="float">
            <text:p>7452</text:p>
          </table:table-cell>
          <table:table-cell office:value-type="string" calcext:value-type="string">
            <text:p>14:37:22.811</text:p>
          </table:table-cell>
          <table:table-cell office:value-type="string" calcext:value-type="string">
            <text:p>00:00:07.451</text:p>
          </table:table-cell>
          <table:table-cell office:value-type="float" office:value="373" calcext:value-type="float">
            <text:p>373</text:p>
          </table:table-cell>
          <table:table-cell office:value-type="float" office:value="2780.713" calcext:value-type="float">
            <text:p>2780,713</text:p>
          </table:table-cell>
          <table:table-cell office:value-type="float" office:value="1459.386" calcext:value-type="float">
            <text:p>1459,386</text:p>
          </table:table-cell>
          <table:table-cell office:value-type="float" office:value="0.6125346" calcext:value-type="float">
            <text:p>0,6125346</text:p>
          </table:table-cell>
          <table:table-cell office:value-type="float" office:value="0.3228275" calcext:value-type="float">
            <text:p>0,3228275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4.048533" calcext:value-type="float">
            <text:p>4,048533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25346" calcext:value-type="float">
            <text:p>0,6125346</text:p>
          </table:table-cell>
          <table:table-cell office:value-type="float" office:value="0.3228275" calcext:value-type="float">
            <text:p>0,322827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81" calcext:value-type="float">
            <text:p>2781</text:p>
          </table:table-cell>
          <table:table-cell office:value-type="float" office:value="1459" calcext:value-type="float">
            <text:p>145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81" calcext:value-type="float">
            <text:p>2781</text:p>
          </table:table-cell>
          <table:table-cell office:value-type="float" office:value="1459" calcext:value-type="float">
            <text:p>1459</text:p>
          </table:table-cell>
          <table:table-cell office:value-type="float" office:value="7451660" calcext:value-type="float">
            <text:p>7451660</text:p>
          </table:table-cell>
          <table:table-cell office:value-type="float" office:value="376017579" calcext:value-type="float">
            <text:p>376017579</text:p>
          </table:table-cell>
        </table:table-row>
        <table:table-row table:style-name="ro2">
          <table:table-cell office:value-type="float" office:value="7472" calcext:value-type="float">
            <text:p>7472</text:p>
          </table:table-cell>
          <table:table-cell office:value-type="string" calcext:value-type="string">
            <text:p>14:37:22.831</text:p>
          </table:table-cell>
          <table:table-cell office:value-type="string" calcext:value-type="string">
            <text:p>00:00:07.471</text:p>
          </table:table-cell>
          <table:table-cell office:value-type="float" office:value="374" calcext:value-type="float">
            <text:p>374</text:p>
          </table:table-cell>
          <table:table-cell office:value-type="float" office:value="2740.607" calcext:value-type="float">
            <text:p>2740,607</text:p>
          </table:table-cell>
          <table:table-cell office:value-type="float" office:value="1435.588" calcext:value-type="float">
            <text:p>1435,588</text:p>
          </table:table-cell>
          <table:table-cell office:value-type="float" office:value="0.6130584" calcext:value-type="float">
            <text:p>0,6130584</text:p>
          </table:table-cell>
          <table:table-cell office:value-type="float" office:value="0.3233955" calcext:value-type="float">
            <text:p>0,3233955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3.973117" calcext:value-type="float">
            <text:p>3,973117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30584" calcext:value-type="float">
            <text:p>0,6130584</text:p>
          </table:table-cell>
          <table:table-cell office:value-type="float" office:value="0.3233955" calcext:value-type="float">
            <text:p>0,32339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41" calcext:value-type="float">
            <text:p>2741</text:p>
          </table:table-cell>
          <table:table-cell office:value-type="float" office:value="1436" calcext:value-type="float">
            <text:p>14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41" calcext:value-type="float">
            <text:p>2741</text:p>
          </table:table-cell>
          <table:table-cell office:value-type="float" office:value="1436" calcext:value-type="float">
            <text:p>1436</text:p>
          </table:table-cell>
          <table:table-cell office:value-type="float" office:value="7471653" calcext:value-type="float">
            <text:p>7471653</text:p>
          </table:table-cell>
          <table:table-cell office:value-type="float" office:value="376037572" calcext:value-type="float">
            <text:p>376037572</text:p>
          </table:table-cell>
        </table:table-row>
        <table:table-row table:style-name="ro2">
          <table:table-cell office:value-type="float" office:value="7492" calcext:value-type="float">
            <text:p>7492</text:p>
          </table:table-cell>
          <table:table-cell office:value-type="string" calcext:value-type="string">
            <text:p>14:37:22.851</text:p>
          </table:table-cell>
          <table:table-cell office:value-type="string" calcext:value-type="string">
            <text:p>00:00:07.491</text:p>
          </table:table-cell>
          <table:table-cell office:value-type="float" office:value="375" calcext:value-type="float">
            <text:p>375</text:p>
          </table:table-cell>
          <table:table-cell office:value-type="float" office:value="2769.185" calcext:value-type="float">
            <text:p>2769,185</text:p>
          </table:table-cell>
          <table:table-cell office:value-type="float" office:value="1477.443" calcext:value-type="float">
            <text:p>1477,443</text:p>
          </table:table-cell>
          <table:table-cell office:value-type="float" office:value="0.6134038" calcext:value-type="float">
            <text:p>0,6134038</text:p>
          </table:table-cell>
          <table:table-cell office:value-type="float" office:value="0.3235244" calcext:value-type="float">
            <text:p>0,3235244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4.002036" calcext:value-type="float">
            <text:p>4,002036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34038" calcext:value-type="float">
            <text:p>0,6134038</text:p>
          </table:table-cell>
          <table:table-cell office:value-type="float" office:value="0.3235244" calcext:value-type="float">
            <text:p>0,32352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69" calcext:value-type="float">
            <text:p>2769</text:p>
          </table:table-cell>
          <table:table-cell office:value-type="float" office:value="1477" calcext:value-type="float">
            <text:p>147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477" calcext:value-type="float">
            <text:p>1477</text:p>
          </table:table-cell>
          <table:table-cell office:value-type="float" office:value="7491525" calcext:value-type="float">
            <text:p>7491525</text:p>
          </table:table-cell>
          <table:table-cell office:value-type="float" office:value="376057444" calcext:value-type="float">
            <text:p>376057444</text:p>
          </table:table-cell>
        </table:table-row>
        <table:table-row table:style-name="ro2">
          <table:table-cell office:value-type="float" office:value="7512" calcext:value-type="float">
            <text:p>7512</text:p>
          </table:table-cell>
          <table:table-cell office:value-type="string" calcext:value-type="string">
            <text:p>14:37:22.871</text:p>
          </table:table-cell>
          <table:table-cell office:value-type="string" calcext:value-type="string">
            <text:p>00:00:07.511</text:p>
          </table:table-cell>
          <table:table-cell office:value-type="float" office:value="376" calcext:value-type="float">
            <text:p>376</text:p>
          </table:table-cell>
          <table:table-cell office:value-type="float" office:value="2746.469" calcext:value-type="float">
            <text:p>2746,469</text:p>
          </table:table-cell>
          <table:table-cell office:value-type="float" office:value="1430.748" calcext:value-type="float">
            <text:p>1430,748</text:p>
          </table:table-cell>
          <table:table-cell office:value-type="float" office:value="0.6137772" calcext:value-type="float">
            <text:p>0,6137772</text:p>
          </table:table-cell>
          <table:table-cell office:value-type="float" office:value="0.3235984" calcext:value-type="float">
            <text:p>0,3235984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3.892286" calcext:value-type="float">
            <text:p>3,892286</text:p>
          </table:table-cell>
          <table:table-cell office:value-type="float" office:value="0" calcext:value-type="float">
            <text:p>0</text:p>
          </table:table-cell>
          <table:table-cell office:value-type="float" office:value="2889.647" calcext:value-type="float">
            <text:p>2889,647</text:p>
          </table:table-cell>
          <table:table-cell office:value-type="float" office:value="1541.862" calcext:value-type="float">
            <text:p>1541,862</text:p>
          </table:table-cell>
          <table:table-cell office:value-type="float" office:value="0.3576719" calcext:value-type="float">
            <text:p>0,3576719</text:p>
          </table:table-cell>
          <table:table-cell office:value-type="float" office:value="0.3345247" calcext:value-type="float">
            <text:p>0,3345247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3.916186" calcext:value-type="float">
            <text:p>3,9161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18" calcext:value-type="float">
            <text:p>2818</text:p>
          </table:table-cell>
          <table:table-cell office:value-type="float" office:value="1486" calcext:value-type="float">
            <text:p>14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18" calcext:value-type="float">
            <text:p>2818</text:p>
          </table:table-cell>
          <table:table-cell office:value-type="float" office:value="1486" calcext:value-type="float">
            <text:p>1486</text:p>
          </table:table-cell>
          <table:table-cell office:value-type="float" office:value="7511547" calcext:value-type="float">
            <text:p>7511547</text:p>
          </table:table-cell>
          <table:table-cell office:value-type="float" office:value="376077466" calcext:value-type="float">
            <text:p>376077466</text:p>
          </table:table-cell>
        </table:table-row>
        <table:table-row table:style-name="ro2">
          <table:table-cell office:value-type="float" office:value="7531" calcext:value-type="float">
            <text:p>7531</text:p>
          </table:table-cell>
          <table:table-cell office:value-type="string" calcext:value-type="string">
            <text:p>14:37:22.890</text:p>
          </table:table-cell>
          <table:table-cell office:value-type="string" calcext:value-type="string">
            <text:p>00:00:07.531</text:p>
          </table:table-cell>
          <table:table-cell office:value-type="float" office:value="377" calcext:value-type="float">
            <text:p>377</text:p>
          </table:table-cell>
          <table:table-cell office:value-type="float" office:value="2740.996" calcext:value-type="float">
            <text:p>2740,996</text:p>
          </table:table-cell>
          <table:table-cell office:value-type="float" office:value="1445.542" calcext:value-type="float">
            <text:p>1445,542</text:p>
          </table:table-cell>
          <table:table-cell office:value-type="float" office:value="0.6139936" calcext:value-type="float">
            <text:p>0,6139936</text:p>
          </table:table-cell>
          <table:table-cell office:value-type="float" office:value="0.3235683" calcext:value-type="float">
            <text:p>0,3235683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3.938225" calcext:value-type="float">
            <text:p>3,938225</text:p>
          </table:table-cell>
          <table:table-cell office:value-type="float" office:value="0" calcext:value-type="float">
            <text:p>0</text:p>
          </table:table-cell>
          <table:table-cell office:value-type="float" office:value="2870.045" calcext:value-type="float">
            <text:p>2870,045</text:p>
          </table:table-cell>
          <table:table-cell office:value-type="float" office:value="1544.881" calcext:value-type="float">
            <text:p>1544,881</text:p>
          </table:table-cell>
          <table:table-cell office:value-type="float" office:value="0.3579335" calcext:value-type="float">
            <text:p>0,3579335</text:p>
          </table:table-cell>
          <table:table-cell office:value-type="float" office:value="0.334371" calcext:value-type="float">
            <text:p>0,334371</text:p>
          </table:table-cell>
          <table:table-cell office:value-type="float" office:value="672.068" calcext:value-type="float">
            <text:p>672,068</text:p>
          </table:table-cell>
          <table:table-cell office:value-type="float" office:value="3.898043" calcext:value-type="float">
            <text:p>3,8980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06" calcext:value-type="float">
            <text:p>2806</text:p>
          </table:table-cell>
          <table:table-cell office:value-type="float" office:value="1495" calcext:value-type="float">
            <text:p>14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06" calcext:value-type="float">
            <text:p>2806</text:p>
          </table:table-cell>
          <table:table-cell office:value-type="float" office:value="1495" calcext:value-type="float">
            <text:p>1495</text:p>
          </table:table-cell>
          <table:table-cell office:value-type="float" office:value="7531417" calcext:value-type="float">
            <text:p>7531417</text:p>
          </table:table-cell>
          <table:table-cell office:value-type="float" office:value="376097336" calcext:value-type="float">
            <text:p>376097336</text:p>
          </table:table-cell>
        </table:table-row>
        <table:table-row table:style-name="ro2">
          <table:table-cell office:value-type="float" office:value="7551" calcext:value-type="float">
            <text:p>7551</text:p>
          </table:table-cell>
          <table:table-cell office:value-type="string" calcext:value-type="string">
            <text:p>14:37:22.910</text:p>
          </table:table-cell>
          <table:table-cell office:value-type="string" calcext:value-type="string">
            <text:p>00:00:07.551</text:p>
          </table:table-cell>
          <table:table-cell office:value-type="float" office:value="378" calcext:value-type="float">
            <text:p>378</text:p>
          </table:table-cell>
          <table:table-cell office:value-type="float" office:value="2732.415" calcext:value-type="float">
            <text:p>2732,415</text:p>
          </table:table-cell>
          <table:table-cell office:value-type="float" office:value="1453.849" calcext:value-type="float">
            <text:p>1453,849</text:p>
          </table:table-cell>
          <table:table-cell office:value-type="float" office:value="0.6142734" calcext:value-type="float">
            <text:p>0,6142734</text:p>
          </table:table-cell>
          <table:table-cell office:value-type="float" office:value="0.3234516" calcext:value-type="float">
            <text:p>0,3234516</text:p>
          </table:table-cell>
          <table:table-cell office:value-type="float" office:value="670.5154" calcext:value-type="float">
            <text:p>670,5154</text:p>
          </table:table-cell>
          <table:table-cell office:value-type="float" office:value="3.913579" calcext:value-type="float">
            <text:p>3,913579</text:p>
          </table:table-cell>
          <table:table-cell office:value-type="float" office:value="0" calcext:value-type="float">
            <text:p>0</text:p>
          </table:table-cell>
          <table:table-cell office:value-type="float" office:value="2883.044" calcext:value-type="float">
            <text:p>2883,044</text:p>
          </table:table-cell>
          <table:table-cell office:value-type="float" office:value="1546.962" calcext:value-type="float">
            <text:p>1546,962</text:p>
          </table:table-cell>
          <table:table-cell office:value-type="float" office:value="0.3582133" calcext:value-type="float">
            <text:p>0,3582133</text:p>
          </table:table-cell>
          <table:table-cell office:value-type="float" office:value="0.3342544" calcext:value-type="float">
            <text:p>0,3342544</text:p>
          </table:table-cell>
          <table:table-cell office:value-type="float" office:value="673.7061" calcext:value-type="float">
            <text:p>673,7061</text:p>
          </table:table-cell>
          <table:table-cell office:value-type="float" office:value="3.907228" calcext:value-type="float">
            <text:p>3,9072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08" calcext:value-type="float">
            <text:p>2808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808" calcext:value-type="float">
            <text:p>2808</text:p>
          </table:table-cell>
          <table:table-cell office:value-type="float" office:value="1500" calcext:value-type="float">
            <text:p>1500</text:p>
          </table:table-cell>
          <table:table-cell office:value-type="float" office:value="7551286" calcext:value-type="float">
            <text:p>7551286</text:p>
          </table:table-cell>
          <table:table-cell office:value-type="float" office:value="376117205" calcext:value-type="float">
            <text:p>376117205</text:p>
          </table:table-cell>
        </table:table-row>
        <table:table-row table:style-name="ro2">
          <table:table-cell office:value-type="float" office:value="7571" calcext:value-type="float">
            <text:p>7571</text:p>
          </table:table-cell>
          <table:table-cell office:value-type="string" calcext:value-type="string">
            <text:p>14:37:22.930</text:p>
          </table:table-cell>
          <table:table-cell office:value-type="string" calcext:value-type="string">
            <text:p>00:00:07.571</text:p>
          </table:table-cell>
          <table:table-cell office:value-type="float" office:value="379" calcext:value-type="float">
            <text:p>379</text:p>
          </table:table-cell>
          <table:table-cell office:value-type="float" office:value="2728.028" calcext:value-type="float">
            <text:p>2728,028</text:p>
          </table:table-cell>
          <table:table-cell office:value-type="float" office:value="1419.781" calcext:value-type="float">
            <text:p>1419,781</text:p>
          </table:table-cell>
          <table:table-cell office:value-type="float" office:value="0.6144022" calcext:value-type="float">
            <text:p>0,6144022</text:p>
          </table:table-cell>
          <table:table-cell office:value-type="float" office:value="0.3233478" calcext:value-type="float">
            <text:p>0,3233478</text:p>
          </table:table-cell>
          <table:table-cell office:value-type="float" office:value="670.5154" calcext:value-type="float">
            <text:p>670,5154</text:p>
          </table:table-cell>
          <table:table-cell office:value-type="float" office:value="3.878258" calcext:value-type="float">
            <text:p>3,878258</text:p>
          </table:table-cell>
          <table:table-cell office:value-type="float" office:value="0" calcext:value-type="float">
            <text:p>0</text:p>
          </table:table-cell>
          <table:table-cell office:value-type="float" office:value="3179.046" calcext:value-type="float">
            <text:p>3179,046</text:p>
          </table:table-cell>
          <table:table-cell office:value-type="float" office:value="1551.915" calcext:value-type="float">
            <text:p>1551,915</text:p>
          </table:table-cell>
          <table:table-cell office:value-type="float" office:value="0.3582314" calcext:value-type="float">
            <text:p>0,3582314</text:p>
          </table:table-cell>
          <table:table-cell office:value-type="float" office:value="0.3340389" calcext:value-type="float">
            <text:p>0,3340389</text:p>
          </table:table-cell>
          <table:table-cell office:value-type="float" office:value="673.7061" calcext:value-type="float">
            <text:p>673,7061</text:p>
          </table:table-cell>
          <table:table-cell office:value-type="float" office:value="3.958377" calcext:value-type="float">
            <text:p>3,9583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54" calcext:value-type="float">
            <text:p>2954</text:p>
          </table:table-cell>
          <table:table-cell office:value-type="float" office:value="1486" calcext:value-type="float">
            <text:p>14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54" calcext:value-type="float">
            <text:p>2954</text:p>
          </table:table-cell>
          <table:table-cell office:value-type="float" office:value="1486" calcext:value-type="float">
            <text:p>1486</text:p>
          </table:table-cell>
          <table:table-cell office:value-type="float" office:value="7571268" calcext:value-type="float">
            <text:p>7571268</text:p>
          </table:table-cell>
          <table:table-cell office:value-type="float" office:value="376137187" calcext:value-type="float">
            <text:p>376137187</text:p>
          </table:table-cell>
        </table:table-row>
        <table:table-row table:style-name="ro2">
          <table:table-cell office:value-type="float" office:value="7591" calcext:value-type="float">
            <text:p>7591</text:p>
          </table:table-cell>
          <table:table-cell office:value-type="string" calcext:value-type="string">
            <text:p>14:37:22.950</text:p>
          </table:table-cell>
          <table:table-cell office:value-type="string" calcext:value-type="string">
            <text:p>00:00:07.591</text:p>
          </table:table-cell>
          <table:table-cell office:value-type="float" office:value="380" calcext:value-type="float">
            <text:p>380</text:p>
          </table:table-cell>
          <table:table-cell office:value-type="float" office:value="2746.869" calcext:value-type="float">
            <text:p>2746,869</text:p>
          </table:table-cell>
          <table:table-cell office:value-type="float" office:value="1446.768" calcext:value-type="float">
            <text:p>1446,768</text:p>
          </table:table-cell>
          <table:table-cell office:value-type="float" office:value="0.6145021" calcext:value-type="float">
            <text:p>0,6145021</text:p>
          </table:table-cell>
          <table:table-cell office:value-type="float" office:value="0.3231443" calcext:value-type="float">
            <text:p>0,3231443</text:p>
          </table:table-cell>
          <table:table-cell office:value-type="float" office:value="670.5154" calcext:value-type="float">
            <text:p>670,5154</text:p>
          </table:table-cell>
          <table:table-cell office:value-type="float" office:value="3.868111" calcext:value-type="float">
            <text:p>3,868111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45021" calcext:value-type="float">
            <text:p>0,6145021</text:p>
          </table:table-cell>
          <table:table-cell office:value-type="float" office:value="0.3231443" calcext:value-type="float">
            <text:p>0,323144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47" calcext:value-type="float">
            <text:p>2747</text:p>
          </table:table-cell>
          <table:table-cell office:value-type="float" office:value="1447" calcext:value-type="float">
            <text:p>144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47" calcext:value-type="float">
            <text:p>2747</text:p>
          </table:table-cell>
          <table:table-cell office:value-type="float" office:value="1447" calcext:value-type="float">
            <text:p>1447</text:p>
          </table:table-cell>
          <table:table-cell office:value-type="float" office:value="7591243" calcext:value-type="float">
            <text:p>7591243</text:p>
          </table:table-cell>
          <table:table-cell office:value-type="float" office:value="376157162" calcext:value-type="float">
            <text:p>376157162</text:p>
          </table:table-cell>
        </table:table-row>
        <table:table-row table:style-name="ro2">
          <table:table-cell office:value-type="float" office:value="7611" calcext:value-type="float">
            <text:p>7611</text:p>
          </table:table-cell>
          <table:table-cell office:value-type="string" calcext:value-type="string">
            <text:p>14:37:22.970</text:p>
          </table:table-cell>
          <table:table-cell office:value-type="string" calcext:value-type="string">
            <text:p>00:00:07.611</text:p>
          </table:table-cell>
          <table:table-cell office:value-type="float" office:value="381" calcext:value-type="float">
            <text:p>381</text:p>
          </table:table-cell>
          <table:table-cell office:value-type="float" office:value="2716.559" calcext:value-type="float">
            <text:p>2716,559</text:p>
          </table:table-cell>
          <table:table-cell office:value-type="float" office:value="1431.517" calcext:value-type="float">
            <text:p>1431,517</text:p>
          </table:table-cell>
          <table:table-cell office:value-type="float" office:value="0.6145551" calcext:value-type="float">
            <text:p>0,6145551</text:p>
          </table:table-cell>
          <table:table-cell office:value-type="float" office:value="0.3231772" calcext:value-type="float">
            <text:p>0,3231772</text:p>
          </table:table-cell>
          <table:table-cell office:value-type="float" office:value="670.5154" calcext:value-type="float">
            <text:p>670,5154</text:p>
          </table:table-cell>
          <table:table-cell office:value-type="float" office:value="3.929215" calcext:value-type="float">
            <text:p>3,929215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45551" calcext:value-type="float">
            <text:p>0,6145551</text:p>
          </table:table-cell>
          <table:table-cell office:value-type="float" office:value="0.3231772" calcext:value-type="float">
            <text:p>0,323177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17" calcext:value-type="float">
            <text:p>2717</text:p>
          </table:table-cell>
          <table:table-cell office:value-type="float" office:value="1432" calcext:value-type="float">
            <text:p>14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1461" calcext:value-type="float">
            <text:p>146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1432" calcext:value-type="float">
            <text:p>1432</text:p>
          </table:table-cell>
          <table:table-cell office:value-type="float" office:value="7611203" calcext:value-type="float">
            <text:p>7611203</text:p>
          </table:table-cell>
          <table:table-cell office:value-type="float" office:value="376177122" calcext:value-type="float">
            <text:p>376177122</text:p>
          </table:table-cell>
        </table:table-row>
        <table:table-row table:style-name="ro2">
          <table:table-cell office:value-type="float" office:value="7631" calcext:value-type="float">
            <text:p>7631</text:p>
          </table:table-cell>
          <table:table-cell office:value-type="string" calcext:value-type="string">
            <text:p>14:37:22.990</text:p>
          </table:table-cell>
          <table:table-cell office:value-type="string" calcext:value-type="string">
            <text:p>00:00:07.631</text:p>
          </table:table-cell>
          <table:table-cell office:value-type="float" office:value="382" calcext:value-type="float">
            <text:p>382</text:p>
          </table:table-cell>
          <table:table-cell office:value-type="float" office:value="2714.364" calcext:value-type="float">
            <text:p>2714,364</text:p>
          </table:table-cell>
          <table:table-cell office:value-type="float" office:value="1426.648" calcext:value-type="float">
            <text:p>1426,648</text:p>
          </table:table-cell>
          <table:table-cell office:value-type="float" office:value="0.614585" calcext:value-type="float">
            <text:p>0,614585</text:p>
          </table:table-cell>
          <table:table-cell office:value-type="float" office:value="0.3233317" calcext:value-type="float">
            <text:p>0,3233317</text:p>
          </table:table-cell>
          <table:table-cell office:value-type="float" office:value="670.5154" calcext:value-type="float">
            <text:p>670,5154</text:p>
          </table:table-cell>
          <table:table-cell office:value-type="float" office:value="3.897412" calcext:value-type="float">
            <text:p>3,897412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4585" calcext:value-type="float">
            <text:p>0,614585</text:p>
          </table:table-cell>
          <table:table-cell office:value-type="float" office:value="0.3233317" calcext:value-type="float">
            <text:p>0,32333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14" calcext:value-type="float">
            <text:p>2714</text:p>
          </table:table-cell>
          <table:table-cell office:value-type="float" office:value="1427" calcext:value-type="float">
            <text:p>14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14" calcext:value-type="float">
            <text:p>2714</text:p>
          </table:table-cell>
          <table:table-cell office:value-type="float" office:value="1427" calcext:value-type="float">
            <text:p>1427</text:p>
          </table:table-cell>
          <table:table-cell office:value-type="float" office:value="7631033" calcext:value-type="float">
            <text:p>7631033</text:p>
          </table:table-cell>
          <table:table-cell office:value-type="float" office:value="376196952" calcext:value-type="float">
            <text:p>376196952</text:p>
          </table:table-cell>
        </table:table-row>
        <table:table-row table:style-name="ro2">
          <table:table-cell office:value-type="float" office:value="7651" calcext:value-type="float">
            <text:p>7651</text:p>
          </table:table-cell>
          <table:table-cell office:value-type="string" calcext:value-type="string">
            <text:p>14:37:23.010</text:p>
          </table:table-cell>
          <table:table-cell office:value-type="string" calcext:value-type="string">
            <text:p>00:00:07.651</text:p>
          </table:table-cell>
          <table:table-cell office:value-type="float" office:value="383" calcext:value-type="float">
            <text:p>383</text:p>
          </table:table-cell>
          <table:table-cell office:value-type="float" office:value="2727.969" calcext:value-type="float">
            <text:p>2727,969</text:p>
          </table:table-cell>
          <table:table-cell office:value-type="float" office:value="1437.998" calcext:value-type="float">
            <text:p>1437,998</text:p>
          </table:table-cell>
          <table:table-cell office:value-type="float" office:value="0.6145985" calcext:value-type="float">
            <text:p>0,6145985</text:p>
          </table:table-cell>
          <table:table-cell office:value-type="float" office:value="0.3233451" calcext:value-type="float">
            <text:p>0,3233451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91488" calcext:value-type="float">
            <text:p>3,91488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45985" calcext:value-type="float">
            <text:p>0,6145985</text:p>
          </table:table-cell>
          <table:table-cell office:value-type="float" office:value="0.3233451" calcext:value-type="float">
            <text:p>0,32334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28" calcext:value-type="float">
            <text:p>2728</text:p>
          </table:table-cell>
          <table:table-cell office:value-type="float" office:value="1438" calcext:value-type="float">
            <text:p>14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28" calcext:value-type="float">
            <text:p>2728</text:p>
          </table:table-cell>
          <table:table-cell office:value-type="float" office:value="1438" calcext:value-type="float">
            <text:p>1438</text:p>
          </table:table-cell>
          <table:table-cell office:value-type="float" office:value="7651008" calcext:value-type="float">
            <text:p>7651008</text:p>
          </table:table-cell>
          <table:table-cell office:value-type="float" office:value="376216927" calcext:value-type="float">
            <text:p>376216927</text:p>
          </table:table-cell>
        </table:table-row>
        <table:table-row table:style-name="ro2">
          <table:table-cell office:value-type="float" office:value="7671" calcext:value-type="float">
            <text:p>7671</text:p>
          </table:table-cell>
          <table:table-cell office:value-type="string" calcext:value-type="string">
            <text:p>14:37:23.030</text:p>
          </table:table-cell>
          <table:table-cell office:value-type="string" calcext:value-type="string">
            <text:p>00:00:07.670</text:p>
          </table:table-cell>
          <table:table-cell office:value-type="float" office:value="384" calcext:value-type="float">
            <text:p>384</text:p>
          </table:table-cell>
          <table:table-cell office:value-type="float" office:value="2678.408" calcext:value-type="float">
            <text:p>2678,408</text:p>
          </table:table-cell>
          <table:table-cell office:value-type="float" office:value="1417.243" calcext:value-type="float">
            <text:p>1417,243</text:p>
          </table:table-cell>
          <table:table-cell office:value-type="float" office:value="0.6146045" calcext:value-type="float">
            <text:p>0,6146045</text:p>
          </table:table-cell>
          <table:table-cell office:value-type="float" office:value="0.3234871" calcext:value-type="float">
            <text:p>0,3234871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88554" calcext:value-type="float">
            <text:p>3,88554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46045" calcext:value-type="float">
            <text:p>0,6146045</text:p>
          </table:table-cell>
          <table:table-cell office:value-type="float" office:value="0.3234871" calcext:value-type="float">
            <text:p>0,32348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78" calcext:value-type="float">
            <text:p>2678</text:p>
          </table:table-cell>
          <table:table-cell office:value-type="float" office:value="1417" calcext:value-type="float">
            <text:p>14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678" calcext:value-type="float">
            <text:p>2678</text:p>
          </table:table-cell>
          <table:table-cell office:value-type="float" office:value="1417" calcext:value-type="float">
            <text:p>1417</text:p>
          </table:table-cell>
          <table:table-cell office:value-type="float" office:value="7670868" calcext:value-type="float">
            <text:p>7670868</text:p>
          </table:table-cell>
          <table:table-cell office:value-type="float" office:value="376236787" calcext:value-type="float">
            <text:p>376236787</text:p>
          </table:table-cell>
        </table:table-row>
        <table:table-row table:style-name="ro2">
          <table:table-cell office:value-type="float" office:value="7691" calcext:value-type="float">
            <text:p>7691</text:p>
          </table:table-cell>
          <table:table-cell office:value-type="string" calcext:value-type="string">
            <text:p>14:37:23.050</text:p>
          </table:table-cell>
          <table:table-cell office:value-type="string" calcext:value-type="string">
            <text:p>00:00:07.690</text:p>
          </table:table-cell>
          <table:table-cell office:value-type="float" office:value="385" calcext:value-type="float">
            <text:p>385</text:p>
          </table:table-cell>
          <table:table-cell office:value-type="float" office:value="2688.645" calcext:value-type="float">
            <text:p>2688,645</text:p>
          </table:table-cell>
          <table:table-cell office:value-type="float" office:value="1427.824" calcext:value-type="float">
            <text:p>1427,824</text:p>
          </table:table-cell>
          <table:table-cell office:value-type="float" office:value="0.61462" calcext:value-type="float">
            <text:p>0,61462</text:p>
          </table:table-cell>
          <table:table-cell office:value-type="float" office:value="0.3235109" calcext:value-type="float">
            <text:p>0,3235109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89371" calcext:value-type="float">
            <text:p>3,89371</text:p>
          </table:table-cell>
          <table:table-cell office:value-type="float" office:value="0" calcext:value-type="float">
            <text:p>0</text:p>
          </table:table-cell>
          <table:table-cell office:value-type="float" office:value="2846.697" calcext:value-type="float">
            <text:p>2846,697</text:p>
          </table:table-cell>
          <table:table-cell office:value-type="float" office:value="1528.761" calcext:value-type="float">
            <text:p>1528,761</text:p>
          </table:table-cell>
          <table:table-cell office:value-type="float" office:value="0.35845" calcext:value-type="float">
            <text:p>0,35845</text:p>
          </table:table-cell>
          <table:table-cell office:value-type="float" office:value="0.334058" calcext:value-type="float">
            <text:p>0,334058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4.003558" calcext:value-type="float">
            <text:p>4,0035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68" calcext:value-type="float">
            <text:p>2768</text:p>
          </table:table-cell>
          <table:table-cell office:value-type="float" office:value="1478" calcext:value-type="float">
            <text:p>14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1478" calcext:value-type="float">
            <text:p>1478</text:p>
          </table:table-cell>
          <table:table-cell office:value-type="float" office:value="7690872" calcext:value-type="float">
            <text:p>7690872</text:p>
          </table:table-cell>
          <table:table-cell office:value-type="float" office:value="376256791" calcext:value-type="float">
            <text:p>376256791</text:p>
          </table:table-cell>
        </table:table-row>
        <table:table-row table:style-name="ro2">
          <table:table-cell office:value-type="float" office:value="7711" calcext:value-type="float">
            <text:p>7711</text:p>
          </table:table-cell>
          <table:table-cell office:value-type="string" calcext:value-type="string">
            <text:p>14:37:23.070</text:p>
          </table:table-cell>
          <table:table-cell office:value-type="string" calcext:value-type="string">
            <text:p>00:00:07.710</text:p>
          </table:table-cell>
          <table:table-cell office:value-type="float" office:value="386" calcext:value-type="float">
            <text:p>386</text:p>
          </table:table-cell>
          <table:table-cell office:value-type="float" office:value="2653.114" calcext:value-type="float">
            <text:p>2653,114</text:p>
          </table:table-cell>
          <table:table-cell office:value-type="float" office:value="1403.635" calcext:value-type="float">
            <text:p>1403,635</text:p>
          </table:table-cell>
          <table:table-cell office:value-type="float" office:value="0.6146474" calcext:value-type="float">
            <text:p>0,6146474</text:p>
          </table:table-cell>
          <table:table-cell office:value-type="float" office:value="0.3235445" calcext:value-type="float">
            <text:p>0,3235445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885297" calcext:value-type="float">
            <text:p>3,885297</text:p>
          </table:table-cell>
          <table:table-cell office:value-type="float" office:value="0" calcext:value-type="float">
            <text:p>0</text:p>
          </table:table-cell>
          <table:table-cell office:value-type="float" office:value="2847.529" calcext:value-type="float">
            <text:p>2847,529</text:p>
          </table:table-cell>
          <table:table-cell office:value-type="float" office:value="1531.325" calcext:value-type="float">
            <text:p>1531,325</text:p>
          </table:table-cell>
          <table:table-cell office:value-type="float" office:value="0.3584473" calcext:value-type="float">
            <text:p>0,3584473</text:p>
          </table:table-cell>
          <table:table-cell office:value-type="float" office:value="0.3340958" calcext:value-type="float">
            <text:p>0,3340958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937098" calcext:value-type="float">
            <text:p>3,9370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50" calcext:value-type="float">
            <text:p>2750</text:p>
          </table:table-cell>
          <table:table-cell office:value-type="float" office:value="1467" calcext:value-type="float">
            <text:p>146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467" calcext:value-type="float">
            <text:p>1467</text:p>
          </table:table-cell>
          <table:table-cell office:value-type="float" office:value="7710763" calcext:value-type="float">
            <text:p>7710763</text:p>
          </table:table-cell>
          <table:table-cell office:value-type="float" office:value="376276682" calcext:value-type="float">
            <text:p>376276682</text:p>
          </table:table-cell>
        </table:table-row>
        <table:table-row table:style-name="ro2">
          <table:table-cell office:value-type="float" office:value="7731" calcext:value-type="float">
            <text:p>7731</text:p>
          </table:table-cell>
          <table:table-cell office:value-type="string" calcext:value-type="string">
            <text:p>14:37:23.090</text:p>
          </table:table-cell>
          <table:table-cell office:value-type="string" calcext:value-type="string">
            <text:p>00:00:07.730</text:p>
          </table:table-cell>
          <table:table-cell office:value-type="float" office:value="387" calcext:value-type="float">
            <text:p>387</text:p>
          </table:table-cell>
          <table:table-cell office:value-type="float" office:value="2713.842" calcext:value-type="float">
            <text:p>2713,842</text:p>
          </table:table-cell>
          <table:table-cell office:value-type="float" office:value="1419.212" calcext:value-type="float">
            <text:p>1419,212</text:p>
          </table:table-cell>
          <table:table-cell office:value-type="float" office:value="0.6147306" calcext:value-type="float">
            <text:p>0,6147306</text:p>
          </table:table-cell>
          <table:table-cell office:value-type="float" office:value="0.3236266" calcext:value-type="float">
            <text:p>0,3236266</text:p>
          </table:table-cell>
          <table:table-cell office:value-type="float" office:value="671.5211" calcext:value-type="float">
            <text:p>671,5211</text:p>
          </table:table-cell>
          <table:table-cell office:value-type="float" office:value="3.964201" calcext:value-type="float">
            <text:p>3,964201</text:p>
          </table:table-cell>
          <table:table-cell office:value-type="float" office:value="0" calcext:value-type="float">
            <text:p>0</text:p>
          </table:table-cell>
          <table:table-cell office:value-type="float" office:value="2069.817" calcext:value-type="float">
            <text:p>2069,817</text:p>
          </table:table-cell>
          <table:table-cell office:value-type="float" office:value="1413.389" calcext:value-type="float">
            <text:p>1413,389</text:p>
          </table:table-cell>
          <table:table-cell office:value-type="float" office:value="0.3584511" calcext:value-type="float">
            <text:p>0,3584511</text:p>
          </table:table-cell>
          <table:table-cell office:value-type="float" office:value="0.3341538" calcext:value-type="float">
            <text:p>0,3341538</text:p>
          </table:table-cell>
          <table:table-cell office:value-type="float" office:value="547.3553" calcext:value-type="float">
            <text:p>547,3553</text:p>
          </table:table-cell>
          <table:table-cell office:value-type="float" office:value="3.267261" calcext:value-type="float">
            <text:p>3,2672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92" calcext:value-type="float">
            <text:p>2392</text:p>
          </table:table-cell>
          <table:table-cell office:value-type="float" office:value="1416" calcext:value-type="float">
            <text:p>14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92" calcext:value-type="float">
            <text:p>2392</text:p>
          </table:table-cell>
          <table:table-cell office:value-type="float" office:value="1416" calcext:value-type="float">
            <text:p>1416</text:p>
          </table:table-cell>
          <table:table-cell office:value-type="float" office:value="7730764" calcext:value-type="float">
            <text:p>7730764</text:p>
          </table:table-cell>
          <table:table-cell office:value-type="float" office:value="376296683" calcext:value-type="float">
            <text:p>376296683</text:p>
          </table:table-cell>
        </table:table-row>
        <table:table-row table:style-name="ro2">
          <table:table-cell office:value-type="float" office:value="7751" calcext:value-type="float">
            <text:p>7751</text:p>
          </table:table-cell>
          <table:table-cell office:value-type="string" calcext:value-type="string">
            <text:p>14:37:23.110</text:p>
          </table:table-cell>
          <table:table-cell office:value-type="string" calcext:value-type="string">
            <text:p>00:00:07.750</text:p>
          </table:table-cell>
          <table:table-cell office:value-type="float" office:value="388" calcext:value-type="float">
            <text:p>388</text:p>
          </table:table-cell>
          <table:table-cell office:value-type="float" office:value="2708.08" calcext:value-type="float">
            <text:p>2708,08</text:p>
          </table:table-cell>
          <table:table-cell office:value-type="float" office:value="1418.29" calcext:value-type="float">
            <text:p>1418,29</text:p>
          </table:table-cell>
          <table:table-cell office:value-type="float" office:value="0.6149244" calcext:value-type="float">
            <text:p>0,6149244</text:p>
          </table:table-cell>
          <table:table-cell office:value-type="float" office:value="0.3237081" calcext:value-type="float">
            <text:p>0,3237081</text:p>
          </table:table-cell>
          <table:table-cell office:value-type="float" office:value="671.6814" calcext:value-type="float">
            <text:p>671,6814</text:p>
          </table:table-cell>
          <table:table-cell office:value-type="float" office:value="3.973654" calcext:value-type="float">
            <text:p>3,973654</text:p>
          </table:table-cell>
          <table:table-cell office:value-type="float" office:value="0" calcext:value-type="float">
            <text:p>0</text:p>
          </table:table-cell>
          <table:table-cell office:value-type="float" office:value="3144.582" calcext:value-type="float">
            <text:p>3144,582</text:p>
          </table:table-cell>
          <table:table-cell office:value-type="float" office:value="1594.632" calcext:value-type="float">
            <text:p>1594,632</text:p>
          </table:table-cell>
          <table:table-cell office:value-type="float" office:value="0.3771247" calcext:value-type="float">
            <text:p>0,3771247</text:p>
          </table:table-cell>
          <table:table-cell office:value-type="float" office:value="0.3404067" calcext:value-type="float">
            <text:p>0,3404067</text:p>
          </table:table-cell>
          <table:table-cell office:value-type="float" office:value="703.4678" calcext:value-type="float">
            <text:p>703,4678</text:p>
          </table:table-cell>
          <table:table-cell office:value-type="float" office:value="4.129451" calcext:value-type="float">
            <text:p>4,1294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26" calcext:value-type="float">
            <text:p>2926</text:p>
          </table:table-cell>
          <table:table-cell office:value-type="float" office:value="1506" calcext:value-type="float">
            <text:p>150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26" calcext:value-type="float">
            <text:p>2926</text:p>
          </table:table-cell>
          <table:table-cell office:value-type="float" office:value="1506" calcext:value-type="float">
            <text:p>1506</text:p>
          </table:table-cell>
          <table:table-cell office:value-type="float" office:value="7750642" calcext:value-type="float">
            <text:p>7750642</text:p>
          </table:table-cell>
          <table:table-cell office:value-type="float" office:value="376316561" calcext:value-type="float">
            <text:p>376316561</text:p>
          </table:table-cell>
        </table:table-row>
        <table:table-row table:style-name="ro2">
          <table:table-cell office:value-type="float" office:value="7771" calcext:value-type="float">
            <text:p>7771</text:p>
          </table:table-cell>
          <table:table-cell office:value-type="string" calcext:value-type="string">
            <text:p>14:37:23.130</text:p>
          </table:table-cell>
          <table:table-cell office:value-type="string" calcext:value-type="string">
            <text:p>00:00:07.770</text:p>
          </table:table-cell>
          <table:table-cell office:value-type="float" office:value="389" calcext:value-type="float">
            <text:p>389</text:p>
          </table:table-cell>
          <table:table-cell office:value-type="float" office:value="2504.958" calcext:value-type="float">
            <text:p>2504,958</text:p>
          </table:table-cell>
          <table:table-cell office:value-type="float" office:value="1381.487" calcext:value-type="float">
            <text:p>1381,487</text:p>
          </table:table-cell>
          <table:table-cell office:value-type="float" office:value="0.6154991" calcext:value-type="float">
            <text:p>0,6154991</text:p>
          </table:table-cell>
          <table:table-cell office:value-type="float" office:value="0.323591" calcext:value-type="float">
            <text:p>0,323591</text:p>
          </table:table-cell>
          <table:table-cell office:value-type="float" office:value="671.6814" calcext:value-type="float">
            <text:p>671,6814</text:p>
          </table:table-cell>
          <table:table-cell office:value-type="float" office:value="3.904105" calcext:value-type="float">
            <text:p>3,904105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154991" calcext:value-type="float">
            <text:p>0,6154991</text:p>
          </table:table-cell>
          <table:table-cell office:value-type="float" office:value="0.323591" calcext:value-type="float">
            <text:p>0,32359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05" calcext:value-type="float">
            <text:p>2505</text:p>
          </table:table-cell>
          <table:table-cell office:value-type="float" office:value="1381" calcext:value-type="float">
            <text:p>138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1381" calcext:value-type="float">
            <text:p>1381</text:p>
          </table:table-cell>
          <table:table-cell office:value-type="float" office:value="7770510" calcext:value-type="float">
            <text:p>7770510</text:p>
          </table:table-cell>
          <table:table-cell office:value-type="float" office:value="376336429" calcext:value-type="float">
            <text:p>376336429</text:p>
          </table:table-cell>
        </table:table-row>
        <table:table-row table:style-name="ro2">
          <table:table-cell office:value-type="float" office:value="7791" calcext:value-type="float">
            <text:p>7791</text:p>
          </table:table-cell>
          <table:table-cell office:value-type="string" calcext:value-type="string">
            <text:p>14:37:23.150</text:p>
          </table:table-cell>
          <table:table-cell office:value-type="string" calcext:value-type="string">
            <text:p>00:00:07.790</text:p>
          </table:table-cell>
          <table:table-cell office:value-type="float" office:value="390" calcext:value-type="float">
            <text:p>390</text:p>
          </table:table-cell>
          <table:table-cell office:value-type="float" office:value="1952.084" calcext:value-type="float">
            <text:p>1952,084</text:p>
          </table:table-cell>
          <table:table-cell office:value-type="float" office:value="1143.199" calcext:value-type="float">
            <text:p>1143,199</text:p>
          </table:table-cell>
          <table:table-cell office:value-type="float" office:value="0.6183293" calcext:value-type="float">
            <text:p>0,6183293</text:p>
          </table:table-cell>
          <table:table-cell office:value-type="float" office:value="0.3221414" calcext:value-type="float">
            <text:p>0,3221414</text:p>
          </table:table-cell>
          <table:table-cell office:value-type="float" office:value="671.6814" calcext:value-type="float">
            <text:p>671,6814</text:p>
          </table:table-cell>
          <table:table-cell office:value-type="float" office:value="4.030673" calcext:value-type="float">
            <text:p>4,030673</text:p>
          </table:table-cell>
          <table:table-cell office:value-type="float" office:value="0" calcext:value-type="float">
            <text:p>0</text:p>
          </table:table-cell>
          <table:table-cell office:value-type="float" office:value="2467.01" calcext:value-type="float">
            <text:p>2467,01</text:p>
          </table:table-cell>
          <table:table-cell office:value-type="float" office:value="1255.287" calcext:value-type="float">
            <text:p>1255,287</text:p>
          </table:table-cell>
          <table:table-cell office:value-type="float" office:value="0.3597436" calcext:value-type="float">
            <text:p>0,3597436</text:p>
          </table:table-cell>
          <table:table-cell office:value-type="float" office:value="0.3322627" calcext:value-type="float">
            <text:p>0,3322627</text:p>
          </table:table-cell>
          <table:table-cell office:value-type="float" office:value="703.4678" calcext:value-type="float">
            <text:p>703,4678</text:p>
          </table:table-cell>
          <table:table-cell office:value-type="float" office:value="4.141201" calcext:value-type="float">
            <text:p>4,1412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10" calcext:value-type="float">
            <text:p>2210</text:p>
          </table:table-cell>
          <table:table-cell office:value-type="float" office:value="1199" calcext:value-type="float">
            <text:p>11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422" calcext:value-type="float">
            <text:p>14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1199" calcext:value-type="float">
            <text:p>1199</text:p>
          </table:table-cell>
          <table:table-cell office:value-type="float" office:value="7790532" calcext:value-type="float">
            <text:p>7790532</text:p>
          </table:table-cell>
          <table:table-cell office:value-type="float" office:value="376356451" calcext:value-type="float">
            <text:p>376356451</text:p>
          </table:table-cell>
        </table:table-row>
        <table:table-row table:style-name="ro2">
          <table:table-cell office:value-type="float" office:value="7810" calcext:value-type="float">
            <text:p>7810</text:p>
          </table:table-cell>
          <table:table-cell office:value-type="string" calcext:value-type="string">
            <text:p>14:37:23.169</text:p>
          </table:table-cell>
          <table:table-cell office:value-type="string" calcext:value-type="string">
            <text:p>00:00:07.810</text:p>
          </table:table-cell>
          <table:table-cell office:value-type="float" office:value="391" calcext:value-type="float">
            <text:p>391</text:p>
          </table:table-cell>
          <table:table-cell office:value-type="float" office:value="1604.936" calcext:value-type="float">
            <text:p>1604,936</text:p>
          </table:table-cell>
          <table:table-cell office:value-type="float" office:value="982.2133" calcext:value-type="float">
            <text:p>982,2133</text:p>
          </table:table-cell>
          <table:table-cell office:value-type="float" office:value="0.6208091" calcext:value-type="float">
            <text:p>0,6208091</text:p>
          </table:table-cell>
          <table:table-cell office:value-type="float" office:value="0.320133" calcext:value-type="float">
            <text:p>0,320133</text:p>
          </table:table-cell>
          <table:table-cell office:value-type="float" office:value="671.6814" calcext:value-type="float">
            <text:p>671,6814</text:p>
          </table:table-cell>
          <table:table-cell office:value-type="float" office:value="3.937609" calcext:value-type="float">
            <text:p>3,937609</text:p>
          </table:table-cell>
          <table:table-cell office:value-type="float" office:value="0" calcext:value-type="float">
            <text:p>0</text:p>
          </table:table-cell>
          <table:table-cell office:value-type="float" office:value="1930.001" calcext:value-type="float">
            <text:p>1930,001</text:p>
          </table:table-cell>
          <table:table-cell office:value-type="float" office:value="1022.515" calcext:value-type="float">
            <text:p>1022,515</text:p>
          </table:table-cell>
          <table:table-cell office:value-type="float" office:value="0.3616592" calcext:value-type="float">
            <text:p>0,3616592</text:p>
          </table:table-cell>
          <table:table-cell office:value-type="float" office:value="0.3297092" calcext:value-type="float">
            <text:p>0,3297092</text:p>
          </table:table-cell>
          <table:table-cell office:value-type="float" office:value="703.4678" calcext:value-type="float">
            <text:p>703,4678</text:p>
          </table:table-cell>
          <table:table-cell office:value-type="float" office:value="4.15681" calcext:value-type="float">
            <text:p>4,156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67" calcext:value-type="float">
            <text:p>1767</text:p>
          </table:table-cell>
          <table:table-cell office:value-type="float" office:value="1002" calcext:value-type="float">
            <text:p>10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002" calcext:value-type="float">
            <text:p>1002</text:p>
          </table:table-cell>
          <table:table-cell office:value-type="float" office:value="7810370" calcext:value-type="float">
            <text:p>7810370</text:p>
          </table:table-cell>
          <table:table-cell office:value-type="float" office:value="376376289" calcext:value-type="float">
            <text:p>376376289</text:p>
          </table:table-cell>
        </table:table-row>
        <table:table-row table:style-name="ro2">
          <table:table-cell office:value-type="float" office:value="7830" calcext:value-type="float">
            <text:p>7830</text:p>
          </table:table-cell>
          <table:table-cell office:value-type="string" calcext:value-type="string">
            <text:p>14:37:23.189</text:p>
          </table:table-cell>
          <table:table-cell office:value-type="string" calcext:value-type="string">
            <text:p>00:00:07.830</text:p>
          </table:table-cell>
          <table:table-cell office:value-type="float" office:value="392" calcext:value-type="float">
            <text:p>392</text:p>
          </table:table-cell>
          <table:table-cell office:value-type="float" office:value="1308.825" calcext:value-type="float">
            <text:p>1308,825</text:p>
          </table:table-cell>
          <table:table-cell office:value-type="float" office:value="843.8768" calcext:value-type="float">
            <text:p>843,8768</text:p>
          </table:table-cell>
          <table:table-cell office:value-type="float" office:value="0.6234603" calcext:value-type="float">
            <text:p>0,6234603</text:p>
          </table:table-cell>
          <table:table-cell office:value-type="float" office:value="0.3184654" calcext:value-type="float">
            <text:p>0,3184654</text:p>
          </table:table-cell>
          <table:table-cell office:value-type="float" office:value="671.6814" calcext:value-type="float">
            <text:p>671,6814</text:p>
          </table:table-cell>
          <table:table-cell office:value-type="float" office:value="3.971657" calcext:value-type="float">
            <text:p>3,971657</text:p>
          </table:table-cell>
          <table:table-cell office:value-type="float" office:value="0" calcext:value-type="float">
            <text:p>0</text:p>
          </table:table-cell>
          <table:table-cell office:value-type="float" office:value="1547.051" calcext:value-type="float">
            <text:p>1547,051</text:p>
          </table:table-cell>
          <table:table-cell office:value-type="float" office:value="878.1869" calcext:value-type="float">
            <text:p>878,1869</text:p>
          </table:table-cell>
          <table:table-cell office:value-type="float" office:value="0.3641315" calcext:value-type="float">
            <text:p>0,3641315</text:p>
          </table:table-cell>
          <table:table-cell office:value-type="float" office:value="0.3274581" calcext:value-type="float">
            <text:p>0,3274581</text:p>
          </table:table-cell>
          <table:table-cell office:value-type="float" office:value="703.4678" calcext:value-type="float">
            <text:p>703,4678</text:p>
          </table:table-cell>
          <table:table-cell office:value-type="float" office:value="4.110627" calcext:value-type="float">
            <text:p>4,1106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28" calcext:value-type="float">
            <text:p>1428</text:p>
          </table:table-cell>
          <table:table-cell office:value-type="float" office:value="861" calcext:value-type="float">
            <text:p>8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428" calcext:value-type="float">
            <text:p>1428</text:p>
          </table:table-cell>
          <table:table-cell office:value-type="float" office:value="861" calcext:value-type="float">
            <text:p>861</text:p>
          </table:table-cell>
          <table:table-cell office:value-type="float" office:value="7830350" calcext:value-type="float">
            <text:p>7830350</text:p>
          </table:table-cell>
          <table:table-cell office:value-type="float" office:value="376396269" calcext:value-type="float">
            <text:p>376396269</text:p>
          </table:table-cell>
        </table:table-row>
        <table:table-row table:style-name="ro2">
          <table:table-cell office:value-type="float" office:value="7850" calcext:value-type="float">
            <text:p>7850</text:p>
          </table:table-cell>
          <table:table-cell office:value-type="string" calcext:value-type="string">
            <text:p>14:37:23.209</text:p>
          </table:table-cell>
          <table:table-cell office:value-type="string" calcext:value-type="string">
            <text:p>00:00:07.850</text:p>
          </table:table-cell>
          <table:table-cell office:value-type="float" office:value="393" calcext:value-type="float">
            <text:p>393</text:p>
          </table:table-cell>
          <table:table-cell office:value-type="float" office:value="1092.467" calcext:value-type="float">
            <text:p>1092,467</text:p>
          </table:table-cell>
          <table:table-cell office:value-type="float" office:value="681.4001" calcext:value-type="float">
            <text:p>681,4001</text:p>
          </table:table-cell>
          <table:table-cell office:value-type="float" office:value="0.6260244" calcext:value-type="float">
            <text:p>0,6260244</text:p>
          </table:table-cell>
          <table:table-cell office:value-type="float" office:value="0.3171985" calcext:value-type="float">
            <text:p>0,3171985</text:p>
          </table:table-cell>
          <table:table-cell office:value-type="float" office:value="694.6511" calcext:value-type="float">
            <text:p>694,6511</text:p>
          </table:table-cell>
          <table:table-cell office:value-type="float" office:value="4.150118" calcext:value-type="float">
            <text:p>4,150118</text:p>
          </table:table-cell>
          <table:table-cell office:value-type="float" office:value="0" calcext:value-type="float">
            <text:p>0</text:p>
          </table:table-cell>
          <table:table-cell office:value-type="float" office:value="1213.947" calcext:value-type="float">
            <text:p>1213,947</text:p>
          </table:table-cell>
          <table:table-cell office:value-type="float" office:value="758.6769" calcext:value-type="float">
            <text:p>758,6769</text:p>
          </table:table-cell>
          <table:table-cell office:value-type="float" office:value="0.3666916" calcext:value-type="float">
            <text:p>0,3666916</text:p>
          </table:table-cell>
          <table:table-cell office:value-type="float" office:value="0.3257547" calcext:value-type="float">
            <text:p>0,3257547</text:p>
          </table:table-cell>
          <table:table-cell office:value-type="float" office:value="691.3676" calcext:value-type="float">
            <text:p>691,3676</text:p>
          </table:table-cell>
          <table:table-cell office:value-type="float" office:value="4.037264" calcext:value-type="float">
            <text:p>4,0372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53" calcext:value-type="float">
            <text:p>1153</text:p>
          </table:table-cell>
          <table:table-cell office:value-type="float" office:value="720" calcext:value-type="float">
            <text:p>7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720" calcext:value-type="float">
            <text:p>720</text:p>
          </table:table-cell>
          <table:table-cell office:value-type="float" office:value="7850264" calcext:value-type="float">
            <text:p>7850264</text:p>
          </table:table-cell>
          <table:table-cell office:value-type="float" office:value="376416183" calcext:value-type="float">
            <text:p>376416183</text:p>
          </table:table-cell>
        </table:table-row>
        <table:table-row table:style-name="ro2">
          <table:table-cell office:value-type="float" office:value="7870" calcext:value-type="float">
            <text:p>7870</text:p>
          </table:table-cell>
          <table:table-cell office:value-type="string" calcext:value-type="string">
            <text:p>14:37:23.229</text:p>
          </table:table-cell>
          <table:table-cell office:value-type="string" calcext:value-type="string">
            <text:p>00:00:07.870</text:p>
          </table:table-cell>
          <table:table-cell office:value-type="float" office:value="394" calcext:value-type="float">
            <text:p>394</text:p>
          </table:table-cell>
          <table:table-cell office:value-type="float" office:value="969.071" calcext:value-type="float">
            <text:p>969,071</text:p>
          </table:table-cell>
          <table:table-cell office:value-type="float" office:value="599.9814" calcext:value-type="float">
            <text:p>599,9814</text:p>
          </table:table-cell>
          <table:table-cell office:value-type="float" office:value="0.6285229" calcext:value-type="float">
            <text:p>0,6285229</text:p>
          </table:table-cell>
          <table:table-cell office:value-type="float" office:value="0.3160983" calcext:value-type="float">
            <text:p>0,3160983</text:p>
          </table:table-cell>
          <table:table-cell office:value-type="float" office:value="694.6511" calcext:value-type="float">
            <text:p>694,6511</text:p>
          </table:table-cell>
          <table:table-cell office:value-type="float" office:value="4.084392" calcext:value-type="float">
            <text:p>4,084392</text:p>
          </table:table-cell>
          <table:table-cell office:value-type="float" office:value="0" calcext:value-type="float">
            <text:p>0</text:p>
          </table:table-cell>
          <table:table-cell office:value-type="float" office:value="1044.963" calcext:value-type="float">
            <text:p>1044,963</text:p>
          </table:table-cell>
          <table:table-cell office:value-type="float" office:value="663.9439" calcext:value-type="float">
            <text:p>663,9439</text:p>
          </table:table-cell>
          <table:table-cell office:value-type="float" office:value="0.3693323" calcext:value-type="float">
            <text:p>0,3693323</text:p>
          </table:table-cell>
          <table:table-cell office:value-type="float" office:value="0.3245139" calcext:value-type="float">
            <text:p>0,3245139</text:p>
          </table:table-cell>
          <table:table-cell office:value-type="float" office:value="691.3676" calcext:value-type="float">
            <text:p>691,3676</text:p>
          </table:table-cell>
          <table:table-cell office:value-type="float" office:value="4.049753" calcext:value-type="float">
            <text:p>4,0497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7" calcext:value-type="float">
            <text:p>1007</text:p>
          </table:table-cell>
          <table:table-cell office:value-type="float" office:value="632" calcext:value-type="float">
            <text:p>6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632" calcext:value-type="float">
            <text:p>632</text:p>
          </table:table-cell>
          <table:table-cell office:value-type="float" office:value="7870242" calcext:value-type="float">
            <text:p>7870242</text:p>
          </table:table-cell>
          <table:table-cell office:value-type="float" office:value="376436161" calcext:value-type="float">
            <text:p>376436161</text:p>
          </table:table-cell>
        </table:table-row>
        <table:table-row table:style-name="ro2">
          <table:table-cell office:value-type="float" office:value="7890" calcext:value-type="float">
            <text:p>7890</text:p>
          </table:table-cell>
          <table:table-cell office:value-type="string" calcext:value-type="string">
            <text:p>14:37:23.249</text:p>
          </table:table-cell>
          <table:table-cell office:value-type="string" calcext:value-type="string">
            <text:p>00:00:07.890</text:p>
          </table:table-cell>
          <table:table-cell office:value-type="float" office:value="395" calcext:value-type="float">
            <text:p>395</text:p>
          </table:table-cell>
          <table:table-cell office:value-type="float" office:value="825.6183" calcext:value-type="float">
            <text:p>825,6183</text:p>
          </table:table-cell>
          <table:table-cell office:value-type="float" office:value="519.6307" calcext:value-type="float">
            <text:p>519,6307</text:p>
          </table:table-cell>
          <table:table-cell office:value-type="float" office:value="0.6302464" calcext:value-type="float">
            <text:p>0,6302464</text:p>
          </table:table-cell>
          <table:table-cell office:value-type="float" office:value="0.3155583" calcext:value-type="float">
            <text:p>0,3155583</text:p>
          </table:table-cell>
          <table:table-cell office:value-type="float" office:value="694.6511" calcext:value-type="float">
            <text:p>694,6511</text:p>
          </table:table-cell>
          <table:table-cell office:value-type="float" office:value="4.052478" calcext:value-type="float">
            <text:p>4,052478</text:p>
          </table:table-cell>
          <table:table-cell office:value-type="float" office:value="0" calcext:value-type="float">
            <text:p>0</text:p>
          </table:table-cell>
          <table:table-cell office:value-type="float" office:value="898.939" calcext:value-type="float">
            <text:p>898,939</text:p>
          </table:table-cell>
          <table:table-cell office:value-type="float" office:value="593.9019" calcext:value-type="float">
            <text:p>593,9019</text:p>
          </table:table-cell>
          <table:table-cell office:value-type="float" office:value="0.3713682" calcext:value-type="float">
            <text:p>0,3713682</text:p>
          </table:table-cell>
          <table:table-cell office:value-type="float" office:value="0.3235534" calcext:value-type="float">
            <text:p>0,3235534</text:p>
          </table:table-cell>
          <table:table-cell office:value-type="float" office:value="691.3676" calcext:value-type="float">
            <text:p>691,3676</text:p>
          </table:table-cell>
          <table:table-cell office:value-type="float" office:value="4.067198" calcext:value-type="float">
            <text:p>4,0671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62" calcext:value-type="float">
            <text:p>862</text:p>
          </table:table-cell>
          <table:table-cell office:value-type="float" office:value="557" calcext:value-type="float">
            <text:p>55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57" calcext:value-type="float">
            <text:p>557</text:p>
          </table:table-cell>
          <table:table-cell office:value-type="float" office:value="7890116" calcext:value-type="float">
            <text:p>7890116</text:p>
          </table:table-cell>
          <table:table-cell office:value-type="float" office:value="376456035" calcext:value-type="float">
            <text:p>376456035</text:p>
          </table:table-cell>
        </table:table-row>
        <table:table-row table:style-name="ro2">
          <table:table-cell office:value-type="float" office:value="7910" calcext:value-type="float">
            <text:p>7910</text:p>
          </table:table-cell>
          <table:table-cell office:value-type="string" calcext:value-type="string">
            <text:p>14:37:23.269</text:p>
          </table:table-cell>
          <table:table-cell office:value-type="string" calcext:value-type="string">
            <text:p>00:00:07.910</text:p>
          </table:table-cell>
          <table:table-cell office:value-type="float" office:value="396" calcext:value-type="float">
            <text:p>396</text:p>
          </table:table-cell>
          <table:table-cell office:value-type="float" office:value="831.2853" calcext:value-type="float">
            <text:p>831,2853</text:p>
          </table:table-cell>
          <table:table-cell office:value-type="float" office:value="552.8513" calcext:value-type="float">
            <text:p>552,8513</text:p>
          </table:table-cell>
          <table:table-cell office:value-type="float" office:value="0.6306784" calcext:value-type="float">
            <text:p>0,6306784</text:p>
          </table:table-cell>
          <table:table-cell office:value-type="float" office:value="0.3153946" calcext:value-type="float">
            <text:p>0,3153946</text:p>
          </table:table-cell>
          <table:table-cell office:value-type="float" office:value="694.6511" calcext:value-type="float">
            <text:p>694,6511</text:p>
          </table:table-cell>
          <table:table-cell office:value-type="float" office:value="3.983356" calcext:value-type="float">
            <text:p>3,983356</text:p>
          </table:table-cell>
          <table:table-cell office:value-type="float" office:value="0" calcext:value-type="float">
            <text:p>0</text:p>
          </table:table-cell>
          <table:table-cell office:value-type="float" office:value="882.3937" calcext:value-type="float">
            <text:p>882,3937</text:p>
          </table:table-cell>
          <table:table-cell office:value-type="float" office:value="594.7988" calcext:value-type="float">
            <text:p>594,7988</text:p>
          </table:table-cell>
          <table:table-cell office:value-type="float" office:value="0.3714064" calcext:value-type="float">
            <text:p>0,3714064</text:p>
          </table:table-cell>
          <table:table-cell office:value-type="float" office:value="0.3233974" calcext:value-type="float">
            <text:p>0,3233974</text:p>
          </table:table-cell>
          <table:table-cell office:value-type="float" office:value="691.3676" calcext:value-type="float">
            <text:p>691,3676</text:p>
          </table:table-cell>
          <table:table-cell office:value-type="float" office:value="4.027673" calcext:value-type="float">
            <text:p>4,02767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7" calcext:value-type="float">
            <text:p>857</text:p>
          </table:table-cell>
          <table:table-cell office:value-type="float" office:value="574" calcext:value-type="float">
            <text:p>57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574" calcext:value-type="float">
            <text:p>574</text:p>
          </table:table-cell>
          <table:table-cell office:value-type="float" office:value="7910110" calcext:value-type="float">
            <text:p>7910110</text:p>
          </table:table-cell>
          <table:table-cell office:value-type="float" office:value="376476029" calcext:value-type="float">
            <text:p>376476029</text:p>
          </table:table-cell>
        </table:table-row>
        <table:table-row table:style-name="ro2">
          <table:table-cell office:value-type="float" office:value="7930" calcext:value-type="float">
            <text:p>7930</text:p>
          </table:table-cell>
          <table:table-cell office:value-type="string" calcext:value-type="string">
            <text:p>14:37:23.289</text:p>
          </table:table-cell>
          <table:table-cell office:value-type="string" calcext:value-type="string">
            <text:p>00:00:07.930</text:p>
          </table:table-cell>
          <table:table-cell office:value-type="float" office:value="397" calcext:value-type="float">
            <text:p>397</text:p>
          </table:table-cell>
          <table:table-cell office:value-type="float" office:value="827.187" calcext:value-type="float">
            <text:p>827,187</text:p>
          </table:table-cell>
          <table:table-cell office:value-type="float" office:value="539.0487" calcext:value-type="float">
            <text:p>539,0487</text:p>
          </table:table-cell>
          <table:table-cell office:value-type="float" office:value="0.6307707" calcext:value-type="float">
            <text:p>0,6307707</text:p>
          </table:table-cell>
          <table:table-cell office:value-type="float" office:value="0.3153935" calcext:value-type="float">
            <text:p>0,3153935</text:p>
          </table:table-cell>
          <table:table-cell office:value-type="float" office:value="694.6511" calcext:value-type="float">
            <text:p>694,6511</text:p>
          </table:table-cell>
          <table:table-cell office:value-type="float" office:value="4.036065" calcext:value-type="float">
            <text:p>4,036065</text:p>
          </table:table-cell>
          <table:table-cell office:value-type="float" office:value="0" calcext:value-type="float">
            <text:p>0</text:p>
          </table:table-cell>
          <table:table-cell office:value-type="float" office:value="884.0502" calcext:value-type="float">
            <text:p>884,0502</text:p>
          </table:table-cell>
          <table:table-cell office:value-type="float" office:value="586.7023" calcext:value-type="float">
            <text:p>586,7023</text:p>
          </table:table-cell>
          <table:table-cell office:value-type="float" office:value="0.3713151" calcext:value-type="float">
            <text:p>0,3713151</text:p>
          </table:table-cell>
          <table:table-cell office:value-type="float" office:value="0.3233268" calcext:value-type="float">
            <text:p>0,3233268</text:p>
          </table:table-cell>
          <table:table-cell office:value-type="float" office:value="691.3676" calcext:value-type="float">
            <text:p>691,3676</text:p>
          </table:table-cell>
          <table:table-cell office:value-type="float" office:value="4.059114" calcext:value-type="float">
            <text:p>4,0591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6" calcext:value-type="float">
            <text:p>856</text:p>
          </table:table-cell>
          <table:table-cell office:value-type="float" office:value="563" calcext:value-type="float">
            <text:p>56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563" calcext:value-type="float">
            <text:p>563</text:p>
          </table:table-cell>
          <table:table-cell office:value-type="float" office:value="7930089" calcext:value-type="float">
            <text:p>7930089</text:p>
          </table:table-cell>
          <table:table-cell office:value-type="float" office:value="376496008" calcext:value-type="float">
            <text:p>376496008</text:p>
          </table:table-cell>
        </table:table-row>
        <table:table-row table:style-name="ro2">
          <table:table-cell office:value-type="float" office:value="7950" calcext:value-type="float">
            <text:p>7950</text:p>
          </table:table-cell>
          <table:table-cell office:value-type="string" calcext:value-type="string">
            <text:p>14:37:23.309</text:p>
          </table:table-cell>
          <table:table-cell office:value-type="string" calcext:value-type="string">
            <text:p>00:00:07.950</text:p>
          </table:table-cell>
          <table:table-cell office:value-type="float" office:value="398" calcext:value-type="float">
            <text:p>398</text:p>
          </table:table-cell>
          <table:table-cell office:value-type="float" office:value="830.9717" calcext:value-type="float">
            <text:p>830,9717</text:p>
          </table:table-cell>
          <table:table-cell office:value-type="float" office:value="557.7015" calcext:value-type="float">
            <text:p>557,7015</text:p>
          </table:table-cell>
          <table:table-cell office:value-type="float" office:value="0.6308191" calcext:value-type="float">
            <text:p>0,6308191</text:p>
          </table:table-cell>
          <table:table-cell office:value-type="float" office:value="0.3155355" calcext:value-type="float">
            <text:p>0,3155355</text:p>
          </table:table-cell>
          <table:table-cell office:value-type="float" office:value="693.6686" calcext:value-type="float">
            <text:p>693,6686</text:p>
          </table:table-cell>
          <table:table-cell office:value-type="float" office:value="4.002068" calcext:value-type="float">
            <text:p>4,002068</text:p>
          </table:table-cell>
          <table:table-cell office:value-type="float" office:value="0" calcext:value-type="float">
            <text:p>0</text:p>
          </table:table-cell>
          <table:table-cell office:value-type="float" office:value="887.5267" calcext:value-type="float">
            <text:p>887,5267</text:p>
          </table:table-cell>
          <table:table-cell office:value-type="float" office:value="581.0007" calcext:value-type="float">
            <text:p>581,0007</text:p>
          </table:table-cell>
          <table:table-cell office:value-type="float" office:value="0.3711058" calcext:value-type="float">
            <text:p>0,3711058</text:p>
          </table:table-cell>
          <table:table-cell office:value-type="float" office:value="0.3233938" calcext:value-type="float">
            <text:p>0,3233938</text:p>
          </table:table-cell>
          <table:table-cell office:value-type="float" office:value="693.1372" calcext:value-type="float">
            <text:p>693,1372</text:p>
          </table:table-cell>
          <table:table-cell office:value-type="float" office:value="4.068789" calcext:value-type="float">
            <text:p>4,06878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569" calcext:value-type="float">
            <text:p>56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569" calcext:value-type="float">
            <text:p>569</text:p>
          </table:table-cell>
          <table:table-cell office:value-type="float" office:value="7950046" calcext:value-type="float">
            <text:p>7950046</text:p>
          </table:table-cell>
          <table:table-cell office:value-type="float" office:value="376515965" calcext:value-type="float">
            <text:p>376515965</text:p>
          </table:table-cell>
        </table:table-row>
        <table:table-row table:style-name="ro2">
          <table:table-cell office:value-type="float" office:value="7970" calcext:value-type="float">
            <text:p>7970</text:p>
          </table:table-cell>
          <table:table-cell office:value-type="string" calcext:value-type="string">
            <text:p>14:37:23.329</text:p>
          </table:table-cell>
          <table:table-cell office:value-type="string" calcext:value-type="string">
            <text:p>00:00:07.969</text:p>
          </table:table-cell>
          <table:table-cell office:value-type="float" office:value="399" calcext:value-type="float">
            <text:p>399</text:p>
          </table:table-cell>
          <table:table-cell office:value-type="float" office:value="812.5283" calcext:value-type="float">
            <text:p>812,5283</text:p>
          </table:table-cell>
          <table:table-cell office:value-type="float" office:value="521.0579" calcext:value-type="float">
            <text:p>521,0579</text:p>
          </table:table-cell>
          <table:table-cell office:value-type="float" office:value="0.6308177" calcext:value-type="float">
            <text:p>0,6308177</text:p>
          </table:table-cell>
          <table:table-cell office:value-type="float" office:value="0.3158121" calcext:value-type="float">
            <text:p>0,3158121</text:p>
          </table:table-cell>
          <table:table-cell office:value-type="float" office:value="693.6686" calcext:value-type="float">
            <text:p>693,6686</text:p>
          </table:table-cell>
          <table:table-cell office:value-type="float" office:value="4.001417" calcext:value-type="float">
            <text:p>4,001417</text:p>
          </table:table-cell>
          <table:table-cell office:value-type="float" office:value="0" calcext:value-type="float">
            <text:p>0</text:p>
          </table:table-cell>
          <table:table-cell office:value-type="float" office:value="874.2227" calcext:value-type="float">
            <text:p>874,2227</text:p>
          </table:table-cell>
          <table:table-cell office:value-type="float" office:value="579.527" calcext:value-type="float">
            <text:p>579,527</text:p>
          </table:table-cell>
          <table:table-cell office:value-type="float" office:value="0.3708813" calcext:value-type="float">
            <text:p>0,3708813</text:p>
          </table:table-cell>
          <table:table-cell office:value-type="float" office:value="0.3235603" calcext:value-type="float">
            <text:p>0,3235603</text:p>
          </table:table-cell>
          <table:table-cell office:value-type="float" office:value="693.1372" calcext:value-type="float">
            <text:p>693,1372</text:p>
          </table:table-cell>
          <table:table-cell office:value-type="float" office:value="4.044647" calcext:value-type="float">
            <text:p>4,0446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43" calcext:value-type="float">
            <text:p>843</text:p>
          </table:table-cell>
          <table:table-cell office:value-type="float" office:value="550" calcext:value-type="float">
            <text:p>55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550" calcext:value-type="float">
            <text:p>550</text:p>
          </table:table-cell>
          <table:table-cell office:value-type="float" office:value="7969854" calcext:value-type="float">
            <text:p>7969854</text:p>
          </table:table-cell>
          <table:table-cell office:value-type="float" office:value="376535773" calcext:value-type="float">
            <text:p>376535773</text:p>
          </table:table-cell>
        </table:table-row>
        <table:table-row table:style-name="ro2">
          <table:table-cell office:value-type="float" office:value="7990" calcext:value-type="float">
            <text:p>7990</text:p>
          </table:table-cell>
          <table:table-cell office:value-type="string" calcext:value-type="string">
            <text:p>14:37:23.349</text:p>
          </table:table-cell>
          <table:table-cell office:value-type="string" calcext:value-type="string">
            <text:p>00:00:07.989</text:p>
          </table:table-cell>
          <table:table-cell office:value-type="float" office:value="400" calcext:value-type="float">
            <text:p>400</text:p>
          </table:table-cell>
          <table:table-cell office:value-type="float" office:value="821.1561" calcext:value-type="float">
            <text:p>821,1561</text:p>
          </table:table-cell>
          <table:table-cell office:value-type="float" office:value="531.2904" calcext:value-type="float">
            <text:p>531,2904</text:p>
          </table:table-cell>
          <table:table-cell office:value-type="float" office:value="0.6308314" calcext:value-type="float">
            <text:p>0,6308314</text:p>
          </table:table-cell>
          <table:table-cell office:value-type="float" office:value="0.3159684" calcext:value-type="float">
            <text:p>0,3159684</text:p>
          </table:table-cell>
          <table:table-cell office:value-type="float" office:value="693.6686" calcext:value-type="float">
            <text:p>693,6686</text:p>
          </table:table-cell>
          <table:table-cell office:value-type="float" office:value="3.970841" calcext:value-type="float">
            <text:p>3,970841</text:p>
          </table:table-cell>
          <table:table-cell office:value-type="float" office:value="0" calcext:value-type="float">
            <text:p>0</text:p>
          </table:table-cell>
          <table:table-cell office:value-type="float" office:value="880.6774" calcext:value-type="float">
            <text:p>880,6774</text:p>
          </table:table-cell>
          <table:table-cell office:value-type="float" office:value="575.848" calcext:value-type="float">
            <text:p>575,848</text:p>
          </table:table-cell>
          <table:table-cell office:value-type="float" office:value="0.3708124" calcext:value-type="float">
            <text:p>0,3708124</text:p>
          </table:table-cell>
          <table:table-cell office:value-type="float" office:value="0.3237343" calcext:value-type="float">
            <text:p>0,3237343</text:p>
          </table:table-cell>
          <table:table-cell office:value-type="float" office:value="693.1372" calcext:value-type="float">
            <text:p>693,1372</text:p>
          </table:table-cell>
          <table:table-cell office:value-type="float" office:value="4.049999" calcext:value-type="float">
            <text:p>4,0499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1" calcext:value-type="float">
            <text:p>851</text:p>
          </table:table-cell>
          <table:table-cell office:value-type="float" office:value="554" calcext:value-type="float">
            <text:p>55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54" calcext:value-type="float">
            <text:p>554</text:p>
          </table:table-cell>
          <table:table-cell office:value-type="float" office:value="7989864" calcext:value-type="float">
            <text:p>7989864</text:p>
          </table:table-cell>
          <table:table-cell office:value-type="float" office:value="376555783" calcext:value-type="float">
            <text:p>376555783</text:p>
          </table:table-cell>
        </table:table-row>
        <table:table-row table:style-name="ro2">
          <table:table-cell office:value-type="float" office:value="8010" calcext:value-type="float">
            <text:p>8010</text:p>
          </table:table-cell>
          <table:table-cell office:value-type="string" calcext:value-type="string">
            <text:p>14:37:23.369</text:p>
          </table:table-cell>
          <table:table-cell office:value-type="string" calcext:value-type="string">
            <text:p>00:00:08.009</text:p>
          </table:table-cell>
          <table:table-cell office:value-type="float" office:value="401" calcext:value-type="float">
            <text:p>401</text:p>
          </table:table-cell>
          <table:table-cell office:value-type="float" office:value="825.4473" calcext:value-type="float">
            <text:p>825,4473</text:p>
          </table:table-cell>
          <table:table-cell office:value-type="float" office:value="528.5482" calcext:value-type="float">
            <text:p>528,5482</text:p>
          </table:table-cell>
          <table:table-cell office:value-type="float" office:value="0.6308697" calcext:value-type="float">
            <text:p>0,6308697</text:p>
          </table:table-cell>
          <table:table-cell office:value-type="float" office:value="0.316085" calcext:value-type="float">
            <text:p>0,316085</text:p>
          </table:table-cell>
          <table:table-cell office:value-type="float" office:value="693.6686" calcext:value-type="float">
            <text:p>693,6686</text:p>
          </table:table-cell>
          <table:table-cell office:value-type="float" office:value="3.971617" calcext:value-type="float">
            <text:p>3,971617</text:p>
          </table:table-cell>
          <table:table-cell office:value-type="float" office:value="0" calcext:value-type="float">
            <text:p>0</text:p>
          </table:table-cell>
          <table:table-cell office:value-type="float" office:value="880.9778" calcext:value-type="float">
            <text:p>880,9778</text:p>
          </table:table-cell>
          <table:table-cell office:value-type="float" office:value="570.7994" calcext:value-type="float">
            <text:p>570,7994</text:p>
          </table:table-cell>
          <table:table-cell office:value-type="float" office:value="0.3707736" calcext:value-type="float">
            <text:p>0,3707736</text:p>
          </table:table-cell>
          <table:table-cell office:value-type="float" office:value="0.3240488" calcext:value-type="float">
            <text:p>0,3240488</text:p>
          </table:table-cell>
          <table:table-cell office:value-type="float" office:value="693.1372" calcext:value-type="float">
            <text:p>693,1372</text:p>
          </table:table-cell>
          <table:table-cell office:value-type="float" office:value="4.00591" calcext:value-type="float">
            <text:p>4,0059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3" calcext:value-type="float">
            <text:p>853</text:p>
          </table:table-cell>
          <table:table-cell office:value-type="float" office:value="550" calcext:value-type="float">
            <text:p>55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50" calcext:value-type="float">
            <text:p>550</text:p>
          </table:table-cell>
          <table:table-cell office:value-type="float" office:value="8009715" calcext:value-type="float">
            <text:p>8009715</text:p>
          </table:table-cell>
          <table:table-cell office:value-type="float" office:value="376575634" calcext:value-type="float">
            <text:p>376575634</text:p>
          </table:table-cell>
        </table:table-row>
        <table:table-row table:style-name="ro2">
          <table:table-cell office:value-type="float" office:value="8030" calcext:value-type="float">
            <text:p>8030</text:p>
          </table:table-cell>
          <table:table-cell office:value-type="string" calcext:value-type="string">
            <text:p>14:37:23.389</text:p>
          </table:table-cell>
          <table:table-cell office:value-type="string" calcext:value-type="string">
            <text:p>00:00:08.029</text:p>
          </table:table-cell>
          <table:table-cell office:value-type="float" office:value="402" calcext:value-type="float">
            <text:p>402</text:p>
          </table:table-cell>
          <table:table-cell office:value-type="float" office:value="832.8284" calcext:value-type="float">
            <text:p>832,8284</text:p>
          </table:table-cell>
          <table:table-cell office:value-type="float" office:value="541.9548" calcext:value-type="float">
            <text:p>541,9548</text:p>
          </table:table-cell>
          <table:table-cell office:value-type="float" office:value="0.6309849" calcext:value-type="float">
            <text:p>0,6309849</text:p>
          </table:table-cell>
          <table:table-cell office:value-type="float" office:value="0.3160606" calcext:value-type="float">
            <text:p>0,3160606</text:p>
          </table:table-cell>
          <table:table-cell office:value-type="float" office:value="693.6686" calcext:value-type="float">
            <text:p>693,6686</text:p>
          </table:table-cell>
          <table:table-cell office:value-type="float" office:value="3.896574" calcext:value-type="float">
            <text:p>3,896574</text:p>
          </table:table-cell>
          <table:table-cell office:value-type="float" office:value="0" calcext:value-type="float">
            <text:p>0</text:p>
          </table:table-cell>
          <table:table-cell office:value-type="float" office:value="871.043" calcext:value-type="float">
            <text:p>871,043</text:p>
          </table:table-cell>
          <table:table-cell office:value-type="float" office:value="579.1578" calcext:value-type="float">
            <text:p>579,1578</text:p>
          </table:table-cell>
          <table:table-cell office:value-type="float" office:value="0.3707914" calcext:value-type="float">
            <text:p>0,3707914</text:p>
          </table:table-cell>
          <table:table-cell office:value-type="float" office:value="0.3240911" calcext:value-type="float">
            <text:p>0,3240911</text:p>
          </table:table-cell>
          <table:table-cell office:value-type="float" office:value="693.1372" calcext:value-type="float">
            <text:p>693,1372</text:p>
          </table:table-cell>
          <table:table-cell office:value-type="float" office:value="3.998972" calcext:value-type="float">
            <text:p>3,9989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2" calcext:value-type="float">
            <text:p>852</text:p>
          </table:table-cell>
          <table:table-cell office:value-type="float" office:value="561" calcext:value-type="float">
            <text:p>56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561" calcext:value-type="float">
            <text:p>561</text:p>
          </table:table-cell>
          <table:table-cell office:value-type="float" office:value="8029717" calcext:value-type="float">
            <text:p>8029717</text:p>
          </table:table-cell>
          <table:table-cell office:value-type="float" office:value="376595636" calcext:value-type="float">
            <text:p>376595636</text:p>
          </table:table-cell>
        </table:table-row>
        <table:table-row table:style-name="ro2">
          <table:table-cell office:value-type="float" office:value="8050" calcext:value-type="float">
            <text:p>8050</text:p>
          </table:table-cell>
          <table:table-cell office:value-type="string" calcext:value-type="string">
            <text:p>14:37:23.409</text:p>
          </table:table-cell>
          <table:table-cell office:value-type="string" calcext:value-type="string">
            <text:p>00:00:08.049</text:p>
          </table:table-cell>
          <table:table-cell office:value-type="float" office:value="403" calcext:value-type="float">
            <text:p>403</text:p>
          </table:table-cell>
          <table:table-cell office:value-type="float" office:value="840.4229" calcext:value-type="float">
            <text:p>840,4229</text:p>
          </table:table-cell>
          <table:table-cell office:value-type="float" office:value="540.8892" calcext:value-type="float">
            <text:p>540,8892</text:p>
          </table:table-cell>
          <table:table-cell office:value-type="float" office:value="0.6312209" calcext:value-type="float">
            <text:p>0,6312209</text:p>
          </table:table-cell>
          <table:table-cell office:value-type="float" office:value="0.3160632" calcext:value-type="float">
            <text:p>0,3160632</text:p>
          </table:table-cell>
          <table:table-cell office:value-type="float" office:value="695.2963" calcext:value-type="float">
            <text:p>695,2963</text:p>
          </table:table-cell>
          <table:table-cell office:value-type="float" office:value="3.881537" calcext:value-type="float">
            <text:p>3,881537</text:p>
          </table:table-cell>
          <table:table-cell office:value-type="float" office:value="0" calcext:value-type="float">
            <text:p>0</text:p>
          </table:table-cell>
          <table:table-cell office:value-type="float" office:value="875.4005" calcext:value-type="float">
            <text:p>875,4005</text:p>
          </table:table-cell>
          <table:table-cell office:value-type="float" office:value="573.9374" calcext:value-type="float">
            <text:p>573,9374</text:p>
          </table:table-cell>
          <table:table-cell office:value-type="float" office:value="0.371007" calcext:value-type="float">
            <text:p>0,371007</text:p>
          </table:table-cell>
          <table:table-cell office:value-type="float" office:value="0.3240775" calcext:value-type="float">
            <text:p>0,3240775</text:p>
          </table:table-cell>
          <table:table-cell office:value-type="float" office:value="693.7742" calcext:value-type="float">
            <text:p>693,7742</text:p>
          </table:table-cell>
          <table:table-cell office:value-type="float" office:value="3.995585" calcext:value-type="float">
            <text:p>3,99558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8" calcext:value-type="float">
            <text:p>858</text:p>
          </table:table-cell>
          <table:table-cell office:value-type="float" office:value="557" calcext:value-type="float">
            <text:p>55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557" calcext:value-type="float">
            <text:p>557</text:p>
          </table:table-cell>
          <table:table-cell office:value-type="float" office:value="8049585" calcext:value-type="float">
            <text:p>8049585</text:p>
          </table:table-cell>
          <table:table-cell office:value-type="float" office:value="376615504" calcext:value-type="float">
            <text:p>376615504</text:p>
          </table:table-cell>
        </table:table-row>
        <table:table-row table:style-name="ro2">
          <table:table-cell office:value-type="float" office:value="8070" calcext:value-type="float">
            <text:p>8070</text:p>
          </table:table-cell>
          <table:table-cell office:value-type="string" calcext:value-type="string">
            <text:p>14:37:23.429</text:p>
          </table:table-cell>
          <table:table-cell office:value-type="string" calcext:value-type="string">
            <text:p>00:00:08.069</text:p>
          </table:table-cell>
          <table:table-cell office:value-type="float" office:value="404" calcext:value-type="float">
            <text:p>404</text:p>
          </table:table-cell>
          <table:table-cell office:value-type="float" office:value="848.3744" calcext:value-type="float">
            <text:p>848,3744</text:p>
          </table:table-cell>
          <table:table-cell office:value-type="float" office:value="542.4479" calcext:value-type="float">
            <text:p>542,4479</text:p>
          </table:table-cell>
          <table:table-cell office:value-type="float" office:value="0.6314499" calcext:value-type="float">
            <text:p>0,6314499</text:p>
          </table:table-cell>
          <table:table-cell office:value-type="float" office:value="0.3159584" calcext:value-type="float">
            <text:p>0,3159584</text:p>
          </table:table-cell>
          <table:table-cell office:value-type="float" office:value="695.2963" calcext:value-type="float">
            <text:p>695,2963</text:p>
          </table:table-cell>
          <table:table-cell office:value-type="float" office:value="4.016105" calcext:value-type="float">
            <text:p>4,016105</text:p>
          </table:table-cell>
          <table:table-cell office:value-type="float" office:value="0" calcext:value-type="float">
            <text:p>0</text:p>
          </table:table-cell>
          <table:table-cell office:value-type="float" office:value="879.1478" calcext:value-type="float">
            <text:p>879,1478</text:p>
          </table:table-cell>
          <table:table-cell office:value-type="float" office:value="594.8942" calcext:value-type="float">
            <text:p>594,8942</text:p>
          </table:table-cell>
          <table:table-cell office:value-type="float" office:value="0.3712099" calcext:value-type="float">
            <text:p>0,3712099</text:p>
          </table:table-cell>
          <table:table-cell office:value-type="float" office:value="0.3237478" calcext:value-type="float">
            <text:p>0,3237478</text:p>
          </table:table-cell>
          <table:table-cell office:value-type="float" office:value="693.7742" calcext:value-type="float">
            <text:p>693,7742</text:p>
          </table:table-cell>
          <table:table-cell office:value-type="float" office:value="3.991534" calcext:value-type="float">
            <text:p>3,9915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64" calcext:value-type="float">
            <text:p>864</text:p>
          </table:table-cell>
          <table:table-cell office:value-type="float" office:value="569" calcext:value-type="float">
            <text:p>56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569" calcext:value-type="float">
            <text:p>569</text:p>
          </table:table-cell>
          <table:table-cell office:value-type="float" office:value="8069559" calcext:value-type="float">
            <text:p>8069559</text:p>
          </table:table-cell>
          <table:table-cell office:value-type="float" office:value="376635478" calcext:value-type="float">
            <text:p>376635478</text:p>
          </table:table-cell>
        </table:table-row>
        <table:table-row table:style-name="ro2">
          <table:table-cell office:value-type="float" office:value="8089" calcext:value-type="float">
            <text:p>8089</text:p>
          </table:table-cell>
          <table:table-cell office:value-type="string" calcext:value-type="string">
            <text:p>14:37:23.448</text:p>
          </table:table-cell>
          <table:table-cell office:value-type="string" calcext:value-type="string">
            <text:p>00:00:08.089</text:p>
          </table:table-cell>
          <table:table-cell office:value-type="float" office:value="405" calcext:value-type="float">
            <text:p>405</text:p>
          </table:table-cell>
          <table:table-cell office:value-type="float" office:value="614.5373" calcext:value-type="float">
            <text:p>614,5373</text:p>
          </table:table-cell>
          <table:table-cell office:value-type="float" office:value="445.9562" calcext:value-type="float">
            <text:p>445,9562</text:p>
          </table:table-cell>
          <table:table-cell office:value-type="float" office:value="0.6329805" calcext:value-type="float">
            <text:p>0,6329805</text:p>
          </table:table-cell>
          <table:table-cell office:value-type="float" office:value="0.3151749" calcext:value-type="float">
            <text:p>0,3151749</text:p>
          </table:table-cell>
          <table:table-cell office:value-type="float" office:value="695.2963" calcext:value-type="float">
            <text:p>695,2963</text:p>
          </table:table-cell>
          <table:table-cell office:value-type="float" office:value="3.971362" calcext:value-type="float">
            <text:p>3,971362</text:p>
          </table:table-cell>
          <table:table-cell office:value-type="float" office:value="0" calcext:value-type="float">
            <text:p>0</text:p>
          </table:table-cell>
          <table:table-cell office:value-type="float" office:value="720.059" calcext:value-type="float">
            <text:p>720,059</text:p>
          </table:table-cell>
          <table:table-cell office:value-type="float" office:value="484.7476" calcext:value-type="float">
            <text:p>484,7476</text:p>
          </table:table-cell>
          <table:table-cell office:value-type="float" office:value="0.3729558" calcext:value-type="float">
            <text:p>0,3729558</text:p>
          </table:table-cell>
          <table:table-cell office:value-type="float" office:value="0.3227829" calcext:value-type="float">
            <text:p>0,3227829</text:p>
          </table:table-cell>
          <table:table-cell office:value-type="float" office:value="693.7742" calcext:value-type="float">
            <text:p>693,7742</text:p>
          </table:table-cell>
          <table:table-cell office:value-type="float" office:value="4.012358" calcext:value-type="float">
            <text:p>4,01235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office:value-type="float" office:value="8089462" calcext:value-type="float">
            <text:p>8089462</text:p>
          </table:table-cell>
          <table:table-cell office:value-type="float" office:value="376655381" calcext:value-type="float">
            <text:p>376655381</text:p>
          </table:table-cell>
        </table:table-row>
        <table:table-row table:style-name="ro2">
          <table:table-cell office:value-type="float" office:value="8109" calcext:value-type="float">
            <text:p>8109</text:p>
          </table:table-cell>
          <table:table-cell office:value-type="string" calcext:value-type="string">
            <text:p>14:37:23.468</text:p>
          </table:table-cell>
          <table:table-cell office:value-type="string" calcext:value-type="string">
            <text:p>00:00:08.109</text:p>
          </table:table-cell>
          <table:table-cell office:value-type="float" office:value="406" calcext:value-type="float">
            <text:p>406</text:p>
          </table:table-cell>
          <table:table-cell office:value-type="float" office:value="533.4528" calcext:value-type="float">
            <text:p>533,4528</text:p>
          </table:table-cell>
          <table:table-cell office:value-type="float" office:value="395.1763" calcext:value-type="float">
            <text:p>395,1763</text:p>
          </table:table-cell>
          <table:table-cell office:value-type="float" office:value="0.6347839" calcext:value-type="float">
            <text:p>0,6347839</text:p>
          </table:table-cell>
          <table:table-cell office:value-type="float" office:value="0.31494" calcext:value-type="float">
            <text:p>0,31494</text:p>
          </table:table-cell>
          <table:table-cell office:value-type="float" office:value="695.2963" calcext:value-type="float">
            <text:p>695,2963</text:p>
          </table:table-cell>
          <table:table-cell office:value-type="float" office:value="3.886397" calcext:value-type="float">
            <text:p>3,886397</text:p>
          </table:table-cell>
          <table:table-cell office:value-type="float" office:value="0" calcext:value-type="float">
            <text:p>0</text:p>
          </table:table-cell>
          <table:table-cell office:value-type="float" office:value="567.9868" calcext:value-type="float">
            <text:p>567,9868</text:p>
          </table:table-cell>
          <table:table-cell office:value-type="float" office:value="425.9988" calcext:value-type="float">
            <text:p>425,9988</text:p>
          </table:table-cell>
          <table:table-cell office:value-type="float" office:value="0.3752895" calcext:value-type="float">
            <text:p>0,3752895</text:p>
          </table:table-cell>
          <table:table-cell office:value-type="float" office:value="0.3223094" calcext:value-type="float">
            <text:p>0,3223094</text:p>
          </table:table-cell>
          <table:table-cell office:value-type="float" office:value="693.7742" calcext:value-type="float">
            <text:p>693,7742</text:p>
          </table:table-cell>
          <table:table-cell office:value-type="float" office:value="4.029453" calcext:value-type="float">
            <text:p>4,0294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1" calcext:value-type="float">
            <text:p>551</text:p>
          </table:table-cell>
          <table:table-cell office:value-type="float" office:value="411" calcext:value-type="float">
            <text:p>4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411" calcext:value-type="float">
            <text:p>411</text:p>
          </table:table-cell>
          <table:table-cell office:value-type="float" office:value="8109476" calcext:value-type="float">
            <text:p>8109476</text:p>
          </table:table-cell>
          <table:table-cell office:value-type="float" office:value="376675395" calcext:value-type="float">
            <text:p>376675395</text:p>
          </table:table-cell>
        </table:table-row>
        <table:table-row table:style-name="ro2">
          <table:table-cell office:value-type="float" office:value="8129" calcext:value-type="float">
            <text:p>8129</text:p>
          </table:table-cell>
          <table:table-cell office:value-type="string" calcext:value-type="string">
            <text:p>14:37:23.488</text:p>
          </table:table-cell>
          <table:table-cell office:value-type="string" calcext:value-type="string">
            <text:p>00:00:08.129</text:p>
          </table:table-cell>
          <table:table-cell office:value-type="float" office:value="407" calcext:value-type="float">
            <text:p>407</text:p>
          </table:table-cell>
          <table:table-cell office:value-type="float" office:value="518.6143" calcext:value-type="float">
            <text:p>518,6143</text:p>
          </table:table-cell>
          <table:table-cell office:value-type="float" office:value="400.7617" calcext:value-type="float">
            <text:p>400,7617</text:p>
          </table:table-cell>
          <table:table-cell office:value-type="float" office:value="0.6348814" calcext:value-type="float">
            <text:p>0,6348814</text:p>
          </table:table-cell>
          <table:table-cell office:value-type="float" office:value="0.3150974" calcext:value-type="float">
            <text:p>0,3150974</text:p>
          </table:table-cell>
          <table:table-cell office:value-type="float" office:value="695.2963" calcext:value-type="float">
            <text:p>695,2963</text:p>
          </table:table-cell>
          <table:table-cell office:value-type="float" office:value="3.900625" calcext:value-type="float">
            <text:p>3,900625</text:p>
          </table:table-cell>
          <table:table-cell office:value-type="float" office:value="0" calcext:value-type="float">
            <text:p>0</text:p>
          </table:table-cell>
          <table:table-cell office:value-type="float" office:value="570.7878" calcext:value-type="float">
            <text:p>570,7878</text:p>
          </table:table-cell>
          <table:table-cell office:value-type="float" office:value="426.6428" calcext:value-type="float">
            <text:p>426,6428</text:p>
          </table:table-cell>
          <table:table-cell office:value-type="float" office:value="0.3753544" calcext:value-type="float">
            <text:p>0,3753544</text:p>
          </table:table-cell>
          <table:table-cell office:value-type="float" office:value="0.3225493" calcext:value-type="float">
            <text:p>0,3225493</text:p>
          </table:table-cell>
          <table:table-cell office:value-type="float" office:value="693.7742" calcext:value-type="float">
            <text:p>693,7742</text:p>
          </table:table-cell>
          <table:table-cell office:value-type="float" office:value="3.976016" calcext:value-type="float">
            <text:p>3,9760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5" calcext:value-type="float">
            <text:p>545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414" calcext:value-type="float">
            <text:p>414</text:p>
          </table:table-cell>
          <table:table-cell office:value-type="float" office:value="8129341" calcext:value-type="float">
            <text:p>8129341</text:p>
          </table:table-cell>
          <table:table-cell office:value-type="float" office:value="376695260" calcext:value-type="float">
            <text:p>376695260</text:p>
          </table:table-cell>
        </table:table-row>
        <table:table-row table:style-name="ro2">
          <table:table-cell office:value-type="float" office:value="8149" calcext:value-type="float">
            <text:p>8149</text:p>
          </table:table-cell>
          <table:table-cell office:value-type="string" calcext:value-type="string">
            <text:p>14:37:23.508</text:p>
          </table:table-cell>
          <table:table-cell office:value-type="string" calcext:value-type="string">
            <text:p>00:00:08.149</text:p>
          </table:table-cell>
          <table:table-cell office:value-type="float" office:value="408" calcext:value-type="float">
            <text:p>408</text:p>
          </table:table-cell>
          <table:table-cell office:value-type="float" office:value="513.3397" calcext:value-type="float">
            <text:p>513,3397</text:p>
          </table:table-cell>
          <table:table-cell office:value-type="float" office:value="420.7116" calcext:value-type="float">
            <text:p>420,7116</text:p>
          </table:table-cell>
          <table:table-cell office:value-type="float" office:value="0.6346961" calcext:value-type="float">
            <text:p>0,6346961</text:p>
          </table:table-cell>
          <table:table-cell office:value-type="float" office:value="0.3155376" calcext:value-type="float">
            <text:p>0,3155376</text:p>
          </table:table-cell>
          <table:table-cell office:value-type="float" office:value="688.4348" calcext:value-type="float">
            <text:p>688,4348</text:p>
          </table:table-cell>
          <table:table-cell office:value-type="float" office:value="3.877461" calcext:value-type="float">
            <text:p>3,877461</text:p>
          </table:table-cell>
          <table:table-cell office:value-type="float" office:value="0" calcext:value-type="float">
            <text:p>0</text:p>
          </table:table-cell>
          <table:table-cell office:value-type="float" office:value="573.2913" calcext:value-type="float">
            <text:p>573,2913</text:p>
          </table:table-cell>
          <table:table-cell office:value-type="float" office:value="425.7068" calcext:value-type="float">
            <text:p>425,7068</text:p>
          </table:table-cell>
          <table:table-cell office:value-type="float" office:value="0.3750623" calcext:value-type="float">
            <text:p>0,3750623</text:p>
          </table:table-cell>
          <table:table-cell office:value-type="float" office:value="0.322901" calcext:value-type="float">
            <text:p>0,322901</text:p>
          </table:table-cell>
          <table:table-cell office:value-type="float" office:value="694.0994" calcext:value-type="float">
            <text:p>694,0994</text:p>
          </table:table-cell>
          <table:table-cell office:value-type="float" office:value="3.991219" calcext:value-type="float">
            <text:p>3,9912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3" calcext:value-type="float">
            <text:p>543</text:p>
          </table:table-cell>
          <table:table-cell office:value-type="float" office:value="423" calcext:value-type="float">
            <text:p>4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423" calcext:value-type="float">
            <text:p>423</text:p>
          </table:table-cell>
          <table:table-cell office:value-type="float" office:value="8149326" calcext:value-type="float">
            <text:p>8149326</text:p>
          </table:table-cell>
          <table:table-cell office:value-type="float" office:value="376715245" calcext:value-type="float">
            <text:p>376715245</text:p>
          </table:table-cell>
        </table:table-row>
        <table:table-row table:style-name="ro2">
          <table:table-cell office:value-type="float" office:value="8169" calcext:value-type="float">
            <text:p>8169</text:p>
          </table:table-cell>
          <table:table-cell office:value-type="string" calcext:value-type="string">
            <text:p>14:37:23.528</text:p>
          </table:table-cell>
          <table:table-cell office:value-type="string" calcext:value-type="string">
            <text:p>00:00:08.169</text:p>
          </table:table-cell>
          <table:table-cell office:value-type="float" office:value="409" calcext:value-type="float">
            <text:p>409</text:p>
          </table:table-cell>
          <table:table-cell office:value-type="float" office:value="511.5532" calcext:value-type="float">
            <text:p>511,5532</text:p>
          </table:table-cell>
          <table:table-cell office:value-type="float" office:value="403.2662" calcext:value-type="float">
            <text:p>403,2662</text:p>
          </table:table-cell>
          <table:table-cell office:value-type="float" office:value="0.634499" calcext:value-type="float">
            <text:p>0,634499</text:p>
          </table:table-cell>
          <table:table-cell office:value-type="float" office:value="0.3157373" calcext:value-type="float">
            <text:p>0,3157373</text:p>
          </table:table-cell>
          <table:table-cell office:value-type="float" office:value="688.4348" calcext:value-type="float">
            <text:p>688,4348</text:p>
          </table:table-cell>
          <table:table-cell office:value-type="float" office:value="3.823335" calcext:value-type="float">
            <text:p>3,823335</text:p>
          </table:table-cell>
          <table:table-cell office:value-type="float" office:value="0" calcext:value-type="float">
            <text:p>0</text:p>
          </table:table-cell>
          <table:table-cell office:value-type="float" office:value="562.8429" calcext:value-type="float">
            <text:p>562,8429</text:p>
          </table:table-cell>
          <table:table-cell office:value-type="float" office:value="411.7381" calcext:value-type="float">
            <text:p>411,7381</text:p>
          </table:table-cell>
          <table:table-cell office:value-type="float" office:value="0.3748614" calcext:value-type="float">
            <text:p>0,3748614</text:p>
          </table:table-cell>
          <table:table-cell office:value-type="float" office:value="0.3233758" calcext:value-type="float">
            <text:p>0,3233758</text:p>
          </table:table-cell>
          <table:table-cell office:value-type="float" office:value="694.0994" calcext:value-type="float">
            <text:p>694,0994</text:p>
          </table:table-cell>
          <table:table-cell office:value-type="float" office:value="3.938404" calcext:value-type="float">
            <text:p>3,9384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7" calcext:value-type="float">
            <text:p>537</text:p>
          </table:table-cell>
          <table:table-cell office:value-type="float" office:value="408" calcext:value-type="float">
            <text:p>4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08" calcext:value-type="float">
            <text:p>408</text:p>
          </table:table-cell>
          <table:table-cell office:value-type="float" office:value="8169169" calcext:value-type="float">
            <text:p>8169169</text:p>
          </table:table-cell>
          <table:table-cell office:value-type="float" office:value="376735088" calcext:value-type="float">
            <text:p>376735088</text:p>
          </table:table-cell>
        </table:table-row>
        <table:table-row table:style-name="ro2">
          <table:table-cell office:value-type="float" office:value="8189" calcext:value-type="float">
            <text:p>8189</text:p>
          </table:table-cell>
          <table:table-cell office:value-type="string" calcext:value-type="string">
            <text:p>14:37:23.548</text:p>
          </table:table-cell>
          <table:table-cell office:value-type="string" calcext:value-type="string">
            <text:p>00:00:08.189</text:p>
          </table:table-cell>
          <table:table-cell office:value-type="float" office:value="410" calcext:value-type="float">
            <text:p>410</text:p>
          </table:table-cell>
          <table:table-cell office:value-type="float" office:value="523.8421" calcext:value-type="float">
            <text:p>523,8421</text:p>
          </table:table-cell>
          <table:table-cell office:value-type="float" office:value="416.9324" calcext:value-type="float">
            <text:p>416,9324</text:p>
          </table:table-cell>
          <table:table-cell office:value-type="float" office:value="0.6343825" calcext:value-type="float">
            <text:p>0,6343825</text:p>
          </table:table-cell>
          <table:table-cell office:value-type="float" office:value="0.3157799" calcext:value-type="float">
            <text:p>0,3157799</text:p>
          </table:table-cell>
          <table:table-cell office:value-type="float" office:value="688.4348" calcext:value-type="float">
            <text:p>688,4348</text:p>
          </table:table-cell>
          <table:table-cell office:value-type="float" office:value="3.871441" calcext:value-type="float">
            <text:p>3,871441</text:p>
          </table:table-cell>
          <table:table-cell office:value-type="float" office:value="0" calcext:value-type="float">
            <text:p>0</text:p>
          </table:table-cell>
          <table:table-cell office:value-type="float" office:value="536.4733" calcext:value-type="float">
            <text:p>536,4733</text:p>
          </table:table-cell>
          <table:table-cell office:value-type="float" office:value="422.3847" calcext:value-type="float">
            <text:p>422,3847</text:p>
          </table:table-cell>
          <table:table-cell office:value-type="float" office:value="0.3744807" calcext:value-type="float">
            <text:p>0,3744807</text:p>
          </table:table-cell>
          <table:table-cell office:value-type="float" office:value="0.323475" calcext:value-type="float">
            <text:p>0,323475</text:p>
          </table:table-cell>
          <table:table-cell office:value-type="float" office:value="694.0994" calcext:value-type="float">
            <text:p>694,0994</text:p>
          </table:table-cell>
          <table:table-cell office:value-type="float" office:value="3.908223" calcext:value-type="float">
            <text:p>3,9082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0" calcext:value-type="float">
            <text:p>420</text:p>
          </table:table-cell>
          <table:table-cell office:value-type="float" office:value="8189176" calcext:value-type="float">
            <text:p>8189176</text:p>
          </table:table-cell>
          <table:table-cell office:value-type="float" office:value="376755095" calcext:value-type="float">
            <text:p>376755095</text:p>
          </table:table-cell>
        </table:table-row>
        <table:table-row table:style-name="ro2">
          <table:table-cell office:value-type="float" office:value="8209" calcext:value-type="float">
            <text:p>8209</text:p>
          </table:table-cell>
          <table:table-cell office:value-type="string" calcext:value-type="string">
            <text:p>14:37:23.568</text:p>
          </table:table-cell>
          <table:table-cell office:value-type="string" calcext:value-type="string">
            <text:p>00:00:08.209</text:p>
          </table:table-cell>
          <table:table-cell office:value-type="float" office:value="411" calcext:value-type="float">
            <text:p>411</text:p>
          </table:table-cell>
          <table:table-cell office:value-type="float" office:value="514.4048" calcext:value-type="float">
            <text:p>514,4048</text:p>
          </table:table-cell>
          <table:table-cell office:value-type="float" office:value="405.5732" calcext:value-type="float">
            <text:p>405,5732</text:p>
          </table:table-cell>
          <table:table-cell office:value-type="float" office:value="0.6343601" calcext:value-type="float">
            <text:p>0,6343601</text:p>
          </table:table-cell>
          <table:table-cell office:value-type="float" office:value="0.3156882" calcext:value-type="float">
            <text:p>0,3156882</text:p>
          </table:table-cell>
          <table:table-cell office:value-type="float" office:value="688.4348" calcext:value-type="float">
            <text:p>688,4348</text:p>
          </table:table-cell>
          <table:table-cell office:value-type="float" office:value="3.909242" calcext:value-type="float">
            <text:p>3,909242</text:p>
          </table:table-cell>
          <table:table-cell office:value-type="float" office:value="0" calcext:value-type="float">
            <text:p>0</text:p>
          </table:table-cell>
          <table:table-cell office:value-type="float" office:value="546.2224" calcext:value-type="float">
            <text:p>546,2224</text:p>
          </table:table-cell>
          <table:table-cell office:value-type="float" office:value="426.8361" calcext:value-type="float">
            <text:p>426,8361</text:p>
          </table:table-cell>
          <table:table-cell office:value-type="float" office:value="0.3743376" calcext:value-type="float">
            <text:p>0,3743376</text:p>
          </table:table-cell>
          <table:table-cell office:value-type="float" office:value="0.323512" calcext:value-type="float">
            <text:p>0,323512</text:p>
          </table:table-cell>
          <table:table-cell office:value-type="float" office:value="694.0994" calcext:value-type="float">
            <text:p>694,0994</text:p>
          </table:table-cell>
          <table:table-cell office:value-type="float" office:value="3.966031" calcext:value-type="float">
            <text:p>3,9660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16" calcext:value-type="float">
            <text:p>416</text:p>
          </table:table-cell>
          <table:table-cell office:value-type="float" office:value="8209074" calcext:value-type="float">
            <text:p>8209074</text:p>
          </table:table-cell>
          <table:table-cell office:value-type="float" office:value="376774993" calcext:value-type="float">
            <text:p>376774993</text:p>
          </table:table-cell>
        </table:table-row>
        <table:table-row table:style-name="ro2">
          <table:table-cell office:value-type="float" office:value="8229" calcext:value-type="float">
            <text:p>8229</text:p>
          </table:table-cell>
          <table:table-cell office:value-type="string" calcext:value-type="string">
            <text:p>14:37:23.588</text:p>
          </table:table-cell>
          <table:table-cell office:value-type="string" calcext:value-type="string">
            <text:p>00:00:08.228</text:p>
          </table:table-cell>
          <table:table-cell office:value-type="float" office:value="412" calcext:value-type="float">
            <text:p>412</text:p>
          </table:table-cell>
          <table:table-cell office:value-type="float" office:value="525.5421" calcext:value-type="float">
            <text:p>525,5421</text:p>
          </table:table-cell>
          <table:table-cell office:value-type="float" office:value="439.1173" calcext:value-type="float">
            <text:p>439,1173</text:p>
          </table:table-cell>
          <table:table-cell office:value-type="float" office:value="0.6343536" calcext:value-type="float">
            <text:p>0,6343536</text:p>
          </table:table-cell>
          <table:table-cell office:value-type="float" office:value="0.3153511" calcext:value-type="float">
            <text:p>0,3153511</text:p>
          </table:table-cell>
          <table:table-cell office:value-type="float" office:value="688.4348" calcext:value-type="float">
            <text:p>688,4348</text:p>
          </table:table-cell>
          <table:table-cell office:value-type="float" office:value="3.89655" calcext:value-type="float">
            <text:p>3,89655</text:p>
          </table:table-cell>
          <table:table-cell office:value-type="float" office:value="0" calcext:value-type="float">
            <text:p>0</text:p>
          </table:table-cell>
          <table:table-cell office:value-type="float" office:value="546.9221" calcext:value-type="float">
            <text:p>546,9221</text:p>
          </table:table-cell>
          <table:table-cell office:value-type="float" office:value="387.375" calcext:value-type="float">
            <text:p>387,375</text:p>
          </table:table-cell>
          <table:table-cell office:value-type="float" office:value="0.3743024" calcext:value-type="float">
            <text:p>0,3743024</text:p>
          </table:table-cell>
          <table:table-cell office:value-type="float" office:value="0.3234647" calcext:value-type="float">
            <text:p>0,3234647</text:p>
          </table:table-cell>
          <table:table-cell office:value-type="float" office:value="694.0994" calcext:value-type="float">
            <text:p>694,0994</text:p>
          </table:table-cell>
          <table:table-cell office:value-type="float" office:value="3.946617" calcext:value-type="float">
            <text:p>3,9466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413" calcext:value-type="float">
            <text:p>4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13" calcext:value-type="float">
            <text:p>413</text:p>
          </table:table-cell>
          <table:table-cell office:value-type="float" office:value="8228919" calcext:value-type="float">
            <text:p>8228919</text:p>
          </table:table-cell>
          <table:table-cell office:value-type="float" office:value="376794838" calcext:value-type="float">
            <text:p>376794838</text:p>
          </table:table-cell>
        </table:table-row>
        <table:table-row table:style-name="ro2">
          <table:table-cell office:value-type="float" office:value="8249" calcext:value-type="float">
            <text:p>8249</text:p>
          </table:table-cell>
          <table:table-cell office:value-type="string" calcext:value-type="string">
            <text:p>14:37:23.608</text:p>
          </table:table-cell>
          <table:table-cell office:value-type="string" calcext:value-type="string">
            <text:p>00:00:08.248</text:p>
          </table:table-cell>
          <table:table-cell office:value-type="float" office:value="413" calcext:value-type="float">
            <text:p>413</text:p>
          </table:table-cell>
          <table:table-cell office:value-type="float" office:value="522.8107" calcext:value-type="float">
            <text:p>522,8107</text:p>
          </table:table-cell>
          <table:table-cell office:value-type="float" office:value="433.6411" calcext:value-type="float">
            <text:p>433,6411</text:p>
          </table:table-cell>
          <table:table-cell office:value-type="float" office:value="0.6342951" calcext:value-type="float">
            <text:p>0,6342951</text:p>
          </table:table-cell>
          <table:table-cell office:value-type="float" office:value="0.3151965" calcext:value-type="float">
            <text:p>0,3151965</text:p>
          </table:table-cell>
          <table:table-cell office:value-type="float" office:value="692.8231" calcext:value-type="float">
            <text:p>692,8231</text:p>
          </table:table-cell>
          <table:table-cell office:value-type="float" office:value="3.941682" calcext:value-type="float">
            <text:p>3,941682</text:p>
          </table:table-cell>
          <table:table-cell office:value-type="float" office:value="0" calcext:value-type="float">
            <text:p>0</text:p>
          </table:table-cell>
          <table:table-cell office:value-type="float" office:value="545.3025" calcext:value-type="float">
            <text:p>545,3025</text:p>
          </table:table-cell>
          <table:table-cell office:value-type="float" office:value="399.8441" calcext:value-type="float">
            <text:p>399,8441</text:p>
          </table:table-cell>
          <table:table-cell office:value-type="float" office:value="0.3742355" calcext:value-type="float">
            <text:p>0,3742355</text:p>
          </table:table-cell>
          <table:table-cell office:value-type="float" office:value="0.3233227" calcext:value-type="float">
            <text:p>0,3233227</text:p>
          </table:table-cell>
          <table:table-cell office:value-type="float" office:value="690.4034" calcext:value-type="float">
            <text:p>690,4034</text:p>
          </table:table-cell>
          <table:table-cell office:value-type="float" office:value="3.926324" calcext:value-type="float">
            <text:p>3,9263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4" calcext:value-type="float">
            <text:p>534</text:p>
          </table:table-cell>
          <table:table-cell office:value-type="float" office:value="417" calcext:value-type="float">
            <text:p>4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417" calcext:value-type="float">
            <text:p>417</text:p>
          </table:table-cell>
          <table:table-cell office:value-type="float" office:value="8248946" calcext:value-type="float">
            <text:p>8248946</text:p>
          </table:table-cell>
          <table:table-cell office:value-type="float" office:value="376814865" calcext:value-type="float">
            <text:p>376814865</text:p>
          </table:table-cell>
        </table:table-row>
        <table:table-row table:style-name="ro2">
          <table:table-cell office:value-type="float" office:value="8269" calcext:value-type="float">
            <text:p>8269</text:p>
          </table:table-cell>
          <table:table-cell office:value-type="string" calcext:value-type="string">
            <text:p>14:37:23.628</text:p>
          </table:table-cell>
          <table:table-cell office:value-type="string" calcext:value-type="string">
            <text:p>00:00:08.268</text:p>
          </table:table-cell>
          <table:table-cell office:value-type="float" office:value="414" calcext:value-type="float">
            <text:p>414</text:p>
          </table:table-cell>
          <table:table-cell office:value-type="float" office:value="524.6742" calcext:value-type="float">
            <text:p>524,6742</text:p>
          </table:table-cell>
          <table:table-cell office:value-type="float" office:value="430.7606" calcext:value-type="float">
            <text:p>430,7606</text:p>
          </table:table-cell>
          <table:table-cell office:value-type="float" office:value="0.6342995" calcext:value-type="float">
            <text:p>0,6342995</text:p>
          </table:table-cell>
          <table:table-cell office:value-type="float" office:value="0.3151306" calcext:value-type="float">
            <text:p>0,3151306</text:p>
          </table:table-cell>
          <table:table-cell office:value-type="float" office:value="692.8231" calcext:value-type="float">
            <text:p>692,8231</text:p>
          </table:table-cell>
          <table:table-cell office:value-type="float" office:value="3.848022" calcext:value-type="float">
            <text:p>3,848022</text:p>
          </table:table-cell>
          <table:table-cell office:value-type="float" office:value="0" calcext:value-type="float">
            <text:p>0</text:p>
          </table:table-cell>
          <table:table-cell office:value-type="float" office:value="546.6147" calcext:value-type="float">
            <text:p>546,6147</text:p>
          </table:table-cell>
          <table:table-cell office:value-type="float" office:value="422.8074" calcext:value-type="float">
            <text:p>422,8074</text:p>
          </table:table-cell>
          <table:table-cell office:value-type="float" office:value="0.3741706" calcext:value-type="float">
            <text:p>0,3741706</text:p>
          </table:table-cell>
          <table:table-cell office:value-type="float" office:value="0.3233805" calcext:value-type="float">
            <text:p>0,3233805</text:p>
          </table:table-cell>
          <table:table-cell office:value-type="float" office:value="690.4034" calcext:value-type="float">
            <text:p>690,4034</text:p>
          </table:table-cell>
          <table:table-cell office:value-type="float" office:value="3.867237" calcext:value-type="float">
            <text:p>3,8672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427" calcext:value-type="float">
            <text:p>4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27" calcext:value-type="float">
            <text:p>427</text:p>
          </table:table-cell>
          <table:table-cell office:value-type="float" office:value="8268929" calcext:value-type="float">
            <text:p>8268929</text:p>
          </table:table-cell>
          <table:table-cell office:value-type="float" office:value="376834848" calcext:value-type="float">
            <text:p>376834848</text:p>
          </table:table-cell>
        </table:table-row>
        <table:table-row table:style-name="ro2">
          <table:table-cell office:value-type="float" office:value="8289" calcext:value-type="float">
            <text:p>8289</text:p>
          </table:table-cell>
          <table:table-cell office:value-type="string" calcext:value-type="string">
            <text:p>14:37:23.648</text:p>
          </table:table-cell>
          <table:table-cell office:value-type="string" calcext:value-type="string">
            <text:p>00:00:08.288</text:p>
          </table:table-cell>
          <table:table-cell office:value-type="float" office:value="415" calcext:value-type="float">
            <text:p>415</text:p>
          </table:table-cell>
          <table:table-cell office:value-type="float" office:value="531.3662" calcext:value-type="float">
            <text:p>531,3662</text:p>
          </table:table-cell>
          <table:table-cell office:value-type="float" office:value="402.8156" calcext:value-type="float">
            <text:p>402,8156</text:p>
          </table:table-cell>
          <table:table-cell office:value-type="float" office:value="0.6343094" calcext:value-type="float">
            <text:p>0,6343094</text:p>
          </table:table-cell>
          <table:table-cell office:value-type="float" office:value="0.3154741" calcext:value-type="float">
            <text:p>0,3154741</text:p>
          </table:table-cell>
          <table:table-cell office:value-type="float" office:value="692.8231" calcext:value-type="float">
            <text:p>692,8231</text:p>
          </table:table-cell>
          <table:table-cell office:value-type="float" office:value="3.888032" calcext:value-type="float">
            <text:p>3,888032</text:p>
          </table:table-cell>
          <table:table-cell office:value-type="float" office:value="0" calcext:value-type="float">
            <text:p>0</text:p>
          </table:table-cell>
          <table:table-cell office:value-type="float" office:value="556.233" calcext:value-type="float">
            <text:p>556,233</text:p>
          </table:table-cell>
          <table:table-cell office:value-type="float" office:value="436.5858" calcext:value-type="float">
            <text:p>436,5858</text:p>
          </table:table-cell>
          <table:table-cell office:value-type="float" office:value="0.3741737" calcext:value-type="float">
            <text:p>0,3741737</text:p>
          </table:table-cell>
          <table:table-cell office:value-type="float" office:value="0.3234624" calcext:value-type="float">
            <text:p>0,3234624</text:p>
          </table:table-cell>
          <table:table-cell office:value-type="float" office:value="690.4034" calcext:value-type="float">
            <text:p>690,4034</text:p>
          </table:table-cell>
          <table:table-cell office:value-type="float" office:value="3.920572" calcext:value-type="float">
            <text:p>3,9205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4" calcext:value-type="float">
            <text:p>544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420" calcext:value-type="float">
            <text:p>420</text:p>
          </table:table-cell>
          <table:table-cell office:value-type="float" office:value="8288794" calcext:value-type="float">
            <text:p>8288794</text:p>
          </table:table-cell>
          <table:table-cell office:value-type="float" office:value="376854713" calcext:value-type="float">
            <text:p>376854713</text:p>
          </table:table-cell>
        </table:table-row>
        <table:table-row table:style-name="ro2">
          <table:table-cell office:value-type="float" office:value="8309" calcext:value-type="float">
            <text:p>8309</text:p>
          </table:table-cell>
          <table:table-cell office:value-type="string" calcext:value-type="string">
            <text:p>14:37:23.668</text:p>
          </table:table-cell>
          <table:table-cell office:value-type="string" calcext:value-type="string">
            <text:p>00:00:08.308</text:p>
          </table:table-cell>
          <table:table-cell office:value-type="float" office:value="416" calcext:value-type="float">
            <text:p>416</text:p>
          </table:table-cell>
          <table:table-cell office:value-type="float" office:value="511.723" calcext:value-type="float">
            <text:p>511,723</text:p>
          </table:table-cell>
          <table:table-cell office:value-type="float" office:value="402.9344" calcext:value-type="float">
            <text:p>402,9344</text:p>
          </table:table-cell>
          <table:table-cell office:value-type="float" office:value="0.634338" calcext:value-type="float">
            <text:p>0,634338</text:p>
          </table:table-cell>
          <table:table-cell office:value-type="float" office:value="0.3157581" calcext:value-type="float">
            <text:p>0,3157581</text:p>
          </table:table-cell>
          <table:table-cell office:value-type="float" office:value="692.8231" calcext:value-type="float">
            <text:p>692,8231</text:p>
          </table:table-cell>
          <table:table-cell office:value-type="float" office:value="3.915401" calcext:value-type="float">
            <text:p>3,915401</text:p>
          </table:table-cell>
          <table:table-cell office:value-type="float" office:value="0" calcext:value-type="float">
            <text:p>0</text:p>
          </table:table-cell>
          <table:table-cell office:value-type="float" office:value="552.7921" calcext:value-type="float">
            <text:p>552,7921</text:p>
          </table:table-cell>
          <table:table-cell office:value-type="float" office:value="420.287" calcext:value-type="float">
            <text:p>420,287</text:p>
          </table:table-cell>
          <table:table-cell office:value-type="float" office:value="0.3742341" calcext:value-type="float">
            <text:p>0,3742341</text:p>
          </table:table-cell>
          <table:table-cell office:value-type="float" office:value="0.3235934" calcext:value-type="float">
            <text:p>0,3235934</text:p>
          </table:table-cell>
          <table:table-cell office:value-type="float" office:value="690.4034" calcext:value-type="float">
            <text:p>690,4034</text:p>
          </table:table-cell>
          <table:table-cell office:value-type="float" office:value="3.96716" calcext:value-type="float">
            <text:p>3,967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12" calcext:value-type="float">
            <text:p>412</text:p>
          </table:table-cell>
          <table:table-cell office:value-type="float" office:value="8308696" calcext:value-type="float">
            <text:p>8308696</text:p>
          </table:table-cell>
          <table:table-cell office:value-type="float" office:value="376874615" calcext:value-type="float">
            <text:p>376874615</text:p>
          </table:table-cell>
        </table:table-row>
        <table:table-row table:style-name="ro2">
          <table:table-cell office:value-type="float" office:value="8329" calcext:value-type="float">
            <text:p>8329</text:p>
          </table:table-cell>
          <table:table-cell office:value-type="string" calcext:value-type="string">
            <text:p>14:37:23.688</text:p>
          </table:table-cell>
          <table:table-cell office:value-type="string" calcext:value-type="string">
            <text:p>00:00:08.328</text:p>
          </table:table-cell>
          <table:table-cell office:value-type="float" office:value="417" calcext:value-type="float">
            <text:p>417</text:p>
          </table:table-cell>
          <table:table-cell office:value-type="float" office:value="504.8954" calcext:value-type="float">
            <text:p>504,8954</text:p>
          </table:table-cell>
          <table:table-cell office:value-type="float" office:value="396.4064" calcext:value-type="float">
            <text:p>396,4064</text:p>
          </table:table-cell>
          <table:table-cell office:value-type="float" office:value="0.6344243" calcext:value-type="float">
            <text:p>0,6344243</text:p>
          </table:table-cell>
          <table:table-cell office:value-type="float" office:value="0.3159164" calcext:value-type="float">
            <text:p>0,3159164</text:p>
          </table:table-cell>
          <table:table-cell office:value-type="float" office:value="692.8231" calcext:value-type="float">
            <text:p>692,8231</text:p>
          </table:table-cell>
          <table:table-cell office:value-type="float" office:value="3.933418" calcext:value-type="float">
            <text:p>3,933418</text:p>
          </table:table-cell>
          <table:table-cell office:value-type="float" office:value="0" calcext:value-type="float">
            <text:p>0</text:p>
          </table:table-cell>
          <table:table-cell office:value-type="float" office:value="551.4601" calcext:value-type="float">
            <text:p>551,4601</text:p>
          </table:table-cell>
          <table:table-cell office:value-type="float" office:value="431.4247" calcext:value-type="float">
            <text:p>431,4247</text:p>
          </table:table-cell>
          <table:table-cell office:value-type="float" office:value="0.3742662" calcext:value-type="float">
            <text:p>0,3742662</text:p>
          </table:table-cell>
          <table:table-cell office:value-type="float" office:value="0.3236784" calcext:value-type="float">
            <text:p>0,3236784</text:p>
          </table:table-cell>
          <table:table-cell office:value-type="float" office:value="690.4034" calcext:value-type="float">
            <text:p>690,4034</text:p>
          </table:table-cell>
          <table:table-cell office:value-type="float" office:value="3.949614" calcext:value-type="float">
            <text:p>3,9496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14" calcext:value-type="float">
            <text:p>414</text:p>
          </table:table-cell>
          <table:table-cell office:value-type="float" office:value="8328651" calcext:value-type="float">
            <text:p>8328651</text:p>
          </table:table-cell>
          <table:table-cell office:value-type="float" office:value="376894570" calcext:value-type="float">
            <text:p>376894570</text:p>
          </table:table-cell>
        </table:table-row>
        <table:table-row table:style-name="ro2">
          <table:table-cell office:value-type="float" office:value="8349" calcext:value-type="float">
            <text:p>8349</text:p>
          </table:table-cell>
          <table:table-cell office:value-type="string" calcext:value-type="string">
            <text:p>14:37:23.708</text:p>
          </table:table-cell>
          <table:table-cell office:value-type="string" calcext:value-type="string">
            <text:p>00:00:08.348</text:p>
          </table:table-cell>
          <table:table-cell office:value-type="float" office:value="418" calcext:value-type="float">
            <text:p>418</text:p>
          </table:table-cell>
          <table:table-cell office:value-type="float" office:value="503.5209" calcext:value-type="float">
            <text:p>503,5209</text:p>
          </table:table-cell>
          <table:table-cell office:value-type="float" office:value="396.0131" calcext:value-type="float">
            <text:p>396,0131</text:p>
          </table:table-cell>
          <table:table-cell office:value-type="float" office:value="0.6345455" calcext:value-type="float">
            <text:p>0,6345455</text:p>
          </table:table-cell>
          <table:table-cell office:value-type="float" office:value="0.3160188" calcext:value-type="float">
            <text:p>0,3160188</text:p>
          </table:table-cell>
          <table:table-cell office:value-type="float" office:value="691.8491" calcext:value-type="float">
            <text:p>691,8491</text:p>
          </table:table-cell>
          <table:table-cell office:value-type="float" office:value="3.946059" calcext:value-type="float">
            <text:p>3,946059</text:p>
          </table:table-cell>
          <table:table-cell office:value-type="float" office:value="0" calcext:value-type="float">
            <text:p>0</text:p>
          </table:table-cell>
          <table:table-cell office:value-type="float" office:value="550.6426" calcext:value-type="float">
            <text:p>550,6426</text:p>
          </table:table-cell>
          <table:table-cell office:value-type="float" office:value="431.8096" calcext:value-type="float">
            <text:p>431,8096</text:p>
          </table:table-cell>
          <table:table-cell office:value-type="float" office:value="0.3743076" calcext:value-type="float">
            <text:p>0,3743076</text:p>
          </table:table-cell>
          <table:table-cell office:value-type="float" office:value="0.3240177" calcext:value-type="float">
            <text:p>0,3240177</text:p>
          </table:table-cell>
          <table:table-cell office:value-type="float" office:value="691.7734" calcext:value-type="float">
            <text:p>691,7734</text:p>
          </table:table-cell>
          <table:table-cell office:value-type="float" office:value="3.982456" calcext:value-type="float">
            <text:p>3,9824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14" calcext:value-type="float">
            <text:p>414</text:p>
          </table:table-cell>
          <table:table-cell office:value-type="float" office:value="8348662" calcext:value-type="float">
            <text:p>8348662</text:p>
          </table:table-cell>
          <table:table-cell office:value-type="float" office:value="376914581" calcext:value-type="float">
            <text:p>376914581</text:p>
          </table:table-cell>
        </table:table-row>
        <table:table-row table:style-name="ro2">
          <table:table-cell office:value-type="float" office:value="8369" calcext:value-type="float">
            <text:p>8369</text:p>
          </table:table-cell>
          <table:table-cell office:value-type="string" calcext:value-type="string">
            <text:p>14:37:23.728</text:p>
          </table:table-cell>
          <table:table-cell office:value-type="string" calcext:value-type="string">
            <text:p>00:00:08.368</text:p>
          </table:table-cell>
          <table:table-cell office:value-type="float" office:value="419" calcext:value-type="float">
            <text:p>419</text:p>
          </table:table-cell>
          <table:table-cell office:value-type="float" office:value="524.1534" calcext:value-type="float">
            <text:p>524,1534</text:p>
          </table:table-cell>
          <table:table-cell office:value-type="float" office:value="399.5397" calcext:value-type="float">
            <text:p>399,5397</text:p>
          </table:table-cell>
          <table:table-cell office:value-type="float" office:value="0.6346156" calcext:value-type="float">
            <text:p>0,6346156</text:p>
          </table:table-cell>
          <table:table-cell office:value-type="float" office:value="0.316173" calcext:value-type="float">
            <text:p>0,316173</text:p>
          </table:table-cell>
          <table:table-cell office:value-type="float" office:value="691.8491" calcext:value-type="float">
            <text:p>691,8491</text:p>
          </table:table-cell>
          <table:table-cell office:value-type="float" office:value="3.887564" calcext:value-type="float">
            <text:p>3,887564</text:p>
          </table:table-cell>
          <table:table-cell office:value-type="float" office:value="0" calcext:value-type="float">
            <text:p>0</text:p>
          </table:table-cell>
          <table:table-cell office:value-type="float" office:value="542.0773" calcext:value-type="float">
            <text:p>542,0773</text:p>
          </table:table-cell>
          <table:table-cell office:value-type="float" office:value="432.4127" calcext:value-type="float">
            <text:p>432,4127</text:p>
          </table:table-cell>
          <table:table-cell office:value-type="float" office:value="0.3743513" calcext:value-type="float">
            <text:p>0,3743513</text:p>
          </table:table-cell>
          <table:table-cell office:value-type="float" office:value="0.3239863" calcext:value-type="float">
            <text:p>0,3239863</text:p>
          </table:table-cell>
          <table:table-cell office:value-type="float" office:value="691.7734" calcext:value-type="float">
            <text:p>691,7734</text:p>
          </table:table-cell>
          <table:table-cell office:value-type="float" office:value="3.934702" calcext:value-type="float">
            <text:p>3,9347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3" calcext:value-type="float">
            <text:p>533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16" calcext:value-type="float">
            <text:p>416</text:p>
          </table:table-cell>
          <table:table-cell office:value-type="float" office:value="8368537" calcext:value-type="float">
            <text:p>8368537</text:p>
          </table:table-cell>
          <table:table-cell office:value-type="float" office:value="376934456" calcext:value-type="float">
            <text:p>376934456</text:p>
          </table:table-cell>
        </table:table-row>
        <table:table-row table:style-name="ro2">
          <table:table-cell office:value-type="float" office:value="8388" calcext:value-type="float">
            <text:p>8388</text:p>
          </table:table-cell>
          <table:table-cell office:value-type="string" calcext:value-type="string">
            <text:p>14:37:23.747</text:p>
          </table:table-cell>
          <table:table-cell office:value-type="string" calcext:value-type="string">
            <text:p>00:00:08.388</text:p>
          </table:table-cell>
          <table:table-cell office:value-type="float" office:value="420" calcext:value-type="float">
            <text:p>420</text:p>
          </table:table-cell>
          <table:table-cell office:value-type="float" office:value="526.9295" calcext:value-type="float">
            <text:p>526,9295</text:p>
          </table:table-cell>
          <table:table-cell office:value-type="float" office:value="394.6092" calcext:value-type="float">
            <text:p>394,6092</text:p>
          </table:table-cell>
          <table:table-cell office:value-type="float" office:value="0.6348006" calcext:value-type="float">
            <text:p>0,6348006</text:p>
          </table:table-cell>
          <table:table-cell office:value-type="float" office:value="0.3163083" calcext:value-type="float">
            <text:p>0,3163083</text:p>
          </table:table-cell>
          <table:table-cell office:value-type="float" office:value="691.8491" calcext:value-type="float">
            <text:p>691,8491</text:p>
          </table:table-cell>
          <table:table-cell office:value-type="float" office:value="3.91004" calcext:value-type="float">
            <text:p>3,91004</text:p>
          </table:table-cell>
          <table:table-cell office:value-type="float" office:value="0" calcext:value-type="float">
            <text:p>0</text:p>
          </table:table-cell>
          <table:table-cell office:value-type="float" office:value="548.1572" calcext:value-type="float">
            <text:p>548,1572</text:p>
          </table:table-cell>
          <table:table-cell office:value-type="float" office:value="433.3601" calcext:value-type="float">
            <text:p>433,3601</text:p>
          </table:table-cell>
          <table:table-cell office:value-type="float" office:value="0.3744237" calcext:value-type="float">
            <text:p>0,3744237</text:p>
          </table:table-cell>
          <table:table-cell office:value-type="float" office:value="0.3238923" calcext:value-type="float">
            <text:p>0,3238923</text:p>
          </table:table-cell>
          <table:table-cell office:value-type="float" office:value="691.7734" calcext:value-type="float">
            <text:p>691,7734</text:p>
          </table:table-cell>
          <table:table-cell office:value-type="float" office:value="3.938339" calcext:value-type="float">
            <text:p>3,9383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8" calcext:value-type="float">
            <text:p>538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414" calcext:value-type="float">
            <text:p>414</text:p>
          </table:table-cell>
          <table:table-cell office:value-type="float" office:value="8388412" calcext:value-type="float">
            <text:p>8388412</text:p>
          </table:table-cell>
          <table:table-cell office:value-type="float" office:value="376954331" calcext:value-type="float">
            <text:p>376954331</text:p>
          </table:table-cell>
        </table:table-row>
        <table:table-row table:style-name="ro2">
          <table:table-cell office:value-type="float" office:value="8408" calcext:value-type="float">
            <text:p>8408</text:p>
          </table:table-cell>
          <table:table-cell office:value-type="string" calcext:value-type="string">
            <text:p>14:37:23.767</text:p>
          </table:table-cell>
          <table:table-cell office:value-type="string" calcext:value-type="string">
            <text:p>00:00:08.408</text:p>
          </table:table-cell>
          <table:table-cell office:value-type="float" office:value="421" calcext:value-type="float">
            <text:p>421</text:p>
          </table:table-cell>
          <table:table-cell office:value-type="float" office:value="532.1996" calcext:value-type="float">
            <text:p>532,1996</text:p>
          </table:table-cell>
          <table:table-cell office:value-type="float" office:value="416.8471" calcext:value-type="float">
            <text:p>416,8471</text:p>
          </table:table-cell>
          <table:table-cell office:value-type="float" office:value="0.6349741" calcext:value-type="float">
            <text:p>0,6349741</text:p>
          </table:table-cell>
          <table:table-cell office:value-type="float" office:value="0.3161591" calcext:value-type="float">
            <text:p>0,3161591</text:p>
          </table:table-cell>
          <table:table-cell office:value-type="float" office:value="691.8491" calcext:value-type="float">
            <text:p>691,8491</text:p>
          </table:table-cell>
          <table:table-cell office:value-type="float" office:value="3.961498" calcext:value-type="float">
            <text:p>3,961498</text:p>
          </table:table-cell>
          <table:table-cell office:value-type="float" office:value="0" calcext:value-type="float">
            <text:p>0</text:p>
          </table:table-cell>
          <table:table-cell office:value-type="float" office:value="539.6919" calcext:value-type="float">
            <text:p>539,6919</text:p>
          </table:table-cell>
          <table:table-cell office:value-type="float" office:value="442.4648" calcext:value-type="float">
            <text:p>442,4648</text:p>
          </table:table-cell>
          <table:table-cell office:value-type="float" office:value="0.3746069" calcext:value-type="float">
            <text:p>0,3746069</text:p>
          </table:table-cell>
          <table:table-cell office:value-type="float" office:value="0.3237323" calcext:value-type="float">
            <text:p>0,3237323</text:p>
          </table:table-cell>
          <table:table-cell office:value-type="float" office:value="691.7734" calcext:value-type="float">
            <text:p>691,7734</text:p>
          </table:table-cell>
          <table:table-cell office:value-type="float" office:value="3.888008" calcext:value-type="float">
            <text:p>3,8880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430" calcext:value-type="float">
            <text:p>4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30" calcext:value-type="float">
            <text:p>430</text:p>
          </table:table-cell>
          <table:table-cell office:value-type="float" office:value="8408403" calcext:value-type="float">
            <text:p>8408403</text:p>
          </table:table-cell>
          <table:table-cell office:value-type="float" office:value="376974322" calcext:value-type="float">
            <text:p>376974322</text:p>
          </table:table-cell>
        </table:table-row>
        <table:table-row table:style-name="ro2">
          <table:table-cell office:value-type="float" office:value="8428" calcext:value-type="float">
            <text:p>8428</text:p>
          </table:table-cell>
          <table:table-cell office:value-type="string" calcext:value-type="string">
            <text:p>14:37:23.787</text:p>
          </table:table-cell>
          <table:table-cell office:value-type="string" calcext:value-type="string">
            <text:p>00:00:08.428</text:p>
          </table:table-cell>
          <table:table-cell office:value-type="float" office:value="422" calcext:value-type="float">
            <text:p>422</text:p>
          </table:table-cell>
          <table:table-cell office:value-type="float" office:value="509.7882" calcext:value-type="float">
            <text:p>509,7882</text:p>
          </table:table-cell>
          <table:table-cell office:value-type="float" office:value="389.6939" calcext:value-type="float">
            <text:p>389,6939</text:p>
          </table:table-cell>
          <table:table-cell office:value-type="float" office:value="0.6350799" calcext:value-type="float">
            <text:p>0,6350799</text:p>
          </table:table-cell>
          <table:table-cell office:value-type="float" office:value="0.3160304" calcext:value-type="float">
            <text:p>0,3160304</text:p>
          </table:table-cell>
          <table:table-cell office:value-type="float" office:value="691.8491" calcext:value-type="float">
            <text:p>691,8491</text:p>
          </table:table-cell>
          <table:table-cell office:value-type="float" office:value="3.94008" calcext:value-type="float">
            <text:p>3,94008</text:p>
          </table:table-cell>
          <table:table-cell office:value-type="float" office:value="0" calcext:value-type="float">
            <text:p>0</text:p>
          </table:table-cell>
          <table:table-cell office:value-type="float" office:value="555.241" calcext:value-type="float">
            <text:p>555,241</text:p>
          </table:table-cell>
          <table:table-cell office:value-type="float" office:value="437.1068" calcext:value-type="float">
            <text:p>437,1068</text:p>
          </table:table-cell>
          <table:table-cell office:value-type="float" office:value="0.374816" calcext:value-type="float">
            <text:p>0,374816</text:p>
          </table:table-cell>
          <table:table-cell office:value-type="float" office:value="0.323581" calcext:value-type="float">
            <text:p>0,323581</text:p>
          </table:table-cell>
          <table:table-cell office:value-type="float" office:value="691.7734" calcext:value-type="float">
            <text:p>691,7734</text:p>
          </table:table-cell>
          <table:table-cell office:value-type="float" office:value="3.919905" calcext:value-type="float">
            <text:p>3,919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3" calcext:value-type="float">
            <text:p>533</text:p>
          </table:table-cell>
          <table:table-cell office:value-type="float" office:value="413" calcext:value-type="float">
            <text:p>4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13" calcext:value-type="float">
            <text:p>413</text:p>
          </table:table-cell>
          <table:table-cell office:value-type="float" office:value="8428290" calcext:value-type="float">
            <text:p>8428290</text:p>
          </table:table-cell>
          <table:table-cell office:value-type="float" office:value="376994209" calcext:value-type="float">
            <text:p>376994209</text:p>
          </table:table-cell>
        </table:table-row>
        <table:table-row table:style-name="ro2">
          <table:table-cell office:value-type="float" office:value="8448" calcext:value-type="float">
            <text:p>8448</text:p>
          </table:table-cell>
          <table:table-cell office:value-type="string" calcext:value-type="string">
            <text:p>14:37:23.807</text:p>
          </table:table-cell>
          <table:table-cell office:value-type="string" calcext:value-type="string">
            <text:p>00:00:08.448</text:p>
          </table:table-cell>
          <table:table-cell office:value-type="float" office:value="423" calcext:value-type="float">
            <text:p>423</text:p>
          </table:table-cell>
          <table:table-cell office:value-type="float" office:value="514.0953" calcext:value-type="float">
            <text:p>514,0953</text:p>
          </table:table-cell>
          <table:table-cell office:value-type="float" office:value="397.5432" calcext:value-type="float">
            <text:p>397,5432</text:p>
          </table:table-cell>
          <table:table-cell office:value-type="float" office:value="0.6351492" calcext:value-type="float">
            <text:p>0,6351492</text:p>
          </table:table-cell>
          <table:table-cell office:value-type="float" office:value="0.3158654" calcext:value-type="float">
            <text:p>0,3158654</text:p>
          </table:table-cell>
          <table:table-cell office:value-type="float" office:value="690.6136" calcext:value-type="float">
            <text:p>690,6136</text:p>
          </table:table-cell>
          <table:table-cell office:value-type="float" office:value="3.960391" calcext:value-type="float">
            <text:p>3,960391</text:p>
          </table:table-cell>
          <table:table-cell office:value-type="float" office:value="0" calcext:value-type="float">
            <text:p>0</text:p>
          </table:table-cell>
          <table:table-cell office:value-type="float" office:value="555.1171" calcext:value-type="float">
            <text:p>555,1171</text:p>
          </table:table-cell>
          <table:table-cell office:value-type="float" office:value="439.2951" calcext:value-type="float">
            <text:p>439,2951</text:p>
          </table:table-cell>
          <table:table-cell office:value-type="float" office:value="0.3748232" calcext:value-type="float">
            <text:p>0,3748232</text:p>
          </table:table-cell>
          <table:table-cell office:value-type="float" office:value="0.3234276" calcext:value-type="float">
            <text:p>0,3234276</text:p>
          </table:table-cell>
          <table:table-cell office:value-type="float" office:value="692.1026" calcext:value-type="float">
            <text:p>692,1026</text:p>
          </table:table-cell>
          <table:table-cell office:value-type="float" office:value="3.909707" calcext:value-type="float">
            <text:p>3,9097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5" calcext:value-type="float">
            <text:p>535</text:p>
          </table:table-cell>
          <table:table-cell office:value-type="float" office:value="418" calcext:value-type="float">
            <text:p>4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18" calcext:value-type="float">
            <text:p>418</text:p>
          </table:table-cell>
          <table:table-cell office:value-type="float" office:value="8448305" calcext:value-type="float">
            <text:p>8448305</text:p>
          </table:table-cell>
          <table:table-cell office:value-type="float" office:value="377014224" calcext:value-type="float">
            <text:p>377014224</text:p>
          </table:table-cell>
        </table:table-row>
        <table:table-row table:style-name="ro2">
          <table:table-cell office:value-type="float" office:value="8468" calcext:value-type="float">
            <text:p>8468</text:p>
          </table:table-cell>
          <table:table-cell office:value-type="string" calcext:value-type="string">
            <text:p>14:37:23.827</text:p>
          </table:table-cell>
          <table:table-cell office:value-type="string" calcext:value-type="string">
            <text:p>00:00:08.468</text:p>
          </table:table-cell>
          <table:table-cell office:value-type="float" office:value="424" calcext:value-type="float">
            <text:p>424</text:p>
          </table:table-cell>
          <table:table-cell office:value-type="float" office:value="509.8564" calcext:value-type="float">
            <text:p>509,8564</text:p>
          </table:table-cell>
          <table:table-cell office:value-type="float" office:value="404.7953" calcext:value-type="float">
            <text:p>404,7953</text:p>
          </table:table-cell>
          <table:table-cell office:value-type="float" office:value="0.6351634" calcext:value-type="float">
            <text:p>0,6351634</text:p>
          </table:table-cell>
          <table:table-cell office:value-type="float" office:value="0.3158423" calcext:value-type="float">
            <text:p>0,3158423</text:p>
          </table:table-cell>
          <table:table-cell office:value-type="float" office:value="690.6136" calcext:value-type="float">
            <text:p>690,6136</text:p>
          </table:table-cell>
          <table:table-cell office:value-type="float" office:value="3.961283" calcext:value-type="float">
            <text:p>3,961283</text:p>
          </table:table-cell>
          <table:table-cell office:value-type="float" office:value="0" calcext:value-type="float">
            <text:p>0</text:p>
          </table:table-cell>
          <table:table-cell office:value-type="float" office:value="555.4361" calcext:value-type="float">
            <text:p>555,4361</text:p>
          </table:table-cell>
          <table:table-cell office:value-type="float" office:value="423.9853" calcext:value-type="float">
            <text:p>423,9853</text:p>
          </table:table-cell>
          <table:table-cell office:value-type="float" office:value="0.374877" calcext:value-type="float">
            <text:p>0,374877</text:p>
          </table:table-cell>
          <table:table-cell office:value-type="float" office:value="0.3233986" calcext:value-type="float">
            <text:p>0,3233986</text:p>
          </table:table-cell>
          <table:table-cell office:value-type="float" office:value="692.1026" calcext:value-type="float">
            <text:p>692,1026</text:p>
          </table:table-cell>
          <table:table-cell office:value-type="float" office:value="3.918539" calcext:value-type="float">
            <text:p>3,9185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3" calcext:value-type="float">
            <text:p>533</text:p>
          </table:table-cell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14" calcext:value-type="float">
            <text:p>414</text:p>
          </table:table-cell>
          <table:table-cell office:value-type="float" office:value="8468150" calcext:value-type="float">
            <text:p>8468150</text:p>
          </table:table-cell>
          <table:table-cell office:value-type="float" office:value="377034069" calcext:value-type="float">
            <text:p>377034069</text:p>
          </table:table-cell>
        </table:table-row>
        <table:table-row table:style-name="ro2">
          <table:table-cell office:value-type="float" office:value="8488" calcext:value-type="float">
            <text:p>8488</text:p>
          </table:table-cell>
          <table:table-cell office:value-type="string" calcext:value-type="string">
            <text:p>14:37:23.847</text:p>
          </table:table-cell>
          <table:table-cell office:value-type="string" calcext:value-type="string">
            <text:p>00:00:08.488</text:p>
          </table:table-cell>
          <table:table-cell office:value-type="float" office:value="425" calcext:value-type="float">
            <text:p>425</text:p>
          </table:table-cell>
          <table:table-cell office:value-type="float" office:value="516.1382" calcext:value-type="float">
            <text:p>516,1382</text:p>
          </table:table-cell>
          <table:table-cell office:value-type="float" office:value="410.1476" calcext:value-type="float">
            <text:p>410,1476</text:p>
          </table:table-cell>
          <table:table-cell office:value-type="float" office:value="0.6351272" calcext:value-type="float">
            <text:p>0,6351272</text:p>
          </table:table-cell>
          <table:table-cell office:value-type="float" office:value="0.3158754" calcext:value-type="float">
            <text:p>0,3158754</text:p>
          </table:table-cell>
          <table:table-cell office:value-type="float" office:value="690.6136" calcext:value-type="float">
            <text:p>690,6136</text:p>
          </table:table-cell>
          <table:table-cell office:value-type="float" office:value="3.99558" calcext:value-type="float">
            <text:p>3,99558</text:p>
          </table:table-cell>
          <table:table-cell office:value-type="float" office:value="0" calcext:value-type="float">
            <text:p>0</text:p>
          </table:table-cell>
          <table:table-cell office:value-type="float" office:value="556.5232" calcext:value-type="float">
            <text:p>556,5232</text:p>
          </table:table-cell>
          <table:table-cell office:value-type="float" office:value="430.0021" calcext:value-type="float">
            <text:p>430,0021</text:p>
          </table:table-cell>
          <table:table-cell office:value-type="float" office:value="0.3748561" calcext:value-type="float">
            <text:p>0,3748561</text:p>
          </table:table-cell>
          <table:table-cell office:value-type="float" office:value="0.3234541" calcext:value-type="float">
            <text:p>0,3234541</text:p>
          </table:table-cell>
          <table:table-cell office:value-type="float" office:value="692.1026" calcext:value-type="float">
            <text:p>692,1026</text:p>
          </table:table-cell>
          <table:table-cell office:value-type="float" office:value="3.917448" calcext:value-type="float">
            <text:p>3,9174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420" calcext:value-type="float">
            <text:p>4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20" calcext:value-type="float">
            <text:p>420</text:p>
          </table:table-cell>
          <table:table-cell office:value-type="float" office:value="8488147" calcext:value-type="float">
            <text:p>8488147</text:p>
          </table:table-cell>
          <table:table-cell office:value-type="float" office:value="377054066" calcext:value-type="float">
            <text:p>377054066</text:p>
          </table:table-cell>
        </table:table-row>
        <table:table-row table:style-name="ro2">
          <table:table-cell office:value-type="float" office:value="8508" calcext:value-type="float">
            <text:p>8508</text:p>
          </table:table-cell>
          <table:table-cell office:value-type="string" calcext:value-type="string">
            <text:p>14:37:23.867</text:p>
          </table:table-cell>
          <table:table-cell office:value-type="string" calcext:value-type="string">
            <text:p>00:00:08.508</text:p>
          </table:table-cell>
          <table:table-cell office:value-type="float" office:value="426" calcext:value-type="float">
            <text:p>426</text:p>
          </table:table-cell>
          <table:table-cell office:value-type="float" office:value="513.5559" calcext:value-type="float">
            <text:p>513,5559</text:p>
          </table:table-cell>
          <table:table-cell office:value-type="float" office:value="420.4181" calcext:value-type="float">
            <text:p>420,4181</text:p>
          </table:table-cell>
          <table:table-cell office:value-type="float" office:value="0.6350681" calcext:value-type="float">
            <text:p>0,6350681</text:p>
          </table:table-cell>
          <table:table-cell office:value-type="float" office:value="0.3159365" calcext:value-type="float">
            <text:p>0,3159365</text:p>
          </table:table-cell>
          <table:table-cell office:value-type="float" office:value="690.6136" calcext:value-type="float">
            <text:p>690,6136</text:p>
          </table:table-cell>
          <table:table-cell office:value-type="float" office:value="4.026826" calcext:value-type="float">
            <text:p>4,026826</text:p>
          </table:table-cell>
          <table:table-cell office:value-type="float" office:value="0" calcext:value-type="float">
            <text:p>0</text:p>
          </table:table-cell>
          <table:table-cell office:value-type="float" office:value="544.0734" calcext:value-type="float">
            <text:p>544,0734</text:p>
          </table:table-cell>
          <table:table-cell office:value-type="float" office:value="457.8354" calcext:value-type="float">
            <text:p>457,8354</text:p>
          </table:table-cell>
          <table:table-cell office:value-type="float" office:value="0.374694" calcext:value-type="float">
            <text:p>0,374694</text:p>
          </table:table-cell>
          <table:table-cell office:value-type="float" office:value="0.3236271" calcext:value-type="float">
            <text:p>0,3236271</text:p>
          </table:table-cell>
          <table:table-cell office:value-type="float" office:value="692.1026" calcext:value-type="float">
            <text:p>692,1026</text:p>
          </table:table-cell>
          <table:table-cell office:value-type="float" office:value="3.919215" calcext:value-type="float">
            <text:p>3,9192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39" calcext:value-type="float">
            <text:p>439</text:p>
          </table:table-cell>
          <table:table-cell office:value-type="float" office:value="8508042" calcext:value-type="float">
            <text:p>8508042</text:p>
          </table:table-cell>
          <table:table-cell office:value-type="float" office:value="377073961" calcext:value-type="float">
            <text:p>377073961</text:p>
          </table:table-cell>
        </table:table-row>
        <table:table-row table:style-name="ro2">
          <table:table-cell office:value-type="float" office:value="8528" calcext:value-type="float">
            <text:p>8528</text:p>
          </table:table-cell>
          <table:table-cell office:value-type="string" calcext:value-type="string">
            <text:p>14:37:23.887</text:p>
          </table:table-cell>
          <table:table-cell office:value-type="string" calcext:value-type="string">
            <text:p>00:00:08.528</text:p>
          </table:table-cell>
          <table:table-cell office:value-type="float" office:value="427" calcext:value-type="float">
            <text:p>427</text:p>
          </table:table-cell>
          <table:table-cell office:value-type="float" office:value="524.092" calcext:value-type="float">
            <text:p>524,092</text:p>
          </table:table-cell>
          <table:table-cell office:value-type="float" office:value="430.66" calcext:value-type="float">
            <text:p>430,66</text:p>
          </table:table-cell>
          <table:table-cell office:value-type="float" office:value="0.6349959" calcext:value-type="float">
            <text:p>0,6349959</text:p>
          </table:table-cell>
          <table:table-cell office:value-type="float" office:value="0.3160954" calcext:value-type="float">
            <text:p>0,3160954</text:p>
          </table:table-cell>
          <table:table-cell office:value-type="float" office:value="690.6136" calcext:value-type="float">
            <text:p>690,6136</text:p>
          </table:table-cell>
          <table:table-cell office:value-type="float" office:value="3.979753" calcext:value-type="float">
            <text:p>3,979753</text:p>
          </table:table-cell>
          <table:table-cell office:value-type="float" office:value="0" calcext:value-type="float">
            <text:p>0</text:p>
          </table:table-cell>
          <table:table-cell office:value-type="float" office:value="537.3273" calcext:value-type="float">
            <text:p>537,3273</text:p>
          </table:table-cell>
          <table:table-cell office:value-type="float" office:value="432.3276" calcext:value-type="float">
            <text:p>432,3276</text:p>
          </table:table-cell>
          <table:table-cell office:value-type="float" office:value="0.3745018" calcext:value-type="float">
            <text:p>0,3745018</text:p>
          </table:table-cell>
          <table:table-cell office:value-type="float" office:value="0.3238575" calcext:value-type="float">
            <text:p>0,3238575</text:p>
          </table:table-cell>
          <table:table-cell office:value-type="float" office:value="692.1026" calcext:value-type="float">
            <text:p>692,1026</text:p>
          </table:table-cell>
          <table:table-cell office:value-type="float" office:value="3.922029" calcext:value-type="float">
            <text:p>3,9220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1" calcext:value-type="float">
            <text:p>531</text:p>
          </table:table-cell>
          <table:table-cell office:value-type="float" office:value="431" calcext:value-type="float">
            <text:p>4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431" calcext:value-type="float">
            <text:p>431</text:p>
          </table:table-cell>
          <table:table-cell office:value-type="float" office:value="8528019" calcext:value-type="float">
            <text:p>8528019</text:p>
          </table:table-cell>
          <table:table-cell office:value-type="float" office:value="377093938" calcext:value-type="float">
            <text:p>377093938</text:p>
          </table:table-cell>
        </table:table-row>
        <table:table-row table:style-name="ro2">
          <table:table-cell office:value-type="float" office:value="8548" calcext:value-type="float">
            <text:p>8548</text:p>
          </table:table-cell>
          <table:table-cell office:value-type="string" calcext:value-type="string">
            <text:p>14:37:23.907</text:p>
          </table:table-cell>
          <table:table-cell office:value-type="string" calcext:value-type="string">
            <text:p>00:00:08.547</text:p>
          </table:table-cell>
          <table:table-cell office:value-type="float" office:value="428" calcext:value-type="float">
            <text:p>428</text:p>
          </table:table-cell>
          <table:table-cell office:value-type="float" office:value="525.6526" calcext:value-type="float">
            <text:p>525,6526</text:p>
          </table:table-cell>
          <table:table-cell office:value-type="float" office:value="436.4006" calcext:value-type="float">
            <text:p>436,4006</text:p>
          </table:table-cell>
          <table:table-cell office:value-type="float" office:value="0.6348538" calcext:value-type="float">
            <text:p>0,6348538</text:p>
          </table:table-cell>
          <table:table-cell office:value-type="float" office:value="0.3163432" calcext:value-type="float">
            <text:p>0,3163432</text:p>
          </table:table-cell>
          <table:table-cell office:value-type="float" office:value="691.6421" calcext:value-type="float">
            <text:p>691,6421</text:p>
          </table:table-cell>
          <table:table-cell office:value-type="float" office:value="4.012026" calcext:value-type="float">
            <text:p>4,012026</text:p>
          </table:table-cell>
          <table:table-cell office:value-type="float" office:value="0" calcext:value-type="float">
            <text:p>0</text:p>
          </table:table-cell>
          <table:table-cell office:value-type="float" office:value="533.292" calcext:value-type="float">
            <text:p>533,292</text:p>
          </table:table-cell>
          <table:table-cell office:value-type="float" office:value="439.7833" calcext:value-type="float">
            <text:p>439,7833</text:p>
          </table:table-cell>
          <table:table-cell office:value-type="float" office:value="0.3744233" calcext:value-type="float">
            <text:p>0,3744233</text:p>
          </table:table-cell>
          <table:table-cell office:value-type="float" office:value="0.3242574" calcext:value-type="float">
            <text:p>0,3242574</text:p>
          </table:table-cell>
          <table:table-cell office:value-type="float" office:value="693.1857" calcext:value-type="float">
            <text:p>693,1857</text:p>
          </table:table-cell>
          <table:table-cell office:value-type="float" office:value="3.928157" calcext:value-type="float">
            <text:p>3,928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438" calcext:value-type="float">
            <text:p>43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38" calcext:value-type="float">
            <text:p>438</text:p>
          </table:table-cell>
          <table:table-cell office:value-type="float" office:value="8547905" calcext:value-type="float">
            <text:p>8547905</text:p>
          </table:table-cell>
          <table:table-cell office:value-type="float" office:value="377113824" calcext:value-type="float">
            <text:p>377113824</text:p>
          </table:table-cell>
        </table:table-row>
        <table:table-row table:style-name="ro2">
          <table:table-cell office:value-type="float" office:value="8568" calcext:value-type="float">
            <text:p>8568</text:p>
          </table:table-cell>
          <table:table-cell office:value-type="string" calcext:value-type="string">
            <text:p>14:37:23.927</text:p>
          </table:table-cell>
          <table:table-cell office:value-type="string" calcext:value-type="string">
            <text:p>00:00:08.567</text:p>
          </table:table-cell>
          <table:table-cell office:value-type="float" office:value="429" calcext:value-type="float">
            <text:p>429</text:p>
          </table:table-cell>
          <table:table-cell office:value-type="float" office:value="529.2543" calcext:value-type="float">
            <text:p>529,2543</text:p>
          </table:table-cell>
          <table:table-cell office:value-type="float" office:value="409.4842" calcext:value-type="float">
            <text:p>409,4842</text:p>
          </table:table-cell>
          <table:table-cell office:value-type="float" office:value="0.6348472" calcext:value-type="float">
            <text:p>0,6348472</text:p>
          </table:table-cell>
          <table:table-cell office:value-type="float" office:value="0.3164452" calcext:value-type="float">
            <text:p>0,3164452</text:p>
          </table:table-cell>
          <table:table-cell office:value-type="float" office:value="691.6421" calcext:value-type="float">
            <text:p>691,6421</text:p>
          </table:table-cell>
          <table:table-cell office:value-type="float" office:value="4.039912" calcext:value-type="float">
            <text:p>4,039912</text:p>
          </table:table-cell>
          <table:table-cell office:value-type="float" office:value="0" calcext:value-type="float">
            <text:p>0</text:p>
          </table:table-cell>
          <table:table-cell office:value-type="float" office:value="541.9286" calcext:value-type="float">
            <text:p>541,9286</text:p>
          </table:table-cell>
          <table:table-cell office:value-type="float" office:value="429.3192" calcext:value-type="float">
            <text:p>429,3192</text:p>
          </table:table-cell>
          <table:table-cell office:value-type="float" office:value="0.3743493" calcext:value-type="float">
            <text:p>0,3743493</text:p>
          </table:table-cell>
          <table:table-cell office:value-type="float" office:value="0.3244401" calcext:value-type="float">
            <text:p>0,3244401</text:p>
          </table:table-cell>
          <table:table-cell office:value-type="float" office:value="693.1857" calcext:value-type="float">
            <text:p>693,1857</text:p>
          </table:table-cell>
          <table:table-cell office:value-type="float" office:value="3.961098" calcext:value-type="float">
            <text:p>3,9610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float" office:value="419" calcext:value-type="float">
            <text:p>41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19" calcext:value-type="float">
            <text:p>419</text:p>
          </table:table-cell>
          <table:table-cell office:value-type="float" office:value="8567860" calcext:value-type="float">
            <text:p>8567860</text:p>
          </table:table-cell>
          <table:table-cell office:value-type="float" office:value="377133779" calcext:value-type="float">
            <text:p>377133779</text:p>
          </table:table-cell>
        </table:table-row>
        <table:table-row table:style-name="ro2">
          <table:table-cell office:value-type="float" office:value="8588" calcext:value-type="float">
            <text:p>8588</text:p>
          </table:table-cell>
          <table:table-cell office:value-type="string" calcext:value-type="string">
            <text:p>14:37:23.947</text:p>
          </table:table-cell>
          <table:table-cell office:value-type="string" calcext:value-type="string">
            <text:p>00:00:08.587</text:p>
          </table:table-cell>
          <table:table-cell office:value-type="float" office:value="430" calcext:value-type="float">
            <text:p>430</text:p>
          </table:table-cell>
          <table:table-cell office:value-type="float" office:value="538.7789" calcext:value-type="float">
            <text:p>538,7789</text:p>
          </table:table-cell>
          <table:table-cell office:value-type="float" office:value="422.257" calcext:value-type="float">
            <text:p>422,257</text:p>
          </table:table-cell>
          <table:table-cell office:value-type="float" office:value="0.6349034" calcext:value-type="float">
            <text:p>0,6349034</text:p>
          </table:table-cell>
          <table:table-cell office:value-type="float" office:value="0.3164789" calcext:value-type="float">
            <text:p>0,3164789</text:p>
          </table:table-cell>
          <table:table-cell office:value-type="float" office:value="691.6421" calcext:value-type="float">
            <text:p>691,6421</text:p>
          </table:table-cell>
          <table:table-cell office:value-type="float" office:value="4.021532" calcext:value-type="float">
            <text:p>4,021532</text:p>
          </table:table-cell>
          <table:table-cell office:value-type="float" office:value="0" calcext:value-type="float">
            <text:p>0</text:p>
          </table:table-cell>
          <table:table-cell office:value-type="float" office:value="542.9072" calcext:value-type="float">
            <text:p>542,9072</text:p>
          </table:table-cell>
          <table:table-cell office:value-type="float" office:value="440.8997" calcext:value-type="float">
            <text:p>440,8997</text:p>
          </table:table-cell>
          <table:table-cell office:value-type="float" office:value="0.3743906" calcext:value-type="float">
            <text:p>0,3743906</text:p>
          </table:table-cell>
          <table:table-cell office:value-type="float" office:value="0.3244099" calcext:value-type="float">
            <text:p>0,3244099</text:p>
          </table:table-cell>
          <table:table-cell office:value-type="float" office:value="693.1857" calcext:value-type="float">
            <text:p>693,1857</text:p>
          </table:table-cell>
          <table:table-cell office:value-type="float" office:value="3.916401" calcext:value-type="float">
            <text:p>3,9164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office:value-type="float" office:value="8587748" calcext:value-type="float">
            <text:p>8587748</text:p>
          </table:table-cell>
          <table:table-cell office:value-type="float" office:value="377153667" calcext:value-type="float">
            <text:p>377153667</text:p>
          </table:table-cell>
        </table:table-row>
        <table:table-row table:style-name="ro2">
          <table:table-cell office:value-type="float" office:value="8608" calcext:value-type="float">
            <text:p>8608</text:p>
          </table:table-cell>
          <table:table-cell office:value-type="string" calcext:value-type="string">
            <text:p>14:37:23.967</text:p>
          </table:table-cell>
          <table:table-cell office:value-type="string" calcext:value-type="string">
            <text:p>00:00:08.607</text:p>
          </table:table-cell>
          <table:table-cell office:value-type="float" office:value="431" calcext:value-type="float">
            <text:p>431</text:p>
          </table:table-cell>
          <table:table-cell office:value-type="float" office:value="518.3584" calcext:value-type="float">
            <text:p>518,3584</text:p>
          </table:table-cell>
          <table:table-cell office:value-type="float" office:value="411.5508" calcext:value-type="float">
            <text:p>411,5508</text:p>
          </table:table-cell>
          <table:table-cell office:value-type="float" office:value="0.6349614" calcext:value-type="float">
            <text:p>0,6349614</text:p>
          </table:table-cell>
          <table:table-cell office:value-type="float" office:value="0.3164118" calcext:value-type="float">
            <text:p>0,3164118</text:p>
          </table:table-cell>
          <table:table-cell office:value-type="float" office:value="691.6421" calcext:value-type="float">
            <text:p>691,6421</text:p>
          </table:table-cell>
          <table:table-cell office:value-type="float" office:value="4.05699" calcext:value-type="float">
            <text:p>4,05699</text:p>
          </table:table-cell>
          <table:table-cell office:value-type="float" office:value="0" calcext:value-type="float">
            <text:p>0</text:p>
          </table:table-cell>
          <table:table-cell office:value-type="float" office:value="537.1474" calcext:value-type="float">
            <text:p>537,1474</text:p>
          </table:table-cell>
          <table:table-cell office:value-type="float" office:value="440.0125" calcext:value-type="float">
            <text:p>440,0125</text:p>
          </table:table-cell>
          <table:table-cell office:value-type="float" office:value="0.3744487" calcext:value-type="float">
            <text:p>0,3744487</text:p>
          </table:table-cell>
          <table:table-cell office:value-type="float" office:value="0.324333" calcext:value-type="float">
            <text:p>0,324333</text:p>
          </table:table-cell>
          <table:table-cell office:value-type="float" office:value="693.1857" calcext:value-type="float">
            <text:p>693,1857</text:p>
          </table:table-cell>
          <table:table-cell office:value-type="float" office:value="3.948674" calcext:value-type="float">
            <text:p>3,9486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426" calcext:value-type="float">
            <text:p>4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426" calcext:value-type="float">
            <text:p>426</text:p>
          </table:table-cell>
          <table:table-cell office:value-type="float" office:value="8607770" calcext:value-type="float">
            <text:p>8607770</text:p>
          </table:table-cell>
          <table:table-cell office:value-type="float" office:value="377173689" calcext:value-type="float">
            <text:p>377173689</text:p>
          </table:table-cell>
        </table:table-row>
        <table:table-row table:style-name="ro2">
          <table:table-cell office:value-type="float" office:value="8628" calcext:value-type="float">
            <text:p>8628</text:p>
          </table:table-cell>
          <table:table-cell office:value-type="string" calcext:value-type="string">
            <text:p>14:37:23.987</text:p>
          </table:table-cell>
          <table:table-cell office:value-type="string" calcext:value-type="string">
            <text:p>00:00:08.627</text:p>
          </table:table-cell>
          <table:table-cell office:value-type="float" office:value="432" calcext:value-type="float">
            <text:p>432</text:p>
          </table:table-cell>
          <table:table-cell office:value-type="float" office:value="524.5184" calcext:value-type="float">
            <text:p>524,5184</text:p>
          </table:table-cell>
          <table:table-cell office:value-type="float" office:value="427.7464" calcext:value-type="float">
            <text:p>427,7464</text:p>
          </table:table-cell>
          <table:table-cell office:value-type="float" office:value="0.6349849" calcext:value-type="float">
            <text:p>0,6349849</text:p>
          </table:table-cell>
          <table:table-cell office:value-type="float" office:value="0.3161542" calcext:value-type="float">
            <text:p>0,3161542</text:p>
          </table:table-cell>
          <table:table-cell office:value-type="float" office:value="691.6421" calcext:value-type="float">
            <text:p>691,6421</text:p>
          </table:table-cell>
          <table:table-cell office:value-type="float" office:value="4.024545" calcext:value-type="float">
            <text:p>4,024545</text:p>
          </table:table-cell>
          <table:table-cell office:value-type="float" office:value="0" calcext:value-type="float">
            <text:p>0</text:p>
          </table:table-cell>
          <table:table-cell office:value-type="float" office:value="539.1774" calcext:value-type="float">
            <text:p>539,1774</text:p>
          </table:table-cell>
          <table:table-cell office:value-type="float" office:value="430.7202" calcext:value-type="float">
            <text:p>430,7202</text:p>
          </table:table-cell>
          <table:table-cell office:value-type="float" office:value="0.3744758" calcext:value-type="float">
            <text:p>0,3744758</text:p>
          </table:table-cell>
          <table:table-cell office:value-type="float" office:value="0.3242474" calcext:value-type="float">
            <text:p>0,3242474</text:p>
          </table:table-cell>
          <table:table-cell office:value-type="float" office:value="693.1857" calcext:value-type="float">
            <text:p>693,1857</text:p>
          </table:table-cell>
          <table:table-cell office:value-type="float" office:value="3.940902" calcext:value-type="float">
            <text:p>3,9409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429" calcext:value-type="float">
            <text:p>4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29" calcext:value-type="float">
            <text:p>429</text:p>
          </table:table-cell>
          <table:table-cell office:value-type="float" office:value="8627645" calcext:value-type="float">
            <text:p>8627645</text:p>
          </table:table-cell>
          <table:table-cell office:value-type="float" office:value="377193564" calcext:value-type="float">
            <text:p>377193564</text:p>
          </table:table-cell>
        </table:table-row>
        <table:table-row table:style-name="ro2">
          <table:table-cell office:value-type="float" office:value="8648" calcext:value-type="float">
            <text:p>8648</text:p>
          </table:table-cell>
          <table:table-cell office:value-type="string" calcext:value-type="string">
            <text:p>14:37:24.007</text:p>
          </table:table-cell>
          <table:table-cell office:value-type="string" calcext:value-type="string">
            <text:p>00:00:08.647</text:p>
          </table:table-cell>
          <table:table-cell office:value-type="float" office:value="433" calcext:value-type="float">
            <text:p>433</text:p>
          </table:table-cell>
          <table:table-cell office:value-type="float" office:value="523.1991" calcext:value-type="float">
            <text:p>523,1991</text:p>
          </table:table-cell>
          <table:table-cell office:value-type="float" office:value="423.1253" calcext:value-type="float">
            <text:p>423,1253</text:p>
          </table:table-cell>
          <table:table-cell office:value-type="float" office:value="0.634914" calcext:value-type="float">
            <text:p>0,634914</text:p>
          </table:table-cell>
          <table:table-cell office:value-type="float" office:value="0.316019" calcext:value-type="float">
            <text:p>0,316019</text:p>
          </table:table-cell>
          <table:table-cell office:value-type="float" office:value="692.7831" calcext:value-type="float">
            <text:p>692,7831</text:p>
          </table:table-cell>
          <table:table-cell office:value-type="float" office:value="4.043813" calcext:value-type="float">
            <text:p>4,043813</text:p>
          </table:table-cell>
          <table:table-cell office:value-type="float" office:value="0" calcext:value-type="float">
            <text:p>0</text:p>
          </table:table-cell>
          <table:table-cell office:value-type="float" office:value="538.0196" calcext:value-type="float">
            <text:p>538,0196</text:p>
          </table:table-cell>
          <table:table-cell office:value-type="float" office:value="435.5492" calcext:value-type="float">
            <text:p>435,5492</text:p>
          </table:table-cell>
          <table:table-cell office:value-type="float" office:value="0.3744534" calcext:value-type="float">
            <text:p>0,3744534</text:p>
          </table:table-cell>
          <table:table-cell office:value-type="float" office:value="0.3241574" calcext:value-type="float">
            <text:p>0,3241574</text:p>
          </table:table-cell>
          <table:table-cell office:value-type="float" office:value="693.6328" calcext:value-type="float">
            <text:p>693,6328</text:p>
          </table:table-cell>
          <table:table-cell office:value-type="float" office:value="3.927388" calcext:value-type="float">
            <text:p>3,9273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1" calcext:value-type="float">
            <text:p>531</text:p>
          </table:table-cell>
          <table:table-cell office:value-type="float" office:value="429" calcext:value-type="float">
            <text:p>4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429" calcext:value-type="float">
            <text:p>429</text:p>
          </table:table-cell>
          <table:table-cell office:value-type="float" office:value="8647662" calcext:value-type="float">
            <text:p>8647662</text:p>
          </table:table-cell>
          <table:table-cell office:value-type="float" office:value="377213581" calcext:value-type="float">
            <text:p>377213581</text:p>
          </table:table-cell>
        </table:table-row>
        <table:table-row table:style-name="ro2">
          <table:table-cell office:value-type="float" office:value="8667" calcext:value-type="float">
            <text:p>8667</text:p>
          </table:table-cell>
          <table:table-cell office:value-type="string" calcext:value-type="string">
            <text:p>14:37:24.026</text:p>
          </table:table-cell>
          <table:table-cell office:value-type="string" calcext:value-type="string">
            <text:p>00:00:08.667</text:p>
          </table:table-cell>
          <table:table-cell office:value-type="float" office:value="434" calcext:value-type="float">
            <text:p>434</text:p>
          </table:table-cell>
          <table:table-cell office:value-type="float" office:value="525.2758" calcext:value-type="float">
            <text:p>525,2758</text:p>
          </table:table-cell>
          <table:table-cell office:value-type="float" office:value="432.7285" calcext:value-type="float">
            <text:p>432,7285</text:p>
          </table:table-cell>
          <table:table-cell office:value-type="float" office:value="0.6348685" calcext:value-type="float">
            <text:p>0,6348685</text:p>
          </table:table-cell>
          <table:table-cell office:value-type="float" office:value="0.3160125" calcext:value-type="float">
            <text:p>0,3160125</text:p>
          </table:table-cell>
          <table:table-cell office:value-type="float" office:value="692.7831" calcext:value-type="float">
            <text:p>692,7831</text:p>
          </table:table-cell>
          <table:table-cell office:value-type="float" office:value="4.081323" calcext:value-type="float">
            <text:p>4,081323</text:p>
          </table:table-cell>
          <table:table-cell office:value-type="float" office:value="0" calcext:value-type="float">
            <text:p>0</text:p>
          </table:table-cell>
          <table:table-cell office:value-type="float" office:value="534.8088" calcext:value-type="float">
            <text:p>534,8088</text:p>
          </table:table-cell>
          <table:table-cell office:value-type="float" office:value="420.8004" calcext:value-type="float">
            <text:p>420,8004</text:p>
          </table:table-cell>
          <table:table-cell office:value-type="float" office:value="0.3743698" calcext:value-type="float">
            <text:p>0,3743698</text:p>
          </table:table-cell>
          <table:table-cell office:value-type="float" office:value="0.3242461" calcext:value-type="float">
            <text:p>0,3242461</text:p>
          </table:table-cell>
          <table:table-cell office:value-type="float" office:value="693.6328" calcext:value-type="float">
            <text:p>693,6328</text:p>
          </table:table-cell>
          <table:table-cell office:value-type="float" office:value="4.000369" calcext:value-type="float">
            <text:p>4,0003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427" calcext:value-type="float">
            <text:p>4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7" calcext:value-type="float">
            <text:p>427</text:p>
          </table:table-cell>
          <table:table-cell office:value-type="float" office:value="8667497" calcext:value-type="float">
            <text:p>8667497</text:p>
          </table:table-cell>
          <table:table-cell office:value-type="float" office:value="377233416" calcext:value-type="float">
            <text:p>377233416</text:p>
          </table:table-cell>
        </table:table-row>
        <table:table-row table:style-name="ro2">
          <table:table-cell office:value-type="float" office:value="8687" calcext:value-type="float">
            <text:p>8687</text:p>
          </table:table-cell>
          <table:table-cell office:value-type="string" calcext:value-type="string">
            <text:p>14:37:24.046</text:p>
          </table:table-cell>
          <table:table-cell office:value-type="string" calcext:value-type="string">
            <text:p>00:00:08.687</text:p>
          </table:table-cell>
          <table:table-cell office:value-type="float" office:value="435" calcext:value-type="float">
            <text:p>435</text:p>
          </table:table-cell>
          <table:table-cell office:value-type="float" office:value="509.8272" calcext:value-type="float">
            <text:p>509,8272</text:p>
          </table:table-cell>
          <table:table-cell office:value-type="float" office:value="416.1097" calcext:value-type="float">
            <text:p>416,1097</text:p>
          </table:table-cell>
          <table:table-cell office:value-type="float" office:value="0.6347225" calcext:value-type="float">
            <text:p>0,6347225</text:p>
          </table:table-cell>
          <table:table-cell office:value-type="float" office:value="0.3160934" calcext:value-type="float">
            <text:p>0,3160934</text:p>
          </table:table-cell>
          <table:table-cell office:value-type="float" office:value="692.7831" calcext:value-type="float">
            <text:p>692,7831</text:p>
          </table:table-cell>
          <table:table-cell office:value-type="float" office:value="4.08011" calcext:value-type="float">
            <text:p>4,08011</text:p>
          </table:table-cell>
          <table:table-cell office:value-type="float" office:value="0" calcext:value-type="float">
            <text:p>0</text:p>
          </table:table-cell>
          <table:table-cell office:value-type="float" office:value="547.434" calcext:value-type="float">
            <text:p>547,434</text:p>
          </table:table-cell>
          <table:table-cell office:value-type="float" office:value="426.5393" calcext:value-type="float">
            <text:p>426,5393</text:p>
          </table:table-cell>
          <table:table-cell office:value-type="float" office:value="0.374295" calcext:value-type="float">
            <text:p>0,374295</text:p>
          </table:table-cell>
          <table:table-cell office:value-type="float" office:value="0.3243893" calcext:value-type="float">
            <text:p>0,3243893</text:p>
          </table:table-cell>
          <table:table-cell office:value-type="float" office:value="693.6328" calcext:value-type="float">
            <text:p>693,6328</text:p>
          </table:table-cell>
          <table:table-cell office:value-type="float" office:value="3.971935" calcext:value-type="float">
            <text:p>3,9719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421" calcext:value-type="float">
            <text:p>42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20" calcext:value-type="float">
            <text:p>42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21" calcext:value-type="float">
            <text:p>421</text:p>
          </table:table-cell>
          <table:table-cell office:value-type="float" office:value="8687470" calcext:value-type="float">
            <text:p>8687470</text:p>
          </table:table-cell>
          <table:table-cell office:value-type="float" office:value="377253389" calcext:value-type="float">
            <text:p>377253389</text:p>
          </table:table-cell>
        </table:table-row>
        <table:table-row table:style-name="ro2">
          <table:table-cell office:value-type="float" office:value="8707" calcext:value-type="float">
            <text:p>8707</text:p>
          </table:table-cell>
          <table:table-cell office:value-type="string" calcext:value-type="string">
            <text:p>14:37:24.066</text:p>
          </table:table-cell>
          <table:table-cell office:value-type="string" calcext:value-type="string">
            <text:p>00:00:08.707</text:p>
          </table:table-cell>
          <table:table-cell office:value-type="float" office:value="436" calcext:value-type="float">
            <text:p>436</text:p>
          </table:table-cell>
          <table:table-cell office:value-type="float" office:value="551.143" calcext:value-type="float">
            <text:p>551,143</text:p>
          </table:table-cell>
          <table:table-cell office:value-type="float" office:value="439.2098" calcext:value-type="float">
            <text:p>439,2098</text:p>
          </table:table-cell>
          <table:table-cell office:value-type="float" office:value="0.6342852" calcext:value-type="float">
            <text:p>0,6342852</text:p>
          </table:table-cell>
          <table:table-cell office:value-type="float" office:value="0.3166257" calcext:value-type="float">
            <text:p>0,3166257</text:p>
          </table:table-cell>
          <table:table-cell office:value-type="float" office:value="692.7831" calcext:value-type="float">
            <text:p>692,7831</text:p>
          </table:table-cell>
          <table:table-cell office:value-type="float" office:value="4.139747" calcext:value-type="float">
            <text:p>4,139747</text:p>
          </table:table-cell>
          <table:table-cell office:value-type="float" office:value="0" calcext:value-type="float">
            <text:p>0</text:p>
          </table:table-cell>
          <table:table-cell office:value-type="float" office:value="577.3187" calcext:value-type="float">
            <text:p>577,3187</text:p>
          </table:table-cell>
          <table:table-cell office:value-type="float" office:value="473.4766" calcext:value-type="float">
            <text:p>473,4766</text:p>
          </table:table-cell>
          <table:table-cell office:value-type="float" office:value="0.3738702" calcext:value-type="float">
            <text:p>0,3738702</text:p>
          </table:table-cell>
          <table:table-cell office:value-type="float" office:value="0.3246195" calcext:value-type="float">
            <text:p>0,3246195</text:p>
          </table:table-cell>
          <table:table-cell office:value-type="float" office:value="693.6328" calcext:value-type="float">
            <text:p>693,6328</text:p>
          </table:table-cell>
          <table:table-cell office:value-type="float" office:value="3.972947" calcext:value-type="float">
            <text:p>3,9729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64" calcext:value-type="float">
            <text:p>564</text:p>
          </table:table-cell>
          <table:table-cell office:value-type="float" office:value="456" calcext:value-type="float">
            <text:p>45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456" calcext:value-type="float">
            <text:p>456</text:p>
          </table:table-cell>
          <table:table-cell office:value-type="float" office:value="8707405" calcext:value-type="float">
            <text:p>8707405</text:p>
          </table:table-cell>
          <table:table-cell office:value-type="float" office:value="377273324" calcext:value-type="float">
            <text:p>377273324</text:p>
          </table:table-cell>
        </table:table-row>
        <table:table-row table:style-name="ro2">
          <table:table-cell office:value-type="float" office:value="8727" calcext:value-type="float">
            <text:p>8727</text:p>
          </table:table-cell>
          <table:table-cell office:value-type="string" calcext:value-type="string">
            <text:p>14:37:24.086</text:p>
          </table:table-cell>
          <table:table-cell office:value-type="string" calcext:value-type="string">
            <text:p>00:00:08.727</text:p>
          </table:table-cell>
          <table:table-cell office:value-type="float" office:value="437" calcext:value-type="float">
            <text:p>437</text:p>
          </table:table-cell>
          <table:table-cell office:value-type="float" office:value="632.729" calcext:value-type="float">
            <text:p>632,729</text:p>
          </table:table-cell>
          <table:table-cell office:value-type="float" office:value="510.5194" calcext:value-type="float">
            <text:p>510,5194</text:p>
          </table:table-cell>
          <table:table-cell office:value-type="float" office:value="0.6331974" calcext:value-type="float">
            <text:p>0,6331974</text:p>
          </table:table-cell>
          <table:table-cell office:value-type="float" office:value="0.3170693" calcext:value-type="float">
            <text:p>0,3170693</text:p>
          </table:table-cell>
          <table:table-cell office:value-type="float" office:value="692.7831" calcext:value-type="float">
            <text:p>692,7831</text:p>
          </table:table-cell>
          <table:table-cell office:value-type="float" office:value="4.060364" calcext:value-type="float">
            <text:p>4,060364</text:p>
          </table:table-cell>
          <table:table-cell office:value-type="float" office:value="0" calcext:value-type="float">
            <text:p>0</text:p>
          </table:table-cell>
          <table:table-cell office:value-type="float" office:value="634.1729" calcext:value-type="float">
            <text:p>634,1729</text:p>
          </table:table-cell>
          <table:table-cell office:value-type="float" office:value="524.0312" calcext:value-type="float">
            <text:p>524,0312</text:p>
          </table:table-cell>
          <table:table-cell office:value-type="float" office:value="0.3730042" calcext:value-type="float">
            <text:p>0,3730042</text:p>
          </table:table-cell>
          <table:table-cell office:value-type="float" office:value="0.3254944" calcext:value-type="float">
            <text:p>0,3254944</text:p>
          </table:table-cell>
          <table:table-cell office:value-type="float" office:value="693.6328" calcext:value-type="float">
            <text:p>693,6328</text:p>
          </table:table-cell>
          <table:table-cell office:value-type="float" office:value="3.948475" calcext:value-type="float">
            <text:p>3,94847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3" calcext:value-type="float">
            <text:p>633</text:p>
          </table:table-cell>
          <table:table-cell office:value-type="float" office:value="517" calcext:value-type="float">
            <text:p>5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517" calcext:value-type="float">
            <text:p>517</text:p>
          </table:table-cell>
          <table:table-cell office:value-type="float" office:value="8727218" calcext:value-type="float">
            <text:p>8727218</text:p>
          </table:table-cell>
          <table:table-cell office:value-type="float" office:value="377293137" calcext:value-type="float">
            <text:p>377293137</text:p>
          </table:table-cell>
        </table:table-row>
        <table:table-row table:style-name="ro2">
          <table:table-cell office:value-type="float" office:value="8747" calcext:value-type="float">
            <text:p>8747</text:p>
          </table:table-cell>
          <table:table-cell office:value-type="string" calcext:value-type="string">
            <text:p>14:37:24.106</text:p>
          </table:table-cell>
          <table:table-cell office:value-type="string" calcext:value-type="string">
            <text:p>00:00:08.747</text:p>
          </table:table-cell>
          <table:table-cell office:value-type="float" office:value="438" calcext:value-type="float">
            <text:p>438</text:p>
          </table:table-cell>
          <table:table-cell office:value-type="float" office:value="643.9605" calcext:value-type="float">
            <text:p>643,9605</text:p>
          </table:table-cell>
          <table:table-cell office:value-type="float" office:value="510.6826" calcext:value-type="float">
            <text:p>510,6826</text:p>
          </table:table-cell>
          <table:table-cell office:value-type="float" office:value="0.6331955" calcext:value-type="float">
            <text:p>0,6331955</text:p>
          </table:table-cell>
          <table:table-cell office:value-type="float" office:value="0.317385" calcext:value-type="float">
            <text:p>0,317385</text:p>
          </table:table-cell>
          <table:table-cell office:value-type="float" office:value="695.0785" calcext:value-type="float">
            <text:p>695,0785</text:p>
          </table:table-cell>
          <table:table-cell office:value-type="float" office:value="4.085979" calcext:value-type="float">
            <text:p>4,085979</text:p>
          </table:table-cell>
          <table:table-cell office:value-type="float" office:value="0" calcext:value-type="float">
            <text:p>0</text:p>
          </table:table-cell>
          <table:table-cell office:value-type="float" office:value="656.9726" calcext:value-type="float">
            <text:p>656,9726</text:p>
          </table:table-cell>
          <table:table-cell office:value-type="float" office:value="543.8388" calcext:value-type="float">
            <text:p>543,8388</text:p>
          </table:table-cell>
          <table:table-cell office:value-type="float" office:value="0.3730273" calcext:value-type="float">
            <text:p>0,3730273</text:p>
          </table:table-cell>
          <table:table-cell office:value-type="float" office:value="0.3257096" calcext:value-type="float">
            <text:p>0,3257096</text:p>
          </table:table-cell>
          <table:table-cell office:value-type="float" office:value="695.5151" calcext:value-type="float">
            <text:p>695,5151</text:p>
          </table:table-cell>
          <table:table-cell office:value-type="float" office:value="3.951343" calcext:value-type="float">
            <text:p>3,951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527" calcext:value-type="float">
            <text:p>5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27" calcext:value-type="float">
            <text:p>527</text:p>
          </table:table-cell>
          <table:table-cell office:value-type="float" office:value="8747285" calcext:value-type="float">
            <text:p>8747285</text:p>
          </table:table-cell>
          <table:table-cell office:value-type="float" office:value="377313204" calcext:value-type="float">
            <text:p>377313204</text:p>
          </table:table-cell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string" calcext:value-type="string">
            <text:p>14:37:24.126</text:p>
          </table:table-cell>
          <table:table-cell office:value-type="string" calcext:value-type="string">
            <text:p>00:00:08.767</text:p>
          </table:table-cell>
          <table:table-cell office:value-type="float" office:value="439" calcext:value-type="float">
            <text:p>439</text:p>
          </table:table-cell>
          <table:table-cell office:value-type="float" office:value="633.1259" calcext:value-type="float">
            <text:p>633,1259</text:p>
          </table:table-cell>
          <table:table-cell office:value-type="float" office:value="500.913" calcext:value-type="float">
            <text:p>500,913</text:p>
          </table:table-cell>
          <table:table-cell office:value-type="float" office:value="0.6332032" calcext:value-type="float">
            <text:p>0,6332032</text:p>
          </table:table-cell>
          <table:table-cell office:value-type="float" office:value="0.3176514" calcext:value-type="float">
            <text:p>0,3176514</text:p>
          </table:table-cell>
          <table:table-cell office:value-type="float" office:value="695.0785" calcext:value-type="float">
            <text:p>695,0785</text:p>
          </table:table-cell>
          <table:table-cell office:value-type="float" office:value="4.104964" calcext:value-type="float">
            <text:p>4,104964</text:p>
          </table:table-cell>
          <table:table-cell office:value-type="float" office:value="0" calcext:value-type="float">
            <text:p>0</text:p>
          </table:table-cell>
          <table:table-cell office:value-type="float" office:value="633.941" calcext:value-type="float">
            <text:p>633,941</text:p>
          </table:table-cell>
          <table:table-cell office:value-type="float" office:value="508.4399" calcext:value-type="float">
            <text:p>508,4399</text:p>
          </table:table-cell>
          <table:table-cell office:value-type="float" office:value="0.3729499" calcext:value-type="float">
            <text:p>0,3729499</text:p>
          </table:table-cell>
          <table:table-cell office:value-type="float" office:value="0.3258183" calcext:value-type="float">
            <text:p>0,3258183</text:p>
          </table:table-cell>
          <table:table-cell office:value-type="float" office:value="695.5151" calcext:value-type="float">
            <text:p>695,5151</text:p>
          </table:table-cell>
          <table:table-cell office:value-type="float" office:value="3.963844" calcext:value-type="float">
            <text:p>3,96384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505" calcext:value-type="float">
            <text:p>5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505" calcext:value-type="float">
            <text:p>505</text:p>
          </table:table-cell>
          <table:table-cell office:value-type="float" office:value="8767238" calcext:value-type="float">
            <text:p>8767238</text:p>
          </table:table-cell>
          <table:table-cell office:value-type="float" office:value="377333157" calcext:value-type="float">
            <text:p>377333157</text:p>
          </table:table-cell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string" calcext:value-type="string">
            <text:p>14:37:24.146</text:p>
          </table:table-cell>
          <table:table-cell office:value-type="string" calcext:value-type="string">
            <text:p>00:00:08.787</text:p>
          </table:table-cell>
          <table:table-cell office:value-type="float" office:value="440" calcext:value-type="float">
            <text:p>440</text:p>
          </table:table-cell>
          <table:table-cell office:value-type="float" office:value="630.5618" calcext:value-type="float">
            <text:p>630,5618</text:p>
          </table:table-cell>
          <table:table-cell office:value-type="float" office:value="503.1054" calcext:value-type="float">
            <text:p>503,1054</text:p>
          </table:table-cell>
          <table:table-cell office:value-type="float" office:value="0.6332505" calcext:value-type="float">
            <text:p>0,6332505</text:p>
          </table:table-cell>
          <table:table-cell office:value-type="float" office:value="0.3177079" calcext:value-type="float">
            <text:p>0,3177079</text:p>
          </table:table-cell>
          <table:table-cell office:value-type="float" office:value="695.0785" calcext:value-type="float">
            <text:p>695,0785</text:p>
          </table:table-cell>
          <table:table-cell office:value-type="float" office:value="4.104964" calcext:value-type="float">
            <text:p>4,104964</text:p>
          </table:table-cell>
          <table:table-cell office:value-type="float" office:value="0" calcext:value-type="float">
            <text:p>0</text:p>
          </table:table-cell>
          <table:table-cell office:value-type="float" office:value="637.6447" calcext:value-type="float">
            <text:p>637,6447</text:p>
          </table:table-cell>
          <table:table-cell office:value-type="float" office:value="517.4145" calcext:value-type="float">
            <text:p>517,4145</text:p>
          </table:table-cell>
          <table:table-cell office:value-type="float" office:value="0.3729344" calcext:value-type="float">
            <text:p>0,3729344</text:p>
          </table:table-cell>
          <table:table-cell office:value-type="float" office:value="0.3260714" calcext:value-type="float">
            <text:p>0,3260714</text:p>
          </table:table-cell>
          <table:table-cell office:value-type="float" office:value="695.5151" calcext:value-type="float">
            <text:p>695,5151</text:p>
          </table:table-cell>
          <table:table-cell office:value-type="float" office:value="3.955918" calcext:value-type="float">
            <text:p>3,9559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8787091" calcext:value-type="float">
            <text:p>8787091</text:p>
          </table:table-cell>
          <table:table-cell office:value-type="float" office:value="377353010" calcext:value-type="float">
            <text:p>377353010</text:p>
          </table:table-cell>
        </table:table-row>
        <table:table-row table:style-name="ro2">
          <table:table-cell office:value-type="float" office:value="8807" calcext:value-type="float">
            <text:p>8807</text:p>
          </table:table-cell>
          <table:table-cell office:value-type="string" calcext:value-type="string">
            <text:p>14:37:24.166</text:p>
          </table:table-cell>
          <table:table-cell office:value-type="string" calcext:value-type="string">
            <text:p>00:00:08.806</text:p>
          </table:table-cell>
          <table:table-cell office:value-type="float" office:value="441" calcext:value-type="float">
            <text:p>441</text:p>
          </table:table-cell>
          <table:table-cell office:value-type="float" office:value="623.3831" calcext:value-type="float">
            <text:p>623,3831</text:p>
          </table:table-cell>
          <table:table-cell office:value-type="float" office:value="488.7005" calcext:value-type="float">
            <text:p>488,7005</text:p>
          </table:table-cell>
          <table:table-cell office:value-type="float" office:value="0.6331523" calcext:value-type="float">
            <text:p>0,6331523</text:p>
          </table:table-cell>
          <table:table-cell office:value-type="float" office:value="0.3176574" calcext:value-type="float">
            <text:p>0,3176574</text:p>
          </table:table-cell>
          <table:table-cell office:value-type="float" office:value="695.0785" calcext:value-type="float">
            <text:p>695,0785</text:p>
          </table:table-cell>
          <table:table-cell office:value-type="float" office:value="4.042803" calcext:value-type="float">
            <text:p>4,042803</text:p>
          </table:table-cell>
          <table:table-cell office:value-type="float" office:value="0" calcext:value-type="float">
            <text:p>0</text:p>
          </table:table-cell>
          <table:table-cell office:value-type="float" office:value="650.0793" calcext:value-type="float">
            <text:p>650,0793</text:p>
          </table:table-cell>
          <table:table-cell office:value-type="float" office:value="500.6295" calcext:value-type="float">
            <text:p>500,6295</text:p>
          </table:table-cell>
          <table:table-cell office:value-type="float" office:value="0.3728569" calcext:value-type="float">
            <text:p>0,3728569</text:p>
          </table:table-cell>
          <table:table-cell office:value-type="float" office:value="0.3260321" calcext:value-type="float">
            <text:p>0,3260321</text:p>
          </table:table-cell>
          <table:table-cell office:value-type="float" office:value="695.5151" calcext:value-type="float">
            <text:p>695,5151</text:p>
          </table:table-cell>
          <table:table-cell office:value-type="float" office:value="3.931051" calcext:value-type="float">
            <text:p>3,93105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7" calcext:value-type="float">
            <text:p>637</text:p>
          </table:table-cell>
          <table:table-cell office:value-type="float" office:value="495" calcext:value-type="float">
            <text:p>4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495" calcext:value-type="float">
            <text:p>495</text:p>
          </table:table-cell>
          <table:table-cell office:value-type="float" office:value="8806963" calcext:value-type="float">
            <text:p>8806963</text:p>
          </table:table-cell>
          <table:table-cell office:value-type="float" office:value="377372882" calcext:value-type="float">
            <text:p>377372882</text:p>
          </table:table-cell>
        </table:table-row>
        <table:table-row table:style-name="ro2">
          <table:table-cell office:value-type="float" office:value="8827" calcext:value-type="float">
            <text:p>8827</text:p>
          </table:table-cell>
          <table:table-cell office:value-type="string" calcext:value-type="string">
            <text:p>14:37:24.186</text:p>
          </table:table-cell>
          <table:table-cell office:value-type="string" calcext:value-type="string">
            <text:p>00:00:08.826</text:p>
          </table:table-cell>
          <table:table-cell office:value-type="float" office:value="442" calcext:value-type="float">
            <text:p>442</text:p>
          </table:table-cell>
          <table:table-cell office:value-type="float" office:value="619.6455" calcext:value-type="float">
            <text:p>619,6455</text:p>
          </table:table-cell>
          <table:table-cell office:value-type="float" office:value="492.4935" calcext:value-type="float">
            <text:p>492,4935</text:p>
          </table:table-cell>
          <table:table-cell office:value-type="float" office:value="0.6330129" calcext:value-type="float">
            <text:p>0,6330129</text:p>
          </table:table-cell>
          <table:table-cell office:value-type="float" office:value="0.3174991" calcext:value-type="float">
            <text:p>0,3174991</text:p>
          </table:table-cell>
          <table:table-cell office:value-type="float" office:value="695.0785" calcext:value-type="float">
            <text:p>695,0785</text:p>
          </table:table-cell>
          <table:table-cell office:value-type="float" office:value="4.116071" calcext:value-type="float">
            <text:p>4,116071</text:p>
          </table:table-cell>
          <table:table-cell office:value-type="float" office:value="0" calcext:value-type="float">
            <text:p>0</text:p>
          </table:table-cell>
          <table:table-cell office:value-type="float" office:value="655.0815" calcext:value-type="float">
            <text:p>655,0815</text:p>
          </table:table-cell>
          <table:table-cell office:value-type="float" office:value="519.9889" calcext:value-type="float">
            <text:p>519,9889</text:p>
          </table:table-cell>
          <table:table-cell office:value-type="float" office:value="0.3727516" calcext:value-type="float">
            <text:p>0,3727516</text:p>
          </table:table-cell>
          <table:table-cell office:value-type="float" office:value="0.3258211" calcext:value-type="float">
            <text:p>0,3258211</text:p>
          </table:table-cell>
          <table:table-cell office:value-type="float" office:value="695.5151" calcext:value-type="float">
            <text:p>695,5151</text:p>
          </table:table-cell>
          <table:table-cell office:value-type="float" office:value="3.894918" calcext:value-type="float">
            <text:p>3,8949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7" calcext:value-type="float">
            <text:p>637</text:p>
          </table:table-cell>
          <table:table-cell office:value-type="float" office:value="506" calcext:value-type="float">
            <text:p>50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506" calcext:value-type="float">
            <text:p>506</text:p>
          </table:table-cell>
          <table:table-cell office:value-type="float" office:value="8826973" calcext:value-type="float">
            <text:p>8826973</text:p>
          </table:table-cell>
          <table:table-cell office:value-type="float" office:value="377392892" calcext:value-type="float">
            <text:p>377392892</text:p>
          </table:table-cell>
        </table:table-row>
        <table:table-row table:style-name="ro2">
          <table:table-cell office:value-type="float" office:value="8847" calcext:value-type="float">
            <text:p>8847</text:p>
          </table:table-cell>
          <table:table-cell office:value-type="string" calcext:value-type="string">
            <text:p>14:37:24.206</text:p>
          </table:table-cell>
          <table:table-cell office:value-type="string" calcext:value-type="string">
            <text:p>00:00:08.847</text:p>
          </table:table-cell>
          <table:table-cell office:value-type="float" office:value="443" calcext:value-type="float">
            <text:p>443</text:p>
          </table:table-cell>
          <table:table-cell office:value-type="float" office:value="615.5161" calcext:value-type="float">
            <text:p>615,5161</text:p>
          </table:table-cell>
          <table:table-cell office:value-type="float" office:value="488.7774" calcext:value-type="float">
            <text:p>488,7774</text:p>
          </table:table-cell>
          <table:table-cell office:value-type="float" office:value="0.6329095" calcext:value-type="float">
            <text:p>0,6329095</text:p>
          </table:table-cell>
          <table:table-cell office:value-type="float" office:value="0.3172339" calcext:value-type="float">
            <text:p>0,3172339</text:p>
          </table:table-cell>
          <table:table-cell office:value-type="float" office:value="695.403" calcext:value-type="float">
            <text:p>695,403</text:p>
          </table:table-cell>
          <table:table-cell office:value-type="float" office:value="4.10331" calcext:value-type="float">
            <text:p>4,10331</text:p>
          </table:table-cell>
          <table:table-cell office:value-type="float" office:value="0" calcext:value-type="float">
            <text:p>0</text:p>
          </table:table-cell>
          <table:table-cell office:value-type="float" office:value="660.105" calcext:value-type="float">
            <text:p>660,105</text:p>
          </table:table-cell>
          <table:table-cell office:value-type="float" office:value="515.9107" calcext:value-type="float">
            <text:p>515,9107</text:p>
          </table:table-cell>
          <table:table-cell office:value-type="float" office:value="0.3725144" calcext:value-type="float">
            <text:p>0,3725144</text:p>
          </table:table-cell>
          <table:table-cell office:value-type="float" office:value="0.3258116" calcext:value-type="float">
            <text:p>0,3258116</text:p>
          </table:table-cell>
          <table:table-cell office:value-type="float" office:value="695.1398" calcext:value-type="float">
            <text:p>695,1398</text:p>
          </table:table-cell>
          <table:table-cell office:value-type="float" office:value="3.876968" calcext:value-type="float">
            <text:p>3,87696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8" calcext:value-type="float">
            <text:p>638</text:p>
          </table:table-cell>
          <table:table-cell office:value-type="float" office:value="502" calcext:value-type="float">
            <text:p>5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502" calcext:value-type="float">
            <text:p>502</text:p>
          </table:table-cell>
          <table:table-cell office:value-type="float" office:value="8847005" calcext:value-type="float">
            <text:p>8847005</text:p>
          </table:table-cell>
          <table:table-cell office:value-type="float" office:value="377412924" calcext:value-type="float">
            <text:p>377412924</text:p>
          </table:table-cell>
        </table:table-row>
        <table:table-row table:style-name="ro2">
          <table:table-cell office:value-type="float" office:value="8867" calcext:value-type="float">
            <text:p>8867</text:p>
          </table:table-cell>
          <table:table-cell office:value-type="string" calcext:value-type="string">
            <text:p>14:37:24.226</text:p>
          </table:table-cell>
          <table:table-cell office:value-type="string" calcext:value-type="string">
            <text:p>00:00:08.866</text:p>
          </table:table-cell>
          <table:table-cell office:value-type="float" office:value="444" calcext:value-type="float">
            <text:p>444</text:p>
          </table:table-cell>
          <table:table-cell office:value-type="float" office:value="629.1195" calcext:value-type="float">
            <text:p>629,1195</text:p>
          </table:table-cell>
          <table:table-cell office:value-type="float" office:value="518.9811" calcext:value-type="float">
            <text:p>518,9811</text:p>
          </table:table-cell>
          <table:table-cell office:value-type="float" office:value="0.6328148" calcext:value-type="float">
            <text:p>0,6328148</text:p>
          </table:table-cell>
          <table:table-cell office:value-type="float" office:value="0.3170125" calcext:value-type="float">
            <text:p>0,3170125</text:p>
          </table:table-cell>
          <table:table-cell office:value-type="float" office:value="695.403" calcext:value-type="float">
            <text:p>695,403</text:p>
          </table:table-cell>
          <table:table-cell office:value-type="float" office:value="4.08428" calcext:value-type="float">
            <text:p>4,08428</text:p>
          </table:table-cell>
          <table:table-cell office:value-type="float" office:value="0" calcext:value-type="float">
            <text:p>0</text:p>
          </table:table-cell>
          <table:table-cell office:value-type="float" office:value="634.0287" calcext:value-type="float">
            <text:p>634,0287</text:p>
          </table:table-cell>
          <table:table-cell office:value-type="float" office:value="530.8369" calcext:value-type="float">
            <text:p>530,8369</text:p>
          </table:table-cell>
          <table:table-cell office:value-type="float" office:value="0.3722662" calcext:value-type="float">
            <text:p>0,3722662</text:p>
          </table:table-cell>
          <table:table-cell office:value-type="float" office:value="0.3256738" calcext:value-type="float">
            <text:p>0,3256738</text:p>
          </table:table-cell>
          <table:table-cell office:value-type="float" office:value="695.1398" calcext:value-type="float">
            <text:p>695,1398</text:p>
          </table:table-cell>
          <table:table-cell office:value-type="float" office:value="3.858165" calcext:value-type="float">
            <text:p>3,85816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2" calcext:value-type="float">
            <text:p>632</text:p>
          </table:table-cell>
          <table:table-cell office:value-type="float" office:value="525" calcext:value-type="float">
            <text:p>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525" calcext:value-type="float">
            <text:p>525</text:p>
          </table:table-cell>
          <table:table-cell office:value-type="float" office:value="8866816" calcext:value-type="float">
            <text:p>8866816</text:p>
          </table:table-cell>
          <table:table-cell office:value-type="float" office:value="377432735" calcext:value-type="float">
            <text:p>377432735</text:p>
          </table:table-cell>
        </table:table-row>
        <table:table-row table:style-name="ro2">
          <table:table-cell office:value-type="float" office:value="8887" calcext:value-type="float">
            <text:p>8887</text:p>
          </table:table-cell>
          <table:table-cell office:value-type="string" calcext:value-type="string">
            <text:p>14:37:24.246</text:p>
          </table:table-cell>
          <table:table-cell office:value-type="string" calcext:value-type="string">
            <text:p>00:00:08.886</text:p>
          </table:table-cell>
          <table:table-cell office:value-type="float" office:value="445" calcext:value-type="float">
            <text:p>445</text:p>
          </table:table-cell>
          <table:table-cell office:value-type="float" office:value="635.8895" calcext:value-type="float">
            <text:p>635,8895</text:p>
          </table:table-cell>
          <table:table-cell office:value-type="float" office:value="517.1461" calcext:value-type="float">
            <text:p>517,1461</text:p>
          </table:table-cell>
          <table:table-cell office:value-type="float" office:value="0.6327597" calcext:value-type="float">
            <text:p>0,6327597</text:p>
          </table:table-cell>
          <table:table-cell office:value-type="float" office:value="0.3170267" calcext:value-type="float">
            <text:p>0,3170267</text:p>
          </table:table-cell>
          <table:table-cell office:value-type="float" office:value="695.403" calcext:value-type="float">
            <text:p>695,403</text:p>
          </table:table-cell>
          <table:table-cell office:value-type="float" office:value="4.115364" calcext:value-type="float">
            <text:p>4,115364</text:p>
          </table:table-cell>
          <table:table-cell office:value-type="float" office:value="0" calcext:value-type="float">
            <text:p>0</text:p>
          </table:table-cell>
          <table:table-cell office:value-type="float" office:value="647.3105" calcext:value-type="float">
            <text:p>647,3105</text:p>
          </table:table-cell>
          <table:table-cell office:value-type="float" office:value="514.8663" calcext:value-type="float">
            <text:p>514,8663</text:p>
          </table:table-cell>
          <table:table-cell office:value-type="float" office:value="0.3721741" calcext:value-type="float">
            <text:p>0,3721741</text:p>
          </table:table-cell>
          <table:table-cell office:value-type="float" office:value="0.3256968" calcext:value-type="float">
            <text:p>0,3256968</text:p>
          </table:table-cell>
          <table:table-cell office:value-type="float" office:value="695.1398" calcext:value-type="float">
            <text:p>695,1398</text:p>
          </table:table-cell>
          <table:table-cell office:value-type="float" office:value="3.887306" calcext:value-type="float">
            <text:p>3,88730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office:value-type="float" office:value="8886692" calcext:value-type="float">
            <text:p>8886692</text:p>
          </table:table-cell>
          <table:table-cell office:value-type="float" office:value="377452611" calcext:value-type="float">
            <text:p>377452611</text:p>
          </table:table-cell>
        </table:table-row>
        <table:table-row table:style-name="ro2">
          <table:table-cell office:value-type="float" office:value="8907" calcext:value-type="float">
            <text:p>8907</text:p>
          </table:table-cell>
          <table:table-cell office:value-type="string" calcext:value-type="string">
            <text:p>14:37:24.266</text:p>
          </table:table-cell>
          <table:table-cell office:value-type="string" calcext:value-type="string">
            <text:p>00:00:08.906</text:p>
          </table:table-cell>
          <table:table-cell office:value-type="float" office:value="446" calcext:value-type="float">
            <text:p>446</text:p>
          </table:table-cell>
          <table:table-cell office:value-type="float" office:value="647.4206" calcext:value-type="float">
            <text:p>647,4206</text:p>
          </table:table-cell>
          <table:table-cell office:value-type="float" office:value="540.4753" calcext:value-type="float">
            <text:p>540,4753</text:p>
          </table:table-cell>
          <table:table-cell office:value-type="float" office:value="0.6327352" calcext:value-type="float">
            <text:p>0,6327352</text:p>
          </table:table-cell>
          <table:table-cell office:value-type="float" office:value="0.3170196" calcext:value-type="float">
            <text:p>0,3170196</text:p>
          </table:table-cell>
          <table:table-cell office:value-type="float" office:value="695.403" calcext:value-type="float">
            <text:p>695,403</text:p>
          </table:table-cell>
          <table:table-cell office:value-type="float" office:value="4.100449" calcext:value-type="float">
            <text:p>4,100449</text:p>
          </table:table-cell>
          <table:table-cell office:value-type="float" office:value="0" calcext:value-type="float">
            <text:p>0</text:p>
          </table:table-cell>
          <table:table-cell office:value-type="float" office:value="652.0049" calcext:value-type="float">
            <text:p>652,0049</text:p>
          </table:table-cell>
          <table:table-cell office:value-type="float" office:value="517.0389" calcext:value-type="float">
            <text:p>517,0389</text:p>
          </table:table-cell>
          <table:table-cell office:value-type="float" office:value="0.3721504" calcext:value-type="float">
            <text:p>0,3721504</text:p>
          </table:table-cell>
          <table:table-cell office:value-type="float" office:value="0.3257464" calcext:value-type="float">
            <text:p>0,3257464</text:p>
          </table:table-cell>
          <table:table-cell office:value-type="float" office:value="695.1398" calcext:value-type="float">
            <text:p>695,1398</text:p>
          </table:table-cell>
          <table:table-cell office:value-type="float" office:value="3.906152" calcext:value-type="float">
            <text:p>3,9061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529" calcext:value-type="float">
            <text:p>52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29" calcext:value-type="float">
            <text:p>529</text:p>
          </table:table-cell>
          <table:table-cell office:value-type="float" office:value="8906774" calcext:value-type="float">
            <text:p>8906774</text:p>
          </table:table-cell>
          <table:table-cell office:value-type="float" office:value="377472693" calcext:value-type="float">
            <text:p>377472693</text:p>
          </table:table-cell>
        </table:table-row>
        <table:table-row table:style-name="ro2">
          <table:table-cell office:value-type="float" office:value="8927" calcext:value-type="float">
            <text:p>8927</text:p>
          </table:table-cell>
          <table:table-cell office:value-type="string" calcext:value-type="string">
            <text:p>14:37:24.286</text:p>
          </table:table-cell>
          <table:table-cell office:value-type="string" calcext:value-type="string">
            <text:p>00:00:08.926</text:p>
          </table:table-cell>
          <table:table-cell office:value-type="float" office:value="447" calcext:value-type="float">
            <text:p>447</text:p>
          </table:table-cell>
          <table:table-cell office:value-type="float" office:value="635.9701" calcext:value-type="float">
            <text:p>635,9701</text:p>
          </table:table-cell>
          <table:table-cell office:value-type="float" office:value="520.0668" calcext:value-type="float">
            <text:p>520,0668</text:p>
          </table:table-cell>
          <table:table-cell office:value-type="float" office:value="0.6327643" calcext:value-type="float">
            <text:p>0,6327643</text:p>
          </table:table-cell>
          <table:table-cell office:value-type="float" office:value="0.317011" calcext:value-type="float">
            <text:p>0,317011</text:p>
          </table:table-cell>
          <table:table-cell office:value-type="float" office:value="695.403" calcext:value-type="float">
            <text:p>695,403</text:p>
          </table:table-cell>
          <table:table-cell office:value-type="float" office:value="4.083369" calcext:value-type="float">
            <text:p>4,083369</text:p>
          </table:table-cell>
          <table:table-cell office:value-type="float" office:value="0" calcext:value-type="float">
            <text:p>0</text:p>
          </table:table-cell>
          <table:table-cell office:value-type="float" office:value="653.8481" calcext:value-type="float">
            <text:p>653,8481</text:p>
          </table:table-cell>
          <table:table-cell office:value-type="float" office:value="523.9063" calcext:value-type="float">
            <text:p>523,9063</text:p>
          </table:table-cell>
          <table:table-cell office:value-type="float" office:value="0.3721568" calcext:value-type="float">
            <text:p>0,3721568</text:p>
          </table:table-cell>
          <table:table-cell office:value-type="float" office:value="0.3257429" calcext:value-type="float">
            <text:p>0,3257429</text:p>
          </table:table-cell>
          <table:table-cell office:value-type="float" office:value="695.1398" calcext:value-type="float">
            <text:p>695,1398</text:p>
          </table:table-cell>
          <table:table-cell office:value-type="float" office:value="3.899326" calcext:value-type="float">
            <text:p>3,8993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5" calcext:value-type="float">
            <text:p>645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522" calcext:value-type="float">
            <text:p>522</text:p>
          </table:table-cell>
          <table:table-cell office:value-type="float" office:value="8926560" calcext:value-type="float">
            <text:p>8926560</text:p>
          </table:table-cell>
          <table:table-cell office:value-type="float" office:value="377492479" calcext:value-type="float">
            <text:p>377492479</text:p>
          </table:table-cell>
        </table:table-row>
        <table:table-row table:style-name="ro2">
          <table:table-cell office:value-type="float" office:value="8947" calcext:value-type="float">
            <text:p>8947</text:p>
          </table:table-cell>
          <table:table-cell office:value-type="string" calcext:value-type="string">
            <text:p>14:37:24.306</text:p>
          </table:table-cell>
          <table:table-cell office:value-type="string" calcext:value-type="string">
            <text:p>00:00:08.946</text:p>
          </table:table-cell>
          <table:table-cell office:value-type="float" office:value="448" calcext:value-type="float">
            <text:p>448</text:p>
          </table:table-cell>
          <table:table-cell office:value-type="float" office:value="639.2957" calcext:value-type="float">
            <text:p>639,2957</text:p>
          </table:table-cell>
          <table:table-cell office:value-type="float" office:value="522.0151" calcext:value-type="float">
            <text:p>522,0151</text:p>
          </table:table-cell>
          <table:table-cell office:value-type="float" office:value="0.632731" calcext:value-type="float">
            <text:p>0,632731</text:p>
          </table:table-cell>
          <table:table-cell office:value-type="float" office:value="0.3171118" calcext:value-type="float">
            <text:p>0,3171118</text:p>
          </table:table-cell>
          <table:table-cell office:value-type="float" office:value="696.8279" calcext:value-type="float">
            <text:p>696,8279</text:p>
          </table:table-cell>
          <table:table-cell office:value-type="float" office:value="4.103227" calcext:value-type="float">
            <text:p>4,103227</text:p>
          </table:table-cell>
          <table:table-cell office:value-type="float" office:value="0" calcext:value-type="float">
            <text:p>0</text:p>
          </table:table-cell>
          <table:table-cell office:value-type="float" office:value="653.6346" calcext:value-type="float">
            <text:p>653,6346</text:p>
          </table:table-cell>
          <table:table-cell office:value-type="float" office:value="521.2457" calcext:value-type="float">
            <text:p>521,2457</text:p>
          </table:table-cell>
          <table:table-cell office:value-type="float" office:value="0.3721734" calcext:value-type="float">
            <text:p>0,3721734</text:p>
          </table:table-cell>
          <table:table-cell office:value-type="float" office:value="0.3258835" calcext:value-type="float">
            <text:p>0,3258835</text:p>
          </table:table-cell>
          <table:table-cell office:value-type="float" office:value="691.918" calcext:value-type="float">
            <text:p>691,918</text:p>
          </table:table-cell>
          <table:table-cell office:value-type="float" office:value="3.892077" calcext:value-type="float">
            <text:p>3,8920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6" calcext:value-type="float">
            <text:p>646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522" calcext:value-type="float">
            <text:p>522</text:p>
          </table:table-cell>
          <table:table-cell office:value-type="float" office:value="8946619" calcext:value-type="float">
            <text:p>8946619</text:p>
          </table:table-cell>
          <table:table-cell office:value-type="float" office:value="377512538" calcext:value-type="float">
            <text:p>377512538</text:p>
          </table:table-cell>
        </table:table-row>
        <table:table-row table:style-name="ro2">
          <table:table-cell office:value-type="float" office:value="8966" calcext:value-type="float">
            <text:p>8966</text:p>
          </table:table-cell>
          <table:table-cell office:value-type="string" calcext:value-type="string">
            <text:p>14:37:24.325</text:p>
          </table:table-cell>
          <table:table-cell office:value-type="string" calcext:value-type="string">
            <text:p>00:00:08.966</text:p>
          </table:table-cell>
          <table:table-cell office:value-type="float" office:value="449" calcext:value-type="float">
            <text:p>449</text:p>
          </table:table-cell>
          <table:table-cell office:value-type="float" office:value="636.9824" calcext:value-type="float">
            <text:p>636,9824</text:p>
          </table:table-cell>
          <table:table-cell office:value-type="float" office:value="506.4991" calcext:value-type="float">
            <text:p>506,4991</text:p>
          </table:table-cell>
          <table:table-cell office:value-type="float" office:value="0.6328528" calcext:value-type="float">
            <text:p>0,6328528</text:p>
          </table:table-cell>
          <table:table-cell office:value-type="float" office:value="0.3170832" calcext:value-type="float">
            <text:p>0,3170832</text:p>
          </table:table-cell>
          <table:table-cell office:value-type="float" office:value="696.8279" calcext:value-type="float">
            <text:p>696,8279</text:p>
          </table:table-cell>
          <table:table-cell office:value-type="float" office:value="4.05644" calcext:value-type="float">
            <text:p>4,05644</text:p>
          </table:table-cell>
          <table:table-cell office:value-type="float" office:value="0" calcext:value-type="float">
            <text:p>0</text:p>
          </table:table-cell>
          <table:table-cell office:value-type="float" office:value="639.1203" calcext:value-type="float">
            <text:p>639,1203</text:p>
          </table:table-cell>
          <table:table-cell office:value-type="float" office:value="513.58" calcext:value-type="float">
            <text:p>513,58</text:p>
          </table:table-cell>
          <table:table-cell office:value-type="float" office:value="0.3722196" calcext:value-type="float">
            <text:p>0,3722196</text:p>
          </table:table-cell>
          <table:table-cell office:value-type="float" office:value="0.3257759" calcext:value-type="float">
            <text:p>0,3257759</text:p>
          </table:table-cell>
          <table:table-cell office:value-type="float" office:value="691.918" calcext:value-type="float">
            <text:p>691,918</text:p>
          </table:table-cell>
          <table:table-cell office:value-type="float" office:value="3.843678" calcext:value-type="float">
            <text:p>3,8436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38" calcext:value-type="float">
            <text:p>638</text:p>
          </table:table-cell>
          <table:table-cell office:value-type="float" office:value="510" calcext:value-type="float">
            <text:p>5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510" calcext:value-type="float">
            <text:p>510</text:p>
          </table:table-cell>
          <table:table-cell office:value-type="float" office:value="8966419" calcext:value-type="float">
            <text:p>8966419</text:p>
          </table:table-cell>
          <table:table-cell office:value-type="float" office:value="377532338" calcext:value-type="float">
            <text:p>377532338</text:p>
          </table:table-cell>
        </table:table-row>
        <table:table-row table:style-name="ro2">
          <table:table-cell office:value-type="float" office:value="8986" calcext:value-type="float">
            <text:p>8986</text:p>
          </table:table-cell>
          <table:table-cell office:value-type="string" calcext:value-type="string">
            <text:p>14:37:24.345</text:p>
          </table:table-cell>
          <table:table-cell office:value-type="string" calcext:value-type="string">
            <text:p>00:00:08.986</text:p>
          </table:table-cell>
          <table:table-cell office:value-type="float" office:value="450" calcext:value-type="float">
            <text:p>450</text:p>
          </table:table-cell>
          <table:table-cell office:value-type="float" office:value="501.6509" calcext:value-type="float">
            <text:p>501,6509</text:p>
          </table:table-cell>
          <table:table-cell office:value-type="float" office:value="368.3444" calcext:value-type="float">
            <text:p>368,3444</text:p>
          </table:table-cell>
          <table:table-cell office:value-type="float" office:value="0.6337659" calcext:value-type="float">
            <text:p>0,6337659</text:p>
          </table:table-cell>
          <table:table-cell office:value-type="float" office:value="0.3165272" calcext:value-type="float">
            <text:p>0,3165272</text:p>
          </table:table-cell>
          <table:table-cell office:value-type="float" office:value="696.8279" calcext:value-type="float">
            <text:p>696,8279</text:p>
          </table:table-cell>
          <table:table-cell office:value-type="float" office:value="4.02687" calcext:value-type="float">
            <text:p>4,02687</text:p>
          </table:table-cell>
          <table:table-cell office:value-type="float" office:value="0" calcext:value-type="float">
            <text:p>0</text:p>
          </table:table-cell>
          <table:table-cell office:value-type="float" office:value="550.0755" calcext:value-type="float">
            <text:p>550,0755</text:p>
          </table:table-cell>
          <table:table-cell office:value-type="float" office:value="396.945" calcext:value-type="float">
            <text:p>396,945</text:p>
          </table:table-cell>
          <table:table-cell office:value-type="float" office:value="0.3735882" calcext:value-type="float">
            <text:p>0,3735882</text:p>
          </table:table-cell>
          <table:table-cell office:value-type="float" office:value="0.3249812" calcext:value-type="float">
            <text:p>0,3249812</text:p>
          </table:table-cell>
          <table:table-cell office:value-type="float" office:value="691.918" calcext:value-type="float">
            <text:p>691,918</text:p>
          </table:table-cell>
          <table:table-cell office:value-type="float" office:value="3.915796" calcext:value-type="float">
            <text:p>3,9157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26" calcext:value-type="float">
            <text:p>526</text:p>
          </table:table-cell>
          <table:table-cell office:value-type="float" office:value="383" calcext:value-type="float">
            <text:p>3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383" calcext:value-type="float">
            <text:p>383</text:p>
          </table:table-cell>
          <table:table-cell office:value-type="float" office:value="8986428" calcext:value-type="float">
            <text:p>8986428</text:p>
          </table:table-cell>
          <table:table-cell office:value-type="float" office:value="377552347" calcext:value-type="float">
            <text:p>377552347</text:p>
          </table:table-cell>
        </table:table-row>
        <table:table-row table:style-name="ro2">
          <table:table-cell office:value-type="float" office:value="9006" calcext:value-type="float">
            <text:p>9006</text:p>
          </table:table-cell>
          <table:table-cell office:value-type="string" calcext:value-type="string">
            <text:p>14:37:24.365</text:p>
          </table:table-cell>
          <table:table-cell office:value-type="string" calcext:value-type="string">
            <text:p>00:00:09.006</text:p>
          </table:table-cell>
          <table:table-cell office:value-type="float" office:value="451" calcext:value-type="float">
            <text:p>451</text:p>
          </table:table-cell>
          <table:table-cell office:value-type="float" office:value="391.3516" calcext:value-type="float">
            <text:p>391,3516</text:p>
          </table:table-cell>
          <table:table-cell office:value-type="float" office:value="293.2636" calcext:value-type="float">
            <text:p>293,2636</text:p>
          </table:table-cell>
          <table:table-cell office:value-type="float" office:value="0.6350681" calcext:value-type="float">
            <text:p>0,6350681</text:p>
          </table:table-cell>
          <table:table-cell office:value-type="float" office:value="0.3152818" calcext:value-type="float">
            <text:p>0,3152818</text:p>
          </table:table-cell>
          <table:table-cell office:value-type="float" office:value="696.8279" calcext:value-type="float">
            <text:p>696,8279</text:p>
          </table:table-cell>
          <table:table-cell office:value-type="float" office:value="3.958827" calcext:value-type="float">
            <text:p>3,958827</text:p>
          </table:table-cell>
          <table:table-cell office:value-type="float" office:value="0" calcext:value-type="float">
            <text:p>0</text:p>
          </table:table-cell>
          <table:table-cell office:value-type="float" office:value="439.0897" calcext:value-type="float">
            <text:p>439,0897</text:p>
          </table:table-cell>
          <table:table-cell office:value-type="float" office:value="300.157" calcext:value-type="float">
            <text:p>300,157</text:p>
          </table:table-cell>
          <table:table-cell office:value-type="float" office:value="0.3753263" calcext:value-type="float">
            <text:p>0,3753263</text:p>
          </table:table-cell>
          <table:table-cell office:value-type="float" office:value="0.3235541" calcext:value-type="float">
            <text:p>0,3235541</text:p>
          </table:table-cell>
          <table:table-cell office:value-type="float" office:value="691.918" calcext:value-type="float">
            <text:p>691,918</text:p>
          </table:table-cell>
          <table:table-cell office:value-type="float" office:value="3.948089" calcext:value-type="float">
            <text:p>3,9480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office:value-type="float" office:value="9006352" calcext:value-type="float">
            <text:p>9006352</text:p>
          </table:table-cell>
          <table:table-cell office:value-type="float" office:value="377572271" calcext:value-type="float">
            <text:p>377572271</text:p>
          </table:table-cell>
        </table:table-row>
        <table:table-row table:style-name="ro2">
          <table:table-cell office:value-type="float" office:value="9026" calcext:value-type="float">
            <text:p>9026</text:p>
          </table:table-cell>
          <table:table-cell office:value-type="string" calcext:value-type="string">
            <text:p>14:37:24.385</text:p>
          </table:table-cell>
          <table:table-cell office:value-type="string" calcext:value-type="string">
            <text:p>00:00:09.026</text:p>
          </table:table-cell>
          <table:table-cell office:value-type="float" office:value="452" calcext:value-type="float">
            <text:p>452</text:p>
          </table:table-cell>
          <table:table-cell office:value-type="float" office:value="283.7451" calcext:value-type="float">
            <text:p>283,7451</text:p>
          </table:table-cell>
          <table:table-cell office:value-type="float" office:value="195.5604" calcext:value-type="float">
            <text:p>195,5604</text:p>
          </table:table-cell>
          <table:table-cell office:value-type="float" office:value="0.6364985" calcext:value-type="float">
            <text:p>0,6364985</text:p>
          </table:table-cell>
          <table:table-cell office:value-type="float" office:value="0.3143931" calcext:value-type="float">
            <text:p>0,3143931</text:p>
          </table:table-cell>
          <table:table-cell office:value-type="float" office:value="696.8279" calcext:value-type="float">
            <text:p>696,8279</text:p>
          </table:table-cell>
          <table:table-cell office:value-type="float" office:value="3.896883" calcext:value-type="float">
            <text:p>3,896883</text:p>
          </table:table-cell>
          <table:table-cell office:value-type="float" office:value="0" calcext:value-type="float">
            <text:p>0</text:p>
          </table:table-cell>
          <table:table-cell office:value-type="float" office:value="339.747" calcext:value-type="float">
            <text:p>339,747</text:p>
          </table:table-cell>
          <table:table-cell office:value-type="float" office:value="206.4689" calcext:value-type="float">
            <text:p>206,4689</text:p>
          </table:table-cell>
          <table:table-cell office:value-type="float" office:value="0.3771554" calcext:value-type="float">
            <text:p>0,3771554</text:p>
          </table:table-cell>
          <table:table-cell office:value-type="float" office:value="0.322415" calcext:value-type="float">
            <text:p>0,322415</text:p>
          </table:table-cell>
          <table:table-cell office:value-type="float" office:value="691.918" calcext:value-type="float">
            <text:p>691,918</text:p>
          </table:table-cell>
          <table:table-cell office:value-type="float" office:value="3.83657" calcext:value-type="float">
            <text:p>3,8365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  <table:table-cell office:value-type="float" office:value="9026293" calcext:value-type="float">
            <text:p>9026293</text:p>
          </table:table-cell>
          <table:table-cell office:value-type="float" office:value="377592212" calcext:value-type="float">
            <text:p>377592212</text:p>
          </table:table-cell>
        </table:table-row>
        <table:table-row table:style-name="ro2">
          <table:table-cell office:value-type="float" office:value="9046" calcext:value-type="float">
            <text:p>9046</text:p>
          </table:table-cell>
          <table:table-cell office:value-type="string" calcext:value-type="string">
            <text:p>14:37:24.405</text:p>
          </table:table-cell>
          <table:table-cell office:value-type="string" calcext:value-type="string">
            <text:p>00:00:09.046</text:p>
          </table:table-cell>
          <table:table-cell office:value-type="float" office:value="453" calcext:value-type="float">
            <text:p>453</text:p>
          </table:table-cell>
          <table:table-cell office:value-type="float" office:value="182.7672" calcext:value-type="float">
            <text:p>182,7672</text:p>
          </table:table-cell>
          <table:table-cell office:value-type="float" office:value="138.0484" calcext:value-type="float">
            <text:p>138,0484</text:p>
          </table:table-cell>
          <table:table-cell office:value-type="float" office:value="0.637171" calcext:value-type="float">
            <text:p>0,637171</text:p>
          </table:table-cell>
          <table:table-cell office:value-type="float" office:value="0.3140611" calcext:value-type="float">
            <text:p>0,3140611</text:p>
          </table:table-cell>
          <table:table-cell office:value-type="float" office:value="686.7806" calcext:value-type="float">
            <text:p>686,7806</text:p>
          </table:table-cell>
          <table:table-cell office:value-type="float" office:value="3.798036" calcext:value-type="float">
            <text:p>3,798036</text:p>
          </table:table-cell>
          <table:table-cell office:value-type="float" office:value="0" calcext:value-type="float">
            <text:p>0</text:p>
          </table:table-cell>
          <table:table-cell office:value-type="float" office:value="247.1324" calcext:value-type="float">
            <text:p>247,1324</text:p>
          </table:table-cell>
          <table:table-cell office:value-type="float" office:value="108.651" calcext:value-type="float">
            <text:p>108,651</text:p>
          </table:table-cell>
          <table:table-cell office:value-type="float" office:value="0.3777239" calcext:value-type="float">
            <text:p>0,3777239</text:p>
          </table:table-cell>
          <table:table-cell office:value-type="float" office:value="0.3218086" calcext:value-type="float">
            <text:p>0,3218086</text:p>
          </table:table-cell>
          <table:table-cell office:value-type="float" office:value="692.1964" calcext:value-type="float">
            <text:p>692,1964</text:p>
          </table:table-cell>
          <table:table-cell office:value-type="float" office:value="3.88162" calcext:value-type="float">
            <text:p>3,8816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 office:value-type="float" office:value="9046204" calcext:value-type="float">
            <text:p>9046204</text:p>
          </table:table-cell>
          <table:table-cell office:value-type="float" office:value="377612123" calcext:value-type="float">
            <text:p>377612123</text:p>
          </table:table-cell>
        </table:table-row>
        <table:table-row table:style-name="ro2">
          <table:table-cell office:value-type="float" office:value="9066" calcext:value-type="float">
            <text:p>9066</text:p>
          </table:table-cell>
          <table:table-cell office:value-type="string" calcext:value-type="string">
            <text:p>14:37:24.425</text:p>
          </table:table-cell>
          <table:table-cell office:value-type="string" calcext:value-type="string">
            <text:p>00:00:09.066</text:p>
          </table:table-cell>
          <table:table-cell office:value-type="float" office:value="454" calcext:value-type="float">
            <text:p>454</text:p>
          </table:table-cell>
          <table:table-cell office:value-type="float" office:value="289.9702" calcext:value-type="float">
            <text:p>289,9702</text:p>
          </table:table-cell>
          <table:table-cell office:value-type="float" office:value="202.2493" calcext:value-type="float">
            <text:p>202,2493</text:p>
          </table:table-cell>
          <table:table-cell office:value-type="float" office:value="0.6374263" calcext:value-type="float">
            <text:p>0,6374263</text:p>
          </table:table-cell>
          <table:table-cell office:value-type="float" office:value="0.3137659" calcext:value-type="float">
            <text:p>0,3137659</text:p>
          </table:table-cell>
          <table:table-cell office:value-type="float" office:value="686.7806" calcext:value-type="float">
            <text:p>686,7806</text:p>
          </table:table-cell>
          <table:table-cell office:value-type="float" office:value="3.942552" calcext:value-type="float">
            <text:p>3,942552</text:p>
          </table:table-cell>
          <table:table-cell office:value-type="float" office:value="0" calcext:value-type="float">
            <text:p>0</text:p>
          </table:table-cell>
          <table:table-cell office:value-type="float" office:value="339.9122" calcext:value-type="float">
            <text:p>339,9122</text:p>
          </table:table-cell>
          <table:table-cell office:value-type="float" office:value="200.1441" calcext:value-type="float">
            <text:p>200,1441</text:p>
          </table:table-cell>
          <table:table-cell office:value-type="float" office:value="0.3777841" calcext:value-type="float">
            <text:p>0,3777841</text:p>
          </table:table-cell>
          <table:table-cell office:value-type="float" office:value="0.3217165" calcext:value-type="float">
            <text:p>0,3217165</text:p>
          </table:table-cell>
          <table:table-cell office:value-type="float" office:value="692.1964" calcext:value-type="float">
            <text:p>692,1964</text:p>
          </table:table-cell>
          <table:table-cell office:value-type="float" office:value="3.881709" calcext:value-type="float">
            <text:p>3,8817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9066181" calcext:value-type="float">
            <text:p>9066181</text:p>
          </table:table-cell>
          <table:table-cell office:value-type="float" office:value="377632100" calcext:value-type="float">
            <text:p>377632100</text:p>
          </table:table-cell>
        </table:table-row>
        <table:table-row table:style-name="ro2">
          <table:table-cell office:value-type="float" office:value="9086" calcext:value-type="float">
            <text:p>9086</text:p>
          </table:table-cell>
          <table:table-cell office:value-type="string" calcext:value-type="string">
            <text:p>14:37:24.445</text:p>
          </table:table-cell>
          <table:table-cell office:value-type="string" calcext:value-type="string">
            <text:p>00:00:09.086</text:p>
          </table:table-cell>
          <table:table-cell office:value-type="float" office:value="455" calcext:value-type="float">
            <text:p>455</text:p>
          </table:table-cell>
          <table:table-cell office:value-type="float" office:value="284.2685" calcext:value-type="float">
            <text:p>284,2685</text:p>
          </table:table-cell>
          <table:table-cell office:value-type="float" office:value="230.5002" calcext:value-type="float">
            <text:p>230,5002</text:p>
          </table:table-cell>
          <table:table-cell office:value-type="float" office:value="0.6373233" calcext:value-type="float">
            <text:p>0,6373233</text:p>
          </table:table-cell>
          <table:table-cell office:value-type="float" office:value="0.3132767" calcext:value-type="float">
            <text:p>0,3132767</text:p>
          </table:table-cell>
          <table:table-cell office:value-type="float" office:value="686.7806" calcext:value-type="float">
            <text:p>686,7806</text:p>
          </table:table-cell>
          <table:table-cell office:value-type="float" office:value="3.936039" calcext:value-type="float">
            <text:p>3,936039</text:p>
          </table:table-cell>
          <table:table-cell office:value-type="float" office:value="0" calcext:value-type="float">
            <text:p>0</text:p>
          </table:table-cell>
          <table:table-cell office:value-type="float" office:value="314.3209" calcext:value-type="float">
            <text:p>314,3209</text:p>
          </table:table-cell>
          <table:table-cell office:value-type="float" office:value="207.7658" calcext:value-type="float">
            <text:p>207,7658</text:p>
          </table:table-cell>
          <table:table-cell office:value-type="float" office:value="0.3773761" calcext:value-type="float">
            <text:p>0,3773761</text:p>
          </table:table-cell>
          <table:table-cell office:value-type="float" office:value="0.3216561" calcext:value-type="float">
            <text:p>0,3216561</text:p>
          </table:table-cell>
          <table:table-cell office:value-type="float" office:value="692.1964" calcext:value-type="float">
            <text:p>692,1964</text:p>
          </table:table-cell>
          <table:table-cell office:value-type="float" office:value="3.842403" calcext:value-type="float">
            <text:p>3,8424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 office:value-type="float" office:value="219" calcext:value-type="float">
            <text:p>21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19" calcext:value-type="float">
            <text:p>219</text:p>
          </table:table-cell>
          <table:table-cell office:value-type="float" office:value="9086060" calcext:value-type="float">
            <text:p>9086060</text:p>
          </table:table-cell>
          <table:table-cell office:value-type="float" office:value="377651979" calcext:value-type="float">
            <text:p>377651979</text:p>
          </table:table-cell>
        </table:table-row>
        <table:table-row table:style-name="ro2">
          <table:table-cell office:value-type="float" office:value="9106" calcext:value-type="float">
            <text:p>9106</text:p>
          </table:table-cell>
          <table:table-cell office:value-type="string" calcext:value-type="string">
            <text:p>14:37:24.465</text:p>
          </table:table-cell>
          <table:table-cell office:value-type="string" calcext:value-type="string">
            <text:p>00:00:09.106</text:p>
          </table:table-cell>
          <table:table-cell office:value-type="float" office:value="456" calcext:value-type="float">
            <text:p>456</text:p>
          </table:table-cell>
          <table:table-cell office:value-type="float" office:value="292.4487" calcext:value-type="float">
            <text:p>292,4487</text:p>
          </table:table-cell>
          <table:table-cell office:value-type="float" office:value="206.0126" calcext:value-type="float">
            <text:p>206,0126</text:p>
          </table:table-cell>
          <table:table-cell office:value-type="float" office:value="0.6370018" calcext:value-type="float">
            <text:p>0,6370018</text:p>
          </table:table-cell>
          <table:table-cell office:value-type="float" office:value="0.3130439" calcext:value-type="float">
            <text:p>0,3130439</text:p>
          </table:table-cell>
          <table:table-cell office:value-type="float" office:value="686.7806" calcext:value-type="float">
            <text:p>686,7806</text:p>
          </table:table-cell>
          <table:table-cell office:value-type="float" office:value="3.89693" calcext:value-type="float">
            <text:p>3,89693</text:p>
          </table:table-cell>
          <table:table-cell office:value-type="float" office:value="0" calcext:value-type="float">
            <text:p>0</text:p>
          </table:table-cell>
          <table:table-cell office:value-type="float" office:value="336.3486" calcext:value-type="float">
            <text:p>336,3486</text:p>
          </table:table-cell>
          <table:table-cell office:value-type="float" office:value="197.3863" calcext:value-type="float">
            <text:p>197,3863</text:p>
          </table:table-cell>
          <table:table-cell office:value-type="float" office:value="0.377085" calcext:value-type="float">
            <text:p>0,377085</text:p>
          </table:table-cell>
          <table:table-cell office:value-type="float" office:value="0.3216386" calcext:value-type="float">
            <text:p>0,3216386</text:p>
          </table:table-cell>
          <table:table-cell office:value-type="float" office:value="692.1964" calcext:value-type="float">
            <text:p>692,1964</text:p>
          </table:table-cell>
          <table:table-cell office:value-type="float" office:value="3.87833" calcext:value-type="float">
            <text:p>3,878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02" calcext:value-type="float">
            <text:p>202</text:p>
          </table:table-cell>
          <table:table-cell office:value-type="float" office:value="9106054" calcext:value-type="float">
            <text:p>9106054</text:p>
          </table:table-cell>
          <table:table-cell office:value-type="float" office:value="377671973" calcext:value-type="float">
            <text:p>377671973</text:p>
          </table:table-cell>
        </table:table-row>
        <table:table-row table:style-name="ro2">
          <table:table-cell office:value-type="float" office:value="9126" calcext:value-type="float">
            <text:p>9126</text:p>
          </table:table-cell>
          <table:table-cell office:value-type="string" calcext:value-type="string">
            <text:p>14:37:24.485</text:p>
          </table:table-cell>
          <table:table-cell office:value-type="string" calcext:value-type="string">
            <text:p>00:00:09.125</text:p>
          </table:table-cell>
          <table:table-cell office:value-type="float" office:value="457" calcext:value-type="float">
            <text:p>457</text:p>
          </table:table-cell>
          <table:table-cell office:value-type="float" office:value="270.5739" calcext:value-type="float">
            <text:p>270,5739</text:p>
          </table:table-cell>
          <table:table-cell office:value-type="float" office:value="207.1808" calcext:value-type="float">
            <text:p>207,1808</text:p>
          </table:table-cell>
          <table:table-cell office:value-type="float" office:value="0.6365279" calcext:value-type="float">
            <text:p>0,6365279</text:p>
          </table:table-cell>
          <table:table-cell office:value-type="float" office:value="0.3129352" calcext:value-type="float">
            <text:p>0,3129352</text:p>
          </table:table-cell>
          <table:table-cell office:value-type="float" office:value="686.7806" calcext:value-type="float">
            <text:p>686,7806</text:p>
          </table:table-cell>
          <table:table-cell office:value-type="float" office:value="3.956431" calcext:value-type="float">
            <text:p>3,956431</text:p>
          </table:table-cell>
          <table:table-cell office:value-type="float" office:value="0" calcext:value-type="float">
            <text:p>0</text:p>
          </table:table-cell>
          <table:table-cell office:value-type="float" office:value="321.3603" calcext:value-type="float">
            <text:p>321,3603</text:p>
          </table:table-cell>
          <table:table-cell office:value-type="float" office:value="190.3675" calcext:value-type="float">
            <text:p>190,3675</text:p>
          </table:table-cell>
          <table:table-cell office:value-type="float" office:value="0.3764705" calcext:value-type="float">
            <text:p>0,3764705</text:p>
          </table:table-cell>
          <table:table-cell office:value-type="float" office:value="0.3216517" calcext:value-type="float">
            <text:p>0,3216517</text:p>
          </table:table-cell>
          <table:table-cell office:value-type="float" office:value="692.1964" calcext:value-type="float">
            <text:p>692,1964</text:p>
          </table:table-cell>
          <table:table-cell office:value-type="float" office:value="3.885009" calcext:value-type="float">
            <text:p>3,8850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99" calcext:value-type="float">
            <text:p>199</text:p>
          </table:table-cell>
          <table:table-cell office:value-type="float" office:value="9125918" calcext:value-type="float">
            <text:p>9125918</text:p>
          </table:table-cell>
          <table:table-cell office:value-type="float" office:value="377691837" calcext:value-type="float">
            <text:p>377691837</text:p>
          </table:table-cell>
        </table:table-row>
        <table:table-row table:style-name="ro2">
          <table:table-cell office:value-type="float" office:value="9146" calcext:value-type="float">
            <text:p>9146</text:p>
          </table:table-cell>
          <table:table-cell office:value-type="string" calcext:value-type="string">
            <text:p>14:37:24.505</text:p>
          </table:table-cell>
          <table:table-cell office:value-type="string" calcext:value-type="string">
            <text:p>00:00:09.145</text:p>
          </table:table-cell>
          <table:table-cell office:value-type="float" office:value="458" calcext:value-type="float">
            <text:p>458</text:p>
          </table:table-cell>
          <table:table-cell office:value-type="float" office:value="271.3316" calcext:value-type="float">
            <text:p>271,3316</text:p>
          </table:table-cell>
          <table:table-cell office:value-type="float" office:value="215.0264" calcext:value-type="float">
            <text:p>215,0264</text:p>
          </table:table-cell>
          <table:table-cell office:value-type="float" office:value="0.6361741" calcext:value-type="float">
            <text:p>0,6361741</text:p>
          </table:table-cell>
          <table:table-cell office:value-type="float" office:value="0.3129624" calcext:value-type="float">
            <text:p>0,3129624</text:p>
          </table:table-cell>
          <table:table-cell office:value-type="float" office:value="687.0667" calcext:value-type="float">
            <text:p>687,0667</text:p>
          </table:table-cell>
          <table:table-cell office:value-type="float" office:value="3.946143" calcext:value-type="float">
            <text:p>3,946143</text:p>
          </table:table-cell>
          <table:table-cell office:value-type="float" office:value="0" calcext:value-type="float">
            <text:p>0</text:p>
          </table:table-cell>
          <table:table-cell office:value-type="float" office:value="331.4905" calcext:value-type="float">
            <text:p>331,4905</text:p>
          </table:table-cell>
          <table:table-cell office:value-type="float" office:value="186.4041" calcext:value-type="float">
            <text:p>186,4041</text:p>
          </table:table-cell>
          <table:table-cell office:value-type="float" office:value="0.3760877" calcext:value-type="float">
            <text:p>0,3760877</text:p>
          </table:table-cell>
          <table:table-cell office:value-type="float" office:value="0.3217758" calcext:value-type="float">
            <text:p>0,3217758</text:p>
          </table:table-cell>
          <table:table-cell office:value-type="float" office:value="694.5192" calcext:value-type="float">
            <text:p>694,5192</text:p>
          </table:table-cell>
          <table:table-cell office:value-type="float" office:value="3.887195" calcext:value-type="float">
            <text:p>3,8871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  <table:table-cell office:value-type="float" office:value="9145930" calcext:value-type="float">
            <text:p>9145930</text:p>
          </table:table-cell>
          <table:table-cell office:value-type="float" office:value="377711849" calcext:value-type="float">
            <text:p>377711849</text:p>
          </table:table-cell>
        </table:table-row>
        <table:table-row table:style-name="ro2">
          <table:table-cell office:value-type="float" office:value="9166" calcext:value-type="float">
            <text:p>9166</text:p>
          </table:table-cell>
          <table:table-cell office:value-type="string" calcext:value-type="string">
            <text:p>14:37:24.525</text:p>
          </table:table-cell>
          <table:table-cell office:value-type="string" calcext:value-type="string">
            <text:p>00:00:09.165</text:p>
          </table:table-cell>
          <table:table-cell office:value-type="float" office:value="459" calcext:value-type="float">
            <text:p>459</text:p>
          </table:table-cell>
          <table:table-cell office:value-type="float" office:value="273.6969" calcext:value-type="float">
            <text:p>273,6969</text:p>
          </table:table-cell>
          <table:table-cell office:value-type="float" office:value="211.5476" calcext:value-type="float">
            <text:p>211,5476</text:p>
          </table:table-cell>
          <table:table-cell office:value-type="float" office:value="0.6358171" calcext:value-type="float">
            <text:p>0,6358171</text:p>
          </table:table-cell>
          <table:table-cell office:value-type="float" office:value="0.3130665" calcext:value-type="float">
            <text:p>0,3130665</text:p>
          </table:table-cell>
          <table:table-cell office:value-type="float" office:value="687.0667" calcext:value-type="float">
            <text:p>687,0667</text:p>
          </table:table-cell>
          <table:table-cell office:value-type="float" office:value="3.960671" calcext:value-type="float">
            <text:p>3,960671</text:p>
          </table:table-cell>
          <table:table-cell office:value-type="float" office:value="0" calcext:value-type="float">
            <text:p>0</text:p>
          </table:table-cell>
          <table:table-cell office:value-type="float" office:value="312.0546" calcext:value-type="float">
            <text:p>312,0546</text:p>
          </table:table-cell>
          <table:table-cell office:value-type="float" office:value="207.9651" calcext:value-type="float">
            <text:p>207,9651</text:p>
          </table:table-cell>
          <table:table-cell office:value-type="float" office:value="0.3757442" calcext:value-type="float">
            <text:p>0,3757442</text:p>
          </table:table-cell>
          <table:table-cell office:value-type="float" office:value="0.3221523" calcext:value-type="float">
            <text:p>0,3221523</text:p>
          </table:table-cell>
          <table:table-cell office:value-type="float" office:value="694.5192" calcext:value-type="float">
            <text:p>694,5192</text:p>
          </table:table-cell>
          <table:table-cell office:value-type="float" office:value="3.905327" calcext:value-type="float">
            <text:p>3,9053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office:value-type="float" office:value="9165782" calcext:value-type="float">
            <text:p>9165782</text:p>
          </table:table-cell>
          <table:table-cell office:value-type="float" office:value="377731701" calcext:value-type="float">
            <text:p>377731701</text:p>
          </table:table-cell>
        </table:table-row>
        <table:table-row table:style-name="ro2">
          <table:table-cell office:value-type="float" office:value="9186" calcext:value-type="float">
            <text:p>9186</text:p>
          </table:table-cell>
          <table:table-cell office:value-type="string" calcext:value-type="string">
            <text:p>14:37:24.545</text:p>
          </table:table-cell>
          <table:table-cell office:value-type="string" calcext:value-type="string">
            <text:p>00:00:09.185</text:p>
          </table:table-cell>
          <table:table-cell office:value-type="float" office:value="460" calcext:value-type="float">
            <text:p>460</text:p>
          </table:table-cell>
          <table:table-cell office:value-type="float" office:value="285.561" calcext:value-type="float">
            <text:p>285,561</text:p>
          </table:table-cell>
          <table:table-cell office:value-type="float" office:value="220.6945" calcext:value-type="float">
            <text:p>220,6945</text:p>
          </table:table-cell>
          <table:table-cell office:value-type="float" office:value="0.6356546" calcext:value-type="float">
            <text:p>0,6356546</text:p>
          </table:table-cell>
          <table:table-cell office:value-type="float" office:value="0.3132237" calcext:value-type="float">
            <text:p>0,3132237</text:p>
          </table:table-cell>
          <table:table-cell office:value-type="float" office:value="687.0667" calcext:value-type="float">
            <text:p>687,0667</text:p>
          </table:table-cell>
          <table:table-cell office:value-type="float" office:value="3.949516" calcext:value-type="float">
            <text:p>3,949516</text:p>
          </table:table-cell>
          <table:table-cell office:value-type="float" office:value="0" calcext:value-type="float">
            <text:p>0</text:p>
          </table:table-cell>
          <table:table-cell office:value-type="float" office:value="326.3968" calcext:value-type="float">
            <text:p>326,3968</text:p>
          </table:table-cell>
          <table:table-cell office:value-type="float" office:value="180.1433" calcext:value-type="float">
            <text:p>180,1433</text:p>
          </table:table-cell>
          <table:table-cell office:value-type="float" office:value="0.3756204" calcext:value-type="float">
            <text:p>0,3756204</text:p>
          </table:table-cell>
          <table:table-cell office:value-type="float" office:value="0.3225733" calcext:value-type="float">
            <text:p>0,3225733</text:p>
          </table:table-cell>
          <table:table-cell office:value-type="float" office:value="694.5192" calcext:value-type="float">
            <text:p>694,5192</text:p>
          </table:table-cell>
          <table:table-cell office:value-type="float" office:value="3.904366" calcext:value-type="float">
            <text:p>3,9043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office:value-type="float" office:value="9185837" calcext:value-type="float">
            <text:p>9185837</text:p>
          </table:table-cell>
          <table:table-cell office:value-type="float" office:value="377751756" calcext:value-type="float">
            <text:p>377751756</text:p>
          </table:table-cell>
        </table:table-row>
        <table:table-row table:style-name="ro2">
          <table:table-cell office:value-type="float" office:value="9206" calcext:value-type="float">
            <text:p>9206</text:p>
          </table:table-cell>
          <table:table-cell office:value-type="string" calcext:value-type="string">
            <text:p>14:37:24.565</text:p>
          </table:table-cell>
          <table:table-cell office:value-type="string" calcext:value-type="string">
            <text:p>00:00:09.205</text:p>
          </table:table-cell>
          <table:table-cell office:value-type="float" office:value="461" calcext:value-type="float">
            <text:p>461</text:p>
          </table:table-cell>
          <table:table-cell office:value-type="float" office:value="291.6936" calcext:value-type="float">
            <text:p>291,6936</text:p>
          </table:table-cell>
          <table:table-cell office:value-type="float" office:value="204.5528" calcext:value-type="float">
            <text:p>204,5528</text:p>
          </table:table-cell>
          <table:table-cell office:value-type="float" office:value="0.6356" calcext:value-type="float">
            <text:p>0,6356</text:p>
          </table:table-cell>
          <table:table-cell office:value-type="float" office:value="0.313603" calcext:value-type="float">
            <text:p>0,313603</text:p>
          </table:table-cell>
          <table:table-cell office:value-type="float" office:value="687.0667" calcext:value-type="float">
            <text:p>687,0667</text:p>
          </table:table-cell>
          <table:table-cell office:value-type="float" office:value="3.913583" calcext:value-type="float">
            <text:p>3,913583</text:p>
          </table:table-cell>
          <table:table-cell office:value-type="float" office:value="0" calcext:value-type="float">
            <text:p>0</text:p>
          </table:table-cell>
          <table:table-cell office:value-type="float" office:value="328.3974" calcext:value-type="float">
            <text:p>328,3974</text:p>
          </table:table-cell>
          <table:table-cell office:value-type="float" office:value="182.9876" calcext:value-type="float">
            <text:p>182,9876</text:p>
          </table:table-cell>
          <table:table-cell office:value-type="float" office:value="0.3754838" calcext:value-type="float">
            <text:p>0,3754838</text:p>
          </table:table-cell>
          <table:table-cell office:value-type="float" office:value="0.3226814" calcext:value-type="float">
            <text:p>0,3226814</text:p>
          </table:table-cell>
          <table:table-cell office:value-type="float" office:value="694.5192" calcext:value-type="float">
            <text:p>694,5192</text:p>
          </table:table-cell>
          <table:table-cell office:value-type="float" office:value="3.929213" calcext:value-type="float">
            <text:p>3,9292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9205635" calcext:value-type="float">
            <text:p>9205635</text:p>
          </table:table-cell>
          <table:table-cell office:value-type="float" office:value="377771554" calcext:value-type="float">
            <text:p>377771554</text:p>
          </table:table-cell>
        </table:table-row>
        <table:table-row table:style-name="ro2">
          <table:table-cell office:value-type="float" office:value="9226" calcext:value-type="float">
            <text:p>9226</text:p>
          </table:table-cell>
          <table:table-cell office:value-type="string" calcext:value-type="string">
            <text:p>14:37:24.585</text:p>
          </table:table-cell>
          <table:table-cell office:value-type="string" calcext:value-type="string">
            <text:p>00:00:09.225</text:p>
          </table:table-cell>
          <table:table-cell office:value-type="float" office:value="462" calcext:value-type="float">
            <text:p>462</text:p>
          </table:table-cell>
          <table:table-cell office:value-type="float" office:value="280.6997" calcext:value-type="float">
            <text:p>280,6997</text:p>
          </table:table-cell>
          <table:table-cell office:value-type="float" office:value="220.437" calcext:value-type="float">
            <text:p>220,437</text:p>
          </table:table-cell>
          <table:table-cell office:value-type="float" office:value="0.6356792" calcext:value-type="float">
            <text:p>0,6356792</text:p>
          </table:table-cell>
          <table:table-cell office:value-type="float" office:value="0.3137634" calcext:value-type="float">
            <text:p>0,3137634</text:p>
          </table:table-cell>
          <table:table-cell office:value-type="float" office:value="687.0667" calcext:value-type="float">
            <text:p>687,0667</text:p>
          </table:table-cell>
          <table:table-cell office:value-type="float" office:value="3.912337" calcext:value-type="float">
            <text:p>3,912337</text:p>
          </table:table-cell>
          <table:table-cell office:value-type="float" office:value="0" calcext:value-type="float">
            <text:p>0</text:p>
          </table:table-cell>
          <table:table-cell office:value-type="float" office:value="338.9841" calcext:value-type="float">
            <text:p>338,9841</text:p>
          </table:table-cell>
          <table:table-cell office:value-type="float" office:value="209.4324" calcext:value-type="float">
            <text:p>209,4324</text:p>
          </table:table-cell>
          <table:table-cell office:value-type="float" office:value="0.3755545" calcext:value-type="float">
            <text:p>0,3755545</text:p>
          </table:table-cell>
          <table:table-cell office:value-type="float" office:value="0.3227102" calcext:value-type="float">
            <text:p>0,3227102</text:p>
          </table:table-cell>
          <table:table-cell office:value-type="float" office:value="694.5192" calcext:value-type="float">
            <text:p>694,5192</text:p>
          </table:table-cell>
          <table:table-cell office:value-type="float" office:value="3.900466" calcext:value-type="float">
            <text:p>3,9004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9225513" calcext:value-type="float">
            <text:p>9225513</text:p>
          </table:table-cell>
          <table:table-cell office:value-type="float" office:value="377791432" calcext:value-type="float">
            <text:p>377791432</text:p>
          </table:table-cell>
        </table:table-row>
        <table:table-row table:style-name="ro2">
          <table:table-cell office:value-type="float" office:value="9246" calcext:value-type="float">
            <text:p>9246</text:p>
          </table:table-cell>
          <table:table-cell office:value-type="string" calcext:value-type="string">
            <text:p>14:37:24.605</text:p>
          </table:table-cell>
          <table:table-cell office:value-type="string" calcext:value-type="string">
            <text:p>00:00:09.245</text:p>
          </table:table-cell>
          <table:table-cell office:value-type="float" office:value="463" calcext:value-type="float">
            <text:p>463</text:p>
          </table:table-cell>
          <table:table-cell office:value-type="float" office:value="280.5956" calcext:value-type="float">
            <text:p>280,5956</text:p>
          </table:table-cell>
          <table:table-cell office:value-type="float" office:value="210.4261" calcext:value-type="float">
            <text:p>210,4261</text:p>
          </table:table-cell>
          <table:table-cell office:value-type="float" office:value="0.6357781" calcext:value-type="float">
            <text:p>0,6357781</text:p>
          </table:table-cell>
          <table:table-cell office:value-type="float" office:value="0.3137281" calcext:value-type="float">
            <text:p>0,3137281</text:p>
          </table:table-cell>
          <table:table-cell office:value-type="float" office:value="688.9311" calcext:value-type="float">
            <text:p>688,9311</text:p>
          </table:table-cell>
          <table:table-cell office:value-type="float" office:value="3.921359" calcext:value-type="float">
            <text:p>3,921359</text:p>
          </table:table-cell>
          <table:table-cell office:value-type="float" office:value="0" calcext:value-type="float">
            <text:p>0</text:p>
          </table:table-cell>
          <table:table-cell office:value-type="float" office:value="341.2231" calcext:value-type="float">
            <text:p>341,2231</text:p>
          </table:table-cell>
          <table:table-cell office:value-type="float" office:value="205.5655" calcext:value-type="float">
            <text:p>205,5655</text:p>
          </table:table-cell>
          <table:table-cell office:value-type="float" office:value="0.3755912" calcext:value-type="float">
            <text:p>0,3755912</text:p>
          </table:table-cell>
          <table:table-cell office:value-type="float" office:value="0.3226786" calcext:value-type="float">
            <text:p>0,3226786</text:p>
          </table:table-cell>
          <table:table-cell office:value-type="float" office:value="691.2599" calcext:value-type="float">
            <text:p>691,2599</text:p>
          </table:table-cell>
          <table:table-cell office:value-type="float" office:value="3.888054" calcext:value-type="float">
            <text:p>3,88805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08" calcext:value-type="float">
            <text:p>208</text:p>
          </table:table-cell>
          <table:table-cell office:value-type="float" office:value="9245601" calcext:value-type="float">
            <text:p>9245601</text:p>
          </table:table-cell>
          <table:table-cell office:value-type="float" office:value="377811520" calcext:value-type="float">
            <text:p>377811520</text:p>
          </table:table-cell>
        </table:table-row>
        <table:table-row table:style-name="ro2">
          <table:table-cell office:value-type="float" office:value="9266" calcext:value-type="float">
            <text:p>9266</text:p>
          </table:table-cell>
          <table:table-cell office:value-type="string" calcext:value-type="string">
            <text:p>14:37:24.625</text:p>
          </table:table-cell>
          <table:table-cell office:value-type="string" calcext:value-type="string">
            <text:p>00:00:09.265</text:p>
          </table:table-cell>
          <table:table-cell office:value-type="float" office:value="464" calcext:value-type="float">
            <text:p>464</text:p>
          </table:table-cell>
          <table:table-cell office:value-type="float" office:value="403.3343" calcext:value-type="float">
            <text:p>403,3343</text:p>
          </table:table-cell>
          <table:table-cell office:value-type="float" office:value="304.2919" calcext:value-type="float">
            <text:p>304,2919</text:p>
          </table:table-cell>
          <table:table-cell office:value-type="float" office:value="0.6344752" calcext:value-type="float">
            <text:p>0,6344752</text:p>
          </table:table-cell>
          <table:table-cell office:value-type="float" office:value="0.31445" calcext:value-type="float">
            <text:p>0,31445</text:p>
          </table:table-cell>
          <table:table-cell office:value-type="float" office:value="688.9311" calcext:value-type="float">
            <text:p>688,9311</text:p>
          </table:table-cell>
          <table:table-cell office:value-type="float" office:value="3.90228" calcext:value-type="float">
            <text:p>3,90228</text:p>
          </table:table-cell>
          <table:table-cell office:value-type="float" office:value="0" calcext:value-type="float">
            <text:p>0</text:p>
          </table:table-cell>
          <table:table-cell office:value-type="float" office:value="473.5491" calcext:value-type="float">
            <text:p>473,5491</text:p>
          </table:table-cell>
          <table:table-cell office:value-type="float" office:value="297.7706" calcext:value-type="float">
            <text:p>297,7706</text:p>
          </table:table-cell>
          <table:table-cell office:value-type="float" office:value="0.3744113" calcext:value-type="float">
            <text:p>0,3744113</text:p>
          </table:table-cell>
          <table:table-cell office:value-type="float" office:value="0.3236167" calcext:value-type="float">
            <text:p>0,3236167</text:p>
          </table:table-cell>
          <table:table-cell office:value-type="float" office:value="691.2599" calcext:value-type="float">
            <text:p>691,2599</text:p>
          </table:table-cell>
          <table:table-cell office:value-type="float" office:value="3.966543" calcext:value-type="float">
            <text:p>3,9665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38" calcext:value-type="float">
            <text:p>438</text:p>
          </table:table-cell>
          <table:table-cell office:value-type="float" office:value="301" calcext:value-type="float">
            <text:p>3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301" calcext:value-type="float">
            <text:p>301</text:p>
          </table:table-cell>
          <table:table-cell office:value-type="float" office:value="9265532" calcext:value-type="float">
            <text:p>9265532</text:p>
          </table:table-cell>
          <table:table-cell office:value-type="float" office:value="377831451" calcext:value-type="float">
            <text:p>377831451</text:p>
          </table:table-cell>
        </table:table-row>
        <table:table-row table:style-name="ro2">
          <table:table-cell office:value-type="float" office:value="9285" calcext:value-type="float">
            <text:p>9285</text:p>
          </table:table-cell>
          <table:table-cell office:value-type="string" calcext:value-type="string">
            <text:p>14:37:24.644</text:p>
          </table:table-cell>
          <table:table-cell office:value-type="string" calcext:value-type="string">
            <text:p>00:00:09.285</text:p>
          </table:table-cell>
          <table:table-cell office:value-type="float" office:value="465" calcext:value-type="float">
            <text:p>465</text:p>
          </table:table-cell>
          <table:table-cell office:value-type="float" office:value="460.3251" calcext:value-type="float">
            <text:p>460,3251</text:p>
          </table:table-cell>
          <table:table-cell office:value-type="float" office:value="391.6124" calcext:value-type="float">
            <text:p>391,6124</text:p>
          </table:table-cell>
          <table:table-cell office:value-type="float" office:value="0.6329781" calcext:value-type="float">
            <text:p>0,6329781</text:p>
          </table:table-cell>
          <table:table-cell office:value-type="float" office:value="0.3157703" calcext:value-type="float">
            <text:p>0,3157703</text:p>
          </table:table-cell>
          <table:table-cell office:value-type="float" office:value="688.9311" calcext:value-type="float">
            <text:p>688,9311</text:p>
          </table:table-cell>
          <table:table-cell office:value-type="float" office:value="3.995508" calcext:value-type="float">
            <text:p>3,995508</text:p>
          </table:table-cell>
          <table:table-cell office:value-type="float" office:value="0" calcext:value-type="float">
            <text:p>0</text:p>
          </table:table-cell>
          <table:table-cell office:value-type="float" office:value="509.7638" calcext:value-type="float">
            <text:p>509,7638</text:p>
          </table:table-cell>
          <table:table-cell office:value-type="float" office:value="417.6357" calcext:value-type="float">
            <text:p>417,6357</text:p>
          </table:table-cell>
          <table:table-cell office:value-type="float" office:value="0.3735568" calcext:value-type="float">
            <text:p>0,3735568</text:p>
          </table:table-cell>
          <table:table-cell office:value-type="float" office:value="0.325175" calcext:value-type="float">
            <text:p>0,325175</text:p>
          </table:table-cell>
          <table:table-cell office:value-type="float" office:value="691.2599" calcext:value-type="float">
            <text:p>691,2599</text:p>
          </table:table-cell>
          <table:table-cell office:value-type="float" office:value="3.853487" calcext:value-type="float">
            <text:p>3,8534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5" calcext:value-type="float">
            <text:p>485</text:p>
          </table:table-cell>
          <table:table-cell office:value-type="float" office:value="405" calcext:value-type="float">
            <text:p>40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05" calcext:value-type="float">
            <text:p>405</text:p>
          </table:table-cell>
          <table:table-cell office:value-type="float" office:value="9285429" calcext:value-type="float">
            <text:p>9285429</text:p>
          </table:table-cell>
          <table:table-cell office:value-type="float" office:value="377851348" calcext:value-type="float">
            <text:p>377851348</text:p>
          </table:table-cell>
        </table:table-row>
        <table:table-row table:style-name="ro2">
          <table:table-cell office:value-type="float" office:value="9305" calcext:value-type="float">
            <text:p>9305</text:p>
          </table:table-cell>
          <table:table-cell office:value-type="string" calcext:value-type="string">
            <text:p>14:37:24.664</text:p>
          </table:table-cell>
          <table:table-cell office:value-type="string" calcext:value-type="string">
            <text:p>00:00:09.305</text:p>
          </table:table-cell>
          <table:table-cell office:value-type="float" office:value="466" calcext:value-type="float">
            <text:p>466</text:p>
          </table:table-cell>
          <table:table-cell office:value-type="float" office:value="482.3058" calcext:value-type="float">
            <text:p>482,3058</text:p>
          </table:table-cell>
          <table:table-cell office:value-type="float" office:value="396.7668" calcext:value-type="float">
            <text:p>396,7668</text:p>
          </table:table-cell>
          <table:table-cell office:value-type="float" office:value="0.6330333" calcext:value-type="float">
            <text:p>0,6330333</text:p>
          </table:table-cell>
          <table:table-cell office:value-type="float" office:value="0.3156863" calcext:value-type="float">
            <text:p>0,3156863</text:p>
          </table:table-cell>
          <table:table-cell office:value-type="float" office:value="688.9311" calcext:value-type="float">
            <text:p>688,9311</text:p>
          </table:table-cell>
          <table:table-cell office:value-type="float" office:value="3.876233" calcext:value-type="float">
            <text:p>3,876233</text:p>
          </table:table-cell>
          <table:table-cell office:value-type="float" office:value="0" calcext:value-type="float">
            <text:p>0</text:p>
          </table:table-cell>
          <table:table-cell office:value-type="float" office:value="520.8344" calcext:value-type="float">
            <text:p>520,8344</text:p>
          </table:table-cell>
          <table:table-cell office:value-type="float" office:value="410.9023" calcext:value-type="float">
            <text:p>410,9023</text:p>
          </table:table-cell>
          <table:table-cell office:value-type="float" office:value="0.3734423" calcext:value-type="float">
            <text:p>0,3734423</text:p>
          </table:table-cell>
          <table:table-cell office:value-type="float" office:value="0.3248558" calcext:value-type="float">
            <text:p>0,3248558</text:p>
          </table:table-cell>
          <table:table-cell office:value-type="float" office:value="691.2599" calcext:value-type="float">
            <text:p>691,2599</text:p>
          </table:table-cell>
          <table:table-cell office:value-type="float" office:value="3.833416" calcext:value-type="float">
            <text:p>3,8334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9305247" calcext:value-type="float">
            <text:p>9305247</text:p>
          </table:table-cell>
          <table:table-cell office:value-type="float" office:value="377871166" calcext:value-type="float">
            <text:p>377871166</text:p>
          </table:table-cell>
        </table:table-row>
        <table:table-row table:style-name="ro2">
          <table:table-cell office:value-type="float" office:value="9325" calcext:value-type="float">
            <text:p>9325</text:p>
          </table:table-cell>
          <table:table-cell office:value-type="string" calcext:value-type="string">
            <text:p>14:37:24.684</text:p>
          </table:table-cell>
          <table:table-cell office:value-type="string" calcext:value-type="string">
            <text:p>00:00:09.325</text:p>
          </table:table-cell>
          <table:table-cell office:value-type="float" office:value="467" calcext:value-type="float">
            <text:p>467</text:p>
          </table:table-cell>
          <table:table-cell office:value-type="float" office:value="489.4351" calcext:value-type="float">
            <text:p>489,4351</text:p>
          </table:table-cell>
          <table:table-cell office:value-type="float" office:value="405.3713" calcext:value-type="float">
            <text:p>405,3713</text:p>
          </table:table-cell>
          <table:table-cell office:value-type="float" office:value="0.6329852" calcext:value-type="float">
            <text:p>0,6329852</text:p>
          </table:table-cell>
          <table:table-cell office:value-type="float" office:value="0.3156928" calcext:value-type="float">
            <text:p>0,3156928</text:p>
          </table:table-cell>
          <table:table-cell office:value-type="float" office:value="688.9311" calcext:value-type="float">
            <text:p>688,9311</text:p>
          </table:table-cell>
          <table:table-cell office:value-type="float" office:value="3.882098" calcext:value-type="float">
            <text:p>3,882098</text:p>
          </table:table-cell>
          <table:table-cell office:value-type="float" office:value="0" calcext:value-type="float">
            <text:p>0</text:p>
          </table:table-cell>
          <table:table-cell office:value-type="float" office:value="520.4145" calcext:value-type="float">
            <text:p>520,4145</text:p>
          </table:table-cell>
          <table:table-cell office:value-type="float" office:value="416.6291" calcext:value-type="float">
            <text:p>416,6291</text:p>
          </table:table-cell>
          <table:table-cell office:value-type="float" office:value="0.3732037" calcext:value-type="float">
            <text:p>0,3732037</text:p>
          </table:table-cell>
          <table:table-cell office:value-type="float" office:value="0.3250325" calcext:value-type="float">
            <text:p>0,3250325</text:p>
          </table:table-cell>
          <table:table-cell office:value-type="float" office:value="691.2599" calcext:value-type="float">
            <text:p>691,2599</text:p>
          </table:table-cell>
          <table:table-cell office:value-type="float" office:value="3.881346" calcext:value-type="float">
            <text:p>3,8813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5" calcext:value-type="float">
            <text:p>505</text:p>
          </table:table-cell>
          <table:table-cell office:value-type="float" office:value="411" calcext:value-type="float">
            <text:p>41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11" calcext:value-type="float">
            <text:p>411</text:p>
          </table:table-cell>
          <table:table-cell office:value-type="float" office:value="9325248" calcext:value-type="float">
            <text:p>9325248</text:p>
          </table:table-cell>
          <table:table-cell office:value-type="float" office:value="377891167" calcext:value-type="float">
            <text:p>377891167</text:p>
          </table:table-cell>
        </table:table-row>
        <table:table-row table:style-name="ro2">
          <table:table-cell office:value-type="float" office:value="9345" calcext:value-type="float">
            <text:p>9345</text:p>
          </table:table-cell>
          <table:table-cell office:value-type="string" calcext:value-type="string">
            <text:p>14:37:24.704</text:p>
          </table:table-cell>
          <table:table-cell office:value-type="string" calcext:value-type="string">
            <text:p>00:00:09.345</text:p>
          </table:table-cell>
          <table:table-cell office:value-type="float" office:value="468" calcext:value-type="float">
            <text:p>468</text:p>
          </table:table-cell>
          <table:table-cell office:value-type="float" office:value="496.1645" calcext:value-type="float">
            <text:p>496,1645</text:p>
          </table:table-cell>
          <table:table-cell office:value-type="float" office:value="408.3898" calcext:value-type="float">
            <text:p>408,3898</text:p>
          </table:table-cell>
          <table:table-cell office:value-type="float" office:value="0.6329954" calcext:value-type="float">
            <text:p>0,6329954</text:p>
          </table:table-cell>
          <table:table-cell office:value-type="float" office:value="0.3158695" calcext:value-type="float">
            <text:p>0,3158695</text:p>
          </table:table-cell>
          <table:table-cell office:value-type="float" office:value="690.6299" calcext:value-type="float">
            <text:p>690,6299</text:p>
          </table:table-cell>
          <table:table-cell office:value-type="float" office:value="3.897239" calcext:value-type="float">
            <text:p>3,897239</text:p>
          </table:table-cell>
          <table:table-cell office:value-type="float" office:value="0" calcext:value-type="float">
            <text:p>0</text:p>
          </table:table-cell>
          <table:table-cell office:value-type="float" office:value="522.3502" calcext:value-type="float">
            <text:p>522,3502</text:p>
          </table:table-cell>
          <table:table-cell office:value-type="float" office:value="407.0524" calcext:value-type="float">
            <text:p>407,0524</text:p>
          </table:table-cell>
          <table:table-cell office:value-type="float" office:value="0.3730096" calcext:value-type="float">
            <text:p>0,3730096</text:p>
          </table:table-cell>
          <table:table-cell office:value-type="float" office:value="0.3253348" calcext:value-type="float">
            <text:p>0,3253348</text:p>
          </table:table-cell>
          <table:table-cell office:value-type="float" office:value="694.0447" calcext:value-type="float">
            <text:p>694,0447</text:p>
          </table:table-cell>
          <table:table-cell office:value-type="float" office:value="3.899082" calcext:value-type="float">
            <text:p>3,8990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9" calcext:value-type="float">
            <text:p>509</text:p>
          </table:table-cell>
          <table:table-cell office:value-type="float" office:value="408" calcext:value-type="float">
            <text:p>4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08" calcext:value-type="float">
            <text:p>408</text:p>
          </table:table-cell>
          <table:table-cell office:value-type="float" office:value="9345290" calcext:value-type="float">
            <text:p>9345290</text:p>
          </table:table-cell>
          <table:table-cell office:value-type="float" office:value="377911209" calcext:value-type="float">
            <text:p>377911209</text:p>
          </table:table-cell>
        </table:table-row>
        <table:table-row table:style-name="ro2">
          <table:table-cell office:value-type="float" office:value="9365" calcext:value-type="float">
            <text:p>9365</text:p>
          </table:table-cell>
          <table:table-cell office:value-type="string" calcext:value-type="string">
            <text:p>14:37:24.724</text:p>
          </table:table-cell>
          <table:table-cell office:value-type="string" calcext:value-type="string">
            <text:p>00:00:09.365</text:p>
          </table:table-cell>
          <table:table-cell office:value-type="float" office:value="469" calcext:value-type="float">
            <text:p>469</text:p>
          </table:table-cell>
          <table:table-cell office:value-type="float" office:value="489.9894" calcext:value-type="float">
            <text:p>489,9894</text:p>
          </table:table-cell>
          <table:table-cell office:value-type="float" office:value="391.6986" calcext:value-type="float">
            <text:p>391,6986</text:p>
          </table:table-cell>
          <table:table-cell office:value-type="float" office:value="0.6329212" calcext:value-type="float">
            <text:p>0,6329212</text:p>
          </table:table-cell>
          <table:table-cell office:value-type="float" office:value="0.3160327" calcext:value-type="float">
            <text:p>0,3160327</text:p>
          </table:table-cell>
          <table:table-cell office:value-type="float" office:value="690.6299" calcext:value-type="float">
            <text:p>690,6299</text:p>
          </table:table-cell>
          <table:table-cell office:value-type="float" office:value="3.928397" calcext:value-type="float">
            <text:p>3,928397</text:p>
          </table:table-cell>
          <table:table-cell office:value-type="float" office:value="0" calcext:value-type="float">
            <text:p>0</text:p>
          </table:table-cell>
          <table:table-cell office:value-type="float" office:value="505.2823" calcext:value-type="float">
            <text:p>505,2823</text:p>
          </table:table-cell>
          <table:table-cell office:value-type="float" office:value="429.2534" calcext:value-type="float">
            <text:p>429,2534</text:p>
          </table:table-cell>
          <table:table-cell office:value-type="float" office:value="0.3728703" calcext:value-type="float">
            <text:p>0,3728703</text:p>
          </table:table-cell>
          <table:table-cell office:value-type="float" office:value="0.3255363" calcext:value-type="float">
            <text:p>0,3255363</text:p>
          </table:table-cell>
          <table:table-cell office:value-type="float" office:value="694.0447" calcext:value-type="float">
            <text:p>694,0447</text:p>
          </table:table-cell>
          <table:table-cell office:value-type="float" office:value="3.839643" calcext:value-type="float">
            <text:p>3,8396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10" calcext:value-type="float">
            <text:p>410</text:p>
          </table:table-cell>
          <table:table-cell office:value-type="float" office:value="9365231" calcext:value-type="float">
            <text:p>9365231</text:p>
          </table:table-cell>
          <table:table-cell office:value-type="float" office:value="377931150" calcext:value-type="float">
            <text:p>377931150</text:p>
          </table:table-cell>
        </table:table-row>
        <table:table-row table:style-name="ro2">
          <table:table-cell office:value-type="float" office:value="9385" calcext:value-type="float">
            <text:p>9385</text:p>
          </table:table-cell>
          <table:table-cell office:value-type="string" calcext:value-type="string">
            <text:p>14:37:24.744</text:p>
          </table:table-cell>
          <table:table-cell office:value-type="string" calcext:value-type="string">
            <text:p>00:00:09.385</text:p>
          </table:table-cell>
          <table:table-cell office:value-type="float" office:value="470" calcext:value-type="float">
            <text:p>470</text:p>
          </table:table-cell>
          <table:table-cell office:value-type="float" office:value="485.9666" calcext:value-type="float">
            <text:p>485,9666</text:p>
          </table:table-cell>
          <table:table-cell office:value-type="float" office:value="402.0349" calcext:value-type="float">
            <text:p>402,0349</text:p>
          </table:table-cell>
          <table:table-cell office:value-type="float" office:value="0.6329426" calcext:value-type="float">
            <text:p>0,6329426</text:p>
          </table:table-cell>
          <table:table-cell office:value-type="float" office:value="0.3164233" calcext:value-type="float">
            <text:p>0,3164233</text:p>
          </table:table-cell>
          <table:table-cell office:value-type="float" office:value="690.6299" calcext:value-type="float">
            <text:p>690,6299</text:p>
          </table:table-cell>
          <table:table-cell office:value-type="float" office:value="3.893001" calcext:value-type="float">
            <text:p>3,893001</text:p>
          </table:table-cell>
          <table:table-cell office:value-type="float" office:value="0" calcext:value-type="float">
            <text:p>0</text:p>
          </table:table-cell>
          <table:table-cell office:value-type="float" office:value="504.1674" calcext:value-type="float">
            <text:p>504,1674</text:p>
          </table:table-cell>
          <table:table-cell office:value-type="float" office:value="415.8276" calcext:value-type="float">
            <text:p>415,8276</text:p>
          </table:table-cell>
          <table:table-cell office:value-type="float" office:value="0.3728428" calcext:value-type="float">
            <text:p>0,3728428</text:p>
          </table:table-cell>
          <table:table-cell office:value-type="float" office:value="0.325932" calcext:value-type="float">
            <text:p>0,325932</text:p>
          </table:table-cell>
          <table:table-cell office:value-type="float" office:value="694.0447" calcext:value-type="float">
            <text:p>694,0447</text:p>
          </table:table-cell>
          <table:table-cell office:value-type="float" office:value="3.828798" calcext:value-type="float">
            <text:p>3,82879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95" calcext:value-type="float">
            <text:p>495</text:p>
          </table:table-cell>
          <table:table-cell office:value-type="float" office:value="409" calcext:value-type="float">
            <text:p>4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09" calcext:value-type="float">
            <text:p>409</text:p>
          </table:table-cell>
          <table:table-cell office:value-type="float" office:value="9385050" calcext:value-type="float">
            <text:p>9385050</text:p>
          </table:table-cell>
          <table:table-cell office:value-type="float" office:value="377950969" calcext:value-type="float">
            <text:p>377950969</text:p>
          </table:table-cell>
        </table:table-row>
        <table:table-row table:style-name="ro2">
          <table:table-cell office:value-type="float" office:value="9405" calcext:value-type="float">
            <text:p>9405</text:p>
          </table:table-cell>
          <table:table-cell office:value-type="string" calcext:value-type="string">
            <text:p>14:37:24.764</text:p>
          </table:table-cell>
          <table:table-cell office:value-type="string" calcext:value-type="string">
            <text:p>00:00:09.405</text:p>
          </table:table-cell>
          <table:table-cell office:value-type="float" office:value="471" calcext:value-type="float">
            <text:p>471</text:p>
          </table:table-cell>
          <table:table-cell office:value-type="float" office:value="376.9038" calcext:value-type="float">
            <text:p>376,9038</text:p>
          </table:table-cell>
          <table:table-cell office:value-type="float" office:value="364.0091" calcext:value-type="float">
            <text:p>364,0091</text:p>
          </table:table-cell>
          <table:table-cell office:value-type="float" office:value="0.633849" calcext:value-type="float">
            <text:p>0,633849</text:p>
          </table:table-cell>
          <table:table-cell office:value-type="float" office:value="0.3161572" calcext:value-type="float">
            <text:p>0,3161572</text:p>
          </table:table-cell>
          <table:table-cell office:value-type="float" office:value="690.6299" calcext:value-type="float">
            <text:p>690,6299</text:p>
          </table:table-cell>
          <table:table-cell office:value-type="float" office:value="3.964993" calcext:value-type="float">
            <text:p>3,964993</text:p>
          </table:table-cell>
          <table:table-cell office:value-type="float" office:value="0" calcext:value-type="float">
            <text:p>0</text:p>
          </table:table-cell>
          <table:table-cell office:value-type="float" office:value="434.0249" calcext:value-type="float">
            <text:p>434,0249</text:p>
          </table:table-cell>
          <table:table-cell office:value-type="float" office:value="376.9048" calcext:value-type="float">
            <text:p>376,9048</text:p>
          </table:table-cell>
          <table:table-cell office:value-type="float" office:value="0.3736863" calcext:value-type="float">
            <text:p>0,3736863</text:p>
          </table:table-cell>
          <table:table-cell office:value-type="float" office:value="0.3256458" calcext:value-type="float">
            <text:p>0,3256458</text:p>
          </table:table-cell>
          <table:table-cell office:value-type="float" office:value="694.0447" calcext:value-type="float">
            <text:p>694,0447</text:p>
          </table:table-cell>
          <table:table-cell office:value-type="float" office:value="3.849366" calcext:value-type="float">
            <text:p>3,8493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office:value-type="float" office:value="9405025" calcext:value-type="float">
            <text:p>9405025</text:p>
          </table:table-cell>
          <table:table-cell office:value-type="float" office:value="377970944" calcext:value-type="float">
            <text:p>377970944</text:p>
          </table:table-cell>
        </table:table-row>
        <table:table-row table:style-name="ro2">
          <table:table-cell office:value-type="float" office:value="9425" calcext:value-type="float">
            <text:p>9425</text:p>
          </table:table-cell>
          <table:table-cell office:value-type="string" calcext:value-type="string">
            <text:p>14:37:24.784</text:p>
          </table:table-cell>
          <table:table-cell office:value-type="string" calcext:value-type="string">
            <text:p>00:00:09.424</text:p>
          </table:table-cell>
          <table:table-cell office:value-type="float" office:value="472" calcext:value-type="float">
            <text:p>472</text:p>
          </table:table-cell>
          <table:table-cell office:value-type="float" office:value="183.0981" calcext:value-type="float">
            <text:p>183,0981</text:p>
          </table:table-cell>
          <table:table-cell office:value-type="float" office:value="220.1918" calcext:value-type="float">
            <text:p>220,1918</text:p>
          </table:table-cell>
          <table:table-cell office:value-type="float" office:value="0.6362303" calcext:value-type="float">
            <text:p>0,6362303</text:p>
          </table:table-cell>
          <table:table-cell office:value-type="float" office:value="0.3149975" calcext:value-type="float">
            <text:p>0,3149975</text:p>
          </table:table-cell>
          <table:table-cell office:value-type="float" office:value="690.6299" calcext:value-type="float">
            <text:p>690,6299</text:p>
          </table:table-cell>
          <table:table-cell office:value-type="float" office:value="3.8553" calcext:value-type="float">
            <text:p>3,8553</text:p>
          </table:table-cell>
          <table:table-cell office:value-type="float" office:value="0" calcext:value-type="float">
            <text:p>0</text:p>
          </table:table-cell>
          <table:table-cell office:value-type="float" office:value="231.7056" calcext:value-type="float">
            <text:p>231,7056</text:p>
          </table:table-cell>
          <table:table-cell office:value-type="float" office:value="193.8707" calcext:value-type="float">
            <text:p>193,8707</text:p>
          </table:table-cell>
          <table:table-cell office:value-type="float" office:value="0.3765014" calcext:value-type="float">
            <text:p>0,3765014</text:p>
          </table:table-cell>
          <table:table-cell office:value-type="float" office:value="0.3242079" calcext:value-type="float">
            <text:p>0,3242079</text:p>
          </table:table-cell>
          <table:table-cell office:value-type="float" office:value="694.0447" calcext:value-type="float">
            <text:p>694,0447</text:p>
          </table:table-cell>
          <table:table-cell office:value-type="float" office:value="3.841625" calcext:value-type="float">
            <text:p>3,8416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table:number-columns-repeated="2" office:value-type="float" office:value="207" calcext:value-type="float">
            <text:p>207</text:p>
          </table:table-cell>
          <table:table-cell office:value-type="float" office:value="9424876" calcext:value-type="float">
            <text:p>9424876</text:p>
          </table:table-cell>
          <table:table-cell office:value-type="float" office:value="377990795" calcext:value-type="float">
            <text:p>377990795</text:p>
          </table:table-cell>
        </table:table-row>
        <table:table-row table:style-name="ro2">
          <table:table-cell office:value-type="float" office:value="9445" calcext:value-type="float">
            <text:p>9445</text:p>
          </table:table-cell>
          <table:table-cell office:value-type="string" calcext:value-type="string">
            <text:p>14:37:24.804</text:p>
          </table:table-cell>
          <table:table-cell office:value-type="string" calcext:value-type="string">
            <text:p>00:00:09.444</text:p>
          </table:table-cell>
          <table:table-cell office:value-type="float" office:value="473" calcext:value-type="float">
            <text:p>473</text:p>
          </table:table-cell>
          <table:table-cell office:value-type="float" office:value="133.8048" calcext:value-type="float">
            <text:p>133,8048</text:p>
          </table:table-cell>
          <table:table-cell office:value-type="float" office:value="209.5011" calcext:value-type="float">
            <text:p>209,5011</text:p>
          </table:table-cell>
          <table:table-cell office:value-type="float" office:value="0.6372076" calcext:value-type="float">
            <text:p>0,6372076</text:p>
          </table:table-cell>
          <table:table-cell office:value-type="float" office:value="0.3139089" calcext:value-type="float">
            <text:p>0,3139089</text:p>
          </table:table-cell>
          <table:table-cell office:value-type="float" office:value="686.8128" calcext:value-type="float">
            <text:p>686,8128</text:p>
          </table:table-cell>
          <table:table-cell office:value-type="float" office:value="3.846051" calcext:value-type="float">
            <text:p>3,846051</text:p>
          </table:table-cell>
          <table:table-cell office:value-type="float" office:value="0" calcext:value-type="float">
            <text:p>0</text:p>
          </table:table-cell>
          <table:table-cell office:value-type="float" office:value="194.1835" calcext:value-type="float">
            <text:p>194,1835</text:p>
          </table:table-cell>
          <table:table-cell office:value-type="float" office:value="165.0658" calcext:value-type="float">
            <text:p>165,0658</text:p>
          </table:table-cell>
          <table:table-cell office:value-type="float" office:value="0.378106" calcext:value-type="float">
            <text:p>0,378106</text:p>
          </table:table-cell>
          <table:table-cell office:value-type="float" office:value="0.3226954" calcext:value-type="float">
            <text:p>0,3226954</text:p>
          </table:table-cell>
          <table:table-cell office:value-type="float" office:value="690.8916" calcext:value-type="float">
            <text:p>690,8916</text:p>
          </table:table-cell>
          <table:table-cell office:value-type="float" office:value="3.82462" calcext:value-type="float">
            <text:p>3,824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  <table:table-cell office:value-type="float" office:value="9444922" calcext:value-type="float">
            <text:p>9444922</text:p>
          </table:table-cell>
          <table:table-cell office:value-type="float" office:value="378010841" calcext:value-type="float">
            <text:p>378010841</text:p>
          </table:table-cell>
        </table:table-row>
        <table:table-row table:style-name="ro2">
          <table:table-cell office:value-type="float" office:value="9465" calcext:value-type="float">
            <text:p>9465</text:p>
          </table:table-cell>
          <table:table-cell office:value-type="string" calcext:value-type="string">
            <text:p>14:37:24.824</text:p>
          </table:table-cell>
          <table:table-cell office:value-type="string" calcext:value-type="string">
            <text:p>00:00:09.464</text:p>
          </table:table-cell>
          <table:table-cell office:value-type="float" office:value="474" calcext:value-type="float">
            <text:p>474</text:p>
          </table:table-cell>
          <table:table-cell office:value-type="float" office:value="44.6549" calcext:value-type="float">
            <text:p>44,6549</text:p>
          </table:table-cell>
          <table:table-cell office:value-type="float" office:value="124.9671" calcext:value-type="float">
            <text:p>124,9671</text:p>
          </table:table-cell>
          <table:table-cell office:value-type="float" office:value="0.6373773" calcext:value-type="float">
            <text:p>0,6373773</text:p>
          </table:table-cell>
          <table:table-cell office:value-type="float" office:value="0.313169" calcext:value-type="float">
            <text:p>0,313169</text:p>
          </table:table-cell>
          <table:table-cell office:value-type="float" office:value="686.8128" calcext:value-type="float">
            <text:p>686,8128</text:p>
          </table:table-cell>
          <table:table-cell office:value-type="float" office:value="3.839609" calcext:value-type="float">
            <text:p>3,839609</text:p>
          </table:table-cell>
          <table:table-cell office:value-type="float" office:value="0" calcext:value-type="float">
            <text:p>0</text:p>
          </table:table-cell>
          <table:table-cell office:value-type="float" office:value="114.7836" calcext:value-type="float">
            <text:p>114,7836</text:p>
          </table:table-cell>
          <table:table-cell office:value-type="float" office:value="92.15414" calcext:value-type="float">
            <text:p>92,15414</text:p>
          </table:table-cell>
          <table:table-cell office:value-type="float" office:value="0.3783976" calcext:value-type="float">
            <text:p>0,3783976</text:p>
          </table:table-cell>
          <table:table-cell office:value-type="float" office:value="0.3220625" calcext:value-type="float">
            <text:p>0,3220625</text:p>
          </table:table-cell>
          <table:table-cell office:value-type="float" office:value="690.8916" calcext:value-type="float">
            <text:p>690,8916</text:p>
          </table:table-cell>
          <table:table-cell office:value-type="float" office:value="3.856046" calcext:value-type="float">
            <text:p>3,85604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9464725" calcext:value-type="float">
            <text:p>9464725</text:p>
          </table:table-cell>
          <table:table-cell office:value-type="float" office:value="378030644" calcext:value-type="float">
            <text:p>378030644</text:p>
          </table:table-cell>
        </table:table-row>
        <table:table-row table:style-name="ro2">
          <table:table-cell office:value-type="float" office:value="9485" calcext:value-type="float">
            <text:p>9485</text:p>
          </table:table-cell>
          <table:table-cell office:value-type="string" calcext:value-type="string">
            <text:p>14:37:24.844</text:p>
          </table:table-cell>
          <table:table-cell office:value-type="string" calcext:value-type="string">
            <text:p>00:00:09.484</text:p>
          </table:table-cell>
          <table:table-cell office:value-type="float" office:value="475" calcext:value-type="float">
            <text:p>475</text:p>
          </table:table-cell>
          <table:table-cell office:value-type="float" office:value="52.46878" calcext:value-type="float">
            <text:p>52,46878</text:p>
          </table:table-cell>
          <table:table-cell office:value-type="float" office:value="125.6726" calcext:value-type="float">
            <text:p>125,6726</text:p>
          </table:table-cell>
          <table:table-cell office:value-type="float" office:value="0.6377469" calcext:value-type="float">
            <text:p>0,6377469</text:p>
          </table:table-cell>
          <table:table-cell office:value-type="float" office:value="0.3130395" calcext:value-type="float">
            <text:p>0,3130395</text:p>
          </table:table-cell>
          <table:table-cell office:value-type="float" office:value="686.8128" calcext:value-type="float">
            <text:p>686,8128</text:p>
          </table:table-cell>
          <table:table-cell office:value-type="float" office:value="3.862031" calcext:value-type="float">
            <text:p>3,862031</text:p>
          </table:table-cell>
          <table:table-cell office:value-type="float" office:value="0" calcext:value-type="float">
            <text:p>0</text:p>
          </table:table-cell>
          <table:table-cell office:value-type="float" office:value="108.0093" calcext:value-type="float">
            <text:p>108,0093</text:p>
          </table:table-cell>
          <table:table-cell office:value-type="float" office:value="93.23171" calcext:value-type="float">
            <text:p>93,23171</text:p>
          </table:table-cell>
          <table:table-cell office:value-type="float" office:value="0.378393" calcext:value-type="float">
            <text:p>0,378393</text:p>
          </table:table-cell>
          <table:table-cell office:value-type="float" office:value="0.3217534" calcext:value-type="float">
            <text:p>0,3217534</text:p>
          </table:table-cell>
          <table:table-cell office:value-type="float" office:value="690.8916" calcext:value-type="float">
            <text:p>690,8916</text:p>
          </table:table-cell>
          <table:table-cell office:value-type="float" office:value="3.814497" calcext:value-type="float">
            <text:p>3,8144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9484746" calcext:value-type="float">
            <text:p>9484746</text:p>
          </table:table-cell>
          <table:table-cell office:value-type="float" office:value="378050665" calcext:value-type="float">
            <text:p>378050665</text:p>
          </table:table-cell>
        </table:table-row>
        <table:table-row table:style-name="ro2">
          <table:table-cell office:value-type="float" office:value="9505" calcext:value-type="float">
            <text:p>9505</text:p>
          </table:table-cell>
          <table:table-cell office:value-type="string" calcext:value-type="string">
            <text:p>14:37:24.864</text:p>
          </table:table-cell>
          <table:table-cell office:value-type="string" calcext:value-type="string">
            <text:p>00:00:09.504</text:p>
          </table:table-cell>
          <table:table-cell office:value-type="float" office:value="476" calcext:value-type="float">
            <text:p>476</text:p>
          </table:table-cell>
          <table:table-cell office:value-type="float" office:value="48.69085" calcext:value-type="float">
            <text:p>48,69085</text:p>
          </table:table-cell>
          <table:table-cell office:value-type="float" office:value="116.4297" calcext:value-type="float">
            <text:p>116,4297</text:p>
          </table:table-cell>
          <table:table-cell office:value-type="float" office:value="0.6379689" calcext:value-type="float">
            <text:p>0,6379689</text:p>
          </table:table-cell>
          <table:table-cell office:value-type="float" office:value="0.3129946" calcext:value-type="float">
            <text:p>0,3129946</text:p>
          </table:table-cell>
          <table:table-cell office:value-type="float" office:value="686.8128" calcext:value-type="float">
            <text:p>686,8128</text:p>
          </table:table-cell>
          <table:table-cell office:value-type="float" office:value="3.882879" calcext:value-type="float">
            <text:p>3,882879</text:p>
          </table:table-cell>
          <table:table-cell office:value-type="float" office:value="0" calcext:value-type="float">
            <text:p>0</text:p>
          </table:table-cell>
          <table:table-cell office:value-type="float" office:value="109.3376" calcext:value-type="float">
            <text:p>109,3376</text:p>
          </table:table-cell>
          <table:table-cell office:value-type="float" office:value="98.65604" calcext:value-type="float">
            <text:p>98,65604</text:p>
          </table:table-cell>
          <table:table-cell office:value-type="float" office:value="0.3784945" calcext:value-type="float">
            <text:p>0,3784945</text:p>
          </table:table-cell>
          <table:table-cell office:value-type="float" office:value="0.3216445" calcext:value-type="float">
            <text:p>0,3216445</text:p>
          </table:table-cell>
          <table:table-cell office:value-type="float" office:value="690.8916" calcext:value-type="float">
            <text:p>690,8916</text:p>
          </table:table-cell>
          <table:table-cell office:value-type="float" office:value="3.822909" calcext:value-type="float">
            <text:p>3,8229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9504618" calcext:value-type="float">
            <text:p>9504618</text:p>
          </table:table-cell>
          <table:table-cell office:value-type="float" office:value="378070537" calcext:value-type="float">
            <text:p>378070537</text:p>
          </table:table-cell>
        </table:table-row>
        <table:table-row table:style-name="ro2">
          <table:table-cell office:value-type="float" office:value="9525" calcext:value-type="float">
            <text:p>9525</text:p>
          </table:table-cell>
          <table:table-cell office:value-type="string" calcext:value-type="string">
            <text:p>14:37:24.884</text:p>
          </table:table-cell>
          <table:table-cell office:value-type="string" calcext:value-type="string">
            <text:p>00:00:09.524</text:p>
          </table:table-cell>
          <table:table-cell office:value-type="float" office:value="477" calcext:value-type="float">
            <text:p>477</text:p>
          </table:table-cell>
          <table:table-cell office:value-type="float" office:value="52.2395" calcext:value-type="float">
            <text:p>52,2395</text:p>
          </table:table-cell>
          <table:table-cell office:value-type="float" office:value="114.2263" calcext:value-type="float">
            <text:p>114,2263</text:p>
          </table:table-cell>
          <table:table-cell office:value-type="float" office:value="0.6383424" calcext:value-type="float">
            <text:p>0,6383424</text:p>
          </table:table-cell>
          <table:table-cell office:value-type="float" office:value="0.3129285" calcext:value-type="float">
            <text:p>0,3129285</text:p>
          </table:table-cell>
          <table:table-cell office:value-type="float" office:value="686.8128" calcext:value-type="float">
            <text:p>686,8128</text:p>
          </table:table-cell>
          <table:table-cell office:value-type="float" office:value="3.796847" calcext:value-type="float">
            <text:p>3,796847</text:p>
          </table:table-cell>
          <table:table-cell office:value-type="float" office:value="0" calcext:value-type="float">
            <text:p>0</text:p>
          </table:table-cell>
          <table:table-cell office:value-type="float" office:value="100.2889" calcext:value-type="float">
            <text:p>100,2889</text:p>
          </table:table-cell>
          <table:table-cell office:value-type="float" office:value="88.10532" calcext:value-type="float">
            <text:p>88,10532</text:p>
          </table:table-cell>
          <table:table-cell office:value-type="float" office:value="0.378575" calcext:value-type="float">
            <text:p>0,378575</text:p>
          </table:table-cell>
          <table:table-cell office:value-type="float" office:value="0.3216015" calcext:value-type="float">
            <text:p>0,3216015</text:p>
          </table:table-cell>
          <table:table-cell office:value-type="float" office:value="690.8916" calcext:value-type="float">
            <text:p>690,8916</text:p>
          </table:table-cell>
          <table:table-cell office:value-type="float" office:value="3.851009" calcext:value-type="float">
            <text:p>3,8510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524603" calcext:value-type="float">
            <text:p>9524603</text:p>
          </table:table-cell>
          <table:table-cell office:value-type="float" office:value="378090522" calcext:value-type="float">
            <text:p>378090522</text:p>
          </table:table-cell>
        </table:table-row>
        <table:table-row table:style-name="ro2">
          <table:table-cell office:value-type="float" office:value="9544" calcext:value-type="float">
            <text:p>9544</text:p>
          </table:table-cell>
          <table:table-cell office:value-type="string" calcext:value-type="string">
            <text:p>14:37:24.903</text:p>
          </table:table-cell>
          <table:table-cell office:value-type="string" calcext:value-type="string">
            <text:p>00:00:09.544</text:p>
          </table:table-cell>
          <table:table-cell office:value-type="float" office:value="478" calcext:value-type="float">
            <text:p>478</text:p>
          </table:table-cell>
          <table:table-cell office:value-type="float" office:value="45.25677" calcext:value-type="float">
            <text:p>45,25677</text:p>
          </table:table-cell>
          <table:table-cell office:value-type="float" office:value="106.1496" calcext:value-type="float">
            <text:p>106,1496</text:p>
          </table:table-cell>
          <table:table-cell office:value-type="float" office:value="0.6385766" calcext:value-type="float">
            <text:p>0,6385766</text:p>
          </table:table-cell>
          <table:table-cell office:value-type="float" office:value="0.3131067" calcext:value-type="float">
            <text:p>0,3131067</text:p>
          </table:table-cell>
          <table:table-cell office:value-type="float" office:value="688.5521" calcext:value-type="float">
            <text:p>688,5521</text:p>
          </table:table-cell>
          <table:table-cell office:value-type="float" office:value="3.81904" calcext:value-type="float">
            <text:p>3,81904</text:p>
          </table:table-cell>
          <table:table-cell office:value-type="float" office:value="0" calcext:value-type="float">
            <text:p>0</text:p>
          </table:table-cell>
          <table:table-cell office:value-type="float" office:value="105.0096" calcext:value-type="float">
            <text:p>105,0096</text:p>
          </table:table-cell>
          <table:table-cell office:value-type="float" office:value="96.76579" calcext:value-type="float">
            <text:p>96,76579</text:p>
          </table:table-cell>
          <table:table-cell office:value-type="float" office:value="0.3786592" calcext:value-type="float">
            <text:p>0,3786592</text:p>
          </table:table-cell>
          <table:table-cell office:value-type="float" office:value="0.3216366" calcext:value-type="float">
            <text:p>0,3216366</text:p>
          </table:table-cell>
          <table:table-cell office:value-type="float" office:value="688.8096" calcext:value-type="float">
            <text:p>688,8096</text:p>
          </table:table-cell>
          <table:table-cell office:value-type="float" office:value="3.820743" calcext:value-type="float">
            <text:p>3,8207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9544481" calcext:value-type="float">
            <text:p>9544481</text:p>
          </table:table-cell>
          <table:table-cell office:value-type="float" office:value="378110400" calcext:value-type="float">
            <text:p>378110400</text:p>
          </table:table-cell>
        </table:table-row>
        <table:table-row table:style-name="ro2">
          <table:table-cell office:value-type="float" office:value="9564" calcext:value-type="float">
            <text:p>9564</text:p>
          </table:table-cell>
          <table:table-cell office:value-type="string" calcext:value-type="string">
            <text:p>14:37:24.923</text:p>
          </table:table-cell>
          <table:table-cell office:value-type="string" calcext:value-type="string">
            <text:p>00:00:09.564</text:p>
          </table:table-cell>
          <table:table-cell office:value-type="float" office:value="479" calcext:value-type="float">
            <text:p>479</text:p>
          </table:table-cell>
          <table:table-cell office:value-type="float" office:value="41.70119" calcext:value-type="float">
            <text:p>41,70119</text:p>
          </table:table-cell>
          <table:table-cell office:value-type="float" office:value="108.0129" calcext:value-type="float">
            <text:p>108,0129</text:p>
          </table:table-cell>
          <table:table-cell office:value-type="float" office:value="0.6387102" calcext:value-type="float">
            <text:p>0,6387102</text:p>
          </table:table-cell>
          <table:table-cell office:value-type="float" office:value="0.3131644" calcext:value-type="float">
            <text:p>0,3131644</text:p>
          </table:table-cell>
          <table:table-cell office:value-type="float" office:value="688.5521" calcext:value-type="float">
            <text:p>688,5521</text:p>
          </table:table-cell>
          <table:table-cell office:value-type="float" office:value="3.855361" calcext:value-type="float">
            <text:p>3,855361</text:p>
          </table:table-cell>
          <table:table-cell office:value-type="float" office:value="0" calcext:value-type="float">
            <text:p>0</text:p>
          </table:table-cell>
          <table:table-cell office:value-type="float" office:value="86.0678" calcext:value-type="float">
            <text:p>86,0678</text:p>
          </table:table-cell>
          <table:table-cell office:value-type="float" office:value="77.46526" calcext:value-type="float">
            <text:p>77,46526</text:p>
          </table:table-cell>
          <table:table-cell office:value-type="float" office:value="0.3787034" calcext:value-type="float">
            <text:p>0,3787034</text:p>
          </table:table-cell>
          <table:table-cell office:value-type="float" office:value="0.3217028" calcext:value-type="float">
            <text:p>0,3217028</text:p>
          </table:table-cell>
          <table:table-cell office:value-type="float" office:value="688.8096" calcext:value-type="float">
            <text:p>688,8096</text:p>
          </table:table-cell>
          <table:table-cell office:value-type="float" office:value="3.749452" calcext:value-type="float">
            <text:p>3,7494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564459" calcext:value-type="float">
            <text:p>9564459</text:p>
          </table:table-cell>
          <table:table-cell office:value-type="float" office:value="378130378" calcext:value-type="float">
            <text:p>378130378</text:p>
          </table:table-cell>
        </table:table-row>
        <table:table-row table:style-name="ro2">
          <table:table-cell office:value-type="float" office:value="9584" calcext:value-type="float">
            <text:p>9584</text:p>
          </table:table-cell>
          <table:table-cell office:value-type="string" calcext:value-type="string">
            <text:p>14:37:24.943</text:p>
          </table:table-cell>
          <table:table-cell office:value-type="string" calcext:value-type="string">
            <text:p>00:00:09.584</text:p>
          </table:table-cell>
          <table:table-cell office:value-type="float" office:value="480" calcext:value-type="float">
            <text:p>480</text:p>
          </table:table-cell>
          <table:table-cell office:value-type="float" office:value="34.2808" calcext:value-type="float">
            <text:p>34,2808</text:p>
          </table:table-cell>
          <table:table-cell office:value-type="float" office:value="112.1995" calcext:value-type="float">
            <text:p>112,1995</text:p>
          </table:table-cell>
          <table:table-cell office:value-type="float" office:value="0.6387129" calcext:value-type="float">
            <text:p>0,6387129</text:p>
          </table:table-cell>
          <table:table-cell office:value-type="float" office:value="0.3132019" calcext:value-type="float">
            <text:p>0,3132019</text:p>
          </table:table-cell>
          <table:table-cell office:value-type="float" office:value="688.5521" calcext:value-type="float">
            <text:p>688,5521</text:p>
          </table:table-cell>
          <table:table-cell office:value-type="float" office:value="3.816375" calcext:value-type="float">
            <text:p>3,816375</text:p>
          </table:table-cell>
          <table:table-cell office:value-type="float" office:value="0" calcext:value-type="float">
            <text:p>0</text:p>
          </table:table-cell>
          <table:table-cell office:value-type="float" office:value="75.9977" calcext:value-type="float">
            <text:p>75,9977</text:p>
          </table:table-cell>
          <table:table-cell office:value-type="float" office:value="93.16315" calcext:value-type="float">
            <text:p>93,16315</text:p>
          </table:table-cell>
          <table:table-cell office:value-type="float" office:value="0.378638" calcext:value-type="float">
            <text:p>0,378638</text:p>
          </table:table-cell>
          <table:table-cell office:value-type="float" office:value="0.3217292" calcext:value-type="float">
            <text:p>0,3217292</text:p>
          </table:table-cell>
          <table:table-cell office:value-type="float" office:value="688.8096" calcext:value-type="float">
            <text:p>688,8096</text:p>
          </table:table-cell>
          <table:table-cell office:value-type="float" office:value="3.790137" calcext:value-type="float">
            <text:p>3,790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9584341" calcext:value-type="float">
            <text:p>9584341</text:p>
          </table:table-cell>
          <table:table-cell office:value-type="float" office:value="378150260" calcext:value-type="float">
            <text:p>378150260</text:p>
          </table:table-cell>
        </table:table-row>
        <table:table-row table:style-name="ro2">
          <table:table-cell office:value-type="float" office:value="9604" calcext:value-type="float">
            <text:p>9604</text:p>
          </table:table-cell>
          <table:table-cell office:value-type="string" calcext:value-type="string">
            <text:p>14:37:24.963</text:p>
          </table:table-cell>
          <table:table-cell office:value-type="string" calcext:value-type="string">
            <text:p>00:00:09.604</text:p>
          </table:table-cell>
          <table:table-cell office:value-type="float" office:value="481" calcext:value-type="float">
            <text:p>481</text:p>
          </table:table-cell>
          <table:table-cell office:value-type="float" office:value="45.11136" calcext:value-type="float">
            <text:p>45,11136</text:p>
          </table:table-cell>
          <table:table-cell office:value-type="float" office:value="103.1517" calcext:value-type="float">
            <text:p>103,1517</text:p>
          </table:table-cell>
          <table:table-cell office:value-type="float" office:value="0.6386024" calcext:value-type="float">
            <text:p>0,6386024</text:p>
          </table:table-cell>
          <table:table-cell office:value-type="float" office:value="0.3131891" calcext:value-type="float">
            <text:p>0,3131891</text:p>
          </table:table-cell>
          <table:table-cell office:value-type="float" office:value="688.5521" calcext:value-type="float">
            <text:p>688,5521</text:p>
          </table:table-cell>
          <table:table-cell office:value-type="float" office:value="3.851848" calcext:value-type="float">
            <text:p>3,851848</text:p>
          </table:table-cell>
          <table:table-cell office:value-type="float" office:value="0" calcext:value-type="float">
            <text:p>0</text:p>
          </table:table-cell>
          <table:table-cell office:value-type="float" office:value="107.6183" calcext:value-type="float">
            <text:p>107,6183</text:p>
          </table:table-cell>
          <table:table-cell office:value-type="float" office:value="96.50191" calcext:value-type="float">
            <text:p>96,50191</text:p>
          </table:table-cell>
          <table:table-cell office:value-type="float" office:value="0.3784772" calcext:value-type="float">
            <text:p>0,3784772</text:p>
          </table:table-cell>
          <table:table-cell office:value-type="float" office:value="0.321783" calcext:value-type="float">
            <text:p>0,321783</text:p>
          </table:table-cell>
          <table:table-cell office:value-type="float" office:value="688.8096" calcext:value-type="float">
            <text:p>688,8096</text:p>
          </table:table-cell>
          <table:table-cell office:value-type="float" office:value="3.848598" calcext:value-type="float">
            <text:p>3,84859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604344" calcext:value-type="float">
            <text:p>9604344</text:p>
          </table:table-cell>
          <table:table-cell office:value-type="float" office:value="378170263" calcext:value-type="float">
            <text:p>378170263</text:p>
          </table:table-cell>
        </table:table-row>
        <table:table-row table:style-name="ro2">
          <table:table-cell office:value-type="float" office:value="9624" calcext:value-type="float">
            <text:p>9624</text:p>
          </table:table-cell>
          <table:table-cell office:value-type="string" calcext:value-type="string">
            <text:p>14:37:24.983</text:p>
          </table:table-cell>
          <table:table-cell office:value-type="string" calcext:value-type="string">
            <text:p>00:00:09.624</text:p>
          </table:table-cell>
          <table:table-cell office:value-type="float" office:value="482" calcext:value-type="float">
            <text:p>482</text:p>
          </table:table-cell>
          <table:table-cell office:value-type="float" office:value="30.61555" calcext:value-type="float">
            <text:p>30,61555</text:p>
          </table:table-cell>
          <table:table-cell office:value-type="float" office:value="103.9735" calcext:value-type="float">
            <text:p>103,9735</text:p>
          </table:table-cell>
          <table:table-cell office:value-type="float" office:value="0.6383993" calcext:value-type="float">
            <text:p>0,6383993</text:p>
          </table:table-cell>
          <table:table-cell office:value-type="float" office:value="0.3131873" calcext:value-type="float">
            <text:p>0,3131873</text:p>
          </table:table-cell>
          <table:table-cell office:value-type="float" office:value="688.5521" calcext:value-type="float">
            <text:p>688,5521</text:p>
          </table:table-cell>
          <table:table-cell office:value-type="float" office:value="3.816033" calcext:value-type="float">
            <text:p>3,816033</text:p>
          </table:table-cell>
          <table:table-cell office:value-type="float" office:value="0" calcext:value-type="float">
            <text:p>0</text:p>
          </table:table-cell>
          <table:table-cell office:value-type="float" office:value="106.4222" calcext:value-type="float">
            <text:p>106,4222</text:p>
          </table:table-cell>
          <table:table-cell office:value-type="float" office:value="74.83665" calcext:value-type="float">
            <text:p>74,83665</text:p>
          </table:table-cell>
          <table:table-cell office:value-type="float" office:value="0.378125" calcext:value-type="float">
            <text:p>0,378125</text:p>
          </table:table-cell>
          <table:table-cell office:value-type="float" office:value="0.3220404" calcext:value-type="float">
            <text:p>0,3220404</text:p>
          </table:table-cell>
          <table:table-cell office:value-type="float" office:value="688.8096" calcext:value-type="float">
            <text:p>688,8096</text:p>
          </table:table-cell>
          <table:table-cell office:value-type="float" office:value="3.808019" calcext:value-type="float">
            <text:p>3,8080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24207" calcext:value-type="float">
            <text:p>9624207</text:p>
          </table:table-cell>
          <table:table-cell office:value-type="float" office:value="378190126" calcext:value-type="float">
            <text:p>378190126</text:p>
          </table:table-cell>
        </table:table-row>
        <table:table-row table:style-name="ro2">
          <table:table-cell office:value-type="float" office:value="9644" calcext:value-type="float">
            <text:p>9644</text:p>
          </table:table-cell>
          <table:table-cell office:value-type="string" calcext:value-type="string">
            <text:p>14:37:25.003</text:p>
          </table:table-cell>
          <table:table-cell office:value-type="string" calcext:value-type="string">
            <text:p>00:00:09.644</text:p>
          </table:table-cell>
          <table:table-cell office:value-type="float" office:value="483" calcext:value-type="float">
            <text:p>483</text:p>
          </table:table-cell>
          <table:table-cell office:value-type="float" office:value="25.89812" calcext:value-type="float">
            <text:p>25,89812</text:p>
          </table:table-cell>
          <table:table-cell office:value-type="float" office:value="99.38474" calcext:value-type="float">
            <text:p>99,38474</text:p>
          </table:table-cell>
          <table:table-cell office:value-type="float" office:value="0.6381471" calcext:value-type="float">
            <text:p>0,6381471</text:p>
          </table:table-cell>
          <table:table-cell office:value-type="float" office:value="0.3133352" calcext:value-type="float">
            <text:p>0,3133352</text:p>
          </table:table-cell>
          <table:table-cell office:value-type="float" office:value="689.8589" calcext:value-type="float">
            <text:p>689,8589</text:p>
          </table:table-cell>
          <table:table-cell office:value-type="float" office:value="3.834771" calcext:value-type="float">
            <text:p>3,834771</text:p>
          </table:table-cell>
          <table:table-cell office:value-type="float" office:value="0" calcext:value-type="float">
            <text:p>0</text:p>
          </table:table-cell>
          <table:table-cell office:value-type="float" office:value="111.4237" calcext:value-type="float">
            <text:p>111,4237</text:p>
          </table:table-cell>
          <table:table-cell office:value-type="float" office:value="91.51053" calcext:value-type="float">
            <text:p>91,51053</text:p>
          </table:table-cell>
          <table:table-cell office:value-type="float" office:value="0.3778603" calcext:value-type="float">
            <text:p>0,3778603</text:p>
          </table:table-cell>
          <table:table-cell office:value-type="float" office:value="0.3221791" calcext:value-type="float">
            <text:p>0,3221791</text:p>
          </table:table-cell>
          <table:table-cell office:value-type="float" office:value="685.8367" calcext:value-type="float">
            <text:p>685,8367</text:p>
          </table:table-cell>
          <table:table-cell office:value-type="float" office:value="3.817458" calcext:value-type="float">
            <text:p>3,81745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644245" calcext:value-type="float">
            <text:p>9644245</text:p>
          </table:table-cell>
          <table:table-cell office:value-type="float" office:value="378210164" calcext:value-type="float">
            <text:p>378210164</text:p>
          </table:table-cell>
        </table:table-row>
        <table:table-row table:style-name="ro2">
          <table:table-cell office:value-type="float" office:value="9664" calcext:value-type="float">
            <text:p>9664</text:p>
          </table:table-cell>
          <table:table-cell office:value-type="string" calcext:value-type="string">
            <text:p>14:37:25.023</text:p>
          </table:table-cell>
          <table:table-cell office:value-type="string" calcext:value-type="string">
            <text:p>00:00:09.664</text:p>
          </table:table-cell>
          <table:table-cell office:value-type="float" office:value="484" calcext:value-type="float">
            <text:p>484</text:p>
          </table:table-cell>
          <table:table-cell office:value-type="float" office:value="29.55986" calcext:value-type="float">
            <text:p>29,55986</text:p>
          </table:table-cell>
          <table:table-cell office:value-type="float" office:value="91.02531" calcext:value-type="float">
            <text:p>91,02531</text:p>
          </table:table-cell>
          <table:table-cell office:value-type="float" office:value="0.6379353" calcext:value-type="float">
            <text:p>0,6379353</text:p>
          </table:table-cell>
          <table:table-cell office:value-type="float" office:value="0.3134356" calcext:value-type="float">
            <text:p>0,3134356</text:p>
          </table:table-cell>
          <table:table-cell office:value-type="float" office:value="689.8589" calcext:value-type="float">
            <text:p>689,8589</text:p>
          </table:table-cell>
          <table:table-cell office:value-type="float" office:value="3.818513" calcext:value-type="float">
            <text:p>3,818513</text:p>
          </table:table-cell>
          <table:table-cell office:value-type="float" office:value="0" calcext:value-type="float">
            <text:p>0</text:p>
          </table:table-cell>
          <table:table-cell office:value-type="float" office:value="113.4637" calcext:value-type="float">
            <text:p>113,4637</text:p>
          </table:table-cell>
          <table:table-cell office:value-type="float" office:value="81.65167" calcext:value-type="float">
            <text:p>81,65167</text:p>
          </table:table-cell>
          <table:table-cell office:value-type="float" office:value="0.3776739" calcext:value-type="float">
            <text:p>0,3776739</text:p>
          </table:table-cell>
          <table:table-cell office:value-type="float" office:value="0.3224235" calcext:value-type="float">
            <text:p>0,3224235</text:p>
          </table:table-cell>
          <table:table-cell office:value-type="float" office:value="685.8367" calcext:value-type="float">
            <text:p>685,8367</text:p>
          </table:table-cell>
          <table:table-cell office:value-type="float" office:value="3.781784" calcext:value-type="float">
            <text:p>3,7817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664076" calcext:value-type="float">
            <text:p>9664076</text:p>
          </table:table-cell>
          <table:table-cell office:value-type="float" office:value="378229995" calcext:value-type="float">
            <text:p>378229995</text:p>
          </table:table-cell>
        </table:table-row>
        <table:table-row table:style-name="ro2">
          <table:table-cell office:value-type="float" office:value="9684" calcext:value-type="float">
            <text:p>9684</text:p>
          </table:table-cell>
          <table:table-cell office:value-type="string" calcext:value-type="string">
            <text:p>14:37:25.043</text:p>
          </table:table-cell>
          <table:table-cell office:value-type="string" calcext:value-type="string">
            <text:p>00:00:09.684</text:p>
          </table:table-cell>
          <table:table-cell office:value-type="float" office:value="485" calcext:value-type="float">
            <text:p>485</text:p>
          </table:table-cell>
          <table:table-cell office:value-type="float" office:value="49.21375" calcext:value-type="float">
            <text:p>49,21375</text:p>
          </table:table-cell>
          <table:table-cell office:value-type="float" office:value="83.18774" calcext:value-type="float">
            <text:p>83,18774</text:p>
          </table:table-cell>
          <table:table-cell office:value-type="float" office:value="0.6378165" calcext:value-type="float">
            <text:p>0,6378165</text:p>
          </table:table-cell>
          <table:table-cell office:value-type="float" office:value="0.3136618" calcext:value-type="float">
            <text:p>0,3136618</text:p>
          </table:table-cell>
          <table:table-cell office:value-type="float" office:value="689.8589" calcext:value-type="float">
            <text:p>689,8589</text:p>
          </table:table-cell>
          <table:table-cell office:value-type="float" office:value="3.787983" calcext:value-type="float">
            <text:p>3,787983</text:p>
          </table:table-cell>
          <table:table-cell office:value-type="float" office:value="0" calcext:value-type="float">
            <text:p>0</text:p>
          </table:table-cell>
          <table:table-cell office:value-type="float" office:value="85.35064" calcext:value-type="float">
            <text:p>85,35064</text:p>
          </table:table-cell>
          <table:table-cell office:value-type="float" office:value="79.15974" calcext:value-type="float">
            <text:p>79,15974</text:p>
          </table:table-cell>
          <table:table-cell office:value-type="float" office:value="0.37737" calcext:value-type="float">
            <text:p>0,37737</text:p>
          </table:table-cell>
          <table:table-cell office:value-type="float" office:value="0.3225189" calcext:value-type="float">
            <text:p>0,3225189</text:p>
          </table:table-cell>
          <table:table-cell office:value-type="float" office:value="685.8367" calcext:value-type="float">
            <text:p>685,8367</text:p>
          </table:table-cell>
          <table:table-cell office:value-type="float" office:value="3.764294" calcext:value-type="float">
            <text:p>3,76429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684092" calcext:value-type="float">
            <text:p>9684092</text:p>
          </table:table-cell>
          <table:table-cell office:value-type="float" office:value="378250011" calcext:value-type="float">
            <text:p>378250011</text:p>
          </table:table-cell>
        </table:table-row>
        <table:table-row table:style-name="ro2">
          <table:table-cell office:value-type="float" office:value="9704" calcext:value-type="float">
            <text:p>9704</text:p>
          </table:table-cell>
          <table:table-cell office:value-type="string" calcext:value-type="string">
            <text:p>14:37:25.063</text:p>
          </table:table-cell>
          <table:table-cell office:value-type="string" calcext:value-type="string">
            <text:p>00:00:09.703</text:p>
          </table:table-cell>
          <table:table-cell office:value-type="float" office:value="486" calcext:value-type="float">
            <text:p>486</text:p>
          </table:table-cell>
          <table:table-cell office:value-type="float" office:value="43.66842" calcext:value-type="float">
            <text:p>43,66842</text:p>
          </table:table-cell>
          <table:table-cell office:value-type="float" office:value="94.85719" calcext:value-type="float">
            <text:p>94,85719</text:p>
          </table:table-cell>
          <table:table-cell office:value-type="float" office:value="0.6377369" calcext:value-type="float">
            <text:p>0,6377369</text:p>
          </table:table-cell>
          <table:table-cell office:value-type="float" office:value="0.3137951" calcext:value-type="float">
            <text:p>0,3137951</text:p>
          </table:table-cell>
          <table:table-cell office:value-type="float" office:value="689.8589" calcext:value-type="float">
            <text:p>689,8589</text:p>
          </table:table-cell>
          <table:table-cell office:value-type="float" office:value="3.766447" calcext:value-type="float">
            <text:p>3,766447</text:p>
          </table:table-cell>
          <table:table-cell office:value-type="float" office:value="0" calcext:value-type="float">
            <text:p>0</text:p>
          </table:table-cell>
          <table:table-cell office:value-type="float" office:value="82.73685" calcext:value-type="float">
            <text:p>82,73685</text:p>
          </table:table-cell>
          <table:table-cell office:value-type="float" office:value="102.1409" calcext:value-type="float">
            <text:p>102,1409</text:p>
          </table:table-cell>
          <table:table-cell office:value-type="float" office:value="0.3772329" calcext:value-type="float">
            <text:p>0,3772329</text:p>
          </table:table-cell>
          <table:table-cell office:value-type="float" office:value="0.3226496" calcext:value-type="float">
            <text:p>0,3226496</text:p>
          </table:table-cell>
          <table:table-cell office:value-type="float" office:value="685.8367" calcext:value-type="float">
            <text:p>685,8367</text:p>
          </table:table-cell>
          <table:table-cell office:value-type="float" office:value="3.760132" calcext:value-type="float">
            <text:p>3,7601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9703934" calcext:value-type="float">
            <text:p>9703934</text:p>
          </table:table-cell>
          <table:table-cell office:value-type="float" office:value="378269853" calcext:value-type="float">
            <text:p>378269853</text:p>
          </table:table-cell>
        </table:table-row>
        <table:table-row table:style-name="ro2">
          <table:table-cell office:value-type="float" office:value="9724" calcext:value-type="float">
            <text:p>9724</text:p>
          </table:table-cell>
          <table:table-cell office:value-type="string" calcext:value-type="string">
            <text:p>14:37:25.083</text:p>
          </table:table-cell>
          <table:table-cell office:value-type="string" calcext:value-type="string">
            <text:p>00:00:09.723</text:p>
          </table:table-cell>
          <table:table-cell office:value-type="float" office:value="487" calcext:value-type="float">
            <text:p>487</text:p>
          </table:table-cell>
          <table:table-cell office:value-type="float" office:value="89.66618" calcext:value-type="float">
            <text:p>89,66618</text:p>
          </table:table-cell>
          <table:table-cell office:value-type="float" office:value="120.8306" calcext:value-type="float">
            <text:p>120,8306</text:p>
          </table:table-cell>
          <table:table-cell office:value-type="float" office:value="0.6373456" calcext:value-type="float">
            <text:p>0,6373456</text:p>
          </table:table-cell>
          <table:table-cell office:value-type="float" office:value="0.3140029" calcext:value-type="float">
            <text:p>0,3140029</text:p>
          </table:table-cell>
          <table:table-cell office:value-type="float" office:value="689.8589" calcext:value-type="float">
            <text:p>689,8589</text:p>
          </table:table-cell>
          <table:table-cell office:value-type="float" office:value="3.807033" calcext:value-type="float">
            <text:p>3,807033</text:p>
          </table:table-cell>
          <table:table-cell office:value-type="float" office:value="0" calcext:value-type="float">
            <text:p>0</text:p>
          </table:table-cell>
          <table:table-cell office:value-type="float" office:value="130.4902" calcext:value-type="float">
            <text:p>130,4902</text:p>
          </table:table-cell>
          <table:table-cell office:value-type="float" office:value="119.3635" calcext:value-type="float">
            <text:p>119,3635</text:p>
          </table:table-cell>
          <table:table-cell office:value-type="float" office:value="0.3768842" calcext:value-type="float">
            <text:p>0,3768842</text:p>
          </table:table-cell>
          <table:table-cell office:value-type="float" office:value="0.3232144" calcext:value-type="float">
            <text:p>0,3232144</text:p>
          </table:table-cell>
          <table:table-cell office:value-type="float" office:value="685.8367" calcext:value-type="float">
            <text:p>685,8367</text:p>
          </table:table-cell>
          <table:table-cell office:value-type="float" office:value="3.709883" calcext:value-type="float">
            <text:p>3,70988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723811" calcext:value-type="float">
            <text:p>9723811</text:p>
          </table:table-cell>
          <table:table-cell office:value-type="float" office:value="378289730" calcext:value-type="float">
            <text:p>378289730</text:p>
          </table:table-cell>
        </table:table-row>
        <table:table-row table:style-name="ro2">
          <table:table-cell office:value-type="float" office:value="9744" calcext:value-type="float">
            <text:p>9744</text:p>
          </table:table-cell>
          <table:table-cell office:value-type="string" calcext:value-type="string">
            <text:p>14:37:25.103</text:p>
          </table:table-cell>
          <table:table-cell office:value-type="string" calcext:value-type="string">
            <text:p>00:00:09.743</text:p>
          </table:table-cell>
          <table:table-cell office:value-type="float" office:value="488" calcext:value-type="float">
            <text:p>488</text:p>
          </table:table-cell>
          <table:table-cell office:value-type="float" office:value="101.4626" calcext:value-type="float">
            <text:p>101,4626</text:p>
          </table:table-cell>
          <table:table-cell office:value-type="float" office:value="127.3223" calcext:value-type="float">
            <text:p>127,3223</text:p>
          </table:table-cell>
          <table:table-cell office:value-type="float" office:value="0.6339467" calcext:value-type="float">
            <text:p>0,6339467</text:p>
          </table:table-cell>
          <table:table-cell office:value-type="float" office:value="0.3162021" calcext:value-type="float">
            <text:p>0,3162021</text:p>
          </table:table-cell>
          <table:table-cell office:value-type="float" office:value="687.9839" calcext:value-type="float">
            <text:p>687,9839</text:p>
          </table:table-cell>
          <table:table-cell office:value-type="float" office:value="3.775473" calcext:value-type="float">
            <text:p>3,775473</text:p>
          </table:table-cell>
          <table:table-cell office:value-type="float" office:value="0" calcext:value-type="float">
            <text:p>0</text:p>
          </table:table-cell>
          <table:table-cell office:value-type="float" office:value="114.8184" calcext:value-type="float">
            <text:p>114,8184</text:p>
          </table:table-cell>
          <table:table-cell office:value-type="float" office:value="105.9786" calcext:value-type="float">
            <text:p>105,9786</text:p>
          </table:table-cell>
          <table:table-cell office:value-type="float" office:value="0.3735176" calcext:value-type="float">
            <text:p>0,3735176</text:p>
          </table:table-cell>
          <table:table-cell office:value-type="float" office:value="0.3256106" calcext:value-type="float">
            <text:p>0,3256106</text:p>
          </table:table-cell>
          <table:table-cell office:value-type="float" office:value="692.5759" calcext:value-type="float">
            <text:p>692,5759</text:p>
          </table:table-cell>
          <table:table-cell office:value-type="float" office:value="3.729222" calcext:value-type="float">
            <text:p>3,7292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9743837" calcext:value-type="float">
            <text:p>9743837</text:p>
          </table:table-cell>
          <table:table-cell office:value-type="float" office:value="378309756" calcext:value-type="float">
            <text:p>378309756</text:p>
          </table:table-cell>
        </table:table-row>
        <table:table-row table:style-name="ro2">
          <table:table-cell office:value-type="float" office:value="9764" calcext:value-type="float">
            <text:p>9764</text:p>
          </table:table-cell>
          <table:table-cell office:value-type="string" calcext:value-type="string">
            <text:p>14:37:25.123</text:p>
          </table:table-cell>
          <table:table-cell office:value-type="string" calcext:value-type="string">
            <text:p>00:00:09.763</text:p>
          </table:table-cell>
          <table:table-cell office:value-type="float" office:value="489" calcext:value-type="float">
            <text:p>489</text:p>
          </table:table-cell>
          <table:table-cell office:value-type="float" office:value="751.7697" calcext:value-type="float">
            <text:p>751,7697</text:p>
          </table:table-cell>
          <table:table-cell office:value-type="float" office:value="513.71" calcext:value-type="float">
            <text:p>513,71</text:p>
          </table:table-cell>
          <table:table-cell office:value-type="float" office:value="0.6296093" calcext:value-type="float">
            <text:p>0,6296093</text:p>
          </table:table-cell>
          <table:table-cell office:value-type="float" office:value="0.3191688" calcext:value-type="float">
            <text:p>0,3191688</text:p>
          </table:table-cell>
          <table:table-cell office:value-type="float" office:value="687.9839" calcext:value-type="float">
            <text:p>687,9839</text:p>
          </table:table-cell>
          <table:table-cell office:value-type="float" office:value="3.773237" calcext:value-type="float">
            <text:p>3,773237</text:p>
          </table:table-cell>
          <table:table-cell office:value-type="float" office:value="0" calcext:value-type="float">
            <text:p>0</text:p>
          </table:table-cell>
          <table:table-cell office:value-type="float" office:value="770.4724" calcext:value-type="float">
            <text:p>770,4724</text:p>
          </table:table-cell>
          <table:table-cell office:value-type="float" office:value="556.3289" calcext:value-type="float">
            <text:p>556,3289</text:p>
          </table:table-cell>
          <table:table-cell office:value-type="float" office:value="0.3702083" calcext:value-type="float">
            <text:p>0,3702083</text:p>
          </table:table-cell>
          <table:table-cell office:value-type="float" office:value="0.329262" calcext:value-type="float">
            <text:p>0,329262</text:p>
          </table:table-cell>
          <table:table-cell office:value-type="float" office:value="692.5759" calcext:value-type="float">
            <text:p>692,5759</text:p>
          </table:table-cell>
          <table:table-cell office:value-type="float" office:value="3.722602" calcext:value-type="float">
            <text:p>3,7226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535" calcext:value-type="float">
            <text:p>535</text:p>
          </table:table-cell>
          <table:table-cell office:value-type="float" office:value="9763800" calcext:value-type="float">
            <text:p>9763800</text:p>
          </table:table-cell>
          <table:table-cell office:value-type="float" office:value="378329719" calcext:value-type="float">
            <text:p>378329719</text:p>
          </table:table-cell>
        </table:table-row>
        <table:table-row table:style-name="ro2">
          <table:table-cell office:value-type="float" office:value="9784" calcext:value-type="float">
            <text:p>9784</text:p>
          </table:table-cell>
          <table:table-cell office:value-type="string" calcext:value-type="string">
            <text:p>14:37:25.143</text:p>
          </table:table-cell>
          <table:table-cell office:value-type="string" calcext:value-type="string">
            <text:p>00:00:09.783</text:p>
          </table:table-cell>
          <table:table-cell office:value-type="float" office:value="490" calcext:value-type="float">
            <text:p>490</text:p>
          </table:table-cell>
          <table:table-cell office:value-type="float" office:value="1048.812" calcext:value-type="float">
            <text:p>1048,812</text:p>
          </table:table-cell>
          <table:table-cell office:value-type="float" office:value="821.0772" calcext:value-type="float">
            <text:p>821,0772</text:p>
          </table:table-cell>
          <table:table-cell office:value-type="float" office:value="0.6257684" calcext:value-type="float">
            <text:p>0,6257684</text:p>
          </table:table-cell>
          <table:table-cell office:value-type="float" office:value="0.3231718" calcext:value-type="float">
            <text:p>0,3231718</text:p>
          </table:table-cell>
          <table:table-cell office:value-type="float" office:value="687.9839" calcext:value-type="float">
            <text:p>687,9839</text:p>
          </table:table-cell>
          <table:table-cell office:value-type="float" office:value="3.864637" calcext:value-type="float">
            <text:p>3,864637</text:p>
          </table:table-cell>
          <table:table-cell office:value-type="float" office:value="0" calcext:value-type="float">
            <text:p>0</text:p>
          </table:table-cell>
          <table:table-cell office:value-type="float" office:value="1096.991" calcext:value-type="float">
            <text:p>1096,991</text:p>
          </table:table-cell>
          <table:table-cell office:value-type="float" office:value="830.2979" calcext:value-type="float">
            <text:p>830,2979</text:p>
          </table:table-cell>
          <table:table-cell office:value-type="float" office:value="0.3677692" calcext:value-type="float">
            <text:p>0,3677692</text:p>
          </table:table-cell>
          <table:table-cell office:value-type="float" office:value="0.3329616" calcext:value-type="float">
            <text:p>0,3329616</text:p>
          </table:table-cell>
          <table:table-cell office:value-type="float" office:value="692.5759" calcext:value-type="float">
            <text:p>692,5759</text:p>
          </table:table-cell>
          <table:table-cell office:value-type="float" office:value="3.762394" calcext:value-type="float">
            <text:p>3,76239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73" calcext:value-type="float">
            <text:p>1073</text:p>
          </table:table-cell>
          <table:table-cell office:value-type="float" office:value="826" calcext:value-type="float">
            <text:p>82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826" calcext:value-type="float">
            <text:p>826</text:p>
          </table:table-cell>
          <table:table-cell office:value-type="float" office:value="9783709" calcext:value-type="float">
            <text:p>9783709</text:p>
          </table:table-cell>
          <table:table-cell office:value-type="float" office:value="378349628" calcext:value-type="float">
            <text:p>378349628</text:p>
          </table:table-cell>
        </table:table-row>
        <table:table-row table:style-name="ro2">
          <table:table-cell office:value-type="float" office:value="9804" calcext:value-type="float">
            <text:p>9804</text:p>
          </table:table-cell>
          <table:table-cell office:value-type="string" calcext:value-type="string">
            <text:p>14:37:25.163</text:p>
          </table:table-cell>
          <table:table-cell office:value-type="string" calcext:value-type="string">
            <text:p>00:00:09.803</text:p>
          </table:table-cell>
          <table:table-cell office:value-type="float" office:value="491" calcext:value-type="float">
            <text:p>491</text:p>
          </table:table-cell>
          <table:table-cell office:value-type="float" office:value="1334.41" calcext:value-type="float">
            <text:p>1334,41</text:p>
          </table:table-cell>
          <table:table-cell office:value-type="float" office:value="1075.988" calcext:value-type="float">
            <text:p>1075,988</text:p>
          </table:table-cell>
          <table:table-cell office:value-type="float" office:value="0.6229149" calcext:value-type="float">
            <text:p>0,6229149</text:p>
          </table:table-cell>
          <table:table-cell office:value-type="float" office:value="0.3270324" calcext:value-type="float">
            <text:p>0,3270324</text:p>
          </table:table-cell>
          <table:table-cell office:value-type="float" office:value="687.9839" calcext:value-type="float">
            <text:p>687,9839</text:p>
          </table:table-cell>
          <table:table-cell office:value-type="float" office:value="3.782959" calcext:value-type="float">
            <text:p>3,782959</text:p>
          </table:table-cell>
          <table:table-cell office:value-type="float" office:value="0" calcext:value-type="float">
            <text:p>0</text:p>
          </table:table-cell>
          <table:table-cell office:value-type="float" office:value="1407.36" calcext:value-type="float">
            <text:p>1407,36</text:p>
          </table:table-cell>
          <table:table-cell office:value-type="float" office:value="1168.732" calcext:value-type="float">
            <text:p>1168,732</text:p>
          </table:table-cell>
          <table:table-cell office:value-type="float" office:value="0.3658551" calcext:value-type="float">
            <text:p>0,3658551</text:p>
          </table:table-cell>
          <table:table-cell office:value-type="float" office:value="0.3363677" calcext:value-type="float">
            <text:p>0,3363677</text:p>
          </table:table-cell>
          <table:table-cell office:value-type="float" office:value="692.5759" calcext:value-type="float">
            <text:p>692,5759</text:p>
          </table:table-cell>
          <table:table-cell office:value-type="float" office:value="3.74018" calcext:value-type="float">
            <text:p>3,740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1" calcext:value-type="float">
            <text:p>1371</text:p>
          </table:table-cell>
          <table:table-cell office:value-type="float" office:value="1122" calcext:value-type="float">
            <text:p>11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122" calcext:value-type="float">
            <text:p>1122</text:p>
          </table:table-cell>
          <table:table-cell office:value-type="float" office:value="9803607" calcext:value-type="float">
            <text:p>9803607</text:p>
          </table:table-cell>
          <table:table-cell office:value-type="float" office:value="378369526" calcext:value-type="float">
            <text:p>378369526</text:p>
          </table:table-cell>
        </table:table-row>
        <table:table-row table:style-name="ro2">
          <table:table-cell office:value-type="float" office:value="9824" calcext:value-type="float">
            <text:p>9824</text:p>
          </table:table-cell>
          <table:table-cell office:value-type="string" calcext:value-type="string">
            <text:p>14:37:25.183</text:p>
          </table:table-cell>
          <table:table-cell office:value-type="string" calcext:value-type="string">
            <text:p>00:00:09.823</text:p>
          </table:table-cell>
          <table:table-cell office:value-type="float" office:value="492" calcext:value-type="float">
            <text:p>492</text:p>
          </table:table-cell>
          <table:table-cell office:value-type="float" office:value="1672.276" calcext:value-type="float">
            <text:p>1672,276</text:p>
          </table:table-cell>
          <table:table-cell office:value-type="float" office:value="1343.346" calcext:value-type="float">
            <text:p>1343,346</text:p>
          </table:table-cell>
          <table:table-cell office:value-type="float" office:value="0.6212941" calcext:value-type="float">
            <text:p>0,6212941</text:p>
          </table:table-cell>
          <table:table-cell office:value-type="float" office:value="0.3299364" calcext:value-type="float">
            <text:p>0,3299364</text:p>
          </table:table-cell>
          <table:table-cell office:value-type="float" office:value="687.9839" calcext:value-type="float">
            <text:p>687,9839</text:p>
          </table:table-cell>
          <table:table-cell office:value-type="float" office:value="3.774844" calcext:value-type="float">
            <text:p>3,774844</text:p>
          </table:table-cell>
          <table:table-cell office:value-type="float" office:value="0" calcext:value-type="float">
            <text:p>0</text:p>
          </table:table-cell>
          <table:table-cell office:value-type="float" office:value="1740.024" calcext:value-type="float">
            <text:p>1740,024</text:p>
          </table:table-cell>
          <table:table-cell office:value-type="float" office:value="1440.228" calcext:value-type="float">
            <text:p>1440,228</text:p>
          </table:table-cell>
          <table:table-cell office:value-type="float" office:value="0.3646259" calcext:value-type="float">
            <text:p>0,3646259</text:p>
          </table:table-cell>
          <table:table-cell office:value-type="float" office:value="0.3390654" calcext:value-type="float">
            <text:p>0,3390654</text:p>
          </table:table-cell>
          <table:table-cell office:value-type="float" office:value="692.5759" calcext:value-type="float">
            <text:p>692,5759</text:p>
          </table:table-cell>
          <table:table-cell office:value-type="float" office:value="3.632913" calcext:value-type="float">
            <text:p>3,6329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06" calcext:value-type="float">
            <text:p>1706</text:p>
          </table:table-cell>
          <table:table-cell office:value-type="float" office:value="1392" calcext:value-type="float">
            <text:p>139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92" calcext:value-type="float">
            <text:p>1392</text:p>
          </table:table-cell>
          <table:table-cell office:value-type="float" office:value="9823568" calcext:value-type="float">
            <text:p>9823568</text:p>
          </table:table-cell>
          <table:table-cell office:value-type="float" office:value="378389487" calcext:value-type="float">
            <text:p>378389487</text:p>
          </table:table-cell>
        </table:table-row>
        <table:table-row table:style-name="ro2">
          <table:table-cell office:value-type="float" office:value="9843" calcext:value-type="float">
            <text:p>9843</text:p>
          </table:table-cell>
          <table:table-cell office:value-type="string" calcext:value-type="string">
            <text:p>14:37:25.202</text:p>
          </table:table-cell>
          <table:table-cell office:value-type="string" calcext:value-type="string">
            <text:p>00:00:09.843</text:p>
          </table:table-cell>
          <table:table-cell office:value-type="float" office:value="493" calcext:value-type="float">
            <text:p>493</text:p>
          </table:table-cell>
          <table:table-cell office:value-type="float" office:value="2022.805" calcext:value-type="float">
            <text:p>2022,805</text:p>
          </table:table-cell>
          <table:table-cell office:value-type="float" office:value="1646.114" calcext:value-type="float">
            <text:p>1646,114</text:p>
          </table:table-cell>
          <table:table-cell office:value-type="float" office:value="0.6204953" calcext:value-type="float">
            <text:p>0,6204953</text:p>
          </table:table-cell>
          <table:table-cell office:value-type="float" office:value="0.3311745" calcext:value-type="float">
            <text:p>0,3311745</text:p>
          </table:table-cell>
          <table:table-cell office:value-type="float" office:value="674.8152" calcext:value-type="float">
            <text:p>674,8152</text:p>
          </table:table-cell>
          <table:table-cell office:value-type="float" office:value="3.729881" calcext:value-type="float">
            <text:p>3,729881</text:p>
          </table:table-cell>
          <table:table-cell office:value-type="float" office:value="0" calcext:value-type="float">
            <text:p>0</text:p>
          </table:table-cell>
          <table:table-cell office:value-type="float" office:value="2072.481" calcext:value-type="float">
            <text:p>2072,481</text:p>
          </table:table-cell>
          <table:table-cell office:value-type="float" office:value="1744.079" calcext:value-type="float">
            <text:p>1744,079</text:p>
          </table:table-cell>
          <table:table-cell office:value-type="float" office:value="0.3640485" calcext:value-type="float">
            <text:p>0,3640485</text:p>
          </table:table-cell>
          <table:table-cell office:value-type="float" office:value="0.340321" calcext:value-type="float">
            <text:p>0,340321</text:p>
          </table:table-cell>
          <table:table-cell office:value-type="float" office:value="682.3042" calcext:value-type="float">
            <text:p>682,3042</text:p>
          </table:table-cell>
          <table:table-cell office:value-type="float" office:value="3.587541" calcext:value-type="float">
            <text:p>3,5875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" calcext:value-type="float">
            <text:p>2048</text:p>
          </table:table-cell>
          <table:table-cell office:value-type="float" office:value="1695" calcext:value-type="float">
            <text:p>16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95" calcext:value-type="float">
            <text:p>1695</text:p>
          </table:table-cell>
          <table:table-cell office:value-type="float" office:value="9843420" calcext:value-type="float">
            <text:p>9843420</text:p>
          </table:table-cell>
          <table:table-cell office:value-type="float" office:value="378409339" calcext:value-type="float">
            <text:p>378409339</text:p>
          </table:table-cell>
        </table:table-row>
        <table:table-row table:style-name="ro2">
          <table:table-cell office:value-type="float" office:value="9863" calcext:value-type="float">
            <text:p>9863</text:p>
          </table:table-cell>
          <table:table-cell office:value-type="string" calcext:value-type="string">
            <text:p>14:37:25.222</text:p>
          </table:table-cell>
          <table:table-cell office:value-type="string" calcext:value-type="string">
            <text:p>00:00:09.863</text:p>
          </table:table-cell>
          <table:table-cell office:value-type="float" office:value="494" calcext:value-type="float">
            <text:p>494</text:p>
          </table:table-cell>
          <table:table-cell office:value-type="float" office:value="1830.94" calcext:value-type="float">
            <text:p>1830,94</text:p>
          </table:table-cell>
          <table:table-cell office:value-type="float" office:value="1489.49" calcext:value-type="float">
            <text:p>1489,49</text:p>
          </table:table-cell>
          <table:table-cell office:value-type="float" office:value="0.6212411" calcext:value-type="float">
            <text:p>0,6212411</text:p>
          </table:table-cell>
          <table:table-cell office:value-type="float" office:value="0.3311262" calcext:value-type="float">
            <text:p>0,3311262</text:p>
          </table:table-cell>
          <table:table-cell office:value-type="float" office:value="674.8152" calcext:value-type="float">
            <text:p>674,8152</text:p>
          </table:table-cell>
          <table:table-cell office:value-type="float" office:value="3.704995" calcext:value-type="float">
            <text:p>3,704995</text:p>
          </table:table-cell>
          <table:table-cell office:value-type="float" office:value="0" calcext:value-type="float">
            <text:p>0</text:p>
          </table:table-cell>
          <table:table-cell office:value-type="float" office:value="1890.325" calcext:value-type="float">
            <text:p>1890,325</text:p>
          </table:table-cell>
          <table:table-cell office:value-type="float" office:value="1559.609" calcext:value-type="float">
            <text:p>1559,609</text:p>
          </table:table-cell>
          <table:table-cell office:value-type="float" office:value="0.3644089" calcext:value-type="float">
            <text:p>0,3644089</text:p>
          </table:table-cell>
          <table:table-cell office:value-type="float" office:value="0.3400417" calcext:value-type="float">
            <text:p>0,3400417</text:p>
          </table:table-cell>
          <table:table-cell office:value-type="float" office:value="682.3042" calcext:value-type="float">
            <text:p>682,3042</text:p>
          </table:table-cell>
          <table:table-cell office:value-type="float" office:value="3.576283" calcext:value-type="float">
            <text:p>3,57628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61" calcext:value-type="float">
            <text:p>1861</text:p>
          </table:table-cell>
          <table:table-cell office:value-type="float" office:value="1525" calcext:value-type="float">
            <text:p>152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1525" calcext:value-type="float">
            <text:p>1525</text:p>
          </table:table-cell>
          <table:table-cell office:value-type="float" office:value="9863436" calcext:value-type="float">
            <text:p>9863436</text:p>
          </table:table-cell>
          <table:table-cell office:value-type="float" office:value="378429355" calcext:value-type="float">
            <text:p>378429355</text:p>
          </table:table-cell>
        </table:table-row>
        <table:table-row table:style-name="ro2">
          <table:table-cell office:value-type="float" office:value="9883" calcext:value-type="float">
            <text:p>9883</text:p>
          </table:table-cell>
          <table:table-cell office:value-type="string" calcext:value-type="string">
            <text:p>14:37:25.242</text:p>
          </table:table-cell>
          <table:table-cell office:value-type="string" calcext:value-type="string">
            <text:p>00:00:09.883</text:p>
          </table:table-cell>
          <table:table-cell office:value-type="float" office:value="495" calcext:value-type="float">
            <text:p>495</text:p>
          </table:table-cell>
          <table:table-cell office:value-type="float" office:value="1811.412" calcext:value-type="float">
            <text:p>1811,412</text:p>
          </table:table-cell>
          <table:table-cell office:value-type="float" office:value="1524.695" calcext:value-type="float">
            <text:p>1524,695</text:p>
          </table:table-cell>
          <table:table-cell office:value-type="float" office:value="0.6218525" calcext:value-type="float">
            <text:p>0,6218525</text:p>
          </table:table-cell>
          <table:table-cell office:value-type="float" office:value="0.3307177" calcext:value-type="float">
            <text:p>0,3307177</text:p>
          </table:table-cell>
          <table:table-cell office:value-type="float" office:value="674.8152" calcext:value-type="float">
            <text:p>674,8152</text:p>
          </table:table-cell>
          <table:table-cell office:value-type="float" office:value="3.747523" calcext:value-type="float">
            <text:p>3,747523</text:p>
          </table:table-cell>
          <table:table-cell office:value-type="float" office:value="0" calcext:value-type="float">
            <text:p>0</text:p>
          </table:table-cell>
          <table:table-cell office:value-type="float" office:value="1892.89" calcext:value-type="float">
            <text:p>1892,89</text:p>
          </table:table-cell>
          <table:table-cell office:value-type="float" office:value="1545.647" calcext:value-type="float">
            <text:p>1545,647</text:p>
          </table:table-cell>
          <table:table-cell office:value-type="float" office:value="0.364902" calcext:value-type="float">
            <text:p>0,364902</text:p>
          </table:table-cell>
          <table:table-cell office:value-type="float" office:value="0.3397012" calcext:value-type="float">
            <text:p>0,3397012</text:p>
          </table:table-cell>
          <table:table-cell office:value-type="float" office:value="682.3042" calcext:value-type="float">
            <text:p>682,3042</text:p>
          </table:table-cell>
          <table:table-cell office:value-type="float" office:value="3.549458" calcext:value-type="float">
            <text:p>3,549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52" calcext:value-type="float">
            <text:p>1852</text:p>
          </table:table-cell>
          <table:table-cell office:value-type="float" office:value="1535" calcext:value-type="float">
            <text:p>1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1535" calcext:value-type="float">
            <text:p>1535</text:p>
          </table:table-cell>
          <table:table-cell office:value-type="float" office:value="9883308" calcext:value-type="float">
            <text:p>9883308</text:p>
          </table:table-cell>
          <table:table-cell office:value-type="float" office:value="378449227" calcext:value-type="float">
            <text:p>378449227</text:p>
          </table:table-cell>
        </table:table-row>
        <table:table-row table:style-name="ro2">
          <table:table-cell office:value-type="float" office:value="9903" calcext:value-type="float">
            <text:p>9903</text:p>
          </table:table-cell>
          <table:table-cell office:value-type="string" calcext:value-type="string">
            <text:p>14:37:25.262</text:p>
          </table:table-cell>
          <table:table-cell office:value-type="string" calcext:value-type="string">
            <text:p>00:00:09.903</text:p>
          </table:table-cell>
          <table:table-cell office:value-type="float" office:value="496" calcext:value-type="float">
            <text:p>496</text:p>
          </table:table-cell>
          <table:table-cell office:value-type="float" office:value="1800.684" calcext:value-type="float">
            <text:p>1800,684</text:p>
          </table:table-cell>
          <table:table-cell office:value-type="float" office:value="1504.134" calcext:value-type="float">
            <text:p>1504,134</text:p>
          </table:table-cell>
          <table:table-cell office:value-type="float" office:value="0.622447" calcext:value-type="float">
            <text:p>0,622447</text:p>
          </table:table-cell>
          <table:table-cell office:value-type="float" office:value="0.3302539" calcext:value-type="float">
            <text:p>0,3302539</text:p>
          </table:table-cell>
          <table:table-cell office:value-type="float" office:value="674.8152" calcext:value-type="float">
            <text:p>674,8152</text:p>
          </table:table-cell>
          <table:table-cell office:value-type="float" office:value="3.716903" calcext:value-type="float">
            <text:p>3,716903</text:p>
          </table:table-cell>
          <table:table-cell office:value-type="float" office:value="0" calcext:value-type="float">
            <text:p>0</text:p>
          </table:table-cell>
          <table:table-cell office:value-type="float" office:value="1912.285" calcext:value-type="float">
            <text:p>1912,285</text:p>
          </table:table-cell>
          <table:table-cell office:value-type="float" office:value="1562.278" calcext:value-type="float">
            <text:p>1562,278</text:p>
          </table:table-cell>
          <table:table-cell office:value-type="float" office:value="0.3653127" calcext:value-type="float">
            <text:p>0,3653127</text:p>
          </table:table-cell>
          <table:table-cell office:value-type="float" office:value="0.3389637" calcext:value-type="float">
            <text:p>0,3389637</text:p>
          </table:table-cell>
          <table:table-cell office:value-type="float" office:value="682.3042" calcext:value-type="float">
            <text:p>682,3042</text:p>
          </table:table-cell>
          <table:table-cell office:value-type="float" office:value="3.623646" calcext:value-type="float">
            <text:p>3,6236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56" calcext:value-type="float">
            <text:p>1856</text:p>
          </table:table-cell>
          <table:table-cell office:value-type="float" office:value="1533" calcext:value-type="float">
            <text:p>15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33" calcext:value-type="float">
            <text:p>1533</text:p>
          </table:table-cell>
          <table:table-cell office:value-type="float" office:value="9903342" calcext:value-type="float">
            <text:p>9903342</text:p>
          </table:table-cell>
          <table:table-cell office:value-type="float" office:value="378469261" calcext:value-type="float">
            <text:p>378469261</text:p>
          </table:table-cell>
        </table:table-row>
        <table:table-row table:style-name="ro2">
          <table:table-cell office:value-type="float" office:value="9923" calcext:value-type="float">
            <text:p>9923</text:p>
          </table:table-cell>
          <table:table-cell office:value-type="string" calcext:value-type="string">
            <text:p>14:37:25.282</text:p>
          </table:table-cell>
          <table:table-cell office:value-type="string" calcext:value-type="string">
            <text:p>00:00:09.923</text:p>
          </table:table-cell>
          <table:table-cell office:value-type="float" office:value="497" calcext:value-type="float">
            <text:p>497</text:p>
          </table:table-cell>
          <table:table-cell office:value-type="float" office:value="1798.792" calcext:value-type="float">
            <text:p>1798,792</text:p>
          </table:table-cell>
          <table:table-cell office:value-type="float" office:value="1506.711" calcext:value-type="float">
            <text:p>1506,711</text:p>
          </table:table-cell>
          <table:table-cell office:value-type="float" office:value="0.6230036" calcext:value-type="float">
            <text:p>0,6230036</text:p>
          </table:table-cell>
          <table:table-cell office:value-type="float" office:value="0.329874" calcext:value-type="float">
            <text:p>0,329874</text:p>
          </table:table-cell>
          <table:table-cell office:value-type="float" office:value="674.8152" calcext:value-type="float">
            <text:p>674,8152</text:p>
          </table:table-cell>
          <table:table-cell office:value-type="float" office:value="3.676016" calcext:value-type="float">
            <text:p>3,676016</text:p>
          </table:table-cell>
          <table:table-cell office:value-type="float" office:value="0" calcext:value-type="float">
            <text:p>0</text:p>
          </table:table-cell>
          <table:table-cell office:value-type="float" office:value="1913.213" calcext:value-type="float">
            <text:p>1913,213</text:p>
          </table:table-cell>
          <table:table-cell office:value-type="float" office:value="1565.557" calcext:value-type="float">
            <text:p>1565,557</text:p>
          </table:table-cell>
          <table:table-cell office:value-type="float" office:value="0.3657625" calcext:value-type="float">
            <text:p>0,3657625</text:p>
          </table:table-cell>
          <table:table-cell office:value-type="float" office:value="0.3386532" calcext:value-type="float">
            <text:p>0,3386532</text:p>
          </table:table-cell>
          <table:table-cell office:value-type="float" office:value="682.3042" calcext:value-type="float">
            <text:p>682,3042</text:p>
          </table:table-cell>
          <table:table-cell office:value-type="float" office:value="3.535539" calcext:value-type="float">
            <text:p>3,53553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56" calcext:value-type="float">
            <text:p>1856</text:p>
          </table:table-cell>
          <table:table-cell office:value-type="float" office:value="1536" calcext:value-type="float">
            <text:p>15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36" calcext:value-type="float">
            <text:p>1536</text:p>
          </table:table-cell>
          <table:table-cell office:value-type="float" office:value="9923155" calcext:value-type="float">
            <text:p>9923155</text:p>
          </table:table-cell>
          <table:table-cell office:value-type="float" office:value="378489074" calcext:value-type="float">
            <text:p>378489074</text:p>
          </table:table-cell>
        </table:table-row>
        <table:table-row table:style-name="ro2">
          <table:table-cell office:value-type="float" office:value="9943" calcext:value-type="float">
            <text:p>9943</text:p>
          </table:table-cell>
          <table:table-cell office:value-type="string" calcext:value-type="string">
            <text:p>14:37:25.302</text:p>
          </table:table-cell>
          <table:table-cell office:value-type="string" calcext:value-type="string">
            <text:p>00:00:09.943</text:p>
          </table:table-cell>
          <table:table-cell office:value-type="float" office:value="498" calcext:value-type="float">
            <text:p>498</text:p>
          </table:table-cell>
          <table:table-cell office:value-type="float" office:value="1792.384" calcext:value-type="float">
            <text:p>1792,384</text:p>
          </table:table-cell>
          <table:table-cell office:value-type="float" office:value="1507.427" calcext:value-type="float">
            <text:p>1507,427</text:p>
          </table:table-cell>
          <table:table-cell office:value-type="float" office:value="0.6236702" calcext:value-type="float">
            <text:p>0,6236702</text:p>
          </table:table-cell>
          <table:table-cell office:value-type="float" office:value="0.3298751" calcext:value-type="float">
            <text:p>0,3298751</text:p>
          </table:table-cell>
          <table:table-cell office:value-type="float" office:value="672.8908" calcext:value-type="float">
            <text:p>672,8908</text:p>
          </table:table-cell>
          <table:table-cell office:value-type="float" office:value="3.677043" calcext:value-type="float">
            <text:p>3,677043</text:p>
          </table:table-cell>
          <table:table-cell office:value-type="float" office:value="0" calcext:value-type="float">
            <text:p>0</text:p>
          </table:table-cell>
          <table:table-cell office:value-type="float" office:value="1916.666" calcext:value-type="float">
            <text:p>1916,666</text:p>
          </table:table-cell>
          <table:table-cell office:value-type="float" office:value="1566.573" calcext:value-type="float">
            <text:p>1566,573</text:p>
          </table:table-cell>
          <table:table-cell office:value-type="float" office:value="0.3663191" calcext:value-type="float">
            <text:p>0,3663191</text:p>
          </table:table-cell>
          <table:table-cell office:value-type="float" office:value="0.3385003" calcext:value-type="float">
            <text:p>0,3385003</text:p>
          </table:table-cell>
          <table:table-cell office:value-type="float" office:value="682.2139" calcext:value-type="float">
            <text:p>682,2139</text:p>
          </table:table-cell>
          <table:table-cell office:value-type="float" office:value="3.555173" calcext:value-type="float">
            <text:p>3,55517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55" calcext:value-type="float">
            <text:p>1855</text:p>
          </table:table-cell>
          <table:table-cell office:value-type="float" office:value="1537" calcext:value-type="float">
            <text:p>153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1537" calcext:value-type="float">
            <text:p>1537</text:p>
          </table:table-cell>
          <table:table-cell office:value-type="float" office:value="9943038" calcext:value-type="float">
            <text:p>9943038</text:p>
          </table:table-cell>
          <table:table-cell office:value-type="float" office:value="378508957" calcext:value-type="float">
            <text:p>378508957</text:p>
          </table:table-cell>
        </table:table-row>
        <table:table-row table:style-name="ro2">
          <table:table-cell office:value-type="float" office:value="9963" calcext:value-type="float">
            <text:p>9963</text:p>
          </table:table-cell>
          <table:table-cell office:value-type="string" calcext:value-type="string">
            <text:p>14:37:25.322</text:p>
          </table:table-cell>
          <table:table-cell office:value-type="string" calcext:value-type="string">
            <text:p>00:00:09.963</text:p>
          </table:table-cell>
          <table:table-cell office:value-type="float" office:value="499" calcext:value-type="float">
            <text:p>499</text:p>
          </table:table-cell>
          <table:table-cell office:value-type="float" office:value="1786.619" calcext:value-type="float">
            <text:p>1786,619</text:p>
          </table:table-cell>
          <table:table-cell office:value-type="float" office:value="1501.72" calcext:value-type="float">
            <text:p>1501,72</text:p>
          </table:table-cell>
          <table:table-cell office:value-type="float" office:value="0.6245108" calcext:value-type="float">
            <text:p>0,6245108</text:p>
          </table:table-cell>
          <table:table-cell office:value-type="float" office:value="0.3302679" calcext:value-type="float">
            <text:p>0,3302679</text:p>
          </table:table-cell>
          <table:table-cell office:value-type="float" office:value="672.8908" calcext:value-type="float">
            <text:p>672,8908</text:p>
          </table:table-cell>
          <table:table-cell office:value-type="float" office:value="3.58986" calcext:value-type="float">
            <text:p>3,58986</text:p>
          </table:table-cell>
          <table:table-cell office:value-type="float" office:value="0" calcext:value-type="float">
            <text:p>0</text:p>
          </table:table-cell>
          <table:table-cell office:value-type="float" office:value="1906.856" calcext:value-type="float">
            <text:p>1906,856</text:p>
          </table:table-cell>
          <table:table-cell office:value-type="float" office:value="1581.559" calcext:value-type="float">
            <text:p>1581,559</text:p>
          </table:table-cell>
          <table:table-cell office:value-type="float" office:value="0.3671319" calcext:value-type="float">
            <text:p>0,3671319</text:p>
          </table:table-cell>
          <table:table-cell office:value-type="float" office:value="0.3388507" calcext:value-type="float">
            <text:p>0,3388507</text:p>
          </table:table-cell>
          <table:table-cell office:value-type="float" office:value="682.2139" calcext:value-type="float">
            <text:p>682,2139</text:p>
          </table:table-cell>
          <table:table-cell office:value-type="float" office:value="3.506422" calcext:value-type="float">
            <text:p>3,5064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47" calcext:value-type="float">
            <text:p>1847</text:p>
          </table:table-cell>
          <table:table-cell office:value-type="float" office:value="1542" calcext:value-type="float">
            <text:p>15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47" calcext:value-type="float">
            <text:p>1847</text:p>
          </table:table-cell>
          <table:table-cell office:value-type="float" office:value="1542" calcext:value-type="float">
            <text:p>1542</text:p>
          </table:table-cell>
          <table:table-cell office:value-type="float" office:value="9963062" calcext:value-type="float">
            <text:p>9963062</text:p>
          </table:table-cell>
          <table:table-cell office:value-type="float" office:value="378528981" calcext:value-type="float">
            <text:p>378528981</text:p>
          </table:table-cell>
        </table:table-row>
        <table:table-row table:style-name="ro2">
          <table:table-cell office:value-type="float" office:value="9983" calcext:value-type="float">
            <text:p>9983</text:p>
          </table:table-cell>
          <table:table-cell office:value-type="string" calcext:value-type="string">
            <text:p>14:37:25.342</text:p>
          </table:table-cell>
          <table:table-cell office:value-type="string" calcext:value-type="string">
            <text:p>00:00:09.983</text:p>
          </table:table-cell>
          <table:table-cell office:value-type="float" office:value="500" calcext:value-type="float">
            <text:p>500</text:p>
          </table:table-cell>
          <table:table-cell office:value-type="float" office:value="1805.368" calcext:value-type="float">
            <text:p>1805,368</text:p>
          </table:table-cell>
          <table:table-cell office:value-type="float" office:value="1512.404" calcext:value-type="float">
            <text:p>1512,404</text:p>
          </table:table-cell>
          <table:table-cell office:value-type="float" office:value="0.6257232" calcext:value-type="float">
            <text:p>0,6257232</text:p>
          </table:table-cell>
          <table:table-cell office:value-type="float" office:value="0.3307254" calcext:value-type="float">
            <text:p>0,3307254</text:p>
          </table:table-cell>
          <table:table-cell office:value-type="float" office:value="672.8908" calcext:value-type="float">
            <text:p>672,8908</text:p>
          </table:table-cell>
          <table:table-cell office:value-type="float" office:value="3.571926" calcext:value-type="float">
            <text:p>3,571926</text:p>
          </table:table-cell>
          <table:table-cell office:value-type="float" office:value="0" calcext:value-type="float">
            <text:p>0</text:p>
          </table:table-cell>
          <table:table-cell office:value-type="float" office:value="1946.205" calcext:value-type="float">
            <text:p>1946,205</text:p>
          </table:table-cell>
          <table:table-cell office:value-type="float" office:value="1593.776" calcext:value-type="float">
            <text:p>1593,776</text:p>
          </table:table-cell>
          <table:table-cell office:value-type="float" office:value="0.3682976" calcext:value-type="float">
            <text:p>0,3682976</text:p>
          </table:table-cell>
          <table:table-cell office:value-type="float" office:value="0.3390726" calcext:value-type="float">
            <text:p>0,3390726</text:p>
          </table:table-cell>
          <table:table-cell office:value-type="float" office:value="682.2139" calcext:value-type="float">
            <text:p>682,2139</text:p>
          </table:table-cell>
          <table:table-cell office:value-type="float" office:value="3.579756" calcext:value-type="float">
            <text:p>3,5797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76" calcext:value-type="float">
            <text:p>1876</text:p>
          </table:table-cell>
          <table:table-cell office:value-type="float" office:value="1553" calcext:value-type="float">
            <text:p>155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876" calcext:value-type="float">
            <text:p>1876</text:p>
          </table:table-cell>
          <table:table-cell office:value-type="float" office:value="1553" calcext:value-type="float">
            <text:p>1553</text:p>
          </table:table-cell>
          <table:table-cell office:value-type="float" office:value="9983037" calcext:value-type="float">
            <text:p>9983037</text:p>
          </table:table-cell>
          <table:table-cell office:value-type="float" office:value="378548956" calcext:value-type="float">
            <text:p>378548956</text:p>
          </table:table-cell>
        </table:table-row>
        <table:table-row table:style-name="ro2">
          <table:table-cell office:value-type="float" office:value="10003" calcext:value-type="float">
            <text:p>10003</text:p>
          </table:table-cell>
          <table:table-cell office:value-type="string" calcext:value-type="string">
            <text:p>14:37:25.362</text:p>
          </table:table-cell>
          <table:table-cell office:value-type="string" calcext:value-type="string">
            <text:p>00:00:10.002</text:p>
          </table:table-cell>
          <table:table-cell office:value-type="float" office:value="501" calcext:value-type="float">
            <text:p>501</text:p>
          </table:table-cell>
          <table:table-cell office:value-type="float" office:value="1792.616" calcext:value-type="float">
            <text:p>1792,616</text:p>
          </table:table-cell>
          <table:table-cell office:value-type="float" office:value="1516.188" calcext:value-type="float">
            <text:p>1516,188</text:p>
          </table:table-cell>
          <table:table-cell office:value-type="float" office:value="0.6273213" calcext:value-type="float">
            <text:p>0,6273213</text:p>
          </table:table-cell>
          <table:table-cell office:value-type="float" office:value="0.3312344" calcext:value-type="float">
            <text:p>0,3312344</text:p>
          </table:table-cell>
          <table:table-cell office:value-type="float" office:value="672.8908" calcext:value-type="float">
            <text:p>672,8908</text:p>
          </table:table-cell>
          <table:table-cell office:value-type="float" office:value="3.587124" calcext:value-type="float">
            <text:p>3,587124</text:p>
          </table:table-cell>
          <table:table-cell office:value-type="float" office:value="0" calcext:value-type="float">
            <text:p>0</text:p>
          </table:table-cell>
          <table:table-cell office:value-type="float" office:value="-1280" calcext:value-type="float">
            <text:p>-1280</text:p>
          </table:table-cell>
          <table:table-cell office:value-type="float" office:value="-1024" calcext:value-type="float">
            <text:p>-1024</text:p>
          </table:table-cell>
          <table:table-cell office:value-type="float" office:value="0.6273213" calcext:value-type="float">
            <text:p>0,6273213</text:p>
          </table:table-cell>
          <table:table-cell office:value-type="float" office:value="0.3312344" calcext:value-type="float">
            <text:p>0,33123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93" calcext:value-type="float">
            <text:p>1793</text:p>
          </table:table-cell>
          <table:table-cell office:value-type="float" office:value="1516" calcext:value-type="float">
            <text:p>15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float" office:value="1516" calcext:value-type="float">
            <text:p>1516</text:p>
          </table:table-cell>
          <table:table-cell office:value-type="float" office:value="10002916" calcext:value-type="float">
            <text:p>10002916</text:p>
          </table:table-cell>
          <table:table-cell office:value-type="float" office:value="378568835" calcext:value-type="float">
            <text:p>378568835</text:p>
          </table:table-cell>
        </table:table-row>
        <table:table-row table:style-name="ro2">
          <table:table-cell office:value-type="float" office:value="10023" calcext:value-type="float">
            <text:p>10023</text:p>
          </table:table-cell>
          <table:table-cell office:value-type="string" calcext:value-type="string">
            <text:p>14:37:25.382</text:p>
          </table:table-cell>
          <table:table-cell office:value-type="string" calcext:value-type="string">
            <text:p>00:00:10.022</text:p>
          </table:table-cell>
          <table:table-cell office:value-type="float" office:value="502" calcext:value-type="float">
            <text:p>502</text:p>
          </table:table-cell>
          <table:table-cell office:value-type="float" office:value="1538.699" calcext:value-type="float">
            <text:p>1538,699</text:p>
          </table:table-cell>
          <table:table-cell office:value-type="float" office:value="1295.123" calcext:value-type="float">
            <text:p>1295,123</text:p>
          </table:table-cell>
          <table:table-cell office:value-type="float" office:value="0.6308143" calcext:value-type="float">
            <text:p>0,6308143</text:p>
          </table:table-cell>
          <table:table-cell office:value-type="float" office:value="0.3298852" calcext:value-type="float">
            <text:p>0,3298852</text:p>
          </table:table-cell>
          <table:table-cell office:value-type="float" office:value="672.8908" calcext:value-type="float">
            <text:p>672,8908</text:p>
          </table:table-cell>
          <table:table-cell office:value-type="float" office:value="3.645597" calcext:value-type="float">
            <text:p>3,645597</text:p>
          </table:table-cell>
          <table:table-cell office:value-type="float" office:value="0" calcext:value-type="float">
            <text:p>0</text:p>
          </table:table-cell>
          <table:table-cell office:value-type="float" office:value="1716.11" calcext:value-type="float">
            <text:p>1716,11</text:p>
          </table:table-cell>
          <table:table-cell office:value-type="float" office:value="1340.041" calcext:value-type="float">
            <text:p>1340,041</text:p>
          </table:table-cell>
          <table:table-cell office:value-type="float" office:value="0.3727246" calcext:value-type="float">
            <text:p>0,3727246</text:p>
          </table:table-cell>
          <table:table-cell office:value-type="float" office:value="0.3377032" calcext:value-type="float">
            <text:p>0,3377032</text:p>
          </table:table-cell>
          <table:table-cell office:value-type="float" office:value="682.2139" calcext:value-type="float">
            <text:p>682,2139</text:p>
          </table:table-cell>
          <table:table-cell office:value-type="float" office:value="3.605591" calcext:value-type="float">
            <text:p>3,60559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27" calcext:value-type="float">
            <text:p>1627</text:p>
          </table:table-cell>
          <table:table-cell office:value-type="float" office:value="1318" calcext:value-type="float">
            <text:p>131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1318" calcext:value-type="float">
            <text:p>1318</text:p>
          </table:table-cell>
          <table:table-cell office:value-type="float" office:value="10022776" calcext:value-type="float">
            <text:p>10022776</text:p>
          </table:table-cell>
          <table:table-cell office:value-type="float" office:value="378588695" calcext:value-type="float">
            <text:p>378588695</text:p>
          </table:table-cell>
        </table:table-row>
        <table:table-row table:style-name="ro2">
          <table:table-cell office:value-type="float" office:value="10043" calcext:value-type="float">
            <text:p>10043</text:p>
          </table:table-cell>
          <table:table-cell office:value-type="string" calcext:value-type="string">
            <text:p>14:37:25.402</text:p>
          </table:table-cell>
          <table:table-cell office:value-type="string" calcext:value-type="string">
            <text:p>00:00:10.042</text:p>
          </table:table-cell>
          <table:table-cell office:value-type="float" office:value="503" calcext:value-type="float">
            <text:p>503</text:p>
          </table:table-cell>
          <table:table-cell office:value-type="float" office:value="1570.387" calcext:value-type="float">
            <text:p>1570,387</text:p>
          </table:table-cell>
          <table:table-cell office:value-type="float" office:value="1290.04" calcext:value-type="float">
            <text:p>1290,04</text:p>
          </table:table-cell>
          <table:table-cell office:value-type="float" office:value="0.6354753" calcext:value-type="float">
            <text:p>0,6354753</text:p>
          </table:table-cell>
          <table:table-cell office:value-type="float" office:value="0.3270135" calcext:value-type="float">
            <text:p>0,3270135</text:p>
          </table:table-cell>
          <table:table-cell office:value-type="float" office:value="691.7419" calcext:value-type="float">
            <text:p>691,7419</text:p>
          </table:table-cell>
          <table:table-cell office:value-type="float" office:value="3.743802" calcext:value-type="float">
            <text:p>3,743802</text:p>
          </table:table-cell>
          <table:table-cell office:value-type="float" office:value="0" calcext:value-type="float">
            <text:p>0</text:p>
          </table:table-cell>
          <table:table-cell office:value-type="float" office:value="1739.997" calcext:value-type="float">
            <text:p>1739,997</text:p>
          </table:table-cell>
          <table:table-cell office:value-type="float" office:value="1342.188" calcext:value-type="float">
            <text:p>1342,188</text:p>
          </table:table-cell>
          <table:table-cell office:value-type="float" office:value="0.3775018" calcext:value-type="float">
            <text:p>0,3775018</text:p>
          </table:table-cell>
          <table:table-cell office:value-type="float" office:value="0.3336016" calcext:value-type="float">
            <text:p>0,3336016</text:p>
          </table:table-cell>
          <table:table-cell office:value-type="float" office:value="687.2759" calcext:value-type="float">
            <text:p>687,2759</text:p>
          </table:table-cell>
          <table:table-cell office:value-type="float" office:value="3.631469" calcext:value-type="float">
            <text:p>3,63146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1316" calcext:value-type="float">
            <text:p>131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525" calcext:value-type="float">
            <text:p>15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316" calcext:value-type="float">
            <text:p>1316</text:p>
          </table:table-cell>
          <table:table-cell office:value-type="float" office:value="10042775" calcext:value-type="float">
            <text:p>10042775</text:p>
          </table:table-cell>
          <table:table-cell office:value-type="float" office:value="378608694" calcext:value-type="float">
            <text:p>378608694</text:p>
          </table:table-cell>
        </table:table-row>
        <table:table-row table:style-name="ro2">
          <table:table-cell office:value-type="float" office:value="10063" calcext:value-type="float">
            <text:p>10063</text:p>
          </table:table-cell>
          <table:table-cell office:value-type="string" calcext:value-type="string">
            <text:p>14:37:25.422</text:p>
          </table:table-cell>
          <table:table-cell office:value-type="string" calcext:value-type="string">
            <text:p>00:00:10.062</text:p>
          </table:table-cell>
          <table:table-cell office:value-type="float" office:value="504" calcext:value-type="float">
            <text:p>504</text:p>
          </table:table-cell>
          <table:table-cell office:value-type="float" office:value="1004.899" calcext:value-type="float">
            <text:p>1004,899</text:p>
          </table:table-cell>
          <table:table-cell office:value-type="float" office:value="576.6277" calcext:value-type="float">
            <text:p>576,6277</text:p>
          </table:table-cell>
          <table:table-cell office:value-type="float" office:value="0.6407856" calcext:value-type="float">
            <text:p>0,6407856</text:p>
          </table:table-cell>
          <table:table-cell office:value-type="float" office:value="0.3240697" calcext:value-type="float">
            <text:p>0,3240697</text:p>
          </table:table-cell>
          <table:table-cell office:value-type="float" office:value="691.7419" calcext:value-type="float">
            <text:p>691,7419</text:p>
          </table:table-cell>
          <table:table-cell office:value-type="float" office:value="3.873471" calcext:value-type="float">
            <text:p>3,873471</text:p>
          </table:table-cell>
          <table:table-cell office:value-type="float" office:value="0" calcext:value-type="float">
            <text:p>0</text:p>
          </table:table-cell>
          <table:table-cell office:value-type="float" office:value="1119.734" calcext:value-type="float">
            <text:p>1119,734</text:p>
          </table:table-cell>
          <table:table-cell office:value-type="float" office:value="679.3726" calcext:value-type="float">
            <text:p>679,3726</text:p>
          </table:table-cell>
          <table:table-cell office:value-type="float" office:value="0.3829254" calcext:value-type="float">
            <text:p>0,3829254</text:p>
          </table:table-cell>
          <table:table-cell office:value-type="float" office:value="0.3296649" calcext:value-type="float">
            <text:p>0,3296649</text:p>
          </table:table-cell>
          <table:table-cell office:value-type="float" office:value="687.2759" calcext:value-type="float">
            <text:p>687,2759</text:p>
          </table:table-cell>
          <table:table-cell office:value-type="float" office:value="3.654369" calcext:value-type="float">
            <text:p>3,65436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62" calcext:value-type="float">
            <text:p>1062</text:p>
          </table:table-cell>
          <table:table-cell office:value-type="float" office:value="628" calcext:value-type="float">
            <text:p>6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28" calcext:value-type="float">
            <text:p>628</text:p>
          </table:table-cell>
          <table:table-cell office:value-type="float" office:value="10062758" calcext:value-type="float">
            <text:p>10062758</text:p>
          </table:table-cell>
          <table:table-cell office:value-type="float" office:value="378628677" calcext:value-type="float">
            <text:p>378628677</text:p>
          </table:table-cell>
        </table:table-row>
        <table:table-row table:style-name="ro2">
          <table:table-cell office:value-type="float" office:value="10083" calcext:value-type="float">
            <text:p>10083</text:p>
          </table:table-cell>
          <table:table-cell office:value-type="string" calcext:value-type="string">
            <text:p>14:37:25.442</text:p>
          </table:table-cell>
          <table:table-cell office:value-type="string" calcext:value-type="string">
            <text:p>00:00:10.082</text:p>
          </table:table-cell>
          <table:table-cell office:value-type="float" office:value="505" calcext:value-type="float">
            <text:p>505</text:p>
          </table:table-cell>
          <table:table-cell office:value-type="float" office:value="692.6497" calcext:value-type="float">
            <text:p>692,6497</text:p>
          </table:table-cell>
          <table:table-cell office:value-type="float" office:value="401.8186" calcext:value-type="float">
            <text:p>401,8186</text:p>
          </table:table-cell>
          <table:table-cell office:value-type="float" office:value="0.6462641" calcext:value-type="float">
            <text:p>0,6462641</text:p>
          </table:table-cell>
          <table:table-cell office:value-type="float" office:value="0.3222108" calcext:value-type="float">
            <text:p>0,3222108</text:p>
          </table:table-cell>
          <table:table-cell office:value-type="float" office:value="691.7419" calcext:value-type="float">
            <text:p>691,7419</text:p>
          </table:table-cell>
          <table:table-cell office:value-type="float" office:value="3.784039" calcext:value-type="float">
            <text:p>3,784039</text:p>
          </table:table-cell>
          <table:table-cell office:value-type="float" office:value="0" calcext:value-type="float">
            <text:p>0</text:p>
          </table:table-cell>
          <table:table-cell office:value-type="float" office:value="869.2059" calcext:value-type="float">
            <text:p>869,2059</text:p>
          </table:table-cell>
          <table:table-cell office:value-type="float" office:value="475.4562" calcext:value-type="float">
            <text:p>475,4562</text:p>
          </table:table-cell>
          <table:table-cell office:value-type="float" office:value="0.3885076" calcext:value-type="float">
            <text:p>0,3885076</text:p>
          </table:table-cell>
          <table:table-cell office:value-type="float" office:value="0.3269485" calcext:value-type="float">
            <text:p>0,3269485</text:p>
          </table:table-cell>
          <table:table-cell office:value-type="float" office:value="687.2759" calcext:value-type="float">
            <text:p>687,2759</text:p>
          </table:table-cell>
          <table:table-cell office:value-type="float" office:value="3.710835" calcext:value-type="float">
            <text:p>3,7108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81" calcext:value-type="float">
            <text:p>781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439" calcext:value-type="float">
            <text:p>439</text:p>
          </table:table-cell>
          <table:table-cell office:value-type="float" office:value="10082648" calcext:value-type="float">
            <text:p>10082648</text:p>
          </table:table-cell>
          <table:table-cell office:value-type="float" office:value="378648567" calcext:value-type="float">
            <text:p>378648567</text:p>
          </table:table-cell>
        </table:table-row>
        <table:table-row table:style-name="ro2">
          <table:table-cell office:value-type="float" office:value="10103" calcext:value-type="float">
            <text:p>10103</text:p>
          </table:table-cell>
          <table:table-cell office:value-type="string" calcext:value-type="string">
            <text:p>14:37:25.462</text:p>
          </table:table-cell>
          <table:table-cell office:value-type="string" calcext:value-type="string">
            <text:p>00:00:10.102</text:p>
          </table:table-cell>
          <table:table-cell office:value-type="float" office:value="506" calcext:value-type="float">
            <text:p>506</text:p>
          </table:table-cell>
          <table:table-cell office:value-type="float" office:value="601.3763" calcext:value-type="float">
            <text:p>601,3763</text:p>
          </table:table-cell>
          <table:table-cell office:value-type="float" office:value="334.5693" calcext:value-type="float">
            <text:p>334,5693</text:p>
          </table:table-cell>
          <table:table-cell office:value-type="float" office:value="0.6512007" calcext:value-type="float">
            <text:p>0,6512007</text:p>
          </table:table-cell>
          <table:table-cell office:value-type="float" office:value="0.3212769" calcext:value-type="float">
            <text:p>0,3212769</text:p>
          </table:table-cell>
          <table:table-cell office:value-type="float" office:value="691.7419" calcext:value-type="float">
            <text:p>691,7419</text:p>
          </table:table-cell>
          <table:table-cell office:value-type="float" office:value="3.676536" calcext:value-type="float">
            <text:p>3,676536</text:p>
          </table:table-cell>
          <table:table-cell office:value-type="float" office:value="0" calcext:value-type="float">
            <text:p>0</text:p>
          </table:table-cell>
          <table:table-cell office:value-type="float" office:value="663.2345" calcext:value-type="float">
            <text:p>663,2345</text:p>
          </table:table-cell>
          <table:table-cell office:value-type="float" office:value="328.3939" calcext:value-type="float">
            <text:p>328,3939</text:p>
          </table:table-cell>
          <table:table-cell office:value-type="float" office:value="0.3933336" calcext:value-type="float">
            <text:p>0,3933336</text:p>
          </table:table-cell>
          <table:table-cell office:value-type="float" office:value="0.3254611" calcext:value-type="float">
            <text:p>0,3254611</text:p>
          </table:table-cell>
          <table:table-cell office:value-type="float" office:value="687.2759" calcext:value-type="float">
            <text:p>687,2759</text:p>
          </table:table-cell>
          <table:table-cell office:value-type="float" office:value="3.652299" calcext:value-type="float">
            <text:p>3,6522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32" calcext:value-type="float">
            <text:p>632</text:p>
          </table:table-cell>
          <table:table-cell office:value-type="float" office:value="331" calcext:value-type="float">
            <text:p>33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331" calcext:value-type="float">
            <text:p>331</text:p>
          </table:table-cell>
          <table:table-cell office:value-type="float" office:value="10102518" calcext:value-type="float">
            <text:p>10102518</text:p>
          </table:table-cell>
          <table:table-cell office:value-type="float" office:value="378668437" calcext:value-type="float">
            <text:p>378668437</text:p>
          </table:table-cell>
        </table:table-row>
        <table:table-row table:style-name="ro2">
          <table:table-cell office:value-type="float" office:value="10122" calcext:value-type="float">
            <text:p>10122</text:p>
          </table:table-cell>
          <table:table-cell office:value-type="string" calcext:value-type="string">
            <text:p>14:37:25.481</text:p>
          </table:table-cell>
          <table:table-cell office:value-type="string" calcext:value-type="string">
            <text:p>00:00:10.122</text:p>
          </table:table-cell>
          <table:table-cell office:value-type="float" office:value="507" calcext:value-type="float">
            <text:p>507</text:p>
          </table:table-cell>
          <table:table-cell office:value-type="float" office:value="554.7224" calcext:value-type="float">
            <text:p>554,7224</text:p>
          </table:table-cell>
          <table:table-cell office:value-type="float" office:value="313.9043" calcext:value-type="float">
            <text:p>313,9043</text:p>
          </table:table-cell>
          <table:table-cell office:value-type="float" office:value="0.6546846" calcext:value-type="float">
            <text:p>0,6546846</text:p>
          </table:table-cell>
          <table:table-cell office:value-type="float" office:value="0.3211925" calcext:value-type="float">
            <text:p>0,3211925</text:p>
          </table:table-cell>
          <table:table-cell office:value-type="float" office:value="691.7419" calcext:value-type="float">
            <text:p>691,7419</text:p>
          </table:table-cell>
          <table:table-cell office:value-type="float" office:value="3.761231" calcext:value-type="float">
            <text:p>3,761231</text:p>
          </table:table-cell>
          <table:table-cell office:value-type="float" office:value="0" calcext:value-type="float">
            <text:p>0</text:p>
          </table:table-cell>
          <table:table-cell office:value-type="float" office:value="573.446" calcext:value-type="float">
            <text:p>573,446</text:p>
          </table:table-cell>
          <table:table-cell office:value-type="float" office:value="292.2717" calcext:value-type="float">
            <text:p>292,2717</text:p>
          </table:table-cell>
          <table:table-cell office:value-type="float" office:value="0.3970094" calcext:value-type="float">
            <text:p>0,3970094</text:p>
          </table:table-cell>
          <table:table-cell office:value-type="float" office:value="0.3248953" calcext:value-type="float">
            <text:p>0,3248953</text:p>
          </table:table-cell>
          <table:table-cell office:value-type="float" office:value="687.2759" calcext:value-type="float">
            <text:p>687,2759</text:p>
          </table:table-cell>
          <table:table-cell office:value-type="float" office:value="3.691856" calcext:value-type="float">
            <text:p>3,6918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4" calcext:value-type="float">
            <text:p>564</text:p>
          </table:table-cell>
          <table:table-cell office:value-type="float" office:value="303" calcext:value-type="float">
            <text:p>3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03" calcext:value-type="float">
            <text:p>303</text:p>
          </table:table-cell>
          <table:table-cell office:value-type="float" office:value="10122498" calcext:value-type="float">
            <text:p>10122498</text:p>
          </table:table-cell>
          <table:table-cell office:value-type="float" office:value="378688417" calcext:value-type="float">
            <text:p>378688417</text:p>
          </table:table-cell>
        </table:table-row>
        <table:table-row table:style-name="ro2">
          <table:table-cell office:value-type="float" office:value="10142" calcext:value-type="float">
            <text:p>10142</text:p>
          </table:table-cell>
          <table:table-cell office:value-type="string" calcext:value-type="string">
            <text:p>14:37:25.501</text:p>
          </table:table-cell>
          <table:table-cell office:value-type="string" calcext:value-type="string">
            <text:p>00:00:10.142</text:p>
          </table:table-cell>
          <table:table-cell office:value-type="float" office:value="508" calcext:value-type="float">
            <text:p>508</text:p>
          </table:table-cell>
          <table:table-cell office:value-type="float" office:value="480.9818" calcext:value-type="float">
            <text:p>480,9818</text:p>
          </table:table-cell>
          <table:table-cell office:value-type="float" office:value="282.4595" calcext:value-type="float">
            <text:p>282,4595</text:p>
          </table:table-cell>
          <table:table-cell office:value-type="float" office:value="0.6576644" calcext:value-type="float">
            <text:p>0,6576644</text:p>
          </table:table-cell>
          <table:table-cell office:value-type="float" office:value="0.3213916" calcext:value-type="float">
            <text:p>0,3213916</text:p>
          </table:table-cell>
          <table:table-cell office:value-type="float" office:value="695.767" calcext:value-type="float">
            <text:p>695,767</text:p>
          </table:table-cell>
          <table:table-cell office:value-type="float" office:value="3.738728" calcext:value-type="float">
            <text:p>3,738728</text:p>
          </table:table-cell>
          <table:table-cell office:value-type="float" office:value="0" calcext:value-type="float">
            <text:p>0</text:p>
          </table:table-cell>
          <table:table-cell office:value-type="float" office:value="491.1506" calcext:value-type="float">
            <text:p>491,1506</text:p>
          </table:table-cell>
          <table:table-cell office:value-type="float" office:value="226.9645" calcext:value-type="float">
            <text:p>226,9645</text:p>
          </table:table-cell>
          <table:table-cell office:value-type="float" office:value="0.399808" calcext:value-type="float">
            <text:p>0,399808</text:p>
          </table:table-cell>
          <table:table-cell office:value-type="float" office:value="0.3247489" calcext:value-type="float">
            <text:p>0,3247489</text:p>
          </table:table-cell>
          <table:table-cell office:value-type="float" office:value="697.357" calcext:value-type="float">
            <text:p>697,357</text:p>
          </table:table-cell>
          <table:table-cell office:value-type="float" office:value="3.718043" calcext:value-type="float">
            <text:p>3,71804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55" calcext:value-type="float">
            <text:p>255</text:p>
          </table:table-cell>
          <table:table-cell office:value-type="float" office:value="10142389" calcext:value-type="float">
            <text:p>10142389</text:p>
          </table:table-cell>
          <table:table-cell office:value-type="float" office:value="378708308" calcext:value-type="float">
            <text:p>378708308</text:p>
          </table:table-cell>
        </table:table-row>
        <table:table-row table:style-name="ro2">
          <table:table-cell office:value-type="float" office:value="10162" calcext:value-type="float">
            <text:p>10162</text:p>
          </table:table-cell>
          <table:table-cell office:value-type="string" calcext:value-type="string">
            <text:p>14:37:25.521</text:p>
          </table:table-cell>
          <table:table-cell office:value-type="string" calcext:value-type="string">
            <text:p>00:00:10.162</text:p>
          </table:table-cell>
          <table:table-cell office:value-type="float" office:value="509" calcext:value-type="float">
            <text:p>509</text:p>
          </table:table-cell>
          <table:table-cell office:value-type="float" office:value="534.0544" calcext:value-type="float">
            <text:p>534,0544</text:p>
          </table:table-cell>
          <table:table-cell office:value-type="float" office:value="272.7641" calcext:value-type="float">
            <text:p>272,7641</text:p>
          </table:table-cell>
          <table:table-cell office:value-type="float" office:value="0.6604048" calcext:value-type="float">
            <text:p>0,6604048</text:p>
          </table:table-cell>
          <table:table-cell office:value-type="float" office:value="0.3212376" calcext:value-type="float">
            <text:p>0,3212376</text:p>
          </table:table-cell>
          <table:table-cell office:value-type="float" office:value="695.767" calcext:value-type="float">
            <text:p>695,767</text:p>
          </table:table-cell>
          <table:table-cell office:value-type="float" office:value="3.736562" calcext:value-type="float">
            <text:p>3,736562</text:p>
          </table:table-cell>
          <table:table-cell office:value-type="float" office:value="0" calcext:value-type="float">
            <text:p>0</text:p>
          </table:table-cell>
          <table:table-cell office:value-type="float" office:value="580.3038" calcext:value-type="float">
            <text:p>580,3038</text:p>
          </table:table-cell>
          <table:table-cell office:value-type="float" office:value="266.8577" calcext:value-type="float">
            <text:p>266,8577</text:p>
          </table:table-cell>
          <table:table-cell office:value-type="float" office:value="0.402359" calcext:value-type="float">
            <text:p>0,402359</text:p>
          </table:table-cell>
          <table:table-cell office:value-type="float" office:value="0.3245023" calcext:value-type="float">
            <text:p>0,3245023</text:p>
          </table:table-cell>
          <table:table-cell office:value-type="float" office:value="697.357" calcext:value-type="float">
            <text:p>697,357</text:p>
          </table:table-cell>
          <table:table-cell office:value-type="float" office:value="3.754238" calcext:value-type="float">
            <text:p>3,7542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7" calcext:value-type="float">
            <text:p>557</text:p>
          </table:table-cell>
          <table:table-cell office:value-type="float" office:value="270" calcext:value-type="float">
            <text:p>2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270" calcext:value-type="float">
            <text:p>270</text:p>
          </table:table-cell>
          <table:table-cell office:value-type="float" office:value="10162391" calcext:value-type="float">
            <text:p>10162391</text:p>
          </table:table-cell>
          <table:table-cell office:value-type="float" office:value="378728310" calcext:value-type="float">
            <text:p>378728310</text:p>
          </table:table-cell>
        </table:table-row>
        <table:table-row table:style-name="ro2">
          <table:table-cell office:value-type="float" office:value="10182" calcext:value-type="float">
            <text:p>10182</text:p>
          </table:table-cell>
          <table:table-cell office:value-type="string" calcext:value-type="string">
            <text:p>14:37:25.541</text:p>
          </table:table-cell>
          <table:table-cell office:value-type="string" calcext:value-type="string">
            <text:p>00:00:10.182</text:p>
          </table:table-cell>
          <table:table-cell office:value-type="float" office:value="510" calcext:value-type="float">
            <text:p>510</text:p>
          </table:table-cell>
          <table:table-cell office:value-type="float" office:value="530.8576" calcext:value-type="float">
            <text:p>530,8576</text:p>
          </table:table-cell>
          <table:table-cell office:value-type="float" office:value="316.8135" calcext:value-type="float">
            <text:p>316,8135</text:p>
          </table:table-cell>
          <table:table-cell office:value-type="float" office:value="0.6632555" calcext:value-type="float">
            <text:p>0,6632555</text:p>
          </table:table-cell>
          <table:table-cell office:value-type="float" office:value="0.3209563" calcext:value-type="float">
            <text:p>0,3209563</text:p>
          </table:table-cell>
          <table:table-cell office:value-type="float" office:value="695.767" calcext:value-type="float">
            <text:p>695,767</text:p>
          </table:table-cell>
          <table:table-cell office:value-type="float" office:value="3.709741" calcext:value-type="float">
            <text:p>3,709741</text:p>
          </table:table-cell>
          <table:table-cell office:value-type="float" office:value="0" calcext:value-type="float">
            <text:p>0</text:p>
          </table:table-cell>
          <table:table-cell office:value-type="float" office:value="579.0948" calcext:value-type="float">
            <text:p>579,0948</text:p>
          </table:table-cell>
          <table:table-cell office:value-type="float" office:value="273.722" calcext:value-type="float">
            <text:p>273,722</text:p>
          </table:table-cell>
          <table:table-cell office:value-type="float" office:value="0.404803" calcext:value-type="float">
            <text:p>0,404803</text:p>
          </table:table-cell>
          <table:table-cell office:value-type="float" office:value="0.3242464" calcext:value-type="float">
            <text:p>0,3242464</text:p>
          </table:table-cell>
          <table:table-cell office:value-type="float" office:value="697.357" calcext:value-type="float">
            <text:p>697,357</text:p>
          </table:table-cell>
          <table:table-cell office:value-type="float" office:value="3.728235" calcext:value-type="float">
            <text:p>3,7282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95" calcext:value-type="float">
            <text:p>295</text:p>
          </table:table-cell>
          <table:table-cell office:value-type="float" office:value="10182266" calcext:value-type="float">
            <text:p>10182266</text:p>
          </table:table-cell>
          <table:table-cell office:value-type="float" office:value="378748185" calcext:value-type="float">
            <text:p>378748185</text:p>
          </table:table-cell>
        </table:table-row>
        <table:table-row table:style-name="ro2">
          <table:table-cell office:value-type="float" office:value="10202" calcext:value-type="float">
            <text:p>10202</text:p>
          </table:table-cell>
          <table:table-cell office:value-type="string" calcext:value-type="string">
            <text:p>14:37:25.561</text:p>
          </table:table-cell>
          <table:table-cell office:value-type="string" calcext:value-type="string">
            <text:p>00:00:10.202</text:p>
          </table:table-cell>
          <table:table-cell office:value-type="float" office:value="511" calcext:value-type="float">
            <text:p>511</text:p>
          </table:table-cell>
          <table:table-cell office:value-type="float" office:value="532.418" calcext:value-type="float">
            <text:p>532,418</text:p>
          </table:table-cell>
          <table:table-cell office:value-type="float" office:value="286.8434" calcext:value-type="float">
            <text:p>286,8434</text:p>
          </table:table-cell>
          <table:table-cell office:value-type="float" office:value="0.6657981" calcext:value-type="float">
            <text:p>0,6657981</text:p>
          </table:table-cell>
          <table:table-cell office:value-type="float" office:value="0.3207659" calcext:value-type="float">
            <text:p>0,3207659</text:p>
          </table:table-cell>
          <table:table-cell office:value-type="float" office:value="695.767" calcext:value-type="float">
            <text:p>695,767</text:p>
          </table:table-cell>
          <table:table-cell office:value-type="float" office:value="3.723612" calcext:value-type="float">
            <text:p>3,723612</text:p>
          </table:table-cell>
          <table:table-cell office:value-type="float" office:value="0" calcext:value-type="float">
            <text:p>0</text:p>
          </table:table-cell>
          <table:table-cell office:value-type="float" office:value="576.9319" calcext:value-type="float">
            <text:p>576,9319</text:p>
          </table:table-cell>
          <table:table-cell office:value-type="float" office:value="256.3668" calcext:value-type="float">
            <text:p>256,3668</text:p>
          </table:table-cell>
          <table:table-cell office:value-type="float" office:value="0.4071831" calcext:value-type="float">
            <text:p>0,4071831</text:p>
          </table:table-cell>
          <table:table-cell office:value-type="float" office:value="0.323671" calcext:value-type="float">
            <text:p>0,323671</text:p>
          </table:table-cell>
          <table:table-cell office:value-type="float" office:value="697.357" calcext:value-type="float">
            <text:p>697,357</text:p>
          </table:table-cell>
          <table:table-cell office:value-type="float" office:value="3.8512" calcext:value-type="float">
            <text:p>3,85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72" calcext:value-type="float">
            <text:p>272</text:p>
          </table:table-cell>
          <table:table-cell office:value-type="float" office:value="10202237" calcext:value-type="float">
            <text:p>10202237</text:p>
          </table:table-cell>
          <table:table-cell office:value-type="float" office:value="378768156" calcext:value-type="float">
            <text:p>378768156</text:p>
          </table:table-cell>
        </table:table-row>
        <table:table-row table:style-name="ro2">
          <table:table-cell office:value-type="float" office:value="10222" calcext:value-type="float">
            <text:p>10222</text:p>
          </table:table-cell>
          <table:table-cell office:value-type="string" calcext:value-type="string">
            <text:p>14:37:25.581</text:p>
          </table:table-cell>
          <table:table-cell office:value-type="string" calcext:value-type="string">
            <text:p>00:00:10.222</text:p>
          </table:table-cell>
          <table:table-cell office:value-type="float" office:value="512" calcext:value-type="float">
            <text:p>512</text:p>
          </table:table-cell>
          <table:table-cell office:value-type="float" office:value="522.9091" calcext:value-type="float">
            <text:p>522,9091</text:p>
          </table:table-cell>
          <table:table-cell office:value-type="float" office:value="291.3727" calcext:value-type="float">
            <text:p>291,3727</text:p>
          </table:table-cell>
          <table:table-cell office:value-type="float" office:value="0.6682035" calcext:value-type="float">
            <text:p>0,6682035</text:p>
          </table:table-cell>
          <table:table-cell office:value-type="float" office:value="0.3205942" calcext:value-type="float">
            <text:p>0,3205942</text:p>
          </table:table-cell>
          <table:table-cell office:value-type="float" office:value="695.767" calcext:value-type="float">
            <text:p>695,767</text:p>
          </table:table-cell>
          <table:table-cell office:value-type="float" office:value="3.725955" calcext:value-type="float">
            <text:p>3,725955</text:p>
          </table:table-cell>
          <table:table-cell office:value-type="float" office:value="0" calcext:value-type="float">
            <text:p>0</text:p>
          </table:table-cell>
          <table:table-cell office:value-type="float" office:value="577.1147" calcext:value-type="float">
            <text:p>577,1147</text:p>
          </table:table-cell>
          <table:table-cell office:value-type="float" office:value="281.1161" calcext:value-type="float">
            <text:p>281,1161</text:p>
          </table:table-cell>
          <table:table-cell office:value-type="float" office:value="0.4096221" calcext:value-type="float">
            <text:p>0,4096221</text:p>
          </table:table-cell>
          <table:table-cell office:value-type="float" office:value="0.3230865" calcext:value-type="float">
            <text:p>0,3230865</text:p>
          </table:table-cell>
          <table:table-cell office:value-type="float" office:value="697.357" calcext:value-type="float">
            <text:p>697,357</text:p>
          </table:table-cell>
          <table:table-cell office:value-type="float" office:value="3.774164" calcext:value-type="float">
            <text:p>3,774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6" calcext:value-type="float">
            <text:p>286</text:p>
          </table:table-cell>
          <table:table-cell office:value-type="float" office:value="10222269" calcext:value-type="float">
            <text:p>10222269</text:p>
          </table:table-cell>
          <table:table-cell office:value-type="float" office:value="378788188" calcext:value-type="float">
            <text:p>378788188</text:p>
          </table:table-cell>
        </table:table-row>
        <table:table-row table:style-name="ro2">
          <table:table-cell office:value-type="float" office:value="10242" calcext:value-type="float">
            <text:p>10242</text:p>
          </table:table-cell>
          <table:table-cell office:value-type="string" calcext:value-type="string">
            <text:p>14:37:25.601</text:p>
          </table:table-cell>
          <table:table-cell office:value-type="string" calcext:value-type="string">
            <text:p>00:00:10.242</text:p>
          </table:table-cell>
          <table:table-cell office:value-type="float" office:value="513" calcext:value-type="float">
            <text:p>513</text:p>
          </table:table-cell>
          <table:table-cell office:value-type="float" office:value="531.9858" calcext:value-type="float">
            <text:p>531,9858</text:p>
          </table:table-cell>
          <table:table-cell office:value-type="float" office:value="290.1466" calcext:value-type="float">
            <text:p>290,1466</text:p>
          </table:table-cell>
          <table:table-cell office:value-type="float" office:value="0.6707522" calcext:value-type="float">
            <text:p>0,6707522</text:p>
          </table:table-cell>
          <table:table-cell office:value-type="float" office:value="0.3204319" calcext:value-type="float">
            <text:p>0,3204319</text:p>
          </table:table-cell>
          <table:table-cell office:value-type="float" office:value="698.0675" calcext:value-type="float">
            <text:p>698,0675</text:p>
          </table:table-cell>
          <table:table-cell office:value-type="float" office:value="3.740229" calcext:value-type="float">
            <text:p>3,740229</text:p>
          </table:table-cell>
          <table:table-cell office:value-type="float" office:value="0" calcext:value-type="float">
            <text:p>0</text:p>
          </table:table-cell>
          <table:table-cell office:value-type="float" office:value="577.9696" calcext:value-type="float">
            <text:p>577,9696</text:p>
          </table:table-cell>
          <table:table-cell office:value-type="float" office:value="278.2208" calcext:value-type="float">
            <text:p>278,2208</text:p>
          </table:table-cell>
          <table:table-cell office:value-type="float" office:value="0.4120842" calcext:value-type="float">
            <text:p>0,4120842</text:p>
          </table:table-cell>
          <table:table-cell office:value-type="float" office:value="0.3223941" calcext:value-type="float">
            <text:p>0,3223941</text:p>
          </table:table-cell>
          <table:table-cell office:value-type="float" office:value="697.2531" calcext:value-type="float">
            <text:p>697,2531</text:p>
          </table:table-cell>
          <table:table-cell office:value-type="float" office:value="3.793018" calcext:value-type="float">
            <text:p>3,7930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office:value-type="float" office:value="10242194" calcext:value-type="float">
            <text:p>10242194</text:p>
          </table:table-cell>
          <table:table-cell office:value-type="float" office:value="378808113" calcext:value-type="float">
            <text:p>378808113</text:p>
          </table:table-cell>
        </table:table-row>
        <table:table-row table:style-name="ro2">
          <table:table-cell office:value-type="float" office:value="10262" calcext:value-type="float">
            <text:p>10262</text:p>
          </table:table-cell>
          <table:table-cell office:value-type="string" calcext:value-type="string">
            <text:p>14:37:25.621</text:p>
          </table:table-cell>
          <table:table-cell office:value-type="string" calcext:value-type="string">
            <text:p>00:00:10.262</text:p>
          </table:table-cell>
          <table:table-cell office:value-type="float" office:value="514" calcext:value-type="float">
            <text:p>514</text:p>
          </table:table-cell>
          <table:table-cell office:value-type="float" office:value="534.7454" calcext:value-type="float">
            <text:p>534,7454</text:p>
          </table:table-cell>
          <table:table-cell office:value-type="float" office:value="296.7836" calcext:value-type="float">
            <text:p>296,7836</text:p>
          </table:table-cell>
          <table:table-cell office:value-type="float" office:value="0.6731897" calcext:value-type="float">
            <text:p>0,6731897</text:p>
          </table:table-cell>
          <table:table-cell office:value-type="float" office:value="0.3204257" calcext:value-type="float">
            <text:p>0,3204257</text:p>
          </table:table-cell>
          <table:table-cell office:value-type="float" office:value="698.0675" calcext:value-type="float">
            <text:p>698,0675</text:p>
          </table:table-cell>
          <table:table-cell office:value-type="float" office:value="3.730631" calcext:value-type="float">
            <text:p>3,730631</text:p>
          </table:table-cell>
          <table:table-cell office:value-type="float" office:value="0" calcext:value-type="float">
            <text:p>0</text:p>
          </table:table-cell>
          <table:table-cell office:value-type="float" office:value="570.0637" calcext:value-type="float">
            <text:p>570,0637</text:p>
          </table:table-cell>
          <table:table-cell office:value-type="float" office:value="249.9455" calcext:value-type="float">
            <text:p>249,9455</text:p>
          </table:table-cell>
          <table:table-cell office:value-type="float" office:value="0.4144652" calcext:value-type="float">
            <text:p>0,4144652</text:p>
          </table:table-cell>
          <table:table-cell office:value-type="float" office:value="0.3216314" calcext:value-type="float">
            <text:p>0,3216314</text:p>
          </table:table-cell>
          <table:table-cell office:value-type="float" office:value="697.2531" calcext:value-type="float">
            <text:p>697,2531</text:p>
          </table:table-cell>
          <table:table-cell office:value-type="float" office:value="3.781895" calcext:value-type="float">
            <text:p>3,7818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2" calcext:value-type="float">
            <text:p>552</text:p>
          </table:table-cell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273" calcext:value-type="float">
            <text:p>273</text:p>
          </table:table-cell>
          <table:table-cell office:value-type="float" office:value="10262253" calcext:value-type="float">
            <text:p>10262253</text:p>
          </table:table-cell>
          <table:table-cell office:value-type="float" office:value="378828172" calcext:value-type="float">
            <text:p>378828172</text:p>
          </table:table-cell>
        </table:table-row>
        <table:table-row table:style-name="ro2">
          <table:table-cell office:value-type="float" office:value="10282" calcext:value-type="float">
            <text:p>10282</text:p>
          </table:table-cell>
          <table:table-cell office:value-type="string" calcext:value-type="string">
            <text:p>14:37:25.641</text:p>
          </table:table-cell>
          <table:table-cell office:value-type="string" calcext:value-type="string">
            <text:p>00:00:10.281</text:p>
          </table:table-cell>
          <table:table-cell office:value-type="float" office:value="515" calcext:value-type="float">
            <text:p>515</text:p>
          </table:table-cell>
          <table:table-cell office:value-type="float" office:value="518.7721" calcext:value-type="float">
            <text:p>518,7721</text:p>
          </table:table-cell>
          <table:table-cell office:value-type="float" office:value="266.1292" calcext:value-type="float">
            <text:p>266,1292</text:p>
          </table:table-cell>
          <table:table-cell office:value-type="float" office:value="0.6755894" calcext:value-type="float">
            <text:p>0,6755894</text:p>
          </table:table-cell>
          <table:table-cell office:value-type="float" office:value="0.3206552" calcext:value-type="float">
            <text:p>0,3206552</text:p>
          </table:table-cell>
          <table:table-cell office:value-type="float" office:value="698.0675" calcext:value-type="float">
            <text:p>698,0675</text:p>
          </table:table-cell>
          <table:table-cell office:value-type="float" office:value="3.793045" calcext:value-type="float">
            <text:p>3,793045</text:p>
          </table:table-cell>
          <table:table-cell office:value-type="float" office:value="0" calcext:value-type="float">
            <text:p>0</text:p>
          </table:table-cell>
          <table:table-cell office:value-type="float" office:value="561.2388" calcext:value-type="float">
            <text:p>561,2388</text:p>
          </table:table-cell>
          <table:table-cell office:value-type="float" office:value="285.5739" calcext:value-type="float">
            <text:p>285,5739</text:p>
          </table:table-cell>
          <table:table-cell office:value-type="float" office:value="0.4167998" calcext:value-type="float">
            <text:p>0,4167998</text:p>
          </table:table-cell>
          <table:table-cell office:value-type="float" office:value="0.3207388" calcext:value-type="float">
            <text:p>0,3207388</text:p>
          </table:table-cell>
          <table:table-cell office:value-type="float" office:value="697.2531" calcext:value-type="float">
            <text:p>697,2531</text:p>
          </table:table-cell>
          <table:table-cell office:value-type="float" office:value="3.748231" calcext:value-type="float">
            <text:p>3,748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0" calcext:value-type="float">
            <text:p>54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76" calcext:value-type="float">
            <text:p>276</text:p>
          </table:table-cell>
          <table:table-cell office:value-type="float" office:value="10281991" calcext:value-type="float">
            <text:p>10281991</text:p>
          </table:table-cell>
          <table:table-cell office:value-type="float" office:value="378847910" calcext:value-type="float">
            <text:p>378847910</text:p>
          </table:table-cell>
        </table:table-row>
        <table:table-row table:style-name="ro2">
          <table:table-cell office:value-type="float" office:value="10302" calcext:value-type="float">
            <text:p>10302</text:p>
          </table:table-cell>
          <table:table-cell office:value-type="string" calcext:value-type="string">
            <text:p>14:37:25.661</text:p>
          </table:table-cell>
          <table:table-cell office:value-type="string" calcext:value-type="string">
            <text:p>00:00:10.301</text:p>
          </table:table-cell>
          <table:table-cell office:value-type="float" office:value="516" calcext:value-type="float">
            <text:p>516</text:p>
          </table:table-cell>
          <table:table-cell office:value-type="float" office:value="544.3114" calcext:value-type="float">
            <text:p>544,3114</text:p>
          </table:table-cell>
          <table:table-cell office:value-type="float" office:value="303.4351" calcext:value-type="float">
            <text:p>303,4351</text:p>
          </table:table-cell>
          <table:table-cell office:value-type="float" office:value="0.6779962" calcext:value-type="float">
            <text:p>0,6779962</text:p>
          </table:table-cell>
          <table:table-cell office:value-type="float" office:value="0.3207397" calcext:value-type="float">
            <text:p>0,3207397</text:p>
          </table:table-cell>
          <table:table-cell office:value-type="float" office:value="698.0675" calcext:value-type="float">
            <text:p>698,0675</text:p>
          </table:table-cell>
          <table:table-cell office:value-type="float" office:value="3.771261" calcext:value-type="float">
            <text:p>3,771261</text:p>
          </table:table-cell>
          <table:table-cell office:value-type="float" office:value="0" calcext:value-type="float">
            <text:p>0</text:p>
          </table:table-cell>
          <table:table-cell office:value-type="float" office:value="566.8823" calcext:value-type="float">
            <text:p>566,8823</text:p>
          </table:table-cell>
          <table:table-cell office:value-type="float" office:value="284.6303" calcext:value-type="float">
            <text:p>284,6303</text:p>
          </table:table-cell>
          <table:table-cell office:value-type="float" office:value="0.4191714" calcext:value-type="float">
            <text:p>0,4191714</text:p>
          </table:table-cell>
          <table:table-cell office:value-type="float" office:value="0.3197964" calcext:value-type="float">
            <text:p>0,3197964</text:p>
          </table:table-cell>
          <table:table-cell office:value-type="float" office:value="697.2531" calcext:value-type="float">
            <text:p>697,2531</text:p>
          </table:table-cell>
          <table:table-cell office:value-type="float" office:value="3.788072" calcext:value-type="float">
            <text:p>3,7880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6" calcext:value-type="float">
            <text:p>556</text:p>
          </table:table-cell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294" calcext:value-type="float">
            <text:p>294</text:p>
          </table:table-cell>
          <table:table-cell office:value-type="float" office:value="10301892" calcext:value-type="float">
            <text:p>10301892</text:p>
          </table:table-cell>
          <table:table-cell office:value-type="float" office:value="378867811" calcext:value-type="float">
            <text:p>378867811</text:p>
          </table:table-cell>
        </table:table-row>
        <table:table-row table:style-name="ro2">
          <table:table-cell office:value-type="float" office:value="10322" calcext:value-type="float">
            <text:p>10322</text:p>
          </table:table-cell>
          <table:table-cell office:value-type="string" calcext:value-type="string">
            <text:p>14:37:25.681</text:p>
          </table:table-cell>
          <table:table-cell office:value-type="string" calcext:value-type="string">
            <text:p>00:00:10.321</text:p>
          </table:table-cell>
          <table:table-cell office:value-type="float" office:value="517" calcext:value-type="float">
            <text:p>517</text:p>
          </table:table-cell>
          <table:table-cell office:value-type="float" office:value="525.3593" calcext:value-type="float">
            <text:p>525,3593</text:p>
          </table:table-cell>
          <table:table-cell office:value-type="float" office:value="283.8783" calcext:value-type="float">
            <text:p>283,8783</text:p>
          </table:table-cell>
          <table:table-cell office:value-type="float" office:value="0.6802278" calcext:value-type="float">
            <text:p>0,6802278</text:p>
          </table:table-cell>
          <table:table-cell office:value-type="float" office:value="0.3205589" calcext:value-type="float">
            <text:p>0,3205589</text:p>
          </table:table-cell>
          <table:table-cell office:value-type="float" office:value="698.0675" calcext:value-type="float">
            <text:p>698,0675</text:p>
          </table:table-cell>
          <table:table-cell office:value-type="float" office:value="3.758502" calcext:value-type="float">
            <text:p>3,758502</text:p>
          </table:table-cell>
          <table:table-cell office:value-type="float" office:value="0" calcext:value-type="float">
            <text:p>0</text:p>
          </table:table-cell>
          <table:table-cell office:value-type="float" office:value="566.2357" calcext:value-type="float">
            <text:p>566,2357</text:p>
          </table:table-cell>
          <table:table-cell office:value-type="float" office:value="287.6732" calcext:value-type="float">
            <text:p>287,6732</text:p>
          </table:table-cell>
          <table:table-cell office:value-type="float" office:value="0.4212939" calcext:value-type="float">
            <text:p>0,4212939</text:p>
          </table:table-cell>
          <table:table-cell office:value-type="float" office:value="0.3184499" calcext:value-type="float">
            <text:p>0,3184499</text:p>
          </table:table-cell>
          <table:table-cell office:value-type="float" office:value="697.2531" calcext:value-type="float">
            <text:p>697,2531</text:p>
          </table:table-cell>
          <table:table-cell office:value-type="float" office:value="3.71104" calcext:value-type="float">
            <text:p>3,711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86" calcext:value-type="float">
            <text:p>286</text:p>
          </table:table-cell>
          <table:table-cell office:value-type="float" office:value="10321870" calcext:value-type="float">
            <text:p>10321870</text:p>
          </table:table-cell>
          <table:table-cell office:value-type="float" office:value="378887789" calcext:value-type="float">
            <text:p>378887789</text:p>
          </table:table-cell>
        </table:table-row>
        <table:table-row table:style-name="ro2">
          <table:table-cell office:value-type="float" office:value="10342" calcext:value-type="float">
            <text:p>10342</text:p>
          </table:table-cell>
          <table:table-cell office:value-type="string" calcext:value-type="string">
            <text:p>14:37:25.701</text:p>
          </table:table-cell>
          <table:table-cell office:value-type="string" calcext:value-type="string">
            <text:p>00:00:10.341</text:p>
          </table:table-cell>
          <table:table-cell office:value-type="float" office:value="518" calcext:value-type="float">
            <text:p>518</text:p>
          </table:table-cell>
          <table:table-cell office:value-type="float" office:value="533.7258" calcext:value-type="float">
            <text:p>533,7258</text:p>
          </table:table-cell>
          <table:table-cell office:value-type="float" office:value="277.7224" calcext:value-type="float">
            <text:p>277,7224</text:p>
          </table:table-cell>
          <table:table-cell office:value-type="float" office:value="0.6823189" calcext:value-type="float">
            <text:p>0,6823189</text:p>
          </table:table-cell>
          <table:table-cell office:value-type="float" office:value="0.319611" calcext:value-type="float">
            <text:p>0,319611</text:p>
          </table:table-cell>
          <table:table-cell office:value-type="float" office:value="697.6468" calcext:value-type="float">
            <text:p>697,6468</text:p>
          </table:table-cell>
          <table:table-cell office:value-type="float" office:value="3.784376" calcext:value-type="float">
            <text:p>3,784376</text:p>
          </table:table-cell>
          <table:table-cell office:value-type="float" office:value="0" calcext:value-type="float">
            <text:p>0</text:p>
          </table:table-cell>
          <table:table-cell office:value-type="float" office:value="568.9753" calcext:value-type="float">
            <text:p>568,9753</text:p>
          </table:table-cell>
          <table:table-cell office:value-type="float" office:value="286.4083" calcext:value-type="float">
            <text:p>286,4083</text:p>
          </table:table-cell>
          <table:table-cell office:value-type="float" office:value="0.4233013" calcext:value-type="float">
            <text:p>0,4233013</text:p>
          </table:table-cell>
          <table:table-cell office:value-type="float" office:value="0.3165034" calcext:value-type="float">
            <text:p>0,3165034</text:p>
          </table:table-cell>
          <table:table-cell office:value-type="float" office:value="697.9002" calcext:value-type="float">
            <text:p>697,9002</text:p>
          </table:table-cell>
          <table:table-cell office:value-type="float" office:value="3.715258" calcext:value-type="float">
            <text:p>3,7152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10341737" calcext:value-type="float">
            <text:p>10341737</text:p>
          </table:table-cell>
          <table:table-cell office:value-type="float" office:value="378907656" calcext:value-type="float">
            <text:p>378907656</text:p>
          </table:table-cell>
        </table:table-row>
        <table:table-row table:style-name="ro2">
          <table:table-cell office:value-type="float" office:value="10362" calcext:value-type="float">
            <text:p>10362</text:p>
          </table:table-cell>
          <table:table-cell office:value-type="string" calcext:value-type="string">
            <text:p>14:37:25.721</text:p>
          </table:table-cell>
          <table:table-cell office:value-type="string" calcext:value-type="string">
            <text:p>00:00:10.361</text:p>
          </table:table-cell>
          <table:table-cell office:value-type="float" office:value="519" calcext:value-type="float">
            <text:p>519</text:p>
          </table:table-cell>
          <table:table-cell office:value-type="float" office:value="531.8179" calcext:value-type="float">
            <text:p>531,8179</text:p>
          </table:table-cell>
          <table:table-cell office:value-type="float" office:value="288.0251" calcext:value-type="float">
            <text:p>288,0251</text:p>
          </table:table-cell>
          <table:table-cell office:value-type="float" office:value="0.6841174" calcext:value-type="float">
            <text:p>0,6841174</text:p>
          </table:table-cell>
          <table:table-cell office:value-type="float" office:value="0.3179867" calcext:value-type="float">
            <text:p>0,3179867</text:p>
          </table:table-cell>
          <table:table-cell office:value-type="float" office:value="697.6468" calcext:value-type="float">
            <text:p>697,6468</text:p>
          </table:table-cell>
          <table:table-cell office:value-type="float" office:value="3.75912" calcext:value-type="float">
            <text:p>3,75912</text:p>
          </table:table-cell>
          <table:table-cell office:value-type="float" office:value="0" calcext:value-type="float">
            <text:p>0</text:p>
          </table:table-cell>
          <table:table-cell office:value-type="float" office:value="577.7285" calcext:value-type="float">
            <text:p>577,7285</text:p>
          </table:table-cell>
          <table:table-cell office:value-type="float" office:value="280.6978" calcext:value-type="float">
            <text:p>280,6978</text:p>
          </table:table-cell>
          <table:table-cell office:value-type="float" office:value="0.4251278" calcext:value-type="float">
            <text:p>0,4251278</text:p>
          </table:table-cell>
          <table:table-cell office:value-type="float" office:value="0.3139982" calcext:value-type="float">
            <text:p>0,3139982</text:p>
          </table:table-cell>
          <table:table-cell office:value-type="float" office:value="697.9002" calcext:value-type="float">
            <text:p>697,9002</text:p>
          </table:table-cell>
          <table:table-cell office:value-type="float" office:value="3.768926" calcext:value-type="float">
            <text:p>3,7689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office:value-type="float" office:value="10361730" calcext:value-type="float">
            <text:p>10361730</text:p>
          </table:table-cell>
          <table:table-cell office:value-type="float" office:value="378927649" calcext:value-type="float">
            <text:p>378927649</text:p>
          </table:table-cell>
        </table:table-row>
        <table:table-row table:style-name="ro2">
          <table:table-cell office:value-type="float" office:value="10382" calcext:value-type="float">
            <text:p>10382</text:p>
          </table:table-cell>
          <table:table-cell office:value-type="string" calcext:value-type="string">
            <text:p>14:37:25.741</text:p>
          </table:table-cell>
          <table:table-cell office:value-type="string" calcext:value-type="string">
            <text:p>00:00:10.381</text:p>
          </table:table-cell>
          <table:table-cell office:value-type="float" office:value="520" calcext:value-type="float">
            <text:p>520</text:p>
          </table:table-cell>
          <table:table-cell office:value-type="float" office:value="526.0622" calcext:value-type="float">
            <text:p>526,0622</text:p>
          </table:table-cell>
          <table:table-cell office:value-type="float" office:value="266.3286" calcext:value-type="float">
            <text:p>266,3286</text:p>
          </table:table-cell>
          <table:table-cell office:value-type="float" office:value="0.6856885" calcext:value-type="float">
            <text:p>0,6856885</text:p>
          </table:table-cell>
          <table:table-cell office:value-type="float" office:value="0.3163509" calcext:value-type="float">
            <text:p>0,3163509</text:p>
          </table:table-cell>
          <table:table-cell office:value-type="float" office:value="697.6468" calcext:value-type="float">
            <text:p>697,6468</text:p>
          </table:table-cell>
          <table:table-cell office:value-type="float" office:value="3.808061" calcext:value-type="float">
            <text:p>3,808061</text:p>
          </table:table-cell>
          <table:table-cell office:value-type="float" office:value="0" calcext:value-type="float">
            <text:p>0</text:p>
          </table:table-cell>
          <table:table-cell office:value-type="float" office:value="568.947" calcext:value-type="float">
            <text:p>568,947</text:p>
          </table:table-cell>
          <table:table-cell office:value-type="float" office:value="312.5079" calcext:value-type="float">
            <text:p>312,5079</text:p>
          </table:table-cell>
          <table:table-cell office:value-type="float" office:value="0.4265263" calcext:value-type="float">
            <text:p>0,4265263</text:p>
          </table:table-cell>
          <table:table-cell office:value-type="float" office:value="0.3113522" calcext:value-type="float">
            <text:p>0,3113522</text:p>
          </table:table-cell>
          <table:table-cell office:value-type="float" office:value="697.9002" calcext:value-type="float">
            <text:p>697,9002</text:p>
          </table:table-cell>
          <table:table-cell office:value-type="float" office:value="3.770271" calcext:value-type="float">
            <text:p>3,7702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8" calcext:value-type="float">
            <text:p>548</text:p>
          </table:table-cell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289" calcext:value-type="float">
            <text:p>289</text:p>
          </table:table-cell>
          <table:table-cell office:value-type="float" office:value="10381653" calcext:value-type="float">
            <text:p>10381653</text:p>
          </table:table-cell>
          <table:table-cell office:value-type="float" office:value="378947572" calcext:value-type="float">
            <text:p>378947572</text:p>
          </table:table-cell>
        </table:table-row>
        <table:table-row table:style-name="ro2">
          <table:table-cell office:value-type="float" office:value="10402" calcext:value-type="float">
            <text:p>10402</text:p>
          </table:table-cell>
          <table:table-cell office:value-type="string" calcext:value-type="string">
            <text:p>14:37:25.761</text:p>
          </table:table-cell>
          <table:table-cell office:value-type="string" calcext:value-type="string">
            <text:p>00:00:10.401</text:p>
          </table:table-cell>
          <table:table-cell office:value-type="float" office:value="521" calcext:value-type="float">
            <text:p>521</text:p>
          </table:table-cell>
          <table:table-cell office:value-type="float" office:value="515.6178" calcext:value-type="float">
            <text:p>515,6178</text:p>
          </table:table-cell>
          <table:table-cell office:value-type="float" office:value="271.4335" calcext:value-type="float">
            <text:p>271,4335</text:p>
          </table:table-cell>
          <table:table-cell office:value-type="float" office:value="0.6868336" calcext:value-type="float">
            <text:p>0,6868336</text:p>
          </table:table-cell>
          <table:table-cell office:value-type="float" office:value="0.3148728" calcext:value-type="float">
            <text:p>0,3148728</text:p>
          </table:table-cell>
          <table:table-cell office:value-type="float" office:value="697.6468" calcext:value-type="float">
            <text:p>697,6468</text:p>
          </table:table-cell>
          <table:table-cell office:value-type="float" office:value="3.830832" calcext:value-type="float">
            <text:p>3,830832</text:p>
          </table:table-cell>
          <table:table-cell office:value-type="float" office:value="0" calcext:value-type="float">
            <text:p>0</text:p>
          </table:table-cell>
          <table:table-cell office:value-type="float" office:value="560.2034" calcext:value-type="float">
            <text:p>560,2034</text:p>
          </table:table-cell>
          <table:table-cell office:value-type="float" office:value="274.0151" calcext:value-type="float">
            <text:p>274,0151</text:p>
          </table:table-cell>
          <table:table-cell office:value-type="float" office:value="0.4274984" calcext:value-type="float">
            <text:p>0,4274984</text:p>
          </table:table-cell>
          <table:table-cell office:value-type="float" office:value="0.3091627" calcext:value-type="float">
            <text:p>0,3091627</text:p>
          </table:table-cell>
          <table:table-cell office:value-type="float" office:value="697.9002" calcext:value-type="float">
            <text:p>697,9002</text:p>
          </table:table-cell>
          <table:table-cell office:value-type="float" office:value="3.761232" calcext:value-type="float">
            <text:p>3,76123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8" calcext:value-type="float">
            <text:p>538</text:p>
          </table:table-cell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73" calcext:value-type="float">
            <text:p>273</text:p>
          </table:table-cell>
          <table:table-cell office:value-type="float" office:value="10401602" calcext:value-type="float">
            <text:p>10401602</text:p>
          </table:table-cell>
          <table:table-cell office:value-type="float" office:value="378967521" calcext:value-type="float">
            <text:p>378967521</text:p>
          </table:table-cell>
        </table:table-row>
        <table:table-row table:style-name="ro2">
          <table:table-cell office:value-type="float" office:value="10421" calcext:value-type="float">
            <text:p>10421</text:p>
          </table:table-cell>
          <table:table-cell office:value-type="string" calcext:value-type="string">
            <text:p>14:37:25.780</text:p>
          </table:table-cell>
          <table:table-cell office:value-type="string" calcext:value-type="string">
            <text:p>00:00:10.421</text:p>
          </table:table-cell>
          <table:table-cell office:value-type="float" office:value="522" calcext:value-type="float">
            <text:p>522</text:p>
          </table:table-cell>
          <table:table-cell office:value-type="float" office:value="518.1717" calcext:value-type="float">
            <text:p>518,1717</text:p>
          </table:table-cell>
          <table:table-cell office:value-type="float" office:value="288.8995" calcext:value-type="float">
            <text:p>288,8995</text:p>
          </table:table-cell>
          <table:table-cell office:value-type="float" office:value="0.6875548" calcext:value-type="float">
            <text:p>0,6875548</text:p>
          </table:table-cell>
          <table:table-cell office:value-type="float" office:value="0.3139237" calcext:value-type="float">
            <text:p>0,3139237</text:p>
          </table:table-cell>
          <table:table-cell office:value-type="float" office:value="697.6468" calcext:value-type="float">
            <text:p>697,6468</text:p>
          </table:table-cell>
          <table:table-cell office:value-type="float" office:value="3.827466" calcext:value-type="float">
            <text:p>3,827466</text:p>
          </table:table-cell>
          <table:table-cell office:value-type="float" office:value="0" calcext:value-type="float">
            <text:p>0</text:p>
          </table:table-cell>
          <table:table-cell office:value-type="float" office:value="569.8651" calcext:value-type="float">
            <text:p>569,8651</text:p>
          </table:table-cell>
          <table:table-cell office:value-type="float" office:value="270.6647" calcext:value-type="float">
            <text:p>270,6647</text:p>
          </table:table-cell>
          <table:table-cell office:value-type="float" office:value="0.4281757" calcext:value-type="float">
            <text:p>0,4281757</text:p>
          </table:table-cell>
          <table:table-cell office:value-type="float" office:value="0.3076857" calcext:value-type="float">
            <text:p>0,3076857</text:p>
          </table:table-cell>
          <table:table-cell office:value-type="float" office:value="697.9002" calcext:value-type="float">
            <text:p>697,9002</text:p>
          </table:table-cell>
          <table:table-cell office:value-type="float" office:value="3.747635" calcext:value-type="float">
            <text:p>3,7476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4" calcext:value-type="float">
            <text:p>544</text:p>
          </table:table-cell>
          <table:table-cell office:value-type="float" office:value="280" calcext:value-type="float">
            <text:p>28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80" calcext:value-type="float">
            <text:p>280</text:p>
          </table:table-cell>
          <table:table-cell office:value-type="float" office:value="10421478" calcext:value-type="float">
            <text:p>10421478</text:p>
          </table:table-cell>
          <table:table-cell office:value-type="float" office:value="378987397" calcext:value-type="float">
            <text:p>378987397</text:p>
          </table:table-cell>
        </table:table-row>
        <table:table-row table:style-name="ro2">
          <table:table-cell office:value-type="float" office:value="10441" calcext:value-type="float">
            <text:p>10441</text:p>
          </table:table-cell>
          <table:table-cell office:value-type="string" calcext:value-type="string">
            <text:p>14:37:25.800</text:p>
          </table:table-cell>
          <table:table-cell office:value-type="string" calcext:value-type="string">
            <text:p>00:00:10.441</text:p>
          </table:table-cell>
          <table:table-cell office:value-type="float" office:value="523" calcext:value-type="float">
            <text:p>523</text:p>
          </table:table-cell>
          <table:table-cell office:value-type="float" office:value="514.6628" calcext:value-type="float">
            <text:p>514,6628</text:p>
          </table:table-cell>
          <table:table-cell office:value-type="float" office:value="288.5209" calcext:value-type="float">
            <text:p>288,5209</text:p>
          </table:table-cell>
          <table:table-cell office:value-type="float" office:value="0.6878076" calcext:value-type="float">
            <text:p>0,6878076</text:p>
          </table:table-cell>
          <table:table-cell office:value-type="float" office:value="0.3137509" calcext:value-type="float">
            <text:p>0,3137509</text:p>
          </table:table-cell>
          <table:table-cell office:value-type="float" office:value="693.9739" calcext:value-type="float">
            <text:p>693,9739</text:p>
          </table:table-cell>
          <table:table-cell office:value-type="float" office:value="3.804613" calcext:value-type="float">
            <text:p>3,804613</text:p>
          </table:table-cell>
          <table:table-cell office:value-type="float" office:value="0" calcext:value-type="float">
            <text:p>0</text:p>
          </table:table-cell>
          <table:table-cell office:value-type="float" office:value="566.9893" calcext:value-type="float">
            <text:p>566,9893</text:p>
          </table:table-cell>
          <table:table-cell office:value-type="float" office:value="282.1818" calcext:value-type="float">
            <text:p>282,1818</text:p>
          </table:table-cell>
          <table:table-cell office:value-type="float" office:value="0.4282455" calcext:value-type="float">
            <text:p>0,4282455</text:p>
          </table:table-cell>
          <table:table-cell office:value-type="float" office:value="0.3071994" calcext:value-type="float">
            <text:p>0,3071994</text:p>
          </table:table-cell>
          <table:table-cell office:value-type="float" office:value="695.52" calcext:value-type="float">
            <text:p>695,52</text:p>
          </table:table-cell>
          <table:table-cell office:value-type="float" office:value="3.731912" calcext:value-type="float">
            <text:p>3,7319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1" calcext:value-type="float">
            <text:p>541</text:p>
          </table:table-cell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85" calcext:value-type="float">
            <text:p>285</text:p>
          </table:table-cell>
          <table:table-cell office:value-type="float" office:value="10441345" calcext:value-type="float">
            <text:p>10441345</text:p>
          </table:table-cell>
          <table:table-cell office:value-type="float" office:value="379007264" calcext:value-type="float">
            <text:p>379007264</text:p>
          </table:table-cell>
        </table:table-row>
        <table:table-row table:style-name="ro2">
          <table:table-cell office:value-type="float" office:value="10461" calcext:value-type="float">
            <text:p>10461</text:p>
          </table:table-cell>
          <table:table-cell office:value-type="string" calcext:value-type="string">
            <text:p>14:37:25.820</text:p>
          </table:table-cell>
          <table:table-cell office:value-type="string" calcext:value-type="string">
            <text:p>00:00:10.461</text:p>
          </table:table-cell>
          <table:table-cell office:value-type="float" office:value="524" calcext:value-type="float">
            <text:p>524</text:p>
          </table:table-cell>
          <table:table-cell office:value-type="float" office:value="520.368" calcext:value-type="float">
            <text:p>520,368</text:p>
          </table:table-cell>
          <table:table-cell office:value-type="float" office:value="288.7127" calcext:value-type="float">
            <text:p>288,7127</text:p>
          </table:table-cell>
          <table:table-cell office:value-type="float" office:value="0.6874967" calcext:value-type="float">
            <text:p>0,6874967</text:p>
          </table:table-cell>
          <table:table-cell office:value-type="float" office:value="0.3139644" calcext:value-type="float">
            <text:p>0,3139644</text:p>
          </table:table-cell>
          <table:table-cell office:value-type="float" office:value="693.9739" calcext:value-type="float">
            <text:p>693,9739</text:p>
          </table:table-cell>
          <table:table-cell office:value-type="float" office:value="3.780719" calcext:value-type="float">
            <text:p>3,780719</text:p>
          </table:table-cell>
          <table:table-cell office:value-type="float" office:value="0" calcext:value-type="float">
            <text:p>0</text:p>
          </table:table-cell>
          <table:table-cell office:value-type="float" office:value="570.9814" calcext:value-type="float">
            <text:p>570,9814</text:p>
          </table:table-cell>
          <table:table-cell office:value-type="float" office:value="281.8699" calcext:value-type="float">
            <text:p>281,8699</text:p>
          </table:table-cell>
          <table:table-cell office:value-type="float" office:value="0.427949" calcext:value-type="float">
            <text:p>0,427949</text:p>
          </table:table-cell>
          <table:table-cell office:value-type="float" office:value="0.3073139" calcext:value-type="float">
            <text:p>0,3073139</text:p>
          </table:table-cell>
          <table:table-cell office:value-type="float" office:value="695.52" calcext:value-type="float">
            <text:p>695,52</text:p>
          </table:table-cell>
          <table:table-cell office:value-type="float" office:value="3.801436" calcext:value-type="float">
            <text:p>3,8014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85" calcext:value-type="float">
            <text:p>285</text:p>
          </table:table-cell>
          <table:table-cell office:value-type="float" office:value="10461337" calcext:value-type="float">
            <text:p>10461337</text:p>
          </table:table-cell>
          <table:table-cell office:value-type="float" office:value="379027256" calcext:value-type="float">
            <text:p>379027256</text:p>
          </table:table-cell>
        </table:table-row>
        <table:table-row table:style-name="ro2">
          <table:table-cell office:value-type="float" office:value="10481" calcext:value-type="float">
            <text:p>10481</text:p>
          </table:table-cell>
          <table:table-cell office:value-type="string" calcext:value-type="string">
            <text:p>14:37:25.840</text:p>
          </table:table-cell>
          <table:table-cell office:value-type="string" calcext:value-type="string">
            <text:p>00:00:10.481</text:p>
          </table:table-cell>
          <table:table-cell office:value-type="float" office:value="525" calcext:value-type="float">
            <text:p>525</text:p>
          </table:table-cell>
          <table:table-cell office:value-type="float" office:value="530.2964" calcext:value-type="float">
            <text:p>530,2964</text:p>
          </table:table-cell>
          <table:table-cell office:value-type="float" office:value="306.2479" calcext:value-type="float">
            <text:p>306,2479</text:p>
          </table:table-cell>
          <table:table-cell office:value-type="float" office:value="0.6868028" calcext:value-type="float">
            <text:p>0,6868028</text:p>
          </table:table-cell>
          <table:table-cell office:value-type="float" office:value="0.3148636" calcext:value-type="float">
            <text:p>0,3148636</text:p>
          </table:table-cell>
          <table:table-cell office:value-type="float" office:value="693.9739" calcext:value-type="float">
            <text:p>693,9739</text:p>
          </table:table-cell>
          <table:table-cell office:value-type="float" office:value="3.811789" calcext:value-type="float">
            <text:p>3,811789</text:p>
          </table:table-cell>
          <table:table-cell office:value-type="float" office:value="0" calcext:value-type="float">
            <text:p>0</text:p>
          </table:table-cell>
          <table:table-cell office:value-type="float" office:value="567.8732" calcext:value-type="float">
            <text:p>567,8732</text:p>
          </table:table-cell>
          <table:table-cell office:value-type="float" office:value="264.9996" calcext:value-type="float">
            <text:p>264,9996</text:p>
          </table:table-cell>
          <table:table-cell office:value-type="float" office:value="0.4271386" calcext:value-type="float">
            <text:p>0,4271386</text:p>
          </table:table-cell>
          <table:table-cell office:value-type="float" office:value="0.3081531" calcext:value-type="float">
            <text:p>0,3081531</text:p>
          </table:table-cell>
          <table:table-cell office:value-type="float" office:value="695.52" calcext:value-type="float">
            <text:p>695,52</text:p>
          </table:table-cell>
          <table:table-cell office:value-type="float" office:value="3.793115" calcext:value-type="float">
            <text:p>3,7931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9" calcext:value-type="float">
            <text:p>549</text:p>
          </table:table-cell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286" calcext:value-type="float">
            <text:p>286</text:p>
          </table:table-cell>
          <table:table-cell office:value-type="float" office:value="10481327" calcext:value-type="float">
            <text:p>10481327</text:p>
          </table:table-cell>
          <table:table-cell office:value-type="float" office:value="379047246" calcext:value-type="float">
            <text:p>379047246</text:p>
          </table:table-cell>
        </table:table-row>
        <table:table-row table:style-name="ro2">
          <table:table-cell office:value-type="float" office:value="10501" calcext:value-type="float">
            <text:p>10501</text:p>
          </table:table-cell>
          <table:table-cell office:value-type="string" calcext:value-type="string">
            <text:p>14:37:25.860</text:p>
          </table:table-cell>
          <table:table-cell office:value-type="string" calcext:value-type="string">
            <text:p>00:00:10.501</text:p>
          </table:table-cell>
          <table:table-cell office:value-type="float" office:value="526" calcext:value-type="float">
            <text:p>526</text:p>
          </table:table-cell>
          <table:table-cell office:value-type="float" office:value="512.3716" calcext:value-type="float">
            <text:p>512,3716</text:p>
          </table:table-cell>
          <table:table-cell office:value-type="float" office:value="273.5536" calcext:value-type="float">
            <text:p>273,5536</text:p>
          </table:table-cell>
          <table:table-cell office:value-type="float" office:value="0.6860602" calcext:value-type="float">
            <text:p>0,6860602</text:p>
          </table:table-cell>
          <table:table-cell office:value-type="float" office:value="0.3157968" calcext:value-type="float">
            <text:p>0,3157968</text:p>
          </table:table-cell>
          <table:table-cell office:value-type="float" office:value="693.9739" calcext:value-type="float">
            <text:p>693,9739</text:p>
          </table:table-cell>
          <table:table-cell office:value-type="float" office:value="3.783466" calcext:value-type="float">
            <text:p>3,783466</text:p>
          </table:table-cell>
          <table:table-cell office:value-type="float" office:value="0" calcext:value-type="float">
            <text:p>0</text:p>
          </table:table-cell>
          <table:table-cell office:value-type="float" office:value="553.8506" calcext:value-type="float">
            <text:p>553,8506</text:p>
          </table:table-cell>
          <table:table-cell office:value-type="float" office:value="294.9206" calcext:value-type="float">
            <text:p>294,9206</text:p>
          </table:table-cell>
          <table:table-cell office:value-type="float" office:value="0.4262374" calcext:value-type="float">
            <text:p>0,4262374</text:p>
          </table:table-cell>
          <table:table-cell office:value-type="float" office:value="0.3090414" calcext:value-type="float">
            <text:p>0,3090414</text:p>
          </table:table-cell>
          <table:table-cell office:value-type="float" office:value="695.52" calcext:value-type="float">
            <text:p>695,52</text:p>
          </table:table-cell>
          <table:table-cell office:value-type="float" office:value="3.751419" calcext:value-type="float">
            <text:p>3,75141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284" calcext:value-type="float">
            <text:p>284</text:p>
          </table:table-cell>
          <table:table-cell office:value-type="float" office:value="10501328" calcext:value-type="float">
            <text:p>10501328</text:p>
          </table:table-cell>
          <table:table-cell office:value-type="float" office:value="379067247" calcext:value-type="float">
            <text:p>379067247</text:p>
          </table:table-cell>
        </table:table-row>
        <table:table-row table:style-name="ro2">
          <table:table-cell office:value-type="float" office:value="10521" calcext:value-type="float">
            <text:p>10521</text:p>
          </table:table-cell>
          <table:table-cell office:value-type="string" calcext:value-type="string">
            <text:p>14:37:25.880</text:p>
          </table:table-cell>
          <table:table-cell office:value-type="string" calcext:value-type="string">
            <text:p>00:00:10.521</text:p>
          </table:table-cell>
          <table:table-cell office:value-type="float" office:value="527" calcext:value-type="float">
            <text:p>527</text:p>
          </table:table-cell>
          <table:table-cell office:value-type="float" office:value="501.8418" calcext:value-type="float">
            <text:p>501,8418</text:p>
          </table:table-cell>
          <table:table-cell office:value-type="float" office:value="265.5812" calcext:value-type="float">
            <text:p>265,5812</text:p>
          </table:table-cell>
          <table:table-cell office:value-type="float" office:value="0.68549" calcext:value-type="float">
            <text:p>0,68549</text:p>
          </table:table-cell>
          <table:table-cell office:value-type="float" office:value="0.3164608" calcext:value-type="float">
            <text:p>0,3164608</text:p>
          </table:table-cell>
          <table:table-cell office:value-type="float" office:value="693.9739" calcext:value-type="float">
            <text:p>693,9739</text:p>
          </table:table-cell>
          <table:table-cell office:value-type="float" office:value="3.816827" calcext:value-type="float">
            <text:p>3,816827</text:p>
          </table:table-cell>
          <table:table-cell office:value-type="float" office:value="0" calcext:value-type="float">
            <text:p>0</text:p>
          </table:table-cell>
          <table:table-cell office:value-type="float" office:value="571.5099" calcext:value-type="float">
            <text:p>571,5099</text:p>
          </table:table-cell>
          <table:table-cell office:value-type="float" office:value="292.8259" calcext:value-type="float">
            <text:p>292,8259</text:p>
          </table:table-cell>
          <table:table-cell office:value-type="float" office:value="0.425699" calcext:value-type="float">
            <text:p>0,425699</text:p>
          </table:table-cell>
          <table:table-cell office:value-type="float" office:value="0.3097413" calcext:value-type="float">
            <text:p>0,3097413</text:p>
          </table:table-cell>
          <table:table-cell office:value-type="float" office:value="695.52" calcext:value-type="float">
            <text:p>695,52</text:p>
          </table:table-cell>
          <table:table-cell office:value-type="float" office:value="3.778563" calcext:value-type="float">
            <text:p>3,77856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7" calcext:value-type="float">
            <text:p>537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279" calcext:value-type="float">
            <text:p>279</text:p>
          </table:table-cell>
          <table:table-cell office:value-type="float" office:value="10521204" calcext:value-type="float">
            <text:p>10521204</text:p>
          </table:table-cell>
          <table:table-cell office:value-type="float" office:value="379087123" calcext:value-type="float">
            <text:p>379087123</text:p>
          </table:table-cell>
        </table:table-row>
        <table:table-row table:style-name="ro2">
          <table:table-cell office:value-type="float" office:value="10541" calcext:value-type="float">
            <text:p>10541</text:p>
          </table:table-cell>
          <table:table-cell office:value-type="string" calcext:value-type="string">
            <text:p>14:37:25.900</text:p>
          </table:table-cell>
          <table:table-cell office:value-type="string" calcext:value-type="string">
            <text:p>00:00:10.541</text:p>
          </table:table-cell>
          <table:table-cell office:value-type="float" office:value="528" calcext:value-type="float">
            <text:p>528</text:p>
          </table:table-cell>
          <table:table-cell office:value-type="float" office:value="501.4795" calcext:value-type="float">
            <text:p>501,4795</text:p>
          </table:table-cell>
          <table:table-cell office:value-type="float" office:value="266.2476" calcext:value-type="float">
            <text:p>266,2476</text:p>
          </table:table-cell>
          <table:table-cell office:value-type="float" office:value="0.6853166" calcext:value-type="float">
            <text:p>0,6853166</text:p>
          </table:table-cell>
          <table:table-cell office:value-type="float" office:value="0.3167112" calcext:value-type="float">
            <text:p>0,3167112</text:p>
          </table:table-cell>
          <table:table-cell office:value-type="float" office:value="693.3021" calcext:value-type="float">
            <text:p>693,3021</text:p>
          </table:table-cell>
          <table:table-cell office:value-type="float" office:value="3.805496" calcext:value-type="float">
            <text:p>3,805496</text:p>
          </table:table-cell>
          <table:table-cell office:value-type="float" office:value="0" calcext:value-type="float">
            <text:p>0</text:p>
          </table:table-cell>
          <table:table-cell office:value-type="float" office:value="565.9786" calcext:value-type="float">
            <text:p>565,9786</text:p>
          </table:table-cell>
          <table:table-cell office:value-type="float" office:value="291.1944" calcext:value-type="float">
            <text:p>291,1944</text:p>
          </table:table-cell>
          <table:table-cell office:value-type="float" office:value="0.4253549" calcext:value-type="float">
            <text:p>0,4253549</text:p>
          </table:table-cell>
          <table:table-cell office:value-type="float" office:value="0.3101157" calcext:value-type="float">
            <text:p>0,3101157</text:p>
          </table:table-cell>
          <table:table-cell office:value-type="float" office:value="695.1757" calcext:value-type="float">
            <text:p>695,1757</text:p>
          </table:table-cell>
          <table:table-cell office:value-type="float" office:value="3.758012" calcext:value-type="float">
            <text:p>3,7580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4" calcext:value-type="float">
            <text:p>534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279" calcext:value-type="float">
            <text:p>279</text:p>
          </table:table-cell>
          <table:table-cell office:value-type="float" office:value="10541230" calcext:value-type="float">
            <text:p>10541230</text:p>
          </table:table-cell>
          <table:table-cell office:value-type="float" office:value="379107149" calcext:value-type="float">
            <text:p>379107149</text:p>
          </table:table-cell>
        </table:table-row>
        <table:table-row table:style-name="ro2">
          <table:table-cell office:value-type="float" office:value="10561" calcext:value-type="float">
            <text:p>10561</text:p>
          </table:table-cell>
          <table:table-cell office:value-type="string" calcext:value-type="string">
            <text:p>14:37:25.920</text:p>
          </table:table-cell>
          <table:table-cell office:value-type="string" calcext:value-type="string">
            <text:p>00:00:10.561</text:p>
          </table:table-cell>
          <table:table-cell office:value-type="float" office:value="529" calcext:value-type="float">
            <text:p>529</text:p>
          </table:table-cell>
          <table:table-cell office:value-type="float" office:value="506.7612" calcext:value-type="float">
            <text:p>506,7612</text:p>
          </table:table-cell>
          <table:table-cell office:value-type="float" office:value="268.6203" calcext:value-type="float">
            <text:p>268,6203</text:p>
          </table:table-cell>
          <table:table-cell office:value-type="float" office:value="0.6853251" calcext:value-type="float">
            <text:p>0,6853251</text:p>
          </table:table-cell>
          <table:table-cell office:value-type="float" office:value="0.3164612" calcext:value-type="float">
            <text:p>0,3164612</text:p>
          </table:table-cell>
          <table:table-cell office:value-type="float" office:value="693.3021" calcext:value-type="float">
            <text:p>693,3021</text:p>
          </table:table-cell>
          <table:table-cell office:value-type="float" office:value="3.896591" calcext:value-type="float">
            <text:p>3,896591</text:p>
          </table:table-cell>
          <table:table-cell office:value-type="float" office:value="0" calcext:value-type="float">
            <text:p>0</text:p>
          </table:table-cell>
          <table:table-cell office:value-type="float" office:value="565.3131" calcext:value-type="float">
            <text:p>565,3131</text:p>
          </table:table-cell>
          <table:table-cell office:value-type="float" office:value="263.7533" calcext:value-type="float">
            <text:p>263,7533</text:p>
          </table:table-cell>
          <table:table-cell office:value-type="float" office:value="0.4253251" calcext:value-type="float">
            <text:p>0,4253251</text:p>
          </table:table-cell>
          <table:table-cell office:value-type="float" office:value="0.3100713" calcext:value-type="float">
            <text:p>0,3100713</text:p>
          </table:table-cell>
          <table:table-cell office:value-type="float" office:value="695.1757" calcext:value-type="float">
            <text:p>695,1757</text:p>
          </table:table-cell>
          <table:table-cell office:value-type="float" office:value="3.842222" calcext:value-type="float">
            <text:p>3,8422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6" calcext:value-type="float">
            <text:p>536</text:p>
          </table:table-cell>
          <table:table-cell office:value-type="float" office:value="266" calcext:value-type="float">
            <text:p>2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66" calcext:value-type="float">
            <text:p>266</text:p>
          </table:table-cell>
          <table:table-cell office:value-type="float" office:value="10561257" calcext:value-type="float">
            <text:p>10561257</text:p>
          </table:table-cell>
          <table:table-cell office:value-type="float" office:value="379127176" calcext:value-type="float">
            <text:p>379127176</text:p>
          </table:table-cell>
        </table:table-row>
        <table:table-row table:style-name="ro2">
          <table:table-cell office:value-type="float" office:value="10581" calcext:value-type="float">
            <text:p>10581</text:p>
          </table:table-cell>
          <table:table-cell office:value-type="string" calcext:value-type="string">
            <text:p>14:37:25.940</text:p>
          </table:table-cell>
          <table:table-cell office:value-type="string" calcext:value-type="string">
            <text:p>00:00:10.581</text:p>
          </table:table-cell>
          <table:table-cell office:value-type="float" office:value="530" calcext:value-type="float">
            <text:p>530</text:p>
          </table:table-cell>
          <table:table-cell office:value-type="float" office:value="514.2521" calcext:value-type="float">
            <text:p>514,2521</text:p>
          </table:table-cell>
          <table:table-cell office:value-type="float" office:value="277.044" calcext:value-type="float">
            <text:p>277,044</text:p>
          </table:table-cell>
          <table:table-cell office:value-type="float" office:value="0.6854346" calcext:value-type="float">
            <text:p>0,6854346</text:p>
          </table:table-cell>
          <table:table-cell office:value-type="float" office:value="0.3157653" calcext:value-type="float">
            <text:p>0,3157653</text:p>
          </table:table-cell>
          <table:table-cell office:value-type="float" office:value="693.3021" calcext:value-type="float">
            <text:p>693,3021</text:p>
          </table:table-cell>
          <table:table-cell office:value-type="float" office:value="3.895173" calcext:value-type="float">
            <text:p>3,895173</text:p>
          </table:table-cell>
          <table:table-cell office:value-type="float" office:value="0" calcext:value-type="float">
            <text:p>0</text:p>
          </table:table-cell>
          <table:table-cell office:value-type="float" office:value="561.9166" calcext:value-type="float">
            <text:p>561,9166</text:p>
          </table:table-cell>
          <table:table-cell office:value-type="float" office:value="287.4062" calcext:value-type="float">
            <text:p>287,4062</text:p>
          </table:table-cell>
          <table:table-cell office:value-type="float" office:value="0.4254318" calcext:value-type="float">
            <text:p>0,4254318</text:p>
          </table:table-cell>
          <table:table-cell office:value-type="float" office:value="0.3093802" calcext:value-type="float">
            <text:p>0,3093802</text:p>
          </table:table-cell>
          <table:table-cell office:value-type="float" office:value="695.1757" calcext:value-type="float">
            <text:p>695,1757</text:p>
          </table:table-cell>
          <table:table-cell office:value-type="float" office:value="3.815979" calcext:value-type="float">
            <text:p>3,81597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10581364" calcext:value-type="float">
            <text:p>10581364</text:p>
          </table:table-cell>
          <table:table-cell office:value-type="float" office:value="379147283" calcext:value-type="float">
            <text:p>379147283</text:p>
          </table:table-cell>
        </table:table-row>
        <table:table-row table:style-name="ro2">
          <table:table-cell office:value-type="float" office:value="10601" calcext:value-type="float">
            <text:p>10601</text:p>
          </table:table-cell>
          <table:table-cell office:value-type="string" calcext:value-type="string">
            <text:p>14:37:25.960</text:p>
          </table:table-cell>
          <table:table-cell office:value-type="string" calcext:value-type="string">
            <text:p>00:00:10.600</text:p>
          </table:table-cell>
          <table:table-cell office:value-type="float" office:value="531" calcext:value-type="float">
            <text:p>531</text:p>
          </table:table-cell>
          <table:table-cell office:value-type="float" office:value="514.908" calcext:value-type="float">
            <text:p>514,908</text:p>
          </table:table-cell>
          <table:table-cell office:value-type="float" office:value="273.4252" calcext:value-type="float">
            <text:p>273,4252</text:p>
          </table:table-cell>
          <table:table-cell office:value-type="float" office:value="0.6855775" calcext:value-type="float">
            <text:p>0,6855775</text:p>
          </table:table-cell>
          <table:table-cell office:value-type="float" office:value="0.3147856" calcext:value-type="float">
            <text:p>0,3147856</text:p>
          </table:table-cell>
          <table:table-cell office:value-type="float" office:value="693.3021" calcext:value-type="float">
            <text:p>693,3021</text:p>
          </table:table-cell>
          <table:table-cell office:value-type="float" office:value="3.906986" calcext:value-type="float">
            <text:p>3,906986</text:p>
          </table:table-cell>
          <table:table-cell office:value-type="float" office:value="0" calcext:value-type="float">
            <text:p>0</text:p>
          </table:table-cell>
          <table:table-cell office:value-type="float" office:value="565.2177" calcext:value-type="float">
            <text:p>565,2177</text:p>
          </table:table-cell>
          <table:table-cell office:value-type="float" office:value="292.7206" calcext:value-type="float">
            <text:p>292,7206</text:p>
          </table:table-cell>
          <table:table-cell office:value-type="float" office:value="0.42562" calcext:value-type="float">
            <text:p>0,42562</text:p>
          </table:table-cell>
          <table:table-cell office:value-type="float" office:value="0.3085328" calcext:value-type="float">
            <text:p>0,3085328</text:p>
          </table:table-cell>
          <table:table-cell office:value-type="float" office:value="695.1757" calcext:value-type="float">
            <text:p>695,1757</text:p>
          </table:table-cell>
          <table:table-cell office:value-type="float" office:value="3.791088" calcext:value-type="float">
            <text:p>3,7910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600829" calcext:value-type="float">
            <text:p>10600829</text:p>
          </table:table-cell>
          <table:table-cell office:value-type="float" office:value="379166748" calcext:value-type="float">
            <text:p>379166748</text:p>
          </table:table-cell>
        </table:table-row>
        <table:table-row table:style-name="ro2">
          <table:table-cell office:value-type="float" office:value="10621" calcext:value-type="float">
            <text:p>10621</text:p>
          </table:table-cell>
          <table:table-cell office:value-type="string" calcext:value-type="string">
            <text:p>14:37:25.980</text:p>
          </table:table-cell>
          <table:table-cell office:value-type="string" calcext:value-type="string">
            <text:p>00:00:10.620</text:p>
          </table:table-cell>
          <table:table-cell office:value-type="float" office:value="532" calcext:value-type="float">
            <text:p>532</text:p>
          </table:table-cell>
          <table:table-cell office:value-type="float" office:value="511.1489" calcext:value-type="float">
            <text:p>511,1489</text:p>
          </table:table-cell>
          <table:table-cell office:value-type="float" office:value="281.8521" calcext:value-type="float">
            <text:p>281,8521</text:p>
          </table:table-cell>
          <table:table-cell office:value-type="float" office:value="0.6855943" calcext:value-type="float">
            <text:p>0,6855943</text:p>
          </table:table-cell>
          <table:table-cell office:value-type="float" office:value="0.3136983" calcext:value-type="float">
            <text:p>0,3136983</text:p>
          </table:table-cell>
          <table:table-cell office:value-type="float" office:value="693.3021" calcext:value-type="float">
            <text:p>693,3021</text:p>
          </table:table-cell>
          <table:table-cell office:value-type="float" office:value="3.885897" calcext:value-type="float">
            <text:p>3,885897</text:p>
          </table:table-cell>
          <table:table-cell office:value-type="float" office:value="0" calcext:value-type="float">
            <text:p>0</text:p>
          </table:table-cell>
          <table:table-cell office:value-type="float" office:value="565.4051" calcext:value-type="float">
            <text:p>565,4051</text:p>
          </table:table-cell>
          <table:table-cell office:value-type="float" office:value="284.544" calcext:value-type="float">
            <text:p>284,544</text:p>
          </table:table-cell>
          <table:table-cell office:value-type="float" office:value="0.4256547" calcext:value-type="float">
            <text:p>0,4256547</text:p>
          </table:table-cell>
          <table:table-cell office:value-type="float" office:value="0.3077214" calcext:value-type="float">
            <text:p>0,3077214</text:p>
          </table:table-cell>
          <table:table-cell office:value-type="float" office:value="695.1757" calcext:value-type="float">
            <text:p>695,1757</text:p>
          </table:table-cell>
          <table:table-cell office:value-type="float" office:value="3.834147" calcext:value-type="float">
            <text:p>3,8341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8" calcext:value-type="float">
            <text:p>538</text:p>
          </table:table-cell>
          <table:table-cell office:value-type="float" office:value="283" calcext:value-type="float">
            <text:p>28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83" calcext:value-type="float">
            <text:p>283</text:p>
          </table:table-cell>
          <table:table-cell office:value-type="float" office:value="10620820" calcext:value-type="float">
            <text:p>10620820</text:p>
          </table:table-cell>
          <table:table-cell office:value-type="float" office:value="379186739" calcext:value-type="float">
            <text:p>379186739</text:p>
          </table:table-cell>
        </table:table-row>
        <table:table-row table:style-name="ro2">
          <table:table-cell office:value-type="float" office:value="10641" calcext:value-type="float">
            <text:p>10641</text:p>
          </table:table-cell>
          <table:table-cell office:value-type="string" calcext:value-type="string">
            <text:p>14:37:26.000</text:p>
          </table:table-cell>
          <table:table-cell office:value-type="string" calcext:value-type="string">
            <text:p>00:00:10.640</text:p>
          </table:table-cell>
          <table:table-cell office:value-type="float" office:value="533" calcext:value-type="float">
            <text:p>533</text:p>
          </table:table-cell>
          <table:table-cell office:value-type="float" office:value="514.9506" calcext:value-type="float">
            <text:p>514,9506</text:p>
          </table:table-cell>
          <table:table-cell office:value-type="float" office:value="280.6449" calcext:value-type="float">
            <text:p>280,6449</text:p>
          </table:table-cell>
          <table:table-cell office:value-type="float" office:value="0.6854041" calcext:value-type="float">
            <text:p>0,6854041</text:p>
          </table:table-cell>
          <table:table-cell office:value-type="float" office:value="0.312739" calcext:value-type="float">
            <text:p>0,312739</text:p>
          </table:table-cell>
          <table:table-cell office:value-type="float" office:value="693.8881" calcext:value-type="float">
            <text:p>693,8881</text:p>
          </table:table-cell>
          <table:table-cell office:value-type="float" office:value="3.890429" calcext:value-type="float">
            <text:p>3,890429</text:p>
          </table:table-cell>
          <table:table-cell office:value-type="float" office:value="0" calcext:value-type="float">
            <text:p>0</text:p>
          </table:table-cell>
          <table:table-cell office:value-type="float" office:value="562.6091" calcext:value-type="float">
            <text:p>562,6091</text:p>
          </table:table-cell>
          <table:table-cell office:value-type="float" office:value="293.1945" calcext:value-type="float">
            <text:p>293,1945</text:p>
          </table:table-cell>
          <table:table-cell office:value-type="float" office:value="0.4253879" calcext:value-type="float">
            <text:p>0,4253879</text:p>
          </table:table-cell>
          <table:table-cell office:value-type="float" office:value="0.3071896" calcext:value-type="float">
            <text:p>0,3071896</text:p>
          </table:table-cell>
          <table:table-cell office:value-type="float" office:value="691.9987" calcext:value-type="float">
            <text:p>691,9987</text:p>
          </table:table-cell>
          <table:table-cell office:value-type="float" office:value="3.79726" calcext:value-type="float">
            <text:p>3,797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9" calcext:value-type="float">
            <text:p>539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87" calcext:value-type="float">
            <text:p>287</text:p>
          </table:table-cell>
          <table:table-cell office:value-type="float" office:value="10640685" calcext:value-type="float">
            <text:p>10640685</text:p>
          </table:table-cell>
          <table:table-cell office:value-type="float" office:value="379206604" calcext:value-type="float">
            <text:p>379206604</text:p>
          </table:table-cell>
        </table:table-row>
        <table:table-row table:style-name="ro2">
          <table:table-cell office:value-type="float" office:value="10661" calcext:value-type="float">
            <text:p>10661</text:p>
          </table:table-cell>
          <table:table-cell office:value-type="string" calcext:value-type="string">
            <text:p>14:37:26.020</text:p>
          </table:table-cell>
          <table:table-cell office:value-type="string" calcext:value-type="string">
            <text:p>00:00:10.660</text:p>
          </table:table-cell>
          <table:table-cell office:value-type="float" office:value="534" calcext:value-type="float">
            <text:p>534</text:p>
          </table:table-cell>
          <table:table-cell office:value-type="float" office:value="517.7324" calcext:value-type="float">
            <text:p>517,7324</text:p>
          </table:table-cell>
          <table:table-cell office:value-type="float" office:value="289.0937" calcext:value-type="float">
            <text:p>289,0937</text:p>
          </table:table-cell>
          <table:table-cell office:value-type="float" office:value="0.685017" calcext:value-type="float">
            <text:p>0,685017</text:p>
          </table:table-cell>
          <table:table-cell office:value-type="float" office:value="0.3120548" calcext:value-type="float">
            <text:p>0,3120548</text:p>
          </table:table-cell>
          <table:table-cell office:value-type="float" office:value="693.8881" calcext:value-type="float">
            <text:p>693,8881</text:p>
          </table:table-cell>
          <table:table-cell office:value-type="float" office:value="3.913203" calcext:value-type="float">
            <text:p>3,913203</text:p>
          </table:table-cell>
          <table:table-cell office:value-type="float" office:value="0" calcext:value-type="float">
            <text:p>0</text:p>
          </table:table-cell>
          <table:table-cell office:value-type="float" office:value="573.144" calcext:value-type="float">
            <text:p>573,144</text:p>
          </table:table-cell>
          <table:table-cell office:value-type="float" office:value="291.9985" calcext:value-type="float">
            <text:p>291,9985</text:p>
          </table:table-cell>
          <table:table-cell office:value-type="float" office:value="0.4250926" calcext:value-type="float">
            <text:p>0,4250926</text:p>
          </table:table-cell>
          <table:table-cell office:value-type="float" office:value="0.3069572" calcext:value-type="float">
            <text:p>0,3069572</text:p>
          </table:table-cell>
          <table:table-cell office:value-type="float" office:value="691.9987" calcext:value-type="float">
            <text:p>691,9987</text:p>
          </table:table-cell>
          <table:table-cell office:value-type="float" office:value="3.833318" calcext:value-type="float">
            <text:p>3,83331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45" calcext:value-type="float">
            <text:p>545</text:p>
          </table:table-cell>
          <table:table-cell office:value-type="float" office:value="291" calcext:value-type="float">
            <text:p>29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291" calcext:value-type="float">
            <text:p>291</text:p>
          </table:table-cell>
          <table:table-cell office:value-type="float" office:value="10660712" calcext:value-type="float">
            <text:p>10660712</text:p>
          </table:table-cell>
          <table:table-cell office:value-type="float" office:value="379226631" calcext:value-type="float">
            <text:p>379226631</text:p>
          </table:table-cell>
        </table:table-row>
        <table:table-row table:style-name="ro2">
          <table:table-cell office:value-type="float" office:value="10681" calcext:value-type="float">
            <text:p>10681</text:p>
          </table:table-cell>
          <table:table-cell office:value-type="string" calcext:value-type="string">
            <text:p>14:37:26.040</text:p>
          </table:table-cell>
          <table:table-cell office:value-type="string" calcext:value-type="string">
            <text:p>00:00:10.680</text:p>
          </table:table-cell>
          <table:table-cell office:value-type="float" office:value="535" calcext:value-type="float">
            <text:p>535</text:p>
          </table:table-cell>
          <table:table-cell office:value-type="float" office:value="603.0267" calcext:value-type="float">
            <text:p>603,0267</text:p>
          </table:table-cell>
          <table:table-cell office:value-type="float" office:value="352.6691" calcext:value-type="float">
            <text:p>352,6691</text:p>
          </table:table-cell>
          <table:table-cell office:value-type="float" office:value="0.6836463" calcext:value-type="float">
            <text:p>0,6836463</text:p>
          </table:table-cell>
          <table:table-cell office:value-type="float" office:value="0.3125783" calcext:value-type="float">
            <text:p>0,3125783</text:p>
          </table:table-cell>
          <table:table-cell office:value-type="float" office:value="693.8881" calcext:value-type="float">
            <text:p>693,8881</text:p>
          </table:table-cell>
          <table:table-cell office:value-type="float" office:value="3.936477" calcext:value-type="float">
            <text:p>3,936477</text:p>
          </table:table-cell>
          <table:table-cell office:value-type="float" office:value="0" calcext:value-type="float">
            <text:p>0</text:p>
          </table:table-cell>
          <table:table-cell office:value-type="float" office:value="668.1371" calcext:value-type="float">
            <text:p>668,1371</text:p>
          </table:table-cell>
          <table:table-cell office:value-type="float" office:value="391.3399" calcext:value-type="float">
            <text:p>391,3399</text:p>
          </table:table-cell>
          <table:table-cell office:value-type="float" office:value="0.4237528" calcext:value-type="float">
            <text:p>0,4237528</text:p>
          </table:table-cell>
          <table:table-cell office:value-type="float" office:value="0.3081081" calcext:value-type="float">
            <text:p>0,3081081</text:p>
          </table:table-cell>
          <table:table-cell office:value-type="float" office:value="691.9987" calcext:value-type="float">
            <text:p>691,9987</text:p>
          </table:table-cell>
          <table:table-cell office:value-type="float" office:value="3.867352" calcext:value-type="float">
            <text:p>3,8673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36" calcext:value-type="float">
            <text:p>636</text:p>
          </table:table-cell>
          <table:table-cell office:value-type="float" office:value="372" calcext:value-type="float">
            <text:p>3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372" calcext:value-type="float">
            <text:p>372</text:p>
          </table:table-cell>
          <table:table-cell office:value-type="float" office:value="10680557" calcext:value-type="float">
            <text:p>10680557</text:p>
          </table:table-cell>
          <table:table-cell office:value-type="float" office:value="379246476" calcext:value-type="float">
            <text:p>379246476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string" calcext:value-type="string">
            <text:p>14:37:26.060</text:p>
          </table:table-cell>
          <table:table-cell office:value-type="string" calcext:value-type="string">
            <text:p>00:00:10.700</text:p>
          </table:table-cell>
          <table:table-cell office:value-type="float" office:value="536" calcext:value-type="float">
            <text:p>536</text:p>
          </table:table-cell>
          <table:table-cell office:value-type="float" office:value="900.0273" calcext:value-type="float">
            <text:p>900,0273</text:p>
          </table:table-cell>
          <table:table-cell office:value-type="float" office:value="583.6937" calcext:value-type="float">
            <text:p>583,6937</text:p>
          </table:table-cell>
          <table:table-cell office:value-type="float" office:value="0.6789218" calcext:value-type="float">
            <text:p>0,6789218</text:p>
          </table:table-cell>
          <table:table-cell office:value-type="float" office:value="0.3153229" calcext:value-type="float">
            <text:p>0,3153229</text:p>
          </table:table-cell>
          <table:table-cell office:value-type="float" office:value="693.8881" calcext:value-type="float">
            <text:p>693,8881</text:p>
          </table:table-cell>
          <table:table-cell office:value-type="float" office:value="4.155105" calcext:value-type="float">
            <text:p>4,155105</text:p>
          </table:table-cell>
          <table:table-cell office:value-type="float" office:value="0" calcext:value-type="float">
            <text:p>0</text:p>
          </table:table-cell>
          <table:table-cell office:value-type="float" office:value="979.3956" calcext:value-type="float">
            <text:p>979,3956</text:p>
          </table:table-cell>
          <table:table-cell office:value-type="float" office:value="588.5771" calcext:value-type="float">
            <text:p>588,5771</text:p>
          </table:table-cell>
          <table:table-cell office:value-type="float" office:value="0.4202563" calcext:value-type="float">
            <text:p>0,4202563</text:p>
          </table:table-cell>
          <table:table-cell office:value-type="float" office:value="0.3119543" calcext:value-type="float">
            <text:p>0,3119543</text:p>
          </table:table-cell>
          <table:table-cell office:value-type="float" office:value="691.9987" calcext:value-type="float">
            <text:p>691,9987</text:p>
          </table:table-cell>
          <table:table-cell office:value-type="float" office:value="3.950548" calcext:value-type="float">
            <text:p>3,9505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40" calcext:value-type="float">
            <text:p>940</text:p>
          </table:table-cell>
          <table:table-cell office:value-type="float" office:value="586" calcext:value-type="float">
            <text:p>58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586" calcext:value-type="float">
            <text:p>586</text:p>
          </table:table-cell>
          <table:table-cell office:value-type="float" office:value="10700575" calcext:value-type="float">
            <text:p>10700575</text:p>
          </table:table-cell>
          <table:table-cell office:value-type="float" office:value="379266494" calcext:value-type="float">
            <text:p>379266494</text:p>
          </table:table-cell>
        </table:table-row>
        <table:table-row table:style-name="ro2">
          <table:table-cell office:value-type="float" office:value="10720" calcext:value-type="float">
            <text:p>10720</text:p>
          </table:table-cell>
          <table:table-cell office:value-type="string" calcext:value-type="string">
            <text:p>14:37:26.079</text:p>
          </table:table-cell>
          <table:table-cell office:value-type="string" calcext:value-type="string">
            <text:p>00:00:10.720</text:p>
          </table:table-cell>
          <table:table-cell office:value-type="float" office:value="537" calcext:value-type="float">
            <text:p>537</text:p>
          </table:table-cell>
          <table:table-cell office:value-type="float" office:value="1200.167" calcext:value-type="float">
            <text:p>1200,167</text:p>
          </table:table-cell>
          <table:table-cell office:value-type="float" office:value="852.1319" calcext:value-type="float">
            <text:p>852,1319</text:p>
          </table:table-cell>
          <table:table-cell office:value-type="float" office:value="0.6741281" calcext:value-type="float">
            <text:p>0,6741281</text:p>
          </table:table-cell>
          <table:table-cell office:value-type="float" office:value="0.3187613" calcext:value-type="float">
            <text:p>0,3187613</text:p>
          </table:table-cell>
          <table:table-cell office:value-type="float" office:value="693.8881" calcext:value-type="float">
            <text:p>693,8881</text:p>
          </table:table-cell>
          <table:table-cell office:value-type="float" office:value="4.087878" calcext:value-type="float">
            <text:p>4,087878</text:p>
          </table:table-cell>
          <table:table-cell office:value-type="float" office:value="0" calcext:value-type="float">
            <text:p>0</text:p>
          </table:table-cell>
          <table:table-cell office:value-type="float" office:value="1322.829" calcext:value-type="float">
            <text:p>1322,829</text:p>
          </table:table-cell>
          <table:table-cell office:value-type="float" office:value="908.4141" calcext:value-type="float">
            <text:p>908,4141</text:p>
          </table:table-cell>
          <table:table-cell office:value-type="float" office:value="0.4168269" calcext:value-type="float">
            <text:p>0,4168269</text:p>
          </table:table-cell>
          <table:table-cell office:value-type="float" office:value="0.3166952" calcext:value-type="float">
            <text:p>0,3166952</text:p>
          </table:table-cell>
          <table:table-cell office:value-type="float" office:value="691.9987" calcext:value-type="float">
            <text:p>691,9987</text:p>
          </table:table-cell>
          <table:table-cell office:value-type="float" office:value="3.96049" calcext:value-type="float">
            <text:p>3,960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61" calcext:value-type="float">
            <text:p>1261</text:p>
          </table:table-cell>
          <table:table-cell office:value-type="float" office:value="880" calcext:value-type="float">
            <text:p>88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85" calcext:value-type="float">
            <text:p>285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880" calcext:value-type="float">
            <text:p>880</text:p>
          </table:table-cell>
          <table:table-cell office:value-type="float" office:value="10720425" calcext:value-type="float">
            <text:p>10720425</text:p>
          </table:table-cell>
          <table:table-cell office:value-type="float" office:value="379286344" calcext:value-type="float">
            <text:p>379286344</text:p>
          </table:table-cell>
        </table:table-row>
        <table:table-row table:style-name="ro2">
          <table:table-cell office:value-type="float" office:value="10740" calcext:value-type="float">
            <text:p>10740</text:p>
          </table:table-cell>
          <table:table-cell office:value-type="string" calcext:value-type="string">
            <text:p>14:37:26.099</text:p>
          </table:table-cell>
          <table:table-cell office:value-type="string" calcext:value-type="string">
            <text:p>00:00:10.740</text:p>
          </table:table-cell>
          <table:table-cell office:value-type="float" office:value="538" calcext:value-type="float">
            <text:p>538</text:p>
          </table:table-cell>
          <table:table-cell office:value-type="float" office:value="1396.719" calcext:value-type="float">
            <text:p>1396,719</text:p>
          </table:table-cell>
          <table:table-cell office:value-type="float" office:value="1007.24" calcext:value-type="float">
            <text:p>1007,24</text:p>
          </table:table-cell>
          <table:table-cell office:value-type="float" office:value="0.670063" calcext:value-type="float">
            <text:p>0,670063</text:p>
          </table:table-cell>
          <table:table-cell office:value-type="float" office:value="0.3216589" calcext:value-type="float">
            <text:p>0,3216589</text:p>
          </table:table-cell>
          <table:table-cell office:value-type="float" office:value="688.1721" calcext:value-type="float">
            <text:p>688,1721</text:p>
          </table:table-cell>
          <table:table-cell office:value-type="float" office:value="4.135495" calcext:value-type="float">
            <text:p>4,135495</text:p>
          </table:table-cell>
          <table:table-cell office:value-type="float" office:value="0" calcext:value-type="float">
            <text:p>0</text:p>
          </table:table-cell>
          <table:table-cell office:value-type="float" office:value="1530.68" calcext:value-type="float">
            <text:p>1530,68</text:p>
          </table:table-cell>
          <table:table-cell office:value-type="float" office:value="1077.593" calcext:value-type="float">
            <text:p>1077,593</text:p>
          </table:table-cell>
          <table:table-cell office:value-type="float" office:value="0.4136712" calcext:value-type="float">
            <text:p>0,4136712</text:p>
          </table:table-cell>
          <table:table-cell office:value-type="float" office:value="0.3209204" calcext:value-type="float">
            <text:p>0,3209204</text:p>
          </table:table-cell>
          <table:table-cell office:value-type="float" office:value="681.2814" calcext:value-type="float">
            <text:p>681,2814</text:p>
          </table:table-cell>
          <table:table-cell office:value-type="float" office:value="3.910927" calcext:value-type="float">
            <text:p>3,9109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64" calcext:value-type="float">
            <text:p>1464</text:p>
          </table:table-cell>
          <table:table-cell office:value-type="float" office:value="1042" calcext:value-type="float">
            <text:p>10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1042" calcext:value-type="float">
            <text:p>1042</text:p>
          </table:table-cell>
          <table:table-cell office:value-type="float" office:value="10740433" calcext:value-type="float">
            <text:p>10740433</text:p>
          </table:table-cell>
          <table:table-cell office:value-type="float" office:value="379306352" calcext:value-type="float">
            <text:p>379306352</text:p>
          </table:table-cell>
        </table:table-row>
        <table:table-row table:style-name="ro2">
          <table:table-cell office:value-type="float" office:value="10760" calcext:value-type="float">
            <text:p>10760</text:p>
          </table:table-cell>
          <table:table-cell office:value-type="string" calcext:value-type="string">
            <text:p>14:37:26.119</text:p>
          </table:table-cell>
          <table:table-cell office:value-type="string" calcext:value-type="string">
            <text:p>00:00:10.760</text:p>
          </table:table-cell>
          <table:table-cell office:value-type="float" office:value="539" calcext:value-type="float">
            <text:p>539</text:p>
          </table:table-cell>
          <table:table-cell office:value-type="float" office:value="1912.709" calcext:value-type="float">
            <text:p>1912,709</text:p>
          </table:table-cell>
          <table:table-cell office:value-type="float" office:value="1458.232" calcext:value-type="float">
            <text:p>1458,232</text:p>
          </table:table-cell>
          <table:table-cell office:value-type="float" office:value="0.6671942" calcext:value-type="float">
            <text:p>0,6671942</text:p>
          </table:table-cell>
          <table:table-cell office:value-type="float" office:value="0.3232665" calcext:value-type="float">
            <text:p>0,3232665</text:p>
          </table:table-cell>
          <table:table-cell office:value-type="float" office:value="688.1721" calcext:value-type="float">
            <text:p>688,1721</text:p>
          </table:table-cell>
          <table:table-cell office:value-type="float" office:value="4.046544" calcext:value-type="float">
            <text:p>4,046544</text:p>
          </table:table-cell>
          <table:table-cell office:value-type="float" office:value="0" calcext:value-type="float">
            <text:p>0</text:p>
          </table:table-cell>
          <table:table-cell office:value-type="float" office:value="1996.879" calcext:value-type="float">
            <text:p>1996,879</text:p>
          </table:table-cell>
          <table:table-cell office:value-type="float" office:value="1511.986" calcext:value-type="float">
            <text:p>1511,986</text:p>
          </table:table-cell>
          <table:table-cell office:value-type="float" office:value="0.4112973" calcext:value-type="float">
            <text:p>0,4112973</text:p>
          </table:table-cell>
          <table:table-cell office:value-type="float" office:value="0.32373" calcext:value-type="float">
            <text:p>0,32373</text:p>
          </table:table-cell>
          <table:table-cell office:value-type="float" office:value="681.2814" calcext:value-type="float">
            <text:p>681,2814</text:p>
          </table:table-cell>
          <table:table-cell office:value-type="float" office:value="3.756857" calcext:value-type="float">
            <text:p>3,75685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55" calcext:value-type="float">
            <text:p>1955</text:p>
          </table:table-cell>
          <table:table-cell office:value-type="float" office:value="1485" calcext:value-type="float">
            <text:p>148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485" calcext:value-type="float">
            <text:p>1485</text:p>
          </table:table-cell>
          <table:table-cell office:value-type="float" office:value="10760320" calcext:value-type="float">
            <text:p>10760320</text:p>
          </table:table-cell>
          <table:table-cell office:value-type="float" office:value="379326239" calcext:value-type="float">
            <text:p>379326239</text:p>
          </table:table-cell>
        </table:table-row>
        <table:table-row table:style-name="ro2">
          <table:table-cell office:value-type="float" office:value="10780" calcext:value-type="float">
            <text:p>10780</text:p>
          </table:table-cell>
          <table:table-cell office:value-type="string" calcext:value-type="string">
            <text:p>14:37:26.139</text:p>
          </table:table-cell>
          <table:table-cell office:value-type="string" calcext:value-type="string">
            <text:p>00:00:10.780</text:p>
          </table:table-cell>
          <table:table-cell office:value-type="float" office:value="540" calcext:value-type="float">
            <text:p>540</text:p>
          </table:table-cell>
          <table:table-cell office:value-type="float" office:value="2160.051" calcext:value-type="float">
            <text:p>2160,051</text:p>
          </table:table-cell>
          <table:table-cell office:value-type="float" office:value="1616.433" calcext:value-type="float">
            <text:p>1616,433</text:p>
          </table:table-cell>
          <table:table-cell office:value-type="float" office:value="0.6652552" calcext:value-type="float">
            <text:p>0,6652552</text:p>
          </table:table-cell>
          <table:table-cell office:value-type="float" office:value="0.3242397" calcext:value-type="float">
            <text:p>0,3242397</text:p>
          </table:table-cell>
          <table:table-cell office:value-type="float" office:value="688.1721" calcext:value-type="float">
            <text:p>688,1721</text:p>
          </table:table-cell>
          <table:table-cell office:value-type="float" office:value="4.021453" calcext:value-type="float">
            <text:p>4,021453</text:p>
          </table:table-cell>
          <table:table-cell office:value-type="float" office:value="0" calcext:value-type="float">
            <text:p>0</text:p>
          </table:table-cell>
          <table:table-cell office:value-type="float" office:value="2326.285" calcext:value-type="float">
            <text:p>2326,285</text:p>
          </table:table-cell>
          <table:table-cell office:value-type="float" office:value="1686.23" calcext:value-type="float">
            <text:p>1686,23</text:p>
          </table:table-cell>
          <table:table-cell office:value-type="float" office:value="0.4098568" calcext:value-type="float">
            <text:p>0,4098568</text:p>
          </table:table-cell>
          <table:table-cell office:value-type="float" office:value="0.3252959" calcext:value-type="float">
            <text:p>0,3252959</text:p>
          </table:table-cell>
          <table:table-cell office:value-type="float" office:value="681.2814" calcext:value-type="float">
            <text:p>681,2814</text:p>
          </table:table-cell>
          <table:table-cell office:value-type="float" office:value="3.815638" calcext:value-type="float">
            <text:p>3,81563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43" calcext:value-type="float">
            <text:p>2243</text:p>
          </table:table-cell>
          <table:table-cell office:value-type="float" office:value="1651" calcext:value-type="float">
            <text:p>165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651" calcext:value-type="float">
            <text:p>1651</text:p>
          </table:table-cell>
          <table:table-cell office:value-type="float" office:value="10780304" calcext:value-type="float">
            <text:p>10780304</text:p>
          </table:table-cell>
          <table:table-cell office:value-type="float" office:value="379346223" calcext:value-type="float">
            <text:p>379346223</text:p>
          </table:table-cell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string" calcext:value-type="string">
            <text:p>14:37:26.159</text:p>
          </table:table-cell>
          <table:table-cell office:value-type="string" calcext:value-type="string">
            <text:p>00:00:10.800</text:p>
          </table:table-cell>
          <table:table-cell office:value-type="float" office:value="541" calcext:value-type="float">
            <text:p>541</text:p>
          </table:table-cell>
          <table:table-cell office:value-type="float" office:value="2157.454" calcext:value-type="float">
            <text:p>2157,454</text:p>
          </table:table-cell>
          <table:table-cell office:value-type="float" office:value="1571.392" calcext:value-type="float">
            <text:p>1571,392</text:p>
          </table:table-cell>
          <table:table-cell office:value-type="float" office:value="0.6651823" calcext:value-type="float">
            <text:p>0,6651823</text:p>
          </table:table-cell>
          <table:table-cell office:value-type="float" office:value="0.3235569" calcext:value-type="float">
            <text:p>0,3235569</text:p>
          </table:table-cell>
          <table:table-cell office:value-type="float" office:value="688.1721" calcext:value-type="float">
            <text:p>688,1721</text:p>
          </table:table-cell>
          <table:table-cell office:value-type="float" office:value="3.901593" calcext:value-type="float">
            <text:p>3,901593</text:p>
          </table:table-cell>
          <table:table-cell office:value-type="float" office:value="0" calcext:value-type="float">
            <text:p>0</text:p>
          </table:table-cell>
          <table:table-cell office:value-type="float" office:value="2376.152" calcext:value-type="float">
            <text:p>2376,152</text:p>
          </table:table-cell>
          <table:table-cell office:value-type="float" office:value="1710.007" calcext:value-type="float">
            <text:p>1710,007</text:p>
          </table:table-cell>
          <table:table-cell office:value-type="float" office:value="0.4095972" calcext:value-type="float">
            <text:p>0,4095972</text:p>
          </table:table-cell>
          <table:table-cell office:value-type="float" office:value="0.324732" calcext:value-type="float">
            <text:p>0,324732</text:p>
          </table:table-cell>
          <table:table-cell office:value-type="float" office:value="681.2814" calcext:value-type="float">
            <text:p>681,2814</text:p>
          </table:table-cell>
          <table:table-cell office:value-type="float" office:value="3.773039" calcext:value-type="float">
            <text:p>3,7730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67" calcext:value-type="float">
            <text:p>2267</text:p>
          </table:table-cell>
          <table:table-cell office:value-type="float" office:value="1641" calcext:value-type="float">
            <text:p>164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67" calcext:value-type="float">
            <text:p>2267</text:p>
          </table:table-cell>
          <table:table-cell office:value-type="float" office:value="1641" calcext:value-type="float">
            <text:p>1641</text:p>
          </table:table-cell>
          <table:table-cell office:value-type="float" office:value="10800188" calcext:value-type="float">
            <text:p>10800188</text:p>
          </table:table-cell>
          <table:table-cell office:value-type="float" office:value="379366107" calcext:value-type="float">
            <text:p>379366107</text:p>
          </table:table-cell>
        </table:table-row>
        <table:table-row table:style-name="ro2">
          <table:table-cell office:value-type="float" office:value="10820" calcext:value-type="float">
            <text:p>10820</text:p>
          </table:table-cell>
          <table:table-cell office:value-type="string" calcext:value-type="string">
            <text:p>14:37:26.179</text:p>
          </table:table-cell>
          <table:table-cell office:value-type="string" calcext:value-type="string">
            <text:p>00:00:10.820</text:p>
          </table:table-cell>
          <table:table-cell office:value-type="float" office:value="542" calcext:value-type="float">
            <text:p>542</text:p>
          </table:table-cell>
          <table:table-cell office:value-type="float" office:value="2215.058" calcext:value-type="float">
            <text:p>2215,058</text:p>
          </table:table-cell>
          <table:table-cell office:value-type="float" office:value="1640.22" calcext:value-type="float">
            <text:p>1640,22</text:p>
          </table:table-cell>
          <table:table-cell office:value-type="float" office:value="0.6659836" calcext:value-type="float">
            <text:p>0,6659836</text:p>
          </table:table-cell>
          <table:table-cell office:value-type="float" office:value="0.3227725" calcext:value-type="float">
            <text:p>0,3227725</text:p>
          </table:table-cell>
          <table:table-cell office:value-type="float" office:value="688.1721" calcext:value-type="float">
            <text:p>688,1721</text:p>
          </table:table-cell>
          <table:table-cell office:value-type="float" office:value="3.977059" calcext:value-type="float">
            <text:p>3,977059</text:p>
          </table:table-cell>
          <table:table-cell office:value-type="float" office:value="0" calcext:value-type="float">
            <text:p>0</text:p>
          </table:table-cell>
          <table:table-cell office:value-type="float" office:value="2416.4" calcext:value-type="float">
            <text:p>2416,4</text:p>
          </table:table-cell>
          <table:table-cell office:value-type="float" office:value="1716.554" calcext:value-type="float">
            <text:p>1716,554</text:p>
          </table:table-cell>
          <table:table-cell office:value-type="float" office:value="0.4100623" calcext:value-type="float">
            <text:p>0,4100623</text:p>
          </table:table-cell>
          <table:table-cell office:value-type="float" office:value="0.3240204" calcext:value-type="float">
            <text:p>0,3240204</text:p>
          </table:table-cell>
          <table:table-cell office:value-type="float" office:value="681.2814" calcext:value-type="float">
            <text:p>681,2814</text:p>
          </table:table-cell>
          <table:table-cell office:value-type="float" office:value="3.797252" calcext:value-type="float">
            <text:p>3,7972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16" calcext:value-type="float">
            <text:p>2316</text:p>
          </table:table-cell>
          <table:table-cell office:value-type="float" office:value="1678" calcext:value-type="float">
            <text:p>16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316" calcext:value-type="float">
            <text:p>2316</text:p>
          </table:table-cell>
          <table:table-cell office:value-type="float" office:value="1678" calcext:value-type="float">
            <text:p>1678</text:p>
          </table:table-cell>
          <table:table-cell office:value-type="float" office:value="10820164" calcext:value-type="float">
            <text:p>10820164</text:p>
          </table:table-cell>
          <table:table-cell office:value-type="float" office:value="379386083" calcext:value-type="float">
            <text:p>379386083</text:p>
          </table:table-cell>
        </table:table-row>
        <table:table-row table:style-name="ro2">
          <table:table-cell office:value-type="float" office:value="10840" calcext:value-type="float">
            <text:p>10840</text:p>
          </table:table-cell>
          <table:table-cell office:value-type="string" calcext:value-type="string">
            <text:p>14:37:26.199</text:p>
          </table:table-cell>
          <table:table-cell office:value-type="string" calcext:value-type="string">
            <text:p>00:00:10.840</text:p>
          </table:table-cell>
          <table:table-cell office:value-type="float" office:value="543" calcext:value-type="float">
            <text:p>543</text:p>
          </table:table-cell>
          <table:table-cell office:value-type="float" office:value="2182.193" calcext:value-type="float">
            <text:p>2182,193</text:p>
          </table:table-cell>
          <table:table-cell office:value-type="float" office:value="1619.47" calcext:value-type="float">
            <text:p>1619,47</text:p>
          </table:table-cell>
          <table:table-cell office:value-type="float" office:value="0.666932" calcext:value-type="float">
            <text:p>0,666932</text:p>
          </table:table-cell>
          <table:table-cell office:value-type="float" office:value="0.3221143" calcext:value-type="float">
            <text:p>0,3221143</text:p>
          </table:table-cell>
          <table:table-cell office:value-type="float" office:value="679.1776" calcext:value-type="float">
            <text:p>679,1776</text:p>
          </table:table-cell>
          <table:table-cell office:value-type="float" office:value="3.872708" calcext:value-type="float">
            <text:p>3,872708</text:p>
          </table:table-cell>
          <table:table-cell office:value-type="float" office:value="0" calcext:value-type="float">
            <text:p>0</text:p>
          </table:table-cell>
          <table:table-cell office:value-type="float" office:value="2271.878" calcext:value-type="float">
            <text:p>2271,878</text:p>
          </table:table-cell>
          <table:table-cell office:value-type="float" office:value="1681.468" calcext:value-type="float">
            <text:p>1681,468</text:p>
          </table:table-cell>
          <table:table-cell office:value-type="float" office:value="0.4110108" calcext:value-type="float">
            <text:p>0,4110108</text:p>
          </table:table-cell>
          <table:table-cell office:value-type="float" office:value="0.3233622" calcext:value-type="float">
            <text:p>0,3233622</text:p>
          </table:table-cell>
          <table:table-cell office:value-type="float" office:value="659.3798" calcext:value-type="float">
            <text:p>659,3798</text:p>
          </table:table-cell>
          <table:table-cell office:value-type="float" office:value="3.659486" calcext:value-type="float">
            <text:p>3,65948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27" calcext:value-type="float">
            <text:p>2227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27" calcext:value-type="float">
            <text:p>2227</text:p>
          </table:table-cell>
          <table:table-cell office:value-type="float" office:value="1650" calcext:value-type="float">
            <text:p>1650</text:p>
          </table:table-cell>
          <table:table-cell office:value-type="float" office:value="10840039" calcext:value-type="float">
            <text:p>10840039</text:p>
          </table:table-cell>
          <table:table-cell office:value-type="float" office:value="379405958" calcext:value-type="float">
            <text:p>379405958</text:p>
          </table:table-cell>
        </table:table-row>
        <table:table-row table:style-name="ro2">
          <table:table-cell office:value-type="float" office:value="10860" calcext:value-type="float">
            <text:p>10860</text:p>
          </table:table-cell>
          <table:table-cell office:value-type="string" calcext:value-type="string">
            <text:p>14:37:26.219</text:p>
          </table:table-cell>
          <table:table-cell office:value-type="string" calcext:value-type="string">
            <text:p>00:00:10.860</text:p>
          </table:table-cell>
          <table:table-cell office:value-type="float" office:value="544" calcext:value-type="float">
            <text:p>544</text:p>
          </table:table-cell>
          <table:table-cell office:value-type="float" office:value="2187.493" calcext:value-type="float">
            <text:p>2187,493</text:p>
          </table:table-cell>
          <table:table-cell office:value-type="float" office:value="1646.101" calcext:value-type="float">
            <text:p>1646,101</text:p>
          </table:table-cell>
          <table:table-cell office:value-type="float" office:value="0.6680328" calcext:value-type="float">
            <text:p>0,6680328</text:p>
          </table:table-cell>
          <table:table-cell office:value-type="float" office:value="0.3224431" calcext:value-type="float">
            <text:p>0,3224431</text:p>
          </table:table-cell>
          <table:table-cell office:value-type="float" office:value="678.1828" calcext:value-type="float">
            <text:p>678,1828</text:p>
          </table:table-cell>
          <table:table-cell office:value-type="float" office:value="4.010509" calcext:value-type="float">
            <text:p>4,010509</text:p>
          </table:table-cell>
          <table:table-cell office:value-type="float" office:value="0" calcext:value-type="float">
            <text:p>0</text:p>
          </table:table-cell>
          <table:table-cell office:value-type="float" office:value="2229.475" calcext:value-type="float">
            <text:p>2229,475</text:p>
          </table:table-cell>
          <table:table-cell office:value-type="float" office:value="1697.129" calcext:value-type="float">
            <text:p>1697,129</text:p>
          </table:table-cell>
          <table:table-cell office:value-type="float" office:value="0.4120264" calcext:value-type="float">
            <text:p>0,4120264</text:p>
          </table:table-cell>
          <table:table-cell office:value-type="float" office:value="0.32273" calcext:value-type="float">
            <text:p>0,32273</text:p>
          </table:table-cell>
          <table:table-cell office:value-type="float" office:value="659.3798" calcext:value-type="float">
            <text:p>659,3798</text:p>
          </table:table-cell>
          <table:table-cell office:value-type="float" office:value="3.68072" calcext:value-type="float">
            <text:p>3,680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08" calcext:value-type="float">
            <text:p>2208</text:p>
          </table:table-cell>
          <table:table-cell office:value-type="float" office:value="1672" calcext:value-type="float">
            <text:p>16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1672" calcext:value-type="float">
            <text:p>1672</text:p>
          </table:table-cell>
          <table:table-cell office:value-type="float" office:value="10860027" calcext:value-type="float">
            <text:p>10860027</text:p>
          </table:table-cell>
          <table:table-cell office:value-type="float" office:value="379425946" calcext:value-type="float">
            <text:p>379425946</text:p>
          </table:table-cell>
        </table:table-row>
        <table:table-row table:style-name="ro2">
          <table:table-cell office:value-type="float" office:value="10880" calcext:value-type="float">
            <text:p>10880</text:p>
          </table:table-cell>
          <table:table-cell office:value-type="string" calcext:value-type="string">
            <text:p>14:37:26.239</text:p>
          </table:table-cell>
          <table:table-cell office:value-type="string" calcext:value-type="string">
            <text:p>00:00:10.879</text:p>
          </table:table-cell>
          <table:table-cell office:value-type="float" office:value="545" calcext:value-type="float">
            <text:p>545</text:p>
          </table:table-cell>
          <table:table-cell office:value-type="float" office:value="2167.993" calcext:value-type="float">
            <text:p>2167,993</text:p>
          </table:table-cell>
          <table:table-cell office:value-type="float" office:value="1626.353" calcext:value-type="float">
            <text:p>1626,353</text:p>
          </table:table-cell>
          <table:table-cell office:value-type="float" office:value="0.6695083" calcext:value-type="float">
            <text:p>0,6695083</text:p>
          </table:table-cell>
          <table:table-cell office:value-type="float" office:value="0.3229443" calcext:value-type="float">
            <text:p>0,3229443</text:p>
          </table:table-cell>
          <table:table-cell office:value-type="float" office:value="678.1843" calcext:value-type="float">
            <text:p>678,1843</text:p>
          </table:table-cell>
          <table:table-cell office:value-type="float" office:value="3.965153" calcext:value-type="float">
            <text:p>3,965153</text:p>
          </table:table-cell>
          <table:table-cell office:value-type="float" office:value="0" calcext:value-type="float">
            <text:p>0</text:p>
          </table:table-cell>
          <table:table-cell office:value-type="float" office:value="2248.762" calcext:value-type="float">
            <text:p>2248,762</text:p>
          </table:table-cell>
          <table:table-cell office:value-type="float" office:value="1692.699" calcext:value-type="float">
            <text:p>1692,699</text:p>
          </table:table-cell>
          <table:table-cell office:value-type="float" office:value="0.4129426" calcext:value-type="float">
            <text:p>0,4129426</text:p>
          </table:table-cell>
          <table:table-cell office:value-type="float" office:value="0.3228328" calcext:value-type="float">
            <text:p>0,3228328</text:p>
          </table:table-cell>
          <table:table-cell office:value-type="float" office:value="659.3798" calcext:value-type="float">
            <text:p>659,3798</text:p>
          </table:table-cell>
          <table:table-cell office:value-type="float" office:value="3.68526" calcext:value-type="float">
            <text:p>3,685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08" calcext:value-type="float">
            <text:p>2208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8" calcext:value-type="float">
            <text:p>2208</text:p>
          </table:table-cell>
          <table:table-cell office:value-type="float" office:value="1660" calcext:value-type="float">
            <text:p>1660</text:p>
          </table:table-cell>
          <table:table-cell office:value-type="float" office:value="10879941" calcext:value-type="float">
            <text:p>10879941</text:p>
          </table:table-cell>
          <table:table-cell office:value-type="float" office:value="379445860" calcext:value-type="float">
            <text:p>379445860</text:p>
          </table:table-cell>
        </table:table-row>
        <table:table-row table:style-name="ro2">
          <table:table-cell office:value-type="float" office:value="10900" calcext:value-type="float">
            <text:p>10900</text:p>
          </table:table-cell>
          <table:table-cell office:value-type="string" calcext:value-type="string">
            <text:p>14:37:26.259</text:p>
          </table:table-cell>
          <table:table-cell office:value-type="string" calcext:value-type="string">
            <text:p>00:00:10.899</text:p>
          </table:table-cell>
          <table:table-cell office:value-type="float" office:value="546" calcext:value-type="float">
            <text:p>546</text:p>
          </table:table-cell>
          <table:table-cell office:value-type="float" office:value="2181.717" calcext:value-type="float">
            <text:p>2181,717</text:p>
          </table:table-cell>
          <table:table-cell office:value-type="float" office:value="1619.103" calcext:value-type="float">
            <text:p>1619,103</text:p>
          </table:table-cell>
          <table:table-cell office:value-type="float" office:value="0.6702135" calcext:value-type="float">
            <text:p>0,6702135</text:p>
          </table:table-cell>
          <table:table-cell office:value-type="float" office:value="0.3241591" calcext:value-type="float">
            <text:p>0,3241591</text:p>
          </table:table-cell>
          <table:table-cell office:value-type="float" office:value="678.1828" calcext:value-type="float">
            <text:p>678,1828</text:p>
          </table:table-cell>
          <table:table-cell office:value-type="float" office:value="3.868979" calcext:value-type="float">
            <text:p>3,868979</text:p>
          </table:table-cell>
          <table:table-cell office:value-type="float" office:value="0" calcext:value-type="float">
            <text:p>0</text:p>
          </table:table-cell>
          <table:table-cell office:value-type="float" office:value="2227.583" calcext:value-type="float">
            <text:p>2227,583</text:p>
          </table:table-cell>
          <table:table-cell office:value-type="float" office:value="1710.133" calcext:value-type="float">
            <text:p>1710,133</text:p>
          </table:table-cell>
          <table:table-cell office:value-type="float" office:value="0.413502" calcext:value-type="float">
            <text:p>0,413502</text:p>
          </table:table-cell>
          <table:table-cell office:value-type="float" office:value="0.3235007" calcext:value-type="float">
            <text:p>0,3235007</text:p>
          </table:table-cell>
          <table:table-cell office:value-type="float" office:value="659.3798" calcext:value-type="float">
            <text:p>659,3798</text:p>
          </table:table-cell>
          <table:table-cell office:value-type="float" office:value="3.633645" calcext:value-type="float">
            <text:p>3,6336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05" calcext:value-type="float">
            <text:p>2205</text:p>
          </table:table-cell>
          <table:table-cell office:value-type="float" office:value="1665" calcext:value-type="float">
            <text:p>166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665" calcext:value-type="float">
            <text:p>1665</text:p>
          </table:table-cell>
          <table:table-cell office:value-type="float" office:value="10899930" calcext:value-type="float">
            <text:p>10899930</text:p>
          </table:table-cell>
          <table:table-cell office:value-type="float" office:value="379465849" calcext:value-type="float">
            <text:p>379465849</text:p>
          </table:table-cell>
        </table:table-row>
        <table:table-row table:style-name="ro2">
          <table:table-cell office:value-type="float" office:value="10920" calcext:value-type="float">
            <text:p>10920</text:p>
          </table:table-cell>
          <table:table-cell office:value-type="string" calcext:value-type="string">
            <text:p>14:37:26.279</text:p>
          </table:table-cell>
          <table:table-cell office:value-type="string" calcext:value-type="string">
            <text:p>00:00:10.919</text:p>
          </table:table-cell>
          <table:table-cell office:value-type="float" office:value="547" calcext:value-type="float">
            <text:p>547</text:p>
          </table:table-cell>
          <table:table-cell office:value-type="float" office:value="2182.421" calcext:value-type="float">
            <text:p>2182,421</text:p>
          </table:table-cell>
          <table:table-cell office:value-type="float" office:value="1647.545" calcext:value-type="float">
            <text:p>1647,545</text:p>
          </table:table-cell>
          <table:table-cell office:value-type="float" office:value="0.670436" calcext:value-type="float">
            <text:p>0,670436</text:p>
          </table:table-cell>
          <table:table-cell office:value-type="float" office:value="0.3255402" calcext:value-type="float">
            <text:p>0,3255402</text:p>
          </table:table-cell>
          <table:table-cell office:value-type="float" office:value="678.1811" calcext:value-type="float">
            <text:p>678,1811</text:p>
          </table:table-cell>
          <table:table-cell office:value-type="float" office:value="3.899142" calcext:value-type="float">
            <text:p>3,899142</text:p>
          </table:table-cell>
          <table:table-cell office:value-type="float" office:value="0" calcext:value-type="float">
            <text:p>0</text:p>
          </table:table-cell>
          <table:table-cell office:value-type="float" office:value="2231.066" calcext:value-type="float">
            <text:p>2231,066</text:p>
          </table:table-cell>
          <table:table-cell office:value-type="float" office:value="1683.823" calcext:value-type="float">
            <text:p>1683,823</text:p>
          </table:table-cell>
          <table:table-cell office:value-type="float" office:value="0.4137647" calcext:value-type="float">
            <text:p>0,4137647</text:p>
          </table:table-cell>
          <table:table-cell office:value-type="float" office:value="0.3243069" calcext:value-type="float">
            <text:p>0,3243069</text:p>
          </table:table-cell>
          <table:table-cell office:value-type="float" office:value="659.3798" calcext:value-type="float">
            <text:p>659,3798</text:p>
          </table:table-cell>
          <table:table-cell office:value-type="float" office:value="3.670437" calcext:value-type="float">
            <text:p>3,6704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07" calcext:value-type="float">
            <text:p>2207</text:p>
          </table:table-cell>
          <table:table-cell office:value-type="float" office:value="1666" calcext:value-type="float">
            <text:p>166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1666" calcext:value-type="float">
            <text:p>1666</text:p>
          </table:table-cell>
          <table:table-cell office:value-type="float" office:value="10919751" calcext:value-type="float">
            <text:p>10919751</text:p>
          </table:table-cell>
          <table:table-cell office:value-type="float" office:value="379485670" calcext:value-type="float">
            <text:p>379485670</text:p>
          </table:table-cell>
        </table:table-row>
        <table:table-row table:style-name="ro2">
          <table:table-cell office:value-type="float" office:value="10940" calcext:value-type="float">
            <text:p>10940</text:p>
          </table:table-cell>
          <table:table-cell office:value-type="string" calcext:value-type="string">
            <text:p>14:37:26.299</text:p>
          </table:table-cell>
          <table:table-cell office:value-type="string" calcext:value-type="string">
            <text:p>00:00:10.939</text:p>
          </table:table-cell>
          <table:table-cell office:value-type="float" office:value="548" calcext:value-type="float">
            <text:p>548</text:p>
          </table:table-cell>
          <table:table-cell office:value-type="float" office:value="2132.984" calcext:value-type="float">
            <text:p>2132,984</text:p>
          </table:table-cell>
          <table:table-cell office:value-type="float" office:value="1624.394" calcext:value-type="float">
            <text:p>1624,394</text:p>
          </table:table-cell>
          <table:table-cell office:value-type="float" office:value="0.670958" calcext:value-type="float">
            <text:p>0,670958</text:p>
          </table:table-cell>
          <table:table-cell office:value-type="float" office:value="0.326261" calcext:value-type="float">
            <text:p>0,326261</text:p>
          </table:table-cell>
          <table:table-cell office:value-type="float" office:value="670.2118" calcext:value-type="float">
            <text:p>670,2118</text:p>
          </table:table-cell>
          <table:table-cell office:value-type="float" office:value="3.884662" calcext:value-type="float">
            <text:p>3,884662</text:p>
          </table:table-cell>
          <table:table-cell office:value-type="float" office:value="0" calcext:value-type="float">
            <text:p>0</text:p>
          </table:table-cell>
          <table:table-cell office:value-type="float" office:value="2146.978" calcext:value-type="float">
            <text:p>2146,978</text:p>
          </table:table-cell>
          <table:table-cell office:value-type="float" office:value="1666.361" calcext:value-type="float">
            <text:p>1666,361</text:p>
          </table:table-cell>
          <table:table-cell office:value-type="float" office:value="0.4139246" calcext:value-type="float">
            <text:p>0,4139246</text:p>
          </table:table-cell>
          <table:table-cell office:value-type="float" office:value="0.3244399" calcext:value-type="float">
            <text:p>0,3244399</text:p>
          </table:table-cell>
          <table:table-cell office:value-type="float" office:value="647.3756" calcext:value-type="float">
            <text:p>647,3756</text:p>
          </table:table-cell>
          <table:table-cell office:value-type="float" office:value="3.594589" calcext:value-type="float">
            <text:p>3,59458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40" calcext:value-type="float">
            <text:p>2140</text:p>
          </table:table-cell>
          <table:table-cell office:value-type="float" office:value="1645" calcext:value-type="float">
            <text:p>164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1650" calcext:value-type="float">
            <text:p>165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1645" calcext:value-type="float">
            <text:p>1645</text:p>
          </table:table-cell>
          <table:table-cell office:value-type="float" office:value="10939683" calcext:value-type="float">
            <text:p>10939683</text:p>
          </table:table-cell>
          <table:table-cell office:value-type="float" office:value="379505602" calcext:value-type="float">
            <text:p>379505602</text:p>
          </table:table-cell>
        </table:table-row>
        <table:table-row table:style-name="ro2">
          <table:table-cell office:value-type="float" office:value="10960" calcext:value-type="float">
            <text:p>10960</text:p>
          </table:table-cell>
          <table:table-cell office:value-type="string" calcext:value-type="string">
            <text:p>14:37:26.319</text:p>
          </table:table-cell>
          <table:table-cell office:value-type="string" calcext:value-type="string">
            <text:p>00:00:10.959</text:p>
          </table:table-cell>
          <table:table-cell office:value-type="float" office:value="549" calcext:value-type="float">
            <text:p>549</text:p>
          </table:table-cell>
          <table:table-cell office:value-type="float" office:value="1368.386" calcext:value-type="float">
            <text:p>1368,386</text:p>
          </table:table-cell>
          <table:table-cell office:value-type="float" office:value="1075.856" calcext:value-type="float">
            <text:p>1075,856</text:p>
          </table:table-cell>
          <table:table-cell office:value-type="float" office:value="0.6744122" calcext:value-type="float">
            <text:p>0,6744122</text:p>
          </table:table-cell>
          <table:table-cell office:value-type="float" office:value="0.3234695" calcext:value-type="float">
            <text:p>0,3234695</text:p>
          </table:table-cell>
          <table:table-cell office:value-type="float" office:value="670.2118" calcext:value-type="float">
            <text:p>670,2118</text:p>
          </table:table-cell>
          <table:table-cell office:value-type="float" office:value="3.903023" calcext:value-type="float">
            <text:p>3,903023</text:p>
          </table:table-cell>
          <table:table-cell office:value-type="float" office:value="0" calcext:value-type="float">
            <text:p>0</text:p>
          </table:table-cell>
          <table:table-cell office:value-type="float" office:value="1459.58" calcext:value-type="float">
            <text:p>1459,58</text:p>
          </table:table-cell>
          <table:table-cell office:value-type="float" office:value="1129.803" calcext:value-type="float">
            <text:p>1129,803</text:p>
          </table:table-cell>
          <table:table-cell office:value-type="float" office:value="0.4163216" calcext:value-type="float">
            <text:p>0,4163216</text:p>
          </table:table-cell>
          <table:table-cell office:value-type="float" office:value="0.3208159" calcext:value-type="float">
            <text:p>0,3208159</text:p>
          </table:table-cell>
          <table:table-cell office:value-type="float" office:value="647.3756" calcext:value-type="float">
            <text:p>647,3756</text:p>
          </table:table-cell>
          <table:table-cell office:value-type="float" office:value="3.577159" calcext:value-type="float">
            <text:p>3,57715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14" calcext:value-type="float">
            <text:p>1414</text:p>
          </table:table-cell>
          <table:table-cell office:value-type="float" office:value="1103" calcext:value-type="float">
            <text:p>110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1103" calcext:value-type="float">
            <text:p>1103</text:p>
          </table:table-cell>
          <table:table-cell office:value-type="float" office:value="10959631" calcext:value-type="float">
            <text:p>10959631</text:p>
          </table:table-cell>
          <table:table-cell office:value-type="float" office:value="379525550" calcext:value-type="float">
            <text:p>379525550</text:p>
          </table:table-cell>
        </table:table-row>
        <table:table-row table:style-name="ro2">
          <table:table-cell office:value-type="float" office:value="10980" calcext:value-type="float">
            <text:p>10980</text:p>
          </table:table-cell>
          <table:table-cell office:value-type="string" calcext:value-type="string">
            <text:p>14:37:26.339</text:p>
          </table:table-cell>
          <table:table-cell office:value-type="string" calcext:value-type="string">
            <text:p>00:00:10.979</text:p>
          </table:table-cell>
          <table:table-cell office:value-type="float" office:value="550" calcext:value-type="float">
            <text:p>550</text:p>
          </table:table-cell>
          <table:table-cell office:value-type="float" office:value="1057.329" calcext:value-type="float">
            <text:p>1057,329</text:p>
          </table:table-cell>
          <table:table-cell office:value-type="float" office:value="851.0332" calcext:value-type="float">
            <text:p>851,0332</text:p>
          </table:table-cell>
          <table:table-cell office:value-type="float" office:value="0.6772452" calcext:value-type="float">
            <text:p>0,6772452</text:p>
          </table:table-cell>
          <table:table-cell office:value-type="float" office:value="0.320507" calcext:value-type="float">
            <text:p>0,320507</text:p>
          </table:table-cell>
          <table:table-cell office:value-type="float" office:value="670.2118" calcext:value-type="float">
            <text:p>670,2118</text:p>
          </table:table-cell>
          <table:table-cell office:value-type="float" office:value="3.968628" calcext:value-type="float">
            <text:p>3,968628</text:p>
          </table:table-cell>
          <table:table-cell office:value-type="float" office:value="0" calcext:value-type="float">
            <text:p>0</text:p>
          </table:table-cell>
          <table:table-cell office:value-type="float" office:value="1163.627" calcext:value-type="float">
            <text:p>1163,627</text:p>
          </table:table-cell>
          <table:table-cell office:value-type="float" office:value="905.0034" calcext:value-type="float">
            <text:p>905,0034</text:p>
          </table:table-cell>
          <table:table-cell office:value-type="float" office:value="0.4193178" calcext:value-type="float">
            <text:p>0,4193178</text:p>
          </table:table-cell>
          <table:table-cell office:value-type="float" office:value="0.3169312" calcext:value-type="float">
            <text:p>0,3169312</text:p>
          </table:table-cell>
          <table:table-cell office:value-type="float" office:value="647.3756" calcext:value-type="float">
            <text:p>647,3756</text:p>
          </table:table-cell>
          <table:table-cell office:value-type="float" office:value="3.711709" calcext:value-type="float">
            <text:p>3,7117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10" calcext:value-type="float">
            <text:p>1110</text:p>
          </table:table-cell>
          <table:table-cell office:value-type="float" office:value="878" calcext:value-type="float">
            <text:p>87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878" calcext:value-type="float">
            <text:p>878</text:p>
          </table:table-cell>
          <table:table-cell office:value-type="float" office:value="10979625" calcext:value-type="float">
            <text:p>10979625</text:p>
          </table:table-cell>
          <table:table-cell office:value-type="float" office:value="379545544" calcext:value-type="float">
            <text:p>379545544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string" calcext:value-type="string">
            <text:p>14:37:26.359</text:p>
          </table:table-cell>
          <table:table-cell office:value-type="string" calcext:value-type="string">
            <text:p>00:00:10.999</text:p>
          </table:table-cell>
          <table:table-cell office:value-type="float" office:value="551" calcext:value-type="float">
            <text:p>551</text:p>
          </table:table-cell>
          <table:table-cell office:value-type="float" office:value="782.4344" calcext:value-type="float">
            <text:p>782,4344</text:p>
          </table:table-cell>
          <table:table-cell office:value-type="float" office:value="640.2686" calcext:value-type="float">
            <text:p>640,2686</text:p>
          </table:table-cell>
          <table:table-cell office:value-type="float" office:value="0.6798123" calcext:value-type="float">
            <text:p>0,6798123</text:p>
          </table:table-cell>
          <table:table-cell office:value-type="float" office:value="0.3172083" calcext:value-type="float">
            <text:p>0,3172083</text:p>
          </table:table-cell>
          <table:table-cell office:value-type="float" office:value="670.2118" calcext:value-type="float">
            <text:p>670,2118</text:p>
          </table:table-cell>
          <table:table-cell office:value-type="float" office:value="3.950726" calcext:value-type="float">
            <text:p>3,950726</text:p>
          </table:table-cell>
          <table:table-cell office:value-type="float" office:value="0" calcext:value-type="float">
            <text:p>0</text:p>
          </table:table-cell>
          <table:table-cell office:value-type="float" office:value="905.687" calcext:value-type="float">
            <text:p>905,687</text:p>
          </table:table-cell>
          <table:table-cell office:value-type="float" office:value="686.7883" calcext:value-type="float">
            <text:p>686,7883</text:p>
          </table:table-cell>
          <table:table-cell office:value-type="float" office:value="0.4218149" calcext:value-type="float">
            <text:p>0,4218149</text:p>
          </table:table-cell>
          <table:table-cell office:value-type="float" office:value="0.3131831" calcext:value-type="float">
            <text:p>0,3131831</text:p>
          </table:table-cell>
          <table:table-cell office:value-type="float" office:value="647.3756" calcext:value-type="float">
            <text:p>647,3756</text:p>
          </table:table-cell>
          <table:table-cell office:value-type="float" office:value="3.67506" calcext:value-type="float">
            <text:p>3,675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44" calcext:value-type="float">
            <text:p>844</text:p>
          </table:table-cell>
          <table:table-cell office:value-type="float" office:value="664" calcext:value-type="float">
            <text:p>6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664" calcext:value-type="float">
            <text:p>664</text:p>
          </table:table-cell>
          <table:table-cell office:value-type="float" office:value="10999534" calcext:value-type="float">
            <text:p>10999534</text:p>
          </table:table-cell>
          <table:table-cell office:value-type="float" office:value="379565453" calcext:value-type="float">
            <text:p>379565453</text:p>
          </table:table-cell>
        </table:table-row>
        <table:table-row table:style-name="ro2">
          <table:table-cell office:value-type="float" office:value="11019" calcext:value-type="float">
            <text:p>11019</text:p>
          </table:table-cell>
          <table:table-cell office:value-type="string" calcext:value-type="string">
            <text:p>14:37:26.378</text:p>
          </table:table-cell>
          <table:table-cell office:value-type="string" calcext:value-type="string">
            <text:p>00:00:11.019</text:p>
          </table:table-cell>
          <table:table-cell office:value-type="float" office:value="552" calcext:value-type="float">
            <text:p>552</text:p>
          </table:table-cell>
          <table:table-cell office:value-type="float" office:value="647.9148" calcext:value-type="float">
            <text:p>647,9148</text:p>
          </table:table-cell>
          <table:table-cell office:value-type="float" office:value="491.3788" calcext:value-type="float">
            <text:p>491,3788</text:p>
          </table:table-cell>
          <table:table-cell office:value-type="float" office:value="0.6809452" calcext:value-type="float">
            <text:p>0,6809452</text:p>
          </table:table-cell>
          <table:table-cell office:value-type="float" office:value="0.3146172" calcext:value-type="float">
            <text:p>0,3146172</text:p>
          </table:table-cell>
          <table:table-cell office:value-type="float" office:value="670.2118" calcext:value-type="float">
            <text:p>670,2118</text:p>
          </table:table-cell>
          <table:table-cell office:value-type="float" office:value="3.825813" calcext:value-type="float">
            <text:p>3,825813</text:p>
          </table:table-cell>
          <table:table-cell office:value-type="float" office:value="0" calcext:value-type="float">
            <text:p>0</text:p>
          </table:table-cell>
          <table:table-cell office:value-type="float" office:value="742.9612" calcext:value-type="float">
            <text:p>742,9612</text:p>
          </table:table-cell>
          <table:table-cell office:value-type="float" office:value="578.5296" calcext:value-type="float">
            <text:p>578,5296</text:p>
          </table:table-cell>
          <table:table-cell office:value-type="float" office:value="0.4230962" calcext:value-type="float">
            <text:p>0,4230962</text:p>
          </table:table-cell>
          <table:table-cell office:value-type="float" office:value="0.3102209" calcext:value-type="float">
            <text:p>0,3102209</text:p>
          </table:table-cell>
          <table:table-cell office:value-type="float" office:value="647.3756" calcext:value-type="float">
            <text:p>647,3756</text:p>
          </table:table-cell>
          <table:table-cell office:value-type="float" office:value="3.665677" calcext:value-type="float">
            <text:p>3,66567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5" calcext:value-type="float">
            <text:p>695</text:p>
          </table:table-cell>
          <table:table-cell office:value-type="float" office:value="535" calcext:value-type="float">
            <text:p>53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535" calcext:value-type="float">
            <text:p>535</text:p>
          </table:table-cell>
          <table:table-cell office:value-type="float" office:value="11019383" calcext:value-type="float">
            <text:p>11019383</text:p>
          </table:table-cell>
          <table:table-cell office:value-type="float" office:value="379585302" calcext:value-type="float">
            <text:p>379585302</text:p>
          </table:table-cell>
        </table:table-row>
        <table:table-row table:style-name="ro2">
          <table:table-cell office:value-type="float" office:value="11039" calcext:value-type="float">
            <text:p>11039</text:p>
          </table:table-cell>
          <table:table-cell office:value-type="string" calcext:value-type="string">
            <text:p>14:37:26.398</text:p>
          </table:table-cell>
          <table:table-cell office:value-type="string" calcext:value-type="string">
            <text:p>00:00:11.039</text:p>
          </table:table-cell>
          <table:table-cell office:value-type="float" office:value="553" calcext:value-type="float">
            <text:p>553</text:p>
          </table:table-cell>
          <table:table-cell office:value-type="float" office:value="506.2576" calcext:value-type="float">
            <text:p>506,2576</text:p>
          </table:table-cell>
          <table:table-cell office:value-type="float" office:value="278.2603" calcext:value-type="float">
            <text:p>278,2603</text:p>
          </table:table-cell>
          <table:table-cell office:value-type="float" office:value="0.6810336" calcext:value-type="float">
            <text:p>0,6810336</text:p>
          </table:table-cell>
          <table:table-cell office:value-type="float" office:value="0.3128205" calcext:value-type="float">
            <text:p>0,3128205</text:p>
          </table:table-cell>
          <table:table-cell office:value-type="float" office:value="697.032" calcext:value-type="float">
            <text:p>697,032</text:p>
          </table:table-cell>
          <table:table-cell office:value-type="float" office:value="3.996551" calcext:value-type="float">
            <text:p>3,996551</text:p>
          </table:table-cell>
          <table:table-cell office:value-type="float" office:value="0" calcext:value-type="float">
            <text:p>0</text:p>
          </table:table-cell>
          <table:table-cell office:value-type="float" office:value="609.5452" calcext:value-type="float">
            <text:p>609,5452</text:p>
          </table:table-cell>
          <table:table-cell office:value-type="float" office:value="368.0514" calcext:value-type="float">
            <text:p>368,0514</text:p>
          </table:table-cell>
          <table:table-cell office:value-type="float" office:value="0.4232809" calcext:value-type="float">
            <text:p>0,4232809</text:p>
          </table:table-cell>
          <table:table-cell office:value-type="float" office:value="0.3085453" calcext:value-type="float">
            <text:p>0,3085453</text:p>
          </table:table-cell>
          <table:table-cell office:value-type="float" office:value="693.512" calcext:value-type="float">
            <text:p>693,512</text:p>
          </table:table-cell>
          <table:table-cell office:value-type="float" office:value="3.907888" calcext:value-type="float">
            <text:p>3,9078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8" calcext:value-type="float">
            <text:p>55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323" calcext:value-type="float">
            <text:p>323</text:p>
          </table:table-cell>
          <table:table-cell office:value-type="float" office:value="11039362" calcext:value-type="float">
            <text:p>11039362</text:p>
          </table:table-cell>
          <table:table-cell office:value-type="float" office:value="379605281" calcext:value-type="float">
            <text:p>379605281</text:p>
          </table:table-cell>
        </table:table-row>
        <table:table-row table:style-name="ro2">
          <table:table-cell office:value-type="float" office:value="11059" calcext:value-type="float">
            <text:p>11059</text:p>
          </table:table-cell>
          <table:table-cell office:value-type="string" calcext:value-type="string">
            <text:p>14:37:26.418</text:p>
          </table:table-cell>
          <table:table-cell office:value-type="string" calcext:value-type="string">
            <text:p>00:00:11.059</text:p>
          </table:table-cell>
          <table:table-cell office:value-type="float" office:value="554" calcext:value-type="float">
            <text:p>554</text:p>
          </table:table-cell>
          <table:table-cell office:value-type="float" office:value="545.348" calcext:value-type="float">
            <text:p>545,348</text:p>
          </table:table-cell>
          <table:table-cell office:value-type="float" office:value="323.1823" calcext:value-type="float">
            <text:p>323,1823</text:p>
          </table:table-cell>
          <table:table-cell office:value-type="float" office:value="0.680462" calcext:value-type="float">
            <text:p>0,680462</text:p>
          </table:table-cell>
          <table:table-cell office:value-type="float" office:value="0.3118068" calcext:value-type="float">
            <text:p>0,3118068</text:p>
          </table:table-cell>
          <table:table-cell office:value-type="float" office:value="697.032" calcext:value-type="float">
            <text:p>697,032</text:p>
          </table:table-cell>
          <table:table-cell office:value-type="float" office:value="3.94274" calcext:value-type="float">
            <text:p>3,94274</text:p>
          </table:table-cell>
          <table:table-cell office:value-type="float" office:value="0" calcext:value-type="float">
            <text:p>0</text:p>
          </table:table-cell>
          <table:table-cell office:value-type="float" office:value="614.8063" calcext:value-type="float">
            <text:p>614,8063</text:p>
          </table:table-cell>
          <table:table-cell office:value-type="float" office:value="363.5275" calcext:value-type="float">
            <text:p>363,5275</text:p>
          </table:table-cell>
          <table:table-cell office:value-type="float" office:value="0.4229369" calcext:value-type="float">
            <text:p>0,4229369</text:p>
          </table:table-cell>
          <table:table-cell office:value-type="float" office:value="0.3074565" calcext:value-type="float">
            <text:p>0,3074565</text:p>
          </table:table-cell>
          <table:table-cell office:value-type="float" office:value="693.512" calcext:value-type="float">
            <text:p>693,512</text:p>
          </table:table-cell>
          <table:table-cell office:value-type="float" office:value="3.91097" calcext:value-type="float">
            <text:p>3,910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0" calcext:value-type="float">
            <text:p>580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43" calcext:value-type="float">
            <text:p>343</text:p>
          </table:table-cell>
          <table:table-cell office:value-type="float" office:value="11059373" calcext:value-type="float">
            <text:p>11059373</text:p>
          </table:table-cell>
          <table:table-cell office:value-type="float" office:value="379625292" calcext:value-type="float">
            <text:p>379625292</text:p>
          </table:table-cell>
        </table:table-row>
        <table:table-row table:style-name="ro2">
          <table:table-cell office:value-type="float" office:value="11079" calcext:value-type="float">
            <text:p>11079</text:p>
          </table:table-cell>
          <table:table-cell office:value-type="string" calcext:value-type="string">
            <text:p>14:37:26.438</text:p>
          </table:table-cell>
          <table:table-cell office:value-type="string" calcext:value-type="string">
            <text:p>00:00:11.079</text:p>
          </table:table-cell>
          <table:table-cell office:value-type="float" office:value="555" calcext:value-type="float">
            <text:p>555</text:p>
          </table:table-cell>
          <table:table-cell office:value-type="float" office:value="539.1924" calcext:value-type="float">
            <text:p>539,1924</text:p>
          </table:table-cell>
          <table:table-cell office:value-type="float" office:value="329.9307" calcext:value-type="float">
            <text:p>329,9307</text:p>
          </table:table-cell>
          <table:table-cell office:value-type="float" office:value="0.6797756" calcext:value-type="float">
            <text:p>0,6797756</text:p>
          </table:table-cell>
          <table:table-cell office:value-type="float" office:value="0.3113047" calcext:value-type="float">
            <text:p>0,3113047</text:p>
          </table:table-cell>
          <table:table-cell office:value-type="float" office:value="697.032" calcext:value-type="float">
            <text:p>697,032</text:p>
          </table:table-cell>
          <table:table-cell office:value-type="float" office:value="3.947145" calcext:value-type="float">
            <text:p>3,947145</text:p>
          </table:table-cell>
          <table:table-cell office:value-type="float" office:value="0" calcext:value-type="float">
            <text:p>0</text:p>
          </table:table-cell>
          <table:table-cell office:value-type="float" office:value="584.9631" calcext:value-type="float">
            <text:p>584,9631</text:p>
          </table:table-cell>
          <table:table-cell office:value-type="float" office:value="360.0156" calcext:value-type="float">
            <text:p>360,0156</text:p>
          </table:table-cell>
          <table:table-cell office:value-type="float" office:value="0.4218007" calcext:value-type="float">
            <text:p>0,4218007</text:p>
          </table:table-cell>
          <table:table-cell office:value-type="float" office:value="0.3074271" calcext:value-type="float">
            <text:p>0,3074271</text:p>
          </table:table-cell>
          <table:table-cell office:value-type="float" office:value="693.512" calcext:value-type="float">
            <text:p>693,512</text:p>
          </table:table-cell>
          <table:table-cell office:value-type="float" office:value="3.904976" calcext:value-type="float">
            <text:p>3,9049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2" calcext:value-type="float">
            <text:p>562</text:p>
          </table:table-cell>
          <table:table-cell office:value-type="float" office:value="345" calcext:value-type="float">
            <text:p>34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45" calcext:value-type="float">
            <text:p>345</text:p>
          </table:table-cell>
          <table:table-cell office:value-type="float" office:value="11079241" calcext:value-type="float">
            <text:p>11079241</text:p>
          </table:table-cell>
          <table:table-cell office:value-type="float" office:value="379645160" calcext:value-type="float">
            <text:p>379645160</text:p>
          </table:table-cell>
        </table:table-row>
        <table:table-row table:style-name="ro2">
          <table:table-cell office:value-type="float" office:value="11099" calcext:value-type="float">
            <text:p>11099</text:p>
          </table:table-cell>
          <table:table-cell office:value-type="string" calcext:value-type="string">
            <text:p>14:37:26.458</text:p>
          </table:table-cell>
          <table:table-cell office:value-type="string" calcext:value-type="string">
            <text:p>00:00:11.099</text:p>
          </table:table-cell>
          <table:table-cell office:value-type="float" office:value="556" calcext:value-type="float">
            <text:p>556</text:p>
          </table:table-cell>
          <table:table-cell office:value-type="float" office:value="527.1726" calcext:value-type="float">
            <text:p>527,1726</text:p>
          </table:table-cell>
          <table:table-cell office:value-type="float" office:value="309.1527" calcext:value-type="float">
            <text:p>309,1527</text:p>
          </table:table-cell>
          <table:table-cell office:value-type="float" office:value="0.6790214" calcext:value-type="float">
            <text:p>0,6790214</text:p>
          </table:table-cell>
          <table:table-cell office:value-type="float" office:value="0.3118666" calcext:value-type="float">
            <text:p>0,3118666</text:p>
          </table:table-cell>
          <table:table-cell office:value-type="float" office:value="697.032" calcext:value-type="float">
            <text:p>697,032</text:p>
          </table:table-cell>
          <table:table-cell office:value-type="float" office:value="3.875768" calcext:value-type="float">
            <text:p>3,875768</text:p>
          </table:table-cell>
          <table:table-cell office:value-type="float" office:value="0" calcext:value-type="float">
            <text:p>0</text:p>
          </table:table-cell>
          <table:table-cell office:value-type="float" office:value="603.7119" calcext:value-type="float">
            <text:p>603,7119</text:p>
          </table:table-cell>
          <table:table-cell office:value-type="float" office:value="357.3604" calcext:value-type="float">
            <text:p>357,3604</text:p>
          </table:table-cell>
          <table:table-cell office:value-type="float" office:value="0.4208817" calcext:value-type="float">
            <text:p>0,4208817</text:p>
          </table:table-cell>
          <table:table-cell office:value-type="float" office:value="0.308182" calcext:value-type="float">
            <text:p>0,308182</text:p>
          </table:table-cell>
          <table:table-cell office:value-type="float" office:value="693.512" calcext:value-type="float">
            <text:p>693,512</text:p>
          </table:table-cell>
          <table:table-cell office:value-type="float" office:value="3.950544" calcext:value-type="float">
            <text:p>3,95054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5" calcext:value-type="float">
            <text:p>565</text:p>
          </table:table-cell>
          <table:table-cell office:value-type="float" office:value="333" calcext:value-type="float">
            <text:p>33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333" calcext:value-type="float">
            <text:p>333</text:p>
          </table:table-cell>
          <table:table-cell office:value-type="float" office:value="11099120" calcext:value-type="float">
            <text:p>11099120</text:p>
          </table:table-cell>
          <table:table-cell office:value-type="float" office:value="379665039" calcext:value-type="float">
            <text:p>379665039</text:p>
          </table:table-cell>
        </table:table-row>
        <table:table-row table:style-name="ro2">
          <table:table-cell office:value-type="float" office:value="11119" calcext:value-type="float">
            <text:p>11119</text:p>
          </table:table-cell>
          <table:table-cell office:value-type="string" calcext:value-type="string">
            <text:p>14:37:26.478</text:p>
          </table:table-cell>
          <table:table-cell office:value-type="string" calcext:value-type="string">
            <text:p>00:00:11.119</text:p>
          </table:table-cell>
          <table:table-cell office:value-type="float" office:value="557" calcext:value-type="float">
            <text:p>557</text:p>
          </table:table-cell>
          <table:table-cell office:value-type="float" office:value="533.9802" calcext:value-type="float">
            <text:p>533,9802</text:p>
          </table:table-cell>
          <table:table-cell office:value-type="float" office:value="328.9614" calcext:value-type="float">
            <text:p>328,9614</text:p>
          </table:table-cell>
          <table:table-cell office:value-type="float" office:value="0.6783927" calcext:value-type="float">
            <text:p>0,6783927</text:p>
          </table:table-cell>
          <table:table-cell office:value-type="float" office:value="0.3124395" calcext:value-type="float">
            <text:p>0,3124395</text:p>
          </table:table-cell>
          <table:table-cell office:value-type="float" office:value="697.032" calcext:value-type="float">
            <text:p>697,032</text:p>
          </table:table-cell>
          <table:table-cell office:value-type="float" office:value="3.904075" calcext:value-type="float">
            <text:p>3,904075</text:p>
          </table:table-cell>
          <table:table-cell office:value-type="float" office:value="0" calcext:value-type="float">
            <text:p>0</text:p>
          </table:table-cell>
          <table:table-cell office:value-type="float" office:value="592.1572" calcext:value-type="float">
            <text:p>592,1572</text:p>
          </table:table-cell>
          <table:table-cell office:value-type="float" office:value="343.8566" calcext:value-type="float">
            <text:p>343,8566</text:p>
          </table:table-cell>
          <table:table-cell office:value-type="float" office:value="0.4199579" calcext:value-type="float">
            <text:p>0,4199579</text:p>
          </table:table-cell>
          <table:table-cell office:value-type="float" office:value="0.3091499" calcext:value-type="float">
            <text:p>0,3091499</text:p>
          </table:table-cell>
          <table:table-cell office:value-type="float" office:value="693.512" calcext:value-type="float">
            <text:p>693,512</text:p>
          </table:table-cell>
          <table:table-cell office:value-type="float" office:value="3.939652" calcext:value-type="float">
            <text:p>3,9396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3" calcext:value-type="float">
            <text:p>56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336" calcext:value-type="float">
            <text:p>336</text:p>
          </table:table-cell>
          <table:table-cell office:value-type="float" office:value="11119097" calcext:value-type="float">
            <text:p>11119097</text:p>
          </table:table-cell>
          <table:table-cell office:value-type="float" office:value="379685016" calcext:value-type="float">
            <text:p>379685016</text:p>
          </table:table-cell>
        </table:table-row>
        <table:table-row table:style-name="ro2">
          <table:table-cell office:value-type="float" office:value="11139" calcext:value-type="float">
            <text:p>11139</text:p>
          </table:table-cell>
          <table:table-cell office:value-type="string" calcext:value-type="string">
            <text:p>14:37:26.498</text:p>
          </table:table-cell>
          <table:table-cell office:value-type="string" calcext:value-type="string">
            <text:p>00:00:11.138</text:p>
          </table:table-cell>
          <table:table-cell office:value-type="float" office:value="558" calcext:value-type="float">
            <text:p>558</text:p>
          </table:table-cell>
          <table:table-cell office:value-type="float" office:value="532.7391" calcext:value-type="float">
            <text:p>532,7391</text:p>
          </table:table-cell>
          <table:table-cell office:value-type="float" office:value="322.0578" calcext:value-type="float">
            <text:p>322,0578</text:p>
          </table:table-cell>
          <table:table-cell office:value-type="float" office:value="0.6778418" calcext:value-type="float">
            <text:p>0,6778418</text:p>
          </table:table-cell>
          <table:table-cell office:value-type="float" office:value="0.3133068" calcext:value-type="float">
            <text:p>0,3133068</text:p>
          </table:table-cell>
          <table:table-cell office:value-type="float" office:value="697.1276" calcext:value-type="float">
            <text:p>697,1276</text:p>
          </table:table-cell>
          <table:table-cell office:value-type="float" office:value="3.885726" calcext:value-type="float">
            <text:p>3,885726</text:p>
          </table:table-cell>
          <table:table-cell office:value-type="float" office:value="0" calcext:value-type="float">
            <text:p>0</text:p>
          </table:table-cell>
          <table:table-cell office:value-type="float" office:value="601.6871" calcext:value-type="float">
            <text:p>601,6871</text:p>
          </table:table-cell>
          <table:table-cell office:value-type="float" office:value="333.4781" calcext:value-type="float">
            <text:p>333,4781</text:p>
          </table:table-cell>
          <table:table-cell office:value-type="float" office:value="0.4191829" calcext:value-type="float">
            <text:p>0,4191829</text:p>
          </table:table-cell>
          <table:table-cell office:value-type="float" office:value="0.3102008" calcext:value-type="float">
            <text:p>0,3102008</text:p>
          </table:table-cell>
          <table:table-cell office:value-type="float" office:value="696.5785" calcext:value-type="float">
            <text:p>696,5785</text:p>
          </table:table-cell>
          <table:table-cell office:value-type="float" office:value="3.967341" calcext:value-type="float">
            <text:p>3,9673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7" calcext:value-type="float">
            <text:p>567</text:p>
          </table:table-cell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328" calcext:value-type="float">
            <text:p>328</text:p>
          </table:table-cell>
          <table:table-cell office:value-type="float" office:value="11138999" calcext:value-type="float">
            <text:p>11138999</text:p>
          </table:table-cell>
          <table:table-cell office:value-type="float" office:value="379704918" calcext:value-type="float">
            <text:p>379704918</text:p>
          </table:table-cell>
        </table:table-row>
        <table:table-row table:style-name="ro2">
          <table:table-cell office:value-type="float" office:value="11159" calcext:value-type="float">
            <text:p>11159</text:p>
          </table:table-cell>
          <table:table-cell office:value-type="string" calcext:value-type="string">
            <text:p>14:37:26.518</text:p>
          </table:table-cell>
          <table:table-cell office:value-type="string" calcext:value-type="string">
            <text:p>00:00:11.158</text:p>
          </table:table-cell>
          <table:table-cell office:value-type="float" office:value="559" calcext:value-type="float">
            <text:p>559</text:p>
          </table:table-cell>
          <table:table-cell office:value-type="float" office:value="540.4351" calcext:value-type="float">
            <text:p>540,4351</text:p>
          </table:table-cell>
          <table:table-cell office:value-type="float" office:value="335.0539" calcext:value-type="float">
            <text:p>335,0539</text:p>
          </table:table-cell>
          <table:table-cell office:value-type="float" office:value="0.6773892" calcext:value-type="float">
            <text:p>0,6773892</text:p>
          </table:table-cell>
          <table:table-cell office:value-type="float" office:value="0.3140163" calcext:value-type="float">
            <text:p>0,3140163</text:p>
          </table:table-cell>
          <table:table-cell office:value-type="float" office:value="697.1276" calcext:value-type="float">
            <text:p>697,1276</text:p>
          </table:table-cell>
          <table:table-cell office:value-type="float" office:value="3.88188" calcext:value-type="float">
            <text:p>3,88188</text:p>
          </table:table-cell>
          <table:table-cell office:value-type="float" office:value="0" calcext:value-type="float">
            <text:p>0</text:p>
          </table:table-cell>
          <table:table-cell office:value-type="float" office:value="595.1696" calcext:value-type="float">
            <text:p>595,1696</text:p>
          </table:table-cell>
          <table:table-cell office:value-type="float" office:value="351.3369" calcext:value-type="float">
            <text:p>351,3369</text:p>
          </table:table-cell>
          <table:table-cell office:value-type="float" office:value="0.4186412" calcext:value-type="float">
            <text:p>0,4186412</text:p>
          </table:table-cell>
          <table:table-cell office:value-type="float" office:value="0.3109809" calcext:value-type="float">
            <text:p>0,3109809</text:p>
          </table:table-cell>
          <table:table-cell office:value-type="float" office:value="696.5785" calcext:value-type="float">
            <text:p>696,5785</text:p>
          </table:table-cell>
          <table:table-cell office:value-type="float" office:value="3.929166" calcext:value-type="float">
            <text:p>3,9291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8" calcext:value-type="float">
            <text:p>568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343" calcext:value-type="float">
            <text:p>343</text:p>
          </table:table-cell>
          <table:table-cell office:value-type="float" office:value="11158984" calcext:value-type="float">
            <text:p>11158984</text:p>
          </table:table-cell>
          <table:table-cell office:value-type="float" office:value="379724903" calcext:value-type="float">
            <text:p>379724903</text:p>
          </table:table-cell>
        </table:table-row>
        <table:table-row table:style-name="ro2">
          <table:table-cell office:value-type="float" office:value="11179" calcext:value-type="float">
            <text:p>11179</text:p>
          </table:table-cell>
          <table:table-cell office:value-type="string" calcext:value-type="string">
            <text:p>14:37:26.538</text:p>
          </table:table-cell>
          <table:table-cell office:value-type="string" calcext:value-type="string">
            <text:p>00:00:11.178</text:p>
          </table:table-cell>
          <table:table-cell office:value-type="float" office:value="560" calcext:value-type="float">
            <text:p>560</text:p>
          </table:table-cell>
          <table:table-cell office:value-type="float" office:value="530.9291" calcext:value-type="float">
            <text:p>530,9291</text:p>
          </table:table-cell>
          <table:table-cell office:value-type="float" office:value="310.6273" calcext:value-type="float">
            <text:p>310,6273</text:p>
          </table:table-cell>
          <table:table-cell office:value-type="float" office:value="0.6768376" calcext:value-type="float">
            <text:p>0,6768376</text:p>
          </table:table-cell>
          <table:table-cell office:value-type="float" office:value="0.3144957" calcext:value-type="float">
            <text:p>0,3144957</text:p>
          </table:table-cell>
          <table:table-cell office:value-type="float" office:value="697.1276" calcext:value-type="float">
            <text:p>697,1276</text:p>
          </table:table-cell>
          <table:table-cell office:value-type="float" office:value="3.863707" calcext:value-type="float">
            <text:p>3,863707</text:p>
          </table:table-cell>
          <table:table-cell office:value-type="float" office:value="0" calcext:value-type="float">
            <text:p>0</text:p>
          </table:table-cell>
          <table:table-cell office:value-type="float" office:value="596.686" calcext:value-type="float">
            <text:p>596,686</text:p>
          </table:table-cell>
          <table:table-cell office:value-type="float" office:value="367.592" calcext:value-type="float">
            <text:p>367,592</text:p>
          </table:table-cell>
          <table:table-cell office:value-type="float" office:value="0.4180445" calcext:value-type="float">
            <text:p>0,4180445</text:p>
          </table:table-cell>
          <table:table-cell office:value-type="float" office:value="0.3112163" calcext:value-type="float">
            <text:p>0,3112163</text:p>
          </table:table-cell>
          <table:table-cell office:value-type="float" office:value="696.5785" calcext:value-type="float">
            <text:p>696,5785</text:p>
          </table:table-cell>
          <table:table-cell office:value-type="float" office:value="3.933948" calcext:value-type="float">
            <text:p>3,9339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4" calcext:value-type="float">
            <text:p>564</text:p>
          </table:table-cell>
          <table:table-cell office:value-type="float" office:value="339" calcext:value-type="float">
            <text:p>339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39" calcext:value-type="float">
            <text:p>339</text:p>
          </table:table-cell>
          <table:table-cell office:value-type="float" office:value="11178871" calcext:value-type="float">
            <text:p>11178871</text:p>
          </table:table-cell>
          <table:table-cell office:value-type="float" office:value="379744790" calcext:value-type="float">
            <text:p>379744790</text:p>
          </table:table-cell>
        </table:table-row>
        <table:table-row table:style-name="ro2">
          <table:table-cell office:value-type="float" office:value="11199" calcext:value-type="float">
            <text:p>11199</text:p>
          </table:table-cell>
          <table:table-cell office:value-type="string" calcext:value-type="string">
            <text:p>14:37:26.558</text:p>
          </table:table-cell>
          <table:table-cell office:value-type="string" calcext:value-type="string">
            <text:p>00:00:11.198</text:p>
          </table:table-cell>
          <table:table-cell office:value-type="float" office:value="561" calcext:value-type="float">
            <text:p>561</text:p>
          </table:table-cell>
          <table:table-cell office:value-type="float" office:value="533.1008" calcext:value-type="float">
            <text:p>533,1008</text:p>
          </table:table-cell>
          <table:table-cell office:value-type="float" office:value="352.3605" calcext:value-type="float">
            <text:p>352,3605</text:p>
          </table:table-cell>
          <table:table-cell office:value-type="float" office:value="0.6763486" calcext:value-type="float">
            <text:p>0,6763486</text:p>
          </table:table-cell>
          <table:table-cell office:value-type="float" office:value="0.3142164" calcext:value-type="float">
            <text:p>0,3142164</text:p>
          </table:table-cell>
          <table:table-cell office:value-type="float" office:value="697.1276" calcext:value-type="float">
            <text:p>697,1276</text:p>
          </table:table-cell>
          <table:table-cell office:value-type="float" office:value="3.933617" calcext:value-type="float">
            <text:p>3,933617</text:p>
          </table:table-cell>
          <table:table-cell office:value-type="float" office:value="0" calcext:value-type="float">
            <text:p>0</text:p>
          </table:table-cell>
          <table:table-cell office:value-type="float" office:value="598.9902" calcext:value-type="float">
            <text:p>598,9902</text:p>
          </table:table-cell>
          <table:table-cell office:value-type="float" office:value="358.4352" calcext:value-type="float">
            <text:p>358,4352</text:p>
          </table:table-cell>
          <table:table-cell office:value-type="float" office:value="0.4173598" calcext:value-type="float">
            <text:p>0,4173598</text:p>
          </table:table-cell>
          <table:table-cell office:value-type="float" office:value="0.3112086" calcext:value-type="float">
            <text:p>0,3112086</text:p>
          </table:table-cell>
          <table:table-cell office:value-type="float" office:value="696.5785" calcext:value-type="float">
            <text:p>696,5785</text:p>
          </table:table-cell>
          <table:table-cell office:value-type="float" office:value="3.951142" calcext:value-type="float">
            <text:p>3,9511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6" calcext:value-type="float">
            <text:p>566</text:p>
          </table:table-cell>
          <table:table-cell office:value-type="float" office:value="355" calcext:value-type="float">
            <text:p>35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355" calcext:value-type="float">
            <text:p>355</text:p>
          </table:table-cell>
          <table:table-cell office:value-type="float" office:value="11198843" calcext:value-type="float">
            <text:p>11198843</text:p>
          </table:table-cell>
          <table:table-cell office:value-type="float" office:value="379764762" calcext:value-type="float">
            <text:p>379764762</text:p>
          </table:table-cell>
        </table:table-row>
        <table:table-row table:style-name="ro2">
          <table:table-cell office:value-type="float" office:value="11219" calcext:value-type="float">
            <text:p>11219</text:p>
          </table:table-cell>
          <table:table-cell office:value-type="string" calcext:value-type="string">
            <text:p>14:37:26.578</text:p>
          </table:table-cell>
          <table:table-cell office:value-type="string" calcext:value-type="string">
            <text:p>00:00:11.218</text:p>
          </table:table-cell>
          <table:table-cell office:value-type="float" office:value="562" calcext:value-type="float">
            <text:p>562</text:p>
          </table:table-cell>
          <table:table-cell office:value-type="float" office:value="542.1846" calcext:value-type="float">
            <text:p>542,1846</text:p>
          </table:table-cell>
          <table:table-cell office:value-type="float" office:value="317.7164" calcext:value-type="float">
            <text:p>317,7164</text:p>
          </table:table-cell>
          <table:table-cell office:value-type="float" office:value="0.6755935" calcext:value-type="float">
            <text:p>0,6755935</text:p>
          </table:table-cell>
          <table:table-cell office:value-type="float" office:value="0.3136714" calcext:value-type="float">
            <text:p>0,3136714</text:p>
          </table:table-cell>
          <table:table-cell office:value-type="float" office:value="697.1276" calcext:value-type="float">
            <text:p>697,1276</text:p>
          </table:table-cell>
          <table:table-cell office:value-type="float" office:value="3.938035" calcext:value-type="float">
            <text:p>3,938035</text:p>
          </table:table-cell>
          <table:table-cell office:value-type="float" office:value="0" calcext:value-type="float">
            <text:p>0</text:p>
          </table:table-cell>
          <table:table-cell office:value-type="float" office:value="600.8361" calcext:value-type="float">
            <text:p>600,8361</text:p>
          </table:table-cell>
          <table:table-cell office:value-type="float" office:value="342.5554" calcext:value-type="float">
            <text:p>342,5554</text:p>
          </table:table-cell>
          <table:table-cell office:value-type="float" office:value="0.4165716" calcext:value-type="float">
            <text:p>0,4165716</text:p>
          </table:table-cell>
          <table:table-cell office:value-type="float" office:value="0.3109977" calcext:value-type="float">
            <text:p>0,3109977</text:p>
          </table:table-cell>
          <table:table-cell office:value-type="float" office:value="696.5785" calcext:value-type="float">
            <text:p>696,5785</text:p>
          </table:table-cell>
          <table:table-cell office:value-type="float" office:value="3.945051" calcext:value-type="float">
            <text:p>3,9450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2" calcext:value-type="float">
            <text:p>572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330" calcext:value-type="float">
            <text:p>330</text:p>
          </table:table-cell>
          <table:table-cell office:value-type="float" office:value="11218707" calcext:value-type="float">
            <text:p>11218707</text:p>
          </table:table-cell>
          <table:table-cell office:value-type="float" office:value="379784626" calcext:value-type="float">
            <text:p>379784626</text:p>
          </table:table-cell>
        </table:table-row>
        <table:table-row table:style-name="ro2">
          <table:table-cell office:value-type="float" office:value="11239" calcext:value-type="float">
            <text:p>11239</text:p>
          </table:table-cell>
          <table:table-cell office:value-type="string" calcext:value-type="string">
            <text:p>14:37:26.598</text:p>
          </table:table-cell>
          <table:table-cell office:value-type="string" calcext:value-type="string">
            <text:p>00:00:11.238</text:p>
          </table:table-cell>
          <table:table-cell office:value-type="float" office:value="563" calcext:value-type="float">
            <text:p>563</text:p>
          </table:table-cell>
          <table:table-cell office:value-type="float" office:value="539.2586" calcext:value-type="float">
            <text:p>539,2586</text:p>
          </table:table-cell>
          <table:table-cell office:value-type="float" office:value="334.5805" calcext:value-type="float">
            <text:p>334,5805</text:p>
          </table:table-cell>
          <table:table-cell office:value-type="float" office:value="0.6747244" calcext:value-type="float">
            <text:p>0,6747244</text:p>
          </table:table-cell>
          <table:table-cell office:value-type="float" office:value="0.3126894" calcext:value-type="float">
            <text:p>0,3126894</text:p>
          </table:table-cell>
          <table:table-cell office:value-type="float" office:value="696.8055" calcext:value-type="float">
            <text:p>696,8055</text:p>
          </table:table-cell>
          <table:table-cell office:value-type="float" office:value="3.94069" calcext:value-type="float">
            <text:p>3,94069</text:p>
          </table:table-cell>
          <table:table-cell office:value-type="float" office:value="0" calcext:value-type="float">
            <text:p>0</text:p>
          </table:table-cell>
          <table:table-cell office:value-type="float" office:value="602.0615" calcext:value-type="float">
            <text:p>602,0615</text:p>
          </table:table-cell>
          <table:table-cell office:value-type="float" office:value="348.9465" calcext:value-type="float">
            <text:p>348,9465</text:p>
          </table:table-cell>
          <table:table-cell office:value-type="float" office:value="0.415523" calcext:value-type="float">
            <text:p>0,415523</text:p>
          </table:table-cell>
          <table:table-cell office:value-type="float" office:value="0.310217" calcext:value-type="float">
            <text:p>0,310217</text:p>
          </table:table-cell>
          <table:table-cell office:value-type="float" office:value="696.1846" calcext:value-type="float">
            <text:p>696,1846</text:p>
          </table:table-cell>
          <table:table-cell office:value-type="float" office:value="3.950901" calcext:value-type="float">
            <text:p>3,9509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1" calcext:value-type="float">
            <text:p>571</text:p>
          </table:table-cell>
          <table:table-cell office:value-type="float" office:value="342" calcext:value-type="float">
            <text:p>34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342" calcext:value-type="float">
            <text:p>342</text:p>
          </table:table-cell>
          <table:table-cell office:value-type="float" office:value="11238705" calcext:value-type="float">
            <text:p>11238705</text:p>
          </table:table-cell>
          <table:table-cell office:value-type="float" office:value="379804624" calcext:value-type="float">
            <text:p>379804624</text:p>
          </table:table-cell>
        </table:table-row>
        <table:table-row table:style-name="ro2">
          <table:table-cell office:value-type="float" office:value="11259" calcext:value-type="float">
            <text:p>11259</text:p>
          </table:table-cell>
          <table:table-cell office:value-type="string" calcext:value-type="string">
            <text:p>14:37:26.618</text:p>
          </table:table-cell>
          <table:table-cell office:value-type="string" calcext:value-type="string">
            <text:p>00:00:11.258</text:p>
          </table:table-cell>
          <table:table-cell office:value-type="float" office:value="564" calcext:value-type="float">
            <text:p>564</text:p>
          </table:table-cell>
          <table:table-cell office:value-type="float" office:value="532.3347" calcext:value-type="float">
            <text:p>532,3347</text:p>
          </table:table-cell>
          <table:table-cell office:value-type="float" office:value="282.5443" calcext:value-type="float">
            <text:p>282,5443</text:p>
          </table:table-cell>
          <table:table-cell office:value-type="float" office:value="0.6740241" calcext:value-type="float">
            <text:p>0,6740241</text:p>
          </table:table-cell>
          <table:table-cell office:value-type="float" office:value="0.3119222" calcext:value-type="float">
            <text:p>0,3119222</text:p>
          </table:table-cell>
          <table:table-cell office:value-type="float" office:value="696.8055" calcext:value-type="float">
            <text:p>696,8055</text:p>
          </table:table-cell>
          <table:table-cell office:value-type="float" office:value="3.903151" calcext:value-type="float">
            <text:p>3,903151</text:p>
          </table:table-cell>
          <table:table-cell office:value-type="float" office:value="0" calcext:value-type="float">
            <text:p>0</text:p>
          </table:table-cell>
          <table:table-cell office:value-type="float" office:value="585.4189" calcext:value-type="float">
            <text:p>585,4189</text:p>
          </table:table-cell>
          <table:table-cell office:value-type="float" office:value="334.2586" calcext:value-type="float">
            <text:p>334,2586</text:p>
          </table:table-cell>
          <table:table-cell office:value-type="float" office:value="0.4147057" calcext:value-type="float">
            <text:p>0,4147057</text:p>
          </table:table-cell>
          <table:table-cell office:value-type="float" office:value="0.3096841" calcext:value-type="float">
            <text:p>0,3096841</text:p>
          </table:table-cell>
          <table:table-cell office:value-type="float" office:value="696.1846" calcext:value-type="float">
            <text:p>696,1846</text:p>
          </table:table-cell>
          <table:table-cell office:value-type="float" office:value="3.98954" calcext:value-type="float">
            <text:p>3,989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9" calcext:value-type="float">
            <text:p>559</text:p>
          </table:table-cell>
          <table:table-cell office:value-type="float" office:value="308" calcext:value-type="float">
            <text:p>30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8" calcext:value-type="float">
            <text:p>308</text:p>
          </table:table-cell>
          <table:table-cell office:value-type="float" office:value="11258591" calcext:value-type="float">
            <text:p>11258591</text:p>
          </table:table-cell>
          <table:table-cell office:value-type="float" office:value="379824510" calcext:value-type="float">
            <text:p>379824510</text:p>
          </table:table-cell>
        </table:table-row>
        <table:table-row table:style-name="ro2">
          <table:table-cell office:value-type="float" office:value="11279" calcext:value-type="float">
            <text:p>11279</text:p>
          </table:table-cell>
          <table:table-cell office:value-type="string" calcext:value-type="string">
            <text:p>14:37:26.638</text:p>
          </table:table-cell>
          <table:table-cell office:value-type="string" calcext:value-type="string">
            <text:p>00:00:11.278</text:p>
          </table:table-cell>
          <table:table-cell office:value-type="float" office:value="565" calcext:value-type="float">
            <text:p>565</text:p>
          </table:table-cell>
          <table:table-cell office:value-type="float" office:value="547.4151" calcext:value-type="float">
            <text:p>547,4151</text:p>
          </table:table-cell>
          <table:table-cell office:value-type="float" office:value="338.2199" calcext:value-type="float">
            <text:p>338,2199</text:p>
          </table:table-cell>
          <table:table-cell office:value-type="float" office:value="0.6737577" calcext:value-type="float">
            <text:p>0,6737577</text:p>
          </table:table-cell>
          <table:table-cell office:value-type="float" office:value="0.3114883" calcext:value-type="float">
            <text:p>0,3114883</text:p>
          </table:table-cell>
          <table:table-cell office:value-type="float" office:value="696.8055" calcext:value-type="float">
            <text:p>696,8055</text:p>
          </table:table-cell>
          <table:table-cell office:value-type="float" office:value="3.915837" calcext:value-type="float">
            <text:p>3,915837</text:p>
          </table:table-cell>
          <table:table-cell office:value-type="float" office:value="0" calcext:value-type="float">
            <text:p>0</text:p>
          </table:table-cell>
          <table:table-cell office:value-type="float" office:value="610.5574" calcext:value-type="float">
            <text:p>610,5574</text:p>
          </table:table-cell>
          <table:table-cell office:value-type="float" office:value="353.9308" calcext:value-type="float">
            <text:p>353,9308</text:p>
          </table:table-cell>
          <table:table-cell office:value-type="float" office:value="0.4143883" calcext:value-type="float">
            <text:p>0,4143883</text:p>
          </table:table-cell>
          <table:table-cell office:value-type="float" office:value="0.3094209" calcext:value-type="float">
            <text:p>0,3094209</text:p>
          </table:table-cell>
          <table:table-cell office:value-type="float" office:value="696.1846" calcext:value-type="float">
            <text:p>696,1846</text:p>
          </table:table-cell>
          <table:table-cell office:value-type="float" office:value="3.957074" calcext:value-type="float">
            <text:p>3,95707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office:value-type="float" office:value="346" calcext:value-type="float">
            <text:p>34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346" calcext:value-type="float">
            <text:p>346</text:p>
          </table:table-cell>
          <table:table-cell office:value-type="float" office:value="11278576" calcext:value-type="float">
            <text:p>11278576</text:p>
          </table:table-cell>
          <table:table-cell office:value-type="float" office:value="379844495" calcext:value-type="float">
            <text:p>379844495</text:p>
          </table:table-cell>
        </table:table-row>
        <table:table-row table:style-name="ro2">
          <table:table-cell office:value-type="float" office:value="11298" calcext:value-type="float">
            <text:p>11298</text:p>
          </table:table-cell>
          <table:table-cell office:value-type="string" calcext:value-type="string">
            <text:p>14:37:26.657</text:p>
          </table:table-cell>
          <table:table-cell office:value-type="string" calcext:value-type="string">
            <text:p>00:00:11.298</text:p>
          </table:table-cell>
          <table:table-cell office:value-type="float" office:value="566" calcext:value-type="float">
            <text:p>566</text:p>
          </table:table-cell>
          <table:table-cell office:value-type="float" office:value="546.4575" calcext:value-type="float">
            <text:p>546,4575</text:p>
          </table:table-cell>
          <table:table-cell office:value-type="float" office:value="312.5766" calcext:value-type="float">
            <text:p>312,5766</text:p>
          </table:table-cell>
          <table:table-cell office:value-type="float" office:value="0.6737512" calcext:value-type="float">
            <text:p>0,6737512</text:p>
          </table:table-cell>
          <table:table-cell office:value-type="float" office:value="0.3116539" calcext:value-type="float">
            <text:p>0,3116539</text:p>
          </table:table-cell>
          <table:table-cell office:value-type="float" office:value="696.8055" calcext:value-type="float">
            <text:p>696,8055</text:p>
          </table:table-cell>
          <table:table-cell office:value-type="float" office:value="3.937802" calcext:value-type="float">
            <text:p>3,937802</text:p>
          </table:table-cell>
          <table:table-cell office:value-type="float" office:value="0" calcext:value-type="float">
            <text:p>0</text:p>
          </table:table-cell>
          <table:table-cell office:value-type="float" office:value="602.6254" calcext:value-type="float">
            <text:p>602,6254</text:p>
          </table:table-cell>
          <table:table-cell office:value-type="float" office:value="330.5284" calcext:value-type="float">
            <text:p>330,5284</text:p>
          </table:table-cell>
          <table:table-cell office:value-type="float" office:value="0.4143319" calcext:value-type="float">
            <text:p>0,4143319</text:p>
          </table:table-cell>
          <table:table-cell office:value-type="float" office:value="0.3099084" calcext:value-type="float">
            <text:p>0,3099084</text:p>
          </table:table-cell>
          <table:table-cell office:value-type="float" office:value="696.1846" calcext:value-type="float">
            <text:p>696,1846</text:p>
          </table:table-cell>
          <table:table-cell office:value-type="float" office:value="3.94897" calcext:value-type="float">
            <text:p>3,948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5" calcext:value-type="float">
            <text:p>575</text:p>
          </table:table-cell>
          <table:table-cell office:value-type="float" office:value="322" calcext:value-type="float">
            <text:p>32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22" calcext:value-type="float">
            <text:p>322</text:p>
          </table:table-cell>
          <table:table-cell office:value-type="float" office:value="11298500" calcext:value-type="float">
            <text:p>11298500</text:p>
          </table:table-cell>
          <table:table-cell office:value-type="float" office:value="379864419" calcext:value-type="float">
            <text:p>379864419</text:p>
          </table:table-cell>
        </table:table-row>
        <table:table-row table:style-name="ro2">
          <table:table-cell office:value-type="float" office:value="11318" calcext:value-type="float">
            <text:p>11318</text:p>
          </table:table-cell>
          <table:table-cell office:value-type="string" calcext:value-type="string">
            <text:p>14:37:26.677</text:p>
          </table:table-cell>
          <table:table-cell office:value-type="string" calcext:value-type="string">
            <text:p>00:00:11.318</text:p>
          </table:table-cell>
          <table:table-cell office:value-type="float" office:value="567" calcext:value-type="float">
            <text:p>567</text:p>
          </table:table-cell>
          <table:table-cell office:value-type="float" office:value="548.434" calcext:value-type="float">
            <text:p>548,434</text:p>
          </table:table-cell>
          <table:table-cell office:value-type="float" office:value="320.1108" calcext:value-type="float">
            <text:p>320,1108</text:p>
          </table:table-cell>
          <table:table-cell office:value-type="float" office:value="0.6740171" calcext:value-type="float">
            <text:p>0,6740171</text:p>
          </table:table-cell>
          <table:table-cell office:value-type="float" office:value="0.312143" calcext:value-type="float">
            <text:p>0,312143</text:p>
          </table:table-cell>
          <table:table-cell office:value-type="float" office:value="696.8055" calcext:value-type="float">
            <text:p>696,8055</text:p>
          </table:table-cell>
          <table:table-cell office:value-type="float" office:value="3.944633" calcext:value-type="float">
            <text:p>3,944633</text:p>
          </table:table-cell>
          <table:table-cell office:value-type="float" office:value="0" calcext:value-type="float">
            <text:p>0</text:p>
          </table:table-cell>
          <table:table-cell office:value-type="float" office:value="592.2776" calcext:value-type="float">
            <text:p>592,2776</text:p>
          </table:table-cell>
          <table:table-cell office:value-type="float" office:value="348.702" calcext:value-type="float">
            <text:p>348,702</text:p>
          </table:table-cell>
          <table:table-cell office:value-type="float" office:value="0.41457" calcext:value-type="float">
            <text:p>0,41457</text:p>
          </table:table-cell>
          <table:table-cell office:value-type="float" office:value="0.310342" calcext:value-type="float">
            <text:p>0,310342</text:p>
          </table:table-cell>
          <table:table-cell office:value-type="float" office:value="696.1846" calcext:value-type="float">
            <text:p>696,1846</text:p>
          </table:table-cell>
          <table:table-cell office:value-type="float" office:value="3.894887" calcext:value-type="float">
            <text:p>3,89488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0" calcext:value-type="float">
            <text:p>570</text:p>
          </table:table-cell>
          <table:table-cell office:value-type="float" office:value="334" calcext:value-type="float">
            <text:p>33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334" calcext:value-type="float">
            <text:p>334</text:p>
          </table:table-cell>
          <table:table-cell office:value-type="float" office:value="11318442" calcext:value-type="float">
            <text:p>11318442</text:p>
          </table:table-cell>
          <table:table-cell office:value-type="float" office:value="379884361" calcext:value-type="float">
            <text:p>379884361</text:p>
          </table:table-cell>
        </table:table-row>
        <table:table-row table:style-name="ro2">
          <table:table-cell office:value-type="float" office:value="11338" calcext:value-type="float">
            <text:p>11338</text:p>
          </table:table-cell>
          <table:table-cell office:value-type="string" calcext:value-type="string">
            <text:p>14:37:26.697</text:p>
          </table:table-cell>
          <table:table-cell office:value-type="string" calcext:value-type="string">
            <text:p>00:00:11.338</text:p>
          </table:table-cell>
          <table:table-cell office:value-type="float" office:value="568" calcext:value-type="float">
            <text:p>568</text:p>
          </table:table-cell>
          <table:table-cell office:value-type="float" office:value="548.2124" calcext:value-type="float">
            <text:p>548,2124</text:p>
          </table:table-cell>
          <table:table-cell office:value-type="float" office:value="305.7019" calcext:value-type="float">
            <text:p>305,7019</text:p>
          </table:table-cell>
          <table:table-cell office:value-type="float" office:value="0.6747236" calcext:value-type="float">
            <text:p>0,6747236</text:p>
          </table:table-cell>
          <table:table-cell office:value-type="float" office:value="0.3133261" calcext:value-type="float">
            <text:p>0,3133261</text:p>
          </table:table-cell>
          <table:table-cell office:value-type="float" office:value="696.8707" calcext:value-type="float">
            <text:p>696,8707</text:p>
          </table:table-cell>
          <table:table-cell office:value-type="float" office:value="3.951822" calcext:value-type="float">
            <text:p>3,951822</text:p>
          </table:table-cell>
          <table:table-cell office:value-type="float" office:value="0" calcext:value-type="float">
            <text:p>0</text:p>
          </table:table-cell>
          <table:table-cell office:value-type="float" office:value="602.6225" calcext:value-type="float">
            <text:p>602,6225</text:p>
          </table:table-cell>
          <table:table-cell office:value-type="float" office:value="347.695" calcext:value-type="float">
            <text:p>347,695</text:p>
          </table:table-cell>
          <table:table-cell office:value-type="float" office:value="0.4152111" calcext:value-type="float">
            <text:p>0,4152111</text:p>
          </table:table-cell>
          <table:table-cell office:value-type="float" office:value="0.3113246" calcext:value-type="float">
            <text:p>0,3113246</text:p>
          </table:table-cell>
          <table:table-cell office:value-type="float" office:value="692.9131" calcext:value-type="float">
            <text:p>692,9131</text:p>
          </table:table-cell>
          <table:table-cell office:value-type="float" office:value="3.853848" calcext:value-type="float">
            <text:p>3,853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27" calcext:value-type="float">
            <text:p>327</text:p>
          </table:table-cell>
          <table:table-cell office:value-type="float" office:value="11338341" calcext:value-type="float">
            <text:p>11338341</text:p>
          </table:table-cell>
          <table:table-cell office:value-type="float" office:value="379904260" calcext:value-type="float">
            <text:p>379904260</text:p>
          </table:table-cell>
        </table:table-row>
        <table:table-row table:style-name="ro2">
          <table:table-cell office:value-type="float" office:value="11358" calcext:value-type="float">
            <text:p>11358</text:p>
          </table:table-cell>
          <table:table-cell office:value-type="string" calcext:value-type="string">
            <text:p>14:37:26.717</text:p>
          </table:table-cell>
          <table:table-cell office:value-type="string" calcext:value-type="string">
            <text:p>00:00:11.358</text:p>
          </table:table-cell>
          <table:table-cell office:value-type="float" office:value="569" calcext:value-type="float">
            <text:p>569</text:p>
          </table:table-cell>
          <table:table-cell office:value-type="float" office:value="541.3785" calcext:value-type="float">
            <text:p>541,3785</text:p>
          </table:table-cell>
          <table:table-cell office:value-type="float" office:value="315.075" calcext:value-type="float">
            <text:p>315,075</text:p>
          </table:table-cell>
          <table:table-cell office:value-type="float" office:value="0.6756591" calcext:value-type="float">
            <text:p>0,6756591</text:p>
          </table:table-cell>
          <table:table-cell office:value-type="float" office:value="0.3146559" calcext:value-type="float">
            <text:p>0,3146559</text:p>
          </table:table-cell>
          <table:table-cell office:value-type="float" office:value="696.8707" calcext:value-type="float">
            <text:p>696,8707</text:p>
          </table:table-cell>
          <table:table-cell office:value-type="float" office:value="3.917732" calcext:value-type="float">
            <text:p>3,917732</text:p>
          </table:table-cell>
          <table:table-cell office:value-type="float" office:value="0" calcext:value-type="float">
            <text:p>0</text:p>
          </table:table-cell>
          <table:table-cell office:value-type="float" office:value="582.3284" calcext:value-type="float">
            <text:p>582,3284</text:p>
          </table:table-cell>
          <table:table-cell office:value-type="float" office:value="332.5354" calcext:value-type="float">
            <text:p>332,5354</text:p>
          </table:table-cell>
          <table:table-cell office:value-type="float" office:value="0.4160172" calcext:value-type="float">
            <text:p>0,4160172</text:p>
          </table:table-cell>
          <table:table-cell office:value-type="float" office:value="0.3120606" calcext:value-type="float">
            <text:p>0,3120606</text:p>
          </table:table-cell>
          <table:table-cell office:value-type="float" office:value="692.9131" calcext:value-type="float">
            <text:p>692,9131</text:p>
          </table:table-cell>
          <table:table-cell office:value-type="float" office:value="3.899625" calcext:value-type="float">
            <text:p>3,8996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2" calcext:value-type="float">
            <text:p>562</text:p>
          </table:table-cell>
          <table:table-cell office:value-type="float" office:value="324" calcext:value-type="float">
            <text:p>32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24" calcext:value-type="float">
            <text:p>324</text:p>
          </table:table-cell>
          <table:table-cell office:value-type="float" office:value="11358306" calcext:value-type="float">
            <text:p>11358306</text:p>
          </table:table-cell>
          <table:table-cell office:value-type="float" office:value="379924225" calcext:value-type="float">
            <text:p>379924225</text:p>
          </table:table-cell>
        </table:table-row>
        <table:table-row table:style-name="ro2">
          <table:table-cell office:value-type="float" office:value="11378" calcext:value-type="float">
            <text:p>11378</text:p>
          </table:table-cell>
          <table:table-cell office:value-type="string" calcext:value-type="string">
            <text:p>14:37:26.737</text:p>
          </table:table-cell>
          <table:table-cell office:value-type="string" calcext:value-type="string">
            <text:p>00:00:11.378</text:p>
          </table:table-cell>
          <table:table-cell office:value-type="float" office:value="570" calcext:value-type="float">
            <text:p>570</text:p>
          </table:table-cell>
          <table:table-cell office:value-type="float" office:value="556.3429" calcext:value-type="float">
            <text:p>556,3429</text:p>
          </table:table-cell>
          <table:table-cell office:value-type="float" office:value="326.8765" calcext:value-type="float">
            <text:p>326,8765</text:p>
          </table:table-cell>
          <table:table-cell office:value-type="float" office:value="0.6766733" calcext:value-type="float">
            <text:p>0,6766733</text:p>
          </table:table-cell>
          <table:table-cell office:value-type="float" office:value="0.3156159" calcext:value-type="float">
            <text:p>0,3156159</text:p>
          </table:table-cell>
          <table:table-cell office:value-type="float" office:value="696.8707" calcext:value-type="float">
            <text:p>696,8707</text:p>
          </table:table-cell>
          <table:table-cell office:value-type="float" office:value="3.952623" calcext:value-type="float">
            <text:p>3,952623</text:p>
          </table:table-cell>
          <table:table-cell office:value-type="float" office:value="0" calcext:value-type="float">
            <text:p>0</text:p>
          </table:table-cell>
          <table:table-cell office:value-type="float" office:value="606.6108" calcext:value-type="float">
            <text:p>606,6108</text:p>
          </table:table-cell>
          <table:table-cell office:value-type="float" office:value="359.8018" calcext:value-type="float">
            <text:p>359,8018</text:p>
          </table:table-cell>
          <table:table-cell office:value-type="float" office:value="0.4171334" calcext:value-type="float">
            <text:p>0,4171334</text:p>
          </table:table-cell>
          <table:table-cell office:value-type="float" office:value="0.3123209" calcext:value-type="float">
            <text:p>0,3123209</text:p>
          </table:table-cell>
          <table:table-cell office:value-type="float" office:value="692.9131" calcext:value-type="float">
            <text:p>692,9131</text:p>
          </table:table-cell>
          <table:table-cell office:value-type="float" office:value="3.953724" calcext:value-type="float">
            <text:p>3,9537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1" calcext:value-type="float">
            <text:p>581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43" calcext:value-type="float">
            <text:p>343</text:p>
          </table:table-cell>
          <table:table-cell office:value-type="float" office:value="11378190" calcext:value-type="float">
            <text:p>11378190</text:p>
          </table:table-cell>
          <table:table-cell office:value-type="float" office:value="379944109" calcext:value-type="float">
            <text:p>379944109</text:p>
          </table:table-cell>
        </table:table-row>
        <table:table-row table:style-name="ro2">
          <table:table-cell office:value-type="float" office:value="11398" calcext:value-type="float">
            <text:p>11398</text:p>
          </table:table-cell>
          <table:table-cell office:value-type="string" calcext:value-type="string">
            <text:p>14:37:26.757</text:p>
          </table:table-cell>
          <table:table-cell office:value-type="string" calcext:value-type="string">
            <text:p>00:00:11.398</text:p>
          </table:table-cell>
          <table:table-cell office:value-type="float" office:value="571" calcext:value-type="float">
            <text:p>571</text:p>
          </table:table-cell>
          <table:table-cell office:value-type="float" office:value="550.1964" calcext:value-type="float">
            <text:p>550,1964</text:p>
          </table:table-cell>
          <table:table-cell office:value-type="float" office:value="337.8015" calcext:value-type="float">
            <text:p>337,8015</text:p>
          </table:table-cell>
          <table:table-cell office:value-type="float" office:value="0.6774595" calcext:value-type="float">
            <text:p>0,6774595</text:p>
          </table:table-cell>
          <table:table-cell office:value-type="float" office:value="0.3159147" calcext:value-type="float">
            <text:p>0,3159147</text:p>
          </table:table-cell>
          <table:table-cell office:value-type="float" office:value="696.8707" calcext:value-type="float">
            <text:p>696,8707</text:p>
          </table:table-cell>
          <table:table-cell office:value-type="float" office:value="3.909445" calcext:value-type="float">
            <text:p>3,909445</text:p>
          </table:table-cell>
          <table:table-cell office:value-type="float" office:value="0" calcext:value-type="float">
            <text:p>0</text:p>
          </table:table-cell>
          <table:table-cell office:value-type="float" office:value="606.3403" calcext:value-type="float">
            <text:p>606,3403</text:p>
          </table:table-cell>
          <table:table-cell office:value-type="float" office:value="350.6618" calcext:value-type="float">
            <text:p>350,6618</text:p>
          </table:table-cell>
          <table:table-cell office:value-type="float" office:value="0.4180253" calcext:value-type="float">
            <text:p>0,4180253</text:p>
          </table:table-cell>
          <table:table-cell office:value-type="float" office:value="0.3121345" calcext:value-type="float">
            <text:p>0,3121345</text:p>
          </table:table-cell>
          <table:table-cell office:value-type="float" office:value="692.9131" calcext:value-type="float">
            <text:p>692,9131</text:p>
          </table:table-cell>
          <table:table-cell office:value-type="float" office:value="3.917978" calcext:value-type="float">
            <text:p>3,9179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8" calcext:value-type="float">
            <text:p>578</text:p>
          </table:table-cell>
          <table:table-cell office:value-type="float" office:value="344" calcext:value-type="float">
            <text:p>34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344" calcext:value-type="float">
            <text:p>344</text:p>
          </table:table-cell>
          <table:table-cell office:value-type="float" office:value="11398203" calcext:value-type="float">
            <text:p>11398203</text:p>
          </table:table-cell>
          <table:table-cell office:value-type="float" office:value="379964122" calcext:value-type="float">
            <text:p>379964122</text:p>
          </table:table-cell>
        </table:table-row>
        <table:table-row table:style-name="ro2">
          <table:table-cell office:value-type="float" office:value="11418" calcext:value-type="float">
            <text:p>11418</text:p>
          </table:table-cell>
          <table:table-cell office:value-type="string" calcext:value-type="string">
            <text:p>14:37:26.777</text:p>
          </table:table-cell>
          <table:table-cell office:value-type="string" calcext:value-type="string">
            <text:p>00:00:11.418</text:p>
          </table:table-cell>
          <table:table-cell office:value-type="float" office:value="572" calcext:value-type="float">
            <text:p>572</text:p>
          </table:table-cell>
          <table:table-cell office:value-type="float" office:value="559.5909" calcext:value-type="float">
            <text:p>559,5909</text:p>
          </table:table-cell>
          <table:table-cell office:value-type="float" office:value="313.1983" calcext:value-type="float">
            <text:p>313,1983</text:p>
          </table:table-cell>
          <table:table-cell office:value-type="float" office:value="0.6781088" calcext:value-type="float">
            <text:p>0,6781088</text:p>
          </table:table-cell>
          <table:table-cell office:value-type="float" office:value="0.3157838" calcext:value-type="float">
            <text:p>0,3157838</text:p>
          </table:table-cell>
          <table:table-cell office:value-type="float" office:value="696.8707" calcext:value-type="float">
            <text:p>696,8707</text:p>
          </table:table-cell>
          <table:table-cell office:value-type="float" office:value="3.959177" calcext:value-type="float">
            <text:p>3,959177</text:p>
          </table:table-cell>
          <table:table-cell office:value-type="float" office:value="0" calcext:value-type="float">
            <text:p>0</text:p>
          </table:table-cell>
          <table:table-cell office:value-type="float" office:value="604.3146" calcext:value-type="float">
            <text:p>604,3146</text:p>
          </table:table-cell>
          <table:table-cell office:value-type="float" office:value="361.345" calcext:value-type="float">
            <text:p>361,345</text:p>
          </table:table-cell>
          <table:table-cell office:value-type="float" office:value="0.4185124" calcext:value-type="float">
            <text:p>0,4185124</text:p>
          </table:table-cell>
          <table:table-cell office:value-type="float" office:value="0.3113384" calcext:value-type="float">
            <text:p>0,3113384</text:p>
          </table:table-cell>
          <table:table-cell office:value-type="float" office:value="692.9131" calcext:value-type="float">
            <text:p>692,9131</text:p>
          </table:table-cell>
          <table:table-cell office:value-type="float" office:value="3.928266" calcext:value-type="float">
            <text:p>3,9282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337" calcext:value-type="float">
            <text:p>337</text:p>
          </table:table-cell>
          <table:table-cell office:value-type="float" office:value="11418059" calcext:value-type="float">
            <text:p>11418059</text:p>
          </table:table-cell>
          <table:table-cell office:value-type="float" office:value="379983978" calcext:value-type="float">
            <text:p>379983978</text:p>
          </table:table-cell>
        </table:table-row>
        <table:table-row table:style-name="ro2">
          <table:table-cell office:value-type="float" office:value="11438" calcext:value-type="float">
            <text:p>11438</text:p>
          </table:table-cell>
          <table:table-cell office:value-type="string" calcext:value-type="string">
            <text:p>14:37:26.797</text:p>
          </table:table-cell>
          <table:table-cell office:value-type="string" calcext:value-type="string">
            <text:p>00:00:11.437</text:p>
          </table:table-cell>
          <table:table-cell office:value-type="float" office:value="573" calcext:value-type="float">
            <text:p>573</text:p>
          </table:table-cell>
          <table:table-cell office:value-type="float" office:value="559.0341" calcext:value-type="float">
            <text:p>559,0341</text:p>
          </table:table-cell>
          <table:table-cell office:value-type="float" office:value="319.269" calcext:value-type="float">
            <text:p>319,269</text:p>
          </table:table-cell>
          <table:table-cell office:value-type="float" office:value="0.6760572" calcext:value-type="float">
            <text:p>0,6760572</text:p>
          </table:table-cell>
          <table:table-cell office:value-type="float" office:value="0.3166638" calcext:value-type="float">
            <text:p>0,3166638</text:p>
          </table:table-cell>
          <table:table-cell office:value-type="float" office:value="698.0044" calcext:value-type="float">
            <text:p>698,0044</text:p>
          </table:table-cell>
          <table:table-cell office:value-type="float" office:value="3.953184" calcext:value-type="float">
            <text:p>3,953184</text:p>
          </table:table-cell>
          <table:table-cell office:value-type="float" office:value="0" calcext:value-type="float">
            <text:p>0</text:p>
          </table:table-cell>
          <table:table-cell office:value-type="float" office:value="603.3008" calcext:value-type="float">
            <text:p>603,3008</text:p>
          </table:table-cell>
          <table:table-cell office:value-type="float" office:value="355.3151" calcext:value-type="float">
            <text:p>355,3151</text:p>
          </table:table-cell>
          <table:table-cell office:value-type="float" office:value="0.4169792" calcext:value-type="float">
            <text:p>0,4169792</text:p>
          </table:table-cell>
          <table:table-cell office:value-type="float" office:value="0.3122632" calcext:value-type="float">
            <text:p>0,3122632</text:p>
          </table:table-cell>
          <table:table-cell office:value-type="float" office:value="694.2311" calcext:value-type="float">
            <text:p>694,2311</text:p>
          </table:table-cell>
          <table:table-cell office:value-type="float" office:value="3.956035" calcext:value-type="float">
            <text:p>3,9560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1" calcext:value-type="float">
            <text:p>581</text:p>
          </table:table-cell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37" calcext:value-type="float">
            <text:p>337</text:p>
          </table:table-cell>
          <table:table-cell office:value-type="float" office:value="11437946" calcext:value-type="float">
            <text:p>11437946</text:p>
          </table:table-cell>
          <table:table-cell office:value-type="float" office:value="380003865" calcext:value-type="float">
            <text:p>380003865</text:p>
          </table:table-cell>
        </table:table-row>
        <table:table-row table:style-name="ro2">
          <table:table-cell office:value-type="float" office:value="11458" calcext:value-type="float">
            <text:p>11458</text:p>
          </table:table-cell>
          <table:table-cell office:value-type="string" calcext:value-type="string">
            <text:p>14:37:26.817</text:p>
          </table:table-cell>
          <table:table-cell office:value-type="string" calcext:value-type="string">
            <text:p>00:00:11.457</text:p>
          </table:table-cell>
          <table:table-cell office:value-type="float" office:value="574" calcext:value-type="float">
            <text:p>574</text:p>
          </table:table-cell>
          <table:table-cell office:value-type="float" office:value="1001.436" calcext:value-type="float">
            <text:p>1001,436</text:p>
          </table:table-cell>
          <table:table-cell office:value-type="float" office:value="749.9543" calcext:value-type="float">
            <text:p>749,9543</text:p>
          </table:table-cell>
          <table:table-cell office:value-type="float" office:value="0.6715748" calcext:value-type="float">
            <text:p>0,6715748</text:p>
          </table:table-cell>
          <table:table-cell office:value-type="float" office:value="0.3186741" calcext:value-type="float">
            <text:p>0,3186741</text:p>
          </table:table-cell>
          <table:table-cell office:value-type="float" office:value="698.0044" calcext:value-type="float">
            <text:p>698,0044</text:p>
          </table:table-cell>
          <table:table-cell office:value-type="float" office:value="4.096202" calcext:value-type="float">
            <text:p>4,096202</text:p>
          </table:table-cell>
          <table:table-cell office:value-type="float" office:value="0" calcext:value-type="float">
            <text:p>0</text:p>
          </table:table-cell>
          <table:table-cell office:value-type="float" office:value="1076.06" calcext:value-type="float">
            <text:p>1076,06</text:p>
          </table:table-cell>
          <table:table-cell office:value-type="float" office:value="790.8717" calcext:value-type="float">
            <text:p>790,8717</text:p>
          </table:table-cell>
          <table:table-cell office:value-type="float" office:value="0.4136871" calcext:value-type="float">
            <text:p>0,4136871</text:p>
          </table:table-cell>
          <table:table-cell office:value-type="float" office:value="0.314949" calcext:value-type="float">
            <text:p>0,314949</text:p>
          </table:table-cell>
          <table:table-cell office:value-type="float" office:value="694.2311" calcext:value-type="float">
            <text:p>694,2311</text:p>
          </table:table-cell>
          <table:table-cell office:value-type="float" office:value="3.968146" calcext:value-type="float">
            <text:p>3,96814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1457917" calcext:value-type="float">
            <text:p>11457917</text:p>
          </table:table-cell>
          <table:table-cell office:value-type="float" office:value="380023836" calcext:value-type="float">
            <text:p>380023836</text:p>
          </table:table-cell>
        </table:table-row>
        <table:table-row table:style-name="ro2">
          <table:table-cell office:value-type="float" office:value="11478" calcext:value-type="float">
            <text:p>11478</text:p>
          </table:table-cell>
          <table:table-cell office:value-type="string" calcext:value-type="string">
            <text:p>14:37:26.837</text:p>
          </table:table-cell>
          <table:table-cell office:value-type="string" calcext:value-type="string">
            <text:p>00:00:11.477</text:p>
          </table:table-cell>
          <table:table-cell office:value-type="float" office:value="575" calcext:value-type="float">
            <text:p>575</text:p>
          </table:table-cell>
          <table:table-cell office:value-type="float" office:value="1320.156" calcext:value-type="float">
            <text:p>1320,156</text:p>
          </table:table-cell>
          <table:table-cell office:value-type="float" office:value="1002.218" calcext:value-type="float">
            <text:p>1002,218</text:p>
          </table:table-cell>
          <table:table-cell office:value-type="float" office:value="0.6670603" calcext:value-type="float">
            <text:p>0,6670603</text:p>
          </table:table-cell>
          <table:table-cell office:value-type="float" office:value="0.3200464" calcext:value-type="float">
            <text:p>0,3200464</text:p>
          </table:table-cell>
          <table:table-cell office:value-type="float" office:value="698.0044" calcext:value-type="float">
            <text:p>698,0044</text:p>
          </table:table-cell>
          <table:table-cell office:value-type="float" office:value="4.079657" calcext:value-type="float">
            <text:p>4,079657</text:p>
          </table:table-cell>
          <table:table-cell office:value-type="float" office:value="0" calcext:value-type="float">
            <text:p>0</text:p>
          </table:table-cell>
          <table:table-cell office:value-type="float" office:value="1376.766" calcext:value-type="float">
            <text:p>1376,766</text:p>
          </table:table-cell>
          <table:table-cell office:value-type="float" office:value="1068.843" calcext:value-type="float">
            <text:p>1068,843</text:p>
          </table:table-cell>
          <table:table-cell office:value-type="float" office:value="0.4099641" calcext:value-type="float">
            <text:p>0,4099641</text:p>
          </table:table-cell>
          <table:table-cell office:value-type="float" office:value="0.3172307" calcext:value-type="float">
            <text:p>0,3172307</text:p>
          </table:table-cell>
          <table:table-cell office:value-type="float" office:value="694.2311" calcext:value-type="float">
            <text:p>694,2311</text:p>
          </table:table-cell>
          <table:table-cell office:value-type="float" office:value="3.945828" calcext:value-type="float">
            <text:p>3,9458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48" calcext:value-type="float">
            <text:p>1348</text:p>
          </table:table-cell>
          <table:table-cell office:value-type="float" office:value="1036" calcext:value-type="float">
            <text:p>103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1036" calcext:value-type="float">
            <text:p>1036</text:p>
          </table:table-cell>
          <table:table-cell office:value-type="float" office:value="11477919" calcext:value-type="float">
            <text:p>11477919</text:p>
          </table:table-cell>
          <table:table-cell office:value-type="float" office:value="380043838" calcext:value-type="float">
            <text:p>380043838</text:p>
          </table:table-cell>
        </table:table-row>
        <table:table-row table:style-name="ro2">
          <table:table-cell office:value-type="float" office:value="11498" calcext:value-type="float">
            <text:p>11498</text:p>
          </table:table-cell>
          <table:table-cell office:value-type="string" calcext:value-type="string">
            <text:p>14:37:26.857</text:p>
          </table:table-cell>
          <table:table-cell office:value-type="string" calcext:value-type="string">
            <text:p>00:00:11.497</text:p>
          </table:table-cell>
          <table:table-cell office:value-type="float" office:value="576" calcext:value-type="float">
            <text:p>576</text:p>
          </table:table-cell>
          <table:table-cell office:value-type="float" office:value="1512.377" calcext:value-type="float">
            <text:p>1512,377</text:p>
          </table:table-cell>
          <table:table-cell office:value-type="float" office:value="1161.112" calcext:value-type="float">
            <text:p>1161,112</text:p>
          </table:table-cell>
          <table:table-cell office:value-type="float" office:value="0.6636283" calcext:value-type="float">
            <text:p>0,6636283</text:p>
          </table:table-cell>
          <table:table-cell office:value-type="float" office:value="0.3204323" calcext:value-type="float">
            <text:p>0,3204323</text:p>
          </table:table-cell>
          <table:table-cell office:value-type="float" office:value="698.0044" calcext:value-type="float">
            <text:p>698,0044</text:p>
          </table:table-cell>
          <table:table-cell office:value-type="float" office:value="4.038576" calcext:value-type="float">
            <text:p>4,038576</text:p>
          </table:table-cell>
          <table:table-cell office:value-type="float" office:value="0" calcext:value-type="float">
            <text:p>0</text:p>
          </table:table-cell>
          <table:table-cell office:value-type="float" office:value="1619.495" calcext:value-type="float">
            <text:p>1619,495</text:p>
          </table:table-cell>
          <table:table-cell office:value-type="float" office:value="1212.885" calcext:value-type="float">
            <text:p>1212,885</text:p>
          </table:table-cell>
          <table:table-cell office:value-type="float" office:value="0.4066043" calcext:value-type="float">
            <text:p>0,4066043</text:p>
          </table:table-cell>
          <table:table-cell office:value-type="float" office:value="0.3185736" calcext:value-type="float">
            <text:p>0,3185736</text:p>
          </table:table-cell>
          <table:table-cell office:value-type="float" office:value="694.2311" calcext:value-type="float">
            <text:p>694,2311</text:p>
          </table:table-cell>
          <table:table-cell office:value-type="float" office:value="3.99118" calcext:value-type="float">
            <text:p>3,991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66" calcext:value-type="float">
            <text:p>1566</text:p>
          </table:table-cell>
          <table:table-cell office:value-type="float" office:value="1187" calcext:value-type="float">
            <text:p>1187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187" calcext:value-type="float">
            <text:p>1187</text:p>
          </table:table-cell>
          <table:table-cell office:value-type="float" office:value="11497856" calcext:value-type="float">
            <text:p>11497856</text:p>
          </table:table-cell>
          <table:table-cell office:value-type="float" office:value="380063775" calcext:value-type="float">
            <text:p>380063775</text:p>
          </table:table-cell>
        </table:table-row>
        <table:table-row table:style-name="ro2">
          <table:table-cell office:value-type="float" office:value="11518" calcext:value-type="float">
            <text:p>11518</text:p>
          </table:table-cell>
          <table:table-cell office:value-type="string" calcext:value-type="string">
            <text:p>14:37:26.877</text:p>
          </table:table-cell>
          <table:table-cell office:value-type="string" calcext:value-type="string">
            <text:p>00:00:11.517</text:p>
          </table:table-cell>
          <table:table-cell office:value-type="float" office:value="577" calcext:value-type="float">
            <text:p>577</text:p>
          </table:table-cell>
          <table:table-cell office:value-type="float" office:value="1522.741" calcext:value-type="float">
            <text:p>1522,741</text:p>
          </table:table-cell>
          <table:table-cell office:value-type="float" office:value="1123.788" calcext:value-type="float">
            <text:p>1123,788</text:p>
          </table:table-cell>
          <table:table-cell office:value-type="float" office:value="0.662358" calcext:value-type="float">
            <text:p>0,662358</text:p>
          </table:table-cell>
          <table:table-cell office:value-type="float" office:value="0.3195708" calcext:value-type="float">
            <text:p>0,3195708</text:p>
          </table:table-cell>
          <table:table-cell office:value-type="float" office:value="698.0044" calcext:value-type="float">
            <text:p>698,0044</text:p>
          </table:table-cell>
          <table:table-cell office:value-type="float" office:value="4.133215" calcext:value-type="float">
            <text:p>4,133215</text:p>
          </table:table-cell>
          <table:table-cell office:value-type="float" office:value="0" calcext:value-type="float">
            <text:p>0</text:p>
          </table:table-cell>
          <table:table-cell office:value-type="float" office:value="1632.326" calcext:value-type="float">
            <text:p>1632,326</text:p>
          </table:table-cell>
          <table:table-cell office:value-type="float" office:value="1219.852" calcext:value-type="float">
            <text:p>1219,852</text:p>
          </table:table-cell>
          <table:table-cell office:value-type="float" office:value="0.4046808" calcext:value-type="float">
            <text:p>0,4046808</text:p>
          </table:table-cell>
          <table:table-cell office:value-type="float" office:value="0.3179982" calcext:value-type="float">
            <text:p>0,3179982</text:p>
          </table:table-cell>
          <table:table-cell office:value-type="float" office:value="694.2311" calcext:value-type="float">
            <text:p>694,2311</text:p>
          </table:table-cell>
          <table:table-cell office:value-type="float" office:value="4.013493" calcext:value-type="float">
            <text:p>4,013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78" calcext:value-type="float">
            <text:p>1578</text:p>
          </table:table-cell>
          <table:table-cell office:value-type="float" office:value="1172" calcext:value-type="float">
            <text:p>117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72" calcext:value-type="float">
            <text:p>1172</text:p>
          </table:table-cell>
          <table:table-cell office:value-type="float" office:value="11517661" calcext:value-type="float">
            <text:p>11517661</text:p>
          </table:table-cell>
          <table:table-cell office:value-type="float" office:value="380083580" calcext:value-type="float">
            <text:p>380083580</text:p>
          </table:table-cell>
        </table:table-row>
        <table:table-row table:style-name="ro2">
          <table:table-cell office:value-type="float" office:value="11538" calcext:value-type="float">
            <text:p>11538</text:p>
          </table:table-cell>
          <table:table-cell office:value-type="string" calcext:value-type="string">
            <text:p>14:37:26.897</text:p>
          </table:table-cell>
          <table:table-cell office:value-type="string" calcext:value-type="string">
            <text:p>00:00:11.537</text:p>
          </table:table-cell>
          <table:table-cell office:value-type="float" office:value="578" calcext:value-type="float">
            <text:p>578</text:p>
          </table:table-cell>
          <table:table-cell office:value-type="float" office:value="1496.337" calcext:value-type="float">
            <text:p>1496,337</text:p>
          </table:table-cell>
          <table:table-cell office:value-type="float" office:value="1090.432" calcext:value-type="float">
            <text:p>1090,432</text:p>
          </table:table-cell>
          <table:table-cell office:value-type="float" office:value="0.6620623" calcext:value-type="float">
            <text:p>0,6620623</text:p>
          </table:table-cell>
          <table:table-cell office:value-type="float" office:value="0.3195585" calcext:value-type="float">
            <text:p>0,3195585</text:p>
          </table:table-cell>
          <table:table-cell office:value-type="float" office:value="686.2161" calcext:value-type="float">
            <text:p>686,2161</text:p>
          </table:table-cell>
          <table:table-cell office:value-type="float" office:value="4.050442" calcext:value-type="float">
            <text:p>4,050442</text:p>
          </table:table-cell>
          <table:table-cell office:value-type="float" office:value="0" calcext:value-type="float">
            <text:p>0</text:p>
          </table:table-cell>
          <table:table-cell office:value-type="float" office:value="1578.814" calcext:value-type="float">
            <text:p>1578,814</text:p>
          </table:table-cell>
          <table:table-cell office:value-type="float" office:value="1225.008" calcext:value-type="float">
            <text:p>1225,008</text:p>
          </table:table-cell>
          <table:table-cell office:value-type="float" office:value="0.4039283" calcext:value-type="float">
            <text:p>0,4039283</text:p>
          </table:table-cell>
          <table:table-cell office:value-type="float" office:value="0.3182342" calcext:value-type="float">
            <text:p>0,3182342</text:p>
          </table:table-cell>
          <table:table-cell office:value-type="float" office:value="679.4854" calcext:value-type="float">
            <text:p>679,4854</text:p>
          </table:table-cell>
          <table:table-cell office:value-type="float" office:value="3.934867" calcext:value-type="float">
            <text:p>3,93486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38" calcext:value-type="float">
            <text:p>1538</text:p>
          </table:table-cell>
          <table:table-cell office:value-type="float" office:value="1158" calcext:value-type="float">
            <text:p>1158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1158" calcext:value-type="float">
            <text:p>1158</text:p>
          </table:table-cell>
          <table:table-cell office:value-type="float" office:value="11537691" calcext:value-type="float">
            <text:p>11537691</text:p>
          </table:table-cell>
          <table:table-cell office:value-type="float" office:value="380103610" calcext:value-type="float">
            <text:p>380103610</text:p>
          </table:table-cell>
        </table:table-row>
        <table:table-row table:style-name="ro2">
          <table:table-cell office:value-type="float" office:value="11558" calcext:value-type="float">
            <text:p>11558</text:p>
          </table:table-cell>
          <table:table-cell office:value-type="string" calcext:value-type="string">
            <text:p>14:37:26.917</text:p>
          </table:table-cell>
          <table:table-cell office:value-type="string" calcext:value-type="string">
            <text:p>00:00:11.557</text:p>
          </table:table-cell>
          <table:table-cell office:value-type="float" office:value="579" calcext:value-type="float">
            <text:p>579</text:p>
          </table:table-cell>
          <table:table-cell office:value-type="float" office:value="1199.15" calcext:value-type="float">
            <text:p>1199,15</text:p>
          </table:table-cell>
          <table:table-cell office:value-type="float" office:value="847.751" calcext:value-type="float">
            <text:p>847,751</text:p>
          </table:table-cell>
          <table:table-cell office:value-type="float" office:value="0.6647271" calcext:value-type="float">
            <text:p>0,6647271</text:p>
          </table:table-cell>
          <table:table-cell office:value-type="float" office:value="0.316954" calcext:value-type="float">
            <text:p>0,316954</text:p>
          </table:table-cell>
          <table:table-cell office:value-type="float" office:value="686.2161" calcext:value-type="float">
            <text:p>686,2161</text:p>
          </table:table-cell>
          <table:table-cell office:value-type="float" office:value="4.228985" calcext:value-type="float">
            <text:p>4,228985</text:p>
          </table:table-cell>
          <table:table-cell office:value-type="float" office:value="0" calcext:value-type="float">
            <text:p>0</text:p>
          </table:table-cell>
          <table:table-cell office:value-type="float" office:value="1350.515" calcext:value-type="float">
            <text:p>1350,515</text:p>
          </table:table-cell>
          <table:table-cell office:value-type="float" office:value="876.0934" calcext:value-type="float">
            <text:p>876,0934</text:p>
          </table:table-cell>
          <table:table-cell office:value-type="float" office:value="0.4060272" calcext:value-type="float">
            <text:p>0,4060272</text:p>
          </table:table-cell>
          <table:table-cell office:value-type="float" office:value="0.3151844" calcext:value-type="float">
            <text:p>0,3151844</text:p>
          </table:table-cell>
          <table:table-cell office:value-type="float" office:value="679.4854" calcext:value-type="float">
            <text:p>679,4854</text:p>
          </table:table-cell>
          <table:table-cell office:value-type="float" office:value="4.205344" calcext:value-type="float">
            <text:p>4,2053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75" calcext:value-type="float">
            <text:p>1275</text:p>
          </table:table-cell>
          <table:table-cell office:value-type="float" office:value="862" calcext:value-type="float">
            <text:p>862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862" calcext:value-type="float">
            <text:p>862</text:p>
          </table:table-cell>
          <table:table-cell office:value-type="float" office:value="11557545" calcext:value-type="float">
            <text:p>11557545</text:p>
          </table:table-cell>
          <table:table-cell office:value-type="float" office:value="380123464" calcext:value-type="float">
            <text:p>380123464</text:p>
          </table:table-cell>
        </table:table-row>
        <table:table-row table:style-name="ro2">
          <table:table-cell office:value-type="float" office:value="11578" calcext:value-type="float">
            <text:p>11578</text:p>
          </table:table-cell>
          <table:table-cell office:value-type="string" calcext:value-type="string">
            <text:p>14:37:26.937</text:p>
          </table:table-cell>
          <table:table-cell office:value-type="string" calcext:value-type="string">
            <text:p>00:00:11.577</text:p>
          </table:table-cell>
          <table:table-cell office:value-type="float" office:value="580" calcext:value-type="float">
            <text:p>580</text:p>
          </table:table-cell>
          <table:table-cell office:value-type="float" office:value="830.798" calcext:value-type="float">
            <text:p>830,798</text:p>
          </table:table-cell>
          <table:table-cell office:value-type="float" office:value="506.0532" calcext:value-type="float">
            <text:p>506,0532</text:p>
          </table:table-cell>
          <table:table-cell office:value-type="float" office:value="0.6701261" calcext:value-type="float">
            <text:p>0,6701261</text:p>
          </table:table-cell>
          <table:table-cell office:value-type="float" office:value="0.3129852" calcext:value-type="float">
            <text:p>0,3129852</text:p>
          </table:table-cell>
          <table:table-cell office:value-type="float" office:value="686.2161" calcext:value-type="float">
            <text:p>686,2161</text:p>
          </table:table-cell>
          <table:table-cell office:value-type="float" office:value="4.180959" calcext:value-type="float">
            <text:p>4,180959</text:p>
          </table:table-cell>
          <table:table-cell office:value-type="float" office:value="0" calcext:value-type="float">
            <text:p>0</text:p>
          </table:table-cell>
          <table:table-cell office:value-type="float" office:value="899.2086" calcext:value-type="float">
            <text:p>899,2086</text:p>
          </table:table-cell>
          <table:table-cell office:value-type="float" office:value="520.1588" calcext:value-type="float">
            <text:p>520,1588</text:p>
          </table:table-cell>
          <table:table-cell office:value-type="float" office:value="0.4119663" calcext:value-type="float">
            <text:p>0,4119663</text:p>
          </table:table-cell>
          <table:table-cell office:value-type="float" office:value="0.309419" calcext:value-type="float">
            <text:p>0,309419</text:p>
          </table:table-cell>
          <table:table-cell office:value-type="float" office:value="679.4854" calcext:value-type="float">
            <text:p>679,4854</text:p>
          </table:table-cell>
          <table:table-cell office:value-type="float" office:value="3.929206" calcext:value-type="float">
            <text:p>3,9292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513" calcext:value-type="float">
            <text:p>513</text:p>
          </table:table-cell>
          <table:table-cell office:value-type="float" office:value="11577536" calcext:value-type="float">
            <text:p>11577536</text:p>
          </table:table-cell>
          <table:table-cell office:value-type="float" office:value="380143455" calcext:value-type="float">
            <text:p>380143455</text:p>
          </table:table-cell>
        </table:table-row>
        <table:table-row table:style-name="ro2">
          <table:table-cell office:value-type="float" office:value="11597" calcext:value-type="float">
            <text:p>11597</text:p>
          </table:table-cell>
          <table:table-cell office:value-type="string" calcext:value-type="string">
            <text:p>14:37:26.956</text:p>
          </table:table-cell>
          <table:table-cell office:value-type="string" calcext:value-type="string">
            <text:p>00:00:11.597</text:p>
          </table:table-cell>
          <table:table-cell office:value-type="float" office:value="581" calcext:value-type="float">
            <text:p>581</text:p>
          </table:table-cell>
          <table:table-cell office:value-type="float" office:value="500.5944" calcext:value-type="float">
            <text:p>500,5944</text:p>
          </table:table-cell>
          <table:table-cell office:value-type="float" office:value="351.798" calcext:value-type="float">
            <text:p>351,798</text:p>
          </table:table-cell>
          <table:table-cell office:value-type="float" office:value="0.6755442" calcext:value-type="float">
            <text:p>0,6755442</text:p>
          </table:table-cell>
          <table:table-cell office:value-type="float" office:value="0.3112324" calcext:value-type="float">
            <text:p>0,3112324</text:p>
          </table:table-cell>
          <table:table-cell office:value-type="float" office:value="686.2161" calcext:value-type="float">
            <text:p>686,2161</text:p>
          </table:table-cell>
          <table:table-cell office:value-type="float" office:value="4.06387" calcext:value-type="float">
            <text:p>4,06387</text:p>
          </table:table-cell>
          <table:table-cell office:value-type="float" office:value="0" calcext:value-type="float">
            <text:p>0</text:p>
          </table:table-cell>
          <table:table-cell office:value-type="float" office:value="599.0787" calcext:value-type="float">
            <text:p>599,0787</text:p>
          </table:table-cell>
          <table:table-cell office:value-type="float" office:value="376.0954" calcext:value-type="float">
            <text:p>376,0954</text:p>
          </table:table-cell>
          <table:table-cell office:value-type="float" office:value="0.4176019" calcext:value-type="float">
            <text:p>0,4176019</text:p>
          </table:table-cell>
          <table:table-cell office:value-type="float" office:value="0.3066125" calcext:value-type="float">
            <text:p>0,3066125</text:p>
          </table:table-cell>
          <table:table-cell office:value-type="float" office:value="679.4854" calcext:value-type="float">
            <text:p>679,4854</text:p>
          </table:table-cell>
          <table:table-cell office:value-type="float" office:value="3.994101" calcext:value-type="float">
            <text:p>3,99410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64" calcext:value-type="float">
            <text:p>364</text:p>
          </table:table-cell>
          <table:table-cell office:value-type="float" office:value="11597447" calcext:value-type="float">
            <text:p>11597447</text:p>
          </table:table-cell>
          <table:table-cell office:value-type="float" office:value="380163366" calcext:value-type="float">
            <text:p>380163366</text:p>
          </table:table-cell>
        </table:table-row>
        <table:table-row table:style-name="ro2">
          <table:table-cell office:value-type="float" office:value="11617" calcext:value-type="float">
            <text:p>11617</text:p>
          </table:table-cell>
          <table:table-cell office:value-type="string" calcext:value-type="string">
            <text:p>14:37:26.976</text:p>
          </table:table-cell>
          <table:table-cell office:value-type="string" calcext:value-type="string">
            <text:p>00:00:11.617</text:p>
          </table:table-cell>
          <table:table-cell office:value-type="float" office:value="582" calcext:value-type="float">
            <text:p>582</text:p>
          </table:table-cell>
          <table:table-cell office:value-type="float" office:value="463.1414" calcext:value-type="float">
            <text:p>463,1414</text:p>
          </table:table-cell>
          <table:table-cell office:value-type="float" office:value="348.9061" calcext:value-type="float">
            <text:p>348,9061</text:p>
          </table:table-cell>
          <table:table-cell office:value-type="float" office:value="0.6781579" calcext:value-type="float">
            <text:p>0,6781579</text:p>
          </table:table-cell>
          <table:table-cell office:value-type="float" office:value="0.3117379" calcext:value-type="float">
            <text:p>0,3117379</text:p>
          </table:table-cell>
          <table:table-cell office:value-type="float" office:value="686.2161" calcext:value-type="float">
            <text:p>686,2161</text:p>
          </table:table-cell>
          <table:table-cell office:value-type="float" office:value="4.098153" calcext:value-type="float">
            <text:p>4,098153</text:p>
          </table:table-cell>
          <table:table-cell office:value-type="float" office:value="0" calcext:value-type="float">
            <text:p>0</text:p>
          </table:table-cell>
          <table:table-cell office:value-type="float" office:value="501.6566" calcext:value-type="float">
            <text:p>501,6566</text:p>
          </table:table-cell>
          <table:table-cell office:value-type="float" office:value="342.2554" calcext:value-type="float">
            <text:p>342,2554</text:p>
          </table:table-cell>
          <table:table-cell office:value-type="float" office:value="0.4202654" calcext:value-type="float">
            <text:p>0,4202654</text:p>
          </table:table-cell>
          <table:table-cell office:value-type="float" office:value="0.3061873" calcext:value-type="float">
            <text:p>0,3061873</text:p>
          </table:table-cell>
          <table:table-cell office:value-type="float" office:value="679.4854" calcext:value-type="float">
            <text:p>679,4854</text:p>
          </table:table-cell>
          <table:table-cell office:value-type="float" office:value="4.003632" calcext:value-type="float">
            <text:p>4,0036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346" calcext:value-type="float">
            <text:p>346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346" calcext:value-type="float">
            <text:p>346</text:p>
          </table:table-cell>
          <table:table-cell office:value-type="float" office:value="11617421" calcext:value-type="float">
            <text:p>11617421</text:p>
          </table:table-cell>
          <table:table-cell office:value-type="float" office:value="380183340" calcext:value-type="float">
            <text:p>380183340</text:p>
          </table:table-cell>
        </table:table-row>
        <table:table-row table:style-name="ro2">
          <table:table-cell office:value-type="float" office:value="11637" calcext:value-type="float">
            <text:p>11637</text:p>
          </table:table-cell>
          <table:table-cell office:value-type="string" calcext:value-type="string">
            <text:p>14:37:26.996</text:p>
          </table:table-cell>
          <table:table-cell office:value-type="string" calcext:value-type="string">
            <text:p>00:00:11.637</text:p>
          </table:table-cell>
          <table:table-cell office:value-type="float" office:value="583" calcext:value-type="float">
            <text:p>583</text:p>
          </table:table-cell>
          <table:table-cell office:value-type="float" office:value="435.5854" calcext:value-type="float">
            <text:p>435,5854</text:p>
          </table:table-cell>
          <table:table-cell office:value-type="float" office:value="321.0018" calcext:value-type="float">
            <text:p>321,0018</text:p>
          </table:table-cell>
          <table:table-cell office:value-type="float" office:value="0.6796728" calcext:value-type="float">
            <text:p>0,6796728</text:p>
          </table:table-cell>
          <table:table-cell office:value-type="float" office:value="0.3120391" calcext:value-type="float">
            <text:p>0,3120391</text:p>
          </table:table-cell>
          <table:table-cell office:value-type="float" office:value="696.8508" calcext:value-type="float">
            <text:p>696,8508</text:p>
          </table:table-cell>
          <table:table-cell office:value-type="float" office:value="4.194394" calcext:value-type="float">
            <text:p>4,194394</text:p>
          </table:table-cell>
          <table:table-cell office:value-type="float" office:value="0" calcext:value-type="float">
            <text:p>0</text:p>
          </table:table-cell>
          <table:table-cell office:value-type="float" office:value="402.4365" calcext:value-type="float">
            <text:p>402,4365</text:p>
          </table:table-cell>
          <table:table-cell office:value-type="float" office:value="268.2046" calcext:value-type="float">
            <text:p>268,2046</text:p>
          </table:table-cell>
          <table:table-cell office:value-type="float" office:value="0.4212699" calcext:value-type="float">
            <text:p>0,4212699</text:p>
          </table:table-cell>
          <table:table-cell office:value-type="float" office:value="0.3058731" calcext:value-type="float">
            <text:p>0,3058731</text:p>
          </table:table-cell>
          <table:table-cell office:value-type="float" office:value="694.8574" calcext:value-type="float">
            <text:p>694,8574</text:p>
          </table:table-cell>
          <table:table-cell office:value-type="float" office:value="4.100966" calcext:value-type="float">
            <text:p>4,1009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9" calcext:value-type="float">
            <text:p>419</text:p>
          </table:table-cell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770" calcext:value-type="float">
            <text:p>77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95" calcext:value-type="float">
            <text:p>295</text:p>
          </table:table-cell>
          <table:table-cell office:value-type="float" office:value="11637269" calcext:value-type="float">
            <text:p>11637269</text:p>
          </table:table-cell>
          <table:table-cell office:value-type="float" office:value="380203188" calcext:value-type="float">
            <text:p>380203188</text:p>
          </table:table-cell>
        </table:table-row>
        <table:table-row table:style-name="ro2">
          <table:table-cell office:value-type="float" office:value="11657" calcext:value-type="float">
            <text:p>11657</text:p>
          </table:table-cell>
          <table:table-cell office:value-type="string" calcext:value-type="string">
            <text:p>14:37:27.016</text:p>
          </table:table-cell>
          <table:table-cell office:value-type="string" calcext:value-type="string">
            <text:p>00:00:11.657</text:p>
          </table:table-cell>
          <table:table-cell office:value-type="float" office:value="584" calcext:value-type="float">
            <text:p>584</text:p>
          </table:table-cell>
          <table:table-cell office:value-type="float" office:value="448.5309" calcext:value-type="float">
            <text:p>448,5309</text:p>
          </table:table-cell>
          <table:table-cell office:value-type="float" office:value="326.8144" calcext:value-type="float">
            <text:p>326,8144</text:p>
          </table:table-cell>
          <table:table-cell office:value-type="float" office:value="0.6806515" calcext:value-type="float">
            <text:p>0,6806515</text:p>
          </table:table-cell>
          <table:table-cell office:value-type="float" office:value="0.3120408" calcext:value-type="float">
            <text:p>0,3120408</text:p>
          </table:table-cell>
          <table:table-cell office:value-type="float" office:value="696.8508" calcext:value-type="float">
            <text:p>696,8508</text:p>
          </table:table-cell>
          <table:table-cell office:value-type="float" office:value="4.211557" calcext:value-type="float">
            <text:p>4,211557</text:p>
          </table:table-cell>
          <table:table-cell office:value-type="float" office:value="0" calcext:value-type="float">
            <text:p>0</text:p>
          </table:table-cell>
          <table:table-cell office:value-type="float" office:value="484.7519" calcext:value-type="float">
            <text:p>484,7519</text:p>
          </table:table-cell>
          <table:table-cell office:value-type="float" office:value="319.1236" calcext:value-type="float">
            <text:p>319,1236</text:p>
          </table:table-cell>
          <table:table-cell office:value-type="float" office:value="0.4219449" calcext:value-type="float">
            <text:p>0,4219449</text:p>
          </table:table-cell>
          <table:table-cell office:value-type="float" office:value="0.3051916" calcext:value-type="float">
            <text:p>0,3051916</text:p>
          </table:table-cell>
          <table:table-cell office:value-type="float" office:value="694.8574" calcext:value-type="float">
            <text:p>694,8574</text:p>
          </table:table-cell>
          <table:table-cell office:value-type="float" office:value="4.071089" calcext:value-type="float">
            <text:p>4,071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323" calcext:value-type="float">
            <text:p>323</text:p>
          </table:table-cell>
          <table:table-cell office:value-type="float" office:value="11657284" calcext:value-type="float">
            <text:p>11657284</text:p>
          </table:table-cell>
          <table:table-cell office:value-type="float" office:value="380223203" calcext:value-type="float">
            <text:p>380223203</text:p>
          </table:table-cell>
        </table:table-row>
        <table:table-row table:style-name="ro2">
          <table:table-cell office:value-type="float" office:value="11677" calcext:value-type="float">
            <text:p>11677</text:p>
          </table:table-cell>
          <table:table-cell office:value-type="string" calcext:value-type="string">
            <text:p>14:37:27.036</text:p>
          </table:table-cell>
          <table:table-cell office:value-type="string" calcext:value-type="string">
            <text:p>00:00:11.677</text:p>
          </table:table-cell>
          <table:table-cell office:value-type="float" office:value="585" calcext:value-type="float">
            <text:p>585</text:p>
          </table:table-cell>
          <table:table-cell office:value-type="float" office:value="457.2048" calcext:value-type="float">
            <text:p>457,2048</text:p>
          </table:table-cell>
          <table:table-cell office:value-type="float" office:value="317.1969" calcext:value-type="float">
            <text:p>317,1969</text:p>
          </table:table-cell>
          <table:table-cell office:value-type="float" office:value="0.6809765" calcext:value-type="float">
            <text:p>0,6809765</text:p>
          </table:table-cell>
          <table:table-cell office:value-type="float" office:value="0.3118936" calcext:value-type="float">
            <text:p>0,3118936</text:p>
          </table:table-cell>
          <table:table-cell office:value-type="float" office:value="696.8508" calcext:value-type="float">
            <text:p>696,8508</text:p>
          </table:table-cell>
          <table:table-cell office:value-type="float" office:value="4.145434" calcext:value-type="float">
            <text:p>4,145434</text:p>
          </table:table-cell>
          <table:table-cell office:value-type="float" office:value="0" calcext:value-type="float">
            <text:p>0</text:p>
          </table:table-cell>
          <table:table-cell office:value-type="float" office:value="499.1617" calcext:value-type="float">
            <text:p>499,1617</text:p>
          </table:table-cell>
          <table:table-cell office:value-type="float" office:value="325.7679" calcext:value-type="float">
            <text:p>325,7679</text:p>
          </table:table-cell>
          <table:table-cell office:value-type="float" office:value="0.4221242" calcext:value-type="float">
            <text:p>0,4221242</text:p>
          </table:table-cell>
          <table:table-cell office:value-type="float" office:value="0.3045058" calcext:value-type="float">
            <text:p>0,3045058</text:p>
          </table:table-cell>
          <table:table-cell office:value-type="float" office:value="694.8574" calcext:value-type="float">
            <text:p>694,8574</text:p>
          </table:table-cell>
          <table:table-cell office:value-type="float" office:value="4.087473" calcext:value-type="float">
            <text:p>4,0874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321" calcext:value-type="float">
            <text:p>321</text:p>
          </table:table-cell>
          <table:table-cell table:number-columns-repeated="5"/>
          <table:table-cell office:value-type="string" calcext:value-type="string">
            <text:p>No media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ontent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321" calcext:value-type="float">
            <text:p>321</text:p>
          </table:table-cell>
          <table:table-cell office:value-type="float" office:value="11677144" calcext:value-type="float">
            <text:p>11677144</text:p>
          </table:table-cell>
          <table:table-cell office:value-type="float" office:value="380243063" calcext:value-type="float">
            <text:p>380243063</text:p>
          </table:table-cell>
        </table:table-row>
        <table:table-row table:style-name="ro2">
          <table:table-cell office:value-type="float" office:value="11709" calcext:value-type="float">
            <text:p>11709</text:p>
          </table:table-cell>
          <table:table-cell office:value-type="string" calcext:value-type="string">
            <text:p>14:37:27.068</text:p>
          </table:table-cell>
          <table:table-cell table:number-columns-repeated="19"/>
          <table:table-cell office:value-type="string" calcext:value-type="string">
            <text:p>KeyPres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ce</text:p>
          </table:table-cell>
          <table:table-cell table:number-columns-repeated="16"/>
        </table:table-row>
        <table:table-row table:style-name="ro2">
          <table:table-cell office:value-type="float" office:value="11711" calcext:value-type="float">
            <text:p>11711</text:p>
          </table:table-cell>
          <table:table-cell office:value-type="string" calcext:value-type="string">
            <text:p>14:37:27.070</text:p>
          </table:table-cell>
          <table:table-cell table:number-columns-repeated="19"/>
          <table:table-cell office:value-type="string" calcext:value-type="string">
            <text:p>InstructionEnd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truction Element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51" meta:object-count="0"/>
    <meta:generator>LibreOffice/4.1.4.2$MacOSX_x86 LibreOffice_project/0a0440ccc0227ad9829de5f46be37cfb6edcf72</meta:generator>
  </office:meta>
</office:document-meta>
</file>